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56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51pt" svg:height="255.09pt" svg:x="74.44pt" svg:y="139.35pt">
            <loext:p draw:notify-on-update-of-ranges="Sheet1.E1:Sheet1.E1 Sheet1.E2:Sheet1.E10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[n]</text:p>
          </table:table-cell>
          <table:table-cell table:style-name="ce1" office:value-type="string" calcext:value-type="string">
            <text:p>Comb filter</text:p>
          </table:table-cell>
          <table:table-cell table:style-name="ce1" office:value-type="string" calcext:value-type="string">
            <text:p>Resonator</text:p>
          </table:table-cell>
          <table:table-cell table:style-name="ce1" office:value-type="string" calcext:value-type="string">
            <text:p>Magnitude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</text:p>
          </table:table-cell>
          <table:table-cell table:style-name="ce1" office:value-type="string" calcext:value-type="string">
            <text:p>SignalFrequency</text:p>
          </table:table-cell>
          <table:table-cell table:style-name="ce1" office:value-type="string" calcext:value-type="string">
            <text:p>Samplerate</text:p>
          </table:table-cell>
          <table:table-cell table:style-name="ce1" office:value-type="string" calcext:value-type="string">
            <text:p>N points</text:p>
          </table:table-cell>
          <table:table-cell table:style-name="ce1" office:value-type="string" calcext:value-type="string">
            <text:p>BinFrequency</text:p>
          </table:table-cell>
          <table:table-cell table:style-name="ce1" office:value-type="string" calcext:value-type="string">
            <text:p>r Damp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$H$2]/[.$I$2]*[.A2]*2*PI()+[.$I$10])" office:value-type="float" office:value="0.707106781186547" calcext:value-type="float">
            <text:p>0.7071067812</text:p>
          </table:table-cell>
          <table:table-cell table:formula="of:=IF(ROW() &gt; [.$J$2] + 1; [.B2] - OFFSET([.B2]; -[.$J$2]; 0)*[.$L$2]^[.$J$2]; [.B2])" office:value-type="float" office:value="0.707106781186547" calcext:value-type="float">
            <text:p>0.7071067812</text:p>
          </table:table-cell>
          <table:table-cell office:value-type="float" office:value="0" calcext:value-type="float">
            <text:p>0</text:p>
          </table:table-cell>
          <table:table-cell table:formula="of:=IMABS([.D2])" office:value-type="float" office:value="0" calcext:value-type="float">
            <text:p>0</text:p>
          </table:table-cell>
          <table:table-cell table:formula="of:=IMREAL([.D2])" office:value-type="float" office:value="0" calcext:value-type="float">
            <text:p>0</text:p>
          </table:table-cell>
          <table:table-cell table:formula="of:=IMAGINARY([.D2]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9999" calcext:value-type="float">
            <text:p>0.9999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SIN([.$H$2]/[.$I$2]*[.A3]*2*PI()+[.$I$10])" office:value-type="float" office:value="0.707106781186548" calcext:value-type="float">
            <text:p>0.7071067812</text:p>
          </table:table-cell>
          <table:table-cell table:formula="of:=IF(ROW() &gt; [.$J$2] + 1; [.B3] - OFFSET([.B3]; -[.$J$2]; 0)*[.$L$2]^[.$J$2]; [.B3])" office:value-type="float" office:value="0.707106781186548" calcext:value-type="float">
            <text:p>0.7071067812</text:p>
          </table:table-cell>
          <table:table-cell table:formula="of:=IMSUM(COMPLEX([.C3];0); IMPRODUCT([.D2]; [.$I$8]))" office:value-type="string" office:string-value="0,707106781186548" calcext:value-type="string">
            <text:p>0,707106781186548</text:p>
          </table:table-cell>
          <table:table-cell table:formula="of:=IMABS([.D3])" office:value-type="float" office:value="0.707106781186548" calcext:value-type="float">
            <text:p>0.7071067812</text:p>
          </table:table-cell>
          <table:table-cell table:formula="of:=IMREAL([.D3])" office:value-type="float" office:value="0.707106781186548" calcext:value-type="float">
            <text:p>0.7071067812</text:p>
          </table:table-cell>
          <table:table-cell table:formula="of:=IMAGINARY([.D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SIN([.$H$2]/[.$I$2]*[.A4]*2*PI()+[.$I$10])" office:value-type="float" office:value="-0.707106781186547" calcext:value-type="float">
            <text:p>-0.7071067812</text:p>
          </table:table-cell>
          <table:table-cell table:formula="of:=IF(ROW() &gt; [.$J$2] + 1; [.B4] - OFFSET([.B4]; -[.$J$2]; 0)*[.$L$2]^[.$J$2]; [.B4])" office:value-type="float" office:value="-0.707106781186547" calcext:value-type="float">
            <text:p>-0.7071067812</text:p>
          </table:table-cell>
          <table:table-cell table:formula="of:=IMSUM(COMPLEX([.C4];0); IMPRODUCT([.D3]; [.$I$8]))" office:value-type="string" office:string-value="-0,707106781186547-0,707036070508429i" calcext:value-type="string">
            <text:p>-0,707106781186547-0,707036070508429i</text:p>
          </table:table-cell>
          <table:table-cell table:formula="of:=IMABS([.D4])" office:value-type="float" office:value="0.999950001250062" calcext:value-type="float">
            <text:p>0.9999500013</text:p>
          </table:table-cell>
          <table:table-cell table:formula="of:=IMREAL([.D4])" office:value-type="float" office:value="-0.707106781186547" calcext:value-type="float">
            <text:p>-0.7071067812</text:p>
          </table:table-cell>
          <table:table-cell table:formula="of:=IMAGINARY([.D4])" office:value-type="float" office:value="-0.707036070508429" calcext:value-type="float">
            <text:p>-0.7070360705</text:p>
          </table:table-cell>
          <table:table-cell table:number-columns-repeated="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SIN([.$H$2]/[.$I$2]*[.A5]*2*PI()+[.$I$10])" office:value-type="float" office:value="-0.707106781186548" calcext:value-type="float">
            <text:p>-0.7071067812</text:p>
          </table:table-cell>
          <table:table-cell table:formula="of:=IF(ROW() &gt; [.$J$2] + 1; [.B5] - OFFSET([.B5]; -[.$J$2]; 0)*[.$L$2]^[.$J$2]; [.B5])" office:value-type="float" office:value="-0.707106781186548" calcext:value-type="float">
            <text:p>-0.7071067812</text:p>
          </table:table-cell>
          <table:table-cell table:formula="of:=IMSUM(COMPLEX([.C5];0); IMPRODUCT([.D4]; [.$I$8]))" office:value-type="string" office:string-value="-1,41407214808793+0,707036070508428i" calcext:value-type="string">
            <text:p>-1,41407214808793+0,707036070508428i</text:p>
          </table:table-cell>
          <table:table-cell table:formula="of:=IMABS([.D5])" office:value-type="float" office:value="1.58098072252574" calcext:value-type="float">
            <text:p>1.5809807225</text:p>
          </table:table-cell>
          <table:table-cell table:formula="of:=IMREAL([.D5])" office:value-type="float" office:value="-1.41407214808793" calcext:value-type="float">
            <text:p>-1.4140721481</text:p>
          </table:table-cell>
          <table:table-cell table:formula="of:=IMAGINARY([.D5])" office:value-type="float" office:value="0.707036070508428" calcext:value-type="float">
            <text:p>0.7070360705</text:p>
          </table:table-cell>
          <table:table-cell table:number-columns-repeated="5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SIN([.$H$2]/[.$I$2]*[.A6]*2*PI()+[.$I$10])" office:value-type="float" office:value="0.707106781186547" calcext:value-type="float">
            <text:p>0.7071067812</text:p>
          </table:table-cell>
          <table:table-cell table:formula="of:=IF(ROW() &gt; [.$J$2] + 1; [.B6] - OFFSET([.B6]; -[.$J$2]; 0)*[.$L$2]^[.$J$2]; [.B6])" office:value-type="float" office:value="0.707106781186547" calcext:value-type="float">
            <text:p>0.7071067812</text:p>
          </table:table-cell>
          <table:table-cell table:formula="of:=IMSUM(COMPLEX([.C6];0); IMPRODUCT([.D5]; [.$I$8]))" office:value-type="string" office:string-value="1,41407214808792+1,41393074087312i" calcext:value-type="string">
            <text:p>1,41407214808792+1,41393074087312i</text:p>
          </table:table-cell>
          <table:table-cell table:formula="of:=IMABS([.D6])" office:value-type="float" office:value="1.99970002249937" calcext:value-type="float">
            <text:p>1.9997000225</text:p>
          </table:table-cell>
          <table:table-cell table:formula="of:=IMREAL([.D6])" office:value-type="float" office:value="1.41407214808792" calcext:value-type="float">
            <text:p>1.4140721481</text:p>
          </table:table-cell>
          <table:table-cell table:formula="of:=IMAGINARY([.D6])" office:value-type="float" office:value="1.41393074087312" calcext:value-type="float">
            <text:p>1.4139307409</text:p>
          </table:table-cell>
          <table:table-cell table:style-name="ce1" office:value-type="string" calcext:value-type="string">
            <text:p>BinSize:</text:p>
          </table:table-cell>
          <table:table-cell table:formula="of:=[.I2]/[.J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SIN([.$H$2]/[.$I$2]*[.A7]*2*PI()+[.$I$10])" office:value-type="float" office:value="0.707106781186548" calcext:value-type="float">
            <text:p>0.7071067812</text:p>
          </table:table-cell>
          <table:table-cell table:formula="of:=IF(ROW() &gt; [.$J$2] + 1; [.B7] - OFFSET([.B7]; -[.$J$2]; 0)*[.$L$2]^[.$J$2]; [.B7])" office:value-type="float" office:value="0.707106781186548" calcext:value-type="float">
            <text:p>0.7071067812</text:p>
          </table:table-cell>
          <table:table-cell table:formula="of:=IMSUM(COMPLEX([.C7];0); IMPRODUCT([.D6]; [.$I$8]))" office:value-type="string" office:string-value="2,12089612898558-1,41393074087311i" calcext:value-type="string">
            <text:p>2,12089612898558-1,41393074087311i</text:p>
          </table:table-cell>
          <table:table-cell table:formula="of:=IMABS([.D7])" office:value-type="float" office:value="2.54899990779364" calcext:value-type="float">
            <text:p>2.5489999078</text:p>
          </table:table-cell>
          <table:table-cell table:formula="of:=IMREAL([.D7])" office:value-type="float" office:value="2.12089612898558" calcext:value-type="float">
            <text:p>2.120896129</text:p>
          </table:table-cell>
          <table:table-cell table:formula="of:=IMAGINARY([.D7])" office:value-type="float" office:value="-1.41393074087311" calcext:value-type="float">
            <text:p>-1.4139307409</text:p>
          </table:table-cell>
          <table:table-cell table:style-name="ce1" office:value-type="string" calcext:value-type="string">
            <text:p>Bin:</text:p>
          </table:table-cell>
          <table:table-cell table:formula="of:=ROUND([.K2]/[.I6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SIN([.$H$2]/[.$I$2]*[.A8]*2*PI()+[.$I$10])" office:value-type="float" office:value="-0.707106781186548" calcext:value-type="float">
            <text:p>-0.7071067812</text:p>
          </table:table-cell>
          <table:table-cell table:formula="of:=IF(ROW() &gt; [.$J$2] + 1; [.B8] - OFFSET([.B8]; -[.$J$2]; 0)*[.$L$2]^[.$J$2]; [.B8])" office:value-type="float" office:value="-0.707106781186548" calcext:value-type="float">
            <text:p>-0.7071067812</text:p>
          </table:table-cell>
          <table:table-cell table:formula="of:=IMSUM(COMPLEX([.C8];0); IMPRODUCT([.D7]; [.$I$8]))" office:value-type="string" office:string-value="-2,12089612898557-2,12068403937268i" calcext:value-type="string">
            <text:p>-2,12089612898557-2,12068403937268i</text:p>
          </table:table-cell>
          <table:table-cell table:formula="of:=IMABS([.D8])" office:value-type="float" office:value="2.99925010374193" calcext:value-type="float">
            <text:p>2.9992501037</text:p>
          </table:table-cell>
          <table:table-cell table:formula="of:=IMREAL([.D8])" office:value-type="float" office:value="-2.12089612898557" calcext:value-type="float">
            <text:p>-2.120896129</text:p>
          </table:table-cell>
          <table:table-cell table:formula="of:=IMAGINARY([.D8])" office:value-type="float" office:value="-2.12068403937268" calcext:value-type="float">
            <text:p>-2.1206840394</text:p>
          </table:table-cell>
          <table:table-cell table:style-name="ce1" office:value-type="string" calcext:value-type="string">
            <text:p>Twiddle-Factor:</text:p>
          </table:table-cell>
          <table:table-cell table:formula="of:=COMPLEX(COS(2*PI()*[.I7]/[.J2])*[.L2]; -SIN(2*PI()*[.I7]/[.J2])*[.L2])" office:value-type="string" office:string-value="6,12262167233719e-17-0,9999i" calcext:value-type="string">
            <text:p>6,12262167233719e-17-0,9999i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SIN([.$H$2]/[.$I$2]*[.A9]*2*PI()+[.$I$10])" office:value-type="float" office:value="-0.707106781186548" calcext:value-type="float">
            <text:p>-0.7071067812</text:p>
          </table:table-cell>
          <table:table-cell table:formula="of:=IF(ROW() &gt; [.$J$2] + 1; [.B9] - OFFSET([.B9]; -[.$J$2]; 0)*[.$L$2]^[.$J$2]; [.B9])" office:value-type="float" office:value="-0.707106781186548" calcext:value-type="float">
            <text:p>-0.7071067812</text:p>
          </table:table-cell>
          <table:table-cell table:formula="of:=IMSUM(COMPLEX([.C9];0); IMPRODUCT([.D8]; [.$I$8]))" office:value-type="string" office:string-value="-2,82757875215529+2,12068403937267i" calcext:value-type="string">
            <text:p>-2,82757875215529+2,12068403937267i</text:p>
          </table:table-cell>
          <table:table-cell table:formula="of:=IMABS([.D9])" office:value-type="float" office:value="3.53447342534783" calcext:value-type="float">
            <text:p>3.5344734253</text:p>
          </table:table-cell>
          <table:table-cell table:formula="of:=IMREAL([.D9])" office:value-type="float" office:value="-2.82757875215529" calcext:value-type="float">
            <text:p>-2.8275787522</text:p>
          </table:table-cell>
          <table:table-cell table:formula="of:=IMAGINARY([.D9])" office:value-type="float" office:value="2.12068403937267" calcext:value-type="float">
            <text:p>2.1206840394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SIN([.$H$2]/[.$I$2]*[.A10]*2*PI()+[.$I$10])" office:value-type="float" office:value="0.707106781186548" calcext:value-type="float">
            <text:p>0.7071067812</text:p>
          </table:table-cell>
          <table:table-cell table:formula="of:=IF(ROW() &gt; [.$J$2] + 1; [.B10] - OFFSET([.B10]; -[.$J$2]; 0)*[.$L$2]^[.$J$2]; [.B10])" office:value-type="float" office:value="0.707106781186548" calcext:value-type="float">
            <text:p>0.7071067812</text:p>
          </table:table-cell>
          <table:table-cell table:formula="of:=IMSUM(COMPLEX([.C10];0); IMPRODUCT([.D9]; [.$I$8]))" office:value-type="string" office:string-value="2,82757875215528+2,82729599428007i" calcext:value-type="string">
            <text:p>2,82757875215528+2,82729599428007i</text:p>
          </table:table-cell>
          <table:table-cell table:formula="of:=IMABS([.D10])" office:value-type="float" office:value="3.99860028496374" calcext:value-type="float">
            <text:p>3.998600285</text:p>
          </table:table-cell>
          <table:table-cell table:formula="of:=IMREAL([.D10])" office:value-type="float" office:value="2.82757875215528" calcext:value-type="float">
            <text:p>2.8275787522</text:p>
          </table:table-cell>
          <table:table-cell table:formula="of:=IMAGINARY([.D10])" office:value-type="float" office:value="2.82729599428007" calcext:value-type="float">
            <text:p>2.8272959943</text:p>
          </table:table-cell>
          <table:table-cell table:style-name="ce1" office:value-type="string" calcext:value-type="string">
            <text:p>Phase:</text:p>
          </table:table-cell>
          <table:table-cell table:formula="of:=PI()/4" office:value-type="float" office:value="0.785398163397448" calcext:value-type="float">
            <text:p>0.7853981634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SIN([.$H$2]/[.$I$2]*[.A11]*2*PI()+[.$I$10])" office:value-type="float" office:value="0.707106781186549" calcext:value-type="float">
            <text:p>0.7071067812</text:p>
          </table:table-cell>
          <table:table-cell table:formula="of:=IF(ROW() &gt; [.$J$2] + 1; [.B11] - OFFSET([.B11]; -[.$J$2]; 0)*[.$L$2]^[.$J$2]; [.B11])" office:value-type="float" office:value="0.707106781186549" calcext:value-type="float">
            <text:p>0.7071067812</text:p>
          </table:table-cell>
          <table:table-cell table:formula="of:=IMSUM(COMPLEX([.C11];0); IMPRODUCT([.D10]; [.$I$8]))" office:value-type="string" office:string-value="3,53412004586719-2,82729599428006i" calcext:value-type="string">
            <text:p>3,53412004586719-2,82729599428006i</text:p>
          </table:table-cell>
          <table:table-cell table:formula="of:=IMABS([.D11])" office:value-type="float" office:value="4.52588191824228" calcext:value-type="float">
            <text:p>4.5258819182</text:p>
          </table:table-cell>
          <table:table-cell table:formula="of:=IMREAL([.D11])" office:value-type="float" office:value="3.53412004586719" calcext:value-type="float">
            <text:p>3.5341200459</text:p>
          </table:table-cell>
          <table:table-cell table:formula="of:=IMAGINARY([.D11])" office:value-type="float" office:value="-2.82729599428006" calcext:value-type="float">
            <text:p>-2.8272959943</text:p>
          </table:table-cell>
          <table:table-cell table:number-columns-repeated="5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SIN([.$H$2]/[.$I$2]*[.A12]*2*PI()+[.$I$10])" office:value-type="float" office:value="-0.707106781186548" calcext:value-type="float">
            <text:p>-0.7071067812</text:p>
          </table:table-cell>
          <table:table-cell table:formula="of:=IF(ROW() &gt; [.$J$2] + 1; [.B12] - OFFSET([.B12]; -[.$J$2]; 0)*[.$L$2]^[.$J$2]; [.B12])" office:value-type="float" office:value="-0.707106781186548" calcext:value-type="float">
            <text:p>-0.7071067812</text:p>
          </table:table-cell>
          <table:table-cell table:formula="of:=IMSUM(COMPLEX([.C12];0); IMPRODUCT([.D11]; [.$I$8]))" office:value-type="string" office:string-value="-3,53412004586718-3,5337666338626i" calcext:value-type="string">
            <text:p>-3,53412004586718-3,5337666338626i</text:p>
          </table:table-cell>
          <table:table-cell table:formula="of:=IMABS([.D12])" office:value-type="float" office:value="4.99775060614281" calcext:value-type="float">
            <text:p>4.9977506061</text:p>
          </table:table-cell>
          <table:table-cell table:formula="of:=IMREAL([.D12])" office:value-type="float" office:value="-3.53412004586718" calcext:value-type="float">
            <text:p>-3.5341200459</text:p>
          </table:table-cell>
          <table:table-cell table:formula="of:=IMAGINARY([.D12])" office:value-type="float" office:value="-3.5337666338626" calcext:value-type="float">
            <text:p>-3.5337666339</text:p>
          </table:table-cell>
          <table:table-cell table:number-columns-repeated="5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SIN([.$H$2]/[.$I$2]*[.A13]*2*PI()+[.$I$10])" office:value-type="float" office:value="-0.707106781186549" calcext:value-type="float">
            <text:p>-0.7071067812</text:p>
          </table:table-cell>
          <table:table-cell table:formula="of:=IF(ROW() &gt; [.$J$2] + 1; [.B13] - OFFSET([.B13]; -[.$J$2]; 0)*[.$L$2]^[.$J$2]; [.B13])" office:value-type="float" office:value="-0.707106781186549" calcext:value-type="float">
            <text:p>-0.7071067812</text:p>
          </table:table-cell>
          <table:table-cell table:formula="of:=IMSUM(COMPLEX([.C13];0); IMPRODUCT([.D12]; [.$I$8]))" office:value-type="string" office:string-value="-4,24052003838576+3,53376663386259i" calcext:value-type="string">
            <text:p>-4,24052003838576+3,53376663386259i</text:p>
          </table:table-cell>
          <table:table-cell table:formula="of:=IMABS([.D13])" office:value-type="float" office:value="5.51992000110071" calcext:value-type="float">
            <text:p>5.5199200011</text:p>
          </table:table-cell>
          <table:table-cell table:formula="of:=IMREAL([.D13])" office:value-type="float" office:value="-4.24052003838576" calcext:value-type="float">
            <text:p>-4.2405200384</text:p>
          </table:table-cell>
          <table:table-cell table:formula="of:=IMAGINARY([.D13])" office:value-type="float" office:value="3.53376663386259" calcext:value-type="float">
            <text:p>3.5337666339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SIN([.$H$2]/[.$I$2]*[.A14]*2*PI()+[.$I$10])" office:value-type="float" office:value="0.707106781186548" calcext:value-type="float">
            <text:p>0.7071067812</text:p>
          </table:table-cell>
          <table:table-cell table:formula="of:=IF(ROW() &gt; [.$J$2] + 1; [.B14] - OFFSET([.B14]; -[.$J$2]; 0)*[.$L$2]^[.$J$2]; [.B14])" office:value-type="float" office:value="0.707106781186548" calcext:value-type="float">
            <text:p>0.7071067812</text:p>
          </table:table-cell>
          <table:table-cell table:formula="of:=IMSUM(COMPLEX([.C14];0); IMPRODUCT([.D13]; [.$I$8]))" office:value-type="string" office:string-value="4,24052003838575+4,24009598638192i" calcext:value-type="string">
            <text:p>4,24052003838575+4,24009598638192i</text:p>
          </table:table-cell>
          <table:table-cell table:formula="of:=IMABS([.D14])" office:value-type="float" office:value="5.99670110724915" calcext:value-type="float">
            <text:p>5.9967011072</text:p>
          </table:table-cell>
          <table:table-cell table:formula="of:=IMREAL([.D14])" office:value-type="float" office:value="4.24052003838575" calcext:value-type="float">
            <text:p>4.2405200384</text:p>
          </table:table-cell>
          <table:table-cell table:formula="of:=IMAGINARY([.D14])" office:value-type="float" office:value="4.24009598638192" calcext:value-type="float">
            <text:p>4.2400959864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SIN([.$H$2]/[.$I$2]*[.A15]*2*PI()+[.$I$10])" office:value-type="float" office:value="0.707106781186546" calcext:value-type="float">
            <text:p>0.7071067812</text:p>
          </table:table-cell>
          <table:table-cell table:formula="of:=IF(ROW() &gt; [.$J$2] + 1; [.B15] - OFFSET([.B15]; -[.$J$2]; 0)*[.$L$2]^[.$J$2]; [.B15])" office:value-type="float" office:value="0.707106781186546" calcext:value-type="float">
            <text:p>0.7071067812</text:p>
          </table:table-cell>
          <table:table-cell table:formula="of:=IMSUM(COMPLEX([.C15];0); IMPRODUCT([.D14]; [.$I$8]))" office:value-type="string" office:string-value="4,94677875796983-4,24009598638191i" calcext:value-type="string">
            <text:p>4,94677875796983-4,24009598638191i</text:p>
          </table:table-cell>
          <table:table-cell table:formula="of:=IMABS([.D15])" office:value-type="float" office:value="6.51529232299162" calcext:value-type="float">
            <text:p>6.515292323</text:p>
          </table:table-cell>
          <table:table-cell table:formula="of:=IMREAL([.D15])" office:value-type="float" office:value="4.94677875796983" calcext:value-type="float">
            <text:p>4.946778758</text:p>
          </table:table-cell>
          <table:table-cell table:formula="of:=IMAGINARY([.D15])" office:value-type="float" office:value="-4.24009598638191" calcext:value-type="float">
            <text:p>-4.2400959864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SIN([.$H$2]/[.$I$2]*[.A16]*2*PI()+[.$I$10])" office:value-type="float" office:value="-0.707106781186548" calcext:value-type="float">
            <text:p>-0.7071067812</text:p>
          </table:table-cell>
          <table:table-cell table:formula="of:=IF(ROW() &gt; [.$J$2] + 1; [.B16] - OFFSET([.B16]; -[.$J$2]; 0)*[.$L$2]^[.$J$2]; [.B16])" office:value-type="float" office:value="-0.707106781186548" calcext:value-type="float">
            <text:p>-0.7071067812</text:p>
          </table:table-cell>
          <table:table-cell table:formula="of:=IMSUM(COMPLEX([.C16];0); IMPRODUCT([.D15]; [.$I$8]))" office:value-type="string" office:string-value="-4,94677875796982-4,94628408009403i" calcext:value-type="string">
            <text:p>-4,94677875796982-4,94628408009403i</text:p>
          </table:table-cell>
          <table:table-cell table:formula="of:=IMABS([.D16])" office:value-type="float" office:value="6.99545182824477" calcext:value-type="float">
            <text:p>6.9954518282</text:p>
          </table:table-cell>
          <table:table-cell table:formula="of:=IMREAL([.D16])" office:value-type="float" office:value="-4.94677875796982" calcext:value-type="float">
            <text:p>-4.946778758</text:p>
          </table:table-cell>
          <table:table-cell table:formula="of:=IMAGINARY([.D16])" office:value-type="float" office:value="-4.94628408009403" calcext:value-type="float">
            <text:p>-4.9462840801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SIN([.$H$2]/[.$I$2]*[.A17]*2*PI()+[.$I$10])" office:value-type="float" office:value="-0.707106781186549" calcext:value-type="float">
            <text:p>-0.7071067812</text:p>
          </table:table-cell>
          <table:table-cell table:formula="of:=IF(ROW() &gt; [.$J$2] + 1; [.B17] - OFFSET([.B17]; -[.$J$2]; 0)*[.$L$2]^[.$J$2]; [.B17])" office:value-type="float" office:value="-0.707106781186549" calcext:value-type="float">
            <text:p>-0.7071067812</text:p>
          </table:table-cell>
          <table:table-cell table:formula="of:=IMSUM(COMPLEX([.C17];0); IMPRODUCT([.D16]; [.$I$8]))" office:value-type="string" office:string-value="-5,65289623287257+4,94628408009402i" calcext:value-type="string">
            <text:p>-5,65289623287257+4,94628408009402i</text:p>
          </table:table-cell>
          <table:table-cell table:formula="of:=IMABS([.D17])" office:value-type="float" office:value="7.51138882102481" calcext:value-type="float">
            <text:p>7.511388821</text:p>
          </table:table-cell>
          <table:table-cell table:formula="of:=IMREAL([.D17])" office:value-type="float" office:value="-5.65289623287257" calcext:value-type="float">
            <text:p>-5.6528962329</text:p>
          </table:table-cell>
          <table:table-cell table:formula="of:=IMAGINARY([.D17])" office:value-type="float" office:value="4.94628408009402" calcext:value-type="float">
            <text:p>4.9462840801</text:p>
          </table:table-cell>
          <table:table-cell table:number-columns-repeated="5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SIN([.$H$2]/[.$I$2]*[.A18]*2*PI()+[.$I$10])" office:value-type="float" office:value="0.707106781186547" calcext:value-type="float">
            <text:p>0.7071067812</text:p>
          </table:table-cell>
          <table:table-cell table:formula="of:=IF(ROW() &gt; [.$J$2] + 1; [.B18] - OFFSET([.B18]; -[.$J$2]; 0)*[.$L$2]^[.$J$2]; [.B18])" office:value-type="float" office:value="0.707106781186547" calcext:value-type="float">
            <text:p>0.7071067812</text:p>
          </table:table-cell>
          <table:table-cell table:formula="of:=IMSUM(COMPLEX([.C18];0); IMPRODUCT([.D17]; [.$I$8]))" office:value-type="string" office:string-value="5,65289623287256+5,65233094324928i" calcext:value-type="string">
            <text:p>5,65289623287256+5,65233094324928i</text:p>
          </table:table-cell>
          <table:table-cell table:formula="of:=IMABS([.D18])" office:value-type="float" office:value="7.9940028090837" calcext:value-type="float">
            <text:p>7.9940028091</text:p>
          </table:table-cell>
          <table:table-cell table:formula="of:=IMREAL([.D18])" office:value-type="float" office:value="5.65289623287256" calcext:value-type="float">
            <text:p>5.6528962329</text:p>
          </table:table-cell>
          <table:table-cell table:formula="of:=IMAGINARY([.D18])" office:value-type="float" office:value="5.65233094324928" calcext:value-type="float">
            <text:p>5.6523309432</text:p>
          </table:table-cell>
          <table:table-cell table:number-columns-repeated="5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SIN([.$H$2]/[.$I$2]*[.A19]*2*PI()+[.$I$10])" office:value-type="float" office:value="0.707106781186546" calcext:value-type="float">
            <text:p>0.7071067812</text:p>
          </table:table-cell>
          <table:table-cell table:formula="of:=IF(ROW() &gt; [.$J$2] + 1; [.B19] - OFFSET([.B19]; -[.$J$2]; 0)*[.$L$2]^[.$J$2]; [.B19])" office:value-type="float" office:value="0.707106781186546" calcext:value-type="float">
            <text:p>0.7071067812</text:p>
          </table:table-cell>
          <table:table-cell table:formula="of:=IMSUM(COMPLEX([.C19];0); IMPRODUCT([.D18]; [.$I$8]))" office:value-type="string" office:string-value="6,35887249134151-5,65233094324927i" calcext:value-type="string">
            <text:p>6,35887249134151-5,65233094324927i</text:p>
          </table:table-cell>
          <table:table-cell table:formula="of:=IMABS([.D19])" office:value-type="float" office:value="8.50788484014405" calcext:value-type="float">
            <text:p>8.5078848401</text:p>
          </table:table-cell>
          <table:table-cell table:formula="of:=IMREAL([.D19])" office:value-type="float" office:value="6.35887249134151" calcext:value-type="float">
            <text:p>6.3588724913</text:p>
          </table:table-cell>
          <table:table-cell table:formula="of:=IMAGINARY([.D19])" office:value-type="float" office:value="-5.65233094324927" calcext:value-type="float">
            <text:p>-5.6523309432</text:p>
          </table:table-cell>
          <table:table-cell table:number-columns-repeated="5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SIN([.$H$2]/[.$I$2]*[.A20]*2*PI()+[.$I$10])" office:value-type="float" office:value="-0.707106781186547" calcext:value-type="float">
            <text:p>-0.7071067812</text:p>
          </table:table-cell>
          <table:table-cell table:formula="of:=IF(ROW() &gt; [.$J$2] + 1; [.B20] - OFFSET([.B20]; -[.$J$2]; 0)*[.$L$2]^[.$J$2]; [.B20])" office:value-type="float" office:value="-0.707106781186547" calcext:value-type="float">
            <text:p>-0.7071067812</text:p>
          </table:table-cell>
          <table:table-cell table:formula="of:=IMSUM(COMPLEX([.C20];0); IMPRODUCT([.D19]; [.$I$8]))" office:value-type="string" office:string-value="-6,35887249134149-6,35823660409238i" calcext:value-type="string">
            <text:p>-6,35887249134149-6,35823660409238i</text:p>
          </table:table-cell>
          <table:table-cell table:formula="of:=IMABS([.D20])" office:value-type="float" office:value="8.99235408971198" calcext:value-type="float">
            <text:p>8.9923540897</text:p>
          </table:table-cell>
          <table:table-cell table:formula="of:=IMREAL([.D20])" office:value-type="float" office:value="-6.35887249134149" calcext:value-type="float">
            <text:p>-6.3588724913</text:p>
          </table:table-cell>
          <table:table-cell table:formula="of:=IMAGINARY([.D20])" office:value-type="float" office:value="-6.35823660409238" calcext:value-type="float">
            <text:p>-6.3582366041</text:p>
          </table:table-cell>
          <table:table-cell table:number-columns-repeated="5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SIN([.$H$2]/[.$I$2]*[.A21]*2*PI()+[.$I$10])" office:value-type="float" office:value="-0.707106781186549" calcext:value-type="float">
            <text:p>-0.7071067812</text:p>
          </table:table-cell>
          <table:table-cell table:formula="of:=IF(ROW() &gt; [.$J$2] + 1; [.B21] - OFFSET([.B21]; -[.$J$2]; 0)*[.$L$2]^[.$J$2]; [.B21])" office:value-type="float" office:value="-0.707106781186549" calcext:value-type="float">
            <text:p>-0.7071067812</text:p>
          </table:table-cell>
          <table:table-cell table:formula="of:=IMSUM(COMPLEX([.C21];0); IMPRODUCT([.D20]; [.$I$8]))" office:value-type="string" office:string-value="-7,06470756161852+6,35823660409236i" calcext:value-type="string">
            <text:p>-7,06470756161852+6,35823660409236i</text:p>
          </table:table-cell>
          <table:table-cell table:formula="of:=IMABS([.D21])" office:value-type="float" office:value="9.50459181894782" calcext:value-type="float">
            <text:p>9.5045918189</text:p>
          </table:table-cell>
          <table:table-cell table:formula="of:=IMREAL([.D21])" office:value-type="float" office:value="-7.06470756161852" calcext:value-type="float">
            <text:p>-7.0647075616</text:p>
          </table:table-cell>
          <table:table-cell table:formula="of:=IMAGINARY([.D21])" office:value-type="float" office:value="6.35823660409236" calcext:value-type="float">
            <text:p>6.3582366041</text:p>
          </table:table-cell>
          <table:table-cell table:number-columns-repeated="5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SIN([.$H$2]/[.$I$2]*[.A22]*2*PI()+[.$I$10])" office:value-type="float" office:value="0.707106781186545" calcext:value-type="float">
            <text:p>0.7071067812</text:p>
          </table:table-cell>
          <table:table-cell table:formula="of:=IF(ROW() &gt; [.$J$2] + 1; [.B22] - OFFSET([.B22]; -[.$J$2]; 0)*[.$L$2]^[.$J$2]; [.B22])" office:value-type="float" office:value="0.707106781186545" calcext:value-type="float">
            <text:p>0.7071067812</text:p>
          </table:table-cell>
          <table:table-cell table:formula="of:=IMSUM(COMPLEX([.C22];0); IMPRODUCT([.D21]; [.$I$8]))" office:value-type="string" office:string-value="7,0647075616185+7,06400109086236i" calcext:value-type="string">
            <text:p>7,0647075616185+7,06400109086236i</text:p>
          </table:table-cell>
          <table:table-cell table:formula="of:=IMABS([.D22])" office:value-type="float" office:value="9.99050571006764" calcext:value-type="float">
            <text:p>9.9905057101</text:p>
          </table:table-cell>
          <table:table-cell table:formula="of:=IMREAL([.D22])" office:value-type="float" office:value="7.0647075616185" calcext:value-type="float">
            <text:p>7.0647075616</text:p>
          </table:table-cell>
          <table:table-cell table:formula="of:=IMAGINARY([.D22])" office:value-type="float" office:value="7.06400109086236" calcext:value-type="float">
            <text:p>7.0640010909</text:p>
          </table:table-cell>
          <table:table-cell table:number-columns-repeated="5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SIN([.$H$2]/[.$I$2]*[.A23]*2*PI()+[.$I$10])" office:value-type="float" office:value="0.707106781186549" calcext:value-type="float">
            <text:p>0.7071067812</text:p>
          </table:table-cell>
          <table:table-cell table:formula="of:=IF(ROW() &gt; [.$J$2] + 1; [.B23] - OFFSET([.B23]; -[.$J$2]; 0)*[.$L$2]^[.$J$2]; [.B23])" office:value-type="float" office:value="0.707106781186549" calcext:value-type="float">
            <text:p>0.7071067812</text:p>
          </table:table-cell>
          <table:table-cell table:formula="of:=IMSUM(COMPLEX([.C23];0); IMPRODUCT([.D22]; [.$I$8]))" office:value-type="string" office:string-value="7,77040147193982-7,06400109086234i" calcext:value-type="string">
            <text:p>7,77040147193982-7,06400109086234i</text:p>
          </table:table-cell>
          <table:table-cell table:formula="of:=IMABS([.D23])" office:value-type="float" office:value="10.5013927860465" calcext:value-type="float">
            <text:p>10.501392786</text:p>
          </table:table-cell>
          <table:table-cell table:formula="of:=IMREAL([.D23])" office:value-type="float" office:value="7.77040147193982" calcext:value-type="float">
            <text:p>7.7704014719</text:p>
          </table:table-cell>
          <table:table-cell table:formula="of:=IMAGINARY([.D23])" office:value-type="float" office:value="-7.06400109086234" calcext:value-type="float">
            <text:p>-7.0640010909</text:p>
          </table:table-cell>
          <table:table-cell table:number-columns-repeated="5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SIN([.$H$2]/[.$I$2]*[.A24]*2*PI()+[.$I$10])" office:value-type="float" office:value="-0.707106781186542" calcext:value-type="float">
            <text:p>-0.7071067812</text:p>
          </table:table-cell>
          <table:table-cell table:formula="of:=IF(ROW() &gt; [.$J$2] + 1; [.B24] - OFFSET([.B24]; -[.$J$2]; 0)*[.$L$2]^[.$J$2]; [.B24])" office:value-type="float" office:value="-0.707106781186542" calcext:value-type="float">
            <text:p>-0.7071067812</text:p>
          </table:table-cell>
          <table:table-cell table:formula="of:=IMSUM(COMPLEX([.C24];0); IMPRODUCT([.D23]; [.$I$8]))" office:value-type="string" office:string-value="-7,77040147193979-7,76962443179263i" calcext:value-type="string">
            <text:p>-7,77040147193979-7,76962443179263i</text:p>
          </table:table-cell>
          <table:table-cell table:formula="of:=IMABS([.D24])" office:value-type="float" office:value="10.9884577100807" calcext:value-type="float">
            <text:p>10.9884577101</text:p>
          </table:table-cell>
          <table:table-cell table:formula="of:=IMREAL([.D24])" office:value-type="float" office:value="-7.77040147193979" calcext:value-type="float">
            <text:p>-7.7704014719</text:p>
          </table:table-cell>
          <table:table-cell table:formula="of:=IMAGINARY([.D24])" office:value-type="float" office:value="-7.76962443179263" calcext:value-type="float">
            <text:p>-7.7696244318</text:p>
          </table:table-cell>
          <table:table-cell table:number-columns-repeated="5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SIN([.$H$2]/[.$I$2]*[.A25]*2*PI()+[.$I$10])" office:value-type="float" office:value="-0.707106781186552" calcext:value-type="float">
            <text:p>-0.7071067812</text:p>
          </table:table-cell>
          <table:table-cell table:formula="of:=IF(ROW() &gt; [.$J$2] + 1; [.B25] - OFFSET([.B25]; -[.$J$2]; 0)*[.$L$2]^[.$J$2]; [.B25])" office:value-type="float" office:value="-0.707106781186552" calcext:value-type="float">
            <text:p>-0.7071067812</text:p>
          </table:table-cell>
          <table:table-cell table:formula="of:=IMSUM(COMPLEX([.C25];0); IMPRODUCT([.D24]; [.$I$8]))" office:value-type="string" office:string-value="-8,475954250536+7,76962443179259i" calcext:value-type="string">
            <text:p>-8,475954250536+7,76962443179259i</text:p>
          </table:table-cell>
          <table:table-cell table:formula="of:=IMABS([.D25])" office:value-type="float" office:value="11.498211350827" calcext:value-type="float">
            <text:p>11.4982113508</text:p>
          </table:table-cell>
          <table:table-cell table:formula="of:=IMREAL([.D25])" office:value-type="float" office:value="-8.475954250536" calcext:value-type="float">
            <text:p>-8.4759542505</text:p>
          </table:table-cell>
          <table:table-cell table:formula="of:=IMAGINARY([.D25])" office:value-type="float" office:value="7.76962443179259" calcext:value-type="float">
            <text:p>7.7696244318</text:p>
          </table:table-cell>
          <table:table-cell table:number-columns-repeated="5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SIN([.$H$2]/[.$I$2]*[.A26]*2*PI()+[.$I$10])" office:value-type="float" office:value="0.707106781186545" calcext:value-type="float">
            <text:p>0.7071067812</text:p>
          </table:table-cell>
          <table:table-cell table:formula="of:=IF(ROW() &gt; [.$J$2] + 1; [.B26] - OFFSET([.B26]; -[.$J$2]; 0)*[.$L$2]^[.$J$2]; [.B26])" office:value-type="float" office:value="0.707106781186545" calcext:value-type="float">
            <text:p>0.7071067812</text:p>
          </table:table-cell>
          <table:table-cell table:formula="of:=IMSUM(COMPLEX([.C26];0); IMPRODUCT([.D25]; [.$I$8]))" office:value-type="string" office:string-value="8,47595425053595+8,47510665511095i" calcext:value-type="string">
            <text:p>8,47595425053595+8,47510665511095i</text:p>
          </table:table-cell>
          <table:table-cell table:formula="of:=IMABS([.D26])" office:value-type="float" office:value="11.9862101296734" calcext:value-type="float">
            <text:p>11.9862101297</text:p>
          </table:table-cell>
          <table:table-cell table:formula="of:=IMREAL([.D26])" office:value-type="float" office:value="8.47595425053595" calcext:value-type="float">
            <text:p>8.4759542505</text:p>
          </table:table-cell>
          <table:table-cell table:formula="of:=IMAGINARY([.D26])" office:value-type="float" office:value="8.47510665511095" calcext:value-type="float">
            <text:p>8.4751066551</text:p>
          </table:table-cell>
          <table:table-cell table:number-columns-repeated="5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SIN([.$H$2]/[.$I$2]*[.A27]*2*PI()+[.$I$10])" office:value-type="float" office:value="0.707106781186549" calcext:value-type="float">
            <text:p>0.7071067812</text:p>
          </table:table-cell>
          <table:table-cell table:formula="of:=IF(ROW() &gt; [.$J$2] + 1; [.B27] - OFFSET([.B27]; -[.$J$2]; 0)*[.$L$2]^[.$J$2]; [.B27])" office:value-type="float" office:value="0.707106781186549" calcext:value-type="float">
            <text:p>0.7071067812</text:p>
          </table:table-cell>
          <table:table-cell table:formula="of:=IMSUM(COMPLEX([.C27];0); IMPRODUCT([.D26]; [.$I$8]))" office:value-type="string" office:string-value="9,18136592563199-8,4751066551109i" calcext:value-type="string">
            <text:p>9,18136592563199-8,4751066551109i</text:p>
          </table:table-cell>
          <table:table-cell table:formula="of:=IMABS([.D27])" office:value-type="float" office:value="12.4949955212421" calcext:value-type="float">
            <text:p>12.4949955212</text:p>
          </table:table-cell>
          <table:table-cell table:formula="of:=IMREAL([.D27])" office:value-type="float" office:value="9.18136592563199" calcext:value-type="float">
            <text:p>9.1813659256</text:p>
          </table:table-cell>
          <table:table-cell table:formula="of:=IMAGINARY([.D27])" office:value-type="float" office:value="-8.4751066551109" calcext:value-type="float">
            <text:p>-8.4751066551</text:p>
          </table:table-cell>
          <table:table-cell table:number-columns-repeated="5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SIN([.$H$2]/[.$I$2]*[.A28]*2*PI()+[.$I$10])" office:value-type="float" office:value="-0.707106781186547" calcext:value-type="float">
            <text:p>-0.7071067812</text:p>
          </table:table-cell>
          <table:table-cell table:formula="of:=IF(ROW() &gt; [.$J$2] + 1; [.B28] - OFFSET([.B28]; -[.$J$2]; 0)*[.$L$2]^[.$J$2]; [.B28])" office:value-type="float" office:value="-0.707106781186547" calcext:value-type="float">
            <text:p>-0.7071067812</text:p>
          </table:table-cell>
          <table:table-cell table:formula="of:=IMSUM(COMPLEX([.C28];0); IMPRODUCT([.D27]; [.$I$8]))" office:value-type="string" office:string-value="-9,18136592563194-9,18044778903943i" calcext:value-type="string">
            <text:p>-9,18136592563194-9,18044778903943i</text:p>
          </table:table-cell>
          <table:table-cell table:formula="of:=IMABS([.D28])" office:value-type="float" office:value="12.9837630087596" calcext:value-type="float">
            <text:p>12.9837630088</text:p>
          </table:table-cell>
          <table:table-cell table:formula="of:=IMREAL([.D28])" office:value-type="float" office:value="-9.18136592563194" calcext:value-type="float">
            <text:p>-9.1813659256</text:p>
          </table:table-cell>
          <table:table-cell table:formula="of:=IMAGINARY([.D28])" office:value-type="float" office:value="-9.18044778903943" calcext:value-type="float">
            <text:p>-9.180447789</text:p>
          </table:table-cell>
          <table:table-cell table:number-columns-repeated="5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SIN([.$H$2]/[.$I$2]*[.A29]*2*PI()+[.$I$10])" office:value-type="float" office:value="-0.707106781186552" calcext:value-type="float">
            <text:p>-0.7071067812</text:p>
          </table:table-cell>
          <table:table-cell table:formula="of:=IF(ROW() &gt; [.$J$2] + 1; [.B29] - OFFSET([.B29]; -[.$J$2]; 0)*[.$L$2]^[.$J$2]; [.B29])" office:value-type="float" office:value="-0.707106781186552" calcext:value-type="float">
            <text:p>-0.7071067812</text:p>
          </table:table-cell>
          <table:table-cell table:formula="of:=IMSUM(COMPLEX([.C29];0); IMPRODUCT([.D28]; [.$I$8]))" office:value-type="string" office:string-value="-9,88663652544708+9,18044778903938i" calcext:value-type="string">
            <text:p>-9,88663652544708+9,18044778903938i</text:p>
          </table:table-cell>
          <table:table-cell table:formula="of:=IMABS([.D29])" office:value-type="float" office:value="13.4917086906582" calcext:value-type="float">
            <text:p>13.4917086907</text:p>
          </table:table-cell>
          <table:table-cell table:formula="of:=IMREAL([.D29])" office:value-type="float" office:value="-9.88663652544708" calcext:value-type="float">
            <text:p>-9.8866365254</text:p>
          </table:table-cell>
          <table:table-cell table:formula="of:=IMAGINARY([.D29])" office:value-type="float" office:value="9.18044778903938" calcext:value-type="float">
            <text:p>9.180447789</text:p>
          </table:table-cell>
          <table:table-cell table:number-columns-repeated="5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SIN([.$H$2]/[.$I$2]*[.A30]*2*PI()+[.$I$10])" office:value-type="float" office:value="0.707106781186544" calcext:value-type="float">
            <text:p>0.7071067812</text:p>
          </table:table-cell>
          <table:table-cell table:formula="of:=IF(ROW() &gt; [.$J$2] + 1; [.B30] - OFFSET([.B30]; -[.$J$2]; 0)*[.$L$2]^[.$J$2]; [.B30])" office:value-type="float" office:value="0.707106781186544" calcext:value-type="float">
            <text:p>0.7071067812</text:p>
          </table:table-cell>
          <table:table-cell table:formula="of:=IMSUM(COMPLEX([.C30];0); IMPRODUCT([.D29]; [.$I$8]))" office:value-type="string" office:string-value="9,88663652544702+9,88564786179454i" calcext:value-type="string">
            <text:p>9,88663652544702+9,88564786179454i</text:p>
          </table:table-cell>
          <table:table-cell table:formula="of:=IMABS([.D30])" office:value-type="float" office:value="13.9811163872456" calcext:value-type="float">
            <text:p>13.9811163872</text:p>
          </table:table-cell>
          <table:table-cell table:formula="of:=IMREAL([.D30])" office:value-type="float" office:value="9.88663652544702" calcext:value-type="float">
            <text:p>9.8866365254</text:p>
          </table:table-cell>
          <table:table-cell table:formula="of:=IMAGINARY([.D30])" office:value-type="float" office:value="9.88564786179454" calcext:value-type="float">
            <text:p>9.8856478618</text:p>
          </table:table-cell>
          <table:table-cell table:number-columns-repeated="5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SIN([.$H$2]/[.$I$2]*[.A31]*2*PI()+[.$I$10])" office:value-type="float" office:value="0.707106781186549" calcext:value-type="float">
            <text:p>0.7071067812</text:p>
          </table:table-cell>
          <table:table-cell table:formula="of:=IF(ROW() &gt; [.$J$2] + 1; [.B31] - OFFSET([.B31]; -[.$J$2]; 0)*[.$L$2]^[.$J$2]; [.B31])" office:value-type="float" office:value="0.707106781186549" calcext:value-type="float">
            <text:p>0.7071067812</text:p>
          </table:table-cell>
          <table:table-cell table:formula="of:=IMSUM(COMPLEX([.C31];0); IMPRODUCT([.D30]; [.$I$8]))" office:value-type="string" office:string-value="10,5917660781949-9,88564786179448i" calcext:value-type="string">
            <text:p>10,5917660781949-9,88564786179448i</text:p>
          </table:table-cell>
          <table:table-cell table:formula="of:=IMABS([.D31])" office:value-type="float" office:value="14.4883243441953" calcext:value-type="float">
            <text:p>14.4883243442</text:p>
          </table:table-cell>
          <table:table-cell table:formula="of:=IMREAL([.D31])" office:value-type="float" office:value="10.5917660781949" calcext:value-type="float">
            <text:p>10.5917660782</text:p>
          </table:table-cell>
          <table:table-cell table:formula="of:=IMAGINARY([.D31])" office:value-type="float" office:value="-9.88564786179448" calcext:value-type="float">
            <text:p>-9.8856478618</text:p>
          </table:table-cell>
          <table:table-cell table:number-columns-repeated="5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SIN([.$H$2]/[.$I$2]*[.A32]*2*PI()+[.$I$10])" office:value-type="float" office:value="-0.707106781186542" calcext:value-type="float">
            <text:p>-0.7071067812</text:p>
          </table:table-cell>
          <table:table-cell table:formula="of:=IF(ROW() &gt; [.$J$2] + 1; [.B32] - OFFSET([.B32]; -[.$J$2]; 0)*[.$L$2]^[.$J$2]; [.B32])" office:value-type="float" office:value="-0.707106781186542" calcext:value-type="float">
            <text:p>-0.7071067812</text:p>
          </table:table-cell>
          <table:table-cell table:formula="of:=IMSUM(COMPLEX([.C32];0); IMPRODUCT([.D31]; [.$I$8]))" office:value-type="string" office:string-value="-10,5917660781948-10,5907069015871i" calcext:value-type="string">
            <text:p>-10,5917660781948-10,5907069015871i</text:p>
          </table:table-cell>
          <table:table-cell table:formula="of:=IMABS([.D32])" office:value-type="float" office:value="14.9782703050293" calcext:value-type="float">
            <text:p>14.978270305</text:p>
          </table:table-cell>
          <table:table-cell table:formula="of:=IMREAL([.D32])" office:value-type="float" office:value="-10.5917660781948" calcext:value-type="float">
            <text:p>-10.5917660782</text:p>
          </table:table-cell>
          <table:table-cell table:formula="of:=IMAGINARY([.D32])" office:value-type="float" office:value="-10.5907069015871" calcext:value-type="float">
            <text:p>-10.5907069016</text:p>
          </table:table-cell>
          <table:table-cell table:number-columns-repeated="5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SIN([.$H$2]/[.$I$2]*[.A33]*2*PI()+[.$I$10])" office:value-type="float" office:value="-0.707106781186552" calcext:value-type="float">
            <text:p>-0.7071067812</text:p>
          </table:table-cell>
          <table:table-cell table:formula="of:=IF(ROW() &gt; [.$J$2] + 1; [.B33] - OFFSET([.B33]; -[.$J$2]; 0)*[.$L$2]^[.$J$2]; [.B33])" office:value-type="float" office:value="-0.707106781186552" calcext:value-type="float">
            <text:p>-0.7071067812</text:p>
          </table:table-cell>
          <table:table-cell table:formula="of:=IMSUM(COMPLEX([.C33];0); IMPRODUCT([.D32]; [.$I$8]))" office:value-type="string" office:string-value="-11,2967546120835+10,590706901587i" calcext:value-type="string">
            <text:p>-11,2967546120835+10,590706901587i</text:p>
          </table:table-cell>
          <table:table-cell table:formula="of:=IMABS([.D33])" office:value-type="float" office:value="15.4848228094787" calcext:value-type="float">
            <text:p>15.4848228095</text:p>
          </table:table-cell>
          <table:table-cell table:formula="of:=IMREAL([.D33])" office:value-type="float" office:value="-11.2967546120835" calcext:value-type="float">
            <text:p>-11.2967546121</text:p>
          </table:table-cell>
          <table:table-cell table:formula="of:=IMAGINARY([.D33])" office:value-type="float" office:value="10.590706901587" calcext:value-type="float">
            <text:p>10.5907069016</text:p>
          </table:table-cell>
          <table:table-cell table:number-columns-repeated="5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SIN([.$H$2]/[.$I$2]*[.A34]*2*PI()+[.$I$10])" office:value-type="float" office:value="0.707106781186544" calcext:value-type="float">
            <text:p>0.7071067812</text:p>
          </table:table-cell>
          <table:table-cell table:formula="of:=IF(ROW() &gt; [.$J$2] + 1; [.B34] - OFFSET([.B34]; -[.$J$2]; 0)*[.$L$2]^[.$J$2]; [.B34])" office:value-type="float" office:value="0.707106781186544" calcext:value-type="float">
            <text:p>0.7071067812</text:p>
          </table:table-cell>
          <table:table-cell table:formula="of:=IMSUM(COMPLEX([.C34];0); IMPRODUCT([.D33]; [.$I$8]))" office:value-type="string" office:string-value="11,2967546120833+11,2956249366223i" calcext:value-type="string">
            <text:p>11,2967546120833+11,2956249366223i</text:p>
          </table:table-cell>
          <table:table-cell table:formula="of:=IMABS([.D34])" office:value-type="float" office:value="15.975224802001" calcext:value-type="float">
            <text:p>15.975224802</text:p>
          </table:table-cell>
          <table:table-cell table:formula="of:=IMREAL([.D34])" office:value-type="float" office:value="11.2967546120833" calcext:value-type="float">
            <text:p>11.2967546121</text:p>
          </table:table-cell>
          <table:table-cell table:formula="of:=IMAGINARY([.D34])" office:value-type="float" office:value="11.2956249366223" calcext:value-type="float">
            <text:p>11.2956249366</text:p>
          </table:table-cell>
          <table:table-cell table:number-columns-repeated="5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SIN([.$H$2]/[.$I$2]*[.A35]*2*PI()+[.$I$10])" office:value-type="float" office:value="0.70710678118655" calcext:value-type="float">
            <text:p>0.7071067812</text:p>
          </table:table-cell>
          <table:table-cell table:formula="of:=IF(ROW() &gt; [.$J$2] + 1; [.B35] - OFFSET([.B35]; -[.$J$2]; 0)*[.$L$2]^[.$J$2]; [.B35])" office:value-type="float" office:value="0.70710678118655" calcext:value-type="float">
            <text:p>0.7071067812</text:p>
          </table:table-cell>
          <table:table-cell table:formula="of:=IMSUM(COMPLEX([.C35];0); IMPRODUCT([.D34]; [.$I$8]))" office:value-type="string" office:string-value="12,0016021553151-11,2956249366221i" calcext:value-type="string">
            <text:p>12,0016021553151-11,2956249366221i</text:p>
          </table:table-cell>
          <table:table-cell table:formula="of:=IMABS([.D35])" office:value-type="float" office:value="16.4811891865637" calcext:value-type="float">
            <text:p>16.4811891866</text:p>
          </table:table-cell>
          <table:table-cell table:formula="of:=IMREAL([.D35])" office:value-type="float" office:value="12.0016021553151" calcext:value-type="float">
            <text:p>12.0016021553</text:p>
          </table:table-cell>
          <table:table-cell table:formula="of:=IMAGINARY([.D35])" office:value-type="float" office:value="-11.2956249366221" calcext:value-type="float">
            <text:p>-11.2956249366</text:p>
          </table:table-cell>
          <table:table-cell table:number-columns-repeated="5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SIN([.$H$2]/[.$I$2]*[.A36]*2*PI()+[.$I$10])" office:value-type="float" office:value="-0.707106781186547" calcext:value-type="float">
            <text:p>-0.7071067812</text:p>
          </table:table-cell>
          <table:table-cell table:formula="of:=IF(ROW() &gt; [.$J$2] + 1; [.B36] - OFFSET([.B36]; -[.$J$2]; 0)*[.$L$2]^[.$J$2]; [.B36])" office:value-type="float" office:value="-0.707106781186547" calcext:value-type="float">
            <text:p>-0.7071067812</text:p>
          </table:table-cell>
          <table:table-cell table:formula="of:=IMSUM(COMPLEX([.C36];0); IMPRODUCT([.D35]; [.$I$8]))" office:value-type="string" office:string-value="-12,0016021553149-12,0004019950996i" calcext:value-type="string">
            <text:p>-12,0016021553149-12,0004019950996i</text:p>
          </table:table-cell>
          <table:table-cell table:formula="of:=IMABS([.D36])" office:value-type="float" office:value="16.9719799180428" calcext:value-type="float">
            <text:p>16.971979918</text:p>
          </table:table-cell>
          <table:table-cell table:formula="of:=IMREAL([.D36])" office:value-type="float" office:value="-12.0016021553149" calcext:value-type="float">
            <text:p>-12.0016021553</text:p>
          </table:table-cell>
          <table:table-cell table:formula="of:=IMAGINARY([.D36])" office:value-type="float" office:value="-12.0004019950996" calcext:value-type="float">
            <text:p>-12.0004019951</text:p>
          </table:table-cell>
          <table:table-cell table:number-columns-repeated="5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SIN([.$H$2]/[.$I$2]*[.A37]*2*PI()+[.$I$10])" office:value-type="float" office:value="-0.707106781186552" calcext:value-type="float">
            <text:p>-0.7071067812</text:p>
          </table:table-cell>
          <table:table-cell table:formula="of:=IF(ROW() &gt; [.$J$2] + 1; [.B37] - OFFSET([.B37]; -[.$J$2]; 0)*[.$L$2]^[.$J$2]; [.B37])" office:value-type="float" office:value="-0.707106781186552" calcext:value-type="float">
            <text:p>-0.7071067812</text:p>
          </table:table-cell>
          <table:table-cell table:formula="of:=IMSUM(COMPLEX([.C37];0); IMPRODUCT([.D36]; [.$I$8]))" office:value-type="string" office:string-value="-12,7063087360867+12,0004019950994i" calcext:value-type="string">
            <text:p>-12,7063087360867+12,0004019950994i</text:p>
          </table:table-cell>
          <table:table-cell table:formula="of:=IMABS([.D37])" office:value-type="float" office:value="17.4774119863537" calcext:value-type="float">
            <text:p>17.4774119864</text:p>
          </table:table-cell>
          <table:table-cell table:formula="of:=IMREAL([.D37])" office:value-type="float" office:value="-12.7063087360867" calcext:value-type="float">
            <text:p>-12.7063087361</text:p>
          </table:table-cell>
          <table:table-cell table:formula="of:=IMAGINARY([.D37])" office:value-type="float" office:value="12.0004019950994" calcext:value-type="float">
            <text:p>12.0004019951</text:p>
          </table:table-cell>
          <table:table-cell table:number-columns-repeated="5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SIN([.$H$2]/[.$I$2]*[.A38]*2*PI()+[.$I$10])" office:value-type="float" office:value="0.707106781186544" calcext:value-type="float">
            <text:p>0.7071067812</text:p>
          </table:table-cell>
          <table:table-cell table:formula="of:=IF(ROW() &gt; [.$J$2] + 1; [.B38] - OFFSET([.B38]; -[.$J$2]; 0)*[.$L$2]^[.$J$2]; [.B38])" office:value-type="float" office:value="0.707106781186544" calcext:value-type="float">
            <text:p>0.7071067812</text:p>
          </table:table-cell>
          <table:table-cell table:formula="of:=IMSUM(COMPLEX([.C38];0); IMPRODUCT([.D37]; [.$I$8]))" office:value-type="string" office:string-value="12,7063087360864+12,7050381052131i" calcext:value-type="string">
            <text:p>12,7063087360864+12,7050381052131i</text:p>
          </table:table-cell>
          <table:table-cell table:formula="of:=IMABS([.D38])" office:value-type="float" office:value="17.9685356930291" calcext:value-type="float">
            <text:p>17.968535693</text:p>
          </table:table-cell>
          <table:table-cell table:formula="of:=IMREAL([.D38])" office:value-type="float" office:value="12.7063087360864" calcext:value-type="float">
            <text:p>12.7063087361</text:p>
          </table:table-cell>
          <table:table-cell table:formula="of:=IMAGINARY([.D38])" office:value-type="float" office:value="12.7050381052131" calcext:value-type="float">
            <text:p>12.7050381052</text:p>
          </table:table-cell>
          <table:table-cell table:number-columns-repeated="5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SIN([.$H$2]/[.$I$2]*[.A39]*2*PI()+[.$I$10])" office:value-type="float" office:value="0.70710678118655" calcext:value-type="float">
            <text:p>0.7071067812</text:p>
          </table:table-cell>
          <table:table-cell table:formula="of:=IF(ROW() &gt; [.$J$2] + 1; [.B39] - OFFSET([.B39]; -[.$J$2]; 0)*[.$L$2]^[.$J$2]; [.B39])" office:value-type="float" office:value="0.70710678118655" calcext:value-type="float">
            <text:p>0.7071067812</text:p>
          </table:table-cell>
          <table:table-cell table:formula="of:=IMSUM(COMPLEX([.C39];0); IMPRODUCT([.D38]; [.$I$8]))" office:value-type="string" office:string-value="13,4108743825891-12,7050381052128i" calcext:value-type="string">
            <text:p>13,4108743825891-12,7050381052128i</text:p>
          </table:table-cell>
          <table:table-cell table:formula="of:=IMABS([.D39])" office:value-type="float" office:value="18.4734822099271" calcext:value-type="float">
            <text:p>18.4734822099</text:p>
          </table:table-cell>
          <table:table-cell table:formula="of:=IMREAL([.D39])" office:value-type="float" office:value="13.4108743825891" calcext:value-type="float">
            <text:p>13.4108743826</text:p>
          </table:table-cell>
          <table:table-cell table:formula="of:=IMAGINARY([.D39])" office:value-type="float" office:value="-12.7050381052128" calcext:value-type="float">
            <text:p>-12.7050381052</text:p>
          </table:table-cell>
          <table:table-cell table:number-columns-repeated="5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SIN([.$H$2]/[.$I$2]*[.A40]*2*PI()+[.$I$10])" office:value-type="float" office:value="-0.707106781186541" calcext:value-type="float">
            <text:p>-0.7071067812</text:p>
          </table:table-cell>
          <table:table-cell table:formula="of:=IF(ROW() &gt; [.$J$2] + 1; [.B40] - OFFSET([.B40]; -[.$J$2]; 0)*[.$L$2]^[.$J$2]; [.B40])" office:value-type="float" office:value="-0.707106781186541" calcext:value-type="float">
            <text:p>-0.7071067812</text:p>
          </table:table-cell>
          <table:table-cell table:formula="of:=IMSUM(COMPLEX([.C40];0); IMPRODUCT([.D39]; [.$I$8]))" office:value-type="string" office:string-value="-13,4108743825888-13,4095332951508i" calcext:value-type="string">
            <text:p>-13,4108743825888-13,4095332951508i</text:p>
          </table:table-cell>
          <table:table-cell table:formula="of:=IMABS([.D40])" office:value-type="float" office:value="18.9648921668259" calcext:value-type="float">
            <text:p>18.9648921668</text:p>
          </table:table-cell>
          <table:table-cell table:formula="of:=IMREAL([.D40])" office:value-type="float" office:value="-13.4108743825888" calcext:value-type="float">
            <text:p>-13.4108743826</text:p>
          </table:table-cell>
          <table:table-cell table:formula="of:=IMAGINARY([.D40])" office:value-type="float" office:value="-13.4095332951508" calcext:value-type="float">
            <text:p>-13.4095332952</text:p>
          </table:table-cell>
          <table:table-cell table:number-columns-repeated="5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SIN([.$H$2]/[.$I$2]*[.A41]*2*PI()+[.$I$10])" office:value-type="float" office:value="-0.707106781186552" calcext:value-type="float">
            <text:p>-0.7071067812</text:p>
          </table:table-cell>
          <table:table-cell table:formula="of:=IF(ROW() &gt; [.$J$2] + 1; [.B41] - OFFSET([.B41]; -[.$J$2]; 0)*[.$L$2]^[.$J$2]; [.B41])" office:value-type="float" office:value="-0.707106781186552" calcext:value-type="float">
            <text:p>-0.7071067812</text:p>
          </table:table-cell>
          <table:table-cell table:formula="of:=IMSUM(COMPLEX([.C41];0); IMPRODUCT([.D40]; [.$I$8]))" office:value-type="string" office:string-value="-14,1152991230079+13,4095332951505i" calcext:value-type="string">
            <text:p>-14,1152991230079+13,4095332951505i</text:p>
          </table:table-cell>
          <table:table-cell table:formula="of:=IMABS([.D41])" office:value-type="float" office:value="19.4693927107585" calcext:value-type="float">
            <text:p>19.4693927108</text:p>
          </table:table-cell>
          <table:table-cell table:formula="of:=IMREAL([.D41])" office:value-type="float" office:value="-14.1152991230079" calcext:value-type="float">
            <text:p>-14.115299123</text:p>
          </table:table-cell>
          <table:table-cell table:formula="of:=IMAGINARY([.D41])" office:value-type="float" office:value="13.4095332951505" calcext:value-type="float">
            <text:p>13.4095332952</text:p>
          </table:table-cell>
          <table:table-cell table:number-columns-repeated="5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SIN([.$H$2]/[.$I$2]*[.A42]*2*PI()+[.$I$10])" office:value-type="float" office:value="0.707106781186544" calcext:value-type="float">
            <text:p>0.7071067812</text:p>
          </table:table-cell>
          <table:table-cell table:formula="of:=IF(ROW() &gt; [.$J$2] + 1; [.B42] - OFFSET([.B42]; -[.$J$2]; 0)*[.$L$2]^[.$J$2]; [.B42])" office:value-type="float" office:value="0.707106781186544" calcext:value-type="float">
            <text:p>0.7071067812</text:p>
          </table:table-cell>
          <table:table-cell table:formula="of:=IMSUM(COMPLEX([.C42];0); IMPRODUCT([.D41]; [.$I$8]))" office:value-type="string" office:string-value="14,1152991230075+14,1138875930956i" calcext:value-type="string">
            <text:p>14,1152991230075+14,1138875930956i</text:p>
          </table:table-cell>
          <table:table-cell table:formula="of:=IMABS([.D42])" office:value-type="float" office:value="19.9610493792915" calcext:value-type="float">
            <text:p>19.9610493793</text:p>
          </table:table-cell>
          <table:table-cell table:formula="of:=IMREAL([.D42])" office:value-type="float" office:value="14.1152991230075" calcext:value-type="float">
            <text:p>14.115299123</text:p>
          </table:table-cell>
          <table:table-cell table:formula="of:=IMAGINARY([.D42])" office:value-type="float" office:value="14.1138875930956" calcext:value-type="float">
            <text:p>14.1138875931</text:p>
          </table:table-cell>
          <table:table-cell table:number-columns-repeated="5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SIN([.$H$2]/[.$I$2]*[.A43]*2*PI()+[.$I$10])" office:value-type="float" office:value="0.707106781186555" calcext:value-type="float">
            <text:p>0.7071067812</text:p>
          </table:table-cell>
          <table:table-cell table:formula="of:=IF(ROW() &gt; [.$J$2] + 1; [.B43] - OFFSET([.B43]; -[.$J$2]; 0)*[.$L$2]^[.$J$2]; [.B43])" office:value-type="float" office:value="0.707106781186555" calcext:value-type="float">
            <text:p>0.7071067812</text:p>
          </table:table-cell>
          <table:table-cell table:formula="of:=IMSUM(COMPLEX([.C43];0); IMPRODUCT([.D42]; [.$I$8]))" office:value-type="string" office:string-value="14,8195829855229-14,1138875930952i" calcext:value-type="string">
            <text:p>14,8195829855229-14,1138875930952i</text:p>
          </table:table-cell>
          <table:table-cell table:formula="of:=IMABS([.D43])" office:value-type="float" office:value="20.4651377433754" calcext:value-type="float">
            <text:p>20.4651377434</text:p>
          </table:table-cell>
          <table:table-cell table:formula="of:=IMREAL([.D43])" office:value-type="float" office:value="14.8195829855229" calcext:value-type="float">
            <text:p>14.8195829855</text:p>
          </table:table-cell>
          <table:table-cell table:formula="of:=IMAGINARY([.D43])" office:value-type="float" office:value="-14.1138875930952" calcext:value-type="float">
            <text:p>-14.1138875931</text:p>
          </table:table-cell>
          <table:table-cell table:number-columns-repeated="5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SIN([.$H$2]/[.$I$2]*[.A44]*2*PI()+[.$I$10])" office:value-type="float" office:value="-0.707106781186546" calcext:value-type="float">
            <text:p>-0.7071067812</text:p>
          </table:table-cell>
          <table:table-cell table:formula="of:=IF(ROW() &gt; [.$J$2] + 1; [.B44] - OFFSET([.B44]; -[.$J$2]; 0)*[.$L$2]^[.$J$2]; [.B44])" office:value-type="float" office:value="-0.707106781186546" calcext:value-type="float">
            <text:p>-0.7071067812</text:p>
          </table:table-cell>
          <table:table-cell table:formula="of:=IMSUM(COMPLEX([.C44];0); IMPRODUCT([.D43]; [.$I$8]))" office:value-type="string" office:string-value="-14,8195829855224-14,8181010272243i" calcext:value-type="string">
            <text:p>-14,8195829855224-14,8181010272243i</text:p>
          </table:table-cell>
          <table:table-cell table:formula="of:=IMABS([.D44])" office:value-type="float" office:value="20.9570073702762" calcext:value-type="float">
            <text:p>20.9570073703</text:p>
          </table:table-cell>
          <table:table-cell table:formula="of:=IMREAL([.D44])" office:value-type="float" office:value="-14.8195829855224" calcext:value-type="float">
            <text:p>-14.8195829855</text:p>
          </table:table-cell>
          <table:table-cell table:formula="of:=IMAGINARY([.D44])" office:value-type="float" office:value="-14.8181010272243" calcext:value-type="float">
            <text:p>-14.8181010272</text:p>
          </table:table-cell>
          <table:table-cell table:number-columns-repeated="5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SIN([.$H$2]/[.$I$2]*[.A45]*2*PI()+[.$I$10])" office:value-type="float" office:value="-0.707106781186553" calcext:value-type="float">
            <text:p>-0.7071067812</text:p>
          </table:table-cell>
          <table:table-cell table:formula="of:=IF(ROW() &gt; [.$J$2] + 1; [.B45] - OFFSET([.B45]; -[.$J$2]; 0)*[.$L$2]^[.$J$2]; [.B45])" office:value-type="float" office:value="-0.707106781186553" calcext:value-type="float">
            <text:p>-0.7071067812</text:p>
          </table:table-cell>
          <table:table-cell table:formula="of:=IMSUM(COMPLEX([.C45];0); IMPRODUCT([.D44]; [.$I$8]))" office:value-type="string" office:string-value="-15,5237259983082+14,8181010272238i" calcext:value-type="string">
            <text:p>-15,5237259983082+14,8181010272238i</text:p>
          </table:table-cell>
          <table:table-cell table:formula="of:=IMABS([.D45])" office:value-type="float" office:value="21.460712637831" calcext:value-type="float">
            <text:p>21.4607126378</text:p>
          </table:table-cell>
          <table:table-cell table:formula="of:=IMREAL([.D45])" office:value-type="float" office:value="-15.5237259983082" calcext:value-type="float">
            <text:p>-15.5237259983</text:p>
          </table:table-cell>
          <table:table-cell table:formula="of:=IMAGINARY([.D45])" office:value-type="float" office:value="14.8181010272238" calcext:value-type="float">
            <text:p>14.8181010272</text:p>
          </table:table-cell>
          <table:table-cell table:number-columns-repeated="5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SIN([.$H$2]/[.$I$2]*[.A46]*2*PI()+[.$I$10])" office:value-type="float" office:value="0.707106781186539" calcext:value-type="float">
            <text:p>0.7071067812</text:p>
          </table:table-cell>
          <table:table-cell table:formula="of:=IF(ROW() &gt; [.$J$2] + 1; [.B46] - OFFSET([.B46]; -[.$J$2]; 0)*[.$L$2]^[.$J$2]; [.B46])" office:value-type="float" office:value="0.707106781186539" calcext:value-type="float">
            <text:p>0.7071067812</text:p>
          </table:table-cell>
          <table:table-cell table:formula="of:=IMSUM(COMPLEX([.C46];0); IMPRODUCT([.D45]; [.$I$8]))" office:value-type="string" office:string-value="15,5237259983076+15,5221736257084i" calcext:value-type="string">
            <text:p>15,5237259983076+15,5221736257084i</text:p>
          </table:table-cell>
          <table:table-cell table:formula="of:=IMABS([.D46])" office:value-type="float" office:value="21.9527661796223" calcext:value-type="float">
            <text:p>21.9527661796</text:p>
          </table:table-cell>
          <table:table-cell table:formula="of:=IMREAL([.D46])" office:value-type="float" office:value="15.5237259983076" calcext:value-type="float">
            <text:p>15.5237259983</text:p>
          </table:table-cell>
          <table:table-cell table:formula="of:=IMAGINARY([.D46])" office:value-type="float" office:value="15.5221736257084" calcext:value-type="float">
            <text:p>15.5221736257</text:p>
          </table:table-cell>
          <table:table-cell table:number-columns-repeated="5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SIN([.$H$2]/[.$I$2]*[.A47]*2*PI()+[.$I$10])" office:value-type="float" office:value="0.70710678118655" calcext:value-type="float">
            <text:p>0.7071067812</text:p>
          </table:table-cell>
          <table:table-cell table:formula="of:=IF(ROW() &gt; [.$J$2] + 1; [.B47] - OFFSET([.B47]; -[.$J$2]; 0)*[.$L$2]^[.$J$2]; [.B47])" office:value-type="float" office:value="0.70710678118655" calcext:value-type="float">
            <text:p>0.7071067812</text:p>
          </table:table-cell>
          <table:table-cell table:formula="of:=IMSUM(COMPLEX([.C47];0); IMPRODUCT([.D46]; [.$I$8]))" office:value-type="string" office:string-value="16,2277281895323-15,5221736257078i" calcext:value-type="string">
            <text:p>16,2277281895323-15,5221736257078i</text:p>
          </table:table-cell>
          <table:table-cell table:formula="of:=IMABS([.D47])" office:value-type="float" office:value="22.4561135608983" calcext:value-type="float">
            <text:p>22.4561135609</text:p>
          </table:table-cell>
          <table:table-cell table:formula="of:=IMREAL([.D47])" office:value-type="float" office:value="16.2277281895323" calcext:value-type="float">
            <text:p>16.2277281895</text:p>
          </table:table-cell>
          <table:table-cell table:formula="of:=IMAGINARY([.D47])" office:value-type="float" office:value="-15.5221736257078" calcext:value-type="float">
            <text:p>-15.5221736257</text:p>
          </table:table-cell>
          <table:table-cell table:number-columns-repeated="5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SIN([.$H$2]/[.$I$2]*[.A48]*2*PI()+[.$I$10])" office:value-type="float" office:value="-0.707106781186541" calcext:value-type="float">
            <text:p>-0.7071067812</text:p>
          </table:table-cell>
          <table:table-cell table:formula="of:=IF(ROW() &gt; [.$J$2] + 1; [.B48] - OFFSET([.B48]; -[.$J$2]; 0)*[.$L$2]^[.$J$2]; [.B48])" office:value-type="float" office:value="-0.707106781186541" calcext:value-type="float">
            <text:p>-0.7071067812</text:p>
          </table:table-cell>
          <table:table-cell table:formula="of:=IMSUM(COMPLEX([.C48];0); IMPRODUCT([.D47]; [.$I$8]))" office:value-type="string" office:string-value="-16,2277281895317-16,2261054167133i" calcext:value-type="string">
            <text:p>-16,2277281895317-16,2261054167133i</text:p>
          </table:table-cell>
          <table:table-cell table:formula="of:=IMABS([.D48])" office:value-type="float" office:value="22.948325847164" calcext:value-type="float">
            <text:p>22.9483258472</text:p>
          </table:table-cell>
          <table:table-cell table:formula="of:=IMREAL([.D48])" office:value-type="float" office:value="-16.2277281895317" calcext:value-type="float">
            <text:p>-16.2277281895</text:p>
          </table:table-cell>
          <table:table-cell table:formula="of:=IMAGINARY([.D48])" office:value-type="float" office:value="-16.2261054167133" calcext:value-type="float">
            <text:p>-16.2261054167</text:p>
          </table:table-cell>
          <table:table-cell table:number-columns-repeated="5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SIN([.$H$2]/[.$I$2]*[.A49]*2*PI()+[.$I$10])" office:value-type="float" office:value="-0.707106781186548" calcext:value-type="float">
            <text:p>-0.7071067812</text:p>
          </table:table-cell>
          <table:table-cell table:formula="of:=IF(ROW() &gt; [.$J$2] + 1; [.B49] - OFFSET([.B49]; -[.$J$2]; 0)*[.$L$2]^[.$J$2]; [.B49])" office:value-type="float" office:value="-0.707106781186548" calcext:value-type="float">
            <text:p>-0.7071067812</text:p>
          </table:table-cell>
          <table:table-cell table:formula="of:=IMSUM(COMPLEX([.C49];0); IMPRODUCT([.D48]; [.$I$8]))" office:value-type="string" office:string-value="-16,9315895873581+16,2261054167127i" calcext:value-type="string">
            <text:p>-16,9315895873581+16,2261054167127i</text:p>
          </table:table-cell>
          <table:table-cell table:formula="of:=IMABS([.D49])" office:value-type="float" office:value="23.4513373381777" calcext:value-type="float">
            <text:p>23.4513373382</text:p>
          </table:table-cell>
          <table:table-cell table:formula="of:=IMREAL([.D49])" office:value-type="float" office:value="-16.9315895873581" calcext:value-type="float">
            <text:p>-16.9315895874</text:p>
          </table:table-cell>
          <table:table-cell table:formula="of:=IMAGINARY([.D49])" office:value-type="float" office:value="16.2261054167127" calcext:value-type="float">
            <text:p>16.2261054167</text:p>
          </table:table-cell>
          <table:table-cell table:number-columns-repeated="5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SIN([.$H$2]/[.$I$2]*[.A50]*2*PI()+[.$I$10])" office:value-type="float" office:value="0.707106781186544" calcext:value-type="float">
            <text:p>0.7071067812</text:p>
          </table:table-cell>
          <table:table-cell table:formula="of:=IF(ROW() &gt; [.$J$2] + 1; [.B50] - OFFSET([.B50]; -[.$J$2]; 0)*[.$L$2]^[.$J$2]; [.B50])" office:value-type="float" office:value="0.707106781186544" calcext:value-type="float">
            <text:p>0.7071067812</text:p>
          </table:table-cell>
          <table:table-cell table:formula="of:=IMSUM(COMPLEX([.C50];0); IMPRODUCT([.D49]; [.$I$8]))" office:value-type="string" office:string-value="16,9315895873575+16,9298964283994i" calcext:value-type="string">
            <text:p>16,9315895873575+16,9298964283994i</text:p>
          </table:table-cell>
          <table:table-cell table:formula="of:=IMABS([.D50])" office:value-type="float" office:value="23.9436864127278" calcext:value-type="float">
            <text:p>23.9436864127</text:p>
          </table:table-cell>
          <table:table-cell table:formula="of:=IMREAL([.D50])" office:value-type="float" office:value="16.9315895873575" calcext:value-type="float">
            <text:p>16.9315895874</text:p>
          </table:table-cell>
          <table:table-cell table:formula="of:=IMAGINARY([.D50])" office:value-type="float" office:value="16.9298964283994" calcext:value-type="float">
            <text:p>16.9298964284</text:p>
          </table:table-cell>
          <table:table-cell table:number-columns-repeated="5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SIN([.$H$2]/[.$I$2]*[.A51]*2*PI()+[.$I$10])" office:value-type="float" office:value="0.707106781186555" calcext:value-type="float">
            <text:p>0.7071067812</text:p>
          </table:table-cell>
          <table:table-cell table:formula="of:=IF(ROW() &gt; [.$J$2] + 1; [.B51] - OFFSET([.B51]; -[.$J$2]; 0)*[.$L$2]^[.$J$2]; [.B51])" office:value-type="float" office:value="0.707106781186555" calcext:value-type="float">
            <text:p>0.7071067812</text:p>
          </table:table-cell>
          <table:table-cell table:formula="of:=IMSUM(COMPLEX([.C51];0); IMPRODUCT([.D50]; [.$I$8]))" office:value-type="string" office:string-value="17,6353102199432-16,9298964283988i" calcext:value-type="string">
            <text:p>17,6353102199432-16,9298964283988i</text:p>
          </table:table-cell>
          <table:table-cell table:formula="of:=IMABS([.D51])" office:value-type="float" office:value="24.4463813197361" calcext:value-type="float">
            <text:p>24.4463813197</text:p>
          </table:table-cell>
          <table:table-cell table:formula="of:=IMREAL([.D51])" office:value-type="float" office:value="17.6353102199432" calcext:value-type="float">
            <text:p>17.6353102199</text:p>
          </table:table-cell>
          <table:table-cell table:formula="of:=IMAGINARY([.D51])" office:value-type="float" office:value="-16.9298964283988" calcext:value-type="float">
            <text:p>-16.9298964284</text:p>
          </table:table-cell>
          <table:table-cell table:number-columns-repeated="5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SIN([.$H$2]/[.$I$2]*[.A52]*2*PI()+[.$I$10])" office:value-type="float" office:value="-0.707106781186546" calcext:value-type="float">
            <text:p>-0.7071067812</text:p>
          </table:table-cell>
          <table:table-cell table:formula="of:=IF(ROW() &gt; [.$J$2] + 1; [.B52] - OFFSET([.B52]; -[.$J$2]; 0)*[.$L$2]^[.$J$2]; [.B52])" office:value-type="float" office:value="-0.707106781186546" calcext:value-type="float">
            <text:p>-0.7071067812</text:p>
          </table:table-cell>
          <table:table-cell table:formula="of:=IMSUM(COMPLEX([.C52];0); IMPRODUCT([.D51]; [.$I$8]))" office:value-type="string" office:string-value="-17,6353102199425-17,6335466889212i" calcext:value-type="string">
            <text:p>-17,6353102199425-17,6335466889212i</text:p>
          </table:table-cell>
          <table:table-cell table:formula="of:=IMABS([.D52])" office:value-type="float" office:value="24.9388479161322" calcext:value-type="float">
            <text:p>24.9388479161</text:p>
          </table:table-cell>
          <table:table-cell table:formula="of:=IMREAL([.D52])" office:value-type="float" office:value="-17.6353102199425" calcext:value-type="float">
            <text:p>-17.6353102199</text:p>
          </table:table-cell>
          <table:table-cell table:formula="of:=IMAGINARY([.D52])" office:value-type="float" office:value="-17.6335466889212" calcext:value-type="float">
            <text:p>-17.6335466889</text:p>
          </table:table-cell>
          <table:table-cell table:number-columns-repeated="5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SIN([.$H$2]/[.$I$2]*[.A53]*2*PI()+[.$I$10])" office:value-type="float" office:value="-0.707106781186553" calcext:value-type="float">
            <text:p>-0.7071067812</text:p>
          </table:table-cell>
          <table:table-cell table:formula="of:=IF(ROW() &gt; [.$J$2] + 1; [.B53] - OFFSET([.B53]; -[.$J$2]; 0)*[.$L$2]^[.$J$2]; [.B53])" office:value-type="float" office:value="-0.707106781186553" calcext:value-type="float">
            <text:p>-0.7071067812</text:p>
          </table:table-cell>
          <table:table-cell table:formula="of:=IMSUM(COMPLEX([.C53];0); IMPRODUCT([.D52]; [.$I$8]))" office:value-type="string" office:string-value="-18,3388901154389+17,6335466889205i" calcext:value-type="string">
            <text:p>-18,3388901154389+17,6335466889205i</text:p>
          </table:table-cell>
          <table:table-cell table:formula="of:=IMABS([.D53])" office:value-type="float" office:value="25.4412432773338" calcext:value-type="float">
            <text:p>25.4412432773</text:p>
          </table:table-cell>
          <table:table-cell table:formula="of:=IMREAL([.D53])" office:value-type="float" office:value="-18.3388901154389" calcext:value-type="float">
            <text:p>-18.3388901154</text:p>
          </table:table-cell>
          <table:table-cell table:formula="of:=IMAGINARY([.D53])" office:value-type="float" office:value="17.6335466889205" calcext:value-type="float">
            <text:p>17.6335466889</text:p>
          </table:table-cell>
          <table:table-cell table:number-columns-repeated="5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SIN([.$H$2]/[.$I$2]*[.A54]*2*PI()+[.$I$10])" office:value-type="float" office:value="0.707106781186548" calcext:value-type="float">
            <text:p>0.7071067812</text:p>
          </table:table-cell>
          <table:table-cell table:formula="of:=IF(ROW() &gt; [.$J$2] + 1; [.B54] - OFFSET([.B54]; -[.$J$2]; 0)*[.$L$2]^[.$J$2]; [.B54])" office:value-type="float" office:value="0.707106781186548" calcext:value-type="float">
            <text:p>0.7071067812</text:p>
          </table:table-cell>
          <table:table-cell table:formula="of:=IMSUM(COMPLEX([.C54];0); IMPRODUCT([.D53]; [.$I$8]))" office:value-type="string" office:string-value="18,3388901154381+18,3370562264274i" calcext:value-type="string">
            <text:p>18,3388901154381+18,3370562264274i</text:p>
          </table:table-cell>
          <table:table-cell table:formula="of:=IMABS([.D54])" office:value-type="float" office:value="25.9338103971876" calcext:value-type="float">
            <text:p>25.9338103972</text:p>
          </table:table-cell>
          <table:table-cell table:formula="of:=IMREAL([.D54])" office:value-type="float" office:value="18.3388901154381" calcext:value-type="float">
            <text:p>18.3388901154</text:p>
          </table:table-cell>
          <table:table-cell table:formula="of:=IMAGINARY([.D54])" office:value-type="float" office:value="18.3370562264274" calcext:value-type="float">
            <text:p>18.3370562264</text:p>
          </table:table-cell>
          <table:table-cell table:number-columns-repeated="5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SIN([.$H$2]/[.$I$2]*[.A55]*2*PI()+[.$I$10])" office:value-type="float" office:value="0.70710678118655" calcext:value-type="float">
            <text:p>0.7071067812</text:p>
          </table:table-cell>
          <table:table-cell table:formula="of:=IF(ROW() &gt; [.$J$2] + 1; [.B55] - OFFSET([.B55]; -[.$J$2]; 0)*[.$L$2]^[.$J$2]; [.B55])" office:value-type="float" office:value="0.70710678118655" calcext:value-type="float">
            <text:p>0.7071067812</text:p>
          </table:table-cell>
          <table:table-cell table:formula="of:=IMSUM(COMPLEX([.C55];0); IMPRODUCT([.D54]; [.$I$8]))" office:value-type="string" office:string-value="19,0423293019914-18,3370562264266i" calcext:value-type="string">
            <text:p>19,0423293019914-18,3370562264266i</text:p>
          </table:table-cell>
          <table:table-cell table:formula="of:=IMABS([.D55])" office:value-type="float" office:value="26.4359213249058" calcext:value-type="float">
            <text:p>26.4359213249</text:p>
          </table:table-cell>
          <table:table-cell table:formula="of:=IMREAL([.D55])" office:value-type="float" office:value="19.0423293019914" calcext:value-type="float">
            <text:p>19.042329302</text:p>
          </table:table-cell>
          <table:table-cell table:formula="of:=IMAGINARY([.D55])" office:value-type="float" office:value="-18.3370562264266" calcext:value-type="float">
            <text:p>-18.3370562264</text:p>
          </table:table-cell>
          <table:table-cell table:number-columns-repeated="5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SIN([.$H$2]/[.$I$2]*[.A56]*2*PI()+[.$I$10])" office:value-type="float" office:value="-0.707106781186541" calcext:value-type="float">
            <text:p>-0.7071067812</text:p>
          </table:table-cell>
          <table:table-cell table:formula="of:=IF(ROW() &gt; [.$J$2] + 1; [.B56] - OFFSET([.B56]; -[.$J$2]; 0)*[.$L$2]^[.$J$2]; [.B56])" office:value-type="float" office:value="-0.707106781186541" calcext:value-type="float">
            <text:p>-0.7071067812</text:p>
          </table:table-cell>
          <table:table-cell table:formula="of:=IMSUM(COMPLEX([.C56];0); IMPRODUCT([.D55]; [.$I$8]))" office:value-type="string" office:string-value="-19,0423293019905-19,0404250690612i" calcext:value-type="string">
            <text:p>-19,0423293019905-19,0404250690612i</text:p>
          </table:table-cell>
          <table:table-cell table:formula="of:=IMABS([.D56])" office:value-type="float" office:value="26.9285738956964" calcext:value-type="float">
            <text:p>26.9285738957</text:p>
          </table:table-cell>
          <table:table-cell table:formula="of:=IMREAL([.D56])" office:value-type="float" office:value="-19.0423293019905" calcext:value-type="float">
            <text:p>-19.042329302</text:p>
          </table:table-cell>
          <table:table-cell table:formula="of:=IMAGINARY([.D56])" office:value-type="float" office:value="-19.0404250690612" calcext:value-type="float">
            <text:p>-19.0404250691</text:p>
          </table:table-cell>
          <table:table-cell table:number-columns-repeated="5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SIN([.$H$2]/[.$I$2]*[.A57]*2*PI()+[.$I$10])" office:value-type="float" office:value="-0.707106781186548" calcext:value-type="float">
            <text:p>-0.7071067812</text:p>
          </table:table-cell>
          <table:table-cell table:formula="of:=IF(ROW() &gt; [.$J$2] + 1; [.B57] - OFFSET([.B57]; -[.$J$2]; 0)*[.$L$2]^[.$J$2]; [.B57])" office:value-type="float" office:value="-0.707106781186548" calcext:value-type="float">
            <text:p>-0.7071067812</text:p>
          </table:table-cell>
          <table:table-cell table:formula="of:=IMSUM(COMPLEX([.C57];0); IMPRODUCT([.D56]; [.$I$8]))" office:value-type="string" office:string-value="-19,7456278077408+19,0404250690603i" calcext:value-type="string">
            <text:p>-19,7456278077408+19,0404250690603i</text:p>
          </table:table-cell>
          <table:table-cell table:formula="of:=IMABS([.D57])" office:value-type="float" office:value="27.4304138563808" calcext:value-type="float">
            <text:p>27.4304138564</text:p>
          </table:table-cell>
          <table:table-cell table:formula="of:=IMREAL([.D57])" office:value-type="float" office:value="-19.7456278077408" calcext:value-type="float">
            <text:p>-19.7456278077</text:p>
          </table:table-cell>
          <table:table-cell table:formula="of:=IMAGINARY([.D57])" office:value-type="float" office:value="19.0404250690603" calcext:value-type="float">
            <text:p>19.0404250691</text:p>
          </table:table-cell>
          <table:table-cell table:number-columns-repeated="5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SIN([.$H$2]/[.$I$2]*[.A58]*2*PI()+[.$I$10])" office:value-type="float" office:value="0.707106781186543" calcext:value-type="float">
            <text:p>0.7071067812</text:p>
          </table:table-cell>
          <table:table-cell table:formula="of:=IF(ROW() &gt; [.$J$2] + 1; [.B58] - OFFSET([.B58]; -[.$J$2]; 0)*[.$L$2]^[.$J$2]; [.B58])" office:value-type="float" office:value="0.707106781186543" calcext:value-type="float">
            <text:p>0.7071067812</text:p>
          </table:table-cell>
          <table:table-cell table:formula="of:=IMSUM(COMPLEX([.C58];0); IMPRODUCT([.D57]; [.$I$8]))" office:value-type="string" office:string-value="19,7456278077399+19,74365324496i" calcext:value-type="string">
            <text:p>19,7456278077399+19,74365324496i</text:p>
          </table:table-cell>
          <table:table-cell table:formula="of:=IMABS([.D58])" office:value-type="float" office:value="27.923138451453" calcext:value-type="float">
            <text:p>27.9231384515</text:p>
          </table:table-cell>
          <table:table-cell table:formula="of:=IMREAL([.D58])" office:value-type="float" office:value="19.7456278077399" calcext:value-type="float">
            <text:p>19.7456278077</text:p>
          </table:table-cell>
          <table:table-cell table:formula="of:=IMAGINARY([.D58])" office:value-type="float" office:value="19.74365324496" calcext:value-type="float">
            <text:p>19.743653245</text:p>
          </table:table-cell>
          <table:table-cell table:number-columns-repeated="5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SIN([.$H$2]/[.$I$2]*[.A59]*2*PI()+[.$I$10])" office:value-type="float" office:value="0.707106781186556" calcext:value-type="float">
            <text:p>0.7071067812</text:p>
          </table:table-cell>
          <table:table-cell table:formula="of:=IF(ROW() &gt; [.$J$2] + 1; [.B59] - OFFSET([.B59]; -[.$J$2]; 0)*[.$L$2]^[.$J$2]; [.B59])" office:value-type="float" office:value="0.707106781186556" calcext:value-type="float">
            <text:p>0.7071067812</text:p>
          </table:table-cell>
          <table:table-cell table:formula="of:=IMSUM(COMPLEX([.C59];0); IMPRODUCT([.D58]; [.$I$8]))" office:value-type="string" office:string-value="20,4487856608221-19,7436532449591i" calcext:value-type="string">
            <text:p>20,4487856608221-19,7436532449591i</text:p>
          </table:table-cell>
          <table:table-cell table:formula="of:=IMABS([.D59])" office:value-type="float" office:value="28.424719496583" calcext:value-type="float">
            <text:p>28.4247194966</text:p>
          </table:table-cell>
          <table:table-cell table:formula="of:=IMREAL([.D59])" office:value-type="float" office:value="20.4487856608221" calcext:value-type="float">
            <text:p>20.4487856608</text:p>
          </table:table-cell>
          <table:table-cell table:formula="of:=IMAGINARY([.D59])" office:value-type="float" office:value="-19.7436532449591" calcext:value-type="float">
            <text:p>-19.743653245</text:p>
          </table:table-cell>
          <table:table-cell table:number-columns-repeated="5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SIN([.$H$2]/[.$I$2]*[.A60]*2*PI()+[.$I$10])" office:value-type="float" office:value="-0.707106781186546" calcext:value-type="float">
            <text:p>-0.7071067812</text:p>
          </table:table-cell>
          <table:table-cell table:formula="of:=IF(ROW() &gt; [.$J$2] + 1; [.B60] - OFFSET([.B60]; -[.$J$2]; 0)*[.$L$2]^[.$J$2]; [.B60])" office:value-type="float" office:value="-0.707106781186546" calcext:value-type="float">
            <text:p>-0.7071067812</text:p>
          </table:table-cell>
          <table:table-cell table:formula="of:=IMSUM(COMPLEX([.C60];0); IMPRODUCT([.D59]; [.$I$8]))" office:value-type="string" office:string-value="-20,4487856608211-20,446740782256i" calcext:value-type="string">
            <text:p>-20,4487856608211-20,446740782256i</text:p>
          </table:table-cell>
          <table:table-cell table:formula="of:=IMABS([.D60])" office:value-type="float" office:value="28.9175041042441" calcext:value-type="float">
            <text:p>28.9175041042</text:p>
          </table:table-cell>
          <table:table-cell table:formula="of:=IMREAL([.D60])" office:value-type="float" office:value="-20.4487856608211" calcext:value-type="float">
            <text:p>-20.4487856608</text:p>
          </table:table-cell>
          <table:table-cell table:formula="of:=IMAGINARY([.D60])" office:value-type="float" office:value="-20.446740782256" calcext:value-type="float">
            <text:p>-20.4467407823</text:p>
          </table:table-cell>
          <table:table-cell table:number-columns-repeated="5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SIN([.$H$2]/[.$I$2]*[.A61]*2*PI()+[.$I$10])" office:value-type="float" office:value="-0.707106781186553" calcext:value-type="float">
            <text:p>-0.7071067812</text:p>
          </table:table-cell>
          <table:table-cell table:formula="of:=IF(ROW() &gt; [.$J$2] + 1; [.B61] - OFFSET([.B61]; -[.$J$2]; 0)*[.$L$2]^[.$J$2]; [.B61])" office:value-type="float" office:value="-0.707106781186553" calcext:value-type="float">
            <text:p>-0.7071067812</text:p>
          </table:table-cell>
          <table:table-cell table:formula="of:=IMSUM(COMPLEX([.C61];0); IMPRODUCT([.D60]; [.$I$8]))" office:value-type="string" office:string-value="-21,1518028893644+20,446740782255i" calcext:value-type="string">
            <text:p>-21,1518028893644+20,446740782255i</text:p>
          </table:table-cell>
          <table:table-cell table:formula="of:=IMABS([.D61])" office:value-type="float" office:value="29.4188370621147" calcext:value-type="float">
            <text:p>29.4188370621</text:p>
          </table:table-cell>
          <table:table-cell table:formula="of:=IMREAL([.D61])" office:value-type="float" office:value="-21.1518028893644" calcext:value-type="float">
            <text:p>-21.1518028894</text:p>
          </table:table-cell>
          <table:table-cell table:formula="of:=IMAGINARY([.D61])" office:value-type="float" office:value="20.446740782255" calcext:value-type="float">
            <text:p>20.4467407823</text:p>
          </table:table-cell>
          <table:table-cell table:number-columns-repeated="5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SIN([.$H$2]/[.$I$2]*[.A62]*2*PI()+[.$I$10])" office:value-type="float" office:value="0.707106781186538" calcext:value-type="float">
            <text:p>0.7071067812</text:p>
          </table:table-cell>
          <table:table-cell table:formula="of:=IF(ROW() &gt; [.$J$2] + 1; [.B62] - OFFSET([.B62]; -[.$J$2]; 0)*[.$L$2]^[.$J$2]; [.B62])" office:value-type="float" office:value="0.707106781186538" calcext:value-type="float">
            <text:p>0.7071067812</text:p>
          </table:table-cell>
          <table:table-cell table:formula="of:=IMSUM(COMPLEX([.C62];0); IMPRODUCT([.D61]; [.$I$8]))" office:value-type="string" office:string-value="21,1518028893633+21,1496877090755i" calcext:value-type="string">
            <text:p>21,1518028893633+21,1496877090755i</text:p>
          </table:table-cell>
          <table:table-cell table:formula="of:=IMABS([.D62])" office:value-type="float" office:value="29.9116708938484" calcext:value-type="float">
            <text:p>29.9116708938</text:p>
          </table:table-cell>
          <table:table-cell table:formula="of:=IMREAL([.D62])" office:value-type="float" office:value="21.1518028893633" calcext:value-type="float">
            <text:p>21.1518028894</text:p>
          </table:table-cell>
          <table:table-cell table:formula="of:=IMAGINARY([.D62])" office:value-type="float" office:value="21.1496877090755" calcext:value-type="float">
            <text:p>21.1496877091</text:p>
          </table:table-cell>
          <table:table-cell table:number-columns-repeated="5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SIN([.$H$2]/[.$I$2]*[.A63]*2*PI()+[.$I$10])" office:value-type="float" office:value="0.707106781186551" calcext:value-type="float">
            <text:p>0.7071067812</text:p>
          </table:table-cell>
          <table:table-cell table:formula="of:=IF(ROW() &gt; [.$J$2] + 1; [.B63] - OFFSET([.B63]; -[.$J$2]; 0)*[.$L$2]^[.$J$2]; [.B63])" office:value-type="float" office:value="0.707106781186551" calcext:value-type="float">
            <text:p>0.7071067812</text:p>
          </table:table-cell>
          <table:table-cell table:formula="of:=IMSUM(COMPLEX([.C63];0); IMPRODUCT([.D62]; [.$I$8]))" office:value-type="string" office:string-value="21,8546795214911-21,1496877090744i" calcext:value-type="string">
            <text:p>21,8546795214911-21,1496877090744i</text:p>
          </table:table-cell>
          <table:table-cell table:formula="of:=IMABS([.D63])" office:value-type="float" office:value="30.4127655299293" calcext:value-type="float">
            <text:p>30.4127655299</text:p>
          </table:table-cell>
          <table:table-cell table:formula="of:=IMREAL([.D63])" office:value-type="float" office:value="21.8546795214911" calcext:value-type="float">
            <text:p>21.8546795215</text:p>
          </table:table-cell>
          <table:table-cell table:formula="of:=IMAGINARY([.D63])" office:value-type="float" office:value="-21.1496877090744" calcext:value-type="float">
            <text:p>-21.1496877091</text:p>
          </table:table-cell>
          <table:table-cell table:number-columns-repeated="5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SIN([.$H$2]/[.$I$2]*[.A64]*2*PI()+[.$I$10])" office:value-type="float" office:value="-0.70710678118654" calcext:value-type="float">
            <text:p>-0.7071067812</text:p>
          </table:table-cell>
          <table:table-cell table:formula="of:=IF(ROW() &gt; [.$J$2] + 1; [.B64] - OFFSET([.B64]; -[.$J$2]; 0)*[.$L$2]^[.$J$2]; [.B64])" office:value-type="float" office:value="-0.70710678118654" calcext:value-type="float">
            <text:p>-0.7071067812</text:p>
          </table:table-cell>
          <table:table-cell table:formula="of:=IMSUM(COMPLEX([.C64];0); IMPRODUCT([.D63]; [.$I$8]))" office:value-type="string" office:string-value="-21,85467952149-21,852494053539i" calcext:value-type="string">
            <text:p>-21,85467952149-21,852494053539i</text:p>
          </table:table-cell>
          <table:table-cell table:formula="of:=IMABS([.D64])" office:value-type="float" office:value="30.9056388600364" calcext:value-type="float">
            <text:p>30.90563886</text:p>
          </table:table-cell>
          <table:table-cell table:formula="of:=IMREAL([.D64])" office:value-type="float" office:value="-21.85467952149" calcext:value-type="float">
            <text:p>-21.8546795215</text:p>
          </table:table-cell>
          <table:table-cell table:formula="of:=IMAGINARY([.D64])" office:value-type="float" office:value="-21.852494053539" calcext:value-type="float">
            <text:p>-21.8524940535</text:p>
          </table:table-cell>
          <table:table-cell table:number-columns-repeated="5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SIN([.$H$2]/[.$I$2]*[.A65]*2*PI()+[.$I$10])" office:value-type="float" office:value="-0.707106781186548" calcext:value-type="float">
            <text:p>-0.7071067812</text:p>
          </table:table-cell>
          <table:table-cell table:formula="of:=IF(ROW() &gt; [.$J$2] + 1; [.B65] - OFFSET([.B65]; -[.$J$2]; 0)*[.$L$2]^[.$J$2]; [.B65])" office:value-type="float" office:value="-0.707106781186548" calcext:value-type="float">
            <text:p>-0.7071067812</text:p>
          </table:table-cell>
          <table:table-cell table:formula="of:=IMSUM(COMPLEX([.C65];0); IMPRODUCT([.D64]; [.$I$8]))" office:value-type="string" office:string-value="-22,5574155853202+21,8524940535378i" calcext:value-type="string">
            <text:p>-22,5574155853202+21,8524940535378i</text:p>
          </table:table-cell>
          <table:table-cell table:formula="of:=IMABS([.D65])" office:value-type="float" office:value="31.4065040118882" calcext:value-type="float">
            <text:p>31.4065040119</text:p>
          </table:table-cell>
          <table:table-cell table:formula="of:=IMREAL([.D65])" office:value-type="float" office:value="-22.5574155853202" calcext:value-type="float">
            <text:p>-22.5574155853</text:p>
          </table:table-cell>
          <table:table-cell table:formula="of:=IMAGINARY([.D65])" office:value-type="float" office:value="21.8524940535378" calcext:value-type="float">
            <text:p>21.8524940535</text:p>
          </table:table-cell>
          <table:table-cell table:number-columns-repeated="5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SIN([.$H$2]/[.$I$2]*[.A66]*2*PI()+[.$I$10])" office:value-type="float" office:value="0.707106781186543" calcext:value-type="float">
            <text:p>0.7071067812</text:p>
          </table:table-cell>
          <table:table-cell table:formula="of:=IF(ROW() &gt; [.$J$2] + 1; [.B66] - OFFSET([.B66]; -[.$J$2]; 0)*[.$L$2]^[.$J$2]; [.B66])" office:value-type="float" office:value="0.707106781186543" calcext:value-type="float">
            <text:p>0.7071067812</text:p>
          </table:table-cell>
          <table:table-cell table:formula="of:=IMSUM(COMPLEX([.C66];0); IMPRODUCT([.D65]; [.$I$8]))" office:value-type="string" office:string-value="22,5574155853189+22,5551598437617i" calcext:value-type="string">
            <text:p>22,5574155853189+22,5551598437617i</text:p>
          </table:table-cell>
          <table:table-cell table:formula="of:=IMABS([.D66])" office:value-type="float" office:value="31.8994080425708" calcext:value-type="float">
            <text:p>31.8994080426</text:p>
          </table:table-cell>
          <table:table-cell table:formula="of:=IMREAL([.D66])" office:value-type="float" office:value="22.5574155853189" calcext:value-type="float">
            <text:p>22.5574155853</text:p>
          </table:table-cell>
          <table:table-cell table:formula="of:=IMAGINARY([.D66])" office:value-type="float" office:value="22.5551598437617" calcext:value-type="float">
            <text:p>22.5551598438</text:p>
          </table:table-cell>
          <table:table-cell table:number-columns-repeated="5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SIN([.$H$2]/[.$I$2]*[.A67]*2*PI()+[.$I$10])" office:value-type="float" office:value="0.707106781186556" calcext:value-type="float">
            <text:p>0.7071067812</text:p>
          </table:table-cell>
          <table:table-cell table:formula="of:=IF(ROW() &gt; [.$J$2] + 1; [.B67] - OFFSET([.B67]; -[.$J$2]; 0)*[.$L$2]^[.$J$2]; [.B67])" office:value-type="float" office:value="0.707106781186556" calcext:value-type="float">
            <text:p>0.7071067812</text:p>
          </table:table-cell>
          <table:table-cell table:formula="of:=IMSUM(COMPLEX([.C67];0); IMPRODUCT([.D66]; [.$I$8]))" office:value-type="string" office:string-value="23,2600111089639-22,5551598437604i" calcext:value-type="string">
            <text:p>23,2600111089639-22,5551598437604i</text:p>
          </table:table-cell>
          <table:table-cell table:formula="of:=IMABS([.D67])" office:value-type="float" office:value="32.4000517340128" calcext:value-type="float">
            <text:p>32.400051734</text:p>
          </table:table-cell>
          <table:table-cell table:formula="of:=IMREAL([.D67])" office:value-type="float" office:value="23.2600111089639" calcext:value-type="float">
            <text:p>23.260011109</text:p>
          </table:table-cell>
          <table:table-cell table:formula="of:=IMAGINARY([.D67])" office:value-type="float" office:value="-22.5551598437604" calcext:value-type="float">
            <text:p>-22.5551598438</text:p>
          </table:table-cell>
          <table:table-cell table:number-columns-repeated="5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SIN([.$H$2]/[.$I$2]*[.A68]*2*PI()+[.$I$10])" office:value-type="float" office:value="-0.707106781186545" calcext:value-type="float">
            <text:p>-0.7071067812</text:p>
          </table:table-cell>
          <table:table-cell table:formula="of:=IF(ROW() &gt; [.$J$2] + 1; [.B68] - OFFSET([.B68]; -[.$J$2]; 0)*[.$L$2]^[.$J$2]; [.B68])" office:value-type="float" office:value="-0.707106781186545" calcext:value-type="float">
            <text:p>-0.7071067812</text:p>
          </table:table-cell>
          <table:table-cell table:formula="of:=IMSUM(COMPLEX([.C68];0); IMPRODUCT([.D67]; [.$I$8]))" office:value-type="string" office:string-value="-23,2600111089625-23,257685107853i" calcext:value-type="string">
            <text:p>-23,2600111089625-23,257685107853i</text:p>
          </table:table-cell>
          <table:table-cell table:formula="of:=IMABS([.D68])" office:value-type="float" office:value="32.8929784812064" calcext:value-type="float">
            <text:p>32.8929784812</text:p>
          </table:table-cell>
          <table:table-cell table:formula="of:=IMREAL([.D68])" office:value-type="float" office:value="-23.2600111089625" calcext:value-type="float">
            <text:p>-23.260011109</text:p>
          </table:table-cell>
          <table:table-cell table:formula="of:=IMAGINARY([.D68])" office:value-type="float" office:value="-23.257685107853" calcext:value-type="float">
            <text:p>-23.2576851079</text:p>
          </table:table-cell>
          <table:table-cell table:number-columns-repeated="5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SIN([.$H$2]/[.$I$2]*[.A69]*2*PI()+[.$I$10])" office:value-type="float" office:value="-0.707106781186554" calcext:value-type="float">
            <text:p>-0.7071067812</text:p>
          </table:table-cell>
          <table:table-cell table:formula="of:=IF(ROW() &gt; [.$J$2] + 1; [.B69] - OFFSET([.B69]; -[.$J$2]; 0)*[.$L$2]^[.$J$2]; [.B69])" office:value-type="float" office:value="-0.707106781186554" calcext:value-type="float">
            <text:p>-0.7071067812</text:p>
          </table:table-cell>
          <table:table-cell table:formula="of:=IMSUM(COMPLEX([.C69];0); IMPRODUCT([.D68]; [.$I$8]))" office:value-type="string" office:string-value="-23,9624661205288+23,2576851078516i" calcext:value-type="string">
            <text:p>-23,9624661205288+23,2576851078516i</text:p>
          </table:table-cell>
          <table:table-cell table:formula="of:=IMABS([.D69])" office:value-type="float" office:value="33.3934080194501" calcext:value-type="float">
            <text:p>33.3934080195</text:p>
          </table:table-cell>
          <table:table-cell table:formula="of:=IMREAL([.D69])" office:value-type="float" office:value="-23.9624661205288" calcext:value-type="float">
            <text:p>-23.9624661205</text:p>
          </table:table-cell>
          <table:table-cell table:formula="of:=IMAGINARY([.D69])" office:value-type="float" office:value="23.2576851078516" calcext:value-type="float">
            <text:p>23.2576851079</text:p>
          </table:table-cell>
          <table:table-cell table:number-columns-repeated="5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SIN([.$H$2]/[.$I$2]*[.A70]*2*PI()+[.$I$10])" office:value-type="float" office:value="0.707106781186548" calcext:value-type="float">
            <text:p>0.7071067812</text:p>
          </table:table-cell>
          <table:table-cell table:formula="of:=IF(ROW() &gt; [.$J$2] + 1; [.B70] - OFFSET([.B70]; -[.$J$2]; 0)*[.$L$2]^[.$J$2]; [.B70])" office:value-type="float" office:value="0.707106781186548" calcext:value-type="float">
            <text:p>0.7071067812</text:p>
          </table:table-cell>
          <table:table-cell table:formula="of:=IMSUM(COMPLEX([.C70];0); IMPRODUCT([.D69]; [.$I$8]))" office:value-type="string" office:string-value="23,9624661205273+23,9600698739167i" calcext:value-type="string">
            <text:p>23,9624661205273+23,9600698739167i</text:p>
          </table:table-cell>
          <table:table-cell table:formula="of:=IMABS([.D70])" office:value-type="float" office:value="33.8863502156899" calcext:value-type="float">
            <text:p>33.8863502157</text:p>
          </table:table-cell>
          <table:table-cell table:formula="of:=IMREAL([.D70])" office:value-type="float" office:value="23.9624661205273" calcext:value-type="float">
            <text:p>23.9624661205</text:p>
          </table:table-cell>
          <table:table-cell table:formula="of:=IMAGINARY([.D70])" office:value-type="float" office:value="23.9600698739167" calcext:value-type="float">
            <text:p>23.9600698739</text:p>
          </table:table-cell>
          <table:table-cell table:number-columns-repeated="5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SIN([.$H$2]/[.$I$2]*[.A71]*2*PI()+[.$I$10])" office:value-type="float" office:value="0.707106781186551" calcext:value-type="float">
            <text:p>0.7071067812</text:p>
          </table:table-cell>
          <table:table-cell table:formula="of:=IF(ROW() &gt; [.$J$2] + 1; [.B71] - OFFSET([.B71]; -[.$J$2]; 0)*[.$L$2]^[.$J$2]; [.B71])" office:value-type="float" office:value="0.707106781186551" calcext:value-type="float">
            <text:p>0.7071067812</text:p>
          </table:table-cell>
          <table:table-cell table:formula="of:=IMSUM(COMPLEX([.C71];0); IMPRODUCT([.D70]; [.$I$8]))" office:value-type="string" office:string-value="24,6647806481159-23,9600698739152i" calcext:value-type="string">
            <text:p>24,6647806481159-23,9600698739152i</text:p>
          </table:table-cell>
          <table:table-cell table:formula="of:=IMABS([.D71])" office:value-type="float" office:value="34.3865722744005" calcext:value-type="float">
            <text:p>34.3865722744</text:p>
          </table:table-cell>
          <table:table-cell table:formula="of:=IMREAL([.D71])" office:value-type="float" office:value="24.6647806481159" calcext:value-type="float">
            <text:p>24.6647806481</text:p>
          </table:table-cell>
          <table:table-cell table:formula="of:=IMAGINARY([.D71])" office:value-type="float" office:value="-23.9600698739152" calcext:value-type="float">
            <text:p>-23.9600698739</text:p>
          </table:table-cell>
          <table:table-cell table:number-columns-repeated="5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SIN([.$H$2]/[.$I$2]*[.A72]*2*PI()+[.$I$10])" office:value-type="float" office:value="-0.70710678118654" calcext:value-type="float">
            <text:p>-0.7071067812</text:p>
          </table:table-cell>
          <table:table-cell table:formula="of:=IF(ROW() &gt; [.$J$2] + 1; [.B72] - OFFSET([.B72]; -[.$J$2]; 0)*[.$L$2]^[.$J$2]; [.B72])" office:value-type="float" office:value="-0.70710678118654" calcext:value-type="float">
            <text:p>-0.7071067812</text:p>
          </table:table-cell>
          <table:table-cell table:formula="of:=IMSUM(COMPLEX([.C72];0); IMPRODUCT([.D71]; [.$I$8]))" office:value-type="string" office:string-value="-24,6647806481143-24,6623141700511i" calcext:value-type="string">
            <text:p>-24,6647806481143-24,6623141700511i</text:p>
          </table:table-cell>
          <table:table-cell table:formula="of:=IMABS([.D72])" office:value-type="float" office:value="34.8795232857603" calcext:value-type="float">
            <text:p>34.8795232858</text:p>
          </table:table-cell>
          <table:table-cell table:formula="of:=IMREAL([.D72])" office:value-type="float" office:value="-24.6647806481143" calcext:value-type="float">
            <text:p>-24.6647806481</text:p>
          </table:table-cell>
          <table:table-cell table:formula="of:=IMAGINARY([.D72])" office:value-type="float" office:value="-24.6623141700511" calcext:value-type="float">
            <text:p>-24.6623141701</text:p>
          </table:table-cell>
          <table:table-cell table:number-columns-repeated="5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SIN([.$H$2]/[.$I$2]*[.A73]*2*PI()+[.$I$10])" office:value-type="float" office:value="-0.707106781186549" calcext:value-type="float">
            <text:p>-0.7071067812</text:p>
          </table:table-cell>
          <table:table-cell table:formula="of:=IF(ROW() &gt; [.$J$2] + 1; [.B73] - OFFSET([.B73]; -[.$J$2]; 0)*[.$L$2]^[.$J$2]; [.B73])" office:value-type="float" office:value="-0.707106781186549" calcext:value-type="float">
            <text:p>-0.7071067812</text:p>
          </table:table-cell>
          <table:table-cell table:formula="of:=IMSUM(COMPLEX([.C73];0); IMPRODUCT([.D72]; [.$I$8]))" office:value-type="string" office:string-value="-25,3669547198207+24,6623141700495i" calcext:value-type="string">
            <text:p>-25,3669547198207+24,6623141700495i</text:p>
          </table:table-cell>
          <table:table-cell table:formula="of:=IMABS([.D73])" office:value-type="float" office:value="35.3795439764231" calcext:value-type="float">
            <text:p>35.3795439764</text:p>
          </table:table-cell>
          <table:table-cell table:formula="of:=IMREAL([.D73])" office:value-type="float" office:value="-25.3669547198207" calcext:value-type="float">
            <text:p>-25.3669547198</text:p>
          </table:table-cell>
          <table:table-cell table:formula="of:=IMAGINARY([.D73])" office:value-type="float" office:value="24.6623141700495" calcext:value-type="float">
            <text:p>24.66231417</text:p>
          </table:table-cell>
          <table:table-cell table:number-columns-repeated="5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SIN([.$H$2]/[.$I$2]*[.A74]*2*PI()+[.$I$10])" office:value-type="float" office:value="0.707106781186542" calcext:value-type="float">
            <text:p>0.7071067812</text:p>
          </table:table-cell>
          <table:table-cell table:formula="of:=IF(ROW() &gt; [.$J$2] + 1; [.B74] - OFFSET([.B74]; -[.$J$2]; 0)*[.$L$2]^[.$J$2]; [.B74])" office:value-type="float" office:value="0.707106781186542" calcext:value-type="float">
            <text:p>0.7071067812</text:p>
          </table:table-cell>
          <table:table-cell table:formula="of:=IMSUM(COMPLEX([.C74];0); IMPRODUCT([.D73]; [.$I$8]))" office:value-type="string" office:string-value="25,366954719819+25,3644180243487i" calcext:value-type="string">
            <text:p>25,366954719819+25,3644180243487i</text:p>
          </table:table-cell>
          <table:table-cell table:formula="of:=IMABS([.D74])" office:value-type="float" office:value="35.8724977311485" calcext:value-type="float">
            <text:p>35.8724977311</text:p>
          </table:table-cell>
          <table:table-cell table:formula="of:=IMREAL([.D74])" office:value-type="float" office:value="25.366954719819" calcext:value-type="float">
            <text:p>25.3669547198</text:p>
          </table:table-cell>
          <table:table-cell table:formula="of:=IMAGINARY([.D74])" office:value-type="float" office:value="25.3644180243487" calcext:value-type="float">
            <text:p>25.3644180243</text:p>
          </table:table-cell>
          <table:table-cell table:number-columns-repeated="5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SIN([.$H$2]/[.$I$2]*[.A75]*2*PI()+[.$I$10])" office:value-type="float" office:value="0.707106781186556" calcext:value-type="float">
            <text:p>0.7071067812</text:p>
          </table:table-cell>
          <table:table-cell table:formula="of:=IF(ROW() &gt; [.$J$2] + 1; [.B75] - OFFSET([.B75]; -[.$J$2]; 0)*[.$L$2]^[.$J$2]; [.B75])" office:value-type="float" office:value="0.707106781186556" calcext:value-type="float">
            <text:p>0.7071067812</text:p>
          </table:table-cell>
          <table:table-cell table:formula="of:=IMSUM(COMPLEX([.C75];0); IMPRODUCT([.D74]; [.$I$8]))" office:value-type="string" office:string-value="26,0689883637329-25,364418024347i" calcext:value-type="string">
            <text:p>26,0689883637329-25,364418024347i</text:p>
          </table:table-cell>
          <table:table-cell table:formula="of:=IMABS([.D75])" office:value-type="float" office:value="36.3723226646617" calcext:value-type="float">
            <text:p>36.3723226647</text:p>
          </table:table-cell>
          <table:table-cell table:formula="of:=IMREAL([.D75])" office:value-type="float" office:value="26.0689883637329" calcext:value-type="float">
            <text:p>26.0689883637</text:p>
          </table:table-cell>
          <table:table-cell table:formula="of:=IMAGINARY([.D75])" office:value-type="float" office:value="-25.364418024347" calcext:value-type="float">
            <text:p>-25.3644180243</text:p>
          </table:table-cell>
          <table:table-cell table:number-columns-repeated="5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SIN([.$H$2]/[.$I$2]*[.A76]*2*PI()+[.$I$10])" office:value-type="float" office:value="-0.707106781186545" calcext:value-type="float">
            <text:p>-0.7071067812</text:p>
          </table:table-cell>
          <table:table-cell table:formula="of:=IF(ROW() &gt; [.$J$2] + 1; [.B76] - OFFSET([.B76]; -[.$J$2]; 0)*[.$L$2]^[.$J$2]; [.B76])" office:value-type="float" office:value="-0.707106781186545" calcext:value-type="float">
            <text:p>-0.7071067812</text:p>
          </table:table-cell>
          <table:table-cell table:formula="of:=IMSUM(COMPLEX([.C76];0); IMPRODUCT([.D75]; [.$I$8]))" office:value-type="string" office:string-value="-26,0689883637311-26,0663814648965i" calcext:value-type="string">
            <text:p>-26,0689883637311-26,0663814648965i</text:p>
          </table:table-cell>
          <table:table-cell table:formula="of:=IMABS([.D76])" office:value-type="float" office:value="36.8652735915773" calcext:value-type="float">
            <text:p>36.8652735916</text:p>
          </table:table-cell>
          <table:table-cell table:formula="of:=IMREAL([.D76])" office:value-type="float" office:value="-26.0689883637311" calcext:value-type="float">
            <text:p>-26.0689883637</text:p>
          </table:table-cell>
          <table:table-cell table:formula="of:=IMAGINARY([.D76])" office:value-type="float" office:value="-26.0663814648965" calcext:value-type="float">
            <text:p>-26.0663814649</text:p>
          </table:table-cell>
          <table:table-cell table:number-columns-repeated="5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SIN([.$H$2]/[.$I$2]*[.A77]*2*PI()+[.$I$10])" office:value-type="float" office:value="-0.707106781186554" calcext:value-type="float">
            <text:p>-0.7071067812</text:p>
          </table:table-cell>
          <table:table-cell table:formula="of:=IF(ROW() &gt; [.$J$2] + 1; [.B77] - OFFSET([.B77]; -[.$J$2]; 0)*[.$L$2]^[.$J$2]; [.B77])" office:value-type="float" office:value="-0.707106781186554" calcext:value-type="float">
            <text:p>-0.7071067812</text:p>
          </table:table-cell>
          <table:table-cell table:formula="of:=IMSUM(COMPLEX([.C77];0); IMPRODUCT([.D76]; [.$I$8]))" office:value-type="string" office:string-value="-26,7708816079366+26,0663814648947i" calcext:value-type="string">
            <text:p>-26,7708816079366+26,0663814648947i</text:p>
          </table:table-cell>
          <table:table-cell table:formula="of:=IMABS([.D77])" office:value-type="float" office:value="37.3649079316351" calcext:value-type="float">
            <text:p>37.3649079316</text:p>
          </table:table-cell>
          <table:table-cell table:formula="of:=IMREAL([.D77])" office:value-type="float" office:value="-26.7708816079366" calcext:value-type="float">
            <text:p>-26.7708816079</text:p>
          </table:table-cell>
          <table:table-cell table:formula="of:=IMAGINARY([.D77])" office:value-type="float" office:value="26.0663814648947" calcext:value-type="float">
            <text:p>26.0663814649</text:p>
          </table:table-cell>
          <table:table-cell table:number-columns-repeated="5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SIN([.$H$2]/[.$I$2]*[.A78]*2*PI()+[.$I$10])" office:value-type="float" office:value="0.707106781186537" calcext:value-type="float">
            <text:p>0.7071067812</text:p>
          </table:table-cell>
          <table:table-cell table:formula="of:=IF(ROW() &gt; [.$J$2] + 1; [.B78] - OFFSET([.B78]; -[.$J$2]; 0)*[.$L$2]^[.$J$2]; [.B78])" office:value-type="float" office:value="0.707106781186537" calcext:value-type="float">
            <text:p>0.7071067812</text:p>
          </table:table-cell>
          <table:table-cell table:formula="of:=IMSUM(COMPLEX([.C78];0); IMPRODUCT([.D77]; [.$I$8]))" office:value-type="string" office:string-value="26,7708816079347+26,7682045197758i" calcext:value-type="string">
            <text:p>26,7708816079347+26,7682045197758i</text:p>
          </table:table-cell>
          <table:table-cell table:formula="of:=IMABS([.D78])" office:value-type="float" office:value="37.8578509067618" calcext:value-type="float">
            <text:p>37.8578509068</text:p>
          </table:table-cell>
          <table:table-cell table:formula="of:=IMREAL([.D78])" office:value-type="float" office:value="26.7708816079347" calcext:value-type="float">
            <text:p>26.7708816079</text:p>
          </table:table-cell>
          <table:table-cell table:formula="of:=IMAGINARY([.D78])" office:value-type="float" office:value="26.7682045197758" calcext:value-type="float">
            <text:p>26.7682045198</text:p>
          </table:table-cell>
          <table:table-cell table:number-columns-repeated="5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SIN([.$H$2]/[.$I$2]*[.A79]*2*PI()+[.$I$10])" office:value-type="float" office:value="0.707106781186551" calcext:value-type="float">
            <text:p>0.7071067812</text:p>
          </table:table-cell>
          <table:table-cell table:formula="of:=IF(ROW() &gt; [.$J$2] + 1; [.B79] - OFFSET([.B79]; -[.$J$2]; 0)*[.$L$2]^[.$J$2]; [.B79])" office:value-type="float" office:value="0.707106781186551" calcext:value-type="float">
            <text:p>0.7071067812</text:p>
          </table:table-cell>
          <table:table-cell table:formula="of:=IMSUM(COMPLEX([.C79];0); IMPRODUCT([.D78]; [.$I$8]))" office:value-type="string" office:string-value="27,4726344805104-26,7682045197739i" calcext:value-type="string">
            <text:p>27,4726344805104-26,7682045197739i</text:p>
          </table:table-cell>
          <table:table-cell table:formula="of:=IMABS([.D79])" office:value-type="float" office:value="38.3572994163063" calcext:value-type="float">
            <text:p>38.3572994163</text:p>
          </table:table-cell>
          <table:table-cell table:formula="of:=IMREAL([.D79])" office:value-type="float" office:value="27.4726344805104" calcext:value-type="float">
            <text:p>27.4726344805</text:p>
          </table:table-cell>
          <table:table-cell table:formula="of:=IMAGINARY([.D79])" office:value-type="float" office:value="-26.7682045197739" calcext:value-type="float">
            <text:p>-26.7682045198</text:p>
          </table:table-cell>
          <table:table-cell table:number-columns-repeated="5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SIN([.$H$2]/[.$I$2]*[.A80]*2*PI()+[.$I$10])" office:value-type="float" office:value="-0.70710678118654" calcext:value-type="float">
            <text:p>-0.7071067812</text:p>
          </table:table-cell>
          <table:table-cell table:formula="of:=IF(ROW() &gt; [.$J$2] + 1; [.B80] - OFFSET([.B80]; -[.$J$2]; 0)*[.$L$2]^[.$J$2]; [.B80])" office:value-type="float" office:value="-0.70710678118654" calcext:value-type="float">
            <text:p>-0.7071067812</text:p>
          </table:table-cell>
          <table:table-cell table:formula="of:=IMSUM(COMPLEX([.C80];0); IMPRODUCT([.D79]; [.$I$8]))" office:value-type="string" office:string-value="-27,4726344805084-27,4698872170624i" calcext:value-type="string">
            <text:p>-27,4726344805084-27,4698872170624i</text:p>
          </table:table-cell>
          <table:table-cell table:formula="of:=IMABS([.D80])" office:value-type="float" office:value="38.850229716409" calcext:value-type="float">
            <text:p>38.8502297164</text:p>
          </table:table-cell>
          <table:table-cell table:formula="of:=IMREAL([.D80])" office:value-type="float" office:value="-27.4726344805084" calcext:value-type="float">
            <text:p>-27.4726344805</text:p>
          </table:table-cell>
          <table:table-cell table:formula="of:=IMAGINARY([.D80])" office:value-type="float" office:value="-27.4698872170624" calcext:value-type="float">
            <text:p>-27.4698872171</text:p>
          </table:table-cell>
          <table:table-cell table:number-columns-repeated="5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SIN([.$H$2]/[.$I$2]*[.A81]*2*PI()+[.$I$10])" office:value-type="float" office:value="-0.707106781186549" calcext:value-type="float">
            <text:p>-0.7071067812</text:p>
          </table:table-cell>
          <table:table-cell table:formula="of:=IF(ROW() &gt; [.$J$2] + 1; [.B81] - OFFSET([.B81]; -[.$J$2]; 0)*[.$L$2]^[.$J$2]; [.B81])" office:value-type="float" office:value="-0.707106781186549" calcext:value-type="float">
            <text:p>-0.7071067812</text:p>
          </table:table-cell>
          <table:table-cell table:formula="of:=IMSUM(COMPLEX([.C81];0); IMPRODUCT([.D80]; [.$I$8]))" office:value-type="string" office:string-value="-28,1742470095272+27,4698872170604i" calcext:value-type="string">
            <text:p>-28,1742470095272+27,4698872170604i</text:p>
          </table:table-cell>
          <table:table-cell table:formula="of:=IMABS([.D81])" office:value-type="float" office:value="39.349496798204" calcext:value-type="float">
            <text:p>39.3494967982</text:p>
          </table:table-cell>
          <table:table-cell table:formula="of:=IMREAL([.D81])" office:value-type="float" office:value="-28.1742470095272" calcext:value-type="float">
            <text:p>-28.1742470095</text:p>
          </table:table-cell>
          <table:table-cell table:formula="of:=IMAGINARY([.D81])" office:value-type="float" office:value="27.4698872170604" calcext:value-type="float">
            <text:p>27.4698872171</text:p>
          </table:table-cell>
          <table:table-cell table:number-columns-repeated="5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SIN([.$H$2]/[.$I$2]*[.A82]*2*PI()+[.$I$10])" office:value-type="float" office:value="0.707106781186542" calcext:value-type="float">
            <text:p>0.7071067812</text:p>
          </table:table-cell>
          <table:table-cell table:formula="of:=IF(ROW() &gt; [.$J$2] + 1; [.B82] - OFFSET([.B82]; -[.$J$2]; 0)*[.$L$2]^[.$J$2]; [.B82])" office:value-type="float" office:value="0.707106781186542" calcext:value-type="float">
            <text:p>0.7071067812</text:p>
          </table:table-cell>
          <table:table-cell table:formula="of:=IMSUM(COMPLEX([.C82];0); IMPRODUCT([.D81]; [.$I$8]))" office:value-type="string" office:string-value="28,1742470095252+28,1714295848262i" calcext:value-type="string">
            <text:p>28,1742470095252+28,1714295848262i</text:p>
          </table:table-cell>
          <table:table-cell table:formula="of:=IMABS([.D82])" office:value-type="float" office:value="39.842410060218" calcext:value-type="float">
            <text:p>39.8424100602</text:p>
          </table:table-cell>
          <table:table-cell table:formula="of:=IMREAL([.D82])" office:value-type="float" office:value="28.1742470095252" calcext:value-type="float">
            <text:p>28.1742470095</text:p>
          </table:table-cell>
          <table:table-cell table:formula="of:=IMAGINARY([.D82])" office:value-type="float" office:value="28.1714295848262" calcext:value-type="float">
            <text:p>28.1714295848</text:p>
          </table:table-cell>
          <table:table-cell table:number-columns-repeated="5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SIN([.$H$2]/[.$I$2]*[.A83]*2*PI()+[.$I$10])" office:value-type="float" office:value="0.707106781186557" calcext:value-type="float">
            <text:p>0.7071067812</text:p>
          </table:table-cell>
          <table:table-cell table:formula="of:=IF(ROW() &gt; [.$J$2] + 1; [.B83] - OFFSET([.B83]; -[.$J$2]; 0)*[.$L$2]^[.$J$2]; [.B83])" office:value-type="float" office:value="0.707106781186557" calcext:value-type="float">
            <text:p>0.7071067812</text:p>
          </table:table-cell>
          <table:table-cell table:formula="of:=IMSUM(COMPLEX([.C83];0); IMPRODUCT([.D82]; [.$I$8]))" office:value-type="string" office:string-value="28,8757192230543-28,1714295848242i" calcext:value-type="string">
            <text:p>28,8757192230543-28,1714295848242i</text:p>
          </table:table-cell>
          <table:table-cell table:formula="of:=IMABS([.D83])" office:value-type="float" office:value="40.3414997924145" calcext:value-type="float">
            <text:p>40.3414997924</text:p>
          </table:table-cell>
          <table:table-cell table:formula="of:=IMREAL([.D83])" office:value-type="float" office:value="28.8757192230543" calcext:value-type="float">
            <text:p>28.8757192231</text:p>
          </table:table-cell>
          <table:table-cell table:formula="of:=IMAGINARY([.D83])" office:value-type="float" office:value="-28.1714295848242" calcext:value-type="float">
            <text:p>-28.1714295848</text:p>
          </table:table-cell>
          <table:table-cell table:number-columns-repeated="5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SIN([.$H$2]/[.$I$2]*[.A84]*2*PI()+[.$I$10])" office:value-type="float" office:value="-0.707106781186535" calcext:value-type="float">
            <text:p>-0.7071067812</text:p>
          </table:table-cell>
          <table:table-cell table:formula="of:=IF(ROW() &gt; [.$J$2] + 1; [.B84] - OFFSET([.B84]; -[.$J$2]; 0)*[.$L$2]^[.$J$2]; [.B84])" office:value-type="float" office:value="-0.707106781186535" calcext:value-type="float">
            <text:p>-0.7071067812</text:p>
          </table:table-cell>
          <table:table-cell table:formula="of:=IMSUM(COMPLEX([.C84];0); IMPRODUCT([.D83]; [.$I$8]))" office:value-type="string" office:string-value="-28,8757192230522-28,872831651132i" calcext:value-type="string">
            <text:p>-28,8757192230522-28,872831651132i</text:p>
          </table:table-cell>
          <table:table-cell table:formula="of:=IMABS([.D84])" office:value-type="float" office:value="40.8343919778801" calcext:value-type="float">
            <text:p>40.8343919779</text:p>
          </table:table-cell>
          <table:table-cell table:formula="of:=IMREAL([.D84])" office:value-type="float" office:value="-28.8757192230522" calcext:value-type="float">
            <text:p>-28.8757192231</text:p>
          </table:table-cell>
          <table:table-cell table:formula="of:=IMAGINARY([.D84])" office:value-type="float" office:value="-28.872831651132" calcext:value-type="float">
            <text:p>-28.8728316511</text:p>
          </table:table-cell>
          <table:table-cell table:number-columns-repeated="5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SIN([.$H$2]/[.$I$2]*[.A85]*2*PI()+[.$I$10])" office:value-type="float" office:value="-0.707106781186544" calcext:value-type="float">
            <text:p>-0.7071067812</text:p>
          </table:table-cell>
          <table:table-cell table:formula="of:=IF(ROW() &gt; [.$J$2] + 1; [.B85] - OFFSET([.B85]; -[.$J$2]; 0)*[.$L$2]^[.$J$2]; [.B85])" office:value-type="float" office:value="-0.707106781186544" calcext:value-type="float">
            <text:p>-0.7071067812</text:p>
          </table:table-cell>
          <table:table-cell table:formula="of:=IMSUM(COMPLEX([.C85];0); IMPRODUCT([.D84]; [.$I$8]))" office:value-type="string" office:string-value="-29,5770511491534+28,8728316511299i" calcext:value-type="string">
            <text:p>-29,5770511491534+28,8728316511299i</text:p>
          </table:table-cell>
          <table:table-cell table:formula="of:=IMABS([.D85])" office:value-type="float" office:value="41.3333081452976" calcext:value-type="float">
            <text:p>41.3333081453</text:p>
          </table:table-cell>
          <table:table-cell table:formula="of:=IMREAL([.D85])" office:value-type="float" office:value="-29.5770511491534" calcext:value-type="float">
            <text:p>-29.5770511492</text:p>
          </table:table-cell>
          <table:table-cell table:formula="of:=IMAGINARY([.D85])" office:value-type="float" office:value="28.8728316511299" calcext:value-type="float">
            <text:p>28.8728316511</text:p>
          </table:table-cell>
          <table:table-cell table:number-columns-repeated="5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SIN([.$H$2]/[.$I$2]*[.A86]*2*PI()+[.$I$10])" office:value-type="float" office:value="0.707106781186547" calcext:value-type="float">
            <text:p>0.7071067812</text:p>
          </table:table-cell>
          <table:table-cell table:formula="of:=IF(ROW() &gt; [.$J$2] + 1; [.B86] - OFFSET([.B86]; -[.$J$2]; 0)*[.$L$2]^[.$J$2]; [.B86])" office:value-type="float" office:value="0.707106781186547" calcext:value-type="float">
            <text:p>0.7071067812</text:p>
          </table:table-cell>
          <table:table-cell table:formula="of:=IMSUM(COMPLEX([.C86];0); IMPRODUCT([.D85]; [.$I$8]))" office:value-type="string" office:string-value="29,5770511491513+29,5740934440385i" calcext:value-type="string">
            <text:p>29,5770511491513+29,5740934440385i</text:p>
          </table:table-cell>
          <table:table-cell table:formula="of:=IMABS([.D86])" office:value-type="float" office:value="41.8261755090784" calcext:value-type="float">
            <text:p>41.8261755091</text:p>
          </table:table-cell>
          <table:table-cell table:formula="of:=IMREAL([.D86])" office:value-type="float" office:value="29.5770511491513" calcext:value-type="float">
            <text:p>29.5770511492</text:p>
          </table:table-cell>
          <table:table-cell table:formula="of:=IMAGINARY([.D86])" office:value-type="float" office:value="29.5740934440385" calcext:value-type="float">
            <text:p>29.574093444</text:p>
          </table:table-cell>
          <table:table-cell table:number-columns-repeated="5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SIN([.$H$2]/[.$I$2]*[.A87]*2*PI()+[.$I$10])" office:value-type="float" office:value="0.707106781186552" calcext:value-type="float">
            <text:p>0.7071067812</text:p>
          </table:table-cell>
          <table:table-cell table:formula="of:=IF(ROW() &gt; [.$J$2] + 1; [.B87] - OFFSET([.B87]; -[.$J$2]; 0)*[.$L$2]^[.$J$2]; [.B87])" office:value-type="float" office:value="0.707106781186552" calcext:value-type="float">
            <text:p>0.7071067812</text:p>
          </table:table-cell>
          <table:table-cell table:formula="of:=IMSUM(COMPLEX([.C87];0); IMPRODUCT([.D86]; [.$I$8]))" office:value-type="string" office:string-value="30,2782428158807-29,5740934440364i" calcext:value-type="string">
            <text:p>30,2782428158807-29,5740934440364i</text:p>
          </table:table-cell>
          <table:table-cell table:formula="of:=IMABS([.D87])" office:value-type="float" office:value="42.3249216308079" calcext:value-type="float">
            <text:p>42.3249216308</text:p>
          </table:table-cell>
          <table:table-cell table:formula="of:=IMREAL([.D87])" office:value-type="float" office:value="30.2782428158807" calcext:value-type="float">
            <text:p>30.2782428159</text:p>
          </table:table-cell>
          <table:table-cell table:formula="of:=IMAGINARY([.D87])" office:value-type="float" office:value="-29.5740934440364" calcext:value-type="float">
            <text:p>-29.574093444</text:p>
          </table:table-cell>
          <table:table-cell table:number-columns-repeated="5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SIN([.$H$2]/[.$I$2]*[.A88]*2*PI()+[.$I$10])" office:value-type="float" office:value="-0.707106781186539" calcext:value-type="float">
            <text:p>-0.7071067812</text:p>
          </table:table-cell>
          <table:table-cell table:formula="of:=IF(ROW() &gt; [.$J$2] + 1; [.B88] - OFFSET([.B88]; -[.$J$2]; 0)*[.$L$2]^[.$J$2]; [.B88])" office:value-type="float" office:value="-0.707106781186539" calcext:value-type="float">
            <text:p>-0.7071067812</text:p>
          </table:table-cell>
          <table:table-cell table:formula="of:=IMSUM(COMPLEX([.C88];0); IMPRODUCT([.D87]; [.$I$8]))" office:value-type="string" office:string-value="-30,2782428158785-30,2752149915991i" calcext:value-type="string">
            <text:p>-30,2782428158785-30,2752149915991i</text:p>
          </table:table-cell>
          <table:table-cell table:formula="of:=IMABS([.D88])" office:value-type="float" office:value="42.8177606934885" calcext:value-type="float">
            <text:p>42.8177606935</text:p>
          </table:table-cell>
          <table:table-cell table:formula="of:=IMREAL([.D88])" office:value-type="float" office:value="-30.2782428158785" calcext:value-type="float">
            <text:p>-30.2782428159</text:p>
          </table:table-cell>
          <table:table-cell table:formula="of:=IMAGINARY([.D88])" office:value-type="float" office:value="-30.2752149915991" calcext:value-type="float">
            <text:p>-30.2752149916</text:p>
          </table:table-cell>
          <table:table-cell table:number-columns-repeated="5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SIN([.$H$2]/[.$I$2]*[.A89]*2*PI()+[.$I$10])" office:value-type="float" office:value="-0.707106781186559" calcext:value-type="float">
            <text:p>-0.7071067812</text:p>
          </table:table-cell>
          <table:table-cell table:formula="of:=IF(ROW() &gt; [.$J$2] + 1; [.B89] - OFFSET([.B89]; -[.$J$2]; 0)*[.$L$2]^[.$J$2]; [.B89])" office:value-type="float" office:value="-0.707106781186559" calcext:value-type="float">
            <text:p>-0.7071067812</text:p>
          </table:table-cell>
          <table:table-cell table:formula="of:=IMSUM(COMPLEX([.C89];0); IMPRODUCT([.D88]; [.$I$8]))" office:value-type="string" office:string-value="-30,9792942512865+30,2752149915969i" calcext:value-type="string">
            <text:p>-30,9792942512865+30,2752149915969i</text:p>
          </table:table-cell>
          <table:table-cell table:formula="of:=IMABS([.D89])" office:value-type="float" office:value="43.3163400473217" calcext:value-type="float">
            <text:p>43.3163400473</text:p>
          </table:table-cell>
          <table:table-cell table:formula="of:=IMREAL([.D89])" office:value-type="float" office:value="-30.9792942512865" calcext:value-type="float">
            <text:p>-30.9792942513</text:p>
          </table:table-cell>
          <table:table-cell table:formula="of:=IMAGINARY([.D89])" office:value-type="float" office:value="30.2752149915969" calcext:value-type="float">
            <text:p>30.2752149916</text:p>
          </table:table-cell>
          <table:table-cell table:number-columns-repeated="5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SIN([.$H$2]/[.$I$2]*[.A90]*2*PI()+[.$I$10])" office:value-type="float" office:value="0.707106781186532" calcext:value-type="float">
            <text:p>0.7071067812</text:p>
          </table:table-cell>
          <table:table-cell table:formula="of:=IF(ROW() &gt; [.$J$2] + 1; [.B90] - OFFSET([.B90]; -[.$J$2]; 0)*[.$L$2]^[.$J$2]; [.B90])" office:value-type="float" office:value="0.707106781186532" calcext:value-type="float">
            <text:p>0.7071067812</text:p>
          </table:table-cell>
          <table:table-cell table:formula="of:=IMSUM(COMPLEX([.C90];0); IMPRODUCT([.D89]; [.$I$8]))" office:value-type="string" office:string-value="30,9792942512842+30,9761963218614i" calcext:value-type="string">
            <text:p>30,9792942512842+30,9761963218614i</text:p>
          </table:table-cell>
          <table:table-cell table:formula="of:=IMABS([.D90])" office:value-type="float" office:value="43.8091475707774" calcext:value-type="float">
            <text:p>43.8091475708</text:p>
          </table:table-cell>
          <table:table-cell table:formula="of:=IMREAL([.D90])" office:value-type="float" office:value="30.9792942512842" calcext:value-type="float">
            <text:p>30.9792942513</text:p>
          </table:table-cell>
          <table:table-cell table:formula="of:=IMAGINARY([.D90])" office:value-type="float" office:value="30.9761963218614" calcext:value-type="float">
            <text:p>30.9761963219</text:p>
          </table:table-cell>
          <table:table-cell table:number-columns-repeated="5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SIN([.$H$2]/[.$I$2]*[.A91]*2*PI()+[.$I$10])" office:value-type="float" office:value="0.707106781186547" calcext:value-type="float">
            <text:p>0.7071067812</text:p>
          </table:table-cell>
          <table:table-cell table:formula="of:=IF(ROW() &gt; [.$J$2] + 1; [.B91] - OFFSET([.B91]; -[.$J$2]; 0)*[.$L$2]^[.$J$2]; [.B91])" office:value-type="float" office:value="0.707106781186547" calcext:value-type="float">
            <text:p>0.7071067812</text:p>
          </table:table-cell>
          <table:table-cell table:formula="of:=IMSUM(COMPLEX([.C91];0); IMPRODUCT([.D90]; [.$I$8]))" office:value-type="string" office:string-value="31,6802054834157-30,9761963218591i" calcext:value-type="string">
            <text:p>31,6802054834157-30,9761963218591i</text:p>
          </table:table-cell>
          <table:table-cell table:formula="of:=IMABS([.D91])" office:value-type="float" office:value="44.3075632148937" calcext:value-type="float">
            <text:p>44.3075632149</text:p>
          </table:table-cell>
          <table:table-cell table:formula="of:=IMREAL([.D91])" office:value-type="float" office:value="31.6802054834157" calcext:value-type="float">
            <text:p>31.6802054834</text:p>
          </table:table-cell>
          <table:table-cell table:formula="of:=IMAGINARY([.D91])" office:value-type="float" office:value="-30.9761963218591" calcext:value-type="float">
            <text:p>-30.9761963219</text:p>
          </table:table-cell>
          <table:table-cell table:number-columns-repeated="5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SIN([.$H$2]/[.$I$2]*[.A92]*2*PI()+[.$I$10])" office:value-type="float" office:value="-0.707106781186544" calcext:value-type="float">
            <text:p>-0.7071067812</text:p>
          </table:table-cell>
          <table:table-cell table:formula="of:=IF(ROW() &gt; [.$J$2] + 1; [.B92] - OFFSET([.B92]; -[.$J$2]; 0)*[.$L$2]^[.$J$2]; [.B92])" office:value-type="float" office:value="-0.707106781186544" calcext:value-type="float">
            <text:p>-0.7071067812</text:p>
          </table:table-cell>
          <table:table-cell table:formula="of:=IMSUM(COMPLEX([.C92];0); IMPRODUCT([.D91]; [.$I$8]))" office:value-type="string" office:string-value="-31,6802054834134-31,6770374628674i" calcext:value-type="string">
            <text:p>-31,6802054834134-31,6770374628674i</text:p>
          </table:table-cell>
          <table:table-cell table:formula="of:=IMABS([.D92])" office:value-type="float" office:value="44.8003361806047" calcext:value-type="float">
            <text:p>44.8003361806</text:p>
          </table:table-cell>
          <table:table-cell table:formula="of:=IMREAL([.D92])" office:value-type="float" office:value="-31.6802054834134" calcext:value-type="float">
            <text:p>-31.6802054834</text:p>
          </table:table-cell>
          <table:table-cell table:formula="of:=IMAGINARY([.D92])" office:value-type="float" office:value="-31.6770374628674" calcext:value-type="float">
            <text:p>-31.6770374629</text:p>
          </table:table-cell>
          <table:table-cell table:number-columns-repeated="5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SIN([.$H$2]/[.$I$2]*[.A93]*2*PI()+[.$I$10])" office:value-type="float" office:value="-0.707106781186555" calcext:value-type="float">
            <text:p>-0.7071067812</text:p>
          </table:table-cell>
          <table:table-cell table:formula="of:=IF(ROW() &gt; [.$J$2] + 1; [.B93] - OFFSET([.B93]; -[.$J$2]; 0)*[.$L$2]^[.$J$2]; [.B93])" office:value-type="float" office:value="-0.707106781186555" calcext:value-type="float">
            <text:p>-0.7071067812</text:p>
          </table:table-cell>
          <table:table-cell table:formula="of:=IMSUM(COMPLEX([.C93];0); IMPRODUCT([.D92]; [.$I$8]))" office:value-type="string" office:string-value="-32,3809765403077+31,6770374628651i" calcext:value-type="string">
            <text:p>-32,3809765403077+31,6770374628651i</text:p>
          </table:table-cell>
          <table:table-cell table:formula="of:=IMABS([.D93])" office:value-type="float" office:value="45.2985909728737" calcext:value-type="float">
            <text:p>45.2985909729</text:p>
          </table:table-cell>
          <table:table-cell table:formula="of:=IMREAL([.D93])" office:value-type="float" office:value="-32.3809765403077" calcext:value-type="float">
            <text:p>-32.3809765403</text:p>
          </table:table-cell>
          <table:table-cell table:formula="of:=IMAGINARY([.D93])" office:value-type="float" office:value="31.6770374628651" calcext:value-type="float">
            <text:p>31.6770374629</text:p>
          </table:table-cell>
          <table:table-cell table:number-columns-repeated="5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SIN([.$H$2]/[.$I$2]*[.A94]*2*PI()+[.$I$10])" office:value-type="float" office:value="0.707106781186537" calcext:value-type="float">
            <text:p>0.7071067812</text:p>
          </table:table-cell>
          <table:table-cell table:formula="of:=IF(ROW() &gt; [.$J$2] + 1; [.B94] - OFFSET([.B94]; -[.$J$2]; 0)*[.$L$2]^[.$J$2]; [.B94])" office:value-type="float" office:value="0.707106781186537" calcext:value-type="float">
            <text:p>0.7071067812</text:p>
          </table:table-cell>
          <table:table-cell table:formula="of:=IMSUM(COMPLEX([.C94];0); IMPRODUCT([.D93]; [.$I$8]))" office:value-type="string" office:string-value="32,3809765403053+32,3777384426537i" calcext:value-type="string">
            <text:p>32,3809765403053+32,3777384426537i</text:p>
          </table:table-cell>
          <table:table-cell table:formula="of:=IMABS([.D94])" office:value-type="float" office:value="45.7913265626221" calcext:value-type="float">
            <text:p>45.7913265626</text:p>
          </table:table-cell>
          <table:table-cell table:formula="of:=IMREAL([.D94])" office:value-type="float" office:value="32.3809765403053" calcext:value-type="float">
            <text:p>32.3809765403</text:p>
          </table:table-cell>
          <table:table-cell table:formula="of:=IMAGINARY([.D94])" office:value-type="float" office:value="32.3777384426537" calcext:value-type="float">
            <text:p>32.3777384427</text:p>
          </table:table-cell>
          <table:table-cell table:number-columns-repeated="5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SIN([.$H$2]/[.$I$2]*[.A95]*2*PI()+[.$I$10])" office:value-type="float" office:value="0.707106781186562" calcext:value-type="float">
            <text:p>0.7071067812</text:p>
          </table:table-cell>
          <table:table-cell table:formula="of:=IF(ROW() &gt; [.$J$2] + 1; [.B95] - OFFSET([.B95]; -[.$J$2]; 0)*[.$L$2]^[.$J$2]; [.B95])" office:value-type="float" office:value="0.707106781186562" calcext:value-type="float">
            <text:p>0.7071067812</text:p>
          </table:table-cell>
          <table:table-cell table:formula="of:=IMSUM(COMPLEX([.C95];0); IMPRODUCT([.D94]; [.$I$8]))" office:value-type="string" office:string-value="33,081607449996-32,3777384426513i" calcext:value-type="string">
            <text:p>33,081607449996-32,3777384426513i</text:p>
          </table:table-cell>
          <table:table-cell table:formula="of:=IMABS([.D95])" office:value-type="float" office:value="46.2894231778316" calcext:value-type="float">
            <text:p>46.2894231778</text:p>
          </table:table-cell>
          <table:table-cell table:formula="of:=IMREAL([.D95])" office:value-type="float" office:value="33.081607449996" calcext:value-type="float">
            <text:p>33.08160745</text:p>
          </table:table-cell>
          <table:table-cell table:formula="of:=IMAGINARY([.D95])" office:value-type="float" office:value="-32.3777384426513" calcext:value-type="float">
            <text:p>-32.3777384427</text:p>
          </table:table-cell>
          <table:table-cell table:number-columns-repeated="5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SIN([.$H$2]/[.$I$2]*[.A96]*2*PI()+[.$I$10])" office:value-type="float" office:value="-0.707106781186549" calcext:value-type="float">
            <text:p>-0.7071067812</text:p>
          </table:table-cell>
          <table:table-cell table:formula="of:=IF(ROW() &gt; [.$J$2] + 1; [.B96] - OFFSET([.B96]; -[.$J$2]; 0)*[.$L$2]^[.$J$2]; [.B96])" office:value-type="float" office:value="-0.707106781186549" calcext:value-type="float">
            <text:p>-0.7071067812</text:p>
          </table:table-cell>
          <table:table-cell table:formula="of:=IMSUM(COMPLEX([.C96];0); IMPRODUCT([.D95]; [.$I$8]))" office:value-type="string" office:string-value="-33,0816074499935-33,078299289251i" calcext:value-type="string">
            <text:p>-33,0816074499935-33,078299289251i</text:p>
          </table:table-cell>
          <table:table-cell table:formula="of:=IMABS([.D96])" office:value-type="float" office:value="46.7821187564728" calcext:value-type="float">
            <text:p>46.7821187565</text:p>
          </table:table-cell>
          <table:table-cell table:formula="of:=IMREAL([.D96])" office:value-type="float" office:value="-33.0816074499935" calcext:value-type="float">
            <text:p>-33.08160745</text:p>
          </table:table-cell>
          <table:table-cell table:formula="of:=IMAGINARY([.D96])" office:value-type="float" office:value="-33.078299289251" calcext:value-type="float">
            <text:p>-33.0782992893</text:p>
          </table:table-cell>
          <table:table-cell table:number-columns-repeated="5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SIN([.$H$2]/[.$I$2]*[.A97]*2*PI()+[.$I$10])" office:value-type="float" office:value="-0.70710678118655" calcext:value-type="float">
            <text:p>-0.7071067812</text:p>
          </table:table-cell>
          <table:table-cell table:formula="of:=IF(ROW() &gt; [.$J$2] + 1; [.B97] - OFFSET([.B97]; -[.$J$2]; 0)*[.$L$2]^[.$J$2]; [.B97])" office:value-type="float" office:value="-0.70710678118655" calcext:value-type="float">
            <text:p>-0.7071067812</text:p>
          </table:table-cell>
          <table:table-cell table:formula="of:=IMSUM(COMPLEX([.C97];0); IMPRODUCT([.D96]; [.$I$8]))" office:value-type="string" office:string-value="-33,7820982405087+33,0782992892485i" calcext:value-type="string">
            <text:p>-33,7820982405087+33,0782992892485i</text:p>
          </table:table-cell>
          <table:table-cell table:formula="of:=IMABS([.D97])" office:value-type="float" office:value="47.280059701744" calcext:value-type="float">
            <text:p>47.2800597017</text:p>
          </table:table-cell>
          <table:table-cell table:formula="of:=IMREAL([.D97])" office:value-type="float" office:value="-33.7820982405087" calcext:value-type="float">
            <text:p>-33.7820982405</text:p>
          </table:table-cell>
          <table:table-cell table:formula="of:=IMAGINARY([.D97])" office:value-type="float" office:value="33.0782992892485" calcext:value-type="float">
            <text:p>33.0782992892</text:p>
          </table:table-cell>
          <table:table-cell table:number-columns-repeated="5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SIN([.$H$2]/[.$I$2]*[.A98]*2*PI()+[.$I$10])" office:value-type="float" office:value="0.707106781186541" calcext:value-type="float">
            <text:p>0.7071067812</text:p>
          </table:table-cell>
          <table:table-cell table:formula="of:=IF(ROW() &gt; [.$J$2] + 1; [.B98] - OFFSET([.B98]; -[.$J$2]; 0)*[.$L$2]^[.$J$2]; [.B98])" office:value-type="float" office:value="0.707106781186541" calcext:value-type="float">
            <text:p>0.7071067812</text:p>
          </table:table-cell>
          <table:table-cell table:formula="of:=IMSUM(COMPLEX([.C98];0); IMPRODUCT([.D97]; [.$I$8]))" office:value-type="string" office:string-value="33,7820982405061+33,7787200306847i" calcext:value-type="string">
            <text:p>33,7820982405061+33,7787200306847i</text:p>
          </table:table-cell>
          <table:table-cell table:formula="of:=IMABS([.D98])" office:value-type="float" office:value="47.7727128017929" calcext:value-type="float">
            <text:p>47.7727128018</text:p>
          </table:table-cell>
          <table:table-cell table:formula="of:=IMREAL([.D98])" office:value-type="float" office:value="33.7820982405061" calcext:value-type="float">
            <text:p>33.7820982405</text:p>
          </table:table-cell>
          <table:table-cell table:formula="of:=IMAGINARY([.D98])" office:value-type="float" office:value="33.7787200306847" calcext:value-type="float">
            <text:p>33.7787200307</text:p>
          </table:table-cell>
          <table:table-cell table:number-columns-repeated="5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SIN([.$H$2]/[.$I$2]*[.A99]*2*PI()+[.$I$10])" office:value-type="float" office:value="0.707106781186557" calcext:value-type="float">
            <text:p>0.7071067812</text:p>
          </table:table-cell>
          <table:table-cell table:formula="of:=IF(ROW() &gt; [.$J$2] + 1; [.B99] - OFFSET([.B99]; -[.$J$2]; 0)*[.$L$2]^[.$J$2]; [.B99])" office:value-type="float" office:value="0.707106781186557" calcext:value-type="float">
            <text:p>0.7071067812</text:p>
          </table:table-cell>
          <table:table-cell table:formula="of:=IMSUM(COMPLEX([.C99];0); IMPRODUCT([.D98]; [.$I$8]))" office:value-type="string" office:string-value="34,4824489398682-33,7787200306821i" calcext:value-type="string">
            <text:p>34,4824489398682-33,7787200306821i</text:p>
          </table:table-cell>
          <table:table-cell table:formula="of:=IMABS([.D99])" office:value-type="float" office:value="48.270500430406" calcext:value-type="float">
            <text:p>48.2705004304</text:p>
          </table:table-cell>
          <table:table-cell table:formula="of:=IMREAL([.D99])" office:value-type="float" office:value="34.4824489398682" calcext:value-type="float">
            <text:p>34.4824489399</text:p>
          </table:table-cell>
          <table:table-cell table:formula="of:=IMAGINARY([.D99])" office:value-type="float" office:value="-33.7787200306821" calcext:value-type="float">
            <text:p>-33.7787200307</text:p>
          </table:table-cell>
          <table:table-cell table:number-columns-repeated="5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SIN([.$H$2]/[.$I$2]*[.A100]*2*PI()+[.$I$10])" office:value-type="float" office:value="-0.707106781186534" calcext:value-type="float">
            <text:p>-0.7071067812</text:p>
          </table:table-cell>
          <table:table-cell table:formula="of:=IF(ROW() &gt; [.$J$2] + 1; [.B100] - OFFSET([.B100]; -[.$J$2]; 0)*[.$L$2]^[.$J$2]; [.B100])" office:value-type="float" office:value="-0.707106781186534" calcext:value-type="float">
            <text:p>-0.7071067812</text:p>
          </table:table-cell>
          <table:table-cell table:formula="of:=IMSUM(COMPLEX([.C100];0); IMPRODUCT([.D99]; [.$I$8]))" office:value-type="string" office:string-value="-34,4824489398655-34,4790006949742i" calcext:value-type="string">
            <text:p>-34,4824489398655-34,4790006949742i</text:p>
          </table:table-cell>
          <table:table-cell table:formula="of:=IMABS([.D100])" office:value-type="float" office:value="48.7631087382097" calcext:value-type="float">
            <text:p>48.7631087382</text:p>
          </table:table-cell>
          <table:table-cell table:formula="of:=IMREAL([.D100])" office:value-type="float" office:value="-34.4824489398655" calcext:value-type="float">
            <text:p>-34.4824489399</text:p>
          </table:table-cell>
          <table:table-cell table:formula="of:=IMAGINARY([.D100])" office:value-type="float" office:value="-34.4790006949742" calcext:value-type="float">
            <text:p>-34.479000695</text:p>
          </table:table-cell>
          <table:table-cell table:number-columns-repeated="5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SIN([.$H$2]/[.$I$2]*[.A101]*2*PI()+[.$I$10])" office:value-type="float" office:value="-0.707106781186545" calcext:value-type="float">
            <text:p>-0.7071067812</text:p>
          </table:table-cell>
          <table:table-cell table:formula="of:=IF(ROW() &gt; [.$J$2] + 1; [.B101] - OFFSET([.B101]; -[.$J$2]; 0)*[.$L$2]^[.$J$2]; [.B101])" office:value-type="float" office:value="-0.707106781186545" calcext:value-type="float">
            <text:p>-0.7071067812</text:p>
          </table:table-cell>
          <table:table-cell table:formula="of:=IMSUM(COMPLEX([.C101];0); IMPRODUCT([.D100]; [.$I$8]))" office:value-type="string" office:string-value="-35,1826595760912+34,4790006949715i" calcext:value-type="string">
            <text:p>-35,1826595760912+34,4790006949715i</text:p>
          </table:table-cell>
          <table:table-cell table:formula="of:=IMABS([.D101])" office:value-type="float" office:value="49.2607452620336" calcext:value-type="float">
            <text:p>49.260745262</text:p>
          </table:table-cell>
          <table:table-cell table:formula="of:=IMREAL([.D101])" office:value-type="float" office:value="-35.1826595760912" calcext:value-type="float">
            <text:p>-35.1826595761</text:p>
          </table:table-cell>
          <table:table-cell table:formula="of:=IMAGINARY([.D101])" office:value-type="float" office:value="34.4790006949715" calcext:value-type="float">
            <text:p>34.479000695</text:p>
          </table:table-cell>
          <table:table-cell table:number-columns-repeated="5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SIN([.$H$2]/[.$I$2]*[.A102]*2*PI()+[.$I$10])" office:value-type="float" office:value="0.707106781186546" calcext:value-type="float">
            <text:p>0.7071067812</text:p>
          </table:table-cell>
          <table:table-cell table:formula="of:=IF(ROW() &gt; [.$J$2] + 1; [.B102] - OFFSET([.B102]; -[.$J$2]; 0)*[.$L$2]^[.$J$2]; [.B102])" office:value-type="float" office:value="0.707106781186546" calcext:value-type="float">
            <text:p>0.7071067812</text:p>
          </table:table-cell>
          <table:table-cell table:formula="of:=IMSUM(COMPLEX([.C102];0); IMPRODUCT([.D101]; [.$I$8]))" office:value-type="string" office:string-value="35,1826595760885+35,1791413101336i" calcext:value-type="string">
            <text:p>35,1826595760885+35,1791413101336i</text:p>
          </table:table-cell>
          <table:table-cell table:formula="of:=IMABS([.D102])" office:value-type="float" office:value="49.7533066053431" calcext:value-type="float">
            <text:p>49.7533066053</text:p>
          </table:table-cell>
          <table:table-cell table:formula="of:=IMREAL([.D102])" office:value-type="float" office:value="35.1826595760885" calcext:value-type="float">
            <text:p>35.1826595761</text:p>
          </table:table-cell>
          <table:table-cell table:formula="of:=IMAGINARY([.D102])" office:value-type="float" office:value="35.1791413101336" calcext:value-type="float">
            <text:p>35.1791413101</text:p>
          </table:table-cell>
          <table:table-cell table:number-columns-repeated="5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SIN([.$H$2]/[.$I$2]*[.A103]*2*PI()+[.$I$10])" office:value-type="float" office:value="0.707106781186553" calcext:value-type="float">
            <text:p>0.7071067812</text:p>
          </table:table-cell>
          <table:table-cell table:formula="of:=IF(ROW() &gt; [.$J$2] + 1; [.B103] - OFFSET([.B103]; -[.$J$2]; 0)*[.$L$2]^[.$J$2]; [.B103])" office:value-type="float" office:value="0.707106781186553" calcext:value-type="float">
            <text:p>0.7071067812</text:p>
          </table:table-cell>
          <table:table-cell table:formula="of:=IMSUM(COMPLEX([.C103];0); IMPRODUCT([.D102]; [.$I$8]))" office:value-type="string" office:string-value="35,8827301771892-35,1791413101309i" calcext:value-type="string">
            <text:p>35,8827301771892-35,1791413101309i</text:p>
          </table:table-cell>
          <table:table-cell table:formula="of:=IMABS([.D103])" office:value-type="float" office:value="50.250794106035" calcext:value-type="float">
            <text:p>50.250794106</text:p>
          </table:table-cell>
          <table:table-cell table:formula="of:=IMREAL([.D103])" office:value-type="float" office:value="35.8827301771892" calcext:value-type="float">
            <text:p>35.8827301772</text:p>
          </table:table-cell>
          <table:table-cell table:formula="of:=IMAGINARY([.D103])" office:value-type="float" office:value="-35.1791413101309" calcext:value-type="float">
            <text:p>-35.1791413101</text:p>
          </table:table-cell>
          <table:table-cell table:number-columns-repeated="5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SIN([.$H$2]/[.$I$2]*[.A104]*2*PI()+[.$I$10])" office:value-type="float" office:value="-0.707106781186539" calcext:value-type="float">
            <text:p>-0.7071067812</text:p>
          </table:table-cell>
          <table:table-cell table:formula="of:=IF(ROW() &gt; [.$J$2] + 1; [.B104] - OFFSET([.B104]; -[.$J$2]; 0)*[.$L$2]^[.$J$2]; [.B104])" office:value-type="float" office:value="-0.707106781186539" calcext:value-type="float">
            <text:p>-0.7071067812</text:p>
          </table:table-cell>
          <table:table-cell table:formula="of:=IMSUM(COMPLEX([.C104];0); IMPRODUCT([.D103]; [.$I$8]))" office:value-type="string" office:string-value="-35,8827301771864-35,8791419041715i" calcext:value-type="string">
            <text:p>-35,8827301771864-35,8791419041715i</text:p>
          </table:table-cell>
          <table:table-cell table:formula="of:=IMABS([.D104])" office:value-type="float" office:value="50.7433064428052" calcext:value-type="float">
            <text:p>50.7433064428</text:p>
          </table:table-cell>
          <table:table-cell table:formula="of:=IMREAL([.D104])" office:value-type="float" office:value="-35.8827301771864" calcext:value-type="float">
            <text:p>-35.8827301772</text:p>
          </table:table-cell>
          <table:table-cell table:formula="of:=IMAGINARY([.D104])" office:value-type="float" office:value="-35.8791419041715" calcext:value-type="float">
            <text:p>-35.8791419042</text:p>
          </table:table-cell>
          <table:table-cell table:number-columns-repeated="5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SIN([.$H$2]/[.$I$2]*[.A105]*2*PI()+[.$I$10])" office:value-type="float" office:value="-0.70710678118656" calcext:value-type="float">
            <text:p>-0.7071067812</text:p>
          </table:table-cell>
          <table:table-cell table:formula="of:=IF(ROW() &gt; [.$J$2] + 1; [.B105] - OFFSET([.B105]; -[.$J$2]; 0)*[.$L$2]^[.$J$2]; [.B105])" office:value-type="float" office:value="-0.70710678118656" calcext:value-type="float">
            <text:p>-0.7071067812</text:p>
          </table:table-cell>
          <table:table-cell table:formula="of:=IMSUM(COMPLEX([.C105];0); IMPRODUCT([.D104]; [.$I$8]))" office:value-type="string" office:string-value="-36,5826607711677+35,8791419041687i" calcext:value-type="string">
            <text:p>-36,5826607711677+35,8791419041687i</text:p>
          </table:table-cell>
          <table:table-cell table:formula="of:=IMABS([.D105])" office:value-type="float" office:value="51.2406468819218" calcext:value-type="float">
            <text:p>51.2406468819</text:p>
          </table:table-cell>
          <table:table-cell table:formula="of:=IMREAL([.D105])" office:value-type="float" office:value="-36.5826607711677" calcext:value-type="float">
            <text:p>-36.5826607712</text:p>
          </table:table-cell>
          <table:table-cell table:formula="of:=IMAGINARY([.D105])" office:value-type="float" office:value="35.8791419041687" calcext:value-type="float">
            <text:p>35.8791419042</text:p>
          </table:table-cell>
          <table:table-cell table:number-columns-repeated="5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SIN([.$H$2]/[.$I$2]*[.A106]*2*PI()+[.$I$10])" office:value-type="float" office:value="0.707106781186551" calcext:value-type="float">
            <text:p>0.7071067812</text:p>
          </table:table-cell>
          <table:table-cell table:formula="of:=IF(ROW() &gt; [.$J$2] + 1; [.B106] - OFFSET([.B106]; -[.$J$2]; 0)*[.$L$2]^[.$J$2]; [.B106])" office:value-type="float" office:value="0.707106781186551" calcext:value-type="float">
            <text:p>0.7071067812</text:p>
          </table:table-cell>
          <table:table-cell table:formula="of:=IMSUM(COMPLEX([.C106];0); IMPRODUCT([.D105]; [.$I$8]))" office:value-type="string" office:string-value="36,5826607711649+36,5790025050906i" calcext:value-type="string">
            <text:p>36,5826607711649+36,5790025050906i</text:p>
          </table:table-cell>
          <table:table-cell table:formula="of:=IMABS([.D106])" office:value-type="float" office:value="51.7331082901999" calcext:value-type="float">
            <text:p>51.7331082902</text:p>
          </table:table-cell>
          <table:table-cell table:formula="of:=IMREAL([.D106])" office:value-type="float" office:value="36.5826607711649" calcext:value-type="float">
            <text:p>36.5826607712</text:p>
          </table:table-cell>
          <table:table-cell table:formula="of:=IMAGINARY([.D106])" office:value-type="float" office:value="36.5790025050906" calcext:value-type="float">
            <text:p>36.5790025051</text:p>
          </table:table-cell>
          <table:table-cell table:number-columns-repeated="5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SIN([.$H$2]/[.$I$2]*[.A107]*2*PI()+[.$I$10])" office:value-type="float" office:value="0.707106781186548" calcext:value-type="float">
            <text:p>0.7071067812</text:p>
          </table:table-cell>
          <table:table-cell table:formula="of:=IF(ROW() &gt; [.$J$2] + 1; [.B107] - OFFSET([.B107]; -[.$J$2]; 0)*[.$L$2]^[.$J$2]; [.B107])" office:value-type="float" office:value="0.707106781186548" calcext:value-type="float">
            <text:p>0.7071067812</text:p>
          </table:table-cell>
          <table:table-cell table:formula="of:=IMSUM(COMPLEX([.C107];0); IMPRODUCT([.D106]; [.$I$8]))" office:value-type="string" office:string-value="37,2824513860266-36,5790025050878i" calcext:value-type="string">
            <text:p>37,2824513860266-36,5790025050878i</text:p>
          </table:table-cell>
          <table:table-cell table:formula="of:=IMABS([.D107])" office:value-type="float" office:value="52.2303035183471" calcext:value-type="float">
            <text:p>52.2303035183</text:p>
          </table:table-cell>
          <table:table-cell table:formula="of:=IMREAL([.D107])" office:value-type="float" office:value="37.2824513860266" calcext:value-type="float">
            <text:p>37.282451386</text:p>
          </table:table-cell>
          <table:table-cell table:formula="of:=IMAGINARY([.D107])" office:value-type="float" office:value="-36.5790025050878" calcext:value-type="float">
            <text:p>-36.5790025051</text:p>
          </table:table-cell>
          <table:table-cell table:number-columns-repeated="5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SIN([.$H$2]/[.$I$2]*[.A108]*2*PI()+[.$I$10])" office:value-type="float" office:value="-0.707106781186544" calcext:value-type="float">
            <text:p>-0.7071067812</text:p>
          </table:table-cell>
          <table:table-cell table:formula="of:=IF(ROW() &gt; [.$J$2] + 1; [.B108] - OFFSET([.B108]; -[.$J$2]; 0)*[.$L$2]^[.$J$2]; [.B108])" office:value-type="float" office:value="-0.707106781186544" calcext:value-type="float">
            <text:p>-0.7071067812</text:p>
          </table:table-cell>
          <table:table-cell table:formula="of:=IMSUM(COMPLEX([.C108];0); IMPRODUCT([.D107]; [.$I$8]))" office:value-type="string" office:string-value="-37,2824513860238-37,278723140888i" calcext:value-type="string">
            <text:p>-37,2824513860238-37,278723140888i</text:p>
          </table:table-cell>
          <table:table-cell table:formula="of:=IMABS([.D108])" office:value-type="float" office:value="52.722712187123" calcext:value-type="float">
            <text:p>52.7227121871</text:p>
          </table:table-cell>
          <table:table-cell table:formula="of:=IMREAL([.D108])" office:value-type="float" office:value="-37.2824513860238" calcext:value-type="float">
            <text:p>-37.282451386</text:p>
          </table:table-cell>
          <table:table-cell table:formula="of:=IMAGINARY([.D108])" office:value-type="float" office:value="-37.278723140888" calcext:value-type="float">
            <text:p>-37.2787231409</text:p>
          </table:table-cell>
          <table:table-cell table:number-columns-repeated="5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SIN([.$H$2]/[.$I$2]*[.A109]*2*PI()+[.$I$10])" office:value-type="float" office:value="-0.707106781186555" calcext:value-type="float">
            <text:p>-0.7071067812</text:p>
          </table:table-cell>
          <table:table-cell table:formula="of:=IF(ROW() &gt; [.$J$2] + 1; [.B109] - OFFSET([.B109]; -[.$J$2]; 0)*[.$L$2]^[.$J$2]; [.B109])" office:value-type="float" office:value="-0.707106781186555" calcext:value-type="float">
            <text:p>-0.7071067812</text:p>
          </table:table-cell>
          <table:table-cell table:formula="of:=IMSUM(COMPLEX([.C109];0); IMPRODUCT([.D108]; [.$I$8]))" office:value-type="string" office:string-value="-37,9821020497605+37,2787231408852i" calcext:value-type="string">
            <text:p>-37,9821020497605+37,2787231408852i</text:p>
          </table:table-cell>
          <table:table-cell table:formula="of:=IMABS([.D109])" office:value-type="float" office:value="53.2197639522498" calcext:value-type="float">
            <text:p>53.2197639522</text:p>
          </table:table-cell>
          <table:table-cell table:formula="of:=IMREAL([.D109])" office:value-type="float" office:value="-37.9821020497605" calcext:value-type="float">
            <text:p>-37.9821020498</text:p>
          </table:table-cell>
          <table:table-cell table:formula="of:=IMAGINARY([.D109])" office:value-type="float" office:value="37.2787231408852" calcext:value-type="float">
            <text:p>37.2787231409</text:p>
          </table:table-cell>
          <table:table-cell table:number-columns-repeated="5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SIN([.$H$2]/[.$I$2]*[.A110]*2*PI()+[.$I$10])" office:value-type="float" office:value="0.707106781186536" calcext:value-type="float">
            <text:p>0.7071067812</text:p>
          </table:table-cell>
          <table:table-cell table:formula="of:=IF(ROW() &gt; [.$J$2] + 1; [.B110] - OFFSET([.B110]; -[.$J$2]; 0)*[.$L$2]^[.$J$2]; [.B110])" office:value-type="float" office:value="0.707106781186536" calcext:value-type="float">
            <text:p>0.7071067812</text:p>
          </table:table-cell>
          <table:table-cell table:formula="of:=IMSUM(COMPLEX([.C110];0); IMPRODUCT([.D109]; [.$I$8]))" office:value-type="string" office:string-value="37,9821020497576+37,9783038395555i" calcext:value-type="string">
            <text:p>37,9821020497576+37,9783038395555i</text:p>
          </table:table-cell>
          <table:table-cell table:formula="of:=IMABS([.D110])" office:value-type="float" office:value="53.7121181731627" calcext:value-type="float">
            <text:p>53.7121181732</text:p>
          </table:table-cell>
          <table:table-cell table:formula="of:=IMREAL([.D110])" office:value-type="float" office:value="37.9821020497576" calcext:value-type="float">
            <text:p>37.9821020498</text:p>
          </table:table-cell>
          <table:table-cell table:formula="of:=IMAGINARY([.D110])" office:value-type="float" office:value="37.9783038395555" calcext:value-type="float">
            <text:p>37.9783038396</text:p>
          </table:table-cell>
          <table:table-cell table:number-columns-repeated="5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SIN([.$H$2]/[.$I$2]*[.A111]*2*PI()+[.$I$10])" office:value-type="float" office:value="0.707106781186563" calcext:value-type="float">
            <text:p>0.7071067812</text:p>
          </table:table-cell>
          <table:table-cell table:formula="of:=IF(ROW() &gt; [.$J$2] + 1; [.B111] - OFFSET([.B111]; -[.$J$2]; 0)*[.$L$2]^[.$J$2]; [.B111])" office:value-type="float" office:value="0.707106781186563" calcext:value-type="float">
            <text:p>0.7071067812</text:p>
          </table:table-cell>
          <table:table-cell table:formula="of:=IMSUM(COMPLEX([.C111];0); IMPRODUCT([.D110]; [.$I$8]))" office:value-type="string" office:string-value="38,6816127903581-37,9783038395526i" calcext:value-type="string">
            <text:p>38,6816127903581-37,9783038395526i</text:p>
          </table:table-cell>
          <table:table-cell table:formula="of:=IMABS([.D111])" office:value-type="float" office:value="54.2090281280948" calcext:value-type="float">
            <text:p>54.2090281281</text:p>
          </table:table-cell>
          <table:table-cell table:formula="of:=IMREAL([.D111])" office:value-type="float" office:value="38.6816127903581" calcext:value-type="float">
            <text:p>38.6816127904</text:p>
          </table:table-cell>
          <table:table-cell table:formula="of:=IMAGINARY([.D111])" office:value-type="float" office:value="-37.9783038395526" calcext:value-type="float">
            <text:p>-37.9783038396</text:p>
          </table:table-cell>
          <table:table-cell table:number-columns-repeated="5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SIN([.$H$2]/[.$I$2]*[.A112]*2*PI()+[.$I$10])" office:value-type="float" office:value="-0.707106781186548" calcext:value-type="float">
            <text:p>-0.7071067812</text:p>
          </table:table-cell>
          <table:table-cell table:formula="of:=IF(ROW() &gt; [.$J$2] + 1; [.B112] - OFFSET([.B112]; -[.$J$2]; 0)*[.$L$2]^[.$J$2]; [.B112])" office:value-type="float" office:value="-0.707106781186548" calcext:value-type="float">
            <text:p>-0.7071067812</text:p>
          </table:table-cell>
          <table:table-cell table:formula="of:=IMSUM(COMPLEX([.C112];0); IMPRODUCT([.D111]; [.$I$8]))" office:value-type="string" office:string-value="-38,6816127903551-38,6777446290791i" calcext:value-type="string">
            <text:p>-38,6816127903551-38,6777446290791i</text:p>
          </table:table-cell>
          <table:table-cell table:formula="of:=IMABS([.D112])" office:value-type="float" office:value="54.7013262878993" calcext:value-type="float">
            <text:p>54.7013262879</text:p>
          </table:table-cell>
          <table:table-cell table:formula="of:=IMREAL([.D112])" office:value-type="float" office:value="-38.6816127903551" calcext:value-type="float">
            <text:p>-38.6816127904</text:p>
          </table:table-cell>
          <table:table-cell table:formula="of:=IMAGINARY([.D112])" office:value-type="float" office:value="-38.6777446290791" calcext:value-type="float">
            <text:p>-38.6777446291</text:p>
          </table:table-cell>
          <table:table-cell table:number-columns-repeated="5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SIN([.$H$2]/[.$I$2]*[.A113]*2*PI()+[.$I$10])" office:value-type="float" office:value="-0.70710678118655" calcext:value-type="float">
            <text:p>-0.7071067812</text:p>
          </table:table-cell>
          <table:table-cell table:formula="of:=IF(ROW() &gt; [.$J$2] + 1; [.B113] - OFFSET([.B113]; -[.$J$2]; 0)*[.$L$2]^[.$J$2]; [.B113])" office:value-type="float" office:value="-0.70710678118655" calcext:value-type="float">
            <text:p>-0.7071067812</text:p>
          </table:table-cell>
          <table:table-cell table:formula="of:=IMSUM(COMPLEX([.C113];0); IMPRODUCT([.D112]; [.$I$8]))" office:value-type="string" office:string-value="-39,3809836358028+38,6777446290761i" calcext:value-type="string">
            <text:p>-39,3809836358028+38,6777446290761i</text:p>
          </table:table-cell>
          <table:table-cell table:formula="of:=IMABS([.D113])" office:value-type="float" office:value="55.1980959971935" calcext:value-type="float">
            <text:p>55.1980959972</text:p>
          </table:table-cell>
          <table:table-cell table:formula="of:=IMREAL([.D113])" office:value-type="float" office:value="-39.3809836358028" calcext:value-type="float">
            <text:p>-39.3809836358</text:p>
          </table:table-cell>
          <table:table-cell table:formula="of:=IMAGINARY([.D113])" office:value-type="float" office:value="38.6777446290761" calcext:value-type="float">
            <text:p>38.6777446291</text:p>
          </table:table-cell>
          <table:table-cell table:number-columns-repeated="5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SIN([.$H$2]/[.$I$2]*[.A114]*2*PI()+[.$I$10])" office:value-type="float" office:value="0.707106781186541" calcext:value-type="float">
            <text:p>0.7071067812</text:p>
          </table:table-cell>
          <table:table-cell table:formula="of:=IF(ROW() &gt; [.$J$2] + 1; [.B114] - OFFSET([.B114]; -[.$J$2]; 0)*[.$L$2]^[.$J$2]; [.B114])" office:value-type="float" office:value="0.707106781186541" calcext:value-type="float">
            <text:p>0.7071067812</text:p>
          </table:table-cell>
          <table:table-cell table:formula="of:=IMSUM(COMPLEX([.C114];0); IMPRODUCT([.D113]; [.$I$8]))" office:value-type="string" office:string-value="39,3809836357997+39,3770455374392i" calcext:value-type="string">
            <text:p>39,3809836357997+39,3770455374392i</text:p>
          </table:table-cell>
          <table:table-cell table:formula="of:=IMABS([.D114])" office:value-type="float" office:value="55.6903365709051" calcext:value-type="float">
            <text:p>55.6903365709</text:p>
          </table:table-cell>
          <table:table-cell table:formula="of:=IMREAL([.D114])" office:value-type="float" office:value="39.3809836357997" calcext:value-type="float">
            <text:p>39.3809836358</text:p>
          </table:table-cell>
          <table:table-cell table:formula="of:=IMAGINARY([.D114])" office:value-type="float" office:value="39.3770455374392" calcext:value-type="float">
            <text:p>39.3770455374</text:p>
          </table:table-cell>
          <table:table-cell table:number-columns-repeated="5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SIN([.$H$2]/[.$I$2]*[.A115]*2*PI()+[.$I$10])" office:value-type="float" office:value="0.707106781186558" calcext:value-type="float">
            <text:p>0.7071067812</text:p>
          </table:table-cell>
          <table:table-cell table:formula="of:=IF(ROW() &gt; [.$J$2] + 1; [.B115] - OFFSET([.B115]; -[.$J$2]; 0)*[.$L$2]^[.$J$2]; [.B115])" office:value-type="float" office:value="0.707106781186558" calcext:value-type="float">
            <text:p>0.7071067812</text:p>
          </table:table-cell>
          <table:table-cell table:formula="of:=IMSUM(COMPLEX([.C115];0); IMPRODUCT([.D114]; [.$I$8]))" office:value-type="string" office:string-value="40,0802146140721-39,3770455374361i" calcext:value-type="string">
            <text:p>40,0802146140721-39,3770455374361i</text:p>
          </table:table-cell>
          <table:table-cell table:formula="of:=IMABS([.D115])" office:value-type="float" office:value="56.1869675170977" calcext:value-type="float">
            <text:p>56.1869675171</text:p>
          </table:table-cell>
          <table:table-cell table:formula="of:=IMREAL([.D115])" office:value-type="float" office:value="40.0802146140721" calcext:value-type="float">
            <text:p>40.0802146141</text:p>
          </table:table-cell>
          <table:table-cell table:formula="of:=IMAGINARY([.D115])" office:value-type="float" office:value="-39.3770455374361" calcext:value-type="float">
            <text:p>-39.3770455374</text:p>
          </table:table-cell>
          <table:table-cell table:number-columns-repeated="5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SIN([.$H$2]/[.$I$2]*[.A116]*2*PI()+[.$I$10])" office:value-type="float" office:value="-0.707106781186533" calcext:value-type="float">
            <text:p>-0.7071067812</text:p>
          </table:table-cell>
          <table:table-cell table:formula="of:=IF(ROW() &gt; [.$J$2] + 1; [.B116] - OFFSET([.B116]; -[.$J$2]; 0)*[.$L$2]^[.$J$2]; [.B116])" office:value-type="float" office:value="-0.707106781186533" calcext:value-type="float">
            <text:p>-0.7071067812</text:p>
          </table:table-cell>
          <table:table-cell table:formula="of:=IMSUM(COMPLEX([.C116];0); IMPRODUCT([.D115]; [.$I$8]))" office:value-type="string" office:string-value="-40,0802146140689-40,0762065926107i" calcext:value-type="string">
            <text:p>-40,0802146140689-40,0762065926107i</text:p>
          </table:table-cell>
          <table:table-cell table:formula="of:=IMABS([.D116])" office:value-type="float" office:value="56.6791490617444" calcext:value-type="float">
            <text:p>56.6791490617</text:p>
          </table:table-cell>
          <table:table-cell table:formula="of:=IMREAL([.D116])" office:value-type="float" office:value="-40.0802146140689" calcext:value-type="float">
            <text:p>-40.0802146141</text:p>
          </table:table-cell>
          <table:table-cell table:formula="of:=IMAGINARY([.D116])" office:value-type="float" office:value="-40.0762065926107" calcext:value-type="float">
            <text:p>-40.0762065926</text:p>
          </table:table-cell>
          <table:table-cell table:number-columns-repeated="5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SIN([.$H$2]/[.$I$2]*[.A117]*2*PI()+[.$I$10])" office:value-type="float" office:value="-0.707106781186546" calcext:value-type="float">
            <text:p>-0.7071067812</text:p>
          </table:table-cell>
          <table:table-cell table:formula="of:=IF(ROW() &gt; [.$J$2] + 1; [.B117] - OFFSET([.B117]; -[.$J$2]; 0)*[.$L$2]^[.$J$2]; [.B117])" office:value-type="float" office:value="-0.707106781186546" calcext:value-type="float">
            <text:p>-0.7071067812</text:p>
          </table:table-cell>
          <table:table-cell table:formula="of:=IMSUM(COMPLEX([.C117];0); IMPRODUCT([.D116]; [.$I$8]))" office:value-type="string" office:string-value="-40,7793057531379+40,0762065926075i" calcext:value-type="string">
            <text:p>-40,7793057531379+40,0762065926075i</text:p>
          </table:table-cell>
          <table:table-cell table:formula="of:=IMABS([.D117])" office:value-type="float" office:value="57.1756426510561" calcext:value-type="float">
            <text:p>57.1756426511</text:p>
          </table:table-cell>
          <table:table-cell table:formula="of:=IMREAL([.D117])" office:value-type="float" office:value="-40.7793057531379" calcext:value-type="float">
            <text:p>-40.7793057531</text:p>
          </table:table-cell>
          <table:table-cell table:formula="of:=IMAGINARY([.D117])" office:value-type="float" office:value="40.0762065926075" calcext:value-type="float">
            <text:p>40.0762065926</text:p>
          </table:table-cell>
          <table:table-cell table:number-columns-repeated="5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SIN([.$H$2]/[.$I$2]*[.A118]*2*PI()+[.$I$10])" office:value-type="float" office:value="0.707106781186546" calcext:value-type="float">
            <text:p>0.7071067812</text:p>
          </table:table-cell>
          <table:table-cell table:formula="of:=IF(ROW() &gt; [.$J$2] + 1; [.B118] - OFFSET([.B118]; -[.$J$2]; 0)*[.$L$2]^[.$J$2]; [.B118])" office:value-type="float" office:value="0.707106781186546" calcext:value-type="float">
            <text:p>0.7071067812</text:p>
          </table:table-cell>
          <table:table-cell table:formula="of:=IMSUM(COMPLEX([.C118];0); IMPRODUCT([.D117]; [.$I$8]))" office:value-type="string" office:string-value="40,7793057531347+40,7752278225626i" calcext:value-type="string">
            <text:p>40,7793057531347+40,7752278225626i</text:p>
          </table:table-cell>
          <table:table-cell table:formula="of:=IMABS([.D118])" office:value-type="float" office:value="57.6677637999734" calcext:value-type="float">
            <text:p>57.6677638</text:p>
          </table:table-cell>
          <table:table-cell table:formula="of:=IMREAL([.D118])" office:value-type="float" office:value="40.7793057531347" calcext:value-type="float">
            <text:p>40.7793057531</text:p>
          </table:table-cell>
          <table:table-cell table:formula="of:=IMAGINARY([.D118])" office:value-type="float" office:value="40.7752278225626" calcext:value-type="float">
            <text:p>40.7752278226</text:p>
          </table:table-cell>
          <table:table-cell table:number-columns-repeated="5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SIN([.$H$2]/[.$I$2]*[.A119]*2*PI()+[.$I$10])" office:value-type="float" office:value="0.707106781186553" calcext:value-type="float">
            <text:p>0.7071067812</text:p>
          </table:table-cell>
          <table:table-cell table:formula="of:=IF(ROW() &gt; [.$J$2] + 1; [.B119] - OFFSET([.B119]; -[.$J$2]; 0)*[.$L$2]^[.$J$2]; [.B119])" office:value-type="float" office:value="0.707106781186553" calcext:value-type="float">
            <text:p>0.7071067812</text:p>
          </table:table-cell>
          <table:table-cell table:formula="of:=IMSUM(COMPLEX([.C119];0); IMPRODUCT([.D118]; [.$I$8]))" office:value-type="string" office:string-value="41,4782570809669-40,7752278225594i" calcext:value-type="string">
            <text:p>41,4782570809669-40,7752278225594i</text:p>
          </table:table-cell>
          <table:table-cell table:formula="of:=IMABS([.D119])" office:value-type="float" office:value="58.1641213675269" calcext:value-type="float">
            <text:p>58.1641213675</text:p>
          </table:table-cell>
          <table:table-cell table:formula="of:=IMREAL([.D119])" office:value-type="float" office:value="41.4782570809669" calcext:value-type="float">
            <text:p>41.478257081</text:p>
          </table:table-cell>
          <table:table-cell table:formula="of:=IMAGINARY([.D119])" office:value-type="float" office:value="-40.7752278225594" calcext:value-type="float">
            <text:p>-40.7752278226</text:p>
          </table:table-cell>
          <table:table-cell table:number-columns-repeated="5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SIN([.$H$2]/[.$I$2]*[.A120]*2*PI()+[.$I$10])" office:value-type="float" office:value="-0.707106781186538" calcext:value-type="float">
            <text:p>-0.7071067812</text:p>
          </table:table-cell>
          <table:table-cell table:formula="of:=IF(ROW() &gt; [.$J$2] + 1; [.B120] - OFFSET([.B120]; -[.$J$2]; 0)*[.$L$2]^[.$J$2]; [.B120])" office:value-type="float" office:value="-0.707106781186538" calcext:value-type="float">
            <text:p>-0.7071067812</text:p>
          </table:table-cell>
          <table:table-cell table:formula="of:=IMSUM(COMPLEX([.C120];0); IMPRODUCT([.D119]; [.$I$8]))" office:value-type="string" office:string-value="-41,4782570809636-41,4741092552588i" calcext:value-type="string">
            <text:p>-41,4782570809636-41,4741092552588i</text:p>
          </table:table-cell>
          <table:table-cell table:formula="of:=IMABS([.D120])" office:value-type="float" office:value="58.6561808251411" calcext:value-type="float">
            <text:p>58.6561808251</text:p>
          </table:table-cell>
          <table:table-cell table:formula="of:=IMREAL([.D120])" office:value-type="float" office:value="-41.4782570809636" calcext:value-type="float">
            <text:p>-41.478257081</text:p>
          </table:table-cell>
          <table:table-cell table:formula="of:=IMAGINARY([.D120])" office:value-type="float" office:value="-41.4741092552588" calcext:value-type="float">
            <text:p>-41.4741092553</text:p>
          </table:table-cell>
          <table:table-cell table:number-columns-repeated="5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SIN([.$H$2]/[.$I$2]*[.A121]*2*PI()+[.$I$10])" office:value-type="float" office:value="-0.707106781186561" calcext:value-type="float">
            <text:p>-0.7071067812</text:p>
          </table:table-cell>
          <table:table-cell table:formula="of:=IF(ROW() &gt; [.$J$2] + 1; [.B121] - OFFSET([.B121]; -[.$J$2]; 0)*[.$L$2]^[.$J$2]; [.B121])" office:value-type="float" office:value="-0.707106781186561" calcext:value-type="float">
            <text:p>-0.7071067812</text:p>
          </table:table-cell>
          <table:table-cell table:formula="of:=IMSUM(COMPLEX([.C121];0); IMPRODUCT([.D120]; [.$I$8]))" office:value-type="string" office:string-value="-42,1770686255199+41,4741092552555i" calcext:value-type="string">
            <text:p>-42,1770686255199+41,4741092552555i</text:p>
          </table:table-cell>
          <table:table-cell table:formula="of:=IMABS([.D121])" office:value-type="float" office:value="59.1524036397397" calcext:value-type="float">
            <text:p>59.1524036397</text:p>
          </table:table-cell>
          <table:table-cell table:formula="of:=IMREAL([.D121])" office:value-type="float" office:value="-42.1770686255199" calcext:value-type="float">
            <text:p>-42.1770686255</text:p>
          </table:table-cell>
          <table:table-cell table:formula="of:=IMAGINARY([.D121])" office:value-type="float" office:value="41.4741092552555" calcext:value-type="float">
            <text:p>41.4741092553</text:p>
          </table:table-cell>
          <table:table-cell table:number-columns-repeated="5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SIN([.$H$2]/[.$I$2]*[.A122]*2*PI()+[.$I$10])" office:value-type="float" office:value="0.70710678118653" calcext:value-type="float">
            <text:p>0.7071067812</text:p>
          </table:table-cell>
          <table:table-cell table:formula="of:=IF(ROW() &gt; [.$J$2] + 1; [.B122] - OFFSET([.B122]; -[.$J$2]; 0)*[.$L$2]^[.$J$2]; [.B122])" office:value-type="float" office:value="0.70710678118653" calcext:value-type="float">
            <text:p>0.7071067812</text:p>
          </table:table-cell>
          <table:table-cell table:formula="of:=IMSUM(COMPLEX([.C122];0); IMPRODUCT([.D121]; [.$I$8]))" office:value-type="string" office:string-value="42,1770686255165+42,1728509186573i" calcext:value-type="string">
            <text:p>42,1770686255165+42,1728509186573i</text:p>
          </table:table-cell>
          <table:table-cell table:formula="of:=IMABS([.D122])" office:value-type="float" office:value="59.644400176788" calcext:value-type="float">
            <text:p>59.6444001768</text:p>
          </table:table-cell>
          <table:table-cell table:formula="of:=IMREAL([.D122])" office:value-type="float" office:value="42.1770686255165" calcext:value-type="float">
            <text:p>42.1770686255</text:p>
          </table:table-cell>
          <table:table-cell table:formula="of:=IMAGINARY([.D122])" office:value-type="float" office:value="42.1728509186573" calcext:value-type="float">
            <text:p>42.1728509187</text:p>
          </table:table-cell>
          <table:table-cell table:number-columns-repeated="5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SIN([.$H$2]/[.$I$2]*[.A123]*2*PI()+[.$I$10])" office:value-type="float" office:value="0.707106781186548" calcext:value-type="float">
            <text:p>0.7071067812</text:p>
          </table:table-cell>
          <table:table-cell table:formula="of:=IF(ROW() &gt; [.$J$2] + 1; [.B123] - OFFSET([.B123]; -[.$J$2]; 0)*[.$L$2]^[.$J$2]; [.B123])" office:value-type="float" office:value="0.707106781186548" calcext:value-type="float">
            <text:p>0.7071067812</text:p>
          </table:table-cell>
          <table:table-cell table:formula="of:=IMSUM(COMPLEX([.C123];0); IMPRODUCT([.D122]; [.$I$8]))" office:value-type="string" office:string-value="42,8757404147519-42,1728509186539i" calcext:value-type="string">
            <text:p>42,8757404147519-42,1728509186539i</text:p>
          </table:table-cell>
          <table:table-cell table:formula="of:=IMABS([.D123])" office:value-type="float" office:value="60.1404894452996" calcext:value-type="float">
            <text:p>60.1404894453</text:p>
          </table:table-cell>
          <table:table-cell table:formula="of:=IMREAL([.D123])" office:value-type="float" office:value="42.8757404147519" calcext:value-type="float">
            <text:p>42.8757404148</text:p>
          </table:table-cell>
          <table:table-cell table:formula="of:=IMAGINARY([.D123])" office:value-type="float" office:value="-42.1728509186539" calcext:value-type="float">
            <text:p>-42.1728509187</text:p>
          </table:table-cell>
          <table:table-cell table:number-columns-repeated="5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SIN([.$H$2]/[.$I$2]*[.A124]*2*PI()+[.$I$10])" office:value-type="float" office:value="-0.707106781186543" calcext:value-type="float">
            <text:p>-0.7071067812</text:p>
          </table:table-cell>
          <table:table-cell table:formula="of:=IF(ROW() &gt; [.$J$2] + 1; [.B124] - OFFSET([.B124]; -[.$J$2]; 0)*[.$L$2]^[.$J$2]; [.B124])" office:value-type="float" office:value="-0.707106781186543" calcext:value-type="float">
            <text:p>-0.7071067812</text:p>
          </table:table-cell>
          <table:table-cell table:formula="of:=IMSUM(COMPLEX([.C124];0); IMPRODUCT([.D123]; [.$I$8]))" office:value-type="string" office:string-value="-42,8757404147485-42,8714528407104i" calcext:value-type="string">
            <text:p>-42,8757404147485-42,8714528407104i</text:p>
          </table:table-cell>
          <table:table-cell table:formula="of:=IMABS([.D124])" office:value-type="float" office:value="60.6324218944465" calcext:value-type="float">
            <text:p>60.6324218944</text:p>
          </table:table-cell>
          <table:table-cell table:formula="of:=IMREAL([.D124])" office:value-type="float" office:value="-42.8757404147485" calcext:value-type="float">
            <text:p>-42.8757404147</text:p>
          </table:table-cell>
          <table:table-cell table:formula="of:=IMAGINARY([.D124])" office:value-type="float" office:value="-42.8714528407104" calcext:value-type="float">
            <text:p>-42.8714528407</text:p>
          </table:table-cell>
          <table:table-cell table:number-columns-repeated="5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SIN([.$H$2]/[.$I$2]*[.A125]*2*PI()+[.$I$10])" office:value-type="float" office:value="-0.707106781186556" calcext:value-type="float">
            <text:p>-0.7071067812</text:p>
          </table:table-cell>
          <table:table-cell table:formula="of:=IF(ROW() &gt; [.$J$2] + 1; [.B125] - OFFSET([.B125]; -[.$J$2]; 0)*[.$L$2]^[.$J$2]; [.B125])" office:value-type="float" office:value="-0.707106781186556" calcext:value-type="float">
            <text:p>-0.7071067812</text:p>
          </table:table-cell>
          <table:table-cell table:formula="of:=IMSUM(COMPLEX([.C125];0); IMPRODUCT([.D124]; [.$I$8]))" office:value-type="string" office:string-value="-43,5742724766129+42,871452840707i" calcext:value-type="string">
            <text:p>-43,5742724766129+42,871452840707i</text:p>
          </table:table-cell>
          <table:table-cell table:formula="of:=IMABS([.D125])" office:value-type="float" office:value="61.1283787658324" calcext:value-type="float">
            <text:p>61.1283787658</text:p>
          </table:table-cell>
          <table:table-cell table:formula="of:=IMREAL([.D125])" office:value-type="float" office:value="-43.5742724766129" calcext:value-type="float">
            <text:p>-43.5742724766</text:p>
          </table:table-cell>
          <table:table-cell table:formula="of:=IMAGINARY([.D125])" office:value-type="float" office:value="42.871452840707" calcext:value-type="float">
            <text:p>42.8714528407</text:p>
          </table:table-cell>
          <table:table-cell table:number-columns-repeated="5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SIN([.$H$2]/[.$I$2]*[.A126]*2*PI()+[.$I$10])" office:value-type="float" office:value="0.707106781186535" calcext:value-type="float">
            <text:p>0.7071067812</text:p>
          </table:table-cell>
          <table:table-cell table:formula="of:=IF(ROW() &gt; [.$J$2] + 1; [.B126] - OFFSET([.B126]; -[.$J$2]; 0)*[.$L$2]^[.$J$2]; [.B126])" office:value-type="float" office:value="0.707106781186535" calcext:value-type="float">
            <text:p>0.7071067812</text:p>
          </table:table-cell>
          <table:table-cell table:formula="of:=IMSUM(COMPLEX([.C126];0); IMPRODUCT([.D125]; [.$I$8]))" office:value-type="string" office:string-value="43,5742724766094+43,5699150493652i" calcext:value-type="string">
            <text:p>43,5742724766094+43,5699150493652i</text:p>
          </table:table-cell>
          <table:table-cell table:formula="of:=IMABS([.D126])" office:value-type="float" office:value="61.6202460176418" calcext:value-type="float">
            <text:p>61.6202460176</text:p>
          </table:table-cell>
          <table:table-cell table:formula="of:=IMREAL([.D126])" office:value-type="float" office:value="43.5742724766094" calcext:value-type="float">
            <text:p>43.5742724766</text:p>
          </table:table-cell>
          <table:table-cell table:formula="of:=IMAGINARY([.D126])" office:value-type="float" office:value="43.5699150493652" calcext:value-type="float">
            <text:p>43.5699150494</text:p>
          </table:table-cell>
          <table:table-cell table:number-columns-repeated="5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SIN([.$H$2]/[.$I$2]*[.A127]*2*PI()+[.$I$10])" office:value-type="float" office:value="0.707106781186564" calcext:value-type="float">
            <text:p>0.7071067812</text:p>
          </table:table-cell>
          <table:table-cell table:formula="of:=IF(ROW() &gt; [.$J$2] + 1; [.B127] - OFFSET([.B127]; -[.$J$2]; 0)*[.$L$2]^[.$J$2]; [.B127])" office:value-type="float" office:value="0.707106781186564" calcext:value-type="float">
            <text:p>0.7071067812</text:p>
          </table:table-cell>
          <table:table-cell table:formula="of:=IMSUM(COMPLEX([.C127];0); IMPRODUCT([.D126]; [.$I$8]))" office:value-type="string" office:string-value="44,2726648390469-43,5699150493617i" calcext:value-type="string">
            <text:p>44,2726648390469-43,5699150493617i</text:p>
          </table:table-cell>
          <table:table-cell table:formula="of:=IMABS([.D127])" office:value-type="float" office:value="62.1160715866608" calcext:value-type="float">
            <text:p>62.1160715867</text:p>
          </table:table-cell>
          <table:table-cell table:formula="of:=IMREAL([.D127])" office:value-type="float" office:value="44.2726648390469" calcext:value-type="float">
            <text:p>44.272664839</text:p>
          </table:table-cell>
          <table:table-cell table:formula="of:=IMAGINARY([.D127])" office:value-type="float" office:value="-43.5699150493617" calcext:value-type="float">
            <text:p>-43.5699150494</text:p>
          </table:table-cell>
          <table:table-cell table:number-columns-repeated="5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SIN([.$H$2]/[.$I$2]*[.A128]*2*PI()+[.$I$10])" office:value-type="float" office:value="-0.707106781186548" calcext:value-type="float">
            <text:p>-0.7071067812</text:p>
          </table:table-cell>
          <table:table-cell table:formula="of:=IF(ROW() &gt; [.$J$2] + 1; [.B128] - OFFSET([.B128]; -[.$J$2]; 0)*[.$L$2]^[.$J$2]; [.B128])" office:value-type="float" office:value="-0.707106781186548" calcext:value-type="float">
            <text:p>-0.7071067812</text:p>
          </table:table-cell>
          <table:table-cell table:formula="of:=IMSUM(COMPLEX([.C128];0); IMPRODUCT([.D127]; [.$I$8]))" office:value-type="string" office:string-value="-44,2726648390433-44,268237572563i" calcext:value-type="string">
            <text:p>-44,2726648390433-44,268237572563i</text:p>
          </table:table-cell>
          <table:table-cell table:formula="of:=IMABS([.D128])" office:value-type="float" office:value="62.6078725858908" calcext:value-type="float">
            <text:p>62.6078725859</text:p>
          </table:table-cell>
          <table:table-cell table:formula="of:=IMREAL([.D128])" office:value-type="float" office:value="-44.2726648390433" calcext:value-type="float">
            <text:p>-44.272664839</text:p>
          </table:table-cell>
          <table:table-cell table:formula="of:=IMAGINARY([.D128])" office:value-type="float" office:value="-44.268237572563" calcext:value-type="float">
            <text:p>-44.2682375726</text:p>
          </table:table-cell>
          <table:table-cell table:number-columns-repeated="5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SIN([.$H$2]/[.$I$2]*[.A129]*2*PI()+[.$I$10])" office:value-type="float" office:value="-0.707106781186551" calcext:value-type="float">
            <text:p>-0.7071067812</text:p>
          </table:table-cell>
          <table:table-cell table:formula="of:=IF(ROW() &gt; [.$J$2] + 1; [.B129] - OFFSET([.B129]; -[.$J$2]; 0)*[.$L$2]^[.$J$2]; [.B129])" office:value-type="float" office:value="-0.707106781186551" calcext:value-type="float">
            <text:p>-0.7071067812</text:p>
          </table:table-cell>
          <table:table-cell table:formula="of:=IMSUM(COMPLEX([.C129];0); IMPRODUCT([.D128]; [.$I$8]))" office:value-type="string" office:string-value="-44,9709175299923+44,2682375725594i" calcext:value-type="string">
            <text:p>-44,9709175299923+44,2682375725594i</text:p>
          </table:table-cell>
          <table:table-cell table:formula="of:=IMABS([.D129])" office:value-type="float" office:value="63.1035678965138" calcext:value-type="float">
            <text:p>63.1035678965</text:p>
          </table:table-cell>
          <table:table-cell table:formula="of:=IMREAL([.D129])" office:value-type="float" office:value="-44.9709175299923" calcext:value-type="float">
            <text:p>-44.97091753</text:p>
          </table:table-cell>
          <table:table-cell table:formula="of:=IMAGINARY([.D129])" office:value-type="float" office:value="44.2682375725594" calcext:value-type="float">
            <text:p>44.2682375726</text:p>
          </table:table-cell>
          <table:table-cell table:number-columns-repeated="5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SIN([.$H$2]/[.$I$2]*[.A130]*2*PI()+[.$I$10])" office:value-type="float" office:value="0.70710678118654" calcext:value-type="float">
            <text:p>0.7071067812</text:p>
          </table:table-cell>
          <table:table-cell table:formula="of:=IF(ROW() &gt; [.$J$2] + 1; [.B130] - OFFSET([.B130]; -[.$J$2]; 0)*[.$L$2]^[.$J$2]; [.B130])" office:value-type="float" office:value="0.70710678118654" calcext:value-type="float">
            <text:p>0.7071067812</text:p>
          </table:table-cell>
          <table:table-cell table:formula="of:=IMSUM(COMPLEX([.C130];0); IMPRODUCT([.D129]; [.$I$8]))" office:value-type="string" office:string-value="44,9709175299886+44,9664204382393i" calcext:value-type="string">
            <text:p>44,9709175299886+44,9664204382393i</text:p>
          </table:table-cell>
          <table:table-cell table:formula="of:=IMABS([.D130])" office:value-type="float" office:value="63.5953016387024" calcext:value-type="float">
            <text:p>63.5953016387</text:p>
          </table:table-cell>
          <table:table-cell table:formula="of:=IMREAL([.D130])" office:value-type="float" office:value="44.9709175299886" calcext:value-type="float">
            <text:p>44.97091753</text:p>
          </table:table-cell>
          <table:table-cell table:formula="of:=IMAGINARY([.D130])" office:value-type="float" office:value="44.9664204382393" calcext:value-type="float">
            <text:p>44.9664204382</text:p>
          </table:table-cell>
          <table:table-cell table:number-columns-repeated="5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SIN([.$H$2]/[.$I$2]*[.A131]*2*PI()+[.$I$10])" office:value-type="float" office:value="0.707106781186559" calcext:value-type="float">
            <text:p>0.7071067812</text:p>
          </table:table-cell>
          <table:table-cell table:formula="of:=IF(ROW() &gt; [.$J$2] + 1; [.B131] - OFFSET([.B131]; -[.$J$2]; 0)*[.$L$2]^[.$J$2]; [.B131])" office:value-type="float" office:value="0.707106781186559" calcext:value-type="float">
            <text:p>0.7071067812</text:p>
          </table:table-cell>
          <table:table-cell table:formula="of:=IMSUM(COMPLEX([.C131];0); IMPRODUCT([.D130]; [.$I$8]))" office:value-type="string" office:string-value="45,6690305773821-44,9664204382356i" calcext:value-type="string">
            <text:p>45,6690305773821-44,9664204382356i</text:p>
          </table:table-cell>
          <table:table-cell table:formula="of:=IMABS([.D131])" office:value-type="float" office:value="64.0908676872613" calcext:value-type="float">
            <text:p>64.0908676873</text:p>
          </table:table-cell>
          <table:table-cell table:formula="of:=IMREAL([.D131])" office:value-type="float" office:value="45.6690305773821" calcext:value-type="float">
            <text:p>45.6690305774</text:p>
          </table:table-cell>
          <table:table-cell table:formula="of:=IMAGINARY([.D131])" office:value-type="float" office:value="-44.9664204382356" calcext:value-type="float">
            <text:p>-44.9664204382</text:p>
          </table:table-cell>
          <table:table-cell table:number-columns-repeated="5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SIN([.$H$2]/[.$I$2]*[.A132]*2*PI()+[.$I$10])" office:value-type="float" office:value="-0.707106781186532" calcext:value-type="float">
            <text:p>-0.7071067812</text:p>
          </table:table-cell>
          <table:table-cell table:formula="of:=IF(ROW() &gt; [.$J$2] + 1; [.B132] - OFFSET([.B132]; -[.$J$2]; 0)*[.$L$2]^[.$J$2]; [.B132])" office:value-type="float" office:value="-0.707106781186532" calcext:value-type="float">
            <text:p>-0.7071067812</text:p>
          </table:table-cell>
          <table:table-cell table:formula="of:=IMSUM(COMPLEX([.C132];0); IMPRODUCT([.D131]; [.$I$8]))" office:value-type="string" office:string-value="-45,6690305773783-45,6644636743244i" calcext:value-type="string">
            <text:p>-45,6690305773783-45,6644636743244i</text:p>
          </table:table-cell>
          <table:table-cell table:formula="of:=IMABS([.D132])" office:value-type="float" office:value="64.5825332155778" calcext:value-type="float">
            <text:p>64.5825332156</text:p>
          </table:table-cell>
          <table:table-cell table:formula="of:=IMREAL([.D132])" office:value-type="float" office:value="-45.6690305773783" calcext:value-type="float">
            <text:p>-45.6690305774</text:p>
          </table:table-cell>
          <table:table-cell table:formula="of:=IMAGINARY([.D132])" office:value-type="float" office:value="-45.6644636743244" calcext:value-type="float">
            <text:p>-45.6644636743</text:p>
          </table:table-cell>
          <table:table-cell table:number-columns-repeated="5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SIN([.$H$2]/[.$I$2]*[.A133]*2*PI()+[.$I$10])" office:value-type="float" office:value="-0.707106781186546" calcext:value-type="float">
            <text:p>-0.7071067812</text:p>
          </table:table-cell>
          <table:table-cell table:formula="of:=IF(ROW() &gt; [.$J$2] + 1; [.B133] - OFFSET([.B133]; -[.$J$2]; 0)*[.$L$2]^[.$J$2]; [.B133])" office:value-type="float" office:value="-0.707106781186546" calcext:value-type="float">
            <text:p>-0.7071067812</text:p>
          </table:table-cell>
          <table:table-cell table:formula="of:=IMSUM(COMPLEX([.C133];0); IMPRODUCT([.D132]; [.$I$8]))" office:value-type="string" office:string-value="-46,3670040091435+45,6644636743206i" calcext:value-type="string">
            <text:p>-46,3670040091435+45,6644636743206i</text:p>
          </table:table-cell>
          <table:table-cell table:formula="of:=IMABS([.D133])" office:value-type="float" office:value="65.0779709536743" calcext:value-type="float">
            <text:p>65.0779709537</text:p>
          </table:table-cell>
          <table:table-cell table:formula="of:=IMREAL([.D133])" office:value-type="float" office:value="-46.3670040091435" calcext:value-type="float">
            <text:p>-46.3670040091</text:p>
          </table:table-cell>
          <table:table-cell table:formula="of:=IMAGINARY([.D133])" office:value-type="float" office:value="45.6644636743206" calcext:value-type="float">
            <text:p>45.6644636743</text:p>
          </table:table-cell>
          <table:table-cell table:number-columns-repeated="5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SIN([.$H$2]/[.$I$2]*[.A134]*2*PI()+[.$I$10])" office:value-type="float" office:value="0.707106781186545" calcext:value-type="float">
            <text:p>0.7071067812</text:p>
          </table:table-cell>
          <table:table-cell table:formula="of:=IF(ROW() &gt; [.$J$2] + 1; [.B134] - OFFSET([.B134]; -[.$J$2]; 0)*[.$L$2]^[.$J$2]; [.B134])" office:value-type="float" office:value="0.707106781186545" calcext:value-type="float">
            <text:p>0.7071067812</text:p>
          </table:table-cell>
          <table:table-cell table:formula="of:=IMSUM(COMPLEX([.C134];0); IMPRODUCT([.D133]; [.$I$8]))" office:value-type="string" office:string-value="46,3670040091397+46,3623673087426i" calcext:value-type="string">
            <text:p>46,3670040091397+46,3623673087426i</text:p>
          </table:table-cell>
          <table:table-cell table:formula="of:=IMABS([.D134])" office:value-type="float" office:value="65.5695673560101" calcext:value-type="float">
            <text:p>65.569567356</text:p>
          </table:table-cell>
          <table:table-cell table:formula="of:=IMREAL([.D134])" office:value-type="float" office:value="46.3670040091397" calcext:value-type="float">
            <text:p>46.3670040091</text:p>
          </table:table-cell>
          <table:table-cell table:formula="of:=IMAGINARY([.D134])" office:value-type="float" office:value="46.3623673087426" calcext:value-type="float">
            <text:p>46.3623673087</text:p>
          </table:table-cell>
          <table:table-cell table:number-columns-repeated="5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SIN([.$H$2]/[.$I$2]*[.A135]*2*PI()+[.$I$10])" office:value-type="float" office:value="0.707106781186554" calcext:value-type="float">
            <text:p>0.7071067812</text:p>
          </table:table-cell>
          <table:table-cell table:formula="of:=IF(ROW() &gt; [.$J$2] + 1; [.B135] - OFFSET([.B135]; -[.$J$2]; 0)*[.$L$2]^[.$J$2]; [.B135])" office:value-type="float" office:value="0.707106781186554" calcext:value-type="float">
            <text:p>0.7071067812</text:p>
          </table:table-cell>
          <table:table-cell table:formula="of:=IMSUM(COMPLEX([.C135];0); IMPRODUCT([.D134]; [.$I$8]))" office:value-type="string" office:string-value="47,0648378531983-46,3623673087388i" calcext:value-type="string">
            <text:p>47,0648378531983-46,3623673087388i</text:p>
          </table:table-cell>
          <table:table-cell table:formula="of:=IMABS([.D135])" office:value-type="float" office:value="66.0648776932059" calcext:value-type="float">
            <text:p>66.0648776932</text:p>
          </table:table-cell>
          <table:table-cell table:formula="of:=IMREAL([.D135])" office:value-type="float" office:value="47.0648378531983" calcext:value-type="float">
            <text:p>47.0648378532</text:p>
          </table:table-cell>
          <table:table-cell table:formula="of:=IMAGINARY([.D135])" office:value-type="float" office:value="-46.3623673087388" calcext:value-type="float">
            <text:p>-46.3623673087</text:p>
          </table:table-cell>
          <table:table-cell table:number-columns-repeated="5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SIN([.$H$2]/[.$I$2]*[.A136]*2*PI()+[.$I$10])" office:value-type="float" office:value="-0.707106781186537" calcext:value-type="float">
            <text:p>-0.7071067812</text:p>
          </table:table-cell>
          <table:table-cell table:formula="of:=IF(ROW() &gt; [.$J$2] + 1; [.B136] - OFFSET([.B136]; -[.$J$2]; 0)*[.$L$2]^[.$J$2]; [.B136])" office:value-type="float" office:value="-0.707106781186537" calcext:value-type="float">
            <text:p>-0.7071067812</text:p>
          </table:table-cell>
          <table:table-cell table:formula="of:=IMSUM(COMPLEX([.C136];0); IMPRODUCT([.D135]; [.$I$8]))" office:value-type="string" office:string-value="-47,0648378531944-47,060131369413i" calcext:value-type="string">
            <text:p>-47,0648378531944-47,060131369413i</text:p>
          </table:table-cell>
          <table:table-cell table:formula="of:=IMABS([.D136])" office:value-type="float" office:value="66.5564040994846" calcext:value-type="float">
            <text:p>66.5564040995</text:p>
          </table:table-cell>
          <table:table-cell table:formula="of:=IMREAL([.D136])" office:value-type="float" office:value="-47.0648378531944" calcext:value-type="float">
            <text:p>-47.0648378532</text:p>
          </table:table-cell>
          <table:table-cell table:formula="of:=IMAGINARY([.D136])" office:value-type="float" office:value="-47.060131369413" calcext:value-type="float">
            <text:p>-47.0601313694</text:p>
          </table:table-cell>
          <table:table-cell table:number-columns-repeated="5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SIN([.$H$2]/[.$I$2]*[.A137]*2*PI()+[.$I$10])" office:value-type="float" office:value="-0.707106781186562" calcext:value-type="float">
            <text:p>-0.7071067812</text:p>
          </table:table-cell>
          <table:table-cell table:formula="of:=IF(ROW() &gt; [.$J$2] + 1; [.B137] - OFFSET([.B137]; -[.$J$2]; 0)*[.$L$2]^[.$J$2]; [.B137])" office:value-type="float" office:value="-0.707106781186562" calcext:value-type="float">
            <text:p>-0.7071067812</text:p>
          </table:table-cell>
          <table:table-cell table:formula="of:=IMSUM(COMPLEX([.C137];0); IMPRODUCT([.D136]; [.$I$8]))" office:value-type="string" office:string-value="-47,7625321374627+47,0601313694091i" calcext:value-type="string">
            <text:p>-47,7625321374627+47,0601313694091i</text:p>
          </table:table-cell>
          <table:table-cell table:formula="of:=IMABS([.D137])" office:value-type="float" office:value="67.0515879057924" calcext:value-type="float">
            <text:p>67.0515879058</text:p>
          </table:table-cell>
          <table:table-cell table:formula="of:=IMREAL([.D137])" office:value-type="float" office:value="-47.7625321374627" calcext:value-type="float">
            <text:p>-47.7625321375</text:p>
          </table:table-cell>
          <table:table-cell table:formula="of:=IMAGINARY([.D137])" office:value-type="float" office:value="47.0601313694091" calcext:value-type="float">
            <text:p>47.0601313694</text:p>
          </table:table-cell>
          <table:table-cell table:number-columns-repeated="5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SIN([.$H$2]/[.$I$2]*[.A138]*2*PI()+[.$I$10])" office:value-type="float" office:value="0.70710678118655" calcext:value-type="float">
            <text:p>0.7071067812</text:p>
          </table:table-cell>
          <table:table-cell table:formula="of:=IF(ROW() &gt; [.$J$2] + 1; [.B138] - OFFSET([.B138]; -[.$J$2]; 0)*[.$L$2]^[.$J$2]; [.B138])" office:value-type="float" office:value="0.70710678118655" calcext:value-type="float">
            <text:p>0.7071067812</text:p>
          </table:table-cell>
          <table:table-cell table:formula="of:=IMSUM(COMPLEX([.C138];0); IMPRODUCT([.D137]; [.$I$8]))" office:value-type="string" office:string-value="47,7625321374588+47,757755884249i" calcext:value-type="string">
            <text:p>47,7625321374588+47,757755884249i</text:p>
          </table:table-cell>
          <table:table-cell table:formula="of:=IMABS([.D138])" office:value-type="float" office:value="67.543043485479" calcext:value-type="float">
            <text:p>67.5430434855</text:p>
          </table:table-cell>
          <table:table-cell table:formula="of:=IMREAL([.D138])" office:value-type="float" office:value="47.7625321374588" calcext:value-type="float">
            <text:p>47.7625321375</text:p>
          </table:table-cell>
          <table:table-cell table:formula="of:=IMAGINARY([.D138])" office:value-type="float" office:value="47.757755884249" calcext:value-type="float">
            <text:p>47.7577558842</text:p>
          </table:table-cell>
          <table:table-cell table:number-columns-repeated="5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SIN([.$H$2]/[.$I$2]*[.A139]*2*PI()+[.$I$10])" office:value-type="float" office:value="0.707106781186549" calcext:value-type="float">
            <text:p>0.7071067812</text:p>
          </table:table-cell>
          <table:table-cell table:formula="of:=IF(ROW() &gt; [.$J$2] + 1; [.B139] - OFFSET([.B139]; -[.$J$2]; 0)*[.$L$2]^[.$J$2]; [.B139])" office:value-type="float" office:value="0.707106781186549" calcext:value-type="float">
            <text:p>0.7071067812</text:p>
          </table:table-cell>
          <table:table-cell table:formula="of:=IMSUM(COMPLEX([.C139];0); IMPRODUCT([.D138]; [.$I$8]))" office:value-type="string" office:string-value="48,4600868898471-47,7577558842451i" calcext:value-type="string">
            <text:p>48,4600868898471-47,7577558842451i</text:p>
          </table:table-cell>
          <table:table-cell table:formula="of:=IMABS([.D139])" office:value-type="float" office:value="68.0381015936709" calcext:value-type="float">
            <text:p>68.0381015937</text:p>
          </table:table-cell>
          <table:table-cell table:formula="of:=IMREAL([.D139])" office:value-type="float" office:value="48.4600868898471" calcext:value-type="float">
            <text:p>48.4600868898</text:p>
          </table:table-cell>
          <table:table-cell table:formula="of:=IMAGINARY([.D139])" office:value-type="float" office:value="-47.7577558842451" calcext:value-type="float">
            <text:p>-47.7577558842</text:p>
          </table:table-cell>
          <table:table-cell table:number-columns-repeated="5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SIN([.$H$2]/[.$I$2]*[.A140]*2*PI()+[.$I$10])" office:value-type="float" office:value="-0.707106781186542" calcext:value-type="float">
            <text:p>-0.7071067812</text:p>
          </table:table-cell>
          <table:table-cell table:formula="of:=IF(ROW() &gt; [.$J$2] + 1; [.B140] - OFFSET([.B140]; -[.$J$2]; 0)*[.$L$2]^[.$J$2]; [.B140])" office:value-type="float" office:value="-0.707106781186542" calcext:value-type="float">
            <text:p>-0.7071067812</text:p>
          </table:table-cell>
          <table:table-cell table:formula="of:=IMSUM(COMPLEX([.C140];0); IMPRODUCT([.D139]; [.$I$8]))" office:value-type="string" office:string-value="-48,4600868898432-48,4552408811581i" calcext:value-type="string">
            <text:p>-48,4600868898432-48,4552408811581i</text:p>
          </table:table-cell>
          <table:table-cell table:formula="of:=IMABS([.D140])" office:value-type="float" office:value="68.5294855534624" calcext:value-type="float">
            <text:p>68.5294855535</text:p>
          </table:table-cell>
          <table:table-cell table:formula="of:=IMREAL([.D140])" office:value-type="float" office:value="-48.4600868898432" calcext:value-type="float">
            <text:p>-48.4600868898</text:p>
          </table:table-cell>
          <table:table-cell table:formula="of:=IMAGINARY([.D140])" office:value-type="float" office:value="-48.4552408811581" calcext:value-type="float">
            <text:p>-48.4552408812</text:p>
          </table:table-cell>
          <table:table-cell table:number-columns-repeated="5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SIN([.$H$2]/[.$I$2]*[.A141]*2*PI()+[.$I$10])" office:value-type="float" office:value="-0.707106781186557" calcext:value-type="float">
            <text:p>-0.7071067812</text:p>
          </table:table-cell>
          <table:table-cell table:formula="of:=IF(ROW() &gt; [.$J$2] + 1; [.B141] - OFFSET([.B141]; -[.$J$2]; 0)*[.$L$2]^[.$J$2]; [.B141])" office:value-type="float" office:value="-0.707106781186557" calcext:value-type="float">
            <text:p>-0.7071067812</text:p>
          </table:table-cell>
          <table:table-cell table:formula="of:=IMSUM(COMPLEX([.C141];0); IMPRODUCT([.D140]; [.$I$8]))" office:value-type="string" office:string-value="-49,1575021382566+48,4552408811542i" calcext:value-type="string">
            <text:p>-49,1575021382566+48,4552408811542i</text:p>
          </table:table-cell>
          <table:table-cell table:formula="of:=IMABS([.D141])" office:value-type="float" office:value="69.0244187612136" calcext:value-type="float">
            <text:p>69.0244187612</text:p>
          </table:table-cell>
          <table:table-cell table:formula="of:=IMREAL([.D141])" office:value-type="float" office:value="-49.1575021382566" calcext:value-type="float">
            <text:p>-49.1575021383</text:p>
          </table:table-cell>
          <table:table-cell table:formula="of:=IMAGINARY([.D141])" office:value-type="float" office:value="48.4552408811542" calcext:value-type="float">
            <text:p>48.4552408812</text:p>
          </table:table-cell>
          <table:table-cell table:number-columns-repeated="5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SIN([.$H$2]/[.$I$2]*[.A142]*2*PI()+[.$I$10])" office:value-type="float" office:value="0.707106781186535" calcext:value-type="float">
            <text:p>0.7071067812</text:p>
          </table:table-cell>
          <table:table-cell table:formula="of:=IF(ROW() &gt; [.$J$2] + 1; [.B142] - OFFSET([.B142]; -[.$J$2]; 0)*[.$L$2]^[.$J$2]; [.B142])" office:value-type="float" office:value="0.707106781186535" calcext:value-type="float">
            <text:p>0.7071067812</text:p>
          </table:table-cell>
          <table:table-cell table:formula="of:=IMSUM(COMPLEX([.C142];0); IMPRODUCT([.D141]; [.$I$8]))" office:value-type="string" office:string-value="49,1575021382526+49,1525863880428i" calcext:value-type="string">
            <text:p>49,1575021382526+49,1525863880428i</text:p>
          </table:table-cell>
          <table:table-cell table:formula="of:=IMABS([.D142])" office:value-type="float" office:value="69.5157303428966" calcext:value-type="float">
            <text:p>69.5157303429</text:p>
          </table:table-cell>
          <table:table-cell table:formula="of:=IMREAL([.D142])" office:value-type="float" office:value="49.1575021382526" calcext:value-type="float">
            <text:p>49.1575021383</text:p>
          </table:table-cell>
          <table:table-cell table:formula="of:=IMAGINARY([.D142])" office:value-type="float" office:value="49.1525863880428" calcext:value-type="float">
            <text:p>49.152586388</text:p>
          </table:table-cell>
          <table:table-cell table:number-columns-repeated="5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SIN([.$H$2]/[.$I$2]*[.A143]*2*PI()+[.$I$10])" office:value-type="float" office:value="0.707106781186564" calcext:value-type="float">
            <text:p>0.7071067812</text:p>
          </table:table-cell>
          <table:table-cell table:formula="of:=IF(ROW() &gt; [.$J$2] + 1; [.B143] - OFFSET([.B143]; -[.$J$2]; 0)*[.$L$2]^[.$J$2]; [.B143])" office:value-type="float" office:value="0.707106781186564" calcext:value-type="float">
            <text:p>0.7071067812</text:p>
          </table:table-cell>
          <table:table-cell table:formula="of:=IMSUM(COMPLEX([.C143];0); IMPRODUCT([.D142]; [.$I$8]))" office:value-type="string" office:string-value="49,8547779105906-49,1525863880388i" calcext:value-type="string">
            <text:p>49,8547779105906-49,1525863880388i</text:p>
          </table:table-cell>
          <table:table-cell table:formula="of:=IMABS([.D143])" office:value-type="float" office:value="70.0105394147762" calcext:value-type="float">
            <text:p>70.0105394148</text:p>
          </table:table-cell>
          <table:table-cell table:formula="of:=IMREAL([.D143])" office:value-type="float" office:value="49.8547779105906" calcext:value-type="float">
            <text:p>49.8547779106</text:p>
          </table:table-cell>
          <table:table-cell table:formula="of:=IMAGINARY([.D143])" office:value-type="float" office:value="-49.1525863880388" calcext:value-type="float">
            <text:p>-49.152586388</text:p>
          </table:table-cell>
          <table:table-cell table:number-columns-repeated="5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SIN([.$H$2]/[.$I$2]*[.A144]*2*PI()+[.$I$10])" office:value-type="float" office:value="-0.707106781186547" calcext:value-type="float">
            <text:p>-0.7071067812</text:p>
          </table:table-cell>
          <table:table-cell table:formula="of:=IF(ROW() &gt; [.$J$2] + 1; [.B144] - OFFSET([.B144]; -[.$J$2]; 0)*[.$L$2]^[.$J$2]; [.B144])" office:value-type="float" office:value="-0.707106781186547" calcext:value-type="float">
            <text:p>-0.7071067812</text:p>
          </table:table-cell>
          <table:table-cell table:formula="of:=IMSUM(COMPLEX([.C144];0); IMPRODUCT([.D143]; [.$I$8]))" office:value-type="string" office:string-value="-49,8547779105865-49,8497924327995i" calcext:value-type="string">
            <text:p>-49,8547779105865-49,8497924327995i</text:p>
          </table:table-cell>
          <table:table-cell table:formula="of:=IMABS([.D144])" office:value-type="float" office:value="70.5017778932354" calcext:value-type="float">
            <text:p>70.5017778932</text:p>
          </table:table-cell>
          <table:table-cell table:formula="of:=IMREAL([.D144])" office:value-type="float" office:value="-49.8547779105865" calcext:value-type="float">
            <text:p>-49.8547779106</text:p>
          </table:table-cell>
          <table:table-cell table:formula="of:=IMAGINARY([.D144])" office:value-type="float" office:value="-49.8497924327995" calcext:value-type="float">
            <text:p>-49.8497924328</text:p>
          </table:table-cell>
          <table:table-cell table:number-columns-repeated="5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SIN([.$H$2]/[.$I$2]*[.A145]*2*PI()+[.$I$10])" office:value-type="float" office:value="-0.707106781186552" calcext:value-type="float">
            <text:p>-0.7071067812</text:p>
          </table:table-cell>
          <table:table-cell table:formula="of:=IF(ROW() &gt; [.$J$2] + 1; [.B145] - OFFSET([.B145]; -[.$J$2]; 0)*[.$L$2]^[.$J$2]; [.B145])" office:value-type="float" office:value="-0.707106781186552" calcext:value-type="float">
            <text:p>-0.7071067812</text:p>
          </table:table-cell>
          <table:table-cell table:formula="of:=IMSUM(COMPLEX([.C145];0); IMPRODUCT([.D144]; [.$I$8]))" office:value-type="string" office:string-value="-50,5519142347428+49,8497924327954i" calcext:value-type="string">
            <text:p>-50,5519142347428+49,8497924327954i</text:p>
          </table:table-cell>
          <table:table-cell table:formula="of:=IMABS([.D145])" office:value-type="float" office:value="70.9964635625577" calcext:value-type="float">
            <text:p>70.9964635626</text:p>
          </table:table-cell>
          <table:table-cell table:formula="of:=IMREAL([.D145])" office:value-type="float" office:value="-50.5519142347428" calcext:value-type="float">
            <text:p>-50.5519142347</text:p>
          </table:table-cell>
          <table:table-cell table:formula="of:=IMAGINARY([.D145])" office:value-type="float" office:value="49.8497924327954" calcext:value-type="float">
            <text:p>49.8497924328</text:p>
          </table:table-cell>
          <table:table-cell table:number-columns-repeated="5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SIN([.$H$2]/[.$I$2]*[.A146]*2*PI()+[.$I$10])" office:value-type="float" office:value="0.707106781186539" calcext:value-type="float">
            <text:p>0.7071067812</text:p>
          </table:table-cell>
          <table:table-cell table:formula="of:=IF(ROW() &gt; [.$J$2] + 1; [.B146] - OFFSET([.B146]; -[.$J$2]; 0)*[.$L$2]^[.$J$2]; [.B146])" office:value-type="float" office:value="0.707106781186539" calcext:value-type="float">
            <text:p>0.7071067812</text:p>
          </table:table-cell>
          <table:table-cell table:formula="of:=IMSUM(COMPLEX([.C146];0); IMPRODUCT([.D145]; [.$I$8]))" office:value-type="string" office:string-value="50,5519142347386+50,5468590433193i" calcext:value-type="string">
            <text:p>50,5519142347386+50,5468590433193i</text:p>
          </table:table-cell>
          <table:table-cell table:formula="of:=IMABS([.D146])" office:value-type="float" office:value="71.4876282439245" calcext:value-type="float">
            <text:p>71.4876282439</text:p>
          </table:table-cell>
          <table:table-cell table:formula="of:=IMREAL([.D146])" office:value-type="float" office:value="50.5519142347386" calcext:value-type="float">
            <text:p>50.5519142347</text:p>
          </table:table-cell>
          <table:table-cell table:formula="of:=IMAGINARY([.D146])" office:value-type="float" office:value="50.5468590433193" calcext:value-type="float">
            <text:p>50.5468590433</text:p>
          </table:table-cell>
          <table:table-cell table:number-columns-repeated="5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SIN([.$H$2]/[.$I$2]*[.A147]*2*PI()+[.$I$10])" office:value-type="float" office:value="0.707106781186559" calcext:value-type="float">
            <text:p>0.7071067812</text:p>
          </table:table-cell>
          <table:table-cell table:formula="of:=IF(ROW() &gt; [.$J$2] + 1; [.B147] - OFFSET([.B147]; -[.$J$2]; 0)*[.$L$2]^[.$J$2]; [.B147])" office:value-type="float" office:value="0.707106781186559" calcext:value-type="float">
            <text:p>0.7071067812</text:p>
          </table:table-cell>
          <table:table-cell table:formula="of:=IMSUM(COMPLEX([.C147];0); IMPRODUCT([.D146]; [.$I$8]))" office:value-type="string" office:string-value="51,2489111386016-50,5468590433151i" calcext:value-type="string">
            <text:p>51,2489111386016-50,5468590433151i</text:p>
          </table:table-cell>
          <table:table-cell table:formula="of:=IMABS([.D147])" office:value-type="float" office:value="71.9821912144737" calcext:value-type="float">
            <text:p>71.9821912145</text:p>
          </table:table-cell>
          <table:table-cell table:formula="of:=IMREAL([.D147])" office:value-type="float" office:value="51.2489111386016" calcext:value-type="float">
            <text:p>51.2489111386</text:p>
          </table:table-cell>
          <table:table-cell table:formula="of:=IMAGINARY([.D147])" office:value-type="float" office:value="-50.5468590433151" calcext:value-type="float">
            <text:p>-50.5468590433</text:p>
          </table:table-cell>
          <table:table-cell table:number-columns-repeated="5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SIN([.$H$2]/[.$I$2]*[.A148]*2*PI()+[.$I$10])" office:value-type="float" office:value="-0.707106781186532" calcext:value-type="float">
            <text:p>-0.7071067812</text:p>
          </table:table-cell>
          <table:table-cell table:formula="of:=IF(ROW() &gt; [.$J$2] + 1; [.B148] - OFFSET([.B148]; -[.$J$2]; 0)*[.$L$2]^[.$J$2]; [.B148])" office:value-type="float" office:value="-0.707106781186532" calcext:value-type="float">
            <text:p>-0.7071067812</text:p>
          </table:table-cell>
          <table:table-cell table:formula="of:=IMSUM(COMPLEX([.C148];0); IMPRODUCT([.D147]; [.$I$8]))" office:value-type="string" office:string-value="-51,2489111385973-51,2437862474877i" calcext:value-type="string">
            <text:p>-51,2489111385973-51,2437862474877i</text:p>
          </table:table-cell>
          <table:table-cell table:formula="of:=IMABS([.D148])" office:value-type="float" office:value="72.4732814344021" calcext:value-type="float">
            <text:p>72.4732814344</text:p>
          </table:table-cell>
          <table:table-cell table:formula="of:=IMREAL([.D148])" office:value-type="float" office:value="-51.2489111385973" calcext:value-type="float">
            <text:p>-51.2489111386</text:p>
          </table:table-cell>
          <table:table-cell table:formula="of:=IMAGINARY([.D148])" office:value-type="float" office:value="-51.2437862474877" calcext:value-type="float">
            <text:p>-51.2437862475</text:p>
          </table:table-cell>
          <table:table-cell table:number-columns-repeated="5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SIN([.$H$2]/[.$I$2]*[.A149]*2*PI()+[.$I$10])" office:value-type="float" office:value="-0.707106781186547" calcext:value-type="float">
            <text:p>-0.7071067812</text:p>
          </table:table-cell>
          <table:table-cell table:formula="of:=IF(ROW() &gt; [.$J$2] + 1; [.B149] - OFFSET([.B149]; -[.$J$2]; 0)*[.$L$2]^[.$J$2]; [.B149])" office:value-type="float" office:value="-0.707106781186547" calcext:value-type="float">
            <text:p>-0.7071067812</text:p>
          </table:table-cell>
          <table:table-cell table:formula="of:=IMSUM(COMPLEX([.C149];0); IMPRODUCT([.D148]; [.$I$8]))" office:value-type="string" office:string-value="-51,9457686500494+51,2437862474834i" calcext:value-type="string">
            <text:p>-51,9457686500494+51,2437862474834i</text:p>
          </table:table-cell>
          <table:table-cell table:formula="of:=IMABS([.D149])" office:value-type="float" office:value="72.9677223820384" calcext:value-type="float">
            <text:p>72.967722382</text:p>
          </table:table-cell>
          <table:table-cell table:formula="of:=IMREAL([.D149])" office:value-type="float" office:value="-51.9457686500494" calcext:value-type="float">
            <text:p>-51.94576865</text:p>
          </table:table-cell>
          <table:table-cell table:formula="of:=IMAGINARY([.D149])" office:value-type="float" office:value="51.2437862474834" calcext:value-type="float">
            <text:p>51.2437862475</text:p>
          </table:table-cell>
          <table:table-cell table:number-columns-repeated="5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SIN([.$H$2]/[.$I$2]*[.A150]*2*PI()+[.$I$10])" office:value-type="float" office:value="0.707106781186544" calcext:value-type="float">
            <text:p>0.7071067812</text:p>
          </table:table-cell>
          <table:table-cell table:formula="of:=IF(ROW() &gt; [.$J$2] + 1; [.B150] - OFFSET([.B150]; -[.$J$2]; 0)*[.$L$2]^[.$J$2]; [.B150])" office:value-type="float" office:value="0.707106781186544" calcext:value-type="float">
            <text:p>0.7071067812</text:p>
          </table:table-cell>
          <table:table-cell table:formula="of:=IMSUM(COMPLEX([.C150];0); IMPRODUCT([.D149]; [.$I$8]))" office:value-type="string" office:string-value="51,9457686500451+51,9405740731844i" calcext:value-type="string">
            <text:p>51,9457686500451+51,9405740731844i</text:p>
          </table:table-cell>
          <table:table-cell table:formula="of:=IMABS([.D150])" office:value-type="float" office:value="73.4587375040979" calcext:value-type="float">
            <text:p>73.4587375041</text:p>
          </table:table-cell>
          <table:table-cell table:formula="of:=IMREAL([.D150])" office:value-type="float" office:value="51.9457686500451" calcext:value-type="float">
            <text:p>51.94576865</text:p>
          </table:table-cell>
          <table:table-cell table:formula="of:=IMAGINARY([.D150])" office:value-type="float" office:value="51.9405740731844" calcext:value-type="float">
            <text:p>51.9405740732</text:p>
          </table:table-cell>
          <table:table-cell table:number-columns-repeated="5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SIN([.$H$2]/[.$I$2]*[.A151]*2*PI()+[.$I$10])" office:value-type="float" office:value="0.707106781186555" calcext:value-type="float">
            <text:p>0.7071067812</text:p>
          </table:table-cell>
          <table:table-cell table:formula="of:=IF(ROW() &gt; [.$J$2] + 1; [.B151] - OFFSET([.B151]; -[.$J$2]; 0)*[.$L$2]^[.$J$2]; [.B151])" office:value-type="float" office:value="0.707106781186555" calcext:value-type="float">
            <text:p>0.7071067812</text:p>
          </table:table-cell>
          <table:table-cell table:formula="of:=IMSUM(COMPLEX([.C151];0); IMPRODUCT([.D150]; [.$I$8]))" office:value-type="string" office:string-value="52,6424867969637-51,9405740731801i" calcext:value-type="string">
            <text:p>52,6424867969637-51,9405740731801i</text:p>
          </table:table-cell>
          <table:table-cell table:formula="of:=IMABS([.D151])" office:value-type="float" office:value="73.9530570782575" calcext:value-type="float">
            <text:p>73.9530570783</text:p>
          </table:table-cell>
          <table:table-cell table:formula="of:=IMREAL([.D151])" office:value-type="float" office:value="52.6424867969637" calcext:value-type="float">
            <text:p>52.642486797</text:p>
          </table:table-cell>
          <table:table-cell table:formula="of:=IMAGINARY([.D151])" office:value-type="float" office:value="-51.9405740731801" calcext:value-type="float">
            <text:p>-51.9405740732</text:p>
          </table:table-cell>
          <table:table-cell table:number-columns-repeated="5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SIN([.$H$2]/[.$I$2]*[.A152]*2*PI()+[.$I$10])" office:value-type="float" office:value="-0.707106781186537" calcext:value-type="float">
            <text:p>-0.7071067812</text:p>
          </table:table-cell>
          <table:table-cell table:formula="of:=IF(ROW() &gt; [.$J$2] + 1; [.B152] - OFFSET([.B152]; -[.$J$2]; 0)*[.$L$2]^[.$J$2]; [.B152])" office:value-type="float" office:value="-0.707106781186537" calcext:value-type="float">
            <text:p>-0.7071067812</text:p>
          </table:table-cell>
          <table:table-cell table:formula="of:=IMSUM(COMPLEX([.C152];0); IMPRODUCT([.D151]; [.$I$8]))" office:value-type="string" office:string-value="-52,6424867969593-52,637222548284i" calcext:value-type="string">
            <text:p>-52,6424867969593-52,637222548284i</text:p>
          </table:table-cell>
          <table:table-cell table:formula="of:=IMABS([.D152])" office:value-type="float" office:value="74.4439964924346" calcext:value-type="float">
            <text:p>74.4439964924</text:p>
          </table:table-cell>
          <table:table-cell table:formula="of:=IMREAL([.D152])" office:value-type="float" office:value="-52.6424867969593" calcext:value-type="float">
            <text:p>-52.642486797</text:p>
          </table:table-cell>
          <table:table-cell table:formula="of:=IMAGINARY([.D152])" office:value-type="float" office:value="-52.637222548284" calcext:value-type="float">
            <text:p>-52.6372225483</text:p>
          </table:table-cell>
          <table:table-cell table:number-columns-repeated="5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SIN([.$H$2]/[.$I$2]*[.A153]*2*PI()+[.$I$10])" office:value-type="float" office:value="-0.707106781186562" calcext:value-type="float">
            <text:p>-0.7071067812</text:p>
          </table:table-cell>
          <table:table-cell table:formula="of:=IF(ROW() &gt; [.$J$2] + 1; [.B153] - OFFSET([.B153]; -[.$J$2]; 0)*[.$L$2]^[.$J$2]; [.B153])" office:value-type="float" office:value="-0.707106781186562" calcext:value-type="float">
            <text:p>-0.7071067812</text:p>
          </table:table-cell>
          <table:table-cell table:formula="of:=IMSUM(COMPLEX([.C153];0); IMPRODUCT([.D152]; [.$I$8]))" office:value-type="string" office:string-value="-53,3390656072158+52,6372225482796i" calcext:value-type="string">
            <text:p>-53,3390656072158+52,6372225482796i</text:p>
          </table:table-cell>
          <table:table-cell table:formula="of:=IMABS([.D153])" office:value-type="float" office:value="74.9381953175281" calcext:value-type="float">
            <text:p>74.9381953175</text:p>
          </table:table-cell>
          <table:table-cell table:formula="of:=IMREAL([.D153])" office:value-type="float" office:value="-53.3390656072158" calcext:value-type="float">
            <text:p>-53.3390656072</text:p>
          </table:table-cell>
          <table:table-cell table:formula="of:=IMAGINARY([.D153])" office:value-type="float" office:value="52.6372225482796" calcext:value-type="float">
            <text:p>52.6372225483</text:p>
          </table:table-cell>
          <table:table-cell table:number-columns-repeated="5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SIN([.$H$2]/[.$I$2]*[.A154]*2*PI()+[.$I$10])" office:value-type="float" office:value="0.707106781186529" calcext:value-type="float">
            <text:p>0.7071067812</text:p>
          </table:table-cell>
          <table:table-cell table:formula="of:=IF(ROW() &gt; [.$J$2] + 1; [.B154] - OFFSET([.B154]; -[.$J$2]; 0)*[.$L$2]^[.$J$2]; [.B154])" office:value-type="float" office:value="0.707106781186529" calcext:value-type="float">
            <text:p>0.7071067812</text:p>
          </table:table-cell>
          <table:table-cell table:formula="of:=IMSUM(COMPLEX([.C154];0); IMPRODUCT([.D153]; [.$I$8]))" office:value-type="string" office:string-value="53,3390656072113+53,3337317006551i" calcext:value-type="string">
            <text:p>53,3390656072113+53,3337317006551i</text:p>
          </table:table-cell>
          <table:table-cell table:formula="of:=IMABS([.D154])" office:value-type="float" office:value="75.4290584388262" calcext:value-type="float">
            <text:p>75.4290584388</text:p>
          </table:table-cell>
          <table:table-cell table:formula="of:=IMREAL([.D154])" office:value-type="float" office:value="53.3390656072113" calcext:value-type="float">
            <text:p>53.3390656072</text:p>
          </table:table-cell>
          <table:table-cell table:formula="of:=IMAGINARY([.D154])" office:value-type="float" office:value="53.3337317006551" calcext:value-type="float">
            <text:p>53.3337317007</text:p>
          </table:table-cell>
          <table:table-cell table:number-columns-repeated="5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SIN([.$H$2]/[.$I$2]*[.A155]*2*PI()+[.$I$10])" office:value-type="float" office:value="0.70710678118655" calcext:value-type="float">
            <text:p>0.7071067812</text:p>
          </table:table-cell>
          <table:table-cell table:formula="of:=IF(ROW() &gt; [.$J$2] + 1; [.B155] - OFFSET([.B155]; -[.$J$2]; 0)*[.$L$2]^[.$J$2]; [.B155])" office:value-type="float" office:value="0.70710678118655" calcext:value-type="float">
            <text:p>0.7071067812</text:p>
          </table:table-cell>
          <table:table-cell table:formula="of:=IMSUM(COMPLEX([.C155];0); IMPRODUCT([.D154]; [.$I$8]))" office:value-type="string" office:string-value="54,0355051086716-53,3337317006506i" calcext:value-type="string">
            <text:p>54,0355051086716-53,3337317006506i</text:p>
          </table:table-cell>
          <table:table-cell table:formula="of:=IMABS([.D155])" office:value-type="float" office:value="75.9231371155477" calcext:value-type="float">
            <text:p>75.9231371155</text:p>
          </table:table-cell>
          <table:table-cell table:formula="of:=IMREAL([.D155])" office:value-type="float" office:value="54.0355051086716" calcext:value-type="float">
            <text:p>54.0355051087</text:p>
          </table:table-cell>
          <table:table-cell table:formula="of:=IMAGINARY([.D155])" office:value-type="float" office:value="-53.3337317006506" calcext:value-type="float">
            <text:p>-53.3337317007</text:p>
          </table:table-cell>
          <table:table-cell table:number-columns-repeated="5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SIN([.$H$2]/[.$I$2]*[.A156]*2*PI()+[.$I$10])" office:value-type="float" office:value="-0.707106781186541" calcext:value-type="float">
            <text:p>-0.7071067812</text:p>
          </table:table-cell>
          <table:table-cell table:formula="of:=IF(ROW() &gt; [.$J$2] + 1; [.B156] - OFFSET([.B156]; -[.$J$2]; 0)*[.$L$2]^[.$J$2]; [.B156])" office:value-type="float" office:value="-0.707106781186541" calcext:value-type="float">
            <text:p>-0.7071067812</text:p>
          </table:table-cell>
          <table:table-cell table:formula="of:=IMSUM(COMPLEX([.C156];0); IMPRODUCT([.D155]; [.$I$8]))" office:value-type="string" office:string-value="-54,035505108667-54,0301015581607i" calcext:value-type="string">
            <text:p>-54,035505108667-54,0301015581607i</text:p>
          </table:table-cell>
          <table:table-cell table:formula="of:=IMABS([.D156])" office:value-type="float" office:value="76.413923382679" calcext:value-type="float">
            <text:p>76.4139233827</text:p>
          </table:table-cell>
          <table:table-cell table:formula="of:=IMREAL([.D156])" office:value-type="float" office:value="-54.035505108667" calcext:value-type="float">
            <text:p>-54.0355051087</text:p>
          </table:table-cell>
          <table:table-cell table:formula="of:=IMAGINARY([.D156])" office:value-type="float" office:value="-54.0301015581607" calcext:value-type="float">
            <text:p>-54.0301015582</text:p>
          </table:table-cell>
          <table:table-cell table:number-columns-repeated="5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SIN([.$H$2]/[.$I$2]*[.A157]*2*PI()+[.$I$10])" office:value-type="float" office:value="-0.707106781186557" calcext:value-type="float">
            <text:p>-0.7071067812</text:p>
          </table:table-cell>
          <table:table-cell table:formula="of:=IF(ROW() &gt; [.$J$2] + 1; [.B157] - OFFSET([.B157]; -[.$J$2]; 0)*[.$L$2]^[.$J$2]; [.B157])" office:value-type="float" office:value="-0.707106781186557" calcext:value-type="float">
            <text:p>-0.7071067812</text:p>
          </table:table-cell>
          <table:table-cell table:formula="of:=IMSUM(COMPLEX([.C157];0); IMPRODUCT([.D156]; [.$I$8]))" office:value-type="string" office:string-value="-54,7318053291915+54,0301015581561i" calcext:value-type="string">
            <text:p>-54,7318053291915+54,0301015581561i</text:p>
          </table:table-cell>
          <table:table-cell table:formula="of:=IMABS([.D157])" office:value-type="float" office:value="76.9078824892298" calcext:value-type="float">
            <text:p>76.9078824892</text:p>
          </table:table-cell>
          <table:table-cell table:formula="of:=IMREAL([.D157])" office:value-type="float" office:value="-54.7318053291915" calcext:value-type="float">
            <text:p>-54.7318053292</text:p>
          </table:table-cell>
          <table:table-cell table:formula="of:=IMAGINARY([.D157])" office:value-type="float" office:value="54.0301015581561" calcext:value-type="float">
            <text:p>54.0301015582</text:p>
          </table:table-cell>
          <table:table-cell table:number-columns-repeated="5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SIN([.$H$2]/[.$I$2]*[.A158]*2*PI()+[.$I$10])" office:value-type="float" office:value="0.707106781186534" calcext:value-type="float">
            <text:p>0.7071067812</text:p>
          </table:table-cell>
          <table:table-cell table:formula="of:=IF(ROW() &gt; [.$J$2] + 1; [.B158] - OFFSET([.B158]; -[.$J$2]; 0)*[.$L$2]^[.$J$2]; [.B158])" office:value-type="float" office:value="0.707106781186534" calcext:value-type="float">
            <text:p>0.7071067812</text:p>
          </table:table-cell>
          <table:table-cell table:formula="of:=IMSUM(COMPLEX([.C158];0); IMPRODUCT([.D157]; [.$I$8]))" office:value-type="string" office:string-value="54,7318053291868+54,7263321486586i" calcext:value-type="string">
            <text:p>54,7318053291868+54,7263321486586i</text:p>
          </table:table-cell>
          <table:table-cell table:formula="of:=IMABS([.D158])" office:value-type="float" office:value="77.3985913633918" calcext:value-type="float">
            <text:p>77.3985913634</text:p>
          </table:table-cell>
          <table:table-cell table:formula="of:=IMREAL([.D158])" office:value-type="float" office:value="54.7318053291868" calcext:value-type="float">
            <text:p>54.7318053292</text:p>
          </table:table-cell>
          <table:table-cell table:formula="of:=IMAGINARY([.D158])" office:value-type="float" office:value="54.7263321486586" calcext:value-type="float">
            <text:p>54.7263321487</text:p>
          </table:table-cell>
          <table:table-cell table:number-columns-repeated="5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SIN([.$H$2]/[.$I$2]*[.A159]*2*PI()+[.$I$10])" office:value-type="float" office:value="0.707106781186565" calcext:value-type="float">
            <text:p>0.7071067812</text:p>
          </table:table-cell>
          <table:table-cell table:formula="of:=IF(ROW() &gt; [.$J$2] + 1; [.B159] - OFFSET([.B159]; -[.$J$2]; 0)*[.$L$2]^[.$J$2]; [.B159])" office:value-type="float" office:value="0.707106781186565" calcext:value-type="float">
            <text:p>0.7071067812</text:p>
          </table:table-cell>
          <table:table-cell table:formula="of:=IMSUM(COMPLEX([.C159];0); IMPRODUCT([.D158]; [.$I$8]))" office:value-type="string" office:string-value="55,4279662966303-54,7263321486539i" calcext:value-type="string">
            <text:p>55,4279662966303-54,7263321486539i</text:p>
          </table:table-cell>
          <table:table-cell table:formula="of:=IMABS([.D159])" office:value-type="float" office:value="77.892431456626" calcext:value-type="float">
            <text:p>77.8924314566</text:p>
          </table:table-cell>
          <table:table-cell table:formula="of:=IMREAL([.D159])" office:value-type="float" office:value="55.4279662966303" calcext:value-type="float">
            <text:p>55.4279662966</text:p>
          </table:table-cell>
          <table:table-cell table:formula="of:=IMAGINARY([.D159])" office:value-type="float" office:value="-54.7263321486539" calcext:value-type="float">
            <text:p>-54.7263321487</text:p>
          </table:table-cell>
          <table:table-cell table:number-columns-repeated="5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SIN([.$H$2]/[.$I$2]*[.A160]*2*PI()+[.$I$10])" office:value-type="float" office:value="-0.707106781186546" calcext:value-type="float">
            <text:p>-0.7071067812</text:p>
          </table:table-cell>
          <table:table-cell table:formula="of:=IF(ROW() &gt; [.$J$2] + 1; [.B160] - OFFSET([.B160]; -[.$J$2]; 0)*[.$L$2]^[.$J$2]; [.B160])" office:value-type="float" office:value="-0.707106781186546" calcext:value-type="float">
            <text:p>-0.7071067812</text:p>
          </table:table-cell>
          <table:table-cell table:formula="of:=IMSUM(COMPLEX([.C160];0); IMPRODUCT([.D159]; [.$I$8]))" office:value-type="string" office:string-value="-55,4279662966255-55,4224235000006i" calcext:value-type="string">
            <text:p>-55,4279662966255-55,4224235000006i</text:p>
          </table:table-cell>
          <table:table-cell table:formula="of:=IMABS([.D160])" office:value-type="float" office:value="78.383062420355" calcext:value-type="float">
            <text:p>78.3830624204</text:p>
          </table:table-cell>
          <table:table-cell table:formula="of:=IMREAL([.D160])" office:value-type="float" office:value="-55.4279662966255" calcext:value-type="float">
            <text:p>-55.4279662966</text:p>
          </table:table-cell>
          <table:table-cell table:formula="of:=IMAGINARY([.D160])" office:value-type="float" office:value="-55.4224235000006" calcext:value-type="float">
            <text:p>-55.4224235</text:p>
          </table:table-cell>
          <table:table-cell table:number-columns-repeated="5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SIN([.$H$2]/[.$I$2]*[.A161]*2*PI()+[.$I$10])" office:value-type="float" office:value="-0.707106781186553" calcext:value-type="float">
            <text:p>-0.7071067812</text:p>
          </table:table-cell>
          <table:table-cell table:formula="of:=IF(ROW() &gt; [.$J$2] + 1; [.B161] - OFFSET([.B161]; -[.$J$2]; 0)*[.$L$2]^[.$J$2]; [.B161])" office:value-type="float" office:value="-0.707106781186553" calcext:value-type="float">
            <text:p>-0.7071067812</text:p>
          </table:table-cell>
          <table:table-cell table:formula="of:=IMSUM(COMPLEX([.C161];0); IMPRODUCT([.D160]; [.$I$8]))" office:value-type="string" office:string-value="-56,1239880388372+55,4224234999958i" calcext:value-type="string">
            <text:p>-56,1239880388372+55,4224234999958i</text:p>
          </table:table-cell>
          <table:table-cell table:formula="of:=IMABS([.D161])" office:value-type="float" office:value="78.8767840368535" calcext:value-type="float">
            <text:p>78.8767840369</text:p>
          </table:table-cell>
          <table:table-cell table:formula="of:=IMREAL([.D161])" office:value-type="float" office:value="-56.1239880388372" calcext:value-type="float">
            <text:p>-56.1239880388</text:p>
          </table:table-cell>
          <table:table-cell table:formula="of:=IMAGINARY([.D161])" office:value-type="float" office:value="55.4224234999958" calcext:value-type="float">
            <text:p>55.4224235</text:p>
          </table:table-cell>
          <table:table-cell table:number-columns-repeated="5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SIN([.$H$2]/[.$I$2]*[.A162]*2*PI()+[.$I$10])" office:value-type="float" office:value="0.707106781186539" calcext:value-type="float">
            <text:p>0.7071067812</text:p>
          </table:table-cell>
          <table:table-cell table:formula="of:=IF(ROW() &gt; [.$J$2] + 1; [.B162] - OFFSET([.B162]; -[.$J$2]; 0)*[.$L$2]^[.$J$2]; [.B162])" office:value-type="float" office:value="0.707106781186539" calcext:value-type="float">
            <text:p>0.7071067812</text:p>
          </table:table-cell>
          <table:table-cell table:formula="of:=IMSUM(COMPLEX([.C162];0); IMPRODUCT([.D161]; [.$I$8]))" office:value-type="string" office:string-value="56,1239880388323+56,1183756400333i" calcext:value-type="string">
            <text:p>56,1239880388323+56,1183756400333i</text:p>
          </table:table-cell>
          <table:table-cell table:formula="of:=IMABS([.D162])" office:value-type="float" office:value="79.3673365929516" calcext:value-type="float">
            <text:p>79.367336593</text:p>
          </table:table-cell>
          <table:table-cell table:formula="of:=IMREAL([.D162])" office:value-type="float" office:value="56.1239880388323" calcext:value-type="float">
            <text:p>56.1239880388</text:p>
          </table:table-cell>
          <table:table-cell table:formula="of:=IMAGINARY([.D162])" office:value-type="float" office:value="56.1183756400333" calcext:value-type="float">
            <text:p>56.11837564</text:p>
          </table:table-cell>
          <table:table-cell table:number-columns-repeated="5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SIN([.$H$2]/[.$I$2]*[.A163]*2*PI()+[.$I$10])" office:value-type="float" office:value="0.70710678118656" calcext:value-type="float">
            <text:p>0.7071067812</text:p>
          </table:table-cell>
          <table:table-cell table:formula="of:=IF(ROW() &gt; [.$J$2] + 1; [.B163] - OFFSET([.B163]; -[.$J$2]; 0)*[.$L$2]^[.$J$2]; [.B163])" office:value-type="float" office:value="0.70710678118656" calcext:value-type="float">
            <text:p>0.7071067812</text:p>
          </table:table-cell>
          <table:table-cell table:formula="of:=IMSUM(COMPLEX([.C163];0); IMPRODUCT([.D162]; [.$I$8]))" office:value-type="string" office:string-value="56,8198705836559-56,1183756400284i" calcext:value-type="string">
            <text:p>56,8198705836559-56,1183756400284i</text:p>
          </table:table-cell>
          <table:table-cell table:formula="of:=IMABS([.D163])" office:value-type="float" office:value="79.8609402500292" calcext:value-type="float">
            <text:p>79.86094025</text:p>
          </table:table-cell>
          <table:table-cell table:formula="of:=IMREAL([.D163])" office:value-type="float" office:value="56.8198705836559" calcext:value-type="float">
            <text:p>56.8198705837</text:p>
          </table:table-cell>
          <table:table-cell table:formula="of:=IMAGINARY([.D163])" office:value-type="float" office:value="-56.1183756400284" calcext:value-type="float">
            <text:p>-56.11837564</text:p>
          </table:table-cell>
          <table:table-cell table:number-columns-repeated="5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SIN([.$H$2]/[.$I$2]*[.A164]*2*PI()+[.$I$10])" office:value-type="float" office:value="-0.707106781186531" calcext:value-type="float">
            <text:p>-0.7071067812</text:p>
          </table:table-cell>
          <table:table-cell table:formula="of:=IF(ROW() &gt; [.$J$2] + 1; [.B164] - OFFSET([.B164]; -[.$J$2]; 0)*[.$L$2]^[.$J$2]; [.B164])" office:value-type="float" office:value="-0.707106781186531" calcext:value-type="float">
            <text:p>-0.7071067812</text:p>
          </table:table-cell>
          <table:table-cell table:formula="of:=IMSUM(COMPLEX([.C164];0); IMPRODUCT([.D163]; [.$I$8]))" office:value-type="string" office:string-value="-56,8198705836509-56,8141885965975i" calcext:value-type="string">
            <text:p>-56,8198705836509-56,8141885965975i</text:p>
          </table:table-cell>
          <table:table-cell table:formula="of:=IMABS([.D164])" office:value-type="float" office:value="80.3514139205564" calcext:value-type="float">
            <text:p>80.3514139206</text:p>
          </table:table-cell>
          <table:table-cell table:formula="of:=IMREAL([.D164])" office:value-type="float" office:value="-56.8198705836509" calcext:value-type="float">
            <text:p>-56.8198705837</text:p>
          </table:table-cell>
          <table:table-cell table:formula="of:=IMAGINARY([.D164])" office:value-type="float" office:value="-56.8141885965975" calcext:value-type="float">
            <text:p>-56.8141885966</text:p>
          </table:table-cell>
          <table:table-cell table:number-columns-repeated="5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SIN([.$H$2]/[.$I$2]*[.A165]*2*PI()+[.$I$10])" office:value-type="float" office:value="-0.707106781186548" calcext:value-type="float">
            <text:p>-0.7071067812</text:p>
          </table:table-cell>
          <table:table-cell table:formula="of:=IF(ROW() &gt; [.$J$2] + 1; [.B165] - OFFSET([.B165]; -[.$J$2]; 0)*[.$L$2]^[.$J$2]; [.B165])" office:value-type="float" office:value="-0.707106781186548" calcext:value-type="float">
            <text:p>-0.7071067812</text:p>
          </table:table-cell>
          <table:table-cell table:formula="of:=IMSUM(COMPLEX([.C165];0); IMPRODUCT([.D164]; [.$I$8]))" office:value-type="string" office:string-value="-57,5156139589243+56,8141885965925i" calcext:value-type="string">
            <text:p>-57,5156139589243+56,8141885965925i</text:p>
          </table:table-cell>
          <table:table-cell table:formula="of:=IMABS([.D165])" office:value-type="float" office:value="80.8449001172071" calcext:value-type="float">
            <text:p>80.8449001172</text:p>
          </table:table-cell>
          <table:table-cell table:formula="of:=IMREAL([.D165])" office:value-type="float" office:value="-57.5156139589243" calcext:value-type="float">
            <text:p>-57.5156139589</text:p>
          </table:table-cell>
          <table:table-cell table:formula="of:=IMAGINARY([.D165])" office:value-type="float" office:value="56.8141885965925" calcext:value-type="float">
            <text:p>56.8141885966</text:p>
          </table:table-cell>
          <table:table-cell table:number-columns-repeated="5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SIN([.$H$2]/[.$I$2]*[.A166]*2*PI()+[.$I$10])" office:value-type="float" office:value="0.707106781186544" calcext:value-type="float">
            <text:p>0.7071067812</text:p>
          </table:table-cell>
          <table:table-cell table:formula="of:=IF(ROW() &gt; [.$J$2] + 1; [.B166] - OFFSET([.B166]; -[.$J$2]; 0)*[.$L$2]^[.$J$2]; [.B166])" office:value-type="float" office:value="0.707106781186544" calcext:value-type="float">
            <text:p>0.7071067812</text:p>
          </table:table-cell>
          <table:table-cell table:formula="of:=IMSUM(COMPLEX([.C166];0); IMPRODUCT([.D165]; [.$I$8]))" office:value-type="string" office:string-value="57,5156139589193+57,5098623975284i" calcext:value-type="string">
            <text:p>57,5156139589193+57,5098623975284i</text:p>
          </table:table-cell>
          <table:table-cell table:formula="of:=IMABS([.D166])" office:value-type="float" office:value="81.3352944425364" calcext:value-type="float">
            <text:p>81.3352944425</text:p>
          </table:table-cell>
          <table:table-cell table:formula="of:=IMREAL([.D166])" office:value-type="float" office:value="57.5156139589193" calcext:value-type="float">
            <text:p>57.5156139589</text:p>
          </table:table-cell>
          <table:table-cell table:formula="of:=IMAGINARY([.D166])" office:value-type="float" office:value="57.5098623975284" calcext:value-type="float">
            <text:p>57.5098623975</text:p>
          </table:table-cell>
          <table:table-cell table:number-columns-repeated="5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SIN([.$H$2]/[.$I$2]*[.A167]*2*PI()+[.$I$10])" office:value-type="float" office:value="0.707106781186555" calcext:value-type="float">
            <text:p>0.7071067812</text:p>
          </table:table-cell>
          <table:table-cell table:formula="of:=IF(ROW() &gt; [.$J$2] + 1; [.B167] - OFFSET([.B167]; -[.$J$2]; 0)*[.$L$2]^[.$J$2]; [.B167])" office:value-type="float" office:value="0.707106781186555" calcext:value-type="float">
            <text:p>0.7071067812</text:p>
          </table:table-cell>
          <table:table-cell table:formula="of:=IMSUM(COMPLEX([.C167];0); IMPRODUCT([.D166]; [.$I$8]))" office:value-type="string" office:string-value="58,2112181924752-57,5098623975234i" calcext:value-type="string">
            <text:p>58,2112181924752-57,5098623975234i</text:p>
          </table:table-cell>
          <table:table-cell table:formula="of:=IMABS([.D167])" office:value-type="float" office:value="81.8286636603216" calcext:value-type="float">
            <text:p>81.8286636603</text:p>
          </table:table-cell>
          <table:table-cell table:formula="of:=IMREAL([.D167])" office:value-type="float" office:value="58.2112181924752" calcext:value-type="float">
            <text:p>58.2112181925</text:p>
          </table:table-cell>
          <table:table-cell table:formula="of:=IMAGINARY([.D167])" office:value-type="float" office:value="-57.5098623975234" calcext:value-type="float">
            <text:p>-57.5098623975</text:p>
          </table:table-cell>
          <table:table-cell table:number-columns-repeated="5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SIN([.$H$2]/[.$I$2]*[.A168]*2*PI()+[.$I$10])" office:value-type="float" office:value="-0.707106781186576" calcext:value-type="float">
            <text:p>-0.7071067812</text:p>
          </table:table-cell>
          <table:table-cell table:formula="of:=IF(ROW() &gt; [.$J$2] + 1; [.B168] - OFFSET([.B168]; -[.$J$2]; 0)*[.$L$2]^[.$J$2]; [.B168])" office:value-type="float" office:value="-0.707106781186576" calcext:value-type="float">
            <text:p>-0.7071067812</text:p>
          </table:table-cell>
          <table:table-cell table:formula="of:=IMSUM(COMPLEX([.C168];0); IMPRODUCT([.D167]; [.$I$8]))" office:value-type="string" office:string-value="-58,2112181924702-58,205397070656i" calcext:value-type="string">
            <text:p>-58,2112181924702-58,205397070656i</text:p>
          </table:table-cell>
          <table:table-cell table:formula="of:=IMABS([.D168])" office:value-type="float" office:value="82.3189781982509" calcext:value-type="float">
            <text:p>82.3189781983</text:p>
          </table:table-cell>
          <table:table-cell table:formula="of:=IMREAL([.D168])" office:value-type="float" office:value="-58.2112181924702" calcext:value-type="float">
            <text:p>-58.2112181925</text:p>
          </table:table-cell>
          <table:table-cell table:formula="of:=IMAGINARY([.D168])" office:value-type="float" office:value="-58.205397070656" calcext:value-type="float">
            <text:p>-58.2053970707</text:p>
          </table:table-cell>
          <table:table-cell table:number-columns-repeated="5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SIN([.$H$2]/[.$I$2]*[.A169]*2*PI()+[.$I$10])" office:value-type="float" office:value="-0.707106781186523" calcext:value-type="float">
            <text:p>-0.7071067812</text:p>
          </table:table-cell>
          <table:table-cell table:formula="of:=IF(ROW() &gt; [.$J$2] + 1; [.B169] - OFFSET([.B169]; -[.$J$2]; 0)*[.$L$2]^[.$J$2]; [.B169])" office:value-type="float" office:value="-0.707106781186523" calcext:value-type="float">
            <text:p>-0.7071067812</text:p>
          </table:table-cell>
          <table:table-cell table:formula="of:=IMSUM(COMPLEX([.C169];0); IMPRODUCT([.D168]; [.$I$8]))" office:value-type="string" office:string-value="-58,9066833121354+58,2053970706509i" calcext:value-type="string">
            <text:p>-58,9066833121354+58,2053970706509i</text:p>
          </table:table-cell>
          <table:table-cell table:formula="of:=IMABS([.D169])" office:value-type="float" office:value="82.812230902134" calcext:value-type="float">
            <text:p>82.8122309021</text:p>
          </table:table-cell>
          <table:table-cell table:formula="of:=IMREAL([.D169])" office:value-type="float" office:value="-58.9066833121354" calcext:value-type="float">
            <text:p>-58.9066833121</text:p>
          </table:table-cell>
          <table:table-cell table:formula="of:=IMAGINARY([.D169])" office:value-type="float" office:value="58.2053970706509" calcext:value-type="float">
            <text:p>58.2053970707</text:p>
          </table:table-cell>
          <table:table-cell table:number-columns-repeated="5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SIN([.$H$2]/[.$I$2]*[.A170]*2*PI()+[.$I$10])" office:value-type="float" office:value="0.707106781186568" calcext:value-type="float">
            <text:p>0.7071067812</text:p>
          </table:table-cell>
          <table:table-cell table:formula="of:=IF(ROW() &gt; [.$J$2] + 1; [.B170] - OFFSET([.B170]; -[.$J$2]; 0)*[.$L$2]^[.$J$2]; [.B170])" office:value-type="float" office:value="0.707106781186568" calcext:value-type="float">
            <text:p>0.7071067812</text:p>
          </table:table-cell>
          <table:table-cell table:formula="of:=IMSUM(COMPLEX([.C170];0); IMPRODUCT([.D169]; [.$I$8]))" office:value-type="string" office:string-value="58,9066833121304+58,9007926438042i" calcext:value-type="string">
            <text:p>58,9066833121304+58,9007926438042i</text:p>
          </table:table-cell>
          <table:table-cell table:formula="of:=IMABS([.D170])" office:value-type="float" office:value="83.302465227051" calcext:value-type="float">
            <text:p>83.3024652271</text:p>
          </table:table-cell>
          <table:table-cell table:formula="of:=IMREAL([.D170])" office:value-type="float" office:value="58.9066833121304" calcext:value-type="float">
            <text:p>58.9066833121</text:p>
          </table:table-cell>
          <table:table-cell table:formula="of:=IMAGINARY([.D170])" office:value-type="float" office:value="58.9007926438042" calcext:value-type="float">
            <text:p>58.9007926438</text:p>
          </table:table-cell>
          <table:table-cell table:number-columns-repeated="5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SIN([.$H$2]/[.$I$2]*[.A171]*2*PI()+[.$I$10])" office:value-type="float" office:value="0.70710678118653" calcext:value-type="float">
            <text:p>0.7071067812</text:p>
          </table:table-cell>
          <table:table-cell table:formula="of:=IF(ROW() &gt; [.$J$2] + 1; [.B171] - OFFSET([.B171]; -[.$J$2]; 0)*[.$L$2]^[.$J$2]; [.B171])" office:value-type="float" office:value="0.70710678118653" calcext:value-type="float">
            <text:p>0.7071067812</text:p>
          </table:table-cell>
          <table:table-cell table:formula="of:=IMSUM(COMPLEX([.C171];0); IMPRODUCT([.D170]; [.$I$8]))" office:value-type="string" office:string-value="59,6020093457263-58,9007926437992i" calcext:value-type="string">
            <text:p>59,6020093457263-58,9007926437992i</text:p>
          </table:table-cell>
          <table:table-cell table:formula="of:=IMABS([.D171])" office:value-type="float" office:value="83.7956018661831" calcext:value-type="float">
            <text:p>83.7956018662</text:p>
          </table:table-cell>
          <table:table-cell table:formula="of:=IMREAL([.D171])" office:value-type="float" office:value="59.6020093457263" calcext:value-type="float">
            <text:p>59.6020093457</text:p>
          </table:table-cell>
          <table:table-cell table:formula="of:=IMAGINARY([.D171])" office:value-type="float" office:value="-58.9007926437992" calcext:value-type="float">
            <text:p>-58.9007926438</text:p>
          </table:table-cell>
          <table:table-cell table:number-columns-repeated="5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SIN([.$H$2]/[.$I$2]*[.A172]*2*PI()+[.$I$10])" office:value-type="float" office:value="-0.707106781186561" calcext:value-type="float">
            <text:p>-0.7071067812</text:p>
          </table:table-cell>
          <table:table-cell table:formula="of:=IF(ROW() &gt; [.$J$2] + 1; [.B172] - OFFSET([.B172]; -[.$J$2]; 0)*[.$L$2]^[.$J$2]; [.B172])" office:value-type="float" office:value="-0.707106781186561" calcext:value-type="float">
            <text:p>-0.7071067812</text:p>
          </table:table-cell>
          <table:table-cell table:formula="of:=IMSUM(COMPLEX([.C172];0); IMPRODUCT([.D171]; [.$I$8]))" office:value-type="string" office:string-value="-59,6020093457214-59,5960491447917i" calcext:value-type="string">
            <text:p>-59,6020093457214-59,5960491447917i</text:p>
          </table:table-cell>
          <table:table-cell table:formula="of:=IMABS([.D172])" office:value-type="float" office:value="84.2857555682803" calcext:value-type="float">
            <text:p>84.2857555683</text:p>
          </table:table-cell>
          <table:table-cell table:formula="of:=IMREAL([.D172])" office:value-type="float" office:value="-59.6020093457214" calcext:value-type="float">
            <text:p>-59.6020093457</text:p>
          </table:table-cell>
          <table:table-cell table:formula="of:=IMAGINARY([.D172])" office:value-type="float" office:value="-59.5960491447917" calcext:value-type="float">
            <text:p>-59.5960491448</text:p>
          </table:table-cell>
          <table:table-cell table:number-columns-repeated="5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SIN([.$H$2]/[.$I$2]*[.A173]*2*PI()+[.$I$10])" office:value-type="float" office:value="-0.707106781186538" calcext:value-type="float">
            <text:p>-0.7071067812</text:p>
          </table:table-cell>
          <table:table-cell table:formula="of:=IF(ROW() &gt; [.$J$2] + 1; [.B173] - OFFSET([.B173]; -[.$J$2]; 0)*[.$L$2]^[.$J$2]; [.B173])" office:value-type="float" office:value="-0.707106781186538" calcext:value-type="float">
            <text:p>-0.7071067812</text:p>
          </table:table-cell>
          <table:table-cell table:formula="of:=IMSUM(COMPLEX([.C173];0); IMPRODUCT([.D172]; [.$I$8]))" office:value-type="string" office:string-value="-60,2971963210637+59,5960491447868i" calcext:value-type="string">
            <text:p>-60,2971963210637+59,5960491447868i</text:p>
          </table:table-cell>
          <table:table-cell table:formula="of:=IMABS([.D173])" office:value-type="float" office:value="84.7787765767397" calcext:value-type="float">
            <text:p>84.7787765767</text:p>
          </table:table-cell>
          <table:table-cell table:formula="of:=IMREAL([.D173])" office:value-type="float" office:value="-60.2971963210637" calcext:value-type="float">
            <text:p>-60.2971963211</text:p>
          </table:table-cell>
          <table:table-cell table:formula="of:=IMAGINARY([.D173])" office:value-type="float" office:value="59.5960491447868" calcext:value-type="float">
            <text:p>59.5960491448</text:p>
          </table:table-cell>
          <table:table-cell table:number-columns-repeated="5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SIN([.$H$2]/[.$I$2]*[.A174]*2*PI()+[.$I$10])" office:value-type="float" office:value="0.707106781186553" calcext:value-type="float">
            <text:p>0.7071067812</text:p>
          </table:table-cell>
          <table:table-cell table:formula="of:=IF(ROW() &gt; [.$J$2] + 1; [.B174] - OFFSET([.B174]; -[.$J$2]; 0)*[.$L$2]^[.$J$2]; [.B174])" office:value-type="float" office:value="0.707106781186553" calcext:value-type="float">
            <text:p>0.7071067812</text:p>
          </table:table-cell>
          <table:table-cell table:formula="of:=IMSUM(COMPLEX([.C174];0); IMPRODUCT([.D173]; [.$I$8]))" office:value-type="string" office:string-value="60,2971963210589+60,2911666014316i" calcext:value-type="string">
            <text:p>60,2971963210589+60,2911666014316i</text:p>
          </table:table-cell>
          <table:table-cell table:formula="of:=IMABS([.D174])" office:value-type="float" office:value="85.2688492612742" calcext:value-type="float">
            <text:p>85.2688492613</text:p>
          </table:table-cell>
          <table:table-cell table:formula="of:=IMREAL([.D174])" office:value-type="float" office:value="60.2971963210589" calcext:value-type="float">
            <text:p>60.2971963211</text:p>
          </table:table-cell>
          <table:table-cell table:formula="of:=IMAGINARY([.D174])" office:value-type="float" office:value="60.2911666014316" calcext:value-type="float">
            <text:p>60.2911666014</text:p>
          </table:table-cell>
          <table:table-cell table:number-columns-repeated="5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SIN([.$H$2]/[.$I$2]*[.A175]*2*PI()+[.$I$10])" office:value-type="float" office:value="0.707106781186546" calcext:value-type="float">
            <text:p>0.7071067812</text:p>
          </table:table-cell>
          <table:table-cell table:formula="of:=IF(ROW() &gt; [.$J$2] + 1; [.B175] - OFFSET([.B175]; -[.$J$2]; 0)*[.$L$2]^[.$J$2]; [.B175])" office:value-type="float" office:value="0.707106781186546" calcext:value-type="float">
            <text:p>0.7071067812</text:p>
          </table:table-cell>
          <table:table-cell table:formula="of:=IMSUM(COMPLEX([.C175];0); IMPRODUCT([.D174]; [.$I$8]))" office:value-type="string" office:string-value="60,992244265958-60,2911666014268i" calcext:value-type="string">
            <text:p>60,992244265958-60,2911666014268i</text:p>
          </table:table-cell>
          <table:table-cell table:formula="of:=IMABS([.D175])" office:value-type="float" office:value="85.7617550587632" calcext:value-type="float">
            <text:p>85.7617550588</text:p>
          </table:table-cell>
          <table:table-cell table:formula="of:=IMREAL([.D175])" office:value-type="float" office:value="60.992244265958" calcext:value-type="float">
            <text:p>60.992244266</text:p>
          </table:table-cell>
          <table:table-cell table:formula="of:=IMAGINARY([.D175])" office:value-type="float" office:value="-60.2911666014268" calcext:value-type="float">
            <text:p>-60.2911666014</text:p>
          </table:table-cell>
          <table:table-cell table:number-columns-repeated="5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SIN([.$H$2]/[.$I$2]*[.A176]*2*PI()+[.$I$10])" office:value-type="float" office:value="-0.707106781186546" calcext:value-type="float">
            <text:p>-0.7071067812</text:p>
          </table:table-cell>
          <table:table-cell table:formula="of:=IF(ROW() &gt; [.$J$2] + 1; [.B176] - OFFSET([.B176]; -[.$J$2]; 0)*[.$L$2]^[.$J$2]; [.B176])" office:value-type="float" office:value="-0.707106781186546" calcext:value-type="float">
            <text:p>-0.7071067812</text:p>
          </table:table-cell>
          <table:table-cell table:formula="of:=IMSUM(COMPLEX([.C176];0); IMPRODUCT([.D175]; [.$I$8]))" office:value-type="string" office:string-value="-60,9922442659532-60,9861450415314i" calcext:value-type="string">
            <text:p>-60,9922442659532-60,9861450415314i</text:p>
          </table:table-cell>
          <table:table-cell table:formula="of:=IMABS([.D176])" office:value-type="float" office:value="86.2517463453605" calcext:value-type="float">
            <text:p>86.2517463454</text:p>
          </table:table-cell>
          <table:table-cell table:formula="of:=IMREAL([.D176])" office:value-type="float" office:value="-60.9922442659532" calcext:value-type="float">
            <text:p>-60.992244266</text:p>
          </table:table-cell>
          <table:table-cell table:formula="of:=IMAGINARY([.D176])" office:value-type="float" office:value="-60.9861450415314" calcext:value-type="float">
            <text:p>-60.9861450415</text:p>
          </table:table-cell>
          <table:table-cell table:number-columns-repeated="5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SIN([.$H$2]/[.$I$2]*[.A177]*2*PI()+[.$I$10])" office:value-type="float" office:value="-0.707106781186553" calcext:value-type="float">
            <text:p>-0.7071067812</text:p>
          </table:table-cell>
          <table:table-cell table:formula="of:=IF(ROW() &gt; [.$J$2] + 1; [.B177] - OFFSET([.B177]; -[.$J$2]; 0)*[.$L$2]^[.$J$2]; [.B177])" office:value-type="float" office:value="-0.707106781186553" calcext:value-type="float">
            <text:p>-0.7071067812</text:p>
          </table:table-cell>
          <table:table-cell table:formula="of:=IMSUM(COMPLEX([.C177];0); IMPRODUCT([.D176]; [.$I$8]))" office:value-type="string" office:string-value="-61,6871532082139+60,9861450415266i" calcext:value-type="string">
            <text:p>-61,6871532082139+60,9861450415266i</text:p>
          </table:table-cell>
          <table:table-cell table:formula="of:=IMABS([.D177])" office:value-type="float" office:value="86.7445373378622" calcext:value-type="float">
            <text:p>86.7445373379</text:p>
          </table:table-cell>
          <table:table-cell table:formula="of:=IMREAL([.D177])" office:value-type="float" office:value="-61.6871532082139" calcext:value-type="float">
            <text:p>-61.6871532082</text:p>
          </table:table-cell>
          <table:table-cell table:formula="of:=IMAGINARY([.D177])" office:value-type="float" office:value="60.9861450415266" calcext:value-type="float">
            <text:p>60.9861450415</text:p>
          </table:table-cell>
          <table:table-cell table:number-columns-repeated="5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SIN([.$H$2]/[.$I$2]*[.A178]*2*PI()+[.$I$10])" office:value-type="float" office:value="0.707106781186538" calcext:value-type="float">
            <text:p>0.7071067812</text:p>
          </table:table-cell>
          <table:table-cell table:formula="of:=IF(ROW() &gt; [.$J$2] + 1; [.B178] - OFFSET([.B178]; -[.$J$2]; 0)*[.$L$2]^[.$J$2]; [.B178])" office:value-type="float" office:value="0.707106781186538" calcext:value-type="float">
            <text:p>0.7071067812</text:p>
          </table:table-cell>
          <table:table-cell table:formula="of:=IMSUM(COMPLEX([.C178];0); IMPRODUCT([.D177]; [.$I$8]))" office:value-type="string" office:string-value="61,6871532082089+61,6809844928931i" calcext:value-type="string">
            <text:p>61,6871532082089+61,6809844928931i</text:p>
          </table:table-cell>
          <table:table-cell table:formula="of:=IMABS([.D178])" office:value-type="float" office:value="87.234446859859" calcext:value-type="float">
            <text:p>87.2344468599</text:p>
          </table:table-cell>
          <table:table-cell table:formula="of:=IMREAL([.D178])" office:value-type="float" office:value="61.6871532082089" calcext:value-type="float">
            <text:p>61.6871532082</text:p>
          </table:table-cell>
          <table:table-cell table:formula="of:=IMAGINARY([.D178])" office:value-type="float" office:value="61.6809844928931" calcext:value-type="float">
            <text:p>61.6809844929</text:p>
          </table:table-cell>
          <table:table-cell table:number-columns-repeated="5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SIN([.$H$2]/[.$I$2]*[.A179]*2*PI()+[.$I$10])" office:value-type="float" office:value="0.707106781186521" calcext:value-type="float">
            <text:p>0.7071067812</text:p>
          </table:table-cell>
          <table:table-cell table:formula="of:=IF(ROW() &gt; [.$J$2] + 1; [.B179] - OFFSET([.B179]; -[.$J$2]; 0)*[.$L$2]^[.$J$2]; [.B179])" office:value-type="float" office:value="0.707106781186521" calcext:value-type="float">
            <text:p>0.7071067812</text:p>
          </table:table-cell>
          <table:table-cell table:formula="of:=IMSUM(COMPLEX([.C179];0); IMPRODUCT([.D178]; [.$I$8]))" office:value-type="string" office:string-value="62,3819231756303-61,6809844928881i" calcext:value-type="string">
            <text:p>62,3819231756303-61,6809844928881i</text:p>
          </table:table-cell>
          <table:table-cell table:formula="of:=IMABS([.D179])" office:value-type="float" office:value="87.7271234402573" calcext:value-type="float">
            <text:p>87.7271234403</text:p>
          </table:table-cell>
          <table:table-cell table:formula="of:=IMREAL([.D179])" office:value-type="float" office:value="62.3819231756303" calcext:value-type="float">
            <text:p>62.3819231756</text:p>
          </table:table-cell>
          <table:table-cell table:formula="of:=IMAGINARY([.D179])" office:value-type="float" office:value="-61.6809844928881" calcext:value-type="float">
            <text:p>-61.6809844929</text:p>
          </table:table-cell>
          <table:table-cell table:number-columns-repeated="5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SIN([.$H$2]/[.$I$2]*[.A180]*2*PI()+[.$I$10])" office:value-type="float" office:value="-0.707106781186571" calcext:value-type="float">
            <text:p>-0.7071067812</text:p>
          </table:table-cell>
          <table:table-cell table:formula="of:=IF(ROW() &gt; [.$J$2] + 1; [.B180] - OFFSET([.B180]; -[.$J$2]; 0)*[.$L$2]^[.$J$2]; [.B180])" office:value-type="float" office:value="-0.707106781186571" calcext:value-type="float">
            <text:p>-0.7071067812</text:p>
          </table:table-cell>
          <table:table-cell table:formula="of:=IMSUM(COMPLEX([.C180];0); IMPRODUCT([.D179]; [.$I$8]))" office:value-type="string" office:string-value="-62,3819231756254-62,3756849833127i" calcext:value-type="string">
            <text:p>-62,3819231756254-62,3756849833127i</text:p>
          </table:table-cell>
          <table:table-cell table:formula="of:=IMABS([.D180])" office:value-type="float" office:value="88.2169508440815" calcext:value-type="float">
            <text:p>88.2169508441</text:p>
          </table:table-cell>
          <table:table-cell table:formula="of:=IMREAL([.D180])" office:value-type="float" office:value="-62.3819231756254" calcext:value-type="float">
            <text:p>-62.3819231756</text:p>
          </table:table-cell>
          <table:table-cell table:formula="of:=IMAGINARY([.D180])" office:value-type="float" office:value="-62.3756849833127" calcext:value-type="float">
            <text:p>-62.3756849833</text:p>
          </table:table-cell>
          <table:table-cell table:number-columns-repeated="5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SIN([.$H$2]/[.$I$2]*[.A181]*2*PI()+[.$I$10])" office:value-type="float" office:value="-0.707106781186528" calcext:value-type="float">
            <text:p>-0.7071067812</text:p>
          </table:table-cell>
          <table:table-cell table:formula="of:=IF(ROW() &gt; [.$J$2] + 1; [.B181] - OFFSET([.B181]; -[.$J$2]; 0)*[.$L$2]^[.$J$2]; [.B181])" office:value-type="float" office:value="-0.707106781186528" calcext:value-type="float">
            <text:p>-0.7071067812</text:p>
          </table:table-cell>
          <table:table-cell table:formula="of:=IMSUM(COMPLEX([.C181];0); IMPRODUCT([.D180]; [.$I$8]))" office:value-type="string" office:string-value="-63,0765541960009+62,3756849833078i" calcext:value-type="string">
            <text:p>-63,0765541960009+62,3756849833078i</text:p>
          </table:table-cell>
          <table:table-cell table:formula="of:=IMABS([.D181])" office:value-type="float" office:value="88.7095133927466" calcext:value-type="float">
            <text:p>88.7095133927</text:p>
          </table:table-cell>
          <table:table-cell table:formula="of:=IMREAL([.D181])" office:value-type="float" office:value="-63.0765541960009" calcext:value-type="float">
            <text:p>-63.076554196</text:p>
          </table:table-cell>
          <table:table-cell table:formula="of:=IMAGINARY([.D181])" office:value-type="float" office:value="62.3756849833078" calcext:value-type="float">
            <text:p>62.3756849833</text:p>
          </table:table-cell>
          <table:table-cell table:number-columns-repeated="5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SIN([.$H$2]/[.$I$2]*[.A182]*2*PI()+[.$I$10])" office:value-type="float" office:value="0.707106781186563" calcext:value-type="float">
            <text:p>0.7071067812</text:p>
          </table:table-cell>
          <table:table-cell table:formula="of:=IF(ROW() &gt; [.$J$2] + 1; [.B182] - OFFSET([.B182]; -[.$J$2]; 0)*[.$L$2]^[.$J$2]; [.B182])" office:value-type="float" office:value="0.707106781186563" calcext:value-type="float">
            <text:p>0.7071067812</text:p>
          </table:table-cell>
          <table:table-cell table:formula="of:=IMSUM(COMPLEX([.C182];0); IMPRODUCT([.D181]; [.$I$8]))" office:value-type="string" office:string-value="63,0765541959961+63,0702465405813i" calcext:value-type="string">
            <text:p>63,0765541959961+63,0702465405813i</text:p>
          </table:table-cell>
          <table:table-cell table:formula="of:=IMABS([.D182])" office:value-type="float" office:value="89.1992583373323" calcext:value-type="float">
            <text:p>89.1992583373</text:p>
          </table:table-cell>
          <table:table-cell table:formula="of:=IMREAL([.D182])" office:value-type="float" office:value="63.0765541959961" calcext:value-type="float">
            <text:p>63.076554196</text:p>
          </table:table-cell>
          <table:table-cell table:formula="of:=IMAGINARY([.D182])" office:value-type="float" office:value="63.0702465405813" calcext:value-type="float">
            <text:p>63.0702465406</text:p>
          </table:table-cell>
          <table:table-cell table:number-columns-repeated="5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SIN([.$H$2]/[.$I$2]*[.A183]*2*PI()+[.$I$10])" office:value-type="float" office:value="0.707106781186536" calcext:value-type="float">
            <text:p>0.7071067812</text:p>
          </table:table-cell>
          <table:table-cell table:formula="of:=IF(ROW() &gt; [.$J$2] + 1; [.B183] - OFFSET([.B183]; -[.$J$2]; 0)*[.$L$2]^[.$J$2]; [.B183])" office:value-type="float" office:value="0.707106781186536" calcext:value-type="float">
            <text:p>0.7071067812</text:p>
          </table:table-cell>
          <table:table-cell table:formula="of:=IMSUM(COMPLEX([.C183];0); IMPRODUCT([.D182]; [.$I$8]))" office:value-type="string" office:string-value="63,7710462971138-63,0702465405765i" calcext:value-type="string">
            <text:p>63,7710462971138-63,0702465405765i</text:p>
          </table:table-cell>
          <table:table-cell table:formula="of:=IMABS([.D183])" office:value-type="float" office:value="89.6917072226732" calcext:value-type="float">
            <text:p>89.6917072227</text:p>
          </table:table-cell>
          <table:table-cell table:formula="of:=IMREAL([.D183])" office:value-type="float" office:value="63.7710462971138" calcext:value-type="float">
            <text:p>63.7710462971</text:p>
          </table:table-cell>
          <table:table-cell table:formula="of:=IMAGINARY([.D183])" office:value-type="float" office:value="-63.0702465405765" calcext:value-type="float">
            <text:p>-63.0702465406</text:p>
          </table:table-cell>
          <table:table-cell table:number-columns-repeated="5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SIN([.$H$2]/[.$I$2]*[.A184]*2*PI()+[.$I$10])" office:value-type="float" office:value="-0.707106781186555" calcext:value-type="float">
            <text:p>-0.7071067812</text:p>
          </table:table-cell>
          <table:table-cell table:formula="of:=IF(ROW() &gt; [.$J$2] + 1; [.B184] - OFFSET([.B184]; -[.$J$2]; 0)*[.$L$2]^[.$J$2]; [.B184])" office:value-type="float" office:value="-0.707106781186555" calcext:value-type="float">
            <text:p>-0.7071067812</text:p>
          </table:table-cell>
          <table:table-cell table:formula="of:=IMSUM(COMPLEX([.C184];0); IMPRODUCT([.D183]; [.$I$8]))" office:value-type="string" office:string-value="-63,771046297109-63,7646691924841i" calcext:value-type="string">
            <text:p>-63,771046297109-63,7646691924841i</text:p>
          </table:table-cell>
          <table:table-cell table:formula="of:=IMABS([.D184])" office:value-type="float" office:value="90.1813693789075" calcext:value-type="float">
            <text:p>90.1813693789</text:p>
          </table:table-cell>
          <table:table-cell table:formula="of:=IMREAL([.D184])" office:value-type="float" office:value="-63.771046297109" calcext:value-type="float">
            <text:p>-63.7710462971</text:p>
          </table:table-cell>
          <table:table-cell table:formula="of:=IMAGINARY([.D184])" office:value-type="float" office:value="-63.7646691924841" calcext:value-type="float">
            <text:p>-63.7646691925</text:p>
          </table:table-cell>
          <table:table-cell table:number-columns-repeated="5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SIN([.$H$2]/[.$I$2]*[.A185]*2*PI()+[.$I$10])" office:value-type="float" office:value="-0.707106781186544" calcext:value-type="float">
            <text:p>-0.7071067812</text:p>
          </table:table-cell>
          <table:table-cell table:formula="of:=IF(ROW() &gt; [.$J$2] + 1; [.B185] - OFFSET([.B185]; -[.$J$2]; 0)*[.$L$2]^[.$J$2]; [.B185])" office:value-type="float" office:value="-0.707106781186544" calcext:value-type="float">
            <text:p>-0.7071067812</text:p>
          </table:table-cell>
          <table:table-cell table:formula="of:=IMSUM(COMPLEX([.C185];0); IMPRODUCT([.D184]; [.$I$8]))" office:value-type="string" office:string-value="-64,4653995067514+63,7646691924793i" calcext:value-type="string">
            <text:p>-64,4653995067514+63,7646691924793i</text:p>
          </table:table-cell>
          <table:table-cell table:formula="of:=IMABS([.D185])" office:value-type="float" office:value="90.6737049578949" calcext:value-type="float">
            <text:p>90.6737049579</text:p>
          </table:table-cell>
          <table:table-cell table:formula="of:=IMREAL([.D185])" office:value-type="float" office:value="-64.4653995067514" calcext:value-type="float">
            <text:p>-64.4653995068</text:p>
          </table:table-cell>
          <table:table-cell table:formula="of:=IMAGINARY([.D185])" office:value-type="float" office:value="63.7646691924793" calcext:value-type="float">
            <text:p>63.7646691925</text:p>
          </table:table-cell>
          <table:table-cell table:number-columns-repeated="5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SIN([.$H$2]/[.$I$2]*[.A186]*2*PI()+[.$I$10])" office:value-type="float" office:value="0.707106781186548" calcext:value-type="float">
            <text:p>0.7071067812</text:p>
          </table:table-cell>
          <table:table-cell table:formula="of:=IF(ROW() &gt; [.$J$2] + 1; [.B186] - OFFSET([.B186]; -[.$J$2]; 0)*[.$L$2]^[.$J$2]; [.B186])" office:value-type="float" office:value="0.707106781186548" calcext:value-type="float">
            <text:p>0.7071067812</text:p>
          </table:table-cell>
          <table:table-cell table:formula="of:=IMSUM(COMPLEX([.C186];0); IMPRODUCT([.D185]; [.$I$8]))" office:value-type="string" office:string-value="64,4653995067466+64,4589529668007i" calcext:value-type="string">
            <text:p>64,4653995067466+64,4589529668007i</text:p>
          </table:table-cell>
          <table:table-cell table:formula="of:=IMABS([.D186])" office:value-type="float" office:value="91.1632840080954" calcext:value-type="float">
            <text:p>91.1632840081</text:p>
          </table:table-cell>
          <table:table-cell table:formula="of:=IMREAL([.D186])" office:value-type="float" office:value="64.4653995067466" calcext:value-type="float">
            <text:p>64.4653995067</text:p>
          </table:table-cell>
          <table:table-cell table:formula="of:=IMAGINARY([.D186])" office:value-type="float" office:value="64.4589529668007" calcext:value-type="float">
            <text:p>64.4589529668</text:p>
          </table:table-cell>
          <table:table-cell table:number-columns-repeated="5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SIN([.$H$2]/[.$I$2]*[.A187]*2*PI()+[.$I$10])" office:value-type="float" office:value="0.707106781186551" calcext:value-type="float">
            <text:p>0.7071067812</text:p>
          </table:table-cell>
          <table:table-cell table:formula="of:=IF(ROW() &gt; [.$J$2] + 1; [.B187] - OFFSET([.B187]; -[.$J$2]; 0)*[.$L$2]^[.$J$2]; [.B187])" office:value-type="float" office:value="0.707106781186551" calcext:value-type="float">
            <text:p>0.7071067812</text:p>
          </table:table-cell>
          <table:table-cell table:formula="of:=IMSUM(COMPLEX([.C187];0); IMPRODUCT([.D186]; [.$I$8]))" office:value-type="string" office:string-value="65,1596138526906-64,4589529667959i" calcext:value-type="string">
            <text:p>65,1596138526906-64,4589529667959i</text:p>
          </table:table-cell>
          <table:table-cell table:formula="of:=IMABS([.D187])" office:value-type="float" office:value="91.6555066267562" calcext:value-type="float">
            <text:p>91.6555066268</text:p>
          </table:table-cell>
          <table:table-cell table:formula="of:=IMREAL([.D187])" office:value-type="float" office:value="65.1596138526906" calcext:value-type="float">
            <text:p>65.1596138527</text:p>
          </table:table-cell>
          <table:table-cell table:formula="of:=IMAGINARY([.D187])" office:value-type="float" office:value="-64.4589529667959" calcext:value-type="float">
            <text:p>-64.4589529668</text:p>
          </table:table-cell>
          <table:table-cell table:number-columns-repeated="5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SIN([.$H$2]/[.$I$2]*[.A188]*2*PI()+[.$I$10])" office:value-type="float" office:value="-0.70710678118654" calcext:value-type="float">
            <text:p>-0.7071067812</text:p>
          </table:table-cell>
          <table:table-cell table:formula="of:=IF(ROW() &gt; [.$J$2] + 1; [.B188] - OFFSET([.B188]; -[.$J$2]; 0)*[.$L$2]^[.$J$2]; [.B188])" office:value-type="float" office:value="-0.70710678118654" calcext:value-type="float">
            <text:p>-0.7071067812</text:p>
          </table:table-cell>
          <table:table-cell table:formula="of:=IMSUM(COMPLEX([.C188];0); IMPRODUCT([.D187]; [.$I$8]))" office:value-type="string" office:string-value="-65,1596138526857-65,1530978913053i" calcext:value-type="string">
            <text:p>-65,1596138526857-65,1530978913053i</text:p>
          </table:table-cell>
          <table:table-cell table:formula="of:=IMABS([.D188])" office:value-type="float" office:value="92.1450022641766" calcext:value-type="float">
            <text:p>92.1450022642</text:p>
          </table:table-cell>
          <table:table-cell table:formula="of:=IMREAL([.D188])" office:value-type="float" office:value="-65.1596138526857" calcext:value-type="float">
            <text:p>-65.1596138527</text:p>
          </table:table-cell>
          <table:table-cell table:formula="of:=IMAGINARY([.D188])" office:value-type="float" office:value="-65.1530978913053" calcext:value-type="float">
            <text:p>-65.1530978913</text:p>
          </table:table-cell>
          <table:table-cell table:number-columns-repeated="5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SIN([.$H$2]/[.$I$2]*[.A189]*2*PI()+[.$I$10])" office:value-type="float" office:value="-0.707106781186519" calcext:value-type="float">
            <text:p>-0.7071067812</text:p>
          </table:table-cell>
          <table:table-cell table:formula="of:=IF(ROW() &gt; [.$J$2] + 1; [.B189] - OFFSET([.B189]; -[.$J$2]; 0)*[.$L$2]^[.$J$2]; [.B189])" office:value-type="float" office:value="-0.707106781186519" calcext:value-type="float">
            <text:p>-0.7071067812</text:p>
          </table:table-cell>
          <table:table-cell table:formula="of:=IMSUM(COMPLEX([.C189];0); IMPRODUCT([.D188]; [.$I$8]))" office:value-type="string" office:string-value="-65,8536893627027+65,1530978913004i" calcext:value-type="string">
            <text:p>-65,8536893627027+65,1530978913004i</text:p>
          </table:table-cell>
          <table:table-cell table:formula="of:=IMABS([.D189])" office:value-type="float" office:value="92.6371122580617" calcext:value-type="float">
            <text:p>92.6371122581</text:p>
          </table:table-cell>
          <table:table-cell table:formula="of:=IMREAL([.D189])" office:value-type="float" office:value="-65.8536893627027" calcext:value-type="float">
            <text:p>-65.8536893627</text:p>
          </table:table-cell>
          <table:table-cell table:formula="of:=IMAGINARY([.D189])" office:value-type="float" office:value="65.1530978913004" calcext:value-type="float">
            <text:p>65.1530978913</text:p>
          </table:table-cell>
          <table:table-cell table:number-columns-repeated="5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SIN([.$H$2]/[.$I$2]*[.A190]*2*PI()+[.$I$10])" office:value-type="float" office:value="0.707106781186573" calcext:value-type="float">
            <text:p>0.7071067812</text:p>
          </table:table-cell>
          <table:table-cell table:formula="of:=IF(ROW() &gt; [.$J$2] + 1; [.B190] - OFFSET([.B190]; -[.$J$2]; 0)*[.$L$2]^[.$J$2]; [.B190])" office:value-type="float" office:value="0.707106781186573" calcext:value-type="float">
            <text:p>0.7071067812</text:p>
          </table:table-cell>
          <table:table-cell table:formula="of:=IMSUM(COMPLEX([.C190];0); IMPRODUCT([.D189]; [.$I$8]))" office:value-type="string" office:string-value="65,8536893626979+65,8471039937664i" calcext:value-type="string">
            <text:p>65,8536893626979+65,8471039937664i</text:p>
          </table:table-cell>
          <table:table-cell table:formula="of:=IMABS([.D190])" office:value-type="float" office:value="93.1265241864239" calcext:value-type="float">
            <text:p>93.1265241864</text:p>
          </table:table-cell>
          <table:table-cell table:formula="of:=IMREAL([.D190])" office:value-type="float" office:value="65.8536893626979" calcext:value-type="float">
            <text:p>65.8536893627</text:p>
          </table:table-cell>
          <table:table-cell table:formula="of:=IMAGINARY([.D190])" office:value-type="float" office:value="65.8471039937664" calcext:value-type="float">
            <text:p>65.8471039938</text:p>
          </table:table-cell>
          <table:table-cell table:number-columns-repeated="5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SIN([.$H$2]/[.$I$2]*[.A191]*2*PI()+[.$I$10])" office:value-type="float" office:value="0.707106781186526" calcext:value-type="float">
            <text:p>0.7071067812</text:p>
          </table:table-cell>
          <table:table-cell table:formula="of:=IF(ROW() &gt; [.$J$2] + 1; [.B191] - OFFSET([.B191]; -[.$J$2]; 0)*[.$L$2]^[.$J$2]; [.B191])" office:value-type="float" office:value="0.707106781186526" calcext:value-type="float">
            <text:p>0.7071067812</text:p>
          </table:table-cell>
          <table:table-cell table:formula="of:=IMSUM(COMPLEX([.C191];0); IMPRODUCT([.D190]; [.$I$8]))" office:value-type="string" office:string-value="66,5476260645535-65,8471039937616i" calcext:value-type="string">
            <text:p>66,5476260645535-65,8471039937616i</text:p>
          </table:table-cell>
          <table:table-cell table:formula="of:=IMABS([.D191])" office:value-type="float" office:value="93.6185218810514" calcext:value-type="float">
            <text:p>93.6185218811</text:p>
          </table:table-cell>
          <table:table-cell table:formula="of:=IMREAL([.D191])" office:value-type="float" office:value="66.5476260645535" calcext:value-type="float">
            <text:p>66.5476260646</text:p>
          </table:table-cell>
          <table:table-cell table:formula="of:=IMAGINARY([.D191])" office:value-type="float" office:value="-65.8471039937616" calcext:value-type="float">
            <text:p>-65.8471039938</text:p>
          </table:table-cell>
          <table:table-cell table:number-columns-repeated="5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SIN([.$H$2]/[.$I$2]*[.A192]*2*PI()+[.$I$10])" office:value-type="float" office:value="-0.707106781186565" calcext:value-type="float">
            <text:p>-0.7071067812</text:p>
          </table:table-cell>
          <table:table-cell table:formula="of:=IF(ROW() &gt; [.$J$2] + 1; [.B192] - OFFSET([.B192]; -[.$J$2]; 0)*[.$L$2]^[.$J$2]; [.B192])" office:value-type="float" office:value="-0.707106781186565" calcext:value-type="float">
            <text:p>-0.7071067812</text:p>
          </table:table-cell>
          <table:table-cell table:formula="of:=IMSUM(COMPLEX([.C192];0); IMPRODUCT([.D191]; [.$I$8]))" office:value-type="string" office:string-value="-66,5476260645488-66,540971301947i" calcext:value-type="string">
            <text:p>-66,5476260645488-66,540971301947i</text:p>
          </table:table-cell>
          <table:table-cell table:formula="of:=IMABS([.D192])" office:value-type="float" office:value="94.1078498141019" calcext:value-type="float">
            <text:p>94.1078498141</text:p>
          </table:table-cell>
          <table:table-cell table:formula="of:=IMREAL([.D192])" office:value-type="float" office:value="-66.5476260645488" calcext:value-type="float">
            <text:p>-66.5476260645</text:p>
          </table:table-cell>
          <table:table-cell table:formula="of:=IMAGINARY([.D192])" office:value-type="float" office:value="-66.540971301947" calcext:value-type="float">
            <text:p>-66.5409713019</text:p>
          </table:table-cell>
          <table:table-cell table:number-columns-repeated="5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SIN([.$H$2]/[.$I$2]*[.A193]*2*PI()+[.$I$10])" office:value-type="float" office:value="-0.707106781186534" calcext:value-type="float">
            <text:p>-0.7071067812</text:p>
          </table:table-cell>
          <table:table-cell table:formula="of:=IF(ROW() &gt; [.$J$2] + 1; [.B193] - OFFSET([.B193]; -[.$J$2]; 0)*[.$L$2]^[.$J$2]; [.B193])" office:value-type="float" office:value="-0.707106781186534" calcext:value-type="float">
            <text:p>-0.7071067812</text:p>
          </table:table-cell>
          <table:table-cell table:formula="of:=IMSUM(COMPLEX([.C193];0); IMPRODUCT([.D192]; [.$I$8]))" office:value-type="string" office:string-value="-67,2414239860033+66,5409713019423i" calcext:value-type="string">
            <text:p>-67,2414239860033+66,5409713019423i</text:p>
          </table:table-cell>
          <table:table-cell table:formula="of:=IMABS([.D193])" office:value-type="float" office:value="94.5997355253775" calcext:value-type="float">
            <text:p>94.5997355254</text:p>
          </table:table-cell>
          <table:table-cell table:formula="of:=IMREAL([.D193])" office:value-type="float" office:value="-67.2414239860033" calcext:value-type="float">
            <text:p>-67.241423986</text:p>
          </table:table-cell>
          <table:table-cell table:formula="of:=IMAGINARY([.D193])" office:value-type="float" office:value="66.5409713019423" calcext:value-type="float">
            <text:p>66.5409713019</text:p>
          </table:table-cell>
          <table:table-cell table:number-columns-repeated="5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SIN([.$H$2]/[.$I$2]*[.A194]*2*PI()+[.$I$10])" office:value-type="float" office:value="0.707106781186557" calcext:value-type="float">
            <text:p>0.7071067812</text:p>
          </table:table-cell>
          <table:table-cell table:formula="of:=IF(ROW() &gt; [.$J$2] + 1; [.B194] - OFFSET([.B194]; -[.$J$2]; 0)*[.$L$2]^[.$J$2]; [.B194])" office:value-type="float" office:value="0.707106781186557" calcext:value-type="float">
            <text:p>0.7071067812</text:p>
          </table:table-cell>
          <table:table-cell table:formula="of:=IMSUM(COMPLEX([.C194];0); IMPRODUCT([.D193]; [.$I$8]))" office:value-type="string" office:string-value="67,2414239859987+67,2346998436047i" calcext:value-type="string">
            <text:p>67,2414239859987+67,2346998436047i</text:p>
          </table:table-cell>
          <table:table-cell table:formula="of:=IMABS([.D194])" office:value-type="float" office:value="95.0889791864676" calcext:value-type="float">
            <text:p>95.0889791865</text:p>
          </table:table-cell>
          <table:table-cell table:formula="of:=IMREAL([.D194])" office:value-type="float" office:value="67.2414239859987" calcext:value-type="float">
            <text:p>67.241423986</text:p>
          </table:table-cell>
          <table:table-cell table:formula="of:=IMAGINARY([.D194])" office:value-type="float" office:value="67.2346998436047" calcext:value-type="float">
            <text:p>67.2346998436</text:p>
          </table:table-cell>
          <table:table-cell table:number-columns-repeated="5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SIN([.$H$2]/[.$I$2]*[.A195]*2*PI()+[.$I$10])" office:value-type="float" office:value="0.707106781186541" calcext:value-type="float">
            <text:p>0.7071067812</text:p>
          </table:table-cell>
          <table:table-cell table:formula="of:=IF(ROW() &gt; [.$J$2] + 1; [.B195] - OFFSET([.B195]; -[.$J$2]; 0)*[.$L$2]^[.$J$2]; [.B195])" office:value-type="float" office:value="0.707106781186541" calcext:value-type="float">
            <text:p>0.7071067812</text:p>
          </table:table-cell>
          <table:table-cell table:formula="of:=IMSUM(COMPLEX([.C195];0); IMPRODUCT([.D194]; [.$I$8]))" office:value-type="string" office:string-value="67,9350831548068-67,2346998436001i" calcext:value-type="string">
            <text:p>67,9350831548068-67,2346998436001i</text:p>
          </table:table-cell>
          <table:table-cell table:formula="of:=IMABS([.D195])" office:value-type="float" office:value="95.5807532210827" calcext:value-type="float">
            <text:p>95.5807532211</text:p>
          </table:table-cell>
          <table:table-cell table:formula="of:=IMREAL([.D195])" office:value-type="float" office:value="67.9350831548068" calcext:value-type="float">
            <text:p>67.9350831548</text:p>
          </table:table-cell>
          <table:table-cell table:formula="of:=IMAGINARY([.D195])" office:value-type="float" office:value="-67.2346998436001" calcext:value-type="float">
            <text:p>-67.2346998436</text:p>
          </table:table-cell>
          <table:table-cell table:number-columns-repeated="5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SIN([.$H$2]/[.$I$2]*[.A196]*2*PI()+[.$I$10])" office:value-type="float" office:value="-0.70710678118655" calcext:value-type="float">
            <text:p>-0.7071067812</text:p>
          </table:table-cell>
          <table:table-cell table:formula="of:=IF(ROW() &gt; [.$J$2] + 1; [.B196] - OFFSET([.B196]; -[.$J$2]; 0)*[.$L$2]^[.$J$2]; [.B196])" office:value-type="float" office:value="-0.70710678118655" calcext:value-type="float">
            <text:p>-0.7071067812</text:p>
          </table:table-cell>
          <table:table-cell table:formula="of:=IMSUM(COMPLEX([.C196];0); IMPRODUCT([.D195]; [.$I$8]))" office:value-type="string" office:string-value="-67,9350831548023-67,9282896464913i" calcext:value-type="string">
            <text:p>-67,9350831548023-67,9282896464913i</text:p>
          </table:table-cell>
          <table:table-cell table:formula="of:=IMABS([.D196])" office:value-type="float" office:value="96.0699123427701" calcext:value-type="float">
            <text:p>96.0699123428</text:p>
          </table:table-cell>
          <table:table-cell table:formula="of:=IMREAL([.D196])" office:value-type="float" office:value="-67.9350831548023" calcext:value-type="float">
            <text:p>-67.9350831548</text:p>
          </table:table-cell>
          <table:table-cell table:formula="of:=IMAGINARY([.D196])" office:value-type="float" office:value="-67.9282896464913" calcext:value-type="float">
            <text:p>-67.9282896465</text:p>
          </table:table-cell>
          <table:table-cell table:number-columns-repeated="5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SIN([.$H$2]/[.$I$2]*[.A197]*2*PI()+[.$I$10])" office:value-type="float" office:value="-0.707106781186549" calcext:value-type="float">
            <text:p>-0.7071067812</text:p>
          </table:table-cell>
          <table:table-cell table:formula="of:=IF(ROW() &gt; [.$J$2] + 1; [.B197] - OFFSET([.B197]; -[.$J$2]; 0)*[.$L$2]^[.$J$2]; [.B197])" office:value-type="float" office:value="-0.707106781186549" calcext:value-type="float">
            <text:p>-0.7071067812</text:p>
          </table:table-cell>
          <table:table-cell table:formula="of:=IMSUM(COMPLEX([.C197];0); IMPRODUCT([.D196]; [.$I$8]))" office:value-type="string" office:string-value="-68,6286035987132+67,9282896464868i" calcext:value-type="string">
            <text:p>-68,6286035987132+67,9282896464868i</text:p>
          </table:table-cell>
          <table:table-cell table:formula="of:=IMABS([.D197])" office:value-type="float" office:value="96.5615749985796" calcext:value-type="float">
            <text:p>96.5615749986</text:p>
          </table:table-cell>
          <table:table-cell table:formula="of:=IMREAL([.D197])" office:value-type="float" office:value="-68.6286035987132" calcext:value-type="float">
            <text:p>-68.6286035987</text:p>
          </table:table-cell>
          <table:table-cell table:formula="of:=IMAGINARY([.D197])" office:value-type="float" office:value="67.9282896464868" calcext:value-type="float">
            <text:p>67.9282896465</text:p>
          </table:table-cell>
          <table:table-cell table:number-columns-repeated="5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SIN([.$H$2]/[.$I$2]*[.A198]*2*PI()+[.$I$10])" office:value-type="float" office:value="0.707106781186542" calcext:value-type="float">
            <text:p>0.7071067812</text:p>
          </table:table-cell>
          <table:table-cell table:formula="of:=IF(ROW() &gt; [.$J$2] + 1; [.B198] - OFFSET([.B198]; -[.$J$2]; 0)*[.$L$2]^[.$J$2]; [.B198])" office:value-type="float" office:value="0.707106781186542" calcext:value-type="float">
            <text:p>0.7071067812</text:p>
          </table:table-cell>
          <table:table-cell table:formula="of:=IMSUM(COMPLEX([.C198];0); IMPRODUCT([.D197]; [.$I$8]))" office:value-type="string" office:string-value="68,6286035987087+68,6217407383533i" calcext:value-type="string">
            <text:p>68,6286035987087+68,6217407383533i</text:p>
          </table:table-cell>
          <table:table-cell table:formula="of:=IMABS([.D198])" office:value-type="float" office:value="97.0506493222506" calcext:value-type="float">
            <text:p>97.0506493223</text:p>
          </table:table-cell>
          <table:table-cell table:formula="of:=IMREAL([.D198])" office:value-type="float" office:value="68.6286035987087" calcext:value-type="float">
            <text:p>68.6286035987</text:p>
          </table:table-cell>
          <table:table-cell table:formula="of:=IMAGINARY([.D198])" office:value-type="float" office:value="68.6217407383533" calcext:value-type="float">
            <text:p>68.6217407384</text:p>
          </table:table-cell>
          <table:table-cell table:number-columns-repeated="5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SIN([.$H$2]/[.$I$2]*[.A199]*2*PI()+[.$I$10])" office:value-type="float" office:value="0.707106781186557" calcext:value-type="float">
            <text:p>0.7071067812</text:p>
          </table:table-cell>
          <table:table-cell table:formula="of:=IF(ROW() &gt; [.$J$2] + 1; [.B199] - OFFSET([.B199]; -[.$J$2]; 0)*[.$L$2]^[.$J$2]; [.B199])" office:value-type="float" office:value="0.707106781186557" calcext:value-type="float">
            <text:p>0.7071067812</text:p>
          </table:table-cell>
          <table:table-cell table:formula="of:=IMSUM(COMPLEX([.C199];0); IMPRODUCT([.D198]; [.$I$8]))" office:value-type="string" office:string-value="69,321985345466-68,6217407383488i" calcext:value-type="string">
            <text:p>69,321985345466-68,6217407383488i</text:p>
          </table:table-cell>
          <table:table-cell table:formula="of:=IMABS([.D199])" office:value-type="float" office:value="97.5422008886316" calcext:value-type="float">
            <text:p>97.5422008886</text:p>
          </table:table-cell>
          <table:table-cell table:formula="of:=IMREAL([.D199])" office:value-type="float" office:value="69.321985345466" calcext:value-type="float">
            <text:p>69.3219853455</text:p>
          </table:table-cell>
          <table:table-cell table:formula="of:=IMAGINARY([.D199])" office:value-type="float" office:value="-68.6217407383488" calcext:value-type="float">
            <text:p>-68.6217407383</text:p>
          </table:table-cell>
          <table:table-cell table:number-columns-repeated="5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SIN([.$H$2]/[.$I$2]*[.A200]*2*PI()+[.$I$10])" office:value-type="float" office:value="-0.707106781186575" calcext:value-type="float">
            <text:p>-0.7071067812</text:p>
          </table:table-cell>
          <table:table-cell table:formula="of:=IF(ROW() &gt; [.$J$2] + 1; [.B200] - OFFSET([.B200]; -[.$J$2]; 0)*[.$L$2]^[.$J$2]; [.B200])" office:value-type="float" office:value="-0.707106781186575" calcext:value-type="float">
            <text:p>-0.7071067812</text:p>
          </table:table-cell>
          <table:table-cell table:formula="of:=IMSUM(COMPLEX([.C200];0); IMPRODUCT([.D199]; [.$I$8]))" office:value-type="string" office:string-value="-69,3219853454616-69,3150531469315i" calcext:value-type="string">
            <text:p>-69,3219853454616-69,3150531469315i</text:p>
          </table:table-cell>
          <table:table-cell table:formula="of:=IMABS([.D200])" office:value-type="float" office:value="98.0311901641428" calcext:value-type="float">
            <text:p>98.0311901641</text:p>
          </table:table-cell>
          <table:table-cell table:formula="of:=IMREAL([.D200])" office:value-type="float" office:value="-69.3219853454616" calcext:value-type="float">
            <text:p>-69.3219853455</text:p>
          </table:table-cell>
          <table:table-cell table:formula="of:=IMAGINARY([.D200])" office:value-type="float" office:value="-69.3150531469315" calcext:value-type="float">
            <text:p>-69.3150531469</text:p>
          </table:table-cell>
          <table:table-cell table:number-columns-repeated="5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SIN([.$H$2]/[.$I$2]*[.A201]*2*PI()+[.$I$10])" office:value-type="float" office:value="-0.707106781186524" calcext:value-type="float">
            <text:p>-0.7071067812</text:p>
          </table:table-cell>
          <table:table-cell table:formula="of:=IF(ROW() &gt; [.$J$2] + 1; [.B201] - OFFSET([.B201]; -[.$J$2]; 0)*[.$L$2]^[.$J$2]; [.B201])" office:value-type="float" office:value="-0.707106781186524" calcext:value-type="float">
            <text:p>-0.7071067812</text:p>
          </table:table-cell>
          <table:table-cell table:formula="of:=IMSUM(COMPLEX([.C201];0); IMPRODUCT([.D200]; [.$I$8]))" office:value-type="string" office:string-value="-70,0152284228033+69,3150531469271i" calcext:value-type="string">
            <text:p>-70,0152284228033+69,3150531469271i</text:p>
          </table:table-cell>
          <table:table-cell table:formula="of:=IMABS([.D201])" office:value-type="float" office:value="98.5226309223351" calcext:value-type="float">
            <text:p>98.5226309223</text:p>
          </table:table-cell>
          <table:table-cell table:formula="of:=IMREAL([.D201])" office:value-type="float" office:value="-70.0152284228033" calcext:value-type="float">
            <text:p>-70.0152284228</text:p>
          </table:table-cell>
          <table:table-cell table:formula="of:=IMAGINARY([.D201])" office:value-type="float" office:value="69.3150531469271" calcext:value-type="float">
            <text:p>69.3150531469</text:p>
          </table:table-cell>
          <table:table-cell table:number-columns-repeated="5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SIN([.$H$2]/[.$I$2]*[.A202]*2*PI()+[.$I$10])" office:value-type="float" office:value="0.707106781186567" calcext:value-type="float">
            <text:p>0.7071067812</text:p>
          </table:table-cell>
          <table:table-cell table:formula="of:=IF(ROW() &gt; [.$J$2] + 1; [.B202] - OFFSET([.B202]; -[.$J$2]; 0)*[.$L$2]^[.$J$2]; [.B202])" office:value-type="float" office:value="0.0140023455322944" calcext:value-type="float">
            <text:p>0.0140023455</text:p>
          </table:table-cell>
          <table:table-cell table:formula="of:=IMSUM(COMPLEX([.C202];0); IMPRODUCT([.D201]; [.$I$8]))" office:value-type="string" office:string-value="69,3221239871447+70,008226899961i" calcext:value-type="string">
            <text:p>69,3221239871447+70,008226899961i</text:p>
          </table:table-cell>
          <table:table-cell table:formula="of:=IMABS([.D202])" office:value-type="float" office:value="98.5226304346645" calcext:value-type="float">
            <text:p>98.5226304347</text:p>
          </table:table-cell>
          <table:table-cell table:formula="of:=IMREAL([.D202])" office:value-type="float" office:value="69.3221239871447" calcext:value-type="float">
            <text:p>69.3221239871</text:p>
          </table:table-cell>
          <table:table-cell table:formula="of:=IMAGINARY([.D202])" office:value-type="float" office:value="70.00822689996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SIN([.$H$2]/[.$I$2]*[.A203]*2*PI()+[.$I$10])" office:value-type="float" office:value="0.707106781186532" calcext:value-type="float">
            <text:p>0.7071067812</text:p>
          </table:table-cell>
          <table:table-cell table:formula="of:=IF(ROW() &gt; [.$J$2] + 1; [.B203] - OFFSET([.B203]; -[.$J$2]; 0)*[.$L$2]^[.$J$2]; [.B203])" office:value-type="float" office:value="0.014002345532259" calcext:value-type="float">
            <text:p>0.0140023455</text:p>
          </table:table-cell>
          <table:table-cell table:formula="of:=IMSUM(COMPLEX([.C203];0); IMPRODUCT([.D202]; [.$I$8]))" office:value-type="string" office:string-value="70,0152284228033-69,315191774746i" calcext:value-type="string">
            <text:p>70,0152284228033-69,315191774746i</text:p>
          </table:table-cell>
          <table:table-cell table:formula="of:=IMABS([.D203])" office:value-type="float" office:value="98.5227284532211" calcext:value-type="float">
            <text:p>98.5227284532</text:p>
          </table:table-cell>
          <table:table-cell table:formula="of:=IMREAL([.D203])" office:value-type="float" office:value="70.0152284228033" calcext:value-type="float">
            <text:p>70.0152284228</text:p>
          </table:table-cell>
          <table:table-cell table:formula="of:=IMAGINARY([.D203])" office:value-type="float" office:value="-69.315191774746" calcext:value-type="float">
            <text:p>-69.3151917747</text:p>
          </table:table-cell>
          <table:table-cell table:number-columns-repeated="5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SIN([.$H$2]/[.$I$2]*[.A204]*2*PI()+[.$I$10])" office:value-type="float" office:value="-0.707106781186559" calcext:value-type="float">
            <text:p>-0.7071067812</text:p>
          </table:table-cell>
          <table:table-cell table:formula="of:=IF(ROW() &gt; [.$J$2] + 1; [.B204] - OFFSET([.B204]; -[.$J$2]; 0)*[.$L$2]^[.$J$2]; [.B204])" office:value-type="float" office:value="-0.0140023455322867" calcext:value-type="float">
            <text:p>-0.0140023455</text:p>
          </table:table-cell>
          <table:table-cell table:formula="of:=IMSUM(COMPLEX([.C204];0); IMPRODUCT([.D203]; [.$I$8]))" office:value-type="string" office:string-value="-69,3222626011008-70,008226899961i" calcext:value-type="string">
            <text:p>-69,3222626011008-70,008226899961i</text:p>
          </table:table-cell>
          <table:table-cell table:formula="of:=IMABS([.D204])" office:value-type="float" office:value="98.5227279657461" calcext:value-type="float">
            <text:p>98.5227279657</text:p>
          </table:table-cell>
          <table:table-cell table:formula="of:=IMREAL([.D204])" office:value-type="float" office:value="-69.3222626011008" calcext:value-type="float">
            <text:p>-69.3222626011</text:p>
          </table:table-cell>
          <table:table-cell table:formula="of:=IMAGINARY([.D204])" office:value-type="float" office:value="-70.00822689996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SIN([.$H$2]/[.$I$2]*[.A205]*2*PI()+[.$I$10])" office:value-type="float" office:value="-0.707106781186539" calcext:value-type="float">
            <text:p>-0.7071067812</text:p>
          </table:table-cell>
          <table:table-cell table:formula="of:=IF(ROW() &gt; [.$J$2] + 1; [.B205] - OFFSET([.B205]; -[.$J$2]; 0)*[.$L$2]^[.$J$2]; [.B205])" office:value-type="float" office:value="-0.0140023455322664" calcext:value-type="float">
            <text:p>-0.0140023455</text:p>
          </table:table-cell>
          <table:table-cell table:formula="of:=IMSUM(COMPLEX([.C205];0); IMPRODUCT([.D204]; [.$I$8]))" office:value-type="string" office:string-value="-70,0152284228033+69,3153303748407i" calcext:value-type="string">
            <text:p>-70,0152284228033+69,3153303748407i</text:p>
          </table:table-cell>
          <table:table-cell table:formula="of:=IMABS([.D205])" office:value-type="float" office:value="98.5228259647004" calcext:value-type="float">
            <text:p>98.5228259647</text:p>
          </table:table-cell>
          <table:table-cell table:formula="of:=IMREAL([.D205])" office:value-type="float" office:value="-70.0152284228033" calcext:value-type="float">
            <text:p>-70.0152284228</text:p>
          </table:table-cell>
          <table:table-cell table:formula="of:=IMAGINARY([.D205])" office:value-type="float" office:value="69.3153303748407" calcext:value-type="float">
            <text:p>69.3153303748</text:p>
          </table:table-cell>
          <table:table-cell table:number-columns-repeated="5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SIN([.$H$2]/[.$I$2]*[.A206]*2*PI()+[.$I$10])" office:value-type="float" office:value="0.707106781186552" calcext:value-type="float">
            <text:p>0.7071067812</text:p>
          </table:table-cell>
          <table:table-cell table:formula="of:=IF(ROW() &gt; [.$J$2] + 1; [.B206] - OFFSET([.B206]; -[.$J$2]; 0)*[.$L$2]^[.$J$2]; [.B206])" office:value-type="float" office:value="0.0140023455322793" calcext:value-type="float">
            <text:p>0.0140023455</text:p>
          </table:table-cell>
          <table:table-cell table:formula="of:=IMSUM(COMPLEX([.C206];0); IMPRODUCT([.D205]; [.$I$8]))" office:value-type="string" office:string-value="69,3224011873355+70,008226899961i" calcext:value-type="string">
            <text:p>69,3224011873355+70,008226899961i</text:p>
          </table:table-cell>
          <table:table-cell table:formula="of:=IMABS([.D206])" office:value-type="float" office:value="98.5228254774208" calcext:value-type="float">
            <text:p>98.5228254774</text:p>
          </table:table-cell>
          <table:table-cell table:formula="of:=IMREAL([.D206])" office:value-type="float" office:value="69.3224011873355" calcext:value-type="float">
            <text:p>69.3224011873</text:p>
          </table:table-cell>
          <table:table-cell table:formula="of:=IMAGINARY([.D206])" office:value-type="float" office:value="70.00822689996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SIN([.$H$2]/[.$I$2]*[.A207]*2*PI()+[.$I$10])" office:value-type="float" office:value="0.707106781186547" calcext:value-type="float">
            <text:p>0.7071067812</text:p>
          </table:table-cell>
          <table:table-cell table:formula="of:=IF(ROW() &gt; [.$J$2] + 1; [.B207] - OFFSET([.B207]; -[.$J$2]; 0)*[.$L$2]^[.$J$2]; [.B207])" office:value-type="float" office:value="0.0140023455322734" calcext:value-type="float">
            <text:p>0.0140023455</text:p>
          </table:table-cell>
          <table:table-cell table:formula="of:=IMSUM(COMPLEX([.C207];0); IMPRODUCT([.D206]; [.$I$8]))" office:value-type="string" office:string-value="70,0152284228033-69,3154689472168i" calcext:value-type="string">
            <text:p>70,0152284228033-69,3154689472168i</text:p>
          </table:table-cell>
          <table:table-cell table:formula="of:=IMABS([.D207])" office:value-type="float" office:value="98.5229234567768" calcext:value-type="float">
            <text:p>98.5229234568</text:p>
          </table:table-cell>
          <table:table-cell table:formula="of:=IMREAL([.D207])" office:value-type="float" office:value="70.0152284228033" calcext:value-type="float">
            <text:p>70.0152284228</text:p>
          </table:table-cell>
          <table:table-cell table:formula="of:=IMAGINARY([.D207])" office:value-type="float" office:value="-69.3154689472168" calcext:value-type="float">
            <text:p>-69.3154689472</text:p>
          </table:table-cell>
          <table:table-cell table:number-columns-repeated="5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SIN([.$H$2]/[.$I$2]*[.A208]*2*PI()+[.$I$10])" office:value-type="float" office:value="-0.707106781186544" calcext:value-type="float">
            <text:p>-0.7071067812</text:p>
          </table:table-cell>
          <table:table-cell table:formula="of:=IF(ROW() &gt; [.$J$2] + 1; [.B208] - OFFSET([.B208]; -[.$J$2]; 0)*[.$L$2]^[.$J$2]; [.B208])" office:value-type="float" office:value="-0.0140023455322711" calcext:value-type="float">
            <text:p>-0.0140023455</text:p>
          </table:table-cell>
          <table:table-cell table:formula="of:=IMSUM(COMPLEX([.C208];0); IMPRODUCT([.D207]; [.$I$8]))" office:value-type="string" office:string-value="-69,3225397458544-70,008226899961i" calcext:value-type="string">
            <text:p>-69,3225397458544-70,008226899961i</text:p>
          </table:table-cell>
          <table:table-cell table:formula="of:=IMABS([.D208])" office:value-type="float" office:value="98.5229229696926" calcext:value-type="float">
            <text:p>98.5229229697</text:p>
          </table:table-cell>
          <table:table-cell table:formula="of:=IMREAL([.D208])" office:value-type="float" office:value="-69.3225397458544" calcext:value-type="float">
            <text:p>-69.3225397459</text:p>
          </table:table-cell>
          <table:table-cell table:formula="of:=IMAGINARY([.D208])" office:value-type="float" office:value="-70.00822689996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SIN([.$H$2]/[.$I$2]*[.A209]*2*PI()+[.$I$10])" office:value-type="float" office:value="-0.707106781186555" calcext:value-type="float">
            <text:p>-0.7071067812</text:p>
          </table:table-cell>
          <table:table-cell table:formula="of:=IF(ROW() &gt; [.$J$2] + 1; [.B209] - OFFSET([.B209]; -[.$J$2]; 0)*[.$L$2]^[.$J$2]; [.B209])" office:value-type="float" office:value="-0.014002345532281" calcext:value-type="float">
            <text:p>-0.0140023455</text:p>
          </table:table-cell>
          <table:table-cell table:formula="of:=IMSUM(COMPLEX([.C209];0); IMPRODUCT([.D208]; [.$I$8]))" office:value-type="string" office:string-value="-70,0152284228033+69,3156074918798i" calcext:value-type="string">
            <text:p>-70,0152284228033+69,3156074918798i</text:p>
          </table:table-cell>
          <table:table-cell table:formula="of:=IMABS([.D209])" office:value-type="float" office:value="98.5230209294542" calcext:value-type="float">
            <text:p>98.5230209295</text:p>
          </table:table-cell>
          <table:table-cell table:formula="of:=IMREAL([.D209])" office:value-type="float" office:value="-70.0152284228033" calcext:value-type="float">
            <text:p>-70.0152284228</text:p>
          </table:table-cell>
          <table:table-cell table:formula="of:=IMAGINARY([.D209])" office:value-type="float" office:value="69.3156074918798" calcext:value-type="float">
            <text:p>69.3156074919</text:p>
          </table:table-cell>
          <table:table-cell table:number-columns-repeated="5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SIN([.$H$2]/[.$I$2]*[.A210]*2*PI()+[.$I$10])" office:value-type="float" office:value="0.707106781186577" calcext:value-type="float">
            <text:p>0.7071067812</text:p>
          </table:table-cell>
          <table:table-cell table:formula="of:=IF(ROW() &gt; [.$J$2] + 1; [.B210] - OFFSET([.B210]; -[.$J$2]; 0)*[.$L$2]^[.$J$2]; [.B210])" office:value-type="float" office:value="0.0140023455323037" calcext:value-type="float">
            <text:p>0.0140023455</text:p>
          </table:table-cell>
          <table:table-cell table:formula="of:=IMSUM(COMPLEX([.C210];0); IMPRODUCT([.D209]; [.$I$8]))" office:value-type="string" office:string-value="69,3226782766629+70,008226899961i" calcext:value-type="string">
            <text:p>69,3226782766629+70,008226899961i</text:p>
          </table:table-cell>
          <table:table-cell table:formula="of:=IMABS([.D210])" office:value-type="float" office:value="98.5230204425653" calcext:value-type="float">
            <text:p>98.5230204426</text:p>
          </table:table-cell>
          <table:table-cell table:formula="of:=IMREAL([.D210])" office:value-type="float" office:value="69.3226782766629" calcext:value-type="float">
            <text:p>69.3226782767</text:p>
          </table:table-cell>
          <table:table-cell table:formula="of:=IMAGINARY([.D210])" office:value-type="float" office:value="70.00822689996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SIN([.$H$2]/[.$I$2]*[.A211]*2*PI()+[.$I$10])" office:value-type="float" office:value="0.707106781186522" calcext:value-type="float">
            <text:p>0.7071067812</text:p>
          </table:table-cell>
          <table:table-cell table:formula="of:=IF(ROW() &gt; [.$J$2] + 1; [.B211] - OFFSET([.B211]; -[.$J$2]; 0)*[.$L$2]^[.$J$2]; [.B211])" office:value-type="float" office:value="0.0140023455322482" calcext:value-type="float">
            <text:p>0.0140023455</text:p>
          </table:table-cell>
          <table:table-cell table:formula="of:=IMSUM(COMPLEX([.C211];0); IMPRODUCT([.D210]; [.$I$8]))" office:value-type="string" office:string-value="70,0152284228032-69,3157460088352i" calcext:value-type="string">
            <text:p>70,0152284228032-69,3157460088352i</text:p>
          </table:table-cell>
          <table:table-cell table:formula="of:=IMABS([.D211])" office:value-type="float" office:value="98.5231183827363" calcext:value-type="float">
            <text:p>98.5231183827</text:p>
          </table:table-cell>
          <table:table-cell table:formula="of:=IMREAL([.D211])" office:value-type="float" office:value="70.0152284228032" calcext:value-type="float">
            <text:p>70.0152284228</text:p>
          </table:table-cell>
          <table:table-cell table:formula="of:=IMAGINARY([.D211])" office:value-type="float" office:value="-69.3157460088352" calcext:value-type="float">
            <text:p>-69.3157460088</text:p>
          </table:table-cell>
          <table:table-cell table:number-columns-repeated="5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SIN([.$H$2]/[.$I$2]*[.A212]*2*PI()+[.$I$10])" office:value-type="float" office:value="-0.707106781186569" calcext:value-type="float">
            <text:p>-0.7071067812</text:p>
          </table:table-cell>
          <table:table-cell table:formula="of:=IF(ROW() &gt; [.$J$2] + 1; [.B212] - OFFSET([.B212]; -[.$J$2]; 0)*[.$L$2]^[.$J$2]; [.B212])" office:value-type="float" office:value="-0.0140023455322963" calcext:value-type="float">
            <text:p>-0.0140023455</text:p>
          </table:table-cell>
          <table:table-cell table:formula="of:=IMSUM(COMPLEX([.C212];0); IMPRODUCT([.D211]; [.$I$8]))" office:value-type="string" office:string-value="-69,3228167797666-70,0082268999609i" calcext:value-type="string">
            <text:p>-69,3228167797666-70,0082268999609i</text:p>
          </table:table-cell>
          <table:table-cell table:formula="of:=IMABS([.D212])" office:value-type="float" office:value="98.5231178960425" calcext:value-type="float">
            <text:p>98.523117896</text:p>
          </table:table-cell>
          <table:table-cell table:formula="of:=IMREAL([.D212])" office:value-type="float" office:value="-69.3228167797666" calcext:value-type="float">
            <text:p>-69.3228167798</text:p>
          </table:table-cell>
          <table:table-cell table:formula="of:=IMAGINARY([.D212])" office:value-type="float" office:value="-70.008226899960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SIN([.$H$2]/[.$I$2]*[.A213]*2*PI()+[.$I$10])" office:value-type="float" office:value="-0.70710678118653" calcext:value-type="float">
            <text:p>-0.7071067812</text:p>
          </table:table-cell>
          <table:table-cell table:formula="of:=IF(ROW() &gt; [.$J$2] + 1; [.B213] - OFFSET([.B213]; -[.$J$2]; 0)*[.$L$2]^[.$J$2]; [.B213])" office:value-type="float" office:value="-0.0140023455322558" calcext:value-type="float">
            <text:p>-0.0140023455</text:p>
          </table:table-cell>
          <table:table-cell table:formula="of:=IMSUM(COMPLEX([.C213];0); IMPRODUCT([.D212]; [.$I$8]))" office:value-type="string" office:string-value="-70,0152284228032+69,3158844980886i" calcext:value-type="string">
            <text:p>-70,0152284228032+69,3158844980886i</text:p>
          </table:table-cell>
          <table:table-cell table:formula="of:=IMABS([.D213])" office:value-type="float" office:value="98.523215816627" calcext:value-type="float">
            <text:p>98.5232158166</text:p>
          </table:table-cell>
          <table:table-cell table:formula="of:=IMREAL([.D213])" office:value-type="float" office:value="-70.0152284228032" calcext:value-type="float">
            <text:p>-70.0152284228</text:p>
          </table:table-cell>
          <table:table-cell table:formula="of:=IMAGINARY([.D213])" office:value-type="float" office:value="69.3158844980886" calcext:value-type="float">
            <text:p>69.3158844981</text:p>
          </table:table-cell>
          <table:table-cell table:number-columns-repeated="5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SIN([.$H$2]/[.$I$2]*[.A214]*2*PI()+[.$I$10])" office:value-type="float" office:value="0.707106781186562" calcext:value-type="float">
            <text:p>0.7071067812</text:p>
          </table:table-cell>
          <table:table-cell table:formula="of:=IF(ROW() &gt; [.$J$2] + 1; [.B214] - OFFSET([.B214]; -[.$J$2]; 0)*[.$L$2]^[.$J$2]; [.B214])" office:value-type="float" office:value="0.0140023455322887" calcext:value-type="float">
            <text:p>0.0140023455</text:p>
          </table:table-cell>
          <table:table-cell table:formula="of:=IMSUM(COMPLEX([.C214];0); IMPRODUCT([.D213]; [.$I$8]))" office:value-type="string" office:string-value="69,3229552551711+70,0082268999609i" calcext:value-type="string">
            <text:p>69,3229552551711+70,0082268999609i</text:p>
          </table:table-cell>
          <table:table-cell table:formula="of:=IMABS([.D214])" office:value-type="float" office:value="98.5232153301285" calcext:value-type="float">
            <text:p>98.5232153301</text:p>
          </table:table-cell>
          <table:table-cell table:formula="of:=IMREAL([.D214])" office:value-type="float" office:value="69.3229552551711" calcext:value-type="float">
            <text:p>69.3229552552</text:p>
          </table:table-cell>
          <table:table-cell table:formula="of:=IMAGINARY([.D214])" office:value-type="float" office:value="70.008226899960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SIN([.$H$2]/[.$I$2]*[.A215]*2*PI()+[.$I$10])" office:value-type="float" office:value="0.707106781186537" calcext:value-type="float">
            <text:p>0.7071067812</text:p>
          </table:table-cell>
          <table:table-cell table:formula="of:=IF(ROW() &gt; [.$J$2] + 1; [.B215] - OFFSET([.B215]; -[.$J$2]; 0)*[.$L$2]^[.$J$2]; [.B215])" office:value-type="float" office:value="0.0140023455322656" calcext:value-type="float">
            <text:p>0.0140023455</text:p>
          </table:table-cell>
          <table:table-cell table:formula="of:=IMSUM(COMPLEX([.C215];0); IMPRODUCT([.D214]; [.$I$8]))" office:value-type="string" office:string-value="70,0152284228032-69,3160229596456i" calcext:value-type="string">
            <text:p>70,0152284228032-69,3160229596456i</text:p>
          </table:table-cell>
          <table:table-cell table:formula="of:=IMABS([.D215])" office:value-type="float" office:value="98.5233132311303" calcext:value-type="float">
            <text:p>98.5233132311</text:p>
          </table:table-cell>
          <table:table-cell table:formula="of:=IMREAL([.D215])" office:value-type="float" office:value="70.0152284228032" calcext:value-type="float">
            <text:p>70.0152284228</text:p>
          </table:table-cell>
          <table:table-cell table:formula="of:=IMAGINARY([.D215])" office:value-type="float" office:value="-69.3160229596456" calcext:value-type="float">
            <text:p>-69.3160229596</text:p>
          </table:table-cell>
          <table:table-cell table:number-columns-repeated="5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SIN([.$H$2]/[.$I$2]*[.A216]*2*PI()+[.$I$10])" office:value-type="float" office:value="-0.707106781186554" calcext:value-type="float">
            <text:p>-0.7071067812</text:p>
          </table:table-cell>
          <table:table-cell table:formula="of:=IF(ROW() &gt; [.$J$2] + 1; [.B216] - OFFSET([.B216]; -[.$J$2]; 0)*[.$L$2]^[.$J$2]; [.B216])" office:value-type="float" office:value="-0.0140023455322811" calcext:value-type="float">
            <text:p>-0.0140023455</text:p>
          </table:table-cell>
          <table:table-cell table:formula="of:=IMSUM(COMPLEX([.C216];0); IMPRODUCT([.D215]; [.$I$8]))" office:value-type="string" office:string-value="-69,3230937028819-70,0082268999609i" calcext:value-type="string">
            <text:p>-69,3230937028819-70,0082268999609i</text:p>
          </table:table-cell>
          <table:table-cell table:formula="of:=IMABS([.D216])" office:value-type="float" office:value="98.5233127448268" calcext:value-type="float">
            <text:p>98.5233127448</text:p>
          </table:table-cell>
          <table:table-cell table:formula="of:=IMREAL([.D216])" office:value-type="float" office:value="-69.3230937028819" calcext:value-type="float">
            <text:p>-69.3230937029</text:p>
          </table:table-cell>
          <table:table-cell table:formula="of:=IMAGINARY([.D216])" office:value-type="float" office:value="-70.008226899960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SIN([.$H$2]/[.$I$2]*[.A217]*2*PI()+[.$I$10])" office:value-type="float" office:value="-0.707106781186545" calcext:value-type="float">
            <text:p>-0.7071067812</text:p>
          </table:table-cell>
          <table:table-cell table:formula="of:=IF(ROW() &gt; [.$J$2] + 1; [.B217] - OFFSET([.B217]; -[.$J$2]; 0)*[.$L$2]^[.$J$2]; [.B217])" office:value-type="float" office:value="-0.0140023455322709" calcext:value-type="float">
            <text:p>-0.0140023455</text:p>
          </table:table-cell>
          <table:table-cell table:formula="of:=IMSUM(COMPLEX([.C217];0); IMPRODUCT([.D216]; [.$I$8]))" office:value-type="string" office:string-value="-70,0152284228032+69,3161613935116i" calcext:value-type="string">
            <text:p>-70,0152284228032+69,3161613935116i</text:p>
          </table:table-cell>
          <table:table-cell table:formula="of:=IMABS([.D217])" office:value-type="float" office:value="98.5234106262499" calcext:value-type="float">
            <text:p>98.5234106263</text:p>
          </table:table-cell>
          <table:table-cell table:formula="of:=IMREAL([.D217])" office:value-type="float" office:value="-70.0152284228032" calcext:value-type="float">
            <text:p>-70.0152284228</text:p>
          </table:table-cell>
          <table:table-cell table:formula="of:=IMAGINARY([.D217])" office:value-type="float" office:value="69.3161613935116" calcext:value-type="float">
            <text:p>69.3161613935</text:p>
          </table:table-cell>
          <table:table-cell table:number-columns-repeated="5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SIN([.$H$2]/[.$I$2]*[.A218]*2*PI()+[.$I$10])" office:value-type="float" office:value="0.707106781186546" calcext:value-type="float">
            <text:p>0.7071067812</text:p>
          </table:table-cell>
          <table:table-cell table:formula="of:=IF(ROW() &gt; [.$J$2] + 1; [.B218] - OFFSET([.B218]; -[.$J$2]; 0)*[.$L$2]^[.$J$2]; [.B218])" office:value-type="float" office:value="0.0140023455322736" calcext:value-type="float">
            <text:p>0.0140023455</text:p>
          </table:table-cell>
          <table:table-cell table:formula="of:=IMSUM(COMPLEX([.C218];0); IMPRODUCT([.D217]; [.$I$8]))" office:value-type="string" office:string-value="69,3232321229046+70,0082268999609i" calcext:value-type="string">
            <text:p>69,3232321229046+70,0082268999609i</text:p>
          </table:table-cell>
          <table:table-cell table:formula="of:=IMABS([.D218])" office:value-type="float" office:value="98.5234101401414" calcext:value-type="float">
            <text:p>98.5234101401</text:p>
          </table:table-cell>
          <table:table-cell table:formula="of:=IMREAL([.D218])" office:value-type="float" office:value="69.3232321229046" calcext:value-type="float">
            <text:p>69.3232321229</text:p>
          </table:table-cell>
          <table:table-cell table:formula="of:=IMAGINARY([.D218])" office:value-type="float" office:value="70.008226899960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SIN([.$H$2]/[.$I$2]*[.A219]*2*PI()+[.$I$10])" office:value-type="float" office:value="0.707106781186553" calcext:value-type="float">
            <text:p>0.7071067812</text:p>
          </table:table-cell>
          <table:table-cell table:formula="of:=IF(ROW() &gt; [.$J$2] + 1; [.B219] - OFFSET([.B219]; -[.$J$2]; 0)*[.$L$2]^[.$J$2]; [.B219])" office:value-type="float" office:value="0.0140023455322809" calcext:value-type="float">
            <text:p>0.0140023455</text:p>
          </table:table-cell>
          <table:table-cell table:formula="of:=IMSUM(COMPLEX([.C219];0); IMPRODUCT([.D218]; [.$I$8]))" office:value-type="string" office:string-value="70,0152284228032-69,3162997996923i" calcext:value-type="string">
            <text:p>70,0152284228032-69,3162997996923i</text:p>
          </table:table-cell>
          <table:table-cell table:formula="of:=IMABS([.D219])" office:value-type="float" office:value="98.5235080019897" calcext:value-type="float">
            <text:p>98.523508002</text:p>
          </table:table-cell>
          <table:table-cell table:formula="of:=IMREAL([.D219])" office:value-type="float" office:value="70.0152284228032" calcext:value-type="float">
            <text:p>70.0152284228</text:p>
          </table:table-cell>
          <table:table-cell table:formula="of:=IMAGINARY([.D219])" office:value-type="float" office:value="-69.3162997996923" calcext:value-type="float">
            <text:p>-69.3162997997</text:p>
          </table:table-cell>
          <table:table-cell table:number-columns-repeated="5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SIN([.$H$2]/[.$I$2]*[.A220]*2*PI()+[.$I$10])" office:value-type="float" office:value="-0.707106781186539" calcext:value-type="float">
            <text:p>-0.7071067812</text:p>
          </table:table-cell>
          <table:table-cell table:formula="of:=IF(ROW() &gt; [.$J$2] + 1; [.B220] - OFFSET([.B220]; -[.$J$2]; 0)*[.$L$2]^[.$J$2]; [.B220])" office:value-type="float" office:value="-0.0140023455322661" calcext:value-type="float">
            <text:p>-0.0140023455</text:p>
          </table:table-cell>
          <table:table-cell table:formula="of:=IMSUM(COMPLEX([.C220];0); IMPRODUCT([.D219]; [.$I$8]))" office:value-type="string" office:string-value="-69,3233705152446-70,0082268999609i" calcext:value-type="string">
            <text:p>-69,3233705152446-70,0082268999609i</text:p>
          </table:table-cell>
          <table:table-cell table:formula="of:=IMABS([.D220])" office:value-type="float" office:value="98.5235075160761" calcext:value-type="float">
            <text:p>98.5235075161</text:p>
          </table:table-cell>
          <table:table-cell table:formula="of:=IMREAL([.D220])" office:value-type="float" office:value="-69.3233705152446" calcext:value-type="float">
            <text:p>-69.3233705152</text:p>
          </table:table-cell>
          <table:table-cell table:formula="of:=IMAGINARY([.D220])" office:value-type="float" office:value="-70.008226899960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SIN([.$H$2]/[.$I$2]*[.A221]*2*PI()+[.$I$10])" office:value-type="float" office:value="-0.70710678118652" calcext:value-type="float">
            <text:p>-0.7071067812</text:p>
          </table:table-cell>
          <table:table-cell table:formula="of:=IF(ROW() &gt; [.$J$2] + 1; [.B221] - OFFSET([.B221]; -[.$J$2]; 0)*[.$L$2]^[.$J$2]; [.B221])" office:value-type="float" office:value="-0.0140023455322457" calcext:value-type="float">
            <text:p>-0.0140023455</text:p>
          </table:table-cell>
          <table:table-cell table:formula="of:=IMSUM(COMPLEX([.C221];0); IMPRODUCT([.D220]; [.$I$8]))" office:value-type="string" office:string-value="-70,0152284228031+69,3164381781931i" calcext:value-type="string">
            <text:p>-70,0152284228031+69,3164381781931i</text:p>
          </table:table-cell>
          <table:table-cell table:formula="of:=IMABS([.D221])" office:value-type="float" office:value="98.5236053583534" calcext:value-type="float">
            <text:p>98.5236053584</text:p>
          </table:table-cell>
          <table:table-cell table:formula="of:=IMREAL([.D221])" office:value-type="float" office:value="-70.0152284228031" calcext:value-type="float">
            <text:p>-70.0152284228</text:p>
          </table:table-cell>
          <table:table-cell table:formula="of:=IMAGINARY([.D221])" office:value-type="float" office:value="69.3164381781931" calcext:value-type="float">
            <text:p>69.3164381782</text:p>
          </table:table-cell>
          <table:table-cell table:number-columns-repeated="5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SIN([.$H$2]/[.$I$2]*[.A222]*2*PI()+[.$I$10])" office:value-type="float" office:value="0.707106781186571" calcext:value-type="float">
            <text:p>0.7071067812</text:p>
          </table:table-cell>
          <table:table-cell table:formula="of:=IF(ROW() &gt; [.$J$2] + 1; [.B222] - OFFSET([.B222]; -[.$J$2]; 0)*[.$L$2]^[.$J$2]; [.B222])" office:value-type="float" office:value="0.0140023455323011" calcext:value-type="float">
            <text:p>0.0140023455</text:p>
          </table:table-cell>
          <table:table-cell table:formula="of:=IMSUM(COMPLEX([.C222];0); IMPRODUCT([.D221]; [.$I$8]))" office:value-type="string" office:string-value="69,3235088799076+70,0082268999608i" calcext:value-type="string">
            <text:p>69,3235088799076+70,0082268999608i</text:p>
          </table:table-cell>
          <table:table-cell table:formula="of:=IMABS([.D222])" office:value-type="float" office:value="98.5236048726346" calcext:value-type="float">
            <text:p>98.5236048726</text:p>
          </table:table-cell>
          <table:table-cell table:formula="of:=IMREAL([.D222])" office:value-type="float" office:value="69.3235088799076" calcext:value-type="float">
            <text:p>69.3235088799</text:p>
          </table:table-cell>
          <table:table-cell table:formula="of:=IMAGINARY([.D222])" office:value-type="float" office:value="70.008226899960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SIN([.$H$2]/[.$I$2]*[.A223]*2*PI()+[.$I$10])" office:value-type="float" office:value="0.707106781186528" calcext:value-type="float">
            <text:p>0.7071067812</text:p>
          </table:table-cell>
          <table:table-cell table:formula="of:=IF(ROW() &gt; [.$J$2] + 1; [.B223] - OFFSET([.B223]; -[.$J$2]; 0)*[.$L$2]^[.$J$2]; [.B223])" office:value-type="float" office:value="0.0140023455322532" calcext:value-type="float">
            <text:p>0.0140023455</text:p>
          </table:table-cell>
          <table:table-cell table:formula="of:=IMSUM(COMPLEX([.C223];0); IMPRODUCT([.D222]; [.$I$8]))" office:value-type="string" office:string-value="70,015228422803-69,3165765290196i" calcext:value-type="string">
            <text:p>70,015228422803-69,3165765290196i</text:p>
          </table:table-cell>
          <table:table-cell table:formula="of:=IMABS([.D223])" office:value-type="float" office:value="98.5237026953449" calcext:value-type="float">
            <text:p>98.5237026953</text:p>
          </table:table-cell>
          <table:table-cell table:formula="of:=IMREAL([.D223])" office:value-type="float" office:value="70.015228422803" calcext:value-type="float">
            <text:p>70.0152284228</text:p>
          </table:table-cell>
          <table:table-cell table:formula="of:=IMAGINARY([.D223])" office:value-type="float" office:value="-69.3165765290196" calcext:value-type="float">
            <text:p>-69.316576529</text:p>
          </table:table-cell>
          <table:table-cell table:number-columns-repeated="5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SIN([.$H$2]/[.$I$2]*[.A224]*2*PI()+[.$I$10])" office:value-type="float" office:value="-0.707106781186564" calcext:value-type="float">
            <text:p>-0.7071067812</text:p>
          </table:table-cell>
          <table:table-cell table:formula="of:=IF(ROW() &gt; [.$J$2] + 1; [.B224] - OFFSET([.B224]; -[.$J$2]; 0)*[.$L$2]^[.$J$2]; [.B224])" office:value-type="float" office:value="-0.0140023455322962" calcext:value-type="float">
            <text:p>-0.0140023455</text:p>
          </table:table-cell>
          <table:table-cell table:formula="of:=IMSUM(COMPLEX([.C224];0); IMPRODUCT([.D223]; [.$I$8]))" office:value-type="string" office:string-value="-69,323647216899-70,0082268999607i" calcext:value-type="string">
            <text:p>-69,323647216899-70,0082268999607i</text:p>
          </table:table-cell>
          <table:table-cell table:formula="of:=IMABS([.D224])" office:value-type="float" office:value="98.5237022098208" calcext:value-type="float">
            <text:p>98.5237022098</text:p>
          </table:table-cell>
          <table:table-cell table:formula="of:=IMREAL([.D224])" office:value-type="float" office:value="-69.323647216899" calcext:value-type="float">
            <text:p>-69.3236472169</text:p>
          </table:table-cell>
          <table:table-cell table:formula="of:=IMAGINARY([.D224])" office:value-type="float" office:value="-70.008226899960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SIN([.$H$2]/[.$I$2]*[.A225]*2*PI()+[.$I$10])" office:value-type="float" office:value="-0.707106781186535" calcext:value-type="float">
            <text:p>-0.7071067812</text:p>
          </table:table-cell>
          <table:table-cell table:formula="of:=IF(ROW() &gt; [.$J$2] + 1; [.B225] - OFFSET([.B225]; -[.$J$2]; 0)*[.$L$2]^[.$J$2]; [.B225])" office:value-type="float" office:value="-0.0140023455322583" calcext:value-type="float">
            <text:p>-0.0140023455</text:p>
          </table:table-cell>
          <table:table-cell table:formula="of:=IMSUM(COMPLEX([.C225];0); IMPRODUCT([.D224]; [.$I$8]))" office:value-type="string" office:string-value="-70,015228422803+69,3167148521773i" calcext:value-type="string">
            <text:p>-70,015228422803+69,3167148521773i</text:p>
          </table:table-cell>
          <table:table-cell table:formula="of:=IMABS([.D225])" office:value-type="float" office:value="98.5238000129681" calcext:value-type="float">
            <text:p>98.523800013</text:p>
          </table:table-cell>
          <table:table-cell table:formula="of:=IMREAL([.D225])" office:value-type="float" office:value="-70.015228422803" calcext:value-type="float">
            <text:p>-70.0152284228</text:p>
          </table:table-cell>
          <table:table-cell table:formula="of:=IMAGINARY([.D225])" office:value-type="float" office:value="69.3167148521773" calcext:value-type="float">
            <text:p>69.3167148522</text:p>
          </table:table-cell>
          <table:table-cell table:number-columns-repeated="5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SIN([.$H$2]/[.$I$2]*[.A226]*2*PI()+[.$I$10])" office:value-type="float" office:value="0.707106781186556" calcext:value-type="float">
            <text:p>0.7071067812</text:p>
          </table:table-cell>
          <table:table-cell table:formula="of:=IF(ROW() &gt; [.$J$2] + 1; [.B226] - OFFSET([.B226]; -[.$J$2]; 0)*[.$L$2]^[.$J$2]; [.B226])" office:value-type="float" office:value="0.0140023455322861" calcext:value-type="float">
            <text:p>0.0140023455</text:p>
          </table:table-cell>
          <table:table-cell table:formula="of:=IMSUM(COMPLEX([.C226];0); IMPRODUCT([.D225]; [.$I$8]))" office:value-type="string" office:string-value="69,3237855262244+70,0082268999607i" calcext:value-type="string">
            <text:p>69,3237855262244+70,0082268999607i</text:p>
          </table:table-cell>
          <table:table-cell table:formula="of:=IMABS([.D226])" office:value-type="float" office:value="98.5237995276387" calcext:value-type="float">
            <text:p>98.5237995276</text:p>
          </table:table-cell>
          <table:table-cell table:formula="of:=IMREAL([.D226])" office:value-type="float" office:value="69.3237855262244" calcext:value-type="float">
            <text:p>69.3237855262</text:p>
          </table:table-cell>
          <table:table-cell table:formula="of:=IMAGINARY([.D226])" office:value-type="float" office:value="70.008226899960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SIN([.$H$2]/[.$I$2]*[.A227]*2*PI()+[.$I$10])" office:value-type="float" office:value="0.707106781186543" calcext:value-type="float">
            <text:p>0.7071067812</text:p>
          </table:table-cell>
          <table:table-cell table:formula="of:=IF(ROW() &gt; [.$J$2] + 1; [.B227] - OFFSET([.B227]; -[.$J$2]; 0)*[.$L$2]^[.$J$2]; [.B227])" office:value-type="float" office:value="0.0140023455322683" calcext:value-type="float">
            <text:p>0.0140023455</text:p>
          </table:table-cell>
          <table:table-cell table:formula="of:=IMSUM(COMPLEX([.C227];0); IMPRODUCT([.D226]; [.$I$8]))" office:value-type="string" office:string-value="70,015228422803-69,3168531476718i" calcext:value-type="string">
            <text:p>70,015228422803-69,3168531476718i</text:p>
          </table:table-cell>
          <table:table-cell table:formula="of:=IMABS([.D227])" office:value-type="float" office:value="98.5238973112269" calcext:value-type="float">
            <text:p>98.5238973112</text:p>
          </table:table-cell>
          <table:table-cell table:formula="of:=IMREAL([.D227])" office:value-type="float" office:value="70.015228422803" calcext:value-type="float">
            <text:p>70.0152284228</text:p>
          </table:table-cell>
          <table:table-cell table:formula="of:=IMAGINARY([.D227])" office:value-type="float" office:value="-69.3168531476718" calcext:value-type="float">
            <text:p>-69.3168531477</text:p>
          </table:table-cell>
          <table:table-cell table:number-columns-repeated="5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SIN([.$H$2]/[.$I$2]*[.A228]*2*PI()+[.$I$10])" office:value-type="float" office:value="-0.707106781186548" calcext:value-type="float">
            <text:p>-0.7071067812</text:p>
          </table:table-cell>
          <table:table-cell table:formula="of:=IF(ROW() &gt; [.$J$2] + 1; [.B228] - OFFSET([.B228]; -[.$J$2]; 0)*[.$L$2]^[.$J$2]; [.B228])" office:value-type="float" office:value="-0.0140023455322761" calcext:value-type="float">
            <text:p>-0.0140023455</text:p>
          </table:table-cell>
          <table:table-cell table:formula="of:=IMSUM(COMPLEX([.C228];0); IMPRODUCT([.D227]; [.$I$8]))" office:value-type="string" office:string-value="-69,3239238078893-70,0082268999607i" calcext:value-type="string">
            <text:p>-69,3239238078893-70,0082268999607i</text:p>
          </table:table-cell>
          <table:table-cell table:formula="of:=IMABS([.D228])" office:value-type="float" office:value="98.523896826092" calcext:value-type="float">
            <text:p>98.5238968261</text:p>
          </table:table-cell>
          <table:table-cell table:formula="of:=IMREAL([.D228])" office:value-type="float" office:value="-69.3239238078893" calcext:value-type="float">
            <text:p>-69.3239238079</text:p>
          </table:table-cell>
          <table:table-cell table:formula="of:=IMAGINARY([.D228])" office:value-type="float" office:value="-70.008226899960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SIN([.$H$2]/[.$I$2]*[.A229]*2*PI()+[.$I$10])" office:value-type="float" office:value="-0.70710678118655" calcext:value-type="float">
            <text:p>-0.7071067812</text:p>
          </table:table-cell>
          <table:table-cell table:formula="of:=IF(ROW() &gt; [.$J$2] + 1; [.B229] - OFFSET([.B229]; -[.$J$2]; 0)*[.$L$2]^[.$J$2]; [.B229])" office:value-type="float" office:value="-0.0140023455322733" calcext:value-type="float">
            <text:p>-0.0140023455</text:p>
          </table:table-cell>
          <table:table-cell table:formula="of:=IMSUM(COMPLEX([.C229];0); IMPRODUCT([.D228]; [.$I$8]))" office:value-type="string" office:string-value="-70,015228422803+69,3169914155085i" calcext:value-type="string">
            <text:p>-70,015228422803+69,3169914155085i</text:p>
          </table:table-cell>
          <table:table-cell table:formula="of:=IMABS([.D229])" office:value-type="float" office:value="98.5239945901249" calcext:value-type="float">
            <text:p>98.5239945901</text:p>
          </table:table-cell>
          <table:table-cell table:formula="of:=IMREAL([.D229])" office:value-type="float" office:value="-70.015228422803" calcext:value-type="float">
            <text:p>-70.0152284228</text:p>
          </table:table-cell>
          <table:table-cell table:formula="of:=IMAGINARY([.D229])" office:value-type="float" office:value="69.3169914155085" calcext:value-type="float">
            <text:p>69.3169914155</text:p>
          </table:table-cell>
          <table:table-cell table:number-columns-repeated="5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SIN([.$H$2]/[.$I$2]*[.A230]*2*PI()+[.$I$10])" office:value-type="float" office:value="0.707106781186541" calcext:value-type="float">
            <text:p>0.7071067812</text:p>
          </table:table-cell>
          <table:table-cell table:formula="of:=IF(ROW() &gt; [.$J$2] + 1; [.B230] - OFFSET([.B230]; -[.$J$2]; 0)*[.$L$2]^[.$J$2]; [.B230])" office:value-type="float" office:value="0.0140023455322711" calcext:value-type="float">
            <text:p>0.0140023455</text:p>
          </table:table-cell>
          <table:table-cell table:formula="of:=IMSUM(COMPLEX([.C230];0); IMPRODUCT([.D229]; [.$I$8]))" office:value-type="string" office:string-value="69,3240620618993+70,0082268999607i" calcext:value-type="string">
            <text:p>69,3240620618993+70,0082268999607i</text:p>
          </table:table-cell>
          <table:table-cell table:formula="of:=IMABS([.D230])" office:value-type="float" office:value="98.5239941051846" calcext:value-type="float">
            <text:p>98.5239941052</text:p>
          </table:table-cell>
          <table:table-cell table:formula="of:=IMREAL([.D230])" office:value-type="float" office:value="69.3240620618993" calcext:value-type="float">
            <text:p>69.3240620619</text:p>
          </table:table-cell>
          <table:table-cell table:formula="of:=IMAGINARY([.D230])" office:value-type="float" office:value="70.008226899960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SIN([.$H$2]/[.$I$2]*[.A231]*2*PI()+[.$I$10])" office:value-type="float" office:value="0.707106781186558" calcext:value-type="float">
            <text:p>0.7071067812</text:p>
          </table:table-cell>
          <table:table-cell table:formula="of:=IF(ROW() &gt; [.$J$2] + 1; [.B231] - OFFSET([.B231]; -[.$J$2]; 0)*[.$L$2]^[.$J$2]; [.B231])" office:value-type="float" office:value="0.0140023455322834" calcext:value-type="float">
            <text:p>0.0140023455</text:p>
          </table:table-cell>
          <table:table-cell table:formula="of:=IMSUM(COMPLEX([.C231];0); IMPRODUCT([.D230]; [.$I$8]))" office:value-type="string" office:string-value="70,015228422803-69,3171296556931i" calcext:value-type="string">
            <text:p>70,015228422803-69,3171296556931i</text:p>
          </table:table-cell>
          <table:table-cell table:formula="of:=IMABS([.D231])" office:value-type="float" office:value="98.5240918496661" calcext:value-type="float">
            <text:p>98.5240918497</text:p>
          </table:table-cell>
          <table:table-cell table:formula="of:=IMREAL([.D231])" office:value-type="float" office:value="70.015228422803" calcext:value-type="float">
            <text:p>70.0152284228</text:p>
          </table:table-cell>
          <table:table-cell table:formula="of:=IMAGINARY([.D231])" office:value-type="float" office:value="-69.3171296556931" calcext:value-type="float">
            <text:p>-69.3171296557</text:p>
          </table:table-cell>
          <table:table-cell table:number-columns-repeated="5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SIN([.$H$2]/[.$I$2]*[.A232]*2*PI()+[.$I$10])" office:value-type="float" office:value="-0.707106781186573" calcext:value-type="float">
            <text:p>-0.7071067812</text:p>
          </table:table-cell>
          <table:table-cell table:formula="of:=IF(ROW() &gt; [.$J$2] + 1; [.B232] - OFFSET([.B232]; -[.$J$2]; 0)*[.$L$2]^[.$J$2]; [.B232])" office:value-type="float" office:value="-0.0140023455323062" calcext:value-type="float">
            <text:p>-0.0140023455</text:p>
          </table:table-cell>
          <table:table-cell table:formula="of:=IMSUM(COMPLEX([.C232];0); IMPRODUCT([.D231]; [.$I$8]))" office:value-type="string" office:string-value="-69,3242002882598-70,0082268999607i" calcext:value-type="string">
            <text:p>-69,3242002882598-70,0082268999607i</text:p>
          </table:table-cell>
          <table:table-cell table:formula="of:=IMABS([.D232])" office:value-type="float" office:value="98.5240913649202" calcext:value-type="float">
            <text:p>98.5240913649</text:p>
          </table:table-cell>
          <table:table-cell table:formula="of:=IMREAL([.D232])" office:value-type="float" office:value="-69.3242002882598" calcext:value-type="float">
            <text:p>-69.3242002883</text:p>
          </table:table-cell>
          <table:table-cell table:formula="of:=IMAGINARY([.D232])" office:value-type="float" office:value="-70.008226899960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SIN([.$H$2]/[.$I$2]*[.A233]*2*PI()+[.$I$10])" office:value-type="float" office:value="-0.707106781186525" calcext:value-type="float">
            <text:p>-0.7071067812</text:p>
          </table:table-cell>
          <table:table-cell table:formula="of:=IF(ROW() &gt; [.$J$2] + 1; [.B233] - OFFSET([.B233]; -[.$J$2]; 0)*[.$L$2]^[.$J$2]; [.B233])" office:value-type="float" office:value="-0.0140023455322482" calcext:value-type="float">
            <text:p>-0.0140023455</text:p>
          </table:table-cell>
          <table:table-cell table:formula="of:=IMSUM(COMPLEX([.C233];0); IMPRODUCT([.D232]; [.$I$8]))" office:value-type="string" office:string-value="-70,0152284228029+69,317267868231i" calcext:value-type="string">
            <text:p>-70,0152284228029+69,317267868231i</text:p>
          </table:table-cell>
          <table:table-cell table:formula="of:=IMABS([.D233])" office:value-type="float" office:value="98.5241890898543" calcext:value-type="float">
            <text:p>98.5241890899</text:p>
          </table:table-cell>
          <table:table-cell table:formula="of:=IMREAL([.D233])" office:value-type="float" office:value="-70.0152284228029" calcext:value-type="float">
            <text:p>-70.0152284228</text:p>
          </table:table-cell>
          <table:table-cell table:formula="of:=IMAGINARY([.D233])" office:value-type="float" office:value="69.317267868231" calcext:value-type="float">
            <text:p>69.3172678682</text:p>
          </table:table-cell>
          <table:table-cell table:number-columns-repeated="5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SIN([.$H$2]/[.$I$2]*[.A234]*2*PI()+[.$I$10])" office:value-type="float" office:value="0.707106781186566" calcext:value-type="float">
            <text:p>0.7071067812</text:p>
          </table:table-cell>
          <table:table-cell table:formula="of:=IF(ROW() &gt; [.$J$2] + 1; [.B234] - OFFSET([.B234]; -[.$J$2]; 0)*[.$L$2]^[.$J$2]; [.B234])" office:value-type="float" office:value="0.0140023455322961" calcext:value-type="float">
            <text:p>0.0140023455</text:p>
          </table:table-cell>
          <table:table-cell table:formula="of:=IMSUM(COMPLEX([.C234];0); IMPRODUCT([.D233]; [.$I$8]))" office:value-type="string" office:string-value="69,3243384869765+70,0082268999606i" calcext:value-type="string">
            <text:p>69,3243384869765+70,0082268999606i</text:p>
          </table:table-cell>
          <table:table-cell table:formula="of:=IMABS([.D234])" office:value-type="float" office:value="98.5241886053027" calcext:value-type="float">
            <text:p>98.5241886053</text:p>
          </table:table-cell>
          <table:table-cell table:formula="of:=IMREAL([.D234])" office:value-type="float" office:value="69.3243384869765" calcext:value-type="float">
            <text:p>69.324338487</text:p>
          </table:table-cell>
          <table:table-cell table:formula="of:=IMAGINARY([.D234])" office:value-type="float" office:value="70.008226899960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SIN([.$H$2]/[.$I$2]*[.A235]*2*PI()+[.$I$10])" office:value-type="float" office:value="0.707106781186533" calcext:value-type="float">
            <text:p>0.7071067812</text:p>
          </table:table-cell>
          <table:table-cell table:formula="of:=IF(ROW() &gt; [.$J$2] + 1; [.B235] - OFFSET([.B235]; -[.$J$2]; 0)*[.$L$2]^[.$J$2]; [.B235])" office:value-type="float" office:value="0.0140023455322583" calcext:value-type="float">
            <text:p>0.0140023455</text:p>
          </table:table-cell>
          <table:table-cell table:formula="of:=IMSUM(COMPLEX([.C235];0); IMPRODUCT([.D234]; [.$I$8]))" office:value-type="string" office:string-value="70,0152284228029-69,3174060531278i" calcext:value-type="string">
            <text:p>70,0152284228029-69,3174060531278i</text:p>
          </table:table-cell>
          <table:table-cell table:formula="of:=IMABS([.D235])" office:value-type="float" office:value="98.5242863106933" calcext:value-type="float">
            <text:p>98.5242863107</text:p>
          </table:table-cell>
          <table:table-cell table:formula="of:=IMREAL([.D235])" office:value-type="float" office:value="70.0152284228029" calcext:value-type="float">
            <text:p>70.0152284228</text:p>
          </table:table-cell>
          <table:table-cell table:formula="of:=IMAGINARY([.D235])" office:value-type="float" office:value="-69.3174060531278" calcext:value-type="float">
            <text:p>-69.3174060531</text:p>
          </table:table-cell>
          <table:table-cell table:number-columns-repeated="5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SIN([.$H$2]/[.$I$2]*[.A236]*2*PI()+[.$I$10])" office:value-type="float" office:value="-0.707106781186558" calcext:value-type="float">
            <text:p>-0.7071067812</text:p>
          </table:table-cell>
          <table:table-cell table:formula="of:=IF(ROW() &gt; [.$J$2] + 1; [.B236] - OFFSET([.B236]; -[.$J$2]; 0)*[.$L$2]^[.$J$2]; [.B236])" office:value-type="float" office:value="-0.0140023455322861" calcext:value-type="float">
            <text:p>-0.0140023455</text:p>
          </table:table-cell>
          <table:table-cell table:formula="of:=IMSUM(COMPLEX([.C236];0); IMPRODUCT([.D235]; [.$I$8]))" office:value-type="string" office:string-value="-69,3244766580548-70,0082268999606i" calcext:value-type="string">
            <text:p>-69,3244766580548-70,0082268999606i</text:p>
          </table:table-cell>
          <table:table-cell table:formula="of:=IMABS([.D236])" office:value-type="float" office:value="98.524285826336" calcext:value-type="float">
            <text:p>98.5242858263</text:p>
          </table:table-cell>
          <table:table-cell table:formula="of:=IMREAL([.D236])" office:value-type="float" office:value="-69.3244766580548" calcext:value-type="float">
            <text:p>-69.3244766581</text:p>
          </table:table-cell>
          <table:table-cell table:formula="of:=IMAGINARY([.D236])" office:value-type="float" office:value="-70.008226899960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SIN([.$H$2]/[.$I$2]*[.A237]*2*PI()+[.$I$10])" office:value-type="float" office:value="-0.707106781186541" calcext:value-type="float">
            <text:p>-0.7071067812</text:p>
          </table:table-cell>
          <table:table-cell table:formula="of:=IF(ROW() &gt; [.$J$2] + 1; [.B237] - OFFSET([.B237]; -[.$J$2]; 0)*[.$L$2]^[.$J$2]; [.B237])" office:value-type="float" office:value="-0.0140023455322633" calcext:value-type="float">
            <text:p>-0.0140023455</text:p>
          </table:table-cell>
          <table:table-cell table:formula="of:=IMSUM(COMPLEX([.C237];0); IMPRODUCT([.D236]; [.$I$8]))" office:value-type="string" office:string-value="-70,0152284228029+69,317544210389i" calcext:value-type="string">
            <text:p>-70,0152284228029+69,317544210389i</text:p>
          </table:table-cell>
          <table:table-cell table:formula="of:=IMABS([.D237])" office:value-type="float" office:value="98.524383512187" calcext:value-type="float">
            <text:p>98.5243835122</text:p>
          </table:table-cell>
          <table:table-cell table:formula="of:=IMREAL([.D237])" office:value-type="float" office:value="-70.0152284228029" calcext:value-type="float">
            <text:p>-70.0152284228</text:p>
          </table:table-cell>
          <table:table-cell table:formula="of:=IMAGINARY([.D237])" office:value-type="float" office:value="69.317544210389" calcext:value-type="float">
            <text:p>69.3175442104</text:p>
          </table:table-cell>
          <table:table-cell table:number-columns-repeated="5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SIN([.$H$2]/[.$I$2]*[.A238]*2*PI()+[.$I$10])" office:value-type="float" office:value="0.70710678118655" calcext:value-type="float">
            <text:p>0.7071067812</text:p>
          </table:table-cell>
          <table:table-cell table:formula="of:=IF(ROW() &gt; [.$J$2] + 1; [.B238] - OFFSET([.B238]; -[.$J$2]; 0)*[.$L$2]^[.$J$2]; [.B238])" office:value-type="float" office:value="0.0140023455322811" calcext:value-type="float">
            <text:p>0.0140023455</text:p>
          </table:table-cell>
          <table:table-cell table:formula="of:=IMSUM(COMPLEX([.C238];0); IMPRODUCT([.D237]; [.$I$8]))" office:value-type="string" office:string-value="69,3246148015003+70,0082268999606i" calcext:value-type="string">
            <text:p>69,3246148015003+70,0082268999606i</text:p>
          </table:table-cell>
          <table:table-cell table:formula="of:=IMABS([.D238])" office:value-type="float" office:value="98.5243830280239" calcext:value-type="float">
            <text:p>98.524383028</text:p>
          </table:table-cell>
          <table:table-cell table:formula="of:=IMREAL([.D238])" office:value-type="float" office:value="69.3246148015003" calcext:value-type="float">
            <text:p>69.3246148015</text:p>
          </table:table-cell>
          <table:table-cell table:formula="of:=IMAGINARY([.D238])" office:value-type="float" office:value="70.008226899960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SIN([.$H$2]/[.$I$2]*[.A239]*2*PI()+[.$I$10])" office:value-type="float" office:value="0.707106781186548" calcext:value-type="float">
            <text:p>0.7071067812</text:p>
          </table:table-cell>
          <table:table-cell table:formula="of:=IF(ROW() &gt; [.$J$2] + 1; [.B239] - OFFSET([.B239]; -[.$J$2]; 0)*[.$L$2]^[.$J$2]; [.B239])" office:value-type="float" office:value="0.0140023455322733" calcext:value-type="float">
            <text:p>0.0140023455</text:p>
          </table:table-cell>
          <table:table-cell table:formula="of:=IMSUM(COMPLEX([.C239];0); IMPRODUCT([.D238]; [.$I$8]))" office:value-type="string" office:string-value="70,0152284228029-69,3176823400202i" calcext:value-type="string">
            <text:p>70,0152284228029-69,3176823400202i</text:p>
          </table:table-cell>
          <table:table-cell table:formula="of:=IMABS([.D239])" office:value-type="float" office:value="98.5244806943392" calcext:value-type="float">
            <text:p>98.5244806943</text:p>
          </table:table-cell>
          <table:table-cell table:formula="of:=IMREAL([.D239])" office:value-type="float" office:value="70.0152284228029" calcext:value-type="float">
            <text:p>70.0152284228</text:p>
          </table:table-cell>
          <table:table-cell table:formula="of:=IMAGINARY([.D239])" office:value-type="float" office:value="-69.3176823400202" calcext:value-type="float">
            <text:p>-69.31768234</text:p>
          </table:table-cell>
          <table:table-cell table:number-columns-repeated="5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SIN([.$H$2]/[.$I$2]*[.A240]*2*PI()+[.$I$10])" office:value-type="float" office:value="-0.707106781186543" calcext:value-type="float">
            <text:p>-0.7071067812</text:p>
          </table:table-cell>
          <table:table-cell table:formula="of:=IF(ROW() &gt; [.$J$2] + 1; [.B240] - OFFSET([.B240]; -[.$J$2]; 0)*[.$L$2]^[.$J$2]; [.B240])" office:value-type="float" office:value="-0.014002345532276" calcext:value-type="float">
            <text:p>-0.0140023455</text:p>
          </table:table-cell>
          <table:table-cell table:formula="of:=IMSUM(COMPLEX([.C240];0); IMPRODUCT([.D239]; [.$I$8]))" office:value-type="string" office:string-value="-69,3247529173185-70,0082268999606i" calcext:value-type="string">
            <text:p>-69,3247529173185-70,0082268999606i</text:p>
          </table:table-cell>
          <table:table-cell table:formula="of:=IMABS([.D240])" office:value-type="float" office:value="98.5244802103702" calcext:value-type="float">
            <text:p>98.5244802104</text:p>
          </table:table-cell>
          <table:table-cell table:formula="of:=IMREAL([.D240])" office:value-type="float" office:value="-69.3247529173185" calcext:value-type="float">
            <text:p>-69.3247529173</text:p>
          </table:table-cell>
          <table:table-cell table:formula="of:=IMAGINARY([.D240])" office:value-type="float" office:value="-70.008226899960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SIN([.$H$2]/[.$I$2]*[.A241]*2*PI()+[.$I$10])" office:value-type="float" office:value="-0.707106781186556" calcext:value-type="float">
            <text:p>-0.7071067812</text:p>
          </table:table-cell>
          <table:table-cell table:formula="of:=IF(ROW() &gt; [.$J$2] + 1; [.B241] - OFFSET([.B241]; -[.$J$2]; 0)*[.$L$2]^[.$J$2]; [.B241])" office:value-type="float" office:value="-0.0140023455322784" calcext:value-type="float">
            <text:p>-0.0140023455</text:p>
          </table:table-cell>
          <table:table-cell table:formula="of:=IMSUM(COMPLEX([.C241];0); IMPRODUCT([.D240]; [.$I$8]))" office:value-type="string" office:string-value="-70,0152284228029+69,3178204420268i" calcext:value-type="string">
            <text:p>-70,0152284228029+69,3178204420268i</text:p>
          </table:table-cell>
          <table:table-cell table:formula="of:=IMABS([.D241])" office:value-type="float" office:value="98.5245778571537" calcext:value-type="float">
            <text:p>98.5245778572</text:p>
          </table:table-cell>
          <table:table-cell table:formula="of:=IMREAL([.D241])" office:value-type="float" office:value="-70.0152284228029" calcext:value-type="float">
            <text:p>-70.0152284228</text:p>
          </table:table-cell>
          <table:table-cell table:formula="of:=IMAGINARY([.D241])" office:value-type="float" office:value="69.3178204420268" calcext:value-type="float">
            <text:p>69.317820442</text:p>
          </table:table-cell>
          <table:table-cell table:number-columns-repeated="5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SIN([.$H$2]/[.$I$2]*[.A242]*2*PI()+[.$I$10])" office:value-type="float" office:value="0.707106781186535" calcext:value-type="float">
            <text:p>0.7071067812</text:p>
          </table:table-cell>
          <table:table-cell table:formula="of:=IF(ROW() &gt; [.$J$2] + 1; [.B242] - OFFSET([.B242]; -[.$J$2]; 0)*[.$L$2]^[.$J$2]; [.B242])" office:value-type="float" office:value="0.014002345532266" calcext:value-type="float">
            <text:p>0.0140023455</text:p>
          </table:table-cell>
          <table:table-cell table:formula="of:=IMSUM(COMPLEX([.C242];0); IMPRODUCT([.D241]; [.$I$8]))" office:value-type="string" office:string-value="69,3248910055149+70,0082268999606i" calcext:value-type="string">
            <text:p>69,3248910055149+70,0082268999606i</text:p>
          </table:table-cell>
          <table:table-cell table:formula="of:=IMABS([.D242])" office:value-type="float" office:value="98.5245773733787" calcext:value-type="float">
            <text:p>98.5245773734</text:p>
          </table:table-cell>
          <table:table-cell table:formula="of:=IMREAL([.D242])" office:value-type="float" office:value="69.3248910055149" calcext:value-type="float">
            <text:p>69.3248910055</text:p>
          </table:table-cell>
          <table:table-cell table:formula="of:=IMAGINARY([.D242])" office:value-type="float" office:value="70.008226899960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SIN([.$H$2]/[.$I$2]*[.A243]*2*PI()+[.$I$10])" office:value-type="float" office:value="0.707106781186524" calcext:value-type="float">
            <text:p>0.7071067812</text:p>
          </table:table-cell>
          <table:table-cell table:formula="of:=IF(ROW() &gt; [.$J$2] + 1; [.B243] - OFFSET([.B243]; -[.$J$2]; 0)*[.$L$2]^[.$J$2]; [.B243])" office:value-type="float" office:value="0.0140023455322433" calcext:value-type="float">
            <text:p>0.0140023455</text:p>
          </table:table-cell>
          <table:table-cell table:formula="of:=IMSUM(COMPLEX([.C243];0); IMPRODUCT([.D242]; [.$I$8]))" office:value-type="string" office:string-value="70,0152284228028-69,3179585164144i" calcext:value-type="string">
            <text:p>70,0152284228028-69,3179585164144i</text:p>
          </table:table-cell>
          <table:table-cell table:formula="of:=IMABS([.D243])" office:value-type="float" office:value="98.5246750006342" calcext:value-type="float">
            <text:p>98.5246750006</text:p>
          </table:table-cell>
          <table:table-cell table:formula="of:=IMREAL([.D243])" office:value-type="float" office:value="70.0152284228028" calcext:value-type="float">
            <text:p>70.0152284228</text:p>
          </table:table-cell>
          <table:table-cell table:formula="of:=IMAGINARY([.D243])" office:value-type="float" office:value="-69.3179585164144" calcext:value-type="float">
            <text:p>-69.3179585164</text:p>
          </table:table-cell>
          <table:table-cell table:number-columns-repeated="5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SIN([.$H$2]/[.$I$2]*[.A244]*2*PI()+[.$I$10])" office:value-type="float" office:value="-0.707106781186568" calcext:value-type="float">
            <text:p>-0.7071067812</text:p>
          </table:table-cell>
          <table:table-cell table:formula="of:=IF(ROW() &gt; [.$J$2] + 1; [.B244] - OFFSET([.B244]; -[.$J$2]; 0)*[.$L$2]^[.$J$2]; [.B244])" office:value-type="float" office:value="-0.0140023455322961" calcext:value-type="float">
            <text:p>-0.0140023455</text:p>
          </table:table-cell>
          <table:table-cell table:formula="of:=IMSUM(COMPLEX([.C244];0); IMPRODUCT([.D243]; [.$I$8]))" office:value-type="string" office:string-value="-69,3250290660951-70,0082268999605i" calcext:value-type="string">
            <text:p>-69,3250290660951-70,0082268999605i</text:p>
          </table:table-cell>
          <table:table-cell table:formula="of:=IMABS([.D244])" office:value-type="float" office:value="98.5246745170533" calcext:value-type="float">
            <text:p>98.5246745171</text:p>
          </table:table-cell>
          <table:table-cell table:formula="of:=IMREAL([.D244])" office:value-type="float" office:value="-69.3250290660951" calcext:value-type="float">
            <text:p>-69.3250290661</text:p>
          </table:table-cell>
          <table:table-cell table:formula="of:=IMAGINARY([.D244])" office:value-type="float" office:value="-70.0082268999605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SIN([.$H$2]/[.$I$2]*[.A245]*2*PI()+[.$I$10])" office:value-type="float" office:value="-0.707106781186531" calcext:value-type="float">
            <text:p>-0.7071067812</text:p>
          </table:table-cell>
          <table:table-cell table:formula="of:=IF(ROW() &gt; [.$J$2] + 1; [.B245] - OFFSET([.B245]; -[.$J$2]; 0)*[.$L$2]^[.$J$2]; [.B245])" office:value-type="float" office:value="-0.0140023455322532" calcext:value-type="float">
            <text:p>-0.0140023455</text:p>
          </table:table-cell>
          <table:table-cell table:formula="of:=IMSUM(COMPLEX([.C245];0); IMPRODUCT([.D244]; [.$I$8]))" office:value-type="string" office:string-value="-70,0152284228027+69,3180965631885i" calcext:value-type="string">
            <text:p>-70,0152284228027+69,3180965631885i</text:p>
          </table:table-cell>
          <table:table-cell table:formula="of:=IMABS([.D245])" office:value-type="float" office:value="98.5247721247848" calcext:value-type="float">
            <text:p>98.5247721248</text:p>
          </table:table-cell>
          <table:table-cell table:formula="of:=IMREAL([.D245])" office:value-type="float" office:value="-70.0152284228027" calcext:value-type="float">
            <text:p>-70.0152284228</text:p>
          </table:table-cell>
          <table:table-cell table:formula="of:=IMAGINARY([.D245])" office:value-type="float" office:value="69.3180965631885" calcext:value-type="float">
            <text:p>69.3180965632</text:p>
          </table:table-cell>
          <table:table-cell table:number-columns-repeated="5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SIN([.$H$2]/[.$I$2]*[.A246]*2*PI()+[.$I$10])" office:value-type="float" office:value="0.70710678118656" calcext:value-type="float">
            <text:p>0.7071067812</text:p>
          </table:table-cell>
          <table:table-cell table:formula="of:=IF(ROW() &gt; [.$J$2] + 1; [.B246] - OFFSET([.B246]; -[.$J$2]; 0)*[.$L$2]^[.$J$2]; [.B246])" office:value-type="float" office:value="0.0140023455322961" calcext:value-type="float">
            <text:p>0.0140023455</text:p>
          </table:table-cell>
          <table:table-cell table:formula="of:=IMSUM(COMPLEX([.C246];0); IMPRODUCT([.D245]; [.$I$8]))" office:value-type="string" office:string-value="69,3251670990645+70,0082268999604i" calcext:value-type="string">
            <text:p>69,3251670990645+70,0082268999604i</text:p>
          </table:table-cell>
          <table:table-cell table:formula="of:=IMABS([.D246])" office:value-type="float" office:value="98.5247716413977" calcext:value-type="float">
            <text:p>98.5247716414</text:p>
          </table:table-cell>
          <table:table-cell table:formula="of:=IMREAL([.D246])" office:value-type="float" office:value="69.3251670990645" calcext:value-type="float">
            <text:p>69.3251670991</text:p>
          </table:table-cell>
          <table:table-cell table:formula="of:=IMAGINARY([.D24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SIN([.$H$2]/[.$I$2]*[.A247]*2*PI()+[.$I$10])" office:value-type="float" office:value="0.707106781186539" calcext:value-type="float">
            <text:p>0.7071067812</text:p>
          </table:table-cell>
          <table:table-cell table:formula="of:=IF(ROW() &gt; [.$J$2] + 1; [.B247] - OFFSET([.B247]; -[.$J$2]; 0)*[.$L$2]^[.$J$2]; [.B247])" office:value-type="float" office:value="0.0140023455322633" calcext:value-type="float">
            <text:p>0.0140023455</text:p>
          </table:table-cell>
          <table:table-cell table:formula="of:=IMSUM(COMPLEX([.C247];0); IMPRODUCT([.D246]; [.$I$8]))" office:value-type="string" office:string-value="70,0152284228027-69,3182345823546i" calcext:value-type="string">
            <text:p>70,0152284228027-69,3182345823546i</text:p>
          </table:table-cell>
          <table:table-cell table:formula="of:=IMABS([.D247])" office:value-type="float" office:value="98.5248692296091" calcext:value-type="float">
            <text:p>98.5248692296</text:p>
          </table:table-cell>
          <table:table-cell table:formula="of:=IMREAL([.D247])" office:value-type="float" office:value="70.0152284228027" calcext:value-type="float">
            <text:p>70.0152284228</text:p>
          </table:table-cell>
          <table:table-cell table:formula="of:=IMAGINARY([.D247])" office:value-type="float" office:value="-69.3182345823546" calcext:value-type="float">
            <text:p>-69.3182345824</text:p>
          </table:table-cell>
          <table:table-cell table:number-columns-repeated="5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SIN([.$H$2]/[.$I$2]*[.A248]*2*PI()+[.$I$10])" office:value-type="float" office:value="-0.707106781186553" calcext:value-type="float">
            <text:p>-0.7071067812</text:p>
          </table:table-cell>
          <table:table-cell table:formula="of:=IF(ROW() &gt; [.$J$2] + 1; [.B248] - OFFSET([.B248]; -[.$J$2]; 0)*[.$L$2]^[.$J$2]; [.B248])" office:value-type="float" office:value="-0.014002345532286" calcext:value-type="float">
            <text:p>-0.0140023455</text:p>
          </table:table-cell>
          <table:table-cell table:formula="of:=IMSUM(COMPLEX([.C248];0); IMPRODUCT([.D247]; [.$I$8]))" office:value-type="string" office:string-value="-69,3253051044287-70,0082268999604i" calcext:value-type="string">
            <text:p>-69,3253051044287-70,0082268999604i</text:p>
          </table:table-cell>
          <table:table-cell table:formula="of:=IMABS([.D248])" office:value-type="float" office:value="98.5248687464158" calcext:value-type="float">
            <text:p>98.5248687464</text:p>
          </table:table-cell>
          <table:table-cell table:formula="of:=IMREAL([.D248])" office:value-type="float" office:value="-69.3253051044287" calcext:value-type="float">
            <text:p>-69.3253051044</text:p>
          </table:table-cell>
          <table:table-cell table:formula="of:=IMAGINARY([.D24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SIN([.$H$2]/[.$I$2]*[.A249]*2*PI()+[.$I$10])" office:value-type="float" office:value="-0.707106781186546" calcext:value-type="float">
            <text:p>-0.7071067812</text:p>
          </table:table-cell>
          <table:table-cell table:formula="of:=IF(ROW() &gt; [.$J$2] + 1; [.B249] - OFFSET([.B249]; -[.$J$2]; 0)*[.$L$2]^[.$J$2]; [.B249])" office:value-type="float" office:value="-0.0140023455322734" calcext:value-type="float">
            <text:p>-0.0140023455</text:p>
          </table:table-cell>
          <table:table-cell table:formula="of:=IMSUM(COMPLEX([.C249];0); IMPRODUCT([.D248]; [.$I$8]))" office:value-type="string" office:string-value="-70,0152284228027+69,3183725739183i" calcext:value-type="string">
            <text:p>-70,0152284228027+69,3183725739183i</text:p>
          </table:table-cell>
          <table:table-cell table:formula="of:=IMABS([.D249])" office:value-type="float" office:value="98.5249663151111" calcext:value-type="float">
            <text:p>98.5249663151</text:p>
          </table:table-cell>
          <table:table-cell table:formula="of:=IMREAL([.D249])" office:value-type="float" office:value="-70.0152284228027" calcext:value-type="float">
            <text:p>-70.0152284228</text:p>
          </table:table-cell>
          <table:table-cell table:formula="of:=IMAGINARY([.D249])" office:value-type="float" office:value="69.3183725739183" calcext:value-type="float">
            <text:p>69.3183725739</text:p>
          </table:table-cell>
          <table:table-cell table:number-columns-repeated="5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SIN([.$H$2]/[.$I$2]*[.A250]*2*PI()+[.$I$10])" office:value-type="float" office:value="0.707106781186545" calcext:value-type="float">
            <text:p>0.7071067812</text:p>
          </table:table-cell>
          <table:table-cell table:formula="of:=IF(ROW() &gt; [.$J$2] + 1; [.B250] - OFFSET([.B250]; -[.$J$2]; 0)*[.$L$2]^[.$J$2]; [.B250])" office:value-type="float" office:value="0.014002345532276" calcext:value-type="float">
            <text:p>0.0140023455</text:p>
          </table:table-cell>
          <table:table-cell table:formula="of:=IMSUM(COMPLEX([.C250];0); IMPRODUCT([.D249]; [.$I$8]))" office:value-type="string" office:string-value="69,3254430821932+70,0082268999604i" calcext:value-type="string">
            <text:p>69,3254430821932+70,0082268999604i</text:p>
          </table:table-cell>
          <table:table-cell table:formula="of:=IMABS([.D250])" office:value-type="float" office:value="98.5249658321116" calcext:value-type="float">
            <text:p>98.5249658321</text:p>
          </table:table-cell>
          <table:table-cell table:formula="of:=IMREAL([.D250])" office:value-type="float" office:value="69.3254430821932" calcext:value-type="float">
            <text:p>69.3254430822</text:p>
          </table:table-cell>
          <table:table-cell table:formula="of:=IMAGINARY([.D25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SIN([.$H$2]/[.$I$2]*[.A251]*2*PI()+[.$I$10])" office:value-type="float" office:value="0.707106781186554" calcext:value-type="float">
            <text:p>0.7071067812</text:p>
          </table:table-cell>
          <table:table-cell table:formula="of:=IF(ROW() &gt; [.$J$2] + 1; [.B251] - OFFSET([.B251]; -[.$J$2]; 0)*[.$L$2]^[.$J$2]; [.B251])" office:value-type="float" office:value="0.0140023455322734" calcext:value-type="float">
            <text:p>0.0140023455</text:p>
          </table:table-cell>
          <table:table-cell table:formula="of:=IMSUM(COMPLEX([.C251];0); IMPRODUCT([.D250]; [.$I$8]))" office:value-type="string" office:string-value="70,0152284228027-69,318510537885i" calcext:value-type="string">
            <text:p>70,0152284228027-69,318510537885i</text:p>
          </table:table-cell>
          <table:table-cell table:formula="of:=IMABS([.D251])" office:value-type="float" office:value="98.5250633812946" calcext:value-type="float">
            <text:p>98.5250633813</text:p>
          </table:table-cell>
          <table:table-cell table:formula="of:=IMREAL([.D251])" office:value-type="float" office:value="70.0152284228027" calcext:value-type="float">
            <text:p>70.0152284228</text:p>
          </table:table-cell>
          <table:table-cell table:formula="of:=IMAGINARY([.D251])" office:value-type="float" office:value="-69.318510537885" calcext:value-type="float">
            <text:p>-69.3185105379</text:p>
          </table:table-cell>
          <table:table-cell table:number-columns-repeated="5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SIN([.$H$2]/[.$I$2]*[.A252]*2*PI()+[.$I$10])" office:value-type="float" office:value="-0.707106781186537" calcext:value-type="float">
            <text:p>-0.7071067812</text:p>
          </table:table-cell>
          <table:table-cell table:formula="of:=IF(ROW() &gt; [.$J$2] + 1; [.B252] - OFFSET([.B252]; -[.$J$2]; 0)*[.$L$2]^[.$J$2]; [.B252])" office:value-type="float" office:value="-0.014002345532266" calcext:value-type="float">
            <text:p>-0.0140023455</text:p>
          </table:table-cell>
          <table:table-cell table:formula="of:=IMSUM(COMPLEX([.C252];0); IMPRODUCT([.D251]; [.$I$8]))" office:value-type="string" office:string-value="-69,3255810323635-70,0082268999604i" calcext:value-type="string">
            <text:p>-69,3255810323635-70,0082268999604i</text:p>
          </table:table-cell>
          <table:table-cell table:formula="of:=IMABS([.D252])" office:value-type="float" office:value="98.5250628984886" calcext:value-type="float">
            <text:p>98.5250628985</text:p>
          </table:table-cell>
          <table:table-cell table:formula="of:=IMREAL([.D252])" office:value-type="float" office:value="-69.3255810323635" calcext:value-type="float">
            <text:p>-69.3255810324</text:p>
          </table:table-cell>
          <table:table-cell table:formula="of:=IMAGINARY([.D25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SIN([.$H$2]/[.$I$2]*[.A253]*2*PI()+[.$I$10])" office:value-type="float" office:value="-0.707106781186521" calcext:value-type="float">
            <text:p>-0.7071067812</text:p>
          </table:table-cell>
          <table:table-cell table:formula="of:=IF(ROW() &gt; [.$J$2] + 1; [.B253] - OFFSET([.B253]; -[.$J$2]; 0)*[.$L$2]^[.$J$2]; [.B253])" office:value-type="float" office:value="-0.0140023455322433" calcext:value-type="float">
            <text:p>-0.0140023455</text:p>
          </table:table-cell>
          <table:table-cell table:formula="of:=IMSUM(COMPLEX([.C253];0); IMPRODUCT([.D252]; [.$I$8]))" office:value-type="string" office:string-value="-70,0152284228027+69,3186484742603i" calcext:value-type="string">
            <text:p>-70,0152284228027+69,3186484742603i</text:p>
          </table:table-cell>
          <table:table-cell table:formula="of:=IMABS([.D253])" office:value-type="float" office:value="98.5251604281633" calcext:value-type="float">
            <text:p>98.5251604282</text:p>
          </table:table-cell>
          <table:table-cell table:formula="of:=IMREAL([.D253])" office:value-type="float" office:value="-70.0152284228027" calcext:value-type="float">
            <text:p>-70.0152284228</text:p>
          </table:table-cell>
          <table:table-cell table:formula="of:=IMAGINARY([.D253])" office:value-type="float" office:value="69.3186484742603" calcext:value-type="float">
            <text:p>69.3186484743</text:p>
          </table:table-cell>
          <table:table-cell table:number-columns-repeated="5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SIN([.$H$2]/[.$I$2]*[.A254]*2*PI()+[.$I$10])" office:value-type="float" office:value="0.70710678118657" calcext:value-type="float">
            <text:p>0.7071067812</text:p>
          </table:table-cell>
          <table:table-cell table:formula="of:=IF(ROW() &gt; [.$J$2] + 1; [.B254] - OFFSET([.B254]; -[.$J$2]; 0)*[.$L$2]^[.$J$2]; [.B254])" office:value-type="float" office:value="0.0140023455322963" calcext:value-type="float">
            <text:p>0.0140023455</text:p>
          </table:table-cell>
          <table:table-cell table:formula="of:=IMSUM(COMPLEX([.C254];0); IMPRODUCT([.D253]; [.$I$8]))" office:value-type="string" office:string-value="69,3257189549452+70,0082268999604i" calcext:value-type="string">
            <text:p>69,3257189549452+70,0082268999604i</text:p>
          </table:table-cell>
          <table:table-cell table:formula="of:=IMABS([.D254])" office:value-type="float" office:value="98.5251599455509" calcext:value-type="float">
            <text:p>98.5251599456</text:p>
          </table:table-cell>
          <table:table-cell table:formula="of:=IMREAL([.D254])" office:value-type="float" office:value="69.3257189549452" calcext:value-type="float">
            <text:p>69.3257189549</text:p>
          </table:table-cell>
          <table:table-cell table:formula="of:=IMAGINARY([.D25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SIN([.$H$2]/[.$I$2]*[.A255]*2*PI()+[.$I$10])" office:value-type="float" office:value="0.707106781186529" calcext:value-type="float">
            <text:p>0.7071067812</text:p>
          </table:table-cell>
          <table:table-cell table:formula="of:=IF(ROW() &gt; [.$J$2] + 1; [.B255] - OFFSET([.B255]; -[.$J$2]; 0)*[.$L$2]^[.$J$2]; [.B255])" office:value-type="float" office:value="0.0140023455322533" calcext:value-type="float">
            <text:p>0.0140023455</text:p>
          </table:table-cell>
          <table:table-cell table:formula="of:=IMSUM(COMPLEX([.C255];0); IMPRODUCT([.D254]; [.$I$8]))" office:value-type="string" office:string-value="70,0152284228027-69,3187863830497i" calcext:value-type="string">
            <text:p>70,0152284228027-69,3187863830497i</text:p>
          </table:table-cell>
          <table:table-cell table:formula="of:=IMABS([.D255])" office:value-type="float" office:value="98.5252574557211" calcext:value-type="float">
            <text:p>98.5252574557</text:p>
          </table:table-cell>
          <table:table-cell table:formula="of:=IMREAL([.D255])" office:value-type="float" office:value="70.0152284228027" calcext:value-type="float">
            <text:p>70.0152284228</text:p>
          </table:table-cell>
          <table:table-cell table:formula="of:=IMAGINARY([.D255])" office:value-type="float" office:value="-69.3187863830497" calcext:value-type="float">
            <text:p>-69.318786383</text:p>
          </table:table-cell>
          <table:table-cell table:number-columns-repeated="5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SIN([.$H$2]/[.$I$2]*[.A256]*2*PI()+[.$I$10])" office:value-type="float" office:value="-0.707106781186562" calcext:value-type="float">
            <text:p>-0.7071067812</text:p>
          </table:table-cell>
          <table:table-cell table:formula="of:=IF(ROW() &gt; [.$J$2] + 1; [.B256] - OFFSET([.B256]; -[.$J$2]; 0)*[.$L$2]^[.$J$2]; [.B256])" office:value-type="float" office:value="-0.014002345532296" calcext:value-type="float">
            <text:p>-0.0140023455</text:p>
          </table:table-cell>
          <table:table-cell table:formula="of:=IMSUM(COMPLEX([.C256];0); IMPRODUCT([.D255]; [.$I$8]))" office:value-type="string" office:string-value="-69,3258568499437-70,0082268999604i" calcext:value-type="string">
            <text:p>-69,3258568499437-70,0082268999604i</text:p>
          </table:table-cell>
          <table:table-cell table:formula="of:=IMABS([.D256])" office:value-type="float" office:value="98.5252569733022" calcext:value-type="float">
            <text:p>98.5252569733</text:p>
          </table:table-cell>
          <table:table-cell table:formula="of:=IMREAL([.D256])" office:value-type="float" office:value="-69.3258568499437" calcext:value-type="float">
            <text:p>-69.3258568499</text:p>
          </table:table-cell>
          <table:table-cell table:formula="of:=IMAGINARY([.D25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SIN([.$H$2]/[.$I$2]*[.A257]*2*PI()+[.$I$10])" office:value-type="float" office:value="-0.707106781186537" calcext:value-type="float">
            <text:p>-0.7071067812</text:p>
          </table:table-cell>
          <table:table-cell table:formula="of:=IF(ROW() &gt; [.$J$2] + 1; [.B257] - OFFSET([.B257]; -[.$J$2]; 0)*[.$L$2]^[.$J$2]; [.B257])" office:value-type="float" office:value="-0.0140023455322633" calcext:value-type="float">
            <text:p>-0.0140023455</text:p>
          </table:table-cell>
          <table:table-cell table:formula="of:=IMSUM(COMPLEX([.C257];0); IMPRODUCT([.D256]; [.$I$8]))" office:value-type="string" office:string-value="-70,0152284228027+69,3189242642587i" calcext:value-type="string">
            <text:p>-70,0152284228027+69,3189242642587i</text:p>
          </table:table-cell>
          <table:table-cell table:formula="of:=IMABS([.D257])" office:value-type="float" office:value="98.5253544639717" calcext:value-type="float">
            <text:p>98.525354464</text:p>
          </table:table-cell>
          <table:table-cell table:formula="of:=IMREAL([.D257])" office:value-type="float" office:value="-70.0152284228027" calcext:value-type="float">
            <text:p>-70.0152284228</text:p>
          </table:table-cell>
          <table:table-cell table:formula="of:=IMAGINARY([.D257])" office:value-type="float" office:value="69.3189242642587" calcext:value-type="float">
            <text:p>69.3189242643</text:p>
          </table:table-cell>
          <table:table-cell table:number-columns-repeated="5"/>
        </table:table-row>
        <table:table-row table:style-name="ro1">
          <table:table-cell table:formula="of:=[.A257]+1" office:value-type="float" office:value="256" calcext:value-type="float">
            <text:p>256</text:p>
          </table:table-cell>
          <table:table-cell table:formula="of:=SIN([.$H$2]/[.$I$2]*[.A258]*2*PI()+[.$I$10])" office:value-type="float" office:value="0.707106781186555" calcext:value-type="float">
            <text:p>0.7071067812</text:p>
          </table:table-cell>
          <table:table-cell table:formula="of:=IF(ROW() &gt; [.$J$2] + 1; [.B258] - OFFSET([.B258]; -[.$J$2]; 0)*[.$L$2]^[.$J$2]; [.B258])" office:value-type="float" office:value="0.0140023455322861" calcext:value-type="float">
            <text:p>0.0140023455</text:p>
          </table:table-cell>
          <table:table-cell table:formula="of:=IMSUM(COMPLEX([.C258];0); IMPRODUCT([.D257]; [.$I$8]))" office:value-type="string" office:string-value="69,3259947173646+70,0082268999604i" calcext:value-type="string">
            <text:p>69,3259947173646+70,0082268999604i</text:p>
          </table:table-cell>
          <table:table-cell table:formula="of:=IMABS([.D258])" office:value-type="float" office:value="98.5253539817463" calcext:value-type="float">
            <text:p>98.5253539817</text:p>
          </table:table-cell>
          <table:table-cell table:formula="of:=IMREAL([.D258])" office:value-type="float" office:value="69.3259947173646" calcext:value-type="float">
            <text:p>69.3259947174</text:p>
          </table:table-cell>
          <table:table-cell table:formula="of:=IMAGINARY([.D25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58]+1" office:value-type="float" office:value="257" calcext:value-type="float">
            <text:p>257</text:p>
          </table:table-cell>
          <table:table-cell table:formula="of:=SIN([.$H$2]/[.$I$2]*[.A259]*2*PI()+[.$I$10])" office:value-type="float" office:value="0.707106781186544" calcext:value-type="float">
            <text:p>0.7071067812</text:p>
          </table:table-cell>
          <table:table-cell table:formula="of:=IF(ROW() &gt; [.$J$2] + 1; [.B259] - OFFSET([.B259]; -[.$J$2]; 0)*[.$L$2]^[.$J$2]; [.B259])" office:value-type="float" office:value="0.0140023455322634" calcext:value-type="float">
            <text:p>0.0140023455</text:p>
          </table:table-cell>
          <table:table-cell table:formula="of:=IMSUM(COMPLEX([.C259];0); IMPRODUCT([.D258]; [.$I$8]))" office:value-type="string" office:string-value="70,0152284228027-69,3190621178929i" calcext:value-type="string">
            <text:p>70,0152284228027-69,3190621178929i</text:p>
          </table:table-cell>
          <table:table-cell table:formula="of:=IMABS([.D259])" office:value-type="float" office:value="98.5254514529192" calcext:value-type="float">
            <text:p>98.5254514529</text:p>
          </table:table-cell>
          <table:table-cell table:formula="of:=IMREAL([.D259])" office:value-type="float" office:value="70.0152284228027" calcext:value-type="float">
            <text:p>70.0152284228</text:p>
          </table:table-cell>
          <table:table-cell table:formula="of:=IMAGINARY([.D259])" office:value-type="float" office:value="-69.3190621178929" calcext:value-type="float">
            <text:p>-69.3190621179</text:p>
          </table:table-cell>
          <table:table-cell table:number-columns-repeated="5"/>
        </table:table-row>
        <table:table-row table:style-name="ro1">
          <table:table-cell table:formula="of:=[.A259]+1" office:value-type="float" office:value="258" calcext:value-type="float">
            <text:p>258</text:p>
          </table:table-cell>
          <table:table-cell table:formula="of:=SIN([.$H$2]/[.$I$2]*[.A260]*2*PI()+[.$I$10])" office:value-type="float" office:value="-0.707106781186547" calcext:value-type="float">
            <text:p>-0.7071067812</text:p>
          </table:table-cell>
          <table:table-cell table:formula="of:=IF(ROW() &gt; [.$J$2] + 1; [.B260] - OFFSET([.B260]; -[.$J$2]; 0)*[.$L$2]^[.$J$2]; [.B260])" office:value-type="float" office:value="-0.0140023455322761" calcext:value-type="float">
            <text:p>-0.0140023455</text:p>
          </table:table-cell>
          <table:table-cell table:formula="of:=IMSUM(COMPLEX([.C260];0); IMPRODUCT([.D259]; [.$I$8]))" office:value-type="string" office:string-value="-69,3261325572134-70,0082268999604i" calcext:value-type="string">
            <text:p>-69,3261325572134-70,0082268999604i</text:p>
          </table:table-cell>
          <table:table-cell table:formula="of:=IMABS([.D260])" office:value-type="float" office:value="98.525450970887" calcext:value-type="float">
            <text:p>98.5254509709</text:p>
          </table:table-cell>
          <table:table-cell table:formula="of:=IMREAL([.D260])" office:value-type="float" office:value="-69.3261325572134" calcext:value-type="float">
            <text:p>-69.3261325572</text:p>
          </table:table-cell>
          <table:table-cell table:formula="of:=IMAGINARY([.D26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60]+1" office:value-type="float" office:value="259" calcext:value-type="float">
            <text:p>259</text:p>
          </table:table-cell>
          <table:table-cell table:formula="of:=SIN([.$H$2]/[.$I$2]*[.A261]*2*PI()+[.$I$10])" office:value-type="float" office:value="-0.707106781186552" calcext:value-type="float">
            <text:p>-0.7071067812</text:p>
          </table:table-cell>
          <table:table-cell table:formula="of:=IF(ROW() &gt; [.$J$2] + 1; [.B261] - OFFSET([.B261]; -[.$J$2]; 0)*[.$L$2]^[.$J$2]; [.B261])" office:value-type="float" office:value="-0.0140023455322735" calcext:value-type="float">
            <text:p>-0.0140023455</text:p>
          </table:table-cell>
          <table:table-cell table:formula="of:=IMSUM(COMPLEX([.C261];0); IMPRODUCT([.D260]; [.$I$8]))" office:value-type="string" office:string-value="-70,0152284228027+69,3191999439577i" calcext:value-type="string">
            <text:p>-70,0152284228027+69,3191999439577i</text:p>
          </table:table-cell>
          <table:table-cell table:formula="of:=IMABS([.D261])" office:value-type="float" office:value="98.5255484225672" calcext:value-type="float">
            <text:p>98.5255484226</text:p>
          </table:table-cell>
          <table:table-cell table:formula="of:=IMREAL([.D261])" office:value-type="float" office:value="-70.0152284228027" calcext:value-type="float">
            <text:p>-70.0152284228</text:p>
          </table:table-cell>
          <table:table-cell table:formula="of:=IMAGINARY([.D261])" office:value-type="float" office:value="69.3191999439577" calcext:value-type="float">
            <text:p>69.319199944</text:p>
          </table:table-cell>
          <table:table-cell table:number-columns-repeated="5"/>
        </table:table-row>
        <table:table-row table:style-name="ro1">
          <table:table-cell table:formula="of:=[.A261]+1" office:value-type="float" office:value="260" calcext:value-type="float">
            <text:p>260</text:p>
          </table:table-cell>
          <table:table-cell table:formula="of:=SIN([.$H$2]/[.$I$2]*[.A262]*2*PI()+[.$I$10])" office:value-type="float" office:value="0.707106781186539" calcext:value-type="float">
            <text:p>0.7071067812</text:p>
          </table:table-cell>
          <table:table-cell table:formula="of:=IF(ROW() &gt; [.$J$2] + 1; [.B262] - OFFSET([.B262]; -[.$J$2]; 0)*[.$L$2]^[.$J$2]; [.B262])" office:value-type="float" office:value="0.0140023455322759" calcext:value-type="float">
            <text:p>0.0140023455</text:p>
          </table:table-cell>
          <table:table-cell table:formula="of:=IMSUM(COMPLEX([.C262];0); IMPRODUCT([.D261]; [.$I$8]))" office:value-type="string" office:string-value="69,3262703694956+70,0082268999604i" calcext:value-type="string">
            <text:p>69,3262703694956+70,0082268999604i</text:p>
          </table:table-cell>
          <table:table-cell table:formula="of:=IMABS([.D262])" office:value-type="float" office:value="98.5255479407283" calcext:value-type="float">
            <text:p>98.5255479407</text:p>
          </table:table-cell>
          <table:table-cell table:formula="of:=IMREAL([.D262])" office:value-type="float" office:value="69.3262703694956" calcext:value-type="float">
            <text:p>69.3262703695</text:p>
          </table:table-cell>
          <table:table-cell table:formula="of:=IMAGINARY([.D26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62]+1" office:value-type="float" office:value="261" calcext:value-type="float">
            <text:p>261</text:p>
          </table:table-cell>
          <table:table-cell table:formula="of:=SIN([.$H$2]/[.$I$2]*[.A263]*2*PI()+[.$I$10])" office:value-type="float" office:value="0.707106781186559" calcext:value-type="float">
            <text:p>0.7071067812</text:p>
          </table:table-cell>
          <table:table-cell table:formula="of:=IF(ROW() &gt; [.$J$2] + 1; [.B263] - OFFSET([.B263]; -[.$J$2]; 0)*[.$L$2]^[.$J$2]; [.B263])" office:value-type="float" office:value="0.0140023455322834" calcext:value-type="float">
            <text:p>0.0140023455</text:p>
          </table:table-cell>
          <table:table-cell table:formula="of:=IMSUM(COMPLEX([.C263];0); IMPRODUCT([.D262]; [.$I$8]))" office:value-type="string" office:string-value="70,0152284228027-69,3193377424587i" calcext:value-type="string">
            <text:p>70,0152284228027-69,3193377424587i</text:p>
          </table:table-cell>
          <table:table-cell table:formula="of:=IMABS([.D263])" office:value-type="float" office:value="98.5256453729195" calcext:value-type="float">
            <text:p>98.5256453729</text:p>
          </table:table-cell>
          <table:table-cell table:formula="of:=IMREAL([.D263])" office:value-type="float" office:value="70.0152284228027" calcext:value-type="float">
            <text:p>70.0152284228</text:p>
          </table:table-cell>
          <table:table-cell table:formula="of:=IMAGINARY([.D263])" office:value-type="float" office:value="-69.3193377424587" calcext:value-type="float">
            <text:p>-69.3193377425</text:p>
          </table:table-cell>
          <table:table-cell table:number-columns-repeated="5"/>
        </table:table-row>
        <table:table-row table:style-name="ro1">
          <table:table-cell table:formula="of:=[.A263]+1" office:value-type="float" office:value="262" calcext:value-type="float">
            <text:p>262</text:p>
          </table:table-cell>
          <table:table-cell table:formula="of:=SIN([.$H$2]/[.$I$2]*[.A264]*2*PI()+[.$I$10])" office:value-type="float" office:value="-0.707106781186572" calcext:value-type="float">
            <text:p>-0.7071067812</text:p>
          </table:table-cell>
          <table:table-cell table:formula="of:=IF(ROW() &gt; [.$J$2] + 1; [.B264] - OFFSET([.B264]; -[.$J$2]; 0)*[.$L$2]^[.$J$2]; [.B264])" office:value-type="float" office:value="-0.0140023455323061" calcext:value-type="float">
            <text:p>-0.0140023455</text:p>
          </table:table-cell>
          <table:table-cell table:formula="of:=IMSUM(COMPLEX([.C264];0); IMPRODUCT([.D263]; [.$I$8]))" office:value-type="string" office:string-value="-69,3264081542168-70,0082268999604i" calcext:value-type="string">
            <text:p>-69,3264081542168-70,0082268999604i</text:p>
          </table:table-cell>
          <table:table-cell table:formula="of:=IMABS([.D264])" office:value-type="float" office:value="98.5256448912739" calcext:value-type="float">
            <text:p>98.5256448913</text:p>
          </table:table-cell>
          <table:table-cell table:formula="of:=IMREAL([.D264])" office:value-type="float" office:value="-69.3264081542168" calcext:value-type="float">
            <text:p>-69.3264081542</text:p>
          </table:table-cell>
          <table:table-cell table:formula="of:=IMAGINARY([.D26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64]+1" office:value-type="float" office:value="263" calcext:value-type="float">
            <text:p>263</text:p>
          </table:table-cell>
          <table:table-cell table:formula="of:=SIN([.$H$2]/[.$I$2]*[.A265]*2*PI()+[.$I$10])" office:value-type="float" office:value="-0.707106781186527" calcext:value-type="float">
            <text:p>-0.7071067812</text:p>
          </table:table-cell>
          <table:table-cell table:formula="of:=IF(ROW() &gt; [.$J$2] + 1; [.B265] - OFFSET([.B265]; -[.$J$2]; 0)*[.$L$2]^[.$J$2]; [.B265])" office:value-type="float" office:value="-0.0140023455322533" calcext:value-type="float">
            <text:p>-0.0140023455</text:p>
          </table:table-cell>
          <table:table-cell table:formula="of:=IMSUM(COMPLEX([.C265];0); IMPRODUCT([.D264]; [.$I$8]))" office:value-type="string" office:string-value="-70,0152284228027+69,3194755134014i" calcext:value-type="string">
            <text:p>-70,0152284228027+69,3194755134014i</text:p>
          </table:table-cell>
          <table:table-cell table:formula="of:=IMABS([.D265])" office:value-type="float" office:value="98.5257423039801" calcext:value-type="float">
            <text:p>98.525742304</text:p>
          </table:table-cell>
          <table:table-cell table:formula="of:=IMREAL([.D265])" office:value-type="float" office:value="-70.0152284228027" calcext:value-type="float">
            <text:p>-70.0152284228</text:p>
          </table:table-cell>
          <table:table-cell table:formula="of:=IMAGINARY([.D265])" office:value-type="float" office:value="69.3194755134014" calcext:value-type="float">
            <text:p>69.3194755134</text:p>
          </table:table-cell>
          <table:table-cell table:number-columns-repeated="5"/>
        </table:table-row>
        <table:table-row table:style-name="ro1">
          <table:table-cell table:formula="of:=[.A265]+1" office:value-type="float" office:value="264" calcext:value-type="float">
            <text:p>264</text:p>
          </table:table-cell>
          <table:table-cell table:formula="of:=SIN([.$H$2]/[.$I$2]*[.A266]*2*PI()+[.$I$10])" office:value-type="float" office:value="0.707106781186564" calcext:value-type="float">
            <text:p>0.7071067812</text:p>
          </table:table-cell>
          <table:table-cell table:formula="of:=IF(ROW() &gt; [.$J$2] + 1; [.B266] - OFFSET([.B266]; -[.$J$2]; 0)*[.$L$2]^[.$J$2]; [.B266])" office:value-type="float" office:value="0.0140023455322962" calcext:value-type="float">
            <text:p>0.0140023455</text:p>
          </table:table-cell>
          <table:table-cell table:formula="of:=IMSUM(COMPLEX([.C266];0); IMPRODUCT([.D265]; [.$I$8]))" office:value-type="string" office:string-value="69,3265459113824+70,0082268999604i" calcext:value-type="string">
            <text:p>69,3265459113824+70,0082268999604i</text:p>
          </table:table-cell>
          <table:table-cell table:formula="of:=IMABS([.D266])" office:value-type="float" office:value="98.5257418225275" calcext:value-type="float">
            <text:p>98.5257418225</text:p>
          </table:table-cell>
          <table:table-cell table:formula="of:=IMREAL([.D266])" office:value-type="float" office:value="69.3265459113824" calcext:value-type="float">
            <text:p>69.3265459114</text:p>
          </table:table-cell>
          <table:table-cell table:formula="of:=IMAGINARY([.D26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66]+1" office:value-type="float" office:value="265" calcext:value-type="float">
            <text:p>265</text:p>
          </table:table-cell>
          <table:table-cell table:formula="of:=SIN([.$H$2]/[.$I$2]*[.A267]*2*PI()+[.$I$10])" office:value-type="float" office:value="0.707106781186534" calcext:value-type="float">
            <text:p>0.7071067812</text:p>
          </table:table-cell>
          <table:table-cell table:formula="of:=IF(ROW() &gt; [.$J$2] + 1; [.B267] - OFFSET([.B267]; -[.$J$2]; 0)*[.$L$2]^[.$J$2]; [.B267])" office:value-type="float" office:value="0.0140023455322533" calcext:value-type="float">
            <text:p>0.0140023455</text:p>
          </table:table-cell>
          <table:table-cell table:formula="of:=IMSUM(COMPLEX([.C267];0); IMPRODUCT([.D266]; [.$I$8]))" office:value-type="string" office:string-value="70,0152284228027-69,3196132567913i" calcext:value-type="string">
            <text:p>70,0152284228027-69,3196132567913i</text:p>
          </table:table-cell>
          <table:table-cell table:formula="of:=IMABS([.D267])" office:value-type="float" office:value="98.5258392157527" calcext:value-type="float">
            <text:p>98.5258392158</text:p>
          </table:table-cell>
          <table:table-cell table:formula="of:=IMREAL([.D267])" office:value-type="float" office:value="70.0152284228027" calcext:value-type="float">
            <text:p>70.0152284228</text:p>
          </table:table-cell>
          <table:table-cell table:formula="of:=IMAGINARY([.D267])" office:value-type="float" office:value="-69.3196132567913" calcext:value-type="float">
            <text:p>-69.3196132568</text:p>
          </table:table-cell>
          <table:table-cell table:number-columns-repeated="5"/>
        </table:table-row>
        <table:table-row table:style-name="ro1">
          <table:table-cell table:formula="of:=[.A267]+1" office:value-type="float" office:value="266" calcext:value-type="float">
            <text:p>266</text:p>
          </table:table-cell>
          <table:table-cell table:formula="of:=SIN([.$H$2]/[.$I$2]*[.A268]*2*PI()+[.$I$10])" office:value-type="float" office:value="-0.707106781186557" calcext:value-type="float">
            <text:p>-0.7071067812</text:p>
          </table:table-cell>
          <table:table-cell table:formula="of:=IF(ROW() &gt; [.$J$2] + 1; [.B268] - OFFSET([.B268]; -[.$J$2]; 0)*[.$L$2]^[.$J$2]; [.B268])" office:value-type="float" office:value="-0.0140023455322861" calcext:value-type="float">
            <text:p>-0.0140023455</text:p>
          </table:table-cell>
          <table:table-cell table:formula="of:=IMSUM(COMPLEX([.C268];0); IMPRODUCT([.D267]; [.$I$8]))" office:value-type="string" office:string-value="-69,3266836409979-70,0082268999604i" calcext:value-type="string">
            <text:p>-69,3266836409979-70,0082268999604i</text:p>
          </table:table-cell>
          <table:table-cell table:formula="of:=IMABS([.D268])" office:value-type="float" office:value="98.5258387344931" calcext:value-type="float">
            <text:p>98.5258387345</text:p>
          </table:table-cell>
          <table:table-cell table:formula="of:=IMREAL([.D268])" office:value-type="float" office:value="-69.3266836409979" calcext:value-type="float">
            <text:p>-69.326683641</text:p>
          </table:table-cell>
          <table:table-cell table:formula="of:=IMAGINARY([.D26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68]+1" office:value-type="float" office:value="267" calcext:value-type="float">
            <text:p>267</text:p>
          </table:table-cell>
          <table:table-cell table:formula="of:=SIN([.$H$2]/[.$I$2]*[.A269]*2*PI()+[.$I$10])" office:value-type="float" office:value="-0.707106781186542" calcext:value-type="float">
            <text:p>-0.7071067812</text:p>
          </table:table-cell>
          <table:table-cell table:formula="of:=IF(ROW() &gt; [.$J$2] + 1; [.B269] - OFFSET([.B269]; -[.$J$2]; 0)*[.$L$2]^[.$J$2]; [.B269])" office:value-type="float" office:value="-0.0140023455322634" calcext:value-type="float">
            <text:p>-0.0140023455</text:p>
          </table:table-cell>
          <table:table-cell table:formula="of:=IMSUM(COMPLEX([.C269];0); IMPRODUCT([.D268]; [.$I$8]))" office:value-type="string" office:string-value="-70,0152284228027+69,3197509726338i" calcext:value-type="string">
            <text:p>-70,0152284228027+69,3197509726338i</text:p>
          </table:table-cell>
          <table:table-cell table:formula="of:=IMABS([.D269])" office:value-type="float" office:value="98.5259361082411" calcext:value-type="float">
            <text:p>98.5259361082</text:p>
          </table:table-cell>
          <table:table-cell table:formula="of:=IMREAL([.D269])" office:value-type="float" office:value="-70.0152284228027" calcext:value-type="float">
            <text:p>-70.0152284228</text:p>
          </table:table-cell>
          <table:table-cell table:formula="of:=IMAGINARY([.D269])" office:value-type="float" office:value="69.3197509726338" calcext:value-type="float">
            <text:p>69.3197509726</text:p>
          </table:table-cell>
          <table:table-cell table:number-columns-repeated="5"/>
        </table:table-row>
        <table:table-row table:style-name="ro1">
          <table:table-cell table:formula="of:=[.A269]+1" office:value-type="float" office:value="268" calcext:value-type="float">
            <text:p>268</text:p>
          </table:table-cell>
          <table:table-cell table:formula="of:=SIN([.$H$2]/[.$I$2]*[.A270]*2*PI()+[.$I$10])" office:value-type="float" office:value="0.707106781186549" calcext:value-type="float">
            <text:p>0.7071067812</text:p>
          </table:table-cell>
          <table:table-cell table:formula="of:=IF(ROW() &gt; [.$J$2] + 1; [.B270] - OFFSET([.B270]; -[.$J$2]; 0)*[.$L$2]^[.$J$2]; [.B270])" office:value-type="float" office:value="0.0140023455322762" calcext:value-type="float">
            <text:p>0.0140023455</text:p>
          </table:table-cell>
          <table:table-cell table:formula="of:=IMSUM(COMPLEX([.C270];0); IMPRODUCT([.D269]; [.$I$8]))" office:value-type="string" office:string-value="69,3268213430688+70,0082268999604i" calcext:value-type="string">
            <text:p>69,3268213430688+70,0082268999604i</text:p>
          </table:table-cell>
          <table:table-cell table:formula="of:=IMABS([.D270])" office:value-type="float" office:value="98.5259356271744" calcext:value-type="float">
            <text:p>98.5259356272</text:p>
          </table:table-cell>
          <table:table-cell table:formula="of:=IMREAL([.D270])" office:value-type="float" office:value="69.3268213430688" calcext:value-type="float">
            <text:p>69.3268213431</text:p>
          </table:table-cell>
          <table:table-cell table:formula="of:=IMAGINARY([.D27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70]+1" office:value-type="float" office:value="269" calcext:value-type="float">
            <text:p>269</text:p>
          </table:table-cell>
          <table:table-cell table:formula="of:=SIN([.$H$2]/[.$I$2]*[.A271]*2*PI()+[.$I$10])" office:value-type="float" office:value="0.70710678118655" calcext:value-type="float">
            <text:p>0.7071067812</text:p>
          </table:table-cell>
          <table:table-cell table:formula="of:=IF(ROW() &gt; [.$J$2] + 1; [.B271] - OFFSET([.B271]; -[.$J$2]; 0)*[.$L$2]^[.$J$2]; [.B271])" office:value-type="float" office:value="0.0140023455322734" calcext:value-type="float">
            <text:p>0.0140023455</text:p>
          </table:table-cell>
          <table:table-cell table:formula="of:=IMSUM(COMPLEX([.C271];0); IMPRODUCT([.D270]; [.$I$8]))" office:value-type="string" office:string-value="70,0152284228027-69,3198886609345i" calcext:value-type="string">
            <text:p>70,0152284228027-69,3198886609345i</text:p>
          </table:table-cell>
          <table:table-cell table:formula="of:=IMABS([.D271])" office:value-type="float" office:value="98.5260329814491" calcext:value-type="float">
            <text:p>98.5260329814</text:p>
          </table:table-cell>
          <table:table-cell table:formula="of:=IMREAL([.D271])" office:value-type="float" office:value="70.0152284228027" calcext:value-type="float">
            <text:p>70.0152284228</text:p>
          </table:table-cell>
          <table:table-cell table:formula="of:=IMAGINARY([.D271])" office:value-type="float" office:value="-69.3198886609345" calcext:value-type="float">
            <text:p>-69.3198886609</text:p>
          </table:table-cell>
          <table:table-cell table:number-columns-repeated="5"/>
        </table:table-row>
        <table:table-row table:style-name="ro1">
          <table:table-cell table:formula="of:=[.A271]+1" office:value-type="float" office:value="270" calcext:value-type="float">
            <text:p>270</text:p>
          </table:table-cell>
          <table:table-cell table:formula="of:=SIN([.$H$2]/[.$I$2]*[.A272]*2*PI()+[.$I$10])" office:value-type="float" office:value="-0.707106781186541" calcext:value-type="float">
            <text:p>-0.7071067812</text:p>
          </table:table-cell>
          <table:table-cell table:formula="of:=IF(ROW() &gt; [.$J$2] + 1; [.B272] - OFFSET([.B272]; -[.$J$2]; 0)*[.$L$2]^[.$J$2]; [.B272])" office:value-type="float" office:value="-0.014002345532276" calcext:value-type="float">
            <text:p>-0.0140023455</text:p>
          </table:table-cell>
          <table:table-cell table:formula="of:=IMSUM(COMPLEX([.C272];0); IMPRODUCT([.D271]; [.$I$8]))" office:value-type="string" office:string-value="-69,3269590176007-70,0082268999604i" calcext:value-type="string">
            <text:p>-69,3269590176007-70,0082268999604i</text:p>
          </table:table-cell>
          <table:table-cell table:formula="of:=IMABS([.D272])" office:value-type="float" office:value="98.5260325005753" calcext:value-type="float">
            <text:p>98.5260325006</text:p>
          </table:table-cell>
          <table:table-cell table:formula="of:=IMREAL([.D272])" office:value-type="float" office:value="-69.3269590176007" calcext:value-type="float">
            <text:p>-69.3269590176</text:p>
          </table:table-cell>
          <table:table-cell table:formula="of:=IMAGINARY([.D27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72]+1" office:value-type="float" office:value="271" calcext:value-type="float">
            <text:p>271</text:p>
          </table:table-cell>
          <table:table-cell table:formula="of:=SIN([.$H$2]/[.$I$2]*[.A273]*2*PI()+[.$I$10])" office:value-type="float" office:value="-0.707106781186557" calcext:value-type="float">
            <text:p>-0.7071067812</text:p>
          </table:table-cell>
          <table:table-cell table:formula="of:=IF(ROW() &gt; [.$J$2] + 1; [.B273] - OFFSET([.B273]; -[.$J$2]; 0)*[.$L$2]^[.$J$2]; [.B273])" office:value-type="float" office:value="-0.0140023455322834" calcext:value-type="float">
            <text:p>-0.0140023455</text:p>
          </table:table-cell>
          <table:table-cell table:formula="of:=IMSUM(COMPLEX([.C273];0); IMPRODUCT([.D272]; [.$I$8]))" office:value-type="string" office:string-value="-70,0152284228027+69,3200263216989i" calcext:value-type="string">
            <text:p>-70,0152284228027+69,3200263216989i</text:p>
          </table:table-cell>
          <table:table-cell table:formula="of:=IMABS([.D273])" office:value-type="float" office:value="98.5261298353806" calcext:value-type="float">
            <text:p>98.5261298354</text:p>
          </table:table-cell>
          <table:table-cell table:formula="of:=IMREAL([.D273])" office:value-type="float" office:value="-70.0152284228027" calcext:value-type="float">
            <text:p>-70.0152284228</text:p>
          </table:table-cell>
          <table:table-cell table:formula="of:=IMAGINARY([.D273])" office:value-type="float" office:value="69.3200263216989" calcext:value-type="float">
            <text:p>69.3200263217</text:p>
          </table:table-cell>
          <table:table-cell table:number-columns-repeated="5"/>
        </table:table-row>
        <table:table-row table:style-name="ro1">
          <table:table-cell table:formula="of:=[.A273]+1" office:value-type="float" office:value="272" calcext:value-type="float">
            <text:p>272</text:p>
          </table:table-cell>
          <table:table-cell table:formula="of:=SIN([.$H$2]/[.$I$2]*[.A274]*2*PI()+[.$I$10])" office:value-type="float" office:value="0.707106781186574" calcext:value-type="float">
            <text:p>0.7071067812</text:p>
          </table:table-cell>
          <table:table-cell table:formula="of:=IF(ROW() &gt; [.$J$2] + 1; [.B274] - OFFSET([.B274]; -[.$J$2]; 0)*[.$L$2]^[.$J$2]; [.B274])" office:value-type="float" office:value="0.0140023455323062" calcext:value-type="float">
            <text:p>0.0140023455</text:p>
          </table:table-cell>
          <table:table-cell table:formula="of:=IMSUM(COMPLEX([.C274];0); IMPRODUCT([.D273]; [.$I$8]))" office:value-type="string" office:string-value="69,327096664599+70,0082268999604i" calcext:value-type="string">
            <text:p>69,327096664599+70,0082268999604i</text:p>
          </table:table-cell>
          <table:table-cell table:formula="of:=IMABS([.D274])" office:value-type="float" office:value="98.5261293546996" calcext:value-type="float">
            <text:p>98.5261293547</text:p>
          </table:table-cell>
          <table:table-cell table:formula="of:=IMREAL([.D274])" office:value-type="float" office:value="69.327096664599" calcext:value-type="float">
            <text:p>69.3270966646</text:p>
          </table:table-cell>
          <table:table-cell table:formula="of:=IMAGINARY([.D27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74]+1" office:value-type="float" office:value="273" calcext:value-type="float">
            <text:p>273</text:p>
          </table:table-cell>
          <table:table-cell table:formula="of:=SIN([.$H$2]/[.$I$2]*[.A275]*2*PI()+[.$I$10])" office:value-type="float" office:value="0.707106781186525" calcext:value-type="float">
            <text:p>0.7071067812</text:p>
          </table:table-cell>
          <table:table-cell table:formula="of:=IF(ROW() &gt; [.$J$2] + 1; [.B275] - OFFSET([.B275]; -[.$J$2]; 0)*[.$L$2]^[.$J$2]; [.B275])" office:value-type="float" office:value="0.0140023455322433" calcext:value-type="float">
            <text:p>0.0140023455</text:p>
          </table:table-cell>
          <table:table-cell table:formula="of:=IMSUM(COMPLEX([.C275];0); IMPRODUCT([.D274]; [.$I$8]))" office:value-type="string" office:string-value="70,0152284228027-69,3201639549325i" calcext:value-type="string">
            <text:p>70,0152284228027-69,3201639549325i</text:p>
          </table:table-cell>
          <table:table-cell table:formula="of:=IMABS([.D275])" office:value-type="float" office:value="98.5262266700393" calcext:value-type="float">
            <text:p>98.52622667</text:p>
          </table:table-cell>
          <table:table-cell table:formula="of:=IMREAL([.D275])" office:value-type="float" office:value="70.0152284228027" calcext:value-type="float">
            <text:p>70.0152284228</text:p>
          </table:table-cell>
          <table:table-cell table:formula="of:=IMAGINARY([.D275])" office:value-type="float" office:value="-69.3201639549325" calcext:value-type="float">
            <text:p>-69.3201639549</text:p>
          </table:table-cell>
          <table:table-cell table:number-columns-repeated="5"/>
        </table:table-row>
        <table:table-row table:style-name="ro1">
          <table:table-cell table:formula="of:=[.A275]+1" office:value-type="float" office:value="274" calcext:value-type="float">
            <text:p>274</text:p>
          </table:table-cell>
          <table:table-cell table:formula="of:=SIN([.$H$2]/[.$I$2]*[.A276]*2*PI()+[.$I$10])" office:value-type="float" office:value="-0.707106781186566" calcext:value-type="float">
            <text:p>-0.7071067812</text:p>
          </table:table-cell>
          <table:table-cell table:formula="of:=IF(ROW() &gt; [.$J$2] + 1; [.B276] - OFFSET([.B276]; -[.$J$2]; 0)*[.$L$2]^[.$J$2]; [.B276])" office:value-type="float" office:value="-0.0140023455322962" calcext:value-type="float">
            <text:p>-0.0140023455</text:p>
          </table:table-cell>
          <table:table-cell table:formula="of:=IMSUM(COMPLEX([.C276];0); IMPRODUCT([.D275]; [.$I$8]))" office:value-type="string" office:string-value="-69,3272342840693-70,0082268999604i" calcext:value-type="string">
            <text:p>-69,3272342840693-70,0082268999604i</text:p>
          </table:table-cell>
          <table:table-cell table:formula="of:=IMABS([.D276])" office:value-type="float" office:value="98.526226189551" calcext:value-type="float">
            <text:p>98.5262261896</text:p>
          </table:table-cell>
          <table:table-cell table:formula="of:=IMREAL([.D276])" office:value-type="float" office:value="-69.3272342840693" calcext:value-type="float">
            <text:p>-69.3272342841</text:p>
          </table:table-cell>
          <table:table-cell table:formula="of:=IMAGINARY([.D27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76]+1" office:value-type="float" office:value="275" calcext:value-type="float">
            <text:p>275</text:p>
          </table:table-cell>
          <table:table-cell table:formula="of:=SIN([.$H$2]/[.$I$2]*[.A277]*2*PI()+[.$I$10])" office:value-type="float" office:value="-0.707106781186532" calcext:value-type="float">
            <text:p>-0.7071067812</text:p>
          </table:table-cell>
          <table:table-cell table:formula="of:=IF(ROW() &gt; [.$J$2] + 1; [.B277] - OFFSET([.B277]; -[.$J$2]; 0)*[.$L$2]^[.$J$2]; [.B277])" office:value-type="float" office:value="-0.0140023455322534" calcext:value-type="float">
            <text:p>-0.0140023455</text:p>
          </table:table-cell>
          <table:table-cell table:formula="of:=IMSUM(COMPLEX([.C277];0); IMPRODUCT([.D276]; [.$I$8]))" office:value-type="string" office:string-value="-70,0152284228027+69,3203015606409i" calcext:value-type="string">
            <text:p>-70,0152284228027+69,3203015606409i</text:p>
          </table:table-cell>
          <table:table-cell table:formula="of:=IMABS([.D277])" office:value-type="float" office:value="98.5263234854292" calcext:value-type="float">
            <text:p>98.5263234854</text:p>
          </table:table-cell>
          <table:table-cell table:formula="of:=IMREAL([.D277])" office:value-type="float" office:value="-70.0152284228027" calcext:value-type="float">
            <text:p>-70.0152284228</text:p>
          </table:table-cell>
          <table:table-cell table:formula="of:=IMAGINARY([.D277])" office:value-type="float" office:value="69.3203015606409" calcext:value-type="float">
            <text:p>69.3203015606</text:p>
          </table:table-cell>
          <table:table-cell table:number-columns-repeated="5"/>
        </table:table-row>
        <table:table-row table:style-name="ro1">
          <table:table-cell table:formula="of:=[.A277]+1" office:value-type="float" office:value="276" calcext:value-type="float">
            <text:p>276</text:p>
          </table:table-cell>
          <table:table-cell table:formula="of:=SIN([.$H$2]/[.$I$2]*[.A278]*2*PI()+[.$I$10])" office:value-type="float" office:value="0.707106781186559" calcext:value-type="float">
            <text:p>0.7071067812</text:p>
          </table:table-cell>
          <table:table-cell table:formula="of:=IF(ROW() &gt; [.$J$2] + 1; [.B278] - OFFSET([.B278]; -[.$J$2]; 0)*[.$L$2]^[.$J$2]; [.B278])" office:value-type="float" office:value="0.014002345532296" calcext:value-type="float">
            <text:p>0.0140023455</text:p>
          </table:table-cell>
          <table:table-cell table:formula="of:=IMSUM(COMPLEX([.C278];0); IMPRODUCT([.D277]; [.$I$8]))" office:value-type="string" office:string-value="69,3273718760171+70,0082268999604i" calcext:value-type="string">
            <text:p>69,3273718760171+70,0082268999604i</text:p>
          </table:table-cell>
          <table:table-cell table:formula="of:=IMABS([.D278])" office:value-type="float" office:value="98.5263230051335" calcext:value-type="float">
            <text:p>98.5263230051</text:p>
          </table:table-cell>
          <table:table-cell table:formula="of:=IMREAL([.D278])" office:value-type="float" office:value="69.3273718760171" calcext:value-type="float">
            <text:p>69.327371876</text:p>
          </table:table-cell>
          <table:table-cell table:formula="of:=IMAGINARY([.D27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78]+1" office:value-type="float" office:value="277" calcext:value-type="float">
            <text:p>277</text:p>
          </table:table-cell>
          <table:table-cell table:formula="of:=SIN([.$H$2]/[.$I$2]*[.A279]*2*PI()+[.$I$10])" office:value-type="float" office:value="0.70710678118654" calcext:value-type="float">
            <text:p>0.7071067812</text:p>
          </table:table-cell>
          <table:table-cell table:formula="of:=IF(ROW() &gt; [.$J$2] + 1; [.B279] - OFFSET([.B279]; -[.$J$2]; 0)*[.$L$2]^[.$J$2]; [.B279])" office:value-type="float" office:value="0.0140023455322633" calcext:value-type="float">
            <text:p>0.0140023455</text:p>
          </table:table-cell>
          <table:table-cell table:formula="of:=IMSUM(COMPLEX([.C279];0); IMPRODUCT([.D278]; [.$I$8]))" office:value-type="string" office:string-value="70,0152284228027-69,3204391388295i" calcext:value-type="string">
            <text:p>70,0152284228027-69,3204391388295i</text:p>
          </table:table-cell>
          <table:table-cell table:formula="of:=IMABS([.D279])" office:value-type="float" office:value="98.5264202815539" calcext:value-type="float">
            <text:p>98.5264202816</text:p>
          </table:table-cell>
          <table:table-cell table:formula="of:=IMREAL([.D279])" office:value-type="float" office:value="70.0152284228027" calcext:value-type="float">
            <text:p>70.0152284228</text:p>
          </table:table-cell>
          <table:table-cell table:formula="of:=IMAGINARY([.D279])" office:value-type="float" office:value="-69.3204391388295" calcext:value-type="float">
            <text:p>-69.3204391388</text:p>
          </table:table-cell>
          <table:table-cell table:number-columns-repeated="5"/>
        </table:table-row>
        <table:table-row table:style-name="ro1">
          <table:table-cell table:formula="of:=[.A279]+1" office:value-type="float" office:value="278" calcext:value-type="float">
            <text:p>278</text:p>
          </table:table-cell>
          <table:table-cell table:formula="of:=SIN([.$H$2]/[.$I$2]*[.A280]*2*PI()+[.$I$10])" office:value-type="float" office:value="-0.707106781186551" calcext:value-type="float">
            <text:p>-0.7071067812</text:p>
          </table:table-cell>
          <table:table-cell table:formula="of:=IF(ROW() &gt; [.$J$2] + 1; [.B280] - OFFSET([.B280]; -[.$J$2]; 0)*[.$L$2]^[.$J$2]; [.B280])" office:value-type="float" office:value="-0.014002345532286" calcext:value-type="float">
            <text:p>-0.0140023455</text:p>
          </table:table-cell>
          <table:table-cell table:formula="of:=IMSUM(COMPLEX([.C280];0); IMPRODUCT([.D279]; [.$I$8]))" office:value-type="string" office:string-value="-69,3275094404479-70,0082268999604i" calcext:value-type="string">
            <text:p>-69,3275094404479-70,0082268999604i</text:p>
          </table:table-cell>
          <table:table-cell table:formula="of:=IMABS([.D280])" office:value-type="float" office:value="98.5264198014509" calcext:value-type="float">
            <text:p>98.5264198015</text:p>
          </table:table-cell>
          <table:table-cell table:formula="of:=IMREAL([.D280])" office:value-type="float" office:value="-69.3275094404479" calcext:value-type="float">
            <text:p>-69.3275094404</text:p>
          </table:table-cell>
          <table:table-cell table:formula="of:=IMAGINARY([.D28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80]+1" office:value-type="float" office:value="279" calcext:value-type="float">
            <text:p>279</text:p>
          </table:table-cell>
          <table:table-cell table:formula="of:=SIN([.$H$2]/[.$I$2]*[.A281]*2*PI()+[.$I$10])" office:value-type="float" office:value="-0.707106781186548" calcext:value-type="float">
            <text:p>-0.7071067812</text:p>
          </table:table-cell>
          <table:table-cell table:formula="of:=IF(ROW() &gt; [.$J$2] + 1; [.B281] - OFFSET([.B281]; -[.$J$2]; 0)*[.$L$2]^[.$J$2]; [.B281])" office:value-type="float" office:value="-0.0140023455322733" calcext:value-type="float">
            <text:p>-0.0140023455</text:p>
          </table:table-cell>
          <table:table-cell table:formula="of:=IMSUM(COMPLEX([.C281];0); IMPRODUCT([.D280]; [.$I$8]))" office:value-type="string" office:string-value="-70,0152284228027+69,3205766895039i" calcext:value-type="string">
            <text:p>-70,0152284228027+69,3205766895039i</text:p>
          </table:table-cell>
          <table:table-cell table:formula="of:=IMABS([.D281])" office:value-type="float" office:value="98.5265170584175" calcext:value-type="float">
            <text:p>98.5265170584</text:p>
          </table:table-cell>
          <table:table-cell table:formula="of:=IMREAL([.D281])" office:value-type="float" office:value="-70.0152284228027" calcext:value-type="float">
            <text:p>-70.0152284228</text:p>
          </table:table-cell>
          <table:table-cell table:formula="of:=IMAGINARY([.D281])" office:value-type="float" office:value="69.3205766895039" calcext:value-type="float">
            <text:p>69.3205766895</text:p>
          </table:table-cell>
          <table:table-cell table:number-columns-repeated="5"/>
        </table:table-row>
        <table:table-row table:style-name="ro1">
          <table:table-cell table:formula="of:=[.A281]+1" office:value-type="float" office:value="280" calcext:value-type="float">
            <text:p>280</text:p>
          </table:table-cell>
          <table:table-cell table:formula="of:=SIN([.$H$2]/[.$I$2]*[.A282]*2*PI()+[.$I$10])" office:value-type="float" office:value="0.707106781186544" calcext:value-type="float">
            <text:p>0.7071067812</text:p>
          </table:table-cell>
          <table:table-cell table:formula="of:=IF(ROW() &gt; [.$J$2] + 1; [.B282] - OFFSET([.B282]; -[.$J$2]; 0)*[.$L$2]^[.$J$2]; [.B282])" office:value-type="float" office:value="0.0140023455322761" calcext:value-type="float">
            <text:p>0.0140023455</text:p>
          </table:table-cell>
          <table:table-cell table:formula="of:=IMSUM(COMPLEX([.C282];0); IMPRODUCT([.D281]; [.$I$8]))" office:value-type="string" office:string-value="69,3276469773672+70,0082268999604i" calcext:value-type="string">
            <text:p>69,3276469773672+70,0082268999604i</text:p>
          </table:table-cell>
          <table:table-cell table:formula="of:=IMABS([.D282])" office:value-type="float" office:value="98.5265165785069" calcext:value-type="float">
            <text:p>98.5265165785</text:p>
          </table:table-cell>
          <table:table-cell table:formula="of:=IMREAL([.D282])" office:value-type="float" office:value="69.3276469773672" calcext:value-type="float">
            <text:p>69.3276469774</text:p>
          </table:table-cell>
          <table:table-cell table:formula="of:=IMAGINARY([.D28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82]+1" office:value-type="float" office:value="281" calcext:value-type="float">
            <text:p>281</text:p>
          </table:table-cell>
          <table:table-cell table:formula="of:=SIN([.$H$2]/[.$I$2]*[.A283]*2*PI()+[.$I$10])" office:value-type="float" office:value="0.707106781186555" calcext:value-type="float">
            <text:p>0.7071067812</text:p>
          </table:table-cell>
          <table:table-cell table:formula="of:=IF(ROW() &gt; [.$J$2] + 1; [.B283] - OFFSET([.B283]; -[.$J$2]; 0)*[.$L$2]^[.$J$2]; [.B283])" office:value-type="float" office:value="0.0140023455322735" calcext:value-type="float">
            <text:p>0.0140023455</text:p>
          </table:table-cell>
          <table:table-cell table:formula="of:=IMSUM(COMPLEX([.C283];0); IMPRODUCT([.D282]; [.$I$8]))" office:value-type="string" office:string-value="70,0152284228027-69,3207142126695i" calcext:value-type="string">
            <text:p>70,0152284228027-69,3207142126695i</text:p>
          </table:table-cell>
          <table:table-cell table:formula="of:=IMABS([.D283])" office:value-type="float" office:value="98.5266138160235" calcext:value-type="float">
            <text:p>98.526613816</text:p>
          </table:table-cell>
          <table:table-cell table:formula="of:=IMREAL([.D283])" office:value-type="float" office:value="70.0152284228027" calcext:value-type="float">
            <text:p>70.0152284228</text:p>
          </table:table-cell>
          <table:table-cell table:formula="of:=IMAGINARY([.D283])" office:value-type="float" office:value="-69.3207142126695" calcext:value-type="float">
            <text:p>-69.3207142127</text:p>
          </table:table-cell>
          <table:table-cell table:number-columns-repeated="5"/>
        </table:table-row>
        <table:table-row table:style-name="ro1">
          <table:table-cell table:formula="of:=[.A283]+1" office:value-type="float" office:value="282" calcext:value-type="float">
            <text:p>282</text:p>
          </table:table-cell>
          <table:table-cell table:formula="of:=SIN([.$H$2]/[.$I$2]*[.A284]*2*PI()+[.$I$10])" office:value-type="float" office:value="-0.707106781186536" calcext:value-type="float">
            <text:p>-0.7071067812</text:p>
          </table:table-cell>
          <table:table-cell table:formula="of:=IF(ROW() &gt; [.$J$2] + 1; [.B284] - OFFSET([.B284]; -[.$J$2]; 0)*[.$L$2]^[.$J$2]; [.B284])" office:value-type="float" office:value="-0.0140023455322758" calcext:value-type="float">
            <text:p>-0.0140023455</text:p>
          </table:table-cell>
          <table:table-cell table:formula="of:=IMSUM(COMPLEX([.C284];0); IMPRODUCT([.D283]; [.$I$8]))" office:value-type="string" office:string-value="-69,3277844867805-70,0082268999604i" calcext:value-type="string">
            <text:p>-69,3277844867805-70,0082268999604i</text:p>
          </table:table-cell>
          <table:table-cell table:formula="of:=IMABS([.D284])" office:value-type="float" office:value="98.5266133363053" calcext:value-type="float">
            <text:p>98.5266133363</text:p>
          </table:table-cell>
          <table:table-cell table:formula="of:=IMREAL([.D284])" office:value-type="float" office:value="-69.3277844867805" calcext:value-type="float">
            <text:p>-69.3277844868</text:p>
          </table:table-cell>
          <table:table-cell table:formula="of:=IMAGINARY([.D28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84]+1" office:value-type="float" office:value="283" calcext:value-type="float">
            <text:p>283</text:p>
          </table:table-cell>
          <table:table-cell table:formula="of:=SIN([.$H$2]/[.$I$2]*[.A285]*2*PI()+[.$I$10])" office:value-type="float" office:value="-0.707106781186523" calcext:value-type="float">
            <text:p>-0.7071067812</text:p>
          </table:table-cell>
          <table:table-cell table:formula="of:=IF(ROW() &gt; [.$J$2] + 1; [.B285] - OFFSET([.B285]; -[.$J$2]; 0)*[.$L$2]^[.$J$2]; [.B285])" office:value-type="float" office:value="-0.0140023455322531" calcext:value-type="float">
            <text:p>-0.0140023455</text:p>
          </table:table-cell>
          <table:table-cell table:formula="of:=IMSUM(COMPLEX([.C285];0); IMPRODUCT([.D284]; [.$I$8]))" office:value-type="string" office:string-value="-70,0152284228027+69,3208517083318i" calcext:value-type="string">
            <text:p>-70,0152284228027+69,3208517083318i</text:p>
          </table:table-cell>
          <table:table-cell table:formula="of:=IMABS([.D285])" office:value-type="float" office:value="98.5267105543759" calcext:value-type="float">
            <text:p>98.5267105544</text:p>
          </table:table-cell>
          <table:table-cell table:formula="of:=IMREAL([.D285])" office:value-type="float" office:value="-70.0152284228027" calcext:value-type="float">
            <text:p>-70.0152284228</text:p>
          </table:table-cell>
          <table:table-cell table:formula="of:=IMAGINARY([.D285])" office:value-type="float" office:value="69.3208517083318" calcext:value-type="float">
            <text:p>69.3208517083</text:p>
          </table:table-cell>
          <table:table-cell table:number-columns-repeated="5"/>
        </table:table-row>
        <table:table-row table:style-name="ro1">
          <table:table-cell table:formula="of:=[.A285]+1" office:value-type="float" office:value="284" calcext:value-type="float">
            <text:p>284</text:p>
          </table:table-cell>
          <table:table-cell table:formula="of:=SIN([.$H$2]/[.$I$2]*[.A286]*2*PI()+[.$I$10])" office:value-type="float" office:value="0.707106781186568" calcext:value-type="float">
            <text:p>0.7071067812</text:p>
          </table:table-cell>
          <table:table-cell table:formula="of:=IF(ROW() &gt; [.$J$2] + 1; [.B286] - OFFSET([.B286]; -[.$J$2]; 0)*[.$L$2]^[.$J$2]; [.B286])" office:value-type="float" office:value="0.0140023455322962" calcext:value-type="float">
            <text:p>0.0140023455</text:p>
          </table:table-cell>
          <table:table-cell table:formula="of:=IMSUM(COMPLEX([.C286];0); IMPRODUCT([.D285]; [.$I$8]))" office:value-type="string" office:string-value="69,3279219686933+70,0082268999604i" calcext:value-type="string">
            <text:p>69,3279219686933+70,0082268999604i</text:p>
          </table:table-cell>
          <table:table-cell table:formula="of:=IMABS([.D286])" office:value-type="float" office:value="98.5267100748501" calcext:value-type="float">
            <text:p>98.5267100749</text:p>
          </table:table-cell>
          <table:table-cell table:formula="of:=IMREAL([.D286])" office:value-type="float" office:value="69.3279219686933" calcext:value-type="float">
            <text:p>69.3279219687</text:p>
          </table:table-cell>
          <table:table-cell table:formula="of:=IMAGINARY([.D28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86]+1" office:value-type="float" office:value="285" calcext:value-type="float">
            <text:p>285</text:p>
          </table:table-cell>
          <table:table-cell table:formula="of:=SIN([.$H$2]/[.$I$2]*[.A287]*2*PI()+[.$I$10])" office:value-type="float" office:value="0.70710678118653" calcext:value-type="float">
            <text:p>0.7071067812</text:p>
          </table:table-cell>
          <table:table-cell table:formula="of:=IF(ROW() &gt; [.$J$2] + 1; [.B287] - OFFSET([.B287]; -[.$J$2]; 0)*[.$L$2]^[.$J$2]; [.B287])" office:value-type="float" office:value="0.0140023455322532" calcext:value-type="float">
            <text:p>0.0140023455</text:p>
          </table:table-cell>
          <table:table-cell table:formula="of:=IMSUM(COMPLEX([.C287];0); IMPRODUCT([.D286]; [.$I$8]))" office:value-type="string" office:string-value="70,0152284228027-69,3209891764964i" calcext:value-type="string">
            <text:p>70,0152284228027-69,3209891764964i</text:p>
          </table:table-cell>
          <table:table-cell table:formula="of:=IMABS([.D287])" office:value-type="float" office:value="98.5268072734785" calcext:value-type="float">
            <text:p>98.5268072735</text:p>
          </table:table-cell>
          <table:table-cell table:formula="of:=IMREAL([.D287])" office:value-type="float" office:value="70.0152284228027" calcext:value-type="float">
            <text:p>70.0152284228</text:p>
          </table:table-cell>
          <table:table-cell table:formula="of:=IMAGINARY([.D287])" office:value-type="float" office:value="-69.3209891764964" calcext:value-type="float">
            <text:p>-69.3209891765</text:p>
          </table:table-cell>
          <table:table-cell table:number-columns-repeated="5"/>
        </table:table-row>
        <table:table-row table:style-name="ro1">
          <table:table-cell table:formula="of:=[.A287]+1" office:value-type="float" office:value="286" calcext:value-type="float">
            <text:p>286</text:p>
          </table:table-cell>
          <table:table-cell table:formula="of:=SIN([.$H$2]/[.$I$2]*[.A288]*2*PI()+[.$I$10])" office:value-type="float" office:value="-0.707106781186561" calcext:value-type="float">
            <text:p>-0.7071067812</text:p>
          </table:table-cell>
          <table:table-cell table:formula="of:=IF(ROW() &gt; [.$J$2] + 1; [.B288] - OFFSET([.B288]; -[.$J$2]; 0)*[.$L$2]^[.$J$2]; [.B288])" office:value-type="float" office:value="-0.0140023455322961" calcext:value-type="float">
            <text:p>-0.0140023455</text:p>
          </table:table-cell>
          <table:table-cell table:formula="of:=IMSUM(COMPLEX([.C288];0); IMPRODUCT([.D287]; [.$I$8]))" office:value-type="string" office:string-value="-69,3280594231111-70,0082268999604i" calcext:value-type="string">
            <text:p>-69,3280594231111-70,0082268999604i</text:p>
          </table:table-cell>
          <table:table-cell table:formula="of:=IMABS([.D288])" office:value-type="float" office:value="98.5268067941449" calcext:value-type="float">
            <text:p>98.5268067941</text:p>
          </table:table-cell>
          <table:table-cell table:formula="of:=IMREAL([.D288])" office:value-type="float" office:value="-69.3280594231111" calcext:value-type="float">
            <text:p>-69.3280594231</text:p>
          </table:table-cell>
          <table:table-cell table:formula="of:=IMAGINARY([.D28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88]+1" office:value-type="float" office:value="287" calcext:value-type="float">
            <text:p>287</text:p>
          </table:table-cell>
          <table:table-cell table:formula="of:=SIN([.$H$2]/[.$I$2]*[.A289]*2*PI()+[.$I$10])" office:value-type="float" office:value="-0.707106781186538" calcext:value-type="float">
            <text:p>-0.7071067812</text:p>
          </table:table-cell>
          <table:table-cell table:formula="of:=IF(ROW() &gt; [.$J$2] + 1; [.B289] - OFFSET([.B289]; -[.$J$2]; 0)*[.$L$2]^[.$J$2]; [.B289])" office:value-type="float" office:value="-0.0140023455322535" calcext:value-type="float">
            <text:p>-0.0140023455</text:p>
          </table:table-cell>
          <table:table-cell table:formula="of:=IMSUM(COMPLEX([.C289];0); IMPRODUCT([.D288]; [.$I$8]))" office:value-type="string" office:string-value="-70,0152284228027+69,3211266171688i" calcext:value-type="string">
            <text:p>-70,0152284228027+69,3211266171688i</text:p>
          </table:table-cell>
          <table:table-cell table:formula="of:=IMABS([.D289])" office:value-type="float" office:value="98.5269039733351" calcext:value-type="float">
            <text:p>98.5269039733</text:p>
          </table:table-cell>
          <table:table-cell table:formula="of:=IMREAL([.D289])" office:value-type="float" office:value="-70.0152284228027" calcext:value-type="float">
            <text:p>-70.0152284228</text:p>
          </table:table-cell>
          <table:table-cell table:formula="of:=IMAGINARY([.D289])" office:value-type="float" office:value="69.3211266171688" calcext:value-type="float">
            <text:p>69.3211266172</text:p>
          </table:table-cell>
          <table:table-cell table:number-columns-repeated="5"/>
        </table:table-row>
        <table:table-row table:style-name="ro1">
          <table:table-cell table:formula="of:=[.A289]+1" office:value-type="float" office:value="288" calcext:value-type="float">
            <text:p>288</text:p>
          </table:table-cell>
          <table:table-cell table:formula="of:=SIN([.$H$2]/[.$I$2]*[.A290]*2*PI()+[.$I$10])" office:value-type="float" office:value="0.707106781186553" calcext:value-type="float">
            <text:p>0.7071067812</text:p>
          </table:table-cell>
          <table:table-cell table:formula="of:=IF(ROW() &gt; [.$J$2] + 1; [.B290] - OFFSET([.B290]; -[.$J$2]; 0)*[.$L$2]^[.$J$2]; [.B290])" office:value-type="float" office:value="0.0140023455322958" calcext:value-type="float">
            <text:p>0.0140023455</text:p>
          </table:table-cell>
          <table:table-cell table:formula="of:=IMSUM(COMPLEX([.C290];0); IMPRODUCT([.D289]; [.$I$8]))" office:value-type="string" office:string-value="69,3281968500394+70,0082268999604i" calcext:value-type="string">
            <text:p>69,3281968500394+70,0082268999604i</text:p>
          </table:table-cell>
          <table:table-cell table:formula="of:=IMABS([.D290])" office:value-type="float" office:value="98.5269034941937" calcext:value-type="float">
            <text:p>98.5269034942</text:p>
          </table:table-cell>
          <table:table-cell table:formula="of:=IMREAL([.D290])" office:value-type="float" office:value="69.3281968500394" calcext:value-type="float">
            <text:p>69.32819685</text:p>
          </table:table-cell>
          <table:table-cell table:formula="of:=IMAGINARY([.D29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90]+1" office:value-type="float" office:value="289" calcext:value-type="float">
            <text:p>289</text:p>
          </table:table-cell>
          <table:table-cell table:formula="of:=SIN([.$H$2]/[.$I$2]*[.A291]*2*PI()+[.$I$10])" office:value-type="float" office:value="0.707106781186546" calcext:value-type="float">
            <text:p>0.7071067812</text:p>
          </table:table-cell>
          <table:table-cell table:formula="of:=IF(ROW() &gt; [.$J$2] + 1; [.B291] - OFFSET([.B291]; -[.$J$2]; 0)*[.$L$2]^[.$J$2]; [.B291])" office:value-type="float" office:value="0.0140023455322733" calcext:value-type="float">
            <text:p>0.0140023455</text:p>
          </table:table-cell>
          <table:table-cell table:formula="of:=IMSUM(COMPLEX([.C291];0); IMPRODUCT([.D290]; [.$I$8]))" office:value-type="string" office:string-value="70,0152284228027-69,3212640303544i" calcext:value-type="string">
            <text:p>70,0152284228027-69,3212640303544i</text:p>
          </table:table-cell>
          <table:table-cell table:formula="of:=IMABS([.D291])" office:value-type="float" office:value="98.5270006539494" calcext:value-type="float">
            <text:p>98.5270006539</text:p>
          </table:table-cell>
          <table:table-cell table:formula="of:=IMREAL([.D291])" office:value-type="float" office:value="70.0152284228027" calcext:value-type="float">
            <text:p>70.0152284228</text:p>
          </table:table-cell>
          <table:table-cell table:formula="of:=IMAGINARY([.D291])" office:value-type="float" office:value="-69.3212640303544" calcext:value-type="float">
            <text:p>-69.3212640304</text:p>
          </table:table-cell>
          <table:table-cell table:number-columns-repeated="5"/>
        </table:table-row>
        <table:table-row table:style-name="ro1">
          <table:table-cell table:formula="of:=[.A291]+1" office:value-type="float" office:value="290" calcext:value-type="float">
            <text:p>290</text:p>
          </table:table-cell>
          <table:table-cell table:formula="of:=SIN([.$H$2]/[.$I$2]*[.A292]*2*PI()+[.$I$10])" office:value-type="float" office:value="-0.707106781186546" calcext:value-type="float">
            <text:p>-0.7071067812</text:p>
          </table:table-cell>
          <table:table-cell table:formula="of:=IF(ROW() &gt; [.$J$2] + 1; [.B292] - OFFSET([.B292]; -[.$J$2]; 0)*[.$L$2]^[.$J$2]; [.B292])" office:value-type="float" office:value="-0.014002345532276" calcext:value-type="float">
            <text:p>-0.0140023455</text:p>
          </table:table-cell>
          <table:table-cell table:formula="of:=IMSUM(COMPLEX([.C292];0); IMPRODUCT([.D291]; [.$I$8]))" office:value-type="string" office:string-value="-69,3283342494837-70,0082268999604i" calcext:value-type="string">
            <text:p>-69,3283342494837-70,0082268999604i</text:p>
          </table:table-cell>
          <table:table-cell table:formula="of:=IMABS([.D292])" office:value-type="float" office:value="98.5270001750001" calcext:value-type="float">
            <text:p>98.527000175</text:p>
          </table:table-cell>
          <table:table-cell table:formula="of:=IMREAL([.D292])" office:value-type="float" office:value="-69.3283342494837" calcext:value-type="float">
            <text:p>-69.3283342495</text:p>
          </table:table-cell>
          <table:table-cell table:formula="of:=IMAGINARY([.D29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92]+1" office:value-type="float" office:value="291" calcext:value-type="float">
            <text:p>291</text:p>
          </table:table-cell>
          <table:table-cell table:formula="of:=SIN([.$H$2]/[.$I$2]*[.A293]*2*PI()+[.$I$10])" office:value-type="float" office:value="-0.707106781186553" calcext:value-type="float">
            <text:p>-0.7071067812</text:p>
          </table:table-cell>
          <table:table-cell table:formula="of:=IF(ROW() &gt; [.$J$2] + 1; [.B293] - OFFSET([.B293]; -[.$J$2]; 0)*[.$L$2]^[.$J$2]; [.B293])" office:value-type="float" office:value="-0.0140023455322734" calcext:value-type="float">
            <text:p>-0.0140023455</text:p>
          </table:table-cell>
          <table:table-cell table:formula="of:=IMSUM(COMPLEX([.C293];0); IMPRODUCT([.D292]; [.$I$8]))" office:value-type="string" office:string-value="-70,0152284228027+69,3214014160588i" calcext:value-type="string">
            <text:p>-70,0152284228027+69,3214014160588i</text:p>
          </table:table-cell>
          <table:table-cell table:formula="of:=IMABS([.D293])" office:value-type="float" office:value="98.5270973153254" calcext:value-type="float">
            <text:p>98.5270973153</text:p>
          </table:table-cell>
          <table:table-cell table:formula="of:=IMREAL([.D293])" office:value-type="float" office:value="-70.0152284228027" calcext:value-type="float">
            <text:p>-70.0152284228</text:p>
          </table:table-cell>
          <table:table-cell table:formula="of:=IMAGINARY([.D293])" office:value-type="float" office:value="69.3214014160588" calcext:value-type="float">
            <text:p>69.3214014161</text:p>
          </table:table-cell>
          <table:table-cell table:number-columns-repeated="5"/>
        </table:table-row>
        <table:table-row table:style-name="ro1">
          <table:table-cell table:formula="of:=[.A293]+1" office:value-type="float" office:value="292" calcext:value-type="float">
            <text:p>292</text:p>
          </table:table-cell>
          <table:table-cell table:formula="of:=SIN([.$H$2]/[.$I$2]*[.A294]*2*PI()+[.$I$10])" office:value-type="float" office:value="0.707106781186538" calcext:value-type="float">
            <text:p>0.7071067812</text:p>
          </table:table-cell>
          <table:table-cell table:formula="of:=IF(ROW() &gt; [.$J$2] + 1; [.B294] - OFFSET([.B294]; -[.$J$2]; 0)*[.$L$2]^[.$J$2]; [.B294])" office:value-type="float" office:value="0.014002345532276" calcext:value-type="float">
            <text:p>0.0140023455</text:p>
          </table:table-cell>
          <table:table-cell table:formula="of:=IMSUM(COMPLEX([.C294];0); IMPRODUCT([.D293]; [.$I$8]))" office:value-type="string" office:string-value="69,3284716214495+70,0082268999604i" calcext:value-type="string">
            <text:p>69,3284716214495+70,0082268999604i</text:p>
          </table:table-cell>
          <table:table-cell table:formula="of:=IMABS([.D294])" office:value-type="float" office:value="98.5270968365681" calcext:value-type="float">
            <text:p>98.5270968366</text:p>
          </table:table-cell>
          <table:table-cell table:formula="of:=IMREAL([.D294])" office:value-type="float" office:value="69.3284716214495" calcext:value-type="float">
            <text:p>69.3284716214</text:p>
          </table:table-cell>
          <table:table-cell table:formula="of:=IMAGINARY([.D29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94]+1" office:value-type="float" office:value="293" calcext:value-type="float">
            <text:p>293</text:p>
          </table:table-cell>
          <table:table-cell table:formula="of:=SIN([.$H$2]/[.$I$2]*[.A295]*2*PI()+[.$I$10])" office:value-type="float" office:value="0.707106781186561" calcext:value-type="float">
            <text:p>0.7071067812</text:p>
          </table:table-cell>
          <table:table-cell table:formula="of:=IF(ROW() &gt; [.$J$2] + 1; [.B295] - OFFSET([.B295]; -[.$J$2]; 0)*[.$L$2]^[.$J$2]; [.B295])" office:value-type="float" office:value="0.0140023455322736" calcext:value-type="float">
            <text:p>0.0140023455</text:p>
          </table:table-cell>
          <table:table-cell table:formula="of:=IMSUM(COMPLEX([.C295];0); IMPRODUCT([.D294]; [.$I$8]))" office:value-type="string" office:string-value="70,0152284228027-69,3215387742873i" calcext:value-type="string">
            <text:p>70,0152284228027-69,3215387742873i</text:p>
          </table:table-cell>
          <table:table-cell table:formula="of:=IMABS([.D295])" office:value-type="float" office:value="98.5271939574667" calcext:value-type="float">
            <text:p>98.5271939575</text:p>
          </table:table-cell>
          <table:table-cell table:formula="of:=IMREAL([.D295])" office:value-type="float" office:value="70.0152284228027" calcext:value-type="float">
            <text:p>70.0152284228</text:p>
          </table:table-cell>
          <table:table-cell table:formula="of:=IMAGINARY([.D295])" office:value-type="float" office:value="-69.3215387742873" calcext:value-type="float">
            <text:p>-69.3215387743</text:p>
          </table:table-cell>
          <table:table-cell table:number-columns-repeated="5"/>
        </table:table-row>
        <table:table-row table:style-name="ro1">
          <table:table-cell table:formula="of:=[.A295]+1" office:value-type="float" office:value="294" calcext:value-type="float">
            <text:p>294</text:p>
          </table:table-cell>
          <table:table-cell table:formula="of:=SIN([.$H$2]/[.$I$2]*[.A296]*2*PI()+[.$I$10])" office:value-type="float" office:value="-0.707106781186571" calcext:value-type="float">
            <text:p>-0.7071067812</text:p>
          </table:table-cell>
          <table:table-cell table:formula="of:=IF(ROW() &gt; [.$J$2] + 1; [.B296] - OFFSET([.B296]; -[.$J$2]; 0)*[.$L$2]^[.$J$2]; [.B296])" office:value-type="float" office:value="-0.0140023455322962" calcext:value-type="float">
            <text:p>-0.0140023455</text:p>
          </table:table-cell>
          <table:table-cell table:formula="of:=IMSUM(COMPLEX([.C296];0); IMPRODUCT([.D295]; [.$I$8]))" office:value-type="string" office:string-value="-69,3286089659422-70,0082268999604i" calcext:value-type="string">
            <text:p>-69,3286089659422-70,0082268999604i</text:p>
          </table:table-cell>
          <table:table-cell table:formula="of:=IMABS([.D296])" office:value-type="float" office:value="98.5271934789014" calcext:value-type="float">
            <text:p>98.5271934789</text:p>
          </table:table-cell>
          <table:table-cell table:formula="of:=IMREAL([.D296])" office:value-type="float" office:value="-69.3286089659422" calcext:value-type="float">
            <text:p>-69.3286089659</text:p>
          </table:table-cell>
          <table:table-cell table:formula="of:=IMAGINARY([.D29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296]+1" office:value-type="float" office:value="295" calcext:value-type="float">
            <text:p>295</text:p>
          </table:table-cell>
          <table:table-cell table:formula="of:=SIN([.$H$2]/[.$I$2]*[.A297]*2*PI()+[.$I$10])" office:value-type="float" office:value="-0.707106781186528" calcext:value-type="float">
            <text:p>-0.7071067812</text:p>
          </table:table-cell>
          <table:table-cell table:formula="of:=IF(ROW() &gt; [.$J$2] + 1; [.B297] - OFFSET([.B297]; -[.$J$2]; 0)*[.$L$2]^[.$J$2]; [.B297])" office:value-type="float" office:value="-0.0140023455322532" calcext:value-type="float">
            <text:p>-0.0140023455</text:p>
          </table:table-cell>
          <table:table-cell table:formula="of:=IMSUM(COMPLEX([.C297];0); IMPRODUCT([.D296]; [.$I$8]))" office:value-type="string" office:string-value="-70,0152284228027+69,3216761050456i" calcext:value-type="string">
            <text:p>-70,0152284228027+69,3216761050456i</text:p>
          </table:table-cell>
          <table:table-cell table:formula="of:=IMABS([.D297])" office:value-type="float" office:value="98.5272905803772" calcext:value-type="float">
            <text:p>98.5272905804</text:p>
          </table:table-cell>
          <table:table-cell table:formula="of:=IMREAL([.D297])" office:value-type="float" office:value="-70.0152284228027" calcext:value-type="float">
            <text:p>-70.0152284228</text:p>
          </table:table-cell>
          <table:table-cell table:formula="of:=IMAGINARY([.D297])" office:value-type="float" office:value="69.3216761050456" calcext:value-type="float">
            <text:p>69.321676105</text:p>
          </table:table-cell>
          <table:table-cell table:number-columns-repeated="5"/>
        </table:table-row>
        <table:table-row table:style-name="ro1">
          <table:table-cell table:formula="of:=[.A297]+1" office:value-type="float" office:value="296" calcext:value-type="float">
            <text:p>296</text:p>
          </table:table-cell>
          <table:table-cell table:formula="of:=SIN([.$H$2]/[.$I$2]*[.A298]*2*PI()+[.$I$10])" office:value-type="float" office:value="0.707106781186563" calcext:value-type="float">
            <text:p>0.7071067812</text:p>
          </table:table-cell>
          <table:table-cell table:formula="of:=IF(ROW() &gt; [.$J$2] + 1; [.B298] - OFFSET([.B298]; -[.$J$2]; 0)*[.$L$2]^[.$J$2]; [.B298])" office:value-type="float" office:value="0.0140023455322961" calcext:value-type="float">
            <text:p>0.0140023455</text:p>
          </table:table-cell>
          <table:table-cell table:formula="of:=IMSUM(COMPLEX([.C298];0); IMPRODUCT([.D297]; [.$I$8]))" office:value-type="string" office:string-value="69,3287462829674+70,0082268999604i" calcext:value-type="string">
            <text:p>69,3287462829674+70,0082268999604i</text:p>
          </table:table-cell>
          <table:table-cell table:formula="of:=IMABS([.D298])" office:value-type="float" office:value="98.5272901020037" calcext:value-type="float">
            <text:p>98.527290102</text:p>
          </table:table-cell>
          <table:table-cell table:formula="of:=IMREAL([.D298])" office:value-type="float" office:value="69.3287462829674" calcext:value-type="float">
            <text:p>69.328746283</text:p>
          </table:table-cell>
          <table:table-cell table:formula="of:=IMAGINARY([.D29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298]+1" office:value-type="float" office:value="297" calcext:value-type="float">
            <text:p>297</text:p>
          </table:table-cell>
          <table:table-cell table:formula="of:=SIN([.$H$2]/[.$I$2]*[.A299]*2*PI()+[.$I$10])" office:value-type="float" office:value="0.707106781186536" calcext:value-type="float">
            <text:p>0.7071067812</text:p>
          </table:table-cell>
          <table:table-cell table:formula="of:=IF(ROW() &gt; [.$J$2] + 1; [.B299] - OFFSET([.B299]; -[.$J$2]; 0)*[.$L$2]^[.$J$2]; [.B299])" office:value-type="float" office:value="0.0140023455322533" calcext:value-type="float">
            <text:p>0.0140023455</text:p>
          </table:table-cell>
          <table:table-cell table:formula="of:=IMSUM(COMPLEX([.C299];0); IMPRODUCT([.D298]; [.$I$8]))" office:value-type="string" office:string-value="70,0152284228027-69,3218134083391i" calcext:value-type="string">
            <text:p>70,0152284228027-69,3218134083391i</text:p>
          </table:table-cell>
          <table:table-cell table:formula="of:=IMABS([.D299])" office:value-type="float" office:value="98.5273871840608" calcext:value-type="float">
            <text:p>98.5273871841</text:p>
          </table:table-cell>
          <table:table-cell table:formula="of:=IMREAL([.D299])" office:value-type="float" office:value="70.0152284228027" calcext:value-type="float">
            <text:p>70.0152284228</text:p>
          </table:table-cell>
          <table:table-cell table:formula="of:=IMAGINARY([.D299])" office:value-type="float" office:value="-69.3218134083391" calcext:value-type="float">
            <text:p>-69.3218134083</text:p>
          </table:table-cell>
          <table:table-cell table:number-columns-repeated="5"/>
        </table:table-row>
        <table:table-row table:style-name="ro1">
          <table:table-cell table:formula="of:=[.A299]+1" office:value-type="float" office:value="298" calcext:value-type="float">
            <text:p>298</text:p>
          </table:table-cell>
          <table:table-cell table:formula="of:=SIN([.$H$2]/[.$I$2]*[.A300]*2*PI()+[.$I$10])" office:value-type="float" office:value="-0.707106781186555" calcext:value-type="float">
            <text:p>-0.7071067812</text:p>
          </table:table-cell>
          <table:table-cell table:formula="of:=IF(ROW() &gt; [.$J$2] + 1; [.B300] - OFFSET([.B300]; -[.$J$2]; 0)*[.$L$2]^[.$J$2]; [.B300])" office:value-type="float" office:value="-0.014002345532296" calcext:value-type="float">
            <text:p>-0.0140023455</text:p>
          </table:table-cell>
          <table:table-cell table:formula="of:=IMSUM(COMPLEX([.C300];0); IMPRODUCT([.D299]; [.$I$8]))" office:value-type="string" office:string-value="-69,3288835725306-70,0082268999604i" calcext:value-type="string">
            <text:p>-69,3288835725306-70,0082268999604i</text:p>
          </table:table-cell>
          <table:table-cell table:formula="of:=IMABS([.D300])" office:value-type="float" office:value="98.5273867058791" calcext:value-type="float">
            <text:p>98.5273867059</text:p>
          </table:table-cell>
          <table:table-cell table:formula="of:=IMREAL([.D300])" office:value-type="float" office:value="-69.3288835725306" calcext:value-type="float">
            <text:p>-69.3288835725</text:p>
          </table:table-cell>
          <table:table-cell table:formula="of:=IMAGINARY([.D30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00]+1" office:value-type="float" office:value="299" calcext:value-type="float">
            <text:p>299</text:p>
          </table:table-cell>
          <table:table-cell table:formula="of:=SIN([.$H$2]/[.$I$2]*[.A301]*2*PI()+[.$I$10])" office:value-type="float" office:value="-0.707106781186544" calcext:value-type="float">
            <text:p>-0.7071067812</text:p>
          </table:table-cell>
          <table:table-cell table:formula="of:=IF(ROW() &gt; [.$J$2] + 1; [.B301] - OFFSET([.B301]; -[.$J$2]; 0)*[.$L$2]^[.$J$2]; [.B301])" office:value-type="float" office:value="-0.0140023455322733" calcext:value-type="float">
            <text:p>-0.0140023455</text:p>
          </table:table-cell>
          <table:table-cell table:formula="of:=IMSUM(COMPLEX([.C301];0); IMPRODUCT([.D300]; [.$I$8]))" office:value-type="string" office:string-value="-70,0152284228027+69,3219506841733i" calcext:value-type="string">
            <text:p>-70,0152284228027+69,3219506841733i</text:p>
          </table:table-cell>
          <table:table-cell table:formula="of:=IMABS([.D301])" office:value-type="float" office:value="98.5274837685211" calcext:value-type="float">
            <text:p>98.5274837685</text:p>
          </table:table-cell>
          <table:table-cell table:formula="of:=IMREAL([.D301])" office:value-type="float" office:value="-70.0152284228027" calcext:value-type="float">
            <text:p>-70.0152284228</text:p>
          </table:table-cell>
          <table:table-cell table:formula="of:=IMAGINARY([.D301])" office:value-type="float" office:value="69.3219506841733" calcext:value-type="float">
            <text:p>69.3219506842</text:p>
          </table:table-cell>
          <table:table-cell table:number-columns-repeated="5"/>
        </table:table-row>
        <table:table-row table:style-name="ro1">
          <table:table-cell table:formula="of:=[.A301]+1" office:value-type="float" office:value="300" calcext:value-type="float">
            <text:p>300</text:p>
          </table:table-cell>
          <table:table-cell table:formula="of:=SIN([.$H$2]/[.$I$2]*[.A302]*2*PI()+[.$I$10])" office:value-type="float" office:value="0.707106781186548" calcext:value-type="float">
            <text:p>0.7071067812</text:p>
          </table:table-cell>
          <table:table-cell table:formula="of:=IF(ROW() &gt; [.$J$2] + 1; [.B302] - OFFSET([.B302]; -[.$J$2]; 0)*[.$L$2]^[.$J$2]; [.B302])" office:value-type="float" office:value="0.014002345532276" calcext:value-type="float">
            <text:p>0.0140023455</text:p>
          </table:table-cell>
          <table:table-cell table:formula="of:=IMSUM(COMPLEX([.C302];0); IMPRODUCT([.D301]; [.$I$8]))" office:value-type="string" office:string-value="69,3290208346372+70,0082268999604i" calcext:value-type="string">
            <text:p>69,3290208346372+70,0082268999604i</text:p>
          </table:table-cell>
          <table:table-cell table:formula="of:=IMABS([.D302])" office:value-type="float" office:value="98.5274832905312" calcext:value-type="float">
            <text:p>98.5274832905</text:p>
          </table:table-cell>
          <table:table-cell table:formula="of:=IMREAL([.D302])" office:value-type="float" office:value="69.3290208346372" calcext:value-type="float">
            <text:p>69.3290208346</text:p>
          </table:table-cell>
          <table:table-cell table:formula="of:=IMAGINARY([.D30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02]+1" office:value-type="float" office:value="301" calcext:value-type="float">
            <text:p>301</text:p>
          </table:table-cell>
          <table:table-cell table:formula="of:=SIN([.$H$2]/[.$I$2]*[.A303]*2*PI()+[.$I$10])" office:value-type="float" office:value="0.707106781186551" calcext:value-type="float">
            <text:p>0.7071067812</text:p>
          </table:table-cell>
          <table:table-cell table:formula="of:=IF(ROW() &gt; [.$J$2] + 1; [.B303] - OFFSET([.B303]; -[.$J$2]; 0)*[.$L$2]^[.$J$2]; [.B303])" office:value-type="float" office:value="0.0140023455322733" calcext:value-type="float">
            <text:p>0.0140023455</text:p>
          </table:table-cell>
          <table:table-cell table:formula="of:=IMSUM(COMPLEX([.C303];0); IMPRODUCT([.D302]; [.$I$8]))" office:value-type="string" office:string-value="70,0152284228027-69,3220879325537i" calcext:value-type="string">
            <text:p>70,0152284228027-69,3220879325537i</text:p>
          </table:table-cell>
          <table:table-cell table:formula="of:=IMABS([.D303])" office:value-type="float" office:value="98.5275803337621" calcext:value-type="float">
            <text:p>98.5275803338</text:p>
          </table:table-cell>
          <table:table-cell table:formula="of:=IMREAL([.D303])" office:value-type="float" office:value="70.0152284228027" calcext:value-type="float">
            <text:p>70.0152284228</text:p>
          </table:table-cell>
          <table:table-cell table:formula="of:=IMAGINARY([.D303])" office:value-type="float" office:value="-69.3220879325537" calcext:value-type="float">
            <text:p>-69.3220879326</text:p>
          </table:table-cell>
          <table:table-cell table:number-columns-repeated="5"/>
        </table:table-row>
        <table:table-row table:style-name="ro1">
          <table:table-cell table:formula="of:=[.A303]+1" office:value-type="float" office:value="302" calcext:value-type="float">
            <text:p>302</text:p>
          </table:table-cell>
          <table:table-cell table:formula="of:=SIN([.$H$2]/[.$I$2]*[.A304]*2*PI()+[.$I$10])" office:value-type="float" office:value="-0.70710678118654" calcext:value-type="float">
            <text:p>-0.7071067812</text:p>
          </table:table-cell>
          <table:table-cell table:formula="of:=IF(ROW() &gt; [.$J$2] + 1; [.B304] - OFFSET([.B304]; -[.$J$2]; 0)*[.$L$2]^[.$J$2]; [.B304])" office:value-type="float" office:value="-0.014002345532276" calcext:value-type="float">
            <text:p>-0.0140023455</text:p>
          </table:table-cell>
          <table:table-cell table:formula="of:=IMSUM(COMPLEX([.C304];0); IMPRODUCT([.D303]; [.$I$8]))" office:value-type="string" office:string-value="-69,3291580692927-70,0082268999604i" calcext:value-type="string">
            <text:p>-69,3291580692927-70,0082268999604i</text:p>
          </table:table-cell>
          <table:table-cell table:formula="of:=IMABS([.D304])" office:value-type="float" office:value="98.5275798559637" calcext:value-type="float">
            <text:p>98.527579856</text:p>
          </table:table-cell>
          <table:table-cell table:formula="of:=IMREAL([.D304])" office:value-type="float" office:value="-69.3291580692927" calcext:value-type="float">
            <text:p>-69.3291580693</text:p>
          </table:table-cell>
          <table:table-cell table:formula="of:=IMAGINARY([.D30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04]+1" office:value-type="float" office:value="303" calcext:value-type="float">
            <text:p>303</text:p>
          </table:table-cell>
          <table:table-cell table:formula="of:=SIN([.$H$2]/[.$I$2]*[.A305]*2*PI()+[.$I$10])" office:value-type="float" office:value="-0.707106781186559" calcext:value-type="float">
            <text:p>-0.7071067812</text:p>
          </table:table-cell>
          <table:table-cell table:formula="of:=IF(ROW() &gt; [.$J$2] + 1; [.B305] - OFFSET([.B305]; -[.$J$2]; 0)*[.$L$2]^[.$J$2]; [.B305])" office:value-type="float" office:value="-0.0140023455322736" calcext:value-type="float">
            <text:p>-0.0140023455</text:p>
          </table:table-cell>
          <table:table-cell table:formula="of:=IMSUM(COMPLEX([.C305];0); IMPRODUCT([.D304]; [.$I$8]))" office:value-type="string" office:string-value="-70,0152284228027+69,3222251534858i" calcext:value-type="string">
            <text:p>-70,0152284228027+69,3222251534858i</text:p>
          </table:table-cell>
          <table:table-cell table:formula="of:=IMABS([.D305])" office:value-type="float" office:value="98.5276768797875" calcext:value-type="float">
            <text:p>98.5276768798</text:p>
          </table:table-cell>
          <table:table-cell table:formula="of:=IMREAL([.D305])" office:value-type="float" office:value="-70.0152284228027" calcext:value-type="float">
            <text:p>-70.0152284228</text:p>
          </table:table-cell>
          <table:table-cell table:formula="of:=IMAGINARY([.D305])" office:value-type="float" office:value="69.3222251534858" calcext:value-type="float">
            <text:p>69.3222251535</text:p>
          </table:table-cell>
          <table:table-cell table:number-columns-repeated="5"/>
        </table:table-row>
        <table:table-row table:style-name="ro1">
          <table:table-cell table:formula="of:=[.A305]+1" office:value-type="float" office:value="304" calcext:value-type="float">
            <text:p>304</text:p>
          </table:table-cell>
          <table:table-cell table:formula="of:=SIN([.$H$2]/[.$I$2]*[.A306]*2*PI()+[.$I$10])" office:value-type="float" office:value="0.707106781186532" calcext:value-type="float">
            <text:p>0.7071067812</text:p>
          </table:table-cell>
          <table:table-cell table:formula="of:=IF(ROW() &gt; [.$J$2] + 1; [.B306] - OFFSET([.B306]; -[.$J$2]; 0)*[.$L$2]^[.$J$2]; [.B306])" office:value-type="float" office:value="0.0140023455322561" calcext:value-type="float">
            <text:p>0.0140023455</text:p>
          </table:table-cell>
          <table:table-cell table:formula="of:=IMSUM(COMPLEX([.C306];0); IMPRODUCT([.D305]; [.$I$8]))" office:value-type="string" office:string-value="69,3292952765028+70,0082268999604i" calcext:value-type="string">
            <text:p>69,3292952765028+70,0082268999604i</text:p>
          </table:table-cell>
          <table:table-cell table:formula="of:=IMABS([.D306])" office:value-type="float" office:value="98.5276764021808" calcext:value-type="float">
            <text:p>98.5276764022</text:p>
          </table:table-cell>
          <table:table-cell table:formula="of:=IMREAL([.D306])" office:value-type="float" office:value="69.3292952765028" calcext:value-type="float">
            <text:p>69.3292952765</text:p>
          </table:table-cell>
          <table:table-cell table:formula="of:=IMAGINARY([.D30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06]+1" office:value-type="float" office:value="305" calcext:value-type="float">
            <text:p>305</text:p>
          </table:table-cell>
          <table:table-cell table:formula="of:=SIN([.$H$2]/[.$I$2]*[.A307]*2*PI()+[.$I$10])" office:value-type="float" office:value="0.707106781186526" calcext:value-type="float">
            <text:p>0.7071067812</text:p>
          </table:table-cell>
          <table:table-cell table:formula="of:=IF(ROW() &gt; [.$J$2] + 1; [.B307] - OFFSET([.B307]; -[.$J$2]; 0)*[.$L$2]^[.$J$2]; [.B307])" office:value-type="float" office:value="0.0140023455322533" calcext:value-type="float">
            <text:p>0.0140023455</text:p>
          </table:table-cell>
          <table:table-cell table:formula="of:=IMSUM(COMPLEX([.C307];0); IMPRODUCT([.D306]; [.$I$8]))" office:value-type="string" office:string-value="70,0152284228027-69,3223623469752i" calcext:value-type="string">
            <text:p>70,0152284228027-69,3223623469752i</text:p>
          </table:table-cell>
          <table:table-cell table:formula="of:=IMABS([.D307])" office:value-type="float" office:value="98.5277734066013" calcext:value-type="float">
            <text:p>98.5277734066</text:p>
          </table:table-cell>
          <table:table-cell table:formula="of:=IMREAL([.D307])" office:value-type="float" office:value="70.0152284228027" calcext:value-type="float">
            <text:p>70.0152284228</text:p>
          </table:table-cell>
          <table:table-cell table:formula="of:=IMAGINARY([.D307])" office:value-type="float" office:value="-69.3223623469752" calcext:value-type="float">
            <text:p>-69.322362347</text:p>
          </table:table-cell>
          <table:table-cell table:number-columns-repeated="5"/>
        </table:table-row>
        <table:table-row table:style-name="ro1">
          <table:table-cell table:formula="of:=[.A307]+1" office:value-type="float" office:value="306" calcext:value-type="float">
            <text:p>306</text:p>
          </table:table-cell>
          <table:table-cell table:formula="of:=SIN([.$H$2]/[.$I$2]*[.A308]*2*PI()+[.$I$10])" office:value-type="float" office:value="-0.707106781186565" calcext:value-type="float">
            <text:p>-0.7071067812</text:p>
          </table:table-cell>
          <table:table-cell table:formula="of:=IF(ROW() &gt; [.$J$2] + 1; [.B308] - OFFSET([.B308]; -[.$J$2]; 0)*[.$L$2]^[.$J$2]; [.B308])" office:value-type="float" office:value="-0.0140023455322961" calcext:value-type="float">
            <text:p>-0.0140023455</text:p>
          </table:table-cell>
          <table:table-cell table:formula="of:=IMSUM(COMPLEX([.C308];0); IMPRODUCT([.D307]; [.$I$8]))" office:value-type="string" office:string-value="-69,3294324562728-70,0082268999604i" calcext:value-type="string">
            <text:p>-69,3294324562728-70,0082268999604i</text:p>
          </table:table-cell>
          <table:table-cell table:formula="of:=IMABS([.D308])" office:value-type="float" office:value="98.527772929186" calcext:value-type="float">
            <text:p>98.5277729292</text:p>
          </table:table-cell>
          <table:table-cell table:formula="of:=IMREAL([.D308])" office:value-type="float" office:value="-69.3294324562728" calcext:value-type="float">
            <text:p>-69.3294324563</text:p>
          </table:table-cell>
          <table:table-cell table:formula="of:=IMAGINARY([.D30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08]+1" office:value-type="float" office:value="307" calcext:value-type="float">
            <text:p>307</text:p>
          </table:table-cell>
          <table:table-cell table:formula="of:=SIN([.$H$2]/[.$I$2]*[.A309]*2*PI()+[.$I$10])" office:value-type="float" office:value="-0.707106781186534" calcext:value-type="float">
            <text:p>-0.7071067812</text:p>
          </table:table-cell>
          <table:table-cell table:formula="of:=IF(ROW() &gt; [.$J$2] + 1; [.B309] - OFFSET([.B309]; -[.$J$2]; 0)*[.$L$2]^[.$J$2]; [.B309])" office:value-type="float" office:value="-0.0140023455322533" calcext:value-type="float">
            <text:p>-0.0140023455</text:p>
          </table:table-cell>
          <table:table-cell table:formula="of:=IMSUM(COMPLEX([.C309];0); IMPRODUCT([.D308]; [.$I$8]))" office:value-type="string" office:string-value="-70,0152284228027+69,3224995130272i" calcext:value-type="string">
            <text:p>-70,0152284228027+69,3224995130272i</text:p>
          </table:table-cell>
          <table:table-cell table:formula="of:=IMABS([.D309])" office:value-type="float" office:value="98.527869914207" calcext:value-type="float">
            <text:p>98.5278699142</text:p>
          </table:table-cell>
          <table:table-cell table:formula="of:=IMREAL([.D309])" office:value-type="float" office:value="-70.0152284228027" calcext:value-type="float">
            <text:p>-70.0152284228</text:p>
          </table:table-cell>
          <table:table-cell table:formula="of:=IMAGINARY([.D309])" office:value-type="float" office:value="69.3224995130272" calcext:value-type="float">
            <text:p>69.322499513</text:p>
          </table:table-cell>
          <table:table-cell table:number-columns-repeated="5"/>
        </table:table-row>
        <table:table-row table:style-name="ro1">
          <table:table-cell table:formula="of:=[.A309]+1" office:value-type="float" office:value="308" calcext:value-type="float">
            <text:p>308</text:p>
          </table:table-cell>
          <table:table-cell table:formula="of:=SIN([.$H$2]/[.$I$2]*[.A310]*2*PI()+[.$I$10])" office:value-type="float" office:value="0.707106781186557" calcext:value-type="float">
            <text:p>0.7071067812</text:p>
          </table:table-cell>
          <table:table-cell table:formula="of:=IF(ROW() &gt; [.$J$2] + 1; [.B310] - OFFSET([.B310]; -[.$J$2]; 0)*[.$L$2]^[.$J$2]; [.B310])" office:value-type="float" office:value="0.0140023455322961" calcext:value-type="float">
            <text:p>0.0140023455</text:p>
          </table:table-cell>
          <table:table-cell table:formula="of:=IMSUM(COMPLEX([.C310];0); IMPRODUCT([.D309]; [.$I$8]))" office:value-type="string" office:string-value="69,3295696086082+70,0082268999604i" calcext:value-type="string">
            <text:p>69,3295696086082+70,0082268999604i</text:p>
          </table:table-cell>
          <table:table-cell table:formula="of:=IMABS([.D310])" office:value-type="float" office:value="98.5278694369831" calcext:value-type="float">
            <text:p>98.527869437</text:p>
          </table:table-cell>
          <table:table-cell table:formula="of:=IMREAL([.D310])" office:value-type="float" office:value="69.3295696086082" calcext:value-type="float">
            <text:p>69.3295696086</text:p>
          </table:table-cell>
          <table:table-cell table:formula="of:=IMAGINARY([.D31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10]+1" office:value-type="float" office:value="309" calcext:value-type="float">
            <text:p>309</text:p>
          </table:table-cell>
          <table:table-cell table:formula="of:=SIN([.$H$2]/[.$I$2]*[.A311]*2*PI()+[.$I$10])" office:value-type="float" office:value="0.707106781186541" calcext:value-type="float">
            <text:p>0.7071067812</text:p>
          </table:table-cell>
          <table:table-cell table:formula="of:=IF(ROW() &gt; [.$J$2] + 1; [.B311] - OFFSET([.B311]; -[.$J$2]; 0)*[.$L$2]^[.$J$2]; [.B311])" office:value-type="float" office:value="0.0140023455322535" calcext:value-type="float">
            <text:p>0.0140023455</text:p>
          </table:table-cell>
          <table:table-cell table:formula="of:=IMSUM(COMPLEX([.C311];0); IMPRODUCT([.D310]; [.$I$8]))" office:value-type="string" office:string-value="70,0152284228027-69,3226366516473i" calcext:value-type="string">
            <text:p>70,0152284228027-69,3226366516473i</text:p>
          </table:table-cell>
          <table:table-cell table:formula="of:=IMABS([.D311])" office:value-type="float" office:value="98.5279664026085" calcext:value-type="float">
            <text:p>98.5279664026</text:p>
          </table:table-cell>
          <table:table-cell table:formula="of:=IMREAL([.D311])" office:value-type="float" office:value="70.0152284228027" calcext:value-type="float">
            <text:p>70.0152284228</text:p>
          </table:table-cell>
          <table:table-cell table:formula="of:=IMAGINARY([.D311])" office:value-type="float" office:value="-69.3226366516473" calcext:value-type="float">
            <text:p>-69.3226366516</text:p>
          </table:table-cell>
          <table:table-cell table:number-columns-repeated="5"/>
        </table:table-row>
        <table:table-row table:style-name="ro1">
          <table:table-cell table:formula="of:=[.A311]+1" office:value-type="float" office:value="310" calcext:value-type="float">
            <text:p>310</text:p>
          </table:table-cell>
          <table:table-cell table:formula="of:=SIN([.$H$2]/[.$I$2]*[.A312]*2*PI()+[.$I$10])" office:value-type="float" office:value="-0.70710678118655" calcext:value-type="float">
            <text:p>-0.7071067812</text:p>
          </table:table-cell>
          <table:table-cell table:formula="of:=IF(ROW() &gt; [.$J$2] + 1; [.B312] - OFFSET([.B312]; -[.$J$2]; 0)*[.$L$2]^[.$J$2]; [.B312])" office:value-type="float" office:value="-0.0140023455322762" calcext:value-type="float">
            <text:p>-0.0140023455</text:p>
          </table:table-cell>
          <table:table-cell table:formula="of:=IMSUM(COMPLEX([.C312];0); IMPRODUCT([.D311]; [.$I$8]))" office:value-type="string" office:string-value="-69,3297067335144-70,0082268999604i" calcext:value-type="string">
            <text:p>-69,3297067335144-70,0082268999604i</text:p>
          </table:table-cell>
          <table:table-cell table:formula="of:=IMABS([.D312])" office:value-type="float" office:value="98.5279659255759" calcext:value-type="float">
            <text:p>98.5279659256</text:p>
          </table:table-cell>
          <table:table-cell table:formula="of:=IMREAL([.D312])" office:value-type="float" office:value="-69.3297067335144" calcext:value-type="float">
            <text:p>-69.3297067335</text:p>
          </table:table-cell>
          <table:table-cell table:formula="of:=IMAGINARY([.D31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12]+1" office:value-type="float" office:value="311" calcext:value-type="float">
            <text:p>311</text:p>
          </table:table-cell>
          <table:table-cell table:formula="of:=SIN([.$H$2]/[.$I$2]*[.A313]*2*PI()+[.$I$10])" office:value-type="float" office:value="-0.707106781186549" calcext:value-type="float">
            <text:p>-0.7071067812</text:p>
          </table:table-cell>
          <table:table-cell table:formula="of:=IF(ROW() &gt; [.$J$2] + 1; [.B313] - OFFSET([.B313]; -[.$J$2]; 0)*[.$L$2]^[.$J$2]; [.B313])" office:value-type="float" office:value="-0.0140023455322734" calcext:value-type="float">
            <text:p>-0.0140023455</text:p>
          </table:table-cell>
          <table:table-cell table:formula="of:=IMSUM(COMPLEX([.C313];0); IMPRODUCT([.D312]; [.$I$8]))" office:value-type="string" office:string-value="-70,0152284228027+69,3227737628411i" calcext:value-type="string">
            <text:p>-70,0152284228027+69,3227737628411i</text:p>
          </table:table-cell>
          <table:table-cell table:formula="of:=IMABS([.D313])" office:value-type="float" office:value="98.5280628718097" calcext:value-type="float">
            <text:p>98.5280628718</text:p>
          </table:table-cell>
          <table:table-cell table:formula="of:=IMREAL([.D313])" office:value-type="float" office:value="-70.0152284228027" calcext:value-type="float">
            <text:p>-70.0152284228</text:p>
          </table:table-cell>
          <table:table-cell table:formula="of:=IMAGINARY([.D313])" office:value-type="float" office:value="69.3227737628411" calcext:value-type="float">
            <text:p>69.3227737628</text:p>
          </table:table-cell>
          <table:table-cell table:number-columns-repeated="5"/>
        </table:table-row>
        <table:table-row table:style-name="ro1">
          <table:table-cell table:formula="of:=[.A313]+1" office:value-type="float" office:value="312" calcext:value-type="float">
            <text:p>312</text:p>
          </table:table-cell>
          <table:table-cell table:formula="of:=SIN([.$H$2]/[.$I$2]*[.A314]*2*PI()+[.$I$10])" office:value-type="float" office:value="0.707106781186542" calcext:value-type="float">
            <text:p>0.7071067812</text:p>
          </table:table-cell>
          <table:table-cell table:formula="of:=IF(ROW() &gt; [.$J$2] + 1; [.B314] - OFFSET([.B314]; -[.$J$2]; 0)*[.$L$2]^[.$J$2]; [.B314])" office:value-type="float" office:value="0.0140023455322759" calcext:value-type="float">
            <text:p>0.0140023455</text:p>
          </table:table-cell>
          <table:table-cell table:formula="of:=IMSUM(COMPLEX([.C314];0); IMPRODUCT([.D313]; [.$I$8]))" office:value-type="string" office:string-value="69,3298438309971+70,0082268999604i" calcext:value-type="string">
            <text:p>69,3298438309971+70,0082268999604i</text:p>
          </table:table-cell>
          <table:table-cell table:formula="of:=IMABS([.D314])" office:value-type="float" office:value="98.5280623949684" calcext:value-type="float">
            <text:p>98.528062395</text:p>
          </table:table-cell>
          <table:table-cell table:formula="of:=IMREAL([.D314])" office:value-type="float" office:value="69.3298438309971" calcext:value-type="float">
            <text:p>69.329843831</text:p>
          </table:table-cell>
          <table:table-cell table:formula="of:=IMAGINARY([.D31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14]+1" office:value-type="float" office:value="313" calcext:value-type="float">
            <text:p>313</text:p>
          </table:table-cell>
          <table:table-cell table:formula="of:=SIN([.$H$2]/[.$I$2]*[.A315]*2*PI()+[.$I$10])" office:value-type="float" office:value="0.707106781186557" calcext:value-type="float">
            <text:p>0.7071067812</text:p>
          </table:table-cell>
          <table:table-cell table:formula="of:=IF(ROW() &gt; [.$J$2] + 1; [.B315] - OFFSET([.B315]; -[.$J$2]; 0)*[.$L$2]^[.$J$2]; [.B315])" office:value-type="float" office:value="0.0140023455322734" calcext:value-type="float">
            <text:p>0.0140023455</text:p>
          </table:table-cell>
          <table:table-cell table:formula="of:=IMSUM(COMPLEX([.C315];0); IMPRODUCT([.D314]; [.$I$8]))" office:value-type="string" office:string-value="70,0152284228027-69,322910846614i" calcext:value-type="string">
            <text:p>70,0152284228027-69,322910846614i</text:p>
          </table:table-cell>
          <table:table-cell table:formula="of:=IMABS([.D315])" office:value-type="float" office:value="98.5281593218143" calcext:value-type="float">
            <text:p>98.5281593218</text:p>
          </table:table-cell>
          <table:table-cell table:formula="of:=IMREAL([.D315])" office:value-type="float" office:value="70.0152284228027" calcext:value-type="float">
            <text:p>70.0152284228</text:p>
          </table:table-cell>
          <table:table-cell table:formula="of:=IMAGINARY([.D315])" office:value-type="float" office:value="-69.322910846614" calcext:value-type="float">
            <text:p>-69.3229108466</text:p>
          </table:table-cell>
          <table:table-cell table:number-columns-repeated="5"/>
        </table:table-row>
        <table:table-row table:style-name="ro1">
          <table:table-cell table:formula="of:=[.A315]+1" office:value-type="float" office:value="314" calcext:value-type="float">
            <text:p>314</text:p>
          </table:table-cell>
          <table:table-cell table:formula="of:=SIN([.$H$2]/[.$I$2]*[.A316]*2*PI()+[.$I$10])" office:value-type="float" office:value="-0.707106781186535" calcext:value-type="float">
            <text:p>-0.7071067812</text:p>
          </table:table-cell>
          <table:table-cell table:formula="of:=IF(ROW() &gt; [.$J$2] + 1; [.B316] - OFFSET([.B316]; -[.$J$2]; 0)*[.$L$2]^[.$J$2]; [.B316])" office:value-type="float" office:value="-0.0140023455322759" calcext:value-type="float">
            <text:p>-0.0140023455</text:p>
          </table:table-cell>
          <table:table-cell table:formula="of:=IMSUM(COMPLEX([.C316];0); IMPRODUCT([.D315]; [.$I$8]))" office:value-type="string" office:string-value="-69,3299809010616-70,0082268999604i" calcext:value-type="string">
            <text:p>-69,3299809010616-70,0082268999604i</text:p>
          </table:table-cell>
          <table:table-cell table:formula="of:=IMABS([.D316])" office:value-type="float" office:value="98.5281588451642" calcext:value-type="float">
            <text:p>98.5281588452</text:p>
          </table:table-cell>
          <table:table-cell table:formula="of:=IMREAL([.D316])" office:value-type="float" office:value="-69.3299809010616" calcext:value-type="float">
            <text:p>-69.3299809011</text:p>
          </table:table-cell>
          <table:table-cell table:formula="of:=IMAGINARY([.D31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16]+1" office:value-type="float" office:value="315" calcext:value-type="float">
            <text:p>315</text:p>
          </table:table-cell>
          <table:table-cell table:formula="of:=SIN([.$H$2]/[.$I$2]*[.A317]*2*PI()+[.$I$10])" office:value-type="float" office:value="-0.707106781186524" calcext:value-type="float">
            <text:p>-0.7071067812</text:p>
          </table:table-cell>
          <table:table-cell table:formula="of:=IF(ROW() &gt; [.$J$2] + 1; [.B317] - OFFSET([.B317]; -[.$J$2]; 0)*[.$L$2]^[.$J$2]; [.B317])" office:value-type="float" office:value="-0.0140023455322532" calcext:value-type="float">
            <text:p>-0.0140023455</text:p>
          </table:table-cell>
          <table:table-cell table:formula="of:=IMSUM(COMPLEX([.C317];0); IMPRODUCT([.D316]; [.$I$8]))" office:value-type="string" office:string-value="-70,0152284228027+69,3230479029715i" calcext:value-type="string">
            <text:p>-70,0152284228027+69,3230479029715i</text:p>
          </table:table-cell>
          <table:table-cell table:formula="of:=IMABS([.D317])" office:value-type="float" office:value="98.5282557526262" calcext:value-type="float">
            <text:p>98.5282557526</text:p>
          </table:table-cell>
          <table:table-cell table:formula="of:=IMREAL([.D317])" office:value-type="float" office:value="-70.0152284228027" calcext:value-type="float">
            <text:p>-70.0152284228</text:p>
          </table:table-cell>
          <table:table-cell table:formula="of:=IMAGINARY([.D317])" office:value-type="float" office:value="69.3230479029715" calcext:value-type="float">
            <text:p>69.323047903</text:p>
          </table:table-cell>
          <table:table-cell table:number-columns-repeated="5"/>
        </table:table-row>
        <table:table-row table:style-name="ro1">
          <table:table-cell table:formula="of:=[.A317]+1" office:value-type="float" office:value="316" calcext:value-type="float">
            <text:p>316</text:p>
          </table:table-cell>
          <table:table-cell table:formula="of:=SIN([.$H$2]/[.$I$2]*[.A318]*2*PI()+[.$I$10])" office:value-type="float" office:value="0.707106781186567" calcext:value-type="float">
            <text:p>0.7071067812</text:p>
          </table:table-cell>
          <table:table-cell table:formula="of:=IF(ROW() &gt; [.$J$2] + 1; [.B318] - OFFSET([.B318]; -[.$J$2]; 0)*[.$L$2]^[.$J$2]; [.B318])" office:value-type="float" office:value="0.0140023455322962" calcext:value-type="float">
            <text:p>0.0140023455</text:p>
          </table:table-cell>
          <table:table-cell table:formula="of:=IMSUM(COMPLEX([.C318];0); IMPRODUCT([.D317]; [.$I$8]))" office:value-type="string" office:string-value="69,3301179437135+70,0082268999604i" calcext:value-type="string">
            <text:p>69,3301179437135+70,0082268999604i</text:p>
          </table:table-cell>
          <table:table-cell table:formula="of:=IMABS([.D318])" office:value-type="float" office:value="98.5282552761672" calcext:value-type="float">
            <text:p>98.5282552762</text:p>
          </table:table-cell>
          <table:table-cell table:formula="of:=IMREAL([.D318])" office:value-type="float" office:value="69.3301179437135" calcext:value-type="float">
            <text:p>69.3301179437</text:p>
          </table:table-cell>
          <table:table-cell table:formula="of:=IMAGINARY([.D31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18]+1" office:value-type="float" office:value="317" calcext:value-type="float">
            <text:p>317</text:p>
          </table:table-cell>
          <table:table-cell table:formula="of:=SIN([.$H$2]/[.$I$2]*[.A319]*2*PI()+[.$I$10])" office:value-type="float" office:value="0.707106781186532" calcext:value-type="float">
            <text:p>0.7071067812</text:p>
          </table:table-cell>
          <table:table-cell table:formula="of:=IF(ROW() &gt; [.$J$2] + 1; [.B319] - OFFSET([.B319]; -[.$J$2]; 0)*[.$L$2]^[.$J$2]; [.B319])" office:value-type="float" office:value="0.0140023455322534" calcext:value-type="float">
            <text:p>0.0140023455</text:p>
          </table:table-cell>
          <table:table-cell table:formula="of:=IMSUM(COMPLEX([.C319];0); IMPRODUCT([.D318]; [.$I$8]))" office:value-type="string" office:string-value="70,0152284228027-69,3231849319191i" calcext:value-type="string">
            <text:p>70,0152284228027-69,3231849319191i</text:p>
          </table:table-cell>
          <table:table-cell table:formula="of:=IMABS([.D319])" office:value-type="float" office:value="98.5283521642491" calcext:value-type="float">
            <text:p>98.5283521642</text:p>
          </table:table-cell>
          <table:table-cell table:formula="of:=IMREAL([.D319])" office:value-type="float" office:value="70.0152284228027" calcext:value-type="float">
            <text:p>70.0152284228</text:p>
          </table:table-cell>
          <table:table-cell table:formula="of:=IMAGINARY([.D319])" office:value-type="float" office:value="-69.3231849319191" calcext:value-type="float">
            <text:p>-69.3231849319</text:p>
          </table:table-cell>
          <table:table-cell table:number-columns-repeated="5"/>
        </table:table-row>
        <table:table-row table:style-name="ro1">
          <table:table-cell table:formula="of:=[.A319]+1" office:value-type="float" office:value="318" calcext:value-type="float">
            <text:p>318</text:p>
          </table:table-cell>
          <table:table-cell table:formula="of:=SIN([.$H$2]/[.$I$2]*[.A320]*2*PI()+[.$I$10])" office:value-type="float" office:value="-0.707106781186559" calcext:value-type="float">
            <text:p>-0.7071067812</text:p>
          </table:table-cell>
          <table:table-cell table:formula="of:=IF(ROW() &gt; [.$J$2] + 1; [.B320] - OFFSET([.B320]; -[.$J$2]; 0)*[.$L$2]^[.$J$2]; [.B320])" office:value-type="float" office:value="-0.014002345532296" calcext:value-type="float">
            <text:p>-0.0140023455</text:p>
          </table:table-cell>
          <table:table-cell table:formula="of:=IMSUM(COMPLEX([.C320];0); IMPRODUCT([.D319]; [.$I$8]))" office:value-type="string" office:string-value="-69,3302549589582-70,0082268999604i" calcext:value-type="string">
            <text:p>-69,3302549589582-70,0082268999604i</text:p>
          </table:table-cell>
          <table:table-cell table:formula="of:=IMABS([.D320])" office:value-type="float" office:value="98.5283516879811" calcext:value-type="float">
            <text:p>98.528351688</text:p>
          </table:table-cell>
          <table:table-cell table:formula="of:=IMREAL([.D320])" office:value-type="float" office:value="-69.3302549589582" calcext:value-type="float">
            <text:p>-69.330254959</text:p>
          </table:table-cell>
          <table:table-cell table:formula="of:=IMAGINARY([.D32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20]+1" office:value-type="float" office:value="319" calcext:value-type="float">
            <text:p>319</text:p>
          </table:table-cell>
          <table:table-cell table:formula="of:=SIN([.$H$2]/[.$I$2]*[.A321]*2*PI()+[.$I$10])" office:value-type="float" office:value="-0.707106781186539" calcext:value-type="float">
            <text:p>-0.7071067812</text:p>
          </table:table-cell>
          <table:table-cell table:formula="of:=IF(ROW() &gt; [.$J$2] + 1; [.B321] - OFFSET([.B321]; -[.$J$2]; 0)*[.$L$2]^[.$J$2]; [.B321])" office:value-type="float" office:value="-0.0140023455322534" calcext:value-type="float">
            <text:p>-0.0140023455</text:p>
          </table:table-cell>
          <table:table-cell table:formula="of:=IMSUM(COMPLEX([.C321];0); IMPRODUCT([.D320]; [.$I$8]))" office:value-type="string" office:string-value="-70,0152284228027+69,3233219334623i" calcext:value-type="string">
            <text:p>-70,0152284228027+69,3233219334623i</text:p>
          </table:table-cell>
          <table:table-cell table:formula="of:=IMABS([.D321])" office:value-type="float" office:value="98.5284485566869" calcext:value-type="float">
            <text:p>98.5284485567</text:p>
          </table:table-cell>
          <table:table-cell table:formula="of:=IMREAL([.D321])" office:value-type="float" office:value="-70.0152284228027" calcext:value-type="float">
            <text:p>-70.0152284228</text:p>
          </table:table-cell>
          <table:table-cell table:formula="of:=IMAGINARY([.D321])" office:value-type="float" office:value="69.3233219334623" calcext:value-type="float">
            <text:p>69.3233219335</text:p>
          </table:table-cell>
          <table:table-cell table:number-columns-repeated="5"/>
        </table:table-row>
        <table:table-row table:style-name="ro1">
          <table:table-cell table:formula="of:=[.A321]+1" office:value-type="float" office:value="320" calcext:value-type="float">
            <text:p>320</text:p>
          </table:table-cell>
          <table:table-cell table:formula="of:=SIN([.$H$2]/[.$I$2]*[.A322]*2*PI()+[.$I$10])" office:value-type="float" office:value="0.707106781186552" calcext:value-type="float">
            <text:p>0.7071067812</text:p>
          </table:table-cell>
          <table:table-cell table:formula="of:=IF(ROW() &gt; [.$J$2] + 1; [.B322] - OFFSET([.B322]; -[.$J$2]; 0)*[.$L$2]^[.$J$2]; [.B322])" office:value-type="float" office:value="0.014002345532296" calcext:value-type="float">
            <text:p>0.0140023455</text:p>
          </table:table-cell>
          <table:table-cell table:formula="of:=IMSUM(COMPLEX([.C322];0); IMPRODUCT([.D321]; [.$I$8]))" office:value-type="string" office:string-value="69,3303919468013+70,0082268999604i" calcext:value-type="string">
            <text:p>69,3303919468013+70,0082268999604i</text:p>
          </table:table-cell>
          <table:table-cell table:formula="of:=IMABS([.D322])" office:value-type="float" office:value="98.5284480806098" calcext:value-type="float">
            <text:p>98.5284480806</text:p>
          </table:table-cell>
          <table:table-cell table:formula="of:=IMREAL([.D322])" office:value-type="float" office:value="69.3303919468013" calcext:value-type="float">
            <text:p>69.3303919468</text:p>
          </table:table-cell>
          <table:table-cell table:formula="of:=IMAGINARY([.D32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22]+1" office:value-type="float" office:value="321" calcext:value-type="float">
            <text:p>321</text:p>
          </table:table-cell>
          <table:table-cell table:formula="of:=SIN([.$H$2]/[.$I$2]*[.A323]*2*PI()+[.$I$10])" office:value-type="float" office:value="0.707106781186547" calcext:value-type="float">
            <text:p>0.7071067812</text:p>
          </table:table-cell>
          <table:table-cell table:formula="of:=IF(ROW() &gt; [.$J$2] + 1; [.B323] - OFFSET([.B323]; -[.$J$2]; 0)*[.$L$2]^[.$J$2]; [.B323])" office:value-type="float" office:value="0.0140023455322734" calcext:value-type="float">
            <text:p>0.0140023455</text:p>
          </table:table-cell>
          <table:table-cell table:formula="of:=IMSUM(COMPLEX([.C323];0); IMPRODUCT([.D322]; [.$I$8]))" office:value-type="string" office:string-value="70,0152284228027-69,3234589076066i" calcext:value-type="string">
            <text:p>70,0152284228027-69,3234589076066i</text:p>
          </table:table-cell>
          <table:table-cell table:formula="of:=IMABS([.D323])" office:value-type="float" office:value="98.5285449299433" calcext:value-type="float">
            <text:p>98.5285449299</text:p>
          </table:table-cell>
          <table:table-cell table:formula="of:=IMREAL([.D323])" office:value-type="float" office:value="70.0152284228027" calcext:value-type="float">
            <text:p>70.0152284228</text:p>
          </table:table-cell>
          <table:table-cell table:formula="of:=IMAGINARY([.D323])" office:value-type="float" office:value="-69.3234589076066" calcext:value-type="float">
            <text:p>-69.3234589076</text:p>
          </table:table-cell>
          <table:table-cell table:number-columns-repeated="5"/>
        </table:table-row>
        <table:table-row table:style-name="ro1">
          <table:table-cell table:formula="of:=[.A323]+1" office:value-type="float" office:value="322" calcext:value-type="float">
            <text:p>322</text:p>
          </table:table-cell>
          <table:table-cell table:formula="of:=SIN([.$H$2]/[.$I$2]*[.A324]*2*PI()+[.$I$10])" office:value-type="float" office:value="-0.707106781186544" calcext:value-type="float">
            <text:p>-0.7071067812</text:p>
          </table:table-cell>
          <table:table-cell table:formula="of:=IF(ROW() &gt; [.$J$2] + 1; [.B324] - OFFSET([.B324]; -[.$J$2]; 0)*[.$L$2]^[.$J$2]; [.B324])" office:value-type="float" office:value="-0.0140023455322761" calcext:value-type="float">
            <text:p>-0.0140023455</text:p>
          </table:table-cell>
          <table:table-cell table:formula="of:=IMSUM(COMPLEX([.C324];0); IMPRODUCT([.D323]; [.$I$8]))" office:value-type="string" office:string-value="-69,3305289072481-70,0082268999604i" calcext:value-type="string">
            <text:p>-69,3305289072481-70,0082268999604i</text:p>
          </table:table-cell>
          <table:table-cell table:formula="of:=IMABS([.D324])" office:value-type="float" office:value="98.5285444540571" calcext:value-type="float">
            <text:p>98.5285444541</text:p>
          </table:table-cell>
          <table:table-cell table:formula="of:=IMREAL([.D324])" office:value-type="float" office:value="-69.3305289072481" calcext:value-type="float">
            <text:p>-69.3305289072</text:p>
          </table:table-cell>
          <table:table-cell table:formula="of:=IMAGINARY([.D32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24]+1" office:value-type="float" office:value="323" calcext:value-type="float">
            <text:p>323</text:p>
          </table:table-cell>
          <table:table-cell table:formula="of:=SIN([.$H$2]/[.$I$2]*[.A325]*2*PI()+[.$I$10])" office:value-type="float" office:value="-0.707106781186555" calcext:value-type="float">
            <text:p>-0.7071067812</text:p>
          </table:table-cell>
          <table:table-cell table:formula="of:=IF(ROW() &gt; [.$J$2] + 1; [.B325] - OFFSET([.B325]; -[.$J$2]; 0)*[.$L$2]^[.$J$2]; [.B325])" office:value-type="float" office:value="-0.0140023455322735" calcext:value-type="float">
            <text:p>-0.0140023455</text:p>
          </table:table-cell>
          <table:table-cell table:formula="of:=IMSUM(COMPLEX([.C325];0); IMPRODUCT([.D324]; [.$I$8]))" office:value-type="string" office:string-value="-70,0152284228027+69,3235958543574i" calcext:value-type="string">
            <text:p>-70,0152284228027+69,3235958543574i</text:p>
          </table:table-cell>
          <table:table-cell table:formula="of:=IMABS([.D325])" office:value-type="float" office:value="98.5286412840222" calcext:value-type="float">
            <text:p>98.528641284</text:p>
          </table:table-cell>
          <table:table-cell table:formula="of:=IMREAL([.D325])" office:value-type="float" office:value="-70.0152284228027" calcext:value-type="float">
            <text:p>-70.0152284228</text:p>
          </table:table-cell>
          <table:table-cell table:formula="of:=IMAGINARY([.D325])" office:value-type="float" office:value="69.3235958543574" calcext:value-type="float">
            <text:p>69.3235958544</text:p>
          </table:table-cell>
          <table:table-cell table:number-columns-repeated="5"/>
        </table:table-row>
        <table:table-row table:style-name="ro1">
          <table:table-cell table:formula="of:=[.A325]+1" office:value-type="float" office:value="324" calcext:value-type="float">
            <text:p>324</text:p>
          </table:table-cell>
          <table:table-cell table:formula="of:=SIN([.$H$2]/[.$I$2]*[.A326]*2*PI()+[.$I$10])" office:value-type="float" office:value="0.707106781186537" calcext:value-type="float">
            <text:p>0.7071067812</text:p>
          </table:table-cell>
          <table:table-cell table:formula="of:=IF(ROW() &gt; [.$J$2] + 1; [.B326] - OFFSET([.B326]; -[.$J$2]; 0)*[.$L$2]^[.$J$2]; [.B326])" office:value-type="float" office:value="0.0140023455322758" calcext:value-type="float">
            <text:p>0.0140023455</text:p>
          </table:table-cell>
          <table:table-cell table:formula="of:=IMSUM(COMPLEX([.C326];0); IMPRODUCT([.D325]; [.$I$8]))" office:value-type="string" office:string-value="69,3306658403043+70,0082268999604i" calcext:value-type="string">
            <text:p>69,3306658403043+70,0082268999604i</text:p>
          </table:table-cell>
          <table:table-cell table:formula="of:=IMABS([.D326])" office:value-type="float" office:value="98.5286408083268" calcext:value-type="float">
            <text:p>98.5286408083</text:p>
          </table:table-cell>
          <table:table-cell table:formula="of:=IMREAL([.D326])" office:value-type="float" office:value="69.3306658403043" calcext:value-type="float">
            <text:p>69.3306658403</text:p>
          </table:table-cell>
          <table:table-cell table:formula="of:=IMAGINARY([.D32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26]+1" office:value-type="float" office:value="325" calcext:value-type="float">
            <text:p>325</text:p>
          </table:table-cell>
          <table:table-cell table:formula="of:=SIN([.$H$2]/[.$I$2]*[.A327]*2*PI()+[.$I$10])" office:value-type="float" office:value="0.707106781186562" calcext:value-type="float">
            <text:p>0.7071067812</text:p>
          </table:table-cell>
          <table:table-cell table:formula="of:=IF(ROW() &gt; [.$J$2] + 1; [.B327] - OFFSET([.B327]; -[.$J$2]; 0)*[.$L$2]^[.$J$2]; [.B327])" office:value-type="float" office:value="0.0140023455322735" calcext:value-type="float">
            <text:p>0.0140023455</text:p>
          </table:table-cell>
          <table:table-cell table:formula="of:=IMSUM(COMPLEX([.C327];0); IMPRODUCT([.D326]; [.$I$8]))" office:value-type="string" office:string-value="70,0152284228027-69,3237327737203i" calcext:value-type="string">
            <text:p>70,0152284228027-69,3237327737203i</text:p>
          </table:table-cell>
          <table:table-cell table:formula="of:=IMABS([.D327])" office:value-type="float" office:value="98.5287376189273" calcext:value-type="float">
            <text:p>98.5287376189</text:p>
          </table:table-cell>
          <table:table-cell table:formula="of:=IMREAL([.D327])" office:value-type="float" office:value="70.0152284228027" calcext:value-type="float">
            <text:p>70.0152284228</text:p>
          </table:table-cell>
          <table:table-cell table:formula="of:=IMAGINARY([.D327])" office:value-type="float" office:value="-69.3237327737203" calcext:value-type="float">
            <text:p>-69.3237327737</text:p>
          </table:table-cell>
          <table:table-cell table:number-columns-repeated="5"/>
        </table:table-row>
        <table:table-row table:style-name="ro1">
          <table:table-cell table:formula="of:=[.A327]+1" office:value-type="float" office:value="326" calcext:value-type="float">
            <text:p>326</text:p>
          </table:table-cell>
          <table:table-cell table:formula="of:=SIN([.$H$2]/[.$I$2]*[.A328]*2*PI()+[.$I$10])" office:value-type="float" office:value="-0.707106781186489" calcext:value-type="float">
            <text:p>-0.7071067812</text:p>
          </table:table-cell>
          <table:table-cell table:formula="of:=IF(ROW() &gt; [.$J$2] + 1; [.B328] - OFFSET([.B328]; -[.$J$2]; 0)*[.$L$2]^[.$J$2]; [.B328])" office:value-type="float" office:value="-0.0140023455322159" calcext:value-type="float">
            <text:p>-0.0140023455</text:p>
          </table:table-cell>
          <table:table-cell table:formula="of:=IMSUM(COMPLEX([.C328];0); IMPRODUCT([.D327]; [.$I$8]))" office:value-type="string" office:string-value="-69,3308027459751-70,0082268999604i" calcext:value-type="string">
            <text:p>-69,3308027459751-70,0082268999604i</text:p>
          </table:table-cell>
          <table:table-cell table:formula="of:=IMABS([.D328])" office:value-type="float" office:value="98.5287371434225" calcext:value-type="float">
            <text:p>98.5287371434</text:p>
          </table:table-cell>
          <table:table-cell table:formula="of:=IMREAL([.D328])" office:value-type="float" office:value="-69.3308027459751" calcext:value-type="float">
            <text:p>-69.330802746</text:p>
          </table:table-cell>
          <table:table-cell table:formula="of:=IMAGINARY([.D32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28]+1" office:value-type="float" office:value="327" calcext:value-type="float">
            <text:p>327</text:p>
          </table:table-cell>
          <table:table-cell table:formula="of:=SIN([.$H$2]/[.$I$2]*[.A329]*2*PI()+[.$I$10])" office:value-type="float" office:value="-0.70710678118657" calcext:value-type="float">
            <text:p>-0.7071067812</text:p>
          </table:table-cell>
          <table:table-cell table:formula="of:=IF(ROW() &gt; [.$J$2] + 1; [.B329] - OFFSET([.B329]; -[.$J$2]; 0)*[.$L$2]^[.$J$2]; [.B329])" office:value-type="float" office:value="-0.0140023455322935" calcext:value-type="float">
            <text:p>-0.0140023455</text:p>
          </table:table-cell>
          <table:table-cell table:formula="of:=IMSUM(COMPLEX([.C329];0); IMPRODUCT([.D328]; [.$I$8]))" office:value-type="string" office:string-value="-70,0152284228027+69,3238696657005i" calcext:value-type="string">
            <text:p>-70,0152284228027+69,3238696657005i</text:p>
          </table:table-cell>
          <table:table-cell table:formula="of:=IMABS([.D329])" office:value-type="float" office:value="98.5288339346623" calcext:value-type="float">
            <text:p>98.5288339347</text:p>
          </table:table-cell>
          <table:table-cell table:formula="of:=IMREAL([.D329])" office:value-type="float" office:value="-70.0152284228027" calcext:value-type="float">
            <text:p>-70.0152284228</text:p>
          </table:table-cell>
          <table:table-cell table:formula="of:=IMAGINARY([.D329])" office:value-type="float" office:value="69.3238696657005" calcext:value-type="float">
            <text:p>69.3238696657</text:p>
          </table:table-cell>
          <table:table-cell table:number-columns-repeated="5"/>
        </table:table-row>
        <table:table-row table:style-name="ro1">
          <table:table-cell table:formula="of:=[.A329]+1" office:value-type="float" office:value="328" calcext:value-type="float">
            <text:p>328</text:p>
          </table:table-cell>
          <table:table-cell table:formula="of:=SIN([.$H$2]/[.$I$2]*[.A330]*2*PI()+[.$I$10])" office:value-type="float" office:value="0.707106781186481" calcext:value-type="float">
            <text:p>0.7071067812</text:p>
          </table:table-cell>
          <table:table-cell table:formula="of:=IF(ROW() &gt; [.$J$2] + 1; [.B330] - OFFSET([.B330]; -[.$J$2]; 0)*[.$L$2]^[.$J$2]; [.B330])" office:value-type="float" office:value="0.0140023455322157" calcext:value-type="float">
            <text:p>0.0140023455</text:p>
          </table:table-cell>
          <table:table-cell table:formula="of:=IMSUM(COMPLEX([.C330];0); IMPRODUCT([.D329]; [.$I$8]))" office:value-type="string" office:string-value="69,3309396242661+70,0082268999604i" calcext:value-type="string">
            <text:p>69,3309396242661+70,0082268999604i</text:p>
          </table:table-cell>
          <table:table-cell table:formula="of:=IMABS([.D330])" office:value-type="float" office:value="98.5288334593482" calcext:value-type="float">
            <text:p>98.5288334593</text:p>
          </table:table-cell>
          <table:table-cell table:formula="of:=IMREAL([.D330])" office:value-type="float" office:value="69.3309396242661" calcext:value-type="float">
            <text:p>69.3309396243</text:p>
          </table:table-cell>
          <table:table-cell table:formula="of:=IMAGINARY([.D33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30]+1" office:value-type="float" office:value="329" calcext:value-type="float">
            <text:p>329</text:p>
          </table:table-cell>
          <table:table-cell table:formula="of:=SIN([.$H$2]/[.$I$2]*[.A331]*2*PI()+[.$I$10])" office:value-type="float" office:value="0.707106781186577" calcext:value-type="float">
            <text:p>0.7071067812</text:p>
          </table:table-cell>
          <table:table-cell table:formula="of:=IF(ROW() &gt; [.$J$2] + 1; [.B331] - OFFSET([.B331]; -[.$J$2]; 0)*[.$L$2]^[.$J$2]; [.B331])" office:value-type="float" office:value="0.0140023455322936" calcext:value-type="float">
            <text:p>0.0140023455</text:p>
          </table:table-cell>
          <table:table-cell table:formula="of:=IMSUM(COMPLEX([.C331];0); IMPRODUCT([.D330]; [.$I$8]))" office:value-type="string" office:string-value="70,0152284228027-69,3240065303037i" calcext:value-type="string">
            <text:p>70,0152284228027-69,3240065303037i</text:p>
          </table:table-cell>
          <table:table-cell table:formula="of:=IMABS([.D331])" office:value-type="float" office:value="98.5289302312312" calcext:value-type="float">
            <text:p>98.5289302312</text:p>
          </table:table-cell>
          <table:table-cell table:formula="of:=IMREAL([.D331])" office:value-type="float" office:value="70.0152284228027" calcext:value-type="float">
            <text:p>70.0152284228</text:p>
          </table:table-cell>
          <table:table-cell table:formula="of:=IMAGINARY([.D331])" office:value-type="float" office:value="-69.3240065303037" calcext:value-type="float">
            <text:p>-69.3240065303</text:p>
          </table:table-cell>
          <table:table-cell table:number-columns-repeated="5"/>
        </table:table-row>
        <table:table-row table:style-name="ro1">
          <table:table-cell table:formula="of:=[.A331]+1" office:value-type="float" office:value="330" calcext:value-type="float">
            <text:p>330</text:p>
          </table:table-cell>
          <table:table-cell table:formula="of:=SIN([.$H$2]/[.$I$2]*[.A332]*2*PI()+[.$I$10])" office:value-type="float" office:value="-0.707106781186474" calcext:value-type="float">
            <text:p>-0.7071067812</text:p>
          </table:table-cell>
          <table:table-cell table:formula="of:=IF(ROW() &gt; [.$J$2] + 1; [.B332] - OFFSET([.B332]; -[.$J$2]; 0)*[.$L$2]^[.$J$2]; [.B332])" office:value-type="float" office:value="-0.0140023455322155" calcext:value-type="float">
            <text:p>-0.0140023455</text:p>
          </table:table-cell>
          <table:table-cell table:formula="of:=IMSUM(COMPLEX([.C332];0); IMPRODUCT([.D331]; [.$I$8]))" office:value-type="string" office:string-value="-69,3310764751829-70,0082268999604i" calcext:value-type="string">
            <text:p>-69,3310764751829-70,0082268999604i</text:p>
          </table:table-cell>
          <table:table-cell table:formula="of:=IMABS([.D332])" office:value-type="float" office:value="98.5289297561077" calcext:value-type="float">
            <text:p>98.5289297561</text:p>
          </table:table-cell>
          <table:table-cell table:formula="of:=IMREAL([.D332])" office:value-type="float" office:value="-69.3310764751829" calcext:value-type="float">
            <text:p>-69.3310764752</text:p>
          </table:table-cell>
          <table:table-cell table:formula="of:=IMAGINARY([.D33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32]+1" office:value-type="float" office:value="331" calcext:value-type="float">
            <text:p>331</text:p>
          </table:table-cell>
          <table:table-cell table:formula="of:=SIN([.$H$2]/[.$I$2]*[.A333]*2*PI()+[.$I$10])" office:value-type="float" office:value="-0.707106781186585" calcext:value-type="float">
            <text:p>-0.7071067812</text:p>
          </table:table-cell>
          <table:table-cell table:formula="of:=IF(ROW() &gt; [.$J$2] + 1; [.B333] - OFFSET([.B333]; -[.$J$2]; 0)*[.$L$2]^[.$J$2]; [.B333])" office:value-type="float" office:value="-0.0140023455323134" calcext:value-type="float">
            <text:p>-0.0140023455</text:p>
          </table:table-cell>
          <table:table-cell table:formula="of:=IMSUM(COMPLEX([.C333];0); IMPRODUCT([.D332]; [.$I$8]))" office:value-type="string" office:string-value="-70,0152284228027+69,3241433675354i" calcext:value-type="string">
            <text:p>-70,0152284228027+69,3241433675354i</text:p>
          </table:table-cell>
          <table:table-cell table:formula="of:=IMABS([.D333])" office:value-type="float" office:value="98.5290265086378" calcext:value-type="float">
            <text:p>98.5290265086</text:p>
          </table:table-cell>
          <table:table-cell table:formula="of:=IMREAL([.D333])" office:value-type="float" office:value="-70.0152284228027" calcext:value-type="float">
            <text:p>-70.0152284228</text:p>
          </table:table-cell>
          <table:table-cell table:formula="of:=IMAGINARY([.D333])" office:value-type="float" office:value="69.3241433675354" calcext:value-type="float">
            <text:p>69.3241433675</text:p>
          </table:table-cell>
          <table:table-cell table:number-columns-repeated="5"/>
        </table:table-row>
        <table:table-row table:style-name="ro1">
          <table:table-cell table:formula="of:=[.A333]+1" office:value-type="float" office:value="332" calcext:value-type="float">
            <text:p>332</text:p>
          </table:table-cell>
          <table:table-cell table:formula="of:=SIN([.$H$2]/[.$I$2]*[.A334]*2*PI()+[.$I$10])" office:value-type="float" office:value="0.707106781186546" calcext:value-type="float">
            <text:p>0.7071067812</text:p>
          </table:table-cell>
          <table:table-cell table:formula="of:=IF(ROW() &gt; [.$J$2] + 1; [.B334] - OFFSET([.B334]; -[.$J$2]; 0)*[.$L$2]^[.$J$2]; [.B334])" office:value-type="float" office:value="0.0140023455322761" calcext:value-type="float">
            <text:p>0.0140023455</text:p>
          </table:table-cell>
          <table:table-cell table:formula="of:=IMSUM(COMPLEX([.C334];0); IMPRODUCT([.D333]; [.$I$8]))" office:value-type="string" office:string-value="69,3312132987309+70,0082268999604i" calcext:value-type="string">
            <text:p>69,3312132987309+70,0082268999604i</text:p>
          </table:table-cell>
          <table:table-cell table:formula="of:=IMABS([.D334])" office:value-type="float" office:value="98.5290260337047" calcext:value-type="float">
            <text:p>98.5290260337</text:p>
          </table:table-cell>
          <table:table-cell table:formula="of:=IMREAL([.D334])" office:value-type="float" office:value="69.3312132987309" calcext:value-type="float">
            <text:p>69.3312132987</text:p>
          </table:table-cell>
          <table:table-cell table:formula="of:=IMAGINARY([.D33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34]+1" office:value-type="float" office:value="333" calcext:value-type="float">
            <text:p>333</text:p>
          </table:table-cell>
          <table:table-cell table:formula="of:=SIN([.$H$2]/[.$I$2]*[.A335]*2*PI()+[.$I$10])" office:value-type="float" office:value="0.707106781186593" calcext:value-type="float">
            <text:p>0.7071067812</text:p>
          </table:table-cell>
          <table:table-cell table:formula="of:=IF(ROW() &gt; [.$J$2] + 1; [.B335] - OFFSET([.B335]; -[.$J$2]; 0)*[.$L$2]^[.$J$2]; [.B335])" office:value-type="float" office:value="0.0140023455323137" calcext:value-type="float">
            <text:p>0.0140023455</text:p>
          </table:table-cell>
          <table:table-cell table:formula="of:=IMSUM(COMPLEX([.C335];0); IMPRODUCT([.D334]; [.$I$8]))" office:value-type="string" office:string-value="70,0152284228027-69,324280177401i" calcext:value-type="string">
            <text:p>70,0152284228027-69,324280177401i</text:p>
          </table:table-cell>
          <table:table-cell table:formula="of:=IMABS([.D335])" office:value-type="float" office:value="98.5291227668857" calcext:value-type="float">
            <text:p>98.5291227669</text:p>
          </table:table-cell>
          <table:table-cell table:formula="of:=IMREAL([.D335])" office:value-type="float" office:value="70.0152284228027" calcext:value-type="float">
            <text:p>70.0152284228</text:p>
          </table:table-cell>
          <table:table-cell table:formula="of:=IMAGINARY([.D335])" office:value-type="float" office:value="-69.324280177401" calcext:value-type="float">
            <text:p>-69.3242801774</text:p>
          </table:table-cell>
          <table:table-cell table:number-columns-repeated="5"/>
        </table:table-row>
        <table:table-row table:style-name="ro1">
          <table:table-cell table:formula="of:=[.A335]+1" office:value-type="float" office:value="334" calcext:value-type="float">
            <text:p>334</text:p>
          </table:table-cell>
          <table:table-cell table:formula="of:=SIN([.$H$2]/[.$I$2]*[.A336]*2*PI()+[.$I$10])" office:value-type="float" office:value="-0.707106781186539" calcext:value-type="float">
            <text:p>-0.7071067812</text:p>
          </table:table-cell>
          <table:table-cell table:formula="of:=IF(ROW() &gt; [.$J$2] + 1; [.B336] - OFFSET([.B336]; -[.$J$2]; 0)*[.$L$2]^[.$J$2]; [.B336])" office:value-type="float" office:value="-0.0140023455322759" calcext:value-type="float">
            <text:p>-0.0140023455</text:p>
          </table:table-cell>
          <table:table-cell table:formula="of:=IMSUM(COMPLEX([.C336];0); IMPRODUCT([.D335]; [.$I$8]))" office:value-type="string" office:string-value="-69,3313500949156-70,0082268999604i" calcext:value-type="string">
            <text:p>-69,3313500949156-70,0082268999604i</text:p>
          </table:table-cell>
          <table:table-cell table:formula="of:=IMABS([.D336])" office:value-type="float" office:value="98.5291222921431" calcext:value-type="float">
            <text:p>98.5291222921</text:p>
          </table:table-cell>
          <table:table-cell table:formula="of:=IMREAL([.D336])" office:value-type="float" office:value="-69.3313500949156" calcext:value-type="float">
            <text:p>-69.3313500949</text:p>
          </table:table-cell>
          <table:table-cell table:formula="of:=IMAGINARY([.D33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36]+1" office:value-type="float" office:value="335" calcext:value-type="float">
            <text:p>335</text:p>
          </table:table-cell>
          <table:table-cell table:formula="of:=SIN([.$H$2]/[.$I$2]*[.A337]*2*PI()+[.$I$10])" office:value-type="float" office:value="-0.7071067811866" calcext:value-type="float">
            <text:p>-0.7071067812</text:p>
          </table:table-cell>
          <table:table-cell table:formula="of:=IF(ROW() &gt; [.$J$2] + 1; [.B337] - OFFSET([.B337]; -[.$J$2]; 0)*[.$L$2]^[.$J$2]; [.B337])" office:value-type="float" office:value="-0.0140023455323137" calcext:value-type="float">
            <text:p>-0.0140023455</text:p>
          </table:table-cell>
          <table:table-cell table:formula="of:=IMSUM(COMPLEX([.C337];0); IMPRODUCT([.D336]; [.$I$8]))" office:value-type="string" office:string-value="-70,0152284228027+69,3244169599061i" calcext:value-type="string">
            <text:p>-70,0152284228027+69,3244169599061i</text:p>
          </table:table-cell>
          <table:table-cell table:formula="of:=IMABS([.D337])" office:value-type="float" office:value="98.5292190059789" calcext:value-type="float">
            <text:p>98.529219006</text:p>
          </table:table-cell>
          <table:table-cell table:formula="of:=IMREAL([.D337])" office:value-type="float" office:value="-70.0152284228027" calcext:value-type="float">
            <text:p>-70.0152284228</text:p>
          </table:table-cell>
          <table:table-cell table:formula="of:=IMAGINARY([.D337])" office:value-type="float" office:value="69.3244169599061" calcext:value-type="float">
            <text:p>69.3244169599</text:p>
          </table:table-cell>
          <table:table-cell table:number-columns-repeated="5"/>
        </table:table-row>
        <table:table-row table:style-name="ro1">
          <table:table-cell table:formula="of:=[.A337]+1" office:value-type="float" office:value="336" calcext:value-type="float">
            <text:p>336</text:p>
          </table:table-cell>
          <table:table-cell table:formula="of:=SIN([.$H$2]/[.$I$2]*[.A338]*2*PI()+[.$I$10])" office:value-type="float" office:value="0.707106781186531" calcext:value-type="float">
            <text:p>0.7071067812</text:p>
          </table:table-cell>
          <table:table-cell table:formula="of:=IF(ROW() &gt; [.$J$2] + 1; [.B338] - OFFSET([.B338]; -[.$J$2]; 0)*[.$L$2]^[.$J$2]; [.B338])" office:value-type="float" office:value="0.014002345532256" calcext:value-type="float">
            <text:p>0.0140023455</text:p>
          </table:table-cell>
          <table:table-cell table:formula="of:=IMSUM(COMPLEX([.C338];0); IMPRODUCT([.D337]; [.$I$8]))" office:value-type="string" office:string-value="69,3314868637424+70,0082268999604i" calcext:value-type="string">
            <text:p>69,3314868637424+70,0082268999604i</text:p>
          </table:table-cell>
          <table:table-cell table:formula="of:=IMABS([.D338])" office:value-type="float" office:value="98.5292185314266" calcext:value-type="float">
            <text:p>98.5292185314</text:p>
          </table:table-cell>
          <table:table-cell table:formula="of:=IMREAL([.D338])" office:value-type="float" office:value="69.3314868637424" calcext:value-type="float">
            <text:p>69.3314868637</text:p>
          </table:table-cell>
          <table:table-cell table:formula="of:=IMAGINARY([.D33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38]+1" office:value-type="float" office:value="337" calcext:value-type="float">
            <text:p>337</text:p>
          </table:table-cell>
          <table:table-cell table:formula="of:=SIN([.$H$2]/[.$I$2]*[.A339]*2*PI()+[.$I$10])" office:value-type="float" office:value="0.707106781186608" calcext:value-type="float">
            <text:p>0.7071067812</text:p>
          </table:table-cell>
          <table:table-cell table:formula="of:=IF(ROW() &gt; [.$J$2] + 1; [.B339] - OFFSET([.B339]; -[.$J$2]; 0)*[.$L$2]^[.$J$2]; [.B339])" office:value-type="float" office:value="0.0140023455323336" calcext:value-type="float">
            <text:p>0.0140023455</text:p>
          </table:table-cell>
          <table:table-cell table:formula="of:=IMSUM(COMPLEX([.C339];0); IMPRODUCT([.D338]; [.$I$8]))" office:value-type="string" office:string-value="70,0152284228027-69,324553715056i" calcext:value-type="string">
            <text:p>70,0152284228027-69,324553715056i</text:p>
          </table:table-cell>
          <table:table-cell table:formula="of:=IMABS([.D339])" office:value-type="float" office:value="98.5293152259211" calcext:value-type="float">
            <text:p>98.5293152259</text:p>
          </table:table-cell>
          <table:table-cell table:formula="of:=IMREAL([.D339])" office:value-type="float" office:value="70.0152284228027" calcext:value-type="float">
            <text:p>70.0152284228</text:p>
          </table:table-cell>
          <table:table-cell table:formula="of:=IMAGINARY([.D339])" office:value-type="float" office:value="-69.324553715056" calcext:value-type="float">
            <text:p>-69.3245537151</text:p>
          </table:table-cell>
          <table:table-cell table:number-columns-repeated="5"/>
        </table:table-row>
        <table:table-row table:style-name="ro1">
          <table:table-cell table:formula="of:=[.A339]+1" office:value-type="float" office:value="338" calcext:value-type="float">
            <text:p>338</text:p>
          </table:table-cell>
          <table:table-cell table:formula="of:=SIN([.$H$2]/[.$I$2]*[.A340]*2*PI()+[.$I$10])" office:value-type="float" office:value="-0.707106781186524" calcext:value-type="float">
            <text:p>-0.7071067812</text:p>
          </table:table-cell>
          <table:table-cell table:formula="of:=IF(ROW() &gt; [.$J$2] + 1; [.B340] - OFFSET([.B340]; -[.$J$2]; 0)*[.$L$2]^[.$J$2]; [.B340])" office:value-type="float" office:value="-0.014002345532256" calcext:value-type="float">
            <text:p>-0.0140023455</text:p>
          </table:table-cell>
          <table:table-cell table:formula="of:=IMSUM(COMPLEX([.C340];0); IMPRODUCT([.D339]; [.$I$8]))" office:value-type="string" office:string-value="-69,3316236052168-70,0082268999604i" calcext:value-type="string">
            <text:p>-69,3316236052168-70,0082268999604i</text:p>
          </table:table-cell>
          <table:table-cell table:formula="of:=IMABS([.D340])" office:value-type="float" office:value="98.5293147515591" calcext:value-type="float">
            <text:p>98.5293147516</text:p>
          </table:table-cell>
          <table:table-cell table:formula="of:=IMREAL([.D340])" office:value-type="float" office:value="-69.3316236052168" calcext:value-type="float">
            <text:p>-69.3316236052</text:p>
          </table:table-cell>
          <table:table-cell table:formula="of:=IMAGINARY([.D34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40]+1" office:value-type="float" office:value="339" calcext:value-type="float">
            <text:p>339</text:p>
          </table:table-cell>
          <table:table-cell table:formula="of:=SIN([.$H$2]/[.$I$2]*[.A341]*2*PI()+[.$I$10])" office:value-type="float" office:value="-0.707106781186616" calcext:value-type="float">
            <text:p>-0.7071067812</text:p>
          </table:table-cell>
          <table:table-cell table:formula="of:=IF(ROW() &gt; [.$J$2] + 1; [.B341] - OFFSET([.B341]; -[.$J$2]; 0)*[.$L$2]^[.$J$2]; [.B341])" office:value-type="float" office:value="-0.0140023455323338" calcext:value-type="float">
            <text:p>-0.0140023455</text:p>
          </table:table-cell>
          <table:table-cell table:formula="of:=IMSUM(COMPLEX([.C341];0); IMPRODUCT([.D340]; [.$I$8]))" office:value-type="string" office:string-value="-70,0152284228027+69,3246904428563i" calcext:value-type="string">
            <text:p>-70,0152284228027+69,3246904428563i</text:p>
          </table:table-cell>
          <table:table-cell table:formula="of:=IMABS([.D341])" office:value-type="float" office:value="98.5294114267161" calcext:value-type="float">
            <text:p>98.5294114267</text:p>
          </table:table-cell>
          <table:table-cell table:formula="of:=IMREAL([.D341])" office:value-type="float" office:value="-70.0152284228027" calcext:value-type="float">
            <text:p>-70.0152284228</text:p>
          </table:table-cell>
          <table:table-cell table:formula="of:=IMAGINARY([.D341])" office:value-type="float" office:value="69.3246904428563" calcext:value-type="float">
            <text:p>69.3246904429</text:p>
          </table:table-cell>
          <table:table-cell table:number-columns-repeated="5"/>
        </table:table-row>
        <table:table-row table:style-name="ro1">
          <table:table-cell table:formula="of:=[.A341]+1" office:value-type="float" office:value="340" calcext:value-type="float">
            <text:p>340</text:p>
          </table:table-cell>
          <table:table-cell table:formula="of:=SIN([.$H$2]/[.$I$2]*[.A342]*2*PI()+[.$I$10])" office:value-type="float" office:value="0.707106781186516" calcext:value-type="float">
            <text:p>0.7071067812</text:p>
          </table:table-cell>
          <table:table-cell table:formula="of:=IF(ROW() &gt; [.$J$2] + 1; [.B342] - OFFSET([.B342]; -[.$J$2]; 0)*[.$L$2]^[.$J$2]; [.B342])" office:value-type="float" office:value="0.0140023455322557" calcext:value-type="float">
            <text:p>0.0140023455</text:p>
          </table:table-cell>
          <table:table-cell table:formula="of:=IMSUM(COMPLEX([.C342];0); IMPRODUCT([.D341]; [.$I$8]))" office:value-type="string" office:string-value="69,3317603193443+70,0082268999604i" calcext:value-type="string">
            <text:p>69,3317603193443+70,0082268999604i</text:p>
          </table:table-cell>
          <table:table-cell table:formula="of:=IMABS([.D342])" office:value-type="float" office:value="98.5294109525442" calcext:value-type="float">
            <text:p>98.5294109525</text:p>
          </table:table-cell>
          <table:table-cell table:formula="of:=IMREAL([.D342])" office:value-type="float" office:value="69.3317603193443" calcext:value-type="float">
            <text:p>69.3317603193</text:p>
          </table:table-cell>
          <table:table-cell table:formula="of:=IMAGINARY([.D34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42]+1" office:value-type="float" office:value="341" calcext:value-type="float">
            <text:p>341</text:p>
          </table:table-cell>
          <table:table-cell table:formula="of:=SIN([.$H$2]/[.$I$2]*[.A343]*2*PI()+[.$I$10])" office:value-type="float" office:value="0.707106781186623" calcext:value-type="float">
            <text:p>0.7071067812</text:p>
          </table:table-cell>
          <table:table-cell table:formula="of:=IF(ROW() &gt; [.$J$2] + 1; [.B343] - OFFSET([.B343]; -[.$J$2]; 0)*[.$L$2]^[.$J$2]; [.B343])" office:value-type="float" office:value="0.0140023455323339" calcext:value-type="float">
            <text:p>0.0140023455</text:p>
          </table:table-cell>
          <table:table-cell table:formula="of:=IMSUM(COMPLEX([.C343];0); IMPRODUCT([.D342]; [.$I$8]))" office:value-type="string" office:string-value="70,0152284228027-69,3248271433124i" calcext:value-type="string">
            <text:p>70,0152284228027-69,3248271433124i</text:p>
          </table:table-cell>
          <table:table-cell table:formula="of:=IMABS([.D343])" office:value-type="float" office:value="98.5295076083677" calcext:value-type="float">
            <text:p>98.5295076084</text:p>
          </table:table-cell>
          <table:table-cell table:formula="of:=IMREAL([.D343])" office:value-type="float" office:value="70.0152284228027" calcext:value-type="float">
            <text:p>70.0152284228</text:p>
          </table:table-cell>
          <table:table-cell table:formula="of:=IMAGINARY([.D343])" office:value-type="float" office:value="-69.3248271433124" calcext:value-type="float">
            <text:p>-69.3248271433</text:p>
          </table:table-cell>
          <table:table-cell table:number-columns-repeated="5"/>
        </table:table-row>
        <table:table-row table:style-name="ro1">
          <table:table-cell table:formula="of:=[.A343]+1" office:value-type="float" office:value="342" calcext:value-type="float">
            <text:p>342</text:p>
          </table:table-cell>
          <table:table-cell table:formula="of:=SIN([.$H$2]/[.$I$2]*[.A344]*2*PI()+[.$I$10])" office:value-type="float" office:value="-0.707106781186508" calcext:value-type="float">
            <text:p>-0.7071067812</text:p>
          </table:table-cell>
          <table:table-cell table:formula="of:=IF(ROW() &gt; [.$J$2] + 1; [.B344] - OFFSET([.B344]; -[.$J$2]; 0)*[.$L$2]^[.$J$2]; [.B344])" office:value-type="float" office:value="-0.0140023455322359" calcext:value-type="float">
            <text:p>-0.0140023455</text:p>
          </table:table-cell>
          <table:table-cell table:formula="of:=IMSUM(COMPLEX([.C344];0); IMPRODUCT([.D343]; [.$I$8]))" office:value-type="string" office:string-value="-69,3318970061303-70,0082268999604i" calcext:value-type="string">
            <text:p>-69,3318970061303-70,0082268999604i</text:p>
          </table:table-cell>
          <table:table-cell table:formula="of:=IMABS([.D344])" office:value-type="float" office:value="98.5295071343859" calcext:value-type="float">
            <text:p>98.5295071344</text:p>
          </table:table-cell>
          <table:table-cell table:formula="of:=IMREAL([.D344])" office:value-type="float" office:value="-69.3318970061303" calcext:value-type="float">
            <text:p>-69.3318970061</text:p>
          </table:table-cell>
          <table:table-cell table:formula="of:=IMAGINARY([.D34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44]+1" office:value-type="float" office:value="343" calcext:value-type="float">
            <text:p>343</text:p>
          </table:table-cell>
          <table:table-cell table:formula="of:=SIN([.$H$2]/[.$I$2]*[.A345]*2*PI()+[.$I$10])" office:value-type="float" office:value="-0.70710678118655" calcext:value-type="float">
            <text:p>-0.7071067812</text:p>
          </table:table-cell>
          <table:table-cell table:formula="of:=IF(ROW() &gt; [.$J$2] + 1; [.B345] - OFFSET([.B345]; -[.$J$2]; 0)*[.$L$2]^[.$J$2]; [.B345])" office:value-type="float" office:value="-0.0140023455322733" calcext:value-type="float">
            <text:p>-0.0140023455</text:p>
          </table:table-cell>
          <table:table-cell table:formula="of:=IMSUM(COMPLEX([.C345];0); IMPRODUCT([.D344]; [.$I$8]))" office:value-type="string" office:string-value="-70,0152284228027+69,3249638164297i" calcext:value-type="string">
            <text:p>-70,0152284228027+69,3249638164297i</text:p>
          </table:table-cell>
          <table:table-cell table:formula="of:=IMABS([.D345])" office:value-type="float" office:value="98.5296037708796" calcext:value-type="float">
            <text:p>98.5296037709</text:p>
          </table:table-cell>
          <table:table-cell table:formula="of:=IMREAL([.D345])" office:value-type="float" office:value="-70.0152284228027" calcext:value-type="float">
            <text:p>-70.0152284228</text:p>
          </table:table-cell>
          <table:table-cell table:formula="of:=IMAGINARY([.D345])" office:value-type="float" office:value="69.3249638164297" calcext:value-type="float">
            <text:p>69.3249638164</text:p>
          </table:table-cell>
          <table:table-cell table:number-columns-repeated="5"/>
        </table:table-row>
        <table:table-row table:style-name="ro1">
          <table:table-cell table:formula="of:=[.A345]+1" office:value-type="float" office:value="344" calcext:value-type="float">
            <text:p>344</text:p>
          </table:table-cell>
          <table:table-cell table:formula="of:=SIN([.$H$2]/[.$I$2]*[.A346]*2*PI()+[.$I$10])" office:value-type="float" office:value="0.707106781186501" calcext:value-type="float">
            <text:p>0.7071067812</text:p>
          </table:table-cell>
          <table:table-cell table:formula="of:=IF(ROW() &gt; [.$J$2] + 1; [.B346] - OFFSET([.B346]; -[.$J$2]; 0)*[.$L$2]^[.$J$2]; [.B346])" office:value-type="float" office:value="0.0140023455322358" calcext:value-type="float">
            <text:p>0.0140023455</text:p>
          </table:table-cell>
          <table:table-cell table:formula="of:=IMSUM(COMPLEX([.C346];0); IMPRODUCT([.D345]; [.$I$8]))" office:value-type="string" office:string-value="69,3320336655803+70,0082268999604i" calcext:value-type="string">
            <text:p>69,3320336655803+70,0082268999604i</text:p>
          </table:table-cell>
          <table:table-cell table:formula="of:=IMABS([.D346])" office:value-type="float" office:value="98.5296032970878" calcext:value-type="float">
            <text:p>98.5296032971</text:p>
          </table:table-cell>
          <table:table-cell table:formula="of:=IMREAL([.D346])" office:value-type="float" office:value="69.3320336655803" calcext:value-type="float">
            <text:p>69.3320336656</text:p>
          </table:table-cell>
          <table:table-cell table:formula="of:=IMAGINARY([.D34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46]+1" office:value-type="float" office:value="345" calcext:value-type="float">
            <text:p>345</text:p>
          </table:table-cell>
          <table:table-cell table:formula="of:=SIN([.$H$2]/[.$I$2]*[.A347]*2*PI()+[.$I$10])" office:value-type="float" office:value="0.707106781186558" calcext:value-type="float">
            <text:p>0.7071067812</text:p>
          </table:table-cell>
          <table:table-cell table:formula="of:=IF(ROW() &gt; [.$J$2] + 1; [.B347] - OFFSET([.B347]; -[.$J$2]; 0)*[.$L$2]^[.$J$2]; [.B347])" office:value-type="float" office:value="0.0140023455322736" calcext:value-type="float">
            <text:p>0.0140023455</text:p>
          </table:table-cell>
          <table:table-cell table:formula="of:=IMSUM(COMPLEX([.C347];0); IMPRODUCT([.D346]; [.$I$8]))" office:value-type="string" office:string-value="70,0152284228027-69,3251004622137i" calcext:value-type="string">
            <text:p>70,0152284228027-69,3251004622137i</text:p>
          </table:table-cell>
          <table:table-cell table:formula="of:=IMABS([.D347])" office:value-type="float" office:value="98.5296999142556" calcext:value-type="float">
            <text:p>98.5296999143</text:p>
          </table:table-cell>
          <table:table-cell table:formula="of:=IMREAL([.D347])" office:value-type="float" office:value="70.0152284228027" calcext:value-type="float">
            <text:p>70.0152284228</text:p>
          </table:table-cell>
          <table:table-cell table:formula="of:=IMAGINARY([.D347])" office:value-type="float" office:value="-69.3251004622137" calcext:value-type="float">
            <text:p>-69.3251004622</text:p>
          </table:table-cell>
          <table:table-cell table:number-columns-repeated="5"/>
        </table:table-row>
        <table:table-row table:style-name="ro1">
          <table:table-cell table:formula="of:=[.A347]+1" office:value-type="float" office:value="346" calcext:value-type="float">
            <text:p>346</text:p>
          </table:table-cell>
          <table:table-cell table:formula="of:=SIN([.$H$2]/[.$I$2]*[.A348]*2*PI()+[.$I$10])" office:value-type="float" office:value="-0.707106781186493" calcext:value-type="float">
            <text:p>-0.7071067812</text:p>
          </table:table-cell>
          <table:table-cell table:formula="of:=IF(ROW() &gt; [.$J$2] + 1; [.B348] - OFFSET([.B348]; -[.$J$2]; 0)*[.$L$2]^[.$J$2]; [.B348])" office:value-type="float" office:value="-0.0140023455322356" calcext:value-type="float">
            <text:p>-0.0140023455</text:p>
          </table:table-cell>
          <table:table-cell table:formula="of:=IMSUM(COMPLEX([.C348];0); IMPRODUCT([.D347]; [.$I$8]))" office:value-type="string" office:string-value="-69,3321702976997-70,0082268999604i" calcext:value-type="string">
            <text:p>-69,3321702976997-70,0082268999604i</text:p>
          </table:table-cell>
          <table:table-cell table:formula="of:=IMABS([.D348])" office:value-type="float" office:value="98.5296994406538" calcext:value-type="float">
            <text:p>98.5296994407</text:p>
          </table:table-cell>
          <table:table-cell table:formula="of:=IMREAL([.D348])" office:value-type="float" office:value="-69.3321702976997" calcext:value-type="float">
            <text:p>-69.3321702977</text:p>
          </table:table-cell>
          <table:table-cell table:formula="of:=IMAGINARY([.D34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48]+1" office:value-type="float" office:value="347" calcext:value-type="float">
            <text:p>347</text:p>
          </table:table-cell>
          <table:table-cell table:formula="of:=SIN([.$H$2]/[.$I$2]*[.A349]*2*PI()+[.$I$10])" office:value-type="float" office:value="-0.707106781186566" calcext:value-type="float">
            <text:p>-0.7071067812</text:p>
          </table:table-cell>
          <table:table-cell table:formula="of:=IF(ROW() &gt; [.$J$2] + 1; [.B349] - OFFSET([.B349]; -[.$J$2]; 0)*[.$L$2]^[.$J$2]; [.B349])" office:value-type="float" office:value="-0.0140023455322934" calcext:value-type="float">
            <text:p>-0.0140023455</text:p>
          </table:table-cell>
          <table:table-cell table:formula="of:=IMSUM(COMPLEX([.C349];0); IMPRODUCT([.D348]; [.$I$8]))" office:value-type="string" office:string-value="-70,0152284228027+69,3252370806699i" calcext:value-type="string">
            <text:p>-70,0152284228027+69,3252370806699i</text:p>
          </table:table-cell>
          <table:table-cell table:formula="of:=IMABS([.D349])" office:value-type="float" office:value="98.5297960384996" calcext:value-type="float">
            <text:p>98.5297960385</text:p>
          </table:table-cell>
          <table:table-cell table:formula="of:=IMREAL([.D349])" office:value-type="float" office:value="-70.0152284228027" calcext:value-type="float">
            <text:p>-70.0152284228</text:p>
          </table:table-cell>
          <table:table-cell table:formula="of:=IMAGINARY([.D349])" office:value-type="float" office:value="69.3252370806699" calcext:value-type="float">
            <text:p>69.3252370807</text:p>
          </table:table-cell>
          <table:table-cell table:number-columns-repeated="5"/>
        </table:table-row>
        <table:table-row table:style-name="ro1">
          <table:table-cell table:formula="of:=[.A349]+1" office:value-type="float" office:value="348" calcext:value-type="float">
            <text:p>348</text:p>
          </table:table-cell>
          <table:table-cell table:formula="of:=SIN([.$H$2]/[.$I$2]*[.A350]*2*PI()+[.$I$10])" office:value-type="float" office:value="0.707106781186485" calcext:value-type="float">
            <text:p>0.7071067812</text:p>
          </table:table-cell>
          <table:table-cell table:formula="of:=IF(ROW() &gt; [.$J$2] + 1; [.B350] - OFFSET([.B350]; -[.$J$2]; 0)*[.$L$2]^[.$J$2]; [.B350])" office:value-type="float" office:value="0.0140023455322157" calcext:value-type="float">
            <text:p>0.0140023455</text:p>
          </table:table-cell>
          <table:table-cell table:formula="of:=IMSUM(COMPLEX([.C350];0); IMPRODUCT([.D349]; [.$I$8]))" office:value-type="string" office:string-value="69,332306902494+70,0082268999604i" calcext:value-type="string">
            <text:p>69,332306902494+70,0082268999604i</text:p>
          </table:table-cell>
          <table:table-cell table:formula="of:=IMABS([.D350])" office:value-type="float" office:value="98.5297955650876" calcext:value-type="float">
            <text:p>98.5297955651</text:p>
          </table:table-cell>
          <table:table-cell table:formula="of:=IMREAL([.D350])" office:value-type="float" office:value="69.332306902494" calcext:value-type="float">
            <text:p>69.3323069025</text:p>
          </table:table-cell>
          <table:table-cell table:formula="of:=IMAGINARY([.D35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50]+1" office:value-type="float" office:value="349" calcext:value-type="float">
            <text:p>349</text:p>
          </table:table-cell>
          <table:table-cell table:formula="of:=SIN([.$H$2]/[.$I$2]*[.A351]*2*PI()+[.$I$10])" office:value-type="float" office:value="0.707106781186573" calcext:value-type="float">
            <text:p>0.7071067812</text:p>
          </table:table-cell>
          <table:table-cell table:formula="of:=IF(ROW() &gt; [.$J$2] + 1; [.B351] - OFFSET([.B351]; -[.$J$2]; 0)*[.$L$2]^[.$J$2]; [.B351])" office:value-type="float" office:value="0.0140023455322935" calcext:value-type="float">
            <text:p>0.0140023455</text:p>
          </table:table-cell>
          <table:table-cell table:formula="of:=IMSUM(COMPLEX([.C351];0); IMPRODUCT([.D350]; [.$I$8]))" office:value-type="string" office:string-value="70,0152284228027-69,3253736718037i" calcext:value-type="string">
            <text:p>70,0152284228027-69,3253736718037i</text:p>
          </table:table-cell>
          <table:table-cell table:formula="of:=IMABS([.D351])" office:value-type="float" office:value="98.5298921436153" calcext:value-type="float">
            <text:p>98.5298921436</text:p>
          </table:table-cell>
          <table:table-cell table:formula="of:=IMREAL([.D351])" office:value-type="float" office:value="70.0152284228027" calcext:value-type="float">
            <text:p>70.0152284228</text:p>
          </table:table-cell>
          <table:table-cell table:formula="of:=IMAGINARY([.D351])" office:value-type="float" office:value="-69.3253736718037" calcext:value-type="float">
            <text:p>-69.3253736718</text:p>
          </table:table-cell>
          <table:table-cell table:number-columns-repeated="5"/>
        </table:table-row>
        <table:table-row table:style-name="ro1">
          <table:table-cell table:formula="of:=[.A351]+1" office:value-type="float" office:value="350" calcext:value-type="float">
            <text:p>350</text:p>
          </table:table-cell>
          <table:table-cell table:formula="of:=SIN([.$H$2]/[.$I$2]*[.A352]*2*PI()+[.$I$10])" office:value-type="float" office:value="-0.707106781186478" calcext:value-type="float">
            <text:p>-0.7071067812</text:p>
          </table:table-cell>
          <table:table-cell table:formula="of:=IF(ROW() &gt; [.$J$2] + 1; [.B352] - OFFSET([.B352]; -[.$J$2]; 0)*[.$L$2]^[.$J$2]; [.B352])" office:value-type="float" office:value="-0.0140023455322157" calcext:value-type="float">
            <text:p>-0.0140023455</text:p>
          </table:table-cell>
          <table:table-cell table:formula="of:=IMSUM(COMPLEX([.C352];0); IMPRODUCT([.D351]; [.$I$8]))" office:value-type="string" office:string-value="-69,3324434799687-70,0082268999604i" calcext:value-type="string">
            <text:p>-69,3324434799687-70,0082268999604i</text:p>
          </table:table-cell>
          <table:table-cell table:formula="of:=IMABS([.D352])" office:value-type="float" office:value="98.5298916703931" calcext:value-type="float">
            <text:p>98.5298916704</text:p>
          </table:table-cell>
          <table:table-cell table:formula="of:=IMREAL([.D352])" office:value-type="float" office:value="-69.3324434799687" calcext:value-type="float">
            <text:p>-69.33244348</text:p>
          </table:table-cell>
          <table:table-cell table:formula="of:=IMAGINARY([.D35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52]+1" office:value-type="float" office:value="351" calcext:value-type="float">
            <text:p>351</text:p>
          </table:table-cell>
          <table:table-cell table:formula="of:=SIN([.$H$2]/[.$I$2]*[.A353]*2*PI()+[.$I$10])" office:value-type="float" office:value="-0.707106781186581" calcext:value-type="float">
            <text:p>-0.7071067812</text:p>
          </table:table-cell>
          <table:table-cell table:formula="of:=IF(ROW() &gt; [.$J$2] + 1; [.B353] - OFFSET([.B353]; -[.$J$2]; 0)*[.$L$2]^[.$J$2]; [.B353])" office:value-type="float" office:value="-0.0140023455322937" calcext:value-type="float">
            <text:p>-0.0140023455</text:p>
          </table:table-cell>
          <table:table-cell table:formula="of:=IMSUM(COMPLEX([.C353];0); IMPRODUCT([.D352]; [.$I$8]))" office:value-type="string" office:string-value="-70,0152284228027+69,3255102356207i" calcext:value-type="string">
            <text:p>-70,0152284228027+69,3255102356207i</text:p>
          </table:table-cell>
          <table:table-cell table:formula="of:=IMABS([.D353])" office:value-type="float" office:value="98.5299882296065" calcext:value-type="float">
            <text:p>98.5299882296</text:p>
          </table:table-cell>
          <table:table-cell table:formula="of:=IMREAL([.D353])" office:value-type="float" office:value="-70.0152284228027" calcext:value-type="float">
            <text:p>-70.0152284228</text:p>
          </table:table-cell>
          <table:table-cell table:formula="of:=IMAGINARY([.D353])" office:value-type="float" office:value="69.3255102356207" calcext:value-type="float">
            <text:p>69.3255102356</text:p>
          </table:table-cell>
          <table:table-cell table:number-columns-repeated="5"/>
        </table:table-row>
        <table:table-row table:style-name="ro1">
          <table:table-cell table:formula="of:=[.A353]+1" office:value-type="float" office:value="352" calcext:value-type="float">
            <text:p>352</text:p>
          </table:table-cell>
          <table:table-cell table:formula="of:=SIN([.$H$2]/[.$I$2]*[.A354]*2*PI()+[.$I$10])" office:value-type="float" office:value="0.70710678118647" calcext:value-type="float">
            <text:p>0.7071067812</text:p>
          </table:table-cell>
          <table:table-cell table:formula="of:=IF(ROW() &gt; [.$J$2] + 1; [.B354] - OFFSET([.B354]; -[.$J$2]; 0)*[.$L$2]^[.$J$2]; [.B354])" office:value-type="float" office:value="0.0140023455322154" calcext:value-type="float">
            <text:p>0.0140023455</text:p>
          </table:table-cell>
          <table:table-cell table:formula="of:=IMSUM(COMPLEX([.C354];0); IMPRODUCT([.D353]; [.$I$8]))" office:value-type="string" office:string-value="69,3325800301293+70,0082268999604i" calcext:value-type="string">
            <text:p>69,3325800301293+70,0082268999604i</text:p>
          </table:table-cell>
          <table:table-cell table:formula="of:=IMABS([.D354])" office:value-type="float" office:value="98.529987756574" calcext:value-type="float">
            <text:p>98.5299877566</text:p>
          </table:table-cell>
          <table:table-cell table:formula="of:=IMREAL([.D354])" office:value-type="float" office:value="69.3325800301293" calcext:value-type="float">
            <text:p>69.3325800301</text:p>
          </table:table-cell>
          <table:table-cell table:formula="of:=IMAGINARY([.D35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54]+1" office:value-type="float" office:value="353" calcext:value-type="float">
            <text:p>353</text:p>
          </table:table-cell>
          <table:table-cell table:formula="of:=SIN([.$H$2]/[.$I$2]*[.A355]*2*PI()+[.$I$10])" office:value-type="float" office:value="0.707106781186589" calcext:value-type="float">
            <text:p>0.7071067812</text:p>
          </table:table-cell>
          <table:table-cell table:formula="of:=IF(ROW() &gt; [.$J$2] + 1; [.B355] - OFFSET([.B355]; -[.$J$2]; 0)*[.$L$2]^[.$J$2]; [.B355])" office:value-type="float" office:value="0.0140023455323135" calcext:value-type="float">
            <text:p>0.0140023455</text:p>
          </table:table-cell>
          <table:table-cell table:formula="of:=IMSUM(COMPLEX([.C355];0); IMPRODUCT([.D354]; [.$I$8]))" office:value-type="string" office:string-value="70,0152284228027-69,3256467721263i" calcext:value-type="string">
            <text:p>70,0152284228027-69,3256467721263i</text:p>
          </table:table-cell>
          <table:table-cell table:formula="of:=IMABS([.D355])" office:value-type="float" office:value="98.530084296477" calcext:value-type="float">
            <text:p>98.5300842965</text:p>
          </table:table-cell>
          <table:table-cell table:formula="of:=IMREAL([.D355])" office:value-type="float" office:value="70.0152284228027" calcext:value-type="float">
            <text:p>70.0152284228</text:p>
          </table:table-cell>
          <table:table-cell table:formula="of:=IMAGINARY([.D355])" office:value-type="float" office:value="-69.3256467721263" calcext:value-type="float">
            <text:p>-69.3256467721</text:p>
          </table:table-cell>
          <table:table-cell table:number-columns-repeated="5"/>
        </table:table-row>
        <table:table-row table:style-name="ro1">
          <table:table-cell table:formula="of:=[.A355]+1" office:value-type="float" office:value="354" calcext:value-type="float">
            <text:p>354</text:p>
          </table:table-cell>
          <table:table-cell table:formula="of:=SIN([.$H$2]/[.$I$2]*[.A356]*2*PI()+[.$I$10])" office:value-type="float" office:value="-0.707106781186543" calcext:value-type="float">
            <text:p>-0.7071067812</text:p>
          </table:table-cell>
          <table:table-cell table:formula="of:=IF(ROW() &gt; [.$J$2] + 1; [.B356] - OFFSET([.B356]; -[.$J$2]; 0)*[.$L$2]^[.$J$2]; [.B356])" office:value-type="float" office:value="-0.014002345532276" calcext:value-type="float">
            <text:p>-0.0140023455</text:p>
          </table:table-cell>
          <table:table-cell table:formula="of:=IMSUM(COMPLEX([.C356];0); IMPRODUCT([.D355]; [.$I$8]))" office:value-type="string" office:string-value="-69,3327165529814-70,0082268999604i" calcext:value-type="string">
            <text:p>-69,3327165529814-70,0082268999604i</text:p>
          </table:table-cell>
          <table:table-cell table:formula="of:=IMABS([.D356])" office:value-type="float" office:value="98.5300838236343" calcext:value-type="float">
            <text:p>98.5300838236</text:p>
          </table:table-cell>
          <table:table-cell table:formula="of:=IMREAL([.D356])" office:value-type="float" office:value="-69.3327165529814" calcext:value-type="float">
            <text:p>-69.332716553</text:p>
          </table:table-cell>
          <table:table-cell table:formula="of:=IMAGINARY([.D35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56]+1" office:value-type="float" office:value="355" calcext:value-type="float">
            <text:p>355</text:p>
          </table:table-cell>
          <table:table-cell table:formula="of:=SIN([.$H$2]/[.$I$2]*[.A357]*2*PI()+[.$I$10])" office:value-type="float" office:value="-0.707106781186596" calcext:value-type="float">
            <text:p>-0.7071067812</text:p>
          </table:table-cell>
          <table:table-cell table:formula="of:=IF(ROW() &gt; [.$J$2] + 1; [.B357] - OFFSET([.B357]; -[.$J$2]; 0)*[.$L$2]^[.$J$2]; [.B357])" office:value-type="float" office:value="-0.0140023455323137" calcext:value-type="float">
            <text:p>-0.0140023455</text:p>
          </table:table-cell>
          <table:table-cell table:formula="of:=IMSUM(COMPLEX([.C357];0); IMPRODUCT([.D356]; [.$I$8]))" office:value-type="string" office:string-value="-70,0152284228027+69,3257832813261i" calcext:value-type="string">
            <text:p>-70,0152284228027+69,3257832813261i</text:p>
          </table:table-cell>
          <table:table-cell table:formula="of:=IMABS([.D357])" office:value-type="float" office:value="98.5301803442307" calcext:value-type="float">
            <text:p>98.5301803442</text:p>
          </table:table-cell>
          <table:table-cell table:formula="of:=IMREAL([.D357])" office:value-type="float" office:value="-70.0152284228027" calcext:value-type="float">
            <text:p>-70.0152284228</text:p>
          </table:table-cell>
          <table:table-cell table:formula="of:=IMAGINARY([.D357])" office:value-type="float" office:value="69.3257832813261" calcext:value-type="float">
            <text:p>69.3257832813</text:p>
          </table:table-cell>
          <table:table-cell table:number-columns-repeated="5"/>
        </table:table-row>
        <table:table-row table:style-name="ro1">
          <table:table-cell table:formula="of:=[.A357]+1" office:value-type="float" office:value="356" calcext:value-type="float">
            <text:p>356</text:p>
          </table:table-cell>
          <table:table-cell table:formula="of:=SIN([.$H$2]/[.$I$2]*[.A358]*2*PI()+[.$I$10])" office:value-type="float" office:value="0.707106781186535" calcext:value-type="float">
            <text:p>0.7071067812</text:p>
          </table:table-cell>
          <table:table-cell table:formula="of:=IF(ROW() &gt; [.$J$2] + 1; [.B358] - OFFSET([.B358]; -[.$J$2]; 0)*[.$L$2]^[.$J$2]; [.B358])" office:value-type="float" office:value="0.0140023455322759" calcext:value-type="float">
            <text:p>0.0140023455</text:p>
          </table:table-cell>
          <table:table-cell table:formula="of:=IMSUM(COMPLEX([.C358];0); IMPRODUCT([.D357]; [.$I$8]))" office:value-type="string" office:string-value="69,3328530485303+70,0082268999604i" calcext:value-type="string">
            <text:p>69,3328530485303+70,0082268999604i</text:p>
          </table:table-cell>
          <table:table-cell table:formula="of:=IMABS([.D358])" office:value-type="float" office:value="98.5301798715776" calcext:value-type="float">
            <text:p>98.5301798716</text:p>
          </table:table-cell>
          <table:table-cell table:formula="of:=IMREAL([.D358])" office:value-type="float" office:value="69.3328530485303" calcext:value-type="float">
            <text:p>69.3328530485</text:p>
          </table:table-cell>
          <table:table-cell table:formula="of:=IMAGINARY([.D35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58]+1" office:value-type="float" office:value="357" calcext:value-type="float">
            <text:p>357</text:p>
          </table:table-cell>
          <table:table-cell table:formula="of:=SIN([.$H$2]/[.$I$2]*[.A359]*2*PI()+[.$I$10])" office:value-type="float" office:value="0.707106781186604" calcext:value-type="float">
            <text:p>0.7071067812</text:p>
          </table:table-cell>
          <table:table-cell table:formula="of:=IF(ROW() &gt; [.$J$2] + 1; [.B359] - OFFSET([.B359]; -[.$J$2]; 0)*[.$L$2]^[.$J$2]; [.B359])" office:value-type="float" office:value="0.0140023455323139" calcext:value-type="float">
            <text:p>0.0140023455</text:p>
          </table:table-cell>
          <table:table-cell table:formula="of:=IMSUM(COMPLEX([.C359];0); IMPRODUCT([.D358]; [.$I$8]))" office:value-type="string" office:string-value="70,0152284228027-69,3259197632254i" calcext:value-type="string">
            <text:p>70,0152284228027-69,3259197632254i</text:p>
          </table:table-cell>
          <table:table-cell table:formula="of:=IMABS([.D359])" office:value-type="float" office:value="98.5302763728713" calcext:value-type="float">
            <text:p>98.5302763729</text:p>
          </table:table-cell>
          <table:table-cell table:formula="of:=IMREAL([.D359])" office:value-type="float" office:value="70.0152284228027" calcext:value-type="float">
            <text:p>70.0152284228</text:p>
          </table:table-cell>
          <table:table-cell table:formula="of:=IMAGINARY([.D359])" office:value-type="float" office:value="-69.3259197632254" calcext:value-type="float">
            <text:p>-69.3259197632</text:p>
          </table:table-cell>
          <table:table-cell table:number-columns-repeated="5"/>
        </table:table-row>
        <table:table-row table:style-name="ro1">
          <table:table-cell table:formula="of:=[.A359]+1" office:value-type="float" office:value="358" calcext:value-type="float">
            <text:p>358</text:p>
          </table:table-cell>
          <table:table-cell table:formula="of:=SIN([.$H$2]/[.$I$2]*[.A360]*2*PI()+[.$I$10])" office:value-type="float" office:value="-0.707106781186528" calcext:value-type="float">
            <text:p>-0.7071067812</text:p>
          </table:table-cell>
          <table:table-cell table:formula="of:=IF(ROW() &gt; [.$J$2] + 1; [.B360] - OFFSET([.B360]; -[.$J$2]; 0)*[.$L$2]^[.$J$2]; [.B360])" office:value-type="float" office:value="-0.0140023455322559" calcext:value-type="float">
            <text:p>-0.0140023455</text:p>
          </table:table-cell>
          <table:table-cell table:formula="of:=IMSUM(COMPLEX([.C360];0); IMPRODUCT([.D359]; [.$I$8]))" office:value-type="string" office:string-value="-69,3329895167814-70,0082268999604i" calcext:value-type="string">
            <text:p>-69,3329895167814-70,0082268999604i</text:p>
          </table:table-cell>
          <table:table-cell table:formula="of:=IMABS([.D360])" office:value-type="float" office:value="98.5302759004077" calcext:value-type="float">
            <text:p>98.5302759004</text:p>
          </table:table-cell>
          <table:table-cell table:formula="of:=IMREAL([.D360])" office:value-type="float" office:value="-69.3329895167814" calcext:value-type="float">
            <text:p>-69.3329895168</text:p>
          </table:table-cell>
          <table:table-cell table:formula="of:=IMAGINARY([.D36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60]+1" office:value-type="float" office:value="359" calcext:value-type="float">
            <text:p>359</text:p>
          </table:table-cell>
          <table:table-cell table:formula="of:=SIN([.$H$2]/[.$I$2]*[.A361]*2*PI()+[.$I$10])" office:value-type="float" office:value="-0.707106781186611" calcext:value-type="float">
            <text:p>-0.7071067812</text:p>
          </table:table-cell>
          <table:table-cell table:formula="of:=IF(ROW() &gt; [.$J$2] + 1; [.B361] - OFFSET([.B361]; -[.$J$2]; 0)*[.$L$2]^[.$J$2]; [.B361])" office:value-type="float" office:value="-0.0140023455323336" calcext:value-type="float">
            <text:p>-0.0140023455</text:p>
          </table:table-cell>
          <table:table-cell table:formula="of:=IMSUM(COMPLEX([.C361];0); IMPRODUCT([.D360]; [.$I$8]))" office:value-type="string" office:string-value="-70,0152284228027+69,3260562178297i" calcext:value-type="string">
            <text:p>-70,0152284228027+69,3260562178297i</text:p>
          </table:table-cell>
          <table:table-cell table:formula="of:=IMABS([.D361])" office:value-type="float" office:value="98.5303723824026" calcext:value-type="float">
            <text:p>98.5303723824</text:p>
          </table:table-cell>
          <table:table-cell table:formula="of:=IMREAL([.D361])" office:value-type="float" office:value="-70.0152284228027" calcext:value-type="float">
            <text:p>-70.0152284228</text:p>
          </table:table-cell>
          <table:table-cell table:formula="of:=IMAGINARY([.D361])" office:value-type="float" office:value="69.3260562178297" calcext:value-type="float">
            <text:p>69.3260562178</text:p>
          </table:table-cell>
          <table:table-cell table:number-columns-repeated="5"/>
        </table:table-row>
        <table:table-row table:style-name="ro1">
          <table:table-cell table:formula="of:=[.A361]+1" office:value-type="float" office:value="360" calcext:value-type="float">
            <text:p>360</text:p>
          </table:table-cell>
          <table:table-cell table:formula="of:=SIN([.$H$2]/[.$I$2]*[.A362]*2*PI()+[.$I$10])" office:value-type="float" office:value="0.70710678118652" calcext:value-type="float">
            <text:p>0.7071067812</text:p>
          </table:table-cell>
          <table:table-cell table:formula="of:=IF(ROW() &gt; [.$J$2] + 1; [.B362] - OFFSET([.B362]; -[.$J$2]; 0)*[.$L$2]^[.$J$2]; [.B362])" office:value-type="float" office:value="0.0140023455322558" calcext:value-type="float">
            <text:p>0.0140023455</text:p>
          </table:table-cell>
          <table:table-cell table:formula="of:=IMSUM(COMPLEX([.C362];0); IMPRODUCT([.D361]; [.$I$8]))" office:value-type="string" office:string-value="69,3331259577402+70,0082268999604i" calcext:value-type="string">
            <text:p>69,3331259577402+70,0082268999604i</text:p>
          </table:table-cell>
          <table:table-cell table:formula="of:=IMABS([.D362])" office:value-type="float" office:value="98.5303719101283" calcext:value-type="float">
            <text:p>98.5303719101</text:p>
          </table:table-cell>
          <table:table-cell table:formula="of:=IMREAL([.D362])" office:value-type="float" office:value="69.3331259577402" calcext:value-type="float">
            <text:p>69.3331259577</text:p>
          </table:table-cell>
          <table:table-cell table:formula="of:=IMAGINARY([.D36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62]+1" office:value-type="float" office:value="361" calcext:value-type="float">
            <text:p>361</text:p>
          </table:table-cell>
          <table:table-cell table:formula="of:=SIN([.$H$2]/[.$I$2]*[.A363]*2*PI()+[.$I$10])" office:value-type="float" office:value="0.707106781186619" calcext:value-type="float">
            <text:p>0.7071067812</text:p>
          </table:table-cell>
          <table:table-cell table:formula="of:=IF(ROW() &gt; [.$J$2] + 1; [.B363] - OFFSET([.B363]; -[.$J$2]; 0)*[.$L$2]^[.$J$2]; [.B363])" office:value-type="float" office:value="0.0140023455323339" calcext:value-type="float">
            <text:p>0.0140023455</text:p>
          </table:table-cell>
          <table:table-cell table:formula="of:=IMSUM(COMPLEX([.C363];0); IMPRODUCT([.D362]; [.$I$8]))" office:value-type="string" office:string-value="70,0152284228027-69,3261926451444i" calcext:value-type="string">
            <text:p>70,0152284228027-69,3261926451444i</text:p>
          </table:table-cell>
          <table:table-cell table:formula="of:=IMABS([.D363])" office:value-type="float" office:value="98.5304683728283" calcext:value-type="float">
            <text:p>98.5304683728</text:p>
          </table:table-cell>
          <table:table-cell table:formula="of:=IMREAL([.D363])" office:value-type="float" office:value="70.0152284228027" calcext:value-type="float">
            <text:p>70.0152284228</text:p>
          </table:table-cell>
          <table:table-cell table:formula="of:=IMAGINARY([.D363])" office:value-type="float" office:value="-69.3261926451444" calcext:value-type="float">
            <text:p>-69.3261926451</text:p>
          </table:table-cell>
          <table:table-cell table:number-columns-repeated="5"/>
        </table:table-row>
        <table:table-row table:style-name="ro1">
          <table:table-cell table:formula="of:=[.A363]+1" office:value-type="float" office:value="362" calcext:value-type="float">
            <text:p>362</text:p>
          </table:table-cell>
          <table:table-cell table:formula="of:=SIN([.$H$2]/[.$I$2]*[.A364]*2*PI()+[.$I$10])" office:value-type="float" office:value="-0.707106781186512" calcext:value-type="float">
            <text:p>-0.7071067812</text:p>
          </table:table-cell>
          <table:table-cell table:formula="of:=IF(ROW() &gt; [.$J$2] + 1; [.B364] - OFFSET([.B364]; -[.$J$2]; 0)*[.$L$2]^[.$J$2]; [.B364])" office:value-type="float" office:value="-0.0140023455322558" calcext:value-type="float">
            <text:p>-0.0140023455</text:p>
          </table:table-cell>
          <table:table-cell table:formula="of:=IMSUM(COMPLEX([.C364];0); IMPRODUCT([.D363]; [.$I$8]))" office:value-type="string" office:string-value="-69,3332623714122-70,0082268999604i" calcext:value-type="string">
            <text:p>-69,3332623714122-70,0082268999604i</text:p>
          </table:table-cell>
          <table:table-cell table:formula="of:=IMABS([.D364])" office:value-type="float" office:value="98.5304679007434" calcext:value-type="float">
            <text:p>98.5304679007</text:p>
          </table:table-cell>
          <table:table-cell table:formula="of:=IMREAL([.D364])" office:value-type="float" office:value="-69.3332623714122" calcext:value-type="float">
            <text:p>-69.3332623714</text:p>
          </table:table-cell>
          <table:table-cell table:formula="of:=IMAGINARY([.D36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64]+1" office:value-type="float" office:value="363" calcext:value-type="float">
            <text:p>363</text:p>
          </table:table-cell>
          <table:table-cell table:formula="of:=SIN([.$H$2]/[.$I$2]*[.A365]*2*PI()+[.$I$10])" office:value-type="float" office:value="-0.707106781186546" calcext:value-type="float">
            <text:p>-0.7071067812</text:p>
          </table:table-cell>
          <table:table-cell table:formula="of:=IF(ROW() &gt; [.$J$2] + 1; [.B365] - OFFSET([.B365]; -[.$J$2]; 0)*[.$L$2]^[.$J$2]; [.B365])" office:value-type="float" office:value="-0.0140023455322734" calcext:value-type="float">
            <text:p>-0.0140023455</text:p>
          </table:table-cell>
          <table:table-cell table:formula="of:=IMSUM(COMPLEX([.C365];0); IMPRODUCT([.D364]; [.$I$8]))" office:value-type="string" office:string-value="-70,0152284228027+69,3263290451751i" calcext:value-type="string">
            <text:p>-70,0152284228027+69,3263290451751i</text:p>
          </table:table-cell>
          <table:table-cell table:formula="of:=IMABS([.D365])" office:value-type="float" office:value="98.5305643441523" calcext:value-type="float">
            <text:p>98.5305643442</text:p>
          </table:table-cell>
          <table:table-cell table:formula="of:=IMREAL([.D365])" office:value-type="float" office:value="-70.0152284228027" calcext:value-type="float">
            <text:p>-70.0152284228</text:p>
          </table:table-cell>
          <table:table-cell table:formula="of:=IMAGINARY([.D365])" office:value-type="float" office:value="69.3263290451751" calcext:value-type="float">
            <text:p>69.3263290452</text:p>
          </table:table-cell>
          <table:table-cell table:number-columns-repeated="5"/>
        </table:table-row>
        <table:table-row table:style-name="ro1">
          <table:table-cell table:formula="of:=[.A365]+1" office:value-type="float" office:value="364" calcext:value-type="float">
            <text:p>364</text:p>
          </table:table-cell>
          <table:table-cell table:formula="of:=SIN([.$H$2]/[.$I$2]*[.A366]*2*PI()+[.$I$10])" office:value-type="float" office:value="0.707106781186505" calcext:value-type="float">
            <text:p>0.7071067812</text:p>
          </table:table-cell>
          <table:table-cell table:formula="of:=IF(ROW() &gt; [.$J$2] + 1; [.B366] - OFFSET([.B366]; -[.$J$2]; 0)*[.$L$2]^[.$J$2]; [.B366])" office:value-type="float" office:value="0.0140023455322358" calcext:value-type="float">
            <text:p>0.0140023455</text:p>
          </table:table-cell>
          <table:table-cell table:formula="of:=IMSUM(COMPLEX([.C366];0); IMPRODUCT([.D365]; [.$I$8]))" office:value-type="string" office:string-value="69,3333987578028+70,0082268999604i" calcext:value-type="string">
            <text:p>69,3333987578028+70,0082268999604i</text:p>
          </table:table-cell>
          <table:table-cell table:formula="of:=IMABS([.D366])" office:value-type="float" office:value="98.5305638722566" calcext:value-type="float">
            <text:p>98.5305638723</text:p>
          </table:table-cell>
          <table:table-cell table:formula="of:=IMREAL([.D366])" office:value-type="float" office:value="69.3333987578028" calcext:value-type="float">
            <text:p>69.3333987578</text:p>
          </table:table-cell>
          <table:table-cell table:formula="of:=IMAGINARY([.D36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66]+1" office:value-type="float" office:value="365" calcext:value-type="float">
            <text:p>365</text:p>
          </table:table-cell>
          <table:table-cell table:formula="of:=SIN([.$H$2]/[.$I$2]*[.A367]*2*PI()+[.$I$10])" office:value-type="float" office:value="0.707106781186554" calcext:value-type="float">
            <text:p>0.7071067812</text:p>
          </table:table-cell>
          <table:table-cell table:formula="of:=IF(ROW() &gt; [.$J$2] + 1; [.B367] - OFFSET([.B367]; -[.$J$2]; 0)*[.$L$2]^[.$J$2]; [.B367])" office:value-type="float" office:value="0.0140023455322734" calcext:value-type="float">
            <text:p>0.0140023455</text:p>
          </table:table-cell>
          <table:table-cell table:formula="of:=IMSUM(COMPLEX([.C367];0); IMPRODUCT([.D366]; [.$I$8]))" office:value-type="string" office:string-value="70,0152284228027-69,326465417927i" calcext:value-type="string">
            <text:p>70,0152284228027-69,326465417927i</text:p>
          </table:table-cell>
          <table:table-cell table:formula="of:=IMABS([.D367])" office:value-type="float" office:value="98.5306602963781" calcext:value-type="float">
            <text:p>98.5306602964</text:p>
          </table:table-cell>
          <table:table-cell table:formula="of:=IMREAL([.D367])" office:value-type="float" office:value="70.0152284228027" calcext:value-type="float">
            <text:p>70.0152284228</text:p>
          </table:table-cell>
          <table:table-cell table:formula="of:=IMAGINARY([.D367])" office:value-type="float" office:value="-69.326465417927" calcext:value-type="float">
            <text:p>-69.3264654179</text:p>
          </table:table-cell>
          <table:table-cell table:number-columns-repeated="5"/>
        </table:table-row>
        <table:table-row table:style-name="ro1">
          <table:table-cell table:formula="of:=[.A367]+1" office:value-type="float" office:value="366" calcext:value-type="float">
            <text:p>366</text:p>
          </table:table-cell>
          <table:table-cell table:formula="of:=SIN([.$H$2]/[.$I$2]*[.A368]*2*PI()+[.$I$10])" office:value-type="float" office:value="-0.707106781186497" calcext:value-type="float">
            <text:p>-0.7071067812</text:p>
          </table:table-cell>
          <table:table-cell table:formula="of:=IF(ROW() &gt; [.$J$2] + 1; [.B368] - OFFSET([.B368]; -[.$J$2]; 0)*[.$L$2]^[.$J$2]; [.B368])" office:value-type="float" office:value="-0.0140023455321964" calcext:value-type="float">
            <text:p>-0.0140023455</text:p>
          </table:table-cell>
          <table:table-cell table:formula="of:=IMSUM(COMPLEX([.C368];0); IMPRODUCT([.D367]; [.$I$8]))" office:value-type="string" office:string-value="-69,3335351169174-70,0082268999604i" calcext:value-type="string">
            <text:p>-69,3335351169174-70,0082268999604i</text:p>
          </table:table-cell>
          <table:table-cell table:formula="of:=IMABS([.D368])" office:value-type="float" office:value="98.5306598246716" calcext:value-type="float">
            <text:p>98.5306598247</text:p>
          </table:table-cell>
          <table:table-cell table:formula="of:=IMREAL([.D368])" office:value-type="float" office:value="-69.3335351169174" calcext:value-type="float">
            <text:p>-69.3335351169</text:p>
          </table:table-cell>
          <table:table-cell table:formula="of:=IMAGINARY([.D36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68]+1" office:value-type="float" office:value="367" calcext:value-type="float">
            <text:p>367</text:p>
          </table:table-cell>
          <table:table-cell table:formula="of:=SIN([.$H$2]/[.$I$2]*[.A369]*2*PI()+[.$I$10])" office:value-type="float" office:value="-0.707106781186562" calcext:value-type="float">
            <text:p>-0.7071067812</text:p>
          </table:table-cell>
          <table:table-cell table:formula="of:=IF(ROW() &gt; [.$J$2] + 1; [.B369] - OFFSET([.B369]; -[.$J$2]; 0)*[.$L$2]^[.$J$2]; [.B369])" office:value-type="float" office:value="-0.0140023455323131" calcext:value-type="float">
            <text:p>-0.0140023455</text:p>
          </table:table-cell>
          <table:table-cell table:formula="of:=IMSUM(COMPLEX([.C369];0); IMPRODUCT([.D368]; [.$I$8]))" office:value-type="string" office:string-value="-70,0152284228027+69,3266017634057i" calcext:value-type="string">
            <text:p>-70,0152284228027+69,3266017634057i</text:p>
          </table:table-cell>
          <table:table-cell table:formula="of:=IMABS([.D369])" office:value-type="float" office:value="98.5307562295098" calcext:value-type="float">
            <text:p>98.5307562295</text:p>
          </table:table-cell>
          <table:table-cell table:formula="of:=IMREAL([.D369])" office:value-type="float" office:value="-70.0152284228027" calcext:value-type="float">
            <text:p>-70.0152284228</text:p>
          </table:table-cell>
          <table:table-cell table:formula="of:=IMAGINARY([.D369])" office:value-type="float" office:value="69.3266017634057" calcext:value-type="float">
            <text:p>69.3266017634</text:p>
          </table:table-cell>
          <table:table-cell table:number-columns-repeated="5"/>
        </table:table-row>
        <table:table-row table:style-name="ro1">
          <table:table-cell table:formula="of:=[.A369]+1" office:value-type="float" office:value="368" calcext:value-type="float">
            <text:p>368</text:p>
          </table:table-cell>
          <table:table-cell table:formula="of:=SIN([.$H$2]/[.$I$2]*[.A370]*2*PI()+[.$I$10])" office:value-type="float" office:value="0.707106781186489" calcext:value-type="float">
            <text:p>0.7071067812</text:p>
          </table:table-cell>
          <table:table-cell table:formula="of:=IF(ROW() &gt; [.$J$2] + 1; [.B370] - OFFSET([.B370]; -[.$J$2]; 0)*[.$L$2]^[.$J$2]; [.B370])" office:value-type="float" office:value="0.0140023455321961" calcext:value-type="float">
            <text:p>0.0140023455</text:p>
          </table:table-cell>
          <table:table-cell table:formula="of:=IMSUM(COMPLEX([.C370];0); IMPRODUCT([.D369]; [.$I$8]))" office:value-type="string" office:string-value="69,3336714487616+70,0082268999604i" calcext:value-type="string">
            <text:p>69,3336714487616+70,0082268999604i</text:p>
          </table:table-cell>
          <table:table-cell table:formula="of:=IMABS([.D370])" office:value-type="float" office:value="98.5307557579924" calcext:value-type="float">
            <text:p>98.530755758</text:p>
          </table:table-cell>
          <table:table-cell table:formula="of:=IMREAL([.D370])" office:value-type="float" office:value="69.3336714487616" calcext:value-type="float">
            <text:p>69.3336714488</text:p>
          </table:table-cell>
          <table:table-cell table:formula="of:=IMAGINARY([.D37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70]+1" office:value-type="float" office:value="369" calcext:value-type="float">
            <text:p>369</text:p>
          </table:table-cell>
          <table:table-cell table:formula="of:=SIN([.$H$2]/[.$I$2]*[.A371]*2*PI()+[.$I$10])" office:value-type="float" office:value="0.707106781186569" calcext:value-type="float">
            <text:p>0.7071067812</text:p>
          </table:table-cell>
          <table:table-cell table:formula="of:=IF(ROW() &gt; [.$J$2] + 1; [.B371] - OFFSET([.B371]; -[.$J$2]; 0)*[.$L$2]^[.$J$2]; [.B371])" office:value-type="float" office:value="0.0140023455323133" calcext:value-type="float">
            <text:p>0.0140023455</text:p>
          </table:table-cell>
          <table:table-cell table:formula="of:=IMSUM(COMPLEX([.C371];0); IMPRODUCT([.D370]; [.$I$8]))" office:value-type="string" office:string-value="70,0152284228027-69,3267380816167i" calcext:value-type="string">
            <text:p>70,0152284228027-69,3267380816167i</text:p>
          </table:table-cell>
          <table:table-cell table:formula="of:=IMABS([.D371])" office:value-type="float" office:value="98.5308521435511" calcext:value-type="float">
            <text:p>98.5308521436</text:p>
          </table:table-cell>
          <table:table-cell table:formula="of:=IMREAL([.D371])" office:value-type="float" office:value="70.0152284228027" calcext:value-type="float">
            <text:p>70.0152284228</text:p>
          </table:table-cell>
          <table:table-cell table:formula="of:=IMAGINARY([.D371])" office:value-type="float" office:value="-69.3267380816167" calcext:value-type="float">
            <text:p>-69.3267380816</text:p>
          </table:table-cell>
          <table:table-cell table:number-columns-repeated="5"/>
        </table:table-row>
        <table:table-row table:style-name="ro1">
          <table:table-cell table:formula="of:=[.A371]+1" office:value-type="float" office:value="370" calcext:value-type="float">
            <text:p>370</text:p>
          </table:table-cell>
          <table:table-cell table:formula="of:=SIN([.$H$2]/[.$I$2]*[.A372]*2*PI()+[.$I$10])" office:value-type="float" office:value="-0.707106781186482" calcext:value-type="float">
            <text:p>-0.7071067812</text:p>
          </table:table-cell>
          <table:table-cell table:formula="of:=IF(ROW() &gt; [.$J$2] + 1; [.B372] - OFFSET([.B372]; -[.$J$2]; 0)*[.$L$2]^[.$J$2]; [.B372])" office:value-type="float" office:value="-0.0140023455321959" calcext:value-type="float">
            <text:p>-0.0140023455</text:p>
          </table:table-cell>
          <table:table-cell table:formula="of:=IMSUM(COMPLEX([.C372];0); IMPRODUCT([.D371]; [.$I$8]))" office:value-type="string" office:string-value="-69,3338077533407-70,0082268999604i" calcext:value-type="string">
            <text:p>-69,3338077533407-70,0082268999604i</text:p>
          </table:table-cell>
          <table:table-cell table:formula="of:=IMABS([.D372])" office:value-type="float" office:value="98.5308516722227" calcext:value-type="float">
            <text:p>98.5308516722</text:p>
          </table:table-cell>
          <table:table-cell table:formula="of:=IMREAL([.D372])" office:value-type="float" office:value="-69.3338077533407" calcext:value-type="float">
            <text:p>-69.3338077533</text:p>
          </table:table-cell>
          <table:table-cell table:formula="of:=IMAGINARY([.D37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72]+1" office:value-type="float" office:value="371" calcext:value-type="float">
            <text:p>371</text:p>
          </table:table-cell>
          <table:table-cell table:formula="of:=SIN([.$H$2]/[.$I$2]*[.A373]*2*PI()+[.$I$10])" office:value-type="float" office:value="-0.707106781186577" calcext:value-type="float">
            <text:p>-0.7071067812</text:p>
          </table:table-cell>
          <table:table-cell table:formula="of:=IF(ROW() &gt; [.$J$2] + 1; [.B373] - OFFSET([.B373]; -[.$J$2]; 0)*[.$L$2]^[.$J$2]; [.B373])" office:value-type="float" office:value="-0.0140023455323133" calcext:value-type="float">
            <text:p>-0.0140023455</text:p>
          </table:table-cell>
          <table:table-cell table:formula="of:=IMSUM(COMPLEX([.C373];0); IMPRODUCT([.D372]; [.$I$8]))" office:value-type="string" office:string-value="-70,0152284228027+69,3268743725654i" calcext:value-type="string">
            <text:p>-70,0152284228027+69,3268743725654i</text:p>
          </table:table-cell>
          <table:table-cell table:formula="of:=IMABS([.D373])" office:value-type="float" office:value="98.5309480385057" calcext:value-type="float">
            <text:p>98.5309480385</text:p>
          </table:table-cell>
          <table:table-cell table:formula="of:=IMREAL([.D373])" office:value-type="float" office:value="-70.0152284228027" calcext:value-type="float">
            <text:p>-70.0152284228</text:p>
          </table:table-cell>
          <table:table-cell table:formula="of:=IMAGINARY([.D373])" office:value-type="float" office:value="69.3268743725654" calcext:value-type="float">
            <text:p>69.3268743726</text:p>
          </table:table-cell>
          <table:table-cell table:number-columns-repeated="5"/>
        </table:table-row>
        <table:table-row table:style-name="ro1">
          <table:table-cell table:formula="of:=[.A373]+1" office:value-type="float" office:value="372" calcext:value-type="float">
            <text:p>372</text:p>
          </table:table-cell>
          <table:table-cell table:formula="of:=SIN([.$H$2]/[.$I$2]*[.A374]*2*PI()+[.$I$10])" office:value-type="float" office:value="0.707106781186474" calcext:value-type="float">
            <text:p>0.7071067812</text:p>
          </table:table-cell>
          <table:table-cell table:formula="of:=IF(ROW() &gt; [.$J$2] + 1; [.B374] - OFFSET([.B374]; -[.$J$2]; 0)*[.$L$2]^[.$J$2]; [.B374])" office:value-type="float" office:value="0.0140023455321959" calcext:value-type="float">
            <text:p>0.0140023455</text:p>
          </table:table-cell>
          <table:table-cell table:formula="of:=IMSUM(COMPLEX([.C374];0); IMPRODUCT([.D373]; [.$I$8]))" office:value-type="string" office:string-value="69,3339440306603+70,0082268999604i" calcext:value-type="string">
            <text:p>69,3339440306603+70,0082268999604i</text:p>
          </table:table-cell>
          <table:table-cell table:formula="of:=IMABS([.D374])" office:value-type="float" office:value="98.5309475673662" calcext:value-type="float">
            <text:p>98.5309475674</text:p>
          </table:table-cell>
          <table:table-cell table:formula="of:=IMREAL([.D374])" office:value-type="float" office:value="69.3339440306603" calcext:value-type="float">
            <text:p>69.3339440307</text:p>
          </table:table-cell>
          <table:table-cell table:formula="of:=IMAGINARY([.D37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74]+1" office:value-type="float" office:value="373" calcext:value-type="float">
            <text:p>373</text:p>
          </table:table-cell>
          <table:table-cell table:formula="of:=SIN([.$H$2]/[.$I$2]*[.A375]*2*PI()+[.$I$10])" office:value-type="float" office:value="0.707106781186584" calcext:value-type="float">
            <text:p>0.7071067812</text:p>
          </table:table-cell>
          <table:table-cell table:formula="of:=IF(ROW() &gt; [.$J$2] + 1; [.B375] - OFFSET([.B375]; -[.$J$2]; 0)*[.$L$2]^[.$J$2]; [.B375])" office:value-type="float" office:value="0.0140023455323135" calcext:value-type="float">
            <text:p>0.0140023455</text:p>
          </table:table-cell>
          <table:table-cell table:formula="of:=IMSUM(COMPLEX([.C375];0); IMPRODUCT([.D374]; [.$I$8]))" office:value-type="string" office:string-value="70,0152284228027-69,3270106362572i" calcext:value-type="string">
            <text:p>70,0152284228027-69,3270106362572i</text:p>
          </table:table-cell>
          <table:table-cell table:formula="of:=IMABS([.D375])" office:value-type="float" office:value="98.5310439143774" calcext:value-type="float">
            <text:p>98.5310439144</text:p>
          </table:table-cell>
          <table:table-cell table:formula="of:=IMREAL([.D375])" office:value-type="float" office:value="70.0152284228027" calcext:value-type="float">
            <text:p>70.0152284228</text:p>
          </table:table-cell>
          <table:table-cell table:formula="of:=IMAGINARY([.D375])" office:value-type="float" office:value="-69.3270106362572" calcext:value-type="float">
            <text:p>-69.3270106363</text:p>
          </table:table-cell>
          <table:table-cell table:number-columns-repeated="5"/>
        </table:table-row>
        <table:table-row table:style-name="ro1">
          <table:table-cell table:formula="of:=[.A375]+1" office:value-type="float" office:value="374" calcext:value-type="float">
            <text:p>374</text:p>
          </table:table-cell>
          <table:table-cell table:formula="of:=SIN([.$H$2]/[.$I$2]*[.A376]*2*PI()+[.$I$10])" office:value-type="float" office:value="-0.707106781186547" calcext:value-type="float">
            <text:p>-0.7071067812</text:p>
          </table:table-cell>
          <table:table-cell table:formula="of:=IF(ROW() &gt; [.$J$2] + 1; [.B376] - OFFSET([.B376]; -[.$J$2]; 0)*[.$L$2]^[.$J$2]; [.B376])" office:value-type="float" office:value="-0.0140023455322761" calcext:value-type="float">
            <text:p>-0.0140023455</text:p>
          </table:table-cell>
          <table:table-cell table:formula="of:=IMSUM(COMPLEX([.C376];0); IMPRODUCT([.D375]; [.$I$8]))" office:value-type="string" office:string-value="-69,3340802807259-70,0082268999604i" calcext:value-type="string">
            <text:p>-69,3340802807259-70,0082268999604i</text:p>
          </table:table-cell>
          <table:table-cell table:formula="of:=IMABS([.D376])" office:value-type="float" office:value="98.5310434434269" calcext:value-type="float">
            <text:p>98.5310434434</text:p>
          </table:table-cell>
          <table:table-cell table:formula="of:=IMREAL([.D376])" office:value-type="float" office:value="-69.3340802807259" calcext:value-type="float">
            <text:p>-69.3340802807</text:p>
          </table:table-cell>
          <table:table-cell table:formula="of:=IMAGINARY([.D37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76]+1" office:value-type="float" office:value="375" calcext:value-type="float">
            <text:p>375</text:p>
          </table:table-cell>
          <table:table-cell table:formula="of:=SIN([.$H$2]/[.$I$2]*[.A377]*2*PI()+[.$I$10])" office:value-type="float" office:value="-0.707106781186592" calcext:value-type="float">
            <text:p>-0.7071067812</text:p>
          </table:table-cell>
          <table:table-cell table:formula="of:=IF(ROW() &gt; [.$J$2] + 1; [.B377] - OFFSET([.B377]; -[.$J$2]; 0)*[.$L$2]^[.$J$2]; [.B377])" office:value-type="float" office:value="-0.0140023455323137" calcext:value-type="float">
            <text:p>-0.0140023455</text:p>
          </table:table-cell>
          <table:table-cell table:formula="of:=IMSUM(COMPLEX([.C377];0); IMPRODUCT([.D376]; [.$I$8]))" office:value-type="string" office:string-value="-70,0152284228027+69,3271468726978i" calcext:value-type="string">
            <text:p>-70,0152284228027+69,3271468726978i</text:p>
          </table:table-cell>
          <table:table-cell table:formula="of:=IMABS([.D377])" office:value-type="float" office:value="98.5311397711701" calcext:value-type="float">
            <text:p>98.5311397712</text:p>
          </table:table-cell>
          <table:table-cell table:formula="of:=IMREAL([.D377])" office:value-type="float" office:value="-70.0152284228027" calcext:value-type="float">
            <text:p>-70.0152284228</text:p>
          </table:table-cell>
          <table:table-cell table:formula="of:=IMAGINARY([.D377])" office:value-type="float" office:value="69.3271468726978" calcext:value-type="float">
            <text:p>69.3271468727</text:p>
          </table:table-cell>
          <table:table-cell table:number-columns-repeated="5"/>
        </table:table-row>
        <table:table-row table:style-name="ro1">
          <table:table-cell table:formula="of:=[.A377]+1" office:value-type="float" office:value="376" calcext:value-type="float">
            <text:p>376</text:p>
          </table:table-cell>
          <table:table-cell table:formula="of:=SIN([.$H$2]/[.$I$2]*[.A378]*2*PI()+[.$I$10])" office:value-type="float" office:value="0.707106781186539" calcext:value-type="float">
            <text:p>0.7071067812</text:p>
          </table:table-cell>
          <table:table-cell table:formula="of:=IF(ROW() &gt; [.$J$2] + 1; [.B378] - OFFSET([.B378]; -[.$J$2]; 0)*[.$L$2]^[.$J$2]; [.B378])" office:value-type="float" office:value="0.0140023455322759" calcext:value-type="float">
            <text:p>0.0140023455</text:p>
          </table:table-cell>
          <table:table-cell table:formula="of:=IMSUM(COMPLEX([.C378];0); IMPRODUCT([.D377]; [.$I$8]))" office:value-type="string" office:string-value="69,3342165035428+70,0082268999604i" calcext:value-type="string">
            <text:p>69,3342165035428+70,0082268999604i</text:p>
          </table:table-cell>
          <table:table-cell table:formula="of:=IMABS([.D378])" office:value-type="float" office:value="98.5311393004084" calcext:value-type="float">
            <text:p>98.5311393004</text:p>
          </table:table-cell>
          <table:table-cell table:formula="of:=IMREAL([.D378])" office:value-type="float" office:value="69.3342165035428" calcext:value-type="float">
            <text:p>69.3342165035</text:p>
          </table:table-cell>
          <table:table-cell table:formula="of:=IMAGINARY([.D37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78]+1" office:value-type="float" office:value="377" calcext:value-type="float">
            <text:p>377</text:p>
          </table:table-cell>
          <table:table-cell table:formula="of:=SIN([.$H$2]/[.$I$2]*[.A379]*2*PI()+[.$I$10])" office:value-type="float" office:value="0.7071067811866" calcext:value-type="float">
            <text:p>0.7071067812</text:p>
          </table:table-cell>
          <table:table-cell table:formula="of:=IF(ROW() &gt; [.$J$2] + 1; [.B379] - OFFSET([.B379]; -[.$J$2]; 0)*[.$L$2]^[.$J$2]; [.B379])" office:value-type="float" office:value="0.0140023455323531" calcext:value-type="float">
            <text:p>0.0140023455</text:p>
          </table:table-cell>
          <table:table-cell table:formula="of:=IMSUM(COMPLEX([.C379];0); IMPRODUCT([.D378]; [.$I$8]))" office:value-type="string" office:string-value="70,0152284228027-69,3272830818924i" calcext:value-type="string">
            <text:p>70,0152284228027-69,3272830818924i</text:p>
          </table:table-cell>
          <table:table-cell table:formula="of:=IMABS([.D379])" office:value-type="float" office:value="98.5312356088874" calcext:value-type="float">
            <text:p>98.5312356089</text:p>
          </table:table-cell>
          <table:table-cell table:formula="of:=IMREAL([.D379])" office:value-type="float" office:value="70.0152284228027" calcext:value-type="float">
            <text:p>70.0152284228</text:p>
          </table:table-cell>
          <table:table-cell table:formula="of:=IMAGINARY([.D379])" office:value-type="float" office:value="-69.3272830818924" calcext:value-type="float">
            <text:p>-69.3272830819</text:p>
          </table:table-cell>
          <table:table-cell table:number-columns-repeated="5"/>
        </table:table-row>
        <table:table-row table:style-name="ro1">
          <table:table-cell table:formula="of:=[.A379]+1" office:value-type="float" office:value="378" calcext:value-type="float">
            <text:p>378</text:p>
          </table:table-cell>
          <table:table-cell table:formula="of:=SIN([.$H$2]/[.$I$2]*[.A380]*2*PI()+[.$I$10])" office:value-type="float" office:value="-0.707106781186532" calcext:value-type="float">
            <text:p>-0.7071067812</text:p>
          </table:table-cell>
          <table:table-cell table:formula="of:=IF(ROW() &gt; [.$J$2] + 1; [.B380] - OFFSET([.B380]; -[.$J$2]; 0)*[.$L$2]^[.$J$2]; [.B380])" office:value-type="float" office:value="-0.0140023455322365" calcext:value-type="float">
            <text:p>-0.0140023455</text:p>
          </table:table-cell>
          <table:table-cell table:formula="of:=IMSUM(COMPLEX([.C380];0); IMPRODUCT([.D379]; [.$I$8]))" office:value-type="string" office:string-value="-69,3343526991164-70,0082268999604i" calcext:value-type="string">
            <text:p>-69,3343526991164-70,0082268999604i</text:p>
          </table:table-cell>
          <table:table-cell table:formula="of:=IMABS([.D380])" office:value-type="float" office:value="98.5312351383144" calcext:value-type="float">
            <text:p>98.5312351383</text:p>
          </table:table-cell>
          <table:table-cell table:formula="of:=IMREAL([.D380])" office:value-type="float" office:value="-69.3343526991164" calcext:value-type="float">
            <text:p>-69.3343526991</text:p>
          </table:table-cell>
          <table:table-cell table:formula="of:=IMAGINARY([.D38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80]+1" office:value-type="float" office:value="379" calcext:value-type="float">
            <text:p>379</text:p>
          </table:table-cell>
          <table:table-cell table:formula="of:=SIN([.$H$2]/[.$I$2]*[.A381]*2*PI()+[.$I$10])" office:value-type="float" office:value="-0.707106781186607" calcext:value-type="float">
            <text:p>-0.7071067812</text:p>
          </table:table-cell>
          <table:table-cell table:formula="of:=IF(ROW() &gt; [.$J$2] + 1; [.B381] - OFFSET([.B381]; -[.$J$2]; 0)*[.$L$2]^[.$J$2]; [.B381])" office:value-type="float" office:value="-0.0140023455323534" calcext:value-type="float">
            <text:p>-0.0140023455</text:p>
          </table:table-cell>
          <table:table-cell table:formula="of:=IMSUM(COMPLEX([.C381];0); IMPRODUCT([.D380]; [.$I$8]))" office:value-type="string" office:string-value="-70,0152284228027+69,3274192638465i" calcext:value-type="string">
            <text:p>-70,0152284228027+69,3274192638465i</text:p>
          </table:table-cell>
          <table:table-cell table:formula="of:=IMABS([.D381])" office:value-type="float" office:value="98.5313314275332" calcext:value-type="float">
            <text:p>98.5313314275</text:p>
          </table:table-cell>
          <table:table-cell table:formula="of:=IMREAL([.D381])" office:value-type="float" office:value="-70.0152284228027" calcext:value-type="float">
            <text:p>-70.0152284228</text:p>
          </table:table-cell>
          <table:table-cell table:formula="of:=IMAGINARY([.D381])" office:value-type="float" office:value="69.3274192638465" calcext:value-type="float">
            <text:p>69.3274192638</text:p>
          </table:table-cell>
          <table:table-cell table:number-columns-repeated="5"/>
        </table:table-row>
        <table:table-row table:style-name="ro1">
          <table:table-cell table:formula="of:=[.A381]+1" office:value-type="float" office:value="380" calcext:value-type="float">
            <text:p>380</text:p>
          </table:table-cell>
          <table:table-cell table:formula="of:=SIN([.$H$2]/[.$I$2]*[.A382]*2*PI()+[.$I$10])" office:value-type="float" office:value="0.707106781186524" calcext:value-type="float">
            <text:p>0.7071067812</text:p>
          </table:table-cell>
          <table:table-cell table:formula="of:=IF(ROW() &gt; [.$J$2] + 1; [.B382] - OFFSET([.B382]; -[.$J$2]; 0)*[.$L$2]^[.$J$2]; [.B382])" office:value-type="float" office:value="0.0140023455322362" calcext:value-type="float">
            <text:p>0.0140023455</text:p>
          </table:table-cell>
          <table:table-cell table:formula="of:=IMSUM(COMPLEX([.C382];0); IMPRODUCT([.D381]; [.$I$8]))" office:value-type="string" office:string-value="69,3344888674523+70,0082268999604i" calcext:value-type="string">
            <text:p>69,3344888674523+70,0082268999604i</text:p>
          </table:table-cell>
          <table:table-cell table:formula="of:=IMABS([.D382])" office:value-type="float" office:value="98.5313309571489" calcext:value-type="float">
            <text:p>98.5313309571</text:p>
          </table:table-cell>
          <table:table-cell table:formula="of:=IMREAL([.D382])" office:value-type="float" office:value="69.3344888674523" calcext:value-type="float">
            <text:p>69.3344888675</text:p>
          </table:table-cell>
          <table:table-cell table:formula="of:=IMAGINARY([.D38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82]+1" office:value-type="float" office:value="381" calcext:value-type="float">
            <text:p>381</text:p>
          </table:table-cell>
          <table:table-cell table:formula="of:=SIN([.$H$2]/[.$I$2]*[.A383]*2*PI()+[.$I$10])" office:value-type="float" office:value="0.707106781186615" calcext:value-type="float">
            <text:p>0.7071067812</text:p>
          </table:table-cell>
          <table:table-cell table:formula="of:=IF(ROW() &gt; [.$J$2] + 1; [.B383] - OFFSET([.B383]; -[.$J$2]; 0)*[.$L$2]^[.$J$2]; [.B383])" office:value-type="float" office:value="0.0140023455323536" calcext:value-type="float">
            <text:p>0.0140023455</text:p>
          </table:table-cell>
          <table:table-cell table:formula="of:=IMSUM(COMPLEX([.C383];0); IMPRODUCT([.D382]; [.$I$8]))" office:value-type="string" office:string-value="70,0152284228027-69,3275554185656i" calcext:value-type="string">
            <text:p>70,0152284228027-69,3275554185656i</text:p>
          </table:table-cell>
          <table:table-cell table:formula="of:=IMABS([.D383])" office:value-type="float" office:value="98.5314272271113" calcext:value-type="float">
            <text:p>98.5314272271</text:p>
          </table:table-cell>
          <table:table-cell table:formula="of:=IMREAL([.D383])" office:value-type="float" office:value="70.0152284228027" calcext:value-type="float">
            <text:p>70.0152284228</text:p>
          </table:table-cell>
          <table:table-cell table:formula="of:=IMAGINARY([.D383])" office:value-type="float" office:value="-69.3275554185656" calcext:value-type="float">
            <text:p>-69.3275554186</text:p>
          </table:table-cell>
          <table:table-cell table:number-columns-repeated="5"/>
        </table:table-row>
        <table:table-row table:style-name="ro1">
          <table:table-cell table:formula="of:=[.A383]+1" office:value-type="float" office:value="382" calcext:value-type="float">
            <text:p>382</text:p>
          </table:table-cell>
          <table:table-cell table:formula="of:=SIN([.$H$2]/[.$I$2]*[.A384]*2*PI()+[.$I$10])" office:value-type="float" office:value="-0.707106781186516" calcext:value-type="float">
            <text:p>-0.7071067812</text:p>
          </table:table-cell>
          <table:table-cell table:formula="of:=IF(ROW() &gt; [.$J$2] + 1; [.B384] - OFFSET([.B384]; -[.$J$2]; 0)*[.$L$2]^[.$J$2]; [.B384])" office:value-type="float" office:value="-0.014002345532236" calcext:value-type="float">
            <text:p>-0.0140023455</text:p>
          </table:table-cell>
          <table:table-cell table:formula="of:=IMSUM(COMPLEX([.C384];0); IMPRODUCT([.D383]; [.$I$8]))" office:value-type="string" office:string-value="-69,3346250085559-70,0082268999604i" calcext:value-type="string">
            <text:p>-69,3346250085559-70,0082268999604i</text:p>
          </table:table-cell>
          <table:table-cell table:formula="of:=IMABS([.D384])" office:value-type="float" office:value="98.5314267569155" calcext:value-type="float">
            <text:p>98.5314267569</text:p>
          </table:table-cell>
          <table:table-cell table:formula="of:=IMREAL([.D384])" office:value-type="float" office:value="-69.3346250085559" calcext:value-type="float">
            <text:p>-69.3346250086</text:p>
          </table:table-cell>
          <table:table-cell table:formula="of:=IMAGINARY([.D38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84]+1" office:value-type="float" office:value="383" calcext:value-type="float">
            <text:p>383</text:p>
          </table:table-cell>
          <table:table-cell table:formula="of:=SIN([.$H$2]/[.$I$2]*[.A385]*2*PI()+[.$I$10])" office:value-type="float" office:value="-0.707106781186623" calcext:value-type="float">
            <text:p>-0.7071067812</text:p>
          </table:table-cell>
          <table:table-cell table:formula="of:=IF(ROW() &gt; [.$J$2] + 1; [.B385] - OFFSET([.B385]; -[.$J$2]; 0)*[.$L$2]^[.$J$2]; [.B385])" office:value-type="float" office:value="-0.0140023455323536" calcext:value-type="float">
            <text:p>-0.0140023455</text:p>
          </table:table-cell>
          <table:table-cell table:formula="of:=IMSUM(COMPLEX([.C385];0); IMPRODUCT([.D384]; [.$I$8]))" office:value-type="string" office:string-value="-70,0152284228027+69,327691546055i" calcext:value-type="string">
            <text:p>-70,0152284228027+69,327691546055i</text:p>
          </table:table-cell>
          <table:table-cell table:formula="of:=IMABS([.D385])" office:value-type="float" office:value="98.5315230076253" calcext:value-type="float">
            <text:p>98.5315230076</text:p>
          </table:table-cell>
          <table:table-cell table:formula="of:=IMREAL([.D385])" office:value-type="float" office:value="-70.0152284228027" calcext:value-type="float">
            <text:p>-70.0152284228</text:p>
          </table:table-cell>
          <table:table-cell table:formula="of:=IMAGINARY([.D385])" office:value-type="float" office:value="69.327691546055" calcext:value-type="float">
            <text:p>69.3276915461</text:p>
          </table:table-cell>
          <table:table-cell table:number-columns-repeated="5"/>
        </table:table-row>
        <table:table-row table:style-name="ro1">
          <table:table-cell table:formula="of:=[.A385]+1" office:value-type="float" office:value="384" calcext:value-type="float">
            <text:p>384</text:p>
          </table:table-cell>
          <table:table-cell table:formula="of:=SIN([.$H$2]/[.$I$2]*[.A386]*2*PI()+[.$I$10])" office:value-type="float" office:value="0.707106781186509" calcext:value-type="float">
            <text:p>0.7071067812</text:p>
          </table:table-cell>
          <table:table-cell table:formula="of:=IF(ROW() &gt; [.$J$2] + 1; [.B386] - OFFSET([.B386]; -[.$J$2]; 0)*[.$L$2]^[.$J$2]; [.B386])" office:value-type="float" office:value="0.014002345532236" calcext:value-type="float">
            <text:p>0.0140023455</text:p>
          </table:table-cell>
          <table:table-cell table:formula="of:=IMSUM(COMPLEX([.C386];0); IMPRODUCT([.D385]; [.$I$8]))" office:value-type="string" office:string-value="69,3347611224326+70,0082268999604i" calcext:value-type="string">
            <text:p>69,3347611224326+70,0082268999604i</text:p>
          </table:table-cell>
          <table:table-cell table:formula="of:=IMABS([.D386])" office:value-type="float" office:value="98.531522537618" calcext:value-type="float">
            <text:p>98.5315225376</text:p>
          </table:table-cell>
          <table:table-cell table:formula="of:=IMREAL([.D386])" office:value-type="float" office:value="69.3347611224326" calcext:value-type="float">
            <text:p>69.3347611224</text:p>
          </table:table-cell>
          <table:table-cell table:formula="of:=IMAGINARY([.D38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86]+1" office:value-type="float" office:value="385" calcext:value-type="float">
            <text:p>385</text:p>
          </table:table-cell>
          <table:table-cell table:formula="of:=SIN([.$H$2]/[.$I$2]*[.A387]*2*PI()+[.$I$10])" office:value-type="float" office:value="0.70710678118655" calcext:value-type="float">
            <text:p>0.7071067812</text:p>
          </table:table-cell>
          <table:table-cell table:formula="of:=IF(ROW() &gt; [.$J$2] + 1; [.B387] - OFFSET([.B387]; -[.$J$2]; 0)*[.$L$2]^[.$J$2]; [.B387])" office:value-type="float" office:value="0.0140023455322734" calcext:value-type="float">
            <text:p>0.0140023455</text:p>
          </table:table-cell>
          <table:table-cell table:formula="of:=IMSUM(COMPLEX([.C387];0); IMPRODUCT([.D386]; [.$I$8]))" office:value-type="string" office:string-value="70,0152284228027-69,3278276463204i" calcext:value-type="string">
            <text:p>70,0152284228027-69,3278276463204i</text:p>
          </table:table-cell>
          <table:table-cell table:formula="of:=IMABS([.D387])" office:value-type="float" office:value="98.5316187690791" calcext:value-type="float">
            <text:p>98.5316187691</text:p>
          </table:table-cell>
          <table:table-cell table:formula="of:=IMREAL([.D387])" office:value-type="float" office:value="70.0152284228027" calcext:value-type="float">
            <text:p>70.0152284228</text:p>
          </table:table-cell>
          <table:table-cell table:formula="of:=IMAGINARY([.D387])" office:value-type="float" office:value="-69.3278276463204" calcext:value-type="float">
            <text:p>-69.3278276463</text:p>
          </table:table-cell>
          <table:table-cell table:number-columns-repeated="5"/>
        </table:table-row>
        <table:table-row table:style-name="ro1">
          <table:table-cell table:formula="of:=[.A387]+1" office:value-type="float" office:value="386" calcext:value-type="float">
            <text:p>386</text:p>
          </table:table-cell>
          <table:table-cell table:formula="of:=SIN([.$H$2]/[.$I$2]*[.A388]*2*PI()+[.$I$10])" office:value-type="float" office:value="-0.707106781186501" calcext:value-type="float">
            <text:p>-0.7071067812</text:p>
          </table:table-cell>
          <table:table-cell table:formula="of:=IF(ROW() &gt; [.$J$2] + 1; [.B388] - OFFSET([.B388]; -[.$J$2]; 0)*[.$L$2]^[.$J$2]; [.B388])" office:value-type="float" office:value="-0.0140023455322358" calcext:value-type="float">
            <text:p>-0.0140023455</text:p>
          </table:table-cell>
          <table:table-cell table:formula="of:=IMSUM(COMPLEX([.C388];0); IMPRODUCT([.D387]; [.$I$8]))" office:value-type="string" office:string-value="-69,334897209088-70,0082268999604i" calcext:value-type="string">
            <text:p>-69,334897209088-70,0082268999604i</text:p>
          </table:table-cell>
          <table:table-cell table:formula="of:=IMABS([.D388])" office:value-type="float" office:value="98.5316182992603" calcext:value-type="float">
            <text:p>98.5316182993</text:p>
          </table:table-cell>
          <table:table-cell table:formula="of:=IMREAL([.D388])" office:value-type="float" office:value="-69.334897209088" calcext:value-type="float">
            <text:p>-69.3348972091</text:p>
          </table:table-cell>
          <table:table-cell table:formula="of:=IMAGINARY([.D38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88]+1" office:value-type="float" office:value="387" calcext:value-type="float">
            <text:p>387</text:p>
          </table:table-cell>
          <table:table-cell table:formula="of:=SIN([.$H$2]/[.$I$2]*[.A389]*2*PI()+[.$I$10])" office:value-type="float" office:value="-0.707106781186557" calcext:value-type="float">
            <text:p>-0.7071067812</text:p>
          </table:table-cell>
          <table:table-cell table:formula="of:=IF(ROW() &gt; [.$J$2] + 1; [.B389] - OFFSET([.B389]; -[.$J$2]; 0)*[.$L$2]^[.$J$2]; [.B389])" office:value-type="float" office:value="-0.0140023455323128" calcext:value-type="float">
            <text:p>-0.0140023455</text:p>
          </table:table-cell>
          <table:table-cell table:formula="of:=IMSUM(COMPLEX([.C389];0); IMPRODUCT([.D388]; [.$I$8]))" office:value-type="string" office:string-value="-70,0152284228027+69,3279637193671i" calcext:value-type="string">
            <text:p>-70,0152284228027+69,3279637193671i</text:p>
          </table:table-cell>
          <table:table-cell table:formula="of:=IMABS([.D389])" office:value-type="float" office:value="98.5317145114766" calcext:value-type="float">
            <text:p>98.5317145115</text:p>
          </table:table-cell>
          <table:table-cell table:formula="of:=IMREAL([.D389])" office:value-type="float" office:value="-70.0152284228027" calcext:value-type="float">
            <text:p>-70.0152284228</text:p>
          </table:table-cell>
          <table:table-cell table:formula="of:=IMAGINARY([.D389])" office:value-type="float" office:value="69.3279637193671" calcext:value-type="float">
            <text:p>69.3279637194</text:p>
          </table:table-cell>
          <table:table-cell table:number-columns-repeated="5"/>
        </table:table-row>
        <table:table-row table:style-name="ro1">
          <table:table-cell table:formula="of:=[.A389]+1" office:value-type="float" office:value="388" calcext:value-type="float">
            <text:p>388</text:p>
          </table:table-cell>
          <table:table-cell table:formula="of:=SIN([.$H$2]/[.$I$2]*[.A390]*2*PI()+[.$I$10])" office:value-type="float" office:value="0.707106781186494" calcext:value-type="float">
            <text:p>0.7071067812</text:p>
          </table:table-cell>
          <table:table-cell table:formula="of:=IF(ROW() &gt; [.$J$2] + 1; [.B390] - OFFSET([.B390]; -[.$J$2]; 0)*[.$L$2]^[.$J$2]; [.B390])" office:value-type="float" office:value="0.0140023455321961" calcext:value-type="float">
            <text:p>0.0140023455</text:p>
          </table:table-cell>
          <table:table-cell table:formula="of:=IMSUM(COMPLEX([.C390];0); IMPRODUCT([.D389]; [.$I$8]))" office:value-type="string" office:string-value="69,3350332685274+70,0082268999604i" calcext:value-type="string">
            <text:p>69,3350332685274+70,0082268999604i</text:p>
          </table:table-cell>
          <table:table-cell table:formula="of:=IMABS([.D390])" office:value-type="float" office:value="98.5317140418461" calcext:value-type="float">
            <text:p>98.5317140418</text:p>
          </table:table-cell>
          <table:table-cell table:formula="of:=IMREAL([.D390])" office:value-type="float" office:value="69.3350332685274" calcext:value-type="float">
            <text:p>69.3350332685</text:p>
          </table:table-cell>
          <table:table-cell table:formula="of:=IMAGINARY([.D39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90]+1" office:value-type="float" office:value="389" calcext:value-type="float">
            <text:p>389</text:p>
          </table:table-cell>
          <table:table-cell table:formula="of:=SIN([.$H$2]/[.$I$2]*[.A391]*2*PI()+[.$I$10])" office:value-type="float" office:value="0.707106781186565" calcext:value-type="float">
            <text:p>0.7071067812</text:p>
          </table:table-cell>
          <table:table-cell table:formula="of:=IF(ROW() &gt; [.$J$2] + 1; [.B391] - OFFSET([.B391]; -[.$J$2]; 0)*[.$L$2]^[.$J$2]; [.B391])" office:value-type="float" office:value="0.0140023455323131" calcext:value-type="float">
            <text:p>0.0140023455</text:p>
          </table:table-cell>
          <table:table-cell table:formula="of:=IMSUM(COMPLEX([.C391];0); IMPRODUCT([.D390]; [.$I$8]))" office:value-type="string" office:string-value="70,0152284228027-69,3280997652005i" calcext:value-type="string">
            <text:p>70,0152284228027-69,3280997652005i</text:p>
          </table:table-cell>
          <table:table-cell table:formula="of:=IMABS([.D391])" office:value-type="float" office:value="98.5318102348213" calcext:value-type="float">
            <text:p>98.5318102348</text:p>
          </table:table-cell>
          <table:table-cell table:formula="of:=IMREAL([.D391])" office:value-type="float" office:value="70.0152284228027" calcext:value-type="float">
            <text:p>70.0152284228</text:p>
          </table:table-cell>
          <table:table-cell table:formula="of:=IMAGINARY([.D391])" office:value-type="float" office:value="-69.3280997652005" calcext:value-type="float">
            <text:p>-69.3280997652</text:p>
          </table:table-cell>
          <table:table-cell table:number-columns-repeated="5"/>
        </table:table-row>
        <table:table-row table:style-name="ro1">
          <table:table-cell table:formula="of:=[.A391]+1" office:value-type="float" office:value="390" calcext:value-type="float">
            <text:p>390</text:p>
          </table:table-cell>
          <table:table-cell table:formula="of:=SIN([.$H$2]/[.$I$2]*[.A392]*2*PI()+[.$I$10])" office:value-type="float" office:value="-0.707106781186486" calcext:value-type="float">
            <text:p>-0.7071067812</text:p>
          </table:table-cell>
          <table:table-cell table:formula="of:=IF(ROW() &gt; [.$J$2] + 1; [.B392] - OFFSET([.B392]; -[.$J$2]; 0)*[.$L$2]^[.$J$2]; [.B392])" office:value-type="float" office:value="-0.0140023455321961" calcext:value-type="float">
            <text:p>-0.0140023455</text:p>
          </table:table-cell>
          <table:table-cell table:formula="of:=IMSUM(COMPLEX([.C392];0); IMPRODUCT([.D391]; [.$I$8]))" office:value-type="string" office:string-value="-69,3351693007562-70,0082268999604i" calcext:value-type="string">
            <text:p>-69,3351693007562-70,0082268999604i</text:p>
          </table:table-cell>
          <table:table-cell table:formula="of:=IMABS([.D392])" office:value-type="float" office:value="98.5318097653792" calcext:value-type="float">
            <text:p>98.5318097654</text:p>
          </table:table-cell>
          <table:table-cell table:formula="of:=IMREAL([.D392])" office:value-type="float" office:value="-69.3351693007562" calcext:value-type="float">
            <text:p>-69.3351693008</text:p>
          </table:table-cell>
          <table:table-cell table:formula="of:=IMAGINARY([.D39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92]+1" office:value-type="float" office:value="391" calcext:value-type="float">
            <text:p>391</text:p>
          </table:table-cell>
          <table:table-cell table:formula="of:=SIN([.$H$2]/[.$I$2]*[.A393]*2*PI()+[.$I$10])" office:value-type="float" office:value="-0.707106781186573" calcext:value-type="float">
            <text:p>-0.7071067812</text:p>
          </table:table-cell>
          <table:table-cell table:formula="of:=IF(ROW() &gt; [.$J$2] + 1; [.B393] - OFFSET([.B393]; -[.$J$2]; 0)*[.$L$2]^[.$J$2]; [.B393])" office:value-type="float" office:value="-0.0140023455323133" calcext:value-type="float">
            <text:p>-0.0140023455</text:p>
          </table:table-cell>
          <table:table-cell table:formula="of:=IMSUM(COMPLEX([.C393];0); IMPRODUCT([.D392]; [.$I$8]))" office:value-type="string" office:string-value="-70,0152284228027+69,3282357838261i" calcext:value-type="string">
            <text:p>-70,0152284228027+69,3282357838261i</text:p>
          </table:table-cell>
          <table:table-cell table:formula="of:=IMABS([.D393])" office:value-type="float" office:value="98.5319059391171" calcext:value-type="float">
            <text:p>98.5319059391</text:p>
          </table:table-cell>
          <table:table-cell table:formula="of:=IMREAL([.D393])" office:value-type="float" office:value="-70.0152284228027" calcext:value-type="float">
            <text:p>-70.0152284228</text:p>
          </table:table-cell>
          <table:table-cell table:formula="of:=IMAGINARY([.D393])" office:value-type="float" office:value="69.3282357838261" calcext:value-type="float">
            <text:p>69.3282357838</text:p>
          </table:table-cell>
          <table:table-cell table:number-columns-repeated="5"/>
        </table:table-row>
        <table:table-row table:style-name="ro1">
          <table:table-cell table:formula="of:=[.A393]+1" office:value-type="float" office:value="392" calcext:value-type="float">
            <text:p>392</text:p>
          </table:table-cell>
          <table:table-cell table:formula="of:=SIN([.$H$2]/[.$I$2]*[.A394]*2*PI()+[.$I$10])" office:value-type="float" office:value="0.707106781186478" calcext:value-type="float">
            <text:p>0.7071067812</text:p>
          </table:table-cell>
          <table:table-cell table:formula="of:=IF(ROW() &gt; [.$J$2] + 1; [.B394] - OFFSET([.B394]; -[.$J$2]; 0)*[.$L$2]^[.$J$2]; [.B394])" office:value-type="float" office:value="0.0140023455321958" calcext:value-type="float">
            <text:p>0.0140023455</text:p>
          </table:table-cell>
          <table:table-cell table:formula="of:=IMSUM(COMPLEX([.C394];0); IMPRODUCT([.D393]; [.$I$8]))" office:value-type="string" office:string-value="69,3353053057799+70,0082268999604i" calcext:value-type="string">
            <text:p>69,3353053057799+70,0082268999604i</text:p>
          </table:table-cell>
          <table:table-cell table:formula="of:=IMABS([.D394])" office:value-type="float" office:value="98.5319054698632" calcext:value-type="float">
            <text:p>98.5319054699</text:p>
          </table:table-cell>
          <table:table-cell table:formula="of:=IMREAL([.D394])" office:value-type="float" office:value="69.3353053057799" calcext:value-type="float">
            <text:p>69.3353053058</text:p>
          </table:table-cell>
          <table:table-cell table:formula="of:=IMAGINARY([.D39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94]+1" office:value-type="float" office:value="393" calcext:value-type="float">
            <text:p>393</text:p>
          </table:table-cell>
          <table:table-cell table:formula="of:=SIN([.$H$2]/[.$I$2]*[.A395]*2*PI()+[.$I$10])" office:value-type="float" office:value="0.70710678118658" calcext:value-type="float">
            <text:p>0.7071067812</text:p>
          </table:table-cell>
          <table:table-cell table:formula="of:=IF(ROW() &gt; [.$J$2] + 1; [.B395] - OFFSET([.B395]; -[.$J$2]; 0)*[.$L$2]^[.$J$2]; [.B395])" office:value-type="float" office:value="0.0140023455323134" calcext:value-type="float">
            <text:p>0.0140023455</text:p>
          </table:table-cell>
          <table:table-cell table:formula="of:=IMSUM(COMPLEX([.C395];0); IMPRODUCT([.D394]; [.$I$8]))" office:value-type="string" office:string-value="70,0152284228027-69,3283717752493i" calcext:value-type="string">
            <text:p>70,0152284228027-69,3283717752493i</text:p>
          </table:table-cell>
          <table:table-cell table:formula="of:=IMABS([.D395])" office:value-type="float" office:value="98.5320016243678" calcext:value-type="float">
            <text:p>98.5320016244</text:p>
          </table:table-cell>
          <table:table-cell table:formula="of:=IMREAL([.D395])" office:value-type="float" office:value="70.0152284228027" calcext:value-type="float">
            <text:p>70.0152284228</text:p>
          </table:table-cell>
          <table:table-cell table:formula="of:=IMAGINARY([.D395])" office:value-type="float" office:value="-69.3283717752493" calcext:value-type="float">
            <text:p>-69.3283717752</text:p>
          </table:table-cell>
          <table:table-cell table:number-columns-repeated="5"/>
        </table:table-row>
        <table:table-row table:style-name="ro1">
          <table:table-cell table:formula="of:=[.A395]+1" office:value-type="float" office:value="394" calcext:value-type="float">
            <text:p>394</text:p>
          </table:table-cell>
          <table:table-cell table:formula="of:=SIN([.$H$2]/[.$I$2]*[.A396]*2*PI()+[.$I$10])" office:value-type="float" office:value="-0.707106781186471" calcext:value-type="float">
            <text:p>-0.7071067812</text:p>
          </table:table-cell>
          <table:table-cell table:formula="of:=IF(ROW() &gt; [.$J$2] + 1; [.B396] - OFFSET([.B396]; -[.$J$2]; 0)*[.$L$2]^[.$J$2]; [.B396])" office:value-type="float" office:value="-0.0140023455321957" calcext:value-type="float">
            <text:p>-0.0140023455</text:p>
          </table:table-cell>
          <table:table-cell table:formula="of:=IMSUM(COMPLEX([.C396];0); IMPRODUCT([.D395]; [.$I$8]))" office:value-type="string" office:string-value="-69,335441283604-70,0082268999604i" calcext:value-type="string">
            <text:p>-69,335441283604-70,0082268999604i</text:p>
          </table:table-cell>
          <table:table-cell table:formula="of:=IMABS([.D396])" office:value-type="float" office:value="98.532001155302" calcext:value-type="float">
            <text:p>98.5320011553</text:p>
          </table:table-cell>
          <table:table-cell table:formula="of:=IMREAL([.D396])" office:value-type="float" office:value="-69.335441283604" calcext:value-type="float">
            <text:p>-69.3354412836</text:p>
          </table:table-cell>
          <table:table-cell table:formula="of:=IMAGINARY([.D39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396]+1" office:value-type="float" office:value="395" calcext:value-type="float">
            <text:p>395</text:p>
          </table:table-cell>
          <table:table-cell table:formula="of:=SIN([.$H$2]/[.$I$2]*[.A397]*2*PI()+[.$I$10])" office:value-type="float" office:value="-0.707106781186588" calcext:value-type="float">
            <text:p>-0.7071067812</text:p>
          </table:table-cell>
          <table:table-cell table:formula="of:=IF(ROW() &gt; [.$J$2] + 1; [.B397] - OFFSET([.B397]; -[.$J$2]; 0)*[.$L$2]^[.$J$2]; [.B397])" office:value-type="float" office:value="-0.0140023455323135" calcext:value-type="float">
            <text:p>-0.0140023455</text:p>
          </table:table-cell>
          <table:table-cell table:formula="of:=IMSUM(COMPLEX([.C397];0); IMPRODUCT([.D396]; [.$I$8]))" office:value-type="string" office:string-value="-70,0152284228027+69,3285077394756i" calcext:value-type="string">
            <text:p>-70,0152284228027+69,3285077394756i</text:p>
          </table:table-cell>
          <table:table-cell table:formula="of:=IMABS([.D397])" office:value-type="float" office:value="98.5320972905772" calcext:value-type="float">
            <text:p>98.5320972906</text:p>
          </table:table-cell>
          <table:table-cell table:formula="of:=IMREAL([.D397])" office:value-type="float" office:value="-70.0152284228027" calcext:value-type="float">
            <text:p>-70.0152284228</text:p>
          </table:table-cell>
          <table:table-cell table:formula="of:=IMAGINARY([.D397])" office:value-type="float" office:value="69.3285077394756" calcext:value-type="float">
            <text:p>69.3285077395</text:p>
          </table:table-cell>
          <table:table-cell table:number-columns-repeated="5"/>
        </table:table-row>
        <table:table-row table:style-name="ro1">
          <table:table-cell table:formula="of:=[.A397]+1" office:value-type="float" office:value="396" calcext:value-type="float">
            <text:p>396</text:p>
          </table:table-cell>
          <table:table-cell table:formula="of:=SIN([.$H$2]/[.$I$2]*[.A398]*2*PI()+[.$I$10])" office:value-type="float" office:value="0.707106781186544" calcext:value-type="float">
            <text:p>0.7071067812</text:p>
          </table:table-cell>
          <table:table-cell table:formula="of:=IF(ROW() &gt; [.$J$2] + 1; [.B398] - OFFSET([.B398]; -[.$J$2]; 0)*[.$L$2]^[.$J$2]; [.B398])" office:value-type="float" office:value="0.0140023455322761" calcext:value-type="float">
            <text:p>0.0140023455</text:p>
          </table:table-cell>
          <table:table-cell table:formula="of:=IMSUM(COMPLEX([.C398];0); IMPRODUCT([.D397]; [.$I$8]))" office:value-type="string" office:string-value="69,3355772342339+70,0082268999604i" calcext:value-type="string">
            <text:p>69,3355772342339+70,0082268999604i</text:p>
          </table:table-cell>
          <table:table-cell table:formula="of:=IMABS([.D398])" office:value-type="float" office:value="98.5320968216994" calcext:value-type="float">
            <text:p>98.5320968217</text:p>
          </table:table-cell>
          <table:table-cell table:formula="of:=IMREAL([.D398])" office:value-type="float" office:value="69.3355772342339" calcext:value-type="float">
            <text:p>69.3355772342</text:p>
          </table:table-cell>
          <table:table-cell table:formula="of:=IMAGINARY([.D39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398]+1" office:value-type="float" office:value="397" calcext:value-type="float">
            <text:p>397</text:p>
          </table:table-cell>
          <table:table-cell table:formula="of:=SIN([.$H$2]/[.$I$2]*[.A399]*2*PI()+[.$I$10])" office:value-type="float" office:value="0.707106781186596" calcext:value-type="float">
            <text:p>0.7071067812</text:p>
          </table:table-cell>
          <table:table-cell table:formula="of:=IF(ROW() &gt; [.$J$2] + 1; [.B399] - OFFSET([.B399]; -[.$J$2]; 0)*[.$L$2]^[.$J$2]; [.B399])" office:value-type="float" office:value="0.0140023455323137" calcext:value-type="float">
            <text:p>0.0140023455</text:p>
          </table:table-cell>
          <table:table-cell table:formula="of:=IMSUM(COMPLEX([.C399];0); IMPRODUCT([.D398]; [.$I$8]))" office:value-type="string" office:string-value="70,0152284228027-69,3286436765105i" calcext:value-type="string">
            <text:p>70,0152284228027-69,3286436765105i</text:p>
          </table:table-cell>
          <table:table-cell table:formula="of:=IMABS([.D399])" office:value-type="float" office:value="98.532192937749" calcext:value-type="float">
            <text:p>98.5321929377</text:p>
          </table:table-cell>
          <table:table-cell table:formula="of:=IMREAL([.D399])" office:value-type="float" office:value="70.0152284228027" calcext:value-type="float">
            <text:p>70.0152284228</text:p>
          </table:table-cell>
          <table:table-cell table:formula="of:=IMAGINARY([.D399])" office:value-type="float" office:value="-69.3286436765105" calcext:value-type="float">
            <text:p>-69.3286436765</text:p>
          </table:table-cell>
          <table:table-cell table:number-columns-repeated="5"/>
        </table:table-row>
        <table:table-row table:style-name="ro1">
          <table:table-cell table:formula="of:=[.A399]+1" office:value-type="float" office:value="398" calcext:value-type="float">
            <text:p>398</text:p>
          </table:table-cell>
          <table:table-cell table:formula="of:=SIN([.$H$2]/[.$I$2]*[.A400]*2*PI()+[.$I$10])" office:value-type="float" office:value="-0.707106781186536" calcext:value-type="float">
            <text:p>-0.7071067812</text:p>
          </table:table-cell>
          <table:table-cell table:formula="of:=IF(ROW() &gt; [.$J$2] + 1; [.B400] - OFFSET([.B400]; -[.$J$2]; 0)*[.$L$2]^[.$J$2]; [.B400])" office:value-type="float" office:value="-0.0140023455322363" calcext:value-type="float">
            <text:p>-0.0140023455</text:p>
          </table:table-cell>
          <table:table-cell table:formula="of:=IMSUM(COMPLEX([.C400];0); IMPRODUCT([.D399]; [.$I$8]))" office:value-type="string" office:string-value="-69,335713157675-70,0082268999604i" calcext:value-type="string">
            <text:p>-69,335713157675-70,0082268999604i</text:p>
          </table:table-cell>
          <table:table-cell table:formula="of:=IMABS([.D400])" office:value-type="float" office:value="98.5321924690592" calcext:value-type="float">
            <text:p>98.5321924691</text:p>
          </table:table-cell>
          <table:table-cell table:formula="of:=IMREAL([.D400])" office:value-type="float" office:value="-69.335713157675" calcext:value-type="float">
            <text:p>-69.3357131577</text:p>
          </table:table-cell>
          <table:table-cell table:formula="of:=IMAGINARY([.D40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00]+1" office:value-type="float" office:value="399" calcext:value-type="float">
            <text:p>399</text:p>
          </table:table-cell>
          <table:table-cell table:formula="of:=SIN([.$H$2]/[.$I$2]*[.A401]*2*PI()+[.$I$10])" office:value-type="float" office:value="-0.707106781186603" calcext:value-type="float">
            <text:p>-0.7071067812</text:p>
          </table:table-cell>
          <table:table-cell table:formula="of:=IF(ROW() &gt; [.$J$2] + 1; [.B401] - OFFSET([.B401]; -[.$J$2]; 0)*[.$L$2]^[.$J$2]; [.B401])" office:value-type="float" office:value="-0.0140023455323531" calcext:value-type="float">
            <text:p>-0.0140023455</text:p>
          </table:table-cell>
          <table:table-cell table:formula="of:=IMSUM(COMPLEX([.C401];0); IMPRODUCT([.D400]; [.$I$8]))" office:value-type="string" office:string-value="-70,0152284228027+69,3287795863592i" calcext:value-type="string">
            <text:p>-70,0152284228027+69,3287795863592i</text:p>
          </table:table-cell>
          <table:table-cell table:formula="of:=IMABS([.D401])" office:value-type="float" office:value="98.532288565887" calcext:value-type="float">
            <text:p>98.5322885659</text:p>
          </table:table-cell>
          <table:table-cell table:formula="of:=IMREAL([.D401])" office:value-type="float" office:value="-70.0152284228027" calcext:value-type="float">
            <text:p>-70.0152284228</text:p>
          </table:table-cell>
          <table:table-cell table:formula="of:=IMAGINARY([.D401])" office:value-type="float" office:value="69.3287795863592" calcext:value-type="float">
            <text:p>69.3287795864</text:p>
          </table:table-cell>
          <table:table-cell table:number-columns-repeated="5"/>
        </table:table-row>
        <table:table-row table:style-name="ro1">
          <table:table-cell table:formula="of:=[.A401]+1" office:value-type="float" office:value="400" calcext:value-type="float">
            <text:p>400</text:p>
          </table:table-cell>
          <table:table-cell table:formula="of:=SIN([.$H$2]/[.$I$2]*[.A402]*2*PI()+[.$I$10])" office:value-type="float" office:value="0.707106781186528" calcext:value-type="float">
            <text:p>0.7071067812</text:p>
          </table:table-cell>
          <table:table-cell table:formula="of:=IF(ROW() &gt; [.$J$2] + 1; [.B402] - OFFSET([.B402]; -[.$J$2]; 0)*[.$L$2]^[.$J$2]; [.B402])" office:value-type="float" office:value="0.0140023455322362" calcext:value-type="float">
            <text:p>0.0140023455</text:p>
          </table:table-cell>
          <table:table-cell table:formula="of:=IMSUM(COMPLEX([.C402];0); IMPRODUCT([.D401]; [.$I$8]))" office:value-type="string" office:string-value="69,3358490539328+70,0082268999604i" calcext:value-type="string">
            <text:p>69,3358490539328+70,0082268999604i</text:p>
          </table:table-cell>
          <table:table-cell table:formula="of:=IMABS([.D402])" office:value-type="float" office:value="98.5322880973851" calcext:value-type="float">
            <text:p>98.5322880974</text:p>
          </table:table-cell>
          <table:table-cell table:formula="of:=IMREAL([.D402])" office:value-type="float" office:value="69.3358490539328" calcext:value-type="float">
            <text:p>69.3358490539</text:p>
          </table:table-cell>
          <table:table-cell table:formula="of:=IMAGINARY([.D40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02]+1" office:value-type="float" office:value="401" calcext:value-type="float">
            <text:p>401</text:p>
          </table:table-cell>
          <table:table-cell table:formula="of:=SIN([.$H$2]/[.$I$2]*[.A403]*2*PI()+[.$I$10])" office:value-type="float" office:value="0.707106781186611" calcext:value-type="float">
            <text:p>0.7071067812</text:p>
          </table:table-cell>
          <table:table-cell table:formula="of:=IF(ROW() &gt; [.$J$2] + 1; [.B403] - OFFSET([.B403]; -[.$J$2]; 0)*[.$L$2]^[.$J$2]; [.B403])" office:value-type="float" office:value="0.0140023455323534" calcext:value-type="float">
            <text:p>0.0140023455</text:p>
          </table:table-cell>
          <table:table-cell table:formula="of:=IMSUM(COMPLEX([.C403];0); IMPRODUCT([.D402]; [.$I$8]))" office:value-type="string" office:string-value="70,0152284228027-69,3289154690274i" calcext:value-type="string">
            <text:p>70,0152284228027-69,3289154690274i</text:p>
          </table:table-cell>
          <table:table-cell table:formula="of:=IMABS([.D403])" office:value-type="float" office:value="98.5323841749949" calcext:value-type="float">
            <text:p>98.532384175</text:p>
          </table:table-cell>
          <table:table-cell table:formula="of:=IMREAL([.D403])" office:value-type="float" office:value="70.0152284228027" calcext:value-type="float">
            <text:p>70.0152284228</text:p>
          </table:table-cell>
          <table:table-cell table:formula="of:=IMAGINARY([.D403])" office:value-type="float" office:value="-69.3289154690274" calcext:value-type="float">
            <text:p>-69.328915469</text:p>
          </table:table-cell>
          <table:table-cell table:number-columns-repeated="5"/>
        </table:table-row>
        <table:table-row table:style-name="ro1">
          <table:table-cell table:formula="of:=[.A403]+1" office:value-type="float" office:value="402" calcext:value-type="float">
            <text:p>402</text:p>
          </table:table-cell>
          <table:table-cell table:formula="of:=SIN([.$H$2]/[.$I$2]*[.A404]*2*PI()+[.$I$10])" office:value-type="float" office:value="-0.707106781186521" calcext:value-type="float">
            <text:p>-0.7071067812</text:p>
          </table:table-cell>
          <table:table-cell table:formula="of:=IF(ROW() &gt; [.$J$2] + 1; [.B404] - OFFSET([.B404]; -[.$J$2]; 0)*[.$L$2]^[.$J$2]; [.B404])" office:value-type="float" office:value="-0.0140023455322362" calcext:value-type="float">
            <text:p>-0.0140023455</text:p>
          </table:table-cell>
          <table:table-cell table:formula="of:=IMSUM(COMPLEX([.C404];0); IMPRODUCT([.D403]; [.$I$8]))" office:value-type="string" office:string-value="-69,3359849230127-70,0082268999604i" calcext:value-type="string">
            <text:p>-69,3359849230127-70,0082268999604i</text:p>
          </table:table-cell>
          <table:table-cell table:formula="of:=IMABS([.D404])" office:value-type="float" office:value="98.5323837066808" calcext:value-type="float">
            <text:p>98.5323837067</text:p>
          </table:table-cell>
          <table:table-cell table:formula="of:=IMREAL([.D404])" office:value-type="float" office:value="-69.3359849230127" calcext:value-type="float">
            <text:p>-69.335984923</text:p>
          </table:table-cell>
          <table:table-cell table:formula="of:=IMAGINARY([.D40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04]+1" office:value-type="float" office:value="403" calcext:value-type="float">
            <text:p>403</text:p>
          </table:table-cell>
          <table:table-cell table:formula="of:=SIN([.$H$2]/[.$I$2]*[.A405]*2*PI()+[.$I$10])" office:value-type="float" office:value="-0.707106781186618" calcext:value-type="float">
            <text:p>-0.7071067812</text:p>
          </table:table-cell>
          <table:table-cell table:formula="of:=IF(ROW() &gt; [.$J$2] + 1; [.B405] - OFFSET([.B405]; -[.$J$2]; 0)*[.$L$2]^[.$J$2]; [.B405])" office:value-type="float" office:value="-0.0140023455323536" calcext:value-type="float">
            <text:p>-0.0140023455</text:p>
          </table:table-cell>
          <table:table-cell table:formula="of:=IMSUM(COMPLEX([.C405];0); IMPRODUCT([.D404]; [.$I$8]))" office:value-type="string" office:string-value="-70,0152284228027+69,3290513245204i" calcext:value-type="string">
            <text:p>-70,0152284228027+69,3290513245204i</text:p>
          </table:table-cell>
          <table:table-cell table:formula="of:=IMABS([.D405])" office:value-type="float" office:value="98.5324797650766" calcext:value-type="float">
            <text:p>98.5324797651</text:p>
          </table:table-cell>
          <table:table-cell table:formula="of:=IMREAL([.D405])" office:value-type="float" office:value="-70.0152284228027" calcext:value-type="float">
            <text:p>-70.0152284228</text:p>
          </table:table-cell>
          <table:table-cell table:formula="of:=IMAGINARY([.D405])" office:value-type="float" office:value="69.3290513245204" calcext:value-type="float">
            <text:p>69.3290513245</text:p>
          </table:table-cell>
          <table:table-cell table:number-columns-repeated="5"/>
        </table:table-row>
        <table:table-row table:style-name="ro1">
          <table:table-cell table:formula="of:=[.A405]+1" office:value-type="float" office:value="404" calcext:value-type="float">
            <text:p>404</text:p>
          </table:table-cell>
          <table:table-cell table:formula="of:=SIN([.$H$2]/[.$I$2]*[.A406]*2*PI()+[.$I$10])" office:value-type="float" office:value="0.707106781186513" calcext:value-type="float">
            <text:p>0.7071067812</text:p>
          </table:table-cell>
          <table:table-cell table:formula="of:=IF(ROW() &gt; [.$J$2] + 1; [.B406] - OFFSET([.B406]; -[.$J$2]; 0)*[.$L$2]^[.$J$2]; [.B406])" office:value-type="float" office:value="0.0140023455322359" calcext:value-type="float">
            <text:p>0.0140023455</text:p>
          </table:table-cell>
          <table:table-cell table:formula="of:=IMSUM(COMPLEX([.C406];0); IMPRODUCT([.D405]; [.$I$8]))" office:value-type="string" office:string-value="69,3361207649202+70,0082268999604i" calcext:value-type="string">
            <text:p>69,3361207649202+70,0082268999604i</text:p>
          </table:table-cell>
          <table:table-cell table:formula="of:=IMABS([.D406])" office:value-type="float" office:value="98.5324792969503" calcext:value-type="float">
            <text:p>98.532479297</text:p>
          </table:table-cell>
          <table:table-cell table:formula="of:=IMREAL([.D406])" office:value-type="float" office:value="69.3361207649202" calcext:value-type="float">
            <text:p>69.3361207649</text:p>
          </table:table-cell>
          <table:table-cell table:formula="of:=IMAGINARY([.D40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06]+1" office:value-type="float" office:value="405" calcext:value-type="float">
            <text:p>405</text:p>
          </table:table-cell>
          <table:table-cell table:formula="of:=SIN([.$H$2]/[.$I$2]*[.A407]*2*PI()+[.$I$10])" office:value-type="float" office:value="0.707106781186626" calcext:value-type="float">
            <text:p>0.7071067812</text:p>
          </table:table-cell>
          <table:table-cell table:formula="of:=IF(ROW() &gt; [.$J$2] + 1; [.B407] - OFFSET([.B407]; -[.$J$2]; 0)*[.$L$2]^[.$J$2]; [.B407])" office:value-type="float" office:value="0.0140023455323537" calcext:value-type="float">
            <text:p>0.0140023455</text:p>
          </table:table-cell>
          <table:table-cell table:formula="of:=IMSUM(COMPLEX([.C407];0); IMPRODUCT([.D406]; [.$I$8]))" office:value-type="string" office:string-value="70,0152284228027-69,3291871528437i" calcext:value-type="string">
            <text:p>70,0152284228027-69,3291871528437i</text:p>
          </table:table-cell>
          <table:table-cell table:formula="of:=IMABS([.D407])" office:value-type="float" office:value="98.5325753361358" calcext:value-type="float">
            <text:p>98.5325753361</text:p>
          </table:table-cell>
          <table:table-cell table:formula="of:=IMREAL([.D407])" office:value-type="float" office:value="70.0152284228027" calcext:value-type="float">
            <text:p>70.0152284228</text:p>
          </table:table-cell>
          <table:table-cell table:formula="of:=IMAGINARY([.D407])" office:value-type="float" office:value="-69.3291871528437" calcext:value-type="float">
            <text:p>-69.3291871528</text:p>
          </table:table-cell>
          <table:table-cell table:number-columns-repeated="5"/>
        </table:table-row>
        <table:table-row table:style-name="ro1">
          <table:table-cell table:formula="of:=[.A407]+1" office:value-type="float" office:value="406" calcext:value-type="float">
            <text:p>406</text:p>
          </table:table-cell>
          <table:table-cell table:formula="of:=SIN([.$H$2]/[.$I$2]*[.A408]*2*PI()+[.$I$10])" office:value-type="float" office:value="-0.707106781186505" calcext:value-type="float">
            <text:p>-0.7071067812</text:p>
          </table:table-cell>
          <table:table-cell table:formula="of:=IF(ROW() &gt; [.$J$2] + 1; [.B408] - OFFSET([.B408]; -[.$J$2]; 0)*[.$L$2]^[.$J$2]; [.B408])" office:value-type="float" office:value="-0.0140023455322358" calcext:value-type="float">
            <text:p>-0.0140023455</text:p>
          </table:table-cell>
          <table:table-cell table:formula="of:=IMSUM(COMPLEX([.C408];0); IMPRODUCT([.D407]; [.$I$8]))" office:value-type="string" office:string-value="-69,3362565796606-70,0082268999604i" calcext:value-type="string">
            <text:p>-69,3362565796606-70,0082268999604i</text:p>
          </table:table-cell>
          <table:table-cell table:formula="of:=IMABS([.D408])" office:value-type="float" office:value="98.5325748681971" calcext:value-type="float">
            <text:p>98.5325748682</text:p>
          </table:table-cell>
          <table:table-cell table:formula="of:=IMREAL([.D408])" office:value-type="float" office:value="-69.3362565796606" calcext:value-type="float">
            <text:p>-69.3362565797</text:p>
          </table:table-cell>
          <table:table-cell table:formula="of:=IMAGINARY([.D40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08]+1" office:value-type="float" office:value="407" calcext:value-type="float">
            <text:p>407</text:p>
          </table:table-cell>
          <table:table-cell table:formula="of:=SIN([.$H$2]/[.$I$2]*[.A409]*2*PI()+[.$I$10])" office:value-type="float" office:value="-0.707106781186553" calcext:value-type="float">
            <text:p>-0.7071067812</text:p>
          </table:table-cell>
          <table:table-cell table:formula="of:=IF(ROW() &gt; [.$J$2] + 1; [.B409] - OFFSET([.B409]; -[.$J$2]; 0)*[.$L$2]^[.$J$2]; [.B409])" office:value-type="float" office:value="-0.0140023455322734" calcext:value-type="float">
            <text:p>-0.0140023455</text:p>
          </table:table-cell>
          <table:table-cell table:formula="of:=IMSUM(COMPLEX([.C409];0); IMPRODUCT([.D408]; [.$I$8]))" office:value-type="string" office:string-value="-70,0152284228027+69,3293229540026i" calcext:value-type="string">
            <text:p>-70,0152284228027+69,3293229540026i</text:p>
          </table:table-cell>
          <table:table-cell table:formula="of:=IMABS([.D409])" office:value-type="float" office:value="98.5326708881761" calcext:value-type="float">
            <text:p>98.5326708882</text:p>
          </table:table-cell>
          <table:table-cell table:formula="of:=IMREAL([.D409])" office:value-type="float" office:value="-70.0152284228027" calcext:value-type="float">
            <text:p>-70.0152284228</text:p>
          </table:table-cell>
          <table:table-cell table:formula="of:=IMAGINARY([.D409])" office:value-type="float" office:value="69.3293229540026" calcext:value-type="float">
            <text:p>69.329322954</text:p>
          </table:table-cell>
          <table:table-cell table:number-columns-repeated="5"/>
        </table:table-row>
        <table:table-row table:style-name="ro1">
          <table:table-cell table:formula="of:=[.A409]+1" office:value-type="float" office:value="408" calcext:value-type="float">
            <text:p>408</text:p>
          </table:table-cell>
          <table:table-cell table:formula="of:=SIN([.$H$2]/[.$I$2]*[.A410]*2*PI()+[.$I$10])" office:value-type="float" office:value="0.707106781186498" calcext:value-type="float">
            <text:p>0.7071067812</text:p>
          </table:table-cell>
          <table:table-cell table:formula="of:=IF(ROW() &gt; [.$J$2] + 1; [.B410] - OFFSET([.B410]; -[.$J$2]; 0)*[.$L$2]^[.$J$2]; [.B410])" office:value-type="float" office:value="0.0140023455321964" calcext:value-type="float">
            <text:p>0.0140023455</text:p>
          </table:table-cell>
          <table:table-cell table:formula="of:=IMSUM(COMPLEX([.C410];0); IMPRODUCT([.D409]; [.$I$8]))" office:value-type="string" office:string-value="69,3363923672394+70,0082268999604i" calcext:value-type="string">
            <text:p>69,3363923672394+70,0082268999604i</text:p>
          </table:table-cell>
          <table:table-cell table:formula="of:=IMABS([.D410])" office:value-type="float" office:value="98.5326704204251" calcext:value-type="float">
            <text:p>98.5326704204</text:p>
          </table:table-cell>
          <table:table-cell table:formula="of:=IMREAL([.D410])" office:value-type="float" office:value="69.3363923672394" calcext:value-type="float">
            <text:p>69.3363923672</text:p>
          </table:table-cell>
          <table:table-cell table:formula="of:=IMAGINARY([.D41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10]+1" office:value-type="float" office:value="409" calcext:value-type="float">
            <text:p>409</text:p>
          </table:table-cell>
          <table:table-cell table:formula="of:=SIN([.$H$2]/[.$I$2]*[.A411]*2*PI()+[.$I$10])" office:value-type="float" office:value="0.707106781186561" calcext:value-type="float">
            <text:p>0.7071067812</text:p>
          </table:table-cell>
          <table:table-cell table:formula="of:=IF(ROW() &gt; [.$J$2] + 1; [.B411] - OFFSET([.B411]; -[.$J$2]; 0)*[.$L$2]^[.$J$2]; [.B411])" office:value-type="float" office:value="0.0140023455323131" calcext:value-type="float">
            <text:p>0.0140023455</text:p>
          </table:table-cell>
          <table:table-cell table:formula="of:=IMSUM(COMPLEX([.C411];0); IMPRODUCT([.D410]; [.$I$8]))" office:value-type="string" office:string-value="70,0152284228027-69,3294587280027i" calcext:value-type="string">
            <text:p>70,0152284228027-69,3294587280027i</text:p>
          </table:table-cell>
          <table:table-cell table:formula="of:=IMABS([.D411])" office:value-type="float" office:value="98.5327664212016" calcext:value-type="float">
            <text:p>98.5327664212</text:p>
          </table:table-cell>
          <table:table-cell table:formula="of:=IMREAL([.D411])" office:value-type="float" office:value="70.0152284228027" calcext:value-type="float">
            <text:p>70.0152284228</text:p>
          </table:table-cell>
          <table:table-cell table:formula="of:=IMAGINARY([.D411])" office:value-type="float" office:value="-69.3294587280027" calcext:value-type="float">
            <text:p>-69.329458728</text:p>
          </table:table-cell>
          <table:table-cell table:number-columns-repeated="5"/>
        </table:table-row>
        <table:table-row table:style-name="ro1">
          <table:table-cell table:formula="of:=[.A411]+1" office:value-type="float" office:value="410" calcext:value-type="float">
            <text:p>410</text:p>
          </table:table-cell>
          <table:table-cell table:formula="of:=SIN([.$H$2]/[.$I$2]*[.A412]*2*PI()+[.$I$10])" office:value-type="float" office:value="-0.70710678118649" calcext:value-type="float">
            <text:p>-0.7071067812</text:p>
          </table:table-cell>
          <table:table-cell table:formula="of:=IF(ROW() &gt; [.$J$2] + 1; [.B412] - OFFSET([.B412]; -[.$J$2]; 0)*[.$L$2]^[.$J$2]; [.B412])" office:value-type="float" office:value="-0.014002345532196" calcext:value-type="float">
            <text:p>-0.0140023455</text:p>
          </table:table-cell>
          <table:table-cell table:formula="of:=IMSUM(COMPLEX([.C412];0); IMPRODUCT([.D411]; [.$I$8]))" office:value-type="string" office:string-value="-69,3365281276621-70,0082268999604i" calcext:value-type="string">
            <text:p>-69,3365281276621-70,0082268999604i</text:p>
          </table:table-cell>
          <table:table-cell table:formula="of:=IMABS([.D412])" office:value-type="float" office:value="98.5327659536381" calcext:value-type="float">
            <text:p>98.5327659536</text:p>
          </table:table-cell>
          <table:table-cell table:formula="of:=IMREAL([.D412])" office:value-type="float" office:value="-69.3365281276621" calcext:value-type="float">
            <text:p>-69.3365281277</text:p>
          </table:table-cell>
          <table:table-cell table:formula="of:=IMAGINARY([.D41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12]+1" office:value-type="float" office:value="411" calcext:value-type="float">
            <text:p>411</text:p>
          </table:table-cell>
          <table:table-cell table:formula="of:=SIN([.$H$2]/[.$I$2]*[.A413]*2*PI()+[.$I$10])" office:value-type="float" office:value="-0.707106781186568" calcext:value-type="float">
            <text:p>-0.7071067812</text:p>
          </table:table-cell>
          <table:table-cell table:formula="of:=IF(ROW() &gt; [.$J$2] + 1; [.B413] - OFFSET([.B413]; -[.$J$2]; 0)*[.$L$2]^[.$J$2]; [.B413])" office:value-type="float" office:value="-0.0140023455323131" calcext:value-type="float">
            <text:p>-0.0140023455</text:p>
          </table:table-cell>
          <table:table-cell table:formula="of:=IMSUM(COMPLEX([.C413];0); IMPRODUCT([.D412]; [.$I$8]))" office:value-type="string" office:string-value="-70,0152284228027+69,3295944748493i" calcext:value-type="string">
            <text:p>-70,0152284228027+69,3295944748493i</text:p>
          </table:table-cell>
          <table:table-cell table:formula="of:=IMABS([.D413])" office:value-type="float" office:value="98.5328619352158" calcext:value-type="float">
            <text:p>98.5328619352</text:p>
          </table:table-cell>
          <table:table-cell table:formula="of:=IMREAL([.D413])" office:value-type="float" office:value="-70.0152284228027" calcext:value-type="float">
            <text:p>-70.0152284228</text:p>
          </table:table-cell>
          <table:table-cell table:formula="of:=IMAGINARY([.D413])" office:value-type="float" office:value="69.3295944748493" calcext:value-type="float">
            <text:p>69.3295944748</text:p>
          </table:table-cell>
          <table:table-cell table:number-columns-repeated="5"/>
        </table:table-row>
        <table:table-row table:style-name="ro1">
          <table:table-cell table:formula="of:=[.A413]+1" office:value-type="float" office:value="412" calcext:value-type="float">
            <text:p>412</text:p>
          </table:table-cell>
          <table:table-cell table:formula="of:=SIN([.$H$2]/[.$I$2]*[.A414]*2*PI()+[.$I$10])" office:value-type="float" office:value="0.707106781186482" calcext:value-type="float">
            <text:p>0.7071067812</text:p>
          </table:table-cell>
          <table:table-cell table:formula="of:=IF(ROW() &gt; [.$J$2] + 1; [.B414] - OFFSET([.B414]; -[.$J$2]; 0)*[.$L$2]^[.$J$2]; [.B414])" office:value-type="float" office:value="0.0140023455321959" calcext:value-type="float">
            <text:p>0.0140023455</text:p>
          </table:table-cell>
          <table:table-cell table:formula="of:=IMSUM(COMPLEX([.C414];0); IMPRODUCT([.D413]; [.$I$8]))" office:value-type="string" office:string-value="69,336663860934+70,0082268999604i" calcext:value-type="string">
            <text:p>69,336663860934+70,0082268999604i</text:p>
          </table:table-cell>
          <table:table-cell table:formula="of:=IMABS([.D414])" office:value-type="float" office:value="98.5328614678397" calcext:value-type="float">
            <text:p>98.5328614678</text:p>
          </table:table-cell>
          <table:table-cell table:formula="of:=IMREAL([.D414])" office:value-type="float" office:value="69.336663860934" calcext:value-type="float">
            <text:p>69.3366638609</text:p>
          </table:table-cell>
          <table:table-cell table:formula="of:=IMAGINARY([.D41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14]+1" office:value-type="float" office:value="413" calcext:value-type="float">
            <text:p>413</text:p>
          </table:table-cell>
          <table:table-cell table:formula="of:=SIN([.$H$2]/[.$I$2]*[.A415]*2*PI()+[.$I$10])" office:value-type="float" office:value="0.707106781186576" calcext:value-type="float">
            <text:p>0.7071067812</text:p>
          </table:table-cell>
          <table:table-cell table:formula="of:=IF(ROW() &gt; [.$J$2] + 1; [.B415] - OFFSET([.B415]; -[.$J$2]; 0)*[.$L$2]^[.$J$2]; [.B415])" office:value-type="float" office:value="0.0140023455323134" calcext:value-type="float">
            <text:p>0.0140023455</text:p>
          </table:table-cell>
          <table:table-cell table:formula="of:=IMSUM(COMPLEX([.C415];0); IMPRODUCT([.D414]; [.$I$8]))" office:value-type="string" office:string-value="70,0152284228027-69,3297301945479i" calcext:value-type="string">
            <text:p>70,0152284228027-69,3297301945479i</text:p>
          </table:table-cell>
          <table:table-cell table:formula="of:=IMABS([.D415])" office:value-type="float" office:value="98.5329574302225" calcext:value-type="float">
            <text:p>98.5329574302</text:p>
          </table:table-cell>
          <table:table-cell table:formula="of:=IMREAL([.D415])" office:value-type="float" office:value="70.0152284228027" calcext:value-type="float">
            <text:p>70.0152284228</text:p>
          </table:table-cell>
          <table:table-cell table:formula="of:=IMAGINARY([.D415])" office:value-type="float" office:value="-69.3297301945479" calcext:value-type="float">
            <text:p>-69.3297301945</text:p>
          </table:table-cell>
          <table:table-cell table:number-columns-repeated="5"/>
        </table:table-row>
        <table:table-row table:style-name="ro1">
          <table:table-cell table:formula="of:=[.A415]+1" office:value-type="float" office:value="414" calcext:value-type="float">
            <text:p>414</text:p>
          </table:table-cell>
          <table:table-cell table:formula="of:=SIN([.$H$2]/[.$I$2]*[.A416]*2*PI()+[.$I$10])" office:value-type="float" office:value="-0.707106781186475" calcext:value-type="float">
            <text:p>-0.7071067812</text:p>
          </table:table-cell>
          <table:table-cell table:formula="of:=IF(ROW() &gt; [.$J$2] + 1; [.B416] - OFFSET([.B416]; -[.$J$2]; 0)*[.$L$2]^[.$J$2]; [.B416])" office:value-type="float" office:value="-0.0140023455321959" calcext:value-type="float">
            <text:p>-0.0140023455</text:p>
          </table:table-cell>
          <table:table-cell table:formula="of:=IMSUM(COMPLEX([.C416];0); IMPRODUCT([.D415]; [.$I$8]))" office:value-type="string" office:string-value="-69,3367995670606-70,0082268999604i" calcext:value-type="string">
            <text:p>-69,3367995670606-70,0082268999604i</text:p>
          </table:table-cell>
          <table:table-cell table:formula="of:=IMABS([.D416])" office:value-type="float" office:value="98.5329569630338" calcext:value-type="float">
            <text:p>98.532956963</text:p>
          </table:table-cell>
          <table:table-cell table:formula="of:=IMREAL([.D416])" office:value-type="float" office:value="-69.3367995670606" calcext:value-type="float">
            <text:p>-69.3367995671</text:p>
          </table:table-cell>
          <table:table-cell table:formula="of:=IMAGINARY([.D41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16]+1" office:value-type="float" office:value="415" calcext:value-type="float">
            <text:p>415</text:p>
          </table:table-cell>
          <table:table-cell table:formula="of:=SIN([.$H$2]/[.$I$2]*[.A417]*2*PI()+[.$I$10])" office:value-type="float" office:value="-0.707106781186584" calcext:value-type="float">
            <text:p>-0.7071067812</text:p>
          </table:table-cell>
          <table:table-cell table:formula="of:=IF(ROW() &gt; [.$J$2] + 1; [.B417] - OFFSET([.B417]; -[.$J$2]; 0)*[.$L$2]^[.$J$2]; [.B417])" office:value-type="float" office:value="-0.0140023455323135" calcext:value-type="float">
            <text:p>-0.0140023455</text:p>
          </table:table-cell>
          <table:table-cell table:formula="of:=IMSUM(COMPLEX([.C417];0); IMPRODUCT([.D416]; [.$I$8]))" office:value-type="string" office:string-value="-70,0152284228027+69,3298658871039i" calcext:value-type="string">
            <text:p>-70,0152284228027+69,3298658871039i</text:p>
          </table:table-cell>
          <table:table-cell table:formula="of:=IMABS([.D417])" office:value-type="float" office:value="98.5330529062256" calcext:value-type="float">
            <text:p>98.5330529062</text:p>
          </table:table-cell>
          <table:table-cell table:formula="of:=IMREAL([.D417])" office:value-type="float" office:value="-70.0152284228027" calcext:value-type="float">
            <text:p>-70.0152284228</text:p>
          </table:table-cell>
          <table:table-cell table:formula="of:=IMAGINARY([.D417])" office:value-type="float" office:value="69.3298658871039" calcext:value-type="float">
            <text:p>69.3298658871</text:p>
          </table:table-cell>
          <table:table-cell table:number-columns-repeated="5"/>
        </table:table-row>
        <table:table-row table:style-name="ro1">
          <table:table-cell table:formula="of:=[.A417]+1" office:value-type="float" office:value="416" calcext:value-type="float">
            <text:p>416</text:p>
          </table:table-cell>
          <table:table-cell table:formula="of:=SIN([.$H$2]/[.$I$2]*[.A418]*2*PI()+[.$I$10])" office:value-type="float" office:value="0.707106781186548" calcext:value-type="float">
            <text:p>0.7071067812</text:p>
          </table:table-cell>
          <table:table-cell table:formula="of:=IF(ROW() &gt; [.$J$2] + 1; [.B418] - OFFSET([.B418]; -[.$J$2]; 0)*[.$L$2]^[.$J$2]; [.B418])" office:value-type="float" office:value="0.014002345532276" calcext:value-type="float">
            <text:p>0.0140023455</text:p>
          </table:table-cell>
          <table:table-cell table:formula="of:=IMSUM(COMPLEX([.C418];0); IMPRODUCT([.D417]; [.$I$8]))" office:value-type="string" office:string-value="69,3369352460475+70,0082268999604i" calcext:value-type="string">
            <text:p>69,3369352460475+70,0082268999604i</text:p>
          </table:table-cell>
          <table:table-cell table:formula="of:=IMABS([.D418])" office:value-type="float" office:value="98.5330524392243" calcext:value-type="float">
            <text:p>98.5330524392</text:p>
          </table:table-cell>
          <table:table-cell table:formula="of:=IMREAL([.D418])" office:value-type="float" office:value="69.3369352460475" calcext:value-type="float">
            <text:p>69.336935246</text:p>
          </table:table-cell>
          <table:table-cell table:formula="of:=IMAGINARY([.D41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18]+1" office:value-type="float" office:value="417" calcext:value-type="float">
            <text:p>417</text:p>
          </table:table-cell>
          <table:table-cell table:formula="of:=SIN([.$H$2]/[.$I$2]*[.A419]*2*PI()+[.$I$10])" office:value-type="float" office:value="0.707106781186591" calcext:value-type="float">
            <text:p>0.7071067812</text:p>
          </table:table-cell>
          <table:table-cell table:formula="of:=IF(ROW() &gt; [.$J$2] + 1; [.B419] - OFFSET([.B419]; -[.$J$2]; 0)*[.$L$2]^[.$J$2]; [.B419])" office:value-type="float" office:value="0.0140023455323135" calcext:value-type="float">
            <text:p>0.0140023455</text:p>
          </table:table-cell>
          <table:table-cell table:formula="of:=IMSUM(COMPLEX([.C419];0); IMPRODUCT([.D418]; [.$I$8]))" office:value-type="string" office:string-value="70,0152284228027-69,3300015525229i" calcext:value-type="string">
            <text:p>70,0152284228027-69,3300015525229i</text:p>
          </table:table-cell>
          <table:table-cell table:formula="of:=IMABS([.D419])" office:value-type="float" office:value="98.5331483632288" calcext:value-type="float">
            <text:p>98.5331483632</text:p>
          </table:table-cell>
          <table:table-cell table:formula="of:=IMREAL([.D419])" office:value-type="float" office:value="70.0152284228027" calcext:value-type="float">
            <text:p>70.0152284228</text:p>
          </table:table-cell>
          <table:table-cell table:formula="of:=IMAGINARY([.D419])" office:value-type="float" office:value="-69.3300015525229" calcext:value-type="float">
            <text:p>-69.3300015525</text:p>
          </table:table-cell>
          <table:table-cell table:number-columns-repeated="5"/>
        </table:table-row>
        <table:table-row table:style-name="ro1">
          <table:table-cell table:formula="of:=[.A419]+1" office:value-type="float" office:value="418" calcext:value-type="float">
            <text:p>418</text:p>
          </table:table-cell>
          <table:table-cell table:formula="of:=SIN([.$H$2]/[.$I$2]*[.A420]*2*PI()+[.$I$10])" office:value-type="float" office:value="-0.70710678118654" calcext:value-type="float">
            <text:p>-0.7071067812</text:p>
          </table:table-cell>
          <table:table-cell table:formula="of:=IF(ROW() &gt; [.$J$2] + 1; [.B420] - OFFSET([.B420]; -[.$J$2]; 0)*[.$L$2]^[.$J$2]; [.B420])" office:value-type="float" office:value="-0.014002345532276" calcext:value-type="float">
            <text:p>-0.0140023455</text:p>
          </table:table-cell>
          <table:table-cell table:formula="of:=IMSUM(COMPLEX([.C420];0); IMPRODUCT([.D419]; [.$I$8]))" office:value-type="string" office:string-value="-69,3370708978999-70,0082268999604i" calcext:value-type="string">
            <text:p>-69,3370708978999-70,0082268999604i</text:p>
          </table:table-cell>
          <table:table-cell table:formula="of:=IMABS([.D420])" office:value-type="float" office:value="98.5331478964147" calcext:value-type="float">
            <text:p>98.5331478964</text:p>
          </table:table-cell>
          <table:table-cell table:formula="of:=IMREAL([.D420])" office:value-type="float" office:value="-69.3370708978999" calcext:value-type="float">
            <text:p>-69.3370708979</text:p>
          </table:table-cell>
          <table:table-cell table:formula="of:=IMAGINARY([.D42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20]+1" office:value-type="float" office:value="419" calcext:value-type="float">
            <text:p>419</text:p>
          </table:table-cell>
          <table:table-cell table:formula="of:=SIN([.$H$2]/[.$I$2]*[.A421]*2*PI()+[.$I$10])" office:value-type="float" office:value="-0.707106781186599" calcext:value-type="float">
            <text:p>-0.7071067812</text:p>
          </table:table-cell>
          <table:table-cell table:formula="of:=IF(ROW() &gt; [.$J$2] + 1; [.B421] - OFFSET([.B421]; -[.$J$2]; 0)*[.$L$2]^[.$J$2]; [.B421])" office:value-type="float" office:value="-0.0140023455323532" calcext:value-type="float">
            <text:p>-0.0140023455</text:p>
          </table:table-cell>
          <table:table-cell table:formula="of:=IMSUM(COMPLEX([.C421];0); IMPRODUCT([.D420]; [.$I$8]))" office:value-type="string" office:string-value="-70,0152284228027+69,3301371908101i" calcext:value-type="string">
            <text:p>-70,0152284228027+69,3301371908101i</text:p>
          </table:table-cell>
          <table:table-cell table:formula="of:=IMABS([.D421])" office:value-type="float" office:value="98.5332438012359" calcext:value-type="float">
            <text:p>98.5332438012</text:p>
          </table:table-cell>
          <table:table-cell table:formula="of:=IMREAL([.D421])" office:value-type="float" office:value="-70.0152284228027" calcext:value-type="float">
            <text:p>-70.0152284228</text:p>
          </table:table-cell>
          <table:table-cell table:formula="of:=IMAGINARY([.D421])" office:value-type="float" office:value="69.3301371908101" calcext:value-type="float">
            <text:p>69.3301371908</text:p>
          </table:table-cell>
          <table:table-cell table:number-columns-repeated="5"/>
        </table:table-row>
        <table:table-row table:style-name="ro1">
          <table:table-cell table:formula="of:=[.A421]+1" office:value-type="float" office:value="420" calcext:value-type="float">
            <text:p>420</text:p>
          </table:table-cell>
          <table:table-cell table:formula="of:=SIN([.$H$2]/[.$I$2]*[.A422]*2*PI()+[.$I$10])" office:value-type="float" office:value="0.707106781186532" calcext:value-type="float">
            <text:p>0.7071067812</text:p>
          </table:table-cell>
          <table:table-cell table:formula="of:=IF(ROW() &gt; [.$J$2] + 1; [.B422] - OFFSET([.B422]; -[.$J$2]; 0)*[.$L$2]^[.$J$2]; [.B422])" office:value-type="float" office:value="0.0140023455322365" calcext:value-type="float">
            <text:p>0.0140023455</text:p>
          </table:table-cell>
          <table:table-cell table:formula="of:=IMSUM(COMPLEX([.C422];0); IMPRODUCT([.D421]; [.$I$8]))" office:value-type="string" office:string-value="69,3372065226232+70,0082268999604i" calcext:value-type="string">
            <text:p>69,3372065226232+70,0082268999604i</text:p>
          </table:table-cell>
          <table:table-cell table:formula="of:=IMABS([.D422])" office:value-type="float" office:value="98.5332433346089" calcext:value-type="float">
            <text:p>98.5332433346</text:p>
          </table:table-cell>
          <table:table-cell table:formula="of:=IMREAL([.D422])" office:value-type="float" office:value="69.3372065226232" calcext:value-type="float">
            <text:p>69.3372065226</text:p>
          </table:table-cell>
          <table:table-cell table:formula="of:=IMAGINARY([.D42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22]+1" office:value-type="float" office:value="421" calcext:value-type="float">
            <text:p>421</text:p>
          </table:table-cell>
          <table:table-cell table:formula="of:=SIN([.$H$2]/[.$I$2]*[.A423]*2*PI()+[.$I$10])" office:value-type="float" office:value="0.707106781186607" calcext:value-type="float">
            <text:p>0.7071067812</text:p>
          </table:table-cell>
          <table:table-cell table:formula="of:=IF(ROW() &gt; [.$J$2] + 1; [.B423] - OFFSET([.B423]; -[.$J$2]; 0)*[.$L$2]^[.$J$2]; [.B423])" office:value-type="float" office:value="0.0140023455323534" calcext:value-type="float">
            <text:p>0.0140023455</text:p>
          </table:table-cell>
          <table:table-cell table:formula="of:=IMSUM(COMPLEX([.C423];0); IMPRODUCT([.D422]; [.$I$8]))" office:value-type="string" office:string-value="70,0152284228027-69,3302728019709i" calcext:value-type="string">
            <text:p>70,0152284228027-69,3302728019709i</text:p>
          </table:table-cell>
          <table:table-cell table:formula="of:=IMABS([.D423])" office:value-type="float" office:value="98.5333392202505" calcext:value-type="float">
            <text:p>98.5333392203</text:p>
          </table:table-cell>
          <table:table-cell table:formula="of:=IMREAL([.D423])" office:value-type="float" office:value="70.0152284228027" calcext:value-type="float">
            <text:p>70.0152284228</text:p>
          </table:table-cell>
          <table:table-cell table:formula="of:=IMAGINARY([.D423])" office:value-type="float" office:value="-69.3302728019709" calcext:value-type="float">
            <text:p>-69.330272802</text:p>
          </table:table-cell>
          <table:table-cell table:number-columns-repeated="5"/>
        </table:table-row>
        <table:table-row table:style-name="ro1">
          <table:table-cell table:formula="of:=[.A423]+1" office:value-type="float" office:value="422" calcext:value-type="float">
            <text:p>422</text:p>
          </table:table-cell>
          <table:table-cell table:formula="of:=SIN([.$H$2]/[.$I$2]*[.A424]*2*PI()+[.$I$10])" office:value-type="float" office:value="-0.707106781186525" calcext:value-type="float">
            <text:p>-0.7071067812</text:p>
          </table:table-cell>
          <table:table-cell table:formula="of:=IF(ROW() &gt; [.$J$2] + 1; [.B424] - OFFSET([.B424]; -[.$J$2]; 0)*[.$L$2]^[.$J$2]; [.B424])" office:value-type="float" office:value="-0.0140023455322361" calcext:value-type="float">
            <text:p>-0.0140023455</text:p>
          </table:table-cell>
          <table:table-cell table:formula="of:=IMSUM(COMPLEX([.C424];0); IMPRODUCT([.D423]; [.$I$8]))" office:value-type="string" office:string-value="-69,3373421202229-70,0082268999604i" calcext:value-type="string">
            <text:p>-69,3373421202229-70,0082268999604i</text:p>
          </table:table-cell>
          <table:table-cell table:formula="of:=IMABS([.D424])" office:value-type="float" office:value="98.5333387538105" calcext:value-type="float">
            <text:p>98.5333387538</text:p>
          </table:table-cell>
          <table:table-cell table:formula="of:=IMREAL([.D424])" office:value-type="float" office:value="-69.3373421202229" calcext:value-type="float">
            <text:p>-69.3373421202</text:p>
          </table:table-cell>
          <table:table-cell table:formula="of:=IMAGINARY([.D42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24]+1" office:value-type="float" office:value="423" calcext:value-type="float">
            <text:p>423</text:p>
          </table:table-cell>
          <table:table-cell table:formula="of:=SIN([.$H$2]/[.$I$2]*[.A425]*2*PI()+[.$I$10])" office:value-type="float" office:value="-0.707106781186614" calcext:value-type="float">
            <text:p>-0.7071067812</text:p>
          </table:table-cell>
          <table:table-cell table:formula="of:=IF(ROW() &gt; [.$J$2] + 1; [.B425] - OFFSET([.B425]; -[.$J$2]; 0)*[.$L$2]^[.$J$2]; [.B425])" office:value-type="float" office:value="-0.0140023455323534" calcext:value-type="float">
            <text:p>-0.0140023455</text:p>
          </table:table-cell>
          <table:table-cell table:formula="of:=IMSUM(COMPLEX([.C425];0); IMPRODUCT([.D424]; [.$I$8]))" office:value-type="string" office:string-value="-70,0152284228027+69,3304083860109i" calcext:value-type="string">
            <text:p>-70,0152284228027+69,3304083860109i</text:p>
          </table:table-cell>
          <table:table-cell table:formula="of:=IMABS([.D425])" office:value-type="float" office:value="98.5334346202764" calcext:value-type="float">
            <text:p>98.5334346203</text:p>
          </table:table-cell>
          <table:table-cell table:formula="of:=IMREAL([.D425])" office:value-type="float" office:value="-70.0152284228027" calcext:value-type="float">
            <text:p>-70.0152284228</text:p>
          </table:table-cell>
          <table:table-cell table:formula="of:=IMAGINARY([.D425])" office:value-type="float" office:value="69.3304083860109" calcext:value-type="float">
            <text:p>69.330408386</text:p>
          </table:table-cell>
          <table:table-cell table:number-columns-repeated="5"/>
        </table:table-row>
        <table:table-row table:style-name="ro1">
          <table:table-cell table:formula="of:=[.A425]+1" office:value-type="float" office:value="424" calcext:value-type="float">
            <text:p>424</text:p>
          </table:table-cell>
          <table:table-cell table:formula="of:=SIN([.$H$2]/[.$I$2]*[.A426]*2*PI()+[.$I$10])" office:value-type="float" office:value="0.707106781186517" calcext:value-type="float">
            <text:p>0.7071067812</text:p>
          </table:table-cell>
          <table:table-cell table:formula="of:=IF(ROW() &gt; [.$J$2] + 1; [.B426] - OFFSET([.B426]; -[.$J$2]; 0)*[.$L$2]^[.$J$2]; [.B426])" office:value-type="float" office:value="0.0140023455322361" calcext:value-type="float">
            <text:p>0.0140023455</text:p>
          </table:table-cell>
          <table:table-cell table:formula="of:=IMSUM(COMPLEX([.C426];0); IMPRODUCT([.D425]; [.$I$8]))" office:value-type="string" office:string-value="69,3374776907045+70,0082268999604i" calcext:value-type="string">
            <text:p>69,3374776907045+70,0082268999604i</text:p>
          </table:table-cell>
          <table:table-cell table:formula="of:=IMABS([.D426])" office:value-type="float" office:value="98.5334341540235" calcext:value-type="float">
            <text:p>98.533434154</text:p>
          </table:table-cell>
          <table:table-cell table:formula="of:=IMREAL([.D426])" office:value-type="float" office:value="69.3374776907045" calcext:value-type="float">
            <text:p>69.3374776907</text:p>
          </table:table-cell>
          <table:table-cell table:formula="of:=IMAGINARY([.D42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26]+1" office:value-type="float" office:value="425" calcext:value-type="float">
            <text:p>425</text:p>
          </table:table-cell>
          <table:table-cell table:formula="of:=SIN([.$H$2]/[.$I$2]*[.A427]*2*PI()+[.$I$10])" office:value-type="float" office:value="0.707106781186622" calcext:value-type="float">
            <text:p>0.7071067812</text:p>
          </table:table-cell>
          <table:table-cell table:formula="of:=IF(ROW() &gt; [.$J$2] + 1; [.B427] - OFFSET([.B427]; -[.$J$2]; 0)*[.$L$2]^[.$J$2]; [.B427])" office:value-type="float" office:value="0.0140023455323537" calcext:value-type="float">
            <text:p>0.0140023455</text:p>
          </table:table-cell>
          <table:table-cell table:formula="of:=IMSUM(COMPLEX([.C427];0); IMPRODUCT([.D426]; [.$I$8]))" office:value-type="string" office:string-value="70,0152284228027-69,3305439429354i" calcext:value-type="string">
            <text:p>70,0152284228027-69,3305439429354i</text:p>
          </table:table-cell>
          <table:table-cell table:formula="of:=IMABS([.D427])" office:value-type="float" office:value="98.5335300013175" calcext:value-type="float">
            <text:p>98.5335300013</text:p>
          </table:table-cell>
          <table:table-cell table:formula="of:=IMREAL([.D427])" office:value-type="float" office:value="70.0152284228027" calcext:value-type="float">
            <text:p>70.0152284228</text:p>
          </table:table-cell>
          <table:table-cell table:formula="of:=IMAGINARY([.D427])" office:value-type="float" office:value="-69.3305439429354" calcext:value-type="float">
            <text:p>-69.3305439429</text:p>
          </table:table-cell>
          <table:table-cell table:number-columns-repeated="5"/>
        </table:table-row>
        <table:table-row table:style-name="ro1">
          <table:table-cell table:formula="of:=[.A427]+1" office:value-type="float" office:value="426" calcext:value-type="float">
            <text:p>426</text:p>
          </table:table-cell>
          <table:table-cell table:formula="of:=SIN([.$H$2]/[.$I$2]*[.A428]*2*PI()+[.$I$10])" office:value-type="float" office:value="-0.70710678118651" calcext:value-type="float">
            <text:p>-0.7071067812</text:p>
          </table:table-cell>
          <table:table-cell table:formula="of:=IF(ROW() &gt; [.$J$2] + 1; [.B428] - OFFSET([.B428]; -[.$J$2]; 0)*[.$L$2]^[.$J$2]; [.B428])" office:value-type="float" office:value="-0.014002345532236" calcext:value-type="float">
            <text:p>-0.0140023455</text:p>
          </table:table-cell>
          <table:table-cell table:formula="of:=IMSUM(COMPLEX([.C428];0); IMPRODUCT([.D427]; [.$I$8]))" office:value-type="string" office:string-value="-69,3376132340733-70,0082268999604i" calcext:value-type="string">
            <text:p>-69,3376132340733-70,0082268999604i</text:p>
          </table:table-cell>
          <table:table-cell table:formula="of:=IMABS([.D428])" office:value-type="float" office:value="98.5335295352515" calcext:value-type="float">
            <text:p>98.5335295353</text:p>
          </table:table-cell>
          <table:table-cell table:formula="of:=IMREAL([.D428])" office:value-type="float" office:value="-69.3376132340733" calcext:value-type="float">
            <text:p>-69.3376132341</text:p>
          </table:table-cell>
          <table:table-cell table:formula="of:=IMAGINARY([.D42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28]+1" office:value-type="float" office:value="427" calcext:value-type="float">
            <text:p>427</text:p>
          </table:table-cell>
          <table:table-cell table:formula="of:=SIN([.$H$2]/[.$I$2]*[.A429]*2*PI()+[.$I$10])" office:value-type="float" office:value="-0.707106781186549" calcext:value-type="float">
            <text:p>-0.7071067812</text:p>
          </table:table-cell>
          <table:table-cell table:formula="of:=IF(ROW() &gt; [.$J$2] + 1; [.B429] - OFFSET([.B429]; -[.$J$2]; 0)*[.$L$2]^[.$J$2]; [.B429])" office:value-type="float" office:value="-0.0140023455322734" calcext:value-type="float">
            <text:p>-0.0140023455</text:p>
          </table:table-cell>
          <table:table-cell table:formula="of:=IMSUM(COMPLEX([.C429];0); IMPRODUCT([.D428]; [.$I$8]))" office:value-type="string" office:string-value="-70,0152284228027+69,3306794727499i" calcext:value-type="string">
            <text:p>-70,0152284228027+69,3306794727499i</text:p>
          </table:table-cell>
          <table:table-cell table:formula="of:=IMABS([.D429])" office:value-type="float" office:value="98.5336253633775" calcext:value-type="float">
            <text:p>98.5336253634</text:p>
          </table:table-cell>
          <table:table-cell table:formula="of:=IMREAL([.D429])" office:value-type="float" office:value="-70.0152284228027" calcext:value-type="float">
            <text:p>-70.0152284228</text:p>
          </table:table-cell>
          <table:table-cell table:formula="of:=IMAGINARY([.D429])" office:value-type="float" office:value="69.3306794727499" calcext:value-type="float">
            <text:p>69.3306794727</text:p>
          </table:table-cell>
          <table:table-cell table:number-columns-repeated="5"/>
        </table:table-row>
        <table:table-row table:style-name="ro1">
          <table:table-cell table:formula="of:=[.A429]+1" office:value-type="float" office:value="428" calcext:value-type="float">
            <text:p>428</text:p>
          </table:table-cell>
          <table:table-cell table:formula="of:=SIN([.$H$2]/[.$I$2]*[.A430]*2*PI()+[.$I$10])" office:value-type="float" office:value="0.707106781186502" calcext:value-type="float">
            <text:p>0.7071067812</text:p>
          </table:table-cell>
          <table:table-cell table:formula="of:=IF(ROW() &gt; [.$J$2] + 1; [.B430] - OFFSET([.B430]; -[.$J$2]; 0)*[.$L$2]^[.$J$2]; [.B430])" office:value-type="float" office:value="0.0140023455322357" calcext:value-type="float">
            <text:p>0.0140023455</text:p>
          </table:table-cell>
          <table:table-cell table:formula="of:=IMSUM(COMPLEX([.C430];0); IMPRODUCT([.D429]; [.$I$8]))" office:value-type="string" office:string-value="69,3377487503348+70,0082268999604i" calcext:value-type="string">
            <text:p>69,3377487503348+70,0082268999604i</text:p>
          </table:table-cell>
          <table:table-cell table:formula="of:=IMABS([.D430])" office:value-type="float" office:value="98.5336248974983" calcext:value-type="float">
            <text:p>98.5336248975</text:p>
          </table:table-cell>
          <table:table-cell table:formula="of:=IMREAL([.D430])" office:value-type="float" office:value="69.3377487503348" calcext:value-type="float">
            <text:p>69.3377487503</text:p>
          </table:table-cell>
          <table:table-cell table:formula="of:=IMAGINARY([.D43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30]+1" office:value-type="float" office:value="429" calcext:value-type="float">
            <text:p>429</text:p>
          </table:table-cell>
          <table:table-cell table:formula="of:=SIN([.$H$2]/[.$I$2]*[.A431]*2*PI()+[.$I$10])" office:value-type="float" office:value="0.707106781186557" calcext:value-type="float">
            <text:p>0.7071067812</text:p>
          </table:table-cell>
          <table:table-cell table:formula="of:=IF(ROW() &gt; [.$J$2] + 1; [.B431] - OFFSET([.B431]; -[.$J$2]; 0)*[.$L$2]^[.$J$2]; [.B431])" office:value-type="float" office:value="0.0140023455322734" calcext:value-type="float">
            <text:p>0.0140023455</text:p>
          </table:table-cell>
          <table:table-cell table:formula="of:=IMSUM(COMPLEX([.C431];0); IMPRODUCT([.D430]; [.$I$8]))" office:value-type="string" office:string-value="70,0152284228027-69,3308149754598i" calcext:value-type="string">
            <text:p>70,0152284228027-69,3308149754598i</text:p>
          </table:table-cell>
          <table:table-cell table:formula="of:=IMABS([.D431])" office:value-type="float" office:value="98.5337207064601" calcext:value-type="float">
            <text:p>98.5337207065</text:p>
          </table:table-cell>
          <table:table-cell table:formula="of:=IMREAL([.D431])" office:value-type="float" office:value="70.0152284228027" calcext:value-type="float">
            <text:p>70.0152284228</text:p>
          </table:table-cell>
          <table:table-cell table:formula="of:=IMAGINARY([.D431])" office:value-type="float" office:value="-69.3308149754598" calcext:value-type="float">
            <text:p>-69.3308149755</text:p>
          </table:table-cell>
          <table:table-cell table:number-columns-repeated="5"/>
        </table:table-row>
        <table:table-row table:style-name="ro1">
          <table:table-cell table:formula="of:=[.A431]+1" office:value-type="float" office:value="430" calcext:value-type="float">
            <text:p>430</text:p>
          </table:table-cell>
          <table:table-cell table:formula="of:=SIN([.$H$2]/[.$I$2]*[.A432]*2*PI()+[.$I$10])" office:value-type="float" office:value="-0.707106781186494" calcext:value-type="float">
            <text:p>-0.7071067812</text:p>
          </table:table-cell>
          <table:table-cell table:formula="of:=IF(ROW() &gt; [.$J$2] + 1; [.B432] - OFFSET([.B432]; -[.$J$2]; 0)*[.$L$2]^[.$J$2]; [.B432])" office:value-type="float" office:value="-0.0140023455321963" calcext:value-type="float">
            <text:p>-0.0140023455</text:p>
          </table:table-cell>
          <table:table-cell table:formula="of:=IMSUM(COMPLEX([.C432];0); IMPRODUCT([.D431]; [.$I$8]))" office:value-type="string" office:string-value="-69,3378842394945-70,0082268999604i" calcext:value-type="string">
            <text:p>-69,3378842394945-70,0082268999604i</text:p>
          </table:table-cell>
          <table:table-cell table:formula="of:=IMABS([.D432])" office:value-type="float" office:value="98.5337202407677" calcext:value-type="float">
            <text:p>98.5337202408</text:p>
          </table:table-cell>
          <table:table-cell table:formula="of:=IMREAL([.D432])" office:value-type="float" office:value="-69.3378842394945" calcext:value-type="float">
            <text:p>-69.3378842395</text:p>
          </table:table-cell>
          <table:table-cell table:formula="of:=IMAGINARY([.D43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32]+1" office:value-type="float" office:value="431" calcext:value-type="float">
            <text:p>431</text:p>
          </table:table-cell>
          <table:table-cell table:formula="of:=SIN([.$H$2]/[.$I$2]*[.A433]*2*PI()+[.$I$10])" office:value-type="float" office:value="-0.707106781186564" calcext:value-type="float">
            <text:p>-0.7071067812</text:p>
          </table:table-cell>
          <table:table-cell table:formula="of:=IF(ROW() &gt; [.$J$2] + 1; [.B433] - OFFSET([.B433]; -[.$J$2]; 0)*[.$L$2]^[.$J$2]; [.B433])" office:value-type="float" office:value="-0.0140023455323132" calcext:value-type="float">
            <text:p>-0.0140023455</text:p>
          </table:table-cell>
          <table:table-cell table:formula="of:=IMSUM(COMPLEX([.C433];0); IMPRODUCT([.D432]; [.$I$8]))" office:value-type="string" office:string-value="-70,0152284228027+69,3309504510705i" calcext:value-type="string">
            <text:p>-70,0152284228027+69,3309504510705i</text:p>
          </table:table-cell>
          <table:table-cell table:formula="of:=IMABS([.D433])" office:value-type="float" office:value="98.5338160305691" calcext:value-type="float">
            <text:p>98.5338160306</text:p>
          </table:table-cell>
          <table:table-cell table:formula="of:=IMREAL([.D433])" office:value-type="float" office:value="-70.0152284228027" calcext:value-type="float">
            <text:p>-70.0152284228</text:p>
          </table:table-cell>
          <table:table-cell table:formula="of:=IMAGINARY([.D433])" office:value-type="float" office:value="69.3309504510705" calcext:value-type="float">
            <text:p>69.3309504511</text:p>
          </table:table-cell>
          <table:table-cell table:number-columns-repeated="5"/>
        </table:table-row>
        <table:table-row table:style-name="ro1">
          <table:table-cell table:formula="of:=[.A433]+1" office:value-type="float" office:value="432" calcext:value-type="float">
            <text:p>432</text:p>
          </table:table-cell>
          <table:table-cell table:formula="of:=SIN([.$H$2]/[.$I$2]*[.A434]*2*PI()+[.$I$10])" office:value-type="float" office:value="0.707106781186487" calcext:value-type="float">
            <text:p>0.7071067812</text:p>
          </table:table-cell>
          <table:table-cell table:formula="of:=IF(ROW() &gt; [.$J$2] + 1; [.B434] - OFFSET([.B434]; -[.$J$2]; 0)*[.$L$2]^[.$J$2]; [.B434])" office:value-type="float" office:value="0.0140023455321961" calcext:value-type="float">
            <text:p>0.0140023455</text:p>
          </table:table-cell>
          <table:table-cell table:formula="of:=IMSUM(COMPLEX([.C434];0); IMPRODUCT([.D433]; [.$I$8]))" office:value-type="string" office:string-value="69,3380197015576+70,0082268999604i" calcext:value-type="string">
            <text:p>69,3380197015576+70,0082268999604i</text:p>
          </table:table-cell>
          <table:table-cell table:formula="of:=IMABS([.D434])" office:value-type="float" office:value="98.5338155650634" calcext:value-type="float">
            <text:p>98.5338155651</text:p>
          </table:table-cell>
          <table:table-cell table:formula="of:=IMREAL([.D434])" office:value-type="float" office:value="69.3380197015576" calcext:value-type="float">
            <text:p>69.3380197016</text:p>
          </table:table-cell>
          <table:table-cell table:formula="of:=IMAGINARY([.D43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34]+1" office:value-type="float" office:value="433" calcext:value-type="float">
            <text:p>433</text:p>
          </table:table-cell>
          <table:table-cell table:formula="of:=SIN([.$H$2]/[.$I$2]*[.A435]*2*PI()+[.$I$10])" office:value-type="float" office:value="0.707106781186572" calcext:value-type="float">
            <text:p>0.7071067812</text:p>
          </table:table-cell>
          <table:table-cell table:formula="of:=IF(ROW() &gt; [.$J$2] + 1; [.B435] - OFFSET([.B435]; -[.$J$2]; 0)*[.$L$2]^[.$J$2]; [.B435])" office:value-type="float" office:value="0.0140023455323133" calcext:value-type="float">
            <text:p>0.0140023455</text:p>
          </table:table-cell>
          <table:table-cell table:formula="of:=IMSUM(COMPLEX([.C435];0); IMPRODUCT([.D434]; [.$I$8]))" office:value-type="string" office:string-value="70,0152284228027-69,3310858995874i" calcext:value-type="string">
            <text:p>70,0152284228027-69,3310858995874i</text:p>
          </table:table-cell>
          <table:table-cell table:formula="of:=IMABS([.D435])" office:value-type="float" office:value="98.5339113357082" calcext:value-type="float">
            <text:p>98.5339113357</text:p>
          </table:table-cell>
          <table:table-cell table:formula="of:=IMREAL([.D435])" office:value-type="float" office:value="70.0152284228027" calcext:value-type="float">
            <text:p>70.0152284228</text:p>
          </table:table-cell>
          <table:table-cell table:formula="of:=IMAGINARY([.D435])" office:value-type="float" office:value="-69.3310858995874" calcext:value-type="float">
            <text:p>-69.3310858996</text:p>
          </table:table-cell>
          <table:table-cell table:number-columns-repeated="5"/>
        </table:table-row>
        <table:table-row table:style-name="ro1">
          <table:table-cell table:formula="of:=[.A435]+1" office:value-type="float" office:value="434" calcext:value-type="float">
            <text:p>434</text:p>
          </table:table-cell>
          <table:table-cell table:formula="of:=SIN([.$H$2]/[.$I$2]*[.A436]*2*PI()+[.$I$10])" office:value-type="float" office:value="-0.707106781186479" calcext:value-type="float">
            <text:p>-0.7071067812</text:p>
          </table:table-cell>
          <table:table-cell table:formula="of:=IF(ROW() &gt; [.$J$2] + 1; [.B436] - OFFSET([.B436]; -[.$J$2]; 0)*[.$L$2]^[.$J$2]; [.B436])" office:value-type="float" office:value="-0.0140023455321958" calcext:value-type="float">
            <text:p>-0.0140023455</text:p>
          </table:table-cell>
          <table:table-cell table:formula="of:=IMSUM(COMPLEX([.C436];0); IMPRODUCT([.D435]; [.$I$8]))" office:value-type="string" office:string-value="-69,3381551365296-70,0082268999604i" calcext:value-type="string">
            <text:p>-69,3381551365296-70,0082268999604i</text:p>
          </table:table-cell>
          <table:table-cell table:formula="of:=IMABS([.D436])" office:value-type="float" office:value="98.5339108703891" calcext:value-type="float">
            <text:p>98.5339108704</text:p>
          </table:table-cell>
          <table:table-cell table:formula="of:=IMREAL([.D436])" office:value-type="float" office:value="-69.3381551365296" calcext:value-type="float">
            <text:p>-69.3381551365</text:p>
          </table:table-cell>
          <table:table-cell table:formula="of:=IMAGINARY([.D43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36]+1" office:value-type="float" office:value="435" calcext:value-type="float">
            <text:p>435</text:p>
          </table:table-cell>
          <table:table-cell table:formula="of:=SIN([.$H$2]/[.$I$2]*[.A437]*2*PI()+[.$I$10])" office:value-type="float" office:value="-0.70710678118658" calcext:value-type="float">
            <text:p>-0.7071067812</text:p>
          </table:table-cell>
          <table:table-cell table:formula="of:=IF(ROW() &gt; [.$J$2] + 1; [.B437] - OFFSET([.B437]; -[.$J$2]; 0)*[.$L$2]^[.$J$2]; [.B437])" office:value-type="float" office:value="-0.0140023455323133" calcext:value-type="float">
            <text:p>-0.0140023455</text:p>
          </table:table-cell>
          <table:table-cell table:formula="of:=IMSUM(COMPLEX([.C437];0); IMPRODUCT([.D436]; [.$I$8]))" office:value-type="string" office:string-value="-70,0152284228027+69,3312213210159i" calcext:value-type="string">
            <text:p>-70,0152284228027+69,3312213210159i</text:p>
          </table:table-cell>
          <table:table-cell table:formula="of:=IMABS([.D437])" office:value-type="float" office:value="98.5340066218812" calcext:value-type="float">
            <text:p>98.5340066219</text:p>
          </table:table-cell>
          <table:table-cell table:formula="of:=IMREAL([.D437])" office:value-type="float" office:value="-70.0152284228027" calcext:value-type="float">
            <text:p>-70.0152284228</text:p>
          </table:table-cell>
          <table:table-cell table:formula="of:=IMAGINARY([.D437])" office:value-type="float" office:value="69.3312213210159" calcext:value-type="float">
            <text:p>69.331221321</text:p>
          </table:table-cell>
          <table:table-cell table:number-columns-repeated="5"/>
        </table:table-row>
        <table:table-row table:style-name="ro1">
          <table:table-cell table:formula="of:=[.A437]+1" office:value-type="float" office:value="436" calcext:value-type="float">
            <text:p>436</text:p>
          </table:table-cell>
          <table:table-cell table:formula="of:=SIN([.$H$2]/[.$I$2]*[.A438]*2*PI()+[.$I$10])" office:value-type="float" office:value="0.707106781186472" calcext:value-type="float">
            <text:p>0.7071067812</text:p>
          </table:table-cell>
          <table:table-cell table:formula="of:=IF(ROW() &gt; [.$J$2] + 1; [.B438] - OFFSET([.B438]; -[.$J$2]; 0)*[.$L$2]^[.$J$2]; [.B438])" office:value-type="float" office:value="0.0140023455321958" calcext:value-type="float">
            <text:p>0.0140023455</text:p>
          </table:table-cell>
          <table:table-cell table:formula="of:=IMSUM(COMPLEX([.C438];0); IMPRODUCT([.D437]; [.$I$8]))" office:value-type="string" office:string-value="69,338290544416+70,0082268999604i" calcext:value-type="string">
            <text:p>69,338290544416+70,0082268999604i</text:p>
          </table:table-cell>
          <table:table-cell table:formula="of:=IMABS([.D438])" office:value-type="float" office:value="98.5340061567487" calcext:value-type="float">
            <text:p>98.5340061567</text:p>
          </table:table-cell>
          <table:table-cell table:formula="of:=IMREAL([.D438])" office:value-type="float" office:value="69.338290544416" calcext:value-type="float">
            <text:p>69.3382905444</text:p>
          </table:table-cell>
          <table:table-cell table:formula="of:=IMAGINARY([.D43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38]+1" office:value-type="float" office:value="437" calcext:value-type="float">
            <text:p>437</text:p>
          </table:table-cell>
          <table:table-cell table:formula="of:=SIN([.$H$2]/[.$I$2]*[.A439]*2*PI()+[.$I$10])" office:value-type="float" office:value="0.707106781186587" calcext:value-type="float">
            <text:p>0.7071067812</text:p>
          </table:table-cell>
          <table:table-cell table:formula="of:=IF(ROW() &gt; [.$J$2] + 1; [.B439] - OFFSET([.B439]; -[.$J$2]; 0)*[.$L$2]^[.$J$2]; [.B439])" office:value-type="float" office:value="0.0140023455323136" calcext:value-type="float">
            <text:p>0.0140023455</text:p>
          </table:table-cell>
          <table:table-cell table:formula="of:=IMSUM(COMPLEX([.C439];0); IMPRODUCT([.D438]; [.$I$8]))" office:value-type="string" office:string-value="70,0152284228027-69,3313567153616i" calcext:value-type="string">
            <text:p>70,0152284228027-69,3313567153616i</text:p>
          </table:table-cell>
          <table:table-cell table:formula="of:=IMABS([.D439])" office:value-type="float" office:value="98.534101889092" calcext:value-type="float">
            <text:p>98.5341018891</text:p>
          </table:table-cell>
          <table:table-cell table:formula="of:=IMREAL([.D439])" office:value-type="float" office:value="70.0152284228027" calcext:value-type="float">
            <text:p>70.0152284228</text:p>
          </table:table-cell>
          <table:table-cell table:formula="of:=IMAGINARY([.D439])" office:value-type="float" office:value="-69.3313567153616" calcext:value-type="float">
            <text:p>-69.3313567154</text:p>
          </table:table-cell>
          <table:table-cell table:number-columns-repeated="5"/>
        </table:table-row>
        <table:table-row table:style-name="ro1">
          <table:table-cell table:formula="of:=[.A439]+1" office:value-type="float" office:value="438" calcext:value-type="float">
            <text:p>438</text:p>
          </table:table-cell>
          <table:table-cell table:formula="of:=SIN([.$H$2]/[.$I$2]*[.A440]*2*PI()+[.$I$10])" office:value-type="float" office:value="-0.707106781186544" calcext:value-type="float">
            <text:p>-0.7071067812</text:p>
          </table:table-cell>
          <table:table-cell table:formula="of:=IF(ROW() &gt; [.$J$2] + 1; [.B440] - OFFSET([.B440]; -[.$J$2]; 0)*[.$L$2]^[.$J$2]; [.B440])" office:value-type="float" office:value="-0.0140023455322761" calcext:value-type="float">
            <text:p>-0.0140023455</text:p>
          </table:table-cell>
          <table:table-cell table:formula="of:=IMSUM(COMPLEX([.C440];0); IMPRODUCT([.D439]; [.$I$8]))" office:value-type="string" office:string-value="-69,3384259252224-70,0082268999604i" calcext:value-type="string">
            <text:p>-69,3384259252224-70,0082268999604i</text:p>
          </table:table-cell>
          <table:table-cell table:formula="of:=IMABS([.D440])" office:value-type="float" office:value="98.534101424146" calcext:value-type="float">
            <text:p>98.5341014241</text:p>
          </table:table-cell>
          <table:table-cell table:formula="of:=IMREAL([.D440])" office:value-type="float" office:value="-69.3384259252224" calcext:value-type="float">
            <text:p>-69.3384259252</text:p>
          </table:table-cell>
          <table:table-cell table:formula="of:=IMAGINARY([.D44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40]+1" office:value-type="float" office:value="439" calcext:value-type="float">
            <text:p>439</text:p>
          </table:table-cell>
          <table:table-cell table:formula="of:=SIN([.$H$2]/[.$I$2]*[.A441]*2*PI()+[.$I$10])" office:value-type="float" office:value="-0.707106781186595" calcext:value-type="float">
            <text:p>-0.7071067812</text:p>
          </table:table-cell>
          <table:table-cell table:formula="of:=IF(ROW() &gt; [.$J$2] + 1; [.B441] - OFFSET([.B441]; -[.$J$2]; 0)*[.$L$2]^[.$J$2]; [.B441])" office:value-type="float" office:value="-0.0140023455323137" calcext:value-type="float">
            <text:p>-0.0140023455</text:p>
          </table:table-cell>
          <table:table-cell table:formula="of:=IMSUM(COMPLEX([.C441];0); IMPRODUCT([.D440]; [.$I$8]))" office:value-type="string" office:string-value="-70,0152284228027+69,3314920826299i" calcext:value-type="string">
            <text:p>-70,0152284228027+69,3314920826299i</text:p>
          </table:table-cell>
          <table:table-cell table:formula="of:=IMABS([.D441])" office:value-type="float" office:value="98.5341971373442" calcext:value-type="float">
            <text:p>98.5341971373</text:p>
          </table:table-cell>
          <table:table-cell table:formula="of:=IMREAL([.D441])" office:value-type="float" office:value="-70.0152284228027" calcext:value-type="float">
            <text:p>-70.0152284228</text:p>
          </table:table-cell>
          <table:table-cell table:formula="of:=IMAGINARY([.D441])" office:value-type="float" office:value="69.3314920826299" calcext:value-type="float">
            <text:p>69.3314920826</text:p>
          </table:table-cell>
          <table:table-cell table:number-columns-repeated="5"/>
        </table:table-row>
        <table:table-row table:style-name="ro1">
          <table:table-cell table:formula="of:=[.A441]+1" office:value-type="float" office:value="440" calcext:value-type="float">
            <text:p>440</text:p>
          </table:table-cell>
          <table:table-cell table:formula="of:=SIN([.$H$2]/[.$I$2]*[.A442]*2*PI()+[.$I$10])" office:value-type="float" office:value="0.707106781186537" calcext:value-type="float">
            <text:p>0.7071067812</text:p>
          </table:table-cell>
          <table:table-cell table:formula="of:=IF(ROW() &gt; [.$J$2] + 1; [.B442] - OFFSET([.B442]; -[.$J$2]; 0)*[.$L$2]^[.$J$2]; [.B442])" office:value-type="float" office:value="0.0140023455322758" calcext:value-type="float">
            <text:p>0.0140023455</text:p>
          </table:table-cell>
          <table:table-cell table:formula="of:=IMSUM(COMPLEX([.C442];0); IMPRODUCT([.D441]; [.$I$8]))" office:value-type="string" office:string-value="69,3385612789539+70,0082268999604i" calcext:value-type="string">
            <text:p>69,3385612789539+70,0082268999604i</text:p>
          </table:table-cell>
          <table:table-cell table:formula="of:=IMABS([.D442])" office:value-type="float" office:value="98.5341966725846" calcext:value-type="float">
            <text:p>98.5341966726</text:p>
          </table:table-cell>
          <table:table-cell table:formula="of:=IMREAL([.D442])" office:value-type="float" office:value="69.3385612789539" calcext:value-type="float">
            <text:p>69.338561279</text:p>
          </table:table-cell>
          <table:table-cell table:formula="of:=IMAGINARY([.D44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42]+1" office:value-type="float" office:value="441" calcext:value-type="float">
            <text:p>441</text:p>
          </table:table-cell>
          <table:table-cell table:formula="of:=SIN([.$H$2]/[.$I$2]*[.A443]*2*PI()+[.$I$10])" office:value-type="float" office:value="0.707106781186602" calcext:value-type="float">
            <text:p>0.7071067812</text:p>
          </table:table-cell>
          <table:table-cell table:formula="of:=IF(ROW() &gt; [.$J$2] + 1; [.B443] - OFFSET([.B443]; -[.$J$2]; 0)*[.$L$2]^[.$J$2]; [.B443])" office:value-type="float" office:value="0.0140023455323531" calcext:value-type="float">
            <text:p>0.0140023455</text:p>
          </table:table-cell>
          <table:table-cell table:formula="of:=IMSUM(COMPLEX([.C443];0); IMPRODUCT([.D442]; [.$I$8]))" office:value-type="string" office:string-value="70,0152284228027-69,331627422826i" calcext:value-type="string">
            <text:p>70,0152284228027-69,331627422826i</text:p>
          </table:table-cell>
          <table:table-cell table:formula="of:=IMABS([.D443])" office:value-type="float" office:value="98.5342923666416" calcext:value-type="float">
            <text:p>98.5342923666</text:p>
          </table:table-cell>
          <table:table-cell table:formula="of:=IMREAL([.D443])" office:value-type="float" office:value="70.0152284228027" calcext:value-type="float">
            <text:p>70.0152284228</text:p>
          </table:table-cell>
          <table:table-cell table:formula="of:=IMAGINARY([.D443])" office:value-type="float" office:value="-69.331627422826" calcext:value-type="float">
            <text:p>-69.3316274228</text:p>
          </table:table-cell>
          <table:table-cell table:number-columns-repeated="5"/>
        </table:table-row>
        <table:table-row table:style-name="ro1">
          <table:table-cell table:formula="of:=[.A443]+1" office:value-type="float" office:value="442" calcext:value-type="float">
            <text:p>442</text:p>
          </table:table-cell>
          <table:table-cell table:formula="of:=SIN([.$H$2]/[.$I$2]*[.A444]*2*PI()+[.$I$10])" office:value-type="float" office:value="-0.707106781186529" calcext:value-type="float">
            <text:p>-0.7071067812</text:p>
          </table:table-cell>
          <table:table-cell table:formula="of:=IF(ROW() &gt; [.$J$2] + 1; [.B444] - OFFSET([.B444]; -[.$J$2]; 0)*[.$L$2]^[.$J$2]; [.B444])" office:value-type="float" office:value="-0.0140023455322363" calcext:value-type="float">
            <text:p>-0.0140023455</text:p>
          </table:table-cell>
          <table:table-cell table:formula="of:=IMSUM(COMPLEX([.C444];0); IMPRODUCT([.D443]; [.$I$8]))" office:value-type="string" office:string-value="-69,3386966056159-70,0082268999604i" calcext:value-type="string">
            <text:p>-69,3386966056159-70,0082268999604i</text:p>
          </table:table-cell>
          <table:table-cell table:formula="of:=IMABS([.D444])" office:value-type="float" office:value="98.5342919020682" calcext:value-type="float">
            <text:p>98.5342919021</text:p>
          </table:table-cell>
          <table:table-cell table:formula="of:=IMREAL([.D444])" office:value-type="float" office:value="-69.3386966056159" calcext:value-type="float">
            <text:p>-69.3386966056</text:p>
          </table:table-cell>
          <table:table-cell table:formula="of:=IMAGINARY([.D44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44]+1" office:value-type="float" office:value="443" calcext:value-type="float">
            <text:p>443</text:p>
          </table:table-cell>
          <table:table-cell table:formula="of:=SIN([.$H$2]/[.$I$2]*[.A445]*2*PI()+[.$I$10])" office:value-type="float" office:value="-0.70710678118661" calcext:value-type="float">
            <text:p>-0.7071067812</text:p>
          </table:table-cell>
          <table:table-cell table:formula="of:=IF(ROW() &gt; [.$J$2] + 1; [.B445] - OFFSET([.B445]; -[.$J$2]; 0)*[.$L$2]^[.$J$2]; [.B445])" office:value-type="float" office:value="-0.0140023455323535" calcext:value-type="float">
            <text:p>-0.0140023455</text:p>
          </table:table-cell>
          <table:table-cell table:formula="of:=IMSUM(COMPLEX([.C445];0); IMPRODUCT([.D444]; [.$I$8]))" office:value-type="string" office:string-value="-70,0152284228027+69,3317627359553i" calcext:value-type="string">
            <text:p>-70,0152284228027+69,3317627359553i</text:p>
          </table:table-cell>
          <table:table-cell table:formula="of:=IMABS([.D445])" office:value-type="float" office:value="98.5343875769878" calcext:value-type="float">
            <text:p>98.534387577</text:p>
          </table:table-cell>
          <table:table-cell table:formula="of:=IMREAL([.D445])" office:value-type="float" office:value="-70.0152284228027" calcext:value-type="float">
            <text:p>-70.0152284228</text:p>
          </table:table-cell>
          <table:table-cell table:formula="of:=IMAGINARY([.D445])" office:value-type="float" office:value="69.3317627359553" calcext:value-type="float">
            <text:p>69.331762736</text:p>
          </table:table-cell>
          <table:table-cell table:number-columns-repeated="5"/>
        </table:table-row>
        <table:table-row table:style-name="ro1">
          <table:table-cell table:formula="of:=[.A445]+1" office:value-type="float" office:value="444" calcext:value-type="float">
            <text:p>444</text:p>
          </table:table-cell>
          <table:table-cell table:formula="of:=SIN([.$H$2]/[.$I$2]*[.A446]*2*PI()+[.$I$10])" office:value-type="float" office:value="0.707106781186521" calcext:value-type="float">
            <text:p>0.7071067812</text:p>
          </table:table-cell>
          <table:table-cell table:formula="of:=IF(ROW() &gt; [.$J$2] + 1; [.B446] - OFFSET([.B446]; -[.$J$2]; 0)*[.$L$2]^[.$J$2]; [.B446])" office:value-type="float" office:value="0.0140023455322361" calcext:value-type="float">
            <text:p>0.0140023455</text:p>
          </table:table-cell>
          <table:table-cell table:formula="of:=IMSUM(COMPLEX([.C446];0); IMPRODUCT([.D445]; [.$I$8]))" office:value-type="string" office:string-value="69,3388319052139+70,0082268999604i" calcext:value-type="string">
            <text:p>69,3388319052139+70,0082268999604i</text:p>
          </table:table-cell>
          <table:table-cell table:formula="of:=IMABS([.D446])" office:value-type="float" office:value="98.5343871126007" calcext:value-type="float">
            <text:p>98.5343871126</text:p>
          </table:table-cell>
          <table:table-cell table:formula="of:=IMREAL([.D446])" office:value-type="float" office:value="69.3388319052139" calcext:value-type="float">
            <text:p>69.3388319052</text:p>
          </table:table-cell>
          <table:table-cell table:formula="of:=IMAGINARY([.D44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46]+1" office:value-type="float" office:value="445" calcext:value-type="float">
            <text:p>445</text:p>
          </table:table-cell>
          <table:table-cell table:formula="of:=SIN([.$H$2]/[.$I$2]*[.A447]*2*PI()+[.$I$10])" office:value-type="float" office:value="0.707106781186618" calcext:value-type="float">
            <text:p>0.7071067812</text:p>
          </table:table-cell>
          <table:table-cell table:formula="of:=IF(ROW() &gt; [.$J$2] + 1; [.B447] - OFFSET([.B447]; -[.$J$2]; 0)*[.$L$2]^[.$J$2]; [.B447])" office:value-type="float" office:value="0.0140023455323536" calcext:value-type="float">
            <text:p>0.0140023455</text:p>
          </table:table-cell>
          <table:table-cell table:formula="of:=IMSUM(COMPLEX([.C447];0); IMPRODUCT([.D446]; [.$I$8]))" office:value-type="string" office:string-value="70,0152284228027-69,3318980220234i" calcext:value-type="string">
            <text:p>70,0152284228027-69,3318980220234i</text:p>
          </table:table-cell>
          <table:table-cell table:formula="of:=IMABS([.D447])" office:value-type="float" office:value="98.5344827683867" calcext:value-type="float">
            <text:p>98.5344827684</text:p>
          </table:table-cell>
          <table:table-cell table:formula="of:=IMREAL([.D447])" office:value-type="float" office:value="70.0152284228027" calcext:value-type="float">
            <text:p>70.0152284228</text:p>
          </table:table-cell>
          <table:table-cell table:formula="of:=IMAGINARY([.D447])" office:value-type="float" office:value="-69.3318980220234" calcext:value-type="float">
            <text:p>-69.331898022</text:p>
          </table:table-cell>
          <table:table-cell table:number-columns-repeated="5"/>
        </table:table-row>
        <table:table-row table:style-name="ro1">
          <table:table-cell table:formula="of:=[.A447]+1" office:value-type="float" office:value="446" calcext:value-type="float">
            <text:p>446</text:p>
          </table:table-cell>
          <table:table-cell table:formula="of:=SIN([.$H$2]/[.$I$2]*[.A448]*2*PI()+[.$I$10])" office:value-type="float" office:value="-0.707106781186514" calcext:value-type="float">
            <text:p>-0.7071067812</text:p>
          </table:table-cell>
          <table:table-cell table:formula="of:=IF(ROW() &gt; [.$J$2] + 1; [.B448] - OFFSET([.B448]; -[.$J$2]; 0)*[.$L$2]^[.$J$2]; [.B448])" office:value-type="float" office:value="-0.0140023455322359" calcext:value-type="float">
            <text:p>-0.0140023455</text:p>
          </table:table-cell>
          <table:table-cell table:formula="of:=IMSUM(COMPLEX([.C448];0); IMPRODUCT([.D447]; [.$I$8]))" office:value-type="string" office:string-value="-69,3389671777534-70,0082268999604i" calcext:value-type="string">
            <text:p>-69,3389671777534-70,0082268999604i</text:p>
          </table:table-cell>
          <table:table-cell table:formula="of:=IMABS([.D448])" office:value-type="float" office:value="98.5344823041858" calcext:value-type="float">
            <text:p>98.5344823042</text:p>
          </table:table-cell>
          <table:table-cell table:formula="of:=IMREAL([.D448])" office:value-type="float" office:value="-69.3389671777534" calcext:value-type="float">
            <text:p>-69.3389671778</text:p>
          </table:table-cell>
          <table:table-cell table:formula="of:=IMAGINARY([.D44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48]+1" office:value-type="float" office:value="447" calcext:value-type="float">
            <text:p>447</text:p>
          </table:table-cell>
          <table:table-cell table:formula="of:=SIN([.$H$2]/[.$I$2]*[.A449]*2*PI()+[.$I$10])" office:value-type="float" office:value="-0.707106781186625" calcext:value-type="float">
            <text:p>-0.7071067812</text:p>
          </table:table-cell>
          <table:table-cell table:formula="of:=IF(ROW() &gt; [.$J$2] + 1; [.B449] - OFFSET([.B449]; -[.$J$2]; 0)*[.$L$2]^[.$J$2]; [.B449])" office:value-type="float" office:value="-0.0140023455323536" calcext:value-type="float">
            <text:p>-0.0140023455</text:p>
          </table:table-cell>
          <table:table-cell table:formula="of:=IMSUM(COMPLEX([.C449];0); IMPRODUCT([.D448]; [.$I$8]))" office:value-type="string" office:string-value="-70,0152284228027+69,3320332810356i" calcext:value-type="string">
            <text:p>-70,0152284228027+69,3320332810356i</text:p>
          </table:table-cell>
          <table:table-cell table:formula="of:=IMABS([.D449])" office:value-type="float" office:value="98.534577940842" calcext:value-type="float">
            <text:p>98.5345779408</text:p>
          </table:table-cell>
          <table:table-cell table:formula="of:=IMREAL([.D449])" office:value-type="float" office:value="-70.0152284228027" calcext:value-type="float">
            <text:p>-70.0152284228</text:p>
          </table:table-cell>
          <table:table-cell table:formula="of:=IMAGINARY([.D449])" office:value-type="float" office:value="69.3320332810356" calcext:value-type="float">
            <text:p>69.332033281</text:p>
          </table:table-cell>
          <table:table-cell table:number-columns-repeated="5"/>
        </table:table-row>
        <table:table-row table:style-name="ro1">
          <table:table-cell table:formula="of:=[.A449]+1" office:value-type="float" office:value="448" calcext:value-type="float">
            <text:p>448</text:p>
          </table:table-cell>
          <table:table-cell table:formula="of:=SIN([.$H$2]/[.$I$2]*[.A450]*2*PI()+[.$I$10])" office:value-type="float" office:value="0.707106781186506" calcext:value-type="float">
            <text:p>0.7071067812</text:p>
          </table:table-cell>
          <table:table-cell table:formula="of:=IF(ROW() &gt; [.$J$2] + 1; [.B450] - OFFSET([.B450]; -[.$J$2]; 0)*[.$L$2]^[.$J$2]; [.B450])" office:value-type="float" office:value="0.0140023455322359" calcext:value-type="float">
            <text:p>0.0140023455</text:p>
          </table:table-cell>
          <table:table-cell table:formula="of:=IMSUM(COMPLEX([.C450];0); IMPRODUCT([.D449]; [.$I$8]))" office:value-type="string" office:string-value="69,3391024232397+70,0082268999604i" calcext:value-type="string">
            <text:p>69,3391024232397+70,0082268999604i</text:p>
          </table:table-cell>
          <table:table-cell table:formula="of:=IMABS([.D450])" office:value-type="float" office:value="98.5345774768272" calcext:value-type="float">
            <text:p>98.5345774768</text:p>
          </table:table-cell>
          <table:table-cell table:formula="of:=IMREAL([.D450])" office:value-type="float" office:value="69.3391024232397" calcext:value-type="float">
            <text:p>69.3391024232</text:p>
          </table:table-cell>
          <table:table-cell table:formula="of:=IMAGINARY([.D45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50]+1" office:value-type="float" office:value="449" calcext:value-type="float">
            <text:p>449</text:p>
          </table:table-cell>
          <table:table-cell table:formula="of:=SIN([.$H$2]/[.$I$2]*[.A451]*2*PI()+[.$I$10])" office:value-type="float" office:value="0.707106781186553" calcext:value-type="float">
            <text:p>0.7071067812</text:p>
          </table:table-cell>
          <table:table-cell table:formula="of:=IF(ROW() &gt; [.$J$2] + 1; [.B451] - OFFSET([.B451]; -[.$J$2]; 0)*[.$L$2]^[.$J$2]; [.B451])" office:value-type="float" office:value="0.0140023455322735" calcext:value-type="float">
            <text:p>0.0140023455</text:p>
          </table:table-cell>
          <table:table-cell table:formula="of:=IMSUM(COMPLEX([.C451];0); IMPRODUCT([.D450]; [.$I$8]))" office:value-type="string" office:string-value="70,0152284228027-69,3321685129974i" calcext:value-type="string">
            <text:p>70,0152284228027-69,3321685129974i</text:p>
          </table:table-cell>
          <table:table-cell table:formula="of:=IMABS([.D451])" office:value-type="float" office:value="98.5346730943575" calcext:value-type="float">
            <text:p>98.5346730944</text:p>
          </table:table-cell>
          <table:table-cell table:formula="of:=IMREAL([.D451])" office:value-type="float" office:value="70.0152284228027" calcext:value-type="float">
            <text:p>70.0152284228</text:p>
          </table:table-cell>
          <table:table-cell table:formula="of:=IMAGINARY([.D451])" office:value-type="float" office:value="-69.3321685129974" calcext:value-type="float">
            <text:p>-69.332168513</text:p>
          </table:table-cell>
          <table:table-cell table:number-columns-repeated="5"/>
        </table:table-row>
        <table:table-row table:style-name="ro1">
          <table:table-cell table:formula="of:=[.A451]+1" office:value-type="float" office:value="450" calcext:value-type="float">
            <text:p>450</text:p>
          </table:table-cell>
          <table:table-cell table:formula="of:=SIN([.$H$2]/[.$I$2]*[.A452]*2*PI()+[.$I$10])" office:value-type="float" office:value="-0.707106781186498" calcext:value-type="float">
            <text:p>-0.7071067812</text:p>
          </table:table-cell>
          <table:table-cell table:formula="of:=IF(ROW() &gt; [.$J$2] + 1; [.B452] - OFFSET([.B452]; -[.$J$2]; 0)*[.$L$2]^[.$J$2]; [.B452])" office:value-type="float" office:value="-0.0140023455322357" calcext:value-type="float">
            <text:p>-0.0140023455</text:p>
          </table:table-cell>
          <table:table-cell table:formula="of:=IMSUM(COMPLEX([.C452];0); IMPRODUCT([.D451]; [.$I$8]))" office:value-type="string" office:string-value="-69,3392376416783-70,0082268999604i" calcext:value-type="string">
            <text:p>-69,3392376416783-70,0082268999604i</text:p>
          </table:table-cell>
          <table:table-cell table:formula="of:=IMABS([.D452])" office:value-type="float" office:value="98.5346726305288" calcext:value-type="float">
            <text:p>98.5346726305</text:p>
          </table:table-cell>
          <table:table-cell table:formula="of:=IMREAL([.D452])" office:value-type="float" office:value="-69.3392376416783" calcext:value-type="float">
            <text:p>-69.3392376417</text:p>
          </table:table-cell>
          <table:table-cell table:formula="of:=IMAGINARY([.D45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52]+1" office:value-type="float" office:value="451" calcext:value-type="float">
            <text:p>451</text:p>
          </table:table-cell>
          <table:table-cell table:formula="of:=SIN([.$H$2]/[.$I$2]*[.A453]*2*PI()+[.$I$10])" office:value-type="float" office:value="-0.70710678118656" calcext:value-type="float">
            <text:p>-0.7071067812</text:p>
          </table:table-cell>
          <table:table-cell table:formula="of:=IF(ROW() &gt; [.$J$2] + 1; [.B453] - OFFSET([.B453]; -[.$J$2]; 0)*[.$L$2]^[.$J$2]; [.B453])" office:value-type="float" office:value="-0.0140023455323129" calcext:value-type="float">
            <text:p>-0.0140023455</text:p>
          </table:table-cell>
          <table:table-cell table:formula="of:=IMSUM(COMPLEX([.C453];0); IMPRODUCT([.D452]; [.$I$8]))" office:value-type="string" office:string-value="-70,0152284228027+69,3323037179141i" calcext:value-type="string">
            <text:p>-70,0152284228027+69,3323037179141i</text:p>
          </table:table-cell>
          <table:table-cell table:formula="of:=IMABS([.D453])" office:value-type="float" office:value="98.534768228937" calcext:value-type="float">
            <text:p>98.5347682289</text:p>
          </table:table-cell>
          <table:table-cell table:formula="of:=IMREAL([.D453])" office:value-type="float" office:value="-70.0152284228027" calcext:value-type="float">
            <text:p>-70.0152284228</text:p>
          </table:table-cell>
          <table:table-cell table:formula="of:=IMAGINARY([.D453])" office:value-type="float" office:value="69.3323037179141" calcext:value-type="float">
            <text:p>69.3323037179</text:p>
          </table:table-cell>
          <table:table-cell table:number-columns-repeated="5"/>
        </table:table-row>
        <table:table-row table:style-name="ro1">
          <table:table-cell table:formula="of:=[.A453]+1" office:value-type="float" office:value="452" calcext:value-type="float">
            <text:p>452</text:p>
          </table:table-cell>
          <table:table-cell table:formula="of:=SIN([.$H$2]/[.$I$2]*[.A454]*2*PI()+[.$I$10])" office:value-type="float" office:value="0.707106781186491" calcext:value-type="float">
            <text:p>0.7071067812</text:p>
          </table:table-cell>
          <table:table-cell table:formula="of:=IF(ROW() &gt; [.$J$2] + 1; [.B454] - OFFSET([.B454]; -[.$J$2]; 0)*[.$L$2]^[.$J$2]; [.B454])" office:value-type="float" office:value="0.0140023455321961" calcext:value-type="float">
            <text:p>0.0140023455</text:p>
          </table:table-cell>
          <table:table-cell table:formula="of:=IMSUM(COMPLEX([.C454];0); IMPRODUCT([.D453]; [.$I$8]))" office:value-type="string" office:string-value="69,3393728330745+70,0082268999604i" calcext:value-type="string">
            <text:p>69,3393728330745+70,0082268999604i</text:p>
          </table:table-cell>
          <table:table-cell table:formula="of:=IMABS([.D454])" office:value-type="float" office:value="98.5347677652942" calcext:value-type="float">
            <text:p>98.5347677653</text:p>
          </table:table-cell>
          <table:table-cell table:formula="of:=IMREAL([.D454])" office:value-type="float" office:value="69.3393728330745" calcext:value-type="float">
            <text:p>69.3393728331</text:p>
          </table:table-cell>
          <table:table-cell table:formula="of:=IMAGINARY([.D45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54]+1" office:value-type="float" office:value="453" calcext:value-type="float">
            <text:p>453</text:p>
          </table:table-cell>
          <table:table-cell table:formula="of:=SIN([.$H$2]/[.$I$2]*[.A455]*2*PI()+[.$I$10])" office:value-type="float" office:value="0.707106781186568" calcext:value-type="float">
            <text:p>0.7071067812</text:p>
          </table:table-cell>
          <table:table-cell table:formula="of:=IF(ROW() &gt; [.$J$2] + 1; [.B455] - OFFSET([.B455]; -[.$J$2]; 0)*[.$L$2]^[.$J$2]; [.B455])" office:value-type="float" office:value="0.0140023455323131" calcext:value-type="float">
            <text:p>0.0140023455</text:p>
          </table:table-cell>
          <table:table-cell table:formula="of:=IMSUM(COMPLEX([.C455];0); IMPRODUCT([.D454]; [.$I$8]))" office:value-type="string" office:string-value="70,0152284228027-69,3324388957912i" calcext:value-type="string">
            <text:p>70,0152284228027-69,3324388957912i</text:p>
          </table:table-cell>
          <table:table-cell table:formula="of:=IMABS([.D455])" office:value-type="float" office:value="98.5348633445841" calcext:value-type="float">
            <text:p>98.5348633446</text:p>
          </table:table-cell>
          <table:table-cell table:formula="of:=IMREAL([.D455])" office:value-type="float" office:value="70.0152284228027" calcext:value-type="float">
            <text:p>70.0152284228</text:p>
          </table:table-cell>
          <table:table-cell table:formula="of:=IMAGINARY([.D455])" office:value-type="float" office:value="-69.3324388957912" calcext:value-type="float">
            <text:p>-69.3324388958</text:p>
          </table:table-cell>
          <table:table-cell table:number-columns-repeated="5"/>
        </table:table-row>
        <table:table-row table:style-name="ro1">
          <table:table-cell table:formula="of:=[.A455]+1" office:value-type="float" office:value="454" calcext:value-type="float">
            <text:p>454</text:p>
          </table:table-cell>
          <table:table-cell table:formula="of:=SIN([.$H$2]/[.$I$2]*[.A456]*2*PI()+[.$I$10])" office:value-type="float" office:value="-0.707106781186483" calcext:value-type="float">
            <text:p>-0.7071067812</text:p>
          </table:table-cell>
          <table:table-cell table:formula="of:=IF(ROW() &gt; [.$J$2] + 1; [.B456] - OFFSET([.B456]; -[.$J$2]; 0)*[.$L$2]^[.$J$2]; [.B456])" office:value-type="float" office:value="-0.014002345532196" calcext:value-type="float">
            <text:p>-0.0140023455</text:p>
          </table:table-cell>
          <table:table-cell table:formula="of:=IMSUM(COMPLEX([.C456];0); IMPRODUCT([.D455]; [.$I$8]))" office:value-type="string" office:string-value="-69,3395079974338-70,0082268999604i" calcext:value-type="string">
            <text:p>-69,3395079974338-70,0082268999604i</text:p>
          </table:table-cell>
          <table:table-cell table:formula="of:=IMABS([.D456])" office:value-type="float" office:value="98.5348628811271" calcext:value-type="float">
            <text:p>98.5348628811</text:p>
          </table:table-cell>
          <table:table-cell table:formula="of:=IMREAL([.D456])" office:value-type="float" office:value="-69.3395079974338" calcext:value-type="float">
            <text:p>-69.3395079974</text:p>
          </table:table-cell>
          <table:table-cell table:formula="of:=IMAGINARY([.D45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56]+1" office:value-type="float" office:value="455" calcext:value-type="float">
            <text:p>455</text:p>
          </table:table-cell>
          <table:table-cell table:formula="of:=SIN([.$H$2]/[.$I$2]*[.A457]*2*PI()+[.$I$10])" office:value-type="float" office:value="-0.707106781186575" calcext:value-type="float">
            <text:p>-0.7071067812</text:p>
          </table:table-cell>
          <table:table-cell table:formula="of:=IF(ROW() &gt; [.$J$2] + 1; [.B457] - OFFSET([.B457]; -[.$J$2]; 0)*[.$L$2]^[.$J$2]; [.B457])" office:value-type="float" office:value="-0.0140023455323134" calcext:value-type="float">
            <text:p>-0.0140023455</text:p>
          </table:table-cell>
          <table:table-cell table:formula="of:=IMSUM(COMPLEX([.C457];0); IMPRODUCT([.D456]; [.$I$8]))" office:value-type="string" office:string-value="-70,0152284228027+69,3325740466341i" calcext:value-type="string">
            <text:p>-70,0152284228027+69,3325740466341i</text:p>
          </table:table-cell>
          <table:table-cell table:formula="of:=IMABS([.D457])" office:value-type="float" office:value="98.5349584413026" calcext:value-type="float">
            <text:p>98.5349584413</text:p>
          </table:table-cell>
          <table:table-cell table:formula="of:=IMREAL([.D457])" office:value-type="float" office:value="-70.0152284228027" calcext:value-type="float">
            <text:p>-70.0152284228</text:p>
          </table:table-cell>
          <table:table-cell table:formula="of:=IMAGINARY([.D457])" office:value-type="float" office:value="69.3325740466341" calcext:value-type="float">
            <text:p>69.3325740466</text:p>
          </table:table-cell>
          <table:table-cell table:number-columns-repeated="5"/>
        </table:table-row>
        <table:table-row table:style-name="ro1">
          <table:table-cell table:formula="of:=[.A457]+1" office:value-type="float" office:value="456" calcext:value-type="float">
            <text:p>456</text:p>
          </table:table-cell>
          <table:table-cell table:formula="of:=SIN([.$H$2]/[.$I$2]*[.A458]*2*PI()+[.$I$10])" office:value-type="float" office:value="0.707106781186476" calcext:value-type="float">
            <text:p>0.7071067812</text:p>
          </table:table-cell>
          <table:table-cell table:formula="of:=IF(ROW() &gt; [.$J$2] + 1; [.B458] - OFFSET([.B458]; -[.$J$2]; 0)*[.$L$2]^[.$J$2]; [.B458])" office:value-type="float" office:value="0.0140023455321958" calcext:value-type="float">
            <text:p>0.0140023455</text:p>
          </table:table-cell>
          <table:table-cell table:formula="of:=IMSUM(COMPLEX([.C458];0); IMPRODUCT([.D457]; [.$I$8]))" office:value-type="string" office:string-value="69,3396431347616+70,0082268999604i" calcext:value-type="string">
            <text:p>69,3396431347616+70,0082268999604i</text:p>
          </table:table-cell>
          <table:table-cell table:formula="of:=IMABS([.D458])" office:value-type="float" office:value="98.5349579780315" calcext:value-type="float">
            <text:p>98.534957978</text:p>
          </table:table-cell>
          <table:table-cell table:formula="of:=IMREAL([.D458])" office:value-type="float" office:value="69.3396431347616" calcext:value-type="float">
            <text:p>69.3396431348</text:p>
          </table:table-cell>
          <table:table-cell table:formula="of:=IMAGINARY([.D45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58]+1" office:value-type="float" office:value="457" calcext:value-type="float">
            <text:p>457</text:p>
          </table:table-cell>
          <table:table-cell table:formula="of:=SIN([.$H$2]/[.$I$2]*[.A459]*2*PI()+[.$I$10])" office:value-type="float" office:value="0.707106781186583" calcext:value-type="float">
            <text:p>0.7071067812</text:p>
          </table:table-cell>
          <table:table-cell table:formula="of:=IF(ROW() &gt; [.$J$2] + 1; [.B459] - OFFSET([.B459]; -[.$J$2]; 0)*[.$L$2]^[.$J$2]; [.B459])" office:value-type="float" office:value="0.0140023455323134" calcext:value-type="float">
            <text:p>0.0140023455</text:p>
          </table:table-cell>
          <table:table-cell table:formula="of:=IMSUM(COMPLEX([.C459];0); IMPRODUCT([.D458]; [.$I$8]))" office:value-type="string" office:string-value="70,0152284228027-69,3327091704481i" calcext:value-type="string">
            <text:p>70,0152284228027-69,3327091704481i</text:p>
          </table:table-cell>
          <table:table-cell table:formula="of:=IMABS([.D459])" office:value-type="float" office:value="98.5350535190963" calcext:value-type="float">
            <text:p>98.5350535191</text:p>
          </table:table-cell>
          <table:table-cell table:formula="of:=IMREAL([.D459])" office:value-type="float" office:value="70.0152284228027" calcext:value-type="float">
            <text:p>70.0152284228</text:p>
          </table:table-cell>
          <table:table-cell table:formula="of:=IMAGINARY([.D459])" office:value-type="float" office:value="-69.3327091704481" calcext:value-type="float">
            <text:p>-69.3327091704</text:p>
          </table:table-cell>
          <table:table-cell table:number-columns-repeated="5"/>
        </table:table-row>
        <table:table-row table:style-name="ro1">
          <table:table-cell table:formula="of:=[.A459]+1" office:value-type="float" office:value="458" calcext:value-type="float">
            <text:p>458</text:p>
          </table:table-cell>
          <table:table-cell table:formula="of:=SIN([.$H$2]/[.$I$2]*[.A460]*2*PI()+[.$I$10])" office:value-type="float" office:value="-0.707106781186468" calcext:value-type="float">
            <text:p>-0.7071067812</text:p>
          </table:table-cell>
          <table:table-cell table:formula="of:=IF(ROW() &gt; [.$J$2] + 1; [.B460] - OFFSET([.B460]; -[.$J$2]; 0)*[.$L$2]^[.$J$2]; [.B460])" office:value-type="float" office:value="-0.0140023455321957" calcext:value-type="float">
            <text:p>-0.0140023455</text:p>
          </table:table-cell>
          <table:table-cell table:formula="of:=IMSUM(COMPLEX([.C460];0); IMPRODUCT([.D459]; [.$I$8]))" office:value-type="string" office:string-value="-69,3397782450633-70,0082268999604i" calcext:value-type="string">
            <text:p>-69,3397782450633-70,0082268999604i</text:p>
          </table:table-cell>
          <table:table-cell table:formula="of:=IMABS([.D460])" office:value-type="float" office:value="98.535053056011" calcext:value-type="float">
            <text:p>98.535053056</text:p>
          </table:table-cell>
          <table:table-cell table:formula="of:=IMREAL([.D460])" office:value-type="float" office:value="-69.3397782450633" calcext:value-type="float">
            <text:p>-69.3397782451</text:p>
          </table:table-cell>
          <table:table-cell table:formula="of:=IMAGINARY([.D46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60]+1" office:value-type="float" office:value="459" calcext:value-type="float">
            <text:p>459</text:p>
          </table:table-cell>
          <table:table-cell table:formula="of:=SIN([.$H$2]/[.$I$2]*[.A461]*2*PI()+[.$I$10])" office:value-type="float" office:value="-0.707106781186591" calcext:value-type="float">
            <text:p>-0.7071067812</text:p>
          </table:table-cell>
          <table:table-cell table:formula="of:=IF(ROW() &gt; [.$J$2] + 1; [.B461] - OFFSET([.B461]; -[.$J$2]; 0)*[.$L$2]^[.$J$2]; [.B461])" office:value-type="float" office:value="-0.0140023455323135" calcext:value-type="float">
            <text:p>-0.0140023455</text:p>
          </table:table-cell>
          <table:table-cell table:formula="of:=IMSUM(COMPLEX([.C461];0); IMPRODUCT([.D460]; [.$I$8]))" office:value-type="string" office:string-value="-70,0152284228027+69,3328442672388i" calcext:value-type="string">
            <text:p>-70,0152284228027+69,3328442672388i</text:p>
          </table:table-cell>
          <table:table-cell table:formula="of:=IMABS([.D461])" office:value-type="float" office:value="98.535148577969" calcext:value-type="float">
            <text:p>98.535148578</text:p>
          </table:table-cell>
          <table:table-cell table:formula="of:=IMREAL([.D461])" office:value-type="float" office:value="-70.0152284228027" calcext:value-type="float">
            <text:p>-70.0152284228</text:p>
          </table:table-cell>
          <table:table-cell table:formula="of:=IMAGINARY([.D461])" office:value-type="float" office:value="69.3328442672388" calcext:value-type="float">
            <text:p>69.3328442672</text:p>
          </table:table-cell>
          <table:table-cell table:number-columns-repeated="5"/>
        </table:table-row>
        <table:table-row table:style-name="ro1">
          <table:table-cell table:formula="of:=[.A461]+1" office:value-type="float" office:value="460" calcext:value-type="float">
            <text:p>460</text:p>
          </table:table-cell>
          <table:table-cell table:formula="of:=SIN([.$H$2]/[.$I$2]*[.A462]*2*PI()+[.$I$10])" office:value-type="float" office:value="0.707106781186541" calcext:value-type="float">
            <text:p>0.7071067812</text:p>
          </table:table-cell>
          <table:table-cell table:formula="of:=IF(ROW() &gt; [.$J$2] + 1; [.B462] - OFFSET([.B462]; -[.$J$2]; 0)*[.$L$2]^[.$J$2]; [.B462])" office:value-type="float" office:value="0.014002345532276" calcext:value-type="float">
            <text:p>0.0140023455</text:p>
          </table:table-cell>
          <table:table-cell table:formula="of:=IMSUM(COMPLEX([.C462];0); IMPRODUCT([.D461]; [.$I$8]))" office:value-type="string" office:string-value="69,3399133283444+70,0082268999604i" calcext:value-type="string">
            <text:p>69,3399133283444+70,0082268999604i</text:p>
          </table:table-cell>
          <table:table-cell table:formula="of:=IMABS([.D462])" office:value-type="float" office:value="98.5351481150693" calcext:value-type="float">
            <text:p>98.5351481151</text:p>
          </table:table-cell>
          <table:table-cell table:formula="of:=IMREAL([.D462])" office:value-type="float" office:value="69.3399133283444" calcext:value-type="float">
            <text:p>69.3399133283</text:p>
          </table:table-cell>
          <table:table-cell table:formula="of:=IMAGINARY([.D46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62]+1" office:value-type="float" office:value="461" calcext:value-type="float">
            <text:p>461</text:p>
          </table:table-cell>
          <table:table-cell table:formula="of:=SIN([.$H$2]/[.$I$2]*[.A463]*2*PI()+[.$I$10])" office:value-type="float" office:value="0.707106781186598" calcext:value-type="float">
            <text:p>0.7071067812</text:p>
          </table:table-cell>
          <table:table-cell table:formula="of:=IF(ROW() &gt; [.$J$2] + 1; [.B463] - OFFSET([.B463]; -[.$J$2]; 0)*[.$L$2]^[.$J$2]; [.B463])" office:value-type="float" office:value="0.0140023455323138" calcext:value-type="float">
            <text:p>0.0140023455</text:p>
          </table:table-cell>
          <table:table-cell table:formula="of:=IMSUM(COMPLEX([.C463];0); IMPRODUCT([.D462]; [.$I$8]))" office:value-type="string" office:string-value="70,0152284228027-69,3329793370116i" calcext:value-type="string">
            <text:p>70,0152284228027-69,3329793370116i</text:p>
          </table:table-cell>
          <table:table-cell table:formula="of:=IMABS([.D463])" office:value-type="float" office:value="98.5352436179244" calcext:value-type="float">
            <text:p>98.5352436179</text:p>
          </table:table-cell>
          <table:table-cell table:formula="of:=IMREAL([.D463])" office:value-type="float" office:value="70.0152284228027" calcext:value-type="float">
            <text:p>70.0152284228</text:p>
          </table:table-cell>
          <table:table-cell table:formula="of:=IMAGINARY([.D463])" office:value-type="float" office:value="-69.3329793370116" calcext:value-type="float">
            <text:p>-69.332979337</text:p>
          </table:table-cell>
          <table:table-cell table:number-columns-repeated="5"/>
        </table:table-row>
        <table:table-row table:style-name="ro1">
          <table:table-cell table:formula="of:=[.A463]+1" office:value-type="float" office:value="462" calcext:value-type="float">
            <text:p>462</text:p>
          </table:table-cell>
          <table:table-cell table:formula="of:=SIN([.$H$2]/[.$I$2]*[.A464]*2*PI()+[.$I$10])" office:value-type="float" office:value="-0.707106781186533" calcext:value-type="float">
            <text:p>-0.7071067812</text:p>
          </table:table-cell>
          <table:table-cell table:formula="of:=IF(ROW() &gt; [.$J$2] + 1; [.B464] - OFFSET([.B464]; -[.$J$2]; 0)*[.$L$2]^[.$J$2]; [.B464])" office:value-type="float" office:value="-0.0140023455322363" calcext:value-type="float">
            <text:p>-0.0140023455</text:p>
          </table:table-cell>
          <table:table-cell table:formula="of:=IMSUM(COMPLEX([.C464];0); IMPRODUCT([.D463]; [.$I$8]))" office:value-type="string" office:string-value="-69,3400483846101-70,0082268999604i" calcext:value-type="string">
            <text:p>-69,3400483846101-70,0082268999604i</text:p>
          </table:table-cell>
          <table:table-cell table:formula="of:=IMABS([.D464])" office:value-type="float" office:value="98.5352431552102" calcext:value-type="float">
            <text:p>98.5352431552</text:p>
          </table:table-cell>
          <table:table-cell table:formula="of:=IMREAL([.D464])" office:value-type="float" office:value="-69.3400483846101" calcext:value-type="float">
            <text:p>-69.3400483846</text:p>
          </table:table-cell>
          <table:table-cell table:formula="of:=IMAGINARY([.D46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64]+1" office:value-type="float" office:value="463" calcext:value-type="float">
            <text:p>463</text:p>
          </table:table-cell>
          <table:table-cell table:formula="of:=SIN([.$H$2]/[.$I$2]*[.A465]*2*PI()+[.$I$10])" office:value-type="float" office:value="-0.707106781186606" calcext:value-type="float">
            <text:p>-0.7071067812</text:p>
          </table:table-cell>
          <table:table-cell table:formula="of:=IF(ROW() &gt; [.$J$2] + 1; [.B465] - OFFSET([.B465]; -[.$J$2]; 0)*[.$L$2]^[.$J$2]; [.B465])" office:value-type="float" office:value="-0.0140023455323532" calcext:value-type="float">
            <text:p>-0.0140023455</text:p>
          </table:table-cell>
          <table:table-cell table:formula="of:=IMSUM(COMPLEX([.C465];0); IMPRODUCT([.D464]; [.$I$8]))" office:value-type="string" office:string-value="-70,0152284228027+69,3331143797716i" calcext:value-type="string">
            <text:p>-70,0152284228027+69,3331143797716i</text:p>
          </table:table-cell>
          <table:table-cell table:formula="of:=IMABS([.D465])" office:value-type="float" office:value="98.5353386389661" calcext:value-type="float">
            <text:p>98.535338639</text:p>
          </table:table-cell>
          <table:table-cell table:formula="of:=IMREAL([.D465])" office:value-type="float" office:value="-70.0152284228027" calcext:value-type="float">
            <text:p>-70.0152284228</text:p>
          </table:table-cell>
          <table:table-cell table:formula="of:=IMAGINARY([.D465])" office:value-type="float" office:value="69.3331143797716" calcext:value-type="float">
            <text:p>69.3331143798</text:p>
          </table:table-cell>
          <table:table-cell table:number-columns-repeated="5"/>
        </table:table-row>
        <table:table-row table:style-name="ro1">
          <table:table-cell table:formula="of:=[.A465]+1" office:value-type="float" office:value="464" calcext:value-type="float">
            <text:p>464</text:p>
          </table:table-cell>
          <table:table-cell table:formula="of:=SIN([.$H$2]/[.$I$2]*[.A466]*2*PI()+[.$I$10])" office:value-type="float" office:value="0.707106781186525" calcext:value-type="float">
            <text:p>0.7071067812</text:p>
          </table:table-cell>
          <table:table-cell table:formula="of:=IF(ROW() &gt; [.$J$2] + 1; [.B466] - OFFSET([.B466]; -[.$J$2]; 0)*[.$L$2]^[.$J$2]; [.B466])" office:value-type="float" office:value="0.0140023455322362" calcext:value-type="float">
            <text:p>0.0140023455</text:p>
          </table:table-cell>
          <table:table-cell table:formula="of:=IMSUM(COMPLEX([.C466];0); IMPRODUCT([.D465]; [.$I$8]))" office:value-type="string" office:string-value="69,3401834138658+70,0082268999604i" calcext:value-type="string">
            <text:p>69,3401834138658+70,0082268999604i</text:p>
          </table:table-cell>
          <table:table-cell table:formula="of:=IMABS([.D466])" office:value-type="float" office:value="98.5353381764374" calcext:value-type="float">
            <text:p>98.5353381764</text:p>
          </table:table-cell>
          <table:table-cell table:formula="of:=IMREAL([.D466])" office:value-type="float" office:value="69.3401834138658" calcext:value-type="float">
            <text:p>69.3401834139</text:p>
          </table:table-cell>
          <table:table-cell table:formula="of:=IMAGINARY([.D46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66]+1" office:value-type="float" office:value="465" calcext:value-type="float">
            <text:p>465</text:p>
          </table:table-cell>
          <table:table-cell table:formula="of:=SIN([.$H$2]/[.$I$2]*[.A467]*2*PI()+[.$I$10])" office:value-type="float" office:value="0.707106781186613" calcext:value-type="float">
            <text:p>0.7071067812</text:p>
          </table:table-cell>
          <table:table-cell table:formula="of:=IF(ROW() &gt; [.$J$2] + 1; [.B467] - OFFSET([.B467]; -[.$J$2]; 0)*[.$L$2]^[.$J$2]; [.B467])" office:value-type="float" office:value="0.0140023455323535" calcext:value-type="float">
            <text:p>0.0140023455</text:p>
          </table:table-cell>
          <table:table-cell table:formula="of:=IMSUM(COMPLEX([.C467];0); IMPRODUCT([.D466]; [.$I$8]))" office:value-type="string" office:string-value="70,0152284228027-69,3332493955244i" calcext:value-type="string">
            <text:p>70,0152284228027-69,3332493955244i</text:p>
          </table:table-cell>
          <table:table-cell table:formula="of:=IMABS([.D467])" office:value-type="float" office:value="98.535433641098" calcext:value-type="float">
            <text:p>98.5354336411</text:p>
          </table:table-cell>
          <table:table-cell table:formula="of:=IMREAL([.D467])" office:value-type="float" office:value="70.0152284228027" calcext:value-type="float">
            <text:p>70.0152284228</text:p>
          </table:table-cell>
          <table:table-cell table:formula="of:=IMAGINARY([.D467])" office:value-type="float" office:value="-69.3332493955244" calcext:value-type="float">
            <text:p>-69.3332493955</text:p>
          </table:table-cell>
          <table:table-cell table:number-columns-repeated="5"/>
        </table:table-row>
        <table:table-row table:style-name="ro1">
          <table:table-cell table:formula="of:=[.A467]+1" office:value-type="float" office:value="466" calcext:value-type="float">
            <text:p>466</text:p>
          </table:table-cell>
          <table:table-cell table:formula="of:=SIN([.$H$2]/[.$I$2]*[.A468]*2*PI()+[.$I$10])" office:value-type="float" office:value="-0.707106781186518" calcext:value-type="float">
            <text:p>-0.7071067812</text:p>
          </table:table-cell>
          <table:table-cell table:formula="of:=IF(ROW() &gt; [.$J$2] + 1; [.B468] - OFFSET([.B468]; -[.$J$2]; 0)*[.$L$2]^[.$J$2]; [.B468])" office:value-type="float" office:value="-0.0140023455322361" calcext:value-type="float">
            <text:p>-0.0140023455</text:p>
          </table:table-cell>
          <table:table-cell table:formula="of:=IMSUM(COMPLEX([.C468];0); IMPRODUCT([.D467]; [.$I$8]))" office:value-type="string" office:string-value="-69,3403184161171-70,0082268999604i" calcext:value-type="string">
            <text:p>-69,3403184161171-70,0082268999604i</text:p>
          </table:table-cell>
          <table:table-cell table:formula="of:=IMABS([.D468])" office:value-type="float" office:value="98.5354331787548" calcext:value-type="float">
            <text:p>98.5354331788</text:p>
          </table:table-cell>
          <table:table-cell table:formula="of:=IMREAL([.D468])" office:value-type="float" office:value="-69.3403184161171" calcext:value-type="float">
            <text:p>-69.3403184161</text:p>
          </table:table-cell>
          <table:table-cell table:formula="of:=IMAGINARY([.D46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68]+1" office:value-type="float" office:value="467" calcext:value-type="float">
            <text:p>467</text:p>
          </table:table-cell>
          <table:table-cell table:formula="of:=SIN([.$H$2]/[.$I$2]*[.A469]*2*PI()+[.$I$10])" office:value-type="float" office:value="-0.707106781186621" calcext:value-type="float">
            <text:p>-0.7071067812</text:p>
          </table:table-cell>
          <table:table-cell table:formula="of:=IF(ROW() &gt; [.$J$2] + 1; [.B469] - OFFSET([.B469]; -[.$J$2]; 0)*[.$L$2]^[.$J$2]; [.B469])" office:value-type="float" office:value="-0.0140023455323537" calcext:value-type="float">
            <text:p>-0.0140023455</text:p>
          </table:table-cell>
          <table:table-cell table:formula="of:=IMSUM(COMPLEX([.C469];0); IMPRODUCT([.D468]; [.$I$8]))" office:value-type="string" office:string-value="-70,0152284228027+69,3333843842755i" calcext:value-type="string">
            <text:p>-70,0152284228027+69,3333843842755i</text:p>
          </table:table-cell>
          <table:table-cell table:formula="of:=IMABS([.D469])" office:value-type="float" office:value="98.5355286243238" calcext:value-type="float">
            <text:p>98.5355286243</text:p>
          </table:table-cell>
          <table:table-cell table:formula="of:=IMREAL([.D469])" office:value-type="float" office:value="-70.0152284228027" calcext:value-type="float">
            <text:p>-70.0152284228</text:p>
          </table:table-cell>
          <table:table-cell table:formula="of:=IMAGINARY([.D469])" office:value-type="float" office:value="69.3333843842755" calcext:value-type="float">
            <text:p>69.3333843843</text:p>
          </table:table-cell>
          <table:table-cell table:number-columns-repeated="5"/>
        </table:table-row>
        <table:table-row table:style-name="ro1">
          <table:table-cell table:formula="of:=[.A469]+1" office:value-type="float" office:value="468" calcext:value-type="float">
            <text:p>468</text:p>
          </table:table-cell>
          <table:table-cell table:formula="of:=SIN([.$H$2]/[.$I$2]*[.A470]*2*PI()+[.$I$10])" office:value-type="float" office:value="0.70710678118651" calcext:value-type="float">
            <text:p>0.7071067812</text:p>
          </table:table-cell>
          <table:table-cell table:formula="of:=IF(ROW() &gt; [.$J$2] + 1; [.B470] - OFFSET([.B470]; -[.$J$2]; 0)*[.$L$2]^[.$J$2]; [.B470])" office:value-type="float" office:value="0.0140023455322359" calcext:value-type="float">
            <text:p>0.0140023455</text:p>
          </table:table-cell>
          <table:table-cell table:formula="of:=IMSUM(COMPLEX([.C470];0); IMPRODUCT([.D469]; [.$I$8]))" office:value-type="string" office:string-value="69,3404533913693+70,0082268999604i" calcext:value-type="string">
            <text:p>69,3404533913693+70,0082268999604i</text:p>
          </table:table-cell>
          <table:table-cell table:formula="of:=IMABS([.D470])" office:value-type="float" office:value="98.5355281621659" calcext:value-type="float">
            <text:p>98.5355281622</text:p>
          </table:table-cell>
          <table:table-cell table:formula="of:=IMREAL([.D470])" office:value-type="float" office:value="69.3404533913693" calcext:value-type="float">
            <text:p>69.3404533914</text:p>
          </table:table-cell>
          <table:table-cell table:formula="of:=IMAGINARY([.D47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70]+1" office:value-type="float" office:value="469" calcext:value-type="float">
            <text:p>469</text:p>
          </table:table-cell>
          <table:table-cell table:formula="of:=SIN([.$H$2]/[.$I$2]*[.A471]*2*PI()+[.$I$10])" office:value-type="float" office:value="0.707106781186629" calcext:value-type="float">
            <text:p>0.7071067812</text:p>
          </table:table-cell>
          <table:table-cell table:formula="of:=IF(ROW() &gt; [.$J$2] + 1; [.B471] - OFFSET([.B471]; -[.$J$2]; 0)*[.$L$2]^[.$J$2]; [.B471])" office:value-type="float" office:value="0.0140023455323537" calcext:value-type="float">
            <text:p>0.0140023455</text:p>
          </table:table-cell>
          <table:table-cell table:formula="of:=IMSUM(COMPLEX([.C471];0); IMPRODUCT([.D470]; [.$I$8]))" office:value-type="string" office:string-value="70,0152284228027-69,3335193460302i" calcext:value-type="string">
            <text:p>70,0152284228027-69,3335193460302i</text:p>
          </table:table-cell>
          <table:table-cell table:formula="of:=IMABS([.D471])" office:value-type="float" office:value="98.5356235886473" calcext:value-type="float">
            <text:p>98.5356235886</text:p>
          </table:table-cell>
          <table:table-cell table:formula="of:=IMREAL([.D471])" office:value-type="float" office:value="70.0152284228027" calcext:value-type="float">
            <text:p>70.0152284228</text:p>
          </table:table-cell>
          <table:table-cell table:formula="of:=IMAGINARY([.D471])" office:value-type="float" office:value="-69.3335193460302" calcext:value-type="float">
            <text:p>-69.333519346</text:p>
          </table:table-cell>
          <table:table-cell table:number-columns-repeated="5"/>
        </table:table-row>
        <table:table-row table:style-name="ro1">
          <table:table-cell table:formula="of:=[.A471]+1" office:value-type="float" office:value="470" calcext:value-type="float">
            <text:p>470</text:p>
          </table:table-cell>
          <table:table-cell table:formula="of:=SIN([.$H$2]/[.$I$2]*[.A472]*2*PI()+[.$I$10])" office:value-type="float" office:value="-0.707106781186503" calcext:value-type="float">
            <text:p>-0.7071067812</text:p>
          </table:table-cell>
          <table:table-cell table:formula="of:=IF(ROW() &gt; [.$J$2] + 1; [.B472] - OFFSET([.B472]; -[.$J$2]; 0)*[.$L$2]^[.$J$2]; [.B472])" office:value-type="float" office:value="-0.0140023455322358" calcext:value-type="float">
            <text:p>-0.0140023455</text:p>
          </table:table-cell>
          <table:table-cell table:formula="of:=IMSUM(COMPLEX([.C472];0); IMPRODUCT([.D471]; [.$I$8]))" office:value-type="string" office:string-value="-69,3405883396278-70,0082268999604i" calcext:value-type="string">
            <text:p>-69,3405883396278-70,0082268999604i</text:p>
          </table:table-cell>
          <table:table-cell table:formula="of:=IMABS([.D472])" office:value-type="float" office:value="98.5356231266747" calcext:value-type="float">
            <text:p>98.5356231267</text:p>
          </table:table-cell>
          <table:table-cell table:formula="of:=IMREAL([.D472])" office:value-type="float" office:value="-69.3405883396278" calcext:value-type="float">
            <text:p>-69.3405883396</text:p>
          </table:table-cell>
          <table:table-cell table:formula="of:=IMAGINARY([.D47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72]+1" office:value-type="float" office:value="471" calcext:value-type="float">
            <text:p>471</text:p>
          </table:table-cell>
          <table:table-cell table:formula="of:=SIN([.$H$2]/[.$I$2]*[.A473]*2*PI()+[.$I$10])" office:value-type="float" office:value="-0.707106781186556" calcext:value-type="float">
            <text:p>-0.7071067812</text:p>
          </table:table-cell>
          <table:table-cell table:formula="of:=IF(ROW() &gt; [.$J$2] + 1; [.B473] - OFFSET([.B473]; -[.$J$2]; 0)*[.$L$2]^[.$J$2]; [.B473])" office:value-type="float" office:value="-0.0140023455322735" calcext:value-type="float">
            <text:p>-0.0140023455</text:p>
          </table:table-cell>
          <table:table-cell table:formula="of:=IMSUM(COMPLEX([.C473];0); IMPRODUCT([.D472]; [.$I$8]))" office:value-type="string" office:string-value="-70,0152284228027+69,3336542807938i" calcext:value-type="string">
            <text:p>-70,0152284228027+69,3336542807938i</text:p>
          </table:table-cell>
          <table:table-cell table:formula="of:=IMABS([.D473])" office:value-type="float" office:value="98.5357185340721" calcext:value-type="float">
            <text:p>98.5357185341</text:p>
          </table:table-cell>
          <table:table-cell table:formula="of:=IMREAL([.D473])" office:value-type="float" office:value="-70.0152284228027" calcext:value-type="float">
            <text:p>-70.0152284228</text:p>
          </table:table-cell>
          <table:table-cell table:formula="of:=IMAGINARY([.D473])" office:value-type="float" office:value="69.3336542807938" calcext:value-type="float">
            <text:p>69.3336542808</text:p>
          </table:table-cell>
          <table:table-cell table:number-columns-repeated="5"/>
        </table:table-row>
        <table:table-row table:style-name="ro1">
          <table:table-cell table:formula="of:=[.A473]+1" office:value-type="float" office:value="472" calcext:value-type="float">
            <text:p>472</text:p>
          </table:table-cell>
          <table:table-cell table:formula="of:=SIN([.$H$2]/[.$I$2]*[.A474]*2*PI()+[.$I$10])" office:value-type="float" office:value="0.707106781186495" calcext:value-type="float">
            <text:p>0.7071067812</text:p>
          </table:table-cell>
          <table:table-cell table:formula="of:=IF(ROW() &gt; [.$J$2] + 1; [.B474] - OFFSET([.B474]; -[.$J$2]; 0)*[.$L$2]^[.$J$2]; [.B474])" office:value-type="float" office:value="0.0140023455321963" calcext:value-type="float">
            <text:p>0.0140023455</text:p>
          </table:table-cell>
          <table:table-cell table:formula="of:=IMSUM(COMPLEX([.C474];0); IMPRODUCT([.D473]; [.$I$8]))" office:value-type="string" office:string-value="69,3407232608979+70,0082268999604i" calcext:value-type="string">
            <text:p>69,3407232608979+70,0082268999604i</text:p>
          </table:table-cell>
          <table:table-cell table:formula="of:=IMABS([.D474])" office:value-type="float" office:value="98.5357180722847" calcext:value-type="float">
            <text:p>98.5357180723</text:p>
          </table:table-cell>
          <table:table-cell table:formula="of:=IMREAL([.D474])" office:value-type="float" office:value="69.3407232608979" calcext:value-type="float">
            <text:p>69.3407232609</text:p>
          </table:table-cell>
          <table:table-cell table:formula="of:=IMAGINARY([.D47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74]+1" office:value-type="float" office:value="473" calcext:value-type="float">
            <text:p>473</text:p>
          </table:table-cell>
          <table:table-cell table:formula="of:=SIN([.$H$2]/[.$I$2]*[.A475]*2*PI()+[.$I$10])" office:value-type="float" office:value="0.707106781186564" calcext:value-type="float">
            <text:p>0.7071067812</text:p>
          </table:table-cell>
          <table:table-cell table:formula="of:=IF(ROW() &gt; [.$J$2] + 1; [.B475] - OFFSET([.B475]; -[.$J$2]; 0)*[.$L$2]^[.$J$2]; [.B475])" office:value-type="float" office:value="0.0140023455323132" calcext:value-type="float">
            <text:p>0.0140023455</text:p>
          </table:table-cell>
          <table:table-cell table:formula="of:=IMSUM(COMPLEX([.C475];0); IMPRODUCT([.D474]; [.$I$8]))" office:value-type="string" office:string-value="70,0152284228027-69,3337891885718i" calcext:value-type="string">
            <text:p>70,0152284228027-69,3337891885718i</text:p>
          </table:table-cell>
          <table:table-cell table:formula="of:=IMABS([.D475])" office:value-type="float" office:value="98.535813460602" calcext:value-type="float">
            <text:p>98.5358134606</text:p>
          </table:table-cell>
          <table:table-cell table:formula="of:=IMREAL([.D475])" office:value-type="float" office:value="70.0152284228027" calcext:value-type="float">
            <text:p>70.0152284228</text:p>
          </table:table-cell>
          <table:table-cell table:formula="of:=IMAGINARY([.D475])" office:value-type="float" office:value="-69.3337891885718" calcext:value-type="float">
            <text:p>-69.3337891886</text:p>
          </table:table-cell>
          <table:table-cell table:number-columns-repeated="5"/>
        </table:table-row>
        <table:table-row table:style-name="ro1">
          <table:table-cell table:formula="of:=[.A475]+1" office:value-type="float" office:value="474" calcext:value-type="float">
            <text:p>474</text:p>
          </table:table-cell>
          <table:table-cell table:formula="of:=SIN([.$H$2]/[.$I$2]*[.A476]*2*PI()+[.$I$10])" office:value-type="float" office:value="-0.707106781186487" calcext:value-type="float">
            <text:p>-0.7071067812</text:p>
          </table:table-cell>
          <table:table-cell table:formula="of:=IF(ROW() &gt; [.$J$2] + 1; [.B476] - OFFSET([.B476]; -[.$J$2]; 0)*[.$L$2]^[.$J$2]; [.B476])" office:value-type="float" office:value="-0.014002345532196" calcext:value-type="float">
            <text:p>-0.0140023455</text:p>
          </table:table-cell>
          <table:table-cell table:formula="of:=IMSUM(COMPLEX([.C476];0); IMPRODUCT([.D475]; [.$I$8]))" office:value-type="string" office:string-value="-69,3408581551851-70,0082268999604i" calcext:value-type="string">
            <text:p>-69,3408581551851-70,0082268999604i</text:p>
          </table:table-cell>
          <table:table-cell table:formula="of:=IMABS([.D476])" office:value-type="float" office:value="98.5358129989997" calcext:value-type="float">
            <text:p>98.535812999</text:p>
          </table:table-cell>
          <table:table-cell table:formula="of:=IMREAL([.D476])" office:value-type="float" office:value="-69.3408581551851" calcext:value-type="float">
            <text:p>-69.3408581552</text:p>
          </table:table-cell>
          <table:table-cell table:formula="of:=IMAGINARY([.D47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76]+1" office:value-type="float" office:value="475" calcext:value-type="float">
            <text:p>475</text:p>
          </table:table-cell>
          <table:table-cell table:formula="of:=SIN([.$H$2]/[.$I$2]*[.A477]*2*PI()+[.$I$10])" office:value-type="float" office:value="-0.707106781186571" calcext:value-type="float">
            <text:p>-0.7071067812</text:p>
          </table:table-cell>
          <table:table-cell table:formula="of:=IF(ROW() &gt; [.$J$2] + 1; [.B477] - OFFSET([.B477]; -[.$J$2]; 0)*[.$L$2]^[.$J$2]; [.B477])" office:value-type="float" office:value="-0.0140023455323132" calcext:value-type="float">
            <text:p>-0.0140023455</text:p>
          </table:table-cell>
          <table:table-cell table:formula="of:=IMSUM(COMPLEX([.C477];0); IMPRODUCT([.D476]; [.$I$8]))" office:value-type="string" office:string-value="-70,0152284228027+69,3339240693696i" calcext:value-type="string">
            <text:p>-70,0152284228027+69,3339240693696i</text:p>
          </table:table-cell>
          <table:table-cell table:formula="of:=IMABS([.D477])" office:value-type="float" office:value="98.5359083682408" calcext:value-type="float">
            <text:p>98.5359083682</text:p>
          </table:table-cell>
          <table:table-cell table:formula="of:=IMREAL([.D477])" office:value-type="float" office:value="-70.0152284228027" calcext:value-type="float">
            <text:p>-70.0152284228</text:p>
          </table:table-cell>
          <table:table-cell table:formula="of:=IMAGINARY([.D477])" office:value-type="float" office:value="69.3339240693696" calcext:value-type="float">
            <text:p>69.3339240694</text:p>
          </table:table-cell>
          <table:table-cell table:number-columns-repeated="5"/>
        </table:table-row>
        <table:table-row table:style-name="ro1">
          <table:table-cell table:formula="of:=[.A477]+1" office:value-type="float" office:value="476" calcext:value-type="float">
            <text:p>476</text:p>
          </table:table-cell>
          <table:table-cell table:formula="of:=SIN([.$H$2]/[.$I$2]*[.A478]*2*PI()+[.$I$10])" office:value-type="float" office:value="0.70710678118648" calcext:value-type="float">
            <text:p>0.7071067812</text:p>
          </table:table-cell>
          <table:table-cell table:formula="of:=IF(ROW() &gt; [.$J$2] + 1; [.B478] - OFFSET([.B478]; -[.$J$2]; 0)*[.$L$2]^[.$J$2]; [.B478])" office:value-type="float" office:value="0.0140023455321959" calcext:value-type="float">
            <text:p>0.0140023455</text:p>
          </table:table-cell>
          <table:table-cell table:formula="of:=IMSUM(COMPLEX([.C478];0); IMPRODUCT([.D477]; [.$I$8]))" office:value-type="string" office:string-value="69,3409930224949+70,0082268999604i" calcext:value-type="string">
            <text:p>69,3409930224949+70,0082268999604i</text:p>
          </table:table-cell>
          <table:table-cell table:formula="of:=IMABS([.D478])" office:value-type="float" office:value="98.5359079068236" calcext:value-type="float">
            <text:p>98.5359079068</text:p>
          </table:table-cell>
          <table:table-cell table:formula="of:=IMREAL([.D478])" office:value-type="float" office:value="69.3409930224949" calcext:value-type="float">
            <text:p>69.3409930225</text:p>
          </table:table-cell>
          <table:table-cell table:formula="of:=IMAGINARY([.D47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78]+1" office:value-type="float" office:value="477" calcext:value-type="float">
            <text:p>477</text:p>
          </table:table-cell>
          <table:table-cell table:formula="of:=SIN([.$H$2]/[.$I$2]*[.A479]*2*PI()+[.$I$10])" office:value-type="float" office:value="0.707106781186579" calcext:value-type="float">
            <text:p>0.7071067812</text:p>
          </table:table-cell>
          <table:table-cell table:formula="of:=IF(ROW() &gt; [.$J$2] + 1; [.B479] - OFFSET([.B479]; -[.$J$2]; 0)*[.$L$2]^[.$J$2]; [.B479])" office:value-type="float" office:value="0.0140023455323134" calcext:value-type="float">
            <text:p>0.0140023455</text:p>
          </table:table-cell>
          <table:table-cell table:formula="of:=IMSUM(COMPLEX([.C479];0); IMPRODUCT([.D478]; [.$I$8]))" office:value-type="string" office:string-value="70,0152284228027-69,3340589231927i" calcext:value-type="string">
            <text:p>70,0152284228027-69,3340589231927i</text:p>
          </table:table-cell>
          <table:table-cell table:formula="of:=IMABS([.D479])" office:value-type="float" office:value="98.5360032569923" calcext:value-type="float">
            <text:p>98.536003257</text:p>
          </table:table-cell>
          <table:table-cell table:formula="of:=IMREAL([.D479])" office:value-type="float" office:value="70.0152284228027" calcext:value-type="float">
            <text:p>70.0152284228</text:p>
          </table:table-cell>
          <table:table-cell table:formula="of:=IMAGINARY([.D479])" office:value-type="float" office:value="-69.3340589231927" calcext:value-type="float">
            <text:p>-69.3340589232</text:p>
          </table:table-cell>
          <table:table-cell table:number-columns-repeated="5"/>
        </table:table-row>
        <table:table-row table:style-name="ro1">
          <table:table-cell table:formula="of:=[.A479]+1" office:value-type="float" office:value="478" calcext:value-type="float">
            <text:p>478</text:p>
          </table:table-cell>
          <table:table-cell table:formula="of:=SIN([.$H$2]/[.$I$2]*[.A480]*2*PI()+[.$I$10])" office:value-type="float" office:value="-0.707106781186472" calcext:value-type="float">
            <text:p>-0.7071067812</text:p>
          </table:table-cell>
          <table:table-cell table:formula="of:=IF(ROW() &gt; [.$J$2] + 1; [.B480] - OFFSET([.B480]; -[.$J$2]; 0)*[.$L$2]^[.$J$2]; [.B480])" office:value-type="float" office:value="-0.0140023455321958" calcext:value-type="float">
            <text:p>-0.0140023455</text:p>
          </table:table-cell>
          <table:table-cell table:formula="of:=IMSUM(COMPLEX([.C480];0); IMPRODUCT([.D479]; [.$I$8]))" office:value-type="string" office:string-value="-69,3411278628326-70,0082268999604i" calcext:value-type="string">
            <text:p>-69,3411278628326-70,0082268999604i</text:p>
          </table:table-cell>
          <table:table-cell table:formula="of:=IMABS([.D480])" office:value-type="float" office:value="98.5360027957601" calcext:value-type="float">
            <text:p>98.5360027958</text:p>
          </table:table-cell>
          <table:table-cell table:formula="of:=IMREAL([.D480])" office:value-type="float" office:value="-69.3411278628326" calcext:value-type="float">
            <text:p>-69.3411278628</text:p>
          </table:table-cell>
          <table:table-cell table:formula="of:=IMAGINARY([.D48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80]+1" office:value-type="float" office:value="479" calcext:value-type="float">
            <text:p>479</text:p>
          </table:table-cell>
          <table:table-cell table:formula="of:=SIN([.$H$2]/[.$I$2]*[.A481]*2*PI()+[.$I$10])" office:value-type="float" office:value="-0.707106781186587" calcext:value-type="float">
            <text:p>-0.7071067812</text:p>
          </table:table-cell>
          <table:table-cell table:formula="of:=IF(ROW() &gt; [.$J$2] + 1; [.B481] - OFFSET([.B481]; -[.$J$2]; 0)*[.$L$2]^[.$J$2]; [.B481])" office:value-type="float" office:value="-0.0140023455323136" calcext:value-type="float">
            <text:p>-0.0140023455</text:p>
          </table:table-cell>
          <table:table-cell table:formula="of:=IMSUM(COMPLEX([.C481];0); IMPRODUCT([.D480]; [.$I$8]))" office:value-type="string" office:string-value="-70,0152284228027+69,3341937500463i" calcext:value-type="string">
            <text:p>-70,0152284228027+69,3341937500463i</text:p>
          </table:table-cell>
          <table:table-cell table:formula="of:=IMABS([.D481])" office:value-type="float" office:value="98.5360981268601" calcext:value-type="float">
            <text:p>98.5360981269</text:p>
          </table:table-cell>
          <table:table-cell table:formula="of:=IMREAL([.D481])" office:value-type="float" office:value="-70.0152284228027" calcext:value-type="float">
            <text:p>-70.0152284228</text:p>
          </table:table-cell>
          <table:table-cell table:formula="of:=IMAGINARY([.D481])" office:value-type="float" office:value="69.3341937500463" calcext:value-type="float">
            <text:p>69.33419375</text:p>
          </table:table-cell>
          <table:table-cell table:number-columns-repeated="5"/>
        </table:table-row>
        <table:table-row table:style-name="ro1">
          <table:table-cell table:formula="of:=[.A481]+1" office:value-type="float" office:value="480" calcext:value-type="float">
            <text:p>480</text:p>
          </table:table-cell>
          <table:table-cell table:formula="of:=SIN([.$H$2]/[.$I$2]*[.A482]*2*PI()+[.$I$10])" office:value-type="float" office:value="0.707106781186465" calcext:value-type="float">
            <text:p>0.7071067812</text:p>
          </table:table-cell>
          <table:table-cell table:formula="of:=IF(ROW() &gt; [.$J$2] + 1; [.B482] - OFFSET([.B482]; -[.$J$2]; 0)*[.$L$2]^[.$J$2]; [.B482])" office:value-type="float" office:value="0.0140023455321956" calcext:value-type="float">
            <text:p>0.0140023455</text:p>
          </table:table-cell>
          <table:table-cell table:formula="of:=IMSUM(COMPLEX([.C482];0); IMPRODUCT([.D481]; [.$I$8]))" office:value-type="string" office:string-value="69,3412626762035+70,0082268999604i" calcext:value-type="string">
            <text:p>69,3412626762035+70,0082268999604i</text:p>
          </table:table-cell>
          <table:table-cell table:formula="of:=IMABS([.D482])" office:value-type="float" office:value="98.5360976658128" calcext:value-type="float">
            <text:p>98.5360976658</text:p>
          </table:table-cell>
          <table:table-cell table:formula="of:=IMREAL([.D482])" office:value-type="float" office:value="69.3412626762035" calcext:value-type="float">
            <text:p>69.3412626762</text:p>
          </table:table-cell>
          <table:table-cell table:formula="of:=IMAGINARY([.D48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82]+1" office:value-type="float" office:value="481" calcext:value-type="float">
            <text:p>481</text:p>
          </table:table-cell>
          <table:table-cell table:formula="of:=SIN([.$H$2]/[.$I$2]*[.A483]*2*PI()+[.$I$10])" office:value-type="float" office:value="0.707106781186594" calcext:value-type="float">
            <text:p>0.7071067812</text:p>
          </table:table-cell>
          <table:table-cell table:formula="of:=IF(ROW() &gt; [.$J$2] + 1; [.B483] - OFFSET([.B483]; -[.$J$2]; 0)*[.$L$2]^[.$J$2]; [.B483])" office:value-type="float" office:value="0.0140023455323136" calcext:value-type="float">
            <text:p>0.0140023455</text:p>
          </table:table-cell>
          <table:table-cell table:formula="of:=IMSUM(COMPLEX([.C483];0); IMPRODUCT([.D482]; [.$I$8]))" office:value-type="string" office:string-value="70,0152284228027-69,3343285499359i" calcext:value-type="string">
            <text:p>70,0152284228027-69,3343285499359i</text:p>
          </table:table-cell>
          <table:table-cell table:formula="of:=IMABS([.D483])" office:value-type="float" office:value="98.536192977848" calcext:value-type="float">
            <text:p>98.5361929778</text:p>
          </table:table-cell>
          <table:table-cell table:formula="of:=IMREAL([.D483])" office:value-type="float" office:value="70.0152284228027" calcext:value-type="float">
            <text:p>70.0152284228</text:p>
          </table:table-cell>
          <table:table-cell table:formula="of:=IMAGINARY([.D483])" office:value-type="float" office:value="-69.3343285499359" calcext:value-type="float">
            <text:p>-69.3343285499</text:p>
          </table:table-cell>
          <table:table-cell table:number-columns-repeated="5"/>
        </table:table-row>
        <table:table-row table:style-name="ro1">
          <table:table-cell table:formula="of:=[.A483]+1" office:value-type="float" office:value="482" calcext:value-type="float">
            <text:p>482</text:p>
          </table:table-cell>
          <table:table-cell table:formula="of:=SIN([.$H$2]/[.$I$2]*[.A484]*2*PI()+[.$I$10])" office:value-type="float" office:value="-0.707106781186537" calcext:value-type="float">
            <text:p>-0.7071067812</text:p>
          </table:table-cell>
          <table:table-cell table:formula="of:=IF(ROW() &gt; [.$J$2] + 1; [.B484] - OFFSET([.B484]; -[.$J$2]; 0)*[.$L$2]^[.$J$2]; [.B484])" office:value-type="float" office:value="-0.014002345532276" calcext:value-type="float">
            <text:p>-0.0140023455</text:p>
          </table:table-cell>
          <table:table-cell table:formula="of:=IMSUM(COMPLEX([.C484];0); IMPRODUCT([.D483]; [.$I$8]))" office:value-type="string" office:string-value="-69,3413974626132-70,0082268999604i" calcext:value-type="string">
            <text:p>-69,3413974626132-70,0082268999604i</text:p>
          </table:table-cell>
          <table:table-cell table:formula="of:=IMABS([.D484])" office:value-type="float" office:value="98.5361925169856" calcext:value-type="float">
            <text:p>98.536192517</text:p>
          </table:table-cell>
          <table:table-cell table:formula="of:=IMREAL([.D484])" office:value-type="float" office:value="-69.3413974626132" calcext:value-type="float">
            <text:p>-69.3413974626</text:p>
          </table:table-cell>
          <table:table-cell table:formula="of:=IMAGINARY([.D48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84]+1" office:value-type="float" office:value="483" calcext:value-type="float">
            <text:p>483</text:p>
          </table:table-cell>
          <table:table-cell table:formula="of:=SIN([.$H$2]/[.$I$2]*[.A485]*2*PI()+[.$I$10])" office:value-type="float" office:value="-0.707106781186602" calcext:value-type="float">
            <text:p>-0.7071067812</text:p>
          </table:table-cell>
          <table:table-cell table:formula="of:=IF(ROW() &gt; [.$J$2] + 1; [.B485] - OFFSET([.B485]; -[.$J$2]; 0)*[.$L$2]^[.$J$2]; [.B485])" office:value-type="float" office:value="-0.0140023455323532" calcext:value-type="float">
            <text:p>-0.0140023455</text:p>
          </table:table-cell>
          <table:table-cell table:formula="of:=IMSUM(COMPLEX([.C485];0); IMPRODUCT([.D484]; [.$I$8]))" office:value-type="string" office:string-value="-70,0152284228027+69,3344633228669i" calcext:value-type="string">
            <text:p>-70,0152284228027+69,3344633228669i</text:p>
          </table:table-cell>
          <table:table-cell table:formula="of:=IMABS([.D485])" office:value-type="float" office:value="98.5362878099597" calcext:value-type="float">
            <text:p>98.53628781</text:p>
          </table:table-cell>
          <table:table-cell table:formula="of:=IMREAL([.D485])" office:value-type="float" office:value="-70.0152284228027" calcext:value-type="float">
            <text:p>-70.0152284228</text:p>
          </table:table-cell>
          <table:table-cell table:formula="of:=IMAGINARY([.D485])" office:value-type="float" office:value="69.3344633228669" calcext:value-type="float">
            <text:p>69.3344633229</text:p>
          </table:table-cell>
          <table:table-cell table:number-columns-repeated="5"/>
        </table:table-row>
        <table:table-row table:style-name="ro1">
          <table:table-cell table:formula="of:=[.A485]+1" office:value-type="float" office:value="484" calcext:value-type="float">
            <text:p>484</text:p>
          </table:table-cell>
          <table:table-cell table:formula="of:=SIN([.$H$2]/[.$I$2]*[.A486]*2*PI()+[.$I$10])" office:value-type="float" office:value="0.70710678118653" calcext:value-type="float">
            <text:p>0.7071067812</text:p>
          </table:table-cell>
          <table:table-cell table:formula="of:=IF(ROW() &gt; [.$J$2] + 1; [.B486] - OFFSET([.B486]; -[.$J$2]; 0)*[.$L$2]^[.$J$2]; [.B486])" office:value-type="float" office:value="0.0140023455322363" calcext:value-type="float">
            <text:p>0.0140023455</text:p>
          </table:table-cell>
          <table:table-cell table:formula="of:=IMSUM(COMPLEX([.C486];0); IMPRODUCT([.D485]; [.$I$8]))" office:value-type="string" office:string-value="69,3415322220668+70,0082268999604i" calcext:value-type="string">
            <text:p>69,3415322220668+70,0082268999604i</text:p>
          </table:table-cell>
          <table:table-cell table:formula="of:=IMABS([.D486])" office:value-type="float" office:value="98.536287349282" calcext:value-type="float">
            <text:p>98.5362873493</text:p>
          </table:table-cell>
          <table:table-cell table:formula="of:=IMREAL([.D486])" office:value-type="float" office:value="69.3415322220668" calcext:value-type="float">
            <text:p>69.3415322221</text:p>
          </table:table-cell>
          <table:table-cell table:formula="of:=IMAGINARY([.D48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86]+1" office:value-type="float" office:value="485" calcext:value-type="float">
            <text:p>485</text:p>
          </table:table-cell>
          <table:table-cell table:formula="of:=SIN([.$H$2]/[.$I$2]*[.A487]*2*PI()+[.$I$10])" office:value-type="float" office:value="0.707106781186609" calcext:value-type="float">
            <text:p>0.7071067812</text:p>
          </table:table-cell>
          <table:table-cell table:formula="of:=IF(ROW() &gt; [.$J$2] + 1; [.B487] - OFFSET([.B487]; -[.$J$2]; 0)*[.$L$2]^[.$J$2]; [.B487])" office:value-type="float" office:value="0.0140023455323535" calcext:value-type="float">
            <text:p>0.0140023455</text:p>
          </table:table-cell>
          <table:table-cell table:formula="of:=IMSUM(COMPLEX([.C487];0); IMPRODUCT([.D486]; [.$I$8]))" office:value-type="string" office:string-value="70,0152284228027-69,3345980688446i" calcext:value-type="string">
            <text:p>70,0152284228027-69,3345980688446i</text:p>
          </table:table-cell>
          <table:table-cell table:formula="of:=IMABS([.D487])" office:value-type="float" office:value="98.536382623199" calcext:value-type="float">
            <text:p>98.5363826232</text:p>
          </table:table-cell>
          <table:table-cell table:formula="of:=IMREAL([.D487])" office:value-type="float" office:value="70.0152284228027" calcext:value-type="float">
            <text:p>70.0152284228</text:p>
          </table:table-cell>
          <table:table-cell table:formula="of:=IMAGINARY([.D487])" office:value-type="float" office:value="-69.3345980688446" calcext:value-type="float">
            <text:p>-69.3345980688</text:p>
          </table:table-cell>
          <table:table-cell table:number-columns-repeated="5"/>
        </table:table-row>
        <table:table-row table:style-name="ro1">
          <table:table-cell table:formula="of:=[.A487]+1" office:value-type="float" office:value="486" calcext:value-type="float">
            <text:p>486</text:p>
          </table:table-cell>
          <table:table-cell table:formula="of:=SIN([.$H$2]/[.$I$2]*[.A488]*2*PI()+[.$I$10])" office:value-type="float" office:value="-0.707106781186522" calcext:value-type="float">
            <text:p>-0.7071067812</text:p>
          </table:table-cell>
          <table:table-cell table:formula="of:=IF(ROW() &gt; [.$J$2] + 1; [.B488] - OFFSET([.B488]; -[.$J$2]; 0)*[.$L$2]^[.$J$2]; [.B488])" office:value-type="float" office:value="-0.0140023455322361" calcext:value-type="float">
            <text:p>-0.0140023455</text:p>
          </table:table-cell>
          <table:table-cell table:formula="of:=IMSUM(COMPLEX([.C488];0); IMPRODUCT([.D487]; [.$I$8]))" office:value-type="string" office:string-value="-69,3416669545699-70,0082268999604i" calcext:value-type="string">
            <text:p>-69,3416669545699-70,0082268999604i</text:p>
          </table:table-cell>
          <table:table-cell table:formula="of:=IMABS([.D488])" office:value-type="float" office:value="98.5363821627059" calcext:value-type="float">
            <text:p>98.5363821627</text:p>
          </table:table-cell>
          <table:table-cell table:formula="of:=IMREAL([.D488])" office:value-type="float" office:value="-69.3416669545699" calcext:value-type="float">
            <text:p>-69.3416669546</text:p>
          </table:table-cell>
          <table:table-cell table:formula="of:=IMAGINARY([.D48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88]+1" office:value-type="float" office:value="487" calcext:value-type="float">
            <text:p>487</text:p>
          </table:table-cell>
          <table:table-cell table:formula="of:=SIN([.$H$2]/[.$I$2]*[.A489]*2*PI()+[.$I$10])" office:value-type="float" office:value="-0.707106781186617" calcext:value-type="float">
            <text:p>-0.7071067812</text:p>
          </table:table-cell>
          <table:table-cell table:formula="of:=IF(ROW() &gt; [.$J$2] + 1; [.B489] - OFFSET([.B489]; -[.$J$2]; 0)*[.$L$2]^[.$J$2]; [.B489])" office:value-type="float" office:value="-0.0140023455323535" calcext:value-type="float">
            <text:p>-0.0140023455</text:p>
          </table:table-cell>
          <table:table-cell table:formula="of:=IMSUM(COMPLEX([.C489];0); IMPRODUCT([.D488]; [.$I$8]))" office:value-type="string" office:string-value="-70,0152284228027+69,3347327878744i" calcext:value-type="string">
            <text:p>-70,0152284228027+69,3347327878744i</text:p>
          </table:table-cell>
          <table:table-cell table:formula="of:=IMABS([.D489])" office:value-type="float" office:value="98.5364774175695" calcext:value-type="float">
            <text:p>98.5364774176</text:p>
          </table:table-cell>
          <table:table-cell table:formula="of:=IMREAL([.D489])" office:value-type="float" office:value="-70.0152284228027" calcext:value-type="float">
            <text:p>-70.0152284228</text:p>
          </table:table-cell>
          <table:table-cell table:formula="of:=IMAGINARY([.D489])" office:value-type="float" office:value="69.3347327878744" calcext:value-type="float">
            <text:p>69.3347327879</text:p>
          </table:table-cell>
          <table:table-cell table:number-columns-repeated="5"/>
        </table:table-row>
        <table:table-row table:style-name="ro1">
          <table:table-cell table:formula="of:=[.A489]+1" office:value-type="float" office:value="488" calcext:value-type="float">
            <text:p>488</text:p>
          </table:table-cell>
          <table:table-cell table:formula="of:=SIN([.$H$2]/[.$I$2]*[.A490]*2*PI()+[.$I$10])" office:value-type="float" office:value="0.707106781186514" calcext:value-type="float">
            <text:p>0.7071067812</text:p>
          </table:table-cell>
          <table:table-cell table:formula="of:=IF(ROW() &gt; [.$J$2] + 1; [.B490] - OFFSET([.B490]; -[.$J$2]; 0)*[.$L$2]^[.$J$2]; [.B490])" office:value-type="float" office:value="0.0140023455322361" calcext:value-type="float">
            <text:p>0.0140023455</text:p>
          </table:table-cell>
          <table:table-cell table:formula="of:=IMSUM(COMPLEX([.C490];0); IMPRODUCT([.D489]; [.$I$8]))" office:value-type="string" office:string-value="69,3418016601278+70,0082268999604i" calcext:value-type="string">
            <text:p>69,3418016601278+70,0082268999604i</text:p>
          </table:table-cell>
          <table:table-cell table:formula="of:=IMABS([.D490])" office:value-type="float" office:value="98.5364769572611" calcext:value-type="float">
            <text:p>98.5364769573</text:p>
          </table:table-cell>
          <table:table-cell table:formula="of:=IMREAL([.D490])" office:value-type="float" office:value="69.3418016601278" calcext:value-type="float">
            <text:p>69.3418016601</text:p>
          </table:table-cell>
          <table:table-cell table:formula="of:=IMAGINARY([.D49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90]+1" office:value-type="float" office:value="489" calcext:value-type="float">
            <text:p>489</text:p>
          </table:table-cell>
          <table:table-cell table:formula="of:=SIN([.$H$2]/[.$I$2]*[.A491]*2*PI()+[.$I$10])" office:value-type="float" office:value="0.707106781186625" calcext:value-type="float">
            <text:p>0.7071067812</text:p>
          </table:table-cell>
          <table:table-cell table:formula="of:=IF(ROW() &gt; [.$J$2] + 1; [.B491] - OFFSET([.B491]; -[.$J$2]; 0)*[.$L$2]^[.$J$2]; [.B491])" office:value-type="float" office:value="0.0140023455323537" calcext:value-type="float">
            <text:p>0.0140023455</text:p>
          </table:table-cell>
          <table:table-cell table:formula="of:=IMSUM(COMPLEX([.C491];0); IMPRODUCT([.D490]; [.$I$8]))" office:value-type="string" office:string-value="70,0152284228027-69,3348674799618i" calcext:value-type="string">
            <text:p>70,0152284228027-69,3348674799618i</text:p>
          </table:table-cell>
          <table:table-cell table:formula="of:=IMABS([.D491])" office:value-type="float" office:value="98.5365721930751" calcext:value-type="float">
            <text:p>98.5365721931</text:p>
          </table:table-cell>
          <table:table-cell table:formula="of:=IMREAL([.D491])" office:value-type="float" office:value="70.0152284228027" calcext:value-type="float">
            <text:p>70.0152284228</text:p>
          </table:table-cell>
          <table:table-cell table:formula="of:=IMAGINARY([.D491])" office:value-type="float" office:value="-69.3348674799618" calcext:value-type="float">
            <text:p>-69.33486748</text:p>
          </table:table-cell>
          <table:table-cell table:number-columns-repeated="5"/>
        </table:table-row>
        <table:table-row table:style-name="ro1">
          <table:table-cell table:formula="of:=[.A491]+1" office:value-type="float" office:value="490" calcext:value-type="float">
            <text:p>490</text:p>
          </table:table-cell>
          <table:table-cell table:formula="of:=SIN([.$H$2]/[.$I$2]*[.A492]*2*PI()+[.$I$10])" office:value-type="float" office:value="-0.707106781186507" calcext:value-type="float">
            <text:p>-0.7071067812</text:p>
          </table:table-cell>
          <table:table-cell table:formula="of:=IF(ROW() &gt; [.$J$2] + 1; [.B492] - OFFSET([.B492]; -[.$J$2]; 0)*[.$L$2]^[.$J$2]; [.B492])" office:value-type="float" office:value="-0.0140023455322359" calcext:value-type="float">
            <text:p>-0.0140023455</text:p>
          </table:table-cell>
          <table:table-cell table:formula="of:=IMSUM(COMPLEX([.C492];0); IMPRODUCT([.D491]; [.$I$8]))" office:value-type="string" office:string-value="-69,341936338746-70,0082268999604i" calcext:value-type="string">
            <text:p>-69,341936338746-70,0082268999604i</text:p>
          </table:table-cell>
          <table:table-cell table:formula="of:=IMABS([.D492])" office:value-type="float" office:value="98.5365717329512" calcext:value-type="float">
            <text:p>98.536571733</text:p>
          </table:table-cell>
          <table:table-cell table:formula="of:=IMREAL([.D492])" office:value-type="float" office:value="-69.341936338746" calcext:value-type="float">
            <text:p>-69.3419363387</text:p>
          </table:table-cell>
          <table:table-cell table:formula="of:=IMAGINARY([.D49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92]+1" office:value-type="float" office:value="491" calcext:value-type="float">
            <text:p>491</text:p>
          </table:table-cell>
          <table:table-cell table:formula="of:=SIN([.$H$2]/[.$I$2]*[.A493]*2*PI()+[.$I$10])" office:value-type="float" office:value="-0.707106781186552" calcext:value-type="float">
            <text:p>-0.7071067812</text:p>
          </table:table-cell>
          <table:table-cell table:formula="of:=IF(ROW() &gt; [.$J$2] + 1; [.B493] - OFFSET([.B493]; -[.$J$2]; 0)*[.$L$2]^[.$J$2]; [.B493])" office:value-type="float" office:value="-0.0140023455322735" calcext:value-type="float">
            <text:p>-0.0140023455</text:p>
          </table:table-cell>
          <table:table-cell table:formula="of:=IMSUM(COMPLEX([.C493];0); IMPRODUCT([.D492]; [.$I$8]))" office:value-type="string" office:string-value="-70,0152284228027+69,3350021451121i" calcext:value-type="string">
            <text:p>-70,0152284228027+69,3350021451121i</text:p>
          </table:table-cell>
          <table:table-cell table:formula="of:=IMABS([.D493])" office:value-type="float" office:value="98.5366669497195" calcext:value-type="float">
            <text:p>98.5366669497</text:p>
          </table:table-cell>
          <table:table-cell table:formula="of:=IMREAL([.D493])" office:value-type="float" office:value="-70.0152284228027" calcext:value-type="float">
            <text:p>-70.0152284228</text:p>
          </table:table-cell>
          <table:table-cell table:formula="of:=IMAGINARY([.D493])" office:value-type="float" office:value="69.3350021451121" calcext:value-type="float">
            <text:p>69.3350021451</text:p>
          </table:table-cell>
          <table:table-cell table:number-columns-repeated="5"/>
        </table:table-row>
        <table:table-row table:style-name="ro1">
          <table:table-cell table:formula="of:=[.A493]+1" office:value-type="float" office:value="492" calcext:value-type="float">
            <text:p>492</text:p>
          </table:table-cell>
          <table:table-cell table:formula="of:=SIN([.$H$2]/[.$I$2]*[.A494]*2*PI()+[.$I$10])" office:value-type="float" office:value="0.707106781186499" calcext:value-type="float">
            <text:p>0.7071067812</text:p>
          </table:table-cell>
          <table:table-cell table:formula="of:=IF(ROW() &gt; [.$J$2] + 1; [.B494] - OFFSET([.B494]; -[.$J$2]; 0)*[.$L$2]^[.$J$2]; [.B494])" office:value-type="float" office:value="0.0140023455322357" calcext:value-type="float">
            <text:p>0.0140023455</text:p>
          </table:table-cell>
          <table:table-cell table:formula="of:=IMSUM(COMPLEX([.C494];0); IMPRODUCT([.D493]; [.$I$8]))" office:value-type="string" office:string-value="69,3420709904298+70,0082268999604i" calcext:value-type="string">
            <text:p>69,3420709904298+70,0082268999604i</text:p>
          </table:table-cell>
          <table:table-cell table:formula="of:=IMABS([.D494])" office:value-type="float" office:value="98.5366664897801" calcext:value-type="float">
            <text:p>98.5366664898</text:p>
          </table:table-cell>
          <table:table-cell table:formula="of:=IMREAL([.D494])" office:value-type="float" office:value="69.3420709904298" calcext:value-type="float">
            <text:p>69.3420709904</text:p>
          </table:table-cell>
          <table:table-cell table:formula="of:=IMAGINARY([.D49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94]+1" office:value-type="float" office:value="493" calcext:value-type="float">
            <text:p>493</text:p>
          </table:table-cell>
          <table:table-cell table:formula="of:=SIN([.$H$2]/[.$I$2]*[.A495]*2*PI()+[.$I$10])" office:value-type="float" office:value="0.707106781186559" calcext:value-type="float">
            <text:p>0.7071067812</text:p>
          </table:table-cell>
          <table:table-cell table:formula="of:=IF(ROW() &gt; [.$J$2] + 1; [.B495] - OFFSET([.B495]; -[.$J$2]; 0)*[.$L$2]^[.$J$2]; [.B495])" office:value-type="float" office:value="0.0140023455322735" calcext:value-type="float">
            <text:p>0.0140023455</text:p>
          </table:table-cell>
          <table:table-cell table:formula="of:=IMSUM(COMPLEX([.C495];0); IMPRODUCT([.D494]; [.$I$8]))" office:value-type="string" office:string-value="70,0152284228027-69,3351367833308i" calcext:value-type="string">
            <text:p>70,0152284228027-69,3351367833308i</text:p>
          </table:table-cell>
          <table:table-cell table:formula="of:=IMABS([.D495])" office:value-type="float" office:value="98.5367616875064" calcext:value-type="float">
            <text:p>98.5367616875</text:p>
          </table:table-cell>
          <table:table-cell table:formula="of:=IMREAL([.D495])" office:value-type="float" office:value="70.0152284228027" calcext:value-type="float">
            <text:p>70.0152284228</text:p>
          </table:table-cell>
          <table:table-cell table:formula="of:=IMAGINARY([.D495])" office:value-type="float" office:value="-69.3351367833308" calcext:value-type="float">
            <text:p>-69.3351367833</text:p>
          </table:table-cell>
          <table:table-cell table:number-columns-repeated="5"/>
        </table:table-row>
        <table:table-row table:style-name="ro1">
          <table:table-cell table:formula="of:=[.A495]+1" office:value-type="float" office:value="494" calcext:value-type="float">
            <text:p>494</text:p>
          </table:table-cell>
          <table:table-cell table:formula="of:=SIN([.$H$2]/[.$I$2]*[.A496]*2*PI()+[.$I$10])" office:value-type="float" office:value="-0.707106781186492" calcext:value-type="float">
            <text:p>-0.7071067812</text:p>
          </table:table-cell>
          <table:table-cell table:formula="of:=IF(ROW() &gt; [.$J$2] + 1; [.B496] - OFFSET([.B496]; -[.$J$2]; 0)*[.$L$2]^[.$J$2]; [.B496])" office:value-type="float" office:value="-0.0140023455321963" calcext:value-type="float">
            <text:p>-0.0140023455</text:p>
          </table:table-cell>
          <table:table-cell table:formula="of:=IMSUM(COMPLEX([.C496];0); IMPRODUCT([.D495]; [.$I$8]))" office:value-type="string" office:string-value="-69,3422056151847-70,0082268999604i" calcext:value-type="string">
            <text:p>-69,3422056151847-70,0082268999604i</text:p>
          </table:table-cell>
          <table:table-cell table:formula="of:=IMABS([.D496])" office:value-type="float" office:value="98.5367612277514" calcext:value-type="float">
            <text:p>98.5367612278</text:p>
          </table:table-cell>
          <table:table-cell table:formula="of:=IMREAL([.D496])" office:value-type="float" office:value="-69.3422056151847" calcext:value-type="float">
            <text:p>-69.3422056152</text:p>
          </table:table-cell>
          <table:table-cell table:formula="of:=IMAGINARY([.D49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496]+1" office:value-type="float" office:value="495" calcext:value-type="float">
            <text:p>495</text:p>
          </table:table-cell>
          <table:table-cell table:formula="of:=SIN([.$H$2]/[.$I$2]*[.A497]*2*PI()+[.$I$10])" office:value-type="float" office:value="-0.707106781186567" calcext:value-type="float">
            <text:p>-0.7071067812</text:p>
          </table:table-cell>
          <table:table-cell table:formula="of:=IF(ROW() &gt; [.$J$2] + 1; [.B497] - OFFSET([.B497]; -[.$J$2]; 0)*[.$L$2]^[.$J$2]; [.B497])" office:value-type="float" office:value="-0.0140023455323132" calcext:value-type="float">
            <text:p>-0.0140023455</text:p>
          </table:table-cell>
          <table:table-cell table:formula="of:=IMSUM(COMPLEX([.C497];0); IMPRODUCT([.D496]; [.$I$8]))" office:value-type="string" office:string-value="-70,0152284228027+69,3352713946232i" calcext:value-type="string">
            <text:p>-70,0152284228027+69,3352713946232i</text:p>
          </table:table-cell>
          <table:table-cell table:formula="of:=IMABS([.D497])" office:value-type="float" office:value="98.5368564064396" calcext:value-type="float">
            <text:p>98.5368564064</text:p>
          </table:table-cell>
          <table:table-cell table:formula="of:=IMREAL([.D497])" office:value-type="float" office:value="-70.0152284228027" calcext:value-type="float">
            <text:p>-70.0152284228</text:p>
          </table:table-cell>
          <table:table-cell table:formula="of:=IMAGINARY([.D497])" office:value-type="float" office:value="69.3352713946232" calcext:value-type="float">
            <text:p>69.3352713946</text:p>
          </table:table-cell>
          <table:table-cell table:number-columns-repeated="5"/>
        </table:table-row>
        <table:table-row table:style-name="ro1">
          <table:table-cell table:formula="of:=[.A497]+1" office:value-type="float" office:value="496" calcext:value-type="float">
            <text:p>496</text:p>
          </table:table-cell>
          <table:table-cell table:formula="of:=SIN([.$H$2]/[.$I$2]*[.A498]*2*PI()+[.$I$10])" office:value-type="float" office:value="0.707106781186484" calcext:value-type="float">
            <text:p>0.7071067812</text:p>
          </table:table-cell>
          <table:table-cell table:formula="of:=IF(ROW() &gt; [.$J$2] + 1; [.B498] - OFFSET([.B498]; -[.$J$2]; 0)*[.$L$2]^[.$J$2]; [.B498])" office:value-type="float" office:value="0.014002345532196" calcext:value-type="float">
            <text:p>0.0140023455</text:p>
          </table:table-cell>
          <table:table-cell table:formula="of:=IMSUM(COMPLEX([.C498];0); IMPRODUCT([.D497]; [.$I$8]))" office:value-type="string" office:string-value="69,3423402130159+70,0082268999604i" calcext:value-type="string">
            <text:p>69,3423402130159+70,0082268999604i</text:p>
          </table:table-cell>
          <table:table-cell table:formula="of:=IMABS([.D498])" office:value-type="float" office:value="98.5368559468688" calcext:value-type="float">
            <text:p>98.5368559469</text:p>
          </table:table-cell>
          <table:table-cell table:formula="of:=IMREAL([.D498])" office:value-type="float" office:value="69.3423402130159" calcext:value-type="float">
            <text:p>69.342340213</text:p>
          </table:table-cell>
          <table:table-cell table:formula="of:=IMAGINARY([.D49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498]+1" office:value-type="float" office:value="497" calcext:value-type="float">
            <text:p>497</text:p>
          </table:table-cell>
          <table:table-cell table:formula="of:=SIN([.$H$2]/[.$I$2]*[.A499]*2*PI()+[.$I$10])" office:value-type="float" office:value="0.707106781186575" calcext:value-type="float">
            <text:p>0.7071067812</text:p>
          </table:table-cell>
          <table:table-cell table:formula="of:=IF(ROW() &gt; [.$J$2] + 1; [.B499] - OFFSET([.B499]; -[.$J$2]; 0)*[.$L$2]^[.$J$2]; [.B499])" office:value-type="float" office:value="0.0140023455323133" calcext:value-type="float">
            <text:p>0.0140023455</text:p>
          </table:table-cell>
          <table:table-cell table:formula="of:=IMSUM(COMPLEX([.C499];0); IMPRODUCT([.D498]; [.$I$8]))" office:value-type="string" office:string-value="70,0152284228027-69,3354059789946i" calcext:value-type="string">
            <text:p>70,0152284228027-69,3354059789946i</text:p>
          </table:table-cell>
          <table:table-cell table:formula="of:=IMABS([.D499])" office:value-type="float" office:value="98.5369511065227" calcext:value-type="float">
            <text:p>98.5369511065</text:p>
          </table:table-cell>
          <table:table-cell table:formula="of:=IMREAL([.D499])" office:value-type="float" office:value="70.0152284228027" calcext:value-type="float">
            <text:p>70.0152284228</text:p>
          </table:table-cell>
          <table:table-cell table:formula="of:=IMAGINARY([.D499])" office:value-type="float" office:value="-69.3354059789946" calcext:value-type="float">
            <text:p>-69.335405979</text:p>
          </table:table-cell>
          <table:table-cell table:number-columns-repeated="5"/>
        </table:table-row>
        <table:table-row table:style-name="ro1">
          <table:table-cell table:formula="of:=[.A499]+1" office:value-type="float" office:value="498" calcext:value-type="float">
            <text:p>498</text:p>
          </table:table-cell>
          <table:table-cell table:formula="of:=SIN([.$H$2]/[.$I$2]*[.A500]*2*PI()+[.$I$10])" office:value-type="float" office:value="-0.707106781186476" calcext:value-type="float">
            <text:p>-0.7071067812</text:p>
          </table:table-cell>
          <table:table-cell table:formula="of:=IF(ROW() &gt; [.$J$2] + 1; [.B500] - OFFSET([.B500]; -[.$J$2]; 0)*[.$L$2]^[.$J$2]; [.B500])" office:value-type="float" office:value="-0.0140023455321958" calcext:value-type="float">
            <text:p>-0.0140023455</text:p>
          </table:table-cell>
          <table:table-cell table:formula="of:=IMSUM(COMPLEX([.C500];0); IMPRODUCT([.D499]; [.$I$8]))" office:value-type="string" office:string-value="-69,3424747839289-70,0082268999604i" calcext:value-type="string">
            <text:p>-69,3424747839289-70,0082268999604i</text:p>
          </table:table-cell>
          <table:table-cell table:formula="of:=IMABS([.D500])" office:value-type="float" office:value="98.5369506471362" calcext:value-type="float">
            <text:p>98.5369506471</text:p>
          </table:table-cell>
          <table:table-cell table:formula="of:=IMREAL([.D500])" office:value-type="float" office:value="-69.3424747839289" calcext:value-type="float">
            <text:p>-69.3424747839</text:p>
          </table:table-cell>
          <table:table-cell table:formula="of:=IMAGINARY([.D50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00]+1" office:value-type="float" office:value="499" calcext:value-type="float">
            <text:p>499</text:p>
          </table:table-cell>
          <table:table-cell table:formula="of:=SIN([.$H$2]/[.$I$2]*[.A501]*2*PI()+[.$I$10])" office:value-type="float" office:value="-0.707106781186582" calcext:value-type="float">
            <text:p>-0.7071067812</text:p>
          </table:table-cell>
          <table:table-cell table:formula="of:=IF(ROW() &gt; [.$J$2] + 1; [.B501] - OFFSET([.B501]; -[.$J$2]; 0)*[.$L$2]^[.$J$2]; [.B501])" office:value-type="float" office:value="-0.0140023455323134" calcext:value-type="float">
            <text:p>-0.0140023455</text:p>
          </table:table-cell>
          <table:table-cell table:formula="of:=IMSUM(COMPLEX([.C501];0); IMPRODUCT([.D500]; [.$I$8]))" office:value-type="string" office:string-value="-70,0152284228027+69,3355405364505i" calcext:value-type="string">
            <text:p>-70,0152284228027+69,3355405364505i</text:p>
          </table:table-cell>
          <table:table-cell table:formula="of:=IMABS([.D501])" office:value-type="float" office:value="98.5370457877595" calcext:value-type="float">
            <text:p>98.5370457878</text:p>
          </table:table-cell>
          <table:table-cell table:formula="of:=IMREAL([.D501])" office:value-type="float" office:value="-70.0152284228027" calcext:value-type="float">
            <text:p>-70.0152284228</text:p>
          </table:table-cell>
          <table:table-cell table:formula="of:=IMAGINARY([.D501])" office:value-type="float" office:value="69.3355405364505" calcext:value-type="float">
            <text:p>69.3355405365</text:p>
          </table:table-cell>
          <table:table-cell table:number-columns-repeated="5"/>
        </table:table-row>
        <table:table-row table:style-name="ro1">
          <table:table-cell table:formula="of:=[.A501]+1" office:value-type="float" office:value="500" calcext:value-type="float">
            <text:p>500</text:p>
          </table:table-cell>
          <table:table-cell table:formula="of:=SIN([.$H$2]/[.$I$2]*[.A502]*2*PI()+[.$I$10])" office:value-type="float" office:value="0.707106781186469" calcext:value-type="float">
            <text:p>0.7071067812</text:p>
          </table:table-cell>
          <table:table-cell table:formula="of:=IF(ROW() &gt; [.$J$2] + 1; [.B502] - OFFSET([.B502]; -[.$J$2]; 0)*[.$L$2]^[.$J$2]; [.B502])" office:value-type="float" office:value="0.0140023455321958" calcext:value-type="float">
            <text:p>0.0140023455</text:p>
          </table:table-cell>
          <table:table-cell table:formula="of:=IMSUM(COMPLEX([.C502];0); IMPRODUCT([.D501]; [.$I$8]))" office:value-type="string" office:string-value="69,342609327929+70,0082268999604i" calcext:value-type="string">
            <text:p>69,342609327929+70,0082268999604i</text:p>
          </table:table-cell>
          <table:table-cell table:formula="of:=IMABS([.D502])" office:value-type="float" office:value="98.5370453285571" calcext:value-type="float">
            <text:p>98.5370453286</text:p>
          </table:table-cell>
          <table:table-cell table:formula="of:=IMREAL([.D502])" office:value-type="float" office:value="69.342609327929" calcext:value-type="float">
            <text:p>69.3426093279</text:p>
          </table:table-cell>
          <table:table-cell table:formula="of:=IMAGINARY([.D50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02]+1" office:value-type="float" office:value="501" calcext:value-type="float">
            <text:p>501</text:p>
          </table:table-cell>
          <table:table-cell table:formula="of:=SIN([.$H$2]/[.$I$2]*[.A503]*2*PI()+[.$I$10])" office:value-type="float" office:value="0.70710678118659" calcext:value-type="float">
            <text:p>0.7071067812</text:p>
          </table:table-cell>
          <table:table-cell table:formula="of:=IF(ROW() &gt; [.$J$2] + 1; [.B503] - OFFSET([.B503]; -[.$J$2]; 0)*[.$L$2]^[.$J$2]; [.B503])" office:value-type="float" office:value="0.0140023455323136" calcext:value-type="float">
            <text:p>0.0140023455</text:p>
          </table:table-cell>
          <table:table-cell table:formula="of:=IMSUM(COMPLEX([.C503];0); IMPRODUCT([.D502]; [.$I$8]))" office:value-type="string" office:string-value="70,0152284228027-69,3356750669962i" calcext:value-type="string">
            <text:p>70,0152284228027-69,3356750669962i</text:p>
          </table:table-cell>
          <table:table-cell table:formula="of:=IMABS([.D503])" office:value-type="float" office:value="98.5371404501537" calcext:value-type="float">
            <text:p>98.5371404502</text:p>
          </table:table-cell>
          <table:table-cell table:formula="of:=IMREAL([.D503])" office:value-type="float" office:value="70.0152284228027" calcext:value-type="float">
            <text:p>70.0152284228</text:p>
          </table:table-cell>
          <table:table-cell table:formula="of:=IMAGINARY([.D503])" office:value-type="float" office:value="-69.3356750669962" calcext:value-type="float">
            <text:p>-69.335675067</text:p>
          </table:table-cell>
          <table:table-cell table:number-columns-repeated="5"/>
        </table:table-row>
        <table:table-row table:style-name="ro1">
          <table:table-cell table:formula="of:=[.A503]+1" office:value-type="float" office:value="502" calcext:value-type="float">
            <text:p>502</text:p>
          </table:table-cell>
          <table:table-cell table:formula="of:=SIN([.$H$2]/[.$I$2]*[.A504]*2*PI()+[.$I$10])" office:value-type="float" office:value="-0.707106781186541" calcext:value-type="float">
            <text:p>-0.7071067812</text:p>
          </table:table-cell>
          <table:table-cell table:formula="of:=IF(ROW() &gt; [.$J$2] + 1; [.B504] - OFFSET([.B504]; -[.$J$2]; 0)*[.$L$2]^[.$J$2]; [.B504])" office:value-type="float" office:value="-0.0140023455322759" calcext:value-type="float">
            <text:p>-0.0140023455</text:p>
          </table:table-cell>
          <table:table-cell table:formula="of:=IMSUM(COMPLEX([.C504];0); IMPRODUCT([.D503]; [.$I$8]))" office:value-type="string" office:string-value="-69,3427438450218-70,0082268999604i" calcext:value-type="string">
            <text:p>-69,3427438450218-70,0082268999604i</text:p>
          </table:table-cell>
          <table:table-cell table:formula="of:=IMABS([.D504])" office:value-type="float" office:value="98.5371399911356" calcext:value-type="float">
            <text:p>98.5371399911</text:p>
          </table:table-cell>
          <table:table-cell table:formula="of:=IMREAL([.D504])" office:value-type="float" office:value="-69.3427438450218" calcext:value-type="float">
            <text:p>-69.342743845</text:p>
          </table:table-cell>
          <table:table-cell table:formula="of:=IMAGINARY([.D50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04]+1" office:value-type="float" office:value="503" calcext:value-type="float">
            <text:p>503</text:p>
          </table:table-cell>
          <table:table-cell table:formula="of:=SIN([.$H$2]/[.$I$2]*[.A505]*2*PI()+[.$I$10])" office:value-type="float" office:value="-0.707106781186597" calcext:value-type="float">
            <text:p>-0.7071067812</text:p>
          </table:table-cell>
          <table:table-cell table:formula="of:=IF(ROW() &gt; [.$J$2] + 1; [.B505] - OFFSET([.B505]; -[.$J$2]; 0)*[.$L$2]^[.$J$2]; [.B505])" office:value-type="float" office:value="-0.0140023455323137" calcext:value-type="float">
            <text:p>-0.0140023455</text:p>
          </table:table-cell>
          <table:table-cell table:formula="of:=IMSUM(COMPLEX([.C505];0); IMPRODUCT([.D504]; [.$I$8]))" office:value-type="string" office:string-value="-70,0152284228027+69,3358095706373i" calcext:value-type="string">
            <text:p>-70,0152284228027+69,3358095706373i</text:p>
          </table:table-cell>
          <table:table-cell table:formula="of:=IMABS([.D505])" office:value-type="float" office:value="98.5372350937092" calcext:value-type="float">
            <text:p>98.5372350937</text:p>
          </table:table-cell>
          <table:table-cell table:formula="of:=IMREAL([.D505])" office:value-type="float" office:value="-70.0152284228027" calcext:value-type="float">
            <text:p>-70.0152284228</text:p>
          </table:table-cell>
          <table:table-cell table:formula="of:=IMAGINARY([.D505])" office:value-type="float" office:value="69.3358095706373" calcext:value-type="float">
            <text:p>69.3358095706</text:p>
          </table:table-cell>
          <table:table-cell table:number-columns-repeated="5"/>
        </table:table-row>
        <table:table-row table:style-name="ro1">
          <table:table-cell table:formula="of:=[.A505]+1" office:value-type="float" office:value="504" calcext:value-type="float">
            <text:p>504</text:p>
          </table:table-cell>
          <table:table-cell table:formula="of:=SIN([.$H$2]/[.$I$2]*[.A506]*2*PI()+[.$I$10])" office:value-type="float" office:value="0.707106781186534" calcext:value-type="float">
            <text:p>0.7071067812</text:p>
          </table:table-cell>
          <table:table-cell table:formula="of:=IF(ROW() &gt; [.$J$2] + 1; [.B506] - OFFSET([.B506]; -[.$J$2]; 0)*[.$L$2]^[.$J$2]; [.B506])" office:value-type="float" office:value="0.0140023455322758" calcext:value-type="float">
            <text:p>0.0140023455</text:p>
          </table:table-cell>
          <table:table-cell table:formula="of:=IMSUM(COMPLEX([.C506];0); IMPRODUCT([.D505]; [.$I$8]))" office:value-type="string" office:string-value="69,3428783352125+70,0082268999604i" calcext:value-type="string">
            <text:p>69,3428783352125+70,0082268999604i</text:p>
          </table:table-cell>
          <table:table-cell table:formula="of:=IMABS([.D506])" office:value-type="float" office:value="98.5372346348751" calcext:value-type="float">
            <text:p>98.5372346349</text:p>
          </table:table-cell>
          <table:table-cell table:formula="of:=IMREAL([.D506])" office:value-type="float" office:value="69.3428783352125" calcext:value-type="float">
            <text:p>69.3428783352</text:p>
          </table:table-cell>
          <table:table-cell table:formula="of:=IMAGINARY([.D50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06]+1" office:value-type="float" office:value="505" calcext:value-type="float">
            <text:p>505</text:p>
          </table:table-cell>
          <table:table-cell table:formula="of:=SIN([.$H$2]/[.$I$2]*[.A507]*2*PI()+[.$I$10])" office:value-type="float" office:value="0.707106781186605" calcext:value-type="float">
            <text:p>0.7071067812</text:p>
          </table:table-cell>
          <table:table-cell table:formula="of:=IF(ROW() &gt; [.$J$2] + 1; [.B507] - OFFSET([.B507]; -[.$J$2]; 0)*[.$L$2]^[.$J$2]; [.B507])" office:value-type="float" office:value="0.0140023455323532" calcext:value-type="float">
            <text:p>0.0140023455</text:p>
          </table:table-cell>
          <table:table-cell table:formula="of:=IMSUM(COMPLEX([.C507];0); IMPRODUCT([.D506]; [.$I$8]))" office:value-type="string" office:string-value="70,0152284228027-69,335944047379i" calcext:value-type="string">
            <text:p>70,0152284228027-69,335944047379i</text:p>
          </table:table-cell>
          <table:table-cell table:formula="of:=IMABS([.D507])" office:value-type="float" office:value="98.5373297184296" calcext:value-type="float">
            <text:p>98.5373297184</text:p>
          </table:table-cell>
          <table:table-cell table:formula="of:=IMREAL([.D507])" office:value-type="float" office:value="70.0152284228027" calcext:value-type="float">
            <text:p>70.0152284228</text:p>
          </table:table-cell>
          <table:table-cell table:formula="of:=IMAGINARY([.D507])" office:value-type="float" office:value="-69.335944047379" calcext:value-type="float">
            <text:p>-69.3359440474</text:p>
          </table:table-cell>
          <table:table-cell table:number-columns-repeated="5"/>
        </table:table-row>
        <table:table-row table:style-name="ro1">
          <table:table-cell table:formula="of:=[.A507]+1" office:value-type="float" office:value="506" calcext:value-type="float">
            <text:p>506</text:p>
          </table:table-cell>
          <table:table-cell table:formula="of:=SIN([.$H$2]/[.$I$2]*[.A508]*2*PI()+[.$I$10])" office:value-type="float" office:value="-0.707106781186526" calcext:value-type="float">
            <text:p>-0.7071067812</text:p>
          </table:table-cell>
          <table:table-cell table:formula="of:=IF(ROW() &gt; [.$J$2] + 1; [.B508] - OFFSET([.B508]; -[.$J$2]; 0)*[.$L$2]^[.$J$2]; [.B508])" office:value-type="float" office:value="-0.0140023455322363" calcext:value-type="float">
            <text:p>-0.0140023455</text:p>
          </table:table-cell>
          <table:table-cell table:formula="of:=IMSUM(COMPLEX([.C508];0); IMPRODUCT([.D507]; [.$I$8]))" office:value-type="string" office:string-value="-69,3430127985065-70,0082268999604i" calcext:value-type="string">
            <text:p>-69,3430127985065-70,0082268999604i</text:p>
          </table:table-cell>
          <table:table-cell table:formula="of:=IMABS([.D508])" office:value-type="float" office:value="98.5373292597794" calcext:value-type="float">
            <text:p>98.5373292598</text:p>
          </table:table-cell>
          <table:table-cell table:formula="of:=IMREAL([.D508])" office:value-type="float" office:value="-69.3430127985065" calcext:value-type="float">
            <text:p>-69.3430127985</text:p>
          </table:table-cell>
          <table:table-cell table:formula="of:=IMAGINARY([.D50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08]+1" office:value-type="float" office:value="507" calcext:value-type="float">
            <text:p>507</text:p>
          </table:table-cell>
          <table:table-cell table:formula="of:=SIN([.$H$2]/[.$I$2]*[.A509]*2*PI()+[.$I$10])" office:value-type="float" office:value="-0.707106781186613" calcext:value-type="float">
            <text:p>-0.7071067812</text:p>
          </table:table-cell>
          <table:table-cell table:formula="of:=IF(ROW() &gt; [.$J$2] + 1; [.B509] - OFFSET([.B509]; -[.$J$2]; 0)*[.$L$2]^[.$J$2]; [.B509])" office:value-type="float" office:value="-0.0140023455323535" calcext:value-type="float">
            <text:p>-0.0140023455</text:p>
          </table:table-cell>
          <table:table-cell table:formula="of:=IMSUM(COMPLEX([.C509];0); IMPRODUCT([.D508]; [.$I$8]))" office:value-type="string" office:string-value="-70,0152284228027+69,3360784972267i" calcext:value-type="string">
            <text:p>-70,0152284228027+69,3360784972267i</text:p>
          </table:table-cell>
          <table:table-cell table:formula="of:=IMABS([.D509])" office:value-type="float" office:value="98.5374243243186" calcext:value-type="float">
            <text:p>98.5374243243</text:p>
          </table:table-cell>
          <table:table-cell table:formula="of:=IMREAL([.D509])" office:value-type="float" office:value="-70.0152284228027" calcext:value-type="float">
            <text:p>-70.0152284228</text:p>
          </table:table-cell>
          <table:table-cell table:formula="of:=IMAGINARY([.D509])" office:value-type="float" office:value="69.3360784972267" calcext:value-type="float">
            <text:p>69.3360784972</text:p>
          </table:table-cell>
          <table:table-cell table:number-columns-repeated="5"/>
        </table:table-row>
        <table:table-row table:style-name="ro1">
          <table:table-cell table:formula="of:=[.A509]+1" office:value-type="float" office:value="508" calcext:value-type="float">
            <text:p>508</text:p>
          </table:table-cell>
          <table:table-cell table:formula="of:=SIN([.$H$2]/[.$I$2]*[.A510]*2*PI()+[.$I$10])" office:value-type="float" office:value="0.707106781186519" calcext:value-type="float">
            <text:p>0.7071067812</text:p>
          </table:table-cell>
          <table:table-cell table:formula="of:=IF(ROW() &gt; [.$J$2] + 1; [.B510] - OFFSET([.B510]; -[.$J$2]; 0)*[.$L$2]^[.$J$2]; [.B510])" office:value-type="float" office:value="0.014002345532236" calcext:value-type="float">
            <text:p>0.0140023455</text:p>
          </table:table-cell>
          <table:table-cell table:formula="of:=IMSUM(COMPLEX([.C510];0); IMPRODUCT([.D509]; [.$I$8]))" office:value-type="string" office:string-value="69,3431472349092+70,0082268999604i" calcext:value-type="string">
            <text:p>69,3431472349092+70,0082268999604i</text:p>
          </table:table-cell>
          <table:table-cell table:formula="of:=IMABS([.D510])" office:value-type="float" office:value="98.5374238658523" calcext:value-type="float">
            <text:p>98.5374238659</text:p>
          </table:table-cell>
          <table:table-cell table:formula="of:=IMREAL([.D510])" office:value-type="float" office:value="69.3431472349092" calcext:value-type="float">
            <text:p>69.3431472349</text:p>
          </table:table-cell>
          <table:table-cell table:formula="of:=IMAGINARY([.D51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10]+1" office:value-type="float" office:value="509" calcext:value-type="float">
            <text:p>509</text:p>
          </table:table-cell>
          <table:table-cell table:formula="of:=SIN([.$H$2]/[.$I$2]*[.A511]*2*PI()+[.$I$10])" office:value-type="float" office:value="0.70710678118662" calcext:value-type="float">
            <text:p>0.7071067812</text:p>
          </table:table-cell>
          <table:table-cell table:formula="of:=IF(ROW() &gt; [.$J$2] + 1; [.B511] - OFFSET([.B511]; -[.$J$2]; 0)*[.$L$2]^[.$J$2]; [.B511])" office:value-type="float" office:value="0.0140023455323536" calcext:value-type="float">
            <text:p>0.0140023455</text:p>
          </table:table-cell>
          <table:table-cell table:formula="of:=IMSUM(COMPLEX([.C511];0); IMPRODUCT([.D510]; [.$I$8]))" office:value-type="string" office:string-value="70,0152284228027-69,3362129201857i" calcext:value-type="string">
            <text:p>70,0152284228027-69,3362129201857i</text:p>
          </table:table-cell>
          <table:table-cell table:formula="of:=IMABS([.D511])" office:value-type="float" office:value="98.53751891138" calcext:value-type="float">
            <text:p>98.5375189114</text:p>
          </table:table-cell>
          <table:table-cell table:formula="of:=IMREAL([.D511])" office:value-type="float" office:value="70.0152284228027" calcext:value-type="float">
            <text:p>70.0152284228</text:p>
          </table:table-cell>
          <table:table-cell table:formula="of:=IMAGINARY([.D511])" office:value-type="float" office:value="-69.3362129201857" calcext:value-type="float">
            <text:p>-69.3362129202</text:p>
          </table:table-cell>
          <table:table-cell table:number-columns-repeated="5"/>
        </table:table-row>
        <table:table-row table:style-name="ro1">
          <table:table-cell table:formula="of:=[.A511]+1" office:value-type="float" office:value="510" calcext:value-type="float">
            <text:p>510</text:p>
          </table:table-cell>
          <table:table-cell table:formula="of:=SIN([.$H$2]/[.$I$2]*[.A512]*2*PI()+[.$I$10])" office:value-type="float" office:value="-0.707106781186511" calcext:value-type="float">
            <text:p>-0.7071067812</text:p>
          </table:table-cell>
          <table:table-cell table:formula="of:=IF(ROW() &gt; [.$J$2] + 1; [.B512] - OFFSET([.B512]; -[.$J$2]; 0)*[.$L$2]^[.$J$2]; [.B512])" office:value-type="float" office:value="-0.0140023455322359" calcext:value-type="float">
            <text:p>-0.0140023455</text:p>
          </table:table-cell>
          <table:table-cell table:formula="of:=IMSUM(COMPLEX([.C512];0); IMPRODUCT([.D511]; [.$I$8]))" office:value-type="string" office:string-value="-69,3432816444259-70,0082268999604i" calcext:value-type="string">
            <text:p>-69,3432816444259-70,0082268999604i</text:p>
          </table:table-cell>
          <table:table-cell table:formula="of:=IMABS([.D512])" office:value-type="float" office:value="98.5375184530974" calcext:value-type="float">
            <text:p>98.5375184531</text:p>
          </table:table-cell>
          <table:table-cell table:formula="of:=IMREAL([.D512])" office:value-type="float" office:value="-69.3432816444259" calcext:value-type="float">
            <text:p>-69.3432816444</text:p>
          </table:table-cell>
          <table:table-cell table:formula="of:=IMAGINARY([.D51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12]+1" office:value-type="float" office:value="511" calcext:value-type="float">
            <text:p>511</text:p>
          </table:table-cell>
          <table:table-cell table:formula="of:=SIN([.$H$2]/[.$I$2]*[.A513]*2*PI()+[.$I$10])" office:value-type="float" office:value="-0.707106781186628" calcext:value-type="float">
            <text:p>-0.7071067812</text:p>
          </table:table-cell>
          <table:table-cell table:formula="of:=IF(ROW() &gt; [.$J$2] + 1; [.B513] - OFFSET([.B513]; -[.$J$2]; 0)*[.$L$2]^[.$J$2]; [.B513])" office:value-type="float" office:value="-0.0140023455323537" calcext:value-type="float">
            <text:p>-0.0140023455</text:p>
          </table:table-cell>
          <table:table-cell table:formula="of:=IMSUM(COMPLEX([.C513];0); IMPRODUCT([.D512]; [.$I$8]))" office:value-type="string" office:string-value="-70,0152284228027+69,3363473162615i" calcext:value-type="string">
            <text:p>-70,0152284228027+69,3363473162615i</text:p>
          </table:table-cell>
          <table:table-cell table:formula="of:=IMABS([.D513])" office:value-type="float" office:value="98.5376134796174" calcext:value-type="float">
            <text:p>98.5376134796</text:p>
          </table:table-cell>
          <table:table-cell table:formula="of:=IMREAL([.D513])" office:value-type="float" office:value="-70.0152284228027" calcext:value-type="float">
            <text:p>-70.0152284228</text:p>
          </table:table-cell>
          <table:table-cell table:formula="of:=IMAGINARY([.D513])" office:value-type="float" office:value="69.3363473162615" calcext:value-type="float">
            <text:p>69.3363473163</text:p>
          </table:table-cell>
          <table:table-cell table:number-columns-repeated="5"/>
        </table:table-row>
        <table:table-row table:style-name="ro1">
          <table:table-cell table:formula="of:=[.A513]+1" office:value-type="float" office:value="512" calcext:value-type="float">
            <text:p>512</text:p>
          </table:table-cell>
          <table:table-cell table:formula="of:=SIN([.$H$2]/[.$I$2]*[.A514]*2*PI()+[.$I$10])" office:value-type="float" office:value="0.707106781186503" calcext:value-type="float">
            <text:p>0.7071067812</text:p>
          </table:table-cell>
          <table:table-cell table:formula="of:=IF(ROW() &gt; [.$J$2] + 1; [.B514] - OFFSET([.B514]; -[.$J$2]; 0)*[.$L$2]^[.$J$2]; [.B514])" office:value-type="float" office:value="0.0140023455322359" calcext:value-type="float">
            <text:p>0.0140023455</text:p>
          </table:table-cell>
          <table:table-cell table:formula="of:=IMSUM(COMPLEX([.C514];0); IMPRODUCT([.D513]; [.$I$8]))" office:value-type="string" office:string-value="69,3434160270621+70,0082268999604i" calcext:value-type="string">
            <text:p>69,3434160270621+70,0082268999604i</text:p>
          </table:table-cell>
          <table:table-cell table:formula="of:=IMABS([.D514])" office:value-type="float" office:value="98.5376130215186" calcext:value-type="float">
            <text:p>98.5376130215</text:p>
          </table:table-cell>
          <table:table-cell table:formula="of:=IMREAL([.D514])" office:value-type="float" office:value="69.3434160270621" calcext:value-type="float">
            <text:p>69.3434160271</text:p>
          </table:table-cell>
          <table:table-cell table:formula="of:=IMAGINARY([.D51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14]+1" office:value-type="float" office:value="513" calcext:value-type="float">
            <text:p>513</text:p>
          </table:table-cell>
          <table:table-cell table:formula="of:=SIN([.$H$2]/[.$I$2]*[.A515]*2*PI()+[.$I$10])" office:value-type="float" office:value="0.707106781186555" calcext:value-type="float">
            <text:p>0.7071067812</text:p>
          </table:table-cell>
          <table:table-cell table:formula="of:=IF(ROW() &gt; [.$J$2] + 1; [.B515] - OFFSET([.B515]; -[.$J$2]; 0)*[.$L$2]^[.$J$2]; [.B515])" office:value-type="float" office:value="0.0140023455322735" calcext:value-type="float">
            <text:p>0.0140023455</text:p>
          </table:table-cell>
          <table:table-cell table:formula="of:=IMSUM(COMPLEX([.C515];0); IMPRODUCT([.D514]; [.$I$8]))" office:value-type="string" office:string-value="70,0152284228027-69,3364816854594i" calcext:value-type="string">
            <text:p>70,0152284228027-69,3364816854594i</text:p>
          </table:table-cell>
          <table:table-cell table:formula="of:=IMABS([.D515])" office:value-type="float" office:value="98.5377080290347" calcext:value-type="float">
            <text:p>98.537708029</text:p>
          </table:table-cell>
          <table:table-cell table:formula="of:=IMREAL([.D515])" office:value-type="float" office:value="70.0152284228027" calcext:value-type="float">
            <text:p>70.0152284228</text:p>
          </table:table-cell>
          <table:table-cell table:formula="of:=IMAGINARY([.D515])" office:value-type="float" office:value="-69.3364816854594" calcext:value-type="float">
            <text:p>-69.3364816855</text:p>
          </table:table-cell>
          <table:table-cell table:number-columns-repeated="5"/>
        </table:table-row>
        <table:table-row table:style-name="ro1">
          <table:table-cell table:formula="of:=[.A515]+1" office:value-type="float" office:value="514" calcext:value-type="float">
            <text:p>514</text:p>
          </table:table-cell>
          <table:table-cell table:formula="of:=SIN([.$H$2]/[.$I$2]*[.A516]*2*PI()+[.$I$10])" office:value-type="float" office:value="-0.707106781186496" calcext:value-type="float">
            <text:p>-0.7071067812</text:p>
          </table:table-cell>
          <table:table-cell table:formula="of:=IF(ROW() &gt; [.$J$2] + 1; [.B516] - OFFSET([.B516]; -[.$J$2]; 0)*[.$L$2]^[.$J$2]; [.B516])" office:value-type="float" office:value="-0.0140023455322356" calcext:value-type="float">
            <text:p>-0.0140023455</text:p>
          </table:table-cell>
          <table:table-cell table:formula="of:=IMSUM(COMPLEX([.C516];0); IMPRODUCT([.D515]; [.$I$8]))" office:value-type="string" office:string-value="-69,3435503828231-70,0082268999604i" calcext:value-type="string">
            <text:p>-69,3435503828231-70,0082268999604i</text:p>
          </table:table-cell>
          <table:table-cell table:formula="of:=IMABS([.D516])" office:value-type="float" office:value="98.5377075711195" calcext:value-type="float">
            <text:p>98.5377075711</text:p>
          </table:table-cell>
          <table:table-cell table:formula="of:=IMREAL([.D516])" office:value-type="float" office:value="-69.3435503828231" calcext:value-type="float">
            <text:p>-69.3435503828</text:p>
          </table:table-cell>
          <table:table-cell table:formula="of:=IMAGINARY([.D51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16]+1" office:value-type="float" office:value="515" calcext:value-type="float">
            <text:p>515</text:p>
          </table:table-cell>
          <table:table-cell table:formula="of:=SIN([.$H$2]/[.$I$2]*[.A517]*2*PI()+[.$I$10])" office:value-type="float" office:value="-0.707106781186563" calcext:value-type="float">
            <text:p>-0.7071067812</text:p>
          </table:table-cell>
          <table:table-cell table:formula="of:=IF(ROW() &gt; [.$J$2] + 1; [.B517] - OFFSET([.B517]; -[.$J$2]; 0)*[.$L$2]^[.$J$2]; [.B517])" office:value-type="float" office:value="-0.0140023455323129" calcext:value-type="float">
            <text:p>-0.0140023455</text:p>
          </table:table-cell>
          <table:table-cell table:formula="of:=IMSUM(COMPLEX([.C517];0); IMPRODUCT([.D516]; [.$I$8]))" office:value-type="string" office:string-value="-70,0152284228027+69,3366160277848i" calcext:value-type="string">
            <text:p>-70,0152284228027+69,3366160277848i</text:p>
          </table:table-cell>
          <table:table-cell table:formula="of:=IMABS([.D517])" office:value-type="float" office:value="98.5378025596355" calcext:value-type="float">
            <text:p>98.5378025596</text:p>
          </table:table-cell>
          <table:table-cell table:formula="of:=IMREAL([.D517])" office:value-type="float" office:value="-70.0152284228027" calcext:value-type="float">
            <text:p>-70.0152284228</text:p>
          </table:table-cell>
          <table:table-cell table:formula="of:=IMAGINARY([.D517])" office:value-type="float" office:value="69.3366160277848" calcext:value-type="float">
            <text:p>69.3366160278</text:p>
          </table:table-cell>
          <table:table-cell table:number-columns-repeated="5"/>
        </table:table-row>
        <table:table-row table:style-name="ro1">
          <table:table-cell table:formula="of:=[.A517]+1" office:value-type="float" office:value="516" calcext:value-type="float">
            <text:p>516</text:p>
          </table:table-cell>
          <table:table-cell table:formula="of:=SIN([.$H$2]/[.$I$2]*[.A518]*2*PI()+[.$I$10])" office:value-type="float" office:value="0.707106781186488" calcext:value-type="float">
            <text:p>0.7071067812</text:p>
          </table:table-cell>
          <table:table-cell table:formula="of:=IF(ROW() &gt; [.$J$2] + 1; [.B518] - OFFSET([.B518]; -[.$J$2]; 0)*[.$L$2]^[.$J$2]; [.B518])" office:value-type="float" office:value="0.014002345532196" calcext:value-type="float">
            <text:p>0.0140023455</text:p>
          </table:table-cell>
          <table:table-cell table:formula="of:=IMSUM(COMPLEX([.C518];0); IMPRODUCT([.D517]; [.$I$8]))" office:value-type="string" office:string-value="69,3436847117142+70,0082268999604i" calcext:value-type="string">
            <text:p>69,3436847117142+70,0082268999604i</text:p>
          </table:table-cell>
          <table:table-cell table:formula="of:=IMABS([.D518])" office:value-type="float" office:value="98.5378021019038" calcext:value-type="float">
            <text:p>98.5378021019</text:p>
          </table:table-cell>
          <table:table-cell table:formula="of:=IMREAL([.D518])" office:value-type="float" office:value="69.3436847117142" calcext:value-type="float">
            <text:p>69.3436847117</text:p>
          </table:table-cell>
          <table:table-cell table:formula="of:=IMAGINARY([.D518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18]+1" office:value-type="float" office:value="517" calcext:value-type="float">
            <text:p>517</text:p>
          </table:table-cell>
          <table:table-cell table:formula="of:=SIN([.$H$2]/[.$I$2]*[.A519]*2*PI()+[.$I$10])" office:value-type="float" office:value="0.707106781186571" calcext:value-type="float">
            <text:p>0.7071067812</text:p>
          </table:table-cell>
          <table:table-cell table:formula="of:=IF(ROW() &gt; [.$J$2] + 1; [.B519] - OFFSET([.B519]; -[.$J$2]; 0)*[.$L$2]^[.$J$2]; [.B519])" office:value-type="float" office:value="0.0140023455323132" calcext:value-type="float">
            <text:p>0.0140023455</text:p>
          </table:table-cell>
          <table:table-cell table:formula="of:=IMSUM(COMPLEX([.C519];0); IMPRODUCT([.D518]; [.$I$8]))" office:value-type="string" office:string-value="70,0152284228027-69,336750343243i" calcext:value-type="string">
            <text:p>70,0152284228027-69,336750343243i</text:p>
          </table:table-cell>
          <table:table-cell table:formula="of:=IMABS([.D519])" office:value-type="float" office:value="98.5378970714235" calcext:value-type="float">
            <text:p>98.5378970714</text:p>
          </table:table-cell>
          <table:table-cell table:formula="of:=IMREAL([.D519])" office:value-type="float" office:value="70.0152284228027" calcext:value-type="float">
            <text:p>70.0152284228</text:p>
          </table:table-cell>
          <table:table-cell table:formula="of:=IMAGINARY([.D519])" office:value-type="float" office:value="-69.336750343243" calcext:value-type="float">
            <text:p>-69.3367503432</text:p>
          </table:table-cell>
          <table:table-cell table:number-columns-repeated="5"/>
        </table:table-row>
        <table:table-row table:style-name="ro1">
          <table:table-cell table:formula="of:=[.A519]+1" office:value-type="float" office:value="518" calcext:value-type="float">
            <text:p>518</text:p>
          </table:table-cell>
          <table:table-cell table:formula="of:=SIN([.$H$2]/[.$I$2]*[.A520]*2*PI()+[.$I$10])" office:value-type="float" office:value="-0.707106781186481" calcext:value-type="float">
            <text:p>-0.7071067812</text:p>
          </table:table-cell>
          <table:table-cell table:formula="of:=IF(ROW() &gt; [.$J$2] + 1; [.B520] - OFFSET([.B520]; -[.$J$2]; 0)*[.$L$2]^[.$J$2]; [.B520])" office:value-type="float" office:value="-0.014002345532196" calcext:value-type="float">
            <text:p>-0.0140023455</text:p>
          </table:table-cell>
          <table:table-cell table:formula="of:=IMSUM(COMPLEX([.C520];0); IMPRODUCT([.D519]; [.$I$8]))" office:value-type="string" office:string-value="-69,3438190137409-70,0082268999604i" calcext:value-type="string">
            <text:p>-69,3438190137409-70,0082268999604i</text:p>
          </table:table-cell>
          <table:table-cell table:formula="of:=IMABS([.D520])" office:value-type="float" office:value="98.5378966138754" calcext:value-type="float">
            <text:p>98.5378966139</text:p>
          </table:table-cell>
          <table:table-cell table:formula="of:=IMREAL([.D520])" office:value-type="float" office:value="-69.3438190137409" calcext:value-type="float">
            <text:p>-69.3438190137</text:p>
          </table:table-cell>
          <table:table-cell table:formula="of:=IMAGINARY([.D520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20]+1" office:value-type="float" office:value="519" calcext:value-type="float">
            <text:p>519</text:p>
          </table:table-cell>
          <table:table-cell table:formula="of:=SIN([.$H$2]/[.$I$2]*[.A521]*2*PI()+[.$I$10])" office:value-type="float" office:value="-0.707106781186578" calcext:value-type="float">
            <text:p>-0.7071067812</text:p>
          </table:table-cell>
          <table:table-cell table:formula="of:=IF(ROW() &gt; [.$J$2] + 1; [.B521] - OFFSET([.B521]; -[.$J$2]; 0)*[.$L$2]^[.$J$2]; [.B521])" office:value-type="float" office:value="-0.0140023455323134" calcext:value-type="float">
            <text:p>-0.0140023455</text:p>
          </table:table-cell>
          <table:table-cell table:formula="of:=IMSUM(COMPLEX([.C521];0); IMPRODUCT([.D520]; [.$I$8]))" office:value-type="string" office:string-value="-70,0152284228027+69,3368846318395i" calcext:value-type="string">
            <text:p>-70,0152284228027+69,3368846318395i</text:p>
          </table:table-cell>
          <table:table-cell table:formula="of:=IMABS([.D521])" office:value-type="float" office:value="98.5379915644025" calcext:value-type="float">
            <text:p>98.5379915644</text:p>
          </table:table-cell>
          <table:table-cell table:formula="of:=IMREAL([.D521])" office:value-type="float" office:value="-70.0152284228027" calcext:value-type="float">
            <text:p>-70.0152284228</text:p>
          </table:table-cell>
          <table:table-cell table:formula="of:=IMAGINARY([.D521])" office:value-type="float" office:value="69.3368846318395" calcext:value-type="float">
            <text:p>69.3368846318</text:p>
          </table:table-cell>
          <table:table-cell table:number-columns-repeated="5"/>
        </table:table-row>
        <table:table-row table:style-name="ro1">
          <table:table-cell table:formula="of:=[.A521]+1" office:value-type="float" office:value="520" calcext:value-type="float">
            <text:p>520</text:p>
          </table:table-cell>
          <table:table-cell table:formula="of:=SIN([.$H$2]/[.$I$2]*[.A522]*2*PI()+[.$I$10])" office:value-type="float" office:value="0.707106781186473" calcext:value-type="float">
            <text:p>0.7071067812</text:p>
          </table:table-cell>
          <table:table-cell table:formula="of:=IF(ROW() &gt; [.$J$2] + 1; [.B522] - OFFSET([.B522]; -[.$J$2]; 0)*[.$L$2]^[.$J$2]; [.B522])" office:value-type="float" office:value="0.0140023455321957" calcext:value-type="float">
            <text:p>0.0140023455</text:p>
          </table:table-cell>
          <table:table-cell table:formula="of:=IMSUM(COMPLEX([.C522];0); IMPRODUCT([.D521]; [.$I$8]))" office:value-type="string" office:string-value="69,3439532889085+70,0082268999604i" calcext:value-type="string">
            <text:p>69,3439532889085+70,0082268999604i</text:p>
          </table:table-cell>
          <table:table-cell table:formula="of:=IMABS([.D522])" office:value-type="float" office:value="98.5379911070378" calcext:value-type="float">
            <text:p>98.537991107</text:p>
          </table:table-cell>
          <table:table-cell table:formula="of:=IMREAL([.D522])" office:value-type="float" office:value="69.3439532889085" calcext:value-type="float">
            <text:p>69.3439532889</text:p>
          </table:table-cell>
          <table:table-cell table:formula="of:=IMAGINARY([.D522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22]+1" office:value-type="float" office:value="521" calcext:value-type="float">
            <text:p>521</text:p>
          </table:table-cell>
          <table:table-cell table:formula="of:=SIN([.$H$2]/[.$I$2]*[.A523]*2*PI()+[.$I$10])" office:value-type="float" office:value="0.707106781186586" calcext:value-type="float">
            <text:p>0.7071067812</text:p>
          </table:table-cell>
          <table:table-cell table:formula="of:=IF(ROW() &gt; [.$J$2] + 1; [.B523] - OFFSET([.B523]; -[.$J$2]; 0)*[.$L$2]^[.$J$2]; [.B523])" office:value-type="float" office:value="0.0140023455323135" calcext:value-type="float">
            <text:p>0.0140023455</text:p>
          </table:table-cell>
          <table:table-cell table:formula="of:=IMSUM(COMPLEX([.C523];0); IMPRODUCT([.D522]; [.$I$8]))" office:value-type="string" office:string-value="70,0152284228027-69,3370188935796i" calcext:value-type="string">
            <text:p>70,0152284228027-69,3370188935796i</text:p>
          </table:table-cell>
          <table:table-cell table:formula="of:=IMABS([.D523])" office:value-type="float" office:value="98.5380860385762" calcext:value-type="float">
            <text:p>98.5380860386</text:p>
          </table:table-cell>
          <table:table-cell table:formula="of:=IMREAL([.D523])" office:value-type="float" office:value="70.0152284228027" calcext:value-type="float">
            <text:p>70.0152284228</text:p>
          </table:table-cell>
          <table:table-cell table:formula="of:=IMAGINARY([.D523])" office:value-type="float" office:value="-69.3370188935796" calcext:value-type="float">
            <text:p>-69.3370188936</text:p>
          </table:table-cell>
          <table:table-cell table:number-columns-repeated="5"/>
        </table:table-row>
        <table:table-row table:style-name="ro1">
          <table:table-cell table:formula="of:=[.A523]+1" office:value-type="float" office:value="522" calcext:value-type="float">
            <text:p>522</text:p>
          </table:table-cell>
          <table:table-cell table:formula="of:=SIN([.$H$2]/[.$I$2]*[.A524]*2*PI()+[.$I$10])" office:value-type="float" office:value="-0.707106781186465" calcext:value-type="float">
            <text:p>-0.7071067812</text:p>
          </table:table-cell>
          <table:table-cell table:formula="of:=IF(ROW() &gt; [.$J$2] + 1; [.B524] - OFFSET([.B524]; -[.$J$2]; 0)*[.$L$2]^[.$J$2]; [.B524])" office:value-type="float" office:value="-0.0140023455321956" calcext:value-type="float">
            <text:p>-0.0140023455</text:p>
          </table:table-cell>
          <table:table-cell table:formula="of:=IMSUM(COMPLEX([.C524];0); IMPRODUCT([.D523]; [.$I$8]))" office:value-type="string" office:string-value="-69,3440875372224-70,0082268999604i" calcext:value-type="string">
            <text:p>-69,3440875372224-70,0082268999604i</text:p>
          </table:table-cell>
          <table:table-cell table:formula="of:=IMABS([.D524])" office:value-type="float" office:value="98.5380855813949" calcext:value-type="float">
            <text:p>98.5380855814</text:p>
          </table:table-cell>
          <table:table-cell table:formula="of:=IMREAL([.D524])" office:value-type="float" office:value="-69.3440875372224" calcext:value-type="float">
            <text:p>-69.3440875372</text:p>
          </table:table-cell>
          <table:table-cell table:formula="of:=IMAGINARY([.D524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24]+1" office:value-type="float" office:value="523" calcext:value-type="float">
            <text:p>523</text:p>
          </table:table-cell>
          <table:table-cell table:formula="of:=SIN([.$H$2]/[.$I$2]*[.A525]*2*PI()+[.$I$10])" office:value-type="float" office:value="-0.707106781186593" calcext:value-type="float">
            <text:p>-0.7071067812</text:p>
          </table:table-cell>
          <table:table-cell table:formula="of:=IF(ROW() &gt; [.$J$2] + 1; [.B525] - OFFSET([.B525]; -[.$J$2]; 0)*[.$L$2]^[.$J$2]; [.B525])" office:value-type="float" office:value="-0.0140023455323136" calcext:value-type="float">
            <text:p>-0.0140023455</text:p>
          </table:table-cell>
          <table:table-cell table:formula="of:=IMSUM(COMPLEX([.C525];0); IMPRODUCT([.D524]; [.$I$8]))" office:value-type="string" office:string-value="-70,0152284228027+69,3371531284687i" calcext:value-type="string">
            <text:p>-70,0152284228027+69,3371531284687i</text:p>
          </table:table-cell>
          <table:table-cell table:formula="of:=IMABS([.D525])" office:value-type="float" office:value="98.5381804939484" calcext:value-type="float">
            <text:p>98.5381804939</text:p>
          </table:table-cell>
          <table:table-cell table:formula="of:=IMREAL([.D525])" office:value-type="float" office:value="-70.0152284228027" calcext:value-type="float">
            <text:p>-70.0152284228</text:p>
          </table:table-cell>
          <table:table-cell table:formula="of:=IMAGINARY([.D525])" office:value-type="float" office:value="69.3371531284687" calcext:value-type="float">
            <text:p>69.3371531285</text:p>
          </table:table-cell>
          <table:table-cell table:number-columns-repeated="5"/>
        </table:table-row>
        <table:table-row table:style-name="ro1">
          <table:table-cell table:formula="of:=[.A525]+1" office:value-type="float" office:value="524" calcext:value-type="float">
            <text:p>524</text:p>
          </table:table-cell>
          <table:table-cell table:formula="of:=SIN([.$H$2]/[.$I$2]*[.A526]*2*PI()+[.$I$10])" office:value-type="float" office:value="0.707106781186538" calcext:value-type="float">
            <text:p>0.7071067812</text:p>
          </table:table-cell>
          <table:table-cell table:formula="of:=IF(ROW() &gt; [.$J$2] + 1; [.B526] - OFFSET([.B526]; -[.$J$2]; 0)*[.$L$2]^[.$J$2]; [.B526])" office:value-type="float" office:value="0.014002345532276" calcext:value-type="float">
            <text:p>0.0140023455</text:p>
          </table:table-cell>
          <table:table-cell table:formula="of:=IMSUM(COMPLEX([.C526];0); IMPRODUCT([.D525]; [.$I$8]))" office:value-type="string" office:string-value="69,3442217586882+70,0082268999604i" calcext:value-type="string">
            <text:p>69,3442217586882+70,0082268999604i</text:p>
          </table:table-cell>
          <table:table-cell table:formula="of:=IMABS([.D526])" office:value-type="float" office:value="98.5381800369505" calcext:value-type="float">
            <text:p>98.538180037</text:p>
          </table:table-cell>
          <table:table-cell table:formula="of:=IMREAL([.D526])" office:value-type="float" office:value="69.3442217586882" calcext:value-type="float">
            <text:p>69.3442217587</text:p>
          </table:table-cell>
          <table:table-cell table:formula="of:=IMAGINARY([.D526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26]+1" office:value-type="float" office:value="525" calcext:value-type="float">
            <text:p>525</text:p>
          </table:table-cell>
          <table:table-cell table:formula="of:=SIN([.$H$2]/[.$I$2]*[.A527]*2*PI()+[.$I$10])" office:value-type="float" office:value="0.707106781186601" calcext:value-type="float">
            <text:p>0.7071067812</text:p>
          </table:table-cell>
          <table:table-cell table:formula="of:=IF(ROW() &gt; [.$J$2] + 1; [.B527] - OFFSET([.B527]; -[.$J$2]; 0)*[.$L$2]^[.$J$2]; [.B527])" office:value-type="float" office:value="0.0140023455323138" calcext:value-type="float">
            <text:p>0.0140023455</text:p>
          </table:table-cell>
          <table:table-cell table:formula="of:=IMSUM(COMPLEX([.C527];0); IMPRODUCT([.D526]; [.$I$8]))" office:value-type="string" office:string-value="70,0152284228027-69,3372873365123i" calcext:value-type="string">
            <text:p>70,0152284228027-69,3372873365123i</text:p>
          </table:table-cell>
          <table:table-cell table:formula="of:=IMABS([.D527])" office:value-type="float" office:value="98.5382749305229" calcext:value-type="float">
            <text:p>98.5382749305</text:p>
          </table:table-cell>
          <table:table-cell table:formula="of:=IMREAL([.D527])" office:value-type="float" office:value="70.0152284228027" calcext:value-type="float">
            <text:p>70.0152284228</text:p>
          </table:table-cell>
          <table:table-cell table:formula="of:=IMAGINARY([.D527])" office:value-type="float" office:value="-69.3372873365123" calcext:value-type="float">
            <text:p>-69.3372873365</text:p>
          </table:table-cell>
          <table:table-cell table:number-columns-repeated="5"/>
        </table:table-row>
        <table:table-row table:style-name="ro1">
          <table:table-cell table:formula="of:=[.A527]+1" office:value-type="float" office:value="526" calcext:value-type="float">
            <text:p>526</text:p>
          </table:table-cell>
          <table:table-cell table:formula="of:=SIN([.$H$2]/[.$I$2]*[.A528]*2*PI()+[.$I$10])" office:value-type="float" office:value="-0.70710678118653" calcext:value-type="float">
            <text:p>-0.7071067812</text:p>
          </table:table-cell>
          <table:table-cell table:formula="of:=IF(ROW() &gt; [.$J$2] + 1; [.B528] - OFFSET([.B528]; -[.$J$2]; 0)*[.$L$2]^[.$J$2]; [.B528])" office:value-type="float" office:value="-0.0140023455323151" calcext:value-type="float">
            <text:p>-0.0140023455</text:p>
          </table:table-cell>
          <table:table-cell table:formula="of:=IMSUM(COMPLEX([.C528];0); IMPRODUCT([.D527]; [.$I$8]))" office:value-type="string" office:string-value="-69,3443559533109-70,0082268999604i" calcext:value-type="string">
            <text:p>-69,3443559533109-70,0082268999604i</text:p>
          </table:table-cell>
          <table:table-cell table:formula="of:=IMABS([.D528])" office:value-type="float" office:value="98.538274473708" calcext:value-type="float">
            <text:p>98.5382744737</text:p>
          </table:table-cell>
          <table:table-cell table:formula="of:=IMREAL([.D528])" office:value-type="float" office:value="-69.3443559533109" calcext:value-type="float">
            <text:p>-69.3443559533</text:p>
          </table:table-cell>
          <table:table-cell table:formula="of:=IMAGINARY([.D528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28]+1" office:value-type="float" office:value="527" calcext:value-type="float">
            <text:p>527</text:p>
          </table:table-cell>
          <table:table-cell table:formula="of:=SIN([.$H$2]/[.$I$2]*[.A529]*2*PI()+[.$I$10])" office:value-type="float" office:value="-0.707106781186609" calcext:value-type="float">
            <text:p>-0.7071067812</text:p>
          </table:table-cell>
          <table:table-cell table:formula="of:=IF(ROW() &gt; [.$J$2] + 1; [.B529] - OFFSET([.B529]; -[.$J$2]; 0)*[.$L$2]^[.$J$2]; [.B529])" office:value-type="float" office:value="-0.0140023455323139" calcext:value-type="float">
            <text:p>-0.0140023455</text:p>
          </table:table-cell>
          <table:table-cell table:formula="of:=IMSUM(COMPLEX([.C529];0); IMPRODUCT([.D528]; [.$I$8]))" office:value-type="string" office:string-value="-70,0152284228027+69,3374215177156i" calcext:value-type="string">
            <text:p>-70,0152284228027+69,3374215177156i</text:p>
          </table:table-cell>
          <table:table-cell table:formula="of:=IMABS([.D529])" office:value-type="float" office:value="98.5383693483032" calcext:value-type="float">
            <text:p>98.5383693483</text:p>
          </table:table-cell>
          <table:table-cell table:formula="of:=IMREAL([.D529])" office:value-type="float" office:value="-70.0152284228027" calcext:value-type="float">
            <text:p>-70.0152284228</text:p>
          </table:table-cell>
          <table:table-cell table:formula="of:=IMAGINARY([.D529])" office:value-type="float" office:value="69.3374215177156" calcext:value-type="float">
            <text:p>69.3374215177</text:p>
          </table:table-cell>
          <table:table-cell table:number-columns-repeated="5"/>
        </table:table-row>
        <table:table-row table:style-name="ro1">
          <table:table-cell table:formula="of:=[.A529]+1" office:value-type="float" office:value="528" calcext:value-type="float">
            <text:p>528</text:p>
          </table:table-cell>
          <table:table-cell table:formula="of:=SIN([.$H$2]/[.$I$2]*[.A530]*2*PI()+[.$I$10])" office:value-type="float" office:value="0.707106781186523" calcext:value-type="float">
            <text:p>0.7071067812</text:p>
          </table:table-cell>
          <table:table-cell table:formula="of:=IF(ROW() &gt; [.$J$2] + 1; [.B530] - OFFSET([.B530]; -[.$J$2]; 0)*[.$L$2]^[.$J$2]; [.B530])" office:value-type="float" office:value="0.0140023455323149" calcext:value-type="float">
            <text:p>0.0140023455</text:p>
          </table:table-cell>
          <table:table-cell table:formula="of:=IMSUM(COMPLEX([.C530];0); IMPRODUCT([.D529]; [.$I$8]))" office:value-type="string" office:string-value="69,3444901210961+70,0082268999604i" calcext:value-type="string">
            <text:p>69,3444901210961+70,0082268999604i</text:p>
          </table:table-cell>
          <table:table-cell table:formula="of:=IMABS([.D530])" office:value-type="float" office:value="98.5383688916715" calcext:value-type="float">
            <text:p>98.5383688917</text:p>
          </table:table-cell>
          <table:table-cell table:formula="of:=IMREAL([.D530])" office:value-type="float" office:value="69.3444901210961" calcext:value-type="float">
            <text:p>69.3444901211</text:p>
          </table:table-cell>
          <table:table-cell table:formula="of:=IMAGINARY([.D530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30]+1" office:value-type="float" office:value="529" calcext:value-type="float">
            <text:p>529</text:p>
          </table:table-cell>
          <table:table-cell table:formula="of:=SIN([.$H$2]/[.$I$2]*[.A531]*2*PI()+[.$I$10])" office:value-type="float" office:value="0.707106781186616" calcext:value-type="float">
            <text:p>0.7071067812</text:p>
          </table:table-cell>
          <table:table-cell table:formula="of:=IF(ROW() &gt; [.$J$2] + 1; [.B531] - OFFSET([.B531]; -[.$J$2]; 0)*[.$L$2]^[.$J$2]; [.B531])" office:value-type="float" office:value="0.0140023455323142" calcext:value-type="float">
            <text:p>0.0140023455</text:p>
          </table:table-cell>
          <table:table-cell table:formula="of:=IMSUM(COMPLEX([.C531];0); IMPRODUCT([.D530]; [.$I$8]))" office:value-type="string" office:string-value="70,0152284228027-69,337555672084i" calcext:value-type="string">
            <text:p>70,0152284228027-69,337555672084i</text:p>
          </table:table-cell>
          <table:table-cell table:formula="of:=IMABS([.D531])" office:value-type="float" office:value="98.538463747293" calcext:value-type="float">
            <text:p>98.5384637473</text:p>
          </table:table-cell>
          <table:table-cell table:formula="of:=IMREAL([.D531])" office:value-type="float" office:value="70.0152284228027" calcext:value-type="float">
            <text:p>70.0152284228</text:p>
          </table:table-cell>
          <table:table-cell table:formula="of:=IMAGINARY([.D531])" office:value-type="float" office:value="-69.337555672084" calcext:value-type="float">
            <text:p>-69.3375556721</text:p>
          </table:table-cell>
          <table:table-cell table:number-columns-repeated="5"/>
        </table:table-row>
        <table:table-row table:style-name="ro1">
          <table:table-cell table:formula="of:=[.A531]+1" office:value-type="float" office:value="530" calcext:value-type="float">
            <text:p>530</text:p>
          </table:table-cell>
          <table:table-cell table:formula="of:=SIN([.$H$2]/[.$I$2]*[.A532]*2*PI()+[.$I$10])" office:value-type="float" office:value="-0.707106781186515" calcext:value-type="float">
            <text:p>-0.7071067812</text:p>
          </table:table-cell>
          <table:table-cell table:formula="of:=IF(ROW() &gt; [.$J$2] + 1; [.B532] - OFFSET([.B532]; -[.$J$2]; 0)*[.$L$2]^[.$J$2]; [.B532])" office:value-type="float" office:value="-0.0140023455323148" calcext:value-type="float">
            <text:p>-0.0140023455</text:p>
          </table:table-cell>
          <table:table-cell table:formula="of:=IMSUM(COMPLEX([.C532];0); IMPRODUCT([.D531]; [.$I$8]))" office:value-type="string" office:string-value="-69,3446242620491-70,0082268999604i" calcext:value-type="string">
            <text:p>-69,3446242620491-70,0082268999604i</text:p>
          </table:table-cell>
          <table:table-cell table:formula="of:=IMABS([.D532])" office:value-type="float" office:value="98.5384632908445" calcext:value-type="float">
            <text:p>98.5384632908</text:p>
          </table:table-cell>
          <table:table-cell table:formula="of:=IMREAL([.D532])" office:value-type="float" office:value="-69.3446242620491" calcext:value-type="float">
            <text:p>-69.344624262</text:p>
          </table:table-cell>
          <table:table-cell table:formula="of:=IMAGINARY([.D532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32]+1" office:value-type="float" office:value="531" calcext:value-type="float">
            <text:p>531</text:p>
          </table:table-cell>
          <table:table-cell table:formula="of:=SIN([.$H$2]/[.$I$2]*[.A533]*2*PI()+[.$I$10])" office:value-type="float" office:value="-0.707106781186624" calcext:value-type="float">
            <text:p>-0.7071067812</text:p>
          </table:table-cell>
          <table:table-cell table:formula="of:=IF(ROW() &gt; [.$J$2] + 1; [.B533] - OFFSET([.B533]; -[.$J$2]; 0)*[.$L$2]^[.$J$2]; [.B533])" office:value-type="float" office:value="-0.0140023455323143" calcext:value-type="float">
            <text:p>-0.0140023455</text:p>
          </table:table-cell>
          <table:table-cell table:formula="of:=IMSUM(COMPLEX([.C533];0); IMPRODUCT([.D532]; [.$I$8]))" office:value-type="string" office:string-value="-70,0152284228027+69,3376897996229i" calcext:value-type="string">
            <text:p>-70,0152284228027+69,3376897996229i</text:p>
          </table:table-cell>
          <table:table-cell table:formula="of:=IMABS([.D533])" office:value-type="float" office:value="98.5385581274963" calcext:value-type="float">
            <text:p>98.5385581275</text:p>
          </table:table-cell>
          <table:table-cell table:formula="of:=IMREAL([.D533])" office:value-type="float" office:value="-70.0152284228027" calcext:value-type="float">
            <text:p>-70.0152284228</text:p>
          </table:table-cell>
          <table:table-cell table:formula="of:=IMAGINARY([.D533])" office:value-type="float" office:value="69.3376897996229" calcext:value-type="float">
            <text:p>69.3376897996</text:p>
          </table:table-cell>
          <table:table-cell table:number-columns-repeated="5"/>
        </table:table-row>
        <table:table-row table:style-name="ro1">
          <table:table-cell table:formula="of:=[.A533]+1" office:value-type="float" office:value="532" calcext:value-type="float">
            <text:p>532</text:p>
          </table:table-cell>
          <table:table-cell table:formula="of:=SIN([.$H$2]/[.$I$2]*[.A534]*2*PI()+[.$I$10])" office:value-type="float" office:value="0.707106781186508" calcext:value-type="float">
            <text:p>0.7071067812</text:p>
          </table:table-cell>
          <table:table-cell table:formula="of:=IF(ROW() &gt; [.$J$2] + 1; [.B534] - OFFSET([.B534]; -[.$J$2]; 0)*[.$L$2]^[.$J$2]; [.B534])" office:value-type="float" office:value="0.0140023455322358" calcext:value-type="float">
            <text:p>0.0140023455</text:p>
          </table:table-cell>
          <table:table-cell table:formula="of:=IMSUM(COMPLEX([.C534];0); IMPRODUCT([.D533]; [.$I$8]))" office:value-type="string" office:string-value="69,3447583761751+70,0082268999604i" calcext:value-type="string">
            <text:p>69,3447583761751+70,0082268999604i</text:p>
          </table:table-cell>
          <table:table-cell table:formula="of:=IMABS([.D534])" office:value-type="float" office:value="98.5385576712306" calcext:value-type="float">
            <text:p>98.5385576712</text:p>
          </table:table-cell>
          <table:table-cell table:formula="of:=IMREAL([.D534])" office:value-type="float" office:value="69.3447583761751" calcext:value-type="float">
            <text:p>69.3447583762</text:p>
          </table:table-cell>
          <table:table-cell table:formula="of:=IMAGINARY([.D534])" office:value-type="float" office:value="70.00822689996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34]+1" office:value-type="float" office:value="533" calcext:value-type="float">
            <text:p>533</text:p>
          </table:table-cell>
          <table:table-cell table:formula="of:=SIN([.$H$2]/[.$I$2]*[.A535]*2*PI()+[.$I$10])" office:value-type="float" office:value="0.707106781186632" calcext:value-type="float">
            <text:p>0.7071067812</text:p>
          </table:table-cell>
          <table:table-cell table:formula="of:=IF(ROW() &gt; [.$J$2] + 1; [.B535] - OFFSET([.B535]; -[.$J$2]; 0)*[.$L$2]^[.$J$2]; [.B535])" office:value-type="float" office:value="0.0140023455323144" calcext:value-type="float">
            <text:p>0.0140023455</text:p>
          </table:table-cell>
          <table:table-cell table:formula="of:=IMSUM(COMPLEX([.C535];0); IMPRODUCT([.D534]; [.$I$8]))" office:value-type="string" office:string-value="70,0152284228027-69,3378239003375i" calcext:value-type="string">
            <text:p>70,0152284228027-69,3378239003375i</text:p>
          </table:table-cell>
          <table:table-cell table:formula="of:=IMABS([.D535])" office:value-type="float" office:value="98.5386524889165" calcext:value-type="float">
            <text:p>98.5386524889</text:p>
          </table:table-cell>
          <table:table-cell table:formula="of:=IMREAL([.D535])" office:value-type="float" office:value="70.0152284228027" calcext:value-type="float">
            <text:p>70.0152284228</text:p>
          </table:table-cell>
          <table:table-cell table:formula="of:=IMAGINARY([.D535])" office:value-type="float" office:value="-69.3378239003375" calcext:value-type="float">
            <text:p>-69.3378239003</text:p>
          </table:table-cell>
          <table:table-cell table:number-columns-repeated="5"/>
        </table:table-row>
        <table:table-row table:style-name="ro1">
          <table:table-cell table:formula="of:=[.A535]+1" office:value-type="float" office:value="534" calcext:value-type="float">
            <text:p>534</text:p>
          </table:table-cell>
          <table:table-cell table:formula="of:=SIN([.$H$2]/[.$I$2]*[.A536]*2*PI()+[.$I$10])" office:value-type="float" office:value="-0.7071067811865" calcext:value-type="float">
            <text:p>-0.7071067812</text:p>
          </table:table-cell>
          <table:table-cell table:formula="of:=IF(ROW() &gt; [.$J$2] + 1; [.B536] - OFFSET([.B536]; -[.$J$2]; 0)*[.$L$2]^[.$J$2]; [.B536])" office:value-type="float" office:value="-0.0140023455322357" calcext:value-type="float">
            <text:p>-0.0140023455</text:p>
          </table:table-cell>
          <table:table-cell table:formula="of:=IMSUM(COMPLEX([.C536];0); IMPRODUCT([.D535]; [.$I$8]))" office:value-type="string" office:string-value="-69,3448924634797-70,0082268999604i" calcext:value-type="string">
            <text:p>-69,3448924634797-70,0082268999604i</text:p>
          </table:table-cell>
          <table:table-cell table:formula="of:=IMABS([.D536])" office:value-type="float" office:value="98.5386520328338" calcext:value-type="float">
            <text:p>98.5386520328</text:p>
          </table:table-cell>
          <table:table-cell table:formula="of:=IMREAL([.D536])" office:value-type="float" office:value="-69.3448924634797" calcext:value-type="float">
            <text:p>-69.3448924635</text:p>
          </table:table-cell>
          <table:table-cell table:formula="of:=IMAGINARY([.D536])" office:value-type="float" office:value="-70.008226899960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36]+1" office:value-type="float" office:value="535" calcext:value-type="float">
            <text:p>535</text:p>
          </table:table-cell>
          <table:table-cell table:formula="of:=SIN([.$H$2]/[.$I$2]*[.A537]*2*PI()+[.$I$10])" office:value-type="float" office:value="-0.707106781186559" calcext:value-type="float">
            <text:p>-0.7071067812</text:p>
          </table:table-cell>
          <table:table-cell table:formula="of:=IF(ROW() &gt; [.$J$2] + 1; [.B537] - OFFSET([.B537]; -[.$J$2]; 0)*[.$L$2]^[.$J$2]; [.B537])" office:value-type="float" office:value="-0.0140023455322342" calcext:value-type="float">
            <text:p>-0.0140023455</text:p>
          </table:table-cell>
          <table:table-cell table:formula="of:=IMSUM(COMPLEX([.C537];0); IMPRODUCT([.D536]; [.$I$8]))" office:value-type="string" office:string-value="-70,0152284228026+69,3379579742333i" calcext:value-type="string">
            <text:p>-70,0152284228026+69,3379579742333i</text:p>
          </table:table-cell>
          <table:table-cell table:formula="of:=IMABS([.D537])" office:value-type="float" office:value="98.5387468315574" calcext:value-type="float">
            <text:p>98.5387468316</text:p>
          </table:table-cell>
          <table:table-cell table:formula="of:=IMREAL([.D537])" office:value-type="float" office:value="-70.0152284228026" calcext:value-type="float">
            <text:p>-70.0152284228</text:p>
          </table:table-cell>
          <table:table-cell table:formula="of:=IMAGINARY([.D537])" office:value-type="float" office:value="69.3379579742333" calcext:value-type="float">
            <text:p>69.3379579742</text:p>
          </table:table-cell>
          <table:table-cell table:number-columns-repeated="5"/>
        </table:table-row>
        <table:table-row table:style-name="ro1">
          <table:table-cell table:formula="of:=[.A537]+1" office:value-type="float" office:value="536" calcext:value-type="float">
            <text:p>536</text:p>
          </table:table-cell>
          <table:table-cell table:formula="of:=SIN([.$H$2]/[.$I$2]*[.A538]*2*PI()+[.$I$10])" office:value-type="float" office:value="0.707106781186492" calcext:value-type="float">
            <text:p>0.7071067812</text:p>
          </table:table-cell>
          <table:table-cell table:formula="of:=IF(ROW() &gt; [.$J$2] + 1; [.B538] - OFFSET([.B538]; -[.$J$2]; 0)*[.$L$2]^[.$J$2]; [.B538])" office:value-type="float" office:value="0.0140023455322357" calcext:value-type="float">
            <text:p>0.0140023455</text:p>
          </table:table-cell>
          <table:table-cell table:formula="of:=IMSUM(COMPLEX([.C538];0); IMPRODUCT([.D537]; [.$I$8]))" office:value-type="string" office:string-value="69,3450265239681+70,0082268999603i" calcext:value-type="string">
            <text:p>69,3450265239681+70,0082268999603i</text:p>
          </table:table-cell>
          <table:table-cell table:formula="of:=IMABS([.D538])" office:value-type="float" office:value="98.5387463756576" calcext:value-type="float">
            <text:p>98.5387463757</text:p>
          </table:table-cell>
          <table:table-cell table:formula="of:=IMREAL([.D538])" office:value-type="float" office:value="69.3450265239681" calcext:value-type="float">
            <text:p>69.345026524</text:p>
          </table:table-cell>
          <table:table-cell table:formula="of:=IMAGINARY([.D538])" office:value-type="float" office:value="70.0082268999603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38]+1" office:value-type="float" office:value="537" calcext:value-type="float">
            <text:p>537</text:p>
          </table:table-cell>
          <table:table-cell table:formula="of:=SIN([.$H$2]/[.$I$2]*[.A539]*2*PI()+[.$I$10])" office:value-type="float" office:value="0.707106781186566" calcext:value-type="float">
            <text:p>0.7071067812</text:p>
          </table:table-cell>
          <table:table-cell table:formula="of:=IF(ROW() &gt; [.$J$2] + 1; [.B539] - OFFSET([.B539]; -[.$J$2]; 0)*[.$L$2]^[.$J$2]; [.B539])" office:value-type="float" office:value="0.0140023455322343" calcext:value-type="float">
            <text:p>0.0140023455</text:p>
          </table:table-cell>
          <table:table-cell table:formula="of:=IMSUM(COMPLEX([.C539];0); IMPRODUCT([.D538]; [.$I$8]))" office:value-type="string" office:string-value="70,0152284228025-69,3380920213157i" calcext:value-type="string">
            <text:p>70,0152284228025-69,3380920213157i</text:p>
          </table:table-cell>
          <table:table-cell table:formula="of:=IMABS([.D539])" office:value-type="float" office:value="98.5388411554228" calcext:value-type="float">
            <text:p>98.5388411554</text:p>
          </table:table-cell>
          <table:table-cell table:formula="of:=IMREAL([.D539])" office:value-type="float" office:value="70.0152284228025" calcext:value-type="float">
            <text:p>70.0152284228</text:p>
          </table:table-cell>
          <table:table-cell table:formula="of:=IMAGINARY([.D539])" office:value-type="float" office:value="-69.3380920213157" calcext:value-type="float">
            <text:p>-69.3380920213</text:p>
          </table:table-cell>
          <table:table-cell table:number-columns-repeated="5"/>
        </table:table-row>
        <table:table-row table:style-name="ro1">
          <table:table-cell table:formula="of:=[.A539]+1" office:value-type="float" office:value="538" calcext:value-type="float">
            <text:p>538</text:p>
          </table:table-cell>
          <table:table-cell table:formula="of:=SIN([.$H$2]/[.$I$2]*[.A540]*2*PI()+[.$I$10])" office:value-type="float" office:value="-0.707106781186485" calcext:value-type="float">
            <text:p>-0.7071067812</text:p>
          </table:table-cell>
          <table:table-cell table:formula="of:=IF(ROW() &gt; [.$J$2] + 1; [.B540] - OFFSET([.B540]; -[.$J$2]; 0)*[.$L$2]^[.$J$2]; [.B540])" office:value-type="float" office:value="-0.0140023455322353" calcext:value-type="float">
            <text:p>-0.0140023455</text:p>
          </table:table-cell>
          <table:table-cell table:formula="of:=IMSUM(COMPLEX([.C540];0); IMPRODUCT([.D539]; [.$I$8]))" office:value-type="string" office:string-value="-69,3451605576458-70,0082268999602i" calcext:value-type="string">
            <text:p>-69,3451605576458-70,0082268999602i</text:p>
          </table:table-cell>
          <table:table-cell table:formula="of:=IMABS([.D540])" office:value-type="float" office:value="98.5388406997057" calcext:value-type="float">
            <text:p>98.5388406997</text:p>
          </table:table-cell>
          <table:table-cell table:formula="of:=IMREAL([.D540])" office:value-type="float" office:value="-69.3451605576458" calcext:value-type="float">
            <text:p>-69.3451605576</text:p>
          </table:table-cell>
          <table:table-cell table:formula="of:=IMAGINARY([.D540])" office:value-type="float" office:value="-70.008226899960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40]+1" office:value-type="float" office:value="539" calcext:value-type="float">
            <text:p>539</text:p>
          </table:table-cell>
          <table:table-cell table:formula="of:=SIN([.$H$2]/[.$I$2]*[.A541]*2*PI()+[.$I$10])" office:value-type="float" office:value="-0.707106781186574" calcext:value-type="float">
            <text:p>-0.7071067812</text:p>
          </table:table-cell>
          <table:table-cell table:formula="of:=IF(ROW() &gt; [.$J$2] + 1; [.B541] - OFFSET([.B541]; -[.$J$2]; 0)*[.$L$2]^[.$J$2]; [.B541])" office:value-type="float" office:value="-0.0140023455322345" calcext:value-type="float">
            <text:p>-0.0140023455</text:p>
          </table:table-cell>
          <table:table-cell table:formula="of:=IMSUM(COMPLEX([.C541];0); IMPRODUCT([.D540]; [.$I$8]))" office:value-type="string" office:string-value="-70,0152284228024+69,33822604159i" calcext:value-type="string">
            <text:p>-70,0152284228024+69,33822604159i</text:p>
          </table:table-cell>
          <table:table-cell table:formula="of:=IMABS([.D541])" office:value-type="float" office:value="98.5389354605165" calcext:value-type="float">
            <text:p>98.5389354605</text:p>
          </table:table-cell>
          <table:table-cell table:formula="of:=IMREAL([.D541])" office:value-type="float" office:value="-70.0152284228024" calcext:value-type="float">
            <text:p>-70.0152284228</text:p>
          </table:table-cell>
          <table:table-cell table:formula="of:=IMAGINARY([.D541])" office:value-type="float" office:value="69.33822604159" calcext:value-type="float">
            <text:p>69.3382260416</text:p>
          </table:table-cell>
          <table:table-cell table:number-columns-repeated="5"/>
        </table:table-row>
        <table:table-row table:style-name="ro1">
          <table:table-cell table:formula="of:=[.A541]+1" office:value-type="float" office:value="540" calcext:value-type="float">
            <text:p>540</text:p>
          </table:table-cell>
          <table:table-cell table:formula="of:=SIN([.$H$2]/[.$I$2]*[.A542]*2*PI()+[.$I$10])" office:value-type="float" office:value="0.707106781186477" calcext:value-type="float">
            <text:p>0.7071067812</text:p>
          </table:table-cell>
          <table:table-cell table:formula="of:=IF(ROW() &gt; [.$J$2] + 1; [.B542] - OFFSET([.B542]; -[.$J$2]; 0)*[.$L$2]^[.$J$2]; [.B542])" office:value-type="float" office:value="0.0140023455322353" calcext:value-type="float">
            <text:p>0.0140023455</text:p>
          </table:table-cell>
          <table:table-cell table:formula="of:=IMSUM(COMPLEX([.C542];0); IMPRODUCT([.D541]; [.$I$8]))" office:value-type="string" office:string-value="69,3452945645181+70,0082268999601i" calcext:value-type="string">
            <text:p>69,3452945645181+70,0082268999601i</text:p>
          </table:table-cell>
          <table:table-cell table:formula="of:=IMABS([.D542])" office:value-type="float" office:value="98.5389350049821" calcext:value-type="float">
            <text:p>98.538935005</text:p>
          </table:table-cell>
          <table:table-cell table:formula="of:=IMREAL([.D542])" office:value-type="float" office:value="69.3452945645181" calcext:value-type="float">
            <text:p>69.3452945645</text:p>
          </table:table-cell>
          <table:table-cell table:formula="of:=IMAGINARY([.D542])" office:value-type="float" office:value="70.008226899960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42]+1" office:value-type="float" office:value="541" calcext:value-type="float">
            <text:p>541</text:p>
          </table:table-cell>
          <table:table-cell table:formula="of:=SIN([.$H$2]/[.$I$2]*[.A543]*2*PI()+[.$I$10])" office:value-type="float" office:value="0.707106781186582" calcext:value-type="float">
            <text:p>0.7071067812</text:p>
          </table:table-cell>
          <table:table-cell table:formula="of:=IF(ROW() &gt; [.$J$2] + 1; [.B543] - OFFSET([.B543]; -[.$J$2]; 0)*[.$L$2]^[.$J$2]; [.B543])" office:value-type="float" office:value="0.0140023455322347" calcext:value-type="float">
            <text:p>0.0140023455</text:p>
          </table:table-cell>
          <table:table-cell table:formula="of:=IMSUM(COMPLEX([.C543];0); IMPRODUCT([.D542]; [.$I$8]))" office:value-type="string" office:string-value="70,0152284228023-69,3383600350617i" calcext:value-type="string">
            <text:p>70,0152284228023-69,3383600350617i</text:p>
          </table:table-cell>
          <table:table-cell table:formula="of:=IMABS([.D543])" office:value-type="float" office:value="98.5390297468421" calcext:value-type="float">
            <text:p>98.5390297468</text:p>
          </table:table-cell>
          <table:table-cell table:formula="of:=IMREAL([.D543])" office:value-type="float" office:value="70.0152284228023" calcext:value-type="float">
            <text:p>70.0152284228</text:p>
          </table:table-cell>
          <table:table-cell table:formula="of:=IMAGINARY([.D543])" office:value-type="float" office:value="-69.3383600350617" calcext:value-type="float">
            <text:p>-69.3383600351</text:p>
          </table:table-cell>
          <table:table-cell table:number-columns-repeated="5"/>
        </table:table-row>
        <table:table-row table:style-name="ro1">
          <table:table-cell table:formula="of:=[.A543]+1" office:value-type="float" office:value="542" calcext:value-type="float">
            <text:p>542</text:p>
          </table:table-cell>
          <table:table-cell table:formula="of:=SIN([.$H$2]/[.$I$2]*[.A544]*2*PI()+[.$I$10])" office:value-type="float" office:value="-0.707106781186469" calcext:value-type="float">
            <text:p>-0.7071067812</text:p>
          </table:table-cell>
          <table:table-cell table:formula="of:=IF(ROW() &gt; [.$J$2] + 1; [.B544] - OFFSET([.B544]; -[.$J$2]; 0)*[.$L$2]^[.$J$2]; [.B544])" office:value-type="float" office:value="-0.0140023455322352" calcext:value-type="float">
            <text:p>-0.0140023455</text:p>
          </table:table-cell>
          <table:table-cell table:formula="of:=IMSUM(COMPLEX([.C544];0); IMPRODUCT([.D543]; [.$I$8]))" office:value-type="string" office:string-value="-69,3454285445904-70,00822689996i" calcext:value-type="string">
            <text:p>-69,3454285445904-70,00822689996i</text:p>
          </table:table-cell>
          <table:table-cell table:formula="of:=IMABS([.D544])" office:value-type="float" office:value="98.5390292914903" calcext:value-type="float">
            <text:p>98.5390292915</text:p>
          </table:table-cell>
          <table:table-cell table:formula="of:=IMREAL([.D544])" office:value-type="float" office:value="-69.3454285445904" calcext:value-type="float">
            <text:p>-69.3454285446</text:p>
          </table:table-cell>
          <table:table-cell table:formula="of:=IMAGINARY([.D544])" office:value-type="float" office:value="-70.008226899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44]+1" office:value-type="float" office:value="543" calcext:value-type="float">
            <text:p>543</text:p>
          </table:table-cell>
          <table:table-cell table:formula="of:=SIN([.$H$2]/[.$I$2]*[.A545]*2*PI()+[.$I$10])" office:value-type="float" office:value="-0.707106781186589" calcext:value-type="float">
            <text:p>-0.7071067812</text:p>
          </table:table-cell>
          <table:table-cell table:formula="of:=IF(ROW() &gt; [.$J$2] + 1; [.B545] - OFFSET([.B545]; -[.$J$2]; 0)*[.$L$2]^[.$J$2]; [.B545])" office:value-type="float" office:value="-0.0140023455323136" calcext:value-type="float">
            <text:p>-0.0140023455</text:p>
          </table:table-cell>
          <table:table-cell table:formula="of:=IMSUM(COMPLEX([.C545];0); IMPRODUCT([.D544]; [.$I$8]))" office:value-type="string" office:string-value="-70,0152284228023+69,338494001736i" calcext:value-type="string">
            <text:p>-70,0152284228023+69,338494001736i</text:p>
          </table:table-cell>
          <table:table-cell table:formula="of:=IMABS([.D545])" office:value-type="float" office:value="98.5391240144033" calcext:value-type="float">
            <text:p>98.5391240144</text:p>
          </table:table-cell>
          <table:table-cell table:formula="of:=IMREAL([.D545])" office:value-type="float" office:value="-70.0152284228023" calcext:value-type="float">
            <text:p>-70.0152284228</text:p>
          </table:table-cell>
          <table:table-cell table:formula="of:=IMAGINARY([.D545])" office:value-type="float" office:value="69.338494001736" calcext:value-type="float">
            <text:p>69.3384940017</text:p>
          </table:table-cell>
          <table:table-cell table:number-columns-repeated="5"/>
        </table:table-row>
        <table:table-row table:style-name="ro1">
          <table:table-cell table:formula="of:=[.A545]+1" office:value-type="float" office:value="544" calcext:value-type="float">
            <text:p>544</text:p>
          </table:table-cell>
          <table:table-cell table:formula="of:=SIN([.$H$2]/[.$I$2]*[.A546]*2*PI()+[.$I$10])" office:value-type="float" office:value="0.707106781186542" calcext:value-type="float">
            <text:p>0.7071067812</text:p>
          </table:table-cell>
          <table:table-cell table:formula="of:=IF(ROW() &gt; [.$J$2] + 1; [.B546] - OFFSET([.B546]; -[.$J$2]; 0)*[.$L$2]^[.$J$2]; [.B546])" office:value-type="float" office:value="0.0140023455323153" calcext:value-type="float">
            <text:p>0.0140023455</text:p>
          </table:table-cell>
          <table:table-cell table:formula="of:=IMSUM(COMPLEX([.C546];0); IMPRODUCT([.D545]; [.$I$8]))" office:value-type="string" office:string-value="69,3455624978681+70,00822689996i" calcext:value-type="string">
            <text:p>69,3455624978681+70,00822689996i</text:p>
          </table:table-cell>
          <table:table-cell table:formula="of:=IMABS([.D546])" office:value-type="float" office:value="98.5391235592341" calcext:value-type="float">
            <text:p>98.5391235592</text:p>
          </table:table-cell>
          <table:table-cell table:formula="of:=IMREAL([.D546])" office:value-type="float" office:value="69.3455624978681" calcext:value-type="float">
            <text:p>69.3455624979</text:p>
          </table:table-cell>
          <table:table-cell table:formula="of:=IMAGINARY([.D546])" office:value-type="float" office:value="70.008226899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46]+1" office:value-type="float" office:value="545" calcext:value-type="float">
            <text:p>545</text:p>
          </table:table-cell>
          <table:table-cell table:formula="of:=SIN([.$H$2]/[.$I$2]*[.A547]*2*PI()+[.$I$10])" office:value-type="float" office:value="0.707106781186597" calcext:value-type="float">
            <text:p>0.7071067812</text:p>
          </table:table-cell>
          <table:table-cell table:formula="of:=IF(ROW() &gt; [.$J$2] + 1; [.B547] - OFFSET([.B547]; -[.$J$2]; 0)*[.$L$2]^[.$J$2]; [.B547])" office:value-type="float" office:value="0.0140023455323136" calcext:value-type="float">
            <text:p>0.0140023455</text:p>
          </table:table-cell>
          <table:table-cell table:formula="of:=IMSUM(COMPLEX([.C547];0); IMPRODUCT([.D546]; [.$I$8]))" office:value-type="string" office:string-value="70,0152284228023-69,3386279416183i" calcext:value-type="string">
            <text:p>70,0152284228023-69,3386279416183i</text:p>
          </table:table-cell>
          <table:table-cell table:formula="of:=IMABS([.D547])" office:value-type="float" office:value="98.539218263204" calcext:value-type="float">
            <text:p>98.5392182632</text:p>
          </table:table-cell>
          <table:table-cell table:formula="of:=IMREAL([.D547])" office:value-type="float" office:value="70.0152284228023" calcext:value-type="float">
            <text:p>70.0152284228</text:p>
          </table:table-cell>
          <table:table-cell table:formula="of:=IMAGINARY([.D547])" office:value-type="float" office:value="-69.3386279416183" calcext:value-type="float">
            <text:p>-69.3386279416</text:p>
          </table:table-cell>
          <table:table-cell table:number-columns-repeated="5"/>
        </table:table-row>
        <table:table-row table:style-name="ro1">
          <table:table-cell table:formula="of:=[.A547]+1" office:value-type="float" office:value="546" calcext:value-type="float">
            <text:p>546</text:p>
          </table:table-cell>
          <table:table-cell table:formula="of:=SIN([.$H$2]/[.$I$2]*[.A548]*2*PI()+[.$I$10])" office:value-type="float" office:value="-0.707106781186535" calcext:value-type="float">
            <text:p>-0.7071067812</text:p>
          </table:table-cell>
          <table:table-cell table:formula="of:=IF(ROW() &gt; [.$J$2] + 1; [.B548] - OFFSET([.B548]; -[.$J$2]; 0)*[.$L$2]^[.$J$2]; [.B548])" office:value-type="float" office:value="-0.0140023455323153" calcext:value-type="float">
            <text:p>-0.0140023455</text:p>
          </table:table-cell>
          <table:table-cell table:formula="of:=IMSUM(COMPLEX([.C548];0); IMPRODUCT([.D547]; [.$I$8]))" office:value-type="string" office:string-value="-69,3456964243564-70,00822689996i" calcext:value-type="string">
            <text:p>-69,3456964243564-70,00822689996i</text:p>
          </table:table-cell>
          <table:table-cell table:formula="of:=IMABS([.D548])" office:value-type="float" office:value="98.5392178082173" calcext:value-type="float">
            <text:p>98.5392178082</text:p>
          </table:table-cell>
          <table:table-cell table:formula="of:=IMREAL([.D548])" office:value-type="float" office:value="-69.3456964243564" calcext:value-type="float">
            <text:p>-69.3456964244</text:p>
          </table:table-cell>
          <table:table-cell table:formula="of:=IMAGINARY([.D548])" office:value-type="float" office:value="-70.008226899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48]+1" office:value-type="float" office:value="547" calcext:value-type="float">
            <text:p>547</text:p>
          </table:table-cell>
          <table:table-cell table:formula="of:=SIN([.$H$2]/[.$I$2]*[.A549]*2*PI()+[.$I$10])" office:value-type="float" office:value="-0.707106781186605" calcext:value-type="float">
            <text:p>-0.7071067812</text:p>
          </table:table-cell>
          <table:table-cell table:formula="of:=IF(ROW() &gt; [.$J$2] + 1; [.B549] - OFFSET([.B549]; -[.$J$2]; 0)*[.$L$2]^[.$J$2]; [.B549])" office:value-type="float" office:value="-0.0140023455323139" calcext:value-type="float">
            <text:p>-0.0140023455</text:p>
          </table:table-cell>
          <table:table-cell table:formula="of:=IMSUM(COMPLEX([.C549];0); IMPRODUCT([.D548]; [.$I$8]))" office:value-type="string" office:string-value="-70,0152284228023+69,338761854714i" calcext:value-type="string">
            <text:p>-70,0152284228023+69,338761854714i</text:p>
          </table:table-cell>
          <table:table-cell table:formula="of:=IMABS([.D549])" office:value-type="float" office:value="98.5393124932477" calcext:value-type="float">
            <text:p>98.5393124932</text:p>
          </table:table-cell>
          <table:table-cell table:formula="of:=IMREAL([.D549])" office:value-type="float" office:value="-70.0152284228023" calcext:value-type="float">
            <text:p>-70.0152284228</text:p>
          </table:table-cell>
          <table:table-cell table:formula="of:=IMAGINARY([.D549])" office:value-type="float" office:value="69.338761854714" calcext:value-type="float">
            <text:p>69.3387618547</text:p>
          </table:table-cell>
          <table:table-cell table:number-columns-repeated="5"/>
        </table:table-row>
        <table:table-row table:style-name="ro1">
          <table:table-cell table:formula="of:=[.A549]+1" office:value-type="float" office:value="548" calcext:value-type="float">
            <text:p>548</text:p>
          </table:table-cell>
          <table:table-cell table:formula="of:=SIN([.$H$2]/[.$I$2]*[.A550]*2*PI()+[.$I$10])" office:value-type="float" office:value="0.707106781186527" calcext:value-type="float">
            <text:p>0.7071067812</text:p>
          </table:table-cell>
          <table:table-cell table:formula="of:=IF(ROW() &gt; [.$J$2] + 1; [.B550] - OFFSET([.B550]; -[.$J$2]; 0)*[.$L$2]^[.$J$2]; [.B550])" office:value-type="float" office:value="0.0140023455323151" calcext:value-type="float">
            <text:p>0.0140023455</text:p>
          </table:table-cell>
          <table:table-cell table:formula="of:=IMSUM(COMPLEX([.C550];0); IMPRODUCT([.D549]; [.$I$8]))" office:value-type="string" office:string-value="69,3458303240608+70,00822689996i" calcext:value-type="string">
            <text:p>69,3458303240608+70,00822689996i</text:p>
          </table:table-cell>
          <table:table-cell table:formula="of:=IMABS([.D550])" office:value-type="float" office:value="98.5393120384434" calcext:value-type="float">
            <text:p>98.5393120384</text:p>
          </table:table-cell>
          <table:table-cell table:formula="of:=IMREAL([.D550])" office:value-type="float" office:value="69.3458303240608" calcext:value-type="float">
            <text:p>69.3458303241</text:p>
          </table:table-cell>
          <table:table-cell table:formula="of:=IMAGINARY([.D550])" office:value-type="float" office:value="70.008226899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50]+1" office:value-type="float" office:value="549" calcext:value-type="float">
            <text:p>549</text:p>
          </table:table-cell>
          <table:table-cell table:formula="of:=SIN([.$H$2]/[.$I$2]*[.A551]*2*PI()+[.$I$10])" office:value-type="float" office:value="0.707106781186612" calcext:value-type="float">
            <text:p>0.7071067812</text:p>
          </table:table-cell>
          <table:table-cell table:formula="of:=IF(ROW() &gt; [.$J$2] + 1; [.B551] - OFFSET([.B551]; -[.$J$2]; 0)*[.$L$2]^[.$J$2]; [.B551])" office:value-type="float" office:value="0.0140023455323141" calcext:value-type="float">
            <text:p>0.0140023455</text:p>
          </table:table-cell>
          <table:table-cell table:formula="of:=IMSUM(COMPLEX([.C551];0); IMPRODUCT([.D550]; [.$I$8]))" office:value-type="string" office:string-value="70,0152284228023-69,3388957410284i" calcext:value-type="string">
            <text:p>70,0152284228023-69,3388957410284i</text:p>
          </table:table-cell>
          <table:table-cell table:formula="of:=IMABS([.D551])" office:value-type="float" office:value="98.5394067045382" calcext:value-type="float">
            <text:p>98.5394067045</text:p>
          </table:table-cell>
          <table:table-cell table:formula="of:=IMREAL([.D551])" office:value-type="float" office:value="70.0152284228023" calcext:value-type="float">
            <text:p>70.0152284228</text:p>
          </table:table-cell>
          <table:table-cell table:formula="of:=IMAGINARY([.D551])" office:value-type="float" office:value="-69.3388957410284" calcext:value-type="float">
            <text:p>-69.338895741</text:p>
          </table:table-cell>
          <table:table-cell table:number-columns-repeated="5"/>
        </table:table-row>
        <table:table-row table:style-name="ro1">
          <table:table-cell table:formula="of:=[.A551]+1" office:value-type="float" office:value="550" calcext:value-type="float">
            <text:p>550</text:p>
          </table:table-cell>
          <table:table-cell table:formula="of:=SIN([.$H$2]/[.$I$2]*[.A552]*2*PI()+[.$I$10])" office:value-type="float" office:value="-0.707106781186519" calcext:value-type="float">
            <text:p>-0.7071067812</text:p>
          </table:table-cell>
          <table:table-cell table:formula="of:=IF(ROW() &gt; [.$J$2] + 1; [.B552] - OFFSET([.B552]; -[.$J$2]; 0)*[.$L$2]^[.$J$2]; [.B552])" office:value-type="float" office:value="-0.0140023455323148" calcext:value-type="float">
            <text:p>-0.0140023455</text:p>
          </table:table-cell>
          <table:table-cell table:formula="of:=IMSUM(COMPLEX([.C552];0); IMPRODUCT([.D551]; [.$I$8]))" office:value-type="string" office:string-value="-69,3459641969866-70,00822689996i" calcext:value-type="string">
            <text:p>-69,3459641969866-70,00822689996i</text:p>
          </table:table-cell>
          <table:table-cell table:formula="of:=IMABS([.D552])" office:value-type="float" office:value="98.5394062499162" calcext:value-type="float">
            <text:p>98.5394062499</text:p>
          </table:table-cell>
          <table:table-cell table:formula="of:=IMREAL([.D552])" office:value-type="float" office:value="-69.3459641969866" calcext:value-type="float">
            <text:p>-69.345964197</text:p>
          </table:table-cell>
          <table:table-cell table:formula="of:=IMAGINARY([.D552])" office:value-type="float" office:value="-70.008226899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52]+1" office:value-type="float" office:value="551" calcext:value-type="float">
            <text:p>551</text:p>
          </table:table-cell>
          <table:table-cell table:formula="of:=SIN([.$H$2]/[.$I$2]*[.A553]*2*PI()+[.$I$10])" office:value-type="float" office:value="-0.70710678118662" calcext:value-type="float">
            <text:p>-0.7071067812</text:p>
          </table:table-cell>
          <table:table-cell table:formula="of:=IF(ROW() &gt; [.$J$2] + 1; [.B553] - OFFSET([.B553]; -[.$J$2]; 0)*[.$L$2]^[.$J$2]; [.B553])" office:value-type="float" office:value="-0.0140023455323142" calcext:value-type="float">
            <text:p>-0.0140023455</text:p>
          </table:table-cell>
          <table:table-cell table:formula="of:=IMSUM(COMPLEX([.C553];0); IMPRODUCT([.D552]; [.$I$8]))" office:value-type="string" office:string-value="-70,0152284228023+69,3390296005669i" calcext:value-type="string">
            <text:p>-70,0152284228023+69,3390296005669i</text:p>
          </table:table-cell>
          <table:table-cell table:formula="of:=IMABS([.D553])" office:value-type="float" office:value="98.5395008970792" calcext:value-type="float">
            <text:p>98.5395008971</text:p>
          </table:table-cell>
          <table:table-cell table:formula="of:=IMREAL([.D553])" office:value-type="float" office:value="-70.0152284228023" calcext:value-type="float">
            <text:p>-70.0152284228</text:p>
          </table:table-cell>
          <table:table-cell table:formula="of:=IMAGINARY([.D553])" office:value-type="float" office:value="69.3390296005669" calcext:value-type="float">
            <text:p>69.3390296006</text:p>
          </table:table-cell>
          <table:table-cell table:number-columns-repeated="5"/>
        </table:table-row>
        <table:table-row table:style-name="ro1">
          <table:table-cell table:formula="of:=[.A553]+1" office:value-type="float" office:value="552" calcext:value-type="float">
            <text:p>552</text:p>
          </table:table-cell>
          <table:table-cell table:formula="of:=SIN([.$H$2]/[.$I$2]*[.A554]*2*PI()+[.$I$10])" office:value-type="float" office:value="0.707106781186512" calcext:value-type="float">
            <text:p>0.7071067812</text:p>
          </table:table-cell>
          <table:table-cell table:formula="of:=IF(ROW() &gt; [.$J$2] + 1; [.B554] - OFFSET([.B554]; -[.$J$2]; 0)*[.$L$2]^[.$J$2]; [.B554])" office:value-type="float" office:value="0.0140023455323148" calcext:value-type="float">
            <text:p>0.0140023455</text:p>
          </table:table-cell>
          <table:table-cell table:formula="of:=IMSUM(COMPLEX([.C554];0); IMPRODUCT([.D553]; [.$I$8]))" office:value-type="string" office:string-value="69,3460980431391+70,00822689996i" calcext:value-type="string">
            <text:p>69,3460980431391+70,00822689996i</text:p>
          </table:table-cell>
          <table:table-cell table:formula="of:=IMABS([.D554])" office:value-type="float" office:value="98.5395004426395" calcext:value-type="float">
            <text:p>98.5395004426</text:p>
          </table:table-cell>
          <table:table-cell table:formula="of:=IMREAL([.D554])" office:value-type="float" office:value="69.3460980431391" calcext:value-type="float">
            <text:p>69.3460980431</text:p>
          </table:table-cell>
          <table:table-cell table:formula="of:=IMAGINARY([.D554])" office:value-type="float" office:value="70.008226899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54]+1" office:value-type="float" office:value="553" calcext:value-type="float">
            <text:p>553</text:p>
          </table:table-cell>
          <table:table-cell table:formula="of:=SIN([.$H$2]/[.$I$2]*[.A555]*2*PI()+[.$I$10])" office:value-type="float" office:value="0.707106781186627" calcext:value-type="float">
            <text:p>0.7071067812</text:p>
          </table:table-cell>
          <table:table-cell table:formula="of:=IF(ROW() &gt; [.$J$2] + 1; [.B555] - OFFSET([.B555]; -[.$J$2]; 0)*[.$L$2]^[.$J$2]; [.B555])" office:value-type="float" office:value="0.0140023455323144" calcext:value-type="float">
            <text:p>0.0140023455</text:p>
          </table:table-cell>
          <table:table-cell table:formula="of:=IMSUM(COMPLEX([.C555];0); IMPRODUCT([.D554]; [.$I$8]))" office:value-type="string" office:string-value="70,0152284228023-69,3391634333348i" calcext:value-type="string">
            <text:p>70,0152284228023-69,3391634333348i</text:p>
          </table:table-cell>
          <table:table-cell table:formula="of:=IMABS([.D555])" office:value-type="float" office:value="98.5395950708744" calcext:value-type="float">
            <text:p>98.5395950709</text:p>
          </table:table-cell>
          <table:table-cell table:formula="of:=IMREAL([.D555])" office:value-type="float" office:value="70.0152284228023" calcext:value-type="float">
            <text:p>70.0152284228</text:p>
          </table:table-cell>
          <table:table-cell table:formula="of:=IMAGINARY([.D555])" office:value-type="float" office:value="-69.3391634333348" calcext:value-type="float">
            <text:p>-69.3391634333</text:p>
          </table:table-cell>
          <table:table-cell table:number-columns-repeated="5"/>
        </table:table-row>
        <table:table-row table:style-name="ro1">
          <table:table-cell table:formula="of:=[.A555]+1" office:value-type="float" office:value="554" calcext:value-type="float">
            <text:p>554</text:p>
          </table:table-cell>
          <table:table-cell table:formula="of:=SIN([.$H$2]/[.$I$2]*[.A556]*2*PI()+[.$I$10])" office:value-type="float" office:value="-0.707106781186504" calcext:value-type="float">
            <text:p>-0.7071067812</text:p>
          </table:table-cell>
          <table:table-cell table:formula="of:=IF(ROW() &gt; [.$J$2] + 1; [.B556] - OFFSET([.B556]; -[.$J$2]; 0)*[.$L$2]^[.$J$2]; [.B556])" office:value-type="float" office:value="-0.0140023455322359" calcext:value-type="float">
            <text:p>-0.0140023455</text:p>
          </table:table-cell>
          <table:table-cell table:formula="of:=IMSUM(COMPLEX([.C556];0); IMPRODUCT([.D555]; [.$I$8]))" office:value-type="string" office:string-value="-69,3462318625237-70,00822689996i" calcext:value-type="string">
            <text:p>-69,3462318625237-70,00822689996i</text:p>
          </table:table-cell>
          <table:table-cell table:formula="of:=IMABS([.D556])" office:value-type="float" office:value="98.5395946166168" calcext:value-type="float">
            <text:p>98.5395946166</text:p>
          </table:table-cell>
          <table:table-cell table:formula="of:=IMREAL([.D556])" office:value-type="float" office:value="-69.3462318625237" calcext:value-type="float">
            <text:p>-69.3462318625</text:p>
          </table:table-cell>
          <table:table-cell table:formula="of:=IMAGINARY([.D556])" office:value-type="float" office:value="-70.008226899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56]+1" office:value-type="float" office:value="555" calcext:value-type="float">
            <text:p>555</text:p>
          </table:table-cell>
          <table:table-cell table:formula="of:=SIN([.$H$2]/[.$I$2]*[.A557]*2*PI()+[.$I$10])" office:value-type="float" office:value="-0.707106781186555" calcext:value-type="float">
            <text:p>-0.7071067812</text:p>
          </table:table-cell>
          <table:table-cell table:formula="of:=IF(ROW() &gt; [.$J$2] + 1; [.B557] - OFFSET([.B557]; -[.$J$2]; 0)*[.$L$2]^[.$J$2]; [.B557])" office:value-type="float" office:value="-0.014002345532234" calcext:value-type="float">
            <text:p>-0.0140023455</text:p>
          </table:table-cell>
          <table:table-cell table:formula="of:=IMSUM(COMPLEX([.C557];0); IMPRODUCT([.D556]; [.$I$8]))" office:value-type="string" office:string-value="-70,0152284228022+69,3392972393374i" calcext:value-type="string">
            <text:p>-70,0152284228022+69,3392972393374i</text:p>
          </table:table-cell>
          <table:table-cell table:formula="of:=IMABS([.D557])" office:value-type="float" office:value="98.5396892259274" calcext:value-type="float">
            <text:p>98.5396892259</text:p>
          </table:table-cell>
          <table:table-cell table:formula="of:=IMREAL([.D557])" office:value-type="float" office:value="-70.0152284228022" calcext:value-type="float">
            <text:p>-70.0152284228</text:p>
          </table:table-cell>
          <table:table-cell table:formula="of:=IMAGINARY([.D557])" office:value-type="float" office:value="69.3392972393374" calcext:value-type="float">
            <text:p>69.3392972393</text:p>
          </table:table-cell>
          <table:table-cell table:number-columns-repeated="5"/>
        </table:table-row>
        <table:table-row table:style-name="ro1">
          <table:table-cell table:formula="of:=[.A557]+1" office:value-type="float" office:value="556" calcext:value-type="float">
            <text:p>556</text:p>
          </table:table-cell>
          <table:table-cell table:formula="of:=SIN([.$H$2]/[.$I$2]*[.A558]*2*PI()+[.$I$10])" office:value-type="float" office:value="0.707106781186496" calcext:value-type="float">
            <text:p>0.7071067812</text:p>
          </table:table-cell>
          <table:table-cell table:formula="of:=IF(ROW() &gt; [.$J$2] + 1; [.B558] - OFFSET([.B558]; -[.$J$2]; 0)*[.$L$2]^[.$J$2]; [.B558])" office:value-type="float" office:value="0.0140023455322356" calcext:value-type="float">
            <text:p>0.0140023455</text:p>
          </table:table-cell>
          <table:table-cell table:formula="of:=IMSUM(COMPLEX([.C558];0); IMPRODUCT([.D557]; [.$I$8]))" office:value-type="string" office:string-value="69,3463656551457+70,0082268999599i" calcext:value-type="string">
            <text:p>69,3463656551457+70,0082268999599i</text:p>
          </table:table-cell>
          <table:table-cell table:formula="of:=IMABS([.D558])" office:value-type="float" office:value="98.5396887718519" calcext:value-type="float">
            <text:p>98.5396887719</text:p>
          </table:table-cell>
          <table:table-cell table:formula="of:=IMREAL([.D558])" office:value-type="float" office:value="69.3463656551457" calcext:value-type="float">
            <text:p>69.3463656551</text:p>
          </table:table-cell>
          <table:table-cell table:formula="of:=IMAGINARY([.D558])" office:value-type="float" office:value="70.008226899959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58]+1" office:value-type="float" office:value="557" calcext:value-type="float">
            <text:p>557</text:p>
          </table:table-cell>
          <table:table-cell table:formula="of:=SIN([.$H$2]/[.$I$2]*[.A559]*2*PI()+[.$I$10])" office:value-type="float" office:value="0.707106781186562" calcext:value-type="float">
            <text:p>0.7071067812</text:p>
          </table:table-cell>
          <table:table-cell table:formula="of:=IF(ROW() &gt; [.$J$2] + 1; [.B559] - OFFSET([.B559]; -[.$J$2]; 0)*[.$L$2]^[.$J$2]; [.B559])" office:value-type="float" office:value="0.0140023455322342" calcext:value-type="float">
            <text:p>0.0140023455</text:p>
          </table:table-cell>
          <table:table-cell table:formula="of:=IMSUM(COMPLEX([.C559];0); IMPRODUCT([.D558]; [.$I$8]))" office:value-type="string" office:string-value="70,0152284228021-69,3394310185802i" calcext:value-type="string">
            <text:p>70,0152284228021-69,3394310185802i</text:p>
          </table:table-cell>
          <table:table-cell table:formula="of:=IMABS([.D559])" office:value-type="float" office:value="98.5397833622421" calcext:value-type="float">
            <text:p>98.5397833622</text:p>
          </table:table-cell>
          <table:table-cell table:formula="of:=IMREAL([.D559])" office:value-type="float" office:value="70.0152284228021" calcext:value-type="float">
            <text:p>70.0152284228</text:p>
          </table:table-cell>
          <table:table-cell table:formula="of:=IMAGINARY([.D559])" office:value-type="float" office:value="-69.3394310185802" calcext:value-type="float">
            <text:p>-69.3394310186</text:p>
          </table:table-cell>
          <table:table-cell table:number-columns-repeated="5"/>
        </table:table-row>
        <table:table-row table:style-name="ro1">
          <table:table-cell table:formula="of:=[.A559]+1" office:value-type="float" office:value="558" calcext:value-type="float">
            <text:p>558</text:p>
          </table:table-cell>
          <table:table-cell table:formula="of:=SIN([.$H$2]/[.$I$2]*[.A560]*2*PI()+[.$I$10])" office:value-type="float" office:value="-0.707106781186489" calcext:value-type="float">
            <text:p>-0.7071067812</text:p>
          </table:table-cell>
          <table:table-cell table:formula="of:=IF(ROW() &gt; [.$J$2] + 1; [.B560] - OFFSET([.B560]; -[.$J$2]; 0)*[.$L$2]^[.$J$2]; [.B560])" office:value-type="float" office:value="-0.0140023455322356" calcext:value-type="float">
            <text:p>-0.0140023455</text:p>
          </table:table-cell>
          <table:table-cell table:formula="of:=IMSUM(COMPLEX([.C560];0); IMPRODUCT([.D559]; [.$I$8]))" office:value-type="string" office:string-value="-69,3464994210105-70,0082268999598i" calcext:value-type="string">
            <text:p>-69,3464994210105-70,0082268999598i</text:p>
          </table:table-cell>
          <table:table-cell table:formula="of:=IMABS([.D560])" office:value-type="float" office:value="98.5397829083486" calcext:value-type="float">
            <text:p>98.5397829083</text:p>
          </table:table-cell>
          <table:table-cell table:formula="of:=IMREAL([.D560])" office:value-type="float" office:value="-69.3464994210105" calcext:value-type="float">
            <text:p>-69.346499421</text:p>
          </table:table-cell>
          <table:table-cell table:formula="of:=IMAGINARY([.D560])" office:value-type="float" office:value="-70.008226899959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60]+1" office:value-type="float" office:value="559" calcext:value-type="float">
            <text:p>559</text:p>
          </table:table-cell>
          <table:table-cell table:formula="of:=SIN([.$H$2]/[.$I$2]*[.A561]*2*PI()+[.$I$10])" office:value-type="float" office:value="-0.70710678118657" calcext:value-type="float">
            <text:p>-0.7071067812</text:p>
          </table:table-cell>
          <table:table-cell table:formula="of:=IF(ROW() &gt; [.$J$2] + 1; [.B561] - OFFSET([.B561]; -[.$J$2]; 0)*[.$L$2]^[.$J$2]; [.B561])" office:value-type="float" office:value="-0.0140023455322345" calcext:value-type="float">
            <text:p>-0.0140023455</text:p>
          </table:table-cell>
          <table:table-cell table:formula="of:=IMSUM(COMPLEX([.C561];0); IMPRODUCT([.D560]; [.$I$8]))" office:value-type="string" office:string-value="-70,015228422802+69,3395647710684i" calcext:value-type="string">
            <text:p>-70,015228422802+69,3395647710684i</text:p>
          </table:table-cell>
          <table:table-cell table:formula="of:=IMABS([.D561])" office:value-type="float" office:value="98.539877479822" calcext:value-type="float">
            <text:p>98.5398774798</text:p>
          </table:table-cell>
          <table:table-cell table:formula="of:=IMREAL([.D561])" office:value-type="float" office:value="-70.015228422802" calcext:value-type="float">
            <text:p>-70.0152284228</text:p>
          </table:table-cell>
          <table:table-cell table:formula="of:=IMAGINARY([.D561])" office:value-type="float" office:value="69.3395647710684" calcext:value-type="float">
            <text:p>69.3395647711</text:p>
          </table:table-cell>
          <table:table-cell table:number-columns-repeated="5"/>
        </table:table-row>
        <table:table-row table:style-name="ro1">
          <table:table-cell table:formula="of:=[.A561]+1" office:value-type="float" office:value="560" calcext:value-type="float">
            <text:p>560</text:p>
          </table:table-cell>
          <table:table-cell table:formula="of:=SIN([.$H$2]/[.$I$2]*[.A562]*2*PI()+[.$I$10])" office:value-type="float" office:value="0.707106781186481" calcext:value-type="float">
            <text:p>0.7071067812</text:p>
          </table:table-cell>
          <table:table-cell table:formula="of:=IF(ROW() &gt; [.$J$2] + 1; [.B562] - OFFSET([.B562]; -[.$J$2]; 0)*[.$L$2]^[.$J$2]; [.B562])" office:value-type="float" office:value="0.0140023455322355" calcext:value-type="float">
            <text:p>0.0140023455</text:p>
          </table:table-cell>
          <table:table-cell table:formula="of:=IMSUM(COMPLEX([.C562];0); IMPRODUCT([.D561]; [.$I$8]))" office:value-type="string" office:string-value="69,3466331601235+70,0082268999597i" calcext:value-type="string">
            <text:p>69,3466331601235+70,0082268999597i</text:p>
          </table:table-cell>
          <table:table-cell table:formula="of:=IMABS([.D562])" office:value-type="float" office:value="98.5398770261105" calcext:value-type="float">
            <text:p>98.5398770261</text:p>
          </table:table-cell>
          <table:table-cell table:formula="of:=IMREAL([.D562])" office:value-type="float" office:value="69.3466331601235" calcext:value-type="float">
            <text:p>69.3466331601</text:p>
          </table:table-cell>
          <table:table-cell table:formula="of:=IMAGINARY([.D562])" office:value-type="float" office:value="70.008226899959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62]+1" office:value-type="float" office:value="561" calcext:value-type="float">
            <text:p>561</text:p>
          </table:table-cell>
          <table:table-cell table:formula="of:=SIN([.$H$2]/[.$I$2]*[.A563]*2*PI()+[.$I$10])" office:value-type="float" office:value="0.707106781186577" calcext:value-type="float">
            <text:p>0.7071067812</text:p>
          </table:table-cell>
          <table:table-cell table:formula="of:=IF(ROW() &gt; [.$J$2] + 1; [.B563] - OFFSET([.B563]; -[.$J$2]; 0)*[.$L$2]^[.$J$2]; [.B563])" office:value-type="float" office:value="0.0140023455322345" calcext:value-type="float">
            <text:p>0.0140023455</text:p>
          </table:table-cell>
          <table:table-cell table:formula="of:=IMSUM(COMPLEX([.C563];0); IMPRODUCT([.D562]; [.$I$8]))" office:value-type="string" office:string-value="70,0152284228019-69,3396984968075i" calcext:value-type="string">
            <text:p>70,0152284228019-69,3396984968075i</text:p>
          </table:table-cell>
          <table:table-cell table:formula="of:=IMABS([.D563])" office:value-type="float" office:value="98.539971578671" calcext:value-type="float">
            <text:p>98.5399715787</text:p>
          </table:table-cell>
          <table:table-cell table:formula="of:=IMREAL([.D563])" office:value-type="float" office:value="70.0152284228019" calcext:value-type="float">
            <text:p>70.0152284228</text:p>
          </table:table-cell>
          <table:table-cell table:formula="of:=IMAGINARY([.D563])" office:value-type="float" office:value="-69.3396984968075" calcext:value-type="float">
            <text:p>-69.3396984968</text:p>
          </table:table-cell>
          <table:table-cell table:number-columns-repeated="5"/>
        </table:table-row>
        <table:table-row table:style-name="ro1">
          <table:table-cell table:formula="of:=[.A563]+1" office:value-type="float" office:value="562" calcext:value-type="float">
            <text:p>562</text:p>
          </table:table-cell>
          <table:table-cell table:formula="of:=SIN([.$H$2]/[.$I$2]*[.A564]*2*PI()+[.$I$10])" office:value-type="float" office:value="-0.707106781186474" calcext:value-type="float">
            <text:p>-0.7071067812</text:p>
          </table:table-cell>
          <table:table-cell table:formula="of:=IF(ROW() &gt; [.$J$2] + 1; [.B564] - OFFSET([.B564]; -[.$J$2]; 0)*[.$L$2]^[.$J$2]; [.B564])" office:value-type="float" office:value="-0.0140023455322351" calcext:value-type="float">
            <text:p>-0.0140023455</text:p>
          </table:table-cell>
          <table:table-cell table:formula="of:=IMSUM(COMPLEX([.C564];0); IMPRODUCT([.D563]; [.$I$8]))" office:value-type="string" office:string-value="-69,34676687249-70,0082268999596i" calcext:value-type="string">
            <text:p>-69,34676687249-70,0082268999596i</text:p>
          </table:table-cell>
          <table:table-cell table:formula="of:=IMABS([.D564])" office:value-type="float" office:value="98.5399711251414" calcext:value-type="float">
            <text:p>98.5399711251</text:p>
          </table:table-cell>
          <table:table-cell table:formula="of:=IMREAL([.D564])" office:value-type="float" office:value="-69.34676687249" calcext:value-type="float">
            <text:p>-69.3467668725</text:p>
          </table:table-cell>
          <table:table-cell table:formula="of:=IMAGINARY([.D564])" office:value-type="float" office:value="-70.00822689995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64]+1" office:value-type="float" office:value="563" calcext:value-type="float">
            <text:p>563</text:p>
          </table:table-cell>
          <table:table-cell table:formula="of:=SIN([.$H$2]/[.$I$2]*[.A565]*2*PI()+[.$I$10])" office:value-type="float" office:value="-0.707106781186585" calcext:value-type="float">
            <text:p>-0.7071067812</text:p>
          </table:table-cell>
          <table:table-cell table:formula="of:=IF(ROW() &gt; [.$J$2] + 1; [.B565] - OFFSET([.B565]; -[.$J$2]; 0)*[.$L$2]^[.$J$2]; [.B565])" office:value-type="float" office:value="-0.0140023455323134" calcext:value-type="float">
            <text:p>-0.0140023455</text:p>
          </table:table-cell>
          <table:table-cell table:formula="of:=IMSUM(COMPLEX([.C565];0); IMPRODUCT([.D564]; [.$I$8]))" office:value-type="string" office:string-value="-70,0152284228019+69,3398321958027i" calcext:value-type="string">
            <text:p>-70,0152284228019+69,3398321958027i</text:p>
          </table:table-cell>
          <table:table-cell table:formula="of:=IMABS([.D565])" office:value-type="float" office:value="98.5400656587929" calcext:value-type="float">
            <text:p>98.5400656588</text:p>
          </table:table-cell>
          <table:table-cell table:formula="of:=IMREAL([.D565])" office:value-type="float" office:value="-70.0152284228019" calcext:value-type="float">
            <text:p>-70.0152284228</text:p>
          </table:table-cell>
          <table:table-cell table:formula="of:=IMAGINARY([.D565])" office:value-type="float" office:value="69.3398321958027" calcext:value-type="float">
            <text:p>69.3398321958</text:p>
          </table:table-cell>
          <table:table-cell table:number-columns-repeated="5"/>
        </table:table-row>
        <table:table-row table:style-name="ro1">
          <table:table-cell table:formula="of:=[.A565]+1" office:value-type="float" office:value="564" calcext:value-type="float">
            <text:p>564</text:p>
          </table:table-cell>
          <table:table-cell table:formula="of:=SIN([.$H$2]/[.$I$2]*[.A566]*2*PI()+[.$I$10])" office:value-type="float" office:value="0.707106781186466" calcext:value-type="float">
            <text:p>0.7071067812</text:p>
          </table:table-cell>
          <table:table-cell table:formula="of:=IF(ROW() &gt; [.$J$2] + 1; [.B566] - OFFSET([.B566]; -[.$J$2]; 0)*[.$L$2]^[.$J$2]; [.B566])" office:value-type="float" office:value="0.0140023455322351" calcext:value-type="float">
            <text:p>0.0140023455</text:p>
          </table:table-cell>
          <table:table-cell table:formula="of:=IMSUM(COMPLEX([.C566];0); IMPRODUCT([.D565]; [.$I$8]))" office:value-type="string" office:string-value="69,3469005581153+70,0082268999596i" calcext:value-type="string">
            <text:p>69,3469005581153+70,0082268999596i</text:p>
          </table:table-cell>
          <table:table-cell table:formula="of:=IMABS([.D566])" office:value-type="float" office:value="98.540065205445" calcext:value-type="float">
            <text:p>98.5400652054</text:p>
          </table:table-cell>
          <table:table-cell table:formula="of:=IMREAL([.D566])" office:value-type="float" office:value="69.3469005581153" calcext:value-type="float">
            <text:p>69.3469005581</text:p>
          </table:table-cell>
          <table:table-cell table:formula="of:=IMAGINARY([.D566])" office:value-type="float" office:value="70.00822689995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66]+1" office:value-type="float" office:value="565" calcext:value-type="float">
            <text:p>565</text:p>
          </table:table-cell>
          <table:table-cell table:formula="of:=SIN([.$H$2]/[.$I$2]*[.A567]*2*PI()+[.$I$10])" office:value-type="float" office:value="0.707106781186593" calcext:value-type="float">
            <text:p>0.7071067812</text:p>
          </table:table-cell>
          <table:table-cell table:formula="of:=IF(ROW() &gt; [.$J$2] + 1; [.B567] - OFFSET([.B567]; -[.$J$2]; 0)*[.$L$2]^[.$J$2]; [.B567])" office:value-type="float" office:value="0.0140023455323137" calcext:value-type="float">
            <text:p>0.0140023455</text:p>
          </table:table-cell>
          <table:table-cell table:formula="of:=IMSUM(COMPLEX([.C567];0); IMPRODUCT([.D566]; [.$I$8]))" office:value-type="string" office:string-value="70,0152284228019-69,3399658680595i" calcext:value-type="string">
            <text:p>70,0152284228019-69,3399658680595i</text:p>
          </table:table-cell>
          <table:table-cell table:formula="of:=IMABS([.D567])" office:value-type="float" office:value="98.5401597201912" calcext:value-type="float">
            <text:p>98.5401597202</text:p>
          </table:table-cell>
          <table:table-cell table:formula="of:=IMREAL([.D567])" office:value-type="float" office:value="70.0152284228019" calcext:value-type="float">
            <text:p>70.0152284228</text:p>
          </table:table-cell>
          <table:table-cell table:formula="of:=IMAGINARY([.D567])" office:value-type="float" office:value="-69.3399658680595" calcext:value-type="float">
            <text:p>-69.3399658681</text:p>
          </table:table-cell>
          <table:table-cell table:number-columns-repeated="5"/>
        </table:table-row>
        <table:table-row table:style-name="ro1">
          <table:table-cell table:formula="of:=[.A567]+1" office:value-type="float" office:value="566" calcext:value-type="float">
            <text:p>566</text:p>
          </table:table-cell>
          <table:table-cell table:formula="of:=SIN([.$H$2]/[.$I$2]*[.A568]*2*PI()+[.$I$10])" office:value-type="float" office:value="-0.707106781186539" calcext:value-type="float">
            <text:p>-0.7071067812</text:p>
          </table:table-cell>
          <table:table-cell table:formula="of:=IF(ROW() &gt; [.$J$2] + 1; [.B568] - OFFSET([.B568]; -[.$J$2]; 0)*[.$L$2]^[.$J$2]; [.B568])" office:value-type="float" office:value="-0.0140023455323153" calcext:value-type="float">
            <text:p>-0.0140023455</text:p>
          </table:table-cell>
          <table:table-cell table:formula="of:=IMSUM(COMPLEX([.C568];0); IMPRODUCT([.D567]; [.$I$8]))" office:value-type="string" office:string-value="-69,347034217005-70,0082268999596i" calcext:value-type="string">
            <text:p>-69,347034217005-70,0082268999596i</text:p>
          </table:table-cell>
          <table:table-cell table:formula="of:=IMABS([.D568])" office:value-type="float" office:value="98.5401592670252" calcext:value-type="float">
            <text:p>98.540159267</text:p>
          </table:table-cell>
          <table:table-cell table:formula="of:=IMREAL([.D568])" office:value-type="float" office:value="-69.347034217005" calcext:value-type="float">
            <text:p>-69.347034217</text:p>
          </table:table-cell>
          <table:table-cell table:formula="of:=IMAGINARY([.D568])" office:value-type="float" office:value="-70.00822689995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68]+1" office:value-type="float" office:value="567" calcext:value-type="float">
            <text:p>567</text:p>
          </table:table-cell>
          <table:table-cell table:formula="of:=SIN([.$H$2]/[.$I$2]*[.A569]*2*PI()+[.$I$10])" office:value-type="float" office:value="-0.7071067811866" calcext:value-type="float">
            <text:p>-0.7071067812</text:p>
          </table:table-cell>
          <table:table-cell table:formula="of:=IF(ROW() &gt; [.$J$2] + 1; [.B569] - OFFSET([.B569]; -[.$J$2]; 0)*[.$L$2]^[.$J$2]; [.B569])" office:value-type="float" office:value="-0.0140023455323137" calcext:value-type="float">
            <text:p>-0.0140023455</text:p>
          </table:table-cell>
          <table:table-cell table:formula="of:=IMSUM(COMPLEX([.C569];0); IMPRODUCT([.D568]; [.$I$8]))" office:value-type="string" office:string-value="-70,0152284228019+69,3400995135833i" calcext:value-type="string">
            <text:p>-70,0152284228019+69,3400995135833i</text:p>
          </table:table-cell>
          <table:table-cell table:formula="of:=IMABS([.D569])" office:value-type="float" office:value="98.5402537628697" calcext:value-type="float">
            <text:p>98.5402537629</text:p>
          </table:table-cell>
          <table:table-cell table:formula="of:=IMREAL([.D569])" office:value-type="float" office:value="-70.0152284228019" calcext:value-type="float">
            <text:p>-70.0152284228</text:p>
          </table:table-cell>
          <table:table-cell table:formula="of:=IMAGINARY([.D569])" office:value-type="float" office:value="69.3400995135833" calcext:value-type="float">
            <text:p>69.3400995136</text:p>
          </table:table-cell>
          <table:table-cell table:number-columns-repeated="5"/>
        </table:table-row>
        <table:table-row table:style-name="ro1">
          <table:table-cell table:formula="of:=[.A569]+1" office:value-type="float" office:value="568" calcext:value-type="float">
            <text:p>568</text:p>
          </table:table-cell>
          <table:table-cell table:formula="of:=SIN([.$H$2]/[.$I$2]*[.A570]*2*PI()+[.$I$10])" office:value-type="float" office:value="0.707106781186531" calcext:value-type="float">
            <text:p>0.7071067812</text:p>
          </table:table-cell>
          <table:table-cell table:formula="of:=IF(ROW() &gt; [.$J$2] + 1; [.B570] - OFFSET([.B570]; -[.$J$2]; 0)*[.$L$2]^[.$J$2]; [.B570])" office:value-type="float" office:value="0.0140023455323151" calcext:value-type="float">
            <text:p>0.0140023455</text:p>
          </table:table-cell>
          <table:table-cell table:formula="of:=IMSUM(COMPLEX([.C570];0); IMPRODUCT([.D569]; [.$I$8]))" office:value-type="string" office:string-value="69,3471678491642+70,0082268999596i" calcext:value-type="string">
            <text:p>69,3471678491642+70,0082268999596i</text:p>
          </table:table-cell>
          <table:table-cell table:formula="of:=IMABS([.D570])" office:value-type="float" office:value="98.5402533098854" calcext:value-type="float">
            <text:p>98.5402533099</text:p>
          </table:table-cell>
          <table:table-cell table:formula="of:=IMREAL([.D570])" office:value-type="float" office:value="69.3471678491642" calcext:value-type="float">
            <text:p>69.3471678492</text:p>
          </table:table-cell>
          <table:table-cell table:formula="of:=IMAGINARY([.D570])" office:value-type="float" office:value="70.00822689995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70]+1" office:value-type="float" office:value="569" calcext:value-type="float">
            <text:p>569</text:p>
          </table:table-cell>
          <table:table-cell table:formula="of:=SIN([.$H$2]/[.$I$2]*[.A571]*2*PI()+[.$I$10])" office:value-type="float" office:value="0.707106781186608" calcext:value-type="float">
            <text:p>0.7071067812</text:p>
          </table:table-cell>
          <table:table-cell table:formula="of:=IF(ROW() &gt; [.$J$2] + 1; [.B571] - OFFSET([.B571]; -[.$J$2]; 0)*[.$L$2]^[.$J$2]; [.B571])" office:value-type="float" office:value="0.0140023455323138" calcext:value-type="float">
            <text:p>0.0140023455</text:p>
          </table:table-cell>
          <table:table-cell table:formula="of:=IMSUM(COMPLEX([.C571];0); IMPRODUCT([.D570]; [.$I$8]))" office:value-type="string" office:string-value="70,0152284228019-69,3402331323793i" calcext:value-type="string">
            <text:p>70,0152284228019-69,3402331323793i</text:p>
          </table:table-cell>
          <table:table-cell table:formula="of:=IMABS([.D571])" office:value-type="float" office:value="98.5403477868322" calcext:value-type="float">
            <text:p>98.5403477868</text:p>
          </table:table-cell>
          <table:table-cell table:formula="of:=IMREAL([.D571])" office:value-type="float" office:value="70.0152284228019" calcext:value-type="float">
            <text:p>70.0152284228</text:p>
          </table:table-cell>
          <table:table-cell table:formula="of:=IMAGINARY([.D571])" office:value-type="float" office:value="-69.3402331323793" calcext:value-type="float">
            <text:p>-69.3402331324</text:p>
          </table:table-cell>
          <table:table-cell table:number-columns-repeated="5"/>
        </table:table-row>
        <table:table-row table:style-name="ro1">
          <table:table-cell table:formula="of:=[.A571]+1" office:value-type="float" office:value="570" calcext:value-type="float">
            <text:p>570</text:p>
          </table:table-cell>
          <table:table-cell table:formula="of:=SIN([.$H$2]/[.$I$2]*[.A572]*2*PI()+[.$I$10])" office:value-type="float" office:value="-0.707106781186524" calcext:value-type="float">
            <text:p>-0.7071067812</text:p>
          </table:table-cell>
          <table:table-cell table:formula="of:=IF(ROW() &gt; [.$J$2] + 1; [.B572] - OFFSET([.B572]; -[.$J$2]; 0)*[.$L$2]^[.$J$2]; [.B572])" office:value-type="float" office:value="-0.0140023455323151" calcext:value-type="float">
            <text:p>-0.0140023455</text:p>
          </table:table-cell>
          <table:table-cell table:formula="of:=IMSUM(COMPLEX([.C572];0); IMPRODUCT([.D571]; [.$I$8]))" office:value-type="string" office:string-value="-69,3473014545984-70,0082268999596i" calcext:value-type="string">
            <text:p>-69,3473014545984-70,0082268999596i</text:p>
          </table:table-cell>
          <table:table-cell table:formula="of:=IMABS([.D572])" office:value-type="float" office:value="98.5403473340295" calcext:value-type="float">
            <text:p>98.540347334</text:p>
          </table:table-cell>
          <table:table-cell table:formula="of:=IMREAL([.D572])" office:value-type="float" office:value="-69.3473014545984" calcext:value-type="float">
            <text:p>-69.3473014546</text:p>
          </table:table-cell>
          <table:table-cell table:formula="of:=IMAGINARY([.D572])" office:value-type="float" office:value="-70.00822689995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72]+1" office:value-type="float" office:value="571" calcext:value-type="float">
            <text:p>571</text:p>
          </table:table-cell>
          <table:table-cell table:formula="of:=SIN([.$H$2]/[.$I$2]*[.A573]*2*PI()+[.$I$10])" office:value-type="float" office:value="-0.707106781186616" calcext:value-type="float">
            <text:p>-0.7071067812</text:p>
          </table:table-cell>
          <table:table-cell table:formula="of:=IF(ROW() &gt; [.$J$2] + 1; [.B573] - OFFSET([.B573]; -[.$J$2]; 0)*[.$L$2]^[.$J$2]; [.B573])" office:value-type="float" office:value="-0.0140023455323142" calcext:value-type="float">
            <text:p>-0.0140023455</text:p>
          </table:table-cell>
          <table:table-cell table:formula="of:=IMSUM(COMPLEX([.C573];0); IMPRODUCT([.D572]; [.$I$8]))" office:value-type="string" office:string-value="-70,0152284228019+69,3403667244529i" calcext:value-type="string">
            <text:p>-70,0152284228019+69,3403667244529i</text:p>
          </table:table-cell>
          <table:table-cell table:formula="of:=IMABS([.D573])" office:value-type="float" office:value="98.5404417920822" calcext:value-type="float">
            <text:p>98.5404417921</text:p>
          </table:table-cell>
          <table:table-cell table:formula="of:=IMREAL([.D573])" office:value-type="float" office:value="-70.0152284228019" calcext:value-type="float">
            <text:p>-70.0152284228</text:p>
          </table:table-cell>
          <table:table-cell table:formula="of:=IMAGINARY([.D573])" office:value-type="float" office:value="69.3403667244529" calcext:value-type="float">
            <text:p>69.3403667245</text:p>
          </table:table-cell>
          <table:table-cell table:number-columns-repeated="5"/>
        </table:table-row>
        <table:table-row table:style-name="ro1">
          <table:table-cell table:formula="of:=[.A573]+1" office:value-type="float" office:value="572" calcext:value-type="float">
            <text:p>572</text:p>
          </table:table-cell>
          <table:table-cell table:formula="of:=SIN([.$H$2]/[.$I$2]*[.A574]*2*PI()+[.$I$10])" office:value-type="float" office:value="0.707106781186516" calcext:value-type="float">
            <text:p>0.7071067812</text:p>
          </table:table-cell>
          <table:table-cell table:formula="of:=IF(ROW() &gt; [.$J$2] + 1; [.B574] - OFFSET([.B574]; -[.$J$2]; 0)*[.$L$2]^[.$J$2]; [.B574])" office:value-type="float" office:value="0.0140023455323148" calcext:value-type="float">
            <text:p>0.0140023455</text:p>
          </table:table-cell>
          <table:table-cell table:formula="of:=IMSUM(COMPLEX([.C574];0); IMPRODUCT([.D573]; [.$I$8]))" office:value-type="string" office:string-value="69,3474350333128+70,0082268999596i" calcext:value-type="string">
            <text:p>69,3474350333128+70,0082268999596i</text:p>
          </table:table-cell>
          <table:table-cell table:formula="of:=IMABS([.D574])" office:value-type="float" office:value="98.5404413394611" calcext:value-type="float">
            <text:p>98.5404413395</text:p>
          </table:table-cell>
          <table:table-cell table:formula="of:=IMREAL([.D574])" office:value-type="float" office:value="69.3474350333128" calcext:value-type="float">
            <text:p>69.3474350333</text:p>
          </table:table-cell>
          <table:table-cell table:formula="of:=IMAGINARY([.D574])" office:value-type="float" office:value="70.00822689995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74]+1" office:value-type="float" office:value="573" calcext:value-type="float">
            <text:p>573</text:p>
          </table:table-cell>
          <table:table-cell table:formula="of:=SIN([.$H$2]/[.$I$2]*[.A575]*2*PI()+[.$I$10])" office:value-type="float" office:value="0.707106781186623" calcext:value-type="float">
            <text:p>0.7071067812</text:p>
          </table:table-cell>
          <table:table-cell table:formula="of:=IF(ROW() &gt; [.$J$2] + 1; [.B575] - OFFSET([.B575]; -[.$J$2]; 0)*[.$L$2]^[.$J$2]; [.B575])" office:value-type="float" office:value="0.0140023455323142" calcext:value-type="float">
            <text:p>0.0140023455</text:p>
          </table:table-cell>
          <table:table-cell table:formula="of:=IMSUM(COMPLEX([.C575];0); IMPRODUCT([.D574]; [.$I$8]))" office:value-type="string" office:string-value="70,0152284228019-69,3405002898095i" calcext:value-type="string">
            <text:p>70,0152284228019-69,3405002898095i</text:p>
          </table:table-cell>
          <table:table-cell table:formula="of:=IMABS([.D575])" office:value-type="float" office:value="98.5405357786236" calcext:value-type="float">
            <text:p>98.5405357786</text:p>
          </table:table-cell>
          <table:table-cell table:formula="of:=IMREAL([.D575])" office:value-type="float" office:value="70.0152284228019" calcext:value-type="float">
            <text:p>70.0152284228</text:p>
          </table:table-cell>
          <table:table-cell table:formula="of:=IMAGINARY([.D575])" office:value-type="float" office:value="-69.3405002898095" calcext:value-type="float">
            <text:p>-69.3405002898</text:p>
          </table:table-cell>
          <table:table-cell table:number-columns-repeated="5"/>
        </table:table-row>
        <table:table-row table:style-name="ro1">
          <table:table-cell table:formula="of:=[.A575]+1" office:value-type="float" office:value="574" calcext:value-type="float">
            <text:p>574</text:p>
          </table:table-cell>
          <table:table-cell table:formula="of:=SIN([.$H$2]/[.$I$2]*[.A576]*2*PI()+[.$I$10])" office:value-type="float" office:value="-0.707106781186508" calcext:value-type="float">
            <text:p>-0.7071067812</text:p>
          </table:table-cell>
          <table:table-cell table:formula="of:=IF(ROW() &gt; [.$J$2] + 1; [.B576] - OFFSET([.B576]; -[.$J$2]; 0)*[.$L$2]^[.$J$2]; [.B576])" office:value-type="float" office:value="-0.0140023455322359" calcext:value-type="float">
            <text:p>-0.0140023455</text:p>
          </table:table-cell>
          <table:table-cell table:formula="of:=IMSUM(COMPLEX([.C576];0); IMPRODUCT([.D575]; [.$I$8]))" office:value-type="string" office:string-value="-69,3475685853127-70,0082268999596i" calcext:value-type="string">
            <text:p>-69,3475685853127-70,0082268999596i</text:p>
          </table:table-cell>
          <table:table-cell table:formula="of:=IMABS([.D576])" office:value-type="float" office:value="98.5405353261838" calcext:value-type="float">
            <text:p>98.5405353262</text:p>
          </table:table-cell>
          <table:table-cell table:formula="of:=IMREAL([.D576])" office:value-type="float" office:value="-69.3475685853127" calcext:value-type="float">
            <text:p>-69.3475685853</text:p>
          </table:table-cell>
          <table:table-cell table:formula="of:=IMAGINARY([.D576])" office:value-type="float" office:value="-70.008226899959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76]+1" office:value-type="float" office:value="575" calcext:value-type="float">
            <text:p>575</text:p>
          </table:table-cell>
          <table:table-cell table:formula="of:=SIN([.$H$2]/[.$I$2]*[.A577]*2*PI()+[.$I$10])" office:value-type="float" office:value="-0.707106781186631" calcext:value-type="float">
            <text:p>-0.7071067812</text:p>
          </table:table-cell>
          <table:table-cell table:formula="of:=IF(ROW() &gt; [.$J$2] + 1; [.B577] - OFFSET([.B577]; -[.$J$2]; 0)*[.$L$2]^[.$J$2]; [.B577])" office:value-type="float" office:value="-0.0140023455323144" calcext:value-type="float">
            <text:p>-0.0140023455</text:p>
          </table:table-cell>
          <table:table-cell table:formula="of:=IMSUM(COMPLEX([.C577];0); IMPRODUCT([.D576]; [.$I$8]))" office:value-type="string" office:string-value="-70,0152284228019+69,3406338284542i" calcext:value-type="string">
            <text:p>-70,0152284228019+69,3406338284542i</text:p>
          </table:table-cell>
          <table:table-cell table:formula="of:=IMABS([.D577])" office:value-type="float" office:value="98.5406297464599" calcext:value-type="float">
            <text:p>98.5406297465</text:p>
          </table:table-cell>
          <table:table-cell table:formula="of:=IMREAL([.D577])" office:value-type="float" office:value="-70.0152284228019" calcext:value-type="float">
            <text:p>-70.0152284228</text:p>
          </table:table-cell>
          <table:table-cell table:formula="of:=IMAGINARY([.D577])" office:value-type="float" office:value="69.3406338284542" calcext:value-type="float">
            <text:p>69.3406338285</text:p>
          </table:table-cell>
          <table:table-cell table:number-columns-repeated="5"/>
        </table:table-row>
        <table:table-row table:style-name="ro1">
          <table:table-cell table:formula="of:=[.A577]+1" office:value-type="float" office:value="576" calcext:value-type="float">
            <text:p>576</text:p>
          </table:table-cell>
          <table:table-cell table:formula="of:=SIN([.$H$2]/[.$I$2]*[.A578]*2*PI()+[.$I$10])" office:value-type="float" office:value="0.707106781186501" calcext:value-type="float">
            <text:p>0.7071067812</text:p>
          </table:table-cell>
          <table:table-cell table:formula="of:=IF(ROW() &gt; [.$J$2] + 1; [.B578] - OFFSET([.B578]; -[.$J$2]; 0)*[.$L$2]^[.$J$2]; [.B578])" office:value-type="float" office:value="0.0140023455322358" calcext:value-type="float">
            <text:p>0.0140023455</text:p>
          </table:table-cell>
          <table:table-cell table:formula="of:=IMSUM(COMPLEX([.C578];0); IMPRODUCT([.D577]; [.$I$8]))" office:value-type="string" office:string-value="69,3477021106036+70,0082268999596i" calcext:value-type="string">
            <text:p>69,3477021106036+70,0082268999596i</text:p>
          </table:table-cell>
          <table:table-cell table:formula="of:=IMABS([.D578])" office:value-type="float" office:value="98.5406292942015" calcext:value-type="float">
            <text:p>98.5406292942</text:p>
          </table:table-cell>
          <table:table-cell table:formula="of:=IMREAL([.D578])" office:value-type="float" office:value="69.3477021106036" calcext:value-type="float">
            <text:p>69.3477021106</text:p>
          </table:table-cell>
          <table:table-cell table:formula="of:=IMAGINARY([.D578])" office:value-type="float" office:value="70.008226899959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78]+1" office:value-type="float" office:value="577" calcext:value-type="float">
            <text:p>577</text:p>
          </table:table-cell>
          <table:table-cell table:formula="of:=SIN([.$H$2]/[.$I$2]*[.A579]*2*PI()+[.$I$10])" office:value-type="float" office:value="0.707106781186558" calcext:value-type="float">
            <text:p>0.7071067812</text:p>
          </table:table-cell>
          <table:table-cell table:formula="of:=IF(ROW() &gt; [.$J$2] + 1; [.B579] - OFFSET([.B579]; -[.$J$2]; 0)*[.$L$2]^[.$J$2]; [.B579])" office:value-type="float" office:value="0.0140023455322342" calcext:value-type="float">
            <text:p>0.0140023455</text:p>
          </table:table-cell>
          <table:table-cell table:formula="of:=IMSUM(COMPLEX([.C579];0); IMPRODUCT([.D578]; [.$I$8]))" office:value-type="string" office:string-value="70,0152284228018-69,3407673403925i" calcext:value-type="string">
            <text:p>70,0152284228018-69,3407673403925i</text:p>
          </table:table-cell>
          <table:table-cell table:formula="of:=IMABS([.D579])" office:value-type="float" office:value="98.5407236955948" calcext:value-type="float">
            <text:p>98.5407236956</text:p>
          </table:table-cell>
          <table:table-cell table:formula="of:=IMREAL([.D579])" office:value-type="float" office:value="70.0152284228018" calcext:value-type="float">
            <text:p>70.0152284228</text:p>
          </table:table-cell>
          <table:table-cell table:formula="of:=IMAGINARY([.D579])" office:value-type="float" office:value="-69.3407673403925" calcext:value-type="float">
            <text:p>-69.3407673404</text:p>
          </table:table-cell>
          <table:table-cell table:number-columns-repeated="5"/>
        </table:table-row>
        <table:table-row table:style-name="ro1">
          <table:table-cell table:formula="of:=[.A579]+1" office:value-type="float" office:value="578" calcext:value-type="float">
            <text:p>578</text:p>
          </table:table-cell>
          <table:table-cell table:formula="of:=SIN([.$H$2]/[.$I$2]*[.A580]*2*PI()+[.$I$10])" office:value-type="float" office:value="-0.707106781186493" calcext:value-type="float">
            <text:p>-0.7071067812</text:p>
          </table:table-cell>
          <table:table-cell table:formula="of:=IF(ROW() &gt; [.$J$2] + 1; [.B580] - OFFSET([.B580]; -[.$J$2]; 0)*[.$L$2]^[.$J$2]; [.B580])" office:value-type="float" office:value="-0.0140023455322356" calcext:value-type="float">
            <text:p>-0.0140023455</text:p>
          </table:table-cell>
          <table:table-cell table:formula="of:=IMSUM(COMPLEX([.C580];0); IMPRODUCT([.D579]; [.$I$8]))" office:value-type="string" office:string-value="-69,3478356091907-70,0082268999595i" calcext:value-type="string">
            <text:p>-69,3478356091907-70,0082268999595i</text:p>
          </table:table-cell>
          <table:table-cell table:formula="of:=IMABS([.D580])" office:value-type="float" office:value="98.5407232435177" calcext:value-type="float">
            <text:p>98.5407232435</text:p>
          </table:table-cell>
          <table:table-cell table:formula="of:=IMREAL([.D580])" office:value-type="float" office:value="-69.3478356091907" calcext:value-type="float">
            <text:p>-69.3478356092</text:p>
          </table:table-cell>
          <table:table-cell table:formula="of:=IMAGINARY([.D580])" office:value-type="float" office:value="-70.0082268999595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80]+1" office:value-type="float" office:value="579" calcext:value-type="float">
            <text:p>579</text:p>
          </table:table-cell>
          <table:table-cell table:formula="of:=SIN([.$H$2]/[.$I$2]*[.A581]*2*PI()+[.$I$10])" office:value-type="float" office:value="-0.707106781186566" calcext:value-type="float">
            <text:p>-0.7071067812</text:p>
          </table:table-cell>
          <table:table-cell table:formula="of:=IF(ROW() &gt; [.$J$2] + 1; [.B581] - OFFSET([.B581]; -[.$J$2]; 0)*[.$L$2]^[.$J$2]; [.B581])" office:value-type="float" office:value="-0.0140023455322342" calcext:value-type="float">
            <text:p>-0.0140023455</text:p>
          </table:table-cell>
          <table:table-cell table:formula="of:=IMSUM(COMPLEX([.C581];0); IMPRODUCT([.D580]; [.$I$8]))" office:value-type="string" office:string-value="-70,0152284228017+69,3409008256298i" calcext:value-type="string">
            <text:p>-70,0152284228017+69,3409008256298i</text:p>
          </table:table-cell>
          <table:table-cell table:formula="of:=IMABS([.D581])" office:value-type="float" office:value="98.5408176260321" calcext:value-type="float">
            <text:p>98.540817626</text:p>
          </table:table-cell>
          <table:table-cell table:formula="of:=IMREAL([.D581])" office:value-type="float" office:value="-70.0152284228017" calcext:value-type="float">
            <text:p>-70.0152284228</text:p>
          </table:table-cell>
          <table:table-cell table:formula="of:=IMAGINARY([.D581])" office:value-type="float" office:value="69.3409008256298" calcext:value-type="float">
            <text:p>69.3409008256</text:p>
          </table:table-cell>
          <table:table-cell table:number-columns-repeated="5"/>
        </table:table-row>
        <table:table-row table:style-name="ro1">
          <table:table-cell table:formula="of:=[.A581]+1" office:value-type="float" office:value="580" calcext:value-type="float">
            <text:p>580</text:p>
          </table:table-cell>
          <table:table-cell table:formula="of:=SIN([.$H$2]/[.$I$2]*[.A582]*2*PI()+[.$I$10])" office:value-type="float" office:value="0.707106781186485" calcext:value-type="float">
            <text:p>0.7071067812</text:p>
          </table:table-cell>
          <table:table-cell table:formula="of:=IF(ROW() &gt; [.$J$2] + 1; [.B582] - OFFSET([.B582]; -[.$J$2]; 0)*[.$L$2]^[.$J$2]; [.B582])" office:value-type="float" office:value="0.0140023455322353" calcext:value-type="float">
            <text:p>0.0140023455</text:p>
          </table:table-cell>
          <table:table-cell table:formula="of:=IMSUM(COMPLEX([.C582];0); IMPRODUCT([.D581]; [.$I$8]))" office:value-type="string" office:string-value="69,3479690810794+70,0082268999594i" calcext:value-type="string">
            <text:p>69,3479690810794+70,0082268999594i</text:p>
          </table:table-cell>
          <table:table-cell table:formula="of:=IMABS([.D582])" office:value-type="float" office:value="98.5408171741362" calcext:value-type="float">
            <text:p>98.5408171741</text:p>
          </table:table-cell>
          <table:table-cell table:formula="of:=IMREAL([.D582])" office:value-type="float" office:value="69.3479690810794" calcext:value-type="float">
            <text:p>69.3479690811</text:p>
          </table:table-cell>
          <table:table-cell table:formula="of:=IMAGINARY([.D582])" office:value-type="float" office:value="70.008226899959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82]+1" office:value-type="float" office:value="581" calcext:value-type="float">
            <text:p>581</text:p>
          </table:table-cell>
          <table:table-cell table:formula="of:=SIN([.$H$2]/[.$I$2]*[.A583]*2*PI()+[.$I$10])" office:value-type="float" office:value="0.707106781186573" calcext:value-type="float">
            <text:p>0.7071067812</text:p>
          </table:table-cell>
          <table:table-cell table:formula="of:=IF(ROW() &gt; [.$J$2] + 1; [.B583] - OFFSET([.B583]; -[.$J$2]; 0)*[.$L$2]^[.$J$2]; [.B583])" office:value-type="float" office:value="0.0140023455322345" calcext:value-type="float">
            <text:p>0.0140023455</text:p>
          </table:table-cell>
          <table:table-cell table:formula="of:=IMSUM(COMPLEX([.C583];0); IMPRODUCT([.D582]; [.$I$8]))" office:value-type="string" office:string-value="70,0152284228016-69,3410342841713i" calcext:value-type="string">
            <text:p>70,0152284228016-69,3410342841713i</text:p>
          </table:table-cell>
          <table:table-cell table:formula="of:=IMABS([.D583])" office:value-type="float" office:value="98.5409115377755" calcext:value-type="float">
            <text:p>98.5409115378</text:p>
          </table:table-cell>
          <table:table-cell table:formula="of:=IMREAL([.D583])" office:value-type="float" office:value="70.0152284228016" calcext:value-type="float">
            <text:p>70.0152284228</text:p>
          </table:table-cell>
          <table:table-cell table:formula="of:=IMAGINARY([.D583])" office:value-type="float" office:value="-69.3410342841713" calcext:value-type="float">
            <text:p>-69.3410342842</text:p>
          </table:table-cell>
          <table:table-cell table:number-columns-repeated="5"/>
        </table:table-row>
        <table:table-row table:style-name="ro1">
          <table:table-cell table:formula="of:=[.A583]+1" office:value-type="float" office:value="582" calcext:value-type="float">
            <text:p>582</text:p>
          </table:table-cell>
          <table:table-cell table:formula="of:=SIN([.$H$2]/[.$I$2]*[.A584]*2*PI()+[.$I$10])" office:value-type="float" office:value="-0.707106781186478" calcext:value-type="float">
            <text:p>-0.7071067812</text:p>
          </table:table-cell>
          <table:table-cell table:formula="of:=IF(ROW() &gt; [.$J$2] + 1; [.B584] - OFFSET([.B584]; -[.$J$2]; 0)*[.$L$2]^[.$J$2]; [.B584])" office:value-type="float" office:value="-0.0140023455322353" calcext:value-type="float">
            <text:p>-0.0140023455</text:p>
          </table:table-cell>
          <table:table-cell table:formula="of:=IMSUM(COMPLEX([.C584];0); IMPRODUCT([.D583]; [.$I$8]))" office:value-type="string" office:string-value="-69,3481025262751-70,0082268999593i" calcext:value-type="string">
            <text:p>-69,3481025262751-70,0082268999593i</text:p>
          </table:table-cell>
          <table:table-cell table:formula="of:=IMABS([.D584])" office:value-type="float" office:value="98.5409110860608" calcext:value-type="float">
            <text:p>98.5409110861</text:p>
          </table:table-cell>
          <table:table-cell table:formula="of:=IMREAL([.D584])" office:value-type="float" office:value="-69.3481025262751" calcext:value-type="float">
            <text:p>-69.3481025263</text:p>
          </table:table-cell>
          <table:table-cell table:formula="of:=IMAGINARY([.D584])" office:value-type="float" office:value="-70.008226899959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84]+1" office:value-type="float" office:value="583" calcext:value-type="float">
            <text:p>583</text:p>
          </table:table-cell>
          <table:table-cell table:formula="of:=SIN([.$H$2]/[.$I$2]*[.A585]*2*PI()+[.$I$10])" office:value-type="float" office:value="-0.707106781186581" calcext:value-type="float">
            <text:p>-0.7071067812</text:p>
          </table:table-cell>
          <table:table-cell table:formula="of:=IF(ROW() &gt; [.$J$2] + 1; [.B585] - OFFSET([.B585]; -[.$J$2]; 0)*[.$L$2]^[.$J$2]; [.B585])" office:value-type="float" office:value="-0.0140023455322347" calcext:value-type="float">
            <text:p>-0.0140023455</text:p>
          </table:table-cell>
          <table:table-cell table:formula="of:=IMSUM(COMPLEX([.C585];0); IMPRODUCT([.D584]; [.$I$8]))" office:value-type="string" office:string-value="-70,0152284228015+69,3411677160225i" calcext:value-type="string">
            <text:p>-70,0152284228015+69,3411677160225i</text:p>
          </table:table-cell>
          <table:table-cell table:formula="of:=IMABS([.D585])" office:value-type="float" office:value="98.5410054308288" calcext:value-type="float">
            <text:p>98.5410054308</text:p>
          </table:table-cell>
          <table:table-cell table:formula="of:=IMREAL([.D585])" office:value-type="float" office:value="-70.0152284228015" calcext:value-type="float">
            <text:p>-70.0152284228</text:p>
          </table:table-cell>
          <table:table-cell table:formula="of:=IMAGINARY([.D585])" office:value-type="float" office:value="69.3411677160225" calcext:value-type="float">
            <text:p>69.341167716</text:p>
          </table:table-cell>
          <table:table-cell table:number-columns-repeated="5"/>
        </table:table-row>
        <table:table-row table:style-name="ro1">
          <table:table-cell table:formula="of:=[.A585]+1" office:value-type="float" office:value="584" calcext:value-type="float">
            <text:p>584</text:p>
          </table:table-cell>
          <table:table-cell table:formula="of:=SIN([.$H$2]/[.$I$2]*[.A586]*2*PI()+[.$I$10])" office:value-type="float" office:value="0.70710678118647" calcext:value-type="float">
            <text:p>0.7071067812</text:p>
          </table:table-cell>
          <table:table-cell table:formula="of:=IF(ROW() &gt; [.$J$2] + 1; [.B586] - OFFSET([.B586]; -[.$J$2]; 0)*[.$L$2]^[.$J$2]; [.B586])" office:value-type="float" office:value="0.0140023455322351" calcext:value-type="float">
            <text:p>0.0140023455</text:p>
          </table:table-cell>
          <table:table-cell table:formula="of:=IMSUM(COMPLEX([.C586];0); IMPRODUCT([.D585]; [.$I$8]))" office:value-type="string" office:string-value="69,3482359447831+70,0082268999592i" calcext:value-type="string">
            <text:p>69,3482359447831+70,0082268999592i</text:p>
          </table:table-cell>
          <table:table-cell table:formula="of:=IMABS([.D586])" office:value-type="float" office:value="98.5410049792952" calcext:value-type="float">
            <text:p>98.5410049793</text:p>
          </table:table-cell>
          <table:table-cell table:formula="of:=IMREAL([.D586])" office:value-type="float" office:value="69.3482359447831" calcext:value-type="float">
            <text:p>69.3482359448</text:p>
          </table:table-cell>
          <table:table-cell table:formula="of:=IMAGINARY([.D586])" office:value-type="float" office:value="70.008226899959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86]+1" office:value-type="float" office:value="585" calcext:value-type="float">
            <text:p>585</text:p>
          </table:table-cell>
          <table:table-cell table:formula="of:=SIN([.$H$2]/[.$I$2]*[.A587]*2*PI()+[.$I$10])" office:value-type="float" office:value="0.707106781186589" calcext:value-type="float">
            <text:p>0.7071067812</text:p>
          </table:table-cell>
          <table:table-cell table:formula="of:=IF(ROW() &gt; [.$J$2] + 1; [.B587] - OFFSET([.B587]; -[.$J$2]; 0)*[.$L$2]^[.$J$2]; [.B587])" office:value-type="float" office:value="0.0140023455323135" calcext:value-type="float">
            <text:p>0.0140023455</text:p>
          </table:table-cell>
          <table:table-cell table:formula="of:=IMSUM(COMPLEX([.C587];0); IMPRODUCT([.D586]; [.$I$8]))" office:value-type="string" office:string-value="70,0152284228015-69,3413011211886i" calcext:value-type="string">
            <text:p>70,0152284228015-69,3413011211886i</text:p>
          </table:table-cell>
          <table:table-cell table:formula="of:=IMABS([.D587])" office:value-type="float" office:value="98.5410993051956" calcext:value-type="float">
            <text:p>98.5410993052</text:p>
          </table:table-cell>
          <table:table-cell table:formula="of:=IMREAL([.D587])" office:value-type="float" office:value="70.0152284228015" calcext:value-type="float">
            <text:p>70.0152284228</text:p>
          </table:table-cell>
          <table:table-cell table:formula="of:=IMAGINARY([.D587])" office:value-type="float" office:value="-69.3413011211886" calcext:value-type="float">
            <text:p>-69.3413011212</text:p>
          </table:table-cell>
          <table:table-cell table:number-columns-repeated="5"/>
        </table:table-row>
        <table:table-row table:style-name="ro1">
          <table:table-cell table:formula="of:=[.A587]+1" office:value-type="float" office:value="586" calcext:value-type="float">
            <text:p>586</text:p>
          </table:table-cell>
          <table:table-cell table:formula="of:=SIN([.$H$2]/[.$I$2]*[.A588]*2*PI()+[.$I$10])" office:value-type="float" office:value="-0.707106781186462" calcext:value-type="float">
            <text:p>-0.7071067812</text:p>
          </table:table-cell>
          <table:table-cell table:formula="of:=IF(ROW() &gt; [.$J$2] + 1; [.B588] - OFFSET([.B588]; -[.$J$2]; 0)*[.$L$2]^[.$J$2]; [.B588])" office:value-type="float" office:value="-0.0140023455322349" calcext:value-type="float">
            <text:p>-0.0140023455</text:p>
          </table:table-cell>
          <table:table-cell table:formula="of:=IMSUM(COMPLEX([.C588];0); IMPRODUCT([.D587]; [.$I$8]))" office:value-type="string" office:string-value="-69,3483693366087-70,0082268999592i" calcext:value-type="string">
            <text:p>-69,3483693366087-70,0082268999592i</text:p>
          </table:table-cell>
          <table:table-cell table:formula="of:=IMABS([.D588])" office:value-type="float" office:value="98.541098853843" calcext:value-type="float">
            <text:p>98.5410988538</text:p>
          </table:table-cell>
          <table:table-cell table:formula="of:=IMREAL([.D588])" office:value-type="float" office:value="-69.3483693366087" calcext:value-type="float">
            <text:p>-69.3483693366</text:p>
          </table:table-cell>
          <table:table-cell table:formula="of:=IMAGINARY([.D588])" office:value-type="float" office:value="-70.008226899959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88]+1" office:value-type="float" office:value="587" calcext:value-type="float">
            <text:p>587</text:p>
          </table:table-cell>
          <table:table-cell table:formula="of:=SIN([.$H$2]/[.$I$2]*[.A589]*2*PI()+[.$I$10])" office:value-type="float" office:value="-0.707106781186596" calcext:value-type="float">
            <text:p>-0.7071067812</text:p>
          </table:table-cell>
          <table:table-cell table:formula="of:=IF(ROW() &gt; [.$J$2] + 1; [.B589] - OFFSET([.B589]; -[.$J$2]; 0)*[.$L$2]^[.$J$2]; [.B589])" office:value-type="float" office:value="-0.0140023455323137" calcext:value-type="float">
            <text:p>-0.0140023455</text:p>
          </table:table-cell>
          <table:table-cell table:formula="of:=IMSUM(COMPLEX([.C589];0); IMPRODUCT([.D588]; [.$I$8]))" office:value-type="string" office:string-value="-70,0152284228015+69,341434499675i" calcext:value-type="string">
            <text:p>-70,0152284228015+69,341434499675i</text:p>
          </table:table-cell>
          <table:table-cell table:formula="of:=IMABS([.D589])" office:value-type="float" office:value="98.5411931608796" calcext:value-type="float">
            <text:p>98.5411931609</text:p>
          </table:table-cell>
          <table:table-cell table:formula="of:=IMREAL([.D589])" office:value-type="float" office:value="-70.0152284228015" calcext:value-type="float">
            <text:p>-70.0152284228</text:p>
          </table:table-cell>
          <table:table-cell table:formula="of:=IMAGINARY([.D589])" office:value-type="float" office:value="69.341434499675" calcext:value-type="float">
            <text:p>69.3414344997</text:p>
          </table:table-cell>
          <table:table-cell table:number-columns-repeated="5"/>
        </table:table-row>
        <table:table-row table:style-name="ro1">
          <table:table-cell table:formula="of:=[.A589]+1" office:value-type="float" office:value="588" calcext:value-type="float">
            <text:p>588</text:p>
          </table:table-cell>
          <table:table-cell table:formula="of:=SIN([.$H$2]/[.$I$2]*[.A590]*2*PI()+[.$I$10])" office:value-type="float" office:value="0.707106781186535" calcext:value-type="float">
            <text:p>0.7071067812</text:p>
          </table:table-cell>
          <table:table-cell table:formula="of:=IF(ROW() &gt; [.$J$2] + 1; [.B590] - OFFSET([.B590]; -[.$J$2]; 0)*[.$L$2]^[.$J$2]; [.B590])" office:value-type="float" office:value="0.0140023455323153" calcext:value-type="float">
            <text:p>0.0140023455</text:p>
          </table:table-cell>
          <table:table-cell table:formula="of:=IMSUM(COMPLEX([.C590];0); IMPRODUCT([.D589]; [.$I$8]))" office:value-type="string" office:string-value="69,3485027017573+70,0082268999592i" calcext:value-type="string">
            <text:p>69,3485027017573+70,0082268999592i</text:p>
          </table:table-cell>
          <table:table-cell table:formula="of:=IMABS([.D590])" office:value-type="float" office:value="98.541192709708" calcext:value-type="float">
            <text:p>98.5411927097</text:p>
          </table:table-cell>
          <table:table-cell table:formula="of:=IMREAL([.D590])" office:value-type="float" office:value="69.3485027017573" calcext:value-type="float">
            <text:p>69.3485027018</text:p>
          </table:table-cell>
          <table:table-cell table:formula="of:=IMAGINARY([.D590])" office:value-type="float" office:value="70.008226899959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90]+1" office:value-type="float" office:value="589" calcext:value-type="float">
            <text:p>589</text:p>
          </table:table-cell>
          <table:table-cell table:formula="of:=SIN([.$H$2]/[.$I$2]*[.A591]*2*PI()+[.$I$10])" office:value-type="float" office:value="0.707106781186604" calcext:value-type="float">
            <text:p>0.7071067812</text:p>
          </table:table-cell>
          <table:table-cell table:formula="of:=IF(ROW() &gt; [.$J$2] + 1; [.B591] - OFFSET([.B591]; -[.$J$2]; 0)*[.$L$2]^[.$J$2]; [.B591])" office:value-type="float" office:value="0.0140023455323139" calcext:value-type="float">
            <text:p>0.0140023455</text:p>
          </table:table-cell>
          <table:table-cell table:formula="of:=IMSUM(COMPLEX([.C591];0); IMPRODUCT([.D590]; [.$I$8]))" office:value-type="string" office:string-value="70,0152284228015-69,3415678514871i" calcext:value-type="string">
            <text:p>70,0152284228015-69,3415678514871i</text:p>
          </table:table-cell>
          <table:table-cell table:formula="of:=IMABS([.D591])" office:value-type="float" office:value="98.5412869978846" calcext:value-type="float">
            <text:p>98.5412869979</text:p>
          </table:table-cell>
          <table:table-cell table:formula="of:=IMREAL([.D591])" office:value-type="float" office:value="70.0152284228015" calcext:value-type="float">
            <text:p>70.0152284228</text:p>
          </table:table-cell>
          <table:table-cell table:formula="of:=IMAGINARY([.D591])" office:value-type="float" office:value="-69.3415678514871" calcext:value-type="float">
            <text:p>-69.3415678515</text:p>
          </table:table-cell>
          <table:table-cell table:number-columns-repeated="5"/>
        </table:table-row>
        <table:table-row table:style-name="ro1">
          <table:table-cell table:formula="of:=[.A591]+1" office:value-type="float" office:value="590" calcext:value-type="float">
            <text:p>590</text:p>
          </table:table-cell>
          <table:table-cell table:formula="of:=SIN([.$H$2]/[.$I$2]*[.A592]*2*PI()+[.$I$10])" office:value-type="float" office:value="-0.707106781186528" calcext:value-type="float">
            <text:p>-0.7071067812</text:p>
          </table:table-cell>
          <table:table-cell table:formula="of:=IF(ROW() &gt; [.$J$2] + 1; [.B592] - OFFSET([.B592]; -[.$J$2]; 0)*[.$L$2]^[.$J$2]; [.B592])" office:value-type="float" office:value="-0.0140023455323151" calcext:value-type="float">
            <text:p>-0.0140023455</text:p>
          </table:table-cell>
          <table:table-cell table:formula="of:=IMSUM(COMPLEX([.C592];0); IMPRODUCT([.D591]; [.$I$8]))" office:value-type="string" office:string-value="-69,3486360402342-70,0082268999592i" calcext:value-type="string">
            <text:p>-69,3486360402342-70,0082268999592i</text:p>
          </table:table-cell>
          <table:table-cell table:formula="of:=IMABS([.D592])" office:value-type="float" office:value="98.5412865468939" calcext:value-type="float">
            <text:p>98.5412865469</text:p>
          </table:table-cell>
          <table:table-cell table:formula="of:=IMREAL([.D592])" office:value-type="float" office:value="-69.3486360402342" calcext:value-type="float">
            <text:p>-69.3486360402</text:p>
          </table:table-cell>
          <table:table-cell table:formula="of:=IMAGINARY([.D592])" office:value-type="float" office:value="-70.008226899959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92]+1" office:value-type="float" office:value="591" calcext:value-type="float">
            <text:p>591</text:p>
          </table:table-cell>
          <table:table-cell table:formula="of:=SIN([.$H$2]/[.$I$2]*[.A593]*2*PI()+[.$I$10])" office:value-type="float" office:value="-0.707106781186611" calcext:value-type="float">
            <text:p>-0.7071067812</text:p>
          </table:table-cell>
          <table:table-cell table:formula="of:=IF(ROW() &gt; [.$J$2] + 1; [.B593] - OFFSET([.B593]; -[.$J$2]; 0)*[.$L$2]^[.$J$2]; [.B593])" office:value-type="float" office:value="-0.0140023455323139" calcext:value-type="float">
            <text:p>-0.0140023455</text:p>
          </table:table-cell>
          <table:table-cell table:formula="of:=IMSUM(COMPLEX([.C593];0); IMPRODUCT([.D592]; [.$I$8]))" office:value-type="string" office:string-value="-70,0152284228015+69,3417011766302i" calcext:value-type="string">
            <text:p>-70,0152284228015+69,3417011766302i</text:p>
          </table:table-cell>
          <table:table-cell table:formula="of:=IMABS([.D593])" office:value-type="float" office:value="98.5413808162142" calcext:value-type="float">
            <text:p>98.5413808162</text:p>
          </table:table-cell>
          <table:table-cell table:formula="of:=IMREAL([.D593])" office:value-type="float" office:value="-70.0152284228015" calcext:value-type="float">
            <text:p>-70.0152284228</text:p>
          </table:table-cell>
          <table:table-cell table:formula="of:=IMAGINARY([.D593])" office:value-type="float" office:value="69.3417011766302" calcext:value-type="float">
            <text:p>69.3417011766</text:p>
          </table:table-cell>
          <table:table-cell table:number-columns-repeated="5"/>
        </table:table-row>
        <table:table-row table:style-name="ro1">
          <table:table-cell table:formula="of:=[.A593]+1" office:value-type="float" office:value="592" calcext:value-type="float">
            <text:p>592</text:p>
          </table:table-cell>
          <table:table-cell table:formula="of:=SIN([.$H$2]/[.$I$2]*[.A594]*2*PI()+[.$I$10])" office:value-type="float" office:value="0.70710678118652" calcext:value-type="float">
            <text:p>0.7071067812</text:p>
          </table:table-cell>
          <table:table-cell table:formula="of:=IF(ROW() &gt; [.$J$2] + 1; [.B594] - OFFSET([.B594]; -[.$J$2]; 0)*[.$L$2]^[.$J$2]; [.B594])" office:value-type="float" office:value="0.0140023455323149" calcext:value-type="float">
            <text:p>0.0140023455</text:p>
          </table:table-cell>
          <table:table-cell table:formula="of:=IMSUM(COMPLEX([.C594];0); IMPRODUCT([.D593]; [.$I$8]))" office:value-type="string" office:string-value="69,3487693520448+70,0082268999592i" calcext:value-type="string">
            <text:p>69,3487693520448+70,0082268999592i</text:p>
          </table:table-cell>
          <table:table-cell table:formula="of:=IMABS([.D594])" office:value-type="float" office:value="98.5413803654043" calcext:value-type="float">
            <text:p>98.5413803654</text:p>
          </table:table-cell>
          <table:table-cell table:formula="of:=IMREAL([.D594])" office:value-type="float" office:value="69.3487693520448" calcext:value-type="float">
            <text:p>69.348769352</text:p>
          </table:table-cell>
          <table:table-cell table:formula="of:=IMAGINARY([.D594])" office:value-type="float" office:value="70.008226899959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94]+1" office:value-type="float" office:value="593" calcext:value-type="float">
            <text:p>593</text:p>
          </table:table-cell>
          <table:table-cell table:formula="of:=SIN([.$H$2]/[.$I$2]*[.A595]*2*PI()+[.$I$10])" office:value-type="float" office:value="0.707106781186619" calcext:value-type="float">
            <text:p>0.7071067812</text:p>
          </table:table-cell>
          <table:table-cell table:formula="of:=IF(ROW() &gt; [.$J$2] + 1; [.B595] - OFFSET([.B595]; -[.$J$2]; 0)*[.$L$2]^[.$J$2]; [.B595])" office:value-type="float" office:value="0.0140023455323142" calcext:value-type="float">
            <text:p>0.0140023455</text:p>
          </table:table-cell>
          <table:table-cell table:formula="of:=IMSUM(COMPLEX([.C595];0); IMPRODUCT([.D594]; [.$I$8]))" office:value-type="string" office:string-value="70,0152284228015-69,3418344751096i" calcext:value-type="string">
            <text:p>70,0152284228015-69,3418344751096i</text:p>
          </table:table-cell>
          <table:table-cell table:formula="of:=IMABS([.D595])" office:value-type="float" office:value="98.5414746158721" calcext:value-type="float">
            <text:p>98.5414746159</text:p>
          </table:table-cell>
          <table:table-cell table:formula="of:=IMREAL([.D595])" office:value-type="float" office:value="70.0152284228015" calcext:value-type="float">
            <text:p>70.0152284228</text:p>
          </table:table-cell>
          <table:table-cell table:formula="of:=IMAGINARY([.D595])" office:value-type="float" office:value="-69.3418344751096" calcext:value-type="float">
            <text:p>-69.3418344751</text:p>
          </table:table-cell>
          <table:table-cell table:number-columns-repeated="5"/>
        </table:table-row>
        <table:table-row table:style-name="ro1">
          <table:table-cell table:formula="of:=[.A595]+1" office:value-type="float" office:value="594" calcext:value-type="float">
            <text:p>594</text:p>
          </table:table-cell>
          <table:table-cell table:formula="of:=SIN([.$H$2]/[.$I$2]*[.A596]*2*PI()+[.$I$10])" office:value-type="float" office:value="-0.707106781186512" calcext:value-type="float">
            <text:p>-0.7071067812</text:p>
          </table:table-cell>
          <table:table-cell table:formula="of:=IF(ROW() &gt; [.$J$2] + 1; [.B596] - OFFSET([.B596]; -[.$J$2]; 0)*[.$L$2]^[.$J$2]; [.B596])" office:value-type="float" office:value="-0.0140023455323148" calcext:value-type="float">
            <text:p>-0.0140023455</text:p>
          </table:table-cell>
          <table:table-cell table:formula="of:=IMSUM(COMPLEX([.C596];0); IMPRODUCT([.D595]; [.$I$8]))" office:value-type="string" office:string-value="-69,3489026371944-70,0082268999592i" calcext:value-type="string">
            <text:p>-69,3489026371944-70,0082268999592i</text:p>
          </table:table-cell>
          <table:table-cell table:formula="of:=IMABS([.D596])" office:value-type="float" office:value="98.5414741652429" calcext:value-type="float">
            <text:p>98.5414741652</text:p>
          </table:table-cell>
          <table:table-cell table:formula="of:=IMREAL([.D596])" office:value-type="float" office:value="-69.3489026371944" calcext:value-type="float">
            <text:p>-69.3489026372</text:p>
          </table:table-cell>
          <table:table-cell table:formula="of:=IMAGINARY([.D596])" office:value-type="float" office:value="-70.008226899959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596]+1" office:value-type="float" office:value="595" calcext:value-type="float">
            <text:p>595</text:p>
          </table:table-cell>
          <table:table-cell table:formula="of:=SIN([.$H$2]/[.$I$2]*[.A597]*2*PI()+[.$I$10])" office:value-type="float" office:value="-0.707106781186627" calcext:value-type="float">
            <text:p>-0.7071067812</text:p>
          </table:table-cell>
          <table:table-cell table:formula="of:=IF(ROW() &gt; [.$J$2] + 1; [.B597] - OFFSET([.B597]; -[.$J$2]; 0)*[.$L$2]^[.$J$2]; [.B597])" office:value-type="float" office:value="-0.0140023455323144" calcext:value-type="float">
            <text:p>-0.0140023455</text:p>
          </table:table-cell>
          <table:table-cell table:formula="of:=IMSUM(COMPLEX([.C597];0); IMPRODUCT([.D596]; [.$I$8]))" office:value-type="string" office:string-value="-70,0152284228015+69,3419677469307i" calcext:value-type="string">
            <text:p>-70,0152284228015+69,3419677469307i</text:p>
          </table:table-cell>
          <table:table-cell table:formula="of:=IMABS([.D597])" office:value-type="float" office:value="98.5415683968621" calcext:value-type="float">
            <text:p>98.5415683969</text:p>
          </table:table-cell>
          <table:table-cell table:formula="of:=IMREAL([.D597])" office:value-type="float" office:value="-70.0152284228015" calcext:value-type="float">
            <text:p>-70.0152284228</text:p>
          </table:table-cell>
          <table:table-cell table:formula="of:=IMAGINARY([.D597])" office:value-type="float" office:value="69.3419677469307" calcext:value-type="float">
            <text:p>69.3419677469</text:p>
          </table:table-cell>
          <table:table-cell table:number-columns-repeated="5"/>
        </table:table-row>
        <table:table-row table:style-name="ro1">
          <table:table-cell table:formula="of:=[.A597]+1" office:value-type="float" office:value="596" calcext:value-type="float">
            <text:p>596</text:p>
          </table:table-cell>
          <table:table-cell table:formula="of:=SIN([.$H$2]/[.$I$2]*[.A598]*2*PI()+[.$I$10])" office:value-type="float" office:value="0.707106781186505" calcext:value-type="float">
            <text:p>0.7071067812</text:p>
          </table:table-cell>
          <table:table-cell table:formula="of:=IF(ROW() &gt; [.$J$2] + 1; [.B598] - OFFSET([.B598]; -[.$J$2]; 0)*[.$L$2]^[.$J$2]; [.B598])" office:value-type="float" office:value="0.0140023455322358" calcext:value-type="float">
            <text:p>0.0140023455</text:p>
          </table:table-cell>
          <table:table-cell table:formula="of:=IMSUM(COMPLEX([.C598];0); IMPRODUCT([.D597]; [.$I$8]))" office:value-type="string" office:string-value="69,3490358956882+70,0082268999592i" calcext:value-type="string">
            <text:p>69,3490358956882+70,0082268999592i</text:p>
          </table:table-cell>
          <table:table-cell table:formula="of:=IMABS([.D598])" office:value-type="float" office:value="98.5415679464135" calcext:value-type="float">
            <text:p>98.5415679464</text:p>
          </table:table-cell>
          <table:table-cell table:formula="of:=IMREAL([.D598])" office:value-type="float" office:value="69.3490358956882" calcext:value-type="float">
            <text:p>69.3490358957</text:p>
          </table:table-cell>
          <table:table-cell table:formula="of:=IMAGINARY([.D598])" office:value-type="float" office:value="70.008226899959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598]+1" office:value-type="float" office:value="597" calcext:value-type="float">
            <text:p>597</text:p>
          </table:table-cell>
          <table:table-cell table:formula="of:=SIN([.$H$2]/[.$I$2]*[.A599]*2*PI()+[.$I$10])" office:value-type="float" office:value="0.707106781186634" calcext:value-type="float">
            <text:p>0.7071067812</text:p>
          </table:table-cell>
          <table:table-cell table:formula="of:=IF(ROW() &gt; [.$J$2] + 1; [.B599] - OFFSET([.B599]; -[.$J$2]; 0)*[.$L$2]^[.$J$2]; [.B599])" office:value-type="float" office:value="0.0140023455323144" calcext:value-type="float">
            <text:p>0.0140023455</text:p>
          </table:table-cell>
          <table:table-cell table:formula="of:=IMSUM(COMPLEX([.C599];0); IMPRODUCT([.D598]; [.$I$8]))" office:value-type="string" office:string-value="70,0152284228015-69,3421009920986i" calcext:value-type="string">
            <text:p>70,0152284228015-69,3421009920986i</text:p>
          </table:table-cell>
          <table:table-cell table:formula="of:=IMABS([.D599])" office:value-type="float" office:value="98.5416621591876" calcext:value-type="float">
            <text:p>98.5416621592</text:p>
          </table:table-cell>
          <table:table-cell table:formula="of:=IMREAL([.D599])" office:value-type="float" office:value="70.0152284228015" calcext:value-type="float">
            <text:p>70.0152284228</text:p>
          </table:table-cell>
          <table:table-cell table:formula="of:=IMAGINARY([.D599])" office:value-type="float" office:value="-69.3421009920986" calcext:value-type="float">
            <text:p>-69.3421009921</text:p>
          </table:table-cell>
          <table:table-cell table:number-columns-repeated="5"/>
        </table:table-row>
        <table:table-row table:style-name="ro1">
          <table:table-cell table:formula="of:=[.A599]+1" office:value-type="float" office:value="598" calcext:value-type="float">
            <text:p>598</text:p>
          </table:table-cell>
          <table:table-cell table:formula="of:=SIN([.$H$2]/[.$I$2]*[.A600]*2*PI()+[.$I$10])" office:value-type="float" office:value="-0.707106781186497" calcext:value-type="float">
            <text:p>-0.7071067812</text:p>
          </table:table-cell>
          <table:table-cell table:formula="of:=IF(ROW() &gt; [.$J$2] + 1; [.B600] - OFFSET([.B600]; -[.$J$2]; 0)*[.$L$2]^[.$J$2]; [.B600])" office:value-type="float" office:value="-0.0140023455322358" calcext:value-type="float">
            <text:p>-0.0140023455</text:p>
          </table:table-cell>
          <table:table-cell table:formula="of:=IMSUM(COMPLEX([.C600];0); IMPRODUCT([.D599]; [.$I$8]))" office:value-type="string" office:string-value="-69,3491691275316-70,0082268999592i" calcext:value-type="string">
            <text:p>-69,3491691275316-70,0082268999592i</text:p>
          </table:table-cell>
          <table:table-cell table:formula="of:=IMABS([.D600])" office:value-type="float" office:value="98.5416617089196" calcext:value-type="float">
            <text:p>98.5416617089</text:p>
          </table:table-cell>
          <table:table-cell table:formula="of:=IMREAL([.D600])" office:value-type="float" office:value="-69.3491691275316" calcext:value-type="float">
            <text:p>-69.3491691275</text:p>
          </table:table-cell>
          <table:table-cell table:formula="of:=IMAGINARY([.D600])" office:value-type="float" office:value="-70.008226899959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00]+1" office:value-type="float" office:value="599" calcext:value-type="float">
            <text:p>599</text:p>
          </table:table-cell>
          <table:table-cell table:formula="of:=SIN([.$H$2]/[.$I$2]*[.A601]*2*PI()+[.$I$10])" office:value-type="float" office:value="-0.707106781186562" calcext:value-type="float">
            <text:p>-0.7071067812</text:p>
          </table:table-cell>
          <table:table-cell table:formula="of:=IF(ROW() &gt; [.$J$2] + 1; [.B601] - OFFSET([.B601]; -[.$J$2]; 0)*[.$L$2]^[.$J$2]; [.B601])" office:value-type="float" office:value="-0.0140023455322343" calcext:value-type="float">
            <text:p>-0.0140023455</text:p>
          </table:table-cell>
          <table:table-cell table:formula="of:=IMSUM(COMPLEX([.C601];0); IMPRODUCT([.D600]; [.$I$8]))" office:value-type="string" office:string-value="-70,0152284228014+69,3422342106188i" calcext:value-type="string">
            <text:p>-70,0152284228014+69,3422342106188i</text:p>
          </table:table-cell>
          <table:table-cell table:formula="of:=IMABS([.D601])" office:value-type="float" office:value="98.5417559028525" calcext:value-type="float">
            <text:p>98.5417559029</text:p>
          </table:table-cell>
          <table:table-cell table:formula="of:=IMREAL([.D601])" office:value-type="float" office:value="-70.0152284228014" calcext:value-type="float">
            <text:p>-70.0152284228</text:p>
          </table:table-cell>
          <table:table-cell table:formula="of:=IMAGINARY([.D601])" office:value-type="float" office:value="69.3422342106188" calcext:value-type="float">
            <text:p>69.3422342106</text:p>
          </table:table-cell>
          <table:table-cell table:number-columns-repeated="5"/>
        </table:table-row>
        <table:table-row table:style-name="ro1">
          <table:table-cell table:formula="of:=[.A601]+1" office:value-type="float" office:value="600" calcext:value-type="float">
            <text:p>600</text:p>
          </table:table-cell>
          <table:table-cell table:formula="of:=SIN([.$H$2]/[.$I$2]*[.A602]*2*PI()+[.$I$10])" office:value-type="float" office:value="0.707106781186489" calcext:value-type="float">
            <text:p>0.7071067812</text:p>
          </table:table-cell>
          <table:table-cell table:formula="of:=IF(ROW() &gt; [.$J$2] + 1; [.B602] - OFFSET([.B602]; -[.$J$2]; 0)*[.$L$2]^[.$J$2]; [.B602])" office:value-type="float" office:value="0.0140023455322356" calcext:value-type="float">
            <text:p>0.0140023455</text:p>
          </table:table-cell>
          <table:table-cell table:formula="of:=IMSUM(COMPLEX([.C602];0); IMPRODUCT([.D601]; [.$I$8]))" office:value-type="string" office:string-value="69,3493023327299+70,0082268999591i" calcext:value-type="string">
            <text:p>69,3493023327299+70,0082268999591i</text:p>
          </table:table-cell>
          <table:table-cell table:formula="of:=IMABS([.D602])" office:value-type="float" office:value="98.541755452765" calcext:value-type="float">
            <text:p>98.5417554528</text:p>
          </table:table-cell>
          <table:table-cell table:formula="of:=IMREAL([.D602])" office:value-type="float" office:value="69.3493023327299" calcext:value-type="float">
            <text:p>69.3493023327</text:p>
          </table:table-cell>
          <table:table-cell table:formula="of:=IMAGINARY([.D602])" office:value-type="float" office:value="70.008226899959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02]+1" office:value-type="float" office:value="601" calcext:value-type="float">
            <text:p>601</text:p>
          </table:table-cell>
          <table:table-cell table:formula="of:=SIN([.$H$2]/[.$I$2]*[.A603]*2*PI()+[.$I$10])" office:value-type="float" office:value="0.707106781186569" calcext:value-type="float">
            <text:p>0.7071067812</text:p>
          </table:table-cell>
          <table:table-cell table:formula="of:=IF(ROW() &gt; [.$J$2] + 1; [.B603] - OFFSET([.B603]; -[.$J$2]; 0)*[.$L$2]^[.$J$2]; [.B603])" office:value-type="float" office:value="0.0140023455322345" calcext:value-type="float">
            <text:p>0.0140023455</text:p>
          </table:table-cell>
          <table:table-cell table:formula="of:=IMSUM(COMPLEX([.C603];0); IMPRODUCT([.D602]; [.$I$8]))" office:value-type="string" office:string-value="70,0152284228013-69,3423674024966i" calcext:value-type="string">
            <text:p>70,0152284228013-69,3423674024966i</text:p>
          </table:table-cell>
          <table:table-cell table:formula="of:=IMABS([.D603])" office:value-type="float" office:value="98.5418496278605" calcext:value-type="float">
            <text:p>98.5418496279</text:p>
          </table:table-cell>
          <table:table-cell table:formula="of:=IMREAL([.D603])" office:value-type="float" office:value="70.0152284228013" calcext:value-type="float">
            <text:p>70.0152284228</text:p>
          </table:table-cell>
          <table:table-cell table:formula="of:=IMAGINARY([.D603])" office:value-type="float" office:value="-69.3423674024966" calcext:value-type="float">
            <text:p>-69.3423674025</text:p>
          </table:table-cell>
          <table:table-cell table:number-columns-repeated="5"/>
        </table:table-row>
        <table:table-row table:style-name="ro1">
          <table:table-cell table:formula="of:=[.A603]+1" office:value-type="float" office:value="602" calcext:value-type="float">
            <text:p>602</text:p>
          </table:table-cell>
          <table:table-cell table:formula="of:=SIN([.$H$2]/[.$I$2]*[.A604]*2*PI()+[.$I$10])" office:value-type="float" office:value="-0.707106781186482" calcext:value-type="float">
            <text:p>-0.7071067812</text:p>
          </table:table-cell>
          <table:table-cell table:formula="of:=IF(ROW() &gt; [.$J$2] + 1; [.B604] - OFFSET([.B604]; -[.$J$2]; 0)*[.$L$2]^[.$J$2]; [.B604])" office:value-type="float" office:value="-0.0140023455322353" calcext:value-type="float">
            <text:p>-0.0140023455</text:p>
          </table:table-cell>
          <table:table-cell table:formula="of:=IMSUM(COMPLEX([.C604];0); IMPRODUCT([.D603]; [.$I$8]))" office:value-type="string" office:string-value="-69,3494355112886-70,008226899959i" calcext:value-type="string">
            <text:p>-69,3494355112886-70,008226899959i</text:p>
          </table:table-cell>
          <table:table-cell table:formula="of:=IMABS([.D604])" office:value-type="float" office:value="98.5418491779534" calcext:value-type="float">
            <text:p>98.541849178</text:p>
          </table:table-cell>
          <table:table-cell table:formula="of:=IMREAL([.D604])" office:value-type="float" office:value="-69.3494355112886" calcext:value-type="float">
            <text:p>-69.3494355113</text:p>
          </table:table-cell>
          <table:table-cell table:formula="of:=IMAGINARY([.D604])" office:value-type="float" office:value="-70.00822689995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04]+1" office:value-type="float" office:value="603" calcext:value-type="float">
            <text:p>603</text:p>
          </table:table-cell>
          <table:table-cell table:formula="of:=SIN([.$H$2]/[.$I$2]*[.A605]*2*PI()+[.$I$10])" office:value-type="float" office:value="-0.707106781186577" calcext:value-type="float">
            <text:p>-0.7071067812</text:p>
          </table:table-cell>
          <table:table-cell table:formula="of:=IF(ROW() &gt; [.$J$2] + 1; [.B605] - OFFSET([.B605]; -[.$J$2]; 0)*[.$L$2]^[.$J$2]; [.B605])" office:value-type="float" office:value="-0.0140023455322345" calcext:value-type="float">
            <text:p>-0.0140023455</text:p>
          </table:table-cell>
          <table:table-cell table:formula="of:=IMSUM(COMPLEX([.C605];0); IMPRODUCT([.D604]; [.$I$8]))" office:value-type="string" office:string-value="-70,0152284228012+69,3425005677375i" calcext:value-type="string">
            <text:p>-70,0152284228012+69,3425005677375i</text:p>
          </table:table-cell>
          <table:table-cell table:formula="of:=IMABS([.D605])" office:value-type="float" office:value="98.5419433342153" calcext:value-type="float">
            <text:p>98.5419433342</text:p>
          </table:table-cell>
          <table:table-cell table:formula="of:=IMREAL([.D605])" office:value-type="float" office:value="-70.0152284228012" calcext:value-type="float">
            <text:p>-70.0152284228</text:p>
          </table:table-cell>
          <table:table-cell table:formula="of:=IMAGINARY([.D605])" office:value-type="float" office:value="69.3425005677375" calcext:value-type="float">
            <text:p>69.3425005677</text:p>
          </table:table-cell>
          <table:table-cell table:number-columns-repeated="5"/>
        </table:table-row>
        <table:table-row table:style-name="ro1">
          <table:table-cell table:formula="of:=[.A605]+1" office:value-type="float" office:value="604" calcext:value-type="float">
            <text:p>604</text:p>
          </table:table-cell>
          <table:table-cell table:formula="of:=SIN([.$H$2]/[.$I$2]*[.A606]*2*PI()+[.$I$10])" office:value-type="float" office:value="0.707106781186474" calcext:value-type="float">
            <text:p>0.7071067812</text:p>
          </table:table-cell>
          <table:table-cell table:formula="of:=IF(ROW() &gt; [.$J$2] + 1; [.B606] - OFFSET([.B606]; -[.$J$2]; 0)*[.$L$2]^[.$J$2]; [.B606])" office:value-type="float" office:value="0.0140023455322352" calcext:value-type="float">
            <text:p>0.0140023455</text:p>
          </table:table-cell>
          <table:table-cell table:formula="of:=IMSUM(COMPLEX([.C606];0); IMPRODUCT([.D605]; [.$I$8]))" office:value-type="string" office:string-value="69,3495686632129+70,0082268999589i" calcext:value-type="string">
            <text:p>69,3495686632129+70,0082268999589i</text:p>
          </table:table-cell>
          <table:table-cell table:formula="of:=IMABS([.D606])" office:value-type="float" office:value="98.5419428844886" calcext:value-type="float">
            <text:p>98.5419428845</text:p>
          </table:table-cell>
          <table:table-cell table:formula="of:=IMREAL([.D606])" office:value-type="float" office:value="69.3495686632129" calcext:value-type="float">
            <text:p>69.3495686632</text:p>
          </table:table-cell>
          <table:table-cell table:formula="of:=IMAGINARY([.D606])" office:value-type="float" office:value="70.008226899958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06]+1" office:value-type="float" office:value="605" calcext:value-type="float">
            <text:p>605</text:p>
          </table:table-cell>
          <table:table-cell table:formula="of:=SIN([.$H$2]/[.$I$2]*[.A607]*2*PI()+[.$I$10])" office:value-type="float" office:value="0.707106781186584" calcext:value-type="float">
            <text:p>0.7071067812</text:p>
          </table:table-cell>
          <table:table-cell table:formula="of:=IF(ROW() &gt; [.$J$2] + 1; [.B607] - OFFSET([.B607]; -[.$J$2]; 0)*[.$L$2]^[.$J$2]; [.B607])" office:value-type="float" office:value="0.0140023455322348" calcext:value-type="float">
            <text:p>0.0140023455</text:p>
          </table:table-cell>
          <table:table-cell table:formula="of:=IMSUM(COMPLEX([.C607];0); IMPRODUCT([.D606]; [.$I$8]))" office:value-type="string" office:string-value="70,0152284228011-69,3426337063466i" calcext:value-type="string">
            <text:p>70,0152284228011-69,3426337063466i</text:p>
          </table:table-cell>
          <table:table-cell table:formula="of:=IMABS([.D607])" office:value-type="float" office:value="98.5420370219206" calcext:value-type="float">
            <text:p>98.5420370219</text:p>
          </table:table-cell>
          <table:table-cell table:formula="of:=IMREAL([.D607])" office:value-type="float" office:value="70.0152284228011" calcext:value-type="float">
            <text:p>70.0152284228</text:p>
          </table:table-cell>
          <table:table-cell table:formula="of:=IMAGINARY([.D607])" office:value-type="float" office:value="-69.3426337063466" calcext:value-type="float">
            <text:p>-69.3426337063</text:p>
          </table:table-cell>
          <table:table-cell table:number-columns-repeated="5"/>
        </table:table-row>
        <table:table-row table:style-name="ro1">
          <table:table-cell table:formula="of:=[.A607]+1" office:value-type="float" office:value="606" calcext:value-type="float">
            <text:p>606</text:p>
          </table:table-cell>
          <table:table-cell table:formula="of:=SIN([.$H$2]/[.$I$2]*[.A608]*2*PI()+[.$I$10])" office:value-type="float" office:value="-0.707106781186467" calcext:value-type="float">
            <text:p>-0.7071067812</text:p>
          </table:table-cell>
          <table:table-cell table:formula="of:=IF(ROW() &gt; [.$J$2] + 1; [.B608] - OFFSET([.B608]; -[.$J$2]; 0)*[.$L$2]^[.$J$2]; [.B608])" office:value-type="float" office:value="-0.0140023455322351" calcext:value-type="float">
            <text:p>-0.0140023455</text:p>
          </table:table-cell>
          <table:table-cell table:formula="of:=IMSUM(COMPLEX([.C608];0); IMPRODUCT([.D607]; [.$I$8]))" office:value-type="string" office:string-value="-69,3497017885082-70,0082268999588i" calcext:value-type="string">
            <text:p>-69,3497017885082-70,0082268999588i</text:p>
          </table:table-cell>
          <table:table-cell table:formula="of:=IMABS([.D608])" office:value-type="float" office:value="98.5420365723742" calcext:value-type="float">
            <text:p>98.5420365724</text:p>
          </table:table-cell>
          <table:table-cell table:formula="of:=IMREAL([.D608])" office:value-type="float" office:value="-69.3497017885082" calcext:value-type="float">
            <text:p>-69.3497017885</text:p>
          </table:table-cell>
          <table:table-cell table:formula="of:=IMAGINARY([.D608])" office:value-type="float" office:value="-70.008226899958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08]+1" office:value-type="float" office:value="607" calcext:value-type="float">
            <text:p>607</text:p>
          </table:table-cell>
          <table:table-cell table:formula="of:=SIN([.$H$2]/[.$I$2]*[.A609]*2*PI()+[.$I$10])" office:value-type="float" office:value="-0.707106781186592" calcext:value-type="float">
            <text:p>-0.7071067812</text:p>
          </table:table-cell>
          <table:table-cell table:formula="of:=IF(ROW() &gt; [.$J$2] + 1; [.B609] - OFFSET([.B609]; -[.$J$2]; 0)*[.$L$2]^[.$J$2]; [.B609])" office:value-type="float" office:value="-0.0140023455323137" calcext:value-type="float">
            <text:p>-0.0140023455</text:p>
          </table:table-cell>
          <table:table-cell table:formula="of:=IMSUM(COMPLEX([.C609];0); IMPRODUCT([.D608]; [.$I$8]))" office:value-type="string" office:string-value="-70,0152284228011+69,3427668183294i" calcext:value-type="string">
            <text:p>-70,0152284228011+69,3427668183294i</text:p>
          </table:table-cell>
          <table:table-cell table:formula="of:=IMABS([.D609])" office:value-type="float" office:value="98.5421306909802" calcext:value-type="float">
            <text:p>98.542130691</text:p>
          </table:table-cell>
          <table:table-cell table:formula="of:=IMREAL([.D609])" office:value-type="float" office:value="-70.0152284228011" calcext:value-type="float">
            <text:p>-70.0152284228</text:p>
          </table:table-cell>
          <table:table-cell table:formula="of:=IMAGINARY([.D609])" office:value-type="float" office:value="69.3427668183294" calcext:value-type="float">
            <text:p>69.3427668183</text:p>
          </table:table-cell>
          <table:table-cell table:number-columns-repeated="5"/>
        </table:table-row>
        <table:table-row table:style-name="ro1">
          <table:table-cell table:formula="of:=[.A609]+1" office:value-type="float" office:value="608" calcext:value-type="float">
            <text:p>608</text:p>
          </table:table-cell>
          <table:table-cell table:formula="of:=SIN([.$H$2]/[.$I$2]*[.A610]*2*PI()+[.$I$10])" office:value-type="float" office:value="0.707106781186459" calcext:value-type="float">
            <text:p>0.7071067812</text:p>
          </table:table-cell>
          <table:table-cell table:formula="of:=IF(ROW() &gt; [.$J$2] + 1; [.B610] - OFFSET([.B610]; -[.$J$2]; 0)*[.$L$2]^[.$J$2]; [.B610])" office:value-type="float" office:value="0.0140023455322349" calcext:value-type="float">
            <text:p>0.0140023455</text:p>
          </table:table-cell>
          <table:table-cell table:formula="of:=IMSUM(COMPLEX([.C610];0); IMPRODUCT([.D609]; [.$I$8]))" office:value-type="string" office:string-value="69,3498348871798+70,0082268999588i" calcext:value-type="string">
            <text:p>69,3498348871798+70,0082268999588i</text:p>
          </table:table-cell>
          <table:table-cell table:formula="of:=IMABS([.D610])" office:value-type="float" office:value="98.542130241614" calcext:value-type="float">
            <text:p>98.5421302416</text:p>
          </table:table-cell>
          <table:table-cell table:formula="of:=IMREAL([.D610])" office:value-type="float" office:value="69.3498348871798" calcext:value-type="float">
            <text:p>69.3498348872</text:p>
          </table:table-cell>
          <table:table-cell table:formula="of:=IMAGINARY([.D610])" office:value-type="float" office:value="70.008226899958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10]+1" office:value-type="float" office:value="609" calcext:value-type="float">
            <text:p>609</text:p>
          </table:table-cell>
          <table:table-cell table:formula="of:=SIN([.$H$2]/[.$I$2]*[.A611]*2*PI()+[.$I$10])" office:value-type="float" office:value="0.7071067811866" calcext:value-type="float">
            <text:p>0.7071067812</text:p>
          </table:table-cell>
          <table:table-cell table:formula="of:=IF(ROW() &gt; [.$J$2] + 1; [.B611] - OFFSET([.B611]; -[.$J$2]; 0)*[.$L$2]^[.$J$2]; [.B611])" office:value-type="float" office:value="0.0140023455323137" calcext:value-type="float">
            <text:p>0.0140023455</text:p>
          </table:table-cell>
          <table:table-cell table:formula="of:=IMSUM(COMPLEX([.C611];0); IMPRODUCT([.D610]; [.$I$8]))" office:value-type="string" office:string-value="70,0152284228011-69,3428999036911i" calcext:value-type="string">
            <text:p>70,0152284228011-69,3428999036911i</text:p>
          </table:table-cell>
          <table:table-cell table:formula="of:=IMABS([.D611])" office:value-type="float" office:value="98.5422243413976" calcext:value-type="float">
            <text:p>98.5422243414</text:p>
          </table:table-cell>
          <table:table-cell table:formula="of:=IMREAL([.D611])" office:value-type="float" office:value="70.0152284228011" calcext:value-type="float">
            <text:p>70.0152284228</text:p>
          </table:table-cell>
          <table:table-cell table:formula="of:=IMAGINARY([.D611])" office:value-type="float" office:value="-69.3428999036911" calcext:value-type="float">
            <text:p>-69.3428999037</text:p>
          </table:table-cell>
          <table:table-cell table:number-columns-repeated="5"/>
        </table:table-row>
        <table:table-row table:style-name="ro1">
          <table:table-cell table:formula="of:=[.A611]+1" office:value-type="float" office:value="610" calcext:value-type="float">
            <text:p>610</text:p>
          </table:table-cell>
          <table:table-cell table:formula="of:=SIN([.$H$2]/[.$I$2]*[.A612]*2*PI()+[.$I$10])" office:value-type="float" office:value="-0.707106781186532" calcext:value-type="float">
            <text:p>-0.7071067812</text:p>
          </table:table-cell>
          <table:table-cell table:formula="of:=IF(ROW() &gt; [.$J$2] + 1; [.B612] - OFFSET([.B612]; -[.$J$2]; 0)*[.$L$2]^[.$J$2]; [.B612])" office:value-type="float" office:value="-0.0140023455323152" calcext:value-type="float">
            <text:p>-0.0140023455</text:p>
          </table:table-cell>
          <table:table-cell table:formula="of:=IMSUM(COMPLEX([.C612];0); IMPRODUCT([.D611]; [.$I$8]))" office:value-type="string" office:string-value="-69,349967959233-70,0082268999588i" calcext:value-type="string">
            <text:p>-69,349967959233-70,0082268999588i</text:p>
          </table:table-cell>
          <table:table-cell table:formula="of:=IMABS([.D612])" office:value-type="float" office:value="98.5422238922116" calcext:value-type="float">
            <text:p>98.5422238922</text:p>
          </table:table-cell>
          <table:table-cell table:formula="of:=IMREAL([.D612])" office:value-type="float" office:value="-69.349967959233" calcext:value-type="float">
            <text:p>-69.3499679592</text:p>
          </table:table-cell>
          <table:table-cell table:formula="of:=IMAGINARY([.D612])" office:value-type="float" office:value="-70.008226899958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12]+1" office:value-type="float" office:value="611" calcext:value-type="float">
            <text:p>611</text:p>
          </table:table-cell>
          <table:table-cell table:formula="of:=SIN([.$H$2]/[.$I$2]*[.A613]*2*PI()+[.$I$10])" office:value-type="float" office:value="-0.707106781186607" calcext:value-type="float">
            <text:p>-0.7071067812</text:p>
          </table:table-cell>
          <table:table-cell table:formula="of:=IF(ROW() &gt; [.$J$2] + 1; [.B613] - OFFSET([.B613]; -[.$J$2]; 0)*[.$L$2]^[.$J$2]; [.B613])" office:value-type="float" office:value="-0.0140023455323139" calcext:value-type="float">
            <text:p>-0.0140023455</text:p>
          </table:table-cell>
          <table:table-cell table:formula="of:=IMSUM(COMPLEX([.C613];0); IMPRODUCT([.D612]; [.$I$8]))" office:value-type="string" office:string-value="-70,0152284228011+69,3430329624371i" calcext:value-type="string">
            <text:p>-70,0152284228011+69,3430329624371i</text:p>
          </table:table-cell>
          <table:table-cell table:formula="of:=IMABS([.D613])" office:value-type="float" office:value="98.5423179731767" calcext:value-type="float">
            <text:p>98.5423179732</text:p>
          </table:table-cell>
          <table:table-cell table:formula="of:=IMREAL([.D613])" office:value-type="float" office:value="-70.0152284228011" calcext:value-type="float">
            <text:p>-70.0152284228</text:p>
          </table:table-cell>
          <table:table-cell table:formula="of:=IMAGINARY([.D613])" office:value-type="float" office:value="69.3430329624371" calcext:value-type="float">
            <text:p>69.3430329624</text:p>
          </table:table-cell>
          <table:table-cell table:number-columns-repeated="5"/>
        </table:table-row>
        <table:table-row table:style-name="ro1">
          <table:table-cell table:formula="of:=[.A613]+1" office:value-type="float" office:value="612" calcext:value-type="float">
            <text:p>612</text:p>
          </table:table-cell>
          <table:table-cell table:formula="of:=SIN([.$H$2]/[.$I$2]*[.A614]*2*PI()+[.$I$10])" office:value-type="float" office:value="0.707106781186524" calcext:value-type="float">
            <text:p>0.7071067812</text:p>
          </table:table-cell>
          <table:table-cell table:formula="of:=IF(ROW() &gt; [.$J$2] + 1; [.B614] - OFFSET([.B614]; -[.$J$2]; 0)*[.$L$2]^[.$J$2]; [.B614])" office:value-type="float" office:value="0.0140023455323151" calcext:value-type="float">
            <text:p>0.0140023455</text:p>
          </table:table-cell>
          <table:table-cell table:formula="of:=IMSUM(COMPLEX([.C614];0); IMPRODUCT([.D613]; [.$I$8]))" office:value-type="string" office:string-value="69,3501010046732+70,0082268999588i" calcext:value-type="string">
            <text:p>69,3501010046732+70,0082268999588i</text:p>
          </table:table-cell>
          <table:table-cell table:formula="of:=IMABS([.D614])" office:value-type="float" office:value="98.5423175241708" calcext:value-type="float">
            <text:p>98.5423175242</text:p>
          </table:table-cell>
          <table:table-cell table:formula="of:=IMREAL([.D614])" office:value-type="float" office:value="69.3501010046732" calcext:value-type="float">
            <text:p>69.3501010047</text:p>
          </table:table-cell>
          <table:table-cell table:formula="of:=IMAGINARY([.D614])" office:value-type="float" office:value="70.008226899958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14]+1" office:value-type="float" office:value="613" calcext:value-type="float">
            <text:p>613</text:p>
          </table:table-cell>
          <table:table-cell table:formula="of:=SIN([.$H$2]/[.$I$2]*[.A615]*2*PI()+[.$I$10])" office:value-type="float" office:value="0.707106781186615" calcext:value-type="float">
            <text:p>0.7071067812</text:p>
          </table:table-cell>
          <table:table-cell table:formula="of:=IF(ROW() &gt; [.$J$2] + 1; [.B615] - OFFSET([.B615]; -[.$J$2]; 0)*[.$L$2]^[.$J$2]; [.B615])" office:value-type="float" office:value="0.0140023455323142" calcext:value-type="float">
            <text:p>0.0140023455</text:p>
          </table:table-cell>
          <table:table-cell table:formula="of:=IMSUM(COMPLEX([.C615];0); IMPRODUCT([.D614]; [.$I$8]))" office:value-type="string" office:string-value="70,0152284228011-69,3431659945727i" calcext:value-type="string">
            <text:p>70,0152284228011-69,3431659945727i</text:p>
          </table:table-cell>
          <table:table-cell table:formula="of:=IMABS([.D615])" office:value-type="float" office:value="98.5424115863209" calcext:value-type="float">
            <text:p>98.5424115863</text:p>
          </table:table-cell>
          <table:table-cell table:formula="of:=IMREAL([.D615])" office:value-type="float" office:value="70.0152284228011" calcext:value-type="float">
            <text:p>70.0152284228</text:p>
          </table:table-cell>
          <table:table-cell table:formula="of:=IMAGINARY([.D615])" office:value-type="float" office:value="-69.3431659945727" calcext:value-type="float">
            <text:p>-69.3431659946</text:p>
          </table:table-cell>
          <table:table-cell table:number-columns-repeated="5"/>
        </table:table-row>
        <table:table-row table:style-name="ro1">
          <table:table-cell table:formula="of:=[.A615]+1" office:value-type="float" office:value="614" calcext:value-type="float">
            <text:p>614</text:p>
          </table:table-cell>
          <table:table-cell table:formula="of:=SIN([.$H$2]/[.$I$2]*[.A616]*2*PI()+[.$I$10])" office:value-type="float" office:value="-0.707106781186516" calcext:value-type="float">
            <text:p>-0.7071067812</text:p>
          </table:table-cell>
          <table:table-cell table:formula="of:=IF(ROW() &gt; [.$J$2] + 1; [.B616] - OFFSET([.B616]; -[.$J$2]; 0)*[.$L$2]^[.$J$2]; [.B616])" office:value-type="float" office:value="-0.0140023455323148" calcext:value-type="float">
            <text:p>-0.0140023455</text:p>
          </table:table-cell>
          <table:table-cell table:formula="of:=IMSUM(COMPLEX([.C616];0); IMPRODUCT([.D615]; [.$I$8]))" office:value-type="string" office:string-value="-69,3502340235055-70,0082268999588i" calcext:value-type="string">
            <text:p>-69,3502340235055-70,0082268999588i</text:p>
          </table:table-cell>
          <table:table-cell table:formula="of:=IMABS([.D616])" office:value-type="float" office:value="98.542411137495" calcext:value-type="float">
            <text:p>98.5424111375</text:p>
          </table:table-cell>
          <table:table-cell table:formula="of:=IMREAL([.D616])" office:value-type="float" office:value="-69.3502340235055" calcext:value-type="float">
            <text:p>-69.3502340235</text:p>
          </table:table-cell>
          <table:table-cell table:formula="of:=IMAGINARY([.D616])" office:value-type="float" office:value="-70.008226899958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16]+1" office:value-type="float" office:value="615" calcext:value-type="float">
            <text:p>615</text:p>
          </table:table-cell>
          <table:table-cell table:formula="of:=SIN([.$H$2]/[.$I$2]*[.A617]*2*PI()+[.$I$10])" office:value-type="float" office:value="-0.707106781186623" calcext:value-type="float">
            <text:p>-0.7071067812</text:p>
          </table:table-cell>
          <table:table-cell table:formula="of:=IF(ROW() &gt; [.$J$2] + 1; [.B617] - OFFSET([.B617]; -[.$J$2]; 0)*[.$L$2]^[.$J$2]; [.B617])" office:value-type="float" office:value="-0.0140023455323142" calcext:value-type="float">
            <text:p>-0.0140023455</text:p>
          </table:table-cell>
          <table:table-cell table:formula="of:=IMSUM(COMPLEX([.C617];0); IMPRODUCT([.D616]; [.$I$8]))" office:value-type="string" office:string-value="-70,0152284228011+69,3432990001031i" calcext:value-type="string">
            <text:p>-70,0152284228011+69,3432990001031i</text:p>
          </table:table-cell>
          <table:table-cell table:formula="of:=IMABS([.D617])" office:value-type="float" office:value="98.5425051808341" calcext:value-type="float">
            <text:p>98.5425051808</text:p>
          </table:table-cell>
          <table:table-cell table:formula="of:=IMREAL([.D617])" office:value-type="float" office:value="-70.0152284228011" calcext:value-type="float">
            <text:p>-70.0152284228</text:p>
          </table:table-cell>
          <table:table-cell table:formula="of:=IMAGINARY([.D617])" office:value-type="float" office:value="69.3432990001031" calcext:value-type="float">
            <text:p>69.3432990001</text:p>
          </table:table-cell>
          <table:table-cell table:number-columns-repeated="5"/>
        </table:table-row>
        <table:table-row table:style-name="ro1">
          <table:table-cell table:formula="of:=[.A617]+1" office:value-type="float" office:value="616" calcext:value-type="float">
            <text:p>616</text:p>
          </table:table-cell>
          <table:table-cell table:formula="of:=SIN([.$H$2]/[.$I$2]*[.A618]*2*PI()+[.$I$10])" office:value-type="float" office:value="0.707106781186509" calcext:value-type="float">
            <text:p>0.7071067812</text:p>
          </table:table-cell>
          <table:table-cell table:formula="of:=IF(ROW() &gt; [.$J$2] + 1; [.B618] - OFFSET([.B618]; -[.$J$2]; 0)*[.$L$2]^[.$J$2]; [.B618])" office:value-type="float" office:value="0.014002345532236" calcext:value-type="float">
            <text:p>0.0140023455</text:p>
          </table:table-cell>
          <table:table-cell table:formula="of:=IMSUM(COMPLEX([.C618];0); IMPRODUCT([.D617]; [.$I$8]))" office:value-type="string" office:string-value="69,3503670157353+70,0082268999588i" calcext:value-type="string">
            <text:p>69,3503670157353+70,0082268999588i</text:p>
          </table:table-cell>
          <table:table-cell table:formula="of:=IMABS([.D618])" office:value-type="float" office:value="98.542504732188" calcext:value-type="float">
            <text:p>98.5425047322</text:p>
          </table:table-cell>
          <table:table-cell table:formula="of:=IMREAL([.D618])" office:value-type="float" office:value="69.3503670157353" calcext:value-type="float">
            <text:p>69.3503670157</text:p>
          </table:table-cell>
          <table:table-cell table:formula="of:=IMAGINARY([.D618])" office:value-type="float" office:value="70.008226899958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18]+1" office:value-type="float" office:value="617" calcext:value-type="float">
            <text:p>617</text:p>
          </table:table-cell>
          <table:table-cell table:formula="of:=SIN([.$H$2]/[.$I$2]*[.A619]*2*PI()+[.$I$10])" office:value-type="float" office:value="0.70710678118663" calcext:value-type="float">
            <text:p>0.7071067812</text:p>
          </table:table-cell>
          <table:table-cell table:formula="of:=IF(ROW() &gt; [.$J$2] + 1; [.B619] - OFFSET([.B619]; -[.$J$2]; 0)*[.$L$2]^[.$J$2]; [.B619])" office:value-type="float" office:value="0.0140023455323144" calcext:value-type="float">
            <text:p>0.0140023455</text:p>
          </table:table-cell>
          <table:table-cell table:formula="of:=IMSUM(COMPLEX([.C619];0); IMPRODUCT([.D618]; [.$I$8]))" office:value-type="string" office:string-value="70,0152284228011-69,3434319790337i" calcext:value-type="string">
            <text:p>70,0152284228011-69,3434319790337i</text:p>
          </table:table-cell>
          <table:table-cell table:formula="of:=IMABS([.D619])" office:value-type="float" office:value="98.5425987567199" calcext:value-type="float">
            <text:p>98.5425987567</text:p>
          </table:table-cell>
          <table:table-cell table:formula="of:=IMREAL([.D619])" office:value-type="float" office:value="70.0152284228011" calcext:value-type="float">
            <text:p>70.0152284228</text:p>
          </table:table-cell>
          <table:table-cell table:formula="of:=IMAGINARY([.D619])" office:value-type="float" office:value="-69.3434319790337" calcext:value-type="float">
            <text:p>-69.343431979</text:p>
          </table:table-cell>
          <table:table-cell table:number-columns-repeated="5"/>
        </table:table-row>
        <table:table-row table:style-name="ro1">
          <table:table-cell table:formula="of:=[.A619]+1" office:value-type="float" office:value="618" calcext:value-type="float">
            <text:p>618</text:p>
          </table:table-cell>
          <table:table-cell table:formula="of:=SIN([.$H$2]/[.$I$2]*[.A620]*2*PI()+[.$I$10])" office:value-type="float" office:value="-0.707106781186501" calcext:value-type="float">
            <text:p>-0.7071067812</text:p>
          </table:table-cell>
          <table:table-cell table:formula="of:=IF(ROW() &gt; [.$J$2] + 1; [.B620] - OFFSET([.B620]; -[.$J$2]; 0)*[.$L$2]^[.$J$2]; [.B620])" office:value-type="float" office:value="-0.0140023455322357" calcext:value-type="float">
            <text:p>-0.0140023455</text:p>
          </table:table-cell>
          <table:table-cell table:formula="of:=IMSUM(COMPLEX([.C620];0); IMPRODUCT([.D619]; [.$I$8]))" office:value-type="string" office:string-value="-69,350499981368-70,0082268999588i" calcext:value-type="string">
            <text:p>-69,350499981368-70,0082268999588i</text:p>
          </table:table-cell>
          <table:table-cell table:formula="of:=IMABS([.D620])" office:value-type="float" office:value="98.5425983082537" calcext:value-type="float">
            <text:p>98.5425983083</text:p>
          </table:table-cell>
          <table:table-cell table:formula="of:=IMREAL([.D620])" office:value-type="float" office:value="-69.350499981368" calcext:value-type="float">
            <text:p>-69.3504999814</text:p>
          </table:table-cell>
          <table:table-cell table:formula="of:=IMAGINARY([.D620])" office:value-type="float" office:value="-70.008226899958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20]+1" office:value-type="float" office:value="619" calcext:value-type="float">
            <text:p>619</text:p>
          </table:table-cell>
          <table:table-cell table:formula="of:=SIN([.$H$2]/[.$I$2]*[.A621]*2*PI()+[.$I$10])" office:value-type="float" office:value="-0.707106781186557" calcext:value-type="float">
            <text:p>-0.7071067812</text:p>
          </table:table-cell>
          <table:table-cell table:formula="of:=IF(ROW() &gt; [.$J$2] + 1; [.B621] - OFFSET([.B621]; -[.$J$2]; 0)*[.$L$2]^[.$J$2]; [.B621])" office:value-type="float" office:value="-0.0140023455322341" calcext:value-type="float">
            <text:p>-0.0140023455</text:p>
          </table:table-cell>
          <table:table-cell table:formula="of:=IMSUM(COMPLEX([.C621];0); IMPRODUCT([.D620]; [.$I$8]))" office:value-type="string" office:string-value="-70,015228422801+69,3435649313699i" calcext:value-type="string">
            <text:p>-70,015228422801+69,3435649313699i</text:p>
          </table:table-cell>
          <table:table-cell table:formula="of:=IMABS([.D621])" office:value-type="float" office:value="98.5426923139819" calcext:value-type="float">
            <text:p>98.542692314</text:p>
          </table:table-cell>
          <table:table-cell table:formula="of:=IMREAL([.D621])" office:value-type="float" office:value="-70.015228422801" calcext:value-type="float">
            <text:p>-70.0152284228</text:p>
          </table:table-cell>
          <table:table-cell table:formula="of:=IMAGINARY([.D621])" office:value-type="float" office:value="69.3435649313699" calcext:value-type="float">
            <text:p>69.3435649314</text:p>
          </table:table-cell>
          <table:table-cell table:number-columns-repeated="5"/>
        </table:table-row>
        <table:table-row table:style-name="ro1">
          <table:table-cell table:formula="of:=[.A621]+1" office:value-type="float" office:value="620" calcext:value-type="float">
            <text:p>620</text:p>
          </table:table-cell>
          <table:table-cell table:formula="of:=SIN([.$H$2]/[.$I$2]*[.A622]*2*PI()+[.$I$10])" office:value-type="float" office:value="0.707106781186494" calcext:value-type="float">
            <text:p>0.7071067812</text:p>
          </table:table-cell>
          <table:table-cell table:formula="of:=IF(ROW() &gt; [.$J$2] + 1; [.B622] - OFFSET([.B622]; -[.$J$2]; 0)*[.$L$2]^[.$J$2]; [.B622])" office:value-type="float" office:value="0.0140023455322356" calcext:value-type="float">
            <text:p>0.0140023455</text:p>
          </table:table-cell>
          <table:table-cell table:formula="of:=IMSUM(COMPLEX([.C622];0); IMPRODUCT([.D621]; [.$I$8]))" office:value-type="string" office:string-value="69,350632920409+70,0082268999587i" calcext:value-type="string">
            <text:p>69,350632920409+70,0082268999587i</text:p>
          </table:table-cell>
          <table:table-cell table:formula="of:=IMABS([.D622])" office:value-type="float" office:value="98.5426918656956" calcext:value-type="float">
            <text:p>98.5426918657</text:p>
          </table:table-cell>
          <table:table-cell table:formula="of:=IMREAL([.D622])" office:value-type="float" office:value="69.350632920409" calcext:value-type="float">
            <text:p>69.3506329204</text:p>
          </table:table-cell>
          <table:table-cell table:formula="of:=IMAGINARY([.D622])" office:value-type="float" office:value="70.008226899958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22]+1" office:value-type="float" office:value="621" calcext:value-type="float">
            <text:p>621</text:p>
          </table:table-cell>
          <table:table-cell table:formula="of:=SIN([.$H$2]/[.$I$2]*[.A623]*2*PI()+[.$I$10])" office:value-type="float" office:value="0.707106781186565" calcext:value-type="float">
            <text:p>0.7071067812</text:p>
          </table:table-cell>
          <table:table-cell table:formula="of:=IF(ROW() &gt; [.$J$2] + 1; [.B623] - OFFSET([.B623]; -[.$J$2]; 0)*[.$L$2]^[.$J$2]; [.B623])" office:value-type="float" office:value="0.0140023455322342" calcext:value-type="float">
            <text:p>0.0140023455</text:p>
          </table:table-cell>
          <table:table-cell table:formula="of:=IMSUM(COMPLEX([.C623];0); IMPRODUCT([.D622]; [.$I$8]))" office:value-type="string" office:string-value="70,0152284228009-69,343697857117i" calcext:value-type="string">
            <text:p>70,0152284228009-69,343697857117i</text:p>
          </table:table-cell>
          <table:table-cell table:formula="of:=IMABS([.D623])" office:value-type="float" office:value="98.542785852624" calcext:value-type="float">
            <text:p>98.5427858526</text:p>
          </table:table-cell>
          <table:table-cell table:formula="of:=IMREAL([.D623])" office:value-type="float" office:value="70.0152284228009" calcext:value-type="float">
            <text:p>70.0152284228</text:p>
          </table:table-cell>
          <table:table-cell table:formula="of:=IMAGINARY([.D623])" office:value-type="float" office:value="-69.343697857117" calcext:value-type="float">
            <text:p>-69.3436978571</text:p>
          </table:table-cell>
          <table:table-cell table:number-columns-repeated="5"/>
        </table:table-row>
        <table:table-row table:style-name="ro1">
          <table:table-cell table:formula="of:=[.A623]+1" office:value-type="float" office:value="622" calcext:value-type="float">
            <text:p>622</text:p>
          </table:table-cell>
          <table:table-cell table:formula="of:=SIN([.$H$2]/[.$I$2]*[.A624]*2*PI()+[.$I$10])" office:value-type="float" office:value="-0.707106781186486" calcext:value-type="float">
            <text:p>-0.7071067812</text:p>
          </table:table-cell>
          <table:table-cell table:formula="of:=IF(ROW() &gt; [.$J$2] + 1; [.B624] - OFFSET([.B624]; -[.$J$2]; 0)*[.$L$2]^[.$J$2]; [.B624])" office:value-type="float" office:value="-0.0140023455322356" calcext:value-type="float">
            <text:p>-0.0140023455</text:p>
          </table:table-cell>
          <table:table-cell table:formula="of:=IMSUM(COMPLEX([.C624];0); IMPRODUCT([.D623]; [.$I$8]))" office:value-type="string" office:string-value="-69,3507658328635-70,0082268999586i" calcext:value-type="string">
            <text:p>-69,3507658328635-70,0082268999586i</text:p>
          </table:table-cell>
          <table:table-cell table:formula="of:=IMABS([.D624])" office:value-type="float" office:value="98.5427854045173" calcext:value-type="float">
            <text:p>98.5427854045</text:p>
          </table:table-cell>
          <table:table-cell table:formula="of:=IMREAL([.D624])" office:value-type="float" office:value="-69.3507658328635" calcext:value-type="float">
            <text:p>-69.3507658329</text:p>
          </table:table-cell>
          <table:table-cell table:formula="of:=IMAGINARY([.D624])" office:value-type="float" office:value="-70.008226899958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24]+1" office:value-type="float" office:value="623" calcext:value-type="float">
            <text:p>623</text:p>
          </table:table-cell>
          <table:table-cell table:formula="of:=SIN([.$H$2]/[.$I$2]*[.A625]*2*PI()+[.$I$10])" office:value-type="float" office:value="-0.707106781186573" calcext:value-type="float">
            <text:p>-0.7071067812</text:p>
          </table:table-cell>
          <table:table-cell table:formula="of:=IF(ROW() &gt; [.$J$2] + 1; [.B625] - OFFSET([.B625]; -[.$J$2]; 0)*[.$L$2]^[.$J$2]; [.B625])" office:value-type="float" office:value="-0.0140023455322345" calcext:value-type="float">
            <text:p>-0.0140023455</text:p>
          </table:table-cell>
          <table:table-cell table:formula="of:=IMSUM(COMPLEX([.C625];0); IMPRODUCT([.D624]; [.$I$8]))" office:value-type="string" office:string-value="-70,0152284228008+69,3438307562802i" calcext:value-type="string">
            <text:p>-70,0152284228008+69,3438307562802i</text:p>
          </table:table-cell>
          <table:table-cell table:formula="of:=IMABS([.D625])" office:value-type="float" office:value="98.5428793726498" calcext:value-type="float">
            <text:p>98.5428793726</text:p>
          </table:table-cell>
          <table:table-cell table:formula="of:=IMREAL([.D625])" office:value-type="float" office:value="-70.0152284228008" calcext:value-type="float">
            <text:p>-70.0152284228</text:p>
          </table:table-cell>
          <table:table-cell table:formula="of:=IMAGINARY([.D625])" office:value-type="float" office:value="69.3438307562802" calcext:value-type="float">
            <text:p>69.3438307563</text:p>
          </table:table-cell>
          <table:table-cell table:number-columns-repeated="5"/>
        </table:table-row>
        <table:table-row table:style-name="ro1">
          <table:table-cell table:formula="of:=[.A625]+1" office:value-type="float" office:value="624" calcext:value-type="float">
            <text:p>624</text:p>
          </table:table-cell>
          <table:table-cell table:formula="of:=SIN([.$H$2]/[.$I$2]*[.A626]*2*PI()+[.$I$10])" office:value-type="float" office:value="0.707106781186478" calcext:value-type="float">
            <text:p>0.7071067812</text:p>
          </table:table-cell>
          <table:table-cell table:formula="of:=IF(ROW() &gt; [.$J$2] + 1; [.B626] - OFFSET([.B626]; -[.$J$2]; 0)*[.$L$2]^[.$J$2]; [.B626])" office:value-type="float" office:value="0.0140023455322352" calcext:value-type="float">
            <text:p>0.0140023455</text:p>
          </table:table-cell>
          <table:table-cell table:formula="of:=IMSUM(COMPLEX([.C626];0); IMPRODUCT([.D625]; [.$I$8]))" office:value-type="string" office:string-value="69,3508987187368+70,0082268999585i" calcext:value-type="string">
            <text:p>69,3508987187368+70,0082268999585i</text:p>
          </table:table-cell>
          <table:table-cell table:formula="of:=IMABS([.D626])" office:value-type="float" office:value="98.5428789247227" calcext:value-type="float">
            <text:p>98.5428789247</text:p>
          </table:table-cell>
          <table:table-cell table:formula="of:=IMREAL([.D626])" office:value-type="float" office:value="69.3508987187368" calcext:value-type="float">
            <text:p>69.3508987187</text:p>
          </table:table-cell>
          <table:table-cell table:formula="of:=IMAGINARY([.D626])" office:value-type="float" office:value="70.0082268999585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26]+1" office:value-type="float" office:value="625" calcext:value-type="float">
            <text:p>625</text:p>
          </table:table-cell>
          <table:table-cell table:formula="of:=SIN([.$H$2]/[.$I$2]*[.A627]*2*PI()+[.$I$10])" office:value-type="float" office:value="0.70710678118658" calcext:value-type="float">
            <text:p>0.7071067812</text:p>
          </table:table-cell>
          <table:table-cell table:formula="of:=IF(ROW() &gt; [.$J$2] + 1; [.B627] - OFFSET([.B627]; -[.$J$2]; 0)*[.$L$2]^[.$J$2]; [.B627])" office:value-type="float" office:value="0.0140023455322346" calcext:value-type="float">
            <text:p>0.0140023455</text:p>
          </table:table-cell>
          <table:table-cell table:formula="of:=IMSUM(COMPLEX([.C627];0); IMPRODUCT([.D626]; [.$I$8]))" office:value-type="string" office:string-value="70,0152284228007-69,3439636288649i" calcext:value-type="string">
            <text:p>70,0152284228007-69,3439636288649i</text:p>
          </table:table-cell>
          <table:table-cell table:formula="of:=IMABS([.D627])" office:value-type="float" office:value="98.5429728740629" calcext:value-type="float">
            <text:p>98.5429728741</text:p>
          </table:table-cell>
          <table:table-cell table:formula="of:=IMREAL([.D627])" office:value-type="float" office:value="70.0152284228007" calcext:value-type="float">
            <text:p>70.0152284228</text:p>
          </table:table-cell>
          <table:table-cell table:formula="of:=IMAGINARY([.D627])" office:value-type="float" office:value="-69.3439636288649" calcext:value-type="float">
            <text:p>-69.3439636289</text:p>
          </table:table-cell>
          <table:table-cell table:number-columns-repeated="5"/>
        </table:table-row>
        <table:table-row table:style-name="ro1">
          <table:table-cell table:formula="of:=[.A627]+1" office:value-type="float" office:value="626" calcext:value-type="float">
            <text:p>626</text:p>
          </table:table-cell>
          <table:table-cell table:formula="of:=SIN([.$H$2]/[.$I$2]*[.A628]*2*PI()+[.$I$10])" office:value-type="float" office:value="-0.707106781186471" calcext:value-type="float">
            <text:p>-0.7071067812</text:p>
          </table:table-cell>
          <table:table-cell table:formula="of:=IF(ROW() &gt; [.$J$2] + 1; [.B628] - OFFSET([.B628]; -[.$J$2]; 0)*[.$L$2]^[.$J$2]; [.B628])" office:value-type="float" office:value="-0.0140023455322351" calcext:value-type="float">
            <text:p>-0.0140023455</text:p>
          </table:table-cell>
          <table:table-cell table:formula="of:=IMSUM(COMPLEX([.C628];0); IMPRODUCT([.D627]; [.$I$8]))" office:value-type="string" office:string-value="-69,3510315780342-70,0082268999584i" calcext:value-type="string">
            <text:p>-69,3510315780342-70,0082268999584i</text:p>
          </table:table-cell>
          <table:table-cell table:formula="of:=IMABS([.D628])" office:value-type="float" office:value="98.5429724263154" calcext:value-type="float">
            <text:p>98.5429724263</text:p>
          </table:table-cell>
          <table:table-cell table:formula="of:=IMREAL([.D628])" office:value-type="float" office:value="-69.3510315780342" calcext:value-type="float">
            <text:p>-69.351031578</text:p>
          </table:table-cell>
          <table:table-cell table:formula="of:=IMAGINARY([.D628])" office:value-type="float" office:value="-70.008226899958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28]+1" office:value-type="float" office:value="627" calcext:value-type="float">
            <text:p>627</text:p>
          </table:table-cell>
          <table:table-cell table:formula="of:=SIN([.$H$2]/[.$I$2]*[.A629]*2*PI()+[.$I$10])" office:value-type="float" office:value="-0.707106781186588" calcext:value-type="float">
            <text:p>-0.7071067812</text:p>
          </table:table-cell>
          <table:table-cell table:formula="of:=IF(ROW() &gt; [.$J$2] + 1; [.B629] - OFFSET([.B629]; -[.$J$2]; 0)*[.$L$2]^[.$J$2]; [.B629])" office:value-type="float" office:value="-0.0140023455323135" calcext:value-type="float">
            <text:p>-0.0140023455</text:p>
          </table:table-cell>
          <table:table-cell table:formula="of:=IMSUM(COMPLEX([.C629];0); IMPRODUCT([.D628]; [.$I$8]))" office:value-type="string" office:string-value="-70,0152284228007+69,3440964748764i" calcext:value-type="string">
            <text:p>-70,0152284228007+69,3440964748764i</text:p>
          </table:table-cell>
          <table:table-cell table:formula="of:=IMABS([.D629])" office:value-type="float" office:value="98.5430663568672" calcext:value-type="float">
            <text:p>98.5430663569</text:p>
          </table:table-cell>
          <table:table-cell table:formula="of:=IMREAL([.D629])" office:value-type="float" office:value="-70.0152284228007" calcext:value-type="float">
            <text:p>-70.0152284228</text:p>
          </table:table-cell>
          <table:table-cell table:formula="of:=IMAGINARY([.D629])" office:value-type="float" office:value="69.3440964748764" calcext:value-type="float">
            <text:p>69.3440964749</text:p>
          </table:table-cell>
          <table:table-cell table:number-columns-repeated="5"/>
        </table:table-row>
        <table:table-row table:style-name="ro1">
          <table:table-cell table:formula="of:=[.A629]+1" office:value-type="float" office:value="628" calcext:value-type="float">
            <text:p>628</text:p>
          </table:table-cell>
          <table:table-cell table:formula="of:=SIN([.$H$2]/[.$I$2]*[.A630]*2*PI()+[.$I$10])" office:value-type="float" office:value="0.707106781186463" calcext:value-type="float">
            <text:p>0.7071067812</text:p>
          </table:table-cell>
          <table:table-cell table:formula="of:=IF(ROW() &gt; [.$J$2] + 1; [.B630] - OFFSET([.B630]; -[.$J$2]; 0)*[.$L$2]^[.$J$2]; [.B630])" office:value-type="float" office:value="0.014002345532235" calcext:value-type="float">
            <text:p>0.0140023455</text:p>
          </table:table-cell>
          <table:table-cell table:formula="of:=IMSUM(COMPLEX([.C630];0); IMPRODUCT([.D629]; [.$I$8]))" office:value-type="string" office:string-value="69,3511644107611+70,0082268999584i" calcext:value-type="string">
            <text:p>69,3511644107611+70,0082268999584i</text:p>
          </table:table-cell>
          <table:table-cell table:formula="of:=IMABS([.D630])" office:value-type="float" office:value="98.5430659092991" calcext:value-type="float">
            <text:p>98.5430659093</text:p>
          </table:table-cell>
          <table:table-cell table:formula="of:=IMREAL([.D630])" office:value-type="float" office:value="69.3511644107611" calcext:value-type="float">
            <text:p>69.3511644108</text:p>
          </table:table-cell>
          <table:table-cell table:formula="of:=IMAGINARY([.D630])" office:value-type="float" office:value="70.008226899958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30]+1" office:value-type="float" office:value="629" calcext:value-type="float">
            <text:p>629</text:p>
          </table:table-cell>
          <table:table-cell table:formula="of:=SIN([.$H$2]/[.$I$2]*[.A631]*2*PI()+[.$I$10])" office:value-type="float" office:value="0.707106781186596" calcext:value-type="float">
            <text:p>0.7071067812</text:p>
          </table:table-cell>
          <table:table-cell table:formula="of:=IF(ROW() &gt; [.$J$2] + 1; [.B631] - OFFSET([.B631]; -[.$J$2]; 0)*[.$L$2]^[.$J$2]; [.B631])" office:value-type="float" office:value="0.0140023455323137" calcext:value-type="float">
            <text:p>0.0140023455</text:p>
          </table:table-cell>
          <table:table-cell table:formula="of:=IMSUM(COMPLEX([.C631];0); IMPRODUCT([.D630]; [.$I$8]))" office:value-type="string" office:string-value="70,0152284228007-69,34422929432i" calcext:value-type="string">
            <text:p>70,0152284228007-69,34422929432i</text:p>
          </table:table-cell>
          <table:table-cell table:formula="of:=IMABS([.D631])" office:value-type="float" office:value="98.5431598210662" calcext:value-type="float">
            <text:p>98.5431598211</text:p>
          </table:table-cell>
          <table:table-cell table:formula="of:=IMREAL([.D631])" office:value-type="float" office:value="70.0152284228007" calcext:value-type="float">
            <text:p>70.0152284228</text:p>
          </table:table-cell>
          <table:table-cell table:formula="of:=IMAGINARY([.D631])" office:value-type="float" office:value="-69.34422929432" calcext:value-type="float">
            <text:p>-69.3442292943</text:p>
          </table:table-cell>
          <table:table-cell table:number-columns-repeated="5"/>
        </table:table-row>
        <table:table-row table:style-name="ro1">
          <table:table-cell table:formula="of:=[.A631]+1" office:value-type="float" office:value="630" calcext:value-type="float">
            <text:p>630</text:p>
          </table:table-cell>
          <table:table-cell table:formula="of:=SIN([.$H$2]/[.$I$2]*[.A632]*2*PI()+[.$I$10])" office:value-type="float" office:value="-0.707106781186536" calcext:value-type="float">
            <text:p>-0.7071067812</text:p>
          </table:table-cell>
          <table:table-cell table:formula="of:=IF(ROW() &gt; [.$J$2] + 1; [.B632] - OFFSET([.B632]; -[.$J$2]; 0)*[.$L$2]^[.$J$2]; [.B632])" office:value-type="float" office:value="-0.0140023455323152" calcext:value-type="float">
            <text:p>-0.0140023455</text:p>
          </table:table-cell>
          <table:table-cell table:formula="of:=IMSUM(COMPLEX([.C632];0); IMPRODUCT([.D631]; [.$I$8]))" office:value-type="string" office:string-value="-69,3512972169229-70,0082268999584i" calcext:value-type="string">
            <text:p>-69,3512972169229-70,0082268999584i</text:p>
          </table:table-cell>
          <table:table-cell table:formula="of:=IMABS([.D632])" office:value-type="float" office:value="98.5431593736777" calcext:value-type="float">
            <text:p>98.5431593737</text:p>
          </table:table-cell>
          <table:table-cell table:formula="of:=IMREAL([.D632])" office:value-type="float" office:value="-69.3512972169229" calcext:value-type="float">
            <text:p>-69.3512972169</text:p>
          </table:table-cell>
          <table:table-cell table:formula="of:=IMAGINARY([.D632])" office:value-type="float" office:value="-70.008226899958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32]+1" office:value-type="float" office:value="631" calcext:value-type="float">
            <text:p>631</text:p>
          </table:table-cell>
          <table:table-cell table:formula="of:=SIN([.$H$2]/[.$I$2]*[.A633]*2*PI()+[.$I$10])" office:value-type="float" office:value="-0.707106781186603" calcext:value-type="float">
            <text:p>-0.7071067812</text:p>
          </table:table-cell>
          <table:table-cell table:formula="of:=IF(ROW() &gt; [.$J$2] + 1; [.B633] - OFFSET([.B633]; -[.$J$2]; 0)*[.$L$2]^[.$J$2]; [.B633])" office:value-type="float" office:value="-0.0140023455323138" calcext:value-type="float">
            <text:p>-0.0140023455</text:p>
          </table:table-cell>
          <table:table-cell table:formula="of:=IMSUM(COMPLEX([.C633];0); IMPRODUCT([.D632]; [.$I$8]))" office:value-type="string" office:string-value="-70,0152284228007+69,3443620872012i" calcext:value-type="string">
            <text:p>-70,0152284228007+69,3443620872012i</text:p>
          </table:table-cell>
          <table:table-cell table:formula="of:=IMABS([.D633])" office:value-type="float" office:value="98.5432532666637" calcext:value-type="float">
            <text:p>98.5432532667</text:p>
          </table:table-cell>
          <table:table-cell table:formula="of:=IMREAL([.D633])" office:value-type="float" office:value="-70.0152284228007" calcext:value-type="float">
            <text:p>-70.0152284228</text:p>
          </table:table-cell>
          <table:table-cell table:formula="of:=IMAGINARY([.D633])" office:value-type="float" office:value="69.3443620872012" calcext:value-type="float">
            <text:p>69.3443620872</text:p>
          </table:table-cell>
          <table:table-cell table:number-columns-repeated="5"/>
        </table:table-row>
        <table:table-row table:style-name="ro1">
          <table:table-cell table:formula="of:=[.A633]+1" office:value-type="float" office:value="632" calcext:value-type="float">
            <text:p>632</text:p>
          </table:table-cell>
          <table:table-cell table:formula="of:=SIN([.$H$2]/[.$I$2]*[.A634]*2*PI()+[.$I$10])" office:value-type="float" office:value="0.707106781186528" calcext:value-type="float">
            <text:p>0.7071067812</text:p>
          </table:table-cell>
          <table:table-cell table:formula="of:=IF(ROW() &gt; [.$J$2] + 1; [.B634] - OFFSET([.B634]; -[.$J$2]; 0)*[.$L$2]^[.$J$2]; [.B634])" office:value-type="float" office:value="0.0140023455323151" calcext:value-type="float">
            <text:p>0.0140023455</text:p>
          </table:table-cell>
          <table:table-cell table:formula="of:=IMSUM(COMPLEX([.C634];0); IMPRODUCT([.D633]; [.$I$8]))" office:value-type="string" office:string-value="69,3514299965248+70,0082268999584i" calcext:value-type="string">
            <text:p>69,3514299965248+70,0082268999584i</text:p>
          </table:table-cell>
          <table:table-cell table:formula="of:=IMABS([.D634])" office:value-type="float" office:value="98.5432528194546" calcext:value-type="float">
            <text:p>98.5432528195</text:p>
          </table:table-cell>
          <table:table-cell table:formula="of:=IMREAL([.D634])" office:value-type="float" office:value="69.3514299965248" calcext:value-type="float">
            <text:p>69.3514299965</text:p>
          </table:table-cell>
          <table:table-cell table:formula="of:=IMAGINARY([.D634])" office:value-type="float" office:value="70.008226899958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34]+1" office:value-type="float" office:value="633" calcext:value-type="float">
            <text:p>633</text:p>
          </table:table-cell>
          <table:table-cell table:formula="of:=SIN([.$H$2]/[.$I$2]*[.A635]*2*PI()+[.$I$10])" office:value-type="float" office:value="0.707106781186611" calcext:value-type="float">
            <text:p>0.7071067812</text:p>
          </table:table-cell>
          <table:table-cell table:formula="of:=IF(ROW() &gt; [.$J$2] + 1; [.B635] - OFFSET([.B635]; -[.$J$2]; 0)*[.$L$2]^[.$J$2]; [.B635])" office:value-type="float" office:value="0.0140023455323139" calcext:value-type="float">
            <text:p>0.0140023455</text:p>
          </table:table-cell>
          <table:table-cell table:formula="of:=IMSUM(COMPLEX([.C635];0); IMPRODUCT([.D634]; [.$I$8]))" office:value-type="string" office:string-value="70,0152284228007-69,3444948535251i" calcext:value-type="string">
            <text:p>70,0152284228007-69,3444948535251i</text:p>
          </table:table-cell>
          <table:table-cell table:formula="of:=IMABS([.D635])" office:value-type="float" office:value="98.5433466936633" calcext:value-type="float">
            <text:p>98.5433466937</text:p>
          </table:table-cell>
          <table:table-cell table:formula="of:=IMREAL([.D635])" office:value-type="float" office:value="70.0152284228007" calcext:value-type="float">
            <text:p>70.0152284228</text:p>
          </table:table-cell>
          <table:table-cell table:formula="of:=IMAGINARY([.D635])" office:value-type="float" office:value="-69.3444948535251" calcext:value-type="float">
            <text:p>-69.3444948535</text:p>
          </table:table-cell>
          <table:table-cell table:number-columns-repeated="5"/>
        </table:table-row>
        <table:table-row table:style-name="ro1">
          <table:table-cell table:formula="of:=[.A635]+1" office:value-type="float" office:value="634" calcext:value-type="float">
            <text:p>634</text:p>
          </table:table-cell>
          <table:table-cell table:formula="of:=SIN([.$H$2]/[.$I$2]*[.A636]*2*PI()+[.$I$10])" office:value-type="float" office:value="-0.707106781186521" calcext:value-type="float">
            <text:p>-0.7071067812</text:p>
          </table:table-cell>
          <table:table-cell table:formula="of:=IF(ROW() &gt; [.$J$2] + 1; [.B636] - OFFSET([.B636]; -[.$J$2]; 0)*[.$L$2]^[.$J$2]; [.B636])" office:value-type="float" office:value="-0.0140023455323149" calcext:value-type="float">
            <text:p>-0.0140023455</text:p>
          </table:table-cell>
          <table:table-cell table:formula="of:=IMSUM(COMPLEX([.C636];0); IMPRODUCT([.D635]; [.$I$8]))" office:value-type="string" office:string-value="-69,351562749572-70,0082268999584i" calcext:value-type="string">
            <text:p>-69,351562749572-70,0082268999584i</text:p>
          </table:table-cell>
          <table:table-cell table:formula="of:=IMABS([.D636])" office:value-type="float" office:value="98.5433462466334" calcext:value-type="float">
            <text:p>98.5433462466</text:p>
          </table:table-cell>
          <table:table-cell table:formula="of:=IMREAL([.D636])" office:value-type="float" office:value="-69.351562749572" calcext:value-type="float">
            <text:p>-69.3515627496</text:p>
          </table:table-cell>
          <table:table-cell table:formula="of:=IMAGINARY([.D636])" office:value-type="float" office:value="-70.008226899958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36]+1" office:value-type="float" office:value="635" calcext:value-type="float">
            <text:p>635</text:p>
          </table:table-cell>
          <table:table-cell table:formula="of:=SIN([.$H$2]/[.$I$2]*[.A637]*2*PI()+[.$I$10])" office:value-type="float" office:value="-0.707106781186618" calcext:value-type="float">
            <text:p>-0.7071067812</text:p>
          </table:table-cell>
          <table:table-cell table:formula="of:=IF(ROW() &gt; [.$J$2] + 1; [.B637] - OFFSET([.B637]; -[.$J$2]; 0)*[.$L$2]^[.$J$2]; [.B637])" office:value-type="float" office:value="-0.0140023455323142" calcext:value-type="float">
            <text:p>-0.0140023455</text:p>
          </table:table-cell>
          <table:table-cell table:formula="of:=IMSUM(COMPLEX([.C637];0); IMPRODUCT([.D636]; [.$I$8]))" office:value-type="string" office:string-value="-70,0152284228007+69,344627593297i" calcext:value-type="string">
            <text:p>-70,0152284228007+69,344627593297i</text:p>
          </table:table-cell>
          <table:table-cell table:formula="of:=IMABS([.D637])" office:value-type="float" office:value="98.5434401020687" calcext:value-type="float">
            <text:p>98.5434401021</text:p>
          </table:table-cell>
          <table:table-cell table:formula="of:=IMREAL([.D637])" office:value-type="float" office:value="-70.0152284228007" calcext:value-type="float">
            <text:p>-70.0152284228</text:p>
          </table:table-cell>
          <table:table-cell table:formula="of:=IMAGINARY([.D637])" office:value-type="float" office:value="69.344627593297" calcext:value-type="float">
            <text:p>69.3446275933</text:p>
          </table:table-cell>
          <table:table-cell table:number-columns-repeated="5"/>
        </table:table-row>
        <table:table-row table:style-name="ro1">
          <table:table-cell table:formula="of:=[.A637]+1" office:value-type="float" office:value="636" calcext:value-type="float">
            <text:p>636</text:p>
          </table:table-cell>
          <table:table-cell table:formula="of:=SIN([.$H$2]/[.$I$2]*[.A638]*2*PI()+[.$I$10])" office:value-type="float" office:value="0.707106781186513" calcext:value-type="float">
            <text:p>0.7071067812</text:p>
          </table:table-cell>
          <table:table-cell table:formula="of:=IF(ROW() &gt; [.$J$2] + 1; [.B638] - OFFSET([.B638]; -[.$J$2]; 0)*[.$L$2]^[.$J$2]; [.B638])" office:value-type="float" office:value="0.0140023455323147" calcext:value-type="float">
            <text:p>0.0140023455</text:p>
          </table:table-cell>
          <table:table-cell table:formula="of:=IMSUM(COMPLEX([.C638];0); IMPRODUCT([.D637]; [.$I$8]))" office:value-type="string" office:string-value="69,35169547607+70,0082268999584i" calcext:value-type="string">
            <text:p>69,35169547607+70,0082268999584i</text:p>
          </table:table-cell>
          <table:table-cell table:formula="of:=IMABS([.D638])" office:value-type="float" office:value="98.5434396552181" calcext:value-type="float">
            <text:p>98.5434396552</text:p>
          </table:table-cell>
          <table:table-cell table:formula="of:=IMREAL([.D638])" office:value-type="float" office:value="69.35169547607" calcext:value-type="float">
            <text:p>69.3516954761</text:p>
          </table:table-cell>
          <table:table-cell table:formula="of:=IMAGINARY([.D638])" office:value-type="float" office:value="70.008226899958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38]+1" office:value-type="float" office:value="637" calcext:value-type="float">
            <text:p>637</text:p>
          </table:table-cell>
          <table:table-cell table:formula="of:=SIN([.$H$2]/[.$I$2]*[.A639]*2*PI()+[.$I$10])" office:value-type="float" office:value="0.707106781186626" calcext:value-type="float">
            <text:p>0.7071067812</text:p>
          </table:table-cell>
          <table:table-cell table:formula="of:=IF(ROW() &gt; [.$J$2] + 1; [.B639] - OFFSET([.B639]; -[.$J$2]; 0)*[.$L$2]^[.$J$2]; [.B639])" office:value-type="float" office:value="0.0140023455323143" calcext:value-type="float">
            <text:p>0.0140023455</text:p>
          </table:table-cell>
          <table:table-cell table:formula="of:=IMSUM(COMPLEX([.C639];0); IMPRODUCT([.D638]; [.$I$8]))" office:value-type="string" office:string-value="70,0152284228007-69,3447603065224i" calcext:value-type="string">
            <text:p>70,0152284228007-69,3447603065224i</text:p>
          </table:table-cell>
          <table:table-cell table:formula="of:=IMABS([.D639])" office:value-type="float" office:value="98.5435334918837" calcext:value-type="float">
            <text:p>98.5435334919</text:p>
          </table:table-cell>
          <table:table-cell table:formula="of:=IMREAL([.D639])" office:value-type="float" office:value="70.0152284228007" calcext:value-type="float">
            <text:p>70.0152284228</text:p>
          </table:table-cell>
          <table:table-cell table:formula="of:=IMAGINARY([.D639])" office:value-type="float" office:value="-69.3447603065224" calcext:value-type="float">
            <text:p>-69.3447603065</text:p>
          </table:table-cell>
          <table:table-cell table:number-columns-repeated="5"/>
        </table:table-row>
        <table:table-row table:style-name="ro1">
          <table:table-cell table:formula="of:=[.A639]+1" office:value-type="float" office:value="638" calcext:value-type="float">
            <text:p>638</text:p>
          </table:table-cell>
          <table:table-cell table:formula="of:=SIN([.$H$2]/[.$I$2]*[.A640]*2*PI()+[.$I$10])" office:value-type="float" office:value="-0.707106781186505" calcext:value-type="float">
            <text:p>-0.7071067812</text:p>
          </table:table-cell>
          <table:table-cell table:formula="of:=IF(ROW() &gt; [.$J$2] + 1; [.B640] - OFFSET([.B640]; -[.$J$2]; 0)*[.$L$2]^[.$J$2]; [.B640])" office:value-type="float" office:value="-0.0140023455322358" calcext:value-type="float">
            <text:p>-0.0140023455</text:p>
          </table:table-cell>
          <table:table-cell table:formula="of:=IMSUM(COMPLEX([.C640];0); IMPRODUCT([.D639]; [.$I$8]))" office:value-type="string" office:string-value="-69,351828176024-70,0082268999584i" calcext:value-type="string">
            <text:p>-69,351828176024-70,0082268999584i</text:p>
          </table:table-cell>
          <table:table-cell table:formula="of:=IMABS([.D640])" office:value-type="float" office:value="98.5435330452122" calcext:value-type="float">
            <text:p>98.5435330452</text:p>
          </table:table-cell>
          <table:table-cell table:formula="of:=IMREAL([.D640])" office:value-type="float" office:value="-69.351828176024" calcext:value-type="float">
            <text:p>-69.351828176</text:p>
          </table:table-cell>
          <table:table-cell table:formula="of:=IMAGINARY([.D640])" office:value-type="float" office:value="-70.008226899958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40]+1" office:value-type="float" office:value="639" calcext:value-type="float">
            <text:p>639</text:p>
          </table:table-cell>
          <table:table-cell table:formula="of:=SIN([.$H$2]/[.$I$2]*[.A641]*2*PI()+[.$I$10])" office:value-type="float" office:value="-0.707106781186634" calcext:value-type="float">
            <text:p>-0.7071067812</text:p>
          </table:table-cell>
          <table:table-cell table:formula="of:=IF(ROW() &gt; [.$J$2] + 1; [.B641] - OFFSET([.B641]; -[.$J$2]; 0)*[.$L$2]^[.$J$2]; [.B641])" office:value-type="float" office:value="-0.0140023455323144" calcext:value-type="float">
            <text:p>-0.0140023455</text:p>
          </table:table-cell>
          <table:table-cell table:formula="of:=IMSUM(COMPLEX([.C641];0); IMPRODUCT([.D640]; [.$I$8]))" office:value-type="string" office:string-value="-70,0152284228007+69,3448929932064i" calcext:value-type="string">
            <text:p>-70,0152284228007+69,3448929932064i</text:p>
          </table:table-cell>
          <table:table-cell table:formula="of:=IMABS([.D641])" office:value-type="float" office:value="98.5436268631118" calcext:value-type="float">
            <text:p>98.5436268631</text:p>
          </table:table-cell>
          <table:table-cell table:formula="of:=IMREAL([.D641])" office:value-type="float" office:value="-70.0152284228007" calcext:value-type="float">
            <text:p>-70.0152284228</text:p>
          </table:table-cell>
          <table:table-cell table:formula="of:=IMAGINARY([.D641])" office:value-type="float" office:value="69.3448929932064" calcext:value-type="float">
            <text:p>69.3448929932</text:p>
          </table:table-cell>
          <table:table-cell table:number-columns-repeated="5"/>
        </table:table-row>
        <table:table-row table:style-name="ro1">
          <table:table-cell table:formula="of:=[.A641]+1" office:value-type="float" office:value="640" calcext:value-type="float">
            <text:p>640</text:p>
          </table:table-cell>
          <table:table-cell table:formula="of:=SIN([.$H$2]/[.$I$2]*[.A642]*2*PI()+[.$I$10])" office:value-type="float" office:value="0.707106781186498" calcext:value-type="float">
            <text:p>0.7071067812</text:p>
          </table:table-cell>
          <table:table-cell table:formula="of:=IF(ROW() &gt; [.$J$2] + 1; [.B642] - OFFSET([.B642]; -[.$J$2]; 0)*[.$L$2]^[.$J$2]; [.B642])" office:value-type="float" office:value="0.0140023455322358" calcext:value-type="float">
            <text:p>0.0140023455</text:p>
          </table:table-cell>
          <table:table-cell table:formula="of:=IMSUM(COMPLEX([.C642];0); IMPRODUCT([.D641]; [.$I$8]))" office:value-type="string" office:string-value="69,3519608494393+70,0082268999584i" calcext:value-type="string">
            <text:p>69,3519608494393+70,0082268999584i</text:p>
          </table:table-cell>
          <table:table-cell table:formula="of:=IMABS([.D642])" office:value-type="float" office:value="98.5436264166193" calcext:value-type="float">
            <text:p>98.5436264166</text:p>
          </table:table-cell>
          <table:table-cell table:formula="of:=IMREAL([.D642])" office:value-type="float" office:value="69.3519608494393" calcext:value-type="float">
            <text:p>69.3519608494</text:p>
          </table:table-cell>
          <table:table-cell table:formula="of:=IMAGINARY([.D642])" office:value-type="float" office:value="70.008226899958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42]+1" office:value-type="float" office:value="641" calcext:value-type="float">
            <text:p>641</text:p>
          </table:table-cell>
          <table:table-cell table:formula="of:=SIN([.$H$2]/[.$I$2]*[.A643]*2*PI()+[.$I$10])" office:value-type="float" office:value="0.707106781186561" calcext:value-type="float">
            <text:p>0.7071067812</text:p>
          </table:table-cell>
          <table:table-cell table:formula="of:=IF(ROW() &gt; [.$J$2] + 1; [.B643] - OFFSET([.B643]; -[.$J$2]; 0)*[.$L$2]^[.$J$2]; [.B643])" office:value-type="float" office:value="0.0140023455322342" calcext:value-type="float">
            <text:p>0.0140023455</text:p>
          </table:table-cell>
          <table:table-cell table:formula="of:=IMSUM(COMPLEX([.C643];0); IMPRODUCT([.D642]; [.$I$8]))" office:value-type="string" office:string-value="70,0152284228006-69,3450256533544i" calcext:value-type="string">
            <text:p>70,0152284228006-69,3450256533544i</text:p>
          </table:table-cell>
          <table:table-cell table:formula="of:=IMABS([.D643])" office:value-type="float" office:value="98.5437202157567" calcext:value-type="float">
            <text:p>98.5437202158</text:p>
          </table:table-cell>
          <table:table-cell table:formula="of:=IMREAL([.D643])" office:value-type="float" office:value="70.0152284228006" calcext:value-type="float">
            <text:p>70.0152284228</text:p>
          </table:table-cell>
          <table:table-cell table:formula="of:=IMAGINARY([.D643])" office:value-type="float" office:value="-69.3450256533544" calcext:value-type="float">
            <text:p>-69.3450256534</text:p>
          </table:table-cell>
          <table:table-cell table:number-columns-repeated="5"/>
        </table:table-row>
        <table:table-row table:style-name="ro1">
          <table:table-cell table:formula="of:=[.A643]+1" office:value-type="float" office:value="642" calcext:value-type="float">
            <text:p>642</text:p>
          </table:table-cell>
          <table:table-cell table:formula="of:=SIN([.$H$2]/[.$I$2]*[.A644]*2*PI()+[.$I$10])" office:value-type="float" office:value="-0.70710678118649" calcext:value-type="float">
            <text:p>-0.7071067812</text:p>
          </table:table-cell>
          <table:table-cell table:formula="of:=IF(ROW() &gt; [.$J$2] + 1; [.B644] - OFFSET([.B644]; -[.$J$2]; 0)*[.$L$2]^[.$J$2]; [.B644])" office:value-type="float" office:value="-0.0140023455322355" calcext:value-type="float">
            <text:p>-0.0140023455</text:p>
          </table:table-cell>
          <table:table-cell table:formula="of:=IMSUM(COMPLEX([.C644];0); IMPRODUCT([.D643]; [.$I$8]))" office:value-type="string" office:string-value="-69,3520934963213-70,0082268999583i" calcext:value-type="string">
            <text:p>-69,3520934963213-70,0082268999583i</text:p>
          </table:table-cell>
          <table:table-cell table:formula="of:=IMABS([.D644])" office:value-type="float" office:value="98.5437197694431" calcext:value-type="float">
            <text:p>98.5437197694</text:p>
          </table:table-cell>
          <table:table-cell table:formula="of:=IMREAL([.D644])" office:value-type="float" office:value="-69.3520934963213" calcext:value-type="float">
            <text:p>-69.3520934963</text:p>
          </table:table-cell>
          <table:table-cell table:formula="of:=IMAGINARY([.D644])" office:value-type="float" office:value="-70.008226899958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44]+1" office:value-type="float" office:value="643" calcext:value-type="float">
            <text:p>643</text:p>
          </table:table-cell>
          <table:table-cell table:formula="of:=SIN([.$H$2]/[.$I$2]*[.A645]*2*PI()+[.$I$10])" office:value-type="float" office:value="-0.707106781186568" calcext:value-type="float">
            <text:p>-0.7071067812</text:p>
          </table:table-cell>
          <table:table-cell table:formula="of:=IF(ROW() &gt; [.$J$2] + 1; [.B645] - OFFSET([.B645]; -[.$J$2]; 0)*[.$L$2]^[.$J$2]; [.B645])" office:value-type="float" office:value="-0.0140023455322343" calcext:value-type="float">
            <text:p>-0.0140023455</text:p>
          </table:table-cell>
          <table:table-cell table:formula="of:=IMSUM(COMPLEX([.C645];0); IMPRODUCT([.D644]; [.$I$8]))" office:value-type="string" office:string-value="-70,0152284228005+69,3451582869717i" calcext:value-type="string">
            <text:p>-70,0152284228005+69,3451582869717i</text:p>
          </table:table-cell>
          <table:table-cell table:formula="of:=IMABS([.D645])" office:value-type="float" office:value="98.5438135498221" calcext:value-type="float">
            <text:p>98.5438135498</text:p>
          </table:table-cell>
          <table:table-cell table:formula="of:=IMREAL([.D645])" office:value-type="float" office:value="-70.0152284228005" calcext:value-type="float">
            <text:p>-70.0152284228</text:p>
          </table:table-cell>
          <table:table-cell table:formula="of:=IMAGINARY([.D645])" office:value-type="float" office:value="69.3451582869717" calcext:value-type="float">
            <text:p>69.345158287</text:p>
          </table:table-cell>
          <table:table-cell table:number-columns-repeated="5"/>
        </table:table-row>
        <table:table-row table:style-name="ro1">
          <table:table-cell table:formula="of:=[.A645]+1" office:value-type="float" office:value="644" calcext:value-type="float">
            <text:p>644</text:p>
          </table:table-cell>
          <table:table-cell table:formula="of:=SIN([.$H$2]/[.$I$2]*[.A646]*2*PI()+[.$I$10])" office:value-type="float" office:value="0.707106781186482" calcext:value-type="float">
            <text:p>0.7071067812</text:p>
          </table:table-cell>
          <table:table-cell table:formula="of:=IF(ROW() &gt; [.$J$2] + 1; [.B646] - OFFSET([.B646]; -[.$J$2]; 0)*[.$L$2]^[.$J$2]; [.B646])" office:value-type="float" office:value="0.0140023455322353" calcext:value-type="float">
            <text:p>0.0140023455</text:p>
          </table:table-cell>
          <table:table-cell table:formula="of:=IMSUM(COMPLEX([.C646];0); IMPRODUCT([.D645]; [.$I$8]))" office:value-type="string" office:string-value="69,3522261166752+70,0082268999582i" calcext:value-type="string">
            <text:p>69,3522261166752+70,0082268999582i</text:p>
          </table:table-cell>
          <table:table-cell table:formula="of:=IMABS([.D646])" office:value-type="float" office:value="98.5438131036874" calcext:value-type="float">
            <text:p>98.5438131037</text:p>
          </table:table-cell>
          <table:table-cell table:formula="of:=IMREAL([.D646])" office:value-type="float" office:value="69.3522261166752" calcext:value-type="float">
            <text:p>69.3522261167</text:p>
          </table:table-cell>
          <table:table-cell table:formula="of:=IMAGINARY([.D646])" office:value-type="float" office:value="70.008226899958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46]+1" office:value-type="float" office:value="645" calcext:value-type="float">
            <text:p>645</text:p>
          </table:table-cell>
          <table:table-cell table:formula="of:=SIN([.$H$2]/[.$I$2]*[.A647]*2*PI()+[.$I$10])" office:value-type="float" office:value="0.707106781186576" calcext:value-type="float">
            <text:p>0.7071067812</text:p>
          </table:table-cell>
          <table:table-cell table:formula="of:=IF(ROW() &gt; [.$J$2] + 1; [.B647] - OFFSET([.B647]; -[.$J$2]; 0)*[.$L$2]^[.$J$2]; [.B647])" office:value-type="float" office:value="0.0140023455322345" calcext:value-type="float">
            <text:p>0.0140023455</text:p>
          </table:table-cell>
          <table:table-cell table:formula="of:=IMSUM(COMPLEX([.C647];0); IMPRODUCT([.D646]; [.$I$8]))" office:value-type="string" office:string-value="70,0152284228004-69,3452908940635i" calcext:value-type="string">
            <text:p>70,0152284228004-69,3452908940635i</text:p>
          </table:table-cell>
          <table:table-cell table:formula="of:=IMABS([.D647])" office:value-type="float" office:value="98.5439068653116" calcext:value-type="float">
            <text:p>98.5439068653</text:p>
          </table:table-cell>
          <table:table-cell table:formula="of:=IMREAL([.D647])" office:value-type="float" office:value="70.0152284228004" calcext:value-type="float">
            <text:p>70.0152284228</text:p>
          </table:table-cell>
          <table:table-cell table:formula="of:=IMAGINARY([.D647])" office:value-type="float" office:value="-69.3452908940635" calcext:value-type="float">
            <text:p>-69.3452908941</text:p>
          </table:table-cell>
          <table:table-cell table:number-columns-repeated="5"/>
        </table:table-row>
        <table:table-row table:style-name="ro1">
          <table:table-cell table:formula="of:=[.A647]+1" office:value-type="float" office:value="646" calcext:value-type="float">
            <text:p>646</text:p>
          </table:table-cell>
          <table:table-cell table:formula="of:=SIN([.$H$2]/[.$I$2]*[.A648]*2*PI()+[.$I$10])" office:value-type="float" office:value="-0.707106781186475" calcext:value-type="float">
            <text:p>-0.7071067812</text:p>
          </table:table-cell>
          <table:table-cell table:formula="of:=IF(ROW() &gt; [.$J$2] + 1; [.B648] - OFFSET([.B648]; -[.$J$2]; 0)*[.$L$2]^[.$J$2]; [.B648])" office:value-type="float" office:value="-0.0140023455322353" calcext:value-type="float">
            <text:p>-0.0140023455</text:p>
          </table:table-cell>
          <table:table-cell table:formula="of:=IMSUM(COMPLEX([.C648];0); IMPRODUCT([.D647]; [.$I$8]))" office:value-type="string" office:string-value="-69,3523587105063-70,0082268999581i" calcext:value-type="string">
            <text:p>-69,3523587105063-70,0082268999581i</text:p>
          </table:table-cell>
          <table:table-cell table:formula="of:=IMABS([.D648])" office:value-type="float" office:value="98.5439064193558" calcext:value-type="float">
            <text:p>98.5439064194</text:p>
          </table:table-cell>
          <table:table-cell table:formula="of:=IMREAL([.D648])" office:value-type="float" office:value="-69.3523587105063" calcext:value-type="float">
            <text:p>-69.3523587105</text:p>
          </table:table-cell>
          <table:table-cell table:formula="of:=IMAGINARY([.D648])" office:value-type="float" office:value="-70.008226899958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48]+1" office:value-type="float" office:value="647" calcext:value-type="float">
            <text:p>647</text:p>
          </table:table-cell>
          <table:table-cell table:formula="of:=SIN([.$H$2]/[.$I$2]*[.A649]*2*PI()+[.$I$10])" office:value-type="float" office:value="-0.707106781186584" calcext:value-type="float">
            <text:p>-0.7071067812</text:p>
          </table:table-cell>
          <table:table-cell table:formula="of:=IF(ROW() &gt; [.$J$2] + 1; [.B649] - OFFSET([.B649]; -[.$J$2]; 0)*[.$L$2]^[.$J$2]; [.B649])" office:value-type="float" office:value="-0.0140023455322347" calcext:value-type="float">
            <text:p>-0.0140023455</text:p>
          </table:table-cell>
          <table:table-cell table:formula="of:=IMSUM(COMPLEX([.C649];0); IMPRODUCT([.D648]; [.$I$8]))" office:value-type="string" office:string-value="-70,0152284228003+69,3454234746352i" calcext:value-type="string">
            <text:p>-70,0152284228003+69,3454234746352i</text:p>
          </table:table-cell>
          <table:table-cell table:formula="of:=IMABS([.D649])" office:value-type="float" office:value="98.544000162229" calcext:value-type="float">
            <text:p>98.5440001622</text:p>
          </table:table-cell>
          <table:table-cell table:formula="of:=IMREAL([.D649])" office:value-type="float" office:value="-70.0152284228003" calcext:value-type="float">
            <text:p>-70.0152284228</text:p>
          </table:table-cell>
          <table:table-cell table:formula="of:=IMAGINARY([.D649])" office:value-type="float" office:value="69.3454234746352" calcext:value-type="float">
            <text:p>69.3454234746</text:p>
          </table:table-cell>
          <table:table-cell table:number-columns-repeated="5"/>
        </table:table-row>
        <table:table-row table:style-name="ro1">
          <table:table-cell table:formula="of:=[.A649]+1" office:value-type="float" office:value="648" calcext:value-type="float">
            <text:p>648</text:p>
          </table:table-cell>
          <table:table-cell table:formula="of:=SIN([.$H$2]/[.$I$2]*[.A650]*2*PI()+[.$I$10])" office:value-type="float" office:value="0.707106781186467" calcext:value-type="float">
            <text:p>0.7071067812</text:p>
          </table:table-cell>
          <table:table-cell table:formula="of:=IF(ROW() &gt; [.$J$2] + 1; [.B650] - OFFSET([.B650]; -[.$J$2]; 0)*[.$L$2]^[.$J$2]; [.B650])" office:value-type="float" office:value="0.014002345532235" calcext:value-type="float">
            <text:p>0.0140023455</text:p>
          </table:table-cell>
          <table:table-cell table:formula="of:=IMSUM(COMPLEX([.C650];0); IMPRODUCT([.D649]; [.$I$8]))" office:value-type="string" office:string-value="69,3524912778199+70,008226899958i" calcext:value-type="string">
            <text:p>69,3524912778199+70,008226899958i</text:p>
          </table:table-cell>
          <table:table-cell table:formula="of:=IMABS([.D650])" office:value-type="float" office:value="98.543999716452" calcext:value-type="float">
            <text:p>98.5439997165</text:p>
          </table:table-cell>
          <table:table-cell table:formula="of:=IMREAL([.D650])" office:value-type="float" office:value="69.3524912778199" calcext:value-type="float">
            <text:p>69.3524912778</text:p>
          </table:table-cell>
          <table:table-cell table:formula="of:=IMAGINARY([.D650])" office:value-type="float" office:value="70.00822689995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50]+1" office:value-type="float" office:value="649" calcext:value-type="float">
            <text:p>649</text:p>
          </table:table-cell>
          <table:table-cell table:formula="of:=SIN([.$H$2]/[.$I$2]*[.A651]*2*PI()+[.$I$10])" office:value-type="float" office:value="0.707106781186591" calcext:value-type="float">
            <text:p>0.7071067812</text:p>
          </table:table-cell>
          <table:table-cell table:formula="of:=IF(ROW() &gt; [.$J$2] + 1; [.B651] - OFFSET([.B651]; -[.$J$2]; 0)*[.$L$2]^[.$J$2]; [.B651])" office:value-type="float" office:value="0.0140023455323135" calcext:value-type="float">
            <text:p>0.0140023455</text:p>
          </table:table-cell>
          <table:table-cell table:formula="of:=IMSUM(COMPLEX([.C651];0); IMPRODUCT([.D650]; [.$I$8]))" office:value-type="string" office:string-value="70,0152284228003-69,3455560286921i" calcext:value-type="string">
            <text:p>70,0152284228003-69,3455560286921i</text:p>
          </table:table-cell>
          <table:table-cell table:formula="of:=IMABS([.D651])" office:value-type="float" office:value="98.5440934405781" calcext:value-type="float">
            <text:p>98.5440934406</text:p>
          </table:table-cell>
          <table:table-cell table:formula="of:=IMREAL([.D651])" office:value-type="float" office:value="70.0152284228003" calcext:value-type="float">
            <text:p>70.0152284228</text:p>
          </table:table-cell>
          <table:table-cell table:formula="of:=IMAGINARY([.D651])" office:value-type="float" office:value="-69.3455560286921" calcext:value-type="float">
            <text:p>-69.3455560287</text:p>
          </table:table-cell>
          <table:table-cell table:number-columns-repeated="5"/>
        </table:table-row>
        <table:table-row table:style-name="ro1">
          <table:table-cell table:formula="of:=[.A651]+1" office:value-type="float" office:value="650" calcext:value-type="float">
            <text:p>650</text:p>
          </table:table-cell>
          <table:table-cell table:formula="of:=SIN([.$H$2]/[.$I$2]*[.A652]*2*PI()+[.$I$10])" office:value-type="float" office:value="-0.70710678118646" calcext:value-type="float">
            <text:p>-0.7071067812</text:p>
          </table:table-cell>
          <table:table-cell table:formula="of:=IF(ROW() &gt; [.$J$2] + 1; [.B652] - OFFSET([.B652]; -[.$J$2]; 0)*[.$L$2]^[.$J$2]; [.B652])" office:value-type="float" office:value="-0.0140023455322349" calcext:value-type="float">
            <text:p>-0.0140023455</text:p>
          </table:table-cell>
          <table:table-cell table:formula="of:=IMSUM(COMPLEX([.C652];0); IMPRODUCT([.D651]; [.$I$8]))" office:value-type="string" office:string-value="-69,3526238186214-70,008226899958i" calcext:value-type="string">
            <text:p>-69,3526238186214-70,008226899958i</text:p>
          </table:table-cell>
          <table:table-cell table:formula="of:=IMABS([.D652])" office:value-type="float" office:value="98.5440929949797" calcext:value-type="float">
            <text:p>98.544092995</text:p>
          </table:table-cell>
          <table:table-cell table:formula="of:=IMREAL([.D652])" office:value-type="float" office:value="-69.3526238186214" calcext:value-type="float">
            <text:p>-69.3526238186</text:p>
          </table:table-cell>
          <table:table-cell table:formula="of:=IMAGINARY([.D652])" office:value-type="float" office:value="-70.00822689995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52]+1" office:value-type="float" office:value="651" calcext:value-type="float">
            <text:p>651</text:p>
          </table:table-cell>
          <table:table-cell table:formula="of:=SIN([.$H$2]/[.$I$2]*[.A653]*2*PI()+[.$I$10])" office:value-type="float" office:value="-0.707106781186599" calcext:value-type="float">
            <text:p>-0.7071067812</text:p>
          </table:table-cell>
          <table:table-cell table:formula="of:=IF(ROW() &gt; [.$J$2] + 1; [.B653] - OFFSET([.B653]; -[.$J$2]; 0)*[.$L$2]^[.$J$2]; [.B653])" office:value-type="float" office:value="-0.0140023455323138" calcext:value-type="float">
            <text:p>-0.0140023455</text:p>
          </table:table-cell>
          <table:table-cell table:formula="of:=IMSUM(COMPLEX([.C653];0); IMPRODUCT([.D652]; [.$I$8]))" office:value-type="string" office:string-value="-70,0152284228003+69,3456885562395i" calcext:value-type="string">
            <text:p>-70,0152284228003+69,3456885562395i</text:p>
          </table:table-cell>
          <table:table-cell table:formula="of:=IMABS([.D653])" office:value-type="float" office:value="98.5441867003623" calcext:value-type="float">
            <text:p>98.5441867004</text:p>
          </table:table-cell>
          <table:table-cell table:formula="of:=IMREAL([.D653])" office:value-type="float" office:value="-70.0152284228003" calcext:value-type="float">
            <text:p>-70.0152284228</text:p>
          </table:table-cell>
          <table:table-cell table:formula="of:=IMAGINARY([.D653])" office:value-type="float" office:value="69.3456885562395" calcext:value-type="float">
            <text:p>69.3456885562</text:p>
          </table:table-cell>
          <table:table-cell table:number-columns-repeated="5"/>
        </table:table-row>
        <table:table-row table:style-name="ro1">
          <table:table-cell table:formula="of:=[.A653]+1" office:value-type="float" office:value="652" calcext:value-type="float">
            <text:p>652</text:p>
          </table:table-cell>
          <table:table-cell table:formula="of:=SIN([.$H$2]/[.$I$2]*[.A654]*2*PI()+[.$I$10])" office:value-type="float" office:value="0.707106781186532" calcext:value-type="float">
            <text:p>0.7071067812</text:p>
          </table:table-cell>
          <table:table-cell table:formula="of:=IF(ROW() &gt; [.$J$2] + 1; [.B654] - OFFSET([.B654]; -[.$J$2]; 0)*[.$L$2]^[.$J$2]; [.B654])" office:value-type="float" office:value="0.0140023455323152" calcext:value-type="float">
            <text:p>0.0140023455</text:p>
          </table:table-cell>
          <table:table-cell table:formula="of:=IMSUM(COMPLEX([.C654];0); IMPRODUCT([.D653]; [.$I$8]))" office:value-type="string" office:string-value="69,3527563329162+70,008226899958i" calcext:value-type="string">
            <text:p>69,3527563329162+70,008226899958i</text:p>
          </table:table-cell>
          <table:table-cell table:formula="of:=IMABS([.D654])" office:value-type="float" office:value="98.5441862549428" calcext:value-type="float">
            <text:p>98.5441862549</text:p>
          </table:table-cell>
          <table:table-cell table:formula="of:=IMREAL([.D654])" office:value-type="float" office:value="69.3527563329162" calcext:value-type="float">
            <text:p>69.3527563329</text:p>
          </table:table-cell>
          <table:table-cell table:formula="of:=IMAGINARY([.D654])" office:value-type="float" office:value="70.00822689995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54]+1" office:value-type="float" office:value="653" calcext:value-type="float">
            <text:p>653</text:p>
          </table:table-cell>
          <table:table-cell table:formula="of:=SIN([.$H$2]/[.$I$2]*[.A655]*2*PI()+[.$I$10])" office:value-type="float" office:value="0.707106781186446" calcext:value-type="float">
            <text:p>0.7071067812</text:p>
          </table:table-cell>
          <table:table-cell table:formula="of:=IF(ROW() &gt; [.$J$2] + 1; [.B655] - OFFSET([.B655]; -[.$J$2]; 0)*[.$L$2]^[.$J$2]; [.B655])" office:value-type="float" office:value="0.0140023455321531" calcext:value-type="float">
            <text:p>0.0140023455</text:p>
          </table:table-cell>
          <table:table-cell table:formula="of:=IMSUM(COMPLEX([.C655];0); IMPRODUCT([.D654]; [.$I$8]))" office:value-type="string" office:string-value="70,0152284228001-69,3458210572829i" calcext:value-type="string">
            <text:p>70,0152284228001-69,3458210572829i</text:p>
          </table:table-cell>
          <table:table-cell table:formula="of:=IMABS([.D655])" office:value-type="float" office:value="98.5442799415855" calcext:value-type="float">
            <text:p>98.5442799416</text:p>
          </table:table-cell>
          <table:table-cell table:formula="of:=IMREAL([.D655])" office:value-type="float" office:value="70.0152284228001" calcext:value-type="float">
            <text:p>70.0152284228</text:p>
          </table:table-cell>
          <table:table-cell table:formula="of:=IMAGINARY([.D655])" office:value-type="float" office:value="-69.3458210572829" calcext:value-type="float">
            <text:p>-69.3458210573</text:p>
          </table:table-cell>
          <table:table-cell table:number-columns-repeated="5"/>
        </table:table-row>
        <table:table-row table:style-name="ro1">
          <table:table-cell table:formula="of:=[.A655]+1" office:value-type="float" office:value="654" calcext:value-type="float">
            <text:p>654</text:p>
          </table:table-cell>
          <table:table-cell table:formula="of:=SIN([.$H$2]/[.$I$2]*[.A656]*2*PI()+[.$I$10])" office:value-type="float" office:value="-0.707106781186605" calcext:value-type="float">
            <text:p>-0.7071067812</text:p>
          </table:table-cell>
          <table:table-cell table:formula="of:=IF(ROW() &gt; [.$J$2] + 1; [.B656] - OFFSET([.B656]; -[.$J$2]; 0)*[.$L$2]^[.$J$2]; [.B656])" office:value-type="float" office:value="-0.0140023455323953" calcext:value-type="float">
            <text:p>-0.0140023455</text:p>
          </table:table-cell>
          <table:table-cell table:formula="of:=IMSUM(COMPLEX([.C656];0); IMPRODUCT([.D655]; [.$I$8]))" office:value-type="string" office:string-value="-69,3528888207096-70,0082268999578i" calcext:value-type="string">
            <text:p>-69,3528888207096-70,0082268999578i</text:p>
          </table:table-cell>
          <table:table-cell table:formula="of:=IMABS([.D656])" office:value-type="float" office:value="98.5442794963446" calcext:value-type="float">
            <text:p>98.5442794963</text:p>
          </table:table-cell>
          <table:table-cell table:formula="of:=IMREAL([.D656])" office:value-type="float" office:value="-69.3528888207096" calcext:value-type="float">
            <text:p>-69.3528888207</text:p>
          </table:table-cell>
          <table:table-cell table:formula="of:=IMAGINARY([.D656])" office:value-type="float" office:value="-70.008226899957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56]+1" office:value-type="float" office:value="655" calcext:value-type="float">
            <text:p>655</text:p>
          </table:table-cell>
          <table:table-cell table:formula="of:=SIN([.$H$2]/[.$I$2]*[.A657]*2*PI()+[.$I$10])" office:value-type="float" office:value="-0.707106781186534" calcext:value-type="float">
            <text:p>-0.7071067812</text:p>
          </table:table-cell>
          <table:table-cell table:formula="of:=IF(ROW() &gt; [.$J$2] + 1; [.B657] - OFFSET([.B657]; -[.$J$2]; 0)*[.$L$2]^[.$J$2]; [.B657])" office:value-type="float" office:value="-0.0140023455322337" calcext:value-type="float">
            <text:p>-0.0140023455</text:p>
          </table:table-cell>
          <table:table-cell table:formula="of:=IMSUM(COMPLEX([.C657];0); IMPRODUCT([.D656]; [.$I$8]))" office:value-type="string" office:string-value="-70,0152284228+69,3459535318275i" calcext:value-type="string">
            <text:p>-70,0152284228+69,3459535318275i</text:p>
          </table:table-cell>
          <table:table-cell table:formula="of:=IMABS([.D657])" office:value-type="float" office:value="98.5443731642514" calcext:value-type="float">
            <text:p>98.5443731643</text:p>
          </table:table-cell>
          <table:table-cell table:formula="of:=IMREAL([.D657])" office:value-type="float" office:value="-70.0152284228" calcext:value-type="float">
            <text:p>-70.0152284228</text:p>
          </table:table-cell>
          <table:table-cell table:formula="of:=IMAGINARY([.D657])" office:value-type="float" office:value="69.3459535318275" calcext:value-type="float">
            <text:p>69.3459535318</text:p>
          </table:table-cell>
          <table:table-cell table:number-columns-repeated="5"/>
        </table:table-row>
        <table:table-row table:style-name="ro1">
          <table:table-cell table:formula="of:=[.A657]+1" office:value-type="float" office:value="656" calcext:value-type="float">
            <text:p>656</text:p>
          </table:table-cell>
          <table:table-cell table:formula="of:=SIN([.$H$2]/[.$I$2]*[.A658]*2*PI()+[.$I$10])" office:value-type="float" office:value="0.707106781186517" calcext:value-type="float">
            <text:p>0.7071067812</text:p>
          </table:table-cell>
          <table:table-cell table:formula="of:=IF(ROW() &gt; [.$J$2] + 1; [.B658] - OFFSET([.B658]; -[.$J$2]; 0)*[.$L$2]^[.$J$2]; [.B658])" office:value-type="float" office:value="0.0140023455323149" calcext:value-type="float">
            <text:p>0.0140023455</text:p>
          </table:table-cell>
          <table:table-cell table:formula="of:=IMSUM(COMPLEX([.C658];0); IMPRODUCT([.D657]; [.$I$8]))" office:value-type="string" office:string-value="69,3530212820066+70,0082268999577i" calcext:value-type="string">
            <text:p>69,3530212820066+70,0082268999577i</text:p>
          </table:table-cell>
          <table:table-cell table:formula="of:=IMABS([.D658])" office:value-type="float" office:value="98.5443727191889" calcext:value-type="float">
            <text:p>98.5443727192</text:p>
          </table:table-cell>
          <table:table-cell table:formula="of:=IMREAL([.D658])" office:value-type="float" office:value="69.3530212820066" calcext:value-type="float">
            <text:p>69.353021282</text:p>
          </table:table-cell>
          <table:table-cell table:formula="of:=IMAGINARY([.D658])" office:value-type="float" office:value="70.008226899957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58]+1" office:value-type="float" office:value="657" calcext:value-type="float">
            <text:p>657</text:p>
          </table:table-cell>
          <table:table-cell table:formula="of:=SIN([.$H$2]/[.$I$2]*[.A659]*2*PI()+[.$I$10])" office:value-type="float" office:value="0.707106781186461" calcext:value-type="float">
            <text:p>0.7071067812</text:p>
          </table:table-cell>
          <table:table-cell table:formula="of:=IF(ROW() &gt; [.$J$2] + 1; [.B659] - OFFSET([.B659]; -[.$J$2]; 0)*[.$L$2]^[.$J$2]; [.B659])" office:value-type="float" office:value="0.0140023455321535" calcext:value-type="float">
            <text:p>0.0140023455</text:p>
          </table:table-cell>
          <table:table-cell table:formula="of:=IMSUM(COMPLEX([.C659];0); IMPRODUCT([.D658]; [.$I$8]))" office:value-type="string" office:string-value="70,0152284227999-69,3460859798784i" calcext:value-type="string">
            <text:p>70,0152284227999-69,3460859798784i</text:p>
          </table:table-cell>
          <table:table-cell table:formula="of:=IMABS([.D659])" office:value-type="float" office:value="98.5444663683635" calcext:value-type="float">
            <text:p>98.5444663684</text:p>
          </table:table-cell>
          <table:table-cell table:formula="of:=IMREAL([.D659])" office:value-type="float" office:value="70.0152284227999" calcext:value-type="float">
            <text:p>70.0152284228</text:p>
          </table:table-cell>
          <table:table-cell table:formula="of:=IMAGINARY([.D659])" office:value-type="float" office:value="-69.3460859798784" calcext:value-type="float">
            <text:p>-69.3460859799</text:p>
          </table:table-cell>
          <table:table-cell table:number-columns-repeated="5"/>
        </table:table-row>
        <table:table-row table:style-name="ro1">
          <table:table-cell table:formula="of:=[.A659]+1" office:value-type="float" office:value="658" calcext:value-type="float">
            <text:p>658</text:p>
          </table:table-cell>
          <table:table-cell table:formula="of:=SIN([.$H$2]/[.$I$2]*[.A660]*2*PI()+[.$I$10])" office:value-type="float" office:value="-0.70710678118659" calcext:value-type="float">
            <text:p>-0.7071067812</text:p>
          </table:table-cell>
          <table:table-cell table:formula="of:=IF(ROW() &gt; [.$J$2] + 1; [.B660] - OFFSET([.B660]; -[.$J$2]; 0)*[.$L$2]^[.$J$2]; [.B660])" office:value-type="float" office:value="-0.0140023455323951" calcext:value-type="float">
            <text:p>-0.0140023455</text:p>
          </table:table-cell>
          <table:table-cell table:formula="of:=IMSUM(COMPLEX([.C660];0); IMPRODUCT([.D659]; [.$I$8]))" office:value-type="string" office:string-value="-69,3531537168128-70,0082268999576i" calcext:value-type="string">
            <text:p>-69,3531537168128-70,0082268999576i</text:p>
          </table:table-cell>
          <table:table-cell table:formula="of:=IMABS([.D660])" office:value-type="float" office:value="98.5444659234795" calcext:value-type="float">
            <text:p>98.5444659235</text:p>
          </table:table-cell>
          <table:table-cell table:formula="of:=IMREAL([.D660])" office:value-type="float" office:value="-69.3531537168128" calcext:value-type="float">
            <text:p>-69.3531537168</text:p>
          </table:table-cell>
          <table:table-cell table:formula="of:=IMAGINARY([.D660])" office:value-type="float" office:value="-70.008226899957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60]+1" office:value-type="float" office:value="659" calcext:value-type="float">
            <text:p>659</text:p>
          </table:table-cell>
          <table:table-cell table:formula="of:=SIN([.$H$2]/[.$I$2]*[.A661]*2*PI()+[.$I$10])" office:value-type="float" office:value="-0.707106781186549" calcext:value-type="float">
            <text:p>-0.7071067812</text:p>
          </table:table-cell>
          <table:table-cell table:formula="of:=IF(ROW() &gt; [.$J$2] + 1; [.B661] - OFFSET([.B661]; -[.$J$2]; 0)*[.$L$2]^[.$J$2]; [.B661])" office:value-type="float" office:value="-0.014002345532234" calcext:value-type="float">
            <text:p>-0.0140023455</text:p>
          </table:table-cell>
          <table:table-cell table:formula="of:=IMSUM(COMPLEX([.C661];0); IMPRODUCT([.D660]; [.$I$8]))" office:value-type="string" office:string-value="-70,0152284227998+69,3462184014411i" calcext:value-type="string">
            <text:p>-70,0152284227998+69,3462184014411i</text:p>
          </table:table-cell>
          <table:table-cell table:formula="of:=IMABS([.D661])" office:value-type="float" office:value="98.5445595539257" calcext:value-type="float">
            <text:p>98.5445595539</text:p>
          </table:table-cell>
          <table:table-cell table:formula="of:=IMREAL([.D661])" office:value-type="float" office:value="-70.0152284227998" calcext:value-type="float">
            <text:p>-70.0152284228</text:p>
          </table:table-cell>
          <table:table-cell table:formula="of:=IMAGINARY([.D661])" office:value-type="float" office:value="69.3462184014411" calcext:value-type="float">
            <text:p>69.3462184014</text:p>
          </table:table-cell>
          <table:table-cell table:number-columns-repeated="5"/>
        </table:table-row>
        <table:table-row table:style-name="ro1">
          <table:table-cell table:formula="of:=[.A661]+1" office:value-type="float" office:value="660" calcext:value-type="float">
            <text:p>660</text:p>
          </table:table-cell>
          <table:table-cell table:formula="of:=SIN([.$H$2]/[.$I$2]*[.A662]*2*PI()+[.$I$10])" office:value-type="float" office:value="0.707106781186502" calcext:value-type="float">
            <text:p>0.7071067812</text:p>
          </table:table-cell>
          <table:table-cell table:formula="of:=IF(ROW() &gt; [.$J$2] + 1; [.B662] - OFFSET([.B662]; -[.$J$2]; 0)*[.$L$2]^[.$J$2]; [.B662])" office:value-type="float" office:value="0.0140023455322357" calcext:value-type="float">
            <text:p>0.0140023455</text:p>
          </table:table-cell>
          <table:table-cell table:formula="of:=IMSUM(COMPLEX([.C662];0); IMPRODUCT([.D661]; [.$I$8]))" office:value-type="string" office:string-value="69,3532861251332+70,0082268999575i" calcext:value-type="string">
            <text:p>69,3532861251332+70,0082268999575i</text:p>
          </table:table-cell>
          <table:table-cell table:formula="of:=IMABS([.D662])" office:value-type="float" office:value="98.5445591092199" calcext:value-type="float">
            <text:p>98.5445591092</text:p>
          </table:table-cell>
          <table:table-cell table:formula="of:=IMREAL([.D662])" office:value-type="float" office:value="69.3532861251332" calcext:value-type="float">
            <text:p>69.3532861251</text:p>
          </table:table-cell>
          <table:table-cell table:formula="of:=IMAGINARY([.D662])" office:value-type="float" office:value="70.0082268999575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62]+1" office:value-type="float" office:value="661" calcext:value-type="float">
            <text:p>661</text:p>
          </table:table-cell>
          <table:table-cell table:formula="of:=SIN([.$H$2]/[.$I$2]*[.A663]*2*PI()+[.$I$10])" office:value-type="float" office:value="0.707106781186476" calcext:value-type="float">
            <text:p>0.7071067812</text:p>
          </table:table-cell>
          <table:table-cell table:formula="of:=IF(ROW() &gt; [.$J$2] + 1; [.B663] - OFFSET([.B663]; -[.$J$2]; 0)*[.$L$2]^[.$J$2]; [.B663])" office:value-type="float" office:value="0.0140023455321537" calcext:value-type="float">
            <text:p>0.0140023455</text:p>
          </table:table-cell>
          <table:table-cell table:formula="of:=IMSUM(COMPLEX([.C663];0); IMPRODUCT([.D662]; [.$I$8]))" office:value-type="string" office:string-value="70,0152284227997-69,3463507965207i" calcext:value-type="string">
            <text:p>70,0152284227997-69,3463507965207i</text:p>
          </table:table-cell>
          <table:table-cell table:formula="of:=IMABS([.D663])" office:value-type="float" office:value="98.5446527209413" calcext:value-type="float">
            <text:p>98.5446527209</text:p>
          </table:table-cell>
          <table:table-cell table:formula="of:=IMREAL([.D663])" office:value-type="float" office:value="70.0152284227997" calcext:value-type="float">
            <text:p>70.0152284228</text:p>
          </table:table-cell>
          <table:table-cell table:formula="of:=IMAGINARY([.D663])" office:value-type="float" office:value="-69.3463507965207" calcext:value-type="float">
            <text:p>-69.3463507965</text:p>
          </table:table-cell>
          <table:table-cell table:number-columns-repeated="5"/>
        </table:table-row>
        <table:table-row table:style-name="ro1">
          <table:table-cell table:formula="of:=[.A663]+1" office:value-type="float" office:value="662" calcext:value-type="float">
            <text:p>662</text:p>
          </table:table-cell>
          <table:table-cell table:formula="of:=SIN([.$H$2]/[.$I$2]*[.A664]*2*PI()+[.$I$10])" office:value-type="float" office:value="-0.707106781186575" calcext:value-type="float">
            <text:p>-0.7071067812</text:p>
          </table:table-cell>
          <table:table-cell table:formula="of:=IF(ROW() &gt; [.$J$2] + 1; [.B664] - OFFSET([.B664]; -[.$J$2]; 0)*[.$L$2]^[.$J$2]; [.B664])" office:value-type="float" office:value="-0.0140023455323161" calcext:value-type="float">
            <text:p>-0.0140023455</text:p>
          </table:table-cell>
          <table:table-cell table:formula="of:=IMSUM(COMPLEX([.C664];0); IMPRODUCT([.D663]; [.$I$8]))" office:value-type="string" office:string-value="-69,3534185069734-70,0082268999574i" calcext:value-type="string">
            <text:p>-69,3534185069734-70,0082268999574i</text:p>
          </table:table-cell>
          <table:table-cell table:formula="of:=IMABS([.D664])" office:value-type="float" office:value="98.5446522764139" calcext:value-type="float">
            <text:p>98.5446522764</text:p>
          </table:table-cell>
          <table:table-cell table:formula="of:=IMREAL([.D664])" office:value-type="float" office:value="-69.3534185069734" calcext:value-type="float">
            <text:p>-69.353418507</text:p>
          </table:table-cell>
          <table:table-cell table:formula="of:=IMAGINARY([.D664])" office:value-type="float" office:value="-70.008226899957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64]+1" office:value-type="float" office:value="663" calcext:value-type="float">
            <text:p>663</text:p>
          </table:table-cell>
          <table:table-cell table:formula="of:=SIN([.$H$2]/[.$I$2]*[.A665]*2*PI()+[.$I$10])" office:value-type="float" office:value="-0.707106781186564" calcext:value-type="float">
            <text:p>-0.7071067812</text:p>
          </table:table-cell>
          <table:table-cell table:formula="of:=IF(ROW() &gt; [.$J$2] + 1; [.B665] - OFFSET([.B665]; -[.$J$2]; 0)*[.$L$2]^[.$J$2]; [.B665])" office:value-type="float" office:value="-0.0140023455322343" calcext:value-type="float">
            <text:p>-0.0140023455</text:p>
          </table:table-cell>
          <table:table-cell table:formula="of:=IMSUM(COMPLEX([.C665];0); IMPRODUCT([.D664]; [.$I$8]))" office:value-type="string" office:string-value="-70,0152284227996+69,3464831651227i" calcext:value-type="string">
            <text:p>-70,0152284227996+69,3464831651227i</text:p>
          </table:table-cell>
          <table:table-cell table:formula="of:=IMABS([.D665])" office:value-type="float" office:value="98.5447458694143" calcext:value-type="float">
            <text:p>98.5447458694</text:p>
          </table:table-cell>
          <table:table-cell table:formula="of:=IMREAL([.D665])" office:value-type="float" office:value="-70.0152284227996" calcext:value-type="float">
            <text:p>-70.0152284228</text:p>
          </table:table-cell>
          <table:table-cell table:formula="of:=IMAGINARY([.D665])" office:value-type="float" office:value="69.3464831651227" calcext:value-type="float">
            <text:p>69.3464831651</text:p>
          </table:table-cell>
          <table:table-cell table:number-columns-repeated="5"/>
        </table:table-row>
        <table:table-row table:style-name="ro1">
          <table:table-cell table:formula="of:=[.A665]+1" office:value-type="float" office:value="664" calcext:value-type="float">
            <text:p>664</text:p>
          </table:table-cell>
          <table:table-cell table:formula="of:=SIN([.$H$2]/[.$I$2]*[.A666]*2*PI()+[.$I$10])" office:value-type="float" office:value="0.707106781186648" calcext:value-type="float">
            <text:p>0.7071067812</text:p>
          </table:table-cell>
          <table:table-cell table:formula="of:=IF(ROW() &gt; [.$J$2] + 1; [.B666] - OFFSET([.B666]; -[.$J$2]; 0)*[.$L$2]^[.$J$2]; [.B666])" office:value-type="float" office:value="0.0140023455323963" calcext:value-type="float">
            <text:p>0.0140023455</text:p>
          </table:table-cell>
          <table:table-cell table:formula="of:=IMSUM(COMPLEX([.C666];0); IMPRODUCT([.D665]; [.$I$8]))" office:value-type="string" office:string-value="69,3535508623386+70,0082268999573i" calcext:value-type="string">
            <text:p>69,3535508623386+70,0082268999573i</text:p>
          </table:table-cell>
          <table:table-cell table:formula="of:=IMABS([.D666])" office:value-type="float" office:value="98.5447454250651" calcext:value-type="float">
            <text:p>98.5447454251</text:p>
          </table:table-cell>
          <table:table-cell table:formula="of:=IMREAL([.D666])" office:value-type="float" office:value="69.3535508623386" calcext:value-type="float">
            <text:p>69.3535508623</text:p>
          </table:table-cell>
          <table:table-cell table:formula="of:=IMAGINARY([.D666])" office:value-type="float" office:value="70.0082268999573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66]+1" office:value-type="float" office:value="665" calcext:value-type="float">
            <text:p>665</text:p>
          </table:table-cell>
          <table:table-cell table:formula="of:=SIN([.$H$2]/[.$I$2]*[.A667]*2*PI()+[.$I$10])" office:value-type="float" office:value="0.707106781186492" calcext:value-type="float">
            <text:p>0.7071067812</text:p>
          </table:table-cell>
          <table:table-cell table:formula="of:=IF(ROW() &gt; [.$J$2] + 1; [.B667] - OFFSET([.B667]; -[.$J$2]; 0)*[.$L$2]^[.$J$2]; [.B667])" office:value-type="float" office:value="0.014002345532154" calcext:value-type="float">
            <text:p>0.0140023455</text:p>
          </table:table-cell>
          <table:table-cell table:formula="of:=IMSUM(COMPLEX([.C667];0); IMPRODUCT([.D666]; [.$I$8]))" office:value-type="string" office:string-value="70,0152284227995-69,3466155072524i" calcext:value-type="string">
            <text:p>70,0152284227995-69,3466155072524i</text:p>
          </table:table-cell>
          <table:table-cell table:formula="of:=IMABS([.D667])" office:value-type="float" office:value="98.5448389993484" calcext:value-type="float">
            <text:p>98.5448389993</text:p>
          </table:table-cell>
          <table:table-cell table:formula="of:=IMREAL([.D667])" office:value-type="float" office:value="70.0152284227995" calcext:value-type="float">
            <text:p>70.0152284228</text:p>
          </table:table-cell>
          <table:table-cell table:formula="of:=IMAGINARY([.D667])" office:value-type="float" office:value="-69.3466155072524" calcext:value-type="float">
            <text:p>-69.3466155073</text:p>
          </table:table-cell>
          <table:table-cell table:number-columns-repeated="5"/>
        </table:table-row>
        <table:table-row table:style-name="ro1">
          <table:table-cell table:formula="of:=[.A667]+1" office:value-type="float" office:value="666" calcext:value-type="float">
            <text:p>666</text:p>
          </table:table-cell>
          <table:table-cell table:formula="of:=SIN([.$H$2]/[.$I$2]*[.A668]*2*PI()+[.$I$10])" office:value-type="float" office:value="-0.707106781186559" calcext:value-type="float">
            <text:p>-0.7071067812</text:p>
          </table:table-cell>
          <table:table-cell table:formula="of:=IF(ROW() &gt; [.$J$2] + 1; [.B668] - OFFSET([.B668]; -[.$J$2]; 0)*[.$L$2]^[.$J$2]; [.B668])" office:value-type="float" office:value="-0.0140023455323156" calcext:value-type="float">
            <text:p>-0.0140023455</text:p>
          </table:table-cell>
          <table:table-cell table:formula="of:=IMSUM(COMPLEX([.C668];0); IMPRODUCT([.D667]; [.$I$8]))" office:value-type="string" office:string-value="-69,353683191234-70,0082268999572i" calcext:value-type="string">
            <text:p>-69,353683191234-70,0082268999572i</text:p>
          </table:table-cell>
          <table:table-cell table:formula="of:=IMABS([.D668])" office:value-type="float" office:value="98.5448385551772" calcext:value-type="float">
            <text:p>98.5448385552</text:p>
          </table:table-cell>
          <table:table-cell table:formula="of:=IMREAL([.D668])" office:value-type="float" office:value="-69.353683191234" calcext:value-type="float">
            <text:p>-69.3536831912</text:p>
          </table:table-cell>
          <table:table-cell table:formula="of:=IMAGINARY([.D668])" office:value-type="float" office:value="-70.008226899957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68]+1" office:value-type="float" office:value="667" calcext:value-type="float">
            <text:p>667</text:p>
          </table:table-cell>
          <table:table-cell table:formula="of:=SIN([.$H$2]/[.$I$2]*[.A669]*2*PI()+[.$I$10])" office:value-type="float" office:value="-0.70710678118658" calcext:value-type="float">
            <text:p>-0.7071067812</text:p>
          </table:table-cell>
          <table:table-cell table:formula="of:=IF(ROW() &gt; [.$J$2] + 1; [.B669] - OFFSET([.B669]; -[.$J$2]; 0)*[.$L$2]^[.$J$2]; [.B669])" office:value-type="float" office:value="-0.0140023455322346" calcext:value-type="float">
            <text:p>-0.0140023455</text:p>
          </table:table-cell>
          <table:table-cell table:formula="of:=IMSUM(COMPLEX([.C669];0); IMPRODUCT([.D668]; [.$I$8]))" office:value-type="string" office:string-value="-70,0152284227994+69,3467478229149i" calcext:value-type="string">
            <text:p>-70,0152284227994+69,3467478229149i</text:p>
          </table:table-cell>
          <table:table-cell table:formula="of:=IMABS([.D669])" office:value-type="float" office:value="98.544932110747" calcext:value-type="float">
            <text:p>98.5449321107</text:p>
          </table:table-cell>
          <table:table-cell table:formula="of:=IMREAL([.D669])" office:value-type="float" office:value="-70.0152284227994" calcext:value-type="float">
            <text:p>-70.0152284228</text:p>
          </table:table-cell>
          <table:table-cell table:formula="of:=IMAGINARY([.D669])" office:value-type="float" office:value="69.3467478229149" calcext:value-type="float">
            <text:p>69.3467478229</text:p>
          </table:table-cell>
          <table:table-cell table:number-columns-repeated="5"/>
        </table:table-row>
        <table:table-row table:style-name="ro1">
          <table:table-cell table:formula="of:=[.A669]+1" office:value-type="float" office:value="668" calcext:value-type="float">
            <text:p>668</text:p>
          </table:table-cell>
          <table:table-cell table:formula="of:=SIN([.$H$2]/[.$I$2]*[.A670]*2*PI()+[.$I$10])" office:value-type="float" office:value="0.707106781186632" calcext:value-type="float">
            <text:p>0.7071067812</text:p>
          </table:table-cell>
          <table:table-cell table:formula="of:=IF(ROW() &gt; [.$J$2] + 1; [.B670] - OFFSET([.B670]; -[.$J$2]; 0)*[.$L$2]^[.$J$2]; [.B670])" office:value-type="float" office:value="0.014002345532396" calcext:value-type="float">
            <text:p>0.0140023455</text:p>
          </table:table-cell>
          <table:table-cell table:formula="of:=IMSUM(COMPLEX([.C670];0); IMPRODUCT([.D669]; [.$I$8]))" office:value-type="string" office:string-value="69,353815493665+70,0082268999571i" calcext:value-type="string">
            <text:p>69,353815493665+70,0082268999571i</text:p>
          </table:table-cell>
          <table:table-cell table:formula="of:=IMABS([.D670])" office:value-type="float" office:value="98.5449316667539" calcext:value-type="float">
            <text:p>98.5449316668</text:p>
          </table:table-cell>
          <table:table-cell table:formula="of:=IMREAL([.D670])" office:value-type="float" office:value="69.353815493665" calcext:value-type="float">
            <text:p>69.3538154937</text:p>
          </table:table-cell>
          <table:table-cell table:formula="of:=IMAGINARY([.D670])" office:value-type="float" office:value="70.008226899957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70]+1" office:value-type="float" office:value="669" calcext:value-type="float">
            <text:p>669</text:p>
          </table:table-cell>
          <table:table-cell table:formula="of:=SIN([.$H$2]/[.$I$2]*[.A671]*2*PI()+[.$I$10])" office:value-type="float" office:value="0.707106781186507" calcext:value-type="float">
            <text:p>0.7071067812</text:p>
          </table:table-cell>
          <table:table-cell table:formula="of:=IF(ROW() &gt; [.$J$2] + 1; [.B671] - OFFSET([.B671]; -[.$J$2]; 0)*[.$L$2]^[.$J$2]; [.B671])" office:value-type="float" office:value="0.0140023455321544" calcext:value-type="float">
            <text:p>0.0140023455</text:p>
          </table:table-cell>
          <table:table-cell table:formula="of:=IMSUM(COMPLEX([.C671];0); IMPRODUCT([.D670]; [.$I$8]))" office:value-type="string" office:string-value="70,0152284227993-69,3468801121156i" calcext:value-type="string">
            <text:p>70,0152284227993-69,3468801121156i</text:p>
          </table:table-cell>
          <table:table-cell table:formula="of:=IMABS([.D671])" office:value-type="float" office:value="98.5450252036139" calcext:value-type="float">
            <text:p>98.5450252036</text:p>
          </table:table-cell>
          <table:table-cell table:formula="of:=IMREAL([.D671])" office:value-type="float" office:value="70.0152284227993" calcext:value-type="float">
            <text:p>70.0152284228</text:p>
          </table:table-cell>
          <table:table-cell table:formula="of:=IMAGINARY([.D671])" office:value-type="float" office:value="-69.3468801121156" calcext:value-type="float">
            <text:p>-69.3468801121</text:p>
          </table:table-cell>
          <table:table-cell table:number-columns-repeated="5"/>
        </table:table-row>
        <table:table-row table:style-name="ro1">
          <table:table-cell table:formula="of:=[.A671]+1" office:value-type="float" office:value="670" calcext:value-type="float">
            <text:p>670</text:p>
          </table:table-cell>
          <table:table-cell table:formula="of:=SIN([.$H$2]/[.$I$2]*[.A672]*2*PI()+[.$I$10])" office:value-type="float" office:value="-0.707106781186544" calcext:value-type="float">
            <text:p>-0.7071067812</text:p>
          </table:table-cell>
          <table:table-cell table:formula="of:=IF(ROW() &gt; [.$J$2] + 1; [.B672] - OFFSET([.B672]; -[.$J$2]; 0)*[.$L$2]^[.$J$2]; [.B672])" office:value-type="float" office:value="-0.0140023455323155" calcext:value-type="float">
            <text:p>-0.0140023455</text:p>
          </table:table-cell>
          <table:table-cell table:formula="of:=IMSUM(COMPLEX([.C672];0); IMPRODUCT([.D671]; [.$I$8]))" office:value-type="string" office:string-value="-69,3539477696367-70,008226899957i" calcext:value-type="string">
            <text:p>-69,3539477696367-70,008226899957i</text:p>
          </table:table-cell>
          <table:table-cell table:formula="of:=IMABS([.D672])" office:value-type="float" office:value="98.5450247597988" calcext:value-type="float">
            <text:p>98.5450247598</text:p>
          </table:table-cell>
          <table:table-cell table:formula="of:=IMREAL([.D672])" office:value-type="float" office:value="-69.3539477696367" calcext:value-type="float">
            <text:p>-69.3539477696</text:p>
          </table:table-cell>
          <table:table-cell table:formula="of:=IMAGINARY([.D672])" office:value-type="float" office:value="-70.00822689995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72]+1" office:value-type="float" office:value="671" calcext:value-type="float">
            <text:p>671</text:p>
          </table:table-cell>
          <table:table-cell table:formula="of:=SIN([.$H$2]/[.$I$2]*[.A673]*2*PI()+[.$I$10])" office:value-type="float" office:value="-0.707106781186595" calcext:value-type="float">
            <text:p>-0.7071067812</text:p>
          </table:table-cell>
          <table:table-cell table:formula="of:=IF(ROW() &gt; [.$J$2] + 1; [.B673] - OFFSET([.B673]; -[.$J$2]; 0)*[.$L$2]^[.$J$2]; [.B673])" office:value-type="float" office:value="-0.0140023455323136" calcext:value-type="float">
            <text:p>-0.0140023455</text:p>
          </table:table-cell>
          <table:table-cell table:formula="of:=IMSUM(COMPLEX([.C673];0); IMPRODUCT([.D672]; [.$I$8]))" office:value-type="string" office:string-value="-70,0152284227993+69,3470123748597i" calcext:value-type="string">
            <text:p>-70,0152284227993+69,3470123748597i</text:p>
          </table:table-cell>
          <table:table-cell table:formula="of:=IMABS([.D673])" office:value-type="float" office:value="98.5451182779528" calcext:value-type="float">
            <text:p>98.545118278</text:p>
          </table:table-cell>
          <table:table-cell table:formula="of:=IMREAL([.D673])" office:value-type="float" office:value="-70.0152284227993" calcext:value-type="float">
            <text:p>-70.0152284228</text:p>
          </table:table-cell>
          <table:table-cell table:formula="of:=IMAGINARY([.D673])" office:value-type="float" office:value="69.3470123748597" calcext:value-type="float">
            <text:p>69.3470123749</text:p>
          </table:table-cell>
          <table:table-cell table:number-columns-repeated="5"/>
        </table:table-row>
        <table:table-row table:style-name="ro1">
          <table:table-cell table:formula="of:=[.A673]+1" office:value-type="float" office:value="672" calcext:value-type="float">
            <text:p>672</text:p>
          </table:table-cell>
          <table:table-cell table:formula="of:=SIN([.$H$2]/[.$I$2]*[.A674]*2*PI()+[.$I$10])" office:value-type="float" office:value="0.707106781186617" calcext:value-type="float">
            <text:p>0.7071067812</text:p>
          </table:table-cell>
          <table:table-cell table:formula="of:=IF(ROW() &gt; [.$J$2] + 1; [.B674] - OFFSET([.B674]; -[.$J$2]; 0)*[.$L$2]^[.$J$2]; [.B674])" office:value-type="float" office:value="0.0140023455323955" calcext:value-type="float">
            <text:p>0.0140023455</text:p>
          </table:table-cell>
          <table:table-cell table:formula="of:=IMSUM(COMPLEX([.C674];0); IMPRODUCT([.D673]; [.$I$8]))" office:value-type="string" office:string-value="69,3540800191546+70,008226899957i" calcext:value-type="string">
            <text:p>69,3540800191546+70,008226899957i</text:p>
          </table:table-cell>
          <table:table-cell table:formula="of:=IMABS([.D674])" office:value-type="float" office:value="98.5451178343157" calcext:value-type="float">
            <text:p>98.5451178343</text:p>
          </table:table-cell>
          <table:table-cell table:formula="of:=IMREAL([.D674])" office:value-type="float" office:value="69.3540800191546" calcext:value-type="float">
            <text:p>69.3540800192</text:p>
          </table:table-cell>
          <table:table-cell table:formula="of:=IMAGINARY([.D674])" office:value-type="float" office:value="70.00822689995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74]+1" office:value-type="float" office:value="673" calcext:value-type="float">
            <text:p>673</text:p>
          </table:table-cell>
          <table:table-cell table:formula="of:=SIN([.$H$2]/[.$I$2]*[.A675]*2*PI()+[.$I$10])" office:value-type="float" office:value="0.707106781186522" calcext:value-type="float">
            <text:p>0.7071067812</text:p>
          </table:table-cell>
          <table:table-cell table:formula="of:=IF(ROW() &gt; [.$J$2] + 1; [.B675] - OFFSET([.B675]; -[.$J$2]; 0)*[.$L$2]^[.$J$2]; [.B675])" office:value-type="float" office:value="0.0140023455322333" calcext:value-type="float">
            <text:p>0.0140023455</text:p>
          </table:table-cell>
          <table:table-cell table:formula="of:=IMSUM(COMPLEX([.C675];0); IMPRODUCT([.D674]; [.$I$8]))" office:value-type="string" office:string-value="70,0152284227992-69,3471446111527i" calcext:value-type="string">
            <text:p>70,0152284227992-69,3471446111527i</text:p>
          </table:table-cell>
          <table:table-cell table:formula="of:=IMABS([.D675])" office:value-type="float" office:value="98.5452113337674" calcext:value-type="float">
            <text:p>98.5452113338</text:p>
          </table:table-cell>
          <table:table-cell table:formula="of:=IMREAL([.D675])" office:value-type="float" office:value="70.0152284227992" calcext:value-type="float">
            <text:p>70.0152284228</text:p>
          </table:table-cell>
          <table:table-cell table:formula="of:=IMAGINARY([.D675])" office:value-type="float" office:value="-69.3471446111527" calcext:value-type="float">
            <text:p>-69.3471446112</text:p>
          </table:table-cell>
          <table:table-cell table:number-columns-repeated="5"/>
        </table:table-row>
        <table:table-row table:style-name="ro1">
          <table:table-cell table:formula="of:=[.A675]+1" office:value-type="float" office:value="674" calcext:value-type="float">
            <text:p>674</text:p>
          </table:table-cell>
          <table:table-cell table:formula="of:=SIN([.$H$2]/[.$I$2]*[.A676]*2*PI()+[.$I$10])" office:value-type="float" office:value="-0.707106781186529" calcext:value-type="float">
            <text:p>-0.7071067812</text:p>
          </table:table-cell>
          <table:table-cell table:formula="of:=IF(ROW() &gt; [.$J$2] + 1; [.B676] - OFFSET([.B676]; -[.$J$2]; 0)*[.$L$2]^[.$J$2]; [.B676])" office:value-type="float" office:value="-0.0140023455323152" calcext:value-type="float">
            <text:p>-0.0140023455</text:p>
          </table:table-cell>
          <table:table-cell table:formula="of:=IMSUM(COMPLEX([.C676];0); IMPRODUCT([.D675]; [.$I$8]))" office:value-type="string" office:string-value="-69,3542122422239-70,0082268999569i" calcext:value-type="string">
            <text:p>-69,3542122422239-70,0082268999569i</text:p>
          </table:table-cell>
          <table:table-cell table:formula="of:=IMABS([.D676])" office:value-type="float" office:value="98.545210890308" calcext:value-type="float">
            <text:p>98.5452108903</text:p>
          </table:table-cell>
          <table:table-cell table:formula="of:=IMREAL([.D676])" office:value-type="float" office:value="-69.3542122422239" calcext:value-type="float">
            <text:p>-69.3542122422</text:p>
          </table:table-cell>
          <table:table-cell table:formula="of:=IMAGINARY([.D676])" office:value-type="float" office:value="-70.008226899956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76]+1" office:value-type="float" office:value="675" calcext:value-type="float">
            <text:p>675</text:p>
          </table:table-cell>
          <table:table-cell table:formula="of:=SIN([.$H$2]/[.$I$2]*[.A677]*2*PI()+[.$I$10])" office:value-type="float" office:value="-0.707106781186449" calcext:value-type="float">
            <text:p>-0.7071067812</text:p>
          </table:table-cell>
          <table:table-cell table:formula="of:=IF(ROW() &gt; [.$J$2] + 1; [.B677] - OFFSET([.B677]; -[.$J$2]; 0)*[.$L$2]^[.$J$2]; [.B677])" office:value-type="float" office:value="-0.0140023455321533" calcext:value-type="float">
            <text:p>-0.0140023455</text:p>
          </table:table-cell>
          <table:table-cell table:formula="of:=IMSUM(COMPLEX([.C677];0); IMPRODUCT([.D676]; [.$I$8]))" office:value-type="string" office:string-value="-70,0152284227991+69,3472768209997i" calcext:value-type="string">
            <text:p>-70,0152284227991+69,3472768209997i</text:p>
          </table:table-cell>
          <table:table-cell table:formula="of:=IMABS([.D677])" office:value-type="float" office:value="98.5453043710612" calcext:value-type="float">
            <text:p>98.5453043711</text:p>
          </table:table-cell>
          <table:table-cell table:formula="of:=IMREAL([.D677])" office:value-type="float" office:value="-70.0152284227991" calcext:value-type="float">
            <text:p>-70.0152284228</text:p>
          </table:table-cell>
          <table:table-cell table:formula="of:=IMAGINARY([.D677])" office:value-type="float" office:value="69.3472768209997" calcext:value-type="float">
            <text:p>69.347276821</text:p>
          </table:table-cell>
          <table:table-cell table:number-columns-repeated="5"/>
        </table:table-row>
        <table:table-row table:style-name="ro1">
          <table:table-cell table:formula="of:=[.A677]+1" office:value-type="float" office:value="676" calcext:value-type="float">
            <text:p>676</text:p>
          </table:table-cell>
          <table:table-cell table:formula="of:=SIN([.$H$2]/[.$I$2]*[.A678]*2*PI()+[.$I$10])" office:value-type="float" office:value="0.707106781186602" calcext:value-type="float">
            <text:p>0.7071067812</text:p>
          </table:table-cell>
          <table:table-cell table:formula="of:=IF(ROW() &gt; [.$J$2] + 1; [.B678] - OFFSET([.B678]; -[.$J$2]; 0)*[.$L$2]^[.$J$2]; [.B678])" office:value-type="float" office:value="0.0140023455323954" calcext:value-type="float">
            <text:p>0.0140023455</text:p>
          </table:table-cell>
          <table:table-cell table:formula="of:=IMSUM(COMPLEX([.C678];0); IMPRODUCT([.D677]; [.$I$8]))" office:value-type="string" office:string-value="69,35434443885+70,0082268999568i" calcext:value-type="string">
            <text:p>69,35434443885+70,0082268999568i</text:p>
          </table:table-cell>
          <table:table-cell table:formula="of:=IMABS([.D678])" office:value-type="float" office:value="98.5453039277797" calcext:value-type="float">
            <text:p>98.5453039278</text:p>
          </table:table-cell>
          <table:table-cell table:formula="of:=IMREAL([.D678])" office:value-type="float" office:value="69.35434443885" calcext:value-type="float">
            <text:p>69.3543444389</text:p>
          </table:table-cell>
          <table:table-cell table:formula="of:=IMAGINARY([.D678])" office:value-type="float" office:value="70.008226899956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78]+1" office:value-type="float" office:value="677" calcext:value-type="float">
            <text:p>677</text:p>
          </table:table-cell>
          <table:table-cell table:formula="of:=SIN([.$H$2]/[.$I$2]*[.A679]*2*PI()+[.$I$10])" office:value-type="float" office:value="0.707106781186537" calcext:value-type="float">
            <text:p>0.7071067812</text:p>
          </table:table-cell>
          <table:table-cell table:formula="of:=IF(ROW() &gt; [.$J$2] + 1; [.B679] - OFFSET([.B679]; -[.$J$2]; 0)*[.$L$2]^[.$J$2]; [.B679])" office:value-type="float" office:value="0.0140023455322337" calcext:value-type="float">
            <text:p>0.0140023455</text:p>
          </table:table-cell>
          <table:table-cell table:formula="of:=IMSUM(COMPLEX([.C679];0); IMPRODUCT([.D678]; [.$I$8]))" office:value-type="string" office:string-value="70,015228422799-69,3474090044061i" calcext:value-type="string">
            <text:p>70,015228422799-69,3474090044061i</text:p>
          </table:table-cell>
          <table:table-cell table:formula="of:=IMABS([.D679])" office:value-type="float" office:value="98.5453973898381" calcext:value-type="float">
            <text:p>98.5453973898</text:p>
          </table:table-cell>
          <table:table-cell table:formula="of:=IMREAL([.D679])" office:value-type="float" office:value="70.015228422799" calcext:value-type="float">
            <text:p>70.0152284228</text:p>
          </table:table-cell>
          <table:table-cell table:formula="of:=IMAGINARY([.D679])" office:value-type="float" office:value="-69.3474090044061" calcext:value-type="float">
            <text:p>-69.3474090044</text:p>
          </table:table-cell>
          <table:table-cell table:number-columns-repeated="5"/>
        </table:table-row>
        <table:table-row table:style-name="ro1">
          <table:table-cell table:formula="of:=[.A679]+1" office:value-type="float" office:value="678" calcext:value-type="float">
            <text:p>678</text:p>
          </table:table-cell>
          <table:table-cell table:formula="of:=SIN([.$H$2]/[.$I$2]*[.A680]*2*PI()+[.$I$10])" office:value-type="float" office:value="-0.707106781186514" calcext:value-type="float">
            <text:p>-0.7071067812</text:p>
          </table:table-cell>
          <table:table-cell table:formula="of:=IF(ROW() &gt; [.$J$2] + 1; [.B680] - OFFSET([.B680]; -[.$J$2]; 0)*[.$L$2]^[.$J$2]; [.B680])" office:value-type="float" office:value="-0.0140023455323147" calcext:value-type="float">
            <text:p>-0.0140023455</text:p>
          </table:table-cell>
          <table:table-cell table:formula="of:=IMSUM(COMPLEX([.C680];0); IMPRODUCT([.D679]; [.$I$8]))" office:value-type="string" office:string-value="-69,354476609038-70,0082268999567i" calcext:value-type="string">
            <text:p>-69,354476609038-70,0082268999567i</text:p>
          </table:table-cell>
          <table:table-cell table:formula="of:=IMABS([.D680])" office:value-type="float" office:value="98.5453969467343" calcext:value-type="float">
            <text:p>98.5453969467</text:p>
          </table:table-cell>
          <table:table-cell table:formula="of:=IMREAL([.D680])" office:value-type="float" office:value="-69.354476609038" calcext:value-type="float">
            <text:p>-69.354476609</text:p>
          </table:table-cell>
          <table:table-cell table:formula="of:=IMAGINARY([.D680])" office:value-type="float" office:value="-70.008226899956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80]+1" office:value-type="float" office:value="679" calcext:value-type="float">
            <text:p>679</text:p>
          </table:table-cell>
          <table:table-cell table:formula="of:=SIN([.$H$2]/[.$I$2]*[.A681]*2*PI()+[.$I$10])" office:value-type="float" office:value="-0.707106781186465" calcext:value-type="float">
            <text:p>-0.7071067812</text:p>
          </table:table-cell>
          <table:table-cell table:formula="of:=IF(ROW() &gt; [.$J$2] + 1; [.B681] - OFFSET([.B681]; -[.$J$2]; 0)*[.$L$2]^[.$J$2]; [.B681])" office:value-type="float" office:value="-0.0140023455321535" calcext:value-type="float">
            <text:p>-0.0140023455</text:p>
          </table:table-cell>
          <table:table-cell table:formula="of:=IMSUM(COMPLEX([.C681];0); IMPRODUCT([.D680]; [.$I$8]))" office:value-type="string" office:string-value="-70,0152284227988+69,3475411613771i" calcext:value-type="string">
            <text:p>-70,0152284227988+69,3475411613771i</text:p>
          </table:table-cell>
          <table:table-cell table:formula="of:=IMABS([.D681])" office:value-type="float" office:value="98.5454903901015" calcext:value-type="float">
            <text:p>98.5454903901</text:p>
          </table:table-cell>
          <table:table-cell table:formula="of:=IMREAL([.D681])" office:value-type="float" office:value="-70.0152284227988" calcext:value-type="float">
            <text:p>-70.0152284228</text:p>
          </table:table-cell>
          <table:table-cell table:formula="of:=IMAGINARY([.D681])" office:value-type="float" office:value="69.3475411613771" calcext:value-type="float">
            <text:p>69.3475411614</text:p>
          </table:table-cell>
          <table:table-cell table:number-columns-repeated="5"/>
        </table:table-row>
        <table:table-row table:style-name="ro1">
          <table:table-cell table:formula="of:=[.A681]+1" office:value-type="float" office:value="680" calcext:value-type="float">
            <text:p>680</text:p>
          </table:table-cell>
          <table:table-cell table:formula="of:=SIN([.$H$2]/[.$I$2]*[.A682]*2*PI()+[.$I$10])" office:value-type="float" office:value="0.707106781186587" calcext:value-type="float">
            <text:p>0.7071067812</text:p>
          </table:table-cell>
          <table:table-cell table:formula="of:=IF(ROW() &gt; [.$J$2] + 1; [.B682] - OFFSET([.B682]; -[.$J$2]; 0)*[.$L$2]^[.$J$2]; [.B682])" office:value-type="float" office:value="0.0140023455323951" calcext:value-type="float">
            <text:p>0.0140023455</text:p>
          </table:table-cell>
          <table:table-cell table:formula="of:=IMSUM(COMPLEX([.C682];0); IMPRODUCT([.D681]; [.$I$8]))" office:value-type="string" office:string-value="69,3546087527934+70,0082268999565i" calcext:value-type="string">
            <text:p>69,3546087527934+70,0082268999565i</text:p>
          </table:table-cell>
          <table:table-cell table:formula="of:=IMABS([.D682])" office:value-type="float" office:value="98.5454899471754" calcext:value-type="float">
            <text:p>98.5454899472</text:p>
          </table:table-cell>
          <table:table-cell table:formula="of:=IMREAL([.D682])" office:value-type="float" office:value="69.3546087527934" calcext:value-type="float">
            <text:p>69.3546087528</text:p>
          </table:table-cell>
          <table:table-cell table:formula="of:=IMAGINARY([.D682])" office:value-type="float" office:value="70.0082268999565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82]+1" office:value-type="float" office:value="681" calcext:value-type="float">
            <text:p>681</text:p>
          </table:table-cell>
          <table:table-cell table:formula="of:=SIN([.$H$2]/[.$I$2]*[.A683]*2*PI()+[.$I$10])" office:value-type="float" office:value="0.707106781186553" calcext:value-type="float">
            <text:p>0.7071067812</text:p>
          </table:table-cell>
          <table:table-cell table:formula="of:=IF(ROW() &gt; [.$J$2] + 1; [.B683] - OFFSET([.B683]; -[.$J$2]; 0)*[.$L$2]^[.$J$2]; [.B683])" office:value-type="float" office:value="0.0140023455322341" calcext:value-type="float">
            <text:p>0.0140023455</text:p>
          </table:table-cell>
          <table:table-cell table:formula="of:=IMSUM(COMPLEX([.C683];0); IMPRODUCT([.D682]; [.$I$8]))" office:value-type="string" office:string-value="70,0152284227987-69,3476732919181i" calcext:value-type="string">
            <text:p>70,0152284227987-69,3476732919181i</text:p>
          </table:table-cell>
          <table:table-cell table:formula="of:=IMABS([.D683])" office:value-type="float" office:value="98.5455833718553" calcext:value-type="float">
            <text:p>98.5455833719</text:p>
          </table:table-cell>
          <table:table-cell table:formula="of:=IMREAL([.D683])" office:value-type="float" office:value="70.0152284227987" calcext:value-type="float">
            <text:p>70.0152284228</text:p>
          </table:table-cell>
          <table:table-cell table:formula="of:=IMAGINARY([.D683])" office:value-type="float" office:value="-69.3476732919181" calcext:value-type="float">
            <text:p>-69.3476732919</text:p>
          </table:table-cell>
          <table:table-cell table:number-columns-repeated="5"/>
        </table:table-row>
        <table:table-row table:style-name="ro1">
          <table:table-cell table:formula="of:=[.A683]+1" office:value-type="float" office:value="682" calcext:value-type="float">
            <text:p>682</text:p>
          </table:table-cell>
          <table:table-cell table:formula="of:=SIN([.$H$2]/[.$I$2]*[.A684]*2*PI()+[.$I$10])" office:value-type="float" office:value="-0.707106781186498" calcext:value-type="float">
            <text:p>-0.7071067812</text:p>
          </table:table-cell>
          <table:table-cell table:formula="of:=IF(ROW() &gt; [.$J$2] + 1; [.B684] - OFFSET([.B684]; -[.$J$2]; 0)*[.$L$2]^[.$J$2]; [.B684])" office:value-type="float" office:value="-0.0140023455322357" calcext:value-type="float">
            <text:p>-0.0140023455</text:p>
          </table:table-cell>
          <table:table-cell table:formula="of:=IMSUM(COMPLEX([.C684];0); IMPRODUCT([.D683]; [.$I$8]))" office:value-type="string" office:string-value="-69,3547408701211-70,0082268999564i" calcext:value-type="string">
            <text:p>-69,3547408701211-70,0082268999564i</text:p>
          </table:table-cell>
          <table:table-cell table:formula="of:=IMABS([.D684])" office:value-type="float" office:value="98.5455829291066" calcext:value-type="float">
            <text:p>98.5455829291</text:p>
          </table:table-cell>
          <table:table-cell table:formula="of:=IMREAL([.D684])" office:value-type="float" office:value="-69.3547408701211" calcext:value-type="float">
            <text:p>-69.3547408701</text:p>
          </table:table-cell>
          <table:table-cell table:formula="of:=IMAGINARY([.D684])" office:value-type="float" office:value="-70.008226899956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84]+1" office:value-type="float" office:value="683" calcext:value-type="float">
            <text:p>683</text:p>
          </table:table-cell>
          <table:table-cell table:formula="of:=SIN([.$H$2]/[.$I$2]*[.A685]*2*PI()+[.$I$10])" office:value-type="float" office:value="-0.70710678118648" calcext:value-type="float">
            <text:p>-0.7071067812</text:p>
          </table:table-cell>
          <table:table-cell table:formula="of:=IF(ROW() &gt; [.$J$2] + 1; [.B685] - OFFSET([.B685]; -[.$J$2]; 0)*[.$L$2]^[.$J$2]; [.B685])" office:value-type="float" office:value="-0.0140023455321537" calcext:value-type="float">
            <text:p>-0.0140023455</text:p>
          </table:table-cell>
          <table:table-cell table:formula="of:=IMSUM(COMPLEX([.C685];0); IMPRODUCT([.D684]; [.$I$8]))" office:value-type="string" office:string-value="-70,0152284227985+69,3478053960341i" calcext:value-type="string">
            <text:p>-70,0152284227985+69,3478053960341i</text:p>
          </table:table-cell>
          <table:table-cell table:formula="of:=IMABS([.D685])" office:value-type="float" office:value="98.545676335103" calcext:value-type="float">
            <text:p>98.5456763351</text:p>
          </table:table-cell>
          <table:table-cell table:formula="of:=IMREAL([.D685])" office:value-type="float" office:value="-70.0152284227985" calcext:value-type="float">
            <text:p>-70.0152284228</text:p>
          </table:table-cell>
          <table:table-cell table:formula="of:=IMAGINARY([.D685])" office:value-type="float" office:value="69.3478053960341" calcext:value-type="float">
            <text:p>69.347805396</text:p>
          </table:table-cell>
          <table:table-cell table:number-columns-repeated="5"/>
        </table:table-row>
        <table:table-row table:style-name="ro1">
          <table:table-cell table:formula="of:=[.A685]+1" office:value-type="float" office:value="684" calcext:value-type="float">
            <text:p>684</text:p>
          </table:table-cell>
          <table:table-cell table:formula="of:=SIN([.$H$2]/[.$I$2]*[.A686]*2*PI()+[.$I$10])" office:value-type="float" office:value="0.707106781186571" calcext:value-type="float">
            <text:p>0.7071067812</text:p>
          </table:table-cell>
          <table:table-cell table:formula="of:=IF(ROW() &gt; [.$J$2] + 1; [.B686] - OFFSET([.B686]; -[.$J$2]; 0)*[.$L$2]^[.$J$2]; [.B686])" office:value-type="float" office:value="0.0140023455323158" calcext:value-type="float">
            <text:p>0.0140023455</text:p>
          </table:table-cell>
          <table:table-cell table:formula="of:=IMSUM(COMPLEX([.C686];0); IMPRODUCT([.D685]; [.$I$8]))" office:value-type="string" office:string-value="69,3548729610268+70,0082268999562i" calcext:value-type="string">
            <text:p>69,3548729610268+70,0082268999562i</text:p>
          </table:table-cell>
          <table:table-cell table:formula="of:=IMABS([.D686])" office:value-type="float" office:value="98.5456758925318" calcext:value-type="float">
            <text:p>98.5456758925</text:p>
          </table:table-cell>
          <table:table-cell table:formula="of:=IMREAL([.D686])" office:value-type="float" office:value="69.3548729610268" calcext:value-type="float">
            <text:p>69.354872961</text:p>
          </table:table-cell>
          <table:table-cell table:formula="of:=IMAGINARY([.D686])" office:value-type="float" office:value="70.008226899956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86]+1" office:value-type="float" office:value="685" calcext:value-type="float">
            <text:p>685</text:p>
          </table:table-cell>
          <table:table-cell table:formula="of:=SIN([.$H$2]/[.$I$2]*[.A687]*2*PI()+[.$I$10])" office:value-type="float" office:value="0.707106781186568" calcext:value-type="float">
            <text:p>0.7071067812</text:p>
          </table:table-cell>
          <table:table-cell table:formula="of:=IF(ROW() &gt; [.$J$2] + 1; [.B687] - OFFSET([.B687]; -[.$J$2]; 0)*[.$L$2]^[.$J$2]; [.B687])" office:value-type="float" office:value="0.0140023455322343" calcext:value-type="float">
            <text:p>0.0140023455</text:p>
          </table:table-cell>
          <table:table-cell table:formula="of:=IMSUM(COMPLEX([.C687];0); IMPRODUCT([.D686]; [.$I$8]))" office:value-type="string" office:string-value="70,0152284227984-69,3479374737307i" calcext:value-type="string">
            <text:p>70,0152284227984-69,3479374737307i</text:p>
          </table:table-cell>
          <table:table-cell table:formula="of:=IMABS([.D687])" office:value-type="float" office:value="98.5457692798483" calcext:value-type="float">
            <text:p>98.5457692798</text:p>
          </table:table-cell>
          <table:table-cell table:formula="of:=IMREAL([.D687])" office:value-type="float" office:value="70.0152284227984" calcext:value-type="float">
            <text:p>70.0152284228</text:p>
          </table:table-cell>
          <table:table-cell table:formula="of:=IMAGINARY([.D687])" office:value-type="float" office:value="-69.3479374737307" calcext:value-type="float">
            <text:p>-69.3479374737</text:p>
          </table:table-cell>
          <table:table-cell table:number-columns-repeated="5"/>
        </table:table-row>
        <table:table-row table:style-name="ro1">
          <table:table-cell table:formula="of:=[.A687]+1" office:value-type="float" office:value="686" calcext:value-type="float">
            <text:p>686</text:p>
          </table:table-cell>
          <table:table-cell table:formula="of:=SIN([.$H$2]/[.$I$2]*[.A688]*2*PI()+[.$I$10])" office:value-type="float" office:value="-0.707106781186644" calcext:value-type="float">
            <text:p>-0.7071067812</text:p>
          </table:table-cell>
          <table:table-cell table:formula="of:=IF(ROW() &gt; [.$J$2] + 1; [.B688] - OFFSET([.B688]; -[.$J$2]; 0)*[.$L$2]^[.$J$2]; [.B688])" office:value-type="float" office:value="-0.0140023455323962" calcext:value-type="float">
            <text:p>-0.0140023455</text:p>
          </table:table-cell>
          <table:table-cell table:formula="of:=IMSUM(COMPLEX([.C688];0); IMPRODUCT([.D687]; [.$I$8]))" office:value-type="string" office:string-value="-69,3550050255157-70,0082268999561i" calcext:value-type="string">
            <text:p>-69,3550050255157-70,0082268999561i</text:p>
          </table:table-cell>
          <table:table-cell table:formula="of:=IMABS([.D688])" office:value-type="float" office:value="98.5457688374546" calcext:value-type="float">
            <text:p>98.5457688375</text:p>
          </table:table-cell>
          <table:table-cell table:formula="of:=IMREAL([.D688])" office:value-type="float" office:value="-69.3550050255157" calcext:value-type="float">
            <text:p>-69.3550050255</text:p>
          </table:table-cell>
          <table:table-cell table:formula="of:=IMAGINARY([.D688])" office:value-type="float" office:value="-70.008226899956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88]+1" office:value-type="float" office:value="687" calcext:value-type="float">
            <text:p>687</text:p>
          </table:table-cell>
          <table:table-cell table:formula="of:=SIN([.$H$2]/[.$I$2]*[.A689]*2*PI()+[.$I$10])" office:value-type="float" office:value="-0.707106781186495" calcext:value-type="float">
            <text:p>-0.7071067812</text:p>
          </table:table-cell>
          <table:table-cell table:formula="of:=IF(ROW() &gt; [.$J$2] + 1; [.B689] - OFFSET([.B689]; -[.$J$2]; 0)*[.$L$2]^[.$J$2]; [.B689])" office:value-type="float" office:value="-0.0140023455321542" calcext:value-type="float">
            <text:p>-0.0140023455</text:p>
          </table:table-cell>
          <table:table-cell table:formula="of:=IMSUM(COMPLEX([.C689];0); IMPRODUCT([.D688]; [.$I$8]))" office:value-type="string" office:string-value="-70,0152284227982+69,3480695250131i" calcext:value-type="string">
            <text:p>-70,0152284227982+69,3480695250131i</text:p>
          </table:table-cell>
          <table:table-cell table:formula="of:=IMABS([.D689])" office:value-type="float" office:value="98.545862206095" calcext:value-type="float">
            <text:p>98.5458622061</text:p>
          </table:table-cell>
          <table:table-cell table:formula="of:=IMREAL([.D689])" office:value-type="float" office:value="-70.0152284227982" calcext:value-type="float">
            <text:p>-70.0152284228</text:p>
          </table:table-cell>
          <table:table-cell table:formula="of:=IMAGINARY([.D689])" office:value-type="float" office:value="69.3480695250131" calcext:value-type="float">
            <text:p>69.348069525</text:p>
          </table:table-cell>
          <table:table-cell table:number-columns-repeated="5"/>
        </table:table-row>
        <table:table-row table:style-name="ro1">
          <table:table-cell table:formula="of:=[.A689]+1" office:value-type="float" office:value="688" calcext:value-type="float">
            <text:p>688</text:p>
          </table:table-cell>
          <table:table-cell table:formula="of:=SIN([.$H$2]/[.$I$2]*[.A690]*2*PI()+[.$I$10])" office:value-type="float" office:value="0.707106781186556" calcext:value-type="float">
            <text:p>0.7071067812</text:p>
          </table:table-cell>
          <table:table-cell table:formula="of:=IF(ROW() &gt; [.$J$2] + 1; [.B690] - OFFSET([.B690]; -[.$J$2]; 0)*[.$L$2]^[.$J$2]; [.B690])" office:value-type="float" office:value="0.0140023455323156" calcext:value-type="float">
            <text:p>0.0140023455</text:p>
          </table:table-cell>
          <table:table-cell table:formula="of:=IMSUM(COMPLEX([.C690];0); IMPRODUCT([.D689]; [.$I$8]))" office:value-type="string" office:string-value="69,3551370635929+70,0082268999559i" calcext:value-type="string">
            <text:p>69,3551370635929+70,0082268999559i</text:p>
          </table:table-cell>
          <table:table-cell table:formula="of:=IMABS([.D690])" office:value-type="float" office:value="98.5458617638786" calcext:value-type="float">
            <text:p>98.5458617639</text:p>
          </table:table-cell>
          <table:table-cell table:formula="of:=IMREAL([.D690])" office:value-type="float" office:value="69.3551370635929" calcext:value-type="float">
            <text:p>69.3551370636</text:p>
          </table:table-cell>
          <table:table-cell table:formula="of:=IMAGINARY([.D690])" office:value-type="float" office:value="70.008226899955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90]+1" office:value-type="float" office:value="689" calcext:value-type="float">
            <text:p>689</text:p>
          </table:table-cell>
          <table:table-cell table:formula="of:=SIN([.$H$2]/[.$I$2]*[.A691]*2*PI()+[.$I$10])" office:value-type="float" office:value="0.707106781186583" calcext:value-type="float">
            <text:p>0.7071067812</text:p>
          </table:table-cell>
          <table:table-cell table:formula="of:=IF(ROW() &gt; [.$J$2] + 1; [.B691] - OFFSET([.B691]; -[.$J$2]; 0)*[.$L$2]^[.$J$2]; [.B691])" office:value-type="float" office:value="0.0140023455322346" calcext:value-type="float">
            <text:p>0.0140023455</text:p>
          </table:table-cell>
          <table:table-cell table:formula="of:=IMSUM(COMPLEX([.C691];0); IMPRODUCT([.D690]; [.$I$8]))" office:value-type="string" office:string-value="70,0152284227981-69,3482015498866i" calcext:value-type="string">
            <text:p>70,0152284227981-69,3482015498866i</text:p>
          </table:table-cell>
          <table:table-cell table:formula="of:=IMABS([.D691])" office:value-type="float" office:value="98.5459551138467" calcext:value-type="float">
            <text:p>98.5459551138</text:p>
          </table:table-cell>
          <table:table-cell table:formula="of:=IMREAL([.D691])" office:value-type="float" office:value="70.0152284227981" calcext:value-type="float">
            <text:p>70.0152284228</text:p>
          </table:table-cell>
          <table:table-cell table:formula="of:=IMAGINARY([.D691])" office:value-type="float" office:value="-69.3482015498866" calcext:value-type="float">
            <text:p>-69.3482015499</text:p>
          </table:table-cell>
          <table:table-cell table:number-columns-repeated="5"/>
        </table:table-row>
        <table:table-row table:style-name="ro1">
          <table:table-cell table:formula="of:=[.A691]+1" office:value-type="float" office:value="690" calcext:value-type="float">
            <text:p>690</text:p>
          </table:table-cell>
          <table:table-cell table:formula="of:=SIN([.$H$2]/[.$I$2]*[.A692]*2*PI()+[.$I$10])" office:value-type="float" office:value="-0.707106781186629" calcext:value-type="float">
            <text:p>-0.7071067812</text:p>
          </table:table-cell>
          <table:table-cell table:formula="of:=IF(ROW() &gt; [.$J$2] + 1; [.B692] - OFFSET([.B692]; -[.$J$2]; 0)*[.$L$2]^[.$J$2]; [.B692])" office:value-type="float" office:value="-0.0140023455323959" calcext:value-type="float">
            <text:p>-0.0140023455</text:p>
          </table:table-cell>
          <table:table-cell table:formula="of:=IMSUM(COMPLEX([.C692];0); IMPRODUCT([.D691]; [.$I$8]))" office:value-type="string" office:string-value="-69,355269075264-70,0082268999558i" calcext:value-type="string">
            <text:p>-69,355269075264-70,0082268999558i</text:p>
          </table:table-cell>
          <table:table-cell table:formula="of:=IMABS([.D692])" office:value-type="float" office:value="98.5459546718076" calcext:value-type="float">
            <text:p>98.5459546718</text:p>
          </table:table-cell>
          <table:table-cell table:formula="of:=IMREAL([.D692])" office:value-type="float" office:value="-69.355269075264" calcext:value-type="float">
            <text:p>-69.3552690753</text:p>
          </table:table-cell>
          <table:table-cell table:formula="of:=IMAGINARY([.D692])" office:value-type="float" office:value="-70.008226899955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92]+1" office:value-type="float" office:value="691" calcext:value-type="float">
            <text:p>691</text:p>
          </table:table-cell>
          <table:table-cell table:formula="of:=SIN([.$H$2]/[.$I$2]*[.A693]*2*PI()+[.$I$10])" office:value-type="float" office:value="-0.70710678118651" calcext:value-type="float">
            <text:p>-0.7071067812</text:p>
          </table:table-cell>
          <table:table-cell table:formula="of:=IF(ROW() &gt; [.$J$2] + 1; [.B693] - OFFSET([.B693]; -[.$J$2]; 0)*[.$L$2]^[.$J$2]; [.B693])" office:value-type="float" office:value="-0.0140023455322331" calcext:value-type="float">
            <text:p>-0.0140023455</text:p>
          </table:table-cell>
          <table:table-cell table:formula="of:=IMSUM(COMPLEX([.C693];0); IMPRODUCT([.D692]; [.$I$8]))" office:value-type="string" office:string-value="-70,015228422798+69,3483335483565i" calcext:value-type="string">
            <text:p>-70,015228422798+69,3483335483565i</text:p>
          </table:table-cell>
          <table:table-cell table:formula="of:=IMABS([.D693])" office:value-type="float" office:value="98.5460480031071" calcext:value-type="float">
            <text:p>98.5460480031</text:p>
          </table:table-cell>
          <table:table-cell table:formula="of:=IMREAL([.D693])" office:value-type="float" office:value="-70.015228422798" calcext:value-type="float">
            <text:p>-70.0152284228</text:p>
          </table:table-cell>
          <table:table-cell table:formula="of:=IMAGINARY([.D693])" office:value-type="float" office:value="69.3483335483565" calcext:value-type="float">
            <text:p>69.3483335484</text:p>
          </table:table-cell>
          <table:table-cell table:number-columns-repeated="5"/>
        </table:table-row>
        <table:table-row table:style-name="ro1">
          <table:table-cell table:formula="of:=[.A693]+1" office:value-type="float" office:value="692" calcext:value-type="float">
            <text:p>692</text:p>
          </table:table-cell>
          <table:table-cell table:formula="of:=SIN([.$H$2]/[.$I$2]*[.A694]*2*PI()+[.$I$10])" office:value-type="float" office:value="0.707106781186541" calcext:value-type="float">
            <text:p>0.7071067812</text:p>
          </table:table-cell>
          <table:table-cell table:formula="of:=IF(ROW() &gt; [.$J$2] + 1; [.B694] - OFFSET([.B694]; -[.$J$2]; 0)*[.$L$2]^[.$J$2]; [.B694])" office:value-type="float" office:value="0.0140023455323154" calcext:value-type="float">
            <text:p>0.0140023455</text:p>
          </table:table-cell>
          <table:table-cell table:formula="of:=IMSUM(COMPLEX([.C694];0); IMPRODUCT([.D693]; [.$I$8]))" office:value-type="string" office:string-value="69,355401060534+70,0082268999557i" calcext:value-type="string">
            <text:p>69,355401060534+70,0082268999557i</text:p>
          </table:table-cell>
          <table:table-cell table:formula="of:=IMABS([.D694])" office:value-type="float" office:value="98.5460475612452" calcext:value-type="float">
            <text:p>98.5460475612</text:p>
          </table:table-cell>
          <table:table-cell table:formula="of:=IMREAL([.D694])" office:value-type="float" office:value="69.355401060534" calcext:value-type="float">
            <text:p>69.3554010605</text:p>
          </table:table-cell>
          <table:table-cell table:formula="of:=IMAGINARY([.D694])" office:value-type="float" office:value="70.008226899955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94]+1" office:value-type="float" office:value="693" calcext:value-type="float">
            <text:p>693</text:p>
          </table:table-cell>
          <table:table-cell table:formula="of:=SIN([.$H$2]/[.$I$2]*[.A695]*2*PI()+[.$I$10])" office:value-type="float" office:value="0.707106781186598" calcext:value-type="float">
            <text:p>0.7071067812</text:p>
          </table:table-cell>
          <table:table-cell table:formula="of:=IF(ROW() &gt; [.$J$2] + 1; [.B695] - OFFSET([.B695]; -[.$J$2]; 0)*[.$L$2]^[.$J$2]; [.B695])" office:value-type="float" office:value="0.0140023455323138" calcext:value-type="float">
            <text:p>0.0140023455</text:p>
          </table:table-cell>
          <table:table-cell table:formula="of:=IMSUM(COMPLEX([.C695];0); IMPRODUCT([.D694]; [.$I$8]))" office:value-type="string" office:string-value="70,015228422798-69,348465520428i" calcext:value-type="string">
            <text:p>70,015228422798-69,348465520428i</text:p>
          </table:table-cell>
          <table:table-cell table:formula="of:=IMABS([.D695])" office:value-type="float" office:value="98.5461408738798" calcext:value-type="float">
            <text:p>98.5461408739</text:p>
          </table:table-cell>
          <table:table-cell table:formula="of:=IMREAL([.D695])" office:value-type="float" office:value="70.015228422798" calcext:value-type="float">
            <text:p>70.0152284228</text:p>
          </table:table-cell>
          <table:table-cell table:formula="of:=IMAGINARY([.D695])" office:value-type="float" office:value="-69.348465520428" calcext:value-type="float">
            <text:p>-69.3484655204</text:p>
          </table:table-cell>
          <table:table-cell table:number-columns-repeated="5"/>
        </table:table-row>
        <table:table-row table:style-name="ro1">
          <table:table-cell table:formula="of:=[.A695]+1" office:value-type="float" office:value="694" calcext:value-type="float">
            <text:p>694</text:p>
          </table:table-cell>
          <table:table-cell table:formula="of:=SIN([.$H$2]/[.$I$2]*[.A696]*2*PI()+[.$I$10])" office:value-type="float" office:value="-0.707106781186613" calcext:value-type="float">
            <text:p>-0.7071067812</text:p>
          </table:table-cell>
          <table:table-cell table:formula="of:=IF(ROW() &gt; [.$J$2] + 1; [.B696] - OFFSET([.B696]; -[.$J$2]; 0)*[.$L$2]^[.$J$2]; [.B696])" office:value-type="float" office:value="-0.0140023455323955" calcext:value-type="float">
            <text:p>-0.0140023455</text:p>
          </table:table-cell>
          <table:table-cell table:formula="of:=IMSUM(COMPLEX([.C696];0); IMPRODUCT([.D695]; [.$I$8]))" office:value-type="string" office:string-value="-69,3555330194084-70,0082268999557i" calcext:value-type="string">
            <text:p>-69,3555330194084-70,0082268999557i</text:p>
          </table:table-cell>
          <table:table-cell table:formula="of:=IMABS([.D696])" office:value-type="float" office:value="98.5461404321952" calcext:value-type="float">
            <text:p>98.5461404322</text:p>
          </table:table-cell>
          <table:table-cell table:formula="of:=IMREAL([.D696])" office:value-type="float" office:value="-69.3555330194084" calcext:value-type="float">
            <text:p>-69.3555330194</text:p>
          </table:table-cell>
          <table:table-cell table:formula="of:=IMAGINARY([.D696])" office:value-type="float" office:value="-70.008226899955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696]+1" office:value-type="float" office:value="695" calcext:value-type="float">
            <text:p>695</text:p>
          </table:table-cell>
          <table:table-cell table:formula="of:=SIN([.$H$2]/[.$I$2]*[.A697]*2*PI()+[.$I$10])" office:value-type="float" office:value="-0.707106781186525" calcext:value-type="float">
            <text:p>-0.7071067812</text:p>
          </table:table-cell>
          <table:table-cell table:formula="of:=IF(ROW() &gt; [.$J$2] + 1; [.B697] - OFFSET([.B697]; -[.$J$2]; 0)*[.$L$2]^[.$J$2]; [.B697])" office:value-type="float" office:value="-0.0140023455322335" calcext:value-type="float">
            <text:p>-0.0140023455</text:p>
          </table:table-cell>
          <table:table-cell table:formula="of:=IMSUM(COMPLEX([.C697];0); IMPRODUCT([.D696]; [.$I$8]))" office:value-type="string" office:string-value="-70,0152284227979+69,3485974661065i" calcext:value-type="string">
            <text:p>-70,0152284227979+69,3485974661065i</text:p>
          </table:table-cell>
          <table:table-cell table:formula="of:=IMABS([.D697])" office:value-type="float" office:value="98.5462337261686" calcext:value-type="float">
            <text:p>98.5462337262</text:p>
          </table:table-cell>
          <table:table-cell table:formula="of:=IMREAL([.D697])" office:value-type="float" office:value="-70.0152284227979" calcext:value-type="float">
            <text:p>-70.0152284228</text:p>
          </table:table-cell>
          <table:table-cell table:formula="of:=IMAGINARY([.D697])" office:value-type="float" office:value="69.3485974661065" calcext:value-type="float">
            <text:p>69.3485974661</text:p>
          </table:table-cell>
          <table:table-cell table:number-columns-repeated="5"/>
        </table:table-row>
        <table:table-row table:style-name="ro1">
          <table:table-cell table:formula="of:=[.A697]+1" office:value-type="float" office:value="696" calcext:value-type="float">
            <text:p>696</text:p>
          </table:table-cell>
          <table:table-cell table:formula="of:=SIN([.$H$2]/[.$I$2]*[.A698]*2*PI()+[.$I$10])" office:value-type="float" office:value="0.707106781186525" calcext:value-type="float">
            <text:p>0.7071067812</text:p>
          </table:table-cell>
          <table:table-cell table:formula="of:=IF(ROW() &gt; [.$J$2] + 1; [.B698] - OFFSET([.B698]; -[.$J$2]; 0)*[.$L$2]^[.$J$2]; [.B698])" office:value-type="float" office:value="0.0140023455323149" calcext:value-type="float">
            <text:p>0.0140023455</text:p>
          </table:table-cell>
          <table:table-cell table:formula="of:=IMSUM(COMPLEX([.C698];0); IMPRODUCT([.D697]; [.$I$8]))" office:value-type="string" office:string-value="69,3556649518922+70,0082268999556i" calcext:value-type="string">
            <text:p>69,3556649518922+70,0082268999556i</text:p>
          </table:table-cell>
          <table:table-cell table:formula="of:=IMABS([.D698])" office:value-type="float" office:value="98.5462332846608" calcext:value-type="float">
            <text:p>98.5462332847</text:p>
          </table:table-cell>
          <table:table-cell table:formula="of:=IMREAL([.D698])" office:value-type="float" office:value="69.3556649518922" calcext:value-type="float">
            <text:p>69.3556649519</text:p>
          </table:table-cell>
          <table:table-cell table:formula="of:=IMAGINARY([.D698])" office:value-type="float" office:value="70.008226899955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698]+1" office:value-type="float" office:value="697" calcext:value-type="float">
            <text:p>697</text:p>
          </table:table-cell>
          <table:table-cell table:formula="of:=SIN([.$H$2]/[.$I$2]*[.A699]*2*PI()+[.$I$10])" office:value-type="float" office:value="0.707106781186453" calcext:value-type="float">
            <text:p>0.7071067812</text:p>
          </table:table-cell>
          <table:table-cell table:formula="of:=IF(ROW() &gt; [.$J$2] + 1; [.B699] - OFFSET([.B699]; -[.$J$2]; 0)*[.$L$2]^[.$J$2]; [.B699])" office:value-type="float" office:value="0.0140023455321533" calcext:value-type="float">
            <text:p>0.0140023455</text:p>
          </table:table-cell>
          <table:table-cell table:formula="of:=IMSUM(COMPLEX([.C699];0); IMPRODUCT([.D698]; [.$I$8]))" office:value-type="string" office:string-value="70,0152284227977-69,348729385397i" calcext:value-type="string">
            <text:p>70,0152284227977-69,348729385397i</text:p>
          </table:table-cell>
          <table:table-cell table:formula="of:=IMABS([.D699])" office:value-type="float" office:value="98.5463265599767" calcext:value-type="float">
            <text:p>98.54632656</text:p>
          </table:table-cell>
          <table:table-cell table:formula="of:=IMREAL([.D699])" office:value-type="float" office:value="70.0152284227977" calcext:value-type="float">
            <text:p>70.0152284228</text:p>
          </table:table-cell>
          <table:table-cell table:formula="of:=IMAGINARY([.D699])" office:value-type="float" office:value="-69.348729385397" calcext:value-type="float">
            <text:p>-69.3487293854</text:p>
          </table:table-cell>
          <table:table-cell table:number-columns-repeated="5"/>
        </table:table-row>
        <table:table-row table:style-name="ro1">
          <table:table-cell table:formula="of:=[.A699]+1" office:value-type="float" office:value="698" calcext:value-type="float">
            <text:p>698</text:p>
          </table:table-cell>
          <table:table-cell table:formula="of:=SIN([.$H$2]/[.$I$2]*[.A700]*2*PI()+[.$I$10])" office:value-type="float" office:value="-0.707106781186598" calcext:value-type="float">
            <text:p>-0.7071067812</text:p>
          </table:table-cell>
          <table:table-cell table:formula="of:=IF(ROW() &gt; [.$J$2] + 1; [.B700] - OFFSET([.B700]; -[.$J$2]; 0)*[.$L$2]^[.$J$2]; [.B700])" office:value-type="float" office:value="-0.0140023455323953" calcext:value-type="float">
            <text:p>-0.0140023455</text:p>
          </table:table-cell>
          <table:table-cell table:formula="of:=IMSUM(COMPLEX([.C700];0); IMPRODUCT([.D699]; [.$I$8]))" office:value-type="string" office:string-value="-69,3557968579909-70,0082268999554i" calcext:value-type="string">
            <text:p>-69,3557968579909-70,0082268999554i</text:p>
          </table:table-cell>
          <table:table-cell table:formula="of:=IMABS([.D700])" office:value-type="float" office:value="98.5463261186461" calcext:value-type="float">
            <text:p>98.5463261186</text:p>
          </table:table-cell>
          <table:table-cell table:formula="of:=IMREAL([.D700])" office:value-type="float" office:value="-69.3557968579909" calcext:value-type="float">
            <text:p>-69.355796858</text:p>
          </table:table-cell>
          <table:table-cell table:formula="of:=IMAGINARY([.D700])" office:value-type="float" office:value="-70.008226899955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00]+1" office:value-type="float" office:value="699" calcext:value-type="float">
            <text:p>699</text:p>
          </table:table-cell>
          <table:table-cell table:formula="of:=SIN([.$H$2]/[.$I$2]*[.A701]*2*PI()+[.$I$10])" office:value-type="float" office:value="-0.707106781186541" calcext:value-type="float">
            <text:p>-0.7071067812</text:p>
          </table:table-cell>
          <table:table-cell table:formula="of:=IF(ROW() &gt; [.$J$2] + 1; [.B701] - OFFSET([.B701]; -[.$J$2]; 0)*[.$L$2]^[.$J$2]; [.B701])" office:value-type="float" office:value="-0.0140023455322339" calcext:value-type="float">
            <text:p>-0.0140023455</text:p>
          </table:table-cell>
          <table:table-cell table:formula="of:=IMSUM(COMPLEX([.C701];0); IMPRODUCT([.D700]; [.$I$8]))" office:value-type="string" office:string-value="-70,0152284227976+69,3488612783051i" calcext:value-type="string">
            <text:p>-70,0152284227976+69,3488612783051i</text:p>
          </table:table-cell>
          <table:table-cell table:formula="of:=IMABS([.D701])" office:value-type="float" office:value="98.5464193753083" calcext:value-type="float">
            <text:p>98.5464193753</text:p>
          </table:table-cell>
          <table:table-cell table:formula="of:=IMREAL([.D701])" office:value-type="float" office:value="-70.0152284227976" calcext:value-type="float">
            <text:p>-70.0152284228</text:p>
          </table:table-cell>
          <table:table-cell table:formula="of:=IMAGINARY([.D701])" office:value-type="float" office:value="69.3488612783051" calcext:value-type="float">
            <text:p>69.3488612783</text:p>
          </table:table-cell>
          <table:table-cell table:number-columns-repeated="5"/>
        </table:table-row>
        <table:table-row table:style-name="ro1">
          <table:table-cell table:formula="of:=[.A701]+1" office:value-type="float" office:value="700" calcext:value-type="float">
            <text:p>700</text:p>
          </table:table-cell>
          <table:table-cell table:formula="of:=SIN([.$H$2]/[.$I$2]*[.A702]*2*PI()+[.$I$10])" office:value-type="float" office:value="0.70710678118651" calcext:value-type="float">
            <text:p>0.7071067812</text:p>
          </table:table-cell>
          <table:table-cell table:formula="of:=IF(ROW() &gt; [.$J$2] + 1; [.B702] - OFFSET([.B702]; -[.$J$2]; 0)*[.$L$2]^[.$J$2]; [.B702])" office:value-type="float" office:value="0.0140023455323147" calcext:value-type="float">
            <text:p>0.0140023455</text:p>
          </table:table-cell>
          <table:table-cell table:formula="of:=IMSUM(COMPLEX([.C702];0); IMPRODUCT([.D701]; [.$I$8]))" office:value-type="string" office:string-value="69,3559287377096+70,0082268999553i" calcext:value-type="string">
            <text:p>69,3559287377096+70,0082268999553i</text:p>
          </table:table-cell>
          <table:table-cell table:formula="of:=IMABS([.D702])" office:value-type="float" office:value="98.5464189341545" calcext:value-type="float">
            <text:p>98.5464189342</text:p>
          </table:table-cell>
          <table:table-cell table:formula="of:=IMREAL([.D702])" office:value-type="float" office:value="69.3559287377096" calcext:value-type="float">
            <text:p>69.3559287377</text:p>
          </table:table-cell>
          <table:table-cell table:formula="of:=IMAGINARY([.D702])" office:value-type="float" office:value="70.0082268999553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02]+1" office:value-type="float" office:value="701" calcext:value-type="float">
            <text:p>701</text:p>
          </table:table-cell>
          <table:table-cell table:formula="of:=SIN([.$H$2]/[.$I$2]*[.A703]*2*PI()+[.$I$10])" office:value-type="float" office:value="0.707106781186468" calcext:value-type="float">
            <text:p>0.7071067812</text:p>
          </table:table-cell>
          <table:table-cell table:formula="of:=IF(ROW() &gt; [.$J$2] + 1; [.B703] - OFFSET([.B703]; -[.$J$2]; 0)*[.$L$2]^[.$J$2]; [.B703])" office:value-type="float" office:value="0.0140023455321535" calcext:value-type="float">
            <text:p>0.0140023455</text:p>
          </table:table-cell>
          <table:table-cell table:formula="of:=IMSUM(COMPLEX([.C703];0); IMPRODUCT([.D702]; [.$I$8]))" office:value-type="string" office:string-value="70,0152284227974-69,3489931448358i" calcext:value-type="string">
            <text:p>70,0152284227974-69,3489931448358i</text:p>
          </table:table-cell>
          <table:table-cell table:formula="of:=IMABS([.D703])" office:value-type="float" office:value="98.5465121721666" calcext:value-type="float">
            <text:p>98.5465121722</text:p>
          </table:table-cell>
          <table:table-cell table:formula="of:=IMREAL([.D703])" office:value-type="float" office:value="70.0152284227974" calcext:value-type="float">
            <text:p>70.0152284228</text:p>
          </table:table-cell>
          <table:table-cell table:formula="of:=IMAGINARY([.D703])" office:value-type="float" office:value="-69.3489931448358" calcext:value-type="float">
            <text:p>-69.3489931448</text:p>
          </table:table-cell>
          <table:table-cell table:number-columns-repeated="5"/>
        </table:table-row>
        <table:table-row table:style-name="ro1">
          <table:table-cell table:formula="of:=[.A703]+1" office:value-type="float" office:value="702" calcext:value-type="float">
            <text:p>702</text:p>
          </table:table-cell>
          <table:table-cell table:formula="of:=SIN([.$H$2]/[.$I$2]*[.A704]*2*PI()+[.$I$10])" office:value-type="float" office:value="-0.707106781186583" calcext:value-type="float">
            <text:p>-0.7071067812</text:p>
          </table:table-cell>
          <table:table-cell table:formula="of:=IF(ROW() &gt; [.$J$2] + 1; [.B704] - OFFSET([.B704]; -[.$J$2]; 0)*[.$L$2]^[.$J$2]; [.B704])" office:value-type="float" office:value="-0.0140023455323163" calcext:value-type="float">
            <text:p>-0.0140023455</text:p>
          </table:table-cell>
          <table:table-cell table:formula="of:=IMSUM(COMPLEX([.C704];0); IMPRODUCT([.D703]; [.$I$8]))" office:value-type="string" office:string-value="-69,3560605910536-70,0082268999551i" calcext:value-type="string">
            <text:p>-69,3560605910536-70,0082268999551i</text:p>
          </table:table-cell>
          <table:table-cell table:formula="of:=IMABS([.D704])" office:value-type="float" office:value="98.5465117311896" calcext:value-type="float">
            <text:p>98.5465117312</text:p>
          </table:table-cell>
          <table:table-cell table:formula="of:=IMREAL([.D704])" office:value-type="float" office:value="-69.3560605910536" calcext:value-type="float">
            <text:p>-69.3560605911</text:p>
          </table:table-cell>
          <table:table-cell table:formula="of:=IMAGINARY([.D704])" office:value-type="float" office:value="-70.008226899955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04]+1" office:value-type="float" office:value="703" calcext:value-type="float">
            <text:p>703</text:p>
          </table:table-cell>
          <table:table-cell table:formula="of:=SIN([.$H$2]/[.$I$2]*[.A705]*2*PI()+[.$I$10])" office:value-type="float" office:value="-0.707106781186556" calcext:value-type="float">
            <text:p>-0.7071067812</text:p>
          </table:table-cell>
          <table:table-cell table:formula="of:=IF(ROW() &gt; [.$J$2] + 1; [.B705] - OFFSET([.B705]; -[.$J$2]; 0)*[.$L$2]^[.$J$2]; [.B705])" office:value-type="float" office:value="-0.0140023455322342" calcext:value-type="float">
            <text:p>-0.0140023455</text:p>
          </table:table-cell>
          <table:table-cell table:formula="of:=IMSUM(COMPLEX([.C705];0); IMPRODUCT([.D704]; [.$I$8]))" office:value-type="string" office:string-value="-70,0152284227973+69,3491249849945i" calcext:value-type="string">
            <text:p>-70,0152284227973+69,3491249849945i</text:p>
          </table:table-cell>
          <table:table-cell table:formula="of:=IMABS([.D705])" office:value-type="float" office:value="98.5466049505556" calcext:value-type="float">
            <text:p>98.5466049506</text:p>
          </table:table-cell>
          <table:table-cell table:formula="of:=IMREAL([.D705])" office:value-type="float" office:value="-70.0152284227973" calcext:value-type="float">
            <text:p>-70.0152284228</text:p>
          </table:table-cell>
          <table:table-cell table:formula="of:=IMAGINARY([.D705])" office:value-type="float" office:value="69.3491249849945" calcext:value-type="float">
            <text:p>69.349124985</text:p>
          </table:table-cell>
          <table:table-cell table:number-columns-repeated="5"/>
        </table:table-row>
        <table:table-row table:style-name="ro1">
          <table:table-cell table:formula="of:=[.A705]+1" office:value-type="float" office:value="704" calcext:value-type="float">
            <text:p>704</text:p>
          </table:table-cell>
          <table:table-cell table:formula="of:=SIN([.$H$2]/[.$I$2]*[.A706]*2*PI()+[.$I$10])" office:value-type="float" office:value="0.707106781186495" calcext:value-type="float">
            <text:p>0.7071067812</text:p>
          </table:table-cell>
          <table:table-cell table:formula="of:=IF(ROW() &gt; [.$J$2] + 1; [.B706] - OFFSET([.B706]; -[.$J$2]; 0)*[.$L$2]^[.$J$2]; [.B706])" office:value-type="float" office:value="0.0140023455322357" calcext:value-type="float">
            <text:p>0.0140023455</text:p>
          </table:table-cell>
          <table:table-cell table:formula="of:=IMSUM(COMPLEX([.C706];0); IMPRODUCT([.D705]; [.$I$8]))" office:value-type="string" office:string-value="69,3561924180282+70,008226899955i" calcext:value-type="string">
            <text:p>69,3561924180282+70,008226899955i</text:p>
          </table:table-cell>
          <table:table-cell table:formula="of:=IMABS([.D706])" office:value-type="float" office:value="98.5466045097554" calcext:value-type="float">
            <text:p>98.5466045098</text:p>
          </table:table-cell>
          <table:table-cell table:formula="of:=IMREAL([.D706])" office:value-type="float" office:value="69.3561924180282" calcext:value-type="float">
            <text:p>69.356192418</text:p>
          </table:table-cell>
          <table:table-cell table:formula="of:=IMAGINARY([.D706])" office:value-type="float" office:value="70.008226899955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06]+1" office:value-type="float" office:value="705" calcext:value-type="float">
            <text:p>705</text:p>
          </table:table-cell>
          <table:table-cell table:formula="of:=SIN([.$H$2]/[.$I$2]*[.A707]*2*PI()+[.$I$10])" office:value-type="float" office:value="0.707106781186483" calcext:value-type="float">
            <text:p>0.7071067812</text:p>
          </table:table-cell>
          <table:table-cell table:formula="of:=IF(ROW() &gt; [.$J$2] + 1; [.B707] - OFFSET([.B707]; -[.$J$2]; 0)*[.$L$2]^[.$J$2]; [.B707])" office:value-type="float" office:value="0.014002345532154" calcext:value-type="float">
            <text:p>0.0140023455</text:p>
          </table:table-cell>
          <table:table-cell table:formula="of:=IMSUM(COMPLEX([.C707];0); IMPRODUCT([.D706]; [.$I$8]))" office:value-type="string" office:string-value="70,0152284227972-69,3492567987864i" calcext:value-type="string">
            <text:p>70,0152284227972-69,3492567987864i</text:p>
          </table:table-cell>
          <table:table-cell table:formula="of:=IMABS([.D707])" office:value-type="float" office:value="98.5466977104788" calcext:value-type="float">
            <text:p>98.5466977105</text:p>
          </table:table-cell>
          <table:table-cell table:formula="of:=IMREAL([.D707])" office:value-type="float" office:value="70.0152284227972" calcext:value-type="float">
            <text:p>70.0152284228</text:p>
          </table:table-cell>
          <table:table-cell table:formula="of:=IMAGINARY([.D707])" office:value-type="float" office:value="-69.3492567987864" calcext:value-type="float">
            <text:p>-69.3492567988</text:p>
          </table:table-cell>
          <table:table-cell table:number-columns-repeated="5"/>
        </table:table-row>
        <table:table-row table:style-name="ro1">
          <table:table-cell table:formula="of:=[.A707]+1" office:value-type="float" office:value="706" calcext:value-type="float">
            <text:p>706</text:p>
          </table:table-cell>
          <table:table-cell table:formula="of:=SIN([.$H$2]/[.$I$2]*[.A708]*2*PI()+[.$I$10])" office:value-type="float" office:value="-0.707106781186568" calcext:value-type="float">
            <text:p>-0.7071067812</text:p>
          </table:table-cell>
          <table:table-cell table:formula="of:=IF(ROW() &gt; [.$J$2] + 1; [.B708] - OFFSET([.B708]; -[.$J$2]; 0)*[.$L$2]^[.$J$2]; [.B708])" office:value-type="float" office:value="-0.0140023455323158" calcext:value-type="float">
            <text:p>-0.0140023455</text:p>
          </table:table-cell>
          <table:table-cell table:formula="of:=IMSUM(COMPLEX([.C708];0); IMPRODUCT([.D707]; [.$I$8]))" office:value-type="string" office:string-value="-69,3563242186388-70,0082268999549i" calcext:value-type="string">
            <text:p>-69,3563242186388-70,0082268999549i</text:p>
          </table:table-cell>
          <table:table-cell table:formula="of:=IMABS([.D708])" office:value-type="float" office:value="98.5466972698553" calcext:value-type="float">
            <text:p>98.5466972699</text:p>
          </table:table-cell>
          <table:table-cell table:formula="of:=IMREAL([.D708])" office:value-type="float" office:value="-69.3563242186388" calcext:value-type="float">
            <text:p>-69.3563242186</text:p>
          </table:table-cell>
          <table:table-cell table:formula="of:=IMAGINARY([.D708])" office:value-type="float" office:value="-70.008226899954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08]+1" office:value-type="float" office:value="707" calcext:value-type="float">
            <text:p>707</text:p>
          </table:table-cell>
          <table:table-cell table:formula="of:=SIN([.$H$2]/[.$I$2]*[.A709]*2*PI()+[.$I$10])" office:value-type="float" office:value="-0.707106781186571" calcext:value-type="float">
            <text:p>-0.7071067812</text:p>
          </table:table-cell>
          <table:table-cell table:formula="of:=IF(ROW() &gt; [.$J$2] + 1; [.B709] - OFFSET([.B709]; -[.$J$2]; 0)*[.$L$2]^[.$J$2]; [.B709])" office:value-type="float" office:value="-0.0140023455322343" calcext:value-type="float">
            <text:p>-0.0140023455</text:p>
          </table:table-cell>
          <table:table-cell table:formula="of:=IMSUM(COMPLEX([.C709];0); IMPRODUCT([.D708]; [.$I$8]))" office:value-type="string" office:string-value="-70,0152284227971+69,3493885862169i" calcext:value-type="string">
            <text:p>-70,0152284227971+69,3493885862169i</text:p>
          </table:table-cell>
          <table:table-cell table:formula="of:=IMABS([.D709])" office:value-type="float" office:value="98.54679045194" calcext:value-type="float">
            <text:p>98.5467904519</text:p>
          </table:table-cell>
          <table:table-cell table:formula="of:=IMREAL([.D709])" office:value-type="float" office:value="-70.0152284227971" calcext:value-type="float">
            <text:p>-70.0152284228</text:p>
          </table:table-cell>
          <table:table-cell table:formula="of:=IMAGINARY([.D709])" office:value-type="float" office:value="69.3493885862169" calcext:value-type="float">
            <text:p>69.3493885862</text:p>
          </table:table-cell>
          <table:table-cell table:number-columns-repeated="5"/>
        </table:table-row>
        <table:table-row table:style-name="ro1">
          <table:table-cell table:formula="of:=[.A709]+1" office:value-type="float" office:value="708" calcext:value-type="float">
            <text:p>708</text:p>
          </table:table-cell>
          <table:table-cell table:formula="of:=SIN([.$H$2]/[.$I$2]*[.A710]*2*PI()+[.$I$10])" office:value-type="float" office:value="0.707106781186641" calcext:value-type="float">
            <text:p>0.7071067812</text:p>
          </table:table-cell>
          <table:table-cell table:formula="of:=IF(ROW() &gt; [.$J$2] + 1; [.B710] - OFFSET([.B710]; -[.$J$2]; 0)*[.$L$2]^[.$J$2]; [.B710])" office:value-type="float" office:value="0.0140023455323961" calcext:value-type="float">
            <text:p>0.0140023455</text:p>
          </table:table-cell>
          <table:table-cell table:formula="of:=IMSUM(COMPLEX([.C710];0); IMPRODUCT([.D709]; [.$I$8]))" office:value-type="string" office:string-value="69,3564559928907+70,0082268999548i" calcext:value-type="string">
            <text:p>69,3564559928907+70,0082268999548i</text:p>
          </table:table-cell>
          <table:table-cell table:formula="of:=IMABS([.D710])" office:value-type="float" office:value="98.5467900114932" calcext:value-type="float">
            <text:p>98.5467900115</text:p>
          </table:table-cell>
          <table:table-cell table:formula="of:=IMREAL([.D710])" office:value-type="float" office:value="69.3564559928907" calcext:value-type="float">
            <text:p>69.3564559929</text:p>
          </table:table-cell>
          <table:table-cell table:formula="of:=IMAGINARY([.D710])" office:value-type="float" office:value="70.008226899954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10]+1" office:value-type="float" office:value="709" calcext:value-type="float">
            <text:p>709</text:p>
          </table:table-cell>
          <table:table-cell table:formula="of:=SIN([.$H$2]/[.$I$2]*[.A711]*2*PI()+[.$I$10])" office:value-type="float" office:value="0.707106781186498" calcext:value-type="float">
            <text:p>0.7071067812</text:p>
          </table:table-cell>
          <table:table-cell table:formula="of:=IF(ROW() &gt; [.$J$2] + 1; [.B711] - OFFSET([.B711]; -[.$J$2]; 0)*[.$L$2]^[.$J$2]; [.B711])" office:value-type="float" office:value="0.0140023455321543" calcext:value-type="float">
            <text:p>0.0140023455</text:p>
          </table:table-cell>
          <table:table-cell table:formula="of:=IMSUM(COMPLEX([.C711];0); IMPRODUCT([.D710]; [.$I$8]))" office:value-type="string" office:string-value="70,015228422797-69,3495203472914i" calcext:value-type="string">
            <text:p>70,015228422797-69,3495203472914i</text:p>
          </table:table-cell>
          <table:table-cell table:formula="of:=IMABS([.D711])" office:value-type="float" office:value="98.5468831749428" calcext:value-type="float">
            <text:p>98.5468831749</text:p>
          </table:table-cell>
          <table:table-cell table:formula="of:=IMREAL([.D711])" office:value-type="float" office:value="70.015228422797" calcext:value-type="float">
            <text:p>70.0152284228</text:p>
          </table:table-cell>
          <table:table-cell table:formula="of:=IMAGINARY([.D711])" office:value-type="float" office:value="-69.3495203472914" calcext:value-type="float">
            <text:p>-69.3495203473</text:p>
          </table:table-cell>
          <table:table-cell table:number-columns-repeated="5"/>
        </table:table-row>
        <table:table-row table:style-name="ro1">
          <table:table-cell table:formula="of:=[.A711]+1" office:value-type="float" office:value="710" calcext:value-type="float">
            <text:p>710</text:p>
          </table:table-cell>
          <table:table-cell table:formula="of:=SIN([.$H$2]/[.$I$2]*[.A712]*2*PI()+[.$I$10])" office:value-type="float" office:value="-0.707106781186553" calcext:value-type="float">
            <text:p>-0.7071067812</text:p>
          </table:table-cell>
          <table:table-cell table:formula="of:=IF(ROW() &gt; [.$J$2] + 1; [.B712] - OFFSET([.B712]; -[.$J$2]; 0)*[.$L$2]^[.$J$2]; [.B712])" office:value-type="float" office:value="-0.0140023455323156" calcext:value-type="float">
            <text:p>-0.0140023455</text:p>
          </table:table-cell>
          <table:table-cell table:formula="of:=IMSUM(COMPLEX([.C712];0); IMPRODUCT([.D711]; [.$I$8]))" office:value-type="string" office:string-value="-69,356587740789-70,0082268999547i" calcext:value-type="string">
            <text:p>-69,356587740789-70,0082268999547i</text:p>
          </table:table-cell>
          <table:table-cell table:formula="of:=IMABS([.D712])" office:value-type="float" office:value="98.5468827346726" calcext:value-type="float">
            <text:p>98.5468827347</text:p>
          </table:table-cell>
          <table:table-cell table:formula="of:=IMREAL([.D712])" office:value-type="float" office:value="-69.356587740789" calcext:value-type="float">
            <text:p>-69.3565877408</text:p>
          </table:table-cell>
          <table:table-cell table:formula="of:=IMAGINARY([.D712])" office:value-type="float" office:value="-70.008226899954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12]+1" office:value-type="float" office:value="711" calcext:value-type="float">
            <text:p>711</text:p>
          </table:table-cell>
          <table:table-cell table:formula="of:=SIN([.$H$2]/[.$I$2]*[.A713]*2*PI()+[.$I$10])" office:value-type="float" office:value="-0.707106781186587" calcext:value-type="float">
            <text:p>-0.7071067812</text:p>
          </table:table-cell>
          <table:table-cell table:formula="of:=IF(ROW() &gt; [.$J$2] + 1; [.B713] - OFFSET([.B713]; -[.$J$2]; 0)*[.$L$2]^[.$J$2]; [.B713])" office:value-type="float" office:value="-0.0140023455322348" calcext:value-type="float">
            <text:p>-0.0140023455</text:p>
          </table:table-cell>
          <table:table-cell table:formula="of:=IMSUM(COMPLEX([.C713];0); IMPRODUCT([.D712]; [.$I$8]))" office:value-type="string" office:string-value="-70,0152284227969+69,3496520820149i" calcext:value-type="string">
            <text:p>-70,0152284227969+69,3496520820149i</text:p>
          </table:table-cell>
          <table:table-cell table:formula="of:=IMABS([.D713])" office:value-type="float" office:value="98.5469758794908" calcext:value-type="float">
            <text:p>98.5469758795</text:p>
          </table:table-cell>
          <table:table-cell table:formula="of:=IMREAL([.D713])" office:value-type="float" office:value="-70.0152284227969" calcext:value-type="float">
            <text:p>-70.0152284228</text:p>
          </table:table-cell>
          <table:table-cell table:formula="of:=IMAGINARY([.D713])" office:value-type="float" office:value="69.3496520820149" calcext:value-type="float">
            <text:p>69.349652082</text:p>
          </table:table-cell>
          <table:table-cell table:number-columns-repeated="5"/>
        </table:table-row>
        <table:table-row table:style-name="ro1">
          <table:table-cell table:formula="of:=[.A713]+1" office:value-type="float" office:value="712" calcext:value-type="float">
            <text:p>712</text:p>
          </table:table-cell>
          <table:table-cell table:formula="of:=SIN([.$H$2]/[.$I$2]*[.A714]*2*PI()+[.$I$10])" office:value-type="float" office:value="0.707106781186625" calcext:value-type="float">
            <text:p>0.7071067812</text:p>
          </table:table-cell>
          <table:table-cell table:formula="of:=IF(ROW() &gt; [.$J$2] + 1; [.B714] - OFFSET([.B714]; -[.$J$2]; 0)*[.$L$2]^[.$J$2]; [.B714])" office:value-type="float" office:value="0.0140023455323958" calcext:value-type="float">
            <text:p>0.0140023455</text:p>
          </table:table-cell>
          <table:table-cell table:formula="of:=IMSUM(COMPLEX([.C714];0); IMPRODUCT([.D713]; [.$I$8]))" office:value-type="string" office:string-value="69,3567194623391+70,0082268999546i" calcext:value-type="string">
            <text:p>69,3567194623391+70,0082268999546i</text:p>
          </table:table-cell>
          <table:table-cell table:formula="of:=IMABS([.D714])" office:value-type="float" office:value="98.5469754393971" calcext:value-type="float">
            <text:p>98.5469754394</text:p>
          </table:table-cell>
          <table:table-cell table:formula="of:=IMREAL([.D714])" office:value-type="float" office:value="69.3567194623391" calcext:value-type="float">
            <text:p>69.3567194623</text:p>
          </table:table-cell>
          <table:table-cell table:formula="of:=IMAGINARY([.D714])" office:value-type="float" office:value="70.008226899954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14]+1" office:value-type="float" office:value="713" calcext:value-type="float">
            <text:p>713</text:p>
          </table:table-cell>
          <table:table-cell table:formula="of:=SIN([.$H$2]/[.$I$2]*[.A715]*2*PI()+[.$I$10])" office:value-type="float" office:value="0.707106781186514" calcext:value-type="float">
            <text:p>0.7071067812</text:p>
          </table:table-cell>
          <table:table-cell table:formula="of:=IF(ROW() &gt; [.$J$2] + 1; [.B715] - OFFSET([.B715]; -[.$J$2]; 0)*[.$L$2]^[.$J$2]; [.B715])" office:value-type="float" office:value="0.0140023455322332" calcext:value-type="float">
            <text:p>0.0140023455</text:p>
          </table:table-cell>
          <table:table-cell table:formula="of:=IMSUM(COMPLEX([.C715];0); IMPRODUCT([.D714]; [.$I$8]))" office:value-type="string" office:string-value="70,0152284227968-69,3497837903929i" calcext:value-type="string">
            <text:p>70,0152284227968-69,3497837903929i</text:p>
          </table:table-cell>
          <table:table-cell table:formula="of:=IMABS([.D715])" office:value-type="float" office:value="98.5470685655877" calcext:value-type="float">
            <text:p>98.5470685656</text:p>
          </table:table-cell>
          <table:table-cell table:formula="of:=IMREAL([.D715])" office:value-type="float" office:value="70.0152284227968" calcext:value-type="float">
            <text:p>70.0152284228</text:p>
          </table:table-cell>
          <table:table-cell table:formula="of:=IMAGINARY([.D715])" office:value-type="float" office:value="-69.3497837903929" calcext:value-type="float">
            <text:p>-69.3497837904</text:p>
          </table:table-cell>
          <table:table-cell table:number-columns-repeated="5"/>
        </table:table-row>
        <table:table-row table:style-name="ro1">
          <table:table-cell table:formula="of:=[.A715]+1" office:value-type="float" office:value="714" calcext:value-type="float">
            <text:p>714</text:p>
          </table:table-cell>
          <table:table-cell table:formula="of:=SIN([.$H$2]/[.$I$2]*[.A716]*2*PI()+[.$I$10])" office:value-type="float" office:value="-0.707106781186537" calcext:value-type="float">
            <text:p>-0.7071067812</text:p>
          </table:table-cell>
          <table:table-cell table:formula="of:=IF(ROW() &gt; [.$J$2] + 1; [.B716] - OFFSET([.B716]; -[.$J$2]; 0)*[.$L$2]^[.$J$2]; [.B716])" office:value-type="float" office:value="-0.0140023455323153" calcext:value-type="float">
            <text:p>-0.0140023455</text:p>
          </table:table-cell>
          <table:table-cell table:formula="of:=IMSUM(COMPLEX([.C716];0); IMPRODUCT([.D715]; [.$I$8]))" office:value-type="string" office:string-value="-69,3568511575462-70,0082268999545i" calcext:value-type="string">
            <text:p>-69,3568511575462-70,0082268999545i</text:p>
          </table:table-cell>
          <table:table-cell table:formula="of:=IMABS([.D716])" office:value-type="float" office:value="98.5470681256704" calcext:value-type="float">
            <text:p>98.5470681257</text:p>
          </table:table-cell>
          <table:table-cell table:formula="of:=IMREAL([.D716])" office:value-type="float" office:value="-69.3568511575462" calcext:value-type="float">
            <text:p>-69.3568511575</text:p>
          </table:table-cell>
          <table:table-cell table:formula="of:=IMAGINARY([.D716])" office:value-type="float" office:value="-70.0082268999545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16]+1" office:value-type="float" office:value="715" calcext:value-type="float">
            <text:p>715</text:p>
          </table:table-cell>
          <table:table-cell table:formula="of:=SIN([.$H$2]/[.$I$2]*[.A717]*2*PI()+[.$I$10])" office:value-type="float" office:value="-0.707106781186441" calcext:value-type="float">
            <text:p>-0.7071067812</text:p>
          </table:table-cell>
          <table:table-cell table:formula="of:=IF(ROW() &gt; [.$J$2] + 1; [.B717] - OFFSET([.B717]; -[.$J$2]; 0)*[.$L$2]^[.$J$2]; [.B717])" office:value-type="float" office:value="-0.0140023455321531" calcext:value-type="float">
            <text:p>-0.0140023455</text:p>
          </table:table-cell>
          <table:table-cell table:formula="of:=IMSUM(COMPLEX([.C717];0); IMPRODUCT([.D716]; [.$I$8]))" office:value-type="string" office:string-value="-70,0152284227967+69,3499154724305i" calcext:value-type="string">
            <text:p>-70,0152284227967+69,3499154724305i</text:p>
          </table:table-cell>
          <table:table-cell table:formula="of:=IMABS([.D717])" office:value-type="float" office:value="98.5471612332372" calcext:value-type="float">
            <text:p>98.5471612332</text:p>
          </table:table-cell>
          <table:table-cell table:formula="of:=IMREAL([.D717])" office:value-type="float" office:value="-70.0152284227967" calcext:value-type="float">
            <text:p>-70.0152284228</text:p>
          </table:table-cell>
          <table:table-cell table:formula="of:=IMAGINARY([.D717])" office:value-type="float" office:value="69.3499154724305" calcext:value-type="float">
            <text:p>69.3499154724</text:p>
          </table:table-cell>
          <table:table-cell table:number-columns-repeated="5"/>
        </table:table-row>
        <table:table-row table:style-name="ro1">
          <table:table-cell table:formula="of:=[.A717]+1" office:value-type="float" office:value="716" calcext:value-type="float">
            <text:p>716</text:p>
          </table:table-cell>
          <table:table-cell table:formula="of:=SIN([.$H$2]/[.$I$2]*[.A718]*2*PI()+[.$I$10])" office:value-type="float" office:value="0.70710678118661" calcext:value-type="float">
            <text:p>0.7071067812</text:p>
          </table:table-cell>
          <table:table-cell table:formula="of:=IF(ROW() &gt; [.$J$2] + 1; [.B718] - OFFSET([.B718]; -[.$J$2]; 0)*[.$L$2]^[.$J$2]; [.B718])" office:value-type="float" office:value="0.0140023455323955" calcext:value-type="float">
            <text:p>0.0140023455</text:p>
          </table:table-cell>
          <table:table-cell table:formula="of:=IMSUM(COMPLEX([.C718];0); IMPRODUCT([.D717]; [.$I$8]))" office:value-type="string" office:string-value="69,3569828264157+70,0082268999544i" calcext:value-type="string">
            <text:p>69,3569828264157+70,0082268999544i</text:p>
          </table:table-cell>
          <table:table-cell table:formula="of:=IMABS([.D718])" office:value-type="float" office:value="98.5471607934963" calcext:value-type="float">
            <text:p>98.5471607935</text:p>
          </table:table-cell>
          <table:table-cell table:formula="of:=IMREAL([.D718])" office:value-type="float" office:value="69.3569828264157" calcext:value-type="float">
            <text:p>69.3569828264</text:p>
          </table:table-cell>
          <table:table-cell table:formula="of:=IMAGINARY([.D718])" office:value-type="float" office:value="70.008226899954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18]+1" office:value-type="float" office:value="717" calcext:value-type="float">
            <text:p>717</text:p>
          </table:table-cell>
          <table:table-cell table:formula="of:=SIN([.$H$2]/[.$I$2]*[.A719]*2*PI()+[.$I$10])" office:value-type="float" office:value="0.707106781186529" calcext:value-type="float">
            <text:p>0.7071067812</text:p>
          </table:table-cell>
          <table:table-cell table:formula="of:=IF(ROW() &gt; [.$J$2] + 1; [.B719] - OFFSET([.B719]; -[.$J$2]; 0)*[.$L$2]^[.$J$2]; [.B719])" office:value-type="float" office:value="0.0140023455322336" calcext:value-type="float">
            <text:p>0.0140023455</text:p>
          </table:table-cell>
          <table:table-cell table:formula="of:=IMSUM(COMPLEX([.C719];0); IMPRODUCT([.D718]; [.$I$8]))" office:value-type="string" office:string-value="70,0152284227966-69,3500471281331i" calcext:value-type="string">
            <text:p>70,0152284227966-69,3500471281331i</text:p>
          </table:table-cell>
          <table:table-cell table:formula="of:=IMABS([.D719])" office:value-type="float" office:value="98.5472538824429" calcext:value-type="float">
            <text:p>98.5472538824</text:p>
          </table:table-cell>
          <table:table-cell table:formula="of:=IMREAL([.D719])" office:value-type="float" office:value="70.0152284227966" calcext:value-type="float">
            <text:p>70.0152284228</text:p>
          </table:table-cell>
          <table:table-cell table:formula="of:=IMAGINARY([.D719])" office:value-type="float" office:value="-69.3500471281331" calcext:value-type="float">
            <text:p>-69.3500471281</text:p>
          </table:table-cell>
          <table:table-cell table:number-columns-repeated="5"/>
        </table:table-row>
        <table:table-row table:style-name="ro1">
          <table:table-cell table:formula="of:=[.A719]+1" office:value-type="float" office:value="718" calcext:value-type="float">
            <text:p>718</text:p>
          </table:table-cell>
          <table:table-cell table:formula="of:=SIN([.$H$2]/[.$I$2]*[.A720]*2*PI()+[.$I$10])" office:value-type="float" office:value="-0.707106781186522" calcext:value-type="float">
            <text:p>-0.7071067812</text:p>
          </table:table-cell>
          <table:table-cell table:formula="of:=IF(ROW() &gt; [.$J$2] + 1; [.B720] - OFFSET([.B720]; -[.$J$2]; 0)*[.$L$2]^[.$J$2]; [.B720])" office:value-type="float" office:value="-0.0140023455323149" calcext:value-type="float">
            <text:p>-0.0140023455</text:p>
          </table:table-cell>
          <table:table-cell table:formula="of:=IMSUM(COMPLEX([.C720];0); IMPRODUCT([.D719]; [.$I$8]))" office:value-type="string" office:string-value="-69,3571144689526-70,0082268999543i" calcext:value-type="string">
            <text:p>-69,3571144689526-70,0082268999543i</text:p>
          </table:table-cell>
          <table:table-cell table:formula="of:=IMABS([.D720])" office:value-type="float" office:value="98.5472534428783" calcext:value-type="float">
            <text:p>98.5472534429</text:p>
          </table:table-cell>
          <table:table-cell table:formula="of:=IMREAL([.D720])" office:value-type="float" office:value="-69.3571144689526" calcext:value-type="float">
            <text:p>-69.357114469</text:p>
          </table:table-cell>
          <table:table-cell table:formula="of:=IMAGINARY([.D720])" office:value-type="float" office:value="-70.008226899954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20]+1" office:value-type="float" office:value="719" calcext:value-type="float">
            <text:p>719</text:p>
          </table:table-cell>
          <table:table-cell table:formula="of:=SIN([.$H$2]/[.$I$2]*[.A721]*2*PI()+[.$I$10])" office:value-type="float" office:value="-0.707106781186456" calcext:value-type="float">
            <text:p>-0.7071067812</text:p>
          </table:table-cell>
          <table:table-cell table:formula="of:=IF(ROW() &gt; [.$J$2] + 1; [.B721] - OFFSET([.B721]; -[.$J$2]; 0)*[.$L$2]^[.$J$2]; [.B721])" office:value-type="float" office:value="-0.0140023455321533" calcext:value-type="float">
            <text:p>-0.0140023455</text:p>
          </table:table-cell>
          <table:table-cell table:formula="of:=IMSUM(COMPLEX([.C721];0); IMPRODUCT([.D720]; [.$I$8]))" office:value-type="string" office:string-value="-70,0152284227965+69,3501787575057i" calcext:value-type="string">
            <text:p>-70,0152284227965+69,3501787575057i</text:p>
          </table:table-cell>
          <table:table-cell table:formula="of:=IMABS([.D721])" office:value-type="float" office:value="98.5473465132084" calcext:value-type="float">
            <text:p>98.5473465132</text:p>
          </table:table-cell>
          <table:table-cell table:formula="of:=IMREAL([.D721])" office:value-type="float" office:value="-70.0152284227965" calcext:value-type="float">
            <text:p>-70.0152284228</text:p>
          </table:table-cell>
          <table:table-cell table:formula="of:=IMAGINARY([.D721])" office:value-type="float" office:value="69.3501787575057" calcext:value-type="float">
            <text:p>69.3501787575</text:p>
          </table:table-cell>
          <table:table-cell table:number-columns-repeated="5"/>
        </table:table-row>
        <table:table-row table:style-name="ro1">
          <table:table-cell table:formula="of:=[.A721]+1" office:value-type="float" office:value="720" calcext:value-type="float">
            <text:p>720</text:p>
          </table:table-cell>
          <table:table-cell table:formula="of:=SIN([.$H$2]/[.$I$2]*[.A722]*2*PI()+[.$I$10])" office:value-type="float" office:value="0.707106781186595" calcext:value-type="float">
            <text:p>0.7071067812</text:p>
          </table:table-cell>
          <table:table-cell table:formula="of:=IF(ROW() &gt; [.$J$2] + 1; [.B722] - OFFSET([.B722]; -[.$J$2]; 0)*[.$L$2]^[.$J$2]; [.B722])" office:value-type="float" office:value="0.0140023455323952" calcext:value-type="float">
            <text:p>0.0140023455</text:p>
          </table:table-cell>
          <table:table-cell table:formula="of:=IMSUM(COMPLEX([.C722];0); IMPRODUCT([.D721]; [.$I$8]))" office:value-type="string" office:string-value="69,3572460851624+70,0082268999542i" calcext:value-type="string">
            <text:p>69,3572460851624+70,0082268999542i</text:p>
          </table:table-cell>
          <table:table-cell table:formula="of:=IMABS([.D722])" office:value-type="float" office:value="98.54734607382" calcext:value-type="float">
            <text:p>98.5473460738</text:p>
          </table:table-cell>
          <table:table-cell table:formula="of:=IMREAL([.D722])" office:value-type="float" office:value="69.3572460851624" calcext:value-type="float">
            <text:p>69.3572460852</text:p>
          </table:table-cell>
          <table:table-cell table:formula="of:=IMAGINARY([.D722])" office:value-type="float" office:value="70.008226899954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22]+1" office:value-type="float" office:value="721" calcext:value-type="float">
            <text:p>721</text:p>
          </table:table-cell>
          <table:table-cell table:formula="of:=SIN([.$H$2]/[.$I$2]*[.A723]*2*PI()+[.$I$10])" office:value-type="float" office:value="0.707106781186544" calcext:value-type="float">
            <text:p>0.7071067812</text:p>
          </table:table-cell>
          <table:table-cell table:formula="of:=IF(ROW() &gt; [.$J$2] + 1; [.B723] - OFFSET([.B723]; -[.$J$2]; 0)*[.$L$2]^[.$J$2]; [.B723])" office:value-type="float" office:value="0.0140023455322339" calcext:value-type="float">
            <text:p>0.0140023455</text:p>
          </table:table-cell>
          <table:table-cell table:formula="of:=IMSUM(COMPLEX([.C723];0); IMPRODUCT([.D722]; [.$I$8]))" office:value-type="string" office:string-value="70,0152284227964-69,3503103605539i" calcext:value-type="string">
            <text:p>70,0152284227964-69,3503103605539i</text:p>
          </table:table-cell>
          <table:table-cell table:formula="of:=IMABS([.D723])" office:value-type="float" office:value="98.5474391255374" calcext:value-type="float">
            <text:p>98.5474391255</text:p>
          </table:table-cell>
          <table:table-cell table:formula="of:=IMREAL([.D723])" office:value-type="float" office:value="70.0152284227964" calcext:value-type="float">
            <text:p>70.0152284228</text:p>
          </table:table-cell>
          <table:table-cell table:formula="of:=IMAGINARY([.D723])" office:value-type="float" office:value="-69.3503103605539" calcext:value-type="float">
            <text:p>-69.3503103606</text:p>
          </table:table-cell>
          <table:table-cell table:number-columns-repeated="5"/>
        </table:table-row>
        <table:table-row table:style-name="ro1">
          <table:table-cell table:formula="of:=[.A723]+1" office:value-type="float" office:value="722" calcext:value-type="float">
            <text:p>722</text:p>
          </table:table-cell>
          <table:table-cell table:formula="of:=SIN([.$H$2]/[.$I$2]*[.A724]*2*PI()+[.$I$10])" office:value-type="float" office:value="-0.707106781186507" calcext:value-type="float">
            <text:p>-0.7071067812</text:p>
          </table:table-cell>
          <table:table-cell table:formula="of:=IF(ROW() &gt; [.$J$2] + 1; [.B724] - OFFSET([.B724]; -[.$J$2]; 0)*[.$L$2]^[.$J$2]; [.B724])" office:value-type="float" office:value="-0.0140023455323147" calcext:value-type="float">
            <text:p>-0.0140023455</text:p>
          </table:table-cell>
          <table:table-cell table:formula="of:=IMSUM(COMPLEX([.C724];0); IMPRODUCT([.D723]; [.$I$8]))" office:value-type="string" office:string-value="-69,3573776750502-70,0082268999541i" calcext:value-type="string">
            <text:p>-69,3573776750502-70,0082268999541i</text:p>
          </table:table-cell>
          <table:table-cell table:formula="of:=IMABS([.D724])" office:value-type="float" office:value="98.5474386863251" calcext:value-type="float">
            <text:p>98.5474386863</text:p>
          </table:table-cell>
          <table:table-cell table:formula="of:=IMREAL([.D724])" office:value-type="float" office:value="-69.3573776750502" calcext:value-type="float">
            <text:p>-69.3573776751</text:p>
          </table:table-cell>
          <table:table-cell table:formula="of:=IMAGINARY([.D724])" office:value-type="float" office:value="-70.008226899954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24]+1" office:value-type="float" office:value="723" calcext:value-type="float">
            <text:p>723</text:p>
          </table:table-cell>
          <table:table-cell table:formula="of:=SIN([.$H$2]/[.$I$2]*[.A725]*2*PI()+[.$I$10])" office:value-type="float" office:value="-0.707106781186471" calcext:value-type="float">
            <text:p>-0.7071067812</text:p>
          </table:table-cell>
          <table:table-cell table:formula="of:=IF(ROW() &gt; [.$J$2] + 1; [.B725] - OFFSET([.B725]; -[.$J$2]; 0)*[.$L$2]^[.$J$2]; [.B725])" office:value-type="float" office:value="-0.0140023455321536" calcext:value-type="float">
            <text:p>-0.0140023455</text:p>
          </table:table-cell>
          <table:table-cell table:formula="of:=IMSUM(COMPLEX([.C725];0); IMPRODUCT([.D724]; [.$I$8]))" office:value-type="string" office:string-value="-70,0152284227963+69,3504419372827i" calcext:value-type="string">
            <text:p>-70,0152284227963+69,3504419372827i</text:p>
          </table:table-cell>
          <table:table-cell table:formula="of:=IMABS([.D725])" office:value-type="float" office:value="98.5475317194335" calcext:value-type="float">
            <text:p>98.5475317194</text:p>
          </table:table-cell>
          <table:table-cell table:formula="of:=IMREAL([.D725])" office:value-type="float" office:value="-70.0152284227963" calcext:value-type="float">
            <text:p>-70.0152284228</text:p>
          </table:table-cell>
          <table:table-cell table:formula="of:=IMAGINARY([.D725])" office:value-type="float" office:value="69.3504419372827" calcext:value-type="float">
            <text:p>69.3504419373</text:p>
          </table:table-cell>
          <table:table-cell table:number-columns-repeated="5"/>
        </table:table-row>
        <table:table-row table:style-name="ro1">
          <table:table-cell table:formula="of:=[.A725]+1" office:value-type="float" office:value="724" calcext:value-type="float">
            <text:p>724</text:p>
          </table:table-cell>
          <table:table-cell table:formula="of:=SIN([.$H$2]/[.$I$2]*[.A726]*2*PI()+[.$I$10])" office:value-type="float" office:value="0.70710678118658" calcext:value-type="float">
            <text:p>0.7071067812</text:p>
          </table:table-cell>
          <table:table-cell table:formula="of:=IF(ROW() &gt; [.$J$2] + 1; [.B726] - OFFSET([.B726]; -[.$J$2]; 0)*[.$L$2]^[.$J$2]; [.B726])" office:value-type="float" office:value="0.0140023455323161" calcext:value-type="float">
            <text:p>0.0140023455</text:p>
          </table:table-cell>
          <table:table-cell table:formula="of:=IMSUM(COMPLEX([.C726];0); IMPRODUCT([.D725]; [.$I$8]))" office:value-type="string" office:string-value="69,3575092386213+70,008226899954i" calcext:value-type="string">
            <text:p>69,3575092386213+70,008226899954i</text:p>
          </table:table-cell>
          <table:table-cell table:formula="of:=IMABS([.D726])" office:value-type="float" office:value="98.5475312803973" calcext:value-type="float">
            <text:p>98.5475312804</text:p>
          </table:table-cell>
          <table:table-cell table:formula="of:=IMREAL([.D726])" office:value-type="float" office:value="69.3575092386213" calcext:value-type="float">
            <text:p>69.3575092386</text:p>
          </table:table-cell>
          <table:table-cell table:formula="of:=IMAGINARY([.D726])" office:value-type="float" office:value="70.00822689995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26]+1" office:value-type="float" office:value="725" calcext:value-type="float">
            <text:p>725</text:p>
          </table:table-cell>
          <table:table-cell table:formula="of:=SIN([.$H$2]/[.$I$2]*[.A727]*2*PI()+[.$I$10])" office:value-type="float" office:value="0.707106781186559" calcext:value-type="float">
            <text:p>0.7071067812</text:p>
          </table:table-cell>
          <table:table-cell table:formula="of:=IF(ROW() &gt; [.$J$2] + 1; [.B727] - OFFSET([.B727]; -[.$J$2]; 0)*[.$L$2]^[.$J$2]; [.B727])" office:value-type="float" office:value="0.0140023455322341" calcext:value-type="float">
            <text:p>0.0140023455</text:p>
          </table:table-cell>
          <table:table-cell table:formula="of:=IMSUM(COMPLEX([.C727];0); IMPRODUCT([.D726]; [.$I$8]))" office:value-type="string" office:string-value="70,0152284227962-69,3505734876974i" calcext:value-type="string">
            <text:p>70,0152284227962-69,3505734876974i</text:p>
          </table:table-cell>
          <table:table-cell table:formula="of:=IMABS([.D727])" office:value-type="float" office:value="98.5476242949004" calcext:value-type="float">
            <text:p>98.5476242949</text:p>
          </table:table-cell>
          <table:table-cell table:formula="of:=IMREAL([.D727])" office:value-type="float" office:value="70.0152284227962" calcext:value-type="float">
            <text:p>70.0152284228</text:p>
          </table:table-cell>
          <table:table-cell table:formula="of:=IMAGINARY([.D727])" office:value-type="float" office:value="-69.3505734876974" calcext:value-type="float">
            <text:p>-69.3505734877</text:p>
          </table:table-cell>
          <table:table-cell table:number-columns-repeated="5"/>
        </table:table-row>
        <table:table-row table:style-name="ro1">
          <table:table-cell table:formula="of:=[.A727]+1" office:value-type="float" office:value="726" calcext:value-type="float">
            <text:p>726</text:p>
          </table:table-cell>
          <table:table-cell table:formula="of:=SIN([.$H$2]/[.$I$2]*[.A728]*2*PI()+[.$I$10])" office:value-type="float" office:value="-0.707106781186652" calcext:value-type="float">
            <text:p>-0.7071067812</text:p>
          </table:table-cell>
          <table:table-cell table:formula="of:=IF(ROW() &gt; [.$J$2] + 1; [.B728] - OFFSET([.B728]; -[.$J$2]; 0)*[.$L$2]^[.$J$2]; [.B728])" office:value-type="float" office:value="-0.0140023455323964" calcext:value-type="float">
            <text:p>-0.0140023455</text:p>
          </table:table-cell>
          <table:table-cell table:formula="of:=IMSUM(COMPLEX([.C728];0); IMPRODUCT([.D727]; [.$I$8]))" office:value-type="string" office:string-value="-69,357640775881-70,0082268999539i" calcext:value-type="string">
            <text:p>-69,357640775881-70,0082268999539i</text:p>
          </table:table-cell>
          <table:table-cell table:formula="of:=IMABS([.D728])" office:value-type="float" office:value="98.5476238560402" calcext:value-type="float">
            <text:p>98.547623856</text:p>
          </table:table-cell>
          <table:table-cell table:formula="of:=IMREAL([.D728])" office:value-type="float" office:value="-69.357640775881" calcext:value-type="float">
            <text:p>-69.3576407759</text:p>
          </table:table-cell>
          <table:table-cell table:formula="of:=IMAGINARY([.D728])" office:value-type="float" office:value="-70.008226899953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28]+1" office:value-type="float" office:value="727" calcext:value-type="float">
            <text:p>727</text:p>
          </table:table-cell>
          <table:table-cell table:formula="of:=SIN([.$H$2]/[.$I$2]*[.A729]*2*PI()+[.$I$10])" office:value-type="float" office:value="-0.707106781186487" calcext:value-type="float">
            <text:p>-0.7071067812</text:p>
          </table:table-cell>
          <table:table-cell table:formula="of:=IF(ROW() &gt; [.$J$2] + 1; [.B729] - OFFSET([.B729]; -[.$J$2]; 0)*[.$L$2]^[.$J$2]; [.B729])" office:value-type="float" office:value="-0.014002345532154" calcext:value-type="float">
            <text:p>-0.0140023455</text:p>
          </table:table-cell>
          <table:table-cell table:formula="of:=IMSUM(COMPLEX([.C729];0); IMPRODUCT([.D728]; [.$I$8]))" office:value-type="string" office:string-value="-70,015228422796+69,3507050118034i" calcext:value-type="string">
            <text:p>-70,015228422796+69,3507050118034i</text:p>
          </table:table-cell>
          <table:table-cell table:formula="of:=IMABS([.D729])" office:value-type="float" office:value="98.5477168519417" calcext:value-type="float">
            <text:p>98.5477168519</text:p>
          </table:table-cell>
          <table:table-cell table:formula="of:=IMREAL([.D729])" office:value-type="float" office:value="-70.015228422796" calcext:value-type="float">
            <text:p>-70.0152284228</text:p>
          </table:table-cell>
          <table:table-cell table:formula="of:=IMAGINARY([.D729])" office:value-type="float" office:value="69.3507050118034" calcext:value-type="float">
            <text:p>69.3507050118</text:p>
          </table:table-cell>
          <table:table-cell table:number-columns-repeated="5"/>
        </table:table-row>
        <table:table-row table:style-name="ro1">
          <table:table-cell table:formula="of:=[.A729]+1" office:value-type="float" office:value="728" calcext:value-type="float">
            <text:p>728</text:p>
          </table:table-cell>
          <table:table-cell table:formula="of:=SIN([.$H$2]/[.$I$2]*[.A730]*2*PI()+[.$I$10])" office:value-type="float" office:value="0.707106781186564" calcext:value-type="float">
            <text:p>0.7071067812</text:p>
          </table:table-cell>
          <table:table-cell table:formula="of:=IF(ROW() &gt; [.$J$2] + 1; [.B730] - OFFSET([.B730]; -[.$J$2]; 0)*[.$L$2]^[.$J$2]; [.B730])" office:value-type="float" office:value="0.0140023455323158" calcext:value-type="float">
            <text:p>0.0140023455</text:p>
          </table:table-cell>
          <table:table-cell table:formula="of:=IMSUM(COMPLEX([.C730];0); IMPRODUCT([.D729]; [.$I$8]))" office:value-type="string" office:string-value="69,3577722868345+70,0082268999537i" calcext:value-type="string">
            <text:p>69,3577722868345+70,0082268999537i</text:p>
          </table:table-cell>
          <table:table-cell table:formula="of:=IMABS([.D730])" office:value-type="float" office:value="98.5477164132573" calcext:value-type="float">
            <text:p>98.5477164133</text:p>
          </table:table-cell>
          <table:table-cell table:formula="of:=IMREAL([.D730])" office:value-type="float" office:value="69.3577722868345" calcext:value-type="float">
            <text:p>69.3577722868</text:p>
          </table:table-cell>
          <table:table-cell table:formula="of:=IMAGINARY([.D730])" office:value-type="float" office:value="70.008226899953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30]+1" office:value-type="float" office:value="729" calcext:value-type="float">
            <text:p>729</text:p>
          </table:table-cell>
          <table:table-cell table:formula="of:=SIN([.$H$2]/[.$I$2]*[.A731]*2*PI()+[.$I$10])" office:value-type="float" office:value="0.707106781186575" calcext:value-type="float">
            <text:p>0.7071067812</text:p>
          </table:table-cell>
          <table:table-cell table:formula="of:=IF(ROW() &gt; [.$J$2] + 1; [.B731] - OFFSET([.B731]; -[.$J$2]; 0)*[.$L$2]^[.$J$2]; [.B731])" office:value-type="float" office:value="0.0140023455322345" calcext:value-type="float">
            <text:p>0.0140023455</text:p>
          </table:table-cell>
          <table:table-cell table:formula="of:=IMSUM(COMPLEX([.C731];0); IMPRODUCT([.D730]; [.$I$8]))" office:value-type="string" office:string-value="70,0152284227959-69,3508365096058i" calcext:value-type="string">
            <text:p>70,0152284227959-69,3508365096058i</text:p>
          </table:table-cell>
          <table:table-cell table:formula="of:=IMABS([.D731])" office:value-type="float" office:value="98.5478093905611" calcext:value-type="float">
            <text:p>98.5478093906</text:p>
          </table:table-cell>
          <table:table-cell table:formula="of:=IMREAL([.D731])" office:value-type="float" office:value="70.0152284227959" calcext:value-type="float">
            <text:p>70.0152284228</text:p>
          </table:table-cell>
          <table:table-cell table:formula="of:=IMAGINARY([.D731])" office:value-type="float" office:value="-69.3508365096058" calcext:value-type="float">
            <text:p>-69.3508365096</text:p>
          </table:table-cell>
          <table:table-cell table:number-columns-repeated="5"/>
        </table:table-row>
        <table:table-row table:style-name="ro1">
          <table:table-cell table:formula="of:=[.A731]+1" office:value-type="float" office:value="730" calcext:value-type="float">
            <text:p>730</text:p>
          </table:table-cell>
          <table:table-cell table:formula="of:=SIN([.$H$2]/[.$I$2]*[.A732]*2*PI()+[.$I$10])" office:value-type="float" office:value="-0.707106781186637" calcext:value-type="float">
            <text:p>-0.7071067812</text:p>
          </table:table-cell>
          <table:table-cell table:formula="of:=IF(ROW() &gt; [.$J$2] + 1; [.B732] - OFFSET([.B732]; -[.$J$2]; 0)*[.$L$2]^[.$J$2]; [.B732])" office:value-type="float" office:value="-0.014002345532396" calcext:value-type="float">
            <text:p>-0.0140023455</text:p>
          </table:table-cell>
          <table:table-cell table:formula="of:=IMSUM(COMPLEX([.C732];0); IMPRODUCT([.D731]; [.$I$8]))" office:value-type="string" office:string-value="-69,3579037714872-70,0082268999536i" calcext:value-type="string">
            <text:p>-69,3579037714872-70,0082268999536i</text:p>
          </table:table-cell>
          <table:table-cell table:formula="of:=IMABS([.D732])" office:value-type="float" office:value="98.5478089520526" calcext:value-type="float">
            <text:p>98.5478089521</text:p>
          </table:table-cell>
          <table:table-cell table:formula="of:=IMREAL([.D732])" office:value-type="float" office:value="-69.3579037714872" calcext:value-type="float">
            <text:p>-69.3579037715</text:p>
          </table:table-cell>
          <table:table-cell table:formula="of:=IMAGINARY([.D732])" office:value-type="float" office:value="-70.0082268999536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32]+1" office:value-type="float" office:value="731" calcext:value-type="float">
            <text:p>731</text:p>
          </table:table-cell>
          <table:table-cell table:formula="of:=SIN([.$H$2]/[.$I$2]*[.A733]*2*PI()+[.$I$10])" office:value-type="float" office:value="-0.707106781186502" calcext:value-type="float">
            <text:p>-0.7071067812</text:p>
          </table:table-cell>
          <table:table-cell table:formula="of:=IF(ROW() &gt; [.$J$2] + 1; [.B733] - OFFSET([.B733]; -[.$J$2]; 0)*[.$L$2]^[.$J$2]; [.B733])" office:value-type="float" office:value="-0.0140023455321542" calcext:value-type="float">
            <text:p>-0.0140023455</text:p>
          </table:table-cell>
          <table:table-cell table:formula="of:=IMSUM(COMPLEX([.C733];0); IMPRODUCT([.D732]; [.$I$8]))" office:value-type="string" office:string-value="-70,0152284227957+69,3509679811101i" calcext:value-type="string">
            <text:p>-70,0152284227957+69,3509679811101i</text:p>
          </table:table-cell>
          <table:table-cell table:formula="of:=IMABS([.D733])" office:value-type="float" office:value="98.5479019107622" calcext:value-type="float">
            <text:p>98.5479019108</text:p>
          </table:table-cell>
          <table:table-cell table:formula="of:=IMREAL([.D733])" office:value-type="float" office:value="-70.0152284227957" calcext:value-type="float">
            <text:p>-70.0152284228</text:p>
          </table:table-cell>
          <table:table-cell table:formula="of:=IMAGINARY([.D733])" office:value-type="float" office:value="69.3509679811101" calcext:value-type="float">
            <text:p>69.3509679811</text:p>
          </table:table-cell>
          <table:table-cell table:number-columns-repeated="5"/>
        </table:table-row>
        <table:table-row table:style-name="ro1">
          <table:table-cell table:formula="of:=[.A733]+1" office:value-type="float" office:value="732" calcext:value-type="float">
            <text:p>732</text:p>
          </table:table-cell>
          <table:table-cell table:formula="of:=SIN([.$H$2]/[.$I$2]*[.A734]*2*PI()+[.$I$10])" office:value-type="float" office:value="0.707106781186549" calcext:value-type="float">
            <text:p>0.7071067812</text:p>
          </table:table-cell>
          <table:table-cell table:formula="of:=IF(ROW() &gt; [.$J$2] + 1; [.B734] - OFFSET([.B734]; -[.$J$2]; 0)*[.$L$2]^[.$J$2]; [.B734])" office:value-type="float" office:value="0.0140023455323155" calcext:value-type="float">
            <text:p>0.0140023455</text:p>
          </table:table-cell>
          <table:table-cell table:formula="of:=IMSUM(COMPLEX([.C734];0); IMPRODUCT([.D733]; [.$I$8]))" office:value-type="string" office:string-value="69,3580352298443+70,0082268999534i" calcext:value-type="string">
            <text:p>69,3580352298443+70,0082268999534i</text:p>
          </table:table-cell>
          <table:table-cell table:formula="of:=IMABS([.D734])" office:value-type="float" office:value="98.5479014724296" calcext:value-type="float">
            <text:p>98.5479014724</text:p>
          </table:table-cell>
          <table:table-cell table:formula="of:=IMREAL([.D734])" office:value-type="float" office:value="69.3580352298443" calcext:value-type="float">
            <text:p>69.3580352298</text:p>
          </table:table-cell>
          <table:table-cell table:formula="of:=IMAGINARY([.D734])" office:value-type="float" office:value="70.008226899953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34]+1" office:value-type="float" office:value="733" calcext:value-type="float">
            <text:p>733</text:p>
          </table:table-cell>
          <table:table-cell table:formula="of:=SIN([.$H$2]/[.$I$2]*[.A735]*2*PI()+[.$I$10])" office:value-type="float" office:value="0.70710678118659" calcext:value-type="float">
            <text:p>0.7071067812</text:p>
          </table:table-cell>
          <table:table-cell table:formula="of:=IF(ROW() &gt; [.$J$2] + 1; [.B735] - OFFSET([.B735]; -[.$J$2]; 0)*[.$L$2]^[.$J$2]; [.B735])" office:value-type="float" office:value="0.0140023455322349" calcext:value-type="float">
            <text:p>0.0140023455</text:p>
          </table:table-cell>
          <table:table-cell table:formula="of:=IMSUM(COMPLEX([.C735];0); IMPRODUCT([.D734]; [.$I$8]))" office:value-type="string" office:string-value="70,0152284227956-69,3510994263213i" calcext:value-type="string">
            <text:p>70,0152284227956-69,3510994263213i</text:p>
          </table:table-cell>
          <table:table-cell table:formula="of:=IMABS([.D735])" office:value-type="float" office:value="98.5479944125488" calcext:value-type="float">
            <text:p>98.5479944125</text:p>
          </table:table-cell>
          <table:table-cell table:formula="of:=IMREAL([.D735])" office:value-type="float" office:value="70.0152284227956" calcext:value-type="float">
            <text:p>70.0152284228</text:p>
          </table:table-cell>
          <table:table-cell table:formula="of:=IMAGINARY([.D735])" office:value-type="float" office:value="-69.3510994263213" calcext:value-type="float">
            <text:p>-69.3510994263</text:p>
          </table:table-cell>
          <table:table-cell table:number-columns-repeated="5"/>
        </table:table-row>
        <table:table-row table:style-name="ro1">
          <table:table-cell table:formula="of:=[.A735]+1" office:value-type="float" office:value="734" calcext:value-type="float">
            <text:p>734</text:p>
          </table:table-cell>
          <table:table-cell table:formula="of:=SIN([.$H$2]/[.$I$2]*[.A736]*2*PI()+[.$I$10])" office:value-type="float" office:value="-0.707106781186622" calcext:value-type="float">
            <text:p>-0.7071067812</text:p>
          </table:table-cell>
          <table:table-cell table:formula="of:=IF(ROW() &gt; [.$J$2] + 1; [.B736] - OFFSET([.B736]; -[.$J$2]; 0)*[.$L$2]^[.$J$2]; [.B736])" office:value-type="float" office:value="-0.0140023455323958" calcext:value-type="float">
            <text:p>-0.0140023455</text:p>
          </table:table-cell>
          <table:table-cell table:formula="of:=IMSUM(COMPLEX([.C736];0); IMPRODUCT([.D735]; [.$I$8]))" office:value-type="string" office:string-value="-69,3581666619111-70,0082268999533i" calcext:value-type="string">
            <text:p>-69,3581666619111-70,0082268999533i</text:p>
          </table:table-cell>
          <table:table-cell table:formula="of:=IMABS([.D736])" office:value-type="float" office:value="98.5479939743919" calcext:value-type="float">
            <text:p>98.5479939744</text:p>
          </table:table-cell>
          <table:table-cell table:formula="of:=IMREAL([.D736])" office:value-type="float" office:value="-69.3581666619111" calcext:value-type="float">
            <text:p>-69.3581666619</text:p>
          </table:table-cell>
          <table:table-cell table:formula="of:=IMAGINARY([.D736])" office:value-type="float" office:value="-70.008226899953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36]+1" office:value-type="float" office:value="735" calcext:value-type="float">
            <text:p>735</text:p>
          </table:table-cell>
          <table:table-cell table:formula="of:=SIN([.$H$2]/[.$I$2]*[.A737]*2*PI()+[.$I$10])" office:value-type="float" office:value="-0.707106781186517" calcext:value-type="float">
            <text:p>-0.7071067812</text:p>
          </table:table-cell>
          <table:table-cell table:formula="of:=IF(ROW() &gt; [.$J$2] + 1; [.B737] - OFFSET([.B737]; -[.$J$2]; 0)*[.$L$2]^[.$J$2]; [.B737])" office:value-type="float" office:value="-0.0140023455322333" calcext:value-type="float">
            <text:p>-0.0140023455</text:p>
          </table:table-cell>
          <table:table-cell table:formula="of:=IMSUM(COMPLEX([.C737];0); IMPRODUCT([.D736]; [.$I$8]))" office:value-type="string" office:string-value="-70,0152284227955+69,3512308452449i" calcext:value-type="string">
            <text:p>-70,0152284227955+69,3512308452449i</text:p>
          </table:table-cell>
          <table:table-cell table:formula="of:=IMABS([.D737])" office:value-type="float" office:value="98.5480868959245" calcext:value-type="float">
            <text:p>98.5480868959</text:p>
          </table:table-cell>
          <table:table-cell table:formula="of:=IMREAL([.D737])" office:value-type="float" office:value="-70.0152284227955" calcext:value-type="float">
            <text:p>-70.0152284228</text:p>
          </table:table-cell>
          <table:table-cell table:formula="of:=IMAGINARY([.D737])" office:value-type="float" office:value="69.3512308452449" calcext:value-type="float">
            <text:p>69.3512308452</text:p>
          </table:table-cell>
          <table:table-cell table:number-columns-repeated="5"/>
        </table:table-row>
        <table:table-row table:style-name="ro1">
          <table:table-cell table:formula="of:=[.A737]+1" office:value-type="float" office:value="736" calcext:value-type="float">
            <text:p>736</text:p>
          </table:table-cell>
          <table:table-cell table:formula="of:=SIN([.$H$2]/[.$I$2]*[.A738]*2*PI()+[.$I$10])" office:value-type="float" office:value="0.707106781186534" calcext:value-type="float">
            <text:p>0.7071067812</text:p>
          </table:table-cell>
          <table:table-cell table:formula="of:=IF(ROW() &gt; [.$J$2] + 1; [.B738] - OFFSET([.B738]; -[.$J$2]; 0)*[.$L$2]^[.$J$2]; [.B738])" office:value-type="float" office:value="0.0140023455323152" calcext:value-type="float">
            <text:p>0.0140023455</text:p>
          </table:table-cell>
          <table:table-cell table:formula="of:=IMSUM(COMPLEX([.C738];0); IMPRODUCT([.D737]; [.$I$8]))" office:value-type="string" office:string-value="69,3582980676927+70,0082268999532i" calcext:value-type="string">
            <text:p>69,3582980676927+70,0082268999532i</text:p>
          </table:table-cell>
          <table:table-cell table:formula="of:=IMABS([.D738])" office:value-type="float" office:value="98.5480864579431" calcext:value-type="float">
            <text:p>98.5480864579</text:p>
          </table:table-cell>
          <table:table-cell table:formula="of:=IMREAL([.D738])" office:value-type="float" office:value="69.3582980676927" calcext:value-type="float">
            <text:p>69.3582980677</text:p>
          </table:table-cell>
          <table:table-cell table:formula="of:=IMAGINARY([.D738])" office:value-type="float" office:value="70.008226899953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38]+1" office:value-type="float" office:value="737" calcext:value-type="float">
            <text:p>737</text:p>
          </table:table-cell>
          <table:table-cell table:formula="of:=SIN([.$H$2]/[.$I$2]*[.A739]*2*PI()+[.$I$10])" office:value-type="float" office:value="0.707106781186444" calcext:value-type="float">
            <text:p>0.7071067812</text:p>
          </table:table-cell>
          <table:table-cell table:formula="of:=IF(ROW() &gt; [.$J$2] + 1; [.B739] - OFFSET([.B739]; -[.$J$2]; 0)*[.$L$2]^[.$J$2]; [.B739])" office:value-type="float" office:value="0.0140023455321531" calcext:value-type="float">
            <text:p>0.0140023455</text:p>
          </table:table-cell>
          <table:table-cell table:formula="of:=IMSUM(COMPLEX([.C739];0); IMPRODUCT([.D738]; [.$I$8]))" office:value-type="string" office:string-value="70,0152284227953-69,3513622378859i" calcext:value-type="string">
            <text:p>70,0152284227953-69,3513622378859i</text:p>
          </table:table-cell>
          <table:table-cell table:formula="of:=IMABS([.D739])" office:value-type="float" office:value="98.5481793608927" calcext:value-type="float">
            <text:p>98.5481793609</text:p>
          </table:table-cell>
          <table:table-cell table:formula="of:=IMREAL([.D739])" office:value-type="float" office:value="70.0152284227953" calcext:value-type="float">
            <text:p>70.0152284228</text:p>
          </table:table-cell>
          <table:table-cell table:formula="of:=IMAGINARY([.D739])" office:value-type="float" office:value="-69.3513622378859" calcext:value-type="float">
            <text:p>-69.3513622379</text:p>
          </table:table-cell>
          <table:table-cell table:number-columns-repeated="5"/>
        </table:table-row>
        <table:table-row table:style-name="ro1">
          <table:table-cell table:formula="of:=[.A739]+1" office:value-type="float" office:value="738" calcext:value-type="float">
            <text:p>738</text:p>
          </table:table-cell>
          <table:table-cell table:formula="of:=SIN([.$H$2]/[.$I$2]*[.A740]*2*PI()+[.$I$10])" office:value-type="float" office:value="-0.707106781186607" calcext:value-type="float">
            <text:p>-0.7071067812</text:p>
          </table:table-cell>
          <table:table-cell table:formula="of:=IF(ROW() &gt; [.$J$2] + 1; [.B740] - OFFSET([.B740]; -[.$J$2]; 0)*[.$L$2]^[.$J$2]; [.B740])" office:value-type="float" office:value="-0.0140023455323954" calcext:value-type="float">
            <text:p>-0.0140023455</text:p>
          </table:table-cell>
          <table:table-cell table:formula="of:=IMSUM(COMPLEX([.C740];0); IMPRODUCT([.D739]; [.$I$8]))" office:value-type="string" office:string-value="-69,3584294471945-70,008226899953i" calcext:value-type="string">
            <text:p>-69,3584294471945-70,008226899953i</text:p>
          </table:table-cell>
          <table:table-cell table:formula="of:=IMABS([.D740])" office:value-type="float" office:value="98.548178923087" calcext:value-type="float">
            <text:p>98.5481789231</text:p>
          </table:table-cell>
          <table:table-cell table:formula="of:=IMREAL([.D740])" office:value-type="float" office:value="-69.3584294471945" calcext:value-type="float">
            <text:p>-69.3584294472</text:p>
          </table:table-cell>
          <table:table-cell table:formula="of:=IMAGINARY([.D740])" office:value-type="float" office:value="-70.00822689995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40]+1" office:value-type="float" office:value="739" calcext:value-type="float">
            <text:p>739</text:p>
          </table:table-cell>
          <table:table-cell table:formula="of:=SIN([.$H$2]/[.$I$2]*[.A741]*2*PI()+[.$I$10])" office:value-type="float" office:value="-0.707106781186532" calcext:value-type="float">
            <text:p>-0.7071067812</text:p>
          </table:table-cell>
          <table:table-cell table:formula="of:=IF(ROW() &gt; [.$J$2] + 1; [.B741] - OFFSET([.B741]; -[.$J$2]; 0)*[.$L$2]^[.$J$2]; [.B741])" office:value-type="float" office:value="-0.0140023455322337" calcext:value-type="float">
            <text:p>-0.0140023455</text:p>
          </table:table-cell>
          <table:table-cell table:formula="of:=IMSUM(COMPLEX([.C741];0); IMPRODUCT([.D740]; [.$I$8]))" office:value-type="string" office:string-value="-70,0152284227952+69,3514936042498i" calcext:value-type="string">
            <text:p>-70,0152284227952+69,3514936042498i</text:p>
          </table:table-cell>
          <table:table-cell table:formula="of:=IMABS([.D741])" office:value-type="float" office:value="98.5482718074573" calcext:value-type="float">
            <text:p>98.5482718075</text:p>
          </table:table-cell>
          <table:table-cell table:formula="of:=IMREAL([.D741])" office:value-type="float" office:value="-70.0152284227952" calcext:value-type="float">
            <text:p>-70.0152284228</text:p>
          </table:table-cell>
          <table:table-cell table:formula="of:=IMAGINARY([.D741])" office:value-type="float" office:value="69.3514936042498" calcext:value-type="float">
            <text:p>69.3514936042</text:p>
          </table:table-cell>
          <table:table-cell table:number-columns-repeated="5"/>
        </table:table-row>
        <table:table-row table:style-name="ro1">
          <table:table-cell table:formula="of:=[.A741]+1" office:value-type="float" office:value="740" calcext:value-type="float">
            <text:p>740</text:p>
          </table:table-cell>
          <table:table-cell table:formula="of:=SIN([.$H$2]/[.$I$2]*[.A742]*2*PI()+[.$I$10])" office:value-type="float" office:value="0.707106781186519" calcext:value-type="float">
            <text:p>0.7071067812</text:p>
          </table:table-cell>
          <table:table-cell table:formula="of:=IF(ROW() &gt; [.$J$2] + 1; [.B742] - OFFSET([.B742]; -[.$J$2]; 0)*[.$L$2]^[.$J$2]; [.B742])" office:value-type="float" office:value="0.0140023455323148" calcext:value-type="float">
            <text:p>0.0140023455</text:p>
          </table:table-cell>
          <table:table-cell table:formula="of:=IMSUM(COMPLEX([.C742];0); IMPRODUCT([.D741]; [.$I$8]))" office:value-type="string" office:string-value="69,3585608004217+70,0082268999529i" calcext:value-type="string">
            <text:p>69,3585608004217+70,0082268999529i</text:p>
          </table:table-cell>
          <table:table-cell table:formula="of:=IMABS([.D742])" office:value-type="float" office:value="98.5482713698271" calcext:value-type="float">
            <text:p>98.5482713698</text:p>
          </table:table-cell>
          <table:table-cell table:formula="of:=IMREAL([.D742])" office:value-type="float" office:value="69.3585608004217" calcext:value-type="float">
            <text:p>69.3585608004</text:p>
          </table:table-cell>
          <table:table-cell table:formula="of:=IMAGINARY([.D742])" office:value-type="float" office:value="70.0082268999529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42]+1" office:value-type="float" office:value="741" calcext:value-type="float">
            <text:p>741</text:p>
          </table:table-cell>
          <table:table-cell table:formula="of:=SIN([.$H$2]/[.$I$2]*[.A743]*2*PI()+[.$I$10])" office:value-type="float" office:value="0.70710678118646" calcext:value-type="float">
            <text:p>0.7071067812</text:p>
          </table:table-cell>
          <table:table-cell table:formula="of:=IF(ROW() &gt; [.$J$2] + 1; [.B743] - OFFSET([.B743]; -[.$J$2]; 0)*[.$L$2]^[.$J$2]; [.B743])" office:value-type="float" office:value="0.0140023455321534" calcext:value-type="float">
            <text:p>0.0140023455</text:p>
          </table:table-cell>
          <table:table-cell table:formula="of:=IMSUM(COMPLEX([.C743];0); IMPRODUCT([.D742]; [.$I$8]))" office:value-type="string" office:string-value="70,015228422795-69,3516249443417i" calcext:value-type="string">
            <text:p>70,015228422795-69,3516249443417i</text:p>
          </table:table-cell>
          <table:table-cell table:formula="of:=IMABS([.D743])" office:value-type="float" office:value="98.5483642356219" calcext:value-type="float">
            <text:p>98.5483642356</text:p>
          </table:table-cell>
          <table:table-cell table:formula="of:=IMREAL([.D743])" office:value-type="float" office:value="70.015228422795" calcext:value-type="float">
            <text:p>70.0152284228</text:p>
          </table:table-cell>
          <table:table-cell table:formula="of:=IMAGINARY([.D743])" office:value-type="float" office:value="-69.3516249443417" calcext:value-type="float">
            <text:p>-69.3516249443</text:p>
          </table:table-cell>
          <table:table-cell table:number-columns-repeated="5"/>
        </table:table-row>
        <table:table-row table:style-name="ro1">
          <table:table-cell table:formula="of:=[.A743]+1" office:value-type="float" office:value="742" calcext:value-type="float">
            <text:p>742</text:p>
          </table:table-cell>
          <table:table-cell table:formula="of:=SIN([.$H$2]/[.$I$2]*[.A744]*2*PI()+[.$I$10])" office:value-type="float" office:value="-0.707106781186591" calcext:value-type="float">
            <text:p>-0.7071067812</text:p>
          </table:table-cell>
          <table:table-cell table:formula="of:=IF(ROW() &gt; [.$J$2] + 1; [.B744] - OFFSET([.B744]; -[.$J$2]; 0)*[.$L$2]^[.$J$2]; [.B744])" office:value-type="float" office:value="-0.0140023455323951" calcext:value-type="float">
            <text:p>-0.0140023455</text:p>
          </table:table-cell>
          <table:table-cell table:formula="of:=IMSUM(COMPLEX([.C744];0); IMPRODUCT([.D743]; [.$I$8]))" office:value-type="string" office:string-value="-69,3586921273797-70,0082268999527i" calcext:value-type="string">
            <text:p>-69,3586921273797-70,0082268999527i</text:p>
          </table:table-cell>
          <table:table-cell table:formula="of:=IMABS([.D744])" office:value-type="float" office:value="98.5483637981672" calcext:value-type="float">
            <text:p>98.5483637982</text:p>
          </table:table-cell>
          <table:table-cell table:formula="of:=IMREAL([.D744])" office:value-type="float" office:value="-69.3586921273797" calcext:value-type="float">
            <text:p>-69.3586921274</text:p>
          </table:table-cell>
          <table:table-cell table:formula="of:=IMAGINARY([.D744])" office:value-type="float" office:value="-70.008226899952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44]+1" office:value-type="float" office:value="743" calcext:value-type="float">
            <text:p>743</text:p>
          </table:table-cell>
          <table:table-cell table:formula="of:=SIN([.$H$2]/[.$I$2]*[.A745]*2*PI()+[.$I$10])" office:value-type="float" office:value="-0.707106781186548" calcext:value-type="float">
            <text:p>-0.7071067812</text:p>
          </table:table-cell>
          <table:table-cell table:formula="of:=IF(ROW() &gt; [.$J$2] + 1; [.B745] - OFFSET([.B745]; -[.$J$2]; 0)*[.$L$2]^[.$J$2]; [.B745])" office:value-type="float" office:value="-0.0140023455322339" calcext:value-type="float">
            <text:p>-0.0140023455</text:p>
          </table:table-cell>
          <table:table-cell table:formula="of:=IMSUM(COMPLEX([.C745];0); IMPRODUCT([.D744]; [.$I$8]))" office:value-type="string" office:string-value="-70,0152284227949+69,351756258167i" calcext:value-type="string">
            <text:p>-70,0152284227949+69,351756258167i</text:p>
          </table:table-cell>
          <table:table-cell table:formula="of:=IMABS([.D745])" office:value-type="float" office:value="98.5484566453902" calcext:value-type="float">
            <text:p>98.5484566454</text:p>
          </table:table-cell>
          <table:table-cell table:formula="of:=IMREAL([.D745])" office:value-type="float" office:value="-70.0152284227949" calcext:value-type="float">
            <text:p>-70.0152284228</text:p>
          </table:table-cell>
          <table:table-cell table:formula="of:=IMAGINARY([.D745])" office:value-type="float" office:value="69.351756258167" calcext:value-type="float">
            <text:p>69.3517562582</text:p>
          </table:table-cell>
          <table:table-cell table:number-columns-repeated="5"/>
        </table:table-row>
        <table:table-row table:style-name="ro1">
          <table:table-cell table:formula="of:=[.A745]+1" office:value-type="float" office:value="744" calcext:value-type="float">
            <text:p>744</text:p>
          </table:table-cell>
          <table:table-cell table:formula="of:=SIN([.$H$2]/[.$I$2]*[.A746]*2*PI()+[.$I$10])" office:value-type="float" office:value="0.707106781186503" calcext:value-type="float">
            <text:p>0.7071067812</text:p>
          </table:table-cell>
          <table:table-cell table:formula="of:=IF(ROW() &gt; [.$J$2] + 1; [.B746] - OFFSET([.B746]; -[.$J$2]; 0)*[.$L$2]^[.$J$2]; [.B746])" office:value-type="float" office:value="0.0140023455322359" calcext:value-type="float">
            <text:p>0.0140023455</text:p>
          </table:table-cell>
          <table:table-cell table:formula="of:=IMSUM(COMPLEX([.C746];0); IMPRODUCT([.D745]; [.$I$8]))" office:value-type="string" office:string-value="69,3588234280734+70,0082268999526i" calcext:value-type="string">
            <text:p>69,3588234280734+70,0082268999526i</text:p>
          </table:table-cell>
          <table:table-cell table:formula="of:=IMABS([.D746])" office:value-type="float" office:value="98.5484562081107" calcext:value-type="float">
            <text:p>98.5484562081</text:p>
          </table:table-cell>
          <table:table-cell table:formula="of:=IMREAL([.D746])" office:value-type="float" office:value="69.3588234280734" calcext:value-type="float">
            <text:p>69.3588234281</text:p>
          </table:table-cell>
          <table:table-cell table:formula="of:=IMAGINARY([.D746])" office:value-type="float" office:value="70.008226899952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46]+1" office:value-type="float" office:value="745" calcext:value-type="float">
            <text:p>745</text:p>
          </table:table-cell>
          <table:table-cell table:formula="of:=SIN([.$H$2]/[.$I$2]*[.A747]*2*PI()+[.$I$10])" office:value-type="float" office:value="0.707106781186475" calcext:value-type="float">
            <text:p>0.7071067812</text:p>
          </table:table-cell>
          <table:table-cell table:formula="of:=IF(ROW() &gt; [.$J$2] + 1; [.B747] - OFFSET([.B747]; -[.$J$2]; 0)*[.$L$2]^[.$J$2]; [.B747])" office:value-type="float" office:value="0.0140023455321537" calcext:value-type="float">
            <text:p>0.0140023455</text:p>
          </table:table-cell>
          <table:table-cell table:formula="of:=IMSUM(COMPLEX([.C747];0); IMPRODUCT([.D746]; [.$I$8]))" office:value-type="string" office:string-value="70,0152284227947-69,3518875457306i" calcext:value-type="string">
            <text:p>70,0152284227947-69,3518875457306i</text:p>
          </table:table-cell>
          <table:table-cell table:formula="of:=IMABS([.D747])" office:value-type="float" office:value="98.5485490367656" calcext:value-type="float">
            <text:p>98.5485490368</text:p>
          </table:table-cell>
          <table:table-cell table:formula="of:=IMREAL([.D747])" office:value-type="float" office:value="70.0152284227947" calcext:value-type="float">
            <text:p>70.0152284228</text:p>
          </table:table-cell>
          <table:table-cell table:formula="of:=IMAGINARY([.D747])" office:value-type="float" office:value="-69.3518875457306" calcext:value-type="float">
            <text:p>-69.3518875457</text:p>
          </table:table-cell>
          <table:table-cell table:number-columns-repeated="5"/>
        </table:table-row>
        <table:table-row table:style-name="ro1">
          <table:table-cell table:formula="of:=[.A747]+1" office:value-type="float" office:value="746" calcext:value-type="float">
            <text:p>746</text:p>
          </table:table-cell>
          <table:table-cell table:formula="of:=SIN([.$H$2]/[.$I$2]*[.A748]*2*PI()+[.$I$10])" office:value-type="float" office:value="-0.707106781186576" calcext:value-type="float">
            <text:p>-0.7071067812</text:p>
          </table:table-cell>
          <table:table-cell table:formula="of:=IF(ROW() &gt; [.$J$2] + 1; [.B748] - OFFSET([.B748]; -[.$J$2]; 0)*[.$L$2]^[.$J$2]; [.B748])" office:value-type="float" office:value="-0.0140023455323159" calcext:value-type="float">
            <text:p>-0.0140023455</text:p>
          </table:table-cell>
          <table:table-cell table:formula="of:=IMSUM(COMPLEX([.C748];0); IMPRODUCT([.D747]; [.$I$8]))" office:value-type="string" office:string-value="-69,3589547025083-70,0082268999524i" calcext:value-type="string">
            <text:p>-69,3589547025083-70,0082268999524i</text:p>
          </table:table-cell>
          <table:table-cell table:formula="of:=IMABS([.D748])" office:value-type="float" office:value="98.5485485996614" calcext:value-type="float">
            <text:p>98.5485485997</text:p>
          </table:table-cell>
          <table:table-cell table:formula="of:=IMREAL([.D748])" office:value-type="float" office:value="-69.3589547025083" calcext:value-type="float">
            <text:p>-69.3589547025</text:p>
          </table:table-cell>
          <table:table-cell table:formula="of:=IMAGINARY([.D748])" office:value-type="float" office:value="-70.0082268999524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48]+1" office:value-type="float" office:value="747" calcext:value-type="float">
            <text:p>747</text:p>
          </table:table-cell>
          <table:table-cell table:formula="of:=SIN([.$H$2]/[.$I$2]*[.A749]*2*PI()+[.$I$10])" office:value-type="float" office:value="-0.707106781186563" calcext:value-type="float">
            <text:p>-0.7071067812</text:p>
          </table:table-cell>
          <table:table-cell table:formula="of:=IF(ROW() &gt; [.$J$2] + 1; [.B749] - OFFSET([.B749]; -[.$J$2]; 0)*[.$L$2]^[.$J$2]; [.B749])" office:value-type="float" office:value="-0.0140023455322342" calcext:value-type="float">
            <text:p>-0.0140023455</text:p>
          </table:table-cell>
          <table:table-cell table:formula="of:=IMSUM(COMPLEX([.C749];0); IMPRODUCT([.D748]; [.$I$8]))" office:value-type="string" office:string-value="-70,0152284227946+69,352018807038i" calcext:value-type="string">
            <text:p>-70,0152284227946+69,352018807038i</text:p>
          </table:table-cell>
          <table:table-cell table:formula="of:=IMABS([.D749])" office:value-type="float" office:value="98.5486414097518" calcext:value-type="float">
            <text:p>98.5486414098</text:p>
          </table:table-cell>
          <table:table-cell table:formula="of:=IMREAL([.D749])" office:value-type="float" office:value="-70.0152284227946" calcext:value-type="float">
            <text:p>-70.0152284228</text:p>
          </table:table-cell>
          <table:table-cell table:formula="of:=IMAGINARY([.D749])" office:value-type="float" office:value="69.352018807038" calcext:value-type="float">
            <text:p>69.352018807</text:p>
          </table:table-cell>
          <table:table-cell table:number-columns-repeated="5"/>
        </table:table-row>
        <table:table-row table:style-name="ro1">
          <table:table-cell table:formula="of:=[.A749]+1" office:value-type="float" office:value="748" calcext:value-type="float">
            <text:p>748</text:p>
          </table:table-cell>
          <table:table-cell table:formula="of:=SIN([.$H$2]/[.$I$2]*[.A750]*2*PI()+[.$I$10])" office:value-type="float" office:value="0.707106781186649" calcext:value-type="float">
            <text:p>0.7071067812</text:p>
          </table:table-cell>
          <table:table-cell table:formula="of:=IF(ROW() &gt; [.$J$2] + 1; [.B750] - OFFSET([.B750]; -[.$J$2]; 0)*[.$L$2]^[.$J$2]; [.B750])" office:value-type="float" office:value="0.0140023455323963" calcext:value-type="float">
            <text:p>0.0140023455</text:p>
          </table:table-cell>
          <table:table-cell table:formula="of:=IMSUM(COMPLEX([.C750];0); IMPRODUCT([.D749]; [.$I$8]))" office:value-type="string" office:string-value="69,3590859506897+70,0082268999523i" calcext:value-type="string">
            <text:p>69,3590859506897+70,0082268999523i</text:p>
          </table:table-cell>
          <table:table-cell table:formula="of:=IMABS([.D750])" office:value-type="float" office:value="98.548640972823" calcext:value-type="float">
            <text:p>98.5486409728</text:p>
          </table:table-cell>
          <table:table-cell table:formula="of:=IMREAL([.D750])" office:value-type="float" office:value="69.3590859506897" calcext:value-type="float">
            <text:p>69.3590859507</text:p>
          </table:table-cell>
          <table:table-cell table:formula="of:=IMAGINARY([.D750])" office:value-type="float" office:value="70.0082268999523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50]+1" office:value-type="float" office:value="749" calcext:value-type="float">
            <text:p>749</text:p>
          </table:table-cell>
          <table:table-cell table:formula="of:=SIN([.$H$2]/[.$I$2]*[.A751]*2*PI()+[.$I$10])" office:value-type="float" office:value="0.70710678118649" calcext:value-type="float">
            <text:p>0.7071067812</text:p>
          </table:table-cell>
          <table:table-cell table:formula="of:=IF(ROW() &gt; [.$J$2] + 1; [.B751] - OFFSET([.B751]; -[.$J$2]; 0)*[.$L$2]^[.$J$2]; [.B751])" office:value-type="float" office:value="0.014002345532154" calcext:value-type="float">
            <text:p>0.0140023455</text:p>
          </table:table-cell>
          <table:table-cell table:formula="of:=IMSUM(COMPLEX([.C751];0); IMPRODUCT([.D750]; [.$I$8]))" office:value-type="string" office:string-value="70,0152284227945-69,3521500420946i" calcext:value-type="string">
            <text:p>70,0152284227945-69,3521500420946i</text:p>
          </table:table-cell>
          <table:table-cell table:formula="of:=IMABS([.D751])" office:value-type="float" office:value="98.5487337643528" calcext:value-type="float">
            <text:p>98.5487337644</text:p>
          </table:table-cell>
          <table:table-cell table:formula="of:=IMREAL([.D751])" office:value-type="float" office:value="70.0152284227945" calcext:value-type="float">
            <text:p>70.0152284228</text:p>
          </table:table-cell>
          <table:table-cell table:formula="of:=IMAGINARY([.D751])" office:value-type="float" office:value="-69.3521500420946" calcext:value-type="float">
            <text:p>-69.3521500421</text:p>
          </table:table-cell>
          <table:table-cell table:number-columns-repeated="5"/>
        </table:table-row>
        <table:table-row table:style-name="ro1">
          <table:table-cell table:formula="of:=[.A751]+1" office:value-type="float" office:value="750" calcext:value-type="float">
            <text:p>750</text:p>
          </table:table-cell>
          <table:table-cell table:formula="of:=SIN([.$H$2]/[.$I$2]*[.A752]*2*PI()+[.$I$10])" office:value-type="float" office:value="-0.707106781186561" calcext:value-type="float">
            <text:p>-0.7071067812</text:p>
          </table:table-cell>
          <table:table-cell table:formula="of:=IF(ROW() &gt; [.$J$2] + 1; [.B752] - OFFSET([.B752]; -[.$J$2]; 0)*[.$L$2]^[.$J$2]; [.B752])" office:value-type="float" office:value="-0.0140023455323158" calcext:value-type="float">
            <text:p>-0.0140023455</text:p>
          </table:table-cell>
          <table:table-cell table:formula="of:=IMSUM(COMPLEX([.C752];0); IMPRODUCT([.D751]; [.$I$8]))" office:value-type="string" office:string-value="-69,3592171726227-70,0082268999522i" calcext:value-type="string">
            <text:p>-69,3592171726227-70,0082268999522i</text:p>
          </table:table-cell>
          <table:table-cell table:formula="of:=IMABS([.D752])" office:value-type="float" office:value="98.548733327599" calcext:value-type="float">
            <text:p>98.5487333276</text:p>
          </table:table-cell>
          <table:table-cell table:formula="of:=IMREAL([.D752])" office:value-type="float" office:value="-69.3592171726227" calcext:value-type="float">
            <text:p>-69.3592171726</text:p>
          </table:table-cell>
          <table:table-cell table:formula="of:=IMAGINARY([.D752])" office:value-type="float" office:value="-70.008226899952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52]+1" office:value-type="float" office:value="751" calcext:value-type="float">
            <text:p>751</text:p>
          </table:table-cell>
          <table:table-cell table:formula="of:=SIN([.$H$2]/[.$I$2]*[.A753]*2*PI()+[.$I$10])" office:value-type="float" office:value="-0.707106781186578" calcext:value-type="float">
            <text:p>-0.7071067812</text:p>
          </table:table-cell>
          <table:table-cell table:formula="of:=IF(ROW() &gt; [.$J$2] + 1; [.B753] - OFFSET([.B753]; -[.$J$2]; 0)*[.$L$2]^[.$J$2]; [.B753])" office:value-type="float" office:value="-0.0140023455322346" calcext:value-type="float">
            <text:p>-0.0140023455</text:p>
          </table:table-cell>
          <table:table-cell table:formula="of:=IMSUM(COMPLEX([.C753];0); IMPRODUCT([.D752]; [.$I$8]))" office:value-type="string" office:string-value="-70,0152284227944+69,3522812509054i" calcext:value-type="string">
            <text:p>-70,0152284227944+69,3522812509054i</text:p>
          </table:table-cell>
          <table:table-cell table:formula="of:=IMABS([.D753])" office:value-type="float" office:value="98.5488261005719" calcext:value-type="float">
            <text:p>98.5488261006</text:p>
          </table:table-cell>
          <table:table-cell table:formula="of:=IMREAL([.D753])" office:value-type="float" office:value="-70.0152284227944" calcext:value-type="float">
            <text:p>-70.0152284228</text:p>
          </table:table-cell>
          <table:table-cell table:formula="of:=IMAGINARY([.D753])" office:value-type="float" office:value="69.3522812509054" calcext:value-type="float">
            <text:p>69.3522812509</text:p>
          </table:table-cell>
          <table:table-cell table:number-columns-repeated="5"/>
        </table:table-row>
        <table:table-row table:style-name="ro1">
          <table:table-cell table:formula="of:=[.A753]+1" office:value-type="float" office:value="752" calcext:value-type="float">
            <text:p>752</text:p>
          </table:table-cell>
          <table:table-cell table:formula="of:=SIN([.$H$2]/[.$I$2]*[.A754]*2*PI()+[.$I$10])" office:value-type="float" office:value="0.707106781186634" calcext:value-type="float">
            <text:p>0.7071067812</text:p>
          </table:table-cell>
          <table:table-cell table:formula="of:=IF(ROW() &gt; [.$J$2] + 1; [.B754] - OFFSET([.B754]; -[.$J$2]; 0)*[.$L$2]^[.$J$2]; [.B754])" office:value-type="float" office:value="0.0140023455323959" calcext:value-type="float">
            <text:p>0.0140023455</text:p>
          </table:table-cell>
          <table:table-cell table:formula="of:=IMSUM(COMPLEX([.C754];0); IMPRODUCT([.D753]; [.$I$8]))" office:value-type="string" office:string-value="69,3593483683127+70,0082268999521i" calcext:value-type="string">
            <text:p>69,3593483683127+70,0082268999521i</text:p>
          </table:table-cell>
          <table:table-cell table:formula="of:=IMABS([.D754])" office:value-type="float" office:value="98.5488256639933" calcext:value-type="float">
            <text:p>98.548825664</text:p>
          </table:table-cell>
          <table:table-cell table:formula="of:=IMREAL([.D754])" office:value-type="float" office:value="69.3593483683127" calcext:value-type="float">
            <text:p>69.3593483683</text:p>
          </table:table-cell>
          <table:table-cell table:formula="of:=IMAGINARY([.D754])" office:value-type="float" office:value="70.008226899952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54]+1" office:value-type="float" office:value="753" calcext:value-type="float">
            <text:p>753</text:p>
          </table:table-cell>
          <table:table-cell table:formula="of:=SIN([.$H$2]/[.$I$2]*[.A755]*2*PI()+[.$I$10])" office:value-type="float" office:value="0.707106781186505" calcext:value-type="float">
            <text:p>0.7071067812</text:p>
          </table:table-cell>
          <table:table-cell table:formula="of:=IF(ROW() &gt; [.$J$2] + 1; [.B755] - OFFSET([.B755]; -[.$J$2]; 0)*[.$L$2]^[.$J$2]; [.B755])" office:value-type="float" office:value="0.0140023455321543" calcext:value-type="float">
            <text:p>0.0140023455</text:p>
          </table:table-cell>
          <table:table-cell table:formula="of:=IMSUM(COMPLEX([.C755];0); IMPRODUCT([.D754]; [.$I$8]))" office:value-type="string" office:string-value="70,0152284227943-69,3524124334759i" calcext:value-type="string">
            <text:p>70,0152284227943-69,3524124334759i</text:p>
          </table:table-cell>
          <table:table-cell table:formula="of:=IMABS([.D755])" office:value-type="float" office:value="98.5489184184129" calcext:value-type="float">
            <text:p>98.5489184184</text:p>
          </table:table-cell>
          <table:table-cell table:formula="of:=IMREAL([.D755])" office:value-type="float" office:value="70.0152284227943" calcext:value-type="float">
            <text:p>70.0152284228</text:p>
          </table:table-cell>
          <table:table-cell table:formula="of:=IMAGINARY([.D755])" office:value-type="float" office:value="-69.3524124334759" calcext:value-type="float">
            <text:p>-69.3524124335</text:p>
          </table:table-cell>
          <table:table-cell table:number-columns-repeated="5"/>
        </table:table-row>
        <table:table-row table:style-name="ro1">
          <table:table-cell table:formula="of:=[.A755]+1" office:value-type="float" office:value="754" calcext:value-type="float">
            <text:p>754</text:p>
          </table:table-cell>
          <table:table-cell table:formula="of:=SIN([.$H$2]/[.$I$2]*[.A756]*2*PI()+[.$I$10])" office:value-type="float" office:value="-0.707106781186546" calcext:value-type="float">
            <text:p>-0.7071067812</text:p>
          </table:table-cell>
          <table:table-cell table:formula="of:=IF(ROW() &gt; [.$J$2] + 1; [.B756] - OFFSET([.B756]; -[.$J$2]; 0)*[.$L$2]^[.$J$2]; [.B756])" office:value-type="float" office:value="-0.0140023455323155" calcext:value-type="float">
            <text:p>-0.0140023455</text:p>
          </table:table-cell>
          <table:table-cell table:formula="of:=IMSUM(COMPLEX([.C756];0); IMPRODUCT([.D755]; [.$I$8]))" office:value-type="string" office:string-value="-69,3594795377649-70,008226899952i" calcext:value-type="string">
            <text:p>-69,3594795377649-70,008226899952i</text:p>
          </table:table-cell>
          <table:table-cell table:formula="of:=IMABS([.D756])" office:value-type="float" office:value="98.5489179820093" calcext:value-type="float">
            <text:p>98.548917982</text:p>
          </table:table-cell>
          <table:table-cell table:formula="of:=IMREAL([.D756])" office:value-type="float" office:value="-69.3594795377649" calcext:value-type="float">
            <text:p>-69.3594795378</text:p>
          </table:table-cell>
          <table:table-cell table:formula="of:=IMAGINARY([.D756])" office:value-type="float" office:value="-70.00822689995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56]+1" office:value-type="float" office:value="755" calcext:value-type="float">
            <text:p>755</text:p>
          </table:table-cell>
          <table:table-cell table:formula="of:=SIN([.$H$2]/[.$I$2]*[.A757]*2*PI()+[.$I$10])" office:value-type="float" office:value="-0.707106781186593" calcext:value-type="float">
            <text:p>-0.7071067812</text:p>
          </table:table-cell>
          <table:table-cell table:formula="of:=IF(ROW() &gt; [.$J$2] + 1; [.B757] - OFFSET([.B757]; -[.$J$2]; 0)*[.$L$2]^[.$J$2]; [.B757])" office:value-type="float" office:value="-0.0140023455323137" calcext:value-type="float">
            <text:p>-0.0140023455</text:p>
          </table:table-cell>
          <table:table-cell table:formula="of:=IMSUM(COMPLEX([.C757];0); IMPRODUCT([.D756]; [.$I$8]))" office:value-type="string" office:string-value="-70,0152284227943+69,3525435898111i" calcext:value-type="string">
            <text:p>-70,0152284227943+69,3525435898111i</text:p>
          </table:table-cell>
          <table:table-cell table:formula="of:=IMABS([.D757])" office:value-type="float" office:value="98.5490107178794" calcext:value-type="float">
            <text:p>98.5490107179</text:p>
          </table:table-cell>
          <table:table-cell table:formula="of:=IMREAL([.D757])" office:value-type="float" office:value="-70.0152284227943" calcext:value-type="float">
            <text:p>-70.0152284228</text:p>
          </table:table-cell>
          <table:table-cell table:formula="of:=IMAGINARY([.D757])" office:value-type="float" office:value="69.3525435898111" calcext:value-type="float">
            <text:p>69.3525435898</text:p>
          </table:table-cell>
          <table:table-cell table:number-columns-repeated="5"/>
        </table:table-row>
        <table:table-row table:style-name="ro1">
          <table:table-cell table:formula="of:=[.A757]+1" office:value-type="float" office:value="756" calcext:value-type="float">
            <text:p>756</text:p>
          </table:table-cell>
          <table:table-cell table:formula="of:=SIN([.$H$2]/[.$I$2]*[.A758]*2*PI()+[.$I$10])" office:value-type="float" office:value="0.707106781186618" calcext:value-type="float">
            <text:p>0.7071067812</text:p>
          </table:table-cell>
          <table:table-cell table:formula="of:=IF(ROW() &gt; [.$J$2] + 1; [.B758] - OFFSET([.B758]; -[.$J$2]; 0)*[.$L$2]^[.$J$2]; [.B758])" office:value-type="float" office:value="0.0140023455323957" calcext:value-type="float">
            <text:p>0.0140023455</text:p>
          </table:table-cell>
          <table:table-cell table:formula="of:=IMSUM(COMPLEX([.C758];0); IMPRODUCT([.D757]; [.$I$8]))" office:value-type="string" office:string-value="69,3596106809845+70,008226899952i" calcext:value-type="string">
            <text:p>69,3596106809845+70,008226899952i</text:p>
          </table:table-cell>
          <table:table-cell table:formula="of:=IMABS([.D758])" office:value-type="float" office:value="98.5490102816508" calcext:value-type="float">
            <text:p>98.5490102817</text:p>
          </table:table-cell>
          <table:table-cell table:formula="of:=IMREAL([.D758])" office:value-type="float" office:value="69.3596106809845" calcext:value-type="float">
            <text:p>69.359610681</text:p>
          </table:table-cell>
          <table:table-cell table:formula="of:=IMAGINARY([.D758])" office:value-type="float" office:value="70.008226899952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58]+1" office:value-type="float" office:value="757" calcext:value-type="float">
            <text:p>757</text:p>
          </table:table-cell>
          <table:table-cell table:formula="of:=SIN([.$H$2]/[.$I$2]*[.A759]*2*PI()+[.$I$10])" office:value-type="float" office:value="0.707106781186521" calcext:value-type="float">
            <text:p>0.7071067812</text:p>
          </table:table-cell>
          <table:table-cell table:formula="of:=IF(ROW() &gt; [.$J$2] + 1; [.B759] - OFFSET([.B759]; -[.$J$2]; 0)*[.$L$2]^[.$J$2]; [.B759])" office:value-type="float" office:value="0.0140023455322335" calcext:value-type="float">
            <text:p>0.0140023455</text:p>
          </table:table-cell>
          <table:table-cell table:formula="of:=IMSUM(COMPLEX([.C759];0); IMPRODUCT([.D758]; [.$I$8]))" office:value-type="string" office:string-value="70,0152284227942-69,3526747199164i" calcext:value-type="string">
            <text:p>70,0152284227942-69,3526747199164i</text:p>
          </table:table-cell>
          <table:table-cell table:formula="of:=IMABS([.D759])" office:value-type="float" office:value="98.549102998975" calcext:value-type="float">
            <text:p>98.549102999</text:p>
          </table:table-cell>
          <table:table-cell table:formula="of:=IMREAL([.D759])" office:value-type="float" office:value="70.0152284227942" calcext:value-type="float">
            <text:p>70.0152284228</text:p>
          </table:table-cell>
          <table:table-cell table:formula="of:=IMAGINARY([.D759])" office:value-type="float" office:value="-69.3526747199164" calcext:value-type="float">
            <text:p>-69.3526747199</text:p>
          </table:table-cell>
          <table:table-cell table:number-columns-repeated="5"/>
        </table:table-row>
        <table:table-row table:style-name="ro1">
          <table:table-cell table:formula="of:=[.A759]+1" office:value-type="float" office:value="758" calcext:value-type="float">
            <text:p>758</text:p>
          </table:table-cell>
          <table:table-cell table:formula="of:=SIN([.$H$2]/[.$I$2]*[.A760]*2*PI()+[.$I$10])" office:value-type="float" office:value="-0.70710678118653" calcext:value-type="float">
            <text:p>-0.7071067812</text:p>
          </table:table-cell>
          <table:table-cell table:formula="of:=IF(ROW() &gt; [.$J$2] + 1; [.B760] - OFFSET([.B760]; -[.$J$2]; 0)*[.$L$2]^[.$J$2]; [.B760])" office:value-type="float" office:value="-0.0140023455323151" calcext:value-type="float">
            <text:p>-0.0140023455</text:p>
          </table:table-cell>
          <table:table-cell table:formula="of:=IMSUM(COMPLEX([.C760];0); IMPRODUCT([.D759]; [.$I$8]))" office:value-type="string" office:string-value="-69,3597417979767-70,0082268999519i" calcext:value-type="string">
            <text:p>-69,3597417979767-70,0082268999519i</text:p>
          </table:table-cell>
          <table:table-cell table:formula="of:=IMABS([.D760])" office:value-type="float" office:value="98.5491025629211" calcext:value-type="float">
            <text:p>98.5491025629</text:p>
          </table:table-cell>
          <table:table-cell table:formula="of:=IMREAL([.D760])" office:value-type="float" office:value="-69.3597417979767" calcext:value-type="float">
            <text:p>-69.359741798</text:p>
          </table:table-cell>
          <table:table-cell table:formula="of:=IMAGINARY([.D760])" office:value-type="float" office:value="-70.0082268999519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60]+1" office:value-type="float" office:value="759" calcext:value-type="float">
            <text:p>759</text:p>
          </table:table-cell>
          <table:table-cell table:formula="of:=SIN([.$H$2]/[.$I$2]*[.A761]*2*PI()+[.$I$10])" office:value-type="float" office:value="-0.707106781186448" calcext:value-type="float">
            <text:p>-0.7071067812</text:p>
          </table:table-cell>
          <table:table-cell table:formula="of:=IF(ROW() &gt; [.$J$2] + 1; [.B761] - OFFSET([.B761]; -[.$J$2]; 0)*[.$L$2]^[.$J$2]; [.B761])" office:value-type="float" office:value="-0.0140023455321532" calcext:value-type="float">
            <text:p>-0.0140023455</text:p>
          </table:table-cell>
          <table:table-cell table:formula="of:=IMSUM(COMPLEX([.C761];0); IMPRODUCT([.D760]; [.$I$8]))" office:value-type="string" office:string-value="-70,0152284227941+69,3528058237969i" calcext:value-type="string">
            <text:p>-70,0152284227941+69,3528058237969i</text:p>
          </table:table-cell>
          <table:table-cell table:formula="of:=IMABS([.D761])" office:value-type="float" office:value="98.5491952617032" calcext:value-type="float">
            <text:p>98.5491952617</text:p>
          </table:table-cell>
          <table:table-cell table:formula="of:=IMREAL([.D761])" office:value-type="float" office:value="-70.0152284227941" calcext:value-type="float">
            <text:p>-70.0152284228</text:p>
          </table:table-cell>
          <table:table-cell table:formula="of:=IMAGINARY([.D761])" office:value-type="float" office:value="69.3528058237969" calcext:value-type="float">
            <text:p>69.3528058238</text:p>
          </table:table-cell>
          <table:table-cell table:number-columns-repeated="5"/>
        </table:table-row>
        <table:table-row table:style-name="ro1">
          <table:table-cell table:formula="of:=[.A761]+1" office:value-type="float" office:value="760" calcext:value-type="float">
            <text:p>760</text:p>
          </table:table-cell>
          <table:table-cell table:formula="of:=SIN([.$H$2]/[.$I$2]*[.A762]*2*PI()+[.$I$10])" office:value-type="float" office:value="0.707106781186603" calcext:value-type="float">
            <text:p>0.7071067812</text:p>
          </table:table-cell>
          <table:table-cell table:formula="of:=IF(ROW() &gt; [.$J$2] + 1; [.B762] - OFFSET([.B762]; -[.$J$2]; 0)*[.$L$2]^[.$J$2]; [.B762])" office:value-type="float" office:value="0.0140023455323954" calcext:value-type="float">
            <text:p>0.0140023455</text:p>
          </table:table-cell>
          <table:table-cell table:formula="of:=IMSUM(COMPLEX([.C762];0); IMPRODUCT([.D761]; [.$I$8]))" office:value-type="string" office:string-value="69,3598728887469+70,0082268999518i" calcext:value-type="string">
            <text:p>69,3598728887469+70,0082268999518i</text:p>
          </table:table-cell>
          <table:table-cell table:formula="of:=IMABS([.D762])" office:value-type="float" office:value="98.5491948258242" calcext:value-type="float">
            <text:p>98.5491948258</text:p>
          </table:table-cell>
          <table:table-cell table:formula="of:=IMREAL([.D762])" office:value-type="float" office:value="69.3598728887469" calcext:value-type="float">
            <text:p>69.3598728887</text:p>
          </table:table-cell>
          <table:table-cell table:formula="of:=IMAGINARY([.D762])" office:value-type="float" office:value="70.008226899951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62]+1" office:value-type="float" office:value="761" calcext:value-type="float">
            <text:p>761</text:p>
          </table:table-cell>
          <table:table-cell table:formula="of:=SIN([.$H$2]/[.$I$2]*[.A763]*2*PI()+[.$I$10])" office:value-type="float" office:value="0.707106781186536" calcext:value-type="float">
            <text:p>0.7071067812</text:p>
          </table:table-cell>
          <table:table-cell table:formula="of:=IF(ROW() &gt; [.$J$2] + 1; [.B763] - OFFSET([.B763]; -[.$J$2]; 0)*[.$L$2]^[.$J$2]; [.B763])" office:value-type="float" office:value="0.0140023455322338" calcext:value-type="float">
            <text:p>0.0140023455</text:p>
          </table:table-cell>
          <table:table-cell table:formula="of:=IMSUM(COMPLEX([.C763];0); IMPRODUCT([.D762]; [.$I$8]))" office:value-type="string" office:string-value="70,015228422794-69,352936901458i" calcext:value-type="string">
            <text:p>70,015228422794-69,352936901458i</text:p>
          </table:table-cell>
          <table:table-cell table:formula="of:=IMABS([.D763])" office:value-type="float" office:value="98.5492875060679" calcext:value-type="float">
            <text:p>98.5492875061</text:p>
          </table:table-cell>
          <table:table-cell table:formula="of:=IMREAL([.D763])" office:value-type="float" office:value="70.015228422794" calcext:value-type="float">
            <text:p>70.0152284228</text:p>
          </table:table-cell>
          <table:table-cell table:formula="of:=IMAGINARY([.D763])" office:value-type="float" office:value="-69.352936901458" calcext:value-type="float">
            <text:p>-69.3529369015</text:p>
          </table:table-cell>
          <table:table-cell table:number-columns-repeated="5"/>
        </table:table-row>
        <table:table-row table:style-name="ro1">
          <table:table-cell table:formula="of:=[.A763]+1" office:value-type="float" office:value="762" calcext:value-type="float">
            <text:p>762</text:p>
          </table:table-cell>
          <table:table-cell table:formula="of:=SIN([.$H$2]/[.$I$2]*[.A764]*2*PI()+[.$I$10])" office:value-type="float" office:value="-0.707106781186515" calcext:value-type="float">
            <text:p>-0.7071067812</text:p>
          </table:table-cell>
          <table:table-cell table:formula="of:=IF(ROW() &gt; [.$J$2] + 1; [.B764] - OFFSET([.B764]; -[.$J$2]; 0)*[.$L$2]^[.$J$2]; [.B764])" office:value-type="float" office:value="-0.0140023455323148" calcext:value-type="float">
            <text:p>-0.0140023455</text:p>
          </table:table-cell>
          <table:table-cell table:formula="of:=IMSUM(COMPLEX([.C764];0); IMPRODUCT([.D763]; [.$I$8]))" office:value-type="string" office:string-value="-69,3600039533001-70,0082268999517i" calcext:value-type="string">
            <text:p>-69,3600039533001-70,0082268999517i</text:p>
          </table:table-cell>
          <table:table-cell table:formula="of:=IMABS([.D764])" office:value-type="float" office:value="98.5492870703635" calcext:value-type="float">
            <text:p>98.5492870704</text:p>
          </table:table-cell>
          <table:table-cell table:formula="of:=IMREAL([.D764])" office:value-type="float" office:value="-69.3600039533001" calcext:value-type="float">
            <text:p>-69.3600039533</text:p>
          </table:table-cell>
          <table:table-cell table:formula="of:=IMAGINARY([.D764])" office:value-type="float" office:value="-70.0082268999517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64]+1" office:value-type="float" office:value="763" calcext:value-type="float">
            <text:p>763</text:p>
          </table:table-cell>
          <table:table-cell table:formula="of:=SIN([.$H$2]/[.$I$2]*[.A765]*2*PI()+[.$I$10])" office:value-type="float" office:value="-0.707106781186463" calcext:value-type="float">
            <text:p>-0.7071067812</text:p>
          </table:table-cell>
          <table:table-cell table:formula="of:=IF(ROW() &gt; [.$J$2] + 1; [.B765] - OFFSET([.B765]; -[.$J$2]; 0)*[.$L$2]^[.$J$2]; [.B765])" office:value-type="float" office:value="-0.0140023455321534" calcext:value-type="float">
            <text:p>-0.0140023455</text:p>
          </table:table-cell>
          <table:table-cell table:formula="of:=IMSUM(COMPLEX([.C765];0); IMPRODUCT([.D764]; [.$I$8]))" office:value-type="string" office:string-value="-70,0152284227939+69,3530679529048i" calcext:value-type="string">
            <text:p>-70,0152284227939+69,3530679529048i</text:p>
          </table:table-cell>
          <table:table-cell table:formula="of:=IMABS([.D765])" office:value-type="float" office:value="98.5493797320726" calcext:value-type="float">
            <text:p>98.5493797321</text:p>
          </table:table-cell>
          <table:table-cell table:formula="of:=IMREAL([.D765])" office:value-type="float" office:value="-70.0152284227939" calcext:value-type="float">
            <text:p>-70.0152284228</text:p>
          </table:table-cell>
          <table:table-cell table:formula="of:=IMAGINARY([.D765])" office:value-type="float" office:value="69.3530679529048" calcext:value-type="float">
            <text:p>69.3530679529</text:p>
          </table:table-cell>
          <table:table-cell table:number-columns-repeated="5"/>
        </table:table-row>
        <table:table-row table:style-name="ro1">
          <table:table-cell table:formula="of:=[.A765]+1" office:value-type="float" office:value="764" calcext:value-type="float">
            <text:p>764</text:p>
          </table:table-cell>
          <table:table-cell table:formula="of:=SIN([.$H$2]/[.$I$2]*[.A766]*2*PI()+[.$I$10])" office:value-type="float" office:value="0.707106781186588" calcext:value-type="float">
            <text:p>0.7071067812</text:p>
          </table:table-cell>
          <table:table-cell table:formula="of:=IF(ROW() &gt; [.$J$2] + 1; [.B766] - OFFSET([.B766]; -[.$J$2]; 0)*[.$L$2]^[.$J$2]; [.B766])" office:value-type="float" office:value="0.014002345532395" calcext:value-type="float">
            <text:p>0.0140023455</text:p>
          </table:table-cell>
          <table:table-cell table:formula="of:=IMSUM(COMPLEX([.C766];0); IMPRODUCT([.D765]; [.$I$8]))" office:value-type="string" office:string-value="69,3601349916419+70,0082268999516i" calcext:value-type="string">
            <text:p>69,3601349916419+70,0082268999516i</text:p>
          </table:table-cell>
          <table:table-cell table:formula="of:=IMABS([.D766])" office:value-type="float" office:value="98.549379296543" calcext:value-type="float">
            <text:p>98.5493792965</text:p>
          </table:table-cell>
          <table:table-cell table:formula="of:=IMREAL([.D766])" office:value-type="float" office:value="69.3601349916419" calcext:value-type="float">
            <text:p>69.3601349916</text:p>
          </table:table-cell>
          <table:table-cell table:formula="of:=IMAGINARY([.D766])" office:value-type="float" office:value="70.0082268999516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66]+1" office:value-type="float" office:value="765" calcext:value-type="float">
            <text:p>765</text:p>
          </table:table-cell>
          <table:table-cell table:formula="of:=SIN([.$H$2]/[.$I$2]*[.A767]*2*PI()+[.$I$10])" office:value-type="float" office:value="0.707106781186551" calcext:value-type="float">
            <text:p>0.7071067812</text:p>
          </table:table-cell>
          <table:table-cell table:formula="of:=IF(ROW() &gt; [.$J$2] + 1; [.B767] - OFFSET([.B767]; -[.$J$2]; 0)*[.$L$2]^[.$J$2]; [.B767])" office:value-type="float" office:value="0.014002345532234" calcext:value-type="float">
            <text:p>0.0140023455</text:p>
          </table:table-cell>
          <table:table-cell table:formula="of:=IMSUM(COMPLEX([.C767];0); IMPRODUCT([.D766]; [.$I$8]))" office:value-type="string" office:string-value="70,0152284227938-69,3531989781427i" calcext:value-type="string">
            <text:p>70,0152284227938-69,3531989781427i</text:p>
          </table:table-cell>
          <table:table-cell table:formula="of:=IMABS([.D767])" office:value-type="float" office:value="98.5494719397209" calcext:value-type="float">
            <text:p>98.5494719397</text:p>
          </table:table-cell>
          <table:table-cell table:formula="of:=IMREAL([.D767])" office:value-type="float" office:value="70.0152284227938" calcext:value-type="float">
            <text:p>70.0152284228</text:p>
          </table:table-cell>
          <table:table-cell table:formula="of:=IMAGINARY([.D767])" office:value-type="float" office:value="-69.3531989781427" calcext:value-type="float">
            <text:p>-69.3531989781</text:p>
          </table:table-cell>
          <table:table-cell table:number-columns-repeated="5"/>
        </table:table-row>
        <table:table-row table:style-name="ro1">
          <table:table-cell table:formula="of:=[.A767]+1" office:value-type="float" office:value="766" calcext:value-type="float">
            <text:p>766</text:p>
          </table:table-cell>
          <table:table-cell table:formula="of:=SIN([.$H$2]/[.$I$2]*[.A768]*2*PI()+[.$I$10])" office:value-type="float" office:value="-0.7071067811865" calcext:value-type="float">
            <text:p>-0.7071067812</text:p>
          </table:table-cell>
          <table:table-cell table:formula="of:=IF(ROW() &gt; [.$J$2] + 1; [.B768] - OFFSET([.B768]; -[.$J$2]; 0)*[.$L$2]^[.$J$2]; [.B768])" office:value-type="float" office:value="-0.0140023455322358" calcext:value-type="float">
            <text:p>-0.0140023455</text:p>
          </table:table-cell>
          <table:table-cell table:formula="of:=IMSUM(COMPLEX([.C768];0); IMPRODUCT([.D767]; [.$I$8]))" office:value-type="string" office:string-value="-69,3602660037771-70,0082268999515i" calcext:value-type="string">
            <text:p>-69,3602660037771-70,0082268999515i</text:p>
          </table:table-cell>
          <table:table-cell table:formula="of:=IMABS([.D768])" office:value-type="float" office:value="98.5494715043658" calcext:value-type="float">
            <text:p>98.5494715044</text:p>
          </table:table-cell>
          <table:table-cell table:formula="of:=IMREAL([.D768])" office:value-type="float" office:value="-69.3602660037771" calcext:value-type="float">
            <text:p>-69.3602660038</text:p>
          </table:table-cell>
          <table:table-cell table:formula="of:=IMAGINARY([.D768])" office:value-type="float" office:value="-70.0082268999515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68]+1" office:value-type="float" office:value="767" calcext:value-type="float">
            <text:p>767</text:p>
          </table:table-cell>
          <table:table-cell table:formula="of:=SIN([.$H$2]/[.$I$2]*[.A769]*2*PI()+[.$I$10])" office:value-type="float" office:value="-0.707106781186478" calcext:value-type="float">
            <text:p>-0.7071067812</text:p>
          </table:table-cell>
          <table:table-cell table:formula="of:=IF(ROW() &gt; [.$J$2] + 1; [.B769] - OFFSET([.B769]; -[.$J$2]; 0)*[.$L$2]^[.$J$2]; [.B769])" office:value-type="float" office:value="-0.0140023455321538" calcext:value-type="float">
            <text:p>-0.0140023455</text:p>
          </table:table-cell>
          <table:table-cell table:formula="of:=IMSUM(COMPLEX([.C769];0); IMPRODUCT([.D768]; [.$I$8]))" office:value-type="string" office:string-value="-70,0152284227937+69,3533299771767i" calcext:value-type="string">
            <text:p>-70,0152284227937+69,3533299771767i</text:p>
          </table:table-cell>
          <table:table-cell table:formula="of:=IMABS([.D769])" office:value-type="float" office:value="98.5495641290165" calcext:value-type="float">
            <text:p>98.549564129</text:p>
          </table:table-cell>
          <table:table-cell table:formula="of:=IMREAL([.D769])" office:value-type="float" office:value="-70.0152284227937" calcext:value-type="float">
            <text:p>-70.0152284228</text:p>
          </table:table-cell>
          <table:table-cell table:formula="of:=IMAGINARY([.D769])" office:value-type="float" office:value="69.3533299771767" calcext:value-type="float">
            <text:p>69.3533299772</text:p>
          </table:table-cell>
          <table:table-cell table:number-columns-repeated="5"/>
        </table:table-row>
        <table:table-row table:style-name="ro1">
          <table:table-cell table:formula="of:=[.A769]+1" office:value-type="float" office:value="768" calcext:value-type="float">
            <text:p>768</text:p>
          </table:table-cell>
          <table:table-cell table:formula="of:=SIN([.$H$2]/[.$I$2]*[.A770]*2*PI()+[.$I$10])" office:value-type="float" office:value="0.707106781186573" calcext:value-type="float">
            <text:p>0.7071067812</text:p>
          </table:table-cell>
          <table:table-cell table:formula="of:=IF(ROW() &gt; [.$J$2] + 1; [.B770] - OFFSET([.B770]; -[.$J$2]; 0)*[.$L$2]^[.$J$2]; [.B770])" office:value-type="float" office:value="0.0140023455323161" calcext:value-type="float">
            <text:p>0.0140023455</text:p>
          </table:table-cell>
          <table:table-cell table:formula="of:=IMSUM(COMPLEX([.C770];0); IMPRODUCT([.D769]; [.$I$8]))" office:value-type="string" office:string-value="69,3603969897113+70,0082268999514i" calcext:value-type="string">
            <text:p>69,3603969897113+70,0082268999514i</text:p>
          </table:table-cell>
          <table:table-cell table:formula="of:=IMABS([.D770])" office:value-type="float" office:value="98.549563693836" calcext:value-type="float">
            <text:p>98.5495636938</text:p>
          </table:table-cell>
          <table:table-cell table:formula="of:=IMREAL([.D770])" office:value-type="float" office:value="69.3603969897113" calcext:value-type="float">
            <text:p>69.3603969897</text:p>
          </table:table-cell>
          <table:table-cell table:formula="of:=IMAGINARY([.D770])" office:value-type="float" office:value="70.008226899951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70]+1" office:value-type="float" office:value="769" calcext:value-type="float">
            <text:p>769</text:p>
          </table:table-cell>
          <table:table-cell table:formula="of:=SIN([.$H$2]/[.$I$2]*[.A771]*2*PI()+[.$I$10])" office:value-type="float" office:value="0.707106781186566" calcext:value-type="float">
            <text:p>0.7071067812</text:p>
          </table:table-cell>
          <table:table-cell table:formula="of:=IF(ROW() &gt; [.$J$2] + 1; [.B771] - OFFSET([.B771]; -[.$J$2]; 0)*[.$L$2]^[.$J$2]; [.B771])" office:value-type="float" office:value="0.0140023455322343" calcext:value-type="float">
            <text:p>0.0140023455</text:p>
          </table:table-cell>
          <table:table-cell table:formula="of:=IMSUM(COMPLEX([.C771];0); IMPRODUCT([.D770]; [.$I$8]))" office:value-type="string" office:string-value="70,0152284227936-69,3534609500123i" calcext:value-type="string">
            <text:p>70,0152284227936-69,3534609500123i</text:p>
          </table:table-cell>
          <table:table-cell table:formula="of:=IMABS([.D771])" office:value-type="float" office:value="98.549656299963" calcext:value-type="float">
            <text:p>98.5496563</text:p>
          </table:table-cell>
          <table:table-cell table:formula="of:=IMREAL([.D771])" office:value-type="float" office:value="70.0152284227936" calcext:value-type="float">
            <text:p>70.0152284228</text:p>
          </table:table-cell>
          <table:table-cell table:formula="of:=IMAGINARY([.D771])" office:value-type="float" office:value="-69.3534609500123" calcext:value-type="float">
            <text:p>-69.35346095</text:p>
          </table:table-cell>
          <table:table-cell table:number-columns-repeated="5"/>
        </table:table-row>
        <table:table-row table:style-name="ro1">
          <table:table-cell table:formula="of:=[.A771]+1" office:value-type="float" office:value="770" calcext:value-type="float">
            <text:p>770</text:p>
          </table:table-cell>
          <table:table-cell table:formula="of:=SIN([.$H$2]/[.$I$2]*[.A772]*2*PI()+[.$I$10])" office:value-type="float" office:value="-0.707106781186645" calcext:value-type="float">
            <text:p>-0.7071067812</text:p>
          </table:table-cell>
          <table:table-cell table:formula="of:=IF(ROW() &gt; [.$J$2] + 1; [.B772] - OFFSET([.B772]; -[.$J$2]; 0)*[.$L$2]^[.$J$2]; [.B772])" office:value-type="float" office:value="-0.0140023455323961" calcext:value-type="float">
            <text:p>-0.0140023455</text:p>
          </table:table-cell>
          <table:table-cell table:formula="of:=IMSUM(COMPLEX([.C772];0); IMPRODUCT([.D771]; [.$I$8]))" office:value-type="string" office:string-value="-69,3605279494497-70,0082268999513i" calcext:value-type="string">
            <text:p>-69,3605279494497-70,0082268999513i</text:p>
          </table:table-cell>
          <table:table-cell table:formula="of:=IMABS([.D772])" office:value-type="float" office:value="98.549655864957" calcext:value-type="float">
            <text:p>98.549655865</text:p>
          </table:table-cell>
          <table:table-cell table:formula="of:=IMREAL([.D772])" office:value-type="float" office:value="-69.3605279494497" calcext:value-type="float">
            <text:p>-69.3605279494</text:p>
          </table:table-cell>
          <table:table-cell table:formula="of:=IMAGINARY([.D772])" office:value-type="float" office:value="-70.0082268999513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72]+1" office:value-type="float" office:value="771" calcext:value-type="float">
            <text:p>771</text:p>
          </table:table-cell>
          <table:table-cell table:formula="of:=SIN([.$H$2]/[.$I$2]*[.A773]*2*PI()+[.$I$10])" office:value-type="float" office:value="-0.707106781186494" calcext:value-type="float">
            <text:p>-0.7071067812</text:p>
          </table:table-cell>
          <table:table-cell table:formula="of:=IF(ROW() &gt; [.$J$2] + 1; [.B773] - OFFSET([.B773]; -[.$J$2]; 0)*[.$L$2]^[.$J$2]; [.B773])" office:value-type="float" office:value="-0.0140023455321541" calcext:value-type="float">
            <text:p>-0.0140023455</text:p>
          </table:table-cell>
          <table:table-cell table:formula="of:=IMSUM(COMPLEX([.C773];0); IMPRODUCT([.D772]; [.$I$8]))" office:value-type="string" office:string-value="-70,0152284227934+69,3535918966548i" calcext:value-type="string">
            <text:p>-70,0152284227934+69,3535918966548i</text:p>
          </table:table-cell>
          <table:table-cell table:formula="of:=IMABS([.D773])" office:value-type="float" office:value="98.5497484525642" calcext:value-type="float">
            <text:p>98.5497484526</text:p>
          </table:table-cell>
          <table:table-cell table:formula="of:=IMREAL([.D773])" office:value-type="float" office:value="-70.0152284227934" calcext:value-type="float">
            <text:p>-70.0152284228</text:p>
          </table:table-cell>
          <table:table-cell table:formula="of:=IMAGINARY([.D773])" office:value-type="float" office:value="69.3535918966548" calcext:value-type="float">
            <text:p>69.3535918967</text:p>
          </table:table-cell>
          <table:table-cell table:number-columns-repeated="5"/>
        </table:table-row>
        <table:table-row table:style-name="ro1">
          <table:table-cell table:formula="of:=[.A773]+1" office:value-type="float" office:value="772" calcext:value-type="float">
            <text:p>772</text:p>
          </table:table-cell>
          <table:table-cell table:formula="of:=SIN([.$H$2]/[.$I$2]*[.A774]*2*PI()+[.$I$10])" office:value-type="float" office:value="0.707106781186557" calcext:value-type="float">
            <text:p>0.7071067812</text:p>
          </table:table-cell>
          <table:table-cell table:formula="of:=IF(ROW() &gt; [.$J$2] + 1; [.B774] - OFFSET([.B774]; -[.$J$2]; 0)*[.$L$2]^[.$J$2]; [.B774])" office:value-type="float" office:value="0.0140023455323157" calcext:value-type="float">
            <text:p>0.0140023455</text:p>
          </table:table-cell>
          <table:table-cell table:formula="of:=IMSUM(COMPLEX([.C774];0); IMPRODUCT([.D773]; [.$I$8]))" office:value-type="string" office:string-value="69,3606588829974+70,0082268999511i" calcext:value-type="string">
            <text:p>69,3606588829974+70,0082268999511i</text:p>
          </table:table-cell>
          <table:table-cell table:formula="of:=IMABS([.D774])" office:value-type="float" office:value="98.5497480177325" calcext:value-type="float">
            <text:p>98.5497480177</text:p>
          </table:table-cell>
          <table:table-cell table:formula="of:=IMREAL([.D774])" office:value-type="float" office:value="69.3606588829974" calcext:value-type="float">
            <text:p>69.360658883</text:p>
          </table:table-cell>
          <table:table-cell table:formula="of:=IMAGINARY([.D774])" office:value-type="float" office:value="70.008226899951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74]+1" office:value-type="float" office:value="773" calcext:value-type="float">
            <text:p>773</text:p>
          </table:table-cell>
          <table:table-cell table:formula="of:=SIN([.$H$2]/[.$I$2]*[.A775]*2*PI()+[.$I$10])" office:value-type="float" office:value="0.707106781186582" calcext:value-type="float">
            <text:p>0.7071067812</text:p>
          </table:table-cell>
          <table:table-cell table:formula="of:=IF(ROW() &gt; [.$J$2] + 1; [.B775] - OFFSET([.B775]; -[.$J$2]; 0)*[.$L$2]^[.$J$2]; [.B775])" office:value-type="float" office:value="0.0140023455322347" calcext:value-type="float">
            <text:p>0.0140023455</text:p>
          </table:table-cell>
          <table:table-cell table:formula="of:=IMSUM(COMPLEX([.C775];0); IMPRODUCT([.D774]; [.$I$8]))" office:value-type="string" office:string-value="70,0152284227933-69,3537228171091i" calcext:value-type="string">
            <text:p>70,0152284227933-69,3537228171091i</text:p>
          </table:table-cell>
          <table:table-cell table:formula="of:=IMABS([.D775])" office:value-type="float" office:value="98.5498405868235" calcext:value-type="float">
            <text:p>98.5498405868</text:p>
          </table:table-cell>
          <table:table-cell table:formula="of:=IMREAL([.D775])" office:value-type="float" office:value="70.0152284227933" calcext:value-type="float">
            <text:p>70.0152284228</text:p>
          </table:table-cell>
          <table:table-cell table:formula="of:=IMAGINARY([.D775])" office:value-type="float" office:value="-69.3537228171091" calcext:value-type="float">
            <text:p>-69.3537228171</text:p>
          </table:table-cell>
          <table:table-cell table:number-columns-repeated="5"/>
        </table:table-row>
        <table:table-row table:style-name="ro1">
          <table:table-cell table:formula="of:=[.A775]+1" office:value-type="float" office:value="774" calcext:value-type="float">
            <text:p>774</text:p>
          </table:table-cell>
          <table:table-cell table:formula="of:=SIN([.$H$2]/[.$I$2]*[.A776]*2*PI()+[.$I$10])" office:value-type="float" office:value="-0.70710678118663" calcext:value-type="float">
            <text:p>-0.7071067812</text:p>
          </table:table-cell>
          <table:table-cell table:formula="of:=IF(ROW() &gt; [.$J$2] + 1; [.B776] - OFFSET([.B776]; -[.$J$2]; 0)*[.$L$2]^[.$J$2]; [.B776])" office:value-type="float" office:value="-0.014002345532396" calcext:value-type="float">
            <text:p>-0.0140023455</text:p>
          </table:table-cell>
          <table:table-cell table:formula="of:=IMSUM(COMPLEX([.C776];0); IMPRODUCT([.D775]; [.$I$8]))" office:value-type="string" office:string-value="-69,3607897903598-70,008226899951i" calcext:value-type="string">
            <text:p>-69,3607897903598-70,008226899951i</text:p>
          </table:table-cell>
          <table:table-cell table:formula="of:=IMABS([.D776])" office:value-type="float" office:value="98.5498401521662" calcext:value-type="float">
            <text:p>98.5498401522</text:p>
          </table:table-cell>
          <table:table-cell table:formula="of:=IMREAL([.D776])" office:value-type="float" office:value="-69.3607897903598" calcext:value-type="float">
            <text:p>-69.3607897904</text:p>
          </table:table-cell>
          <table:table-cell table:formula="of:=IMAGINARY([.D776])" office:value-type="float" office:value="-70.008226899951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76]+1" office:value-type="float" office:value="775" calcext:value-type="float">
            <text:p>775</text:p>
          </table:table-cell>
          <table:table-cell table:formula="of:=SIN([.$H$2]/[.$I$2]*[.A777]*2*PI()+[.$I$10])" office:value-type="float" office:value="-0.707106781186509" calcext:value-type="float">
            <text:p>-0.7071067812</text:p>
          </table:table-cell>
          <table:table-cell table:formula="of:=IF(ROW() &gt; [.$J$2] + 1; [.B777] - OFFSET([.B777]; -[.$J$2]; 0)*[.$L$2]^[.$J$2]; [.B777])" office:value-type="float" office:value="-0.0140023455321543" calcext:value-type="float">
            <text:p>-0.0140023455</text:p>
          </table:table-cell>
          <table:table-cell table:formula="of:=IMSUM(COMPLEX([.C777];0); IMPRODUCT([.D776]; [.$I$8]))" office:value-type="string" office:string-value="-70,0152284227931+69,3538537113808i" calcext:value-type="string">
            <text:p>-70,0152284227931+69,3538537113808i</text:p>
          </table:table-cell>
          <table:table-cell table:formula="of:=IMABS([.D777])" office:value-type="float" office:value="98.5499327027447" calcext:value-type="float">
            <text:p>98.5499327027</text:p>
          </table:table-cell>
          <table:table-cell table:formula="of:=IMREAL([.D777])" office:value-type="float" office:value="-70.0152284227931" calcext:value-type="float">
            <text:p>-70.0152284228</text:p>
          </table:table-cell>
          <table:table-cell table:formula="of:=IMAGINARY([.D777])" office:value-type="float" office:value="69.3538537113808" calcext:value-type="float">
            <text:p>69.3538537114</text:p>
          </table:table-cell>
          <table:table-cell table:number-columns-repeated="5"/>
        </table:table-row>
        <table:table-row table:style-name="ro1">
          <table:table-cell table:formula="of:=[.A777]+1" office:value-type="float" office:value="776" calcext:value-type="float">
            <text:p>776</text:p>
          </table:table-cell>
          <table:table-cell table:formula="of:=SIN([.$H$2]/[.$I$2]*[.A778]*2*PI()+[.$I$10])" office:value-type="float" office:value="0.707106781186542" calcext:value-type="float">
            <text:p>0.7071067812</text:p>
          </table:table-cell>
          <table:table-cell table:formula="of:=IF(ROW() &gt; [.$J$2] + 1; [.B778] - OFFSET([.B778]; -[.$J$2]; 0)*[.$L$2]^[.$J$2]; [.B778])" office:value-type="float" office:value="0.0140023455323153" calcext:value-type="float">
            <text:p>0.0140023455</text:p>
          </table:table-cell>
          <table:table-cell table:formula="of:=IMSUM(COMPLEX([.C778];0); IMPRODUCT([.D777]; [.$I$8]))" office:value-type="string" office:string-value="69,360920671542+70,0082268999508i" calcext:value-type="string">
            <text:p>69,360920671542+70,0082268999508i</text:p>
          </table:table-cell>
          <table:table-cell table:formula="of:=IMABS([.D778])" office:value-type="float" office:value="98.5499322682615" calcext:value-type="float">
            <text:p>98.5499322683</text:p>
          </table:table-cell>
          <table:table-cell table:formula="of:=IMREAL([.D778])" office:value-type="float" office:value="69.360920671542" calcext:value-type="float">
            <text:p>69.3609206715</text:p>
          </table:table-cell>
          <table:table-cell table:formula="of:=IMAGINARY([.D778])" office:value-type="float" office:value="70.0082268999508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78]+1" office:value-type="float" office:value="777" calcext:value-type="float">
            <text:p>777</text:p>
          </table:table-cell>
          <table:table-cell table:formula="of:=SIN([.$H$2]/[.$I$2]*[.A779]*2*PI()+[.$I$10])" office:value-type="float" office:value="0.707106781186597" calcext:value-type="float">
            <text:p>0.7071067812</text:p>
          </table:table-cell>
          <table:table-cell table:formula="of:=IF(ROW() &gt; [.$J$2] + 1; [.B779] - OFFSET([.B779]; -[.$J$2]; 0)*[.$L$2]^[.$J$2]; [.B779])" office:value-type="float" office:value="0.0140023455323136" calcext:value-type="float">
            <text:p>0.0140023455</text:p>
          </table:table-cell>
          <table:table-cell table:formula="of:=IMSUM(COMPLEX([.C779];0); IMPRODUCT([.D778]; [.$I$8]))" office:value-type="string" office:string-value="70,0152284227931-69,3539845794749i" calcext:value-type="string">
            <text:p>70,0152284227931-69,3539845794749i</text:p>
          </table:table-cell>
          <table:table-cell table:formula="of:=IMABS([.D779])" office:value-type="float" office:value="98.5500248003314" calcext:value-type="float">
            <text:p>98.5500248003</text:p>
          </table:table-cell>
          <table:table-cell table:formula="of:=IMREAL([.D779])" office:value-type="float" office:value="70.0152284227931" calcext:value-type="float">
            <text:p>70.0152284228</text:p>
          </table:table-cell>
          <table:table-cell table:formula="of:=IMAGINARY([.D779])" office:value-type="float" office:value="-69.3539845794749" calcext:value-type="float">
            <text:p>-69.3539845795</text:p>
          </table:table-cell>
          <table:table-cell table:number-columns-repeated="5"/>
        </table:table-row>
        <table:table-row table:style-name="ro1">
          <table:table-cell table:formula="of:=[.A779]+1" office:value-type="float" office:value="778" calcext:value-type="float">
            <text:p>778</text:p>
          </table:table-cell>
          <table:table-cell table:formula="of:=SIN([.$H$2]/[.$I$2]*[.A780]*2*PI()+[.$I$10])" office:value-type="float" office:value="-0.707106781186615" calcext:value-type="float">
            <text:p>-0.7071067812</text:p>
          </table:table-cell>
          <table:table-cell table:formula="of:=IF(ROW() &gt; [.$J$2] + 1; [.B780] - OFFSET([.B780]; -[.$J$2]; 0)*[.$L$2]^[.$J$2]; [.B780])" office:value-type="float" office:value="-0.0140023455323957" calcext:value-type="float">
            <text:p>-0.0140023455</text:p>
          </table:table-cell>
          <table:table-cell table:formula="of:=IMSUM(COMPLEX([.C780];0); IMPRODUCT([.D779]; [.$I$8]))" office:value-type="string" office:string-value="-69,3610515265494-70,0082268999508i" calcext:value-type="string">
            <text:p>-69,3610515265494-70,0082268999508i</text:p>
          </table:table-cell>
          <table:table-cell table:formula="of:=IMABS([.D780])" office:value-type="float" office:value="98.5500243660225" calcext:value-type="float">
            <text:p>98.550024366</text:p>
          </table:table-cell>
          <table:table-cell table:formula="of:=IMREAL([.D780])" office:value-type="float" office:value="-69.3610515265494" calcext:value-type="float">
            <text:p>-69.3610515265</text:p>
          </table:table-cell>
          <table:table-cell table:formula="of:=IMAGINARY([.D780])" office:value-type="float" office:value="-70.0082268999508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80]+1" office:value-type="float" office:value="779" calcext:value-type="float">
            <text:p>779</text:p>
          </table:table-cell>
          <table:table-cell table:formula="of:=SIN([.$H$2]/[.$I$2]*[.A781]*2*PI()+[.$I$10])" office:value-type="float" office:value="-0.707106781186524" calcext:value-type="float">
            <text:p>-0.7071067812</text:p>
          </table:table-cell>
          <table:table-cell table:formula="of:=IF(ROW() &gt; [.$J$2] + 1; [.B781] - OFFSET([.B781]; -[.$J$2]; 0)*[.$L$2]^[.$J$2]; [.B781])" office:value-type="float" office:value="-0.0140023455322336" calcext:value-type="float">
            <text:p>-0.0140023455</text:p>
          </table:table-cell>
          <table:table-cell table:formula="of:=IMSUM(COMPLEX([.C781];0); IMPRODUCT([.D780]; [.$I$8]))" office:value-type="string" office:string-value="-70,015228422793+69,3541154213968i" calcext:value-type="string">
            <text:p>-70,015228422793+69,3541154213968i</text:p>
          </table:table-cell>
          <table:table-cell table:formula="of:=IMABS([.D781])" office:value-type="float" office:value="98.5501168795873" calcext:value-type="float">
            <text:p>98.5501168796</text:p>
          </table:table-cell>
          <table:table-cell table:formula="of:=IMREAL([.D781])" office:value-type="float" office:value="-70.015228422793" calcext:value-type="float">
            <text:p>-70.0152284228</text:p>
          </table:table-cell>
          <table:table-cell table:formula="of:=IMAGINARY([.D781])" office:value-type="float" office:value="69.3541154213968" calcext:value-type="float">
            <text:p>69.3541154214</text:p>
          </table:table-cell>
          <table:table-cell table:number-columns-repeated="5"/>
        </table:table-row>
        <table:table-row table:style-name="ro1">
          <table:table-cell table:formula="of:=[.A781]+1" office:value-type="float" office:value="780" calcext:value-type="float">
            <text:p>780</text:p>
          </table:table-cell>
          <table:table-cell table:formula="of:=SIN([.$H$2]/[.$I$2]*[.A782]*2*PI()+[.$I$10])" office:value-type="float" office:value="0.707106781186527" calcext:value-type="float">
            <text:p>0.7071067812</text:p>
          </table:table-cell>
          <table:table-cell table:formula="of:=IF(ROW() &gt; [.$J$2] + 1; [.B782] - OFFSET([.B782]; -[.$J$2]; 0)*[.$L$2]^[.$J$2]; [.B782])" office:value-type="float" office:value="0.0140023455323151" calcext:value-type="float">
            <text:p>0.0140023455</text:p>
          </table:table-cell>
          <table:table-cell table:formula="of:=IMSUM(COMPLEX([.C782];0); IMPRODUCT([.D781]; [.$I$8]))" office:value-type="string" office:string-value="69,361182355387+70,0082268999507i" calcext:value-type="string">
            <text:p>69,361182355387+70,0082268999507i</text:p>
          </table:table-cell>
          <table:table-cell table:formula="of:=IMABS([.D782])" office:value-type="float" office:value="98.5501164454524" calcext:value-type="float">
            <text:p>98.5501164455</text:p>
          </table:table-cell>
          <table:table-cell table:formula="of:=IMREAL([.D782])" office:value-type="float" office:value="69.361182355387" calcext:value-type="float">
            <text:p>69.3611823554</text:p>
          </table:table-cell>
          <table:table-cell table:formula="of:=IMAGINARY([.D782])" office:value-type="float" office:value="70.0082268999507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82]+1" office:value-type="float" office:value="781" calcext:value-type="float">
            <text:p>781</text:p>
          </table:table-cell>
          <table:table-cell table:formula="of:=SIN([.$H$2]/[.$I$2]*[.A783]*2*PI()+[.$I$10])" office:value-type="float" office:value="0.707106781186451" calcext:value-type="float">
            <text:p>0.7071067812</text:p>
          </table:table-cell>
          <table:table-cell table:formula="of:=IF(ROW() &gt; [.$J$2] + 1; [.B783] - OFFSET([.B783]; -[.$J$2]; 0)*[.$L$2]^[.$J$2]; [.B783])" office:value-type="float" office:value="0.0140023455321532" calcext:value-type="float">
            <text:p>0.0140023455</text:p>
          </table:table-cell>
          <table:table-cell table:formula="of:=IMSUM(COMPLEX([.C783];0); IMPRODUCT([.D782]; [.$I$8]))" office:value-type="string" office:string-value="70,0152284227928-69,3542462371515i" calcext:value-type="string">
            <text:p>70,0152284227928-69,3542462371515i</text:p>
          </table:table-cell>
          <table:table-cell table:formula="of:=IMABS([.D783])" office:value-type="float" office:value="98.5502089405157" calcext:value-type="float">
            <text:p>98.5502089405</text:p>
          </table:table-cell>
          <table:table-cell table:formula="of:=IMREAL([.D783])" office:value-type="float" office:value="70.0152284227928" calcext:value-type="float">
            <text:p>70.0152284228</text:p>
          </table:table-cell>
          <table:table-cell table:formula="of:=IMAGINARY([.D783])" office:value-type="float" office:value="-69.3542462371515" calcext:value-type="float">
            <text:p>-69.3542462372</text:p>
          </table:table-cell>
          <table:table-cell table:number-columns-repeated="5"/>
        </table:table-row>
        <table:table-row table:style-name="ro1">
          <table:table-cell table:formula="of:=[.A783]+1" office:value-type="float" office:value="782" calcext:value-type="float">
            <text:p>782</text:p>
          </table:table-cell>
          <table:table-cell table:formula="of:=SIN([.$H$2]/[.$I$2]*[.A784]*2*PI()+[.$I$10])" office:value-type="float" office:value="-0.7071067811866" calcext:value-type="float">
            <text:p>-0.7071067812</text:p>
          </table:table-cell>
          <table:table-cell table:formula="of:=IF(ROW() &gt; [.$J$2] + 1; [.B784] - OFFSET([.B784]; -[.$J$2]; 0)*[.$L$2]^[.$J$2]; [.B784])" office:value-type="float" office:value="-0.0140023455323952" calcext:value-type="float">
            <text:p>-0.0140023455</text:p>
          </table:table-cell>
          <table:table-cell table:formula="of:=IMSUM(COMPLEX([.C784];0); IMPRODUCT([.D783]; [.$I$8]))" office:value-type="string" office:string-value="-69,3613131580602-70,0082268999505i" calcext:value-type="string">
            <text:p>-69,3613131580602-70,0082268999505i</text:p>
          </table:table-cell>
          <table:table-cell table:formula="of:=IMABS([.D784])" office:value-type="float" office:value="98.5502085065549" calcext:value-type="float">
            <text:p>98.5502085066</text:p>
          </table:table-cell>
          <table:table-cell table:formula="of:=IMREAL([.D784])" office:value-type="float" office:value="-69.3613131580602" calcext:value-type="float">
            <text:p>-69.3613131581</text:p>
          </table:table-cell>
          <table:table-cell table:formula="of:=IMAGINARY([.D784])" office:value-type="float" office:value="-70.0082268999505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84]+1" office:value-type="float" office:value="783" calcext:value-type="float">
            <text:p>783</text:p>
          </table:table-cell>
          <table:table-cell table:formula="of:=SIN([.$H$2]/[.$I$2]*[.A785]*2*PI()+[.$I$10])" office:value-type="float" office:value="-0.707106781186539" calcext:value-type="float">
            <text:p>-0.7071067812</text:p>
          </table:table-cell>
          <table:table-cell table:formula="of:=IF(ROW() &gt; [.$J$2] + 1; [.B785] - OFFSET([.B785]; -[.$J$2]; 0)*[.$L$2]^[.$J$2]; [.B785])" office:value-type="float" office:value="-0.0140023455322338" calcext:value-type="float">
            <text:p>-0.0140023455</text:p>
          </table:table-cell>
          <table:table-cell table:formula="of:=IMSUM(COMPLEX([.C785];0); IMPRODUCT([.D784]; [.$I$8]))" office:value-type="string" office:string-value="-70,0152284227927+69,3543770267444i" calcext:value-type="string">
            <text:p>-70,0152284227927+69,3543770267444i</text:p>
          </table:table-cell>
          <table:table-cell table:formula="of:=IMABS([.D785])" office:value-type="float" office:value="98.5503009831206" calcext:value-type="float">
            <text:p>98.5503009831</text:p>
          </table:table-cell>
          <table:table-cell table:formula="of:=IMREAL([.D785])" office:value-type="float" office:value="-70.0152284227927" calcext:value-type="float">
            <text:p>-70.0152284228</text:p>
          </table:table-cell>
          <table:table-cell table:formula="of:=IMAGINARY([.D785])" office:value-type="float" office:value="69.3543770267444" calcext:value-type="float">
            <text:p>69.3543770267</text:p>
          </table:table-cell>
          <table:table-cell table:number-columns-repeated="5"/>
        </table:table-row>
        <table:table-row table:style-name="ro1">
          <table:table-cell table:formula="of:=[.A785]+1" office:value-type="float" office:value="784" calcext:value-type="float">
            <text:p>784</text:p>
          </table:table-cell>
          <table:table-cell table:formula="of:=SIN([.$H$2]/[.$I$2]*[.A786]*2*PI()+[.$I$10])" office:value-type="float" office:value="0.707106781186512" calcext:value-type="float">
            <text:p>0.7071067812</text:p>
          </table:table-cell>
          <table:table-cell table:formula="of:=IF(ROW() &gt; [.$J$2] + 1; [.B786] - OFFSET([.B786]; -[.$J$2]; 0)*[.$L$2]^[.$J$2]; [.B786])" office:value-type="float" office:value="0.0140023455323148" calcext:value-type="float">
            <text:p>0.0140023455</text:p>
          </table:table-cell>
          <table:table-cell table:formula="of:=IMSUM(COMPLEX([.C786];0); IMPRODUCT([.D785]; [.$I$8]))" office:value-type="string" office:string-value="69,361443934574+70,0082268999504i" calcext:value-type="string">
            <text:p>69,361443934574+70,0082268999504i</text:p>
          </table:table-cell>
          <table:table-cell table:formula="of:=IMABS([.D786])" office:value-type="float" office:value="98.5503005493336" calcext:value-type="float">
            <text:p>98.5503005493</text:p>
          </table:table-cell>
          <table:table-cell table:formula="of:=IMREAL([.D786])" office:value-type="float" office:value="69.361443934574" calcext:value-type="float">
            <text:p>69.3614439346</text:p>
          </table:table-cell>
          <table:table-cell table:formula="of:=IMAGINARY([.D786])" office:value-type="float" office:value="70.0082268999504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86]+1" office:value-type="float" office:value="785" calcext:value-type="float">
            <text:p>785</text:p>
          </table:table-cell>
          <table:table-cell table:formula="of:=SIN([.$H$2]/[.$I$2]*[.A787]*2*PI()+[.$I$10])" office:value-type="float" office:value="0.707106781186467" calcext:value-type="float">
            <text:p>0.7071067812</text:p>
          </table:table-cell>
          <table:table-cell table:formula="of:=IF(ROW() &gt; [.$J$2] + 1; [.B787] - OFFSET([.B787]; -[.$J$2]; 0)*[.$L$2]^[.$J$2]; [.B787])" office:value-type="float" office:value="0.0140023455321536" calcext:value-type="float">
            <text:p>0.0140023455</text:p>
          </table:table-cell>
          <table:table-cell table:formula="of:=IMSUM(COMPLEX([.C787];0); IMPRODUCT([.D786]; [.$I$8]))" office:value-type="string" office:string-value="70,0152284227925-69,3545077901805i" calcext:value-type="string">
            <text:p>70,0152284227925-69,3545077901805i</text:p>
          </table:table-cell>
          <table:table-cell table:formula="of:=IMABS([.D787])" office:value-type="float" office:value="98.5503930074052" calcext:value-type="float">
            <text:p>98.5503930074</text:p>
          </table:table-cell>
          <table:table-cell table:formula="of:=IMREAL([.D787])" office:value-type="float" office:value="70.0152284227925" calcext:value-type="float">
            <text:p>70.0152284228</text:p>
          </table:table-cell>
          <table:table-cell table:formula="of:=IMAGINARY([.D787])" office:value-type="float" office:value="-69.3545077901805" calcext:value-type="float">
            <text:p>-69.3545077902</text:p>
          </table:table-cell>
          <table:table-cell table:number-columns-repeated="5"/>
        </table:table-row>
        <table:table-row table:style-name="ro1">
          <table:table-cell table:formula="of:=[.A787]+1" office:value-type="float" office:value="786" calcext:value-type="float">
            <text:p>786</text:p>
          </table:table-cell>
          <table:table-cell table:formula="of:=SIN([.$H$2]/[.$I$2]*[.A788]*2*PI()+[.$I$10])" office:value-type="float" office:value="-0.707106781186584" calcext:value-type="float">
            <text:p>-0.7071067812</text:p>
          </table:table-cell>
          <table:table-cell table:formula="of:=IF(ROW() &gt; [.$J$2] + 1; [.B788] - OFFSET([.B788]; -[.$J$2]; 0)*[.$L$2]^[.$J$2]; [.B788])" office:value-type="float" office:value="-0.014002345532395" calcext:value-type="float">
            <text:p>-0.0140023455</text:p>
          </table:table-cell>
          <table:table-cell table:formula="of:=IMSUM(COMPLEX([.C788];0); IMPRODUCT([.D787]; [.$I$8]))" office:value-type="string" office:string-value="-69,3615746849339-70,0082268999502i" calcext:value-type="string">
            <text:p>-69,3615746849339-70,0082268999502i</text:p>
          </table:table-cell>
          <table:table-cell table:formula="of:=IMABS([.D788])" office:value-type="float" office:value="98.5503925737923" calcext:value-type="float">
            <text:p>98.5503925738</text:p>
          </table:table-cell>
          <table:table-cell table:formula="of:=IMREAL([.D788])" office:value-type="float" office:value="-69.3615746849339" calcext:value-type="float">
            <text:p>-69.3615746849</text:p>
          </table:table-cell>
          <table:table-cell table:formula="of:=IMAGINARY([.D788])" office:value-type="float" office:value="-70.0082268999502" calcext:value-type="float">
            <text:p>-70.0082269</text:p>
          </table:table-cell>
          <table:table-cell table:number-columns-repeated="5"/>
        </table:table-row>
        <table:table-row table:style-name="ro1">
          <table:table-cell table:formula="of:=[.A788]+1" office:value-type="float" office:value="787" calcext:value-type="float">
            <text:p>787</text:p>
          </table:table-cell>
          <table:table-cell table:formula="of:=SIN([.$H$2]/[.$I$2]*[.A789]*2*PI()+[.$I$10])" office:value-type="float" office:value="-0.707106781186555" calcext:value-type="float">
            <text:p>-0.7071067812</text:p>
          </table:table-cell>
          <table:table-cell table:formula="of:=IF(ROW() &gt; [.$J$2] + 1; [.B789] - OFFSET([.B789]; -[.$J$2]; 0)*[.$L$2]^[.$J$2]; [.B789])" office:value-type="float" office:value="-0.014002345532234" calcext:value-type="float">
            <text:p>-0.0140023455</text:p>
          </table:table-cell>
          <table:table-cell table:formula="of:=IMSUM(COMPLEX([.C789];0); IMPRODUCT([.D788]; [.$I$8]))" office:value-type="string" office:string-value="-70,0152284227924+69,3546385274654i" calcext:value-type="string">
            <text:p>-70,0152284227924+69,3546385274654i</text:p>
          </table:table-cell>
          <table:table-cell table:formula="of:=IMABS([.D789])" office:value-type="float" office:value="98.5504850133736" calcext:value-type="float">
            <text:p>98.5504850134</text:p>
          </table:table-cell>
          <table:table-cell table:formula="of:=IMREAL([.D789])" office:value-type="float" office:value="-70.0152284227924" calcext:value-type="float">
            <text:p>-70.0152284228</text:p>
          </table:table-cell>
          <table:table-cell table:formula="of:=IMAGINARY([.D789])" office:value-type="float" office:value="69.3546385274654" calcext:value-type="float">
            <text:p>69.3546385275</text:p>
          </table:table-cell>
          <table:table-cell table:number-columns-repeated="5"/>
        </table:table-row>
        <table:table-row table:style-name="ro1">
          <table:table-cell table:formula="of:=[.A789]+1" office:value-type="float" office:value="788" calcext:value-type="float">
            <text:p>788</text:p>
          </table:table-cell>
          <table:table-cell table:formula="of:=SIN([.$H$2]/[.$I$2]*[.A790]*2*PI()+[.$I$10])" office:value-type="float" office:value="0.707106781186496" calcext:value-type="float">
            <text:p>0.7071067812</text:p>
          </table:table-cell>
          <table:table-cell table:formula="of:=IF(ROW() &gt; [.$J$2] + 1; [.B790] - OFFSET([.B790]; -[.$J$2]; 0)*[.$L$2]^[.$J$2]; [.B790])" office:value-type="float" office:value="0.0140023455322356" calcext:value-type="float">
            <text:p>0.0140023455</text:p>
          </table:table-cell>
          <table:table-cell table:formula="of:=IMSUM(COMPLEX([.C790];0); IMPRODUCT([.D789]; [.$I$8]))" office:value-type="string" office:string-value="69,3617054091449+70,0082268999501i" calcext:value-type="string">
            <text:p>69,3617054091449+70,0082268999501i</text:p>
          </table:table-cell>
          <table:table-cell table:formula="of:=IMABS([.D790])" office:value-type="float" office:value="98.5504845799344" calcext:value-type="float">
            <text:p>98.5504845799</text:p>
          </table:table-cell>
          <table:table-cell table:formula="of:=IMREAL([.D790])" office:value-type="float" office:value="69.3617054091449" calcext:value-type="float">
            <text:p>69.3617054091</text:p>
          </table:table-cell>
          <table:table-cell table:formula="of:=IMAGINARY([.D790])" office:value-type="float" office:value="70.0082268999501" calcext:value-type="float">
            <text:p>70.0082269</text:p>
          </table:table-cell>
          <table:table-cell table:number-columns-repeated="5"/>
        </table:table-row>
        <table:table-row table:style-name="ro1">
          <table:table-cell table:formula="of:=[.A790]+1" office:value-type="float" office:value="789" calcext:value-type="float">
            <text:p>789</text:p>
          </table:table-cell>
          <table:table-cell table:formula="of:=SIN([.$H$2]/[.$I$2]*[.A791]*2*PI()+[.$I$10])" office:value-type="float" office:value="0.707106781186482" calcext:value-type="float">
            <text:p>0.7071067812</text:p>
          </table:table-cell>
          <table:table-cell table:formula="of:=IF(ROW() &gt; [.$J$2] + 1; [.B791] - OFFSET([.B791]; -[.$J$2]; 0)*[.$L$2]^[.$J$2]; [.B791])" office:value-type="float" office:value="0.0140023455321538" calcext:value-type="float">
            <text:p>0.0140023455</text:p>
          </table:table-cell>
          <table:table-cell table:formula="of:=IMSUM(COMPLEX([.C791];0); IMPRODUCT([.D790]; [.$I$8]))" office:value-type="string" office:string-value="70,0152284227922-69,354769238604i" calcext:value-type="string">
            <text:p>70,0152284227922-69,354769238604i</text:p>
          </table:table-cell>
          <table:table-cell table:formula="of:=IMABS([.D791])" office:value-type="float" office:value="98.5505770010292" calcext:value-type="float">
            <text:p>98.550577001</text:p>
          </table:table-cell>
          <table:table-cell table:formula="of:=IMREAL([.D791])" office:value-type="float" office:value="70.0152284227922" calcext:value-type="float">
            <text:p>70.0152284228</text:p>
          </table:table-cell>
          <table:table-cell table:formula="of:=IMAGINARY([.D791])" office:value-type="float" office:value="-69.354769238604" calcext:value-type="float">
            <text:p>-69.3547692386</text:p>
          </table:table-cell>
          <table:table-cell table:number-columns-repeated="5"/>
        </table:table-row>
        <table:table-row table:style-name="ro1">
          <table:table-cell table:formula="of:=[.A791]+1" office:value-type="float" office:value="790" calcext:value-type="float">
            <text:p>790</text:p>
          </table:table-cell>
          <table:table-cell table:formula="of:=SIN([.$H$2]/[.$I$2]*[.A792]*2*PI()+[.$I$10])" office:value-type="float" office:value="-0.707106781186569" calcext:value-type="float">
            <text:p>-0.7071067812</text:p>
          </table:table-cell>
          <table:table-cell table:formula="of:=IF(ROW() &gt; [.$J$2] + 1; [.B792] - OFFSET([.B792]; -[.$J$2]; 0)*[.$L$2]^[.$J$2]; [.B792])" office:value-type="float" office:value="-0.0140023455323159" calcext:value-type="float">
            <text:p>-0.0140023455</text:p>
          </table:table-cell>
          <table:table-cell table:formula="of:=IMSUM(COMPLEX([.C792];0); IMPRODUCT([.D791]; [.$I$8]))" office:value-type="string" office:string-value="-69,3618361072124-70,0082268999499i" calcext:value-type="string">
            <text:p>-69,3618361072124-70,0082268999499i</text:p>
          </table:table-cell>
          <table:table-cell table:formula="of:=IMABS([.D792])" office:value-type="float" office:value="98.5505765677637" calcext:value-type="float">
            <text:p>98.5505765678</text:p>
          </table:table-cell>
          <table:table-cell table:formula="of:=IMREAL([.D792])" office:value-type="float" office:value="-69.3618361072124" calcext:value-type="float">
            <text:p>-69.3618361072</text:p>
          </table:table-cell>
          <table:table-cell table:formula="of:=IMAGINARY([.D792])" office:value-type="float" office:value="-70.008226899949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792]+1" office:value-type="float" office:value="791" calcext:value-type="float">
            <text:p>791</text:p>
          </table:table-cell>
          <table:table-cell table:formula="of:=SIN([.$H$2]/[.$I$2]*[.A793]*2*PI()+[.$I$10])" office:value-type="float" office:value="-0.70710678118657" calcext:value-type="float">
            <text:p>-0.7071067812</text:p>
          </table:table-cell>
          <table:table-cell table:formula="of:=IF(ROW() &gt; [.$J$2] + 1; [.B793] - OFFSET([.B793]; -[.$J$2]; 0)*[.$L$2]^[.$J$2]; [.B793])" office:value-type="float" office:value="-0.0140023455322345" calcext:value-type="float">
            <text:p>-0.0140023455</text:p>
          </table:table-cell>
          <table:table-cell table:formula="of:=IMSUM(COMPLEX([.C793];0); IMPRODUCT([.D792]; [.$I$8]))" office:value-type="string" office:string-value="-70,0152284227921+69,3548999236017i" calcext:value-type="string">
            <text:p>-70,0152284227921+69,3548999236017i</text:p>
          </table:table-cell>
          <table:table-cell table:formula="of:=IMABS([.D793])" office:value-type="float" office:value="98.5506689703757" calcext:value-type="float">
            <text:p>98.5506689704</text:p>
          </table:table-cell>
          <table:table-cell table:formula="of:=IMREAL([.D793])" office:value-type="float" office:value="-70.0152284227921" calcext:value-type="float">
            <text:p>-70.0152284228</text:p>
          </table:table-cell>
          <table:table-cell table:formula="of:=IMAGINARY([.D793])" office:value-type="float" office:value="69.3548999236017" calcext:value-type="float">
            <text:p>69.3548999236</text:p>
          </table:table-cell>
          <table:table-cell table:number-columns-repeated="5"/>
        </table:table-row>
        <table:table-row table:style-name="ro1">
          <table:table-cell table:formula="of:=[.A793]+1" office:value-type="float" office:value="792" calcext:value-type="float">
            <text:p>792</text:p>
          </table:table-cell>
          <table:table-cell table:formula="of:=SIN([.$H$2]/[.$I$2]*[.A794]*2*PI()+[.$I$10])" office:value-type="float" office:value="0.707106781186642" calcext:value-type="float">
            <text:p>0.7071067812</text:p>
          </table:table-cell>
          <table:table-cell table:formula="of:=IF(ROW() &gt; [.$J$2] + 1; [.B794] - OFFSET([.B794]; -[.$J$2]; 0)*[.$L$2]^[.$J$2]; [.B794])" office:value-type="float" office:value="0.0140023455323961" calcext:value-type="float">
            <text:p>0.0140023455</text:p>
          </table:table-cell>
          <table:table-cell table:formula="of:=IMSUM(COMPLEX([.C794];0); IMPRODUCT([.D793]; [.$I$8]))" office:value-type="string" office:string-value="69,3619667791417+70,0082268999498i" calcext:value-type="string">
            <text:p>69,3619667791417+70,0082268999498i</text:p>
          </table:table-cell>
          <table:table-cell table:formula="of:=IMABS([.D794])" office:value-type="float" office:value="98.550668537284" calcext:value-type="float">
            <text:p>98.5506685373</text:p>
          </table:table-cell>
          <table:table-cell table:formula="of:=IMREAL([.D794])" office:value-type="float" office:value="69.3619667791417" calcext:value-type="float">
            <text:p>69.3619667791</text:p>
          </table:table-cell>
          <table:table-cell table:formula="of:=IMAGINARY([.D794])" office:value-type="float" office:value="70.008226899949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794]+1" office:value-type="float" office:value="793" calcext:value-type="float">
            <text:p>793</text:p>
          </table:table-cell>
          <table:table-cell table:formula="of:=SIN([.$H$2]/[.$I$2]*[.A795]*2*PI()+[.$I$10])" office:value-type="float" office:value="0.707106781186497" calcext:value-type="float">
            <text:p>0.7071067812</text:p>
          </table:table-cell>
          <table:table-cell table:formula="of:=IF(ROW() &gt; [.$J$2] + 1; [.B795] - OFFSET([.B795]; -[.$J$2]; 0)*[.$L$2]^[.$J$2]; [.B795])" office:value-type="float" office:value="0.0140023455321541" calcext:value-type="float">
            <text:p>0.0140023455</text:p>
          </table:table-cell>
          <table:table-cell table:formula="of:=IMSUM(COMPLEX([.C795];0); IMPRODUCT([.D794]; [.$I$8]))" office:value-type="string" office:string-value="70,0152284227919-69,3550305824638i" calcext:value-type="string">
            <text:p>70,0152284227919-69,3550305824638i</text:p>
          </table:table-cell>
          <table:table-cell table:formula="of:=IMABS([.D795])" office:value-type="float" office:value="98.5507609214166" calcext:value-type="float">
            <text:p>98.5507609214</text:p>
          </table:table-cell>
          <table:table-cell table:formula="of:=IMREAL([.D795])" office:value-type="float" office:value="70.0152284227919" calcext:value-type="float">
            <text:p>70.0152284228</text:p>
          </table:table-cell>
          <table:table-cell table:formula="of:=IMAGINARY([.D795])" office:value-type="float" office:value="-69.3550305824638" calcext:value-type="float">
            <text:p>-69.3550305825</text:p>
          </table:table-cell>
          <table:table-cell table:number-columns-repeated="5"/>
        </table:table-row>
        <table:table-row table:style-name="ro1">
          <table:table-cell table:formula="of:=[.A795]+1" office:value-type="float" office:value="794" calcext:value-type="float">
            <text:p>794</text:p>
          </table:table-cell>
          <table:table-cell table:formula="of:=SIN([.$H$2]/[.$I$2]*[.A796]*2*PI()+[.$I$10])" office:value-type="float" office:value="-0.707106781186554" calcext:value-type="float">
            <text:p>-0.7071067812</text:p>
          </table:table-cell>
          <table:table-cell table:formula="of:=IF(ROW() &gt; [.$J$2] + 1; [.B796] - OFFSET([.B796]; -[.$J$2]; 0)*[.$L$2]^[.$J$2]; [.B796])" office:value-type="float" office:value="-0.0140023455323155" calcext:value-type="float">
            <text:p>-0.0140023455</text:p>
          </table:table-cell>
          <table:table-cell table:formula="of:=IMSUM(COMPLEX([.C796];0); IMPRODUCT([.D795]; [.$I$8]))" office:value-type="string" office:string-value="-69,3620974249379-70,0082268999496i" calcext:value-type="string">
            <text:p>-69,3620974249379-70,0082268999496i</text:p>
          </table:table-cell>
          <table:table-cell table:formula="of:=IMABS([.D796])" office:value-type="float" office:value="98.5507604884985" calcext:value-type="float">
            <text:p>98.5507604885</text:p>
          </table:table-cell>
          <table:table-cell table:formula="of:=IMREAL([.D796])" office:value-type="float" office:value="-69.3620974249379" calcext:value-type="float">
            <text:p>-69.3620974249</text:p>
          </table:table-cell>
          <table:table-cell table:formula="of:=IMAGINARY([.D796])" office:value-type="float" office:value="-70.0082268999496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796]+1" office:value-type="float" office:value="795" calcext:value-type="float">
            <text:p>795</text:p>
          </table:table-cell>
          <table:table-cell table:formula="of:=SIN([.$H$2]/[.$I$2]*[.A797]*2*PI()+[.$I$10])" office:value-type="float" office:value="-0.707106781186585" calcext:value-type="float">
            <text:p>-0.7071067812</text:p>
          </table:table-cell>
          <table:table-cell table:formula="of:=IF(ROW() &gt; [.$J$2] + 1; [.B797] - OFFSET([.B797]; -[.$J$2]; 0)*[.$L$2]^[.$J$2]; [.B797])" office:value-type="float" office:value="-0.0140023455322347" calcext:value-type="float">
            <text:p>-0.0140023455</text:p>
          </table:table-cell>
          <table:table-cell table:formula="of:=IMSUM(COMPLEX([.C797];0); IMPRODUCT([.D796]; [.$I$8]))" office:value-type="string" office:string-value="-70,0152284227918+69,3551612151954i" calcext:value-type="string">
            <text:p>-70,0152284227918+69,3551612151954i</text:p>
          </table:table-cell>
          <table:table-cell table:formula="of:=IMABS([.D797])" office:value-type="float" office:value="98.5508528541557" calcext:value-type="float">
            <text:p>98.5508528542</text:p>
          </table:table-cell>
          <table:table-cell table:formula="of:=IMREAL([.D797])" office:value-type="float" office:value="-70.0152284227918" calcext:value-type="float">
            <text:p>-70.0152284228</text:p>
          </table:table-cell>
          <table:table-cell table:formula="of:=IMAGINARY([.D797])" office:value-type="float" office:value="69.3551612151954" calcext:value-type="float">
            <text:p>69.3551612152</text:p>
          </table:table-cell>
          <table:table-cell table:number-columns-repeated="5"/>
        </table:table-row>
        <table:table-row table:style-name="ro1">
          <table:table-cell table:formula="of:=[.A797]+1" office:value-type="float" office:value="796" calcext:value-type="float">
            <text:p>796</text:p>
          </table:table-cell>
          <table:table-cell table:formula="of:=SIN([.$H$2]/[.$I$2]*[.A798]*2*PI()+[.$I$10])" office:value-type="float" office:value="0.707106781186627" calcext:value-type="float">
            <text:p>0.7071067812</text:p>
          </table:table-cell>
          <table:table-cell table:formula="of:=IF(ROW() &gt; [.$J$2] + 1; [.B798] - OFFSET([.B798]; -[.$J$2]; 0)*[.$L$2]^[.$J$2]; [.B798])" office:value-type="float" office:value="0.0140023455323959" calcext:value-type="float">
            <text:p>0.0140023455</text:p>
          </table:table-cell>
          <table:table-cell table:formula="of:=IMSUM(COMPLEX([.C798];0); IMPRODUCT([.D797]; [.$I$8]))" office:value-type="string" office:string-value="69,3622280446063+70,0082268999495i" calcext:value-type="string">
            <text:p>69,3622280446063+70,0082268999495i</text:p>
          </table:table-cell>
          <table:table-cell table:formula="of:=IMABS([.D798])" office:value-type="float" office:value="98.5508524214113" calcext:value-type="float">
            <text:p>98.5508524214</text:p>
          </table:table-cell>
          <table:table-cell table:formula="of:=IMREAL([.D798])" office:value-type="float" office:value="69.3622280446063" calcext:value-type="float">
            <text:p>69.3622280446</text:p>
          </table:table-cell>
          <table:table-cell table:formula="of:=IMAGINARY([.D798])" office:value-type="float" office:value="70.0082268999495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798]+1" office:value-type="float" office:value="797" calcext:value-type="float">
            <text:p>797</text:p>
          </table:table-cell>
          <table:table-cell table:formula="of:=SIN([.$H$2]/[.$I$2]*[.A799]*2*PI()+[.$I$10])" office:value-type="float" office:value="0.707106781186512" calcext:value-type="float">
            <text:p>0.7071067812</text:p>
          </table:table-cell>
          <table:table-cell table:formula="of:=IF(ROW() &gt; [.$J$2] + 1; [.B799] - OFFSET([.B799]; -[.$J$2]; 0)*[.$L$2]^[.$J$2]; [.B799])" office:value-type="float" office:value="0.0140023455321545" calcext:value-type="float">
            <text:p>0.0140023455</text:p>
          </table:table-cell>
          <table:table-cell table:formula="of:=IMSUM(COMPLEX([.C799];0); IMPRODUCT([.D798]; [.$I$8]))" office:value-type="string" office:string-value="70,0152284227917-69,3552918218018i" calcext:value-type="string">
            <text:p>70,0152284227917-69,3552918218018i</text:p>
          </table:table-cell>
          <table:table-cell table:formula="of:=IMABS([.D799])" office:value-type="float" office:value="98.5509447685966" calcext:value-type="float">
            <text:p>98.5509447686</text:p>
          </table:table-cell>
          <table:table-cell table:formula="of:=IMREAL([.D799])" office:value-type="float" office:value="70.0152284227917" calcext:value-type="float">
            <text:p>70.0152284228</text:p>
          </table:table-cell>
          <table:table-cell table:formula="of:=IMAGINARY([.D799])" office:value-type="float" office:value="-69.3552918218018" calcext:value-type="float">
            <text:p>-69.3552918218</text:p>
          </table:table-cell>
          <table:table-cell table:number-columns-repeated="5"/>
        </table:table-row>
        <table:table-row table:style-name="ro1">
          <table:table-cell table:formula="of:=[.A799]+1" office:value-type="float" office:value="798" calcext:value-type="float">
            <text:p>798</text:p>
          </table:table-cell>
          <table:table-cell table:formula="of:=SIN([.$H$2]/[.$I$2]*[.A800]*2*PI()+[.$I$10])" office:value-type="float" office:value="-0.707106781186539" calcext:value-type="float">
            <text:p>-0.7071067812</text:p>
          </table:table-cell>
          <table:table-cell table:formula="of:=IF(ROW() &gt; [.$J$2] + 1; [.B800] - OFFSET([.B800]; -[.$J$2]; 0)*[.$L$2]^[.$J$2]; [.B800])" office:value-type="float" office:value="-0.0140023455323153" calcext:value-type="float">
            <text:p>-0.0140023455</text:p>
          </table:table-cell>
          <table:table-cell table:formula="of:=IMSUM(COMPLEX([.C800];0); IMPRODUCT([.D799]; [.$I$8]))" office:value-type="string" office:string-value="-69,3623586381519-70,0082268999494i" calcext:value-type="string">
            <text:p>-69,3623586381519-70,0082268999494i</text:p>
          </table:table-cell>
          <table:table-cell table:formula="of:=IMABS([.D800])" office:value-type="float" office:value="98.5509443360255" calcext:value-type="float">
            <text:p>98.550944336</text:p>
          </table:table-cell>
          <table:table-cell table:formula="of:=IMREAL([.D800])" office:value-type="float" office:value="-69.3623586381519" calcext:value-type="float">
            <text:p>-69.3623586382</text:p>
          </table:table-cell>
          <table:table-cell table:formula="of:=IMAGINARY([.D800])" office:value-type="float" office:value="-70.0082268999494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00]+1" office:value-type="float" office:value="799" calcext:value-type="float">
            <text:p>799</text:p>
          </table:table-cell>
          <table:table-cell table:formula="of:=SIN([.$H$2]/[.$I$2]*[.A801]*2*PI()+[.$I$10])" office:value-type="float" office:value="-0.7071067811866" calcext:value-type="float">
            <text:p>-0.7071067812</text:p>
          </table:table-cell>
          <table:table-cell table:formula="of:=IF(ROW() &gt; [.$J$2] + 1; [.B801] - OFFSET([.B801]; -[.$J$2]; 0)*[.$L$2]^[.$J$2]; [.B801])" office:value-type="float" office:value="-0.0140023455323137" calcext:value-type="float">
            <text:p>-0.0140023455</text:p>
          </table:table-cell>
          <table:table-cell table:formula="of:=IMSUM(COMPLEX([.C801];0); IMPRODUCT([.D800]; [.$I$8]))" office:value-type="string" office:string-value="-70,0152284227917+69,3554224022881i" calcext:value-type="string">
            <text:p>-70,0152284227917+69,3554224022881i</text:p>
          </table:table-cell>
          <table:table-cell table:formula="of:=IMABS([.D801])" office:value-type="float" office:value="98.5510366647429" calcext:value-type="float">
            <text:p>98.5510366647</text:p>
          </table:table-cell>
          <table:table-cell table:formula="of:=IMREAL([.D801])" office:value-type="float" office:value="-70.0152284227917" calcext:value-type="float">
            <text:p>-70.0152284228</text:p>
          </table:table-cell>
          <table:table-cell table:formula="of:=IMAGINARY([.D801])" office:value-type="float" office:value="69.3554224022881" calcext:value-type="float">
            <text:p>69.3554224023</text:p>
          </table:table-cell>
          <table:table-cell table:number-columns-repeated="5"/>
        </table:table-row>
        <table:table-row table:style-name="ro1">
          <table:table-cell table:formula="of:=[.A801]+1" office:value-type="float" office:value="800" calcext:value-type="float">
            <text:p>800</text:p>
          </table:table-cell>
          <table:table-cell table:formula="of:=SIN([.$H$2]/[.$I$2]*[.A802]*2*PI()+[.$I$10])" office:value-type="float" office:value="0.707106781186612" calcext:value-type="float">
            <text:p>0.7071067812</text:p>
          </table:table-cell>
          <table:table-cell table:formula="of:=IF(ROW() &gt; [.$J$2] + 1; [.B802] - OFFSET([.B802]; -[.$J$2]; 0)*[.$L$2]^[.$J$2]; [.B802])" office:value-type="float" office:value="0.0140023455323955" calcext:value-type="float">
            <text:p>0.0140023455</text:p>
          </table:table-cell>
          <table:table-cell table:formula="of:=IMSUM(COMPLEX([.C802];0); IMPRODUCT([.D801]; [.$I$8]))" office:value-type="string" office:string-value="69,3624892055803+70,0082268999494i" calcext:value-type="string">
            <text:p>69,3624892055803+70,0082268999494i</text:p>
          </table:table-cell>
          <table:table-cell table:formula="of:=IMABS([.D802])" office:value-type="float" office:value="98.5510362323453" calcext:value-type="float">
            <text:p>98.5510362323</text:p>
          </table:table-cell>
          <table:table-cell table:formula="of:=IMREAL([.D802])" office:value-type="float" office:value="69.3624892055803" calcext:value-type="float">
            <text:p>69.3624892056</text:p>
          </table:table-cell>
          <table:table-cell table:formula="of:=IMAGINARY([.D802])" office:value-type="float" office:value="70.008226899949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02]+1" office:value-type="float" office:value="801" calcext:value-type="float">
            <text:p>801</text:p>
          </table:table-cell>
          <table:table-cell table:formula="of:=SIN([.$H$2]/[.$I$2]*[.A803]*2*PI()+[.$I$10])" office:value-type="float" office:value="0.707106781186528" calcext:value-type="float">
            <text:p>0.7071067812</text:p>
          </table:table-cell>
          <table:table-cell table:formula="of:=IF(ROW() &gt; [.$J$2] + 1; [.B803] - OFFSET([.B803]; -[.$J$2]; 0)*[.$L$2]^[.$J$2]; [.B803])" office:value-type="float" office:value="0.0140023455322335" calcext:value-type="float">
            <text:p>0.0140023455</text:p>
          </table:table-cell>
          <table:table-cell table:formula="of:=IMSUM(COMPLEX([.C803];0); IMPRODUCT([.D802]; [.$I$8]))" office:value-type="string" office:string-value="70,0152284227916-69,3555529566597i" calcext:value-type="string">
            <text:p>70,0152284227916-69,3555529566597i</text:p>
          </table:table-cell>
          <table:table-cell table:formula="of:=IMABS([.D803])" office:value-type="float" office:value="98.5511285425982" calcext:value-type="float">
            <text:p>98.5511285426</text:p>
          </table:table-cell>
          <table:table-cell table:formula="of:=IMREAL([.D803])" office:value-type="float" office:value="70.0152284227916" calcext:value-type="float">
            <text:p>70.0152284228</text:p>
          </table:table-cell>
          <table:table-cell table:formula="of:=IMAGINARY([.D803])" office:value-type="float" office:value="-69.3555529566597" calcext:value-type="float">
            <text:p>-69.3555529567</text:p>
          </table:table-cell>
          <table:table-cell table:number-columns-repeated="5"/>
        </table:table-row>
        <table:table-row table:style-name="ro1">
          <table:table-cell table:formula="of:=[.A803]+1" office:value-type="float" office:value="802" calcext:value-type="float">
            <text:p>802</text:p>
          </table:table-cell>
          <table:table-cell table:formula="of:=SIN([.$H$2]/[.$I$2]*[.A804]*2*PI()+[.$I$10])" office:value-type="float" office:value="-0.707106781186524" calcext:value-type="float">
            <text:p>-0.7071067812</text:p>
          </table:table-cell>
          <table:table-cell table:formula="of:=IF(ROW() &gt; [.$J$2] + 1; [.B804] - OFFSET([.B804]; -[.$J$2]; 0)*[.$L$2]^[.$J$2]; [.B804])" office:value-type="float" office:value="-0.0140023455323151" calcext:value-type="float">
            <text:p>-0.0140023455</text:p>
          </table:table-cell>
          <table:table-cell table:formula="of:=IMSUM(COMPLEX([.C804];0); IMPRODUCT([.D803]; [.$I$8]))" office:value-type="string" office:string-value="-69,3626197468963-70,0082268999493i" calcext:value-type="string">
            <text:p>-69,3626197468963-70,0082268999493i</text:p>
          </table:table-cell>
          <table:table-cell table:formula="of:=IMABS([.D804])" office:value-type="float" office:value="98.5511281103738" calcext:value-type="float">
            <text:p>98.5511281104</text:p>
          </table:table-cell>
          <table:table-cell table:formula="of:=IMREAL([.D804])" office:value-type="float" office:value="-69.3626197468963" calcext:value-type="float">
            <text:p>-69.3626197469</text:p>
          </table:table-cell>
          <table:table-cell table:formula="of:=IMAGINARY([.D804])" office:value-type="float" office:value="-70.0082268999493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04]+1" office:value-type="float" office:value="803" calcext:value-type="float">
            <text:p>803</text:p>
          </table:table-cell>
          <table:table-cell table:formula="of:=SIN([.$H$2]/[.$I$2]*[.A805]*2*PI()+[.$I$10])" office:value-type="float" office:value="-0.707106781186455" calcext:value-type="float">
            <text:p>-0.7071067812</text:p>
          </table:table-cell>
          <table:table-cell table:formula="of:=IF(ROW() &gt; [.$J$2] + 1; [.B805] - OFFSET([.B805]; -[.$J$2]; 0)*[.$L$2]^[.$J$2]; [.B805])" office:value-type="float" office:value="-0.0140023455321534" calcext:value-type="float">
            <text:p>-0.0140023455</text:p>
          </table:table-cell>
          <table:table-cell table:formula="of:=IMSUM(COMPLEX([.C805];0); IMPRODUCT([.D804]; [.$I$8]))" office:value-type="string" office:string-value="-70,0152284227915+69,3556834849216i" calcext:value-type="string">
            <text:p>-70,0152284227915+69,3556834849216i</text:p>
          </table:table-cell>
          <table:table-cell table:formula="of:=IMABS([.D805])" office:value-type="float" office:value="98.551220402166" calcext:value-type="float">
            <text:p>98.5512204022</text:p>
          </table:table-cell>
          <table:table-cell table:formula="of:=IMREAL([.D805])" office:value-type="float" office:value="-70.0152284227915" calcext:value-type="float">
            <text:p>-70.0152284228</text:p>
          </table:table-cell>
          <table:table-cell table:formula="of:=IMAGINARY([.D805])" office:value-type="float" office:value="69.3556834849216" calcext:value-type="float">
            <text:p>69.3556834849</text:p>
          </table:table-cell>
          <table:table-cell table:number-columns-repeated="5"/>
        </table:table-row>
        <table:table-row table:style-name="ro1">
          <table:table-cell table:formula="of:=[.A805]+1" office:value-type="float" office:value="804" calcext:value-type="float">
            <text:p>804</text:p>
          </table:table-cell>
          <table:table-cell table:formula="of:=SIN([.$H$2]/[.$I$2]*[.A806]*2*PI()+[.$I$10])" office:value-type="float" office:value="0.707106781186596" calcext:value-type="float">
            <text:p>0.7071067812</text:p>
          </table:table-cell>
          <table:table-cell table:formula="of:=IF(ROW() &gt; [.$J$2] + 1; [.B806] - OFFSET([.B806]; -[.$J$2]; 0)*[.$L$2]^[.$J$2]; [.B806])" office:value-type="float" office:value="0.0140023455323952" calcext:value-type="float">
            <text:p>0.0140023455</text:p>
          </table:table-cell>
          <table:table-cell table:formula="of:=IMSUM(COMPLEX([.C806];0); IMPRODUCT([.D805]; [.$I$8]))" office:value-type="string" office:string-value="69,3627502621055+70,0082268999492i" calcext:value-type="string">
            <text:p>69,3627502621055+70,0082268999492i</text:p>
          </table:table-cell>
          <table:table-cell table:formula="of:=IMABS([.D806])" office:value-type="float" office:value="98.551219970115" calcext:value-type="float">
            <text:p>98.5512199701</text:p>
          </table:table-cell>
          <table:table-cell table:formula="of:=IMREAL([.D806])" office:value-type="float" office:value="69.3627502621055" calcext:value-type="float">
            <text:p>69.3627502621</text:p>
          </table:table-cell>
          <table:table-cell table:formula="of:=IMAGINARY([.D806])" office:value-type="float" office:value="70.008226899949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06]+1" office:value-type="float" office:value="805" calcext:value-type="float">
            <text:p>805</text:p>
          </table:table-cell>
          <table:table-cell table:formula="of:=SIN([.$H$2]/[.$I$2]*[.A807]*2*PI()+[.$I$10])" office:value-type="float" office:value="0.707106781186543" calcext:value-type="float">
            <text:p>0.7071067812</text:p>
          </table:table-cell>
          <table:table-cell table:formula="of:=IF(ROW() &gt; [.$J$2] + 1; [.B807] - OFFSET([.B807]; -[.$J$2]; 0)*[.$L$2]^[.$J$2]; [.B807])" office:value-type="float" office:value="0.0140023455322338" calcext:value-type="float">
            <text:p>0.0140023455</text:p>
          </table:table-cell>
          <table:table-cell table:formula="of:=IMSUM(COMPLEX([.C807];0); IMPRODUCT([.D806]; [.$I$8]))" office:value-type="string" office:string-value="70,0152284227914-69,3558139870793i" calcext:value-type="string">
            <text:p>70,0152284227914-69,3558139870793i</text:p>
          </table:table-cell>
          <table:table-cell table:formula="of:=IMABS([.D807])" office:value-type="float" office:value="98.5513122434501" calcext:value-type="float">
            <text:p>98.5513122435</text:p>
          </table:table-cell>
          <table:table-cell table:formula="of:=IMREAL([.D807])" office:value-type="float" office:value="70.0152284227914" calcext:value-type="float">
            <text:p>70.0152284228</text:p>
          </table:table-cell>
          <table:table-cell table:formula="of:=IMAGINARY([.D807])" office:value-type="float" office:value="-69.3558139870793" calcext:value-type="float">
            <text:p>-69.3558139871</text:p>
          </table:table-cell>
          <table:table-cell table:number-columns-repeated="5"/>
        </table:table-row>
        <table:table-row table:style-name="ro1">
          <table:table-cell table:formula="of:=[.A807]+1" office:value-type="float" office:value="806" calcext:value-type="float">
            <text:p>806</text:p>
          </table:table-cell>
          <table:table-cell table:formula="of:=SIN([.$H$2]/[.$I$2]*[.A808]*2*PI()+[.$I$10])" office:value-type="float" office:value="-0.707106781186508" calcext:value-type="float">
            <text:p>-0.7071067812</text:p>
          </table:table-cell>
          <table:table-cell table:formula="of:=IF(ROW() &gt; [.$J$2] + 1; [.B808] - OFFSET([.B808]; -[.$J$2]; 0)*[.$L$2]^[.$J$2]; [.B808])" office:value-type="float" office:value="-0.0140023455323146" calcext:value-type="float">
            <text:p>-0.0140023455</text:p>
          </table:table-cell>
          <table:table-cell table:formula="of:=IMSUM(COMPLEX([.C808];0); IMPRODUCT([.D807]; [.$I$8]))" office:value-type="string" office:string-value="-69,3628807512129-70,0082268999491i" calcext:value-type="string">
            <text:p>-69,3628807512129-70,0082268999491i</text:p>
          </table:table-cell>
          <table:table-cell table:formula="of:=IMABS([.D808])" office:value-type="float" office:value="98.5513118115722" calcext:value-type="float">
            <text:p>98.5513118116</text:p>
          </table:table-cell>
          <table:table-cell table:formula="of:=IMREAL([.D808])" office:value-type="float" office:value="-69.3628807512129" calcext:value-type="float">
            <text:p>-69.3628807512</text:p>
          </table:table-cell>
          <table:table-cell table:formula="of:=IMAGINARY([.D808])" office:value-type="float" office:value="-70.008226899949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08]+1" office:value-type="float" office:value="807" calcext:value-type="float">
            <text:p>807</text:p>
          </table:table-cell>
          <table:table-cell table:formula="of:=SIN([.$H$2]/[.$I$2]*[.A809]*2*PI()+[.$I$10])" office:value-type="float" office:value="-0.70710678118647" calcext:value-type="float">
            <text:p>-0.7071067812</text:p>
          </table:table-cell>
          <table:table-cell table:formula="of:=IF(ROW() &gt; [.$J$2] + 1; [.B809] - OFFSET([.B809]; -[.$J$2]; 0)*[.$L$2]^[.$J$2]; [.B809])" office:value-type="float" office:value="-0.0140023455321536" calcext:value-type="float">
            <text:p>-0.0140023455</text:p>
          </table:table-cell>
          <table:table-cell table:formula="of:=IMSUM(COMPLEX([.C809];0); IMPRODUCT([.D808]; [.$I$8]))" office:value-type="string" office:string-value="-70,0152284227913+69,3559444631378i" calcext:value-type="string">
            <text:p>-70,0152284227913+69,3559444631378i</text:p>
          </table:table-cell>
          <table:table-cell table:formula="of:=IMABS([.D809])" office:value-type="float" office:value="98.5514040664541" calcext:value-type="float">
            <text:p>98.5514040665</text:p>
          </table:table-cell>
          <table:table-cell table:formula="of:=IMREAL([.D809])" office:value-type="float" office:value="-70.0152284227913" calcext:value-type="float">
            <text:p>-70.0152284228</text:p>
          </table:table-cell>
          <table:table-cell table:formula="of:=IMAGINARY([.D809])" office:value-type="float" office:value="69.3559444631378" calcext:value-type="float">
            <text:p>69.3559444631</text:p>
          </table:table-cell>
          <table:table-cell table:number-columns-repeated="5"/>
        </table:table-row>
        <table:table-row table:style-name="ro1">
          <table:table-cell table:formula="of:=[.A809]+1" office:value-type="float" office:value="808" calcext:value-type="float">
            <text:p>808</text:p>
          </table:table-cell>
          <table:table-cell table:formula="of:=SIN([.$H$2]/[.$I$2]*[.A810]*2*PI()+[.$I$10])" office:value-type="float" office:value="0.707106781186581" calcext:value-type="float">
            <text:p>0.7071067812</text:p>
          </table:table-cell>
          <table:table-cell table:formula="of:=IF(ROW() &gt; [.$J$2] + 1; [.B810] - OFFSET([.B810]; -[.$J$2]; 0)*[.$L$2]^[.$J$2]; [.B810])" office:value-type="float" office:value="0.014002345532395" calcext:value-type="float">
            <text:p>0.0140023455</text:p>
          </table:table-cell>
          <table:table-cell table:formula="of:=IMSUM(COMPLEX([.C810];0); IMPRODUCT([.D809]; [.$I$8]))" office:value-type="string" office:string-value="69,3630112142239+70,008226899949i" calcext:value-type="string">
            <text:p>69,3630112142239+70,008226899949i</text:p>
          </table:table-cell>
          <table:table-cell table:formula="of:=IMABS([.D810])" office:value-type="float" office:value="98.5514036347494" calcext:value-type="float">
            <text:p>98.5514036347</text:p>
          </table:table-cell>
          <table:table-cell table:formula="of:=IMREAL([.D810])" office:value-type="float" office:value="69.3630112142239" calcext:value-type="float">
            <text:p>69.3630112142</text:p>
          </table:table-cell>
          <table:table-cell table:formula="of:=IMAGINARY([.D810])" office:value-type="float" office:value="70.008226899949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10]+1" office:value-type="float" office:value="809" calcext:value-type="float">
            <text:p>809</text:p>
          </table:table-cell>
          <table:table-cell table:formula="of:=SIN([.$H$2]/[.$I$2]*[.A811]*2*PI()+[.$I$10])" office:value-type="float" office:value="0.707106781186558" calcext:value-type="float">
            <text:p>0.7071067812</text:p>
          </table:table-cell>
          <table:table-cell table:formula="of:=IF(ROW() &gt; [.$J$2] + 1; [.B811] - OFFSET([.B811]; -[.$J$2]; 0)*[.$L$2]^[.$J$2]; [.B811])" office:value-type="float" office:value="0.0140023455322342" calcext:value-type="float">
            <text:p>0.0140023455</text:p>
          </table:table-cell>
          <table:table-cell table:formula="of:=IMSUM(COMPLEX([.C811];0); IMPRODUCT([.D810]; [.$I$8]))" office:value-type="string" office:string-value="70,0152284227912-69,3560749131025i" calcext:value-type="string">
            <text:p>70,0152284227912-69,3560749131025i</text:p>
          </table:table-cell>
          <table:table-cell table:formula="of:=IMABS([.D811])" office:value-type="float" office:value="98.5514958711815" calcext:value-type="float">
            <text:p>98.5514958712</text:p>
          </table:table-cell>
          <table:table-cell table:formula="of:=IMREAL([.D811])" office:value-type="float" office:value="70.0152284227912" calcext:value-type="float">
            <text:p>70.0152284228</text:p>
          </table:table-cell>
          <table:table-cell table:formula="of:=IMAGINARY([.D811])" office:value-type="float" office:value="-69.3560749131025" calcext:value-type="float">
            <text:p>-69.3560749131</text:p>
          </table:table-cell>
          <table:table-cell table:number-columns-repeated="5"/>
        </table:table-row>
        <table:table-row table:style-name="ro1">
          <table:table-cell table:formula="of:=[.A811]+1" office:value-type="float" office:value="810" calcext:value-type="float">
            <text:p>810</text:p>
          </table:table-cell>
          <table:table-cell table:formula="of:=SIN([.$H$2]/[.$I$2]*[.A812]*2*PI()+[.$I$10])" office:value-type="float" office:value="-0.707106781186493" calcext:value-type="float">
            <text:p>-0.7071067812</text:p>
          </table:table-cell>
          <table:table-cell table:formula="of:=IF(ROW() &gt; [.$J$2] + 1; [.B812] - OFFSET([.B812]; -[.$J$2]; 0)*[.$L$2]^[.$J$2]; [.B812])" office:value-type="float" office:value="-0.0140023455322356" calcext:value-type="float">
            <text:p>-0.0140023455</text:p>
          </table:table-cell>
          <table:table-cell table:formula="of:=IMSUM(COMPLEX([.C812];0); IMPRODUCT([.D811]; [.$I$8]))" office:value-type="string" office:string-value="-69,3631416511434-70,0082268999489i" calcext:value-type="string">
            <text:p>-69,3631416511434-70,0082268999489i</text:p>
          </table:table-cell>
          <table:table-cell table:formula="of:=IMABS([.D812])" office:value-type="float" office:value="98.5514954396498" calcext:value-type="float">
            <text:p>98.5514954396</text:p>
          </table:table-cell>
          <table:table-cell table:formula="of:=IMREAL([.D812])" office:value-type="float" office:value="-69.3631416511434" calcext:value-type="float">
            <text:p>-69.3631416511</text:p>
          </table:table-cell>
          <table:table-cell table:formula="of:=IMAGINARY([.D812])" office:value-type="float" office:value="-70.008226899948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12]+1" office:value-type="float" office:value="811" calcext:value-type="float">
            <text:p>811</text:p>
          </table:table-cell>
          <table:table-cell table:formula="of:=SIN([.$H$2]/[.$I$2]*[.A813]*2*PI()+[.$I$10])" office:value-type="float" office:value="-0.707106781186485" calcext:value-type="float">
            <text:p>-0.7071067812</text:p>
          </table:table-cell>
          <table:table-cell table:formula="of:=IF(ROW() &gt; [.$J$2] + 1; [.B813] - OFFSET([.B813]; -[.$J$2]; 0)*[.$L$2]^[.$J$2]; [.B813])" office:value-type="float" office:value="-0.0140023455321538" calcext:value-type="float">
            <text:p>-0.0140023455</text:p>
          </table:table-cell>
          <table:table-cell table:formula="of:=IMSUM(COMPLEX([.C813];0); IMPRODUCT([.D812]; [.$I$8]))" office:value-type="string" office:string-value="-70,0152284227911+69,3562053369783i" calcext:value-type="string">
            <text:p>-70,0152284227911+69,3562053369783i</text:p>
          </table:table-cell>
          <table:table-cell table:formula="of:=IMABS([.D813])" office:value-type="float" office:value="98.551587657636" calcext:value-type="float">
            <text:p>98.5515876576</text:p>
          </table:table-cell>
          <table:table-cell table:formula="of:=IMREAL([.D813])" office:value-type="float" office:value="-70.0152284227911" calcext:value-type="float">
            <text:p>-70.0152284228</text:p>
          </table:table-cell>
          <table:table-cell table:formula="of:=IMAGINARY([.D813])" office:value-type="float" office:value="69.3562053369783" calcext:value-type="float">
            <text:p>69.356205337</text:p>
          </table:table-cell>
          <table:table-cell table:number-columns-repeated="5"/>
        </table:table-row>
        <table:table-row table:style-name="ro1">
          <table:table-cell table:formula="of:=[.A813]+1" office:value-type="float" office:value="812" calcext:value-type="float">
            <text:p>812</text:p>
          </table:table-cell>
          <table:table-cell table:formula="of:=SIN([.$H$2]/[.$I$2]*[.A814]*2*PI()+[.$I$10])" office:value-type="float" office:value="0.707106781186566" calcext:value-type="float">
            <text:p>0.7071067812</text:p>
          </table:table-cell>
          <table:table-cell table:formula="of:=IF(ROW() &gt; [.$J$2] + 1; [.B814] - OFFSET([.B814]; -[.$J$2]; 0)*[.$L$2]^[.$J$2]; [.B814])" office:value-type="float" office:value="0.0140023455323158" calcext:value-type="float">
            <text:p>0.0140023455</text:p>
          </table:table-cell>
          <table:table-cell table:formula="of:=IMSUM(COMPLEX([.C814];0); IMPRODUCT([.D813]; [.$I$8]))" office:value-type="string" office:string-value="69,3632720619769+70,0082268999488i" calcext:value-type="string">
            <text:p>69,3632720619769+70,0082268999488i</text:p>
          </table:table-cell>
          <table:table-cell table:formula="of:=IMABS([.D814])" office:value-type="float" office:value="98.5515872262773" calcext:value-type="float">
            <text:p>98.5515872263</text:p>
          </table:table-cell>
          <table:table-cell table:formula="of:=IMREAL([.D814])" office:value-type="float" office:value="69.3632720619769" calcext:value-type="float">
            <text:p>69.363272062</text:p>
          </table:table-cell>
          <table:table-cell table:formula="of:=IMAGINARY([.D814])" office:value-type="float" office:value="70.008226899948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14]+1" office:value-type="float" office:value="813" calcext:value-type="float">
            <text:p>813</text:p>
          </table:table-cell>
          <table:table-cell table:formula="of:=SIN([.$H$2]/[.$I$2]*[.A815]*2*PI()+[.$I$10])" office:value-type="float" office:value="0.707106781186573" calcext:value-type="float">
            <text:p>0.7071067812</text:p>
          </table:table-cell>
          <table:table-cell table:formula="of:=IF(ROW() &gt; [.$J$2] + 1; [.B815] - OFFSET([.B815]; -[.$J$2]; 0)*[.$L$2]^[.$J$2]; [.B815])" office:value-type="float" office:value="0.0140023455322345" calcext:value-type="float">
            <text:p>0.0140023455</text:p>
          </table:table-cell>
          <table:table-cell table:formula="of:=IMSUM(COMPLEX([.C815];0); IMPRODUCT([.D814]; [.$I$8]))" office:value-type="string" office:string-value="70,015228422791-69,3563357347707i" calcext:value-type="string">
            <text:p>70,015228422791-69,3563357347707i</text:p>
          </table:table-cell>
          <table:table-cell table:formula="of:=IMABS([.D815])" office:value-type="float" office:value="98.5516794258212" calcext:value-type="float">
            <text:p>98.5516794258</text:p>
          </table:table-cell>
          <table:table-cell table:formula="of:=IMREAL([.D815])" office:value-type="float" office:value="70.015228422791" calcext:value-type="float">
            <text:p>70.0152284228</text:p>
          </table:table-cell>
          <table:table-cell table:formula="of:=IMAGINARY([.D815])" office:value-type="float" office:value="-69.3563357347707" calcext:value-type="float">
            <text:p>-69.3563357348</text:p>
          </table:table-cell>
          <table:table-cell table:number-columns-repeated="5"/>
        </table:table-row>
        <table:table-row table:style-name="ro1">
          <table:table-cell table:formula="of:=[.A815]+1" office:value-type="float" office:value="814" calcext:value-type="float">
            <text:p>814</text:p>
          </table:table-cell>
          <table:table-cell table:formula="of:=SIN([.$H$2]/[.$I$2]*[.A816]*2*PI()+[.$I$10])" office:value-type="float" office:value="-0.707106781186639" calcext:value-type="float">
            <text:p>-0.7071067812</text:p>
          </table:table-cell>
          <table:table-cell table:formula="of:=IF(ROW() &gt; [.$J$2] + 1; [.B816] - OFFSET([.B816]; -[.$J$2]; 0)*[.$L$2]^[.$J$2]; [.B816])" office:value-type="float" office:value="-0.0140023455323961" calcext:value-type="float">
            <text:p>-0.0140023455</text:p>
          </table:table-cell>
          <table:table-cell table:formula="of:=IMSUM(COMPLEX([.C816];0); IMPRODUCT([.D815]; [.$I$8]))" office:value-type="string" office:string-value="-69,3634024467296-70,0082268999487i" calcext:value-type="string">
            <text:p>-69,3634024467296-70,0082268999487i</text:p>
          </table:table-cell>
          <table:table-cell table:formula="of:=IMABS([.D816])" office:value-type="float" office:value="98.5516789946355" calcext:value-type="float">
            <text:p>98.5516789946</text:p>
          </table:table-cell>
          <table:table-cell table:formula="of:=IMREAL([.D816])" office:value-type="float" office:value="-69.3634024467296" calcext:value-type="float">
            <text:p>-69.3634024467</text:p>
          </table:table-cell>
          <table:table-cell table:formula="of:=IMAGINARY([.D816])" office:value-type="float" office:value="-70.008226899948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16]+1" office:value-type="float" office:value="815" calcext:value-type="float">
            <text:p>815</text:p>
          </table:table-cell>
          <table:table-cell table:formula="of:=SIN([.$H$2]/[.$I$2]*[.A817]*2*PI()+[.$I$10])" office:value-type="float" office:value="-0.707106781186501" calcext:value-type="float">
            <text:p>-0.7071067812</text:p>
          </table:table-cell>
          <table:table-cell table:formula="of:=IF(ROW() &gt; [.$J$2] + 1; [.B817] - OFFSET([.B817]; -[.$J$2]; 0)*[.$L$2]^[.$J$2]; [.B817])" office:value-type="float" office:value="-0.0140023455321543" calcext:value-type="float">
            <text:p>-0.0140023455</text:p>
          </table:table-cell>
          <table:table-cell table:formula="of:=IMSUM(COMPLEX([.C817];0); IMPRODUCT([.D816]; [.$I$8]))" office:value-type="string" office:string-value="-70,0152284227909+69,3564661064849i" calcext:value-type="string">
            <text:p>-70,0152284227909+69,3564661064849i</text:p>
          </table:table-cell>
          <table:table-cell table:formula="of:=IMABS([.D817])" office:value-type="float" office:value="98.5517711757408" calcext:value-type="float">
            <text:p>98.5517711757</text:p>
          </table:table-cell>
          <table:table-cell table:formula="of:=IMREAL([.D817])" office:value-type="float" office:value="-70.0152284227909" calcext:value-type="float">
            <text:p>-70.0152284228</text:p>
          </table:table-cell>
          <table:table-cell table:formula="of:=IMAGINARY([.D817])" office:value-type="float" office:value="69.3564661064849" calcext:value-type="float">
            <text:p>69.3564661065</text:p>
          </table:table-cell>
          <table:table-cell table:number-columns-repeated="5"/>
        </table:table-row>
        <table:table-row table:style-name="ro1">
          <table:table-cell table:formula="of:=[.A817]+1" office:value-type="float" office:value="816" calcext:value-type="float">
            <text:p>816</text:p>
          </table:table-cell>
          <table:table-cell table:formula="of:=SIN([.$H$2]/[.$I$2]*[.A818]*2*PI()+[.$I$10])" office:value-type="float" office:value="0.70710678118655" calcext:value-type="float">
            <text:p>0.7071067812</text:p>
          </table:table-cell>
          <table:table-cell table:formula="of:=IF(ROW() &gt; [.$J$2] + 1; [.B818] - OFFSET([.B818]; -[.$J$2]; 0)*[.$L$2]^[.$J$2]; [.B818])" office:value-type="float" office:value="0.0140023455323155" calcext:value-type="float">
            <text:p>0.0140023455</text:p>
          </table:table-cell>
          <table:table-cell table:formula="of:=IMSUM(COMPLEX([.C818];0); IMPRODUCT([.D817]; [.$I$8]))" office:value-type="string" office:string-value="69,3635328054066+70,0082268999486i" calcext:value-type="string">
            <text:p>69,3635328054066+70,0082268999486i</text:p>
          </table:table-cell>
          <table:table-cell table:formula="of:=IMABS([.D818])" office:value-type="float" office:value="98.5517707447279" calcext:value-type="float">
            <text:p>98.5517707447</text:p>
          </table:table-cell>
          <table:table-cell table:formula="of:=IMREAL([.D818])" office:value-type="float" office:value="69.3635328054066" calcext:value-type="float">
            <text:p>69.3635328054</text:p>
          </table:table-cell>
          <table:table-cell table:formula="of:=IMAGINARY([.D818])" office:value-type="float" office:value="70.008226899948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18]+1" office:value-type="float" office:value="817" calcext:value-type="float">
            <text:p>817</text:p>
          </table:table-cell>
          <table:table-cell table:formula="of:=SIN([.$H$2]/[.$I$2]*[.A819]*2*PI()+[.$I$10])" office:value-type="float" office:value="0.707106781186589" calcext:value-type="float">
            <text:p>0.7071067812</text:p>
          </table:table-cell>
          <table:table-cell table:formula="of:=IF(ROW() &gt; [.$J$2] + 1; [.B819] - OFFSET([.B819]; -[.$J$2]; 0)*[.$L$2]^[.$J$2]; [.B819])" office:value-type="float" office:value="0.0140023455322347" calcext:value-type="float">
            <text:p>0.0140023455</text:p>
          </table:table-cell>
          <table:table-cell table:formula="of:=IMSUM(COMPLEX([.C819];0); IMPRODUCT([.D818]; [.$I$8]))" office:value-type="string" office:string-value="70,0152284227908-69,3565964521261i" calcext:value-type="string">
            <text:p>70,0152284227908-69,3565964521261i</text:p>
          </table:table-cell>
          <table:table-cell table:formula="of:=IMABS([.D819])" office:value-type="float" office:value="98.5518629073984" calcext:value-type="float">
            <text:p>98.5518629074</text:p>
          </table:table-cell>
          <table:table-cell table:formula="of:=IMREAL([.D819])" office:value-type="float" office:value="70.0152284227908" calcext:value-type="float">
            <text:p>70.0152284228</text:p>
          </table:table-cell>
          <table:table-cell table:formula="of:=IMAGINARY([.D819])" office:value-type="float" office:value="-69.3565964521261" calcext:value-type="float">
            <text:p>-69.3565964521</text:p>
          </table:table-cell>
          <table:table-cell table:number-columns-repeated="5"/>
        </table:table-row>
        <table:table-row table:style-name="ro1">
          <table:table-cell table:formula="of:=[.A819]+1" office:value-type="float" office:value="818" calcext:value-type="float">
            <text:p>818</text:p>
          </table:table-cell>
          <table:table-cell table:formula="of:=SIN([.$H$2]/[.$I$2]*[.A820]*2*PI()+[.$I$10])" office:value-type="float" office:value="-0.707106781186623" calcext:value-type="float">
            <text:p>-0.7071067812</text:p>
          </table:table-cell>
          <table:table-cell table:formula="of:=IF(ROW() &gt; [.$J$2] + 1; [.B820] - OFFSET([.B820]; -[.$J$2]; 0)*[.$L$2]^[.$J$2]; [.B820])" office:value-type="float" office:value="-0.0140023455323958" calcext:value-type="float">
            <text:p>-0.0140023455</text:p>
          </table:table-cell>
          <table:table-cell table:formula="of:=IMSUM(COMPLEX([.C820];0); IMPRODUCT([.D819]; [.$I$8]))" office:value-type="string" office:string-value="-69,3636631380133-70,0082268999485i" calcext:value-type="string">
            <text:p>-69,3636631380133-70,0082268999485i</text:p>
          </table:table-cell>
          <table:table-cell table:formula="of:=IMABS([.D820])" office:value-type="float" office:value="98.5518624765583" calcext:value-type="float">
            <text:p>98.5518624766</text:p>
          </table:table-cell>
          <table:table-cell table:formula="of:=IMREAL([.D820])" office:value-type="float" office:value="-69.3636631380133" calcext:value-type="float">
            <text:p>-69.363663138</text:p>
          </table:table-cell>
          <table:table-cell table:formula="of:=IMAGINARY([.D820])" office:value-type="float" office:value="-70.008226899948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20]+1" office:value-type="float" office:value="819" calcext:value-type="float">
            <text:p>819</text:p>
          </table:table-cell>
          <table:table-cell table:formula="of:=SIN([.$H$2]/[.$I$2]*[.A821]*2*PI()+[.$I$10])" office:value-type="float" office:value="-0.707106781186516" calcext:value-type="float">
            <text:p>-0.7071067812</text:p>
          </table:table-cell>
          <table:table-cell table:formula="of:=IF(ROW() &gt; [.$J$2] + 1; [.B821] - OFFSET([.B821]; -[.$J$2]; 0)*[.$L$2]^[.$J$2]; [.B821])" office:value-type="float" office:value="-0.0140023455322333" calcext:value-type="float">
            <text:p>-0.0140023455</text:p>
          </table:table-cell>
          <table:table-cell table:formula="of:=IMSUM(COMPLEX([.C821];0); IMPRODUCT([.D820]; [.$I$8]))" office:value-type="string" office:string-value="-70,0152284227907+69,3567267716995i" calcext:value-type="string">
            <text:p>-70,0152284227907+69,3567267716995i</text:p>
          </table:table-cell>
          <table:table-cell table:formula="of:=IMABS([.D821])" office:value-type="float" office:value="98.5519546207975" calcext:value-type="float">
            <text:p>98.5519546208</text:p>
          </table:table-cell>
          <table:table-cell table:formula="of:=IMREAL([.D821])" office:value-type="float" office:value="-70.0152284227907" calcext:value-type="float">
            <text:p>-70.0152284228</text:p>
          </table:table-cell>
          <table:table-cell table:formula="of:=IMAGINARY([.D821])" office:value-type="float" office:value="69.3567267716995" calcext:value-type="float">
            <text:p>69.3567267717</text:p>
          </table:table-cell>
          <table:table-cell table:number-columns-repeated="5"/>
        </table:table-row>
        <table:table-row table:style-name="ro1">
          <table:table-cell table:formula="of:=[.A821]+1" office:value-type="float" office:value="820" calcext:value-type="float">
            <text:p>820</text:p>
          </table:table-cell>
          <table:table-cell table:formula="of:=SIN([.$H$2]/[.$I$2]*[.A822]*2*PI()+[.$I$10])" office:value-type="float" office:value="0.707106781186535" calcext:value-type="float">
            <text:p>0.7071067812</text:p>
          </table:table-cell>
          <table:table-cell table:formula="of:=IF(ROW() &gt; [.$J$2] + 1; [.B822] - OFFSET([.B822]; -[.$J$2]; 0)*[.$L$2]^[.$J$2]; [.B822])" office:value-type="float" office:value="0.0140023455323153" calcext:value-type="float">
            <text:p>0.0140023455</text:p>
          </table:table-cell>
          <table:table-cell table:formula="of:=IMSUM(COMPLEX([.C822];0); IMPRODUCT([.D821]; [.$I$8]))" office:value-type="string" office:string-value="69,3637934445546+70,0082268999484i" calcext:value-type="string">
            <text:p>69,3637934445546+70,0082268999484i</text:p>
          </table:table-cell>
          <table:table-cell table:formula="of:=IMABS([.D822])" office:value-type="float" office:value="98.5519541901301" calcext:value-type="float">
            <text:p>98.5519541901</text:p>
          </table:table-cell>
          <table:table-cell table:formula="of:=IMREAL([.D822])" office:value-type="float" office:value="69.3637934445546" calcext:value-type="float">
            <text:p>69.3637934446</text:p>
          </table:table-cell>
          <table:table-cell table:formula="of:=IMAGINARY([.D822])" office:value-type="float" office:value="70.008226899948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22]+1" office:value-type="float" office:value="821" calcext:value-type="float">
            <text:p>821</text:p>
          </table:table-cell>
          <table:table-cell table:formula="of:=SIN([.$H$2]/[.$I$2]*[.A823]*2*PI()+[.$I$10])" office:value-type="float" office:value="0.707106781186604" calcext:value-type="float">
            <text:p>0.7071067812</text:p>
          </table:table-cell>
          <table:table-cell table:formula="of:=IF(ROW() &gt; [.$J$2] + 1; [.B823] - OFFSET([.B823]; -[.$J$2]; 0)*[.$L$2]^[.$J$2]; [.B823])" office:value-type="float" office:value="0.0140023455323139" calcext:value-type="float">
            <text:p>0.0140023455</text:p>
          </table:table-cell>
          <table:table-cell table:formula="of:=IMSUM(COMPLEX([.C823];0); IMPRODUCT([.D822]; [.$I$8]))" office:value-type="string" office:string-value="70,0152284227907-69,3568570652101i" calcext:value-type="string">
            <text:p>70,0152284227907-69,3568570652101i</text:p>
          </table:table-cell>
          <table:table-cell table:formula="of:=IMABS([.D823])" office:value-type="float" office:value="98.5520463159418" calcext:value-type="float">
            <text:p>98.5520463159</text:p>
          </table:table-cell>
          <table:table-cell table:formula="of:=IMREAL([.D823])" office:value-type="float" office:value="70.0152284227907" calcext:value-type="float">
            <text:p>70.0152284228</text:p>
          </table:table-cell>
          <table:table-cell table:formula="of:=IMAGINARY([.D823])" office:value-type="float" office:value="-69.3568570652101" calcext:value-type="float">
            <text:p>-69.3568570652</text:p>
          </table:table-cell>
          <table:table-cell table:number-columns-repeated="5"/>
        </table:table-row>
        <table:table-row table:style-name="ro1">
          <table:table-cell table:formula="of:=[.A823]+1" office:value-type="float" office:value="822" calcext:value-type="float">
            <text:p>822</text:p>
          </table:table-cell>
          <table:table-cell table:formula="of:=SIN([.$H$2]/[.$I$2]*[.A824]*2*PI()+[.$I$10])" office:value-type="float" office:value="-0.707106781186608" calcext:value-type="float">
            <text:p>-0.7071067812</text:p>
          </table:table-cell>
          <table:table-cell table:formula="of:=IF(ROW() &gt; [.$J$2] + 1; [.B824] - OFFSET([.B824]; -[.$J$2]; 0)*[.$L$2]^[.$J$2]; [.B824])" office:value-type="float" office:value="-0.0140023455323954" calcext:value-type="float">
            <text:p>-0.0140023455</text:p>
          </table:table-cell>
          <table:table-cell table:formula="of:=IMSUM(COMPLEX([.C824];0); IMPRODUCT([.D823]; [.$I$8]))" office:value-type="string" office:string-value="-69,363923725036-70,0082268999484i" calcext:value-type="string">
            <text:p>-69,363923725036-70,0082268999484i</text:p>
          </table:table-cell>
          <table:table-cell table:formula="of:=IMABS([.D824])" office:value-type="float" office:value="98.5520458854471" calcext:value-type="float">
            <text:p>98.5520458854</text:p>
          </table:table-cell>
          <table:table-cell table:formula="of:=IMREAL([.D824])" office:value-type="float" office:value="-69.363923725036" calcext:value-type="float">
            <text:p>-69.363923725</text:p>
          </table:table-cell>
          <table:table-cell table:formula="of:=IMAGINARY([.D824])" office:value-type="float" office:value="-70.0082268999484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24]+1" office:value-type="float" office:value="823" calcext:value-type="float">
            <text:p>823</text:p>
          </table:table-cell>
          <table:table-cell table:formula="of:=SIN([.$H$2]/[.$I$2]*[.A825]*2*PI()+[.$I$10])" office:value-type="float" office:value="-0.707106781186531" calcext:value-type="float">
            <text:p>-0.7071067812</text:p>
          </table:table-cell>
          <table:table-cell table:formula="of:=IF(ROW() &gt; [.$J$2] + 1; [.B825] - OFFSET([.B825]; -[.$J$2]; 0)*[.$L$2]^[.$J$2]; [.B825])" office:value-type="float" office:value="-0.0140023455322336" calcext:value-type="float">
            <text:p>-0.0140023455</text:p>
          </table:table-cell>
          <table:table-cell table:formula="of:=IMSUM(COMPLEX([.C825];0); IMPRODUCT([.D824]; [.$I$8]))" office:value-type="string" office:string-value="-70,0152284227906+69,3569873326635i" calcext:value-type="string">
            <text:p>-70,0152284227906+69,3569873326635i</text:p>
          </table:table-cell>
          <table:table-cell table:formula="of:=IMABS([.D825])" office:value-type="float" office:value="98.552137992835" calcext:value-type="float">
            <text:p>98.5521379928</text:p>
          </table:table-cell>
          <table:table-cell table:formula="of:=IMREAL([.D825])" office:value-type="float" office:value="-70.0152284227906" calcext:value-type="float">
            <text:p>-70.0152284228</text:p>
          </table:table-cell>
          <table:table-cell table:formula="of:=IMAGINARY([.D825])" office:value-type="float" office:value="69.3569873326635" calcext:value-type="float">
            <text:p>69.3569873327</text:p>
          </table:table-cell>
          <table:table-cell table:number-columns-repeated="5"/>
        </table:table-row>
        <table:table-row table:style-name="ro1">
          <table:table-cell table:formula="of:=[.A825]+1" office:value-type="float" office:value="824" calcext:value-type="float">
            <text:p>824</text:p>
          </table:table-cell>
          <table:table-cell table:formula="of:=SIN([.$H$2]/[.$I$2]*[.A826]*2*PI()+[.$I$10])" office:value-type="float" office:value="0.70710678118652" calcext:value-type="float">
            <text:p>0.7071067812</text:p>
          </table:table-cell>
          <table:table-cell table:formula="of:=IF(ROW() &gt; [.$J$2] + 1; [.B826] - OFFSET([.B826]; -[.$J$2]; 0)*[.$L$2]^[.$J$2]; [.B826])" office:value-type="float" office:value="0.0140023455323149" calcext:value-type="float">
            <text:p>0.0140023455</text:p>
          </table:table-cell>
          <table:table-cell table:formula="of:=IMSUM(COMPLEX([.C826];0); IMPRODUCT([.D825]; [.$I$8]))" office:value-type="string" office:string-value="69,3640539794625+70,0082268999483i" calcext:value-type="string">
            <text:p>69,3640539794625+70,0082268999483i</text:p>
          </table:table-cell>
          <table:table-cell table:formula="of:=IMABS([.D826])" office:value-type="float" office:value="98.5521375625127" calcext:value-type="float">
            <text:p>98.5521375625</text:p>
          </table:table-cell>
          <table:table-cell table:formula="of:=IMREAL([.D826])" office:value-type="float" office:value="69.3640539794625" calcext:value-type="float">
            <text:p>69.3640539795</text:p>
          </table:table-cell>
          <table:table-cell table:formula="of:=IMAGINARY([.D826])" office:value-type="float" office:value="70.0082268999483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26]+1" office:value-type="float" office:value="825" calcext:value-type="float">
            <text:p>825</text:p>
          </table:table-cell>
          <table:table-cell table:formula="of:=SIN([.$H$2]/[.$I$2]*[.A827]*2*PI()+[.$I$10])" office:value-type="float" office:value="0.707106781186458" calcext:value-type="float">
            <text:p>0.7071067812</text:p>
          </table:table-cell>
          <table:table-cell table:formula="of:=IF(ROW() &gt; [.$J$2] + 1; [.B827] - OFFSET([.B827]; -[.$J$2]; 0)*[.$L$2]^[.$J$2]; [.B827])" office:value-type="float" office:value="0.0140023455321534" calcext:value-type="float">
            <text:p>0.0140023455</text:p>
          </table:table-cell>
          <table:table-cell table:formula="of:=IMSUM(COMPLEX([.C827];0); IMPRODUCT([.D826]; [.$I$8]))" office:value-type="string" office:string-value="70,0152284227904-69,3571175740645i" calcext:value-type="string">
            <text:p>70,0152284227904-69,3571175740645i</text:p>
          </table:table-cell>
          <table:table-cell table:formula="of:=IMABS([.D827])" office:value-type="float" office:value="98.5522296514804" calcext:value-type="float">
            <text:p>98.5522296515</text:p>
          </table:table-cell>
          <table:table-cell table:formula="of:=IMREAL([.D827])" office:value-type="float" office:value="70.0152284227904" calcext:value-type="float">
            <text:p>70.0152284228</text:p>
          </table:table-cell>
          <table:table-cell table:formula="of:=IMAGINARY([.D827])" office:value-type="float" office:value="-69.3571175740645" calcext:value-type="float">
            <text:p>-69.3571175741</text:p>
          </table:table-cell>
          <table:table-cell table:number-columns-repeated="5"/>
        </table:table-row>
        <table:table-row table:style-name="ro1">
          <table:table-cell table:formula="of:=[.A827]+1" office:value-type="float" office:value="826" calcext:value-type="float">
            <text:p>826</text:p>
          </table:table-cell>
          <table:table-cell table:formula="of:=SIN([.$H$2]/[.$I$2]*[.A828]*2*PI()+[.$I$10])" office:value-type="float" office:value="-0.707106781186593" calcext:value-type="float">
            <text:p>-0.7071067812</text:p>
          </table:table-cell>
          <table:table-cell table:formula="of:=IF(ROW() &gt; [.$J$2] + 1; [.B828] - OFFSET([.B828]; -[.$J$2]; 0)*[.$L$2]^[.$J$2]; [.B828])" office:value-type="float" office:value="-0.0140023455323952" calcext:value-type="float">
            <text:p>-0.0140023455</text:p>
          </table:table-cell>
          <table:table-cell table:formula="of:=IMSUM(COMPLEX([.C828];0); IMPRODUCT([.D827]; [.$I$8]))" office:value-type="string" office:string-value="-69,3641842078395-70,0082268999481i" calcext:value-type="string">
            <text:p>-69,3641842078395-70,0082268999481i</text:p>
          </table:table-cell>
          <table:table-cell table:formula="of:=IMABS([.D828])" office:value-type="float" office:value="98.5522292213307" calcext:value-type="float">
            <text:p>98.5522292213</text:p>
          </table:table-cell>
          <table:table-cell table:formula="of:=IMREAL([.D828])" office:value-type="float" office:value="-69.3641842078395" calcext:value-type="float">
            <text:p>-69.3641842078</text:p>
          </table:table-cell>
          <table:table-cell table:formula="of:=IMAGINARY([.D828])" office:value-type="float" office:value="-70.008226899948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28]+1" office:value-type="float" office:value="827" calcext:value-type="float">
            <text:p>827</text:p>
          </table:table-cell>
          <table:table-cell table:formula="of:=SIN([.$H$2]/[.$I$2]*[.A829]*2*PI()+[.$I$10])" office:value-type="float" office:value="-0.707106781186546" calcext:value-type="float">
            <text:p>-0.7071067812</text:p>
          </table:table-cell>
          <table:table-cell table:formula="of:=IF(ROW() &gt; [.$J$2] + 1; [.B829] - OFFSET([.B829]; -[.$J$2]; 0)*[.$L$2]^[.$J$2]; [.B829])" office:value-type="float" office:value="-0.014002345532234" calcext:value-type="float">
            <text:p>-0.0140023455</text:p>
          </table:table-cell>
          <table:table-cell table:formula="of:=IMSUM(COMPLEX([.C829];0); IMPRODUCT([.D828]; [.$I$8]))" office:value-type="string" office:string-value="-70,0152284227903+69,3572477894187i" calcext:value-type="string">
            <text:p>-70,0152284227903+69,3572477894187i</text:p>
          </table:table-cell>
          <table:table-cell table:formula="of:=IMABS([.D829])" office:value-type="float" office:value="98.5523212918819" calcext:value-type="float">
            <text:p>98.5523212919</text:p>
          </table:table-cell>
          <table:table-cell table:formula="of:=IMREAL([.D829])" office:value-type="float" office:value="-70.0152284227903" calcext:value-type="float">
            <text:p>-70.0152284228</text:p>
          </table:table-cell>
          <table:table-cell table:formula="of:=IMAGINARY([.D829])" office:value-type="float" office:value="69.3572477894187" calcext:value-type="float">
            <text:p>69.3572477894</text:p>
          </table:table-cell>
          <table:table-cell table:number-columns-repeated="5"/>
        </table:table-row>
        <table:table-row table:style-name="ro1">
          <table:table-cell table:formula="of:=[.A829]+1" office:value-type="float" office:value="828" calcext:value-type="float">
            <text:p>828</text:p>
          </table:table-cell>
          <table:table-cell table:formula="of:=SIN([.$H$2]/[.$I$2]*[.A830]*2*PI()+[.$I$10])" office:value-type="float" office:value="0.707106781186505" calcext:value-type="float">
            <text:p>0.7071067812</text:p>
          </table:table-cell>
          <table:table-cell table:formula="of:=IF(ROW() &gt; [.$J$2] + 1; [.B830] - OFFSET([.B830]; -[.$J$2]; 0)*[.$L$2]^[.$J$2]; [.B830])" office:value-type="float" office:value="0.0140023455323146" calcext:value-type="float">
            <text:p>0.0140023455</text:p>
          </table:table-cell>
          <table:table-cell table:formula="of:=IMSUM(COMPLEX([.C830];0); IMPRODUCT([.D829]; [.$I$8]))" office:value-type="string" office:string-value="69,3643144101721+70,008226899948i" calcext:value-type="string">
            <text:p>69,3643144101721+70,008226899948i</text:p>
          </table:table-cell>
          <table:table-cell table:formula="of:=IMABS([.D830])" office:value-type="float" office:value="98.5523208619047" calcext:value-type="float">
            <text:p>98.5523208619</text:p>
          </table:table-cell>
          <table:table-cell table:formula="of:=IMREAL([.D830])" office:value-type="float" office:value="69.3643144101721" calcext:value-type="float">
            <text:p>69.3643144102</text:p>
          </table:table-cell>
          <table:table-cell table:formula="of:=IMAGINARY([.D830])" office:value-type="float" office:value="70.0082268999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30]+1" office:value-type="float" office:value="829" calcext:value-type="float">
            <text:p>829</text:p>
          </table:table-cell>
          <table:table-cell table:formula="of:=SIN([.$H$2]/[.$I$2]*[.A831]*2*PI()+[.$I$10])" office:value-type="float" office:value="0.707106781186474" calcext:value-type="float">
            <text:p>0.7071067812</text:p>
          </table:table-cell>
          <table:table-cell table:formula="of:=IF(ROW() &gt; [.$J$2] + 1; [.B831] - OFFSET([.B831]; -[.$J$2]; 0)*[.$L$2]^[.$J$2]; [.B831])" office:value-type="float" office:value="0.0140023455321536" calcext:value-type="float">
            <text:p>0.0140023455</text:p>
          </table:table-cell>
          <table:table-cell table:formula="of:=IMSUM(COMPLEX([.C831];0); IMPRODUCT([.D830]; [.$I$8]))" office:value-type="string" office:string-value="70,0152284227901-69,3573779787311i" calcext:value-type="string">
            <text:p>70,0152284227901-69,3573779787311i</text:p>
          </table:table-cell>
          <table:table-cell table:formula="of:=IMABS([.D831])" office:value-type="float" office:value="98.5524129140431" calcext:value-type="float">
            <text:p>98.552412914</text:p>
          </table:table-cell>
          <table:table-cell table:formula="of:=IMREAL([.D831])" office:value-type="float" office:value="70.0152284227901" calcext:value-type="float">
            <text:p>70.0152284228</text:p>
          </table:table-cell>
          <table:table-cell table:formula="of:=IMAGINARY([.D831])" office:value-type="float" office:value="-69.3573779787311" calcext:value-type="float">
            <text:p>-69.3573779787</text:p>
          </table:table-cell>
          <table:table-cell table:number-columns-repeated="5"/>
        </table:table-row>
        <table:table-row table:style-name="ro1">
          <table:table-cell table:formula="of:=[.A831]+1" office:value-type="float" office:value="830" calcext:value-type="float">
            <text:p>830</text:p>
          </table:table-cell>
          <table:table-cell table:formula="of:=SIN([.$H$2]/[.$I$2]*[.A832]*2*PI()+[.$I$10])" office:value-type="float" office:value="-0.707106781186578" calcext:value-type="float">
            <text:p>-0.7071067812</text:p>
          </table:table-cell>
          <table:table-cell table:formula="of:=IF(ROW() &gt; [.$J$2] + 1; [.B832] - OFFSET([.B832]; -[.$J$2]; 0)*[.$L$2]^[.$J$2]; [.B832])" office:value-type="float" office:value="-0.0140023455323162" calcext:value-type="float">
            <text:p>-0.0140023455</text:p>
          </table:table-cell>
          <table:table-cell table:formula="of:=IMSUM(COMPLEX([.C832];0); IMPRODUCT([.D831]; [.$I$8]))" office:value-type="string" office:string-value="-69,3644445864655-70,0082268999478i" calcext:value-type="string">
            <text:p>-69,3644445864655-70,0082268999478i</text:p>
          </table:table-cell>
          <table:table-cell table:formula="of:=IMABS([.D832])" office:value-type="float" office:value="98.5524124842381" calcext:value-type="float">
            <text:p>98.5524124842</text:p>
          </table:table-cell>
          <table:table-cell table:formula="of:=IMREAL([.D832])" office:value-type="float" office:value="-69.3644445864655" calcext:value-type="float">
            <text:p>-69.3644445865</text:p>
          </table:table-cell>
          <table:table-cell table:formula="of:=IMAGINARY([.D832])" office:value-type="float" office:value="-70.0082268999478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32]+1" office:value-type="float" office:value="831" calcext:value-type="float">
            <text:p>831</text:p>
          </table:table-cell>
          <table:table-cell table:formula="of:=SIN([.$H$2]/[.$I$2]*[.A833]*2*PI()+[.$I$10])" office:value-type="float" office:value="-0.707106781186562" calcext:value-type="float">
            <text:p>-0.7071067812</text:p>
          </table:table-cell>
          <table:table-cell table:formula="of:=IF(ROW() &gt; [.$J$2] + 1; [.B833] - OFFSET([.B833]; -[.$J$2]; 0)*[.$L$2]^[.$J$2]; [.B833])" office:value-type="float" office:value="-0.0140023455322343" calcext:value-type="float">
            <text:p>-0.0140023455</text:p>
          </table:table-cell>
          <table:table-cell table:formula="of:=IMSUM(COMPLEX([.C833];0); IMPRODUCT([.D832]; [.$I$8]))" office:value-type="string" office:string-value="-70,01522842279+69,3575081420068i" calcext:value-type="string">
            <text:p>-70,01522842279+69,3575081420068i</text:p>
          </table:table-cell>
          <table:table-cell table:formula="of:=IMABS([.D833])" office:value-type="float" office:value="98.5525045179675" calcext:value-type="float">
            <text:p>98.552504518</text:p>
          </table:table-cell>
          <table:table-cell table:formula="of:=IMREAL([.D833])" office:value-type="float" office:value="-70.01522842279" calcext:value-type="float">
            <text:p>-70.0152284228</text:p>
          </table:table-cell>
          <table:table-cell table:formula="of:=IMAGINARY([.D833])" office:value-type="float" office:value="69.3575081420068" calcext:value-type="float">
            <text:p>69.357508142</text:p>
          </table:table-cell>
          <table:table-cell table:number-columns-repeated="5"/>
        </table:table-row>
        <table:table-row table:style-name="ro1">
          <table:table-cell table:formula="of:=[.A833]+1" office:value-type="float" office:value="832" calcext:value-type="float">
            <text:p>832</text:p>
          </table:table-cell>
          <table:table-cell table:formula="of:=SIN([.$H$2]/[.$I$2]*[.A834]*2*PI()+[.$I$10])" office:value-type="float" office:value="0.70710678118665" calcext:value-type="float">
            <text:p>0.7071067812</text:p>
          </table:table-cell>
          <table:table-cell table:formula="of:=IF(ROW() &gt; [.$J$2] + 1; [.B834] - OFFSET([.B834]; -[.$J$2]; 0)*[.$L$2]^[.$J$2]; [.B834])" office:value-type="float" office:value="0.0140023455323963" calcext:value-type="float">
            <text:p>0.0140023455</text:p>
          </table:table-cell>
          <table:table-cell table:formula="of:=IMSUM(COMPLEX([.C834];0); IMPRODUCT([.D833]; [.$I$8]))" office:value-type="string" office:string-value="69,364574736725+70,0082268999477i" calcext:value-type="string">
            <text:p>69,364574736725+70,0082268999477i</text:p>
          </table:table-cell>
          <table:table-cell table:formula="of:=IMABS([.D834])" office:value-type="float" office:value="98.5525040883349" calcext:value-type="float">
            <text:p>98.5525040883</text:p>
          </table:table-cell>
          <table:table-cell table:formula="of:=IMREAL([.D834])" office:value-type="float" office:value="69.364574736725" calcext:value-type="float">
            <text:p>69.3645747367</text:p>
          </table:table-cell>
          <table:table-cell table:formula="of:=IMAGINARY([.D834])" office:value-type="float" office:value="70.0082268999477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34]+1" office:value-type="float" office:value="833" calcext:value-type="float">
            <text:p>833</text:p>
          </table:table-cell>
          <table:table-cell table:formula="of:=SIN([.$H$2]/[.$I$2]*[.A835]*2*PI()+[.$I$10])" office:value-type="float" office:value="0.707106781186489" calcext:value-type="float">
            <text:p>0.7071067812</text:p>
          </table:table-cell>
          <table:table-cell table:formula="of:=IF(ROW() &gt; [.$J$2] + 1; [.B835] - OFFSET([.B835]; -[.$J$2]; 0)*[.$L$2]^[.$J$2]; [.B835])" office:value-type="float" office:value="0.014002345532154" calcext:value-type="float">
            <text:p>0.0140023455</text:p>
          </table:table-cell>
          <table:table-cell table:formula="of:=IMSUM(COMPLEX([.C835];0); IMPRODUCT([.D834]; [.$I$8]))" office:value-type="string" office:string-value="70,0152284227898-69,3576382792513i" calcext:value-type="string">
            <text:p>70,0152284227898-69,3576382792513i</text:p>
          </table:table-cell>
          <table:table-cell table:formula="of:=IMABS([.D835])" office:value-type="float" office:value="98.5525961036588" calcext:value-type="float">
            <text:p>98.5525961037</text:p>
          </table:table-cell>
          <table:table-cell table:formula="of:=IMREAL([.D835])" office:value-type="float" office:value="70.0152284227898" calcext:value-type="float">
            <text:p>70.0152284228</text:p>
          </table:table-cell>
          <table:table-cell table:formula="of:=IMAGINARY([.D835])" office:value-type="float" office:value="-69.3576382792513" calcext:value-type="float">
            <text:p>-69.3576382793</text:p>
          </table:table-cell>
          <table:table-cell table:number-columns-repeated="5"/>
        </table:table-row>
        <table:table-row table:style-name="ro1">
          <table:table-cell table:formula="of:=[.A835]+1" office:value-type="float" office:value="834" calcext:value-type="float">
            <text:p>834</text:p>
          </table:table-cell>
          <table:table-cell table:formula="of:=SIN([.$H$2]/[.$I$2]*[.A836]*2*PI()+[.$I$10])" office:value-type="float" office:value="-0.707106781186562" calcext:value-type="float">
            <text:p>-0.7071067812</text:p>
          </table:table-cell>
          <table:table-cell table:formula="of:=IF(ROW() &gt; [.$J$2] + 1; [.B836] - OFFSET([.B836]; -[.$J$2]; 0)*[.$L$2]^[.$J$2]; [.B836])" office:value-type="float" office:value="-0.0140023455323157" calcext:value-type="float">
            <text:p>-0.0140023455</text:p>
          </table:table-cell>
          <table:table-cell table:formula="of:=IMSUM(COMPLEX([.C836];0); IMPRODUCT([.D835]; [.$I$8]))" office:value-type="string" office:string-value="-69,3647048609557-70,0082268999475i" calcext:value-type="string">
            <text:p>-69,3647048609557-70,0082268999475i</text:p>
          </table:table-cell>
          <table:table-cell table:formula="of:=IMABS([.D836])" office:value-type="float" office:value="98.5525956741984" calcext:value-type="float">
            <text:p>98.5525956742</text:p>
          </table:table-cell>
          <table:table-cell table:formula="of:=IMREAL([.D836])" office:value-type="float" office:value="-69.3647048609557" calcext:value-type="float">
            <text:p>-69.364704861</text:p>
          </table:table-cell>
          <table:table-cell table:formula="of:=IMAGINARY([.D836])" office:value-type="float" office:value="-70.008226899947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36]+1" office:value-type="float" office:value="835" calcext:value-type="float">
            <text:p>835</text:p>
          </table:table-cell>
          <table:table-cell table:formula="of:=SIN([.$H$2]/[.$I$2]*[.A837]*2*PI()+[.$I$10])" office:value-type="float" office:value="-0.707106781186577" calcext:value-type="float">
            <text:p>-0.7071067812</text:p>
          </table:table-cell>
          <table:table-cell table:formula="of:=IF(ROW() &gt; [.$J$2] + 1; [.B837] - OFFSET([.B837]; -[.$J$2]; 0)*[.$L$2]^[.$J$2]; [.B837])" office:value-type="float" office:value="-0.0140023455322345" calcext:value-type="float">
            <text:p>-0.0140023455</text:p>
          </table:table-cell>
          <table:table-cell table:formula="of:=IMSUM(COMPLEX([.C837];0); IMPRODUCT([.D836]; [.$I$8]))" office:value-type="string" office:string-value="-70,0152284227897+69,3577683904696i" calcext:value-type="string">
            <text:p>-70,0152284227897+69,3577683904696i</text:p>
          </table:table-cell>
          <table:table-cell table:formula="of:=IMABS([.D837])" office:value-type="float" office:value="98.5526876711206" calcext:value-type="float">
            <text:p>98.5526876711</text:p>
          </table:table-cell>
          <table:table-cell table:formula="of:=IMREAL([.D837])" office:value-type="float" office:value="-70.0152284227897" calcext:value-type="float">
            <text:p>-70.0152284228</text:p>
          </table:table-cell>
          <table:table-cell table:formula="of:=IMAGINARY([.D837])" office:value-type="float" office:value="69.3577683904696" calcext:value-type="float">
            <text:p>69.3577683905</text:p>
          </table:table-cell>
          <table:table-cell table:number-columns-repeated="5"/>
        </table:table-row>
        <table:table-row table:style-name="ro1">
          <table:table-cell table:formula="of:=[.A837]+1" office:value-type="float" office:value="836" calcext:value-type="float">
            <text:p>836</text:p>
          </table:table-cell>
          <table:table-cell table:formula="of:=SIN([.$H$2]/[.$I$2]*[.A838]*2*PI()+[.$I$10])" office:value-type="float" office:value="0.707106781186635" calcext:value-type="float">
            <text:p>0.7071067812</text:p>
          </table:table-cell>
          <table:table-cell table:formula="of:=IF(ROW() &gt; [.$J$2] + 1; [.B838] - OFFSET([.B838]; -[.$J$2]; 0)*[.$L$2]^[.$J$2]; [.B838])" office:value-type="float" office:value="0.014002345532396" calcext:value-type="float">
            <text:p>0.0140023455</text:p>
          </table:table-cell>
          <table:table-cell table:formula="of:=IMSUM(COMPLEX([.C838];0); IMPRODUCT([.D837]; [.$I$8]))" office:value-type="string" office:string-value="69,364834959163+70,0082268999474i" calcext:value-type="string">
            <text:p>69,364834959163+70,0082268999474i</text:p>
          </table:table-cell>
          <table:table-cell table:formula="of:=IMABS([.D838])" office:value-type="float" office:value="98.5526872418324" calcext:value-type="float">
            <text:p>98.5526872418</text:p>
          </table:table-cell>
          <table:table-cell table:formula="of:=IMREAL([.D838])" office:value-type="float" office:value="69.364834959163" calcext:value-type="float">
            <text:p>69.3648349592</text:p>
          </table:table-cell>
          <table:table-cell table:formula="of:=IMAGINARY([.D838])" office:value-type="float" office:value="70.008226899947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38]+1" office:value-type="float" office:value="837" calcext:value-type="float">
            <text:p>837</text:p>
          </table:table-cell>
          <table:table-cell table:formula="of:=SIN([.$H$2]/[.$I$2]*[.A839]*2*PI()+[.$I$10])" office:value-type="float" office:value="0.707106781186504" calcext:value-type="float">
            <text:p>0.7071067812</text:p>
          </table:table-cell>
          <table:table-cell table:formula="of:=IF(ROW() &gt; [.$J$2] + 1; [.B839] - OFFSET([.B839]; -[.$J$2]; 0)*[.$L$2]^[.$J$2]; [.B839])" office:value-type="float" office:value="0.0140023455321544" calcext:value-type="float">
            <text:p>0.0140023455</text:p>
          </table:table-cell>
          <table:table-cell table:formula="of:=IMSUM(COMPLEX([.C839];0); IMPRODUCT([.D838]; [.$I$8]))" office:value-type="string" office:string-value="70,0152284227895-69,3578984756671i" calcext:value-type="string">
            <text:p>70,0152284227895-69,3578984756671i</text:p>
          </table:table-cell>
          <table:table-cell table:formula="of:=IMABS([.D839])" office:value-type="float" office:value="98.5527792203565" calcext:value-type="float">
            <text:p>98.5527792204</text:p>
          </table:table-cell>
          <table:table-cell table:formula="of:=IMREAL([.D839])" office:value-type="float" office:value="70.0152284227895" calcext:value-type="float">
            <text:p>70.0152284228</text:p>
          </table:table-cell>
          <table:table-cell table:formula="of:=IMAGINARY([.D839])" office:value-type="float" office:value="-69.3578984756671" calcext:value-type="float">
            <text:p>-69.3578984757</text:p>
          </table:table-cell>
          <table:table-cell table:number-columns-repeated="5"/>
        </table:table-row>
        <table:table-row table:style-name="ro1">
          <table:table-cell table:formula="of:=[.A839]+1" office:value-type="float" office:value="838" calcext:value-type="float">
            <text:p>838</text:p>
          </table:table-cell>
          <table:table-cell table:formula="of:=SIN([.$H$2]/[.$I$2]*[.A840]*2*PI()+[.$I$10])" office:value-type="float" office:value="-0.707106781186547" calcext:value-type="float">
            <text:p>-0.7071067812</text:p>
          </table:table-cell>
          <table:table-cell table:formula="of:=IF(ROW() &gt; [.$J$2] + 1; [.B840] - OFFSET([.B840]; -[.$J$2]; 0)*[.$L$2]^[.$J$2]; [.B840])" office:value-type="float" office:value="-0.0140023455323155" calcext:value-type="float">
            <text:p>-0.0140023455</text:p>
          </table:table-cell>
          <table:table-cell table:formula="of:=IMSUM(COMPLEX([.C840];0); IMPRODUCT([.D839]; [.$I$8]))" office:value-type="string" office:string-value="-69,3649650313518-70,0082268999472i" calcext:value-type="string">
            <text:p>-69,3649650313518-70,0082268999472i</text:p>
          </table:table-cell>
          <table:table-cell table:formula="of:=IMABS([.D840])" office:value-type="float" office:value="98.5527787912403" calcext:value-type="float">
            <text:p>98.5527787912</text:p>
          </table:table-cell>
          <table:table-cell table:formula="of:=IMREAL([.D840])" office:value-type="float" office:value="-69.3649650313518" calcext:value-type="float">
            <text:p>-69.3649650314</text:p>
          </table:table-cell>
          <table:table-cell table:formula="of:=IMAGINARY([.D840])" office:value-type="float" office:value="-70.0082268999472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40]+1" office:value-type="float" office:value="839" calcext:value-type="float">
            <text:p>839</text:p>
          </table:table-cell>
          <table:table-cell table:formula="of:=SIN([.$H$2]/[.$I$2]*[.A841]*2*PI()+[.$I$10])" office:value-type="float" office:value="-0.707106781186592" calcext:value-type="float">
            <text:p>-0.7071067812</text:p>
          </table:table-cell>
          <table:table-cell table:formula="of:=IF(ROW() &gt; [.$J$2] + 1; [.B841] - OFFSET([.B841]; -[.$J$2]; 0)*[.$L$2]^[.$J$2]; [.B841])" office:value-type="float" office:value="-0.0140023455322349" calcext:value-type="float">
            <text:p>-0.0140023455</text:p>
          </table:table-cell>
          <table:table-cell table:formula="of:=IMSUM(COMPLEX([.C841];0); IMPRODUCT([.D840]; [.$I$8]))" office:value-type="string" office:string-value="-70,0152284227894+69,3580285348487i" calcext:value-type="string">
            <text:p>-70,0152284227894+69,3580285348487i</text:p>
          </table:table-cell>
          <table:table-cell table:formula="of:=IMABS([.D841])" office:value-type="float" office:value="98.5528707513701" calcext:value-type="float">
            <text:p>98.5528707514</text:p>
          </table:table-cell>
          <table:table-cell table:formula="of:=IMREAL([.D841])" office:value-type="float" office:value="-70.0152284227894" calcext:value-type="float">
            <text:p>-70.0152284228</text:p>
          </table:table-cell>
          <table:table-cell table:formula="of:=IMAGINARY([.D841])" office:value-type="float" office:value="69.3580285348487" calcext:value-type="float">
            <text:p>69.3580285348</text:p>
          </table:table-cell>
          <table:table-cell table:number-columns-repeated="5"/>
        </table:table-row>
        <table:table-row table:style-name="ro1">
          <table:table-cell table:formula="of:=[.A841]+1" office:value-type="float" office:value="840" calcext:value-type="float">
            <text:p>840</text:p>
          </table:table-cell>
          <table:table-cell table:formula="of:=SIN([.$H$2]/[.$I$2]*[.A842]*2*PI()+[.$I$10])" office:value-type="float" office:value="0.70710678118662" calcext:value-type="float">
            <text:p>0.7071067812</text:p>
          </table:table-cell>
          <table:table-cell table:formula="of:=IF(ROW() &gt; [.$J$2] + 1; [.B842] - OFFSET([.B842]; -[.$J$2]; 0)*[.$L$2]^[.$J$2]; [.B842])" office:value-type="float" office:value="0.0140023455323957" calcext:value-type="float">
            <text:p>0.0140023455</text:p>
          </table:table-cell>
          <table:table-cell table:formula="of:=IMSUM(COMPLEX([.C842];0); IMPRODUCT([.D841]; [.$I$8]))" office:value-type="string" office:string-value="69,3650950775276+70,0082268999471i" calcext:value-type="string">
            <text:p>69,3650950775276+70,0082268999471i</text:p>
          </table:table-cell>
          <table:table-cell table:formula="of:=IMABS([.D842])" office:value-type="float" office:value="98.552870322426" calcext:value-type="float">
            <text:p>98.5528703224</text:p>
          </table:table-cell>
          <table:table-cell table:formula="of:=IMREAL([.D842])" office:value-type="float" office:value="69.3650950775276" calcext:value-type="float">
            <text:p>69.3650950775</text:p>
          </table:table-cell>
          <table:table-cell table:formula="of:=IMAGINARY([.D842])" office:value-type="float" office:value="70.0082268999471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42]+1" office:value-type="float" office:value="841" calcext:value-type="float">
            <text:p>841</text:p>
          </table:table-cell>
          <table:table-cell table:formula="of:=SIN([.$H$2]/[.$I$2]*[.A843]*2*PI()+[.$I$10])" office:value-type="float" office:value="0.707106781186519" calcext:value-type="float">
            <text:p>0.7071067812</text:p>
          </table:table-cell>
          <table:table-cell table:formula="of:=IF(ROW() &gt; [.$J$2] + 1; [.B843] - OFFSET([.B843]; -[.$J$2]; 0)*[.$L$2]^[.$J$2]; [.B843])" office:value-type="float" office:value="0.0140023455322333" calcext:value-type="float">
            <text:p>0.0140023455</text:p>
          </table:table-cell>
          <table:table-cell table:formula="of:=IMSUM(COMPLEX([.C843];0); IMPRODUCT([.D842]; [.$I$8]))" office:value-type="string" office:string-value="70,0152284227893-69,3581585680198i" calcext:value-type="string">
            <text:p>70,0152284227893-69,3581585680198i</text:p>
          </table:table-cell>
          <table:table-cell table:formula="of:=IMABS([.D843])" office:value-type="float" office:value="98.5529622641651" calcext:value-type="float">
            <text:p>98.5529622642</text:p>
          </table:table-cell>
          <table:table-cell table:formula="of:=IMREAL([.D843])" office:value-type="float" office:value="70.0152284227893" calcext:value-type="float">
            <text:p>70.0152284228</text:p>
          </table:table-cell>
          <table:table-cell table:formula="of:=IMAGINARY([.D843])" office:value-type="float" office:value="-69.3581585680198" calcext:value-type="float">
            <text:p>-69.358158568</text:p>
          </table:table-cell>
          <table:table-cell table:number-columns-repeated="5"/>
        </table:table-row>
        <table:table-row table:style-name="ro1">
          <table:table-cell table:formula="of:=[.A843]+1" office:value-type="float" office:value="842" calcext:value-type="float">
            <text:p>842</text:p>
          </table:table-cell>
          <table:table-cell table:formula="of:=SIN([.$H$2]/[.$I$2]*[.A844]*2*PI()+[.$I$10])" office:value-type="float" office:value="-0.707106781186532" calcext:value-type="float">
            <text:p>-0.7071067812</text:p>
          </table:table-cell>
          <table:table-cell table:formula="of:=IF(ROW() &gt; [.$J$2] + 1; [.B844] - OFFSET([.B844]; -[.$J$2]; 0)*[.$L$2]^[.$J$2]; [.B844])" office:value-type="float" office:value="-0.0140023455323152" calcext:value-type="float">
            <text:p>-0.0140023455</text:p>
          </table:table-cell>
          <table:table-cell table:formula="of:=IMSUM(COMPLEX([.C844];0); IMPRODUCT([.D843]; [.$I$8]))" office:value-type="string" office:string-value="-69,3652250976953-70,008226899947i" calcext:value-type="string">
            <text:p>-69,3652250976953-70,008226899947i</text:p>
          </table:table-cell>
          <table:table-cell table:formula="of:=IMABS([.D844])" office:value-type="float" office:value="98.5529618353929" calcext:value-type="float">
            <text:p>98.5529618354</text:p>
          </table:table-cell>
          <table:table-cell table:formula="of:=IMREAL([.D844])" office:value-type="float" office:value="-69.3652250976953" calcext:value-type="float">
            <text:p>-69.3652250977</text:p>
          </table:table-cell>
          <table:table-cell table:formula="of:=IMAGINARY([.D844])" office:value-type="float" office:value="-70.00822689994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44]+1" office:value-type="float" office:value="843" calcext:value-type="float">
            <text:p>843</text:p>
          </table:table-cell>
          <table:table-cell table:formula="of:=SIN([.$H$2]/[.$I$2]*[.A845]*2*PI()+[.$I$10])" office:value-type="float" office:value="-0.707106781186447" calcext:value-type="float">
            <text:p>-0.7071067812</text:p>
          </table:table-cell>
          <table:table-cell table:formula="of:=IF(ROW() &gt; [.$J$2] + 1; [.B845] - OFFSET([.B845]; -[.$J$2]; 0)*[.$L$2]^[.$J$2]; [.B845])" office:value-type="float" office:value="-0.0140023455321532" calcext:value-type="float">
            <text:p>-0.0140023455</text:p>
          </table:table-cell>
          <table:table-cell table:formula="of:=IMSUM(COMPLEX([.C845];0); IMPRODUCT([.D844]; [.$I$8]))" office:value-type="string" office:string-value="-70,0152284227891+69,3582885751855i" calcext:value-type="string">
            <text:p>-70,0152284227891+69,3582885751855i</text:p>
          </table:table-cell>
          <table:table-cell table:formula="of:=IMABS([.D845])" office:value-type="float" office:value="98.5530537587448" calcext:value-type="float">
            <text:p>98.5530537587</text:p>
          </table:table-cell>
          <table:table-cell table:formula="of:=IMREAL([.D845])" office:value-type="float" office:value="-70.0152284227891" calcext:value-type="float">
            <text:p>-70.0152284228</text:p>
          </table:table-cell>
          <table:table-cell table:formula="of:=IMAGINARY([.D845])" office:value-type="float" office:value="69.3582885751855" calcext:value-type="float">
            <text:p>69.3582885752</text:p>
          </table:table-cell>
          <table:table-cell table:number-columns-repeated="5"/>
        </table:table-row>
        <table:table-row table:style-name="ro1">
          <table:table-cell table:formula="of:=[.A845]+1" office:value-type="float" office:value="844" calcext:value-type="float">
            <text:p>844</text:p>
          </table:table-cell>
          <table:table-cell table:formula="of:=SIN([.$H$2]/[.$I$2]*[.A846]*2*PI()+[.$I$10])" office:value-type="float" office:value="0.707106781186605" calcext:value-type="float">
            <text:p>0.7071067812</text:p>
          </table:table-cell>
          <table:table-cell table:formula="of:=IF(ROW() &gt; [.$J$2] + 1; [.B846] - OFFSET([.B846]; -[.$J$2]; 0)*[.$L$2]^[.$J$2]; [.B846])" office:value-type="float" office:value="0.0140023455323954" calcext:value-type="float">
            <text:p>0.0140023455</text:p>
          </table:table-cell>
          <table:table-cell table:formula="of:=IMSUM(COMPLEX([.C846];0); IMPRODUCT([.D845]; [.$I$8]))" office:value-type="string" office:string-value="69,3653550918604+70,0082268999468i" calcext:value-type="string">
            <text:p>69,3653550918604+70,0082268999468i</text:p>
          </table:table-cell>
          <table:table-cell table:formula="of:=IMABS([.D846])" office:value-type="float" office:value="98.5530533301446" calcext:value-type="float">
            <text:p>98.5530533301</text:p>
          </table:table-cell>
          <table:table-cell table:formula="of:=IMREAL([.D846])" office:value-type="float" office:value="69.3653550918604" calcext:value-type="float">
            <text:p>69.3653550919</text:p>
          </table:table-cell>
          <table:table-cell table:formula="of:=IMAGINARY([.D846])" office:value-type="float" office:value="70.008226899946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46]+1" office:value-type="float" office:value="845" calcext:value-type="float">
            <text:p>845</text:p>
          </table:table-cell>
          <table:table-cell table:formula="of:=SIN([.$H$2]/[.$I$2]*[.A847]*2*PI()+[.$I$10])" office:value-type="float" office:value="0.707106781186534" calcext:value-type="float">
            <text:p>0.7071067812</text:p>
          </table:table-cell>
          <table:table-cell table:formula="of:=IF(ROW() &gt; [.$J$2] + 1; [.B847] - OFFSET([.B847]; -[.$J$2]; 0)*[.$L$2]^[.$J$2]; [.B847])" office:value-type="float" office:value="0.0140023455322337" calcext:value-type="float">
            <text:p>0.0140023455</text:p>
          </table:table-cell>
          <table:table-cell table:formula="of:=IMSUM(COMPLEX([.C847];0); IMPRODUCT([.D846]; [.$I$8]))" office:value-type="string" office:string-value="70,015228422789-69,3584185563512i" calcext:value-type="string">
            <text:p>70,015228422789-69,3584185563512i</text:p>
          </table:table-cell>
          <table:table-cell table:formula="of:=IMABS([.D847])" office:value-type="float" office:value="98.5531452351132" calcext:value-type="float">
            <text:p>98.5531452351</text:p>
          </table:table-cell>
          <table:table-cell table:formula="of:=IMREAL([.D847])" office:value-type="float" office:value="70.015228422789" calcext:value-type="float">
            <text:p>70.0152284228</text:p>
          </table:table-cell>
          <table:table-cell table:formula="of:=IMAGINARY([.D847])" office:value-type="float" office:value="-69.3584185563512" calcext:value-type="float">
            <text:p>-69.3584185564</text:p>
          </table:table-cell>
          <table:table-cell table:number-columns-repeated="5"/>
        </table:table-row>
        <table:table-row table:style-name="ro1">
          <table:table-cell table:formula="of:=[.A847]+1" office:value-type="float" office:value="846" calcext:value-type="float">
            <text:p>846</text:p>
          </table:table-cell>
          <table:table-cell table:formula="of:=SIN([.$H$2]/[.$I$2]*[.A848]*2*PI()+[.$I$10])" office:value-type="float" office:value="-0.707106781186516" calcext:value-type="float">
            <text:p>-0.7071067812</text:p>
          </table:table-cell>
          <table:table-cell table:formula="of:=IF(ROW() &gt; [.$J$2] + 1; [.B848] - OFFSET([.B848]; -[.$J$2]; 0)*[.$L$2]^[.$J$2]; [.B848])" office:value-type="float" office:value="-0.0140023455323148" calcext:value-type="float">
            <text:p>-0.0140023455</text:p>
          </table:table-cell>
          <table:table-cell table:formula="of:=IMSUM(COMPLEX([.C848];0); IMPRODUCT([.D847]; [.$I$8]))" office:value-type="string" office:string-value="-69,3654850600279-70,0082268999467i" calcext:value-type="string">
            <text:p>-69,3654850600279-70,0082268999467i</text:p>
          </table:table-cell>
          <table:table-cell table:formula="of:=IMABS([.D848])" office:value-type="float" office:value="98.5531448066848" calcext:value-type="float">
            <text:p>98.5531448067</text:p>
          </table:table-cell>
          <table:table-cell table:formula="of:=IMREAL([.D848])" office:value-type="float" office:value="-69.3654850600279" calcext:value-type="float">
            <text:p>-69.36548506</text:p>
          </table:table-cell>
          <table:table-cell table:formula="of:=IMAGINARY([.D848])" office:value-type="float" office:value="-70.008226899946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48]+1" office:value-type="float" office:value="847" calcext:value-type="float">
            <text:p>847</text:p>
          </table:table-cell>
          <table:table-cell table:formula="of:=SIN([.$H$2]/[.$I$2]*[.A849]*2*PI()+[.$I$10])" office:value-type="float" office:value="-0.707106781186462" calcext:value-type="float">
            <text:p>-0.7071067812</text:p>
          </table:table-cell>
          <table:table-cell table:formula="of:=IF(ROW() &gt; [.$J$2] + 1; [.B849] - OFFSET([.B849]; -[.$J$2]; 0)*[.$L$2]^[.$J$2]; [.B849])" office:value-type="float" office:value="-0.0140023455321534" calcext:value-type="float">
            <text:p>-0.0140023455</text:p>
          </table:table-cell>
          <table:table-cell table:formula="of:=IMSUM(COMPLEX([.C849];0); IMPRODUCT([.D848]; [.$I$8]))" office:value-type="string" office:string-value="-70,0152284227889+69,3585485115219i" calcext:value-type="string">
            <text:p>-70,0152284227889+69,3585485115219i</text:p>
          </table:table-cell>
          <table:table-cell table:formula="of:=IMABS([.D849])" office:value-type="float" office:value="98.5532366932738" calcext:value-type="float">
            <text:p>98.5532366933</text:p>
          </table:table-cell>
          <table:table-cell table:formula="of:=IMREAL([.D849])" office:value-type="float" office:value="-70.0152284227889" calcext:value-type="float">
            <text:p>-70.0152284228</text:p>
          </table:table-cell>
          <table:table-cell table:formula="of:=IMAGINARY([.D849])" office:value-type="float" office:value="69.3585485115219" calcext:value-type="float">
            <text:p>69.3585485115</text:p>
          </table:table-cell>
          <table:table-cell table:number-columns-repeated="5"/>
        </table:table-row>
        <table:table-row table:style-name="ro1">
          <table:table-cell table:formula="of:=[.A849]+1" office:value-type="float" office:value="848" calcext:value-type="float">
            <text:p>848</text:p>
          </table:table-cell>
          <table:table-cell table:formula="of:=SIN([.$H$2]/[.$I$2]*[.A850]*2*PI()+[.$I$10])" office:value-type="float" office:value="0.707106781186589" calcext:value-type="float">
            <text:p>0.7071067812</text:p>
          </table:table-cell>
          <table:table-cell table:formula="of:=IF(ROW() &gt; [.$J$2] + 1; [.B850] - OFFSET([.B850]; -[.$J$2]; 0)*[.$L$2]^[.$J$2]; [.B850])" office:value-type="float" office:value="0.0140023455323951" calcext:value-type="float">
            <text:p>0.0140023455</text:p>
          </table:table-cell>
          <table:table-cell table:formula="of:=IMSUM(COMPLEX([.C850];0); IMPRODUCT([.D849]; [.$I$8]))" office:value-type="string" office:string-value="69,3656150022032+70,0082268999466i" calcext:value-type="string">
            <text:p>69,3656150022032+70,0082268999466i</text:p>
          </table:table-cell>
          <table:table-cell table:formula="of:=IMABS([.D850])" office:value-type="float" office:value="98.5532362650171" calcext:value-type="float">
            <text:p>98.553236265</text:p>
          </table:table-cell>
          <table:table-cell table:formula="of:=IMREAL([.D850])" office:value-type="float" office:value="69.3656150022032" calcext:value-type="float">
            <text:p>69.3656150022</text:p>
          </table:table-cell>
          <table:table-cell table:formula="of:=IMAGINARY([.D850])" office:value-type="float" office:value="70.008226899946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50]+1" office:value-type="float" office:value="849" calcext:value-type="float">
            <text:p>849</text:p>
          </table:table-cell>
          <table:table-cell table:formula="of:=SIN([.$H$2]/[.$I$2]*[.A851]*2*PI()+[.$I$10])" office:value-type="float" office:value="0.70710678118655" calcext:value-type="float">
            <text:p>0.7071067812</text:p>
          </table:table-cell>
          <table:table-cell table:formula="of:=IF(ROW() &gt; [.$J$2] + 1; [.B851] - OFFSET([.B851]; -[.$J$2]; 0)*[.$L$2]^[.$J$2]; [.B851])" office:value-type="float" office:value="0.014002345532234" calcext:value-type="float">
            <text:p>0.0140023455</text:p>
          </table:table-cell>
          <table:table-cell table:formula="of:=IMSUM(COMPLEX([.C851];0); IMPRODUCT([.D850]; [.$I$8]))" office:value-type="string" office:string-value="70,0152284227888-69,358678440703i" calcext:value-type="string">
            <text:p>70,0152284227888-69,358678440703i</text:p>
          </table:table-cell>
          <table:table-cell table:formula="of:=IMABS([.D851])" office:value-type="float" office:value="98.5533281332301" calcext:value-type="float">
            <text:p>98.5533281332</text:p>
          </table:table-cell>
          <table:table-cell table:formula="of:=IMREAL([.D851])" office:value-type="float" office:value="70.0152284227888" calcext:value-type="float">
            <text:p>70.0152284228</text:p>
          </table:table-cell>
          <table:table-cell table:formula="of:=IMAGINARY([.D851])" office:value-type="float" office:value="-69.358678440703" calcext:value-type="float">
            <text:p>-69.3586784407</text:p>
          </table:table-cell>
          <table:table-cell table:number-columns-repeated="5"/>
        </table:table-row>
        <table:table-row table:style-name="ro1">
          <table:table-cell table:formula="of:=[.A851]+1" office:value-type="float" office:value="850" calcext:value-type="float">
            <text:p>850</text:p>
          </table:table-cell>
          <table:table-cell table:formula="of:=SIN([.$H$2]/[.$I$2]*[.A852]*2*PI()+[.$I$10])" office:value-type="float" office:value="-0.707106781186501" calcext:value-type="float">
            <text:p>-0.7071067812</text:p>
          </table:table-cell>
          <table:table-cell table:formula="of:=IF(ROW() &gt; [.$J$2] + 1; [.B852] - OFFSET([.B852]; -[.$J$2]; 0)*[.$L$2]^[.$J$2]; [.B852])" office:value-type="float" office:value="-0.0140023455323146" calcext:value-type="float">
            <text:p>-0.0140023455</text:p>
          </table:table-cell>
          <table:table-cell table:formula="of:=IMSUM(COMPLEX([.C852];0); IMPRODUCT([.D851]; [.$I$8]))" office:value-type="string" office:string-value="-69,3657449183912-70,0082268999465i" calcext:value-type="string">
            <text:p>-69,3657449183912-70,0082268999465i</text:p>
          </table:table-cell>
          <table:table-cell table:formula="of:=IMABS([.D852])" office:value-type="float" office:value="98.553327705145" calcext:value-type="float">
            <text:p>98.5533277051</text:p>
          </table:table-cell>
          <table:table-cell table:formula="of:=IMREAL([.D852])" office:value-type="float" office:value="-69.3657449183912" calcext:value-type="float">
            <text:p>-69.3657449184</text:p>
          </table:table-cell>
          <table:table-cell table:formula="of:=IMAGINARY([.D852])" office:value-type="float" office:value="-70.008226899946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52]+1" office:value-type="float" office:value="851" calcext:value-type="float">
            <text:p>851</text:p>
          </table:table-cell>
          <table:table-cell table:formula="of:=SIN([.$H$2]/[.$I$2]*[.A853]*2*PI()+[.$I$10])" office:value-type="float" office:value="-0.707106781186477" calcext:value-type="float">
            <text:p>-0.7071067812</text:p>
          </table:table-cell>
          <table:table-cell table:formula="of:=IF(ROW() &gt; [.$J$2] + 1; [.B853] - OFFSET([.B853]; -[.$J$2]; 0)*[.$L$2]^[.$J$2]; [.B853])" office:value-type="float" office:value="-0.0140023455321537" calcext:value-type="float">
            <text:p>-0.0140023455</text:p>
          </table:table-cell>
          <table:table-cell table:formula="of:=IMSUM(COMPLEX([.C853];0); IMPRODUCT([.D852]; [.$I$8]))" office:value-type="string" office:string-value="-70,0152284227887+69,3588083438994i" calcext:value-type="string">
            <text:p>-70,0152284227887+69,3588083438994i</text:p>
          </table:table-cell>
          <table:table-cell table:formula="of:=IMABS([.D853])" office:value-type="float" office:value="98.5534195549857" calcext:value-type="float">
            <text:p>98.553419555</text:p>
          </table:table-cell>
          <table:table-cell table:formula="of:=IMREAL([.D853])" office:value-type="float" office:value="-70.0152284227887" calcext:value-type="float">
            <text:p>-70.0152284228</text:p>
          </table:table-cell>
          <table:table-cell table:formula="of:=IMAGINARY([.D853])" office:value-type="float" office:value="69.3588083438994" calcext:value-type="float">
            <text:p>69.3588083439</text:p>
          </table:table-cell>
          <table:table-cell table:number-columns-repeated="5"/>
        </table:table-row>
        <table:table-row table:style-name="ro1">
          <table:table-cell table:formula="of:=[.A853]+1" office:value-type="float" office:value="852" calcext:value-type="float">
            <text:p>852</text:p>
          </table:table-cell>
          <table:table-cell table:formula="of:=SIN([.$H$2]/[.$I$2]*[.A854]*2*PI()+[.$I$10])" office:value-type="float" office:value="0.707106781186574" calcext:value-type="float">
            <text:p>0.7071067812</text:p>
          </table:table-cell>
          <table:table-cell table:formula="of:=IF(ROW() &gt; [.$J$2] + 1; [.B854] - OFFSET([.B854]; -[.$J$2]; 0)*[.$L$2]^[.$J$2]; [.B854])" office:value-type="float" office:value="0.0140023455323159" calcext:value-type="float">
            <text:p>0.0140023455</text:p>
          </table:table-cell>
          <table:table-cell table:formula="of:=IMSUM(COMPLEX([.C854];0); IMPRODUCT([.D853]; [.$I$8]))" office:value-type="string" office:string-value="69,3658748085973+70,0082268999464i" calcext:value-type="string">
            <text:p>69,3658748085973+70,0082268999464i</text:p>
          </table:table-cell>
          <table:table-cell table:formula="of:=IMABS([.D854])" office:value-type="float" office:value="98.5534191270722" calcext:value-type="float">
            <text:p>98.5534191271</text:p>
          </table:table-cell>
          <table:table-cell table:formula="of:=IMREAL([.D854])" office:value-type="float" office:value="69.3658748085973" calcext:value-type="float">
            <text:p>69.3658748086</text:p>
          </table:table-cell>
          <table:table-cell table:formula="of:=IMAGINARY([.D854])" office:value-type="float" office:value="70.008226899946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54]+1" office:value-type="float" office:value="853" calcext:value-type="float">
            <text:p>853</text:p>
          </table:table-cell>
          <table:table-cell table:formula="of:=SIN([.$H$2]/[.$I$2]*[.A855]*2*PI()+[.$I$10])" office:value-type="float" office:value="0.707106781186565" calcext:value-type="float">
            <text:p>0.7071067812</text:p>
          </table:table-cell>
          <table:table-cell table:formula="of:=IF(ROW() &gt; [.$J$2] + 1; [.B855] - OFFSET([.B855]; -[.$J$2]; 0)*[.$L$2]^[.$J$2]; [.B855])" office:value-type="float" office:value="0.0140023455323919" calcext:value-type="float">
            <text:p>0.0140023455</text:p>
          </table:table-cell>
          <table:table-cell table:formula="of:=IMSUM(COMPLEX([.C855];0); IMPRODUCT([.D854]; [.$I$8]))" office:value-type="string" office:string-value="70,0152284227888-69,3589382211164i" calcext:value-type="string">
            <text:p>70,0152284227888-69,3589382211164i</text:p>
          </table:table-cell>
          <table:table-cell table:formula="of:=IMABS([.D855])" office:value-type="float" office:value="98.5535109585444" calcext:value-type="float">
            <text:p>98.5535109585</text:p>
          </table:table-cell>
          <table:table-cell table:formula="of:=IMREAL([.D855])" office:value-type="float" office:value="70.0152284227888" calcext:value-type="float">
            <text:p>70.0152284228</text:p>
          </table:table-cell>
          <table:table-cell table:formula="of:=IMAGINARY([.D855])" office:value-type="float" office:value="-69.3589382211164" calcext:value-type="float">
            <text:p>-69.3589382211</text:p>
          </table:table-cell>
          <table:table-cell table:number-columns-repeated="5"/>
        </table:table-row>
        <table:table-row table:style-name="ro1">
          <table:table-cell table:formula="of:=[.A855]+1" office:value-type="float" office:value="854" calcext:value-type="float">
            <text:p>854</text:p>
          </table:table-cell>
          <table:table-cell table:formula="of:=SIN([.$H$2]/[.$I$2]*[.A856]*2*PI()+[.$I$10])" office:value-type="float" office:value="-0.707106781186647" calcext:value-type="float">
            <text:p>-0.7071067812</text:p>
          </table:table-cell>
          <table:table-cell table:formula="of:=IF(ROW() &gt; [.$J$2] + 1; [.B856] - OFFSET([.B856]; -[.$J$2]; 0)*[.$L$2]^[.$J$2]; [.B856])" office:value-type="float" office:value="-0.0140023455323175" calcext:value-type="float">
            <text:p>-0.0140023455</text:p>
          </table:table-cell>
          <table:table-cell table:formula="of:=IMSUM(COMPLEX([.C856];0); IMPRODUCT([.D855]; [.$I$8]))" office:value-type="string" office:string-value="-69,3660046728266-70,0082268999465i" calcext:value-type="string">
            <text:p>-69,3660046728266-70,0082268999465i</text:p>
          </table:table-cell>
          <table:table-cell table:formula="of:=IMABS([.D856])" office:value-type="float" office:value="98.5535105308025" calcext:value-type="float">
            <text:p>98.5535105308</text:p>
          </table:table-cell>
          <table:table-cell table:formula="of:=IMREAL([.D856])" office:value-type="float" office:value="-69.3660046728266" calcext:value-type="float">
            <text:p>-69.3660046728</text:p>
          </table:table-cell>
          <table:table-cell table:formula="of:=IMAGINARY([.D856])" office:value-type="float" office:value="-70.008226899946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56]+1" office:value-type="float" office:value="855" calcext:value-type="float">
            <text:p>855</text:p>
          </table:table-cell>
          <table:table-cell table:formula="of:=SIN([.$H$2]/[.$I$2]*[.A857]*2*PI()+[.$I$10])" office:value-type="float" office:value="-0.707106781186492" calcext:value-type="float">
            <text:p>-0.7071067812</text:p>
          </table:table-cell>
          <table:table-cell table:formula="of:=IF(ROW() &gt; [.$J$2] + 1; [.B857] - OFFSET([.B857]; -[.$J$2]; 0)*[.$L$2]^[.$J$2]; [.B857])" office:value-type="float" office:value="-0.0140023455322329" calcext:value-type="float">
            <text:p>-0.0140023455</text:p>
          </table:table-cell>
          <table:table-cell table:formula="of:=IMSUM(COMPLEX([.C857];0); IMPRODUCT([.D856]; [.$I$8]))" office:value-type="string" office:string-value="-70,0152284227887+69,3590680723593i" calcext:value-type="string">
            <text:p>-70,0152284227887+69,3590680723593i</text:p>
          </table:table-cell>
          <table:table-cell table:formula="of:=IMABS([.D857])" office:value-type="float" office:value="98.5536023439095" calcext:value-type="float">
            <text:p>98.5536023439</text:p>
          </table:table-cell>
          <table:table-cell table:formula="of:=IMREAL([.D857])" office:value-type="float" office:value="-70.0152284227887" calcext:value-type="float">
            <text:p>-70.0152284228</text:p>
          </table:table-cell>
          <table:table-cell table:formula="of:=IMAGINARY([.D857])" office:value-type="float" office:value="69.3590680723593" calcext:value-type="float">
            <text:p>69.3590680724</text:p>
          </table:table-cell>
          <table:table-cell table:number-columns-repeated="5"/>
        </table:table-row>
        <table:table-row table:style-name="ro1">
          <table:table-cell table:formula="of:=[.A857]+1" office:value-type="float" office:value="856" calcext:value-type="float">
            <text:p>856</text:p>
          </table:table-cell>
          <table:table-cell table:formula="of:=SIN([.$H$2]/[.$I$2]*[.A858]*2*PI()+[.$I$10])" office:value-type="float" office:value="0.707106781186559" calcext:value-type="float">
            <text:p>0.7071067812</text:p>
          </table:table-cell>
          <table:table-cell table:formula="of:=IF(ROW() &gt; [.$J$2] + 1; [.B858] - OFFSET([.B858]; -[.$J$2]; 0)*[.$L$2]^[.$J$2]; [.B858])" office:value-type="float" office:value="0.0140023455323156" calcext:value-type="float">
            <text:p>0.0140023455</text:p>
          </table:table-cell>
          <table:table-cell table:formula="of:=IMSUM(COMPLEX([.C858];0); IMPRODUCT([.D857]; [.$I$8]))" office:value-type="string" office:string-value="69,3661345110844+70,0082268999464i" calcext:value-type="string">
            <text:p>69,3661345110844+70,0082268999464i</text:p>
          </table:table-cell>
          <table:table-cell table:formula="of:=IMABS([.D858])" office:value-type="float" office:value="98.5536019163391" calcext:value-type="float">
            <text:p>98.5536019163</text:p>
          </table:table-cell>
          <table:table-cell table:formula="of:=IMREAL([.D858])" office:value-type="float" office:value="69.3661345110844" calcext:value-type="float">
            <text:p>69.3661345111</text:p>
          </table:table-cell>
          <table:table-cell table:formula="of:=IMAGINARY([.D858])" office:value-type="float" office:value="70.008226899946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58]+1" office:value-type="float" office:value="857" calcext:value-type="float">
            <text:p>857</text:p>
          </table:table-cell>
          <table:table-cell table:formula="of:=SIN([.$H$2]/[.$I$2]*[.A859]*2*PI()+[.$I$10])" office:value-type="float" office:value="0.70710678118658" calcext:value-type="float">
            <text:p>0.7071067812</text:p>
          </table:table-cell>
          <table:table-cell table:formula="of:=IF(ROW() &gt; [.$J$2] + 1; [.B859] - OFFSET([.B859]; -[.$J$2]; 0)*[.$L$2]^[.$J$2]; [.B859])" office:value-type="float" office:value="0.0140023455323921" calcext:value-type="float">
            <text:p>0.0140023455</text:p>
          </table:table-cell>
          <table:table-cell table:formula="of:=IMSUM(COMPLEX([.C859];0); IMPRODUCT([.D858]; [.$I$8]))" office:value-type="string" office:string-value="70,0152284227888-69,3591978976333i" calcext:value-type="string">
            <text:p>70,0152284227888-69,3591978976333i</text:p>
          </table:table-cell>
          <table:table-cell table:formula="of:=IMABS([.D859])" office:value-type="float" office:value="98.553693711085" calcext:value-type="float">
            <text:p>98.5536937111</text:p>
          </table:table-cell>
          <table:table-cell table:formula="of:=IMREAL([.D859])" office:value-type="float" office:value="70.0152284227888" calcext:value-type="float">
            <text:p>70.0152284228</text:p>
          </table:table-cell>
          <table:table-cell table:formula="of:=IMAGINARY([.D859])" office:value-type="float" office:value="-69.3591978976333" calcext:value-type="float">
            <text:p>-69.3591978976</text:p>
          </table:table-cell>
          <table:table-cell table:number-columns-repeated="5"/>
        </table:table-row>
        <table:table-row table:style-name="ro1">
          <table:table-cell table:formula="of:=[.A859]+1" office:value-type="float" office:value="858" calcext:value-type="float">
            <text:p>858</text:p>
          </table:table-cell>
          <table:table-cell table:formula="of:=SIN([.$H$2]/[.$I$2]*[.A860]*2*PI()+[.$I$10])" office:value-type="float" office:value="-0.707106781186632" calcext:value-type="float">
            <text:p>-0.7071067812</text:p>
          </table:table-cell>
          <table:table-cell table:formula="of:=IF(ROW() &gt; [.$J$2] + 1; [.B860] - OFFSET([.B860]; -[.$J$2]; 0)*[.$L$2]^[.$J$2]; [.B860])" office:value-type="float" office:value="-0.0140023455323172" calcext:value-type="float">
            <text:p>-0.0140023455</text:p>
          </table:table-cell>
          <table:table-cell table:formula="of:=IMSUM(COMPLEX([.C860];0); IMPRODUCT([.D859]; [.$I$8]))" office:value-type="string" office:string-value="-69,3662643233758-70,0082268999465i" calcext:value-type="string">
            <text:p>-69,3662643233758-70,0082268999465i</text:p>
          </table:table-cell>
          <table:table-cell table:formula="of:=IMABS([.D860])" office:value-type="float" office:value="98.5536932836859" calcext:value-type="float">
            <text:p>98.5536932837</text:p>
          </table:table-cell>
          <table:table-cell table:formula="of:=IMREAL([.D860])" office:value-type="float" office:value="-69.3662643233758" calcext:value-type="float">
            <text:p>-69.3662643234</text:p>
          </table:table-cell>
          <table:table-cell table:formula="of:=IMAGINARY([.D860])" office:value-type="float" office:value="-70.008226899946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60]+1" office:value-type="float" office:value="859" calcext:value-type="float">
            <text:p>859</text:p>
          </table:table-cell>
          <table:table-cell table:formula="of:=SIN([.$H$2]/[.$I$2]*[.A861]*2*PI()+[.$I$10])" office:value-type="float" office:value="-0.707106781186508" calcext:value-type="float">
            <text:p>-0.7071067812</text:p>
          </table:table-cell>
          <table:table-cell table:formula="of:=IF(ROW() &gt; [.$J$2] + 1; [.B861] - OFFSET([.B861]; -[.$J$2]; 0)*[.$L$2]^[.$J$2]; [.B861])" office:value-type="float" office:value="-0.0140023455322331" calcext:value-type="float">
            <text:p>-0.0140023455</text:p>
          </table:table-cell>
          <table:table-cell table:formula="of:=IMSUM(COMPLEX([.C861];0); IMPRODUCT([.D860]; [.$I$8]))" office:value-type="string" office:string-value="-70,0152284227887+69,3593276969435i" calcext:value-type="string">
            <text:p>-70,0152284227887+69,3593276969435i</text:p>
          </table:table-cell>
          <table:table-cell table:formula="of:=IMABS([.D861])" office:value-type="float" office:value="98.553785060074" calcext:value-type="float">
            <text:p>98.5537850601</text:p>
          </table:table-cell>
          <table:table-cell table:formula="of:=IMREAL([.D861])" office:value-type="float" office:value="-70.0152284227887" calcext:value-type="float">
            <text:p>-70.0152284228</text:p>
          </table:table-cell>
          <table:table-cell table:formula="of:=IMAGINARY([.D861])" office:value-type="float" office:value="69.3593276969435" calcext:value-type="float">
            <text:p>69.3593276969</text:p>
          </table:table-cell>
          <table:table-cell table:number-columns-repeated="5"/>
        </table:table-row>
        <table:table-row table:style-name="ro1">
          <table:table-cell table:formula="of:=[.A861]+1" office:value-type="float" office:value="860" calcext:value-type="float">
            <text:p>860</text:p>
          </table:table-cell>
          <table:table-cell table:formula="of:=SIN([.$H$2]/[.$I$2]*[.A862]*2*PI()+[.$I$10])" office:value-type="float" office:value="0.707106781186544" calcext:value-type="float">
            <text:p>0.7071067812</text:p>
          </table:table-cell>
          <table:table-cell table:formula="of:=IF(ROW() &gt; [.$J$2] + 1; [.B862] - OFFSET([.B862]; -[.$J$2]; 0)*[.$L$2]^[.$J$2]; [.B862])" office:value-type="float" office:value="0.0140023455323154" calcext:value-type="float">
            <text:p>0.0140023455</text:p>
          </table:table-cell>
          <table:table-cell table:formula="of:=IMSUM(COMPLEX([.C862];0); IMPRODUCT([.D861]; [.$I$8]))" office:value-type="string" office:string-value="69,3663941097061+70,0082268999464i" calcext:value-type="string">
            <text:p>69,3663941097061+70,0082268999464i</text:p>
          </table:table-cell>
          <table:table-cell table:formula="of:=IMABS([.D862])" office:value-type="float" office:value="98.5537846328463" calcext:value-type="float">
            <text:p>98.5537846328</text:p>
          </table:table-cell>
          <table:table-cell table:formula="of:=IMREAL([.D862])" office:value-type="float" office:value="69.3663941097061" calcext:value-type="float">
            <text:p>69.3663941097</text:p>
          </table:table-cell>
          <table:table-cell table:formula="of:=IMAGINARY([.D862])" office:value-type="float" office:value="70.008226899946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62]+1" office:value-type="float" office:value="861" calcext:value-type="float">
            <text:p>861</text:p>
          </table:table-cell>
          <table:table-cell table:formula="of:=SIN([.$H$2]/[.$I$2]*[.A863]*2*PI()+[.$I$10])" office:value-type="float" office:value="0.707106781186596" calcext:value-type="float">
            <text:p>0.7071067812</text:p>
          </table:table-cell>
          <table:table-cell table:formula="of:=IF(ROW() &gt; [.$J$2] + 1; [.B863] - OFFSET([.B863]; -[.$J$2]; 0)*[.$L$2]^[.$J$2]; [.B863])" office:value-type="float" office:value="0.0140023455323925" calcext:value-type="float">
            <text:p>0.0140023455</text:p>
          </table:table-cell>
          <table:table-cell table:formula="of:=IMSUM(COMPLEX([.C863];0); IMPRODUCT([.D862]; [.$I$8]))" office:value-type="string" office:string-value="70,0152284227888-69,3594574702951i" calcext:value-type="string">
            <text:p>70,0152284227888-69,3594574702951i</text:p>
          </table:table-cell>
          <table:table-cell table:formula="of:=IMABS([.D863])" office:value-type="float" office:value="98.5538763908806" calcext:value-type="float">
            <text:p>98.5538763909</text:p>
          </table:table-cell>
          <table:table-cell table:formula="of:=IMREAL([.D863])" office:value-type="float" office:value="70.0152284227888" calcext:value-type="float">
            <text:p>70.0152284228</text:p>
          </table:table-cell>
          <table:table-cell table:formula="of:=IMAGINARY([.D863])" office:value-type="float" office:value="-69.3594574702951" calcext:value-type="float">
            <text:p>-69.3594574703</text:p>
          </table:table-cell>
          <table:table-cell table:number-columns-repeated="5"/>
        </table:table-row>
        <table:table-row table:style-name="ro1">
          <table:table-cell table:formula="of:=[.A863]+1" office:value-type="float" office:value="862" calcext:value-type="float">
            <text:p>862</text:p>
          </table:table-cell>
          <table:table-cell table:formula="of:=SIN([.$H$2]/[.$I$2]*[.A864]*2*PI()+[.$I$10])" office:value-type="float" office:value="-0.707106781186616" calcext:value-type="float">
            <text:p>-0.7071067812</text:p>
          </table:table-cell>
          <table:table-cell table:formula="of:=IF(ROW() &gt; [.$J$2] + 1; [.B864] - OFFSET([.B864]; -[.$J$2]; 0)*[.$L$2]^[.$J$2]; [.B864])" office:value-type="float" office:value="-0.0140023455323167" calcext:value-type="float">
            <text:p>-0.0140023455</text:p>
          </table:table-cell>
          <table:table-cell table:formula="of:=IMSUM(COMPLEX([.C864];0); IMPRODUCT([.D863]; [.$I$8]))" office:value-type="string" office:string-value="-69,3665238700804-70,0082268999465i" calcext:value-type="string">
            <text:p>-69,3665238700804-70,0082268999465i</text:p>
          </table:table-cell>
          <table:table-cell table:formula="of:=IMABS([.D864])" office:value-type="float" office:value="98.5538759638241" calcext:value-type="float">
            <text:p>98.5538759638</text:p>
          </table:table-cell>
          <table:table-cell table:formula="of:=IMREAL([.D864])" office:value-type="float" office:value="-69.3665238700804" calcext:value-type="float">
            <text:p>-69.3665238701</text:p>
          </table:table-cell>
          <table:table-cell table:formula="of:=IMAGINARY([.D864])" office:value-type="float" office:value="-70.008226899946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64]+1" office:value-type="float" office:value="863" calcext:value-type="float">
            <text:p>863</text:p>
          </table:table-cell>
          <table:table-cell table:formula="of:=SIN([.$H$2]/[.$I$2]*[.A865]*2*PI()+[.$I$10])" office:value-type="float" office:value="-0.707106781186523" calcext:value-type="float">
            <text:p>-0.7071067812</text:p>
          </table:table-cell>
          <table:table-cell table:formula="of:=IF(ROW() &gt; [.$J$2] + 1; [.B865] - OFFSET([.B865]; -[.$J$2]; 0)*[.$L$2]^[.$J$2]; [.B865])" office:value-type="float" office:value="-0.0140023455322335" calcext:value-type="float">
            <text:p>-0.0140023455</text:p>
          </table:table-cell>
          <table:table-cell table:formula="of:=IMSUM(COMPLEX([.C865];0); IMPRODUCT([.D864]; [.$I$8]))" office:value-type="string" office:string-value="-70,0152284227887+69,3595872176934i" calcext:value-type="string">
            <text:p>-70,0152284227887+69,3595872176934i</text:p>
          </table:table-cell>
          <table:table-cell table:formula="of:=IMABS([.D865])" office:value-type="float" office:value="98.553967703508" calcext:value-type="float">
            <text:p>98.5539677035</text:p>
          </table:table-cell>
          <table:table-cell table:formula="of:=IMREAL([.D865])" office:value-type="float" office:value="-70.0152284227887" calcext:value-type="float">
            <text:p>-70.0152284228</text:p>
          </table:table-cell>
          <table:table-cell table:formula="of:=IMAGINARY([.D865])" office:value-type="float" office:value="69.3595872176934" calcext:value-type="float">
            <text:p>69.3595872177</text:p>
          </table:table-cell>
          <table:table-cell table:number-columns-repeated="5"/>
        </table:table-row>
        <table:table-row table:style-name="ro1">
          <table:table-cell table:formula="of:=[.A865]+1" office:value-type="float" office:value="864" calcext:value-type="float">
            <text:p>864</text:p>
          </table:table-cell>
          <table:table-cell table:formula="of:=SIN([.$H$2]/[.$I$2]*[.A866]*2*PI()+[.$I$10])" office:value-type="float" office:value="0.707106781186528" calcext:value-type="float">
            <text:p>0.7071067812</text:p>
          </table:table-cell>
          <table:table-cell table:formula="of:=IF(ROW() &gt; [.$J$2] + 1; [.B866] - OFFSET([.B866]; -[.$J$2]; 0)*[.$L$2]^[.$J$2]; [.B866])" office:value-type="float" office:value="0.0140023455321574" calcext:value-type="float">
            <text:p>0.0140023455</text:p>
          </table:table-cell>
          <table:table-cell table:formula="of:=IMSUM(COMPLEX([.C866];0); IMPRODUCT([.D865]; [.$I$8]))" office:value-type="string" office:string-value="69,3666536045038+70,0082268999464i" calcext:value-type="string">
            <text:p>69,3666536045038+70,0082268999464i</text:p>
          </table:table-cell>
          <table:table-cell table:formula="of:=IMABS([.D866])" office:value-type="float" office:value="98.5539672766226" calcext:value-type="float">
            <text:p>98.5539672766</text:p>
          </table:table-cell>
          <table:table-cell table:formula="of:=IMREAL([.D866])" office:value-type="float" office:value="69.3666536045038" calcext:value-type="float">
            <text:p>69.3666536045</text:p>
          </table:table-cell>
          <table:table-cell table:formula="of:=IMAGINARY([.D866])" office:value-type="float" office:value="70.008226899946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66]+1" office:value-type="float" office:value="865" calcext:value-type="float">
            <text:p>865</text:p>
          </table:table-cell>
          <table:table-cell table:formula="of:=SIN([.$H$2]/[.$I$2]*[.A867]*2*PI()+[.$I$10])" office:value-type="float" office:value="0.70710678118645" calcext:value-type="float">
            <text:p>0.7071067812</text:p>
          </table:table-cell>
          <table:table-cell table:formula="of:=IF(ROW() &gt; [.$J$2] + 1; [.B867] - OFFSET([.B867]; -[.$J$2]; 0)*[.$L$2]^[.$J$2]; [.B867])" office:value-type="float" office:value="0.0140023455322321" calcext:value-type="float">
            <text:p>0.0140023455</text:p>
          </table:table-cell>
          <table:table-cell table:formula="of:=IMSUM(COMPLEX([.C867];0); IMPRODUCT([.D866]; [.$I$8]))" office:value-type="string" office:string-value="70,0152284227886-69,3597169391433i" calcext:value-type="string">
            <text:p>70,0152284227886-69,3597169391433i</text:p>
          </table:table-cell>
          <table:table-cell table:formula="of:=IMABS([.D867])" office:value-type="float" office:value="98.5540589979598" calcext:value-type="float">
            <text:p>98.554058998</text:p>
          </table:table-cell>
          <table:table-cell table:formula="of:=IMREAL([.D867])" office:value-type="float" office:value="70.0152284227886" calcext:value-type="float">
            <text:p>70.0152284228</text:p>
          </table:table-cell>
          <table:table-cell table:formula="of:=IMAGINARY([.D867])" office:value-type="float" office:value="-69.3597169391433" calcext:value-type="float">
            <text:p>-69.3597169391</text:p>
          </table:table-cell>
          <table:table-cell table:number-columns-repeated="5"/>
        </table:table-row>
        <table:table-row table:style-name="ro1">
          <table:table-cell table:formula="of:=[.A867]+1" office:value-type="float" office:value="866" calcext:value-type="float">
            <text:p>866</text:p>
          </table:table-cell>
          <table:table-cell table:formula="of:=SIN([.$H$2]/[.$I$2]*[.A868]*2*PI()+[.$I$10])" office:value-type="float" office:value="-0.707106781186601" calcext:value-type="float">
            <text:p>-0.7071067812</text:p>
          </table:table-cell>
          <table:table-cell table:formula="of:=IF(ROW() &gt; [.$J$2] + 1; [.B868] - OFFSET([.B868]; -[.$J$2]; 0)*[.$L$2]^[.$J$2]; [.B868])" office:value-type="float" office:value="-0.0140023455323166" calcext:value-type="float">
            <text:p>-0.0140023455</text:p>
          </table:table-cell>
          <table:table-cell table:formula="of:=IMSUM(COMPLEX([.C868];0); IMPRODUCT([.D867]; [.$I$8]))" office:value-type="string" office:string-value="-69,3667833129817-70,0082268999463i" calcext:value-type="string">
            <text:p>-69,3667833129817-70,0082268999463i</text:p>
          </table:table-cell>
          <table:table-cell table:formula="of:=IMABS([.D868])" office:value-type="float" office:value="98.5540585712457" calcext:value-type="float">
            <text:p>98.5540585712</text:p>
          </table:table-cell>
          <table:table-cell table:formula="of:=IMREAL([.D868])" office:value-type="float" office:value="-69.3667833129817" calcext:value-type="float">
            <text:p>-69.366783313</text:p>
          </table:table-cell>
          <table:table-cell table:formula="of:=IMAGINARY([.D868])" office:value-type="float" office:value="-70.0082268999463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68]+1" office:value-type="float" office:value="867" calcext:value-type="float">
            <text:p>867</text:p>
          </table:table-cell>
          <table:table-cell table:formula="of:=SIN([.$H$2]/[.$I$2]*[.A869]*2*PI()+[.$I$10])" office:value-type="float" office:value="-0.707106781186538" calcext:value-type="float">
            <text:p>-0.7071067812</text:p>
          </table:table-cell>
          <table:table-cell table:formula="of:=IF(ROW() &gt; [.$J$2] + 1; [.B869] - OFFSET([.B869]; -[.$J$2]; 0)*[.$L$2]^[.$J$2]; [.B869])" office:value-type="float" office:value="-0.0140023455322338" calcext:value-type="float">
            <text:p>-0.0140023455</text:p>
          </table:table-cell>
          <table:table-cell table:formula="of:=IMSUM(COMPLEX([.C869];0); IMPRODUCT([.D868]; [.$I$8]))" office:value-type="string" office:string-value="-70,0152284227885+69,3598466346504i" calcext:value-type="string">
            <text:p>-70,0152284227885+69,3598466346504i</text:p>
          </table:table-cell>
          <table:table-cell table:formula="of:=IMABS([.D869])" office:value-type="float" office:value="98.55415027424" calcext:value-type="float">
            <text:p>98.5541502742</text:p>
          </table:table-cell>
          <table:table-cell table:formula="of:=IMREAL([.D869])" office:value-type="float" office:value="-70.0152284227885" calcext:value-type="float">
            <text:p>-70.0152284228</text:p>
          </table:table-cell>
          <table:table-cell table:formula="of:=IMAGINARY([.D869])" office:value-type="float" office:value="69.3598466346504" calcext:value-type="float">
            <text:p>69.3598466347</text:p>
          </table:table-cell>
          <table:table-cell table:number-columns-repeated="5"/>
        </table:table-row>
        <table:table-row table:style-name="ro1">
          <table:table-cell table:formula="of:=[.A869]+1" office:value-type="float" office:value="868" calcext:value-type="float">
            <text:p>868</text:p>
          </table:table-cell>
          <table:table-cell table:formula="of:=SIN([.$H$2]/[.$I$2]*[.A870]*2*PI()+[.$I$10])" office:value-type="float" office:value="0.707106781186513" calcext:value-type="float">
            <text:p>0.7071067812</text:p>
          </table:table-cell>
          <table:table-cell table:formula="of:=IF(ROW() &gt; [.$J$2] + 1; [.B870] - OFFSET([.B870]; -[.$J$2]; 0)*[.$L$2]^[.$J$2]; [.B870])" office:value-type="float" office:value="0.0140023455321572" calcext:value-type="float">
            <text:p>0.0140023455</text:p>
          </table:table-cell>
          <table:table-cell table:formula="of:=IMSUM(COMPLEX([.C870];0); IMPRODUCT([.D869]; [.$I$8]))" office:value-type="string" office:string-value="69,3669129955191+70,0082268999462i" calcext:value-type="string">
            <text:p>69,3669129955191+70,0082268999462i</text:p>
          </table:table-cell>
          <table:table-cell table:formula="of:=IMABS([.D870])" office:value-type="float" office:value="98.5541498476968" calcext:value-type="float">
            <text:p>98.5541498477</text:p>
          </table:table-cell>
          <table:table-cell table:formula="of:=IMREAL([.D870])" office:value-type="float" office:value="69.3669129955191" calcext:value-type="float">
            <text:p>69.3669129955</text:p>
          </table:table-cell>
          <table:table-cell table:formula="of:=IMAGINARY([.D870])" office:value-type="float" office:value="70.008226899946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70]+1" office:value-type="float" office:value="869" calcext:value-type="float">
            <text:p>869</text:p>
          </table:table-cell>
          <table:table-cell table:formula="of:=SIN([.$H$2]/[.$I$2]*[.A871]*2*PI()+[.$I$10])" office:value-type="float" office:value="0.707106781186465" calcext:value-type="float">
            <text:p>0.7071067812</text:p>
          </table:table-cell>
          <table:table-cell table:formula="of:=IF(ROW() &gt; [.$J$2] + 1; [.B871] - OFFSET([.B871]; -[.$J$2]; 0)*[.$L$2]^[.$J$2]; [.B871])" office:value-type="float" office:value="0.0140023455322322" calcext:value-type="float">
            <text:p>0.0140023455</text:p>
          </table:table-cell>
          <table:table-cell table:formula="of:=IMSUM(COMPLEX([.C871];0); IMPRODUCT([.D870]; [.$I$8]))" office:value-type="string" office:string-value="70,0152284227884-69,3599763042195i" calcext:value-type="string">
            <text:p>70,0152284227884-69,3599763042195i</text:p>
          </table:table-cell>
          <table:table-cell table:formula="of:=IMABS([.D871])" office:value-type="float" office:value="98.5542415323518" calcext:value-type="float">
            <text:p>98.5542415324</text:p>
          </table:table-cell>
          <table:table-cell table:formula="of:=IMREAL([.D871])" office:value-type="float" office:value="70.0152284227884" calcext:value-type="float">
            <text:p>70.0152284228</text:p>
          </table:table-cell>
          <table:table-cell table:formula="of:=IMAGINARY([.D871])" office:value-type="float" office:value="-69.3599763042195" calcext:value-type="float">
            <text:p>-69.3599763042</text:p>
          </table:table-cell>
          <table:table-cell table:number-columns-repeated="5"/>
        </table:table-row>
        <table:table-row table:style-name="ro1">
          <table:table-cell table:formula="of:=[.A871]+1" office:value-type="float" office:value="870" calcext:value-type="float">
            <text:p>870</text:p>
          </table:table-cell>
          <table:table-cell table:formula="of:=SIN([.$H$2]/[.$I$2]*[.A872]*2*PI()+[.$I$10])" office:value-type="float" office:value="-0.707106781186586" calcext:value-type="float">
            <text:p>-0.7071067812</text:p>
          </table:table-cell>
          <table:table-cell table:formula="of:=IF(ROW() &gt; [.$J$2] + 1; [.B872] - OFFSET([.B872]; -[.$J$2]; 0)*[.$L$2]^[.$J$2]; [.B872])" office:value-type="float" office:value="-0.0140023455323163" calcext:value-type="float">
            <text:p>-0.0140023455</text:p>
          </table:table-cell>
          <table:table-cell table:formula="of:=IMSUM(COMPLEX([.C872];0); IMPRODUCT([.D871]; [.$I$8]))" office:value-type="string" office:string-value="-69,3670426521214-70,0082268999461i" calcext:value-type="string">
            <text:p>-69,3670426521214-70,0082268999461i</text:p>
          </table:table-cell>
          <table:table-cell table:formula="of:=IMABS([.D872])" office:value-type="float" office:value="98.5542411059796" calcext:value-type="float">
            <text:p>98.554241106</text:p>
          </table:table-cell>
          <table:table-cell table:formula="of:=IMREAL([.D872])" office:value-type="float" office:value="-69.3670426521214" calcext:value-type="float">
            <text:p>-69.3670426521</text:p>
          </table:table-cell>
          <table:table-cell table:formula="of:=IMAGINARY([.D872])" office:value-type="float" office:value="-70.008226899946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72]+1" office:value-type="float" office:value="871" calcext:value-type="float">
            <text:p>871</text:p>
          </table:table-cell>
          <table:table-cell table:formula="of:=SIN([.$H$2]/[.$I$2]*[.A873]*2*PI()+[.$I$10])" office:value-type="float" office:value="-0.707106781186553" calcext:value-type="float">
            <text:p>-0.7071067812</text:p>
          </table:table-cell>
          <table:table-cell table:formula="of:=IF(ROW() &gt; [.$J$2] + 1; [.B873] - OFFSET([.B873]; -[.$J$2]; 0)*[.$L$2]^[.$J$2]; [.B873])" office:value-type="float" office:value="-0.0140023455322341" calcext:value-type="float">
            <text:p>-0.0140023455</text:p>
          </table:table-cell>
          <table:table-cell table:formula="of:=IMSUM(COMPLEX([.C873];0); IMPRODUCT([.D872]; [.$I$8]))" office:value-type="string" office:string-value="-70,0152284227883+69,3601059478562i" calcext:value-type="string">
            <text:p>-70,0152284227883+69,3601059478562i</text:p>
          </table:table-cell>
          <table:table-cell table:formula="of:=IMABS([.D873])" office:value-type="float" office:value="98.554332772299" calcext:value-type="float">
            <text:p>98.5543327723</text:p>
          </table:table-cell>
          <table:table-cell table:formula="of:=IMREAL([.D873])" office:value-type="float" office:value="-70.0152284227883" calcext:value-type="float">
            <text:p>-70.0152284228</text:p>
          </table:table-cell>
          <table:table-cell table:formula="of:=IMAGINARY([.D873])" office:value-type="float" office:value="69.3601059478562" calcext:value-type="float">
            <text:p>69.3601059479</text:p>
          </table:table-cell>
          <table:table-cell table:number-columns-repeated="5"/>
        </table:table-row>
        <table:table-row table:style-name="ro1">
          <table:table-cell table:formula="of:=[.A873]+1" office:value-type="float" office:value="872" calcext:value-type="float">
            <text:p>872</text:p>
          </table:table-cell>
          <table:table-cell table:formula="of:=SIN([.$H$2]/[.$I$2]*[.A874]*2*PI()+[.$I$10])" office:value-type="float" office:value="0.707106781186498" calcext:value-type="float">
            <text:p>0.7071067812</text:p>
          </table:table-cell>
          <table:table-cell table:formula="of:=IF(ROW() &gt; [.$J$2] + 1; [.B874] - OFFSET([.B874]; -[.$J$2]; 0)*[.$L$2]^[.$J$2]; [.B874])" office:value-type="float" office:value="0.014002345532157" calcext:value-type="float">
            <text:p>0.0140023455</text:p>
          </table:table-cell>
          <table:table-cell table:formula="of:=IMSUM(COMPLEX([.C874];0); IMPRODUCT([.D873]; [.$I$8]))" office:value-type="string" office:string-value="69,3671722827936+70,008226899946i" calcext:value-type="string">
            <text:p>69,3671722827936+70,008226899946i</text:p>
          </table:table-cell>
          <table:table-cell table:formula="of:=IMABS([.D874])" office:value-type="float" office:value="98.5543323460978" calcext:value-type="float">
            <text:p>98.5543323461</text:p>
          </table:table-cell>
          <table:table-cell table:formula="of:=IMREAL([.D874])" office:value-type="float" office:value="69.3671722827936" calcext:value-type="float">
            <text:p>69.3671722828</text:p>
          </table:table-cell>
          <table:table-cell table:formula="of:=IMAGINARY([.D874])" office:value-type="float" office:value="70.0082268999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74]+1" office:value-type="float" office:value="873" calcext:value-type="float">
            <text:p>873</text:p>
          </table:table-cell>
          <table:table-cell table:formula="of:=SIN([.$H$2]/[.$I$2]*[.A875]*2*PI()+[.$I$10])" office:value-type="float" office:value="0.707106781186481" calcext:value-type="float">
            <text:p>0.7071067812</text:p>
          </table:table-cell>
          <table:table-cell table:formula="of:=IF(ROW() &gt; [.$J$2] + 1; [.B875] - OFFSET([.B875]; -[.$J$2]; 0)*[.$L$2]^[.$J$2]; [.B875])" office:value-type="float" office:value="0.0140023455322327" calcext:value-type="float">
            <text:p>0.0140023455</text:p>
          </table:table-cell>
          <table:table-cell table:formula="of:=IMSUM(COMPLEX([.C875];0); IMPRODUCT([.D874]; [.$I$8]))" office:value-type="string" office:string-value="70,0152284227882-69,3602355655653i" calcext:value-type="string">
            <text:p>70,0152284227882-69,3602355655653i</text:p>
          </table:table-cell>
          <table:table-cell table:formula="of:=IMABS([.D875])" office:value-type="float" office:value="98.5544239940852" calcext:value-type="float">
            <text:p>98.5544239941</text:p>
          </table:table-cell>
          <table:table-cell table:formula="of:=IMREAL([.D875])" office:value-type="float" office:value="70.0152284227882" calcext:value-type="float">
            <text:p>70.0152284228</text:p>
          </table:table-cell>
          <table:table-cell table:formula="of:=IMAGINARY([.D875])" office:value-type="float" office:value="-69.3602355655653" calcext:value-type="float">
            <text:p>-69.3602355656</text:p>
          </table:table-cell>
          <table:table-cell table:number-columns-repeated="5"/>
        </table:table-row>
        <table:table-row table:style-name="ro1">
          <table:table-cell table:formula="of:=[.A875]+1" office:value-type="float" office:value="874" calcext:value-type="float">
            <text:p>874</text:p>
          </table:table-cell>
          <table:table-cell table:formula="of:=SIN([.$H$2]/[.$I$2]*[.A876]*2*PI()+[.$I$10])" office:value-type="float" office:value="-0.707106781186571" calcext:value-type="float">
            <text:p>-0.7071067812</text:p>
          </table:table-cell>
          <table:table-cell table:formula="of:=IF(ROW() &gt; [.$J$2] + 1; [.B876] - OFFSET([.B876]; -[.$J$2]; 0)*[.$L$2]^[.$J$2]; [.B876])" office:value-type="float" office:value="-0.0140023455323158" calcext:value-type="float">
            <text:p>-0.0140023455</text:p>
          </table:table-cell>
          <table:table-cell table:formula="of:=IMSUM(COMPLEX([.C876];0); IMPRODUCT([.D875]; [.$I$8]))" office:value-type="string" office:string-value="-69,367301887541-70,0082268999459i" calcext:value-type="string">
            <text:p>-69,367301887541-70,0082268999459i</text:p>
          </table:table-cell>
          <table:table-cell table:formula="of:=IMABS([.D876])" office:value-type="float" office:value="98.5544235680548" calcext:value-type="float">
            <text:p>98.5544235681</text:p>
          </table:table-cell>
          <table:table-cell table:formula="of:=IMREAL([.D876])" office:value-type="float" office:value="-69.367301887541" calcext:value-type="float">
            <text:p>-69.3673018875</text:p>
          </table:table-cell>
          <table:table-cell table:formula="of:=IMAGINARY([.D876])" office:value-type="float" office:value="-70.008226899945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76]+1" office:value-type="float" office:value="875" calcext:value-type="float">
            <text:p>875</text:p>
          </table:table-cell>
          <table:table-cell table:formula="of:=SIN([.$H$2]/[.$I$2]*[.A877]*2*PI()+[.$I$10])" office:value-type="float" office:value="-0.707106781186568" calcext:value-type="float">
            <text:p>-0.7071067812</text:p>
          </table:table-cell>
          <table:table-cell table:formula="of:=IF(ROW() &gt; [.$J$2] + 1; [.B877] - OFFSET([.B877]; -[.$J$2]; 0)*[.$L$2]^[.$J$2]; [.B877])" office:value-type="float" office:value="-0.0140023455323919" calcext:value-type="float">
            <text:p>-0.0140023455</text:p>
          </table:table-cell>
          <table:table-cell table:formula="of:=IMSUM(COMPLEX([.C877];0); IMPRODUCT([.D876]; [.$I$8]))" office:value-type="string" office:string-value="-70,0152284227883+69,3603651573522i" calcext:value-type="string">
            <text:p>-70,0152284227883+69,3603651573522i</text:p>
          </table:table-cell>
          <table:table-cell table:formula="of:=IMABS([.D877])" office:value-type="float" office:value="98.5545151977141" calcext:value-type="float">
            <text:p>98.5545151977</text:p>
          </table:table-cell>
          <table:table-cell table:formula="of:=IMREAL([.D877])" office:value-type="float" office:value="-70.0152284227883" calcext:value-type="float">
            <text:p>-70.0152284228</text:p>
          </table:table-cell>
          <table:table-cell table:formula="of:=IMAGINARY([.D877])" office:value-type="float" office:value="69.3603651573522" calcext:value-type="float">
            <text:p>69.3603651574</text:p>
          </table:table-cell>
          <table:table-cell table:number-columns-repeated="5"/>
        </table:table-row>
        <table:table-row table:style-name="ro1">
          <table:table-cell table:formula="of:=[.A877]+1" office:value-type="float" office:value="876" calcext:value-type="float">
            <text:p>876</text:p>
          </table:table-cell>
          <table:table-cell table:formula="of:=SIN([.$H$2]/[.$I$2]*[.A878]*2*PI()+[.$I$10])" office:value-type="float" office:value="0.707106781186643" calcext:value-type="float">
            <text:p>0.7071067812</text:p>
          </table:table-cell>
          <table:table-cell table:formula="of:=IF(ROW() &gt; [.$J$2] + 1; [.B878] - OFFSET([.B878]; -[.$J$2]; 0)*[.$L$2]^[.$J$2]; [.B878])" office:value-type="float" office:value="0.0140023455323174" calcext:value-type="float">
            <text:p>0.0140023455</text:p>
          </table:table-cell>
          <table:table-cell table:formula="of:=IMSUM(COMPLEX([.C878];0); IMPRODUCT([.D877]; [.$I$8]))" office:value-type="string" office:string-value="69,3674314663688+70,008226899946i" calcext:value-type="string">
            <text:p>69,3674314663688+70,008226899946i</text:p>
          </table:table-cell>
          <table:table-cell table:formula="of:=IMABS([.D878])" office:value-type="float" office:value="98.5545147718545" calcext:value-type="float">
            <text:p>98.5545147719</text:p>
          </table:table-cell>
          <table:table-cell table:formula="of:=IMREAL([.D878])" office:value-type="float" office:value="69.3674314663688" calcext:value-type="float">
            <text:p>69.3674314664</text:p>
          </table:table-cell>
          <table:table-cell table:formula="of:=IMAGINARY([.D878])" office:value-type="float" office:value="70.0082268999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78]+1" office:value-type="float" office:value="877" calcext:value-type="float">
            <text:p>877</text:p>
          </table:table-cell>
          <table:table-cell table:formula="of:=SIN([.$H$2]/[.$I$2]*[.A879]*2*PI()+[.$I$10])" office:value-type="float" office:value="0.707106781186496" calcext:value-type="float">
            <text:p>0.7071067812</text:p>
          </table:table-cell>
          <table:table-cell table:formula="of:=IF(ROW() &gt; [.$J$2] + 1; [.B879] - OFFSET([.B879]; -[.$J$2]; 0)*[.$L$2]^[.$J$2]; [.B879])" office:value-type="float" office:value="0.014002345532233" calcext:value-type="float">
            <text:p>0.0140023455</text:p>
          </table:table-cell>
          <table:table-cell table:formula="of:=IMSUM(COMPLEX([.C879];0); IMPRODUCT([.D878]; [.$I$8]))" office:value-type="string" office:string-value="70,0152284227882-69,3604947232222i" calcext:value-type="string">
            <text:p>70,0152284227882-69,3604947232222i</text:p>
          </table:table-cell>
          <table:table-cell table:formula="of:=IMABS([.D879])" office:value-type="float" office:value="98.5546063831891" calcext:value-type="float">
            <text:p>98.5546063832</text:p>
          </table:table-cell>
          <table:table-cell table:formula="of:=IMREAL([.D879])" office:value-type="float" office:value="70.0152284227882" calcext:value-type="float">
            <text:p>70.0152284228</text:p>
          </table:table-cell>
          <table:table-cell table:formula="of:=IMAGINARY([.D879])" office:value-type="float" office:value="-69.3604947232222" calcext:value-type="float">
            <text:p>-69.3604947232</text:p>
          </table:table-cell>
          <table:table-cell table:number-columns-repeated="5"/>
        </table:table-row>
        <table:table-row table:style-name="ro1">
          <table:table-cell table:formula="of:=[.A879]+1" office:value-type="float" office:value="878" calcext:value-type="float">
            <text:p>878</text:p>
          </table:table-cell>
          <table:table-cell table:formula="of:=SIN([.$H$2]/[.$I$2]*[.A880]*2*PI()+[.$I$10])" office:value-type="float" office:value="-0.707106781186555" calcext:value-type="float">
            <text:p>-0.7071067812</text:p>
          </table:table-cell>
          <table:table-cell table:formula="of:=IF(ROW() &gt; [.$J$2] + 1; [.B880] - OFFSET([.B880]; -[.$J$2]; 0)*[.$L$2]^[.$J$2]; [.B880])" office:value-type="float" office:value="-0.0140023455323157" calcext:value-type="float">
            <text:p>-0.0140023455</text:p>
          </table:table-cell>
          <table:table-cell table:formula="of:=IMSUM(COMPLEX([.C880];0); IMPRODUCT([.D879]; [.$I$8]))" office:value-type="string" office:string-value="-69,3675610192822-70,0082268999459i" calcext:value-type="string">
            <text:p>-69,3675610192822-70,0082268999459i</text:p>
          </table:table-cell>
          <table:table-cell table:formula="of:=IMABS([.D880])" office:value-type="float" office:value="98.5546059575003" calcext:value-type="float">
            <text:p>98.5546059575</text:p>
          </table:table-cell>
          <table:table-cell table:formula="of:=IMREAL([.D880])" office:value-type="float" office:value="-69.3675610192822" calcext:value-type="float">
            <text:p>-69.3675610193</text:p>
          </table:table-cell>
          <table:table-cell table:formula="of:=IMAGINARY([.D880])" office:value-type="float" office:value="-70.008226899945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80]+1" office:value-type="float" office:value="879" calcext:value-type="float">
            <text:p>879</text:p>
          </table:table-cell>
          <table:table-cell table:formula="of:=SIN([.$H$2]/[.$I$2]*[.A881]*2*PI()+[.$I$10])" office:value-type="float" office:value="-0.707106781186584" calcext:value-type="float">
            <text:p>-0.7071067812</text:p>
          </table:table-cell>
          <table:table-cell table:formula="of:=IF(ROW() &gt; [.$J$2] + 1; [.B881] - OFFSET([.B881]; -[.$J$2]; 0)*[.$L$2]^[.$J$2]; [.B881])" office:value-type="float" office:value="-0.0140023455323923" calcext:value-type="float">
            <text:p>-0.0140023455</text:p>
          </table:table-cell>
          <table:table-cell table:formula="of:=IMSUM(COMPLEX([.C881];0); IMPRODUCT([.D880]; [.$I$8]))" office:value-type="string" office:string-value="-70,0152284227883+69,3606242631803i" calcext:value-type="string">
            <text:p>-70,0152284227883+69,3606242631803i</text:p>
          </table:table-cell>
          <table:table-cell table:formula="of:=IMABS([.D881])" office:value-type="float" office:value="98.554697550514" calcext:value-type="float">
            <text:p>98.5546975505</text:p>
          </table:table-cell>
          <table:table-cell table:formula="of:=IMREAL([.D881])" office:value-type="float" office:value="-70.0152284227883" calcext:value-type="float">
            <text:p>-70.0152284228</text:p>
          </table:table-cell>
          <table:table-cell table:formula="of:=IMAGINARY([.D881])" office:value-type="float" office:value="69.3606242631803" calcext:value-type="float">
            <text:p>69.3606242632</text:p>
          </table:table-cell>
          <table:table-cell table:number-columns-repeated="5"/>
        </table:table-row>
        <table:table-row table:style-name="ro1">
          <table:table-cell table:formula="of:=[.A881]+1" office:value-type="float" office:value="880" calcext:value-type="float">
            <text:p>880</text:p>
          </table:table-cell>
          <table:table-cell table:formula="of:=SIN([.$H$2]/[.$I$2]*[.A882]*2*PI()+[.$I$10])" office:value-type="float" office:value="0.707106781186628" calcext:value-type="float">
            <text:p>0.7071067812</text:p>
          </table:table-cell>
          <table:table-cell table:formula="of:=IF(ROW() &gt; [.$J$2] + 1; [.B882] - OFFSET([.B882]; -[.$J$2]; 0)*[.$L$2]^[.$J$2]; [.B882])" office:value-type="float" office:value="0.0140023455323171" calcext:value-type="float">
            <text:p>0.0140023455</text:p>
          </table:table-cell>
          <table:table-cell table:formula="of:=IMSUM(COMPLEX([.C882];0); IMPRODUCT([.D881]; [.$I$8]))" office:value-type="string" office:string-value="69,3676905462863+70,008226899946i" calcext:value-type="string">
            <text:p>69,3676905462863+70,008226899946i</text:p>
          </table:table-cell>
          <table:table-cell table:formula="of:=IMABS([.D882])" office:value-type="float" office:value="98.5546971249958" calcext:value-type="float">
            <text:p>98.554697125</text:p>
          </table:table-cell>
          <table:table-cell table:formula="of:=IMREAL([.D882])" office:value-type="float" office:value="69.3676905462863" calcext:value-type="float">
            <text:p>69.3676905463</text:p>
          </table:table-cell>
          <table:table-cell table:formula="of:=IMAGINARY([.D882])" office:value-type="float" office:value="70.0082268999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82]+1" office:value-type="float" office:value="881" calcext:value-type="float">
            <text:p>881</text:p>
          </table:table-cell>
          <table:table-cell table:formula="of:=SIN([.$H$2]/[.$I$2]*[.A883]*2*PI()+[.$I$10])" office:value-type="float" office:value="0.707106781186511" calcext:value-type="float">
            <text:p>0.7071067812</text:p>
          </table:table-cell>
          <table:table-cell table:formula="of:=IF(ROW() &gt; [.$J$2] + 1; [.B883] - OFFSET([.B883]; -[.$J$2]; 0)*[.$L$2]^[.$J$2]; [.B883])" office:value-type="float" office:value="0.0140023455322331" calcext:value-type="float">
            <text:p>0.0140023455</text:p>
          </table:table-cell>
          <table:table-cell table:formula="of:=IMSUM(COMPLEX([.C883];0); IMPRODUCT([.D882]; [.$I$8]))" office:value-type="string" office:string-value="70,0152284227882-69,3607537772317i" calcext:value-type="string">
            <text:p>70,0152284227882-69,3607537772317i</text:p>
          </table:table-cell>
          <table:table-cell table:formula="of:=IMABS([.D883])" office:value-type="float" office:value="98.5547886996922" calcext:value-type="float">
            <text:p>98.5547886997</text:p>
          </table:table-cell>
          <table:table-cell table:formula="of:=IMREAL([.D883])" office:value-type="float" office:value="70.0152284227882" calcext:value-type="float">
            <text:p>70.0152284228</text:p>
          </table:table-cell>
          <table:table-cell table:formula="of:=IMAGINARY([.D883])" office:value-type="float" office:value="-69.3607537772317" calcext:value-type="float">
            <text:p>-69.3607537772</text:p>
          </table:table-cell>
          <table:table-cell table:number-columns-repeated="5"/>
        </table:table-row>
        <table:table-row table:style-name="ro1">
          <table:table-cell table:formula="of:=[.A883]+1" office:value-type="float" office:value="882" calcext:value-type="float">
            <text:p>882</text:p>
          </table:table-cell>
          <table:table-cell table:formula="of:=SIN([.$H$2]/[.$I$2]*[.A884]*2*PI()+[.$I$10])" office:value-type="float" office:value="-0.70710678118654" calcext:value-type="float">
            <text:p>-0.7071067812</text:p>
          </table:table-cell>
          <table:table-cell table:formula="of:=IF(ROW() &gt; [.$J$2] + 1; [.B884] - OFFSET([.B884]; -[.$J$2]; 0)*[.$L$2]^[.$J$2]; [.B884])" office:value-type="float" office:value="-0.0140023455323154" calcext:value-type="float">
            <text:p>-0.0140023455</text:p>
          </table:table-cell>
          <table:table-cell table:formula="of:=IMSUM(COMPLEX([.C884];0); IMPRODUCT([.D883]; [.$I$8]))" office:value-type="string" office:string-value="-69,3678200473863-70,0082268999459i" calcext:value-type="string">
            <text:p>-69,3678200473863-70,0082268999459i</text:p>
          </table:table-cell>
          <table:table-cell table:formula="of:=IMABS([.D884])" office:value-type="float" office:value="98.5547882743445" calcext:value-type="float">
            <text:p>98.5547882743</text:p>
          </table:table-cell>
          <table:table-cell table:formula="of:=IMREAL([.D884])" office:value-type="float" office:value="-69.3678200473863" calcext:value-type="float">
            <text:p>-69.3678200474</text:p>
          </table:table-cell>
          <table:table-cell table:formula="of:=IMAGINARY([.D884])" office:value-type="float" office:value="-70.008226899945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84]+1" office:value-type="float" office:value="883" calcext:value-type="float">
            <text:p>883</text:p>
          </table:table-cell>
          <table:table-cell table:formula="of:=SIN([.$H$2]/[.$I$2]*[.A885]*2*PI()+[.$I$10])" office:value-type="float" office:value="-0.707106781186599" calcext:value-type="float">
            <text:p>-0.7071067812</text:p>
          </table:table-cell>
          <table:table-cell table:formula="of:=IF(ROW() &gt; [.$J$2] + 1; [.B885] - OFFSET([.B885]; -[.$J$2]; 0)*[.$L$2]^[.$J$2]; [.B885])" office:value-type="float" office:value="-0.0140023455323927" calcext:value-type="float">
            <text:p>-0.0140023455</text:p>
          </table:table-cell>
          <table:table-cell table:formula="of:=IMSUM(COMPLEX([.C885];0); IMPRODUCT([.D884]; [.$I$8]))" office:value-type="string" office:string-value="-70,0152284227883+69,3608832653816i" calcext:value-type="string">
            <text:p>-70,0152284227883+69,3608832653816i</text:p>
          </table:table-cell>
          <table:table-cell table:formula="of:=IMABS([.D885])" office:value-type="float" office:value="98.5548798307274" calcext:value-type="float">
            <text:p>98.5548798307</text:p>
          </table:table-cell>
          <table:table-cell table:formula="of:=IMREAL([.D885])" office:value-type="float" office:value="-70.0152284227883" calcext:value-type="float">
            <text:p>-70.0152284228</text:p>
          </table:table-cell>
          <table:table-cell table:formula="of:=IMAGINARY([.D885])" office:value-type="float" office:value="69.3608832653816" calcext:value-type="float">
            <text:p>69.3608832654</text:p>
          </table:table-cell>
          <table:table-cell table:number-columns-repeated="5"/>
        </table:table-row>
        <table:table-row table:style-name="ro1">
          <table:table-cell table:formula="of:=[.A885]+1" office:value-type="float" office:value="884" calcext:value-type="float">
            <text:p>884</text:p>
          </table:table-cell>
          <table:table-cell table:formula="of:=SIN([.$H$2]/[.$I$2]*[.A886]*2*PI()+[.$I$10])" office:value-type="float" office:value="0.707106781186613" calcext:value-type="float">
            <text:p>0.7071067812</text:p>
          </table:table-cell>
          <table:table-cell table:formula="of:=IF(ROW() &gt; [.$J$2] + 1; [.B886] - OFFSET([.B886]; -[.$J$2]; 0)*[.$L$2]^[.$J$2]; [.B886])" office:value-type="float" office:value="0.0140023455323168" calcext:value-type="float">
            <text:p>0.0140023455</text:p>
          </table:table-cell>
          <table:table-cell table:formula="of:=IMSUM(COMPLEX([.C886];0); IMPRODUCT([.D885]; [.$I$8]))" office:value-type="string" office:string-value="69,3679495225874+70,008226899946i" calcext:value-type="string">
            <text:p>69,3679495225874+70,008226899946i</text:p>
          </table:table-cell>
          <table:table-cell table:formula="of:=IMABS([.D886])" office:value-type="float" office:value="98.5548794055503" calcext:value-type="float">
            <text:p>98.5548794056</text:p>
          </table:table-cell>
          <table:table-cell table:formula="of:=IMREAL([.D886])" office:value-type="float" office:value="69.3679495225874" calcext:value-type="float">
            <text:p>69.3679495226</text:p>
          </table:table-cell>
          <table:table-cell table:formula="of:=IMAGINARY([.D886])" office:value-type="float" office:value="70.0082268999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86]+1" office:value-type="float" office:value="885" calcext:value-type="float">
            <text:p>885</text:p>
          </table:table-cell>
          <table:table-cell table:formula="of:=SIN([.$H$2]/[.$I$2]*[.A887]*2*PI()+[.$I$10])" office:value-type="float" office:value="0.707106781186526" calcext:value-type="float">
            <text:p>0.7071067812</text:p>
          </table:table-cell>
          <table:table-cell table:formula="of:=IF(ROW() &gt; [.$J$2] + 1; [.B887] - OFFSET([.B887]; -[.$J$2]; 0)*[.$L$2]^[.$J$2]; [.B887])" office:value-type="float" office:value="0.0140023455322336" calcext:value-type="float">
            <text:p>0.0140023455</text:p>
          </table:table-cell>
          <table:table-cell table:formula="of:=IMSUM(COMPLEX([.C887];0); IMPRODUCT([.D886]; [.$I$8]))" office:value-type="string" office:string-value="70,0152284227882-69,3610127276351i" calcext:value-type="string">
            <text:p>70,0152284227882-69,3610127276351i</text:p>
          </table:table-cell>
          <table:table-cell table:formula="of:=IMABS([.D887])" office:value-type="float" office:value="98.554970943623" calcext:value-type="float">
            <text:p>98.5549709436</text:p>
          </table:table-cell>
          <table:table-cell table:formula="of:=IMREAL([.D887])" office:value-type="float" office:value="70.0152284227882" calcext:value-type="float">
            <text:p>70.0152284228</text:p>
          </table:table-cell>
          <table:table-cell table:formula="of:=IMAGINARY([.D887])" office:value-type="float" office:value="-69.3610127276351" calcext:value-type="float">
            <text:p>-69.3610127276</text:p>
          </table:table-cell>
          <table:table-cell table:number-columns-repeated="5"/>
        </table:table-row>
        <table:table-row table:style-name="ro1">
          <table:table-cell table:formula="of:=[.A887]+1" office:value-type="float" office:value="886" calcext:value-type="float">
            <text:p>886</text:p>
          </table:table-cell>
          <table:table-cell table:formula="of:=SIN([.$H$2]/[.$I$2]*[.A888]*2*PI()+[.$I$10])" office:value-type="float" office:value="-0.707106781186525" calcext:value-type="float">
            <text:p>-0.7071067812</text:p>
          </table:table-cell>
          <table:table-cell table:formula="of:=IF(ROW() &gt; [.$J$2] + 1; [.B888] - OFFSET([.B888]; -[.$J$2]; 0)*[.$L$2]^[.$J$2]; [.B888])" office:value-type="float" office:value="-0.0140023455321574" calcext:value-type="float">
            <text:p>-0.0140023455</text:p>
          </table:table-cell>
          <table:table-cell table:formula="of:=IMSUM(COMPLEX([.C888];0); IMPRODUCT([.D887]; [.$I$8]))" office:value-type="string" office:string-value="-69,3680789718945-70,0082268999459i" calcext:value-type="string">
            <text:p>-69,3680789718945-70,0082268999459i</text:p>
          </table:table-cell>
          <table:table-cell table:formula="of:=IMABS([.D888])" office:value-type="float" office:value="98.5549705186162" calcext:value-type="float">
            <text:p>98.5549705186</text:p>
          </table:table-cell>
          <table:table-cell table:formula="of:=IMREAL([.D888])" office:value-type="float" office:value="-69.3680789718945" calcext:value-type="float">
            <text:p>-69.3680789719</text:p>
          </table:table-cell>
          <table:table-cell table:formula="of:=IMAGINARY([.D888])" office:value-type="float" office:value="-70.008226899945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88]+1" office:value-type="float" office:value="887" calcext:value-type="float">
            <text:p>887</text:p>
          </table:table-cell>
          <table:table-cell table:formula="of:=SIN([.$H$2]/[.$I$2]*[.A889]*2*PI()+[.$I$10])" office:value-type="float" office:value="-0.707106781186453" calcext:value-type="float">
            <text:p>-0.7071067812</text:p>
          </table:table-cell>
          <table:table-cell table:formula="of:=IF(ROW() &gt; [.$J$2] + 1; [.B889] - OFFSET([.B889]; -[.$J$2]; 0)*[.$L$2]^[.$J$2]; [.B889])" office:value-type="float" office:value="-0.014002345532232" calcext:value-type="float">
            <text:p>-0.0140023455</text:p>
          </table:table-cell>
          <table:table-cell table:formula="of:=IMSUM(COMPLEX([.C889];0); IMPRODUCT([.D888]; [.$I$8]))" office:value-type="string" office:string-value="-70,0152284227881+69,3611421639973i" calcext:value-type="string">
            <text:p>-70,0152284227881+69,3611421639973i</text:p>
          </table:table-cell>
          <table:table-cell table:formula="of:=IMABS([.D889])" office:value-type="float" office:value="98.5550620383826" calcext:value-type="float">
            <text:p>98.5550620384</text:p>
          </table:table-cell>
          <table:table-cell table:formula="of:=IMREAL([.D889])" office:value-type="float" office:value="-70.0152284227881" calcext:value-type="float">
            <text:p>-70.0152284228</text:p>
          </table:table-cell>
          <table:table-cell table:formula="of:=IMAGINARY([.D889])" office:value-type="float" office:value="69.3611421639973" calcext:value-type="float">
            <text:p>69.361142164</text:p>
          </table:table-cell>
          <table:table-cell table:number-columns-repeated="5"/>
        </table:table-row>
        <table:table-row table:style-name="ro1">
          <table:table-cell table:formula="of:=[.A889]+1" office:value-type="float" office:value="888" calcext:value-type="float">
            <text:p>888</text:p>
          </table:table-cell>
          <table:table-cell table:formula="of:=SIN([.$H$2]/[.$I$2]*[.A890]*2*PI()+[.$I$10])" office:value-type="float" office:value="0.707106781186598" calcext:value-type="float">
            <text:p>0.7071067812</text:p>
          </table:table-cell>
          <table:table-cell table:formula="of:=IF(ROW() &gt; [.$J$2] + 1; [.B890] - OFFSET([.B890]; -[.$J$2]; 0)*[.$L$2]^[.$J$2]; [.B890])" office:value-type="float" office:value="0.0140023455323165" calcext:value-type="float">
            <text:p>0.0140023455</text:p>
          </table:table-cell>
          <table:table-cell table:formula="of:=IMSUM(COMPLEX([.C890];0); IMPRODUCT([.D889]; [.$I$8]))" office:value-type="string" office:string-value="69,3682083953132+70,0082268999458i" calcext:value-type="string">
            <text:p>69,3682083953132+70,0082268999458i</text:p>
          </table:table-cell>
          <table:table-cell table:formula="of:=IMABS([.D890])" office:value-type="float" office:value="98.5550616135462" calcext:value-type="float">
            <text:p>98.5550616135</text:p>
          </table:table-cell>
          <table:table-cell table:formula="of:=IMREAL([.D890])" office:value-type="float" office:value="69.3682083953132" calcext:value-type="float">
            <text:p>69.3682083953</text:p>
          </table:table-cell>
          <table:table-cell table:formula="of:=IMAGINARY([.D890])" office:value-type="float" office:value="70.008226899945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90]+1" office:value-type="float" office:value="889" calcext:value-type="float">
            <text:p>889</text:p>
          </table:table-cell>
          <table:table-cell table:formula="of:=SIN([.$H$2]/[.$I$2]*[.A891]*2*PI()+[.$I$10])" office:value-type="float" office:value="0.707106781186541" calcext:value-type="float">
            <text:p>0.7071067812</text:p>
          </table:table-cell>
          <table:table-cell table:formula="of:=IF(ROW() &gt; [.$J$2] + 1; [.B891] - OFFSET([.B891]; -[.$J$2]; 0)*[.$L$2]^[.$J$2]; [.B891])" office:value-type="float" office:value="0.0140023455322339" calcext:value-type="float">
            <text:p>0.0140023455</text:p>
          </table:table-cell>
          <table:table-cell table:formula="of:=IMSUM(COMPLEX([.C891];0); IMPRODUCT([.D890]; [.$I$8]))" office:value-type="string" office:string-value="70,015228422788-69,3612715744737i" calcext:value-type="string">
            <text:p>70,015228422788-69,3612715744737i</text:p>
          </table:table-cell>
          <table:table-cell table:formula="of:=IMABS([.D891])" office:value-type="float" office:value="98.5551531150101" calcext:value-type="float">
            <text:p>98.555153115</text:p>
          </table:table-cell>
          <table:table-cell table:formula="of:=IMREAL([.D891])" office:value-type="float" office:value="70.015228422788" calcext:value-type="float">
            <text:p>70.0152284228</text:p>
          </table:table-cell>
          <table:table-cell table:formula="of:=IMAGINARY([.D891])" office:value-type="float" office:value="-69.3612715744737" calcext:value-type="float">
            <text:p>-69.3612715745</text:p>
          </table:table-cell>
          <table:table-cell table:number-columns-repeated="5"/>
        </table:table-row>
        <table:table-row table:style-name="ro1">
          <table:table-cell table:formula="of:=[.A891]+1" office:value-type="float" office:value="890" calcext:value-type="float">
            <text:p>890</text:p>
          </table:table-cell>
          <table:table-cell table:formula="of:=SIN([.$H$2]/[.$I$2]*[.A892]*2*PI()+[.$I$10])" office:value-type="float" office:value="-0.70710678118651" calcext:value-type="float">
            <text:p>-0.7071067812</text:p>
          </table:table-cell>
          <table:table-cell table:formula="of:=IF(ROW() &gt; [.$J$2] + 1; [.B892] - OFFSET([.B892]; -[.$J$2]; 0)*[.$L$2]^[.$J$2]; [.B892])" office:value-type="float" office:value="-0.0140023455321571" calcext:value-type="float">
            <text:p>-0.0140023455</text:p>
          </table:table-cell>
          <table:table-cell table:formula="of:=IMSUM(COMPLEX([.C892];0); IMPRODUCT([.D891]; [.$I$8]))" office:value-type="string" office:string-value="-69,3683377928485-70,0082268999457i" calcext:value-type="string">
            <text:p>-69,3683377928485-70,0082268999457i</text:p>
          </table:table-cell>
          <table:table-cell table:formula="of:=IMABS([.D892])" office:value-type="float" office:value="98.555152690344" calcext:value-type="float">
            <text:p>98.5551526903</text:p>
          </table:table-cell>
          <table:table-cell table:formula="of:=IMREAL([.D892])" office:value-type="float" office:value="-69.3683377928485" calcext:value-type="float">
            <text:p>-69.3683377928</text:p>
          </table:table-cell>
          <table:table-cell table:formula="of:=IMAGINARY([.D892])" office:value-type="float" office:value="-70.008226899945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92]+1" office:value-type="float" office:value="891" calcext:value-type="float">
            <text:p>891</text:p>
          </table:table-cell>
          <table:table-cell table:formula="of:=SIN([.$H$2]/[.$I$2]*[.A893]*2*PI()+[.$I$10])" office:value-type="float" office:value="-0.707106781186469" calcext:value-type="float">
            <text:p>-0.7071067812</text:p>
          </table:table-cell>
          <table:table-cell table:formula="of:=IF(ROW() &gt; [.$J$2] + 1; [.B893] - OFFSET([.B893]; -[.$J$2]; 0)*[.$L$2]^[.$J$2]; [.B893])" office:value-type="float" office:value="-0.0140023455322323" calcext:value-type="float">
            <text:p>-0.0140023455</text:p>
          </table:table-cell>
          <table:table-cell table:formula="of:=IMSUM(COMPLEX([.C893];0); IMPRODUCT([.D892]; [.$I$8]))" office:value-type="string" office:string-value="-70,0152284227879+69,3614009590692i" calcext:value-type="string">
            <text:p>-70,0152284227879+69,3614009590692i</text:p>
          </table:table-cell>
          <table:table-cell table:formula="of:=IMABS([.D893])" office:value-type="float" office:value="98.5552441735088" calcext:value-type="float">
            <text:p>98.5552441735</text:p>
          </table:table-cell>
          <table:table-cell table:formula="of:=IMREAL([.D893])" office:value-type="float" office:value="-70.0152284227879" calcext:value-type="float">
            <text:p>-70.0152284228</text:p>
          </table:table-cell>
          <table:table-cell table:formula="of:=IMAGINARY([.D893])" office:value-type="float" office:value="69.3614009590692" calcext:value-type="float">
            <text:p>69.3614009591</text:p>
          </table:table-cell>
          <table:table-cell table:number-columns-repeated="5"/>
        </table:table-row>
        <table:table-row table:style-name="ro1">
          <table:table-cell table:formula="of:=[.A893]+1" office:value-type="float" office:value="892" calcext:value-type="float">
            <text:p>892</text:p>
          </table:table-cell>
          <table:table-cell table:formula="of:=SIN([.$H$2]/[.$I$2]*[.A894]*2*PI()+[.$I$10])" office:value-type="float" office:value="0.707106781186582" calcext:value-type="float">
            <text:p>0.7071067812</text:p>
          </table:table-cell>
          <table:table-cell table:formula="of:=IF(ROW() &gt; [.$J$2] + 1; [.B894] - OFFSET([.B894]; -[.$J$2]; 0)*[.$L$2]^[.$J$2]; [.B894])" office:value-type="float" office:value="0.0140023455323161" calcext:value-type="float">
            <text:p>0.0140023455</text:p>
          </table:table-cell>
          <table:table-cell table:formula="of:=IMSUM(COMPLEX([.C894];0); IMPRODUCT([.D893]; [.$I$8]))" office:value-type="string" office:string-value="69,3684671645056+70,0082268999456i" calcext:value-type="string">
            <text:p>69,3684671645056+70,0082268999456i</text:p>
          </table:table-cell>
          <table:table-cell table:formula="of:=IMABS([.D894])" office:value-type="float" office:value="98.555243749013" calcext:value-type="float">
            <text:p>98.555243749</text:p>
          </table:table-cell>
          <table:table-cell table:formula="of:=IMREAL([.D894])" office:value-type="float" office:value="69.3684671645056" calcext:value-type="float">
            <text:p>69.3684671645</text:p>
          </table:table-cell>
          <table:table-cell table:formula="of:=IMAGINARY([.D894])" office:value-type="float" office:value="70.008226899945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94]+1" office:value-type="float" office:value="893" calcext:value-type="float">
            <text:p>893</text:p>
          </table:table-cell>
          <table:table-cell table:formula="of:=SIN([.$H$2]/[.$I$2]*[.A895]*2*PI()+[.$I$10])" office:value-type="float" office:value="0.707106781186557" calcext:value-type="float">
            <text:p>0.7071067812</text:p>
          </table:table-cell>
          <table:table-cell table:formula="of:=IF(ROW() &gt; [.$J$2] + 1; [.B895] - OFFSET([.B895]; -[.$J$2]; 0)*[.$L$2]^[.$J$2]; [.B895])" office:value-type="float" office:value="0.0140023455322341" calcext:value-type="float">
            <text:p>0.0140023455</text:p>
          </table:table-cell>
          <table:table-cell table:formula="of:=IMSUM(COMPLEX([.C895];0); IMPRODUCT([.D894]; [.$I$8]))" office:value-type="string" office:string-value="70,0152284227878-69,3615303177891i" calcext:value-type="string">
            <text:p>70,0152284227878-69,3615303177891i</text:p>
          </table:table-cell>
          <table:table-cell table:formula="of:=IMABS([.D895])" office:value-type="float" office:value="98.5553352138824" calcext:value-type="float">
            <text:p>98.5553352139</text:p>
          </table:table-cell>
          <table:table-cell table:formula="of:=IMREAL([.D895])" office:value-type="float" office:value="70.0152284227878" calcext:value-type="float">
            <text:p>70.0152284228</text:p>
          </table:table-cell>
          <table:table-cell table:formula="of:=IMAGINARY([.D895])" office:value-type="float" office:value="-69.3615303177891" calcext:value-type="float">
            <text:p>-69.3615303178</text:p>
          </table:table-cell>
          <table:table-cell table:number-columns-repeated="5"/>
        </table:table-row>
        <table:table-row table:style-name="ro1">
          <table:table-cell table:formula="of:=[.A895]+1" office:value-type="float" office:value="894" calcext:value-type="float">
            <text:p>894</text:p>
          </table:table-cell>
          <table:table-cell table:formula="of:=SIN([.$H$2]/[.$I$2]*[.A896]*2*PI()+[.$I$10])" office:value-type="float" office:value="-0.707106781186494" calcext:value-type="float">
            <text:p>-0.7071067812</text:p>
          </table:table-cell>
          <table:table-cell table:formula="of:=IF(ROW() &gt; [.$J$2] + 1; [.B896] - OFFSET([.B896]; -[.$J$2]; 0)*[.$L$2]^[.$J$2]; [.B896])" office:value-type="float" office:value="-0.0140023455321568" calcext:value-type="float">
            <text:p>-0.0140023455</text:p>
          </table:table-cell>
          <table:table-cell table:formula="of:=IMSUM(COMPLEX([.C896];0); IMPRODUCT([.D895]; [.$I$8]))" office:value-type="string" office:string-value="-69,3685965102895-70,0082268999455i" calcext:value-type="string">
            <text:p>-69,3685965102895-70,0082268999455i</text:p>
          </table:table-cell>
          <table:table-cell table:formula="of:=IMABS([.D896])" office:value-type="float" office:value="98.5553347895567" calcext:value-type="float">
            <text:p>98.5553347896</text:p>
          </table:table-cell>
          <table:table-cell table:formula="of:=IMREAL([.D896])" office:value-type="float" office:value="-69.3685965102895" calcext:value-type="float">
            <text:p>-69.3685965103</text:p>
          </table:table-cell>
          <table:table-cell table:formula="of:=IMAGINARY([.D896])" office:value-type="float" office:value="-70.008226899945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896]+1" office:value-type="float" office:value="895" calcext:value-type="float">
            <text:p>895</text:p>
          </table:table-cell>
          <table:table-cell table:formula="of:=SIN([.$H$2]/[.$I$2]*[.A897]*2*PI()+[.$I$10])" office:value-type="float" office:value="-0.707106781186484" calcext:value-type="float">
            <text:p>-0.7071067812</text:p>
          </table:table-cell>
          <table:table-cell table:formula="of:=IF(ROW() &gt; [.$J$2] + 1; [.B897] - OFFSET([.B897]; -[.$J$2]; 0)*[.$L$2]^[.$J$2]; [.B897])" office:value-type="float" office:value="-0.0140023455322328" calcext:value-type="float">
            <text:p>-0.0140023455</text:p>
          </table:table-cell>
          <table:table-cell table:formula="of:=IMSUM(COMPLEX([.C897];0); IMPRODUCT([.D896]; [.$I$8]))" office:value-type="string" office:string-value="-70,0152284227877+69,3616596506385i" calcext:value-type="string">
            <text:p>-70,0152284227877+69,3616596506385i</text:p>
          </table:table-cell>
          <table:table-cell table:formula="of:=IMABS([.D897])" office:value-type="float" office:value="98.5554262361345" calcext:value-type="float">
            <text:p>98.5554262361</text:p>
          </table:table-cell>
          <table:table-cell table:formula="of:=IMREAL([.D897])" office:value-type="float" office:value="-70.0152284227877" calcext:value-type="float">
            <text:p>-70.0152284228</text:p>
          </table:table-cell>
          <table:table-cell table:formula="of:=IMAGINARY([.D897])" office:value-type="float" office:value="69.3616596506385" calcext:value-type="float">
            <text:p>69.3616596506</text:p>
          </table:table-cell>
          <table:table-cell table:number-columns-repeated="5"/>
        </table:table-row>
        <table:table-row table:style-name="ro1">
          <table:table-cell table:formula="of:=[.A897]+1" office:value-type="float" office:value="896" calcext:value-type="float">
            <text:p>896</text:p>
          </table:table-cell>
          <table:table-cell table:formula="of:=SIN([.$H$2]/[.$I$2]*[.A898]*2*PI()+[.$I$10])" office:value-type="float" office:value="0.707106781186567" calcext:value-type="float">
            <text:p>0.7071067812</text:p>
          </table:table-cell>
          <table:table-cell table:formula="of:=IF(ROW() &gt; [.$J$2] + 1; [.B898] - OFFSET([.B898]; -[.$J$2]; 0)*[.$L$2]^[.$J$2]; [.B898])" office:value-type="float" office:value="0.0140023455323159" calcext:value-type="float">
            <text:p>0.0140023455</text:p>
          </table:table-cell>
          <table:table-cell table:formula="of:=IMSUM(COMPLEX([.C898];0); IMPRODUCT([.D897]; [.$I$8]))" office:value-type="string" office:string-value="69,3687258302057+70,0082268999454i" calcext:value-type="string">
            <text:p>69,3687258302057+70,0082268999454i</text:p>
          </table:table-cell>
          <table:table-cell table:formula="of:=IMABS([.D898])" office:value-type="float" office:value="98.555425811979" calcext:value-type="float">
            <text:p>98.555425812</text:p>
          </table:table-cell>
          <table:table-cell table:formula="of:=IMREAL([.D898])" office:value-type="float" office:value="69.3687258302057" calcext:value-type="float">
            <text:p>69.3687258302</text:p>
          </table:table-cell>
          <table:table-cell table:formula="of:=IMAGINARY([.D898])" office:value-type="float" office:value="70.008226899945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898]+1" office:value-type="float" office:value="897" calcext:value-type="float">
            <text:p>897</text:p>
          </table:table-cell>
          <table:table-cell table:formula="of:=SIN([.$H$2]/[.$I$2]*[.A899]*2*PI()+[.$I$10])" office:value-type="float" office:value="0.707106781186572" calcext:value-type="float">
            <text:p>0.7071067812</text:p>
          </table:table-cell>
          <table:table-cell table:formula="of:=IF(ROW() &gt; [.$J$2] + 1; [.B899] - OFFSET([.B899]; -[.$J$2]; 0)*[.$L$2]^[.$J$2]; [.B899])" office:value-type="float" office:value="0.014002345532392" calcext:value-type="float">
            <text:p>0.0140023455</text:p>
          </table:table-cell>
          <table:table-cell table:formula="of:=IMSUM(COMPLEX([.C899];0); IMPRODUCT([.D898]; [.$I$8]))" office:value-type="string" office:string-value="70,0152284227878-69,3617889576227i" calcext:value-type="string">
            <text:p>70,0152284227878-69,3617889576227i</text:p>
          </table:table-cell>
          <table:table-cell table:formula="of:=IMABS([.D899])" office:value-type="float" office:value="98.5555172402689" calcext:value-type="float">
            <text:p>98.5555172403</text:p>
          </table:table-cell>
          <table:table-cell table:formula="of:=IMREAL([.D899])" office:value-type="float" office:value="70.0152284227878" calcext:value-type="float">
            <text:p>70.0152284228</text:p>
          </table:table-cell>
          <table:table-cell table:formula="of:=IMAGINARY([.D899])" office:value-type="float" office:value="-69.3617889576227" calcext:value-type="float">
            <text:p>-69.3617889576</text:p>
          </table:table-cell>
          <table:table-cell table:number-columns-repeated="5"/>
        </table:table-row>
        <table:table-row table:style-name="ro1">
          <table:table-cell table:formula="of:=[.A899]+1" office:value-type="float" office:value="898" calcext:value-type="float">
            <text:p>898</text:p>
          </table:table-cell>
          <table:table-cell table:formula="of:=SIN([.$H$2]/[.$I$2]*[.A900]*2*PI()+[.$I$10])" office:value-type="float" office:value="-0.70710678118664" calcext:value-type="float">
            <text:p>-0.7071067812</text:p>
          </table:table-cell>
          <table:table-cell table:formula="of:=IF(ROW() &gt; [.$J$2] + 1; [.B900] - OFFSET([.B900]; -[.$J$2]; 0)*[.$L$2]^[.$J$2]; [.B900])" office:value-type="float" office:value="-0.0140023455323173" calcext:value-type="float">
            <text:p>-0.0140023455</text:p>
          </table:table-cell>
          <table:table-cell table:formula="of:=IMSUM(COMPLEX([.C900];0); IMPRODUCT([.D899]; [.$I$8]))" office:value-type="string" office:string-value="-69,3688551242593-70,0082268999455i" calcext:value-type="string">
            <text:p>-69,3688551242593-70,0082268999455i</text:p>
          </table:table-cell>
          <table:table-cell table:formula="of:=IMABS([.D900])" office:value-type="float" office:value="98.5555168162835" calcext:value-type="float">
            <text:p>98.5555168163</text:p>
          </table:table-cell>
          <table:table-cell table:formula="of:=IMREAL([.D900])" office:value-type="float" office:value="-69.3688551242593" calcext:value-type="float">
            <text:p>-69.3688551243</text:p>
          </table:table-cell>
          <table:table-cell table:formula="of:=IMAGINARY([.D900])" office:value-type="float" office:value="-70.008226899945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00]+1" office:value-type="float" office:value="899" calcext:value-type="float">
            <text:p>899</text:p>
          </table:table-cell>
          <table:table-cell table:formula="of:=SIN([.$H$2]/[.$I$2]*[.A901]*2*PI()+[.$I$10])" office:value-type="float" office:value="-0.707106781186499" calcext:value-type="float">
            <text:p>-0.7071067812</text:p>
          </table:table-cell>
          <table:table-cell table:formula="of:=IF(ROW() &gt; [.$J$2] + 1; [.B901] - OFFSET([.B901]; -[.$J$2]; 0)*[.$L$2]^[.$J$2]; [.B901])" office:value-type="float" office:value="-0.0140023455322329" calcext:value-type="float">
            <text:p>-0.0140023455</text:p>
          </table:table-cell>
          <table:table-cell table:formula="of:=IMSUM(COMPLEX([.C901];0); IMPRODUCT([.D900]; [.$I$8]))" office:value-type="string" office:string-value="-70,0152284227877+69,3619182387469i" calcext:value-type="string">
            <text:p>-70,0152284227877+69,3619182387469i</text:p>
          </table:table-cell>
          <table:table-cell table:formula="of:=IMABS([.D901])" office:value-type="float" office:value="98.5556082262889" calcext:value-type="float">
            <text:p>98.5556082263</text:p>
          </table:table-cell>
          <table:table-cell table:formula="of:=IMREAL([.D901])" office:value-type="float" office:value="-70.0152284227877" calcext:value-type="float">
            <text:p>-70.0152284228</text:p>
          </table:table-cell>
          <table:table-cell table:formula="of:=IMAGINARY([.D901])" office:value-type="float" office:value="69.3619182387469" calcext:value-type="float">
            <text:p>69.3619182387</text:p>
          </table:table-cell>
          <table:table-cell table:number-columns-repeated="5"/>
        </table:table-row>
        <table:table-row table:style-name="ro1">
          <table:table-cell table:formula="of:=[.A901]+1" office:value-type="float" office:value="900" calcext:value-type="float">
            <text:p>900</text:p>
          </table:table-cell>
          <table:table-cell table:formula="of:=SIN([.$H$2]/[.$I$2]*[.A902]*2*PI()+[.$I$10])" office:value-type="float" office:value="0.707106781186552" calcext:value-type="float">
            <text:p>0.7071067812</text:p>
          </table:table-cell>
          <table:table-cell table:formula="of:=IF(ROW() &gt; [.$J$2] + 1; [.B902] - OFFSET([.B902]; -[.$J$2]; 0)*[.$L$2]^[.$J$2]; [.B902])" office:value-type="float" office:value="0.0140023455323156" calcext:value-type="float">
            <text:p>0.0140023455</text:p>
          </table:table-cell>
          <table:table-cell table:formula="of:=IMSUM(COMPLEX([.C902];0); IMPRODUCT([.D901]; [.$I$8]))" office:value-type="string" office:string-value="69,3689843924553+70,0082268999454i" calcext:value-type="string">
            <text:p>69,3689843924553+70,0082268999454i</text:p>
          </table:table-cell>
          <table:table-cell table:formula="of:=IMABS([.D902])" office:value-type="float" office:value="98.5556078024733" calcext:value-type="float">
            <text:p>98.5556078025</text:p>
          </table:table-cell>
          <table:table-cell table:formula="of:=IMREAL([.D902])" office:value-type="float" office:value="69.3689843924553" calcext:value-type="float">
            <text:p>69.3689843925</text:p>
          </table:table-cell>
          <table:table-cell table:formula="of:=IMAGINARY([.D902])" office:value-type="float" office:value="70.008226899945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02]+1" office:value-type="float" office:value="901" calcext:value-type="float">
            <text:p>901</text:p>
          </table:table-cell>
          <table:table-cell table:formula="of:=SIN([.$H$2]/[.$I$2]*[.A903]*2*PI()+[.$I$10])" office:value-type="float" office:value="0.707106781186587" calcext:value-type="float">
            <text:p>0.7071067812</text:p>
          </table:table-cell>
          <table:table-cell table:formula="of:=IF(ROW() &gt; [.$J$2] + 1; [.B903] - OFFSET([.B903]; -[.$J$2]; 0)*[.$L$2]^[.$J$2]; [.B903])" office:value-type="float" office:value="0.0140023455323923" calcext:value-type="float">
            <text:p>0.0140023455</text:p>
          </table:table-cell>
          <table:table-cell table:formula="of:=IMSUM(COMPLEX([.C903];0); IMPRODUCT([.D902]; [.$I$8]))" office:value-type="string" office:string-value="70,0152284227878-69,3620474940161i" calcext:value-type="string">
            <text:p>70,0152284227878-69,3620474940161i</text:p>
          </table:table-cell>
          <table:table-cell table:formula="of:=IMABS([.D903])" office:value-type="float" office:value="98.5556991941983" calcext:value-type="float">
            <text:p>98.5556991942</text:p>
          </table:table-cell>
          <table:table-cell table:formula="of:=IMREAL([.D903])" office:value-type="float" office:value="70.0152284227878" calcext:value-type="float">
            <text:p>70.0152284228</text:p>
          </table:table-cell>
          <table:table-cell table:formula="of:=IMAGINARY([.D903])" office:value-type="float" office:value="-69.3620474940161" calcext:value-type="float">
            <text:p>-69.362047494</text:p>
          </table:table-cell>
          <table:table-cell table:number-columns-repeated="5"/>
        </table:table-row>
        <table:table-row table:style-name="ro1">
          <table:table-cell table:formula="of:=[.A903]+1" office:value-type="float" office:value="902" calcext:value-type="float">
            <text:p>902</text:p>
          </table:table-cell>
          <table:table-cell table:formula="of:=SIN([.$H$2]/[.$I$2]*[.A904]*2*PI()+[.$I$10])" office:value-type="float" office:value="-0.707106781186625" calcext:value-type="float">
            <text:p>-0.7071067812</text:p>
          </table:table-cell>
          <table:table-cell table:formula="of:=IF(ROW() &gt; [.$J$2] + 1; [.B904] - OFFSET([.B904]; -[.$J$2]; 0)*[.$L$2]^[.$J$2]; [.B904])" office:value-type="float" office:value="-0.0140023455323169" calcext:value-type="float">
            <text:p>-0.0140023455</text:p>
          </table:table-cell>
          <table:table-cell table:formula="of:=IMSUM(COMPLEX([.C904];0); IMPRODUCT([.D903]; [.$I$8]))" office:value-type="string" office:string-value="-69,369113634799-70,0082268999455i" calcext:value-type="string">
            <text:p>-69,369113634799-70,0082268999455i</text:p>
          </table:table-cell>
          <table:table-cell table:formula="of:=IMABS([.D904])" office:value-type="float" office:value="98.5556987705526" calcext:value-type="float">
            <text:p>98.5556987706</text:p>
          </table:table-cell>
          <table:table-cell table:formula="of:=IMREAL([.D904])" office:value-type="float" office:value="-69.369113634799" calcext:value-type="float">
            <text:p>-69.3691136348</text:p>
          </table:table-cell>
          <table:table-cell table:formula="of:=IMAGINARY([.D904])" office:value-type="float" office:value="-70.008226899945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04]+1" office:value-type="float" office:value="903" calcext:value-type="float">
            <text:p>903</text:p>
          </table:table-cell>
          <table:table-cell table:formula="of:=SIN([.$H$2]/[.$I$2]*[.A905]*2*PI()+[.$I$10])" office:value-type="float" office:value="-0.707106781186514" calcext:value-type="float">
            <text:p>-0.7071067812</text:p>
          </table:table-cell>
          <table:table-cell table:formula="of:=IF(ROW() &gt; [.$J$2] + 1; [.B905] - OFFSET([.B905]; -[.$J$2]; 0)*[.$L$2]^[.$J$2]; [.B905])" office:value-type="float" office:value="-0.0140023455322332" calcext:value-type="float">
            <text:p>-0.0140023455</text:p>
          </table:table-cell>
          <table:table-cell table:formula="of:=IMSUM(COMPLEX([.C905];0); IMPRODUCT([.D904]; [.$I$8]))" office:value-type="string" office:string-value="-70,0152284227877+69,3621767234355i" calcext:value-type="string">
            <text:p>-70,0152284227877+69,3621767234355i</text:p>
          </table:table-cell>
          <table:table-cell table:formula="of:=IMABS([.D905])" office:value-type="float" office:value="98.5557901440004" calcext:value-type="float">
            <text:p>98.555790144</text:p>
          </table:table-cell>
          <table:table-cell table:formula="of:=IMREAL([.D905])" office:value-type="float" office:value="-70.0152284227877" calcext:value-type="float">
            <text:p>-70.0152284228</text:p>
          </table:table-cell>
          <table:table-cell table:formula="of:=IMAGINARY([.D905])" office:value-type="float" office:value="69.3621767234355" calcext:value-type="float">
            <text:p>69.3621767234</text:p>
          </table:table-cell>
          <table:table-cell table:number-columns-repeated="5"/>
        </table:table-row>
        <table:table-row table:style-name="ro1">
          <table:table-cell table:formula="of:=[.A905]+1" office:value-type="float" office:value="904" calcext:value-type="float">
            <text:p>904</text:p>
          </table:table-cell>
          <table:table-cell table:formula="of:=SIN([.$H$2]/[.$I$2]*[.A906]*2*PI()+[.$I$10])" office:value-type="float" office:value="0.707106781186537" calcext:value-type="float">
            <text:p>0.7071067812</text:p>
          </table:table-cell>
          <table:table-cell table:formula="of:=IF(ROW() &gt; [.$J$2] + 1; [.B906] - OFFSET([.B906]; -[.$J$2]; 0)*[.$L$2]^[.$J$2]; [.B906])" office:value-type="float" office:value="0.0140023455323152" calcext:value-type="float">
            <text:p>0.0140023455</text:p>
          </table:table-cell>
          <table:table-cell table:formula="of:=IMSUM(COMPLEX([.C906];0); IMPRODUCT([.D905]; [.$I$8]))" office:value-type="string" office:string-value="69,3692428512954+70,0082268999454i" calcext:value-type="string">
            <text:p>69,3692428512954+70,0082268999454i</text:p>
          </table:table-cell>
          <table:table-cell table:formula="of:=IMABS([.D906])" office:value-type="float" office:value="98.5557897205245" calcext:value-type="float">
            <text:p>98.5557897205</text:p>
          </table:table-cell>
          <table:table-cell table:formula="of:=IMREAL([.D906])" office:value-type="float" office:value="69.3692428512954" calcext:value-type="float">
            <text:p>69.3692428513</text:p>
          </table:table-cell>
          <table:table-cell table:formula="of:=IMAGINARY([.D906])" office:value-type="float" office:value="70.008226899945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06]+1" office:value-type="float" office:value="905" calcext:value-type="float">
            <text:p>905</text:p>
          </table:table-cell>
          <table:table-cell table:formula="of:=SIN([.$H$2]/[.$I$2]*[.A907]*2*PI()+[.$I$10])" office:value-type="float" office:value="0.707106781186602" calcext:value-type="float">
            <text:p>0.7071067812</text:p>
          </table:table-cell>
          <table:table-cell table:formula="of:=IF(ROW() &gt; [.$J$2] + 1; [.B907] - OFFSET([.B907]; -[.$J$2]; 0)*[.$L$2]^[.$J$2]; [.B907])" office:value-type="float" office:value="0.0140023455323925" calcext:value-type="float">
            <text:p>0.0140023455</text:p>
          </table:table-cell>
          <table:table-cell table:formula="of:=IMSUM(COMPLEX([.C907];0); IMPRODUCT([.D906]; [.$I$8]))" office:value-type="string" office:string-value="70,0152284227878-69,3623059270103i" calcext:value-type="string">
            <text:p>70,0152284227878-69,3623059270103i</text:p>
          </table:table-cell>
          <table:table-cell table:formula="of:=IMABS([.D907])" office:value-type="float" office:value="98.555881075699" calcext:value-type="float">
            <text:p>98.5558810757</text:p>
          </table:table-cell>
          <table:table-cell table:formula="of:=IMREAL([.D907])" office:value-type="float" office:value="70.0152284227878" calcext:value-type="float">
            <text:p>70.0152284228</text:p>
          </table:table-cell>
          <table:table-cell table:formula="of:=IMAGINARY([.D907])" office:value-type="float" office:value="-69.3623059270103" calcext:value-type="float">
            <text:p>-69.362305927</text:p>
          </table:table-cell>
          <table:table-cell table:number-columns-repeated="5"/>
        </table:table-row>
        <table:table-row table:style-name="ro1">
          <table:table-cell table:formula="of:=[.A907]+1" office:value-type="float" office:value="906" calcext:value-type="float">
            <text:p>906</text:p>
          </table:table-cell>
          <table:table-cell table:formula="of:=SIN([.$H$2]/[.$I$2]*[.A908]*2*PI()+[.$I$10])" office:value-type="float" office:value="-0.707106781186609" calcext:value-type="float">
            <text:p>-0.7071067812</text:p>
          </table:table-cell>
          <table:table-cell table:formula="of:=IF(ROW() &gt; [.$J$2] + 1; [.B908] - OFFSET([.B908]; -[.$J$2]; 0)*[.$L$2]^[.$J$2]; [.B908])" office:value-type="float" office:value="-0.0140023455323167" calcext:value-type="float">
            <text:p>-0.0140023455</text:p>
          </table:table-cell>
          <table:table-cell table:formula="of:=IMSUM(COMPLEX([.C908];0); IMPRODUCT([.D907]; [.$I$8]))" office:value-type="string" office:string-value="-69,3693720419499-70,0082268999455i" calcext:value-type="string">
            <text:p>-69,3693720419499-70,0082268999455i</text:p>
          </table:table-cell>
          <table:table-cell table:formula="of:=IMABS([.D908])" office:value-type="float" office:value="98.5558806523929" calcext:value-type="float">
            <text:p>98.5558806524</text:p>
          </table:table-cell>
          <table:table-cell table:formula="of:=IMREAL([.D908])" office:value-type="float" office:value="-69.3693720419499" calcext:value-type="float">
            <text:p>-69.3693720419</text:p>
          </table:table-cell>
          <table:table-cell table:formula="of:=IMAGINARY([.D908])" office:value-type="float" office:value="-70.008226899945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08]+1" office:value-type="float" office:value="907" calcext:value-type="float">
            <text:p>907</text:p>
          </table:table-cell>
          <table:table-cell table:formula="of:=SIN([.$H$2]/[.$I$2]*[.A909]*2*PI()+[.$I$10])" office:value-type="float" office:value="-0.70710678118653" calcext:value-type="float">
            <text:p>-0.7071067812</text:p>
          </table:table-cell>
          <table:table-cell table:formula="of:=IF(ROW() &gt; [.$J$2] + 1; [.B909] - OFFSET([.B909]; -[.$J$2]; 0)*[.$L$2]^[.$J$2]; [.B909])" office:value-type="float" office:value="-0.0140023455322337" calcext:value-type="float">
            <text:p>-0.0140023455</text:p>
          </table:table-cell>
          <table:table-cell table:formula="of:=IMSUM(COMPLEX([.C909];0); IMPRODUCT([.D908]; [.$I$8]))" office:value-type="string" office:string-value="-70,0152284227877+69,3624351047457i" calcext:value-type="string">
            <text:p>-70,0152284227877+69,3624351047457i</text:p>
          </table:table-cell>
          <table:table-cell table:formula="of:=IMABS([.D909])" office:value-type="float" office:value="98.5559719892975" calcext:value-type="float">
            <text:p>98.5559719893</text:p>
          </table:table-cell>
          <table:table-cell table:formula="of:=IMREAL([.D909])" office:value-type="float" office:value="-70.0152284227877" calcext:value-type="float">
            <text:p>-70.0152284228</text:p>
          </table:table-cell>
          <table:table-cell table:formula="of:=IMAGINARY([.D909])" office:value-type="float" office:value="69.3624351047457" calcext:value-type="float">
            <text:p>69.3624351047</text:p>
          </table:table-cell>
          <table:table-cell table:number-columns-repeated="5"/>
        </table:table-row>
        <table:table-row table:style-name="ro1">
          <table:table-cell table:formula="of:=[.A909]+1" office:value-type="float" office:value="908" calcext:value-type="float">
            <text:p>908</text:p>
          </table:table-cell>
          <table:table-cell table:formula="of:=SIN([.$H$2]/[.$I$2]*[.A910]*2*PI()+[.$I$10])" office:value-type="float" office:value="0.707106781186521" calcext:value-type="float">
            <text:p>0.7071067812</text:p>
          </table:table-cell>
          <table:table-cell table:formula="of:=IF(ROW() &gt; [.$J$2] + 1; [.B910] - OFFSET([.B910]; -[.$J$2]; 0)*[.$L$2]^[.$J$2]; [.B910])" office:value-type="float" office:value="0.0140023455321573" calcext:value-type="float">
            <text:p>0.0140023455</text:p>
          </table:table-cell>
          <table:table-cell table:formula="of:=IMSUM(COMPLEX([.C910];0); IMPRODUCT([.D909]; [.$I$8]))" office:value-type="string" office:string-value="69,3695012067674+70,0082268999454i" calcext:value-type="string">
            <text:p>69,3695012067674+70,0082268999454i</text:p>
          </table:table-cell>
          <table:table-cell table:formula="of:=IMABS([.D910])" office:value-type="float" office:value="98.555971566161" calcext:value-type="float">
            <text:p>98.5559715662</text:p>
          </table:table-cell>
          <table:table-cell table:formula="of:=IMREAL([.D910])" office:value-type="float" office:value="69.3695012067674" calcext:value-type="float">
            <text:p>69.3695012068</text:p>
          </table:table-cell>
          <table:table-cell table:formula="of:=IMAGINARY([.D910])" office:value-type="float" office:value="70.008226899945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10]+1" office:value-type="float" office:value="909" calcext:value-type="float">
            <text:p>909</text:p>
          </table:table-cell>
          <table:table-cell table:formula="of:=SIN([.$H$2]/[.$I$2]*[.A911]*2*PI()+[.$I$10])" office:value-type="float" office:value="0.707106781186457" calcext:value-type="float">
            <text:p>0.7071067812</text:p>
          </table:table-cell>
          <table:table-cell table:formula="of:=IF(ROW() &gt; [.$J$2] + 1; [.B911] - OFFSET([.B911]; -[.$J$2]; 0)*[.$L$2]^[.$J$2]; [.B911])" office:value-type="float" office:value="0.0140023455322321" calcext:value-type="float">
            <text:p>0.0140023455</text:p>
          </table:table-cell>
          <table:table-cell table:formula="of:=IMSUM(COMPLEX([.C911];0); IMPRODUCT([.D910]; [.$I$8]))" office:value-type="string" office:string-value="70,0152284227876-69,3625642566467i" calcext:value-type="string">
            <text:p>70,0152284227876-69,3625642566467i</text:p>
          </table:table-cell>
          <table:table-cell table:formula="of:=IMABS([.D911])" office:value-type="float" office:value="98.5560628847996" calcext:value-type="float">
            <text:p>98.5560628848</text:p>
          </table:table-cell>
          <table:table-cell table:formula="of:=IMREAL([.D911])" office:value-type="float" office:value="70.0152284227876" calcext:value-type="float">
            <text:p>70.0152284228</text:p>
          </table:table-cell>
          <table:table-cell table:formula="of:=IMAGINARY([.D911])" office:value-type="float" office:value="-69.3625642566467" calcext:value-type="float">
            <text:p>-69.3625642566</text:p>
          </table:table-cell>
          <table:table-cell table:number-columns-repeated="5"/>
        </table:table-row>
        <table:table-row table:style-name="ro1">
          <table:table-cell table:formula="of:=[.A911]+1" office:value-type="float" office:value="910" calcext:value-type="float">
            <text:p>910</text:p>
          </table:table-cell>
          <table:table-cell table:formula="of:=SIN([.$H$2]/[.$I$2]*[.A912]*2*PI()+[.$I$10])" office:value-type="float" office:value="-0.707106781186594" calcext:value-type="float">
            <text:p>-0.7071067812</text:p>
          </table:table-cell>
          <table:table-cell table:formula="of:=IF(ROW() &gt; [.$J$2] + 1; [.B912] - OFFSET([.B912]; -[.$J$2]; 0)*[.$L$2]^[.$J$2]; [.B912])" office:value-type="float" office:value="-0.0140023455323163" calcext:value-type="float">
            <text:p>-0.0140023455</text:p>
          </table:table-cell>
          <table:table-cell table:formula="of:=IMSUM(COMPLEX([.C912];0); IMPRODUCT([.D911]; [.$I$8]))" office:value-type="string" office:string-value="-69,3696303457533-70,0082268999453i" calcext:value-type="string">
            <text:p>-69,3696303457533-70,0082268999453i</text:p>
          </table:table-cell>
          <table:table-cell table:formula="of:=IMABS([.D912])" office:value-type="float" office:value="98.5560624618327" calcext:value-type="float">
            <text:p>98.5560624618</text:p>
          </table:table-cell>
          <table:table-cell table:formula="of:=IMREAL([.D912])" office:value-type="float" office:value="-69.3696303457533" calcext:value-type="float">
            <text:p>-69.3696303458</text:p>
          </table:table-cell>
          <table:table-cell table:formula="of:=IMAGINARY([.D912])" office:value-type="float" office:value="-70.0082268999453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12]+1" office:value-type="float" office:value="911" calcext:value-type="float">
            <text:p>911</text:p>
          </table:table-cell>
          <table:table-cell table:formula="of:=SIN([.$H$2]/[.$I$2]*[.A913]*2*PI()+[.$I$10])" office:value-type="float" office:value="-0.707106781186545" calcext:value-type="float">
            <text:p>-0.7071067812</text:p>
          </table:table-cell>
          <table:table-cell table:formula="of:=IF(ROW() &gt; [.$J$2] + 1; [.B913] - OFFSET([.B913]; -[.$J$2]; 0)*[.$L$2]^[.$J$2]; [.B913])" office:value-type="float" office:value="-0.0140023455322339" calcext:value-type="float">
            <text:p>-0.0140023455</text:p>
          </table:table-cell>
          <table:table-cell table:formula="of:=IMSUM(COMPLEX([.C913];0); IMPRODUCT([.D912]; [.$I$8]))" office:value-type="string" office:string-value="-70,0152284227875+69,3626933827187i" calcext:value-type="string">
            <text:p>-70,0152284227875+69,3626933827187i</text:p>
          </table:table-cell>
          <table:table-cell table:formula="of:=IMABS([.D913])" office:value-type="float" office:value="98.5561537622089" calcext:value-type="float">
            <text:p>98.5561537622</text:p>
          </table:table-cell>
          <table:table-cell table:formula="of:=IMREAL([.D913])" office:value-type="float" office:value="-70.0152284227875" calcext:value-type="float">
            <text:p>-70.0152284228</text:p>
          </table:table-cell>
          <table:table-cell table:formula="of:=IMAGINARY([.D913])" office:value-type="float" office:value="69.3626933827187" calcext:value-type="float">
            <text:p>69.3626933827</text:p>
          </table:table-cell>
          <table:table-cell table:number-columns-repeated="5"/>
        </table:table-row>
        <table:table-row table:style-name="ro1">
          <table:table-cell table:formula="of:=[.A913]+1" office:value-type="float" office:value="912" calcext:value-type="float">
            <text:p>912</text:p>
          </table:table-cell>
          <table:table-cell table:formula="of:=SIN([.$H$2]/[.$I$2]*[.A914]*2*PI()+[.$I$10])" office:value-type="float" office:value="0.707106781186506" calcext:value-type="float">
            <text:p>0.7071067812</text:p>
          </table:table-cell>
          <table:table-cell table:formula="of:=IF(ROW() &gt; [.$J$2] + 1; [.B914] - OFFSET([.B914]; -[.$J$2]; 0)*[.$L$2]^[.$J$2]; [.B914])" office:value-type="float" office:value="0.0140023455321571" calcext:value-type="float">
            <text:p>0.0140023455</text:p>
          </table:table-cell>
          <table:table-cell table:formula="of:=IMSUM(COMPLEX([.C914];0); IMPRODUCT([.D913]; [.$I$8]))" office:value-type="string" office:string-value="69,3697594589126+70,0082268999452i" calcext:value-type="string">
            <text:p>69,3697594589126+70,0082268999452i</text:p>
          </table:table-cell>
          <table:table-cell table:formula="of:=IMABS([.D914])" office:value-type="float" office:value="98.5561533394116" calcext:value-type="float">
            <text:p>98.5561533394</text:p>
          </table:table-cell>
          <table:table-cell table:formula="of:=IMREAL([.D914])" office:value-type="float" office:value="69.3697594589126" calcext:value-type="float">
            <text:p>69.3697594589</text:p>
          </table:table-cell>
          <table:table-cell table:formula="of:=IMAGINARY([.D914])" office:value-type="float" office:value="70.008226899945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14]+1" office:value-type="float" office:value="913" calcext:value-type="float">
            <text:p>913</text:p>
          </table:table-cell>
          <table:table-cell table:formula="of:=SIN([.$H$2]/[.$I$2]*[.A915]*2*PI()+[.$I$10])" office:value-type="float" office:value="0.707106781186472" calcext:value-type="float">
            <text:p>0.7071067812</text:p>
          </table:table-cell>
          <table:table-cell table:formula="of:=IF(ROW() &gt; [.$J$2] + 1; [.B915] - OFFSET([.B915]; -[.$J$2]; 0)*[.$L$2]^[.$J$2]; [.B915])" office:value-type="float" office:value="0.0140023455322326" calcext:value-type="float">
            <text:p>0.0140023455</text:p>
          </table:table-cell>
          <table:table-cell table:formula="of:=IMSUM(COMPLEX([.C915];0); IMPRODUCT([.D914]; [.$I$8]))" office:value-type="string" office:string-value="70,0152284227874-69,3628224829667i" calcext:value-type="string">
            <text:p>70,0152284227874-69,3628224829667i</text:p>
          </table:table-cell>
          <table:table-cell table:formula="of:=IMABS([.D915])" office:value-type="float" office:value="98.5562446215289" calcext:value-type="float">
            <text:p>98.5562446215</text:p>
          </table:table-cell>
          <table:table-cell table:formula="of:=IMREAL([.D915])" office:value-type="float" office:value="70.0152284227874" calcext:value-type="float">
            <text:p>70.0152284228</text:p>
          </table:table-cell>
          <table:table-cell table:formula="of:=IMAGINARY([.D915])" office:value-type="float" office:value="-69.3628224829667" calcext:value-type="float">
            <text:p>-69.362822483</text:p>
          </table:table-cell>
          <table:table-cell table:number-columns-repeated="5"/>
        </table:table-row>
        <table:table-row table:style-name="ro1">
          <table:table-cell table:formula="of:=[.A915]+1" office:value-type="float" office:value="914" calcext:value-type="float">
            <text:p>914</text:p>
          </table:table-cell>
          <table:table-cell table:formula="of:=SIN([.$H$2]/[.$I$2]*[.A916]*2*PI()+[.$I$10])" office:value-type="float" office:value="-0.707106781186579" calcext:value-type="float">
            <text:p>-0.7071067812</text:p>
          </table:table-cell>
          <table:table-cell table:formula="of:=IF(ROW() &gt; [.$J$2] + 1; [.B916] - OFFSET([.B916]; -[.$J$2]; 0)*[.$L$2]^[.$J$2]; [.B916])" office:value-type="float" office:value="-0.0140023455323161" calcext:value-type="float">
            <text:p>-0.0140023455</text:p>
          </table:table-cell>
          <table:table-cell table:formula="of:=IMSUM(COMPLEX([.C916];0); IMPRODUCT([.D915]; [.$I$8]))" office:value-type="string" office:string-value="-69,3698885462507-70,0082268999451i" calcext:value-type="string">
            <text:p>-69,3698885462507-70,0082268999451i</text:p>
          </table:table-cell>
          <table:table-cell table:formula="of:=IMABS([.D916])" office:value-type="float" office:value="98.5562441989012" calcext:value-type="float">
            <text:p>98.5562441989</text:p>
          </table:table-cell>
          <table:table-cell table:formula="of:=IMREAL([.D916])" office:value-type="float" office:value="-69.3698885462507" calcext:value-type="float">
            <text:p>-69.3698885463</text:p>
          </table:table-cell>
          <table:table-cell table:formula="of:=IMAGINARY([.D916])" office:value-type="float" office:value="-70.008226899945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16]+1" office:value-type="float" office:value="915" calcext:value-type="float">
            <text:p>915</text:p>
          </table:table-cell>
          <table:table-cell table:formula="of:=SIN([.$H$2]/[.$I$2]*[.A917]*2*PI()+[.$I$10])" office:value-type="float" office:value="-0.70710678118656" calcext:value-type="float">
            <text:p>-0.7071067812</text:p>
          </table:table-cell>
          <table:table-cell table:formula="of:=IF(ROW() &gt; [.$J$2] + 1; [.B917] - OFFSET([.B917]; -[.$J$2]; 0)*[.$L$2]^[.$J$2]; [.B917])" office:value-type="float" office:value="-0.0140023455323918" calcext:value-type="float">
            <text:p>-0.0140023455</text:p>
          </table:table-cell>
          <table:table-cell table:formula="of:=IMSUM(COMPLEX([.C917];0); IMPRODUCT([.D916]; [.$I$8]))" office:value-type="string" office:string-value="-70,0152284227875+69,3629515573961i" calcext:value-type="string">
            <text:p>-70,0152284227875+69,3629515573961i</text:p>
          </table:table-cell>
          <table:table-cell table:formula="of:=IMABS([.D917])" office:value-type="float" office:value="98.5563354627636" calcext:value-type="float">
            <text:p>98.5563354628</text:p>
          </table:table-cell>
          <table:table-cell table:formula="of:=IMREAL([.D917])" office:value-type="float" office:value="-70.0152284227875" calcext:value-type="float">
            <text:p>-70.0152284228</text:p>
          </table:table-cell>
          <table:table-cell table:formula="of:=IMAGINARY([.D917])" office:value-type="float" office:value="69.3629515573961" calcext:value-type="float">
            <text:p>69.3629515574</text:p>
          </table:table-cell>
          <table:table-cell table:number-columns-repeated="5"/>
        </table:table-row>
        <table:table-row table:style-name="ro1">
          <table:table-cell table:formula="of:=[.A917]+1" office:value-type="float" office:value="916" calcext:value-type="float">
            <text:p>916</text:p>
          </table:table-cell>
          <table:table-cell table:formula="of:=SIN([.$H$2]/[.$I$2]*[.A918]*2*PI()+[.$I$10])" office:value-type="float" office:value="0.707106781186491" calcext:value-type="float">
            <text:p>0.7071067812</text:p>
          </table:table-cell>
          <table:table-cell table:formula="of:=IF(ROW() &gt; [.$J$2] + 1; [.B918] - OFFSET([.B918]; -[.$J$2]; 0)*[.$L$2]^[.$J$2]; [.B918])" office:value-type="float" office:value="0.0140023455321567" calcext:value-type="float">
            <text:p>0.0140023455</text:p>
          </table:table-cell>
          <table:table-cell table:formula="of:=IMSUM(COMPLEX([.C918];0); IMPRODUCT([.D917]; [.$I$8]))" office:value-type="string" office:string-value="69,3700176077726+70,0082268999452i" calcext:value-type="string">
            <text:p>69,3700176077726+70,0082268999452i</text:p>
          </table:table-cell>
          <table:table-cell table:formula="of:=IMABS([.D918])" office:value-type="float" office:value="98.5563350403052" calcext:value-type="float">
            <text:p>98.5563350403</text:p>
          </table:table-cell>
          <table:table-cell table:formula="of:=IMREAL([.D918])" office:value-type="float" office:value="69.3700176077726" calcext:value-type="float">
            <text:p>69.3700176078</text:p>
          </table:table-cell>
          <table:table-cell table:formula="of:=IMAGINARY([.D918])" office:value-type="float" office:value="70.008226899945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18]+1" office:value-type="float" office:value="917" calcext:value-type="float">
            <text:p>917</text:p>
          </table:table-cell>
          <table:table-cell table:formula="of:=SIN([.$H$2]/[.$I$2]*[.A919]*2*PI()+[.$I$10])" office:value-type="float" office:value="0.707106781186487" calcext:value-type="float">
            <text:p>0.7071067812</text:p>
          </table:table-cell>
          <table:table-cell table:formula="of:=IF(ROW() &gt; [.$J$2] + 1; [.B919] - OFFSET([.B919]; -[.$J$2]; 0)*[.$L$2]^[.$J$2]; [.B919])" office:value-type="float" office:value="0.0140023455322328" calcext:value-type="float">
            <text:p>0.0140023455</text:p>
          </table:table-cell>
          <table:table-cell table:formula="of:=IMSUM(COMPLEX([.C919];0); IMPRODUCT([.D918]; [.$I$8]))" office:value-type="string" office:string-value="70,0152284227874-69,3630806060118i" calcext:value-type="string">
            <text:p>70,0152284227874-69,3630806060118i</text:p>
          </table:table-cell>
          <table:table-cell table:formula="of:=IMABS([.D919])" office:value-type="float" office:value="98.556426285916" calcext:value-type="float">
            <text:p>98.5564262859</text:p>
          </table:table-cell>
          <table:table-cell table:formula="of:=IMREAL([.D919])" office:value-type="float" office:value="70.0152284227874" calcext:value-type="float">
            <text:p>70.0152284228</text:p>
          </table:table-cell>
          <table:table-cell table:formula="of:=IMAGINARY([.D919])" office:value-type="float" office:value="-69.3630806060118" calcext:value-type="float">
            <text:p>-69.363080606</text:p>
          </table:table-cell>
          <table:table-cell table:number-columns-repeated="5"/>
        </table:table-row>
        <table:table-row table:style-name="ro1">
          <table:table-cell table:formula="of:=[.A919]+1" office:value-type="float" office:value="918" calcext:value-type="float">
            <text:p>918</text:p>
          </table:table-cell>
          <table:table-cell table:formula="of:=SIN([.$H$2]/[.$I$2]*[.A920]*2*PI()+[.$I$10])" office:value-type="float" office:value="-0.707106781186564" calcext:value-type="float">
            <text:p>-0.7071067812</text:p>
          </table:table-cell>
          <table:table-cell table:formula="of:=IF(ROW() &gt; [.$J$2] + 1; [.B920] - OFFSET([.B920]; -[.$J$2]; 0)*[.$L$2]^[.$J$2]; [.B920])" office:value-type="float" office:value="-0.0140023455323158" calcext:value-type="float">
            <text:p>-0.0140023455</text:p>
          </table:table-cell>
          <table:table-cell table:formula="of:=IMSUM(COMPLEX([.C920];0); IMPRODUCT([.D919]; [.$I$8]))" office:value-type="string" office:string-value="-69,3701466434835-70,0082268999451i" calcext:value-type="string">
            <text:p>-69,3701466434835-70,0082268999451i</text:p>
          </table:table-cell>
          <table:table-cell table:formula="of:=IMABS([.D920])" office:value-type="float" office:value="98.556425863627" calcext:value-type="float">
            <text:p>98.5564258636</text:p>
          </table:table-cell>
          <table:table-cell table:formula="of:=IMREAL([.D920])" office:value-type="float" office:value="-69.3701466434835" calcext:value-type="float">
            <text:p>-69.3701466435</text:p>
          </table:table-cell>
          <table:table-cell table:formula="of:=IMAGINARY([.D920])" office:value-type="float" office:value="-70.008226899945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20]+1" office:value-type="float" office:value="919" calcext:value-type="float">
            <text:p>919</text:p>
          </table:table-cell>
          <table:table-cell table:formula="of:=SIN([.$H$2]/[.$I$2]*[.A921]*2*PI()+[.$I$10])" office:value-type="float" office:value="-0.707106781186575" calcext:value-type="float">
            <text:p>-0.7071067812</text:p>
          </table:table-cell>
          <table:table-cell table:formula="of:=IF(ROW() &gt; [.$J$2] + 1; [.B921] - OFFSET([.B921]; -[.$J$2]; 0)*[.$L$2]^[.$J$2]; [.B921])" office:value-type="float" office:value="-0.0140023455323921" calcext:value-type="float">
            <text:p>-0.0140023455</text:p>
          </table:table-cell>
          <table:table-cell table:formula="of:=IMSUM(COMPLEX([.C921];0); IMPRODUCT([.D920]; [.$I$8]))" office:value-type="string" office:string-value="-70,0152284227875+69,3632096288191i" calcext:value-type="string">
            <text:p>-70,0152284227875+69,3632096288191i</text:p>
          </table:table-cell>
          <table:table-cell table:formula="of:=IMABS([.D921])" office:value-type="float" office:value="98.5565170909901" calcext:value-type="float">
            <text:p>98.556517091</text:p>
          </table:table-cell>
          <table:table-cell table:formula="of:=IMREAL([.D921])" office:value-type="float" office:value="-70.0152284227875" calcext:value-type="float">
            <text:p>-70.0152284228</text:p>
          </table:table-cell>
          <table:table-cell table:formula="of:=IMAGINARY([.D921])" office:value-type="float" office:value="69.3632096288191" calcext:value-type="float">
            <text:p>69.3632096288</text:p>
          </table:table-cell>
          <table:table-cell table:number-columns-repeated="5"/>
        </table:table-row>
        <table:table-row table:style-name="ro1">
          <table:table-cell table:formula="of:=[.A921]+1" office:value-type="float" office:value="920" calcext:value-type="float">
            <text:p>920</text:p>
          </table:table-cell>
          <table:table-cell table:formula="of:=SIN([.$H$2]/[.$I$2]*[.A922]*2*PI()+[.$I$10])" office:value-type="float" office:value="0.707106781186636" calcext:value-type="float">
            <text:p>0.7071067812</text:p>
          </table:table-cell>
          <table:table-cell table:formula="of:=IF(ROW() &gt; [.$J$2] + 1; [.B922] - OFFSET([.B922]; -[.$J$2]; 0)*[.$L$2]^[.$J$2]; [.B922])" office:value-type="float" office:value="0.0140023455323172" calcext:value-type="float">
            <text:p>0.0140023455</text:p>
          </table:table-cell>
          <table:table-cell table:formula="of:=IMSUM(COMPLEX([.C922];0); IMPRODUCT([.D921]; [.$I$8]))" office:value-type="string" office:string-value="69,3702756533885+70,0082268999452i" calcext:value-type="string">
            <text:p>69,3702756533885+70,0082268999452i</text:p>
          </table:table-cell>
          <table:table-cell table:formula="of:=IMABS([.D922])" office:value-type="float" office:value="98.5565166688703" calcext:value-type="float">
            <text:p>98.5565166689</text:p>
          </table:table-cell>
          <table:table-cell table:formula="of:=IMREAL([.D922])" office:value-type="float" office:value="69.3702756533885" calcext:value-type="float">
            <text:p>69.3702756534</text:p>
          </table:table-cell>
          <table:table-cell table:formula="of:=IMAGINARY([.D922])" office:value-type="float" office:value="70.008226899945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22]+1" office:value-type="float" office:value="921" calcext:value-type="float">
            <text:p>921</text:p>
          </table:table-cell>
          <table:table-cell table:formula="of:=SIN([.$H$2]/[.$I$2]*[.A923]*2*PI()+[.$I$10])" office:value-type="float" office:value="0.707106781186503" calcext:value-type="float">
            <text:p>0.7071067812</text:p>
          </table:table-cell>
          <table:table-cell table:formula="of:=IF(ROW() &gt; [.$J$2] + 1; [.B923] - OFFSET([.B923]; -[.$J$2]; 0)*[.$L$2]^[.$J$2]; [.B923])" office:value-type="float" office:value="0.014002345532233" calcext:value-type="float">
            <text:p>0.0140023455</text:p>
          </table:table-cell>
          <table:table-cell table:formula="of:=IMSUM(COMPLEX([.C923];0); IMPRODUCT([.D922]; [.$I$8]))" office:value-type="string" office:string-value="70,0152284227874-69,3633386258232i" calcext:value-type="string">
            <text:p>70,0152284227874-69,3633386258232i</text:p>
          </table:table-cell>
          <table:table-cell table:formula="of:=IMABS([.D923])" office:value-type="float" office:value="98.5566078779891" calcext:value-type="float">
            <text:p>98.556607878</text:p>
          </table:table-cell>
          <table:table-cell table:formula="of:=IMREAL([.D923])" office:value-type="float" office:value="70.0152284227874" calcext:value-type="float">
            <text:p>70.0152284228</text:p>
          </table:table-cell>
          <table:table-cell table:formula="of:=IMAGINARY([.D923])" office:value-type="float" office:value="-69.3633386258232" calcext:value-type="float">
            <text:p>-69.3633386258</text:p>
          </table:table-cell>
          <table:table-cell table:number-columns-repeated="5"/>
        </table:table-row>
        <table:table-row table:style-name="ro1">
          <table:table-cell table:formula="of:=[.A923]+1" office:value-type="float" office:value="922" calcext:value-type="float">
            <text:p>922</text:p>
          </table:table-cell>
          <table:table-cell table:formula="of:=SIN([.$H$2]/[.$I$2]*[.A924]*2*PI()+[.$I$10])" office:value-type="float" office:value="-0.707106781186548" calcext:value-type="float">
            <text:p>-0.7071067812</text:p>
          </table:table-cell>
          <table:table-cell table:formula="of:=IF(ROW() &gt; [.$J$2] + 1; [.B924] - OFFSET([.B924]; -[.$J$2]; 0)*[.$L$2]^[.$J$2]; [.B924])" office:value-type="float" office:value="-0.0140023455323154" calcext:value-type="float">
            <text:p>-0.0140023455</text:p>
          </table:table-cell>
          <table:table-cell table:formula="of:=IMSUM(COMPLEX([.C924];0); IMPRODUCT([.D923]; [.$I$8]))" office:value-type="string" office:string-value="-69,3704046374929-70,0082268999451i" calcext:value-type="string">
            <text:p>-69,3704046374929-70,0082268999451i</text:p>
          </table:table-cell>
          <table:table-cell table:formula="of:=IMABS([.D924])" office:value-type="float" office:value="98.5566074560387" calcext:value-type="float">
            <text:p>98.556607456</text:p>
          </table:table-cell>
          <table:table-cell table:formula="of:=IMREAL([.D924])" office:value-type="float" office:value="-69.3704046374929" calcext:value-type="float">
            <text:p>-69.3704046375</text:p>
          </table:table-cell>
          <table:table-cell table:formula="of:=IMAGINARY([.D924])" office:value-type="float" office:value="-70.008226899945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24]+1" office:value-type="float" office:value="923" calcext:value-type="float">
            <text:p>923</text:p>
          </table:table-cell>
          <table:table-cell table:formula="of:=SIN([.$H$2]/[.$I$2]*[.A925]*2*PI()+[.$I$10])" office:value-type="float" office:value="-0.707106781186591" calcext:value-type="float">
            <text:p>-0.7071067812</text:p>
          </table:table-cell>
          <table:table-cell table:formula="of:=IF(ROW() &gt; [.$J$2] + 1; [.B925] - OFFSET([.B925]; -[.$J$2]; 0)*[.$L$2]^[.$J$2]; [.B925])" office:value-type="float" office:value="-0.0140023455323924" calcext:value-type="float">
            <text:p>-0.0140023455</text:p>
          </table:table-cell>
          <table:table-cell table:formula="of:=IMSUM(COMPLEX([.C925];0); IMPRODUCT([.D924]; [.$I$8]))" office:value-type="string" office:string-value="-70,0152284227875+69,3634675970291i" calcext:value-type="string">
            <text:p>-70,0152284227875+69,3634675970291i</text:p>
          </table:table-cell>
          <table:table-cell table:formula="of:=IMABS([.D925])" office:value-type="float" office:value="98.556698646917" calcext:value-type="float">
            <text:p>98.5566986469</text:p>
          </table:table-cell>
          <table:table-cell table:formula="of:=IMREAL([.D925])" office:value-type="float" office:value="-70.0152284227875" calcext:value-type="float">
            <text:p>-70.0152284228</text:p>
          </table:table-cell>
          <table:table-cell table:formula="of:=IMAGINARY([.D925])" office:value-type="float" office:value="69.3634675970291" calcext:value-type="float">
            <text:p>69.363467597</text:p>
          </table:table-cell>
          <table:table-cell table:number-columns-repeated="5"/>
        </table:table-row>
        <table:table-row table:style-name="ro1">
          <table:table-cell table:formula="of:=[.A925]+1" office:value-type="float" office:value="924" calcext:value-type="float">
            <text:p>924</text:p>
          </table:table-cell>
          <table:table-cell table:formula="of:=SIN([.$H$2]/[.$I$2]*[.A926]*2*PI()+[.$I$10])" office:value-type="float" office:value="0.707106781186621" calcext:value-type="float">
            <text:p>0.7071067812</text:p>
          </table:table-cell>
          <table:table-cell table:formula="of:=IF(ROW() &gt; [.$J$2] + 1; [.B926] - OFFSET([.B926]; -[.$J$2]; 0)*[.$L$2]^[.$J$2]; [.B926])" office:value-type="float" office:value="0.0140023455323169" calcext:value-type="float">
            <text:p>0.0140023455</text:p>
          </table:table-cell>
          <table:table-cell table:formula="of:=IMSUM(COMPLEX([.C926];0); IMPRODUCT([.D925]; [.$I$8]))" office:value-type="string" office:string-value="69,3705335958017+70,0082268999452i" calcext:value-type="string">
            <text:p>69,3705335958017+70,0082268999452i</text:p>
          </table:table-cell>
          <table:table-cell table:formula="of:=IMABS([.D926])" office:value-type="float" office:value="98.5566982251357" calcext:value-type="float">
            <text:p>98.5566982251</text:p>
          </table:table-cell>
          <table:table-cell table:formula="of:=IMREAL([.D926])" office:value-type="float" office:value="69.3705335958017" calcext:value-type="float">
            <text:p>69.3705335958</text:p>
          </table:table-cell>
          <table:table-cell table:formula="of:=IMAGINARY([.D926])" office:value-type="float" office:value="70.008226899945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26]+1" office:value-type="float" office:value="925" calcext:value-type="float">
            <text:p>925</text:p>
          </table:table-cell>
          <table:table-cell table:formula="of:=SIN([.$H$2]/[.$I$2]*[.A927]*2*PI()+[.$I$10])" office:value-type="float" office:value="0.707106781186518" calcext:value-type="float">
            <text:p>0.7071067812</text:p>
          </table:table-cell>
          <table:table-cell table:formula="of:=IF(ROW() &gt; [.$J$2] + 1; [.B927] - OFFSET([.B927]; -[.$J$2]; 0)*[.$L$2]^[.$J$2]; [.B927])" office:value-type="float" office:value="0.0140023455322335" calcext:value-type="float">
            <text:p>0.0140023455</text:p>
          </table:table-cell>
          <table:table-cell table:formula="of:=IMSUM(COMPLEX([.C927];0); IMPRODUCT([.D926]; [.$I$8]))" office:value-type="string" office:string-value="70,0152284227874-69,3635965424421i" calcext:value-type="string">
            <text:p>70,0152284227874-69,3635965424421i</text:p>
          </table:table-cell>
          <table:table-cell table:formula="of:=IMABS([.D927])" office:value-type="float" office:value="98.5567893977771" calcext:value-type="float">
            <text:p>98.5567893978</text:p>
          </table:table-cell>
          <table:table-cell table:formula="of:=IMREAL([.D927])" office:value-type="float" office:value="70.0152284227874" calcext:value-type="float">
            <text:p>70.0152284228</text:p>
          </table:table-cell>
          <table:table-cell table:formula="of:=IMAGINARY([.D927])" office:value-type="float" office:value="-69.3635965424421" calcext:value-type="float">
            <text:p>-69.3635965424</text:p>
          </table:table-cell>
          <table:table-cell table:number-columns-repeated="5"/>
        </table:table-row>
        <table:table-row table:style-name="ro1">
          <table:table-cell table:formula="of:=[.A927]+1" office:value-type="float" office:value="926" calcext:value-type="float">
            <text:p>926</text:p>
          </table:table-cell>
          <table:table-cell table:formula="of:=SIN([.$H$2]/[.$I$2]*[.A928]*2*PI()+[.$I$10])" office:value-type="float" office:value="-0.707106781186533" calcext:value-type="float">
            <text:p>-0.7071067812</text:p>
          </table:table-cell>
          <table:table-cell table:formula="of:=IF(ROW() &gt; [.$J$2] + 1; [.B928] - OFFSET([.B928]; -[.$J$2]; 0)*[.$L$2]^[.$J$2]; [.B928])" office:value-type="float" office:value="-0.0140023455321575" calcext:value-type="float">
            <text:p>-0.0140023455</text:p>
          </table:table-cell>
          <table:table-cell table:formula="of:=IMSUM(COMPLEX([.C928];0); IMPRODUCT([.D927]; [.$I$8]))" office:value-type="string" office:string-value="-69,37066252832-70,0082268999451i" calcext:value-type="string">
            <text:p>-69,37066252832-70,0082268999451i</text:p>
          </table:table-cell>
          <table:table-cell table:formula="of:=IMABS([.D928])" office:value-type="float" office:value="98.5567889761647" calcext:value-type="float">
            <text:p>98.5567889762</text:p>
          </table:table-cell>
          <table:table-cell table:formula="of:=IMREAL([.D928])" office:value-type="float" office:value="-69.37066252832" calcext:value-type="float">
            <text:p>-69.3706625283</text:p>
          </table:table-cell>
          <table:table-cell table:formula="of:=IMAGINARY([.D928])" office:value-type="float" office:value="-70.008226899945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28]+1" office:value-type="float" office:value="927" calcext:value-type="float">
            <text:p>927</text:p>
          </table:table-cell>
          <table:table-cell table:formula="of:=SIN([.$H$2]/[.$I$2]*[.A929]*2*PI()+[.$I$10])" office:value-type="float" office:value="-0.707106781186606" calcext:value-type="float">
            <text:p>-0.7071067812</text:p>
          </table:table-cell>
          <table:table-cell table:formula="of:=IF(ROW() &gt; [.$J$2] + 1; [.B929] - OFFSET([.B929]; -[.$J$2]; 0)*[.$L$2]^[.$J$2]; [.B929])" office:value-type="float" office:value="-0.0140023455323927" calcext:value-type="float">
            <text:p>-0.0140023455</text:p>
          </table:table-cell>
          <table:table-cell table:formula="of:=IMSUM(COMPLEX([.C929];0); IMPRODUCT([.D928]; [.$I$8]))" office:value-type="string" office:string-value="-70,0152284227875+69,3637254620672i" calcext:value-type="string">
            <text:p>-70,0152284227875+69,3637254620672i</text:p>
          </table:table-cell>
          <table:table-cell table:formula="of:=IMABS([.D929])" office:value-type="float" office:value="98.556880130573" calcext:value-type="float">
            <text:p>98.5568801306</text:p>
          </table:table-cell>
          <table:table-cell table:formula="of:=IMREAL([.D929])" office:value-type="float" office:value="-70.0152284227875" calcext:value-type="float">
            <text:p>-70.0152284228</text:p>
          </table:table-cell>
          <table:table-cell table:formula="of:=IMAGINARY([.D929])" office:value-type="float" office:value="69.3637254620672" calcext:value-type="float">
            <text:p>69.3637254621</text:p>
          </table:table-cell>
          <table:table-cell table:number-columns-repeated="5"/>
        </table:table-row>
        <table:table-row table:style-name="ro1">
          <table:table-cell table:formula="of:=[.A929]+1" office:value-type="float" office:value="928" calcext:value-type="float">
            <text:p>928</text:p>
          </table:table-cell>
          <table:table-cell table:formula="of:=SIN([.$H$2]/[.$I$2]*[.A930]*2*PI()+[.$I$10])" office:value-type="float" office:value="0.707106781186606" calcext:value-type="float">
            <text:p>0.7071067812</text:p>
          </table:table-cell>
          <table:table-cell table:formula="of:=IF(ROW() &gt; [.$J$2] + 1; [.B930] - OFFSET([.B930]; -[.$J$2]; 0)*[.$L$2]^[.$J$2]; [.B930])" office:value-type="float" office:value="0.0140023455323167" calcext:value-type="float">
            <text:p>0.0140023455</text:p>
          </table:table-cell>
          <table:table-cell table:formula="of:=IMSUM(COMPLEX([.C930];0); IMPRODUCT([.D929]; [.$I$8]))" office:value-type="string" office:string-value="69,3707914350533+70,0082268999452i" calcext:value-type="string">
            <text:p>69,3707914350533+70,0082268999452i</text:p>
          </table:table-cell>
          <table:table-cell table:formula="of:=IMABS([.D930])" office:value-type="float" office:value="98.5568797091298" calcext:value-type="float">
            <text:p>98.5568797091</text:p>
          </table:table-cell>
          <table:table-cell table:formula="of:=IMREAL([.D930])" office:value-type="float" office:value="69.3707914350533" calcext:value-type="float">
            <text:p>69.3707914351</text:p>
          </table:table-cell>
          <table:table-cell table:formula="of:=IMAGINARY([.D930])" office:value-type="float" office:value="70.008226899945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30]+1" office:value-type="float" office:value="929" calcext:value-type="float">
            <text:p>929</text:p>
          </table:table-cell>
          <table:table-cell table:formula="of:=SIN([.$H$2]/[.$I$2]*[.A931]*2*PI()+[.$I$10])" office:value-type="float" office:value="0.707106781186533" calcext:value-type="float">
            <text:p>0.7071067812</text:p>
          </table:table-cell>
          <table:table-cell table:formula="of:=IF(ROW() &gt; [.$J$2] + 1; [.B931] - OFFSET([.B931]; -[.$J$2]; 0)*[.$L$2]^[.$J$2]; [.B931])" office:value-type="float" office:value="0.0140023455322337" calcext:value-type="float">
            <text:p>0.0140023455</text:p>
          </table:table-cell>
          <table:table-cell table:formula="of:=IMSUM(COMPLEX([.C931];0); IMPRODUCT([.D930]; [.$I$8]))" office:value-type="string" office:string-value="70,0152284227874-69,3638543559098i" calcext:value-type="string">
            <text:p>70,0152284227874-69,3638543559098i</text:p>
          </table:table-cell>
          <table:table-cell table:formula="of:=IMABS([.D931])" office:value-type="float" office:value="98.5569708453084" calcext:value-type="float">
            <text:p>98.5569708453</text:p>
          </table:table-cell>
          <table:table-cell table:formula="of:=IMREAL([.D931])" office:value-type="float" office:value="70.0152284227874" calcext:value-type="float">
            <text:p>70.0152284228</text:p>
          </table:table-cell>
          <table:table-cell table:formula="of:=IMAGINARY([.D931])" office:value-type="float" office:value="-69.3638543559098" calcext:value-type="float">
            <text:p>-69.3638543559</text:p>
          </table:table-cell>
          <table:table-cell table:number-columns-repeated="5"/>
        </table:table-row>
        <table:table-row table:style-name="ro1">
          <table:table-cell table:formula="of:=[.A931]+1" office:value-type="float" office:value="930" calcext:value-type="float">
            <text:p>930</text:p>
          </table:table-cell>
          <table:table-cell table:formula="of:=SIN([.$H$2]/[.$I$2]*[.A932]*2*PI()+[.$I$10])" office:value-type="float" office:value="-0.707106781186518" calcext:value-type="float">
            <text:p>-0.7071067812</text:p>
          </table:table-cell>
          <table:table-cell table:formula="of:=IF(ROW() &gt; [.$J$2] + 1; [.B932] - OFFSET([.B932]; -[.$J$2]; 0)*[.$L$2]^[.$J$2]; [.B932])" office:value-type="float" office:value="-0.0140023455321574" calcext:value-type="float">
            <text:p>-0.0140023455</text:p>
          </table:table-cell>
          <table:table-cell table:formula="of:=IMSUM(COMPLEX([.C932];0); IMPRODUCT([.D931]; [.$I$8]))" office:value-type="string" office:string-value="-69,3709203160064-70,0082268999451i" calcext:value-type="string">
            <text:p>-69,3709203160064-70,0082268999451i</text:p>
          </table:table-cell>
          <table:table-cell table:formula="of:=IMABS([.D932])" office:value-type="float" office:value="98.556970424034" calcext:value-type="float">
            <text:p>98.556970424</text:p>
          </table:table-cell>
          <table:table-cell table:formula="of:=IMREAL([.D932])" office:value-type="float" office:value="-69.3709203160064" calcext:value-type="float">
            <text:p>-69.370920316</text:p>
          </table:table-cell>
          <table:table-cell table:formula="of:=IMAGINARY([.D932])" office:value-type="float" office:value="-70.008226899945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32]+1" office:value-type="float" office:value="931" calcext:value-type="float">
            <text:p>931</text:p>
          </table:table-cell>
          <table:table-cell table:formula="of:=SIN([.$H$2]/[.$I$2]*[.A933]*2*PI()+[.$I$10])" office:value-type="float" office:value="-0.70710678118646" calcext:value-type="float">
            <text:p>-0.7071067812</text:p>
          </table:table-cell>
          <table:table-cell table:formula="of:=IF(ROW() &gt; [.$J$2] + 1; [.B933] - OFFSET([.B933]; -[.$J$2]; 0)*[.$L$2]^[.$J$2]; [.B933])" office:value-type="float" office:value="-0.0140023455322322" calcext:value-type="float">
            <text:p>-0.0140023455</text:p>
          </table:table-cell>
          <table:table-cell table:formula="of:=IMSUM(COMPLEX([.C933];0); IMPRODUCT([.D932]; [.$I$8]))" office:value-type="string" office:string-value="-70,0152284227873+69,3639832239748i" calcext:value-type="string">
            <text:p>-70,0152284227873+69,3639832239748i</text:p>
          </table:table-cell>
          <table:table-cell table:formula="of:=IMABS([.D933])" office:value-type="float" office:value="98.5570615419866" calcext:value-type="float">
            <text:p>98.557061542</text:p>
          </table:table-cell>
          <table:table-cell table:formula="of:=IMREAL([.D933])" office:value-type="float" office:value="-70.0152284227873" calcext:value-type="float">
            <text:p>-70.0152284228</text:p>
          </table:table-cell>
          <table:table-cell table:formula="of:=IMAGINARY([.D933])" office:value-type="float" office:value="69.3639832239748" calcext:value-type="float">
            <text:p>69.363983224</text:p>
          </table:table-cell>
          <table:table-cell table:number-columns-repeated="5"/>
        </table:table-row>
        <table:table-row table:style-name="ro1">
          <table:table-cell table:formula="of:=[.A933]+1" office:value-type="float" office:value="932" calcext:value-type="float">
            <text:p>932</text:p>
          </table:table-cell>
          <table:table-cell table:formula="of:=SIN([.$H$2]/[.$I$2]*[.A934]*2*PI()+[.$I$10])" office:value-type="float" office:value="0.707106781186591" calcext:value-type="float">
            <text:p>0.7071067812</text:p>
          </table:table-cell>
          <table:table-cell table:formula="of:=IF(ROW() &gt; [.$J$2] + 1; [.B934] - OFFSET([.B934]; -[.$J$2]; 0)*[.$L$2]^[.$J$2]; [.B934])" office:value-type="float" office:value="0.0140023455323163" calcext:value-type="float">
            <text:p>0.0140023455</text:p>
          </table:table-cell>
          <table:table-cell table:formula="of:=IMSUM(COMPLEX([.C934];0); IMPRODUCT([.D933]; [.$I$8]))" office:value-type="string" office:string-value="69,3710491711847+70,008226899945i" calcext:value-type="string">
            <text:p>69,3710491711847+70,008226899945i</text:p>
          </table:table-cell>
          <table:table-cell table:formula="of:=IMABS([.D934])" office:value-type="float" office:value="98.5570611208812" calcext:value-type="float">
            <text:p>98.5570611209</text:p>
          </table:table-cell>
          <table:table-cell table:formula="of:=IMREAL([.D934])" office:value-type="float" office:value="69.3710491711847" calcext:value-type="float">
            <text:p>69.3710491712</text:p>
          </table:table-cell>
          <table:table-cell table:formula="of:=IMAGINARY([.D934])" office:value-type="float" office:value="70.008226899945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34]+1" office:value-type="float" office:value="933" calcext:value-type="float">
            <text:p>933</text:p>
          </table:table-cell>
          <table:table-cell table:formula="of:=SIN([.$H$2]/[.$I$2]*[.A935]*2*PI()+[.$I$10])" office:value-type="float" office:value="0.707106781186548" calcext:value-type="float">
            <text:p>0.7071067812</text:p>
          </table:table-cell>
          <table:table-cell table:formula="of:=IF(ROW() &gt; [.$J$2] + 1; [.B935] - OFFSET([.B935]; -[.$J$2]; 0)*[.$L$2]^[.$J$2]; [.B935])" office:value-type="float" office:value="0.0140023455322339" calcext:value-type="float">
            <text:p>0.0140023455</text:p>
          </table:table-cell>
          <table:table-cell table:formula="of:=IMSUM(COMPLEX([.C935];0); IMPRODUCT([.D934]; [.$I$8]))" office:value-type="string" office:string-value="70,0152284227872-69,3641120662676i" calcext:value-type="string">
            <text:p>70,0152284227872-69,3641120662676i</text:p>
          </table:table-cell>
          <table:table-cell table:formula="of:=IMABS([.D935])" office:value-type="float" office:value="98.5571522206116" calcext:value-type="float">
            <text:p>98.5571522206</text:p>
          </table:table-cell>
          <table:table-cell table:formula="of:=IMREAL([.D935])" office:value-type="float" office:value="70.0152284227872" calcext:value-type="float">
            <text:p>70.0152284228</text:p>
          </table:table-cell>
          <table:table-cell table:formula="of:=IMAGINARY([.D935])" office:value-type="float" office:value="-69.3641120662676" calcext:value-type="float">
            <text:p>-69.3641120663</text:p>
          </table:table-cell>
          <table:table-cell table:number-columns-repeated="5"/>
        </table:table-row>
        <table:table-row table:style-name="ro1">
          <table:table-cell table:formula="of:=[.A935]+1" office:value-type="float" office:value="934" calcext:value-type="float">
            <text:p>934</text:p>
          </table:table-cell>
          <table:table-cell table:formula="of:=SIN([.$H$2]/[.$I$2]*[.A936]*2*PI()+[.$I$10])" office:value-type="float" office:value="-0.707106781186503" calcext:value-type="float">
            <text:p>-0.7071067812</text:p>
          </table:table-cell>
          <table:table-cell table:formula="of:=IF(ROW() &gt; [.$J$2] + 1; [.B936] - OFFSET([.B936]; -[.$J$2]; 0)*[.$L$2]^[.$J$2]; [.B936])" office:value-type="float" office:value="-0.0140023455321571" calcext:value-type="float">
            <text:p>-0.0140023455</text:p>
          </table:table-cell>
          <table:table-cell table:formula="of:=IMSUM(COMPLEX([.C936];0); IMPRODUCT([.D935]; [.$I$8]))" office:value-type="string" office:string-value="-69,3711780005932-70,0082268999449i" calcext:value-type="string">
            <text:p>-69,3711780005932-70,0082268999449i</text:p>
          </table:table-cell>
          <table:table-cell table:formula="of:=IMABS([.D936])" office:value-type="float" office:value="98.5571517996749" calcext:value-type="float">
            <text:p>98.5571517997</text:p>
          </table:table-cell>
          <table:table-cell table:formula="of:=IMREAL([.D936])" office:value-type="float" office:value="-69.3711780005932" calcext:value-type="float">
            <text:p>-69.3711780006</text:p>
          </table:table-cell>
          <table:table-cell table:formula="of:=IMAGINARY([.D936])" office:value-type="float" office:value="-70.008226899944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36]+1" office:value-type="float" office:value="935" calcext:value-type="float">
            <text:p>935</text:p>
          </table:table-cell>
          <table:table-cell table:formula="of:=SIN([.$H$2]/[.$I$2]*[.A937]*2*PI()+[.$I$10])" office:value-type="float" office:value="-0.707106781186476" calcext:value-type="float">
            <text:p>-0.7071067812</text:p>
          </table:table-cell>
          <table:table-cell table:formula="of:=IF(ROW() &gt; [.$J$2] + 1; [.B937] - OFFSET([.B937]; -[.$J$2]; 0)*[.$L$2]^[.$J$2]; [.B937])" office:value-type="float" office:value="-0.0140023455322326" calcext:value-type="float">
            <text:p>-0.0140023455</text:p>
          </table:table-cell>
          <table:table-cell table:formula="of:=IMSUM(COMPLEX([.C937];0); IMPRODUCT([.D936]; [.$I$8]))" office:value-type="string" office:string-value="-70,0152284227871+69,3642408827931i" calcext:value-type="string">
            <text:p>-70,0152284227871+69,3642408827931i</text:p>
          </table:table-cell>
          <table:table-cell table:formula="of:=IMABS([.D937])" office:value-type="float" office:value="98.5572428811866" calcext:value-type="float">
            <text:p>98.5572428812</text:p>
          </table:table-cell>
          <table:table-cell table:formula="of:=IMREAL([.D937])" office:value-type="float" office:value="-70.0152284227871" calcext:value-type="float">
            <text:p>-70.0152284228</text:p>
          </table:table-cell>
          <table:table-cell table:formula="of:=IMAGINARY([.D937])" office:value-type="float" office:value="69.3642408827931" calcext:value-type="float">
            <text:p>69.3642408828</text:p>
          </table:table-cell>
          <table:table-cell table:number-columns-repeated="5"/>
        </table:table-row>
        <table:table-row table:style-name="ro1">
          <table:table-cell table:formula="of:=[.A937]+1" office:value-type="float" office:value="936" calcext:value-type="float">
            <text:p>936</text:p>
          </table:table-cell>
          <table:table-cell table:formula="of:=SIN([.$H$2]/[.$I$2]*[.A938]*2*PI()+[.$I$10])" office:value-type="float" office:value="0.707106781186575" calcext:value-type="float">
            <text:p>0.7071067812</text:p>
          </table:table-cell>
          <table:table-cell table:formula="of:=IF(ROW() &gt; [.$J$2] + 1; [.B938] - OFFSET([.B938]; -[.$J$2]; 0)*[.$L$2]^[.$J$2]; [.B938])" office:value-type="float" office:value="0.0140023455323161" calcext:value-type="float">
            <text:p>0.0140023455</text:p>
          </table:table-cell>
          <table:table-cell table:formula="of:=IMSUM(COMPLEX([.C938];0); IMPRODUCT([.D937]; [.$I$8]))" office:value-type="string" office:string-value="69,3713068042371+70,0082268999448i" calcext:value-type="string">
            <text:p>69,3713068042371+70,0082268999448i</text:p>
          </table:table-cell>
          <table:table-cell table:formula="of:=IMABS([.D938])" office:value-type="float" office:value="98.5572424604186" calcext:value-type="float">
            <text:p>98.5572424604</text:p>
          </table:table-cell>
          <table:table-cell table:formula="of:=IMREAL([.D938])" office:value-type="float" office:value="69.3713068042371" calcext:value-type="float">
            <text:p>69.3713068042</text:p>
          </table:table-cell>
          <table:table-cell table:formula="of:=IMAGINARY([.D938])" office:value-type="float" office:value="70.00822689994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38]+1" office:value-type="float" office:value="937" calcext:value-type="float">
            <text:p>937</text:p>
          </table:table-cell>
          <table:table-cell table:formula="of:=SIN([.$H$2]/[.$I$2]*[.A939]*2*PI()+[.$I$10])" office:value-type="float" office:value="0.707106781186564" calcext:value-type="float">
            <text:p>0.7071067812</text:p>
          </table:table-cell>
          <table:table-cell table:formula="of:=IF(ROW() &gt; [.$J$2] + 1; [.B939] - OFFSET([.B939]; -[.$J$2]; 0)*[.$L$2]^[.$J$2]; [.B939])" office:value-type="float" office:value="0.0140023455323919" calcext:value-type="float">
            <text:p>0.0140023455</text:p>
          </table:table-cell>
          <table:table-cell table:formula="of:=IMSUM(COMPLEX([.C939];0); IMPRODUCT([.D938]; [.$I$8]))" office:value-type="string" office:string-value="70,0152284227872-69,3643696735567i" calcext:value-type="string">
            <text:p>70,0152284227872-69,3643696735567i</text:p>
          </table:table-cell>
          <table:table-cell table:formula="of:=IMABS([.D939])" office:value-type="float" office:value="98.5573335237155" calcext:value-type="float">
            <text:p>98.5573335237</text:p>
          </table:table-cell>
          <table:table-cell table:formula="of:=IMREAL([.D939])" office:value-type="float" office:value="70.0152284227872" calcext:value-type="float">
            <text:p>70.0152284228</text:p>
          </table:table-cell>
          <table:table-cell table:formula="of:=IMAGINARY([.D939])" office:value-type="float" office:value="-69.3643696735567" calcext:value-type="float">
            <text:p>-69.3643696736</text:p>
          </table:table-cell>
          <table:table-cell table:number-columns-repeated="5"/>
        </table:table-row>
        <table:table-row table:style-name="ro1">
          <table:table-cell table:formula="of:=[.A939]+1" office:value-type="float" office:value="938" calcext:value-type="float">
            <text:p>938</text:p>
          </table:table-cell>
          <table:table-cell table:formula="of:=SIN([.$H$2]/[.$I$2]*[.A940]*2*PI()+[.$I$10])" office:value-type="float" office:value="-0.707106781186487" calcext:value-type="float">
            <text:p>-0.7071067812</text:p>
          </table:table-cell>
          <table:table-cell table:formula="of:=IF(ROW() &gt; [.$J$2] + 1; [.B940] - OFFSET([.B940]; -[.$J$2]; 0)*[.$L$2]^[.$J$2]; [.B940])" office:value-type="float" office:value="-0.0140023455321566" calcext:value-type="float">
            <text:p>-0.0140023455</text:p>
          </table:table-cell>
          <table:table-cell table:formula="of:=IMSUM(COMPLEX([.C940];0); IMPRODUCT([.D939]; [.$I$8]))" office:value-type="string" office:string-value="-69,3714355821215-70,0082268999449i" calcext:value-type="string">
            <text:p>-69,3714355821215-70,0082268999449i</text:p>
          </table:table-cell>
          <table:table-cell table:formula="of:=IMABS([.D940])" office:value-type="float" office:value="98.5573331031162" calcext:value-type="float">
            <text:p>98.5573331031</text:p>
          </table:table-cell>
          <table:table-cell table:formula="of:=IMREAL([.D940])" office:value-type="float" office:value="-69.3714355821215" calcext:value-type="float">
            <text:p>-69.3714355821</text:p>
          </table:table-cell>
          <table:table-cell table:formula="of:=IMAGINARY([.D940])" office:value-type="float" office:value="-70.008226899944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40]+1" office:value-type="float" office:value="939" calcext:value-type="float">
            <text:p>939</text:p>
          </table:table-cell>
          <table:table-cell table:formula="of:=SIN([.$H$2]/[.$I$2]*[.A941]*2*PI()+[.$I$10])" office:value-type="float" office:value="-0.707106781186491" calcext:value-type="float">
            <text:p>-0.7071067812</text:p>
          </table:table-cell>
          <table:table-cell table:formula="of:=IF(ROW() &gt; [.$J$2] + 1; [.B941] - OFFSET([.B941]; -[.$J$2]; 0)*[.$L$2]^[.$J$2]; [.B941])" office:value-type="float" office:value="-0.0140023455322328" calcext:value-type="float">
            <text:p>-0.0140023455</text:p>
          </table:table-cell>
          <table:table-cell table:formula="of:=IMSUM(COMPLEX([.C941];0); IMPRODUCT([.D940]; [.$I$8]))" office:value-type="string" office:string-value="-70,0152284227871+69,3644984385633i" calcext:value-type="string">
            <text:p>-70,0152284227871+69,3644984385633i</text:p>
          </table:table-cell>
          <table:table-cell table:formula="of:=IMABS([.D941])" office:value-type="float" office:value="98.5574241482016" calcext:value-type="float">
            <text:p>98.5574241482</text:p>
          </table:table-cell>
          <table:table-cell table:formula="of:=IMREAL([.D941])" office:value-type="float" office:value="-70.0152284227871" calcext:value-type="float">
            <text:p>-70.0152284228</text:p>
          </table:table-cell>
          <table:table-cell table:formula="of:=IMAGINARY([.D941])" office:value-type="float" office:value="69.3644984385633" calcext:value-type="float">
            <text:p>69.3644984386</text:p>
          </table:table-cell>
          <table:table-cell table:number-columns-repeated="5"/>
        </table:table-row>
        <table:table-row table:style-name="ro1">
          <table:table-cell table:formula="of:=[.A941]+1" office:value-type="float" office:value="940" calcext:value-type="float">
            <text:p>940</text:p>
          </table:table-cell>
          <table:table-cell table:formula="of:=SIN([.$H$2]/[.$I$2]*[.A942]*2*PI()+[.$I$10])" office:value-type="float" office:value="0.70710678118656" calcext:value-type="float">
            <text:p>0.7071067812</text:p>
          </table:table-cell>
          <table:table-cell table:formula="of:=IF(ROW() &gt; [.$J$2] + 1; [.B942] - OFFSET([.B942]; -[.$J$2]; 0)*[.$L$2]^[.$J$2]; [.B942])" office:value-type="float" office:value="0.0140023455323157" calcext:value-type="float">
            <text:p>0.0140023455</text:p>
          </table:table-cell>
          <table:table-cell table:formula="of:=IMSUM(COMPLEX([.C942];0); IMPRODUCT([.D941]; [.$I$8]))" office:value-type="string" office:string-value="69,3715643342518+70,0082268999448i" calcext:value-type="string">
            <text:p>69,3715643342518+70,0082268999448i</text:p>
          </table:table-cell>
          <table:table-cell table:formula="of:=IMABS([.D942])" office:value-type="float" office:value="98.557423727771" calcext:value-type="float">
            <text:p>98.5574237278</text:p>
          </table:table-cell>
          <table:table-cell table:formula="of:=IMREAL([.D942])" office:value-type="float" office:value="69.3715643342518" calcext:value-type="float">
            <text:p>69.3715643343</text:p>
          </table:table-cell>
          <table:table-cell table:formula="of:=IMAGINARY([.D942])" office:value-type="float" office:value="70.00822689994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42]+1" office:value-type="float" office:value="941" calcext:value-type="float">
            <text:p>941</text:p>
          </table:table-cell>
          <table:table-cell table:formula="of:=SIN([.$H$2]/[.$I$2]*[.A943]*2*PI()+[.$I$10])" office:value-type="float" office:value="0.707106781186579" calcext:value-type="float">
            <text:p>0.7071067812</text:p>
          </table:table-cell>
          <table:table-cell table:formula="of:=IF(ROW() &gt; [.$J$2] + 1; [.B943] - OFFSET([.B943]; -[.$J$2]; 0)*[.$L$2]^[.$J$2]; [.B943])" office:value-type="float" office:value="0.0140023455323922" calcext:value-type="float">
            <text:p>0.0140023455</text:p>
          </table:table-cell>
          <table:table-cell table:formula="of:=IMSUM(COMPLEX([.C943];0); IMPRODUCT([.D942]; [.$I$8]))" office:value-type="string" office:string-value="70,0152284227872-69,3646271778184i" calcext:value-type="string">
            <text:p>70,0152284227872-69,3646271778184i</text:p>
          </table:table-cell>
          <table:table-cell table:formula="of:=IMABS([.D943])" office:value-type="float" office:value="98.5575147546488" calcext:value-type="float">
            <text:p>98.5575147546</text:p>
          </table:table-cell>
          <table:table-cell table:formula="of:=IMREAL([.D943])" office:value-type="float" office:value="70.0152284227872" calcext:value-type="float">
            <text:p>70.0152284228</text:p>
          </table:table-cell>
          <table:table-cell table:formula="of:=IMAGINARY([.D943])" office:value-type="float" office:value="-69.3646271778184" calcext:value-type="float">
            <text:p>-69.3646271778</text:p>
          </table:table-cell>
          <table:table-cell table:number-columns-repeated="5"/>
        </table:table-row>
        <table:table-row table:style-name="ro1">
          <table:table-cell table:formula="of:=[.A943]+1" office:value-type="float" office:value="942" calcext:value-type="float">
            <text:p>942</text:p>
          </table:table-cell>
          <table:table-cell table:formula="of:=SIN([.$H$2]/[.$I$2]*[.A944]*2*PI()+[.$I$10])" office:value-type="float" office:value="-0.707106781186633" calcext:value-type="float">
            <text:p>-0.7071067812</text:p>
          </table:table-cell>
          <table:table-cell table:formula="of:=IF(ROW() &gt; [.$J$2] + 1; [.B944] - OFFSET([.B944]; -[.$J$2]; 0)*[.$L$2]^[.$J$2]; [.B944])" office:value-type="float" office:value="-0.0140023455323172" calcext:value-type="float">
            <text:p>-0.0140023455</text:p>
          </table:table-cell>
          <table:table-cell table:formula="of:=IMSUM(COMPLEX([.C944];0); IMPRODUCT([.D943]; [.$I$8]))" office:value-type="string" office:string-value="-69,3716930606329-70,0082268999449i" calcext:value-type="string">
            <text:p>-69,3716930606329-70,0082268999449i</text:p>
          </table:table-cell>
          <table:table-cell table:formula="of:=IMABS([.D944])" office:value-type="float" office:value="98.5575143343867" calcext:value-type="float">
            <text:p>98.5575143344</text:p>
          </table:table-cell>
          <table:table-cell table:formula="of:=IMREAL([.D944])" office:value-type="float" office:value="-69.3716930606329" calcext:value-type="float">
            <text:p>-69.3716930606</text:p>
          </table:table-cell>
          <table:table-cell table:formula="of:=IMAGINARY([.D944])" office:value-type="float" office:value="-70.008226899944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44]+1" office:value-type="float" office:value="943" calcext:value-type="float">
            <text:p>943</text:p>
          </table:table-cell>
          <table:table-cell table:formula="of:=SIN([.$H$2]/[.$I$2]*[.A945]*2*PI()+[.$I$10])" office:value-type="float" office:value="-0.707106781186506" calcext:value-type="float">
            <text:p>-0.7071067812</text:p>
          </table:table-cell>
          <table:table-cell table:formula="of:=IF(ROW() &gt; [.$J$2] + 1; [.B945] - OFFSET([.B945]; -[.$J$2]; 0)*[.$L$2]^[.$J$2]; [.B945])" office:value-type="float" office:value="-0.0140023455322331" calcext:value-type="float">
            <text:p>-0.0140023455</text:p>
          </table:table-cell>
          <table:table-cell table:formula="of:=IMSUM(COMPLEX([.C945];0); IMPRODUCT([.D944]; [.$I$8]))" office:value-type="string" office:string-value="-70,0152284227871+69,3647558913268i" calcext:value-type="string">
            <text:p>-70,0152284227871+69,3647558913268i</text:p>
          </table:table-cell>
          <table:table-cell table:formula="of:=IMABS([.D945])" office:value-type="float" office:value="98.5576053430602" calcext:value-type="float">
            <text:p>98.5576053431</text:p>
          </table:table-cell>
          <table:table-cell table:formula="of:=IMREAL([.D945])" office:value-type="float" office:value="-70.0152284227871" calcext:value-type="float">
            <text:p>-70.0152284228</text:p>
          </table:table-cell>
          <table:table-cell table:formula="of:=IMAGINARY([.D945])" office:value-type="float" office:value="69.3647558913268" calcext:value-type="float">
            <text:p>69.3647558913</text:p>
          </table:table-cell>
          <table:table-cell table:number-columns-repeated="5"/>
        </table:table-row>
        <table:table-row table:style-name="ro1">
          <table:table-cell table:formula="of:=[.A945]+1" office:value-type="float" office:value="944" calcext:value-type="float">
            <text:p>944</text:p>
          </table:table-cell>
          <table:table-cell table:formula="of:=SIN([.$H$2]/[.$I$2]*[.A946]*2*PI()+[.$I$10])" office:value-type="float" office:value="0.707106781186545" calcext:value-type="float">
            <text:p>0.7071067812</text:p>
          </table:table-cell>
          <table:table-cell table:formula="of:=IF(ROW() &gt; [.$J$2] + 1; [.B946] - OFFSET([.B946]; -[.$J$2]; 0)*[.$L$2]^[.$J$2]; [.B946])" office:value-type="float" office:value="0.0140023455323154" calcext:value-type="float">
            <text:p>0.0140023455</text:p>
          </table:table-cell>
          <table:table-cell table:formula="of:=IMSUM(COMPLEX([.C946];0); IMPRODUCT([.D945]; [.$I$8]))" office:value-type="string" office:string-value="69,37182176127+70,0082268999448i" calcext:value-type="string">
            <text:p>69,37182176127+70,0082268999448i</text:p>
          </table:table-cell>
          <table:table-cell table:formula="of:=IMABS([.D946])" office:value-type="float" office:value="98.5576049229666" calcext:value-type="float">
            <text:p>98.557604923</text:p>
          </table:table-cell>
          <table:table-cell table:formula="of:=IMREAL([.D946])" office:value-type="float" office:value="69.37182176127" calcext:value-type="float">
            <text:p>69.3718217613</text:p>
          </table:table-cell>
          <table:table-cell table:formula="of:=IMAGINARY([.D946])" office:value-type="float" office:value="70.00822689994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46]+1" office:value-type="float" office:value="945" calcext:value-type="float">
            <text:p>945</text:p>
          </table:table-cell>
          <table:table-cell table:formula="of:=SIN([.$H$2]/[.$I$2]*[.A947]*2*PI()+[.$I$10])" office:value-type="float" office:value="0.707106781186594" calcext:value-type="float">
            <text:p>0.7071067812</text:p>
          </table:table-cell>
          <table:table-cell table:formula="of:=IF(ROW() &gt; [.$J$2] + 1; [.B947] - OFFSET([.B947]; -[.$J$2]; 0)*[.$L$2]^[.$J$2]; [.B947])" office:value-type="float" office:value="0.0140023455323924" calcext:value-type="float">
            <text:p>0.0140023455</text:p>
          </table:table-cell>
          <table:table-cell table:formula="of:=IMSUM(COMPLEX([.C947];0); IMPRODUCT([.D946]; [.$I$8]))" office:value-type="string" office:string-value="70,0152284227872-69,3648845790939i" calcext:value-type="string">
            <text:p>70,0152284227872-69,3648845790939i</text:p>
          </table:table-cell>
          <table:table-cell table:formula="of:=IMABS([.D947])" office:value-type="float" office:value="98.5576959134399" calcext:value-type="float">
            <text:p>98.5576959134</text:p>
          </table:table-cell>
          <table:table-cell table:formula="of:=IMREAL([.D947])" office:value-type="float" office:value="70.0152284227872" calcext:value-type="float">
            <text:p>70.0152284228</text:p>
          </table:table-cell>
          <table:table-cell table:formula="of:=IMAGINARY([.D947])" office:value-type="float" office:value="-69.3648845790939" calcext:value-type="float">
            <text:p>-69.3648845791</text:p>
          </table:table-cell>
          <table:table-cell table:number-columns-repeated="5"/>
        </table:table-row>
        <table:table-row table:style-name="ro1">
          <table:table-cell table:formula="of:=[.A947]+1" office:value-type="float" office:value="946" calcext:value-type="float">
            <text:p>946</text:p>
          </table:table-cell>
          <table:table-cell table:formula="of:=SIN([.$H$2]/[.$I$2]*[.A948]*2*PI()+[.$I$10])" office:value-type="float" office:value="-0.707106781186618" calcext:value-type="float">
            <text:p>-0.7071067812</text:p>
          </table:table-cell>
          <table:table-cell table:formula="of:=IF(ROW() &gt; [.$J$2] + 1; [.B948] - OFFSET([.B948]; -[.$J$2]; 0)*[.$L$2]^[.$J$2]; [.B948])" office:value-type="float" office:value="-0.0140023455323169" calcext:value-type="float">
            <text:p>-0.0140023455</text:p>
          </table:table-cell>
          <table:table-cell table:formula="of:=IMSUM(COMPLEX([.C948];0); IMPRODUCT([.D947]; [.$I$8]))" office:value-type="string" office:string-value="-69,3719504361683-70,0082268999449i" calcext:value-type="string">
            <text:p>-69,3719504361683-70,0082268999449i</text:p>
          </table:table-cell>
          <table:table-cell table:formula="of:=IMABS([.D948])" office:value-type="float" office:value="98.5576954935147" calcext:value-type="float">
            <text:p>98.5576954935</text:p>
          </table:table-cell>
          <table:table-cell table:formula="of:=IMREAL([.D948])" office:value-type="float" office:value="-69.3719504361683" calcext:value-type="float">
            <text:p>-69.3719504362</text:p>
          </table:table-cell>
          <table:table-cell table:formula="of:=IMAGINARY([.D948])" office:value-type="float" office:value="-70.008226899944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48]+1" office:value-type="float" office:value="947" calcext:value-type="float">
            <text:p>947</text:p>
          </table:table-cell>
          <table:table-cell table:formula="of:=SIN([.$H$2]/[.$I$2]*[.A949]*2*PI()+[.$I$10])" office:value-type="float" office:value="-0.707106781186521" calcext:value-type="float">
            <text:p>-0.7071067812</text:p>
          </table:table-cell>
          <table:table-cell table:formula="of:=IF(ROW() &gt; [.$J$2] + 1; [.B949] - OFFSET([.B949]; -[.$J$2]; 0)*[.$L$2]^[.$J$2]; [.B949])" office:value-type="float" office:value="-0.0140023455322335" calcext:value-type="float">
            <text:p>-0.0140023455</text:p>
          </table:table-cell>
          <table:table-cell table:formula="of:=IMSUM(COMPLEX([.C949];0); IMPRODUCT([.D948]; [.$I$8]))" office:value-type="string" office:string-value="-70,0152284227871+69,3650132411247i" calcext:value-type="string">
            <text:p>-70,0152284227871+69,3650132411247i</text:p>
          </table:table-cell>
          <table:table-cell table:formula="of:=IMABS([.D949])" office:value-type="float" office:value="98.557786465791" calcext:value-type="float">
            <text:p>98.5577864658</text:p>
          </table:table-cell>
          <table:table-cell table:formula="of:=IMREAL([.D949])" office:value-type="float" office:value="-70.0152284227871" calcext:value-type="float">
            <text:p>-70.0152284228</text:p>
          </table:table-cell>
          <table:table-cell table:formula="of:=IMAGINARY([.D949])" office:value-type="float" office:value="69.3650132411247" calcext:value-type="float">
            <text:p>69.3650132411</text:p>
          </table:table-cell>
          <table:table-cell table:number-columns-repeated="5"/>
        </table:table-row>
        <table:table-row table:style-name="ro1">
          <table:table-cell table:formula="of:=[.A949]+1" office:value-type="float" office:value="948" calcext:value-type="float">
            <text:p>948</text:p>
          </table:table-cell>
          <table:table-cell table:formula="of:=SIN([.$H$2]/[.$I$2]*[.A950]*2*PI()+[.$I$10])" office:value-type="float" office:value="0.70710678118653" calcext:value-type="float">
            <text:p>0.7071067812</text:p>
          </table:table-cell>
          <table:table-cell table:formula="of:=IF(ROW() &gt; [.$J$2] + 1; [.B950] - OFFSET([.B950]; -[.$J$2]; 0)*[.$L$2]^[.$J$2]; [.B950])" office:value-type="float" office:value="0.0140023455321575" calcext:value-type="float">
            <text:p>0.0140023455</text:p>
          </table:table-cell>
          <table:table-cell table:formula="of:=IMSUM(COMPLEX([.C950];0); IMPRODUCT([.D949]; [.$I$8]))" office:value-type="string" office:string-value="69,3720790853328+70,0082268999448i" calcext:value-type="string">
            <text:p>69,3720790853328+70,0082268999448i</text:p>
          </table:table-cell>
          <table:table-cell table:formula="of:=IMABS([.D950])" office:value-type="float" office:value="98.557786046034" calcext:value-type="float">
            <text:p>98.557786046</text:p>
          </table:table-cell>
          <table:table-cell table:formula="of:=IMREAL([.D950])" office:value-type="float" office:value="69.3720790853328" calcext:value-type="float">
            <text:p>69.3720790853</text:p>
          </table:table-cell>
          <table:table-cell table:formula="of:=IMAGINARY([.D950])" office:value-type="float" office:value="70.00822689994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50]+1" office:value-type="float" office:value="949" calcext:value-type="float">
            <text:p>949</text:p>
          </table:table-cell>
          <table:table-cell table:formula="of:=SIN([.$H$2]/[.$I$2]*[.A951]*2*PI()+[.$I$10])" office:value-type="float" office:value="0.707106781186609" calcext:value-type="float">
            <text:p>0.7071067812</text:p>
          </table:table-cell>
          <table:table-cell table:formula="of:=IF(ROW() &gt; [.$J$2] + 1; [.B951] - OFFSET([.B951]; -[.$J$2]; 0)*[.$L$2]^[.$J$2]; [.B951])" office:value-type="float" office:value="0.0140023455323928" calcext:value-type="float">
            <text:p>0.0140023455</text:p>
          </table:table-cell>
          <table:table-cell table:formula="of:=IMSUM(COMPLEX([.C951];0); IMPRODUCT([.D950]; [.$I$8]))" office:value-type="string" office:string-value="70,0152284227872-69,3651418774243i" calcext:value-type="string">
            <text:p>70,0152284227872-69,3651418774243i</text:p>
          </table:table-cell>
          <table:table-cell table:formula="of:=IMABS([.D951])" office:value-type="float" office:value="98.5578770001174" calcext:value-type="float">
            <text:p>98.5578770001</text:p>
          </table:table-cell>
          <table:table-cell table:formula="of:=IMREAL([.D951])" office:value-type="float" office:value="70.0152284227872" calcext:value-type="float">
            <text:p>70.0152284228</text:p>
          </table:table-cell>
          <table:table-cell table:formula="of:=IMAGINARY([.D951])" office:value-type="float" office:value="-69.3651418774243" calcext:value-type="float">
            <text:p>-69.3651418774</text:p>
          </table:table-cell>
          <table:table-cell table:number-columns-repeated="5"/>
        </table:table-row>
        <table:table-row table:style-name="ro1">
          <table:table-cell table:formula="of:=[.A951]+1" office:value-type="float" office:value="950" calcext:value-type="float">
            <text:p>950</text:p>
          </table:table-cell>
          <table:table-cell table:formula="of:=SIN([.$H$2]/[.$I$2]*[.A952]*2*PI()+[.$I$10])" office:value-type="float" office:value="-0.707106781186602" calcext:value-type="float">
            <text:p>-0.7071067812</text:p>
          </table:table-cell>
          <table:table-cell table:formula="of:=IF(ROW() &gt; [.$J$2] + 1; [.B952] - OFFSET([.B952]; -[.$J$2]; 0)*[.$L$2]^[.$J$2]; [.B952])" office:value-type="float" office:value="-0.0140023455323165" calcext:value-type="float">
            <text:p>-0.0140023455</text:p>
          </table:table-cell>
          <table:table-cell table:formula="of:=IMSUM(COMPLEX([.C952];0); IMPRODUCT([.D951]; [.$I$8]))" office:value-type="string" office:string-value="-69,3722077087689-70,0082268999449i" calcext:value-type="string">
            <text:p>-69,3722077087689-70,0082268999449i</text:p>
          </table:table-cell>
          <table:table-cell table:formula="of:=IMABS([.D952])" office:value-type="float" office:value="98.5578765805288" calcext:value-type="float">
            <text:p>98.5578765805</text:p>
          </table:table-cell>
          <table:table-cell table:formula="of:=IMREAL([.D952])" office:value-type="float" office:value="-69.3722077087689" calcext:value-type="float">
            <text:p>-69.3722077088</text:p>
          </table:table-cell>
          <table:table-cell table:formula="of:=IMAGINARY([.D952])" office:value-type="float" office:value="-70.008226899944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52]+1" office:value-type="float" office:value="951" calcext:value-type="float">
            <text:p>951</text:p>
          </table:table-cell>
          <table:table-cell table:formula="of:=SIN([.$H$2]/[.$I$2]*[.A953]*2*PI()+[.$I$10])" office:value-type="float" office:value="-0.707106781186537" calcext:value-type="float">
            <text:p>-0.7071067812</text:p>
          </table:table-cell>
          <table:table-cell table:formula="of:=IF(ROW() &gt; [.$J$2] + 1; [.B953] - OFFSET([.B953]; -[.$J$2]; 0)*[.$L$2]^[.$J$2]; [.B953])" office:value-type="float" office:value="-0.0140023455322337" calcext:value-type="float">
            <text:p>-0.0140023455</text:p>
          </table:table-cell>
          <table:table-cell table:formula="of:=IMSUM(COMPLEX([.C953];0); IMPRODUCT([.D952]; [.$I$8]))" office:value-type="string" office:string-value="-70,0152284227871+69,365270487998i" calcext:value-type="string">
            <text:p>-70,0152284227871+69,365270487998i</text:p>
          </table:table-cell>
          <table:table-cell table:formula="of:=IMABS([.D953])" office:value-type="float" office:value="98.5579675164225" calcext:value-type="float">
            <text:p>98.5579675164</text:p>
          </table:table-cell>
          <table:table-cell table:formula="of:=IMREAL([.D953])" office:value-type="float" office:value="-70.0152284227871" calcext:value-type="float">
            <text:p>-70.0152284228</text:p>
          </table:table-cell>
          <table:table-cell table:formula="of:=IMAGINARY([.D953])" office:value-type="float" office:value="69.365270487998" calcext:value-type="float">
            <text:p>69.365270488</text:p>
          </table:table-cell>
          <table:table-cell table:number-columns-repeated="5"/>
        </table:table-row>
        <table:table-row table:style-name="ro1">
          <table:table-cell table:formula="of:=[.A953]+1" office:value-type="float" office:value="952" calcext:value-type="float">
            <text:p>952</text:p>
          </table:table-cell>
          <table:table-cell table:formula="of:=SIN([.$H$2]/[.$I$2]*[.A954]*2*PI()+[.$I$10])" office:value-type="float" office:value="0.707106781186514" calcext:value-type="float">
            <text:p>0.7071067812</text:p>
          </table:table-cell>
          <table:table-cell table:formula="of:=IF(ROW() &gt; [.$J$2] + 1; [.B954] - OFFSET([.B954]; -[.$J$2]; 0)*[.$L$2]^[.$J$2]; [.B954])" office:value-type="float" office:value="0.0140023455321573" calcext:value-type="float">
            <text:p>0.0140023455</text:p>
          </table:table-cell>
          <table:table-cell table:formula="of:=IMSUM(COMPLEX([.C954];0); IMPRODUCT([.D953]; [.$I$8]))" office:value-type="string" office:string-value="69,3723363064814+70,0082268999448i" calcext:value-type="string">
            <text:p>69,3723363064814+70,0082268999448i</text:p>
          </table:table-cell>
          <table:table-cell table:formula="of:=IMABS([.D954])" office:value-type="float" office:value="98.5579670970019" calcext:value-type="float">
            <text:p>98.557967097</text:p>
          </table:table-cell>
          <table:table-cell table:formula="of:=IMREAL([.D954])" office:value-type="float" office:value="69.3723363064814" calcext:value-type="float">
            <text:p>69.3723363065</text:p>
          </table:table-cell>
          <table:table-cell table:formula="of:=IMAGINARY([.D954])" office:value-type="float" office:value="70.008226899944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54]+1" office:value-type="float" office:value="953" calcext:value-type="float">
            <text:p>953</text:p>
          </table:table-cell>
          <table:table-cell table:formula="of:=SIN([.$H$2]/[.$I$2]*[.A955]*2*PI()+[.$I$10])" office:value-type="float" office:value="0.707106781186464" calcext:value-type="float">
            <text:p>0.7071067812</text:p>
          </table:table-cell>
          <table:table-cell table:formula="of:=IF(ROW() &gt; [.$J$2] + 1; [.B955] - OFFSET([.B955]; -[.$J$2]; 0)*[.$L$2]^[.$J$2]; [.B955])" office:value-type="float" office:value="0.0140023455322323" calcext:value-type="float">
            <text:p>0.0140023455</text:p>
          </table:table-cell>
          <table:table-cell table:formula="of:=IMSUM(COMPLEX([.C955];0); IMPRODUCT([.D954]; [.$I$8]))" office:value-type="string" office:string-value="70,015228422787-69,3653990728507i" calcext:value-type="string">
            <text:p>70,015228422787-69,3653990728507i</text:p>
          </table:table-cell>
          <table:table-cell table:formula="of:=IMABS([.D955])" office:value-type="float" office:value="98.5580580147097" calcext:value-type="float">
            <text:p>98.5580580147</text:p>
          </table:table-cell>
          <table:table-cell table:formula="of:=IMREAL([.D955])" office:value-type="float" office:value="70.015228422787" calcext:value-type="float">
            <text:p>70.0152284228</text:p>
          </table:table-cell>
          <table:table-cell table:formula="of:=IMAGINARY([.D955])" office:value-type="float" office:value="-69.3653990728507" calcext:value-type="float">
            <text:p>-69.3653990729</text:p>
          </table:table-cell>
          <table:table-cell table:number-columns-repeated="5"/>
        </table:table-row>
        <table:table-row table:style-name="ro1">
          <table:table-cell table:formula="of:=[.A955]+1" office:value-type="float" office:value="954" calcext:value-type="float">
            <text:p>954</text:p>
          </table:table-cell>
          <table:table-cell table:formula="of:=SIN([.$H$2]/[.$I$2]*[.A956]*2*PI()+[.$I$10])" office:value-type="float" office:value="-0.707106781186587" calcext:value-type="float">
            <text:p>-0.7071067812</text:p>
          </table:table-cell>
          <table:table-cell table:formula="of:=IF(ROW() &gt; [.$J$2] + 1; [.B956] - OFFSET([.B956]; -[.$J$2]; 0)*[.$L$2]^[.$J$2]; [.B956])" office:value-type="float" office:value="-0.0140023455323162" calcext:value-type="float">
            <text:p>-0.0140023455</text:p>
          </table:table-cell>
          <table:table-cell table:formula="of:=IMSUM(COMPLEX([.C956];0); IMPRODUCT([.D955]; [.$I$8]))" office:value-type="string" office:string-value="-69,3724648784757-70,0082268999447i" calcext:value-type="string">
            <text:p>-69,3724648784757-70,0082268999447i</text:p>
          </table:table-cell>
          <table:table-cell table:formula="of:=IMABS([.D956])" office:value-type="float" office:value="98.5580575954573" calcext:value-type="float">
            <text:p>98.5580575955</text:p>
          </table:table-cell>
          <table:table-cell table:formula="of:=IMREAL([.D956])" office:value-type="float" office:value="-69.3724648784757" calcext:value-type="float">
            <text:p>-69.3724648785</text:p>
          </table:table-cell>
          <table:table-cell table:formula="of:=IMAGINARY([.D956])" office:value-type="float" office:value="-70.008226899944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56]+1" office:value-type="float" office:value="955" calcext:value-type="float">
            <text:p>955</text:p>
          </table:table-cell>
          <table:table-cell table:formula="of:=SIN([.$H$2]/[.$I$2]*[.A957]*2*PI()+[.$I$10])" office:value-type="float" office:value="-0.707106781186552" calcext:value-type="float">
            <text:p>-0.7071067812</text:p>
          </table:table-cell>
          <table:table-cell table:formula="of:=IF(ROW() &gt; [.$J$2] + 1; [.B957] - OFFSET([.B957]; -[.$J$2]; 0)*[.$L$2]^[.$J$2]; [.B957])" office:value-type="float" office:value="-0.014002345532234" calcext:value-type="float">
            <text:p>-0.0140023455</text:p>
          </table:table-cell>
          <table:table-cell table:formula="of:=IMSUM(COMPLEX([.C957];0); IMPRODUCT([.D956]; [.$I$8]))" office:value-type="string" office:string-value="-70,0152284227869+69,3655276319878i" calcext:value-type="string">
            <text:p>-70,0152284227869+69,3655276319878i</text:p>
          </table:table-cell>
          <table:table-cell table:formula="of:=IMABS([.D957])" office:value-type="float" office:value="98.5581484949828" calcext:value-type="float">
            <text:p>98.558148495</text:p>
          </table:table-cell>
          <table:table-cell table:formula="of:=IMREAL([.D957])" office:value-type="float" office:value="-70.0152284227869" calcext:value-type="float">
            <text:p>-70.0152284228</text:p>
          </table:table-cell>
          <table:table-cell table:formula="of:=IMAGINARY([.D957])" office:value-type="float" office:value="69.3655276319878" calcext:value-type="float">
            <text:p>69.365527632</text:p>
          </table:table-cell>
          <table:table-cell table:number-columns-repeated="5"/>
        </table:table-row>
        <table:table-row table:style-name="ro1">
          <table:table-cell table:formula="of:=[.A957]+1" office:value-type="float" office:value="956" calcext:value-type="float">
            <text:p>956</text:p>
          </table:table-cell>
          <table:table-cell table:formula="of:=SIN([.$H$2]/[.$I$2]*[.A958]*2*PI()+[.$I$10])" office:value-type="float" office:value="0.707106781186499" calcext:value-type="float">
            <text:p>0.7071067812</text:p>
          </table:table-cell>
          <table:table-cell table:formula="of:=IF(ROW() &gt; [.$J$2] + 1; [.B958] - OFFSET([.B958]; -[.$J$2]; 0)*[.$L$2]^[.$J$2]; [.B958])" office:value-type="float" office:value="0.0140023455321568" calcext:value-type="float">
            <text:p>0.0140023455</text:p>
          </table:table-cell>
          <table:table-cell table:formula="of:=IMSUM(COMPLEX([.C958];0); IMPRODUCT([.D957]; [.$I$8]))" office:value-type="string" office:string-value="69,3725934247568+70,0082268999446i" calcext:value-type="string">
            <text:p>69,3725934247568+70,0082268999446i</text:p>
          </table:table-cell>
          <table:table-cell table:formula="of:=IMABS([.D958])" office:value-type="float" office:value="98.5581480758985" calcext:value-type="float">
            <text:p>98.5581480759</text:p>
          </table:table-cell>
          <table:table-cell table:formula="of:=IMREAL([.D958])" office:value-type="float" office:value="69.3725934247568" calcext:value-type="float">
            <text:p>69.3725934248</text:p>
          </table:table-cell>
          <table:table-cell table:formula="of:=IMAGINARY([.D958])" office:value-type="float" office:value="70.00822689994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58]+1" office:value-type="float" office:value="957" calcext:value-type="float">
            <text:p>957</text:p>
          </table:table-cell>
          <table:table-cell table:formula="of:=SIN([.$H$2]/[.$I$2]*[.A959]*2*PI()+[.$I$10])" office:value-type="float" office:value="0.707106781186479" calcext:value-type="float">
            <text:p>0.7071067812</text:p>
          </table:table-cell>
          <table:table-cell table:formula="of:=IF(ROW() &gt; [.$J$2] + 1; [.B959] - OFFSET([.B959]; -[.$J$2]; 0)*[.$L$2]^[.$J$2]; [.B959])" office:value-type="float" office:value="0.0140023455322326" calcext:value-type="float">
            <text:p>0.0140023455</text:p>
          </table:table-cell>
          <table:table-cell table:formula="of:=IMSUM(COMPLEX([.C959];0); IMPRODUCT([.D958]; [.$I$8]))" office:value-type="string" office:string-value="70,0152284227868-69,3656561654143i" calcext:value-type="string">
            <text:p>70,0152284227868-69,3656561654143i</text:p>
          </table:table-cell>
          <table:table-cell table:formula="of:=IMABS([.D959])" office:value-type="float" office:value="98.5582389572454" calcext:value-type="float">
            <text:p>98.5582389572</text:p>
          </table:table-cell>
          <table:table-cell table:formula="of:=IMREAL([.D959])" office:value-type="float" office:value="70.0152284227868" calcext:value-type="float">
            <text:p>70.0152284228</text:p>
          </table:table-cell>
          <table:table-cell table:formula="of:=IMAGINARY([.D959])" office:value-type="float" office:value="-69.3656561654143" calcext:value-type="float">
            <text:p>-69.3656561654</text:p>
          </table:table-cell>
          <table:table-cell table:number-columns-repeated="5"/>
        </table:table-row>
        <table:table-row table:style-name="ro1">
          <table:table-cell table:formula="of:=[.A959]+1" office:value-type="float" office:value="958" calcext:value-type="float">
            <text:p>958</text:p>
          </table:table-cell>
          <table:table-cell table:formula="of:=SIN([.$H$2]/[.$I$2]*[.A960]*2*PI()+[.$I$10])" office:value-type="float" office:value="-0.707106781186572" calcext:value-type="float">
            <text:p>-0.7071067812</text:p>
          </table:table-cell>
          <table:table-cell table:formula="of:=IF(ROW() &gt; [.$J$2] + 1; [.B960] - OFFSET([.B960]; -[.$J$2]; 0)*[.$L$2]^[.$J$2]; [.B960])" office:value-type="float" office:value="-0.0140023455323161" calcext:value-type="float">
            <text:p>-0.0140023455</text:p>
          </table:table-cell>
          <table:table-cell table:formula="of:=IMSUM(COMPLEX([.C960];0); IMPRODUCT([.D959]; [.$I$8]))" office:value-type="string" office:string-value="-69,3727219453301-70,0082268999445i" calcext:value-type="string">
            <text:p>-69,3727219453301-70,0082268999445i</text:p>
          </table:table-cell>
          <table:table-cell table:formula="of:=IMABS([.D960])" office:value-type="float" office:value="98.5582385383292" calcext:value-type="float">
            <text:p>98.5582385383</text:p>
          </table:table-cell>
          <table:table-cell table:formula="of:=IMREAL([.D960])" office:value-type="float" office:value="-69.3727219453301" calcext:value-type="float">
            <text:p>-69.3727219453</text:p>
          </table:table-cell>
          <table:table-cell table:formula="of:=IMAGINARY([.D960])" office:value-type="float" office:value="-70.008226899944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60]+1" office:value-type="float" office:value="959" calcext:value-type="float">
            <text:p>959</text:p>
          </table:table-cell>
          <table:table-cell table:formula="of:=SIN([.$H$2]/[.$I$2]*[.A961]*2*PI()+[.$I$10])" office:value-type="float" office:value="-0.707106781186567" calcext:value-type="float">
            <text:p>-0.7071067812</text:p>
          </table:table-cell>
          <table:table-cell table:formula="of:=IF(ROW() &gt; [.$J$2] + 1; [.B961] - OFFSET([.B961]; -[.$J$2]; 0)*[.$L$2]^[.$J$2]; [.B961])" office:value-type="float" office:value="-0.014002345532392" calcext:value-type="float">
            <text:p>-0.0140023455</text:p>
          </table:table-cell>
          <table:table-cell table:formula="of:=IMSUM(COMPLEX([.C961];0); IMPRODUCT([.D960]; [.$I$8]))" office:value-type="string" office:string-value="-70,0152284227869+69,3657846731356i" calcext:value-type="string">
            <text:p>-70,0152284227869+69,3657846731356i</text:p>
          </table:table-cell>
          <table:table-cell table:formula="of:=IMABS([.D961])" office:value-type="float" office:value="98.5583294015013" calcext:value-type="float">
            <text:p>98.5583294015</text:p>
          </table:table-cell>
          <table:table-cell table:formula="of:=IMREAL([.D961])" office:value-type="float" office:value="-70.0152284227869" calcext:value-type="float">
            <text:p>-70.0152284228</text:p>
          </table:table-cell>
          <table:table-cell table:formula="of:=IMAGINARY([.D961])" office:value-type="float" office:value="69.3657846731356" calcext:value-type="float">
            <text:p>69.3657846731</text:p>
          </table:table-cell>
          <table:table-cell table:number-columns-repeated="5"/>
        </table:table-row>
        <table:table-row table:style-name="ro1">
          <table:table-cell table:formula="of:=[.A961]+1" office:value-type="float" office:value="960" calcext:value-type="float">
            <text:p>960</text:p>
          </table:table-cell>
          <table:table-cell table:formula="of:=SIN([.$H$2]/[.$I$2]*[.A962]*2*PI()+[.$I$10])" office:value-type="float" office:value="0.707106781186484" calcext:value-type="float">
            <text:p>0.7071067812</text:p>
          </table:table-cell>
          <table:table-cell table:formula="of:=IF(ROW() &gt; [.$J$2] + 1; [.B962] - OFFSET([.B962]; -[.$J$2]; 0)*[.$L$2]^[.$J$2]; [.B962])" office:value-type="float" office:value="0.0140023455321566" calcext:value-type="float">
            <text:p>0.0140023455</text:p>
          </table:table-cell>
          <table:table-cell table:formula="of:=IMSUM(COMPLEX([.C962];0); IMPRODUCT([.D961]; [.$I$8]))" office:value-type="string" office:string-value="69,3728504402005+70,0082268999446i" calcext:value-type="string">
            <text:p>69,3728504402005+70,0082268999446i</text:p>
          </table:table-cell>
          <table:table-cell table:formula="of:=IMABS([.D962])" office:value-type="float" office:value="98.5583289827529" calcext:value-type="float">
            <text:p>98.5583289828</text:p>
          </table:table-cell>
          <table:table-cell table:formula="of:=IMREAL([.D962])" office:value-type="float" office:value="69.3728504402005" calcext:value-type="float">
            <text:p>69.3728504402</text:p>
          </table:table-cell>
          <table:table-cell table:formula="of:=IMAGINARY([.D962])" office:value-type="float" office:value="70.00822689994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62]+1" office:value-type="float" office:value="961" calcext:value-type="float">
            <text:p>961</text:p>
          </table:table-cell>
          <table:table-cell table:formula="of:=SIN([.$H$2]/[.$I$2]*[.A963]*2*PI()+[.$I$10])" office:value-type="float" office:value="0.707106781186494" calcext:value-type="float">
            <text:p>0.7071067812</text:p>
          </table:table-cell>
          <table:table-cell table:formula="of:=IF(ROW() &gt; [.$J$2] + 1; [.B963] - OFFSET([.B963]; -[.$J$2]; 0)*[.$L$2]^[.$J$2]; [.B963])" office:value-type="float" office:value="0.0140023455322329" calcext:value-type="float">
            <text:p>0.0140023455</text:p>
          </table:table-cell>
          <table:table-cell table:formula="of:=IMSUM(COMPLEX([.C963];0); IMPRODUCT([.D962]; [.$I$8]))" office:value-type="string" office:string-value="70,0152284227868-69,3659131551565i" calcext:value-type="string">
            <text:p>70,0152284227868-69,3659131551565i</text:p>
          </table:table-cell>
          <table:table-cell table:formula="of:=IMABS([.D963])" office:value-type="float" office:value="98.5584198277536" calcext:value-type="float">
            <text:p>98.5584198278</text:p>
          </table:table-cell>
          <table:table-cell table:formula="of:=IMREAL([.D963])" office:value-type="float" office:value="70.0152284227868" calcext:value-type="float">
            <text:p>70.0152284228</text:p>
          </table:table-cell>
          <table:table-cell table:formula="of:=IMAGINARY([.D963])" office:value-type="float" office:value="-69.3659131551565" calcext:value-type="float">
            <text:p>-69.3659131552</text:p>
          </table:table-cell>
          <table:table-cell table:number-columns-repeated="5"/>
        </table:table-row>
        <table:table-row table:style-name="ro1">
          <table:table-cell table:formula="of:=[.A963]+1" office:value-type="float" office:value="962" calcext:value-type="float">
            <text:p>962</text:p>
          </table:table-cell>
          <table:table-cell table:formula="of:=SIN([.$H$2]/[.$I$2]*[.A964]*2*PI()+[.$I$10])" office:value-type="float" office:value="-0.707106781186557" calcext:value-type="float">
            <text:p>-0.7071067812</text:p>
          </table:table-cell>
          <table:table-cell table:formula="of:=IF(ROW() &gt; [.$J$2] + 1; [.B964] - OFFSET([.B964]; -[.$J$2]; 0)*[.$L$2]^[.$J$2]; [.B964])" office:value-type="float" office:value="-0.0140023455323156" calcext:value-type="float">
            <text:p>-0.0140023455</text:p>
          </table:table-cell>
          <table:table-cell table:formula="of:=IMSUM(COMPLEX([.C964];0); IMPRODUCT([.D963]; [.$I$8]))" office:value-type="string" office:string-value="-69,3729789093733-70,0082268999445i" calcext:value-type="string">
            <text:p>-69,3729789093733-70,0082268999445i</text:p>
          </table:table-cell>
          <table:table-cell table:formula="of:=IMABS([.D964])" office:value-type="float" office:value="98.5584194091731" calcext:value-type="float">
            <text:p>98.5584194092</text:p>
          </table:table-cell>
          <table:table-cell table:formula="of:=IMREAL([.D964])" office:value-type="float" office:value="-69.3729789093733" calcext:value-type="float">
            <text:p>-69.3729789094</text:p>
          </table:table-cell>
          <table:table-cell table:formula="of:=IMAGINARY([.D964])" office:value-type="float" office:value="-70.008226899944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64]+1" office:value-type="float" office:value="963" calcext:value-type="float">
            <text:p>963</text:p>
          </table:table-cell>
          <table:table-cell table:formula="of:=SIN([.$H$2]/[.$I$2]*[.A965]*2*PI()+[.$I$10])" office:value-type="float" office:value="-0.707106781186582" calcext:value-type="float">
            <text:p>-0.7071067812</text:p>
          </table:table-cell>
          <table:table-cell table:formula="of:=IF(ROW() &gt; [.$J$2] + 1; [.B965] - OFFSET([.B965]; -[.$J$2]; 0)*[.$L$2]^[.$J$2]; [.B965])" office:value-type="float" office:value="-0.0140023455323923" calcext:value-type="float">
            <text:p>-0.0140023455</text:p>
          </table:table-cell>
          <table:table-cell table:formula="of:=IMSUM(COMPLEX([.C965];0); IMPRODUCT([.D964]; [.$I$8]))" office:value-type="string" office:string-value="-70,0152284227869+69,3660416114824i" calcext:value-type="string">
            <text:p>-70,0152284227869+69,3660416114824i</text:p>
          </table:table-cell>
          <table:table-cell table:formula="of:=IMABS([.D965])" office:value-type="float" office:value="98.5585102360062" calcext:value-type="float">
            <text:p>98.558510236</text:p>
          </table:table-cell>
          <table:table-cell table:formula="of:=IMREAL([.D965])" office:value-type="float" office:value="-70.0152284227869" calcext:value-type="float">
            <text:p>-70.0152284228</text:p>
          </table:table-cell>
          <table:table-cell table:formula="of:=IMAGINARY([.D965])" office:value-type="float" office:value="69.3660416114824" calcext:value-type="float">
            <text:p>69.3660416115</text:p>
          </table:table-cell>
          <table:table-cell table:number-columns-repeated="5"/>
        </table:table-row>
        <table:table-row table:style-name="ro1">
          <table:table-cell table:formula="of:=[.A965]+1" office:value-type="float" office:value="964" calcext:value-type="float">
            <text:p>964</text:p>
          </table:table-cell>
          <table:table-cell table:formula="of:=SIN([.$H$2]/[.$I$2]*[.A966]*2*PI()+[.$I$10])" office:value-type="float" office:value="0.707106781186629" calcext:value-type="float">
            <text:p>0.7071067812</text:p>
          </table:table-cell>
          <table:table-cell table:formula="of:=IF(ROW() &gt; [.$J$2] + 1; [.B966] - OFFSET([.B966]; -[.$J$2]; 0)*[.$L$2]^[.$J$2]; [.B966])" office:value-type="float" office:value="0.0140023455323172" calcext:value-type="float">
            <text:p>0.0140023455</text:p>
          </table:table-cell>
          <table:table-cell table:formula="of:=IMSUM(COMPLEX([.C966];0); IMPRODUCT([.D965]; [.$I$8]))" office:value-type="string" office:string-value="69,3731073528535+70,0082268999446i" calcext:value-type="string">
            <text:p>69,3731073528535+70,0082268999446i</text:p>
          </table:table-cell>
          <table:table-cell table:formula="of:=IMABS([.D966])" office:value-type="float" office:value="98.5585098175934" calcext:value-type="float">
            <text:p>98.5585098176</text:p>
          </table:table-cell>
          <table:table-cell table:formula="of:=IMREAL([.D966])" office:value-type="float" office:value="69.3731073528535" calcext:value-type="float">
            <text:p>69.3731073529</text:p>
          </table:table-cell>
          <table:table-cell table:formula="of:=IMAGINARY([.D966])" office:value-type="float" office:value="70.00822689994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66]+1" office:value-type="float" office:value="965" calcext:value-type="float">
            <text:p>965</text:p>
          </table:table-cell>
          <table:table-cell table:formula="of:=SIN([.$H$2]/[.$I$2]*[.A967]*2*PI()+[.$I$10])" office:value-type="float" office:value="0.70710678118651" calcext:value-type="float">
            <text:p>0.7071067812</text:p>
          </table:table-cell>
          <table:table-cell table:formula="of:=IF(ROW() &gt; [.$J$2] + 1; [.B967] - OFFSET([.B967]; -[.$J$2]; 0)*[.$L$2]^[.$J$2]; [.B967])" office:value-type="float" office:value="0.0140023455322332" calcext:value-type="float">
            <text:p>0.0140023455</text:p>
          </table:table-cell>
          <table:table-cell table:formula="of:=IMSUM(COMPLEX([.C967];0); IMPRODUCT([.D966]; [.$I$8]))" office:value-type="string" office:string-value="70,0152284227868-69,3661700421182i" calcext:value-type="string">
            <text:p>70,0152284227868-69,3661700421182i</text:p>
          </table:table-cell>
          <table:table-cell table:formula="of:=IMABS([.D967])" office:value-type="float" office:value="98.5586006262623" calcext:value-type="float">
            <text:p>98.5586006263</text:p>
          </table:table-cell>
          <table:table-cell table:formula="of:=IMREAL([.D967])" office:value-type="float" office:value="70.0152284227868" calcext:value-type="float">
            <text:p>70.0152284228</text:p>
          </table:table-cell>
          <table:table-cell table:formula="of:=IMAGINARY([.D967])" office:value-type="float" office:value="-69.3661700421182" calcext:value-type="float">
            <text:p>-69.3661700421</text:p>
          </table:table-cell>
          <table:table-cell table:number-columns-repeated="5"/>
        </table:table-row>
        <table:table-row table:style-name="ro1">
          <table:table-cell table:formula="of:=[.A967]+1" office:value-type="float" office:value="966" calcext:value-type="float">
            <text:p>966</text:p>
          </table:table-cell>
          <table:table-cell table:formula="of:=SIN([.$H$2]/[.$I$2]*[.A968]*2*PI()+[.$I$10])" office:value-type="float" office:value="-0.707106781186541" calcext:value-type="float">
            <text:p>-0.7071067812</text:p>
          </table:table-cell>
          <table:table-cell table:formula="of:=IF(ROW() &gt; [.$J$2] + 1; [.B968] - OFFSET([.B968]; -[.$J$2]; 0)*[.$L$2]^[.$J$2]; [.B968])" office:value-type="float" office:value="-0.0140023455323153" calcext:value-type="float">
            <text:p>-0.0140023455</text:p>
          </table:table-cell>
          <table:table-cell table:formula="of:=IMSUM(COMPLEX([.C968];0); IMPRODUCT([.D967]; [.$I$8]))" office:value-type="string" office:string-value="-69,3732357706463-70,0082268999445i" calcext:value-type="string">
            <text:p>-69,3732357706463-70,0082268999445i</text:p>
          </table:table-cell>
          <table:table-cell table:formula="of:=IMABS([.D968])" office:value-type="float" office:value="98.5586002080173" calcext:value-type="float">
            <text:p>98.558600208</text:p>
          </table:table-cell>
          <table:table-cell table:formula="of:=IMREAL([.D968])" office:value-type="float" office:value="-69.3732357706463" calcext:value-type="float">
            <text:p>-69.3732357706</text:p>
          </table:table-cell>
          <table:table-cell table:formula="of:=IMAGINARY([.D968])" office:value-type="float" office:value="-70.008226899944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68]+1" office:value-type="float" office:value="967" calcext:value-type="float">
            <text:p>967</text:p>
          </table:table-cell>
          <table:table-cell table:formula="of:=SIN([.$H$2]/[.$I$2]*[.A969]*2*PI()+[.$I$10])" office:value-type="float" office:value="-0.707106781186597" calcext:value-type="float">
            <text:p>-0.7071067812</text:p>
          </table:table-cell>
          <table:table-cell table:formula="of:=IF(ROW() &gt; [.$J$2] + 1; [.B969] - OFFSET([.B969]; -[.$J$2]; 0)*[.$L$2]^[.$J$2]; [.B969])" office:value-type="float" office:value="-0.0140023455323924" calcext:value-type="float">
            <text:p>-0.0140023455</text:p>
          </table:table-cell>
          <table:table-cell table:formula="of:=IMSUM(COMPLEX([.C969];0); IMPRODUCT([.D968]; [.$I$8]))" office:value-type="string" office:string-value="-70,0152284227869+69,3662984470692i" calcext:value-type="string">
            <text:p>-70,0152284227869+69,3662984470692i</text:p>
          </table:table-cell>
          <table:table-cell table:formula="of:=IMABS([.D969])" office:value-type="float" office:value="98.5586909985259" calcext:value-type="float">
            <text:p>98.5586909985</text:p>
          </table:table-cell>
          <table:table-cell table:formula="of:=IMREAL([.D969])" office:value-type="float" office:value="-70.0152284227869" calcext:value-type="float">
            <text:p>-70.0152284228</text:p>
          </table:table-cell>
          <table:table-cell table:formula="of:=IMAGINARY([.D969])" office:value-type="float" office:value="69.3662984470692" calcext:value-type="float">
            <text:p>69.3662984471</text:p>
          </table:table-cell>
          <table:table-cell table:number-columns-repeated="5"/>
        </table:table-row>
        <table:table-row table:style-name="ro1">
          <table:table-cell table:formula="of:=[.A969]+1" office:value-type="float" office:value="968" calcext:value-type="float">
            <text:p>968</text:p>
          </table:table-cell>
          <table:table-cell table:formula="of:=SIN([.$H$2]/[.$I$2]*[.A970]*2*PI()+[.$I$10])" office:value-type="float" office:value="0.707106781186614" calcext:value-type="float">
            <text:p>0.7071067812</text:p>
          </table:table-cell>
          <table:table-cell table:formula="of:=IF(ROW() &gt; [.$J$2] + 1; [.B970] - OFFSET([.B970]; -[.$J$2]; 0)*[.$L$2]^[.$J$2]; [.B970])" office:value-type="float" office:value="0.0140023455323167" calcext:value-type="float">
            <text:p>0.0140023455</text:p>
          </table:table-cell>
          <table:table-cell table:formula="of:=IMSUM(COMPLEX([.C970];0); IMPRODUCT([.D969]; [.$I$8]))" office:value-type="string" office:string-value="69,3733641627568+70,0082268999446i" calcext:value-type="string">
            <text:p>69,3733641627568+70,0082268999446i</text:p>
          </table:table-cell>
          <table:table-cell table:formula="of:=IMABS([.D970])" office:value-type="float" office:value="98.5586905804485" calcext:value-type="float">
            <text:p>98.5586905804</text:p>
          </table:table-cell>
          <table:table-cell table:formula="of:=IMREAL([.D970])" office:value-type="float" office:value="69.3733641627568" calcext:value-type="float">
            <text:p>69.3733641628</text:p>
          </table:table-cell>
          <table:table-cell table:formula="of:=IMAGINARY([.D970])" office:value-type="float" office:value="70.008226899944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70]+1" office:value-type="float" office:value="969" calcext:value-type="float">
            <text:p>969</text:p>
          </table:table-cell>
          <table:table-cell table:formula="of:=SIN([.$H$2]/[.$I$2]*[.A971]*2*PI()+[.$I$10])" office:value-type="float" office:value="0.707106781186525" calcext:value-type="float">
            <text:p>0.7071067812</text:p>
          </table:table-cell>
          <table:table-cell table:formula="of:=IF(ROW() &gt; [.$J$2] + 1; [.B971] - OFFSET([.B971]; -[.$J$2]; 0)*[.$L$2]^[.$J$2]; [.B971])" office:value-type="float" office:value="0.0140023455322335" calcext:value-type="float">
            <text:p>0.0140023455</text:p>
          </table:table-cell>
          <table:table-cell table:formula="of:=IMSUM(COMPLEX([.C971];0); IMPRODUCT([.D970]; [.$I$8]))" office:value-type="string" office:string-value="70,0152284227868-69,3664268263405i" calcext:value-type="string">
            <text:p>70,0152284227868-69,3664268263405i</text:p>
          </table:table-cell>
          <table:table-cell table:formula="of:=IMABS([.D971])" office:value-type="float" office:value="98.5587813528001" calcext:value-type="float">
            <text:p>98.5587813528</text:p>
          </table:table-cell>
          <table:table-cell table:formula="of:=IMREAL([.D971])" office:value-type="float" office:value="70.0152284227868" calcext:value-type="float">
            <text:p>70.0152284228</text:p>
          </table:table-cell>
          <table:table-cell table:formula="of:=IMAGINARY([.D971])" office:value-type="float" office:value="-69.3664268263405" calcext:value-type="float">
            <text:p>-69.3664268263</text:p>
          </table:table-cell>
          <table:table-cell table:number-columns-repeated="5"/>
        </table:table-row>
        <table:table-row table:style-name="ro1">
          <table:table-cell table:formula="of:=[.A971]+1" office:value-type="float" office:value="970" calcext:value-type="float">
            <text:p>970</text:p>
          </table:table-cell>
          <table:table-cell table:formula="of:=SIN([.$H$2]/[.$I$2]*[.A972]*2*PI()+[.$I$10])" office:value-type="float" office:value="-0.707106781186526" calcext:value-type="float">
            <text:p>-0.7071067812</text:p>
          </table:table-cell>
          <table:table-cell table:formula="of:=IF(ROW() &gt; [.$J$2] + 1; [.B972] - OFFSET([.B972]; -[.$J$2]; 0)*[.$L$2]^[.$J$2]; [.B972])" office:value-type="float" office:value="-0.0140023455321575" calcext:value-type="float">
            <text:p>-0.0140023455</text:p>
          </table:table-cell>
          <table:table-cell table:formula="of:=IMSUM(COMPLEX([.C972];0); IMPRODUCT([.D971]; [.$I$8]))" office:value-type="string" office:string-value="-69,3734925291901-70,0082268999445i" calcext:value-type="string">
            <text:p>-69,3734925291901-70,0082268999445i</text:p>
          </table:table-cell>
          <table:table-cell table:formula="of:=IMABS([.D972])" office:value-type="float" office:value="98.5587809348904" calcext:value-type="float">
            <text:p>98.5587809349</text:p>
          </table:table-cell>
          <table:table-cell table:formula="of:=IMREAL([.D972])" office:value-type="float" office:value="-69.3734925291901" calcext:value-type="float">
            <text:p>-69.3734925292</text:p>
          </table:table-cell>
          <table:table-cell table:formula="of:=IMAGINARY([.D972])" office:value-type="float" office:value="-70.008226899944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72]+1" office:value-type="float" office:value="971" calcext:value-type="float">
            <text:p>971</text:p>
          </table:table-cell>
          <table:table-cell table:formula="of:=SIN([.$H$2]/[.$I$2]*[.A973]*2*PI()+[.$I$10])" office:value-type="float" office:value="-0.707106781186452" calcext:value-type="float">
            <text:p>-0.7071067812</text:p>
          </table:table-cell>
          <table:table-cell table:formula="of:=IF(ROW() &gt; [.$J$2] + 1; [.B973] - OFFSET([.B973]; -[.$J$2]; 0)*[.$L$2]^[.$J$2]; [.B973])" office:value-type="float" office:value="-0.0140023455322321" calcext:value-type="float">
            <text:p>-0.0140023455</text:p>
          </table:table-cell>
          <table:table-cell table:formula="of:=IMSUM(COMPLEX([.C973];0); IMPRODUCT([.D972]; [.$I$8]))" office:value-type="string" office:string-value="-70,0152284227867+69,3665551799372i" calcext:value-type="string">
            <text:p>-70,0152284227867+69,3665551799372i</text:p>
          </table:table-cell>
          <table:table-cell table:formula="of:=IMABS([.D973])" office:value-type="float" office:value="98.5588716890888" calcext:value-type="float">
            <text:p>98.5588716891</text:p>
          </table:table-cell>
          <table:table-cell table:formula="of:=IMREAL([.D973])" office:value-type="float" office:value="-70.0152284227867" calcext:value-type="float">
            <text:p>-70.0152284228</text:p>
          </table:table-cell>
          <table:table-cell table:formula="of:=IMAGINARY([.D973])" office:value-type="float" office:value="69.3665551799372" calcext:value-type="float">
            <text:p>69.3665551799</text:p>
          </table:table-cell>
          <table:table-cell table:number-columns-repeated="5"/>
        </table:table-row>
        <table:table-row table:style-name="ro1">
          <table:table-cell table:formula="of:=[.A973]+1" office:value-type="float" office:value="972" calcext:value-type="float">
            <text:p>972</text:p>
          </table:table-cell>
          <table:table-cell table:formula="of:=SIN([.$H$2]/[.$I$2]*[.A974]*2*PI()+[.$I$10])" office:value-type="float" office:value="0.707106781186599" calcext:value-type="float">
            <text:p>0.7071067812</text:p>
          </table:table-cell>
          <table:table-cell table:formula="of:=IF(ROW() &gt; [.$J$2] + 1; [.B974] - OFFSET([.B974]; -[.$J$2]; 0)*[.$L$2]^[.$J$2]; [.B974])" office:value-type="float" office:value="0.0140023455323164" calcext:value-type="float">
            <text:p>0.0140023455</text:p>
          </table:table-cell>
          <table:table-cell table:formula="of:=IMSUM(COMPLEX([.C974];0); IMPRODUCT([.D973]; [.$I$8]))" office:value-type="string" office:string-value="69,3736208699515+70,0082268999444i" calcext:value-type="string">
            <text:p>69,3736208699515+70,0082268999444i</text:p>
          </table:table-cell>
          <table:table-cell table:formula="of:=IMABS([.D974])" office:value-type="float" office:value="98.5588712713466" calcext:value-type="float">
            <text:p>98.5588712713</text:p>
          </table:table-cell>
          <table:table-cell table:formula="of:=IMREAL([.D974])" office:value-type="float" office:value="69.3736208699515" calcext:value-type="float">
            <text:p>69.37362087</text:p>
          </table:table-cell>
          <table:table-cell table:formula="of:=IMAGINARY([.D974])" office:value-type="float" office:value="70.008226899944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74]+1" office:value-type="float" office:value="973" calcext:value-type="float">
            <text:p>973</text:p>
          </table:table-cell>
          <table:table-cell table:formula="of:=SIN([.$H$2]/[.$I$2]*[.A975]*2*PI()+[.$I$10])" office:value-type="float" office:value="0.70710678118654" calcext:value-type="float">
            <text:p>0.7071067812</text:p>
          </table:table-cell>
          <table:table-cell table:formula="of:=IF(ROW() &gt; [.$J$2] + 1; [.B975] - OFFSET([.B975]; -[.$J$2]; 0)*[.$L$2]^[.$J$2]; [.B975])" office:value-type="float" office:value="0.0140023455322338" calcext:value-type="float">
            <text:p>0.0140023455</text:p>
          </table:table-cell>
          <table:table-cell table:formula="of:=IMSUM(COMPLEX([.C975];0); IMPRODUCT([.D974]; [.$I$8]))" office:value-type="string" office:string-value="70,0152284227866-69,3666835078645i" calcext:value-type="string">
            <text:p>70,0152284227866-69,3666835078645i</text:p>
          </table:table-cell>
          <table:table-cell table:formula="of:=IMABS([.D975])" office:value-type="float" office:value="98.5589620073955" calcext:value-type="float">
            <text:p>98.5589620074</text:p>
          </table:table-cell>
          <table:table-cell table:formula="of:=IMREAL([.D975])" office:value-type="float" office:value="70.0152284227866" calcext:value-type="float">
            <text:p>70.0152284228</text:p>
          </table:table-cell>
          <table:table-cell table:formula="of:=IMAGINARY([.D975])" office:value-type="float" office:value="-69.3666835078645" calcext:value-type="float">
            <text:p>-69.3666835079</text:p>
          </table:table-cell>
          <table:table-cell table:number-columns-repeated="5"/>
        </table:table-row>
        <table:table-row table:style-name="ro1">
          <table:table-cell table:formula="of:=[.A975]+1" office:value-type="float" office:value="974" calcext:value-type="float">
            <text:p>974</text:p>
          </table:table-cell>
          <table:table-cell table:formula="of:=SIN([.$H$2]/[.$I$2]*[.A976]*2*PI()+[.$I$10])" office:value-type="float" office:value="-0.707106781186511" calcext:value-type="float">
            <text:p>-0.7071067812</text:p>
          </table:table-cell>
          <table:table-cell table:formula="of:=IF(ROW() &gt; [.$J$2] + 1; [.B976] - OFFSET([.B976]; -[.$J$2]; 0)*[.$L$2]^[.$J$2]; [.B976])" office:value-type="float" office:value="-0.0140023455321571" calcext:value-type="float">
            <text:p>-0.0140023455</text:p>
          </table:table-cell>
          <table:table-cell table:formula="of:=IMSUM(COMPLEX([.C976];0); IMPRODUCT([.D975]; [.$I$8]))" office:value-type="string" office:string-value="-69,3737491850459-70,0082268999443i" calcext:value-type="string">
            <text:p>-69,3737491850459-70,0082268999443i</text:p>
          </table:table-cell>
          <table:table-cell table:formula="of:=IMABS([.D976])" office:value-type="float" office:value="98.5589615898207" calcext:value-type="float">
            <text:p>98.5589615898</text:p>
          </table:table-cell>
          <table:table-cell table:formula="of:=IMREAL([.D976])" office:value-type="float" office:value="-69.3737491850459" calcext:value-type="float">
            <text:p>-69.373749185</text:p>
          </table:table-cell>
          <table:table-cell table:formula="of:=IMAGINARY([.D976])" office:value-type="float" office:value="-70.0082268999443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76]+1" office:value-type="float" office:value="975" calcext:value-type="float">
            <text:p>975</text:p>
          </table:table-cell>
          <table:table-cell table:formula="of:=SIN([.$H$2]/[.$I$2]*[.A977]*2*PI()+[.$I$10])" office:value-type="float" office:value="-0.707106781186467" calcext:value-type="float">
            <text:p>-0.7071067812</text:p>
          </table:table-cell>
          <table:table-cell table:formula="of:=IF(ROW() &gt; [.$J$2] + 1; [.B977] - OFFSET([.B977]; -[.$J$2]; 0)*[.$L$2]^[.$J$2]; [.B977])" office:value-type="float" office:value="-0.0140023455322325" calcext:value-type="float">
            <text:p>-0.0140023455</text:p>
          </table:table-cell>
          <table:table-cell table:formula="of:=IMSUM(COMPLEX([.C977];0); IMPRODUCT([.D976]; [.$I$8]))" office:value-type="string" office:string-value="-70,0152284227865+69,3668118101274i" calcext:value-type="string">
            <text:p>-70,0152284227865+69,3668118101274i</text:p>
          </table:table-cell>
          <table:table-cell table:formula="of:=IMABS([.D977])" office:value-type="float" office:value="98.5590523077236" calcext:value-type="float">
            <text:p>98.5590523077</text:p>
          </table:table-cell>
          <table:table-cell table:formula="of:=IMREAL([.D977])" office:value-type="float" office:value="-70.0152284227865" calcext:value-type="float">
            <text:p>-70.0152284228</text:p>
          </table:table-cell>
          <table:table-cell table:formula="of:=IMAGINARY([.D977])" office:value-type="float" office:value="69.3668118101274" calcext:value-type="float">
            <text:p>69.3668118101</text:p>
          </table:table-cell>
          <table:table-cell table:number-columns-repeated="5"/>
        </table:table-row>
        <table:table-row table:style-name="ro1">
          <table:table-cell table:formula="of:=[.A977]+1" office:value-type="float" office:value="976" calcext:value-type="float">
            <text:p>976</text:p>
          </table:table-cell>
          <table:table-cell table:formula="of:=SIN([.$H$2]/[.$I$2]*[.A978]*2*PI()+[.$I$10])" office:value-type="float" office:value="0.707106781186584" calcext:value-type="float">
            <text:p>0.7071067812</text:p>
          </table:table-cell>
          <table:table-cell table:formula="of:=IF(ROW() &gt; [.$J$2] + 1; [.B978] - OFFSET([.B978]; -[.$J$2]; 0)*[.$L$2]^[.$J$2]; [.B978])" office:value-type="float" office:value="0.0140023455323163" calcext:value-type="float">
            <text:p>0.0140023455</text:p>
          </table:table-cell>
          <table:table-cell table:formula="of:=IMSUM(COMPLEX([.C978];0); IMPRODUCT([.D977]; [.$I$8]))" office:value-type="string" office:string-value="69,3738774744787+70,0082268999442i" calcext:value-type="string">
            <text:p>69,3738774744787+70,0082268999442i</text:p>
          </table:table-cell>
          <table:table-cell table:formula="of:=IMABS([.D978])" office:value-type="float" office:value="98.5590518903163" calcext:value-type="float">
            <text:p>98.5590518903</text:p>
          </table:table-cell>
          <table:table-cell table:formula="of:=IMREAL([.D978])" office:value-type="float" office:value="69.3738774744787" calcext:value-type="float">
            <text:p>69.3738774745</text:p>
          </table:table-cell>
          <table:table-cell table:formula="of:=IMAGINARY([.D978])" office:value-type="float" office:value="70.008226899944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78]+1" office:value-type="float" office:value="977" calcext:value-type="float">
            <text:p>977</text:p>
          </table:table-cell>
          <table:table-cell table:formula="of:=SIN([.$H$2]/[.$I$2]*[.A979]*2*PI()+[.$I$10])" office:value-type="float" office:value="0.707106781186555" calcext:value-type="float">
            <text:p>0.7071067812</text:p>
          </table:table-cell>
          <table:table-cell table:formula="of:=IF(ROW() &gt; [.$J$2] + 1; [.B979] - OFFSET([.B979]; -[.$J$2]; 0)*[.$L$2]^[.$J$2]; [.B979])" office:value-type="float" office:value="0.0140023455322341" calcext:value-type="float">
            <text:p>0.0140023455</text:p>
          </table:table-cell>
          <table:table-cell table:formula="of:=IMSUM(COMPLEX([.C979];0); IMPRODUCT([.D978]; [.$I$8]))" office:value-type="string" office:string-value="70,0152284227864-69,3669400867313i" calcext:value-type="string">
            <text:p>70,0152284227864-69,3669400867313i</text:p>
          </table:table-cell>
          <table:table-cell table:formula="of:=IMABS([.D979])" office:value-type="float" office:value="98.559142590077" calcext:value-type="float">
            <text:p>98.5591425901</text:p>
          </table:table-cell>
          <table:table-cell table:formula="of:=IMREAL([.D979])" office:value-type="float" office:value="70.0152284227864" calcext:value-type="float">
            <text:p>70.0152284228</text:p>
          </table:table-cell>
          <table:table-cell table:formula="of:=IMAGINARY([.D979])" office:value-type="float" office:value="-69.3669400867313" calcext:value-type="float">
            <text:p>-69.3669400867</text:p>
          </table:table-cell>
          <table:table-cell table:number-columns-repeated="5"/>
        </table:table-row>
        <table:table-row table:style-name="ro1">
          <table:table-cell table:formula="of:=[.A979]+1" office:value-type="float" office:value="978" calcext:value-type="float">
            <text:p>978</text:p>
          </table:table-cell>
          <table:table-cell table:formula="of:=SIN([.$H$2]/[.$I$2]*[.A980]*2*PI()+[.$I$10])" office:value-type="float" office:value="-0.707106781186496" calcext:value-type="float">
            <text:p>-0.7071067812</text:p>
          </table:table-cell>
          <table:table-cell table:formula="of:=IF(ROW() &gt; [.$J$2] + 1; [.B980] - OFFSET([.B980]; -[.$J$2]; 0)*[.$L$2]^[.$J$2]; [.B980])" office:value-type="float" office:value="-0.0140023455321568" calcext:value-type="float">
            <text:p>-0.0140023455</text:p>
          </table:table-cell>
          <table:table-cell table:formula="of:=IMSUM(COMPLEX([.C980];0); IMPRODUCT([.D979]; [.$I$8]))" office:value-type="string" office:string-value="-69,3740057382548-70,0082268999441i" calcext:value-type="string">
            <text:p>-69,3740057382548-70,0082268999441i</text:p>
          </table:table-cell>
          <table:table-cell table:formula="of:=IMABS([.D980])" office:value-type="float" office:value="98.5591421728368" calcext:value-type="float">
            <text:p>98.5591421728</text:p>
          </table:table-cell>
          <table:table-cell table:formula="of:=IMREAL([.D980])" office:value-type="float" office:value="-69.3740057382548" calcext:value-type="float">
            <text:p>-69.3740057383</text:p>
          </table:table-cell>
          <table:table-cell table:formula="of:=IMAGINARY([.D980])" office:value-type="float" office:value="-70.008226899944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80]+1" office:value-type="float" office:value="979" calcext:value-type="float">
            <text:p>979</text:p>
          </table:table-cell>
          <table:table-cell table:formula="of:=SIN([.$H$2]/[.$I$2]*[.A981]*2*PI()+[.$I$10])" office:value-type="float" office:value="-0.707106781186482" calcext:value-type="float">
            <text:p>-0.7071067812</text:p>
          </table:table-cell>
          <table:table-cell table:formula="of:=IF(ROW() &gt; [.$J$2] + 1; [.B981] - OFFSET([.B981]; -[.$J$2]; 0)*[.$L$2]^[.$J$2]; [.B981])" office:value-type="float" office:value="-0.0140023455322326" calcext:value-type="float">
            <text:p>-0.0140023455</text:p>
          </table:table-cell>
          <table:table-cell table:formula="of:=IMSUM(COMPLEX([.C981];0); IMPRODUCT([.D980]; [.$I$8]))" office:value-type="string" office:string-value="-70,0152284227863+69,367068337681i" calcext:value-type="string">
            <text:p>-70,0152284227863+69,367068337681i</text:p>
          </table:table-cell>
          <table:table-cell table:formula="of:=IMABS([.D981])" office:value-type="float" office:value="98.5592328544589" calcext:value-type="float">
            <text:p>98.5592328545</text:p>
          </table:table-cell>
          <table:table-cell table:formula="of:=IMREAL([.D981])" office:value-type="float" office:value="-70.0152284227863" calcext:value-type="float">
            <text:p>-70.0152284228</text:p>
          </table:table-cell>
          <table:table-cell table:formula="of:=IMAGINARY([.D981])" office:value-type="float" office:value="69.367068337681" calcext:value-type="float">
            <text:p>69.3670683377</text:p>
          </table:table-cell>
          <table:table-cell table:number-columns-repeated="5"/>
        </table:table-row>
        <table:table-row table:style-name="ro1">
          <table:table-cell table:formula="of:=[.A981]+1" office:value-type="float" office:value="980" calcext:value-type="float">
            <text:p>980</text:p>
          </table:table-cell>
          <table:table-cell table:formula="of:=SIN([.$H$2]/[.$I$2]*[.A982]*2*PI()+[.$I$10])" office:value-type="float" office:value="0.707106781186569" calcext:value-type="float">
            <text:p>0.7071067812</text:p>
          </table:table-cell>
          <table:table-cell table:formula="of:=IF(ROW() &gt; [.$J$2] + 1; [.B982] - OFFSET([.B982]; -[.$J$2]; 0)*[.$L$2]^[.$J$2]; [.B982])" office:value-type="float" office:value="0.0140023455323159" calcext:value-type="float">
            <text:p>0.0140023455</text:p>
          </table:table-cell>
          <table:table-cell table:formula="of:=IMSUM(COMPLEX([.C982];0); IMPRODUCT([.D981]; [.$I$8]))" office:value-type="string" office:string-value="69,3741339763795+70,008226899944i" calcext:value-type="string">
            <text:p>69,3741339763795+70,008226899944i</text:p>
          </table:table-cell>
          <table:table-cell table:formula="of:=IMABS([.D982])" office:value-type="float" office:value="98.5592324373861" calcext:value-type="float">
            <text:p>98.5592324374</text:p>
          </table:table-cell>
          <table:table-cell table:formula="of:=IMREAL([.D982])" office:value-type="float" office:value="69.3741339763795" calcext:value-type="float">
            <text:p>69.3741339764</text:p>
          </table:table-cell>
          <table:table-cell table:formula="of:=IMAGINARY([.D982])" office:value-type="float" office:value="70.00822689994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82]+1" office:value-type="float" office:value="981" calcext:value-type="float">
            <text:p>981</text:p>
          </table:table-cell>
          <table:table-cell table:formula="of:=SIN([.$H$2]/[.$I$2]*[.A983]*2*PI()+[.$I$10])" office:value-type="float" office:value="0.707106781186571" calcext:value-type="float">
            <text:p>0.7071067812</text:p>
          </table:table-cell>
          <table:table-cell table:formula="of:=IF(ROW() &gt; [.$J$2] + 1; [.B983] - OFFSET([.B983]; -[.$J$2]; 0)*[.$L$2]^[.$J$2]; [.B983])" office:value-type="float" office:value="0.014002345532392" calcext:value-type="float">
            <text:p>0.0140023455</text:p>
          </table:table-cell>
          <table:table-cell table:formula="of:=IMSUM(COMPLEX([.C983];0); IMPRODUCT([.D982]; [.$I$8]))" office:value-type="string" office:string-value="70,0152284227864-69,3671965629819i" calcext:value-type="string">
            <text:p>70,0152284227864-69,3671965629819i</text:p>
          </table:table-cell>
          <table:table-cell table:formula="of:=IMABS([.D983])" office:value-type="float" office:value="98.5593231008732" calcext:value-type="float">
            <text:p>98.5593231009</text:p>
          </table:table-cell>
          <table:table-cell table:formula="of:=IMREAL([.D983])" office:value-type="float" office:value="70.0152284227864" calcext:value-type="float">
            <text:p>70.0152284228</text:p>
          </table:table-cell>
          <table:table-cell table:formula="of:=IMAGINARY([.D983])" office:value-type="float" office:value="-69.3671965629819" calcext:value-type="float">
            <text:p>-69.367196563</text:p>
          </table:table-cell>
          <table:table-cell table:number-columns-repeated="5"/>
        </table:table-row>
        <table:table-row table:style-name="ro1">
          <table:table-cell table:formula="of:=[.A983]+1" office:value-type="float" office:value="982" calcext:value-type="float">
            <text:p>982</text:p>
          </table:table-cell>
          <table:table-cell table:formula="of:=SIN([.$H$2]/[.$I$2]*[.A984]*2*PI()+[.$I$10])" office:value-type="float" office:value="-0.707106781186641" calcext:value-type="float">
            <text:p>-0.7071067812</text:p>
          </table:table-cell>
          <table:table-cell table:formula="of:=IF(ROW() &gt; [.$J$2] + 1; [.B984] - OFFSET([.B984]; -[.$J$2]; 0)*[.$L$2]^[.$J$2]; [.B984])" office:value-type="float" office:value="-0.0140023455323174" calcext:value-type="float">
            <text:p>-0.0140023455</text:p>
          </table:table-cell>
          <table:table-cell table:formula="of:=IMSUM(COMPLEX([.C984];0); IMPRODUCT([.D983]; [.$I$8]))" office:value-type="string" office:string-value="-69,3742621888579-70,0082268999441i" calcext:value-type="string">
            <text:p>-69,3742621888579-70,0082268999441i</text:p>
          </table:table-cell>
          <table:table-cell table:formula="of:=IMABS([.D984])" office:value-type="float" office:value="98.5593226839676" calcext:value-type="float">
            <text:p>98.559322684</text:p>
          </table:table-cell>
          <table:table-cell table:formula="of:=IMREAL([.D984])" office:value-type="float" office:value="-69.3742621888579" calcext:value-type="float">
            <text:p>-69.3742621889</text:p>
          </table:table-cell>
          <table:table-cell table:formula="of:=IMAGINARY([.D984])" office:value-type="float" office:value="-70.008226899944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84]+1" office:value-type="float" office:value="983" calcext:value-type="float">
            <text:p>983</text:p>
          </table:table-cell>
          <table:table-cell table:formula="of:=SIN([.$H$2]/[.$I$2]*[.A985]*2*PI()+[.$I$10])" office:value-type="float" office:value="-0.707106781186498" calcext:value-type="float">
            <text:p>-0.7071067812</text:p>
          </table:table-cell>
          <table:table-cell table:formula="of:=IF(ROW() &gt; [.$J$2] + 1; [.B985] - OFFSET([.B985]; -[.$J$2]; 0)*[.$L$2]^[.$J$2]; [.B985])" office:value-type="float" office:value="-0.014002345532233" calcext:value-type="float">
            <text:p>-0.0140023455</text:p>
          </table:table-cell>
          <table:table-cell table:formula="of:=IMSUM(COMPLEX([.C985];0); IMPRODUCT([.D984]; [.$I$8]))" office:value-type="string" office:string-value="-70,0152284227863+69,367324762639i" calcext:value-type="string">
            <text:p>-70,0152284227863+69,367324762639i</text:p>
          </table:table-cell>
          <table:table-cell table:formula="of:=IMABS([.D985])" office:value-type="float" office:value="98.5594133293232" calcext:value-type="float">
            <text:p>98.5594133293</text:p>
          </table:table-cell>
          <table:table-cell table:formula="of:=IMREAL([.D985])" office:value-type="float" office:value="-70.0152284227863" calcext:value-type="float">
            <text:p>-70.0152284228</text:p>
          </table:table-cell>
          <table:table-cell table:formula="of:=IMAGINARY([.D985])" office:value-type="float" office:value="69.367324762639" calcext:value-type="float">
            <text:p>69.3673247626</text:p>
          </table:table-cell>
          <table:table-cell table:number-columns-repeated="5"/>
        </table:table-row>
        <table:table-row table:style-name="ro1">
          <table:table-cell table:formula="of:=[.A985]+1" office:value-type="float" office:value="984" calcext:value-type="float">
            <text:p>984</text:p>
          </table:table-cell>
          <table:table-cell table:formula="of:=SIN([.$H$2]/[.$I$2]*[.A986]*2*PI()+[.$I$10])" office:value-type="float" office:value="0.707106781186553" calcext:value-type="float">
            <text:p>0.7071067812</text:p>
          </table:table-cell>
          <table:table-cell table:formula="of:=IF(ROW() &gt; [.$J$2] + 1; [.B986] - OFFSET([.B986]; -[.$J$2]; 0)*[.$L$2]^[.$J$2]; [.B986])" office:value-type="float" office:value="0.0140023455323155" calcext:value-type="float">
            <text:p>0.0140023455</text:p>
          </table:table-cell>
          <table:table-cell table:formula="of:=IMSUM(COMPLEX([.C986];0); IMPRODUCT([.D985]; [.$I$8]))" office:value-type="string" office:string-value="69,374390375695+70,008226899944i" calcext:value-type="string">
            <text:p>69,374390375695+70,008226899944i</text:p>
          </table:table-cell>
          <table:table-cell table:formula="of:=IMABS([.D986])" office:value-type="float" office:value="98.5594129125847" calcext:value-type="float">
            <text:p>98.5594129126</text:p>
          </table:table-cell>
          <table:table-cell table:formula="of:=IMREAL([.D986])" office:value-type="float" office:value="69.374390375695" calcext:value-type="float">
            <text:p>69.3743903757</text:p>
          </table:table-cell>
          <table:table-cell table:formula="of:=IMAGINARY([.D986])" office:value-type="float" office:value="70.00822689994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86]+1" office:value-type="float" office:value="985" calcext:value-type="float">
            <text:p>985</text:p>
          </table:table-cell>
          <table:table-cell table:formula="of:=SIN([.$H$2]/[.$I$2]*[.A987]*2*PI()+[.$I$10])" office:value-type="float" office:value="0.707106781186586" calcext:value-type="float">
            <text:p>0.7071067812</text:p>
          </table:table-cell>
          <table:table-cell table:formula="of:=IF(ROW() &gt; [.$J$2] + 1; [.B987] - OFFSET([.B987]; -[.$J$2]; 0)*[.$L$2]^[.$J$2]; [.B987])" office:value-type="float" office:value="0.0140023455323922" calcext:value-type="float">
            <text:p>0.0140023455</text:p>
          </table:table-cell>
          <table:table-cell table:formula="of:=IMSUM(COMPLEX([.C987];0); IMPRODUCT([.D986]; [.$I$8]))" office:value-type="string" office:string-value="70,0152284227864-69,3674529366574i" calcext:value-type="string">
            <text:p>70,0152284227864-69,3674529366574i</text:p>
          </table:table-cell>
          <table:table-cell table:formula="of:=IMABS([.D987])" office:value-type="float" office:value="98.5595035398126" calcext:value-type="float">
            <text:p>98.5595035398</text:p>
          </table:table-cell>
          <table:table-cell table:formula="of:=IMREAL([.D987])" office:value-type="float" office:value="70.0152284227864" calcext:value-type="float">
            <text:p>70.0152284228</text:p>
          </table:table-cell>
          <table:table-cell table:formula="of:=IMAGINARY([.D987])" office:value-type="float" office:value="-69.3674529366574" calcext:value-type="float">
            <text:p>-69.3674529367</text:p>
          </table:table-cell>
          <table:table-cell table:number-columns-repeated="5"/>
        </table:table-row>
        <table:table-row table:style-name="ro1">
          <table:table-cell table:formula="of:=[.A987]+1" office:value-type="float" office:value="986" calcext:value-type="float">
            <text:p>986</text:p>
          </table:table-cell>
          <table:table-cell table:formula="of:=SIN([.$H$2]/[.$I$2]*[.A988]*2*PI()+[.$I$10])" office:value-type="float" office:value="-0.707106781186626" calcext:value-type="float">
            <text:p>-0.7071067812</text:p>
          </table:table-cell>
          <table:table-cell table:formula="of:=IF(ROW() &gt; [.$J$2] + 1; [.B988] - OFFSET([.B988]; -[.$J$2]; 0)*[.$L$2]^[.$J$2]; [.B988])" office:value-type="float" office:value="-0.0140023455323171" calcext:value-type="float">
            <text:p>-0.0140023455</text:p>
          </table:table-cell>
          <table:table-cell table:formula="of:=IMSUM(COMPLEX([.C988];0); IMPRODUCT([.D987]; [.$I$8]))" office:value-type="string" office:string-value="-69,374518536896-70,0082268999441i" calcext:value-type="string">
            <text:p>-69,374518536896-70,0082268999441i</text:p>
          </table:table-cell>
          <table:table-cell table:formula="of:=IMABS([.D988])" office:value-type="float" office:value="98.5595031232412" calcext:value-type="float">
            <text:p>98.5595031232</text:p>
          </table:table-cell>
          <table:table-cell table:formula="of:=IMREAL([.D988])" office:value-type="float" office:value="-69.374518536896" calcext:value-type="float">
            <text:p>-69.3745185369</text:p>
          </table:table-cell>
          <table:table-cell table:formula="of:=IMAGINARY([.D988])" office:value-type="float" office:value="-70.008226899944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88]+1" office:value-type="float" office:value="987" calcext:value-type="float">
            <text:p>987</text:p>
          </table:table-cell>
          <table:table-cell table:formula="of:=SIN([.$H$2]/[.$I$2]*[.A989]*2*PI()+[.$I$10])" office:value-type="float" office:value="-0.707106781186513" calcext:value-type="float">
            <text:p>-0.7071067812</text:p>
          </table:table-cell>
          <table:table-cell table:formula="of:=IF(ROW() &gt; [.$J$2] + 1; [.B989] - OFFSET([.B989]; -[.$J$2]; 0)*[.$L$2]^[.$J$2]; [.B989])" office:value-type="float" office:value="-0.0140023455322333" calcext:value-type="float">
            <text:p>-0.0140023455</text:p>
          </table:table-cell>
          <table:table-cell table:formula="of:=IMSUM(COMPLEX([.C989];0); IMPRODUCT([.D988]; [.$I$8]))" office:value-type="string" office:string-value="-70,0152284227863+69,3675810850423i" calcext:value-type="string">
            <text:p>-70,0152284227863+69,3675810850423i</text:p>
          </table:table-cell>
          <table:table-cell table:formula="of:=IMABS([.D989])" office:value-type="float" office:value="98.5595937323448" calcext:value-type="float">
            <text:p>98.5595937323</text:p>
          </table:table-cell>
          <table:table-cell table:formula="of:=IMREAL([.D989])" office:value-type="float" office:value="-70.0152284227863" calcext:value-type="float">
            <text:p>-70.0152284228</text:p>
          </table:table-cell>
          <table:table-cell table:formula="of:=IMAGINARY([.D989])" office:value-type="float" office:value="69.3675810850423" calcext:value-type="float">
            <text:p>69.367581085</text:p>
          </table:table-cell>
          <table:table-cell table:number-columns-repeated="5"/>
        </table:table-row>
        <table:table-row table:style-name="ro1">
          <table:table-cell table:formula="of:=[.A989]+1" office:value-type="float" office:value="988" calcext:value-type="float">
            <text:p>988</text:p>
          </table:table-cell>
          <table:table-cell table:formula="of:=SIN([.$H$2]/[.$I$2]*[.A990]*2*PI()+[.$I$10])" office:value-type="float" office:value="0.707106781186538" calcext:value-type="float">
            <text:p>0.7071067812</text:p>
          </table:table-cell>
          <table:table-cell table:formula="of:=IF(ROW() &gt; [.$J$2] + 1; [.B990] - OFFSET([.B990]; -[.$J$2]; 0)*[.$L$2]^[.$J$2]; [.B990])" office:value-type="float" office:value="0.0140023455323153" calcext:value-type="float">
            <text:p>0.0140023455</text:p>
          </table:table-cell>
          <table:table-cell table:formula="of:=IMSUM(COMPLEX([.C990];0); IMPRODUCT([.D989]; [.$I$8]))" office:value-type="string" office:string-value="69,3746466724661+70,008226899944i" calcext:value-type="string">
            <text:p>69,3746466724661+70,008226899944i</text:p>
          </table:table-cell>
          <table:table-cell table:formula="of:=IMABS([.D990])" office:value-type="float" office:value="98.5595933159404" calcext:value-type="float">
            <text:p>98.5595933159</text:p>
          </table:table-cell>
          <table:table-cell table:formula="of:=IMREAL([.D990])" office:value-type="float" office:value="69.3746466724661" calcext:value-type="float">
            <text:p>69.3746466725</text:p>
          </table:table-cell>
          <table:table-cell table:formula="of:=IMAGINARY([.D990])" office:value-type="float" office:value="70.00822689994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90]+1" office:value-type="float" office:value="989" calcext:value-type="float">
            <text:p>989</text:p>
          </table:table-cell>
          <table:table-cell table:formula="of:=SIN([.$H$2]/[.$I$2]*[.A991]*2*PI()+[.$I$10])" office:value-type="float" office:value="0.707106781186601" calcext:value-type="float">
            <text:p>0.7071067812</text:p>
          </table:table-cell>
          <table:table-cell table:formula="of:=IF(ROW() &gt; [.$J$2] + 1; [.B991] - OFFSET([.B991]; -[.$J$2]; 0)*[.$L$2]^[.$J$2]; [.B991])" office:value-type="float" office:value="0.0140023455323927" calcext:value-type="float">
            <text:p>0.0140023455</text:p>
          </table:table-cell>
          <table:table-cell table:formula="of:=IMSUM(COMPLEX([.C991];0); IMPRODUCT([.D990]; [.$I$8]))" office:value-type="string" office:string-value="70,0152284227864-69,3677092077989i" calcext:value-type="string">
            <text:p>70,0152284227864-69,3677092077989i</text:p>
          </table:table-cell>
          <table:table-cell table:formula="of:=IMABS([.D991])" office:value-type="float" office:value="98.5596839069236" calcext:value-type="float">
            <text:p>98.5596839069</text:p>
          </table:table-cell>
          <table:table-cell table:formula="of:=IMREAL([.D991])" office:value-type="float" office:value="70.0152284227864" calcext:value-type="float">
            <text:p>70.0152284228</text:p>
          </table:table-cell>
          <table:table-cell table:formula="of:=IMAGINARY([.D991])" office:value-type="float" office:value="-69.3677092077989" calcext:value-type="float">
            <text:p>-69.3677092078</text:p>
          </table:table-cell>
          <table:table-cell table:number-columns-repeated="5"/>
        </table:table-row>
        <table:table-row table:style-name="ro1">
          <table:table-cell table:formula="of:=[.A991]+1" office:value-type="float" office:value="990" calcext:value-type="float">
            <text:p>990</text:p>
          </table:table-cell>
          <table:table-cell table:formula="of:=SIN([.$H$2]/[.$I$2]*[.A992]*2*PI()+[.$I$10])" office:value-type="float" office:value="-0.707106781186611" calcext:value-type="float">
            <text:p>-0.7071067812</text:p>
          </table:table-cell>
          <table:table-cell table:formula="of:=IF(ROW() &gt; [.$J$2] + 1; [.B992] - OFFSET([.B992]; -[.$J$2]; 0)*[.$L$2]^[.$J$2]; [.B992])" office:value-type="float" office:value="-0.0140023455323166" calcext:value-type="float">
            <text:p>-0.0140023455</text:p>
          </table:table-cell>
          <table:table-cell table:formula="of:=IMSUM(COMPLEX([.C992];0); IMPRODUCT([.D991]; [.$I$8]))" office:value-type="string" office:string-value="-69,3747747824104-70,0082268999441i" calcext:value-type="string">
            <text:p>-69,3747747824104-70,0082268999441i</text:p>
          </table:table-cell>
          <table:table-cell table:formula="of:=IMABS([.D992])" office:value-type="float" office:value="98.5596834906861" calcext:value-type="float">
            <text:p>98.5596834907</text:p>
          </table:table-cell>
          <table:table-cell table:formula="of:=IMREAL([.D992])" office:value-type="float" office:value="-69.3747747824104" calcext:value-type="float">
            <text:p>-69.3747747824</text:p>
          </table:table-cell>
          <table:table-cell table:formula="of:=IMAGINARY([.D992])" office:value-type="float" office:value="-70.008226899944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92]+1" office:value-type="float" office:value="991" calcext:value-type="float">
            <text:p>991</text:p>
          </table:table-cell>
          <table:table-cell table:formula="of:=SIN([.$H$2]/[.$I$2]*[.A993]*2*PI()+[.$I$10])" office:value-type="float" office:value="-0.707106781186528" calcext:value-type="float">
            <text:p>-0.7071067812</text:p>
          </table:table-cell>
          <table:table-cell table:formula="of:=IF(ROW() &gt; [.$J$2] + 1; [.B993] - OFFSET([.B993]; -[.$J$2]; 0)*[.$L$2]^[.$J$2]; [.B993])" office:value-type="float" office:value="-0.0140023455322336" calcext:value-type="float">
            <text:p>-0.0140023455</text:p>
          </table:table-cell>
          <table:table-cell table:formula="of:=IMSUM(COMPLEX([.C993];0); IMPRODUCT([.D992]; [.$I$8]))" office:value-type="string" office:string-value="-70,0152284227863+69,3678373049322i" calcext:value-type="string">
            <text:p>-70,0152284227863+69,3678373049322i</text:p>
          </table:table-cell>
          <table:table-cell table:formula="of:=IMABS([.D993])" office:value-type="float" office:value="98.5597740635523" calcext:value-type="float">
            <text:p>98.5597740636</text:p>
          </table:table-cell>
          <table:table-cell table:formula="of:=IMREAL([.D993])" office:value-type="float" office:value="-70.0152284227863" calcext:value-type="float">
            <text:p>-70.0152284228</text:p>
          </table:table-cell>
          <table:table-cell table:formula="of:=IMAGINARY([.D993])" office:value-type="float" office:value="69.3678373049322" calcext:value-type="float">
            <text:p>69.3678373049</text:p>
          </table:table-cell>
          <table:table-cell table:number-columns-repeated="5"/>
        </table:table-row>
        <table:table-row table:style-name="ro1">
          <table:table-cell table:formula="of:=[.A993]+1" office:value-type="float" office:value="992" calcext:value-type="float">
            <text:p>992</text:p>
          </table:table-cell>
          <table:table-cell table:formula="of:=SIN([.$H$2]/[.$I$2]*[.A994]*2*PI()+[.$I$10])" office:value-type="float" office:value="0.707106781186523" calcext:value-type="float">
            <text:p>0.7071067812</text:p>
          </table:table-cell>
          <table:table-cell table:formula="of:=IF(ROW() &gt; [.$J$2] + 1; [.B994] - OFFSET([.B994]; -[.$J$2]; 0)*[.$L$2]^[.$J$2]; [.B994])" office:value-type="float" office:value="0.0140023455321574" calcext:value-type="float">
            <text:p>0.0140023455</text:p>
          </table:table-cell>
          <table:table-cell table:formula="of:=IMSUM(COMPLEX([.C994];0); IMPRODUCT([.D993]; [.$I$8]))" office:value-type="string" office:string-value="69,3749028667339+70,008226899944i" calcext:value-type="string">
            <text:p>69,3749028667339+70,008226899944i</text:p>
          </table:table-cell>
          <table:table-cell table:formula="of:=IMABS([.D994])" office:value-type="float" office:value="98.5597736474816" calcext:value-type="float">
            <text:p>98.5597736475</text:p>
          </table:table-cell>
          <table:table-cell table:formula="of:=IMREAL([.D994])" office:value-type="float" office:value="69.3749028667339" calcext:value-type="float">
            <text:p>69.3749028667</text:p>
          </table:table-cell>
          <table:table-cell table:formula="of:=IMAGINARY([.D994])" office:value-type="float" office:value="70.00822689994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94]+1" office:value-type="float" office:value="993" calcext:value-type="float">
            <text:p>993</text:p>
          </table:table-cell>
          <table:table-cell table:formula="of:=SIN([.$H$2]/[.$I$2]*[.A995]*2*PI()+[.$I$10])" office:value-type="float" office:value="0.707106781186456" calcext:value-type="float">
            <text:p>0.7071067812</text:p>
          </table:table-cell>
          <table:table-cell table:formula="of:=IF(ROW() &gt; [.$J$2] + 1; [.B995] - OFFSET([.B995]; -[.$J$2]; 0)*[.$L$2]^[.$J$2]; [.B995])" office:value-type="float" office:value="0.0140023455322322" calcext:value-type="float">
            <text:p>0.0140023455</text:p>
          </table:table-cell>
          <table:table-cell table:formula="of:=IMSUM(COMPLEX([.C995];0); IMPRODUCT([.D994]; [.$I$8]))" office:value-type="string" office:string-value="70,0152284227862-69,3679653764472i" calcext:value-type="string">
            <text:p>70,0152284227862-69,3679653764472i</text:p>
          </table:table-cell>
          <table:table-cell table:formula="of:=IMABS([.D995])" office:value-type="float" office:value="98.5598642022345" calcext:value-type="float">
            <text:p>98.5598642022</text:p>
          </table:table-cell>
          <table:table-cell table:formula="of:=IMREAL([.D995])" office:value-type="float" office:value="70.0152284227862" calcext:value-type="float">
            <text:p>70.0152284228</text:p>
          </table:table-cell>
          <table:table-cell table:formula="of:=IMAGINARY([.D995])" office:value-type="float" office:value="-69.3679653764472" calcext:value-type="float">
            <text:p>-69.3679653764</text:p>
          </table:table-cell>
          <table:table-cell table:number-columns-repeated="5"/>
        </table:table-row>
        <table:table-row table:style-name="ro1">
          <table:table-cell table:formula="of:=[.A995]+1" office:value-type="float" office:value="994" calcext:value-type="float">
            <text:p>994</text:p>
          </table:table-cell>
          <table:table-cell table:formula="of:=SIN([.$H$2]/[.$I$2]*[.A996]*2*PI()+[.$I$10])" office:value-type="float" office:value="-0.707106781186596" calcext:value-type="float">
            <text:p>-0.7071067812</text:p>
          </table:table-cell>
          <table:table-cell table:formula="of:=IF(ROW() &gt; [.$J$2] + 1; [.B996] - OFFSET([.B996]; -[.$J$2]; 0)*[.$L$2]^[.$J$2]; [.B996])" office:value-type="float" office:value="-0.0140023455323165" calcext:value-type="float">
            <text:p>-0.0140023455</text:p>
          </table:table-cell>
          <table:table-cell table:formula="of:=IMSUM(COMPLEX([.C996];0); IMPRODUCT([.D995]; [.$I$8]))" office:value-type="string" office:string-value="-69,3750309254419-70,0082268999439i" calcext:value-type="string">
            <text:p>-69,3750309254419-70,0082268999439i</text:p>
          </table:table-cell>
          <table:table-cell table:formula="of:=IMABS([.D996])" office:value-type="float" office:value="98.5598637863307" calcext:value-type="float">
            <text:p>98.5598637863</text:p>
          </table:table-cell>
          <table:table-cell table:formula="of:=IMREAL([.D996])" office:value-type="float" office:value="-69.3750309254419" calcext:value-type="float">
            <text:p>-69.3750309254</text:p>
          </table:table-cell>
          <table:table-cell table:formula="of:=IMAGINARY([.D996])" office:value-type="float" office:value="-70.0082268999439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996]+1" office:value-type="float" office:value="995" calcext:value-type="float">
            <text:p>995</text:p>
          </table:table-cell>
          <table:table-cell table:formula="of:=SIN([.$H$2]/[.$I$2]*[.A997]*2*PI()+[.$I$10])" office:value-type="float" office:value="-0.707106781186544" calcext:value-type="float">
            <text:p>-0.7071067812</text:p>
          </table:table-cell>
          <table:table-cell table:formula="of:=IF(ROW() &gt; [.$J$2] + 1; [.B997] - OFFSET([.B997]; -[.$J$2]; 0)*[.$L$2]^[.$J$2]; [.B997])" office:value-type="float" office:value="-0.0140023455322339" calcext:value-type="float">
            <text:p>-0.0140023455</text:p>
          </table:table-cell>
          <table:table-cell table:formula="of:=IMSUM(COMPLEX([.C997];0); IMPRODUCT([.D996]; [.$I$8]))" office:value-type="string" office:string-value="-70,0152284227861+69,3680934223494i" calcext:value-type="string">
            <text:p>-70,0152284227861+69,3680934223494i</text:p>
          </table:table-cell>
          <table:table-cell table:formula="of:=IMABS([.D997])" office:value-type="float" office:value="98.5599543229739" calcext:value-type="float">
            <text:p>98.559954323</text:p>
          </table:table-cell>
          <table:table-cell table:formula="of:=IMREAL([.D997])" office:value-type="float" office:value="-70.0152284227861" calcext:value-type="float">
            <text:p>-70.0152284228</text:p>
          </table:table-cell>
          <table:table-cell table:formula="of:=IMAGINARY([.D997])" office:value-type="float" office:value="69.3680934223494" calcext:value-type="float">
            <text:p>69.3680934223</text:p>
          </table:table-cell>
          <table:table-cell table:number-columns-repeated="5"/>
        </table:table-row>
        <table:table-row table:style-name="ro1">
          <table:table-cell table:formula="of:=[.A997]+1" office:value-type="float" office:value="996" calcext:value-type="float">
            <text:p>996</text:p>
          </table:table-cell>
          <table:table-cell table:formula="of:=SIN([.$H$2]/[.$I$2]*[.A998]*2*PI()+[.$I$10])" office:value-type="float" office:value="0.707106781186508" calcext:value-type="float">
            <text:p>0.7071067812</text:p>
          </table:table-cell>
          <table:table-cell table:formula="of:=IF(ROW() &gt; [.$J$2] + 1; [.B998] - OFFSET([.B998]; -[.$J$2]; 0)*[.$L$2]^[.$J$2]; [.B998])" office:value-type="float" office:value="0.0140023455321571" calcext:value-type="float">
            <text:p>0.0140023455</text:p>
          </table:table-cell>
          <table:table-cell table:formula="of:=IMSUM(COMPLEX([.C998];0); IMPRODUCT([.D997]; [.$I$8]))" office:value-type="string" office:string-value="69,3751589585394+70,0082268999438i" calcext:value-type="string">
            <text:p>69,3751589585394+70,0082268999438i</text:p>
          </table:table-cell>
          <table:table-cell table:formula="of:=IMABS([.D998])" office:value-type="float" office:value="98.5599539072367" calcext:value-type="float">
            <text:p>98.5599539072</text:p>
          </table:table-cell>
          <table:table-cell table:formula="of:=IMREAL([.D998])" office:value-type="float" office:value="69.3751589585394" calcext:value-type="float">
            <text:p>69.3751589585</text:p>
          </table:table-cell>
          <table:table-cell table:formula="of:=IMAGINARY([.D998])" office:value-type="float" office:value="70.0082268999438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998]+1" office:value-type="float" office:value="997" calcext:value-type="float">
            <text:p>997</text:p>
          </table:table-cell>
          <table:table-cell table:formula="of:=SIN([.$H$2]/[.$I$2]*[.A999]*2*PI()+[.$I$10])" office:value-type="float" office:value="0.707106781186471" calcext:value-type="float">
            <text:p>0.7071067812</text:p>
          </table:table-cell>
          <table:table-cell table:formula="of:=IF(ROW() &gt; [.$J$2] + 1; [.B999] - OFFSET([.B999]; -[.$J$2]; 0)*[.$L$2]^[.$J$2]; [.B999])" office:value-type="float" office:value="0.0140023455322323" calcext:value-type="float">
            <text:p>0.0140023455</text:p>
          </table:table-cell>
          <table:table-cell table:formula="of:=IMSUM(COMPLEX([.C999];0); IMPRODUCT([.D998]; [.$I$8]))" office:value-type="string" office:string-value="70,015228422786-69,3682214426435i" calcext:value-type="string">
            <text:p>70,015228422786-69,3682214426435i</text:p>
          </table:table-cell>
          <table:table-cell table:formula="of:=IMABS([.D999])" office:value-type="float" office:value="98.5600444257739" calcext:value-type="float">
            <text:p>98.5600444258</text:p>
          </table:table-cell>
          <table:table-cell table:formula="of:=IMREAL([.D999])" office:value-type="float" office:value="70.015228422786" calcext:value-type="float">
            <text:p>70.0152284228</text:p>
          </table:table-cell>
          <table:table-cell table:formula="of:=IMAGINARY([.D999])" office:value-type="float" office:value="-69.3682214426435" calcext:value-type="float">
            <text:p>-69.3682214426</text:p>
          </table:table-cell>
          <table:table-cell table:number-columns-repeated="5"/>
        </table:table-row>
        <table:table-row table:style-name="ro1">
          <table:table-cell table:formula="of:=[.A999]+1" office:value-type="float" office:value="998" calcext:value-type="float">
            <text:p>998</text:p>
          </table:table-cell>
          <table:table-cell table:formula="of:=SIN([.$H$2]/[.$I$2]*[.A1000]*2*PI()+[.$I$10])" office:value-type="float" office:value="-0.70710678118658" calcext:value-type="float">
            <text:p>-0.7071067812</text:p>
          </table:table-cell>
          <table:table-cell table:formula="of:=IF(ROW() &gt; [.$J$2] + 1; [.B1000] - OFFSET([.B1000]; -[.$J$2]; 0)*[.$L$2]^[.$J$2]; [.B1000])" office:value-type="float" office:value="-0.0140023455323162" calcext:value-type="float">
            <text:p>-0.0140023455</text:p>
          </table:table-cell>
          <table:table-cell table:formula="of:=IMSUM(COMPLEX([.C1000];0); IMPRODUCT([.D999]; [.$I$8]))" office:value-type="string" office:string-value="-69,3752869660315-70,0082268999437i" calcext:value-type="string">
            <text:p>-69,3752869660315-70,0082268999437i</text:p>
          </table:table-cell>
          <table:table-cell table:formula="of:=IMABS([.D1000])" office:value-type="float" office:value="98.5600440102033" calcext:value-type="float">
            <text:p>98.5600440102</text:p>
          </table:table-cell>
          <table:table-cell table:formula="of:=IMREAL([.D1000])" office:value-type="float" office:value="-69.3752869660315" calcext:value-type="float">
            <text:p>-69.375286966</text:p>
          </table:table-cell>
          <table:table-cell table:formula="of:=IMAGINARY([.D1000])" office:value-type="float" office:value="-70.0082268999437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00]+1" office:value-type="float" office:value="999" calcext:value-type="float">
            <text:p>999</text:p>
          </table:table-cell>
          <table:table-cell table:formula="of:=SIN([.$H$2]/[.$I$2]*[.A1001]*2*PI()+[.$I$10])" office:value-type="float" office:value="-0.707106781186559" calcext:value-type="float">
            <text:p>-0.7071067812</text:p>
          </table:table-cell>
          <table:table-cell table:formula="of:=IF(ROW() &gt; [.$J$2] + 1; [.B1001] - OFFSET([.B1001]; -[.$J$2]; 0)*[.$L$2]^[.$J$2]; [.B1001])" office:value-type="float" office:value="-0.0140023455322342" calcext:value-type="float">
            <text:p>-0.0140023455</text:p>
          </table:table-cell>
          <table:table-cell table:formula="of:=IMSUM(COMPLEX([.C1001];0); IMPRODUCT([.D1000]; [.$I$8]))" office:value-type="string" office:string-value="-70,0152284227859+69,3683494373349i" calcext:value-type="string">
            <text:p>-70,0152284227859+69,3683494373349i</text:p>
          </table:table-cell>
          <table:table-cell table:formula="of:=IMABS([.D1001])" office:value-type="float" office:value="98.5601345106382" calcext:value-type="float">
            <text:p>98.5601345106</text:p>
          </table:table-cell>
          <table:table-cell table:formula="of:=IMREAL([.D1001])" office:value-type="float" office:value="-70.0152284227859" calcext:value-type="float">
            <text:p>-70.0152284228</text:p>
          </table:table-cell>
          <table:table-cell table:formula="of:=IMAGINARY([.D1001])" office:value-type="float" office:value="69.3683494373349" calcext:value-type="float">
            <text:p>69.3683494373</text:p>
          </table:table-cell>
          <table:table-cell table:number-columns-repeated="5"/>
        </table:table-row>
        <table:table-row table:style-name="ro1">
          <table:table-cell table:formula="of:=[.A1001]+1" office:value-type="float" office:value="1000" calcext:value-type="float">
            <text:p>1000</text:p>
          </table:table-cell>
          <table:table-cell table:formula="of:=SIN([.$H$2]/[.$I$2]*[.A1002]*2*PI()+[.$I$10])" office:value-type="float" office:value="0.707106781186492" calcext:value-type="float">
            <text:p>0.7071067812</text:p>
          </table:table-cell>
          <table:table-cell table:formula="of:=IF(ROW() &gt; [.$J$2] + 1; [.B1002] - OFFSET([.B1002]; -[.$J$2]; 0)*[.$L$2]^[.$J$2]; [.B1002])" office:value-type="float" office:value="0.0140023455321567" calcext:value-type="float">
            <text:p>0.0140023455</text:p>
          </table:table-cell>
          <table:table-cell table:formula="of:=IMSUM(COMPLEX([.C1002];0); IMPRODUCT([.D1001]; [.$I$8]))" office:value-type="string" office:string-value="69,3754149479234+70,0082268999436i" calcext:value-type="string">
            <text:p>69,3754149479234+70,0082268999436i</text:p>
          </table:table-cell>
          <table:table-cell table:formula="of:=IMABS([.D1002])" office:value-type="float" office:value="98.5601340952342" calcext:value-type="float">
            <text:p>98.5601340952</text:p>
          </table:table-cell>
          <table:table-cell table:formula="of:=IMREAL([.D1002])" office:value-type="float" office:value="69.3754149479234" calcext:value-type="float">
            <text:p>69.3754149479</text:p>
          </table:table-cell>
          <table:table-cell table:formula="of:=IMAGINARY([.D1002])" office:value-type="float" office:value="70.008226899943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02]+1" office:value-type="float" office:value="1001" calcext:value-type="float">
            <text:p>1001</text:p>
          </table:table-cell>
          <table:table-cell table:formula="of:=SIN([.$H$2]/[.$I$2]*[.A1003]*2*PI()+[.$I$10])" office:value-type="float" office:value="0.707106781186486" calcext:value-type="float">
            <text:p>0.7071067812</text:p>
          </table:table-cell>
          <table:table-cell table:formula="of:=IF(ROW() &gt; [.$J$2] + 1; [.B1003] - OFFSET([.B1003]; -[.$J$2]; 0)*[.$L$2]^[.$J$2]; [.B1003])" office:value-type="float" office:value="0.0140023455322327" calcext:value-type="float">
            <text:p>0.0140023455</text:p>
          </table:table-cell>
          <table:table-cell table:formula="of:=IMSUM(COMPLEX([.C1003];0); IMPRODUCT([.D1002]; [.$I$8]))" office:value-type="string" office:string-value="70,0152284227858-69,3684774064286i" calcext:value-type="string">
            <text:p>70,0152284227858-69,3684774064286i</text:p>
          </table:table-cell>
          <table:table-cell table:formula="of:=IMABS([.D1003])" office:value-type="float" office:value="98.5602245775702" calcext:value-type="float">
            <text:p>98.5602245776</text:p>
          </table:table-cell>
          <table:table-cell table:formula="of:=IMREAL([.D1003])" office:value-type="float" office:value="70.0152284227858" calcext:value-type="float">
            <text:p>70.0152284228</text:p>
          </table:table-cell>
          <table:table-cell table:formula="of:=IMAGINARY([.D1003])" office:value-type="float" office:value="-69.3684774064286" calcext:value-type="float">
            <text:p>-69.3684774064</text:p>
          </table:table-cell>
          <table:table-cell table:number-columns-repeated="5"/>
        </table:table-row>
        <table:table-row table:style-name="ro1">
          <table:table-cell table:formula="of:=[.A1003]+1" office:value-type="float" office:value="1002" calcext:value-type="float">
            <text:p>1002</text:p>
          </table:table-cell>
          <table:table-cell table:formula="of:=SIN([.$H$2]/[.$I$2]*[.A1004]*2*PI()+[.$I$10])" office:value-type="float" office:value="-0.707106781186565" calcext:value-type="float">
            <text:p>-0.7071067812</text:p>
          </table:table-cell>
          <table:table-cell table:formula="of:=IF(ROW() &gt; [.$J$2] + 1; [.B1004] - OFFSET([.B1004]; -[.$J$2]; 0)*[.$L$2]^[.$J$2]; [.B1004])" office:value-type="float" office:value="-0.0140023455323157" calcext:value-type="float">
            <text:p>-0.0140023455</text:p>
          </table:table-cell>
          <table:table-cell table:formula="of:=IMSUM(COMPLEX([.C1004];0); IMPRODUCT([.D1003]; [.$I$8]))" office:value-type="string" office:string-value="-69,3755429042202-70,0082268999435i" calcext:value-type="string">
            <text:p>-69,3755429042202-70,0082268999435i</text:p>
          </table:table-cell>
          <table:table-cell table:formula="of:=IMABS([.D1004])" office:value-type="float" office:value="98.5602241623327" calcext:value-type="float">
            <text:p>98.5602241623</text:p>
          </table:table-cell>
          <table:table-cell table:formula="of:=IMREAL([.D1004])" office:value-type="float" office:value="-69.3755429042202" calcext:value-type="float">
            <text:p>-69.3755429042</text:p>
          </table:table-cell>
          <table:table-cell table:formula="of:=IMAGINARY([.D1004])" office:value-type="float" office:value="-70.008226899943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04]+1" office:value-type="float" office:value="1003" calcext:value-type="float">
            <text:p>1003</text:p>
          </table:table-cell>
          <table:table-cell table:formula="of:=SIN([.$H$2]/[.$I$2]*[.A1005]*2*PI()+[.$I$10])" office:value-type="float" office:value="-0.707106781186574" calcext:value-type="float">
            <text:p>-0.7071067812</text:p>
          </table:table-cell>
          <table:table-cell table:formula="of:=IF(ROW() &gt; [.$J$2] + 1; [.B1005] - OFFSET([.B1005]; -[.$J$2]; 0)*[.$L$2]^[.$J$2]; [.B1005])" office:value-type="float" office:value="-0.014002345532392" calcext:value-type="float">
            <text:p>-0.0140023455</text:p>
          </table:table-cell>
          <table:table-cell table:formula="of:=IMSUM(COMPLEX([.C1005];0); IMPRODUCT([.D1004]; [.$I$8]))" office:value-type="string" office:string-value="-70,0152284227859+69,3686053499298i" calcext:value-type="string">
            <text:p>-70,0152284227859+69,3686053499298i</text:p>
          </table:table-cell>
          <table:table-cell table:formula="of:=IMABS([.D1005])" office:value-type="float" office:value="98.5603146265737" calcext:value-type="float">
            <text:p>98.5603146266</text:p>
          </table:table-cell>
          <table:table-cell table:formula="of:=IMREAL([.D1005])" office:value-type="float" office:value="-70.0152284227859" calcext:value-type="float">
            <text:p>-70.0152284228</text:p>
          </table:table-cell>
          <table:table-cell table:formula="of:=IMAGINARY([.D1005])" office:value-type="float" office:value="69.3686053499298" calcext:value-type="float">
            <text:p>69.3686053499</text:p>
          </table:table-cell>
          <table:table-cell table:number-columns-repeated="5"/>
        </table:table-row>
        <table:table-row table:style-name="ro1">
          <table:table-cell table:formula="of:=[.A1005]+1" office:value-type="float" office:value="1004" calcext:value-type="float">
            <text:p>1004</text:p>
          </table:table-cell>
          <table:table-cell table:formula="of:=SIN([.$H$2]/[.$I$2]*[.A1006]*2*PI()+[.$I$10])" office:value-type="float" office:value="0.707106781186638" calcext:value-type="float">
            <text:p>0.7071067812</text:p>
          </table:table-cell>
          <table:table-cell table:formula="of:=IF(ROW() &gt; [.$J$2] + 1; [.B1006] - OFFSET([.B1006]; -[.$J$2]; 0)*[.$L$2]^[.$J$2]; [.B1006])" office:value-type="float" office:value="0.0140023455323173" calcext:value-type="float">
            <text:p>0.0140023455</text:p>
          </table:table-cell>
          <table:table-cell table:formula="of:=IMSUM(COMPLEX([.C1006];0); IMPRODUCT([.D1005]; [.$I$8]))" office:value-type="string" office:string-value="69,3756708349271+70,0082268999436i" calcext:value-type="string">
            <text:p>69,3756708349271+70,0082268999436i</text:p>
          </table:table-cell>
          <table:table-cell table:formula="of:=IMABS([.D1006])" office:value-type="float" office:value="98.5603142115027" calcext:value-type="float">
            <text:p>98.5603142115</text:p>
          </table:table-cell>
          <table:table-cell table:formula="of:=IMREAL([.D1006])" office:value-type="float" office:value="69.3756708349271" calcext:value-type="float">
            <text:p>69.3756708349</text:p>
          </table:table-cell>
          <table:table-cell table:formula="of:=IMAGINARY([.D1006])" office:value-type="float" office:value="70.008226899943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06]+1" office:value-type="float" office:value="1005" calcext:value-type="float">
            <text:p>1005</text:p>
          </table:table-cell>
          <table:table-cell table:formula="of:=SIN([.$H$2]/[.$I$2]*[.A1007]*2*PI()+[.$I$10])" office:value-type="float" office:value="0.707106781186501" calcext:value-type="float">
            <text:p>0.7071067812</text:p>
          </table:table-cell>
          <table:table-cell table:formula="of:=IF(ROW() &gt; [.$J$2] + 1; [.B1007] - OFFSET([.B1007]; -[.$J$2]; 0)*[.$L$2]^[.$J$2]; [.B1007])" office:value-type="float" office:value="0.0140023455322331" calcext:value-type="float">
            <text:p>0.0140023455</text:p>
          </table:table-cell>
          <table:table-cell table:formula="of:=IMSUM(COMPLEX([.C1007];0); IMPRODUCT([.D1006]; [.$I$8]))" office:value-type="string" office:string-value="70,0152284227858-69,3687332678436i" calcext:value-type="string">
            <text:p>70,0152284227858-69,3687332678436i</text:p>
          </table:table-cell>
          <table:table-cell table:formula="of:=IMABS([.D1007])" office:value-type="float" office:value="98.560404657652" calcext:value-type="float">
            <text:p>98.5604046577</text:p>
          </table:table-cell>
          <table:table-cell table:formula="of:=IMREAL([.D1007])" office:value-type="float" office:value="70.0152284227858" calcext:value-type="float">
            <text:p>70.0152284228</text:p>
          </table:table-cell>
          <table:table-cell table:formula="of:=IMAGINARY([.D1007])" office:value-type="float" office:value="-69.3687332678436" calcext:value-type="float">
            <text:p>-69.3687332678</text:p>
          </table:table-cell>
          <table:table-cell table:number-columns-repeated="5"/>
        </table:table-row>
        <table:table-row table:style-name="ro1">
          <table:table-cell table:formula="of:=[.A1007]+1" office:value-type="float" office:value="1006" calcext:value-type="float">
            <text:p>1006</text:p>
          </table:table-cell>
          <table:table-cell table:formula="of:=SIN([.$H$2]/[.$I$2]*[.A1008]*2*PI()+[.$I$10])" office:value-type="float" office:value="-0.70710678118655" calcext:value-type="float">
            <text:p>-0.7071067812</text:p>
          </table:table-cell>
          <table:table-cell table:formula="of:=IF(ROW() &gt; [.$J$2] + 1; [.B1008] - OFFSET([.B1008]; -[.$J$2]; 0)*[.$L$2]^[.$J$2]; [.B1008])" office:value-type="float" office:value="-0.0140023455323156" calcext:value-type="float">
            <text:p>-0.0140023455</text:p>
          </table:table-cell>
          <table:table-cell table:formula="of:=IMSUM(COMPLEX([.C1008];0); IMPRODUCT([.D1007]; [.$I$8]))" office:value-type="string" office:string-value="-69,3757987400491-70,0082268999435i" calcext:value-type="string">
            <text:p>-69,3757987400491-70,0082268999435i</text:p>
          </table:table-cell>
          <table:table-cell table:formula="of:=IMABS([.D1008])" office:value-type="float" office:value="98.5604042427474" calcext:value-type="float">
            <text:p>98.5604042427</text:p>
          </table:table-cell>
          <table:table-cell table:formula="of:=IMREAL([.D1008])" office:value-type="float" office:value="-69.3757987400491" calcext:value-type="float">
            <text:p>-69.37579874</text:p>
          </table:table-cell>
          <table:table-cell table:formula="of:=IMAGINARY([.D1008])" office:value-type="float" office:value="-70.008226899943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08]+1" office:value-type="float" office:value="1007" calcext:value-type="float">
            <text:p>1007</text:p>
          </table:table-cell>
          <table:table-cell table:formula="of:=SIN([.$H$2]/[.$I$2]*[.A1009]*2*PI()+[.$I$10])" office:value-type="float" office:value="-0.707106781186589" calcext:value-type="float">
            <text:p>-0.7071067812</text:p>
          </table:table-cell>
          <table:table-cell table:formula="of:=IF(ROW() &gt; [.$J$2] + 1; [.B1009] - OFFSET([.B1009]; -[.$J$2]; 0)*[.$L$2]^[.$J$2]; [.B1009])" office:value-type="float" office:value="-0.0140023455323924" calcext:value-type="float">
            <text:p>-0.0140023455</text:p>
          </table:table-cell>
          <table:table-cell table:formula="of:=IMSUM(COMPLEX([.C1009];0); IMPRODUCT([.D1008]; [.$I$8]))" office:value-type="string" office:string-value="-70,0152284227859+69,3688611601751i" calcext:value-type="string">
            <text:p>-70,0152284227859+69,3688611601751i</text:p>
          </table:table-cell>
          <table:table-cell table:formula="of:=IMABS([.D1009])" office:value-type="float" office:value="98.5604946708088" calcext:value-type="float">
            <text:p>98.5604946708</text:p>
          </table:table-cell>
          <table:table-cell table:formula="of:=IMREAL([.D1009])" office:value-type="float" office:value="-70.0152284227859" calcext:value-type="float">
            <text:p>-70.0152284228</text:p>
          </table:table-cell>
          <table:table-cell table:formula="of:=IMAGINARY([.D1009])" office:value-type="float" office:value="69.3688611601751" calcext:value-type="float">
            <text:p>69.3688611602</text:p>
          </table:table-cell>
          <table:table-cell table:number-columns-repeated="5"/>
        </table:table-row>
        <table:table-row table:style-name="ro1">
          <table:table-cell table:formula="of:=[.A1009]+1" office:value-type="float" office:value="1008" calcext:value-type="float">
            <text:p>1008</text:p>
          </table:table-cell>
          <table:table-cell table:formula="of:=SIN([.$H$2]/[.$I$2]*[.A1010]*2*PI()+[.$I$10])" office:value-type="float" office:value="0.707106781186623" calcext:value-type="float">
            <text:p>0.7071067812</text:p>
          </table:table-cell>
          <table:table-cell table:formula="of:=IF(ROW() &gt; [.$J$2] + 1; [.B1010] - OFFSET([.B1010]; -[.$J$2]; 0)*[.$L$2]^[.$J$2]; [.B1010])" office:value-type="float" office:value="0.0140023455323169" calcext:value-type="float">
            <text:p>0.0140023455</text:p>
          </table:table-cell>
          <table:table-cell table:formula="of:=IMSUM(COMPLEX([.C1010];0); IMPRODUCT([.D1009]; [.$I$8]))" office:value-type="string" office:string-value="69,3759266195914+70,0082268999436i" calcext:value-type="string">
            <text:p>69,3759266195914+70,0082268999436i</text:p>
          </table:table-cell>
          <table:table-cell table:formula="of:=IMABS([.D1010])" office:value-type="float" office:value="98.5604942560706" calcext:value-type="float">
            <text:p>98.5604942561</text:p>
          </table:table-cell>
          <table:table-cell table:formula="of:=IMREAL([.D1010])" office:value-type="float" office:value="69.3759266195914" calcext:value-type="float">
            <text:p>69.3759266196</text:p>
          </table:table-cell>
          <table:table-cell table:formula="of:=IMAGINARY([.D1010])" office:value-type="float" office:value="70.008226899943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10]+1" office:value-type="float" office:value="1009" calcext:value-type="float">
            <text:p>1009</text:p>
          </table:table-cell>
          <table:table-cell table:formula="of:=SIN([.$H$2]/[.$I$2]*[.A1011]*2*PI()+[.$I$10])" office:value-type="float" office:value="0.707106781186516" calcext:value-type="float">
            <text:p>0.7071067812</text:p>
          </table:table-cell>
          <table:table-cell table:formula="of:=IF(ROW() &gt; [.$J$2] + 1; [.B1011] - OFFSET([.B1011]; -[.$J$2]; 0)*[.$L$2]^[.$J$2]; [.B1011])" office:value-type="float" office:value="0.0140023455322332" calcext:value-type="float">
            <text:p>0.0140023455</text:p>
          </table:table-cell>
          <table:table-cell table:formula="of:=IMSUM(COMPLEX([.C1011];0); IMPRODUCT([.D1010]; [.$I$8]))" office:value-type="string" office:string-value="70,0152284227858-69,3689890269294i" calcext:value-type="string">
            <text:p>70,0152284227858-69,3689890269294i</text:p>
          </table:table-cell>
          <table:table-cell table:formula="of:=IMABS([.D1011])" office:value-type="float" office:value="98.5605846660475" calcext:value-type="float">
            <text:p>98.560584666</text:p>
          </table:table-cell>
          <table:table-cell table:formula="of:=IMREAL([.D1011])" office:value-type="float" office:value="70.0152284227858" calcext:value-type="float">
            <text:p>70.0152284228</text:p>
          </table:table-cell>
          <table:table-cell table:formula="of:=IMAGINARY([.D1011])" office:value-type="float" office:value="-69.3689890269294" calcext:value-type="float">
            <text:p>-69.3689890269</text:p>
          </table:table-cell>
          <table:table-cell table:number-columns-repeated="5"/>
        </table:table-row>
        <table:table-row table:style-name="ro1">
          <table:table-cell table:formula="of:=[.A1011]+1" office:value-type="float" office:value="1010" calcext:value-type="float">
            <text:p>1010</text:p>
          </table:table-cell>
          <table:table-cell table:formula="of:=SIN([.$H$2]/[.$I$2]*[.A1012]*2*PI()+[.$I$10])" office:value-type="float" office:value="-0.707106781186535" calcext:value-type="float">
            <text:p>-0.7071067812</text:p>
          </table:table-cell>
          <table:table-cell table:formula="of:=IF(ROW() &gt; [.$J$2] + 1; [.B1012] - OFFSET([.B1012]; -[.$J$2]; 0)*[.$L$2]^[.$J$2]; [.B1012])" office:value-type="float" office:value="-0.0140023455323153" calcext:value-type="float">
            <text:p>-0.0140023455</text:p>
          </table:table-cell>
          <table:table-cell table:formula="of:=IMSUM(COMPLEX([.C1012];0); IMPRODUCT([.D1011]; [.$I$8]))" office:value-type="string" office:string-value="-69,376054473559-70,0082268999435i" calcext:value-type="string">
            <text:p>-69,376054473559-70,0082268999435i</text:p>
          </table:table-cell>
          <table:table-cell table:formula="of:=IMABS([.D1012])" office:value-type="float" office:value="98.5605842514755" calcext:value-type="float">
            <text:p>98.5605842515</text:p>
          </table:table-cell>
          <table:table-cell table:formula="of:=IMREAL([.D1012])" office:value-type="float" office:value="-69.376054473559" calcext:value-type="float">
            <text:p>-69.3760544736</text:p>
          </table:table-cell>
          <table:table-cell table:formula="of:=IMAGINARY([.D1012])" office:value-type="float" office:value="-70.008226899943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12]+1" office:value-type="float" office:value="1011" calcext:value-type="float">
            <text:p>1011</text:p>
          </table:table-cell>
          <table:table-cell table:formula="of:=SIN([.$H$2]/[.$I$2]*[.A1013]*2*PI()+[.$I$10])" office:value-type="float" office:value="-0.707106781186605" calcext:value-type="float">
            <text:p>-0.7071067812</text:p>
          </table:table-cell>
          <table:table-cell table:formula="of:=IF(ROW() &gt; [.$J$2] + 1; [.B1013] - OFFSET([.B1013]; -[.$J$2]; 0)*[.$L$2]^[.$J$2]; [.B1013])" office:value-type="float" office:value="-0.0140023455323927" calcext:value-type="float">
            <text:p>-0.0140023455</text:p>
          </table:table-cell>
          <table:table-cell table:formula="of:=IMSUM(COMPLEX([.C1013];0); IMPRODUCT([.D1012]; [.$I$8]))" office:value-type="string" office:string-value="-70,0152284227859+69,3691168681116i" calcext:value-type="string">
            <text:p>-70,0152284227859+69,3691168681116i</text:p>
          </table:table-cell>
          <table:table-cell table:formula="of:=IMABS([.D1013])" office:value-type="float" office:value="98.5606746433719" calcext:value-type="float">
            <text:p>98.5606746434</text:p>
          </table:table-cell>
          <table:table-cell table:formula="of:=IMREAL([.D1013])" office:value-type="float" office:value="-70.0152284227859" calcext:value-type="float">
            <text:p>-70.0152284228</text:p>
          </table:table-cell>
          <table:table-cell table:formula="of:=IMAGINARY([.D1013])" office:value-type="float" office:value="69.3691168681116" calcext:value-type="float">
            <text:p>69.3691168681</text:p>
          </table:table-cell>
          <table:table-cell table:number-columns-repeated="5"/>
        </table:table-row>
        <table:table-row table:style-name="ro1">
          <table:table-cell table:formula="of:=[.A1013]+1" office:value-type="float" office:value="1012" calcext:value-type="float">
            <text:p>1012</text:p>
          </table:table-cell>
          <table:table-cell table:formula="of:=SIN([.$H$2]/[.$I$2]*[.A1014]*2*PI()+[.$I$10])" office:value-type="float" office:value="0.707106781186607" calcext:value-type="float">
            <text:p>0.7071067812</text:p>
          </table:table-cell>
          <table:table-cell table:formula="of:=IF(ROW() &gt; [.$J$2] + 1; [.B1014] - OFFSET([.B1014]; -[.$J$2]; 0)*[.$L$2]^[.$J$2]; [.B1014])" office:value-type="float" office:value="0.0140023455323166" calcext:value-type="float">
            <text:p>0.0140023455</text:p>
          </table:table-cell>
          <table:table-cell table:formula="of:=IMSUM(COMPLEX([.C1014];0); IMPRODUCT([.D1013]; [.$I$8]))" office:value-type="string" office:string-value="69,3761823019571+70,0082268999436i" calcext:value-type="string">
            <text:p>69,3761823019571+70,0082268999436i</text:p>
          </table:table-cell>
          <table:table-cell table:formula="of:=IMABS([.D1014])" office:value-type="float" office:value="98.560674228966" calcext:value-type="float">
            <text:p>98.560674229</text:p>
          </table:table-cell>
          <table:table-cell table:formula="of:=IMREAL([.D1014])" office:value-type="float" office:value="69.3761823019571" calcext:value-type="float">
            <text:p>69.376182302</text:p>
          </table:table-cell>
          <table:table-cell table:formula="of:=IMAGINARY([.D1014])" office:value-type="float" office:value="70.0082268999436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14]+1" office:value-type="float" office:value="1013" calcext:value-type="float">
            <text:p>1013</text:p>
          </table:table-cell>
          <table:table-cell table:formula="of:=SIN([.$H$2]/[.$I$2]*[.A1015]*2*PI()+[.$I$10])" office:value-type="float" office:value="0.707106781186532" calcext:value-type="float">
            <text:p>0.7071067812</text:p>
          </table:table-cell>
          <table:table-cell table:formula="of:=IF(ROW() &gt; [.$J$2] + 1; [.B1015] - OFFSET([.B1015]; -[.$J$2]; 0)*[.$L$2]^[.$J$2]; [.B1015])" office:value-type="float" office:value="0.0140023455322336" calcext:value-type="float">
            <text:p>0.0140023455</text:p>
          </table:table-cell>
          <table:table-cell table:formula="of:=IMSUM(COMPLEX([.C1015];0); IMPRODUCT([.D1014]; [.$I$8]))" office:value-type="string" office:string-value="70,0152284227858-69,3692446837269i" calcext:value-type="string">
            <text:p>70,0152284227858-69,3692446837269i</text:p>
          </table:table-cell>
          <table:table-cell table:formula="of:=IMABS([.D1015])" office:value-type="float" office:value="98.5607646027853" calcext:value-type="float">
            <text:p>98.5607646028</text:p>
          </table:table-cell>
          <table:table-cell table:formula="of:=IMREAL([.D1015])" office:value-type="float" office:value="70.0152284227858" calcext:value-type="float">
            <text:p>70.0152284228</text:p>
          </table:table-cell>
          <table:table-cell table:formula="of:=IMAGINARY([.D1015])" office:value-type="float" office:value="-69.3692446837269" calcext:value-type="float">
            <text:p>-69.3692446837</text:p>
          </table:table-cell>
          <table:table-cell table:number-columns-repeated="5"/>
        </table:table-row>
        <table:table-row table:style-name="ro1">
          <table:table-cell table:formula="of:=[.A1015]+1" office:value-type="float" office:value="1014" calcext:value-type="float">
            <text:p>1014</text:p>
          </table:table-cell>
          <table:table-cell table:formula="of:=SIN([.$H$2]/[.$I$2]*[.A1016]*2*PI()+[.$I$10])" office:value-type="float" office:value="-0.707106781186519" calcext:value-type="float">
            <text:p>-0.7071067812</text:p>
          </table:table-cell>
          <table:table-cell table:formula="of:=IF(ROW() &gt; [.$J$2] + 1; [.B1016] - OFFSET([.B1016]; -[.$J$2]; 0)*[.$L$2]^[.$J$2]; [.B1016])" office:value-type="float" office:value="-0.0140023455321573" calcext:value-type="float">
            <text:p>-0.0140023455</text:p>
          </table:table-cell>
          <table:table-cell table:formula="of:=IMSUM(COMPLEX([.C1016];0); IMPRODUCT([.D1015]; [.$I$8]))" office:value-type="string" office:string-value="-69,3763101047907-70,0082268999435i" calcext:value-type="string">
            <text:p>-69,3763101047907-70,0082268999435i</text:p>
          </table:table-cell>
          <table:table-cell table:formula="of:=IMABS([.D1016])" office:value-type="float" office:value="98.5607641885454" calcext:value-type="float">
            <text:p>98.5607641885</text:p>
          </table:table-cell>
          <table:table-cell table:formula="of:=IMREAL([.D1016])" office:value-type="float" office:value="-69.3763101047907" calcext:value-type="float">
            <text:p>-69.3763101048</text:p>
          </table:table-cell>
          <table:table-cell table:formula="of:=IMAGINARY([.D1016])" office:value-type="float" office:value="-70.0082268999435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16]+1" office:value-type="float" office:value="1015" calcext:value-type="float">
            <text:p>1015</text:p>
          </table:table-cell>
          <table:table-cell table:formula="of:=SIN([.$H$2]/[.$I$2]*[.A1017]*2*PI()+[.$I$10])" office:value-type="float" office:value="-0.707106781186459" calcext:value-type="float">
            <text:p>-0.7071067812</text:p>
          </table:table-cell>
          <table:table-cell table:formula="of:=IF(ROW() &gt; [.$J$2] + 1; [.B1017] - OFFSET([.B1017]; -[.$J$2]; 0)*[.$L$2]^[.$J$2]; [.B1017])" office:value-type="float" office:value="-0.0140023455322321" calcext:value-type="float">
            <text:p>-0.0140023455</text:p>
          </table:table-cell>
          <table:table-cell table:formula="of:=IMSUM(COMPLEX([.C1017];0); IMPRODUCT([.D1016]; [.$I$8]))" office:value-type="string" office:string-value="-70,0152284227857+69,3693724737802i" calcext:value-type="string">
            <text:p>-70,0152284227857+69,3693724737802i</text:p>
          </table:table-cell>
          <table:table-cell table:formula="of:=IMABS([.D1017])" office:value-type="float" office:value="98.5608545442911" calcext:value-type="float">
            <text:p>98.5608545443</text:p>
          </table:table-cell>
          <table:table-cell table:formula="of:=IMREAL([.D1017])" office:value-type="float" office:value="-70.0152284227857" calcext:value-type="float">
            <text:p>-70.0152284228</text:p>
          </table:table-cell>
          <table:table-cell table:formula="of:=IMAGINARY([.D1017])" office:value-type="float" office:value="69.3693724737802" calcext:value-type="float">
            <text:p>69.3693724738</text:p>
          </table:table-cell>
          <table:table-cell table:number-columns-repeated="5"/>
        </table:table-row>
        <table:table-row table:style-name="ro1">
          <table:table-cell table:formula="of:=[.A1017]+1" office:value-type="float" office:value="1016" calcext:value-type="float">
            <text:p>1016</text:p>
          </table:table-cell>
          <table:table-cell table:formula="of:=SIN([.$H$2]/[.$I$2]*[.A1018]*2*PI()+[.$I$10])" office:value-type="float" office:value="0.707106781186592" calcext:value-type="float">
            <text:p>0.7071067812</text:p>
          </table:table-cell>
          <table:table-cell table:formula="of:=IF(ROW() &gt; [.$J$2] + 1; [.B1018] - OFFSET([.B1018]; -[.$J$2]; 0)*[.$L$2]^[.$J$2]; [.B1018])" office:value-type="float" office:value="0.0140023455323164" calcext:value-type="float">
            <text:p>0.0140023455</text:p>
          </table:table-cell>
          <table:table-cell table:formula="of:=IMSUM(COMPLEX([.C1018];0); IMPRODUCT([.D1017]; [.$I$8]))" office:value-type="string" office:string-value="69,3764378820651+70,0082268999434i" calcext:value-type="string">
            <text:p>69,3764378820651+70,0082268999434i</text:p>
          </table:table-cell>
          <table:table-cell table:formula="of:=IMABS([.D1018])" office:value-type="float" office:value="98.5608541302174" calcext:value-type="float">
            <text:p>98.5608541302</text:p>
          </table:table-cell>
          <table:table-cell table:formula="of:=IMREAL([.D1018])" office:value-type="float" office:value="69.3764378820651" calcext:value-type="float">
            <text:p>69.3764378821</text:p>
          </table:table-cell>
          <table:table-cell table:formula="of:=IMAGINARY([.D1018])" office:value-type="float" office:value="70.0082268999434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18]+1" office:value-type="float" office:value="1017" calcext:value-type="float">
            <text:p>1017</text:p>
          </table:table-cell>
          <table:table-cell table:formula="of:=SIN([.$H$2]/[.$I$2]*[.A1019]*2*PI()+[.$I$10])" office:value-type="float" office:value="0.707106781186547" calcext:value-type="float">
            <text:p>0.7071067812</text:p>
          </table:table-cell>
          <table:table-cell table:formula="of:=IF(ROW() &gt; [.$J$2] + 1; [.B1019] - OFFSET([.B1019]; -[.$J$2]; 0)*[.$L$2]^[.$J$2]; [.B1019])" office:value-type="float" office:value="0.014002345532234" calcext:value-type="float">
            <text:p>0.0140023455</text:p>
          </table:table-cell>
          <table:table-cell table:formula="of:=IMSUM(COMPLEX([.C1019];0); IMPRODUCT([.D1018]; [.$I$8]))" office:value-type="string" office:string-value="70,0152284227856-69,3695002382769i" calcext:value-type="string">
            <text:p>70,0152284227856-69,3695002382769i</text:p>
          </table:table-cell>
          <table:table-cell table:formula="of:=IMABS([.D1019])" office:value-type="float" office:value="98.5609444678933" calcext:value-type="float">
            <text:p>98.5609444679</text:p>
          </table:table-cell>
          <table:table-cell table:formula="of:=IMREAL([.D1019])" office:value-type="float" office:value="70.0152284227856" calcext:value-type="float">
            <text:p>70.0152284228</text:p>
          </table:table-cell>
          <table:table-cell table:formula="of:=IMAGINARY([.D1019])" office:value-type="float" office:value="-69.3695002382769" calcext:value-type="float">
            <text:p>-69.3695002383</text:p>
          </table:table-cell>
          <table:table-cell table:number-columns-repeated="5"/>
        </table:table-row>
        <table:table-row table:style-name="ro1">
          <table:table-cell table:formula="of:=[.A1019]+1" office:value-type="float" office:value="1018" calcext:value-type="float">
            <text:p>1018</text:p>
          </table:table-cell>
          <table:table-cell table:formula="of:=SIN([.$H$2]/[.$I$2]*[.A1020]*2*PI()+[.$I$10])" office:value-type="float" office:value="-0.707106781186504" calcext:value-type="float">
            <text:p>-0.7071067812</text:p>
          </table:table-cell>
          <table:table-cell table:formula="of:=IF(ROW() &gt; [.$J$2] + 1; [.B1020] - OFFSET([.B1020]; -[.$J$2]; 0)*[.$L$2]^[.$J$2]; [.B1020])" office:value-type="float" office:value="-0.014002345532157" calcext:value-type="float">
            <text:p>-0.0140023455</text:p>
          </table:table-cell>
          <table:table-cell table:formula="of:=IMSUM(COMPLEX([.C1020];0); IMPRODUCT([.D1019]; [.$I$8]))" office:value-type="string" office:string-value="-69,3765656337853-70,0082268999433i" calcext:value-type="string">
            <text:p>-69,3765656337853-70,0082268999433i</text:p>
          </table:table-cell>
          <table:table-cell table:formula="of:=IMABS([.D1020])" office:value-type="float" office:value="98.5609440539855" calcext:value-type="float">
            <text:p>98.560944054</text:p>
          </table:table-cell>
          <table:table-cell table:formula="of:=IMREAL([.D1020])" office:value-type="float" office:value="-69.3765656337853" calcext:value-type="float">
            <text:p>-69.3765656338</text:p>
          </table:table-cell>
          <table:table-cell table:formula="of:=IMAGINARY([.D1020])" office:value-type="float" office:value="-70.0082268999433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20]+1" office:value-type="float" office:value="1019" calcext:value-type="float">
            <text:p>1019</text:p>
          </table:table-cell>
          <table:table-cell table:formula="of:=SIN([.$H$2]/[.$I$2]*[.A1021]*2*PI()+[.$I$10])" office:value-type="float" office:value="-0.707106781186474" calcext:value-type="float">
            <text:p>-0.7071067812</text:p>
          </table:table-cell>
          <table:table-cell table:formula="of:=IF(ROW() &gt; [.$J$2] + 1; [.B1021] - OFFSET([.B1021]; -[.$J$2]; 0)*[.$L$2]^[.$J$2]; [.B1021])" office:value-type="float" office:value="-0.0140023455322325" calcext:value-type="float">
            <text:p>-0.0140023455</text:p>
          </table:table-cell>
          <table:table-cell table:formula="of:=IMSUM(COMPLEX([.C1021];0); IMPRODUCT([.D1020]; [.$I$8]))" office:value-type="string" office:string-value="-70,0152284227855+69,3696279772219i" calcext:value-type="string">
            <text:p>-70,0152284227855+69,3696279772219i</text:p>
          </table:table-cell>
          <table:table-cell table:formula="of:=IMABS([.D1021])" office:value-type="float" office:value="98.5610343735951" calcext:value-type="float">
            <text:p>98.5610343736</text:p>
          </table:table-cell>
          <table:table-cell table:formula="of:=IMREAL([.D1021])" office:value-type="float" office:value="-70.0152284227855" calcext:value-type="float">
            <text:p>-70.0152284228</text:p>
          </table:table-cell>
          <table:table-cell table:formula="of:=IMAGINARY([.D1021])" office:value-type="float" office:value="69.3696279772219" calcext:value-type="float">
            <text:p>69.3696279772</text:p>
          </table:table-cell>
          <table:table-cell table:number-columns-repeated="5"/>
        </table:table-row>
        <table:table-row table:style-name="ro1">
          <table:table-cell table:formula="of:=[.A1021]+1" office:value-type="float" office:value="1020" calcext:value-type="float">
            <text:p>1020</text:p>
          </table:table-cell>
          <table:table-cell table:formula="of:=SIN([.$H$2]/[.$I$2]*[.A1022]*2*PI()+[.$I$10])" office:value-type="float" office:value="0.707106781186577" calcext:value-type="float">
            <text:p>0.7071067812</text:p>
          </table:table-cell>
          <table:table-cell table:formula="of:=IF(ROW() &gt; [.$J$2] + 1; [.B1022] - OFFSET([.B1022]; -[.$J$2]; 0)*[.$L$2]^[.$J$2]; [.B1022])" office:value-type="float" office:value="0.0140023455323159" calcext:value-type="float">
            <text:p>0.0140023455</text:p>
          </table:table-cell>
          <table:table-cell table:formula="of:=IMSUM(COMPLEX([.C1022];0); IMPRODUCT([.D1021]; [.$I$8]))" office:value-type="string" office:string-value="69,3766933599565+70,0082268999432i" calcext:value-type="string">
            <text:p>69,3766933599565+70,0082268999432i</text:p>
          </table:table-cell>
          <table:table-cell table:formula="of:=IMABS([.D1022])" office:value-type="float" office:value="98.5610339598533" calcext:value-type="float">
            <text:p>98.5610339599</text:p>
          </table:table-cell>
          <table:table-cell table:formula="of:=IMREAL([.D1022])" office:value-type="float" office:value="69.3766933599565" calcext:value-type="float">
            <text:p>69.37669336</text:p>
          </table:table-cell>
          <table:table-cell table:formula="of:=IMAGINARY([.D1022])" office:value-type="float" office:value="70.0082268999432" calcext:value-type="float">
            <text:p>70.0082268999</text:p>
          </table:table-cell>
          <table:table-cell table:number-columns-repeated="5"/>
        </table:table-row>
        <table:table-row table:style-name="ro1">
          <table:table-cell table:formula="of:=[.A1022]+1" office:value-type="float" office:value="1021" calcext:value-type="float">
            <text:p>1021</text:p>
          </table:table-cell>
          <table:table-cell table:formula="of:=SIN([.$H$2]/[.$I$2]*[.A1023]*2*PI()+[.$I$10])" office:value-type="float" office:value="0.707106781186562" calcext:value-type="float">
            <text:p>0.7071067812</text:p>
          </table:table-cell>
          <table:table-cell table:formula="of:=IF(ROW() &gt; [.$J$2] + 1; [.B1023] - OFFSET([.B1023]; -[.$J$2]; 0)*[.$L$2]^[.$J$2]; [.B1023])" office:value-type="float" office:value="0.0140023455322342" calcext:value-type="float">
            <text:p>0.0140023455</text:p>
          </table:table-cell>
          <table:table-cell table:formula="of:=IMSUM(COMPLEX([.C1023];0); IMPRODUCT([.D1022]; [.$I$8]))" office:value-type="string" office:string-value="70,0152284227854-69,3697556906205i" calcext:value-type="string">
            <text:p>70,0152284227854-69,3697556906205i</text:p>
          </table:table-cell>
          <table:table-cell table:formula="of:=IMABS([.D1023])" office:value-type="float" office:value="98.5611242614003" calcext:value-type="float">
            <text:p>98.5611242614</text:p>
          </table:table-cell>
          <table:table-cell table:formula="of:=IMREAL([.D1023])" office:value-type="float" office:value="70.0152284227854" calcext:value-type="float">
            <text:p>70.0152284228</text:p>
          </table:table-cell>
          <table:table-cell table:formula="of:=IMAGINARY([.D1023])" office:value-type="float" office:value="-69.3697556906205" calcext:value-type="float">
            <text:p>-69.3697556906</text:p>
          </table:table-cell>
          <table:table-cell table:number-columns-repeated="5"/>
        </table:table-row>
        <table:table-row table:style-name="ro1">
          <table:table-cell table:formula="of:=[.A1023]+1" office:value-type="float" office:value="1022" calcext:value-type="float">
            <text:p>1022</text:p>
          </table:table-cell>
          <table:table-cell table:formula="of:=SIN([.$H$2]/[.$I$2]*[.A1024]*2*PI()+[.$I$10])" office:value-type="float" office:value="-0.707106781186489" calcext:value-type="float">
            <text:p>-0.7071067812</text:p>
          </table:table-cell>
          <table:table-cell table:formula="of:=IF(ROW() &gt; [.$J$2] + 1; [.B1024] - OFFSET([.B1024]; -[.$J$2]; 0)*[.$L$2]^[.$J$2]; [.B1024])" office:value-type="float" office:value="-0.0140023455321567" calcext:value-type="float">
            <text:p>-0.0140023455</text:p>
          </table:table-cell>
          <table:table-cell table:formula="of:=IMSUM(COMPLEX([.C1024];0); IMPRODUCT([.D1023]; [.$I$8]))" office:value-type="string" office:string-value="-69,3768210605836-70,0082268999431i" calcext:value-type="string">
            <text:p>-69,3768210605836-70,0082268999431i</text:p>
          </table:table-cell>
          <table:table-cell table:formula="of:=IMABS([.D1024])" office:value-type="float" office:value="98.5611238478243" calcext:value-type="float">
            <text:p>98.5611238478</text:p>
          </table:table-cell>
          <table:table-cell table:formula="of:=IMREAL([.D1024])" office:value-type="float" office:value="-69.3768210605836" calcext:value-type="float">
            <text:p>-69.3768210606</text:p>
          </table:table-cell>
          <table:table-cell table:formula="of:=IMAGINARY([.D1024])" office:value-type="float" office:value="-70.0082268999431" calcext:value-type="float">
            <text:p>-70.0082268999</text:p>
          </table:table-cell>
          <table:table-cell table:number-columns-repeated="5"/>
        </table:table-row>
        <table:table-row table:style-name="ro1">
          <table:table-cell table:formula="of:=[.A1024]+1" office:value-type="float" office:value="1023" calcext:value-type="float">
            <text:p>1023</text:p>
          </table:table-cell>
          <table:table-cell table:formula="of:=SIN([.$H$2]/[.$I$2]*[.A1025]*2*PI()+[.$I$10])" office:value-type="float" office:value="-0.707106781186489" calcext:value-type="float">
            <text:p>-0.7071067812</text:p>
          </table:table-cell>
          <table:table-cell table:formula="of:=IF(ROW() &gt; [.$J$2] + 1; [.B1025] - OFFSET([.B1025]; -[.$J$2]; 0)*[.$L$2]^[.$J$2]; [.B1025])" office:value-type="float" office:value="-0.0140023455322329" calcext:value-type="float">
            <text:p>-0.0140023455</text:p>
          </table:table-cell>
          <table:table-cell table:formula="of:=IMSUM(COMPLEX([.C1025];0); IMPRODUCT([.D1024]; [.$I$8]))" office:value-type="string" office:string-value="-70,0152284227853+69,3698833784775i" calcext:value-type="string">
            <text:p>-70,0152284227853+69,3698833784775i</text:p>
          </table:table-cell>
          <table:table-cell table:formula="of:=IMABS([.D1025])" office:value-type="float" office:value="98.5612141313122" calcext:value-type="float">
            <text:p>98.5612141313</text:p>
          </table:table-cell>
          <table:table-cell table:formula="of:=IMREAL([.D1025])" office:value-type="float" office:value="-70.0152284227853" calcext:value-type="float">
            <text:p>-70.0152284228</text:p>
          </table:table-cell>
          <table:table-cell table:formula="of:=IMAGINARY([.D1025])" office:value-type="float" office:value="69.3698833784775" calcext:value-type="float">
            <text:p>69.369883378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 style:data-style-name="N2" text:time-value="13:01:52.517992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4:45:37.706000000</meta:creation-date>
    <dc:date>2019-03-10T14:59:55.325865168</dc:date>
    <meta:editing-duration>PT1H34M16S</meta:editing-duration>
    <meta:editing-cycles>3</meta:editing-cycles>
    <meta:generator>LibreOffice/5.1.6.2$Linux_X86_64 LibreOffice_project/10m0$Build-2</meta:generator>
    <meta:document-statistic meta:table-count="1" meta:cell-count="71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Sheet1.E1:Sheet1.E1025" chart:data-source-has-labels="row" svg:x="0.32cm" svg:y="0.18cm" svg:width="12.428cm" svg:height="8.64cm">
          <chartooo:coordinate-region svg:x="0.941cm" svg:y="0.18cm" svg:width="11.492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25" chart:label-cell-address="Sheet1.E1:Sheet1.E1" chart:class="chart:line">
            <chart:data-point chart:repeated="10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nitud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50001250062">
                <text:p>0.999950001250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8098072252574">
                <text:p>1.58098072252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970002249937">
                <text:p>1.99970002249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4899990779364">
                <text:p>2.5489999077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9925010374193">
                <text:p>2.99925010374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3447342534783">
                <text:p>3.53447342534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860028496374">
                <text:p>3.99860028496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2588191824228">
                <text:p>4.52588191824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9775060614281">
                <text:p>4.99775060614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1992000110071">
                <text:p>5.51992000110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9670110724915">
                <text:p>5.99670110724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1529232299162">
                <text:p>6.51529232299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9545182824477">
                <text:p>6.99545182824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1138882102481">
                <text:p>7.51138882102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940028090837">
                <text:p>7.9940028090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788484014405">
                <text:p>8.507884840144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9235408971198">
                <text:p>8.992354089711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0459181894782">
                <text:p>9.504591818947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99050571006764">
                <text:p>9.99050571006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013927860465">
                <text:p>10.5013927860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884577100807">
                <text:p>10.9884577100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498211350827">
                <text:p>11.498211350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862101296734">
                <text:p>11.9862101296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949955212421">
                <text:p>12.4949955212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837630087596">
                <text:p>12.98376300875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917086906582">
                <text:p>13.4917086906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811163872456">
                <text:p>13.9811163872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883243441953">
                <text:p>14.48832434419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9782703050293">
                <text:p>14.9782703050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4848228094787">
                <text:p>15.4848228094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75224802001">
                <text:p>15.975224802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4811891865637">
                <text:p>16.4811891865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719799180428">
                <text:p>16.9719799180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774119863537">
                <text:p>17.4774119863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9685356930291">
                <text:p>17.9685356930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4734822099271">
                <text:p>18.4734822099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648921668259">
                <text:p>18.9648921668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693927107585">
                <text:p>19.4693927107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9610493792915">
                <text:p>19.96104937929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651377433754">
                <text:p>20.46513774337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9570073702762">
                <text:p>20.9570073702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60712637831">
                <text:p>21.460712637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9527661796223">
                <text:p>21.9527661796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4561135608983">
                <text:p>22.4561135608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948325847164">
                <text:p>22.948325847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4513373381777">
                <text:p>23.45133733817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9436864127278">
                <text:p>23.9436864127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4463813197361">
                <text:p>24.4463813197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9388479161322">
                <text:p>24.9388479161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4412432773338">
                <text:p>25.44124327733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9338103971876">
                <text:p>25.93381039718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359213249058">
                <text:p>26.4359213249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.9285738956964">
                <text:p>26.9285738956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4304138563808">
                <text:p>27.43041385638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23138451453">
                <text:p>27.923138451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424719496583">
                <text:p>28.424719496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9175041042441">
                <text:p>28.9175041042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188370621147">
                <text:p>29.4188370621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.9116708938484">
                <text:p>29.9116708938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4127655299293">
                <text:p>30.41276552992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9056388600364">
                <text:p>30.9056388600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4065040118882">
                <text:p>31.4065040118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8994080425708">
                <text:p>31.89940804257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4000517340128">
                <text:p>32.4000517340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8929784812064">
                <text:p>32.8929784812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3934080194501">
                <text:p>33.39340801945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8863502156899">
                <text:p>33.8863502156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3865722744005">
                <text:p>34.3865722744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8795232857603">
                <text:p>34.8795232857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3795439764231">
                <text:p>35.3795439764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8724977311485">
                <text:p>35.87249773114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3723226646617">
                <text:p>36.37232266466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.8652735915773">
                <text:p>36.8652735915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3649079316351">
                <text:p>37.36490793163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8578509067618">
                <text:p>37.85785090676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3572994163063">
                <text:p>38.35729941630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850229716409">
                <text:p>38.850229716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349496798204">
                <text:p>39.3494967982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842410060218">
                <text:p>39.842410060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3414997924145">
                <text:p>40.3414997924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.8343919778801">
                <text:p>40.83439197788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3333081452976">
                <text:p>41.3333081452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8261755090784">
                <text:p>41.8261755090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3249216308079">
                <text:p>42.32492163080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8177606934885">
                <text:p>42.8177606934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3163400473217">
                <text:p>43.3163400473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8091475707774">
                <text:p>43.8091475707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3075632148937">
                <text:p>44.3075632148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8003361806047">
                <text:p>44.80033618060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2985909728737">
                <text:p>45.2985909728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7913265626221">
                <text:p>45.7913265626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2894231778316">
                <text:p>46.28942317783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.7821187564728">
                <text:p>46.78211875647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280059701744">
                <text:p>47.2800597017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7727128017929">
                <text:p>47.77271280179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270500430406">
                <text:p>48.270500430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.7631087382097">
                <text:p>48.7631087382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2607452620336">
                <text:p>49.26074526203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.7533066053431">
                <text:p>49.75330660534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250794106035">
                <text:p>50.2507941060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7433064428052">
                <text:p>50.7433064428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2406468819218">
                <text:p>51.24064688192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.7331082901999">
                <text:p>51.7331082901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2303035183471">
                <text:p>52.23030351834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722712187123">
                <text:p>52.722712187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2197639522498">
                <text:p>53.2197639522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7121181731627">
                <text:p>53.7121181731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2090281280948">
                <text:p>54.2090281280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7013262878993">
                <text:p>54.7013262878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1980959971935">
                <text:p>55.198095997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.6903365709051">
                <text:p>55.69033657090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69675170977">
                <text:p>56.1869675170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6791490617444">
                <text:p>56.67914906174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1756426510561">
                <text:p>57.17564265105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.6677637999734">
                <text:p>57.6677637999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1641213675269">
                <text:p>58.16412136752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6561808251411">
                <text:p>58.6561808251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524036397397">
                <text:p>59.15240363973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644400176788">
                <text:p>59.6444001767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1404894452996">
                <text:p>60.14048944529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6324218944465">
                <text:p>60.63242189444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1283787658324">
                <text:p>61.12837876583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.6202460176418">
                <text:p>61.6202460176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1160715866608">
                <text:p>62.1160715866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6078725858908">
                <text:p>62.60787258589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1035678965138">
                <text:p>63.1035678965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5953016387024">
                <text:p>63.5953016387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0908676872613">
                <text:p>64.09086768726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5825332155778">
                <text:p>64.58253321557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0779709536743">
                <text:p>65.07797095367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5695673560101">
                <text:p>65.5695673560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0648776932059">
                <text:p>66.0648776932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.5564040994846">
                <text:p>66.55640409948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0515879057924">
                <text:p>67.05158790579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.543043485479">
                <text:p>67.543043485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0381015936709">
                <text:p>68.0381015936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5294855534624">
                <text:p>68.52948555346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0244187612136">
                <text:p>69.02441876121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5157303428966">
                <text:p>69.51573034289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0105394147762">
                <text:p>70.01053941477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5017778932354">
                <text:p>70.5017778932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.9964635625577">
                <text:p>70.99646356255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.4876282439245">
                <text:p>71.4876282439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.9821912144737">
                <text:p>71.98219121447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4732814344021">
                <text:p>72.4732814344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.9677223820384">
                <text:p>72.9677223820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.4587375040979">
                <text:p>73.45873750409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.9530570782575">
                <text:p>73.95305707825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4439964924346">
                <text:p>74.44399649243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.9381953175281">
                <text:p>74.9381953175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90584388262">
                <text:p>75.42905843882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.9231371155477">
                <text:p>75.92313711554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.413923382679">
                <text:p>76.4139233826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6.9078824892298">
                <text:p>76.9078824892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3985913633918">
                <text:p>77.39859136339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.892431456626">
                <text:p>77.892431456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.383062420355">
                <text:p>78.3830624203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.8767840368535">
                <text:p>78.87678403685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3673365929516">
                <text:p>79.36733659295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.8609402500292">
                <text:p>79.8609402500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.3514139205564">
                <text:p>80.3514139205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.8449001172071">
                <text:p>80.84490011720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1.3352944425364">
                <text:p>81.33529444253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.8286636603216">
                <text:p>81.82866366032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.3189781982509">
                <text:p>82.3189781982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.812230902134">
                <text:p>82.8122309021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302465227051">
                <text:p>83.3024652270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.7956018661831">
                <text:p>83.79560186618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2857555682803">
                <text:p>84.2857555682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.7787765767397">
                <text:p>84.77877657673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.2688492612742">
                <text:p>85.26884926127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5.7617550587632">
                <text:p>85.7617550587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.2517463453605">
                <text:p>86.25174634536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.7445373378622">
                <text:p>86.74453733786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.234446859859">
                <text:p>87.2344468598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7.7271234402573">
                <text:p>87.72712344025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2169508440815">
                <text:p>88.21695084408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.7095133927466">
                <text:p>88.70951339274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.1992583373323">
                <text:p>89.19925833733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.6917072226732">
                <text:p>89.6917072226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.1813693789075">
                <text:p>90.1813693789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737049578949">
                <text:p>90.67370495789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1632840080954">
                <text:p>91.16328400809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1.6555066267562">
                <text:p>91.65550662675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1450022641766">
                <text:p>92.14500226417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.6371122580617">
                <text:p>92.63711225806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1265241864239">
                <text:p>93.12652418642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3.6185218810514">
                <text:p>93.61852188105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.1078498141019">
                <text:p>94.10784981410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.5997355253775">
                <text:p>94.5997355253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0889791864676">
                <text:p>95.08897918646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.5807532210827">
                <text:p>95.58075322108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0699123427701">
                <text:p>96.06991234277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.5615749985796">
                <text:p>96.56157499857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0506493222506">
                <text:p>97.05064932225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.5422008886316">
                <text:p>97.5422008886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0311901641428">
                <text:p>98.03119016414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.5226309223351">
                <text:p>98.52263092233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8.5226304346645">
                <text:p>98.52263043466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.5227284532211">
                <text:p>98.5227284532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8.5227279657461">
                <text:p>98.52272796574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8.5228259647004">
                <text:p>98.52282596470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8.5228254774208">
                <text:p>98.52282547742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8.5229234567768">
                <text:p>98.52292345677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8.5229229696926">
                <text:p>98.52292296969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8.5230209294542">
                <text:p>98.52302092945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8.5230204425653">
                <text:p>98.5230204425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.5231183827363">
                <text:p>98.5231183827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.5231178960425">
                <text:p>98.52311789604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.523215816627">
                <text:p>98.5232158166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.5232153301285">
                <text:p>98.5232153301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.5233132311303">
                <text:p>98.52331323113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.5233127448268">
                <text:p>98.5233127448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.5234106262499">
                <text:p>98.52341062624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.5234101401414">
                <text:p>98.52341014014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.5235080019897">
                <text:p>98.52350800198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.5235075160761">
                <text:p>98.523507516076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8.5236053583534">
                <text:p>98.5236053583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8.5236048726346">
                <text:p>98.52360487263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.5237026953449">
                <text:p>98.52370269534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.5237022098208">
                <text:p>98.52370220982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.5238000129681">
                <text:p>98.52380001296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8.5237995276387">
                <text:p>98.52379952763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8.5238973112269">
                <text:p>98.5238973112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.523896826092">
                <text:p>98.523896826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.5239945901249">
                <text:p>98.5239945901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.5239941051846">
                <text:p>98.523994105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.5240918496661">
                <text:p>98.52409184966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.5240913649202">
                <text:p>98.5240913649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.5241890898543">
                <text:p>98.52418908985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.5241886053027">
                <text:p>98.52418860530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.5242863106933">
                <text:p>98.52428631069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.524285826336">
                <text:p>98.524285826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.524383512187">
                <text:p>98.524383512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.5243830280239">
                <text:p>98.52438302802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.5244806943392">
                <text:p>98.52448069433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.5244802103702">
                <text:p>98.52448021037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.5245778571537">
                <text:p>98.52457785715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8.5245773733787">
                <text:p>98.52457737337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8.5246750006342">
                <text:p>98.52467500063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8.5246745170533">
                <text:p>98.52467451705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8.5247721247848">
                <text:p>98.5247721247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.5247716413977">
                <text:p>98.52477164139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8.5248692296091">
                <text:p>98.5248692296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8.5248687464158">
                <text:p>98.5248687464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8.5249663151111">
                <text:p>98.5249663151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8.5249658321116">
                <text:p>98.52496583211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8.5250633812946">
                <text:p>98.5250633812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8.5250628984886">
                <text:p>98.52506289848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.5251604281633">
                <text:p>98.52516042816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.5251599455509">
                <text:p>98.5251599455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8.5252574557211">
                <text:p>98.52525745572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.5252569733022">
                <text:p>98.52525697330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8.5253544639717">
                <text:p>98.52535446397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8.5253539817463">
                <text:p>98.52535398174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8.5254514529192">
                <text:p>98.5254514529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8.525450970887">
                <text:p>98.5254509708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8.5255484225672">
                <text:p>98.52554842256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8.5255479407283">
                <text:p>98.52554794072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8.5256453729195">
                <text:p>98.52564537291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8.5256448912739">
                <text:p>98.52564489127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8.5257423039801">
                <text:p>98.52574230398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8.5257418225275">
                <text:p>98.5257418225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8.5258392157527">
                <text:p>98.52583921575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8.5258387344931">
                <text:p>98.52583873449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.5259361082411">
                <text:p>98.52593610824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8.5259356271744">
                <text:p>98.52593562717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8.5260329814491">
                <text:p>98.52603298144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8.5260325005753">
                <text:p>98.52603250057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8.5261298353806">
                <text:p>98.52612983538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8.5261293546996">
                <text:p>98.52612935469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8.5262266700393">
                <text:p>98.526226670039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8.526226189551">
                <text:p>98.5262261895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.5263234854292">
                <text:p>98.52632348542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8.5263230051335">
                <text:p>98.52632300513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.5264202815539">
                <text:p>98.52642028155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.5264198014509">
                <text:p>98.52641980145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8.5265170584175">
                <text:p>98.52651705841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8.5265165785069">
                <text:p>98.52651657850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.5266138160235">
                <text:p>98.52661381602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8.5266133363053">
                <text:p>98.5266133363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8.5267105543759">
                <text:p>98.52671055437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8.5267100748501">
                <text:p>98.52671007485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8.5268072734785">
                <text:p>98.52680727347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8.5268067941449">
                <text:p>98.52680679414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8.5269039733351">
                <text:p>98.52690397333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8.5269034941937">
                <text:p>98.52690349419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8.5270006539494">
                <text:p>98.52700065394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8.5270001750001">
                <text:p>98.5270001750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8.5270973153254">
                <text:p>98.52709731532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8.5270968365681">
                <text:p>98.52709683656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8.5271939574667">
                <text:p>98.5271939574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.5271934789014">
                <text:p>98.52719347890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8.5272905803772">
                <text:p>98.52729058037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8.5272901020037">
                <text:p>98.527290102003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8.5273871840608">
                <text:p>98.52738718406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.5273867058791">
                <text:p>98.52738670587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8.5274837685211">
                <text:p>98.52748376852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8.5274832905312">
                <text:p>98.52748329053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8.5275803337621">
                <text:p>98.52758033376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.5275798559637">
                <text:p>98.5275798559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8.5276768797875">
                <text:p>98.5276768797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8.5276764021808">
                <text:p>98.52767640218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.5277734066013">
                <text:p>98.527773406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.527772929186">
                <text:p>98.5277729291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.527869914207">
                <text:p>98.5278699142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.5278694369831">
                <text:p>98.52786943698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.5279664026085">
                <text:p>98.52796640260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8.5279659255759">
                <text:p>98.52796592557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8.5280628718097">
                <text:p>98.52806287180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8.5280623949684">
                <text:p>98.52806239496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8.5281593218143">
                <text:p>98.52815932181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8.5281588451642">
                <text:p>98.52815884516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8.5282557526262">
                <text:p>98.52825575262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8.5282552761672">
                <text:p>98.5282552761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8.5283521642491">
                <text:p>98.52835216424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8.5283516879811">
                <text:p>98.52835168798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.5284485566869">
                <text:p>98.52844855668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8.5284480806098">
                <text:p>98.52844808060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5285449299433">
                <text:p>98.52854492994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5285444540571">
                <text:p>98.52854445405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5286412840222">
                <text:p>98.52864128402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8.5286408083268">
                <text:p>98.52864080832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8.5287376189273">
                <text:p>98.52873761892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8.5287371434225">
                <text:p>98.5287371434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8.5288339346623">
                <text:p>98.52883393466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8.5288334593482">
                <text:p>98.528833459348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8.5289302312312">
                <text:p>98.52893023123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8.5289297561077">
                <text:p>98.52892975610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8.5290265086378">
                <text:p>98.52902650863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8.5290260337047">
                <text:p>98.52902603370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8.5291227668857">
                <text:p>98.5291227668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.5291222921431">
                <text:p>98.52912229214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8.5292190059789">
                <text:p>98.52921900597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8.5292185314266">
                <text:p>98.529218531426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8.5293152259211">
                <text:p>98.52931522592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.5293147515591">
                <text:p>98.52931475155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8.5294114267161">
                <text:p>98.52941142671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8.5294109525442">
                <text:p>98.52941095254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8.5295076083677">
                <text:p>98.52950760836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8.5295071343859">
                <text:p>98.52950713438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8.5296037708796">
                <text:p>98.52960377087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.5296032970878">
                <text:p>98.52960329708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8.5296999142556">
                <text:p>98.52969991425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8.5296994406538">
                <text:p>98.52969944065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8.5297960384996">
                <text:p>98.52979603849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8.5297955650876">
                <text:p>98.52979556508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8.5298921436153">
                <text:p>98.52989214361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.5298916703931">
                <text:p>98.52989167039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5299882296065">
                <text:p>98.52998822960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.529987756574">
                <text:p>98.5299877565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.530084296477">
                <text:p>98.5300842964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8.5300838236343">
                <text:p>98.53008382363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8.5301803442307">
                <text:p>98.53018034423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8.5301798715776">
                <text:p>98.53017987157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8.5302763728713">
                <text:p>98.53027637287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8.5302759004077">
                <text:p>98.53027590040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8.5303723824026">
                <text:p>98.53037238240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8.5303719101283">
                <text:p>98.53037191012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8.5304683728283">
                <text:p>98.53046837282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.5304679007434">
                <text:p>98.53046790074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8.5305643441523">
                <text:p>98.53056434415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8.5305638722566">
                <text:p>98.53056387225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8.5306602963781">
                <text:p>98.53066029637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8.5306598246716">
                <text:p>98.53065982467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8.5307562295098">
                <text:p>98.53075622950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8.5307557579924">
                <text:p>98.53075575799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8.5308521435511">
                <text:p>98.53085214355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8.5308516722227">
                <text:p>98.53085167222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8.5309480385057">
                <text:p>98.53094803850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8.5309475673662">
                <text:p>98.53094756736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8.5310439143774">
                <text:p>98.53104391437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.5310434434269">
                <text:p>98.53104344342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.5311397711701">
                <text:p>98.53113977117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8.5311393004084">
                <text:p>98.5311393004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.5312356088874">
                <text:p>98.53123560888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.5312351383144">
                <text:p>98.5312351383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8.5313314275332">
                <text:p>98.53133142753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.5313309571489">
                <text:p>98.53133095714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8.5314272271113">
                <text:p>98.53142722711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.5314267569155">
                <text:p>98.53142675691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8.5315230076253">
                <text:p>98.53152300762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8.531522537618">
                <text:p>98.5315225376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.5316187690791">
                <text:p>98.53161876907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8.5316182992603">
                <text:p>98.53161829926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8.5317145114766">
                <text:p>98.53171451147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8.5317140418461">
                <text:p>98.53171404184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8.5318102348213">
                <text:p>98.53181023482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8.5318097653792">
                <text:p>98.53180976537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.5319059391171">
                <text:p>98.53190593911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5319054698632">
                <text:p>98.53190546986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5320016243678">
                <text:p>98.53200162436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532001155302">
                <text:p>98.5320011553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8.5320972905772">
                <text:p>98.53209729057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8.5320968216994">
                <text:p>98.532096821699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.532192937749">
                <text:p>98.5321929377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8.5321924690592">
                <text:p>98.53219246905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.532288565887">
                <text:p>98.5322885658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8.5322880973851">
                <text:p>98.53228809738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8.5323841749949">
                <text:p>98.53238417499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8.5323837066808">
                <text:p>98.53238370668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8.5324797650766">
                <text:p>98.53247976507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8.5324792969503">
                <text:p>98.53247929695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8.5325753361358">
                <text:p>98.53257533613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8.5325748681971">
                <text:p>98.53257486819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8.5326708881761">
                <text:p>98.53267088817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8.5326704204251">
                <text:p>98.53267042042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8.5327664212016">
                <text:p>98.5327664212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8.5327659536381">
                <text:p>98.53276595363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8.5328619352158">
                <text:p>98.53286193521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.5328614678397">
                <text:p>98.53286146783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.5329574302225">
                <text:p>98.5329574302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.5329569630338">
                <text:p>98.53295696303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.5330529062256">
                <text:p>98.53305290622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.5330524392243">
                <text:p>98.53305243922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.5331483632288">
                <text:p>98.53314836322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.5331478964147">
                <text:p>98.53314789641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.5332438012359">
                <text:p>98.53324380123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8.5332433346089">
                <text:p>98.53324333460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.5333392202505">
                <text:p>98.53333922025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8.5333387538105">
                <text:p>98.53333875381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8.5334346202764">
                <text:p>98.53343462027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8.5334341540235">
                <text:p>98.53343415402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8.5335300013175">
                <text:p>98.53353000131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8.5335295352515">
                <text:p>98.53352953525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8.5336253633775">
                <text:p>98.53362536337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8.5336248974983">
                <text:p>98.53362489749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8.5337207064601">
                <text:p>98.53372070646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8.5337202407677">
                <text:p>98.53372024076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8.5338160305691">
                <text:p>98.53381603056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8.5338155650634">
                <text:p>98.53381556506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.5339113357082">
                <text:p>98.53391133570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8.5339108703891">
                <text:p>98.53391087038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8.5340066218812">
                <text:p>98.53400662188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8.5340061567487">
                <text:p>98.53400615674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8.534101889092">
                <text:p>98.5341018890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8.534101424146">
                <text:p>98.5341014241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8.5341971373442">
                <text:p>98.53419713734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8.5341966725846">
                <text:p>98.53419667258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8.5342923666416">
                <text:p>98.53429236664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8.5342919020682">
                <text:p>98.53429190206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8.5343875769878">
                <text:p>98.53438757698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.5343871126007">
                <text:p>98.53438711260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8.5344827683867">
                <text:p>98.53448276838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8.5344823041858">
                <text:p>98.53448230418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.534577940842">
                <text:p>98.5345779408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8.5345774768272">
                <text:p>98.53457747682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8.5346730943575">
                <text:p>98.53467309435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8.5346726305288">
                <text:p>98.53467263052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8.534768228937">
                <text:p>98.5347682289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8.5347677652942">
                <text:p>98.53476776529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8.5348633445841">
                <text:p>98.53486334458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8.5348628811271">
                <text:p>98.53486288112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8.5349584413026">
                <text:p>98.53495844130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8.5349579780315">
                <text:p>98.53495797803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8.5350535190963">
                <text:p>98.53505351909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8.535053056011">
                <text:p>98.5350530560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8.535148577969">
                <text:p>98.5351485779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8.5351481150693">
                <text:p>98.53514811506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8.5352436179244">
                <text:p>98.53524361792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8.5352431552102">
                <text:p>98.53524315521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8.5353386389661">
                <text:p>98.53533863896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8.5353381764374">
                <text:p>98.53533817643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8.535433641098">
                <text:p>98.5354336410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8.5354331787548">
                <text:p>98.53543317875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8.5355286243238">
                <text:p>98.5355286243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.5355281621659">
                <text:p>98.53552816216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8.5356235886473">
                <text:p>98.53562358864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8.5356231266747">
                <text:p>98.53562312667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.5357185340721">
                <text:p>98.53571853407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8.5357180722847">
                <text:p>98.53571807228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8.535813460602">
                <text:p>98.5358134606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8.5358129989997">
                <text:p>98.53581299899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8.5359083682408">
                <text:p>98.53590836824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8.5359079068236">
                <text:p>98.53590790682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8.5360032569923">
                <text:p>98.5360032569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8.5360027957601">
                <text:p>98.53600279576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8.5360981268601">
                <text:p>98.53609812686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8.5360976658128">
                <text:p>98.53609766581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8.536192977848">
                <text:p>98.5361929778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.5361925169856">
                <text:p>98.53619251698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8.5362878099597">
                <text:p>98.53628780995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8.536287349282">
                <text:p>98.5362873492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8.536382623199">
                <text:p>98.5363826231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8.5363821627059">
                <text:p>98.53638216270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.5364774175695">
                <text:p>98.53647741756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.5364769572611">
                <text:p>98.53647695726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.5365721930751">
                <text:p>98.53657219307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5365717329512">
                <text:p>98.53657173295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5366669497195">
                <text:p>98.53666694971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5366664897801">
                <text:p>98.53666648978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5367616875064">
                <text:p>98.53676168750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5367612277514">
                <text:p>98.53676122775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8.5368564064396">
                <text:p>98.5368564064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8.5368559468688">
                <text:p>98.53685594686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8.5369511065227">
                <text:p>98.53695110652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8.5369506471362">
                <text:p>98.536950647136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8.5370457877595">
                <text:p>98.53704578775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8.5370453285571">
                <text:p>98.537045328557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8.5371404501537">
                <text:p>98.53714045015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8.5371399911356">
                <text:p>98.53713999113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8.5372350937092">
                <text:p>98.53723509370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8.5372346348751">
                <text:p>98.53723463487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8.5373297184296">
                <text:p>98.53732971842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8.5373292597794">
                <text:p>98.53732925977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8.5374243243186">
                <text:p>98.53742432431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8.5374238658523">
                <text:p>98.53742386585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8.53751891138">
                <text:p>98.537518911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8.5375184530974">
                <text:p>98.53751845309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8.5376134796174">
                <text:p>98.53761347961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8.5376130215186">
                <text:p>98.53761302151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.5377080290347">
                <text:p>98.53770802903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8.5377075711195">
                <text:p>98.53770757111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8.5378025596355">
                <text:p>98.53780255963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8.5378021019038">
                <text:p>98.53780210190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8.5378970714235">
                <text:p>98.53789707142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8.5378966138754">
                <text:p>98.537896613875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8.5379915644025">
                <text:p>98.53799156440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8.5379911070378">
                <text:p>98.537991107037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8.5380860385762">
                <text:p>98.538086038576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8.5380855813949">
                <text:p>98.538085581394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.5381804939484">
                <text:p>98.53818049394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.5381800369505">
                <text:p>98.538180036950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8.5382749305229">
                <text:p>98.538274930522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.538274473708">
                <text:p>98.5382744737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8.5383693483032">
                <text:p>98.53836934830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8.5383688916715">
                <text:p>98.53836889167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8.538463747293">
                <text:p>98.5384637472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8.5384632908445">
                <text:p>98.53846329084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8.5385581274963">
                <text:p>98.53855812749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8.5385576712306">
                <text:p>98.53855767123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8.5386524889165">
                <text:p>98.53865248891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8.5386520328338">
                <text:p>98.538652032833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8.5387468315574">
                <text:p>98.53874683155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8.5387463756576">
                <text:p>98.53874637565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.5388411554228">
                <text:p>98.53884115542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8.5388406997057">
                <text:p>98.53884069970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8.5389354605165">
                <text:p>98.53893546051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8.5389350049821">
                <text:p>98.53893500498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8.5390297468421">
                <text:p>98.53902974684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8.5390292914903">
                <text:p>98.53902929149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8.5391240144033">
                <text:p>98.53912401440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8.5391235592341">
                <text:p>98.53912355923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8.539218263204">
                <text:p>98.5392182632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8.5392178082173">
                <text:p>98.539217808217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8.5393124932477">
                <text:p>98.53931249324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8.5393120384434">
                <text:p>98.53931203844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8.5394067045382">
                <text:p>98.539406704538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8.5394062499162">
                <text:p>98.53940624991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8.5395008970792">
                <text:p>98.539500897079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8.5395004426395">
                <text:p>98.53950044263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8.5395950708744">
                <text:p>98.53959507087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8.5395946166168">
                <text:p>98.53959461661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8.5396892259274">
                <text:p>98.53968922592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8.5396887718519">
                <text:p>98.5396887718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8.5397833622421">
                <text:p>98.53978336224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8.5397829083486">
                <text:p>98.539782908348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8.539877479822">
                <text:p>98.5398774798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8.5398770261105">
                <text:p>98.53987702611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8.539971578671">
                <text:p>98.5399715786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8.5399711251414">
                <text:p>98.53997112514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.5400656587929">
                <text:p>98.540065658792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8.540065205445">
                <text:p>98.5400652054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8.5401597201912">
                <text:p>98.540159720191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8.5401592670252">
                <text:p>98.54015926702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8.5402537628697">
                <text:p>98.54025376286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8.5402533098854">
                <text:p>98.54025330988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8.5403477868322">
                <text:p>98.54034778683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8.5403473340295">
                <text:p>98.54034733402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8.5404417920822">
                <text:p>98.540441792082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8.5404413394611">
                <text:p>98.54044133946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8.5405357786236">
                <text:p>98.54053577862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8.5405353261838">
                <text:p>98.540535326183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8.5406297464599">
                <text:p>98.54062974645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8.5406292942015">
                <text:p>98.54062929420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8.5407236955948">
                <text:p>98.54072369559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8.5407232435177">
                <text:p>98.54072324351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8.5408176260321">
                <text:p>98.540817626032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8.5408171741362">
                <text:p>98.540817174136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8.5409115377755">
                <text:p>98.540911537775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8.5409110860608">
                <text:p>98.540911086060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8.5410054308288">
                <text:p>98.5410054308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.5410049792952">
                <text:p>98.54100497929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8.5410993051956">
                <text:p>98.54109930519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8.541098853843">
                <text:p>98.54109885384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8.5411931608796">
                <text:p>98.54119316087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8.541192709708">
                <text:p>98.5411927097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8.5412869978846">
                <text:p>98.54128699788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8.5412865468939">
                <text:p>98.54128654689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8.5413808162142">
                <text:p>98.54138081621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8.5413803654043">
                <text:p>98.54138036540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8.5414746158721">
                <text:p>98.54147461587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8.5414741652429">
                <text:p>98.54147416524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8.5415683968621">
                <text:p>98.54156839686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8.5415679464135">
                <text:p>98.541567946413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8.5416621591876">
                <text:p>98.54166215918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8.5416617089196">
                <text:p>98.541661708919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8.5417559028525">
                <text:p>98.54175590285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8.541755452765">
                <text:p>98.5417554527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.5418496278605">
                <text:p>98.54184962786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8.5418491779534">
                <text:p>98.54184917795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8.5419433342153">
                <text:p>98.54194333421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8.5419428844886">
                <text:p>98.541942884488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8.5420370219206">
                <text:p>98.54203702192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8.5420365723742">
                <text:p>98.54203657237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8.5421306909802">
                <text:p>98.54213069098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8.542130241614">
                <text:p>98.5421302416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8.5422243413976">
                <text:p>98.54222434139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8.5422238922116">
                <text:p>98.5422238922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8.5423179731767">
                <text:p>98.54231797317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8.5423175241708">
                <text:p>98.542317524170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8.5424115863209">
                <text:p>98.54241158632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8.542411137495">
                <text:p>98.5424111374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8.5425051808341">
                <text:p>98.54250518083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8.542504732188">
                <text:p>98.5425047321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8.5425987567199">
                <text:p>98.54259875671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8.5425983082537">
                <text:p>98.54259830825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8.5426923139819">
                <text:p>98.54269231398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.5426918656956">
                <text:p>98.54269186569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.542785852624">
                <text:p>98.54278585262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.5427854045173">
                <text:p>98.542785404517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8.5428793726498">
                <text:p>98.54287937264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8.5428789247227">
                <text:p>98.542878924722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8.5429728740629">
                <text:p>98.54297287406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8.5429724263154">
                <text:p>98.54297242631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8.5430663568672">
                <text:p>98.54306635686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8.5430659092991">
                <text:p>98.543065909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8.5431598210662">
                <text:p>98.54315982106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8.5431593736777">
                <text:p>98.54315937367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8.5432532666637">
                <text:p>98.54325326666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8.5432528194546">
                <text:p>98.543252819454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8.5433466936633">
                <text:p>98.54334669366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8.5433462466334">
                <text:p>98.54334624663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8.5434401020687">
                <text:p>98.543440102068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8.5434396552181">
                <text:p>98.54343965521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8.5435334918837">
                <text:p>98.54353349188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8.5435330452122">
                <text:p>98.54353304521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8.5436268631118">
                <text:p>98.54362686311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8.5436264166193">
                <text:p>98.54362641661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8.5437202157567">
                <text:p>98.54372021575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.5437197694431">
                <text:p>98.543719769443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8.5438135498221">
                <text:p>98.54381354982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8.5438131036874">
                <text:p>98.543813103687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8.5439068653116">
                <text:p>98.54390686531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8.5439064193558">
                <text:p>98.543906419355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8.544000162229">
                <text:p>98.5440001622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8.543999716452">
                <text:p>98.5439997164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8.5440934405781">
                <text:p>98.54409344057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8.5440929949797">
                <text:p>98.54409299497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8.5441867003623">
                <text:p>98.544186700362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8.5441862549428">
                <text:p>98.54418625494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8.5442799415855">
                <text:p>98.54427994158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8.5442794963446">
                <text:p>98.54427949634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8.5443731642514">
                <text:p>98.544373164251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8.5443727191889">
                <text:p>98.54437271918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8.5444663683635">
                <text:p>98.54446636836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8.5444659234795">
                <text:p>98.544465923479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8.5445595539257">
                <text:p>98.54455955392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.5445591092199">
                <text:p>98.54455910921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8.5446527209413">
                <text:p>98.5446527209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8.5446522764139">
                <text:p>98.54465227641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8.5447458694143">
                <text:p>98.54474586941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8.5447454250651">
                <text:p>98.544745425065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8.5448389993484">
                <text:p>98.54483899934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8.5448385551772">
                <text:p>98.54483855517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8.544932110747">
                <text:p>98.5449321107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8.5449316667539">
                <text:p>98.54493166675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8.5450252036139">
                <text:p>98.54502520361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8.5450247597988">
                <text:p>98.54502475979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8.5451182779528">
                <text:p>98.54511827795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8.5451178343157">
                <text:p>98.54511783431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8.5452113337674">
                <text:p>98.54521133376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8.545210890308">
                <text:p>98.5452108903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8.5453043710612">
                <text:p>98.54530437106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8.5453039277797">
                <text:p>98.54530392777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8.5453973898381">
                <text:p>98.545397389838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8.5453969467343">
                <text:p>98.54539694673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8.5454903901015">
                <text:p>98.5454903901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8.5454899471754">
                <text:p>98.54548994717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8.5455833718553">
                <text:p>98.54558337185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8.5455829291066">
                <text:p>98.545582929106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8.545676335103">
                <text:p>98.5456763351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8.5456758925318">
                <text:p>98.54567589253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.5457692798483">
                <text:p>98.54576927984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8.5457688374546">
                <text:p>98.54576883745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8.545862206095">
                <text:p>98.5458622060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8.5458617638786">
                <text:p>98.54586176387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8.5459551138467">
                <text:p>98.54595511384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8.5459546718076">
                <text:p>98.545954671807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8.5460480031071">
                <text:p>98.54604800310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8.5460475612452">
                <text:p>98.54604756124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8.5461408738798">
                <text:p>98.54614087387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8.5461404321952">
                <text:p>98.54614043219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8.5462337261686">
                <text:p>98.54623372616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8.5462332846608">
                <text:p>98.54623328466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8.5463265599767">
                <text:p>98.54632655997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8.5463261186461">
                <text:p>98.54632611864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8.5464193753083">
                <text:p>98.54641937530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8.5464189341545">
                <text:p>98.546418934154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8.5465121721666">
                <text:p>98.5465121721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8.5465117311896">
                <text:p>98.54651173118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8.5466049505556">
                <text:p>98.54660495055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8.5466045097554">
                <text:p>98.54660450975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.5466977104788">
                <text:p>98.54669771047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8.5466972698553">
                <text:p>98.546697269855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8.54679045194">
                <text:p>98.546790451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8.5467900114932">
                <text:p>98.54679001149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8.5468831749428">
                <text:p>98.54688317494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8.5468827346726">
                <text:p>98.54688273467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8.5469758794908">
                <text:p>98.546975879490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8.5469754393971">
                <text:p>98.54697543939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8.5470685655877">
                <text:p>98.54706856558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.5470681256704">
                <text:p>98.54706812567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8.5471612332372">
                <text:p>98.547161233237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8.5471607934963">
                <text:p>98.54716079349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8.5472538824429">
                <text:p>98.54725388244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8.5472534428783">
                <text:p>98.54725344287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8.5473465132084">
                <text:p>98.54734651320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8.54734607382">
                <text:p>98.547346073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8.5474391255374">
                <text:p>98.547439125537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8.5474386863251">
                <text:p>98.54743868632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8.5475317194335">
                <text:p>98.54753171943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8.5475312803973">
                <text:p>98.54753128039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8.5476242949004">
                <text:p>98.54762429490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8.5476238560402">
                <text:p>98.54762385604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8.5477168519417">
                <text:p>98.54771685194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8.5477164132573">
                <text:p>98.54771641325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8.5478093905611">
                <text:p>98.54780939056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8.5478089520526">
                <text:p>98.54780895205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8.5479019107622">
                <text:p>98.547901910762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8.5479014724296">
                <text:p>98.547901472429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8.5479944125488">
                <text:p>98.54799441254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8.5479939743919">
                <text:p>98.54799397439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.5480868959245">
                <text:p>98.54808689592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8.5480864579431">
                <text:p>98.548086457943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8.5481793608927">
                <text:p>98.548179360892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8.548178923087">
                <text:p>98.5481789230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8.5482718074573">
                <text:p>98.54827180745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8.5482713698271">
                <text:p>98.54827136982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8.5483642356219">
                <text:p>98.54836423562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8.5483637981672">
                <text:p>98.54836379816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8.5484566453902">
                <text:p>98.54845664539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8.5484562081107">
                <text:p>98.54845620811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8.5485490367656">
                <text:p>98.54854903676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8.5485485996614">
                <text:p>98.54854859966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8.5486414097518">
                <text:p>98.54864140975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8.548640972823">
                <text:p>98.5486409728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8.5487337643528">
                <text:p>98.548733764352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8.548733327599">
                <text:p>98.5487333275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8.5488261005719">
                <text:p>98.54882610057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8.5488256639933">
                <text:p>98.548825663993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.5489184184129">
                <text:p>98.54891841841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8.5489179820093">
                <text:p>98.54891798200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8.5490107178794">
                <text:p>98.549010717879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8.5490102816508">
                <text:p>98.549010281650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8.549102998975">
                <text:p>98.5491029989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8.5491025629211">
                <text:p>98.54910256292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8.5491952617032">
                <text:p>98.54919526170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8.5491948258242">
                <text:p>98.549194825824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8.5492875060679">
                <text:p>98.549287506067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8.5492870703635">
                <text:p>98.54928707036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8.5493797320726">
                <text:p>98.54937973207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8.549379296543">
                <text:p>98.54937929654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8.5494719397209">
                <text:p>98.549471939720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8.5494715043658">
                <text:p>98.54947150436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8.5495641290165">
                <text:p>98.54956412901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8.549563693836">
                <text:p>98.5495636938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8.549656299963">
                <text:p>98.5496562999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8.549655864957">
                <text:p>98.5496558649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8.5497484525642">
                <text:p>98.54974845256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8.5497480177325">
                <text:p>98.54974801773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8.5498405868235">
                <text:p>98.54984058682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8.5498401521662">
                <text:p>98.54984015216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8.5499327027447">
                <text:p>98.549932702744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8.5499322682615">
                <text:p>98.54993226826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8.5500248003314">
                <text:p>98.55002480033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8.5500243660225">
                <text:p>98.55002436602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8.5501168795873">
                <text:p>98.55011687958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8.5501164454524">
                <text:p>98.55011644545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8.5502089405157">
                <text:p>98.55020894051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8.5502085065549">
                <text:p>98.55020850655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8.5503009831206">
                <text:p>98.55030098312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8.5503005493336">
                <text:p>98.55030054933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8.5503930074052">
                <text:p>98.550393007405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8.5503925737923">
                <text:p>98.55039257379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8.5504850133736">
                <text:p>98.550485013373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8.5504845799344">
                <text:p>98.550484579934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8.5505770010292">
                <text:p>98.55057700102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8.5505765677637">
                <text:p>98.55057656776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8.5506689703757">
                <text:p>98.55066897037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8.550668537284">
                <text:p>98.5506685372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8.5507609214166">
                <text:p>98.55076092141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8.5507604884985">
                <text:p>98.55076048849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8.5508528541557">
                <text:p>98.55085285415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8.5508524214113">
                <text:p>98.55085242141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.5509447685966">
                <text:p>98.550944768596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8.5509443360255">
                <text:p>98.550944336025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8.5510366647429">
                <text:p>98.551036664742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8.5510362323453">
                <text:p>98.55103623234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8.5511285425982">
                <text:p>98.551128542598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8.5511281103738">
                <text:p>98.55112811037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8.551220402166">
                <text:p>98.5512204021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8.551219970115">
                <text:p>98.5512199701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8.5513122434501">
                <text:p>98.55131224345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8.5513118115722">
                <text:p>98.551311811572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8.5514040664541">
                <text:p>98.55140406645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8.5514036347494">
                <text:p>98.55140363474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8.5514958711815">
                <text:p>98.55149587118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8.5514954396498">
                <text:p>98.55149543964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8.551587657636">
                <text:p>98.5515876576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8.5515872262773">
                <text:p>98.551587226277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8.5516794258212">
                <text:p>98.55167942582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8.5516789946355">
                <text:p>98.55167899463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8.5517711757408">
                <text:p>98.55177117574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8.5517707447279">
                <text:p>98.55177074472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8.5518629073984">
                <text:p>98.55186290739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8.5518624765583">
                <text:p>98.55186247655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.5519546207975">
                <text:p>98.55195462079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.5519541901301">
                <text:p>98.551954190130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.5520463159418">
                <text:p>98.55204631594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.5520458854471">
                <text:p>98.55204588544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.552137992835">
                <text:p>98.5521379928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.5521375625127">
                <text:p>98.55213756251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.5522296514804">
                <text:p>98.55222965148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.5522292213307">
                <text:p>98.552229221330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.5523212918819">
                <text:p>98.552321291881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.5523208619047">
                <text:p>98.552320861904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.5524129140431">
                <text:p>98.55241291404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.5524124842381">
                <text:p>98.55241248423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8.5525045179675">
                <text:p>98.55250451796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8.5525040883349">
                <text:p>98.55250408833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8.5525961036588">
                <text:p>98.552596103658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8.5525956741984">
                <text:p>98.55259567419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8.5526876711206">
                <text:p>98.55268767112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8.5526872418324">
                <text:p>98.552687241832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8.5527792203565">
                <text:p>98.55277922035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8.5527787912403">
                <text:p>98.55277879124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8.5528707513701">
                <text:p>98.55287075137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8.552870322426">
                <text:p>98.5528703224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8.5529622641651">
                <text:p>98.552962264165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8.5529618353929">
                <text:p>98.552961835392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8.5530537587448">
                <text:p>98.55305375874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8.5530533301446">
                <text:p>98.55305333014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8.5531452351132">
                <text:p>98.553145235113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8.5531448066848">
                <text:p>98.553144806684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8.5532366932738">
                <text:p>98.55323669327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8.5532362650171">
                <text:p>98.55323626501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.5533281332301">
                <text:p>98.55332813323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8.553327705145">
                <text:p>98.55332770514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8.5534195549857">
                <text:p>98.553419554985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8.5534191270722">
                <text:p>98.55341912707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8.5535109585444">
                <text:p>98.55351095854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8.5535105308025">
                <text:p>98.55351053080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8.5536023439095">
                <text:p>98.55360234390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8.5536019163391">
                <text:p>98.55360191633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8.553693711085">
                <text:p>98.5536937110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8.5536932836859">
                <text:p>98.553693283685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8.553785060074">
                <text:p>98.5537850600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8.5537846328463">
                <text:p>98.55378463284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.5538763908806">
                <text:p>98.55387639088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.5538759638241">
                <text:p>98.55387596382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.553967703508">
                <text:p>98.5539677035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.5539672766226">
                <text:p>98.55396727662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8.5540589979598">
                <text:p>98.55405899795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.5540585712457">
                <text:p>98.55405857124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.55415027424">
                <text:p>98.5541502742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.5541498476968">
                <text:p>98.554149847696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.5542415323518">
                <text:p>98.55424153235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8.5542411059796">
                <text:p>98.55424110597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8.554332772299">
                <text:p>98.5543327722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.5543323460978">
                <text:p>98.55433234609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.5544239940852">
                <text:p>98.55442399408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8.5544235680548">
                <text:p>98.55442356805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8.5545151977141">
                <text:p>98.554515197714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8.5545147718545">
                <text:p>98.55451477185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8.5546063831891">
                <text:p>98.55460638318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8.5546059575003">
                <text:p>98.55460595750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.554697550514">
                <text:p>98.5546975505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8.5546971249958">
                <text:p>98.554697124995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8.5547886996922">
                <text:p>98.55478869969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.5547882743445">
                <text:p>98.55478827434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.5548798307274">
                <text:p>98.55487983072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5548794055503">
                <text:p>98.55487940555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.554970943623">
                <text:p>98.55497094362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.5549705186162">
                <text:p>98.55497051861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.5550620383826">
                <text:p>98.55506203838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.5550616135462">
                <text:p>98.55506161354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8.5551531150101">
                <text:p>98.55515311501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8.555152690344">
                <text:p>98.5551526903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8.5552441735088">
                <text:p>98.555244173508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8.555243749013">
                <text:p>98.5552437490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8.5553352138824">
                <text:p>98.55533521388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8.5553347895567">
                <text:p>98.55533478955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8.5554262361345">
                <text:p>98.55542623613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8.555425811979">
                <text:p>98.55542581197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8.5555172402689">
                <text:p>98.555517240268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8.5555168162835">
                <text:p>98.55551681628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8.5556082262889">
                <text:p>98.55560822628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8.5556078024733">
                <text:p>98.55560780247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8.5556991941983">
                <text:p>98.55569919419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8.5556987705526">
                <text:p>98.555698770552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8.5557901440004">
                <text:p>98.55579014400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8.5557897205245">
                <text:p>98.555789720524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8.555881075699">
                <text:p>98.55588107569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8.5558806523929">
                <text:p>98.555880652392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8.5559719892975">
                <text:p>98.55597198929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8.555971566161">
                <text:p>98.5559715661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8.5560628847996">
                <text:p>98.556062884799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8.5560624618327">
                <text:p>98.55606246183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8.5561537622089">
                <text:p>98.556153762208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8.5561533394116">
                <text:p>98.55615333941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8.5562446215289">
                <text:p>98.556244621528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8.5562441989012">
                <text:p>98.55624419890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8.5563354627636">
                <text:p>98.55633546276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8.5563350403052">
                <text:p>98.556335040305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8.556426285916">
                <text:p>98.5564262859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.556425863627">
                <text:p>98.5564258636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8.5565170909901">
                <text:p>98.55651709099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8.5565166688703">
                <text:p>98.55651666887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8.5566078779891">
                <text:p>98.55660787798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8.5566074560387">
                <text:p>98.55660745603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8.556698646917">
                <text:p>98.5566986469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8.5566982251357">
                <text:p>98.556698225135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8.5567893977771">
                <text:p>98.55678939777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8.5567889761647">
                <text:p>98.55678897616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8.556880130573">
                <text:p>98.5568801305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8.5568797091298">
                <text:p>98.55687970912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8.5569708453084">
                <text:p>98.55697084530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8.556970424034">
                <text:p>98.5569704240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8.5570615419866">
                <text:p>98.55706154198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8.5570611208812">
                <text:p>98.55706112088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8.5571522206116">
                <text:p>98.55715222061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8.5571517996749">
                <text:p>98.55715179967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8.5572428811866">
                <text:p>98.55724288118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8.5572424604186">
                <text:p>98.557242460418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8.5573335237155">
                <text:p>98.557333523715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8.5573331031162">
                <text:p>98.557333103116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8.5574241482016">
                <text:p>98.55742414820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8.557423727771">
                <text:p>98.5574237277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8.5575147546488">
                <text:p>98.5575147546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8.5575143343867">
                <text:p>98.55751433438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8.5576053430602">
                <text:p>98.55760534306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8.5576049229666">
                <text:p>98.55760492296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8.5576959134399">
                <text:p>98.55769591343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8.5576954935147">
                <text:p>98.557695493514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8.557786465791">
                <text:p>98.5577864657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8.557786046034">
                <text:p>98.5577860460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8.5578770001174">
                <text:p>98.557877000117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8.5578765805288">
                <text:p>98.55787658052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8.5579675164225">
                <text:p>98.55796751642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8.5579670970019">
                <text:p>98.557967097001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8.5580580147097">
                <text:p>98.558058014709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8.5580575954573">
                <text:p>98.558057595457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8.5581484949828">
                <text:p>98.558148494982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.5581480758985">
                <text:p>98.55814807589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8.5582389572454">
                <text:p>98.55823895724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8.5582385383292">
                <text:p>98.558238538329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.5583294015013">
                <text:p>98.55832940150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8.5583289827529">
                <text:p>98.558328982752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.5584198277536">
                <text:p>98.55841982775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.5584194091731">
                <text:p>98.55841940917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.5585102360062">
                <text:p>98.558510236006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.5585098175934">
                <text:p>98.55850981759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8.5586006262623">
                <text:p>98.558600626262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8.5586002080173">
                <text:p>98.55860020801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.5586909985259">
                <text:p>98.558690998525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8.5586905804485">
                <text:p>98.55869058044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.5587813528001">
                <text:p>98.558781352800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.5587809348904">
                <text:p>98.558780934890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.5588716890888">
                <text:p>98.55887168908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.5588712713466">
                <text:p>98.55887127134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.5589620073955">
                <text:p>98.55896200739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.5589615898207">
                <text:p>98.55896158982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.5590523077236">
                <text:p>98.55905230772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.5590518903163">
                <text:p>98.559051890316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.559142590077">
                <text:p>98.5591425900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.5591421728368">
                <text:p>98.55914217283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.5592328544589">
                <text:p>98.559232854458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5592324373861">
                <text:p>98.559232437386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5593231008732">
                <text:p>98.559323100873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5593226839676">
                <text:p>98.559322683967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5594133293232">
                <text:p>98.55941332932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5594129125847">
                <text:p>98.559412912584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595035398126">
                <text:p>98.559503539812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5595031232412">
                <text:p>98.55950312324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5595937323448">
                <text:p>98.55959373234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5595933159404">
                <text:p>98.55959331594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5596839069236">
                <text:p>98.55968390692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8.5596834906861">
                <text:p>98.55968349068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8.5597740635523">
                <text:p>98.559774063552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8.5597736474816">
                <text:p>98.55977364748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8.5598642022345">
                <text:p>98.55986420223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8.5598637863307">
                <text:p>98.559863786330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8.5599543229739">
                <text:p>98.559954322973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8.5599539072367">
                <text:p>98.55995390723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8.5600444257739">
                <text:p>98.560044425773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8.5600440102033">
                <text:p>98.56004401020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8.5601345106382">
                <text:p>98.560134510638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8.5601340952342">
                <text:p>98.560134095234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8.5602245775702">
                <text:p>98.560224577570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8.5602241623327">
                <text:p>98.560224162332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8.5603146265737">
                <text:p>98.560314626573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8.5603142115027">
                <text:p>98.56031421150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8.560404657652">
                <text:p>98.56040465765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8.5604042427474">
                <text:p>98.560404242747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8.5604946708088">
                <text:p>98.56049467080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8.5604942560706">
                <text:p>98.56049425607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8.5605846660475">
                <text:p>98.56058466604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8.5605842514755">
                <text:p>98.56058425147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8.5606746433719">
                <text:p>98.560674643371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8.560674228966">
                <text:p>98.5606742289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8.5607646027853">
                <text:p>98.560764602785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8.5607641885454">
                <text:p>98.560764188545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8.5608545442911">
                <text:p>98.560854544291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98.5608541302174">
                <text:p>98.560854130217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8.5609444678933">
                <text:p>98.56094446789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98.5609440539855">
                <text:p>98.560944053985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8.5610343735951">
                <text:p>98.56103437359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8.5610339598533">
                <text:p>98.56103395985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8.5611242614003">
                <text:p>98.561124261400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8.5611238478243">
                <text:p>98.56112384782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8.5612141313122">
                <text:p>98.5612141313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